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60.67pt" svg:height="613.96pt" svg:x="259.91pt" svg:y="3.49pt">
            <draw:object draw:notify-on-update-of-ranges="Sheet1.A1:Sheet1.A2048 Sheet1.B1:Sheet1.B2048 Sheet1.C1:Sheet1.C2048 Sheet1.D1:Sheet1.D20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0.49375" calcext:value-type="float">
            <text:p>0.49375</text:p>
          </table:table-cell>
          <table:table-cell office:value-type="float" office:value="0.247839" calcext:value-type="float">
            <text:p>0.247839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0.247839" calcext:value-type="float">
            <text:p>0.247839</text:p>
          </table:table-cell>
        </table:table-row>
        <table:table-row table:style-name="ro1">
          <table:table-cell office:value-type="float" office:value="0.731559" calcext:value-type="float">
            <text:p>0.731559</text:p>
          </table:table-cell>
          <table:table-cell office:value-type="float" office:value="0.36857" calcext:value-type="float">
            <text:p>0.36857</text:p>
          </table:table-cell>
          <table:table-cell office:value-type="float" office:value="0.731559" calcext:value-type="float">
            <text:p>0.731559</text:p>
          </table:table-cell>
          <table:table-cell office:value-type="float" office:value="0.36857" calcext:value-type="float">
            <text:p>0.36857</text:p>
          </table:table-cell>
        </table:table-row>
        <table:table-row table:style-name="ro1">
          <table:table-cell office:value-type="float" office:value="0.963712" calcext:value-type="float">
            <text:p>0.963712</text:p>
          </table:table-cell>
          <table:table-cell office:value-type="float" office:value="0.487245" calcext:value-type="float">
            <text:p>0.487245</text:p>
          </table:table-cell>
          <table:table-cell office:value-type="float" office:value="0.963712" calcext:value-type="float">
            <text:p>0.963712</text:p>
          </table:table-cell>
          <table:table-cell office:value-type="float" office:value="0.487246" calcext:value-type="float">
            <text:p>0.487246</text:p>
          </table:table-cell>
        </table:table-row>
        <table:table-row table:style-name="ro1">
          <table:table-cell office:value-type="float" office:value="1.19048" calcext:value-type="float">
            <text:p>1.19048</text:p>
          </table:table-cell>
          <table:table-cell office:value-type="float" office:value="0.603912" calcext:value-type="float">
            <text:p>0.603912</text:p>
          </table:table-cell>
          <table:table-cell office:value-type="float" office:value="1.190476" calcext:value-type="float">
            <text:p>1.190476</text:p>
          </table:table-cell>
          <table:table-cell office:value-type="float" office:value="0.603914" calcext:value-type="float">
            <text:p>0.603914</text:p>
          </table:table-cell>
        </table:table-row>
        <table:table-row table:style-name="ro1">
          <table:table-cell office:value-type="float" office:value="1.4121" calcext:value-type="float">
            <text:p>1.4121</text:p>
          </table:table-cell>
          <table:table-cell office:value-type="float" office:value="0.71862" calcext:value-type="float">
            <text:p>0.71862</text:p>
          </table:table-cell>
          <table:table-cell office:value-type="float" office:value="1.412097" calcext:value-type="float">
            <text:p>1.412097</text:p>
          </table:table-cell>
          <table:table-cell office:value-type="float" office:value="0.718623" calcext:value-type="float">
            <text:p>0.718623</text:p>
          </table:table-cell>
        </table:table-row>
        <table:table-row table:style-name="ro1">
          <table:table-cell office:value-type="float" office:value="1.62881" calcext:value-type="float">
            <text:p>1.62881</text:p>
          </table:table-cell>
          <table:table-cell office:value-type="float" office:value="0.831413" calcext:value-type="float">
            <text:p>0.831413</text:p>
          </table:table-cell>
          <table:table-cell office:value-type="float" office:value="1.628807" calcext:value-type="float">
            <text:p>1.628807</text:p>
          </table:table-cell>
          <table:table-cell office:value-type="float" office:value="0.831417" calcext:value-type="float">
            <text:p>0.831417</text:p>
          </table:table-cell>
        </table:table-row>
        <table:table-row table:style-name="ro1">
          <table:table-cell office:value-type="float" office:value="1.84082" calcext:value-type="float">
            <text:p>1.84082</text:p>
          </table:table-cell>
          <table:table-cell office:value-type="float" office:value="0.942335" calcext:value-type="float">
            <text:p>0.942335</text:p>
          </table:table-cell>
          <table:table-cell office:value-type="float" office:value="1.840821" calcext:value-type="float">
            <text:p>1.840821</text:p>
          </table:table-cell>
          <table:table-cell office:value-type="float" office:value="0.942341" calcext:value-type="float">
            <text:p>0.942341</text:p>
          </table:table-cell>
        </table:table-row>
        <table:table-row table:style-name="ro1">
          <table:table-cell office:value-type="float" office:value="2.04834" calcext:value-type="float">
            <text:p>2.04834</text:p>
          </table:table-cell>
          <table:table-cell office:value-type="float" office:value="1.05143" calcext:value-type="float">
            <text:p>1.05143</text:p>
          </table:table-cell>
          <table:table-cell office:value-type="float" office:value="2.04834" calcext:value-type="float">
            <text:p>2.04834</text:p>
          </table:table-cell>
          <table:table-cell office:value-type="float" office:value="1.051435" calcext:value-type="float">
            <text:p>1.051435</text:p>
          </table:table-cell>
        </table:table-row>
        <table:table-row table:style-name="ro1">
          <table:table-cell office:value-type="float" office:value="2.25155" calcext:value-type="float">
            <text:p>2.25155</text:p>
          </table:table-cell>
          <table:table-cell office:value-type="float" office:value="1.15873" calcext:value-type="float">
            <text:p>1.15873</text:p>
          </table:table-cell>
          <table:table-cell office:value-type="float" office:value="2.251552" calcext:value-type="float">
            <text:p>2.251552</text:p>
          </table:table-cell>
          <table:table-cell office:value-type="float" office:value="1.158741" calcext:value-type="float">
            <text:p>1.158741</text:p>
          </table:table-cell>
        </table:table-row>
        <table:table-row table:style-name="ro1">
          <table:table-cell office:value-type="float" office:value="2.45063" calcext:value-type="float">
            <text:p>2.45063</text:p>
          </table:table-cell>
          <table:table-cell office:value-type="float" office:value="1.26429" calcext:value-type="float">
            <text:p>1.26429</text:p>
          </table:table-cell>
          <table:table-cell office:value-type="float" office:value="2.450635" calcext:value-type="float">
            <text:p>2.450635</text:p>
          </table:table-cell>
          <table:table-cell office:value-type="float" office:value="1.264297" calcext:value-type="float">
            <text:p>1.264297</text:p>
          </table:table-cell>
        </table:table-row>
        <table:table-row table:style-name="ro1">
          <table:table-cell office:value-type="float" office:value="2.64575" calcext:value-type="float">
            <text:p>2.64575</text:p>
          </table:table-cell>
          <table:table-cell office:value-type="float" office:value="1.36813" calcext:value-type="float">
            <text:p>1.36813</text:p>
          </table:table-cell>
          <table:table-cell office:value-type="float" office:value="2.645754" calcext:value-type="float">
            <text:p>2.645754</text:p>
          </table:table-cell>
          <table:table-cell office:value-type="float" office:value="1.36814" calcext:value-type="float">
            <text:p>1.36814</text:p>
          </table:table-cell>
        </table:table-row>
        <table:table-row table:style-name="ro1">
          <table:table-cell office:value-type="float" office:value="2.83707" calcext:value-type="float">
            <text:p>2.83707</text:p>
          </table:table-cell>
          <table:table-cell office:value-type="float" office:value="1.47029" calcext:value-type="float">
            <text:p>1.47029</text:p>
          </table:table-cell>
          <table:table-cell office:value-type="float" office:value="2.837066" calcext:value-type="float">
            <text:p>2.837066</text:p>
          </table:table-cell>
          <table:table-cell office:value-type="float" office:value="1.470306" calcext:value-type="float">
            <text:p>1.470306</text:p>
          </table:table-cell>
        </table:table-row>
        <table:table-row table:style-name="ro1">
          <table:table-cell office:value-type="float" office:value="3.02472" calcext:value-type="float">
            <text:p>3.02472</text:p>
          </table:table-cell>
          <table:table-cell office:value-type="float" office:value="1.57081" calcext:value-type="float">
            <text:p>1.57081</text:p>
          </table:table-cell>
          <table:table-cell office:value-type="float" office:value="3.024718" calcext:value-type="float">
            <text:p>3.024718</text:p>
          </table:table-cell>
          <table:table-cell office:value-type="float" office:value="1.57083" calcext:value-type="float">
            <text:p>1.57083</text:p>
          </table:table-cell>
        </table:table-row>
        <table:table-row table:style-name="ro1">
          <table:table-cell office:value-type="float" office:value="3.20885" calcext:value-type="float">
            <text:p>3.20885</text:p>
          </table:table-cell>
          <table:table-cell office:value-type="float" office:value="1.66973" calcext:value-type="float">
            <text:p>1.66973</text:p>
          </table:table-cell>
          <table:table-cell office:value-type="float" office:value="3.208849" calcext:value-type="float">
            <text:p>3.208849</text:p>
          </table:table-cell>
          <table:table-cell office:value-type="float" office:value="1.669745" calcext:value-type="float">
            <text:p>1.669745</text:p>
          </table:table-cell>
        </table:table-row>
        <table:table-row table:style-name="ro1">
          <table:table-cell office:value-type="float" office:value="3.38959" calcext:value-type="float">
            <text:p>3.38959</text:p>
          </table:table-cell>
          <table:table-cell office:value-type="float" office:value="1.76706" calcext:value-type="float">
            <text:p>1.76706</text:p>
          </table:table-cell>
          <table:table-cell office:value-type="float" office:value="3.38959" calcext:value-type="float">
            <text:p>3.38959</text:p>
          </table:table-cell>
          <table:table-cell office:value-type="float" office:value="1.767082" calcext:value-type="float">
            <text:p>1.767082</text:p>
          </table:table-cell>
        </table:table-row>
        <table:table-row table:style-name="ro1">
          <table:table-cell office:value-type="float" office:value="3.56706" calcext:value-type="float">
            <text:p>3.56706</text:p>
          </table:table-cell>
          <table:table-cell office:value-type="float" office:value="1.86285" calcext:value-type="float">
            <text:p>1.86285</text:p>
          </table:table-cell>
          <table:table-cell office:value-type="float" office:value="3.567063" calcext:value-type="float">
            <text:p>3.567063</text:p>
          </table:table-cell>
          <table:table-cell office:value-type="float" office:value="1.862874" calcext:value-type="float">
            <text:p>1.862874</text:p>
          </table:table-cell>
        </table:table-row>
        <table:table-row table:style-name="ro1">
          <table:table-cell office:value-type="float" office:value="3.74139" calcext:value-type="float">
            <text:p>3.74139</text:p>
          </table:table-cell>
          <table:table-cell office:value-type="float" office:value="1.95712" calcext:value-type="float">
            <text:p>1.95712</text:p>
          </table:table-cell>
          <table:table-cell office:value-type="float" office:value="3.741387" calcext:value-type="float">
            <text:p>3.741387</text:p>
          </table:table-cell>
          <table:table-cell office:value-type="float" office:value="1.95715" calcext:value-type="float">
            <text:p>1.95715</text:p>
          </table:table-cell>
        </table:table-row>
        <table:table-row table:style-name="ro1">
          <table:table-cell office:value-type="float" office:value="3.91267" calcext:value-type="float">
            <text:p>3.91267</text:p>
          </table:table-cell>
          <table:table-cell office:value-type="float" office:value="2.04991" calcext:value-type="float">
            <text:p>2.04991</text:p>
          </table:table-cell>
          <table:table-cell office:value-type="float" office:value="3.912673" calcext:value-type="float">
            <text:p>3.912673</text:p>
          </table:table-cell>
          <table:table-cell office:value-type="float" office:value="2.049938" calcext:value-type="float">
            <text:p>2.049938</text:p>
          </table:table-cell>
        </table:table-row>
        <table:table-row table:style-name="ro1">
          <table:table-cell office:value-type="float" office:value="4.08102" calcext:value-type="float">
            <text:p>4.08102</text:p>
          </table:table-cell>
          <table:table-cell office:value-type="float" office:value="2.14123" calcext:value-type="float">
            <text:p>2.14123</text:p>
          </table:table-cell>
          <table:table-cell office:value-type="float" office:value="4.081024" calcext:value-type="float">
            <text:p>4.081024</text:p>
          </table:table-cell>
          <table:table-cell office:value-type="float" office:value="2.141267" calcext:value-type="float">
            <text:p>2.141267</text:p>
          </table:table-cell>
        </table:table-row>
        <table:table-row table:style-name="ro1">
          <table:table-cell office:value-type="float" office:value="4.24654" calcext:value-type="float">
            <text:p>4.24654</text:p>
          </table:table-cell>
          <table:table-cell office:value-type="float" office:value="2.23113" calcext:value-type="float">
            <text:p>2.23113</text:p>
          </table:table-cell>
          <table:table-cell office:value-type="float" office:value="4.246541" calcext:value-type="float">
            <text:p>4.246541</text:p>
          </table:table-cell>
          <table:table-cell office:value-type="float" office:value="2.231163" calcext:value-type="float">
            <text:p>2.231163</text:p>
          </table:table-cell>
        </table:table-row>
        <table:table-row table:style-name="ro1">
          <table:table-cell office:value-type="float" office:value="4.40932" calcext:value-type="float">
            <text:p>4.40932</text:p>
          </table:table-cell>
          <table:table-cell office:value-type="float" office:value="2.31961" calcext:value-type="float">
            <text:p>2.31961</text:p>
          </table:table-cell>
          <table:table-cell office:value-type="float" office:value="4.409318" calcext:value-type="float">
            <text:p>4.409318</text:p>
          </table:table-cell>
          <table:table-cell office:value-type="float" office:value="2.319653" calcext:value-type="float">
            <text:p>2.319653</text:p>
          </table:table-cell>
        </table:table-row>
        <table:table-row table:style-name="ro1">
          <table:table-cell office:value-type="float" office:value="4.56945" calcext:value-type="float">
            <text:p>4.56945</text:p>
          </table:table-cell>
          <table:table-cell office:value-type="float" office:value="2.40672" calcext:value-type="float">
            <text:p>2.40672</text:p>
          </table:table-cell>
          <table:table-cell office:value-type="float" office:value="4.569446" calcext:value-type="float">
            <text:p>4.569446</text:p>
          </table:table-cell>
          <table:table-cell office:value-type="float" office:value="2.406761" calcext:value-type="float">
            <text:p>2.406761</text:p>
          </table:table-cell>
        </table:table-row>
        <table:table-row table:style-name="ro1">
          <table:table-cell office:value-type="float" office:value="4.72701" calcext:value-type="float">
            <text:p>4.72701</text:p>
          </table:table-cell>
          <table:table-cell office:value-type="float" office:value="2.49246" calcext:value-type="float">
            <text:p>2.49246</text:p>
          </table:table-cell>
          <table:table-cell office:value-type="float" office:value="4.72701" calcext:value-type="float">
            <text:p>4.72701</text:p>
          </table:table-cell>
          <table:table-cell office:value-type="float" office:value="2.492511" calcext:value-type="float">
            <text:p>2.492511</text:p>
          </table:table-cell>
        </table:table-row>
        <table:table-row table:style-name="ro1">
          <table:table-cell office:value-type="float" office:value="4.88209" calcext:value-type="float">
            <text:p>4.88209</text:p>
          </table:table-cell>
          <table:table-cell office:value-type="float" office:value="2.57688" calcext:value-type="float">
            <text:p>2.57688</text:p>
          </table:table-cell>
          <table:table-cell office:value-type="float" office:value="4.882091" calcext:value-type="float">
            <text:p>4.882091</text:p>
          </table:table-cell>
          <table:table-cell office:value-type="float" office:value="2.576928" calcext:value-type="float">
            <text:p>2.576928</text:p>
          </table:table-cell>
        </table:table-row>
        <table:table-row table:style-name="ro1">
          <table:table-cell office:value-type="float" office:value="5.03477" calcext:value-type="float">
            <text:p>5.03477</text:p>
          </table:table-cell>
          <table:table-cell office:value-type="float" office:value="2.65998" calcext:value-type="float">
            <text:p>2.65998</text:p>
          </table:table-cell>
          <table:table-cell office:value-type="float" office:value="5.034767" calcext:value-type="float">
            <text:p>5.034767</text:p>
          </table:table-cell>
          <table:table-cell office:value-type="float" office:value="2.660033" calcext:value-type="float">
            <text:p>2.660033</text:p>
          </table:table-cell>
        </table:table-row>
        <table:table-row table:style-name="ro1">
          <table:table-cell office:value-type="float" office:value="5.18511" calcext:value-type="float">
            <text:p>5.18511</text:p>
          </table:table-cell>
          <table:table-cell office:value-type="float" office:value="2.74179" calcext:value-type="float">
            <text:p>2.74179</text:p>
          </table:table-cell>
          <table:table-cell office:value-type="float" office:value="5.185112" calcext:value-type="float">
            <text:p>5.185112</text:p>
          </table:table-cell>
          <table:table-cell office:value-type="float" office:value="2.74185" calcext:value-type="float">
            <text:p>2.74185</text:p>
          </table:table-cell>
        </table:table-row>
        <table:table-row table:style-name="ro1">
          <table:table-cell office:value-type="float" office:value="5.3332" calcext:value-type="float">
            <text:p>5.3332</text:p>
          </table:table-cell>
          <table:table-cell office:value-type="float" office:value="2.82233" calcext:value-type="float">
            <text:p>2.82233</text:p>
          </table:table-cell>
          <table:table-cell office:value-type="float" office:value="5.333197" calcext:value-type="float">
            <text:p>5.333197</text:p>
          </table:table-cell>
          <table:table-cell office:value-type="float" office:value="2.822398" calcext:value-type="float">
            <text:p>2.822398</text:p>
          </table:table-cell>
        </table:table-row>
        <table:table-row table:style-name="ro1">
          <table:table-cell office:value-type="float" office:value="5.47909" calcext:value-type="float">
            <text:p>5.47909</text:p>
          </table:table-cell>
          <table:table-cell office:value-type="float" office:value="2.90163" calcext:value-type="float">
            <text:p>2.90163</text:p>
          </table:table-cell>
          <table:table-cell office:value-type="float" office:value="5.479089" calcext:value-type="float">
            <text:p>5.479089</text:p>
          </table:table-cell>
          <table:table-cell office:value-type="float" office:value="2.901699" calcext:value-type="float">
            <text:p>2.901699</text:p>
          </table:table-cell>
        </table:table-row>
        <table:table-row table:style-name="ro1">
          <table:table-cell office:value-type="float" office:value="5.62285" calcext:value-type="float">
            <text:p>5.62285</text:p>
          </table:table-cell>
          <table:table-cell office:value-type="float" office:value="2.9797" calcext:value-type="float">
            <text:p>2.9797</text:p>
          </table:table-cell>
          <table:table-cell office:value-type="float" office:value="5.622852" calcext:value-type="float">
            <text:p>5.622852</text:p>
          </table:table-cell>
          <table:table-cell office:value-type="float" office:value="2.979773" calcext:value-type="float">
            <text:p>2.979773</text:p>
          </table:table-cell>
        </table:table-row>
        <table:table-row table:style-name="ro1">
          <table:table-cell office:value-type="float" office:value="5.76455" calcext:value-type="float">
            <text:p>5.76455</text:p>
          </table:table-cell>
          <table:table-cell office:value-type="float" office:value="3.05656" calcext:value-type="float">
            <text:p>3.05656</text:p>
          </table:table-cell>
          <table:table-cell office:value-type="float" office:value="5.764549" calcext:value-type="float">
            <text:p>5.764549</text:p>
          </table:table-cell>
          <table:table-cell office:value-type="float" office:value="3.056638" calcext:value-type="float">
            <text:p>3.056638</text:p>
          </table:table-cell>
        </table:table-row>
        <table:table-row table:style-name="ro1">
          <table:table-cell office:value-type="float" office:value="5.90424" calcext:value-type="float">
            <text:p>5.90424</text:p>
          </table:table-cell>
          <table:table-cell office:value-type="float" office:value="3.13223" calcext:value-type="float">
            <text:p>3.13223</text:p>
          </table:table-cell>
          <table:table-cell office:value-type="float" office:value="5.904237" calcext:value-type="float">
            <text:p>5.904237</text:p>
          </table:table-cell>
          <table:table-cell office:value-type="float" office:value="3.132314" calcext:value-type="float">
            <text:p>3.132314</text:p>
          </table:table-cell>
        </table:table-row>
        <table:table-row table:style-name="ro1">
          <table:table-cell office:value-type="float" office:value="6.04197" calcext:value-type="float">
            <text:p>6.04197</text:p>
          </table:table-cell>
          <table:table-cell office:value-type="float" office:value="3.20673" calcext:value-type="float">
            <text:p>3.20673</text:p>
          </table:table-cell>
          <table:table-cell office:value-type="float" office:value="6.041975" calcext:value-type="float">
            <text:p>6.041975</text:p>
          </table:table-cell>
          <table:table-cell office:value-type="float" office:value="3.206819" calcext:value-type="float">
            <text:p>3.206819</text:p>
          </table:table-cell>
        </table:table-row>
        <table:table-row table:style-name="ro1">
          <table:table-cell office:value-type="float" office:value="6.17782" calcext:value-type="float">
            <text:p>6.17782</text:p>
          </table:table-cell>
          <table:table-cell office:value-type="float" office:value="3.28008" calcext:value-type="float">
            <text:p>3.28008</text:p>
          </table:table-cell>
          <table:table-cell office:value-type="float" office:value="6.177815" calcext:value-type="float">
            <text:p>6.177815</text:p>
          </table:table-cell>
          <table:table-cell office:value-type="float" office:value="3.28017" calcext:value-type="float">
            <text:p>3.28017</text:p>
          </table:table-cell>
        </table:table-row>
        <table:table-row table:style-name="ro1">
          <table:table-cell office:value-type="float" office:value="6.31181" calcext:value-type="float">
            <text:p>6.31181</text:p>
          </table:table-cell>
          <table:table-cell office:value-type="float" office:value="3.35229" calcext:value-type="float">
            <text:p>3.35229</text:p>
          </table:table-cell>
          <table:table-cell office:value-type="float" office:value="6.31181" calcext:value-type="float">
            <text:p>6.31181</text:p>
          </table:table-cell>
          <table:table-cell office:value-type="float" office:value="3.352385" calcext:value-type="float">
            <text:p>3.352385</text:p>
          </table:table-cell>
        </table:table-row>
        <table:table-row table:style-name="ro1">
          <table:table-cell office:value-type="float" office:value="6.44401" calcext:value-type="float">
            <text:p>6.44401</text:p>
          </table:table-cell>
          <table:table-cell office:value-type="float" office:value="3.42337" calcext:value-type="float">
            <text:p>3.42337</text:p>
          </table:table-cell>
          <table:table-cell office:value-type="float" office:value="6.44401" calcext:value-type="float">
            <text:p>6.44401</text:p>
          </table:table-cell>
          <table:table-cell office:value-type="float" office:value="3.42348" calcext:value-type="float">
            <text:p>3.42348</text:p>
          </table:table-cell>
        </table:table-row>
        <table:table-row table:style-name="ro1">
          <table:table-cell office:value-type="float" office:value="6.57446" calcext:value-type="float">
            <text:p>6.57446</text:p>
          </table:table-cell>
          <table:table-cell office:value-type="float" office:value="3.49336" calcext:value-type="float">
            <text:p>3.49336</text:p>
          </table:table-cell>
          <table:table-cell office:value-type="float" office:value="6.574462" calcext:value-type="float">
            <text:p>6.574462</text:p>
          </table:table-cell>
          <table:table-cell office:value-type="float" office:value="3.49347" calcext:value-type="float">
            <text:p>3.49347</text:p>
          </table:table-cell>
        </table:table-row>
        <table:table-row table:style-name="ro1">
          <table:table-cell office:value-type="float" office:value="6.70321" calcext:value-type="float">
            <text:p>6.70321</text:p>
          </table:table-cell>
          <table:table-cell office:value-type="float" office:value="3.56226" calcext:value-type="float">
            <text:p>3.56226</text:p>
          </table:table-cell>
          <table:table-cell office:value-type="float" office:value="6.703212" calcext:value-type="float">
            <text:p>6.703212</text:p>
          </table:table-cell>
          <table:table-cell office:value-type="float" office:value="3.562372" calcext:value-type="float">
            <text:p>3.562372</text:p>
          </table:table-cell>
        </table:table-row>
        <table:table-row table:style-name="ro1">
          <table:table-cell office:value-type="float" office:value="6.8303" calcext:value-type="float">
            <text:p>6.8303</text:p>
          </table:table-cell>
          <table:table-cell office:value-type="float" office:value="3.63008" calcext:value-type="float">
            <text:p>3.63008</text:p>
          </table:table-cell>
          <table:table-cell office:value-type="float" office:value="6.830305" calcext:value-type="float">
            <text:p>6.830305</text:p>
          </table:table-cell>
          <table:table-cell office:value-type="float" office:value="3.630201" calcext:value-type="float">
            <text:p>3.630201</text:p>
          </table:table-cell>
        </table:table-row>
        <table:table-row table:style-name="ro1">
          <table:table-cell office:value-type="float" office:value="6.95578" calcext:value-type="float">
            <text:p>6.95578</text:p>
          </table:table-cell>
          <table:table-cell office:value-type="float" office:value="3.69684" calcext:value-type="float">
            <text:p>3.69684</text:p>
          </table:table-cell>
          <table:table-cell office:value-type="float" office:value="6.955782" calcext:value-type="float">
            <text:p>6.955782</text:p>
          </table:table-cell>
          <table:table-cell office:value-type="float" office:value="3.696972" calcext:value-type="float">
            <text:p>3.696972</text:p>
          </table:table-cell>
        </table:table-row>
        <table:table-row table:style-name="ro1">
          <table:table-cell office:value-type="float" office:value="7.07968" calcext:value-type="float">
            <text:p>7.07968</text:p>
          </table:table-cell>
          <table:table-cell office:value-type="float" office:value="3.76256" calcext:value-type="float">
            <text:p>3.76256</text:p>
          </table:table-cell>
          <table:table-cell office:value-type="float" office:value="7.079685" calcext:value-type="float">
            <text:p>7.079685</text:p>
          </table:table-cell>
          <table:table-cell office:value-type="float" office:value="3.762697" calcext:value-type="float">
            <text:p>3.762697</text:p>
          </table:table-cell>
        </table:table-row>
        <table:table-row table:style-name="ro1">
          <table:table-cell office:value-type="float" office:value="7.20205" calcext:value-type="float">
            <text:p>7.20205</text:p>
          </table:table-cell>
          <table:table-cell office:value-type="float" office:value="3.82725" calcext:value-type="float">
            <text:p>3.82725</text:p>
          </table:table-cell>
          <table:table-cell office:value-type="float" office:value="7.202052" calcext:value-type="float">
            <text:p>7.202052</text:p>
          </table:table-cell>
          <table:table-cell office:value-type="float" office:value="3.827393" calcext:value-type="float">
            <text:p>3.827393</text:p>
          </table:table-cell>
        </table:table-row>
        <table:table-row table:style-name="ro1">
          <table:table-cell office:value-type="float" office:value="7.32292" calcext:value-type="float">
            <text:p>7.32292</text:p>
          </table:table-cell>
          <table:table-cell office:value-type="float" office:value="3.89092" calcext:value-type="float">
            <text:p>3.89092</text:p>
          </table:table-cell>
          <table:table-cell office:value-type="float" office:value="7.322922" calcext:value-type="float">
            <text:p>7.322922</text:p>
          </table:table-cell>
          <table:table-cell office:value-type="float" office:value="3.891071" calcext:value-type="float">
            <text:p>3.891071</text:p>
          </table:table-cell>
        </table:table-row>
        <table:table-row table:style-name="ro1">
          <table:table-cell office:value-type="float" office:value="7.44233" calcext:value-type="float">
            <text:p>7.44233</text:p>
          </table:table-cell>
          <table:table-cell office:value-type="float" office:value="3.95359" calcext:value-type="float">
            <text:p>3.95359</text:p>
          </table:table-cell>
          <table:table-cell office:value-type="float" office:value="7.442332" calcext:value-type="float">
            <text:p>7.442332</text:p>
          </table:table-cell>
          <table:table-cell office:value-type="float" office:value="3.953745" calcext:value-type="float">
            <text:p>3.953745</text:p>
          </table:table-cell>
        </table:table-row>
        <table:table-row table:style-name="ro1">
          <table:table-cell office:value-type="float" office:value="7.56032" calcext:value-type="float">
            <text:p>7.56032</text:p>
          </table:table-cell>
          <table:table-cell office:value-type="float" office:value="4.01527" calcext:value-type="float">
            <text:p>4.01527</text:p>
          </table:table-cell>
          <table:table-cell office:value-type="float" office:value="7.560315" calcext:value-type="float">
            <text:p>7.560315</text:p>
          </table:table-cell>
          <table:table-cell office:value-type="float" office:value="4.015428" calcext:value-type="float">
            <text:p>4.015428</text:p>
          </table:table-cell>
        </table:table-row>
        <table:table-row table:style-name="ro1">
          <table:table-cell office:value-type="float" office:value="7.67691" calcext:value-type="float">
            <text:p>7.67691</text:p>
          </table:table-cell>
          <table:table-cell office:value-type="float" office:value="4.07597" calcext:value-type="float">
            <text:p>4.07597</text:p>
          </table:table-cell>
          <table:table-cell office:value-type="float" office:value="7.676906" calcext:value-type="float">
            <text:p>7.676906</text:p>
          </table:table-cell>
          <table:table-cell office:value-type="float" office:value="4.076132" calcext:value-type="float">
            <text:p>4.076132</text:p>
          </table:table-cell>
        </table:table-row>
        <table:table-row table:style-name="ro1">
          <table:table-cell office:value-type="float" office:value="7.79214" calcext:value-type="float">
            <text:p>7.79214</text:p>
          </table:table-cell>
          <table:table-cell office:value-type="float" office:value="4.1357" calcext:value-type="float">
            <text:p>4.1357</text:p>
          </table:table-cell>
          <table:table-cell office:value-type="float" office:value="7.792139" calcext:value-type="float">
            <text:p>7.792139</text:p>
          </table:table-cell>
          <table:table-cell office:value-type="float" office:value="4.135869" calcext:value-type="float">
            <text:p>4.135869</text:p>
          </table:table-cell>
        </table:table-row>
        <table:table-row table:style-name="ro1">
          <table:table-cell office:value-type="float" office:value="7.90604" calcext:value-type="float">
            <text:p>7.90604</text:p>
          </table:table-cell>
          <table:table-cell office:value-type="float" office:value="4.19447" calcext:value-type="float">
            <text:p>4.19447</text:p>
          </table:table-cell>
          <table:table-cell office:value-type="float" office:value="7.906043" calcext:value-type="float">
            <text:p>7.906043</text:p>
          </table:table-cell>
          <table:table-cell office:value-type="float" office:value="4.19465" calcext:value-type="float">
            <text:p>4.19465</text:p>
          </table:table-cell>
        </table:table-row>
        <table:table-row table:style-name="ro1">
          <table:table-cell office:value-type="float" office:value="8.01865" calcext:value-type="float">
            <text:p>8.01865</text:p>
          </table:table-cell>
          <table:table-cell office:value-type="float" office:value="4.2523" calcext:value-type="float">
            <text:p>4.2523</text:p>
          </table:table-cell>
          <table:table-cell office:value-type="float" office:value="8.018649" calcext:value-type="float">
            <text:p>8.018649</text:p>
          </table:table-cell>
          <table:table-cell office:value-type="float" office:value="4.252487" calcext:value-type="float">
            <text:p>4.252487</text:p>
          </table:table-cell>
        </table:table-row>
        <table:table-row table:style-name="ro1">
          <table:table-cell office:value-type="float" office:value="8.12999" calcext:value-type="float">
            <text:p>8.12999</text:p>
          </table:table-cell>
          <table:table-cell office:value-type="float" office:value="4.3092" calcext:value-type="float">
            <text:p>4.3092</text:p>
          </table:table-cell>
          <table:table-cell office:value-type="float" office:value="8.129988" calcext:value-type="float">
            <text:p>8.129988</text:p>
          </table:table-cell>
          <table:table-cell office:value-type="float" office:value="4.309392" calcext:value-type="float">
            <text:p>4.309392</text:p>
          </table:table-cell>
        </table:table-row>
        <table:table-row table:style-name="ro1">
          <table:table-cell office:value-type="float" office:value="8.24009" calcext:value-type="float">
            <text:p>8.24009</text:p>
          </table:table-cell>
          <table:table-cell office:value-type="float" office:value="4.36517" calcext:value-type="float">
            <text:p>4.36517</text:p>
          </table:table-cell>
          <table:table-cell office:value-type="float" office:value="8.240087" calcext:value-type="float">
            <text:p>8.240087</text:p>
          </table:table-cell>
          <table:table-cell office:value-type="float" office:value="4.365373" calcext:value-type="float">
            <text:p>4.365373</text:p>
          </table:table-cell>
        </table:table-row>
        <table:table-row table:style-name="ro1">
          <table:table-cell office:value-type="float" office:value="8.34897" calcext:value-type="float">
            <text:p>8.34897</text:p>
          </table:table-cell>
          <table:table-cell office:value-type="float" office:value="4.42023" calcext:value-type="float">
            <text:p>4.42023</text:p>
          </table:table-cell>
          <table:table-cell office:value-type="float" office:value="8.348974" calcext:value-type="float">
            <text:p>8.348974</text:p>
          </table:table-cell>
          <table:table-cell office:value-type="float" office:value="4.420443" calcext:value-type="float">
            <text:p>4.420443</text:p>
          </table:table-cell>
        </table:table-row>
        <table:table-row table:style-name="ro1">
          <table:table-cell office:value-type="float" office:value="8.45668" calcext:value-type="float">
            <text:p>8.45668</text:p>
          </table:table-cell>
          <table:table-cell office:value-type="float" office:value="4.4744" calcext:value-type="float">
            <text:p>4.4744</text:p>
          </table:table-cell>
          <table:table-cell office:value-type="float" office:value="8.456676" calcext:value-type="float">
            <text:p>8.456676</text:p>
          </table:table-cell>
          <table:table-cell office:value-type="float" office:value="4.474611" calcext:value-type="float">
            <text:p>4.474611</text:p>
          </table:table-cell>
        </table:table-row>
        <table:table-row table:style-name="ro1">
          <table:table-cell office:value-type="float" office:value="8.56322" calcext:value-type="float">
            <text:p>8.56322</text:p>
          </table:table-cell>
          <table:table-cell office:value-type="float" office:value="4.52766" calcext:value-type="float">
            <text:p>4.52766</text:p>
          </table:table-cell>
          <table:table-cell office:value-type="float" office:value="8.563217" calcext:value-type="float">
            <text:p>8.563217</text:p>
          </table:table-cell>
          <table:table-cell office:value-type="float" office:value="4.527888" calcext:value-type="float">
            <text:p>4.527888</text:p>
          </table:table-cell>
        </table:table-row>
        <table:table-row table:style-name="ro1">
          <table:table-cell office:value-type="float" office:value="8.66862" calcext:value-type="float">
            <text:p>8.66862</text:p>
          </table:table-cell>
          <table:table-cell office:value-type="float" office:value="4.58005" calcext:value-type="float">
            <text:p>4.58005</text:p>
          </table:table-cell>
          <table:table-cell office:value-type="float" office:value="8.668623" calcext:value-type="float">
            <text:p>8.668623</text:p>
          </table:table-cell>
          <table:table-cell office:value-type="float" office:value="4.580281" calcext:value-type="float">
            <text:p>4.580281</text:p>
          </table:table-cell>
        </table:table-row>
        <table:table-row table:style-name="ro1">
          <table:table-cell office:value-type="float" office:value="8.77292" calcext:value-type="float">
            <text:p>8.77292</text:p>
          </table:table-cell>
          <table:table-cell office:value-type="float" office:value="4.63156" calcext:value-type="float">
            <text:p>4.63156</text:p>
          </table:table-cell>
          <table:table-cell office:value-type="float" office:value="8.772918" calcext:value-type="float">
            <text:p>8.772918</text:p>
          </table:table-cell>
          <table:table-cell office:value-type="float" office:value="4.631802" calcext:value-type="float">
            <text:p>4.631802</text:p>
          </table:table-cell>
        </table:table-row>
        <table:table-row table:style-name="ro1">
          <table:table-cell office:value-type="float" office:value="8.87613" calcext:value-type="float">
            <text:p>8.87613</text:p>
          </table:table-cell>
          <table:table-cell office:value-type="float" office:value="4.68221" calcext:value-type="float">
            <text:p>4.68221</text:p>
          </table:table-cell>
          <table:table-cell office:value-type="float" office:value="8.876126" calcext:value-type="float">
            <text:p>8.876126</text:p>
          </table:table-cell>
          <table:table-cell office:value-type="float" office:value="4.682459" calcext:value-type="float">
            <text:p>4.682459</text:p>
          </table:table-cell>
        </table:table-row>
        <table:table-row table:style-name="ro1">
          <table:table-cell office:value-type="float" office:value="8.97827" calcext:value-type="float">
            <text:p>8.97827</text:p>
          </table:table-cell>
          <table:table-cell office:value-type="float" office:value="4.732" calcext:value-type="float">
            <text:p>4.732</text:p>
          </table:table-cell>
          <table:table-cell office:value-type="float" office:value="8.978268" calcext:value-type="float">
            <text:p>8.978268</text:p>
          </table:table-cell>
          <table:table-cell office:value-type="float" office:value="4.73226" calcext:value-type="float">
            <text:p>4.73226</text:p>
          </table:table-cell>
        </table:table-row>
        <table:table-row table:style-name="ro1">
          <table:table-cell office:value-type="float" office:value="9.07937" calcext:value-type="float">
            <text:p>9.07937</text:p>
          </table:table-cell>
          <table:table-cell office:value-type="float" office:value="4.78095" calcext:value-type="float">
            <text:p>4.78095</text:p>
          </table:table-cell>
          <table:table-cell office:value-type="float" office:value="9.079367" calcext:value-type="float">
            <text:p>9.079367</text:p>
          </table:table-cell>
          <table:table-cell office:value-type="float" office:value="4.781215" calcext:value-type="float">
            <text:p>4.781215</text:p>
          </table:table-cell>
        </table:table-row>
        <table:table-row table:style-name="ro1">
          <table:table-cell office:value-type="float" office:value="9.17944" calcext:value-type="float">
            <text:p>9.17944</text:p>
          </table:table-cell>
          <table:table-cell office:value-type="float" office:value="4.82906" calcext:value-type="float">
            <text:p>4.82906</text:p>
          </table:table-cell>
          <table:table-cell office:value-type="float" office:value="9.179444" calcext:value-type="float">
            <text:p>9.179444</text:p>
          </table:table-cell>
          <table:table-cell office:value-type="float" office:value="4.829332" calcext:value-type="float">
            <text:p>4.829332</text:p>
          </table:table-cell>
        </table:table-row>
        <table:table-row table:style-name="ro1">
          <table:table-cell office:value-type="float" office:value="9.27852" calcext:value-type="float">
            <text:p>9.27852</text:p>
          </table:table-cell>
          <table:table-cell office:value-type="float" office:value="4.87634" calcext:value-type="float">
            <text:p>4.87634</text:p>
          </table:table-cell>
          <table:table-cell office:value-type="float" office:value="9.278519" calcext:value-type="float">
            <text:p>9.278519</text:p>
          </table:table-cell>
          <table:table-cell office:value-type="float" office:value="4.876619" calcext:value-type="float">
            <text:p>4.876619</text:p>
          </table:table-cell>
        </table:table-row>
        <table:table-row table:style-name="ro1">
          <table:table-cell office:value-type="float" office:value="9.37661" calcext:value-type="float">
            <text:p>9.37661</text:p>
          </table:table-cell>
          <table:table-cell office:value-type="float" office:value="4.92279" calcext:value-type="float">
            <text:p>4.92279</text:p>
          </table:table-cell>
          <table:table-cell office:value-type="float" office:value="9.376613" calcext:value-type="float">
            <text:p>9.376613</text:p>
          </table:table-cell>
          <table:table-cell office:value-type="float" office:value="4.923083" calcext:value-type="float">
            <text:p>4.923083</text:p>
          </table:table-cell>
        </table:table-row>
        <table:table-row table:style-name="ro1">
          <table:table-cell office:value-type="float" office:value="9.47374" calcext:value-type="float">
            <text:p>9.47374</text:p>
          </table:table-cell>
          <table:table-cell office:value-type="float" office:value="4.96843" calcext:value-type="float">
            <text:p>4.96843</text:p>
          </table:table-cell>
          <table:table-cell office:value-type="float" office:value="9.473744" calcext:value-type="float">
            <text:p>9.473744</text:p>
          </table:table-cell>
          <table:table-cell office:value-type="float" office:value="4.968733" calcext:value-type="float">
            <text:p>4.968733</text:p>
          </table:table-cell>
        </table:table-row>
        <table:table-row table:style-name="ro1">
          <table:table-cell office:value-type="float" office:value="9.56993" calcext:value-type="float">
            <text:p>9.56993</text:p>
          </table:table-cell>
          <table:table-cell office:value-type="float" office:value="5.01327" calcext:value-type="float">
            <text:p>5.01327</text:p>
          </table:table-cell>
          <table:table-cell office:value-type="float" office:value="9.569932" calcext:value-type="float">
            <text:p>9.569932</text:p>
          </table:table-cell>
          <table:table-cell office:value-type="float" office:value="5.013576" calcext:value-type="float">
            <text:p>5.013576</text:p>
          </table:table-cell>
        </table:table-row>
        <table:table-row table:style-name="ro1">
          <table:table-cell office:value-type="float" office:value="9.6652" calcext:value-type="float">
            <text:p>9.6652</text:p>
          </table:table-cell>
          <table:table-cell office:value-type="float" office:value="5.0573" calcext:value-type="float">
            <text:p>5.0573</text:p>
          </table:table-cell>
          <table:table-cell office:value-type="float" office:value="9.665195" calcext:value-type="float">
            <text:p>9.665195</text:p>
          </table:table-cell>
          <table:table-cell office:value-type="float" office:value="5.05762" calcext:value-type="float">
            <text:p>5.05762</text:p>
          </table:table-cell>
        </table:table-row>
        <table:table-row table:style-name="ro1">
          <table:table-cell office:value-type="float" office:value="9.75955" calcext:value-type="float">
            <text:p>9.75955</text:p>
          </table:table-cell>
          <table:table-cell office:value-type="float" office:value="5.10055" calcext:value-type="float">
            <text:p>5.10055</text:p>
          </table:table-cell>
          <table:table-cell office:value-type="float" office:value="9.759551" calcext:value-type="float">
            <text:p>9.759551</text:p>
          </table:table-cell>
          <table:table-cell office:value-type="float" office:value="5.100871" calcext:value-type="float">
            <text:p>5.100871</text:p>
          </table:table-cell>
        </table:table-row>
        <table:table-row table:style-name="ro1">
          <table:table-cell office:value-type="float" office:value="9.85302" calcext:value-type="float">
            <text:p>9.85302</text:p>
          </table:table-cell>
          <table:table-cell office:value-type="float" office:value="5.143" calcext:value-type="float">
            <text:p>5.143</text:p>
          </table:table-cell>
          <table:table-cell office:value-type="float" office:value="9.853016" calcext:value-type="float">
            <text:p>9.853016</text:p>
          </table:table-cell>
          <table:table-cell office:value-type="float" office:value="5.143336" calcext:value-type="float">
            <text:p>5.143336</text:p>
          </table:table-cell>
        </table:table-row>
        <table:table-row table:style-name="ro1">
          <table:table-cell office:value-type="float" office:value="9.94561" calcext:value-type="float">
            <text:p>9.94561</text:p>
          </table:table-cell>
          <table:table-cell office:value-type="float" office:value="5.18468" calcext:value-type="float">
            <text:p>5.18468</text:p>
          </table:table-cell>
          <table:table-cell office:value-type="float" office:value="9.945607" calcext:value-type="float">
            <text:p>9.945607</text:p>
          </table:table-cell>
          <table:table-cell office:value-type="float" office:value="5.185023" calcext:value-type="float">
            <text:p>5.185023</text:p>
          </table:table-cell>
        </table:table-row>
        <table:table-row table:style-name="ro1">
          <table:table-cell office:value-type="float" office:value="10.0373" calcext:value-type="float">
            <text:p>10.0373</text:p>
          </table:table-cell>
          <table:table-cell office:value-type="float" office:value="5.22558" calcext:value-type="float">
            <text:p>5.22558</text:p>
          </table:table-cell>
          <table:table-cell office:value-type="float" office:value="10.037341" calcext:value-type="float">
            <text:p>10.037341</text:p>
          </table:table-cell>
          <table:table-cell office:value-type="float" office:value="5.225937" calcext:value-type="float">
            <text:p>5.225937</text:p>
          </table:table-cell>
        </table:table-row>
        <table:table-row table:style-name="ro1">
          <table:table-cell office:value-type="float" office:value="10.1282" calcext:value-type="float">
            <text:p>10.1282</text:p>
          </table:table-cell>
          <table:table-cell office:value-type="float" office:value="5.26572" calcext:value-type="float">
            <text:p>5.26572</text:p>
          </table:table-cell>
          <table:table-cell office:value-type="float" office:value="10.128234" calcext:value-type="float">
            <text:p>10.128234</text:p>
          </table:table-cell>
          <table:table-cell office:value-type="float" office:value="5.266085" calcext:value-type="float">
            <text:p>5.266085</text:p>
          </table:table-cell>
        </table:table-row>
        <table:table-row table:style-name="ro1">
          <table:table-cell office:value-type="float" office:value="10.2183" calcext:value-type="float">
            <text:p>10.2183</text:p>
          </table:table-cell>
          <table:table-cell office:value-type="float" office:value="5.3051" calcext:value-type="float">
            <text:p>5.3051</text:p>
          </table:table-cell>
          <table:table-cell office:value-type="float" office:value="10.2183" calcext:value-type="float">
            <text:p>10.2183</text:p>
          </table:table-cell>
          <table:table-cell office:value-type="float" office:value="5.305474" calcext:value-type="float">
            <text:p>5.305474</text:p>
          </table:table-cell>
        </table:table-row>
        <table:table-row table:style-name="ro1">
          <table:table-cell office:value-type="float" office:value="10.3076" calcext:value-type="float">
            <text:p>10.3076</text:p>
          </table:table-cell>
          <table:table-cell office:value-type="float" office:value="5.34373" calcext:value-type="float">
            <text:p>5.34373</text:p>
          </table:table-cell>
          <table:table-cell office:value-type="float" office:value="10.307556" calcext:value-type="float">
            <text:p>10.307556</text:p>
          </table:table-cell>
          <table:table-cell office:value-type="float" office:value="5.344108" calcext:value-type="float">
            <text:p>5.344108</text:p>
          </table:table-cell>
        </table:table-row>
        <table:table-row table:style-name="ro1">
          <table:table-cell office:value-type="float" office:value="10.396" calcext:value-type="float">
            <text:p>10.396</text:p>
          </table:table-cell>
          <table:table-cell office:value-type="float" office:value="5.3816" calcext:value-type="float">
            <text:p>5.3816</text:p>
          </table:table-cell>
          <table:table-cell office:value-type="float" office:value="10.396014" calcext:value-type="float">
            <text:p>10.396014</text:p>
          </table:table-cell>
          <table:table-cell office:value-type="float" office:value="5.381995" calcext:value-type="float">
            <text:p>5.381995</text:p>
          </table:table-cell>
        </table:table-row>
        <table:table-row table:style-name="ro1">
          <table:table-cell office:value-type="float" office:value="10.4837" calcext:value-type="float">
            <text:p>10.4837</text:p>
          </table:table-cell>
          <table:table-cell office:value-type="float" office:value="5.41874" calcext:value-type="float">
            <text:p>5.41874</text:p>
          </table:table-cell>
          <table:table-cell office:value-type="float" office:value="10.48369" calcext:value-type="float">
            <text:p>10.48369</text:p>
          </table:table-cell>
          <table:table-cell office:value-type="float" office:value="5.41914" calcext:value-type="float">
            <text:p>5.41914</text:p>
          </table:table-cell>
        </table:table-row>
        <table:table-row table:style-name="ro1">
          <table:table-cell office:value-type="float" office:value="10.5706" calcext:value-type="float">
            <text:p>10.5706</text:p>
          </table:table-cell>
          <table:table-cell office:value-type="float" office:value="5.45514" calcext:value-type="float">
            <text:p>5.45514</text:p>
          </table:table-cell>
          <table:table-cell office:value-type="float" office:value="10.570598" calcext:value-type="float">
            <text:p>10.570598</text:p>
          </table:table-cell>
          <table:table-cell office:value-type="float" office:value="5.455548" calcext:value-type="float">
            <text:p>5.455548</text:p>
          </table:table-cell>
        </table:table-row>
        <table:table-row table:style-name="ro1">
          <table:table-cell office:value-type="float" office:value="10.6568" calcext:value-type="float">
            <text:p>10.6568</text:p>
          </table:table-cell>
          <table:table-cell office:value-type="float" office:value="5.4908" calcext:value-type="float">
            <text:p>5.4908</text:p>
          </table:table-cell>
          <table:table-cell office:value-type="float" office:value="10.65675" calcext:value-type="float">
            <text:p>10.65675</text:p>
          </table:table-cell>
          <table:table-cell office:value-type="float" office:value="5.491226" calcext:value-type="float">
            <text:p>5.491226</text:p>
          </table:table-cell>
        </table:table-row>
        <table:table-row table:style-name="ro1">
          <table:table-cell office:value-type="float" office:value="10.7422" calcext:value-type="float">
            <text:p>10.7422</text:p>
          </table:table-cell>
          <table:table-cell office:value-type="float" office:value="5.52574" calcext:value-type="float">
            <text:p>5.52574</text:p>
          </table:table-cell>
          <table:table-cell office:value-type="float" office:value="10.74216" calcext:value-type="float">
            <text:p>10.74216</text:p>
          </table:table-cell>
          <table:table-cell office:value-type="float" office:value="5.526177" calcext:value-type="float">
            <text:p>5.526177</text:p>
          </table:table-cell>
        </table:table-row>
        <table:table-row table:style-name="ro1">
          <table:table-cell office:value-type="float" office:value="10.8268" calcext:value-type="float">
            <text:p>10.8268</text:p>
          </table:table-cell>
          <table:table-cell office:value-type="float" office:value="5.55996" calcext:value-type="float">
            <text:p>5.55996</text:p>
          </table:table-cell>
          <table:table-cell office:value-type="float" office:value="10.82684" calcext:value-type="float">
            <text:p>10.82684</text:p>
          </table:table-cell>
          <table:table-cell office:value-type="float" office:value="5.560408" calcext:value-type="float">
            <text:p>5.560408</text:p>
          </table:table-cell>
        </table:table-row>
        <table:table-row table:style-name="ro1">
          <table:table-cell office:value-type="float" office:value="10.9108" calcext:value-type="float">
            <text:p>10.9108</text:p>
          </table:table-cell>
          <table:table-cell office:value-type="float" office:value="5.59347" calcext:value-type="float">
            <text:p>5.59347</text:p>
          </table:table-cell>
          <table:table-cell office:value-type="float" office:value="10.910804" calcext:value-type="float">
            <text:p>10.910804</text:p>
          </table:table-cell>
          <table:table-cell office:value-type="float" office:value="5.593923" calcext:value-type="float">
            <text:p>5.593923</text:p>
          </table:table-cell>
        </table:table-row>
        <table:table-row table:style-name="ro1">
          <table:table-cell office:value-type="float" office:value="10.9941" calcext:value-type="float">
            <text:p>10.9941</text:p>
          </table:table-cell>
          <table:table-cell office:value-type="float" office:value="5.62626" calcext:value-type="float">
            <text:p>5.62626</text:p>
          </table:table-cell>
          <table:table-cell office:value-type="float" office:value="10.994062" calcext:value-type="float">
            <text:p>10.994062</text:p>
          </table:table-cell>
          <table:table-cell office:value-type="float" office:value="5.626727" calcext:value-type="float">
            <text:p>5.626727</text:p>
          </table:table-cell>
        </table:table-row>
        <table:table-row table:style-name="ro1">
          <table:table-cell office:value-type="float" office:value="11.0766" calcext:value-type="float">
            <text:p>11.0766</text:p>
          </table:table-cell>
          <table:table-cell office:value-type="float" office:value="5.65835" calcext:value-type="float">
            <text:p>5.65835</text:p>
          </table:table-cell>
          <table:table-cell office:value-type="float" office:value="11.076627" calcext:value-type="float">
            <text:p>11.076627</text:p>
          </table:table-cell>
          <table:table-cell office:value-type="float" office:value="5.658825" calcext:value-type="float">
            <text:p>5.658825</text:p>
          </table:table-cell>
        </table:table-row>
        <table:table-row table:style-name="ro1">
          <table:table-cell office:value-type="float" office:value="11.1585" calcext:value-type="float">
            <text:p>11.1585</text:p>
          </table:table-cell>
          <table:table-cell office:value-type="float" office:value="5.68973" calcext:value-type="float">
            <text:p>5.68973</text:p>
          </table:table-cell>
          <table:table-cell office:value-type="float" office:value="11.158511" calcext:value-type="float">
            <text:p>11.158511</text:p>
          </table:table-cell>
          <table:table-cell office:value-type="float" office:value="5.690221" calcext:value-type="float">
            <text:p>5.690221</text:p>
          </table:table-cell>
        </table:table-row>
        <table:table-row table:style-name="ro1">
          <table:table-cell office:value-type="float" office:value="11.2397" calcext:value-type="float">
            <text:p>11.2397</text:p>
          </table:table-cell>
          <table:table-cell office:value-type="float" office:value="5.72042" calcext:value-type="float">
            <text:p>5.72042</text:p>
          </table:table-cell>
          <table:table-cell office:value-type="float" office:value="11.239724" calcext:value-type="float">
            <text:p>11.239724</text:p>
          </table:table-cell>
          <table:table-cell office:value-type="float" office:value="5.72092" calcext:value-type="float">
            <text:p>5.72092</text:p>
          </table:table-cell>
        </table:table-row>
        <table:table-row table:style-name="ro1">
          <table:table-cell office:value-type="float" office:value="11.3203" calcext:value-type="float">
            <text:p>11.3203</text:p>
          </table:table-cell>
          <table:table-cell office:value-type="float" office:value="5.75041" calcext:value-type="float">
            <text:p>5.75041</text:p>
          </table:table-cell>
          <table:table-cell office:value-type="float" office:value="11.320277" calcext:value-type="float">
            <text:p>11.320277</text:p>
          </table:table-cell>
          <table:table-cell office:value-type="float" office:value="5.750927" calcext:value-type="float">
            <text:p>5.750927</text:p>
          </table:table-cell>
        </table:table-row>
        <table:table-row table:style-name="ro1">
          <table:table-cell office:value-type="float" office:value="11.4002" calcext:value-type="float">
            <text:p>11.4002</text:p>
          </table:table-cell>
          <table:table-cell office:value-type="float" office:value="5.77972" calcext:value-type="float">
            <text:p>5.77972</text:p>
          </table:table-cell>
          <table:table-cell office:value-type="float" office:value="11.400182" calcext:value-type="float">
            <text:p>11.400182</text:p>
          </table:table-cell>
          <table:table-cell office:value-type="float" office:value="5.780245" calcext:value-type="float">
            <text:p>5.780245</text:p>
          </table:table-cell>
        </table:table-row>
        <table:table-row table:style-name="ro1">
          <table:table-cell office:value-type="float" office:value="11.4794" calcext:value-type="float">
            <text:p>11.4794</text:p>
          </table:table-cell>
          <table:table-cell office:value-type="float" office:value="5.80834" calcext:value-type="float">
            <text:p>5.80834</text:p>
          </table:table-cell>
          <table:table-cell office:value-type="float" office:value="11.479448" calcext:value-type="float">
            <text:p>11.479448</text:p>
          </table:table-cell>
          <table:table-cell office:value-type="float" office:value="5.808878" calcext:value-type="float">
            <text:p>5.808878</text:p>
          </table:table-cell>
        </table:table-row>
        <table:table-row table:style-name="ro1">
          <table:table-cell office:value-type="float" office:value="11.5581" calcext:value-type="float">
            <text:p>11.5581</text:p>
          </table:table-cell>
          <table:table-cell office:value-type="float" office:value="5.83628" calcext:value-type="float">
            <text:p>5.83628</text:p>
          </table:table-cell>
          <table:table-cell office:value-type="float" office:value="11.558086" calcext:value-type="float">
            <text:p>11.558086</text:p>
          </table:table-cell>
          <table:table-cell office:value-type="float" office:value="5.836831" calcext:value-type="float">
            <text:p>5.836831</text:p>
          </table:table-cell>
        </table:table-row>
        <table:table-row table:style-name="ro1">
          <table:table-cell office:value-type="float" office:value="11.6361" calcext:value-type="float">
            <text:p>11.6361</text:p>
          </table:table-cell>
          <table:table-cell office:value-type="float" office:value="5.86355" calcext:value-type="float">
            <text:p>5.86355</text:p>
          </table:table-cell>
          <table:table-cell office:value-type="float" office:value="11.636105" calcext:value-type="float">
            <text:p>11.636105</text:p>
          </table:table-cell>
          <table:table-cell office:value-type="float" office:value="5.864107" calcext:value-type="float">
            <text:p>5.864107</text:p>
          </table:table-cell>
        </table:table-row>
        <table:table-row table:style-name="ro1">
          <table:table-cell office:value-type="float" office:value="11.7135" calcext:value-type="float">
            <text:p>11.7135</text:p>
          </table:table-cell>
          <table:table-cell office:value-type="float" office:value="5.89014" calcext:value-type="float">
            <text:p>5.89014</text:p>
          </table:table-cell>
          <table:table-cell office:value-type="float" office:value="11.713516" calcext:value-type="float">
            <text:p>11.713516</text:p>
          </table:table-cell>
          <table:table-cell office:value-type="float" office:value="5.89071" calcext:value-type="float">
            <text:p>5.89071</text:p>
          </table:table-cell>
        </table:table-row>
        <table:table-row table:style-name="ro1">
          <table:table-cell office:value-type="float" office:value="11.7903" calcext:value-type="float">
            <text:p>11.7903</text:p>
          </table:table-cell>
          <table:table-cell office:value-type="float" office:value="5.91606" calcext:value-type="float">
            <text:p>5.91606</text:p>
          </table:table-cell>
          <table:table-cell office:value-type="float" office:value="11.790327" calcext:value-type="float">
            <text:p>11.790327</text:p>
          </table:table-cell>
          <table:table-cell office:value-type="float" office:value="5.916644" calcext:value-type="float">
            <text:p>5.916644</text:p>
          </table:table-cell>
        </table:table-row>
        <table:table-row table:style-name="ro1">
          <table:table-cell office:value-type="float" office:value="11.8665" calcext:value-type="float">
            <text:p>11.8665</text:p>
          </table:table-cell>
          <table:table-cell office:value-type="float" office:value="5.94132" calcext:value-type="float">
            <text:p>5.94132</text:p>
          </table:table-cell>
          <table:table-cell office:value-type="float" office:value="11.866548" calcext:value-type="float">
            <text:p>11.866548</text:p>
          </table:table-cell>
          <table:table-cell office:value-type="float" office:value="5.941912" calcext:value-type="float">
            <text:p>5.941912</text:p>
          </table:table-cell>
        </table:table-row>
        <table:table-row table:style-name="ro1">
          <table:table-cell office:value-type="float" office:value="11.9422" calcext:value-type="float">
            <text:p>11.9422</text:p>
          </table:table-cell>
          <table:table-cell office:value-type="float" office:value="5.96591" calcext:value-type="float">
            <text:p>5.96591</text:p>
          </table:table-cell>
          <table:table-cell office:value-type="float" office:value="11.942189" calcext:value-type="float">
            <text:p>11.942189</text:p>
          </table:table-cell>
          <table:table-cell office:value-type="float" office:value="5.966517" calcext:value-type="float">
            <text:p>5.966517</text:p>
          </table:table-cell>
        </table:table-row>
        <table:table-row table:style-name="ro1">
          <table:table-cell office:value-type="float" office:value="12.0173" calcext:value-type="float">
            <text:p>12.0173</text:p>
          </table:table-cell>
          <table:table-cell office:value-type="float" office:value="5.98984" calcext:value-type="float">
            <text:p>5.98984</text:p>
          </table:table-cell>
          <table:table-cell office:value-type="float" office:value="12.017257" calcext:value-type="float">
            <text:p>12.017257</text:p>
          </table:table-cell>
          <table:table-cell office:value-type="float" office:value="5.990464" calcext:value-type="float">
            <text:p>5.990464</text:p>
          </table:table-cell>
        </table:table-row>
        <table:table-row table:style-name="ro1">
          <table:table-cell office:value-type="float" office:value="12.0918" calcext:value-type="float">
            <text:p>12.0918</text:p>
          </table:table-cell>
          <table:table-cell office:value-type="float" office:value="6.01312" calcext:value-type="float">
            <text:p>6.01312</text:p>
          </table:table-cell>
          <table:table-cell office:value-type="float" office:value="12.091762" calcext:value-type="float">
            <text:p>12.091762</text:p>
          </table:table-cell>
          <table:table-cell office:value-type="float" office:value="6.013755" calcext:value-type="float">
            <text:p>6.013755</text:p>
          </table:table-cell>
        </table:table-row>
        <table:table-row table:style-name="ro1">
          <table:table-cell office:value-type="float" office:value="12.1657" calcext:value-type="float">
            <text:p>12.1657</text:p>
          </table:table-cell>
          <table:table-cell office:value-type="float" office:value="6.03575" calcext:value-type="float">
            <text:p>6.03575</text:p>
          </table:table-cell>
          <table:table-cell office:value-type="float" office:value="12.165712" calcext:value-type="float">
            <text:p>12.165712</text:p>
          </table:table-cell>
          <table:table-cell office:value-type="float" office:value="6.036392" calcext:value-type="float">
            <text:p>6.036392</text:p>
          </table:table-cell>
        </table:table-row>
        <table:table-row table:style-name="ro1">
          <table:table-cell office:value-type="float" office:value="12.2391" calcext:value-type="float">
            <text:p>12.2391</text:p>
          </table:table-cell>
          <table:table-cell office:value-type="float" office:value="6.05772" calcext:value-type="float">
            <text:p>6.05772</text:p>
          </table:table-cell>
          <table:table-cell office:value-type="float" office:value="12.239115" calcext:value-type="float">
            <text:p>12.239115</text:p>
          </table:table-cell>
          <table:table-cell office:value-type="float" office:value="6.05838" calcext:value-type="float">
            <text:p>6.05838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6.07905" calcext:value-type="float">
            <text:p>6.07905</text:p>
          </table:table-cell>
          <table:table-cell office:value-type="float" office:value="12.311979" calcext:value-type="float">
            <text:p>12.311979</text:p>
          </table:table-cell>
          <table:table-cell office:value-type="float" office:value="6.079722" calcext:value-type="float">
            <text:p>6.079722</text:p>
          </table:table-cell>
        </table:table-row>
        <table:table-row table:style-name="ro1">
          <table:table-cell office:value-type="float" office:value="12.3843" calcext:value-type="float">
            <text:p>12.3843</text:p>
          </table:table-cell>
          <table:table-cell office:value-type="float" office:value="6.09973" calcext:value-type="float">
            <text:p>6.09973</text:p>
          </table:table-cell>
          <table:table-cell office:value-type="float" office:value="12.384312" calcext:value-type="float">
            <text:p>12.384312</text:p>
          </table:table-cell>
          <table:table-cell office:value-type="float" office:value="6.100419" calcext:value-type="float">
            <text:p>6.100419</text:p>
          </table:table-cell>
        </table:table-row>
        <table:table-row table:style-name="ro1">
          <table:table-cell office:value-type="float" office:value="12.4561" calcext:value-type="float">
            <text:p>12.4561</text:p>
          </table:table-cell>
          <table:table-cell office:value-type="float" office:value="6.11977" calcext:value-type="float">
            <text:p>6.11977</text:p>
          </table:table-cell>
          <table:table-cell office:value-type="float" office:value="12.456122" calcext:value-type="float">
            <text:p>12.456122</text:p>
          </table:table-cell>
          <table:table-cell office:value-type="float" office:value="6.120474" calcext:value-type="float">
            <text:p>6.120474</text:p>
          </table:table-cell>
        </table:table-row>
        <table:table-row table:style-name="ro1">
          <table:table-cell office:value-type="float" office:value="12.5274" calcext:value-type="float">
            <text:p>12.5274</text:p>
          </table:table-cell>
          <table:table-cell office:value-type="float" office:value="6.13918" calcext:value-type="float">
            <text:p>6.13918</text:p>
          </table:table-cell>
          <table:table-cell office:value-type="float" office:value="12.527416" calcext:value-type="float">
            <text:p>12.527416</text:p>
          </table:table-cell>
          <table:table-cell office:value-type="float" office:value="6.139891" calcext:value-type="float">
            <text:p>6.139891</text:p>
          </table:table-cell>
        </table:table-row>
        <table:table-row table:style-name="ro1">
          <table:table-cell office:value-type="float" office:value="12.5982" calcext:value-type="float">
            <text:p>12.5982</text:p>
          </table:table-cell>
          <table:table-cell office:value-type="float" office:value="6.15794" calcext:value-type="float">
            <text:p>6.15794</text:p>
          </table:table-cell>
          <table:table-cell office:value-type="float" office:value="12.598202" calcext:value-type="float">
            <text:p>12.598202</text:p>
          </table:table-cell>
          <table:table-cell office:value-type="float" office:value="6.158672" calcext:value-type="float">
            <text:p>6.158672</text:p>
          </table:table-cell>
        </table:table-row>
        <table:table-row table:style-name="ro1">
          <table:table-cell office:value-type="float" office:value="12.6685" calcext:value-type="float">
            <text:p>12.6685</text:p>
          </table:table-cell>
          <table:table-cell office:value-type="float" office:value="6.17608" calcext:value-type="float">
            <text:p>6.17608</text:p>
          </table:table-cell>
          <table:table-cell office:value-type="float" office:value="12.668487" calcext:value-type="float">
            <text:p>12.668487</text:p>
          </table:table-cell>
          <table:table-cell office:value-type="float" office:value="6.176819" calcext:value-type="float">
            <text:p>6.176819</text:p>
          </table:table-cell>
        </table:table-row>
        <table:table-row table:style-name="ro1">
          <table:table-cell office:value-type="float" office:value="12.7383" calcext:value-type="float">
            <text:p>12.7383</text:p>
          </table:table-cell>
          <table:table-cell office:value-type="float" office:value="6.19358" calcext:value-type="float">
            <text:p>6.19358</text:p>
          </table:table-cell>
          <table:table-cell office:value-type="float" office:value="12.738278" calcext:value-type="float">
            <text:p>12.738278</text:p>
          </table:table-cell>
          <table:table-cell office:value-type="float" office:value="6.194334" calcext:value-type="float">
            <text:p>6.194334</text:p>
          </table:table-cell>
        </table:table-row>
        <table:table-row table:style-name="ro1">
          <table:table-cell office:value-type="float" office:value="12.8076" calcext:value-type="float">
            <text:p>12.8076</text:p>
          </table:table-cell>
          <table:table-cell office:value-type="float" office:value="6.21045" calcext:value-type="float">
            <text:p>6.21045</text:p>
          </table:table-cell>
          <table:table-cell office:value-type="float" office:value="12.807581" calcext:value-type="float">
            <text:p>12.807581</text:p>
          </table:table-cell>
          <table:table-cell office:value-type="float" office:value="6.21122" calcext:value-type="float">
            <text:p>6.21122</text:p>
          </table:table-cell>
        </table:table-row>
        <table:table-row table:style-name="ro1">
          <table:table-cell office:value-type="float" office:value="12.8764" calcext:value-type="float">
            <text:p>12.8764</text:p>
          </table:table-cell>
          <table:table-cell office:value-type="float" office:value="6.22669" calcext:value-type="float">
            <text:p>6.22669</text:p>
          </table:table-cell>
          <table:table-cell office:value-type="float" office:value="12.876405" calcext:value-type="float">
            <text:p>12.876405</text:p>
          </table:table-cell>
          <table:table-cell office:value-type="float" office:value="6.227479" calcext:value-type="float">
            <text:p>6.227479</text:p>
          </table:table-cell>
        </table:table-row>
        <table:table-row table:style-name="ro1">
          <table:table-cell office:value-type="float" office:value="12.9448" calcext:value-type="float">
            <text:p>12.9448</text:p>
          </table:table-cell>
          <table:table-cell office:value-type="float" office:value="6.24231" calcext:value-type="float">
            <text:p>6.24231</text:p>
          </table:table-cell>
          <table:table-cell office:value-type="float" office:value="12.944755" calcext:value-type="float">
            <text:p>12.944755</text:p>
          </table:table-cell>
          <table:table-cell office:value-type="float" office:value="6.243113" calcext:value-type="float">
            <text:p>6.243113</text:p>
          </table:table-cell>
        </table:table-row>
        <table:table-row table:style-name="ro1">
          <table:table-cell office:value-type="float" office:value="13.0126" calcext:value-type="float">
            <text:p>13.0126</text:p>
          </table:table-cell>
          <table:table-cell office:value-type="float" office:value="6.25731" calcext:value-type="float">
            <text:p>6.25731</text:p>
          </table:table-cell>
          <table:table-cell office:value-type="float" office:value="13.012637" calcext:value-type="float">
            <text:p>13.012637</text:p>
          </table:table-cell>
          <table:table-cell office:value-type="float" office:value="6.258124" calcext:value-type="float">
            <text:p>6.258124</text:p>
          </table:table-cell>
        </table:table-row>
        <table:table-row table:style-name="ro1">
          <table:table-cell office:value-type="float" office:value="13.0801" calcext:value-type="float">
            <text:p>13.0801</text:p>
          </table:table-cell>
          <table:table-cell office:value-type="float" office:value="6.27168" calcext:value-type="float">
            <text:p>6.27168</text:p>
          </table:table-cell>
          <table:table-cell office:value-type="float" office:value="13.080059" calcext:value-type="float">
            <text:p>13.080059</text:p>
          </table:table-cell>
          <table:table-cell office:value-type="float" office:value="6.272514" calcext:value-type="float">
            <text:p>6.272514</text:p>
          </table:table-cell>
        </table:table-row>
        <table:table-row table:style-name="ro1">
          <table:table-cell office:value-type="float" office:value="13.147" calcext:value-type="float">
            <text:p>13.147</text:p>
          </table:table-cell>
          <table:table-cell office:value-type="float" office:value="6.28544" calcext:value-type="float">
            <text:p>6.28544</text:p>
          </table:table-cell>
          <table:table-cell office:value-type="float" office:value="13.147027" calcext:value-type="float">
            <text:p>13.147027</text:p>
          </table:table-cell>
          <table:table-cell office:value-type="float" office:value="6.286285" calcext:value-type="float">
            <text:p>6.286285</text:p>
          </table:table-cell>
        </table:table-row>
        <table:table-row table:style-name="ro1">
          <table:table-cell office:value-type="float" office:value="13.2135" calcext:value-type="float">
            <text:p>13.2135</text:p>
          </table:table-cell>
          <table:table-cell office:value-type="float" office:value="6.29858" calcext:value-type="float">
            <text:p>6.29858</text:p>
          </table:table-cell>
          <table:table-cell office:value-type="float" office:value="13.213545" calcext:value-type="float">
            <text:p>13.213545</text:p>
          </table:table-cell>
          <table:table-cell office:value-type="float" office:value="6.299438" calcext:value-type="float">
            <text:p>6.299438</text:p>
          </table:table-cell>
        </table:table-row>
        <table:table-row table:style-name="ro1">
          <table:table-cell office:value-type="float" office:value="13.2796" calcext:value-type="float">
            <text:p>13.2796</text:p>
          </table:table-cell>
          <table:table-cell office:value-type="float" office:value="6.3111" calcext:value-type="float">
            <text:p>6.3111</text:p>
          </table:table-cell>
          <table:table-cell office:value-type="float" office:value="13.279622" calcext:value-type="float">
            <text:p>13.279622</text:p>
          </table:table-cell>
          <table:table-cell office:value-type="float" office:value="6.311976" calcext:value-type="float">
            <text:p>6.311976</text:p>
          </table:table-cell>
        </table:table-row>
        <table:table-row table:style-name="ro1">
          <table:table-cell office:value-type="float" office:value="13.3453" calcext:value-type="float">
            <text:p>13.3453</text:p>
          </table:table-cell>
          <table:table-cell office:value-type="float" office:value="6.32301" calcext:value-type="float">
            <text:p>6.32301</text:p>
          </table:table-cell>
          <table:table-cell office:value-type="float" office:value="13.345262" calcext:value-type="float">
            <text:p>13.345262</text:p>
          </table:table-cell>
          <table:table-cell office:value-type="float" office:value="6.323899" calcext:value-type="float">
            <text:p>6.323899</text:p>
          </table:table-cell>
        </table:table-row>
        <table:table-row table:style-name="ro1">
          <table:table-cell office:value-type="float" office:value="13.4105" calcext:value-type="float">
            <text:p>13.4105</text:p>
          </table:table-cell>
          <table:table-cell office:value-type="float" office:value="6.3343" calcext:value-type="float">
            <text:p>6.3343</text:p>
          </table:table-cell>
          <table:table-cell office:value-type="float" office:value="13.41047" calcext:value-type="float">
            <text:p>13.41047</text:p>
          </table:table-cell>
          <table:table-cell office:value-type="float" office:value="6.335209" calcext:value-type="float">
            <text:p>6.335209</text:p>
          </table:table-cell>
        </table:table-row>
        <table:table-row table:style-name="ro1">
          <table:table-cell office:value-type="float" office:value="13.4753" calcext:value-type="float">
            <text:p>13.4753</text:p>
          </table:table-cell>
          <table:table-cell office:value-type="float" office:value="6.34498" calcext:value-type="float">
            <text:p>6.34498</text:p>
          </table:table-cell>
          <table:table-cell office:value-type="float" office:value="13.475254" calcext:value-type="float">
            <text:p>13.475254</text:p>
          </table:table-cell>
          <table:table-cell office:value-type="float" office:value="6.345908" calcext:value-type="float">
            <text:p>6.345908</text:p>
          </table:table-cell>
        </table:table-row>
        <table:table-row table:style-name="ro1">
          <table:table-cell office:value-type="float" office:value="13.5396" calcext:value-type="float">
            <text:p>13.5396</text:p>
          </table:table-cell>
          <table:table-cell office:value-type="float" office:value="6.35506" calcext:value-type="float">
            <text:p>6.35506</text:p>
          </table:table-cell>
          <table:table-cell office:value-type="float" office:value="13.539618" calcext:value-type="float">
            <text:p>13.539618</text:p>
          </table:table-cell>
          <table:table-cell office:value-type="float" office:value="6.355997" calcext:value-type="float">
            <text:p>6.355997</text:p>
          </table:table-cell>
        </table:table-row>
        <table:table-row table:style-name="ro1">
          <table:table-cell office:value-type="float" office:value="13.6036" calcext:value-type="float">
            <text:p>13.6036</text:p>
          </table:table-cell>
          <table:table-cell office:value-type="float" office:value="6.36452" calcext:value-type="float">
            <text:p>6.36452</text:p>
          </table:table-cell>
          <table:table-cell office:value-type="float" office:value="13.603568" calcext:value-type="float">
            <text:p>13.603568</text:p>
          </table:table-cell>
          <table:table-cell office:value-type="float" office:value="6.365477" calcext:value-type="float">
            <text:p>6.365477</text:p>
          </table:table-cell>
        </table:table-row>
        <table:table-row table:style-name="ro1">
          <table:table-cell office:value-type="float" office:value="13.6671" calcext:value-type="float">
            <text:p>13.6671</text:p>
          </table:table-cell>
          <table:table-cell office:value-type="float" office:value="6.37338" calcext:value-type="float">
            <text:p>6.37338</text:p>
          </table:table-cell>
          <table:table-cell office:value-type="float" office:value="13.667109" calcext:value-type="float">
            <text:p>13.667109</text:p>
          </table:table-cell>
          <table:table-cell office:value-type="float" office:value="6.37435" calcext:value-type="float">
            <text:p>6.37435</text:p>
          </table:table-cell>
        </table:table-row>
        <table:table-row table:style-name="ro1">
          <table:table-cell office:value-type="float" office:value="13.7302" calcext:value-type="float">
            <text:p>13.7302</text:p>
          </table:table-cell>
          <table:table-cell office:value-type="float" office:value="6.38163" calcext:value-type="float">
            <text:p>6.38163</text:p>
          </table:table-cell>
          <table:table-cell office:value-type="float" office:value="13.730246" calcext:value-type="float">
            <text:p>13.730246</text:p>
          </table:table-cell>
          <table:table-cell office:value-type="float" office:value="6.382616" calcext:value-type="float">
            <text:p>6.382616</text:p>
          </table:table-cell>
        </table:table-row>
        <table:table-row table:style-name="ro1">
          <table:table-cell office:value-type="float" office:value="13.793" calcext:value-type="float">
            <text:p>13.793</text:p>
          </table:table-cell>
          <table:table-cell office:value-type="float" office:value="6.38927" calcext:value-type="float">
            <text:p>6.38927</text:p>
          </table:table-cell>
          <table:table-cell office:value-type="float" office:value="13.792984" calcext:value-type="float">
            <text:p>13.792984</text:p>
          </table:table-cell>
          <table:table-cell office:value-type="float" office:value="6.390277" calcext:value-type="float">
            <text:p>6.390277</text:p>
          </table:table-cell>
        </table:table-row>
        <table:table-row table:style-name="ro1">
          <table:table-cell office:value-type="float" office:value="13.8553" calcext:value-type="float">
            <text:p>13.8553</text:p>
          </table:table-cell>
          <table:table-cell office:value-type="float" office:value="6.39631" calcext:value-type="float">
            <text:p>6.39631</text:p>
          </table:table-cell>
          <table:table-cell office:value-type="float" office:value="13.855329" calcext:value-type="float">
            <text:p>13.855329</text:p>
          </table:table-cell>
          <table:table-cell office:value-type="float" office:value="6.397334" calcext:value-type="float">
            <text:p>6.397334</text:p>
          </table:table-cell>
        </table:table-row>
        <table:table-row table:style-name="ro1">
          <table:table-cell office:value-type="float" office:value="13.9173" calcext:value-type="float">
            <text:p>13.9173</text:p>
          </table:table-cell>
          <table:table-cell office:value-type="float" office:value="6.40275" calcext:value-type="float">
            <text:p>6.40275</text:p>
          </table:table-cell>
          <table:table-cell office:value-type="float" office:value="13.917285" calcext:value-type="float">
            <text:p>13.917285</text:p>
          </table:table-cell>
          <table:table-cell office:value-type="float" office:value="6.403787" calcext:value-type="float">
            <text:p>6.403787</text:p>
          </table:table-cell>
        </table:table-row>
        <table:table-row table:style-name="ro1">
          <table:table-cell office:value-type="float" office:value="13.9789" calcext:value-type="float">
            <text:p>13.9789</text:p>
          </table:table-cell>
          <table:table-cell office:value-type="float" office:value="6.40858" calcext:value-type="float">
            <text:p>6.40858</text:p>
          </table:table-cell>
          <table:table-cell office:value-type="float" office:value="13.978857" calcext:value-type="float">
            <text:p>13.978857</text:p>
          </table:table-cell>
          <table:table-cell office:value-type="float" office:value="6.409637" calcext:value-type="float">
            <text:p>6.409637</text:p>
          </table:table-cell>
        </table:table-row>
        <table:table-row table:style-name="ro1">
          <table:table-cell office:value-type="float" office:value="14.0401" calcext:value-type="float">
            <text:p>14.0401</text:p>
          </table:table-cell>
          <table:table-cell office:value-type="float" office:value="6.41381" calcext:value-type="float">
            <text:p>6.41381</text:p>
          </table:table-cell>
          <table:table-cell office:value-type="float" office:value="14.04005" calcext:value-type="float">
            <text:p>14.04005</text:p>
          </table:table-cell>
          <table:table-cell office:value-type="float" office:value="6.414885" calcext:value-type="float">
            <text:p>6.414885</text:p>
          </table:table-cell>
        </table:table-row>
        <table:table-row table:style-name="ro1">
          <table:table-cell office:value-type="float" office:value="14.1009" calcext:value-type="float">
            <text:p>14.1009</text:p>
          </table:table-cell>
          <table:table-cell office:value-type="float" office:value="6.41844" calcext:value-type="float">
            <text:p>6.41844</text:p>
          </table:table-cell>
          <table:table-cell office:value-type="float" office:value="14.100869" calcext:value-type="float">
            <text:p>14.100869</text:p>
          </table:table-cell>
          <table:table-cell office:value-type="float" office:value="6.419532" calcext:value-type="float">
            <text:p>6.419532</text:p>
          </table:table-cell>
        </table:table-row>
        <table:table-row table:style-name="ro1">
          <table:table-cell office:value-type="float" office:value="14.1613" calcext:value-type="float">
            <text:p>14.1613</text:p>
          </table:table-cell>
          <table:table-cell office:value-type="float" office:value="6.42247" calcext:value-type="float">
            <text:p>6.42247</text:p>
          </table:table-cell>
          <table:table-cell office:value-type="float" office:value="14.161318" calcext:value-type="float">
            <text:p>14.161318</text:p>
          </table:table-cell>
          <table:table-cell office:value-type="float" office:value="6.423578" calcext:value-type="float">
            <text:p>6.423578</text:p>
          </table:table-cell>
        </table:table-row>
        <table:table-row table:style-name="ro1">
          <table:table-cell office:value-type="float" office:value="14.2214" calcext:value-type="float">
            <text:p>14.2214</text:p>
          </table:table-cell>
          <table:table-cell office:value-type="float" office:value="6.4259" calcext:value-type="float">
            <text:p>6.4259</text:p>
          </table:table-cell>
          <table:table-cell office:value-type="float" office:value="14.221401" calcext:value-type="float">
            <text:p>14.221401</text:p>
          </table:table-cell>
          <table:table-cell office:value-type="float" office:value="6.427024" calcext:value-type="float">
            <text:p>6.427024</text:p>
          </table:table-cell>
        </table:table-row>
        <table:table-row table:style-name="ro1">
          <table:table-cell office:value-type="float" office:value="14.2811" calcext:value-type="float">
            <text:p>14.2811</text:p>
          </table:table-cell>
          <table:table-cell office:value-type="float" office:value="6.42872" calcext:value-type="float">
            <text:p>6.42872</text:p>
          </table:table-cell>
          <table:table-cell office:value-type="float" office:value="14.281123" calcext:value-type="float">
            <text:p>14.281123</text:p>
          </table:table-cell>
          <table:table-cell office:value-type="float" office:value="6.429871" calcext:value-type="float">
            <text:p>6.429871</text:p>
          </table:table-cell>
        </table:table-row>
        <table:table-row table:style-name="ro1">
          <table:table-cell office:value-type="float" office:value="14.3405" calcext:value-type="float">
            <text:p>14.3405</text:p>
          </table:table-cell>
          <table:table-cell office:value-type="float" office:value="6.43095" calcext:value-type="float">
            <text:p>6.43095</text:p>
          </table:table-cell>
          <table:table-cell office:value-type="float" office:value="14.340489" calcext:value-type="float">
            <text:p>14.340489</text:p>
          </table:table-cell>
          <table:table-cell office:value-type="float" office:value="6.432118" calcext:value-type="float">
            <text:p>6.432118</text:p>
          </table:table-cell>
        </table:table-row>
        <table:table-row table:style-name="ro1">
          <table:table-cell office:value-type="float" office:value="14.3995" calcext:value-type="float">
            <text:p>14.3995</text:p>
          </table:table-cell>
          <table:table-cell office:value-type="float" office:value="6.43258" calcext:value-type="float">
            <text:p>6.43258</text:p>
          </table:table-cell>
          <table:table-cell office:value-type="float" office:value="14.399502" calcext:value-type="float">
            <text:p>14.399502</text:p>
          </table:table-cell>
          <table:table-cell office:value-type="float" office:value="6.433766" calcext:value-type="float">
            <text:p>6.433766</text:p>
          </table:table-cell>
        </table:table-row>
        <table:table-row table:style-name="ro1">
          <table:table-cell office:value-type="float" office:value="14.4582" calcext:value-type="float">
            <text:p>14.4582</text:p>
          </table:table-cell>
          <table:table-cell office:value-type="float" office:value="6.43361" calcext:value-type="float">
            <text:p>6.43361</text:p>
          </table:table-cell>
          <table:table-cell office:value-type="float" office:value="14.458167" calcext:value-type="float">
            <text:p>14.458167</text:p>
          </table:table-cell>
          <table:table-cell office:value-type="float" office:value="6.434815" calcext:value-type="float">
            <text:p>6.434815</text:p>
          </table:table-cell>
        </table:table-row>
        <table:table-row table:style-name="ro1">
          <table:table-cell office:value-type="float" office:value="14.5165" calcext:value-type="float">
            <text:p>14.5165</text:p>
          </table:table-cell>
          <table:table-cell office:value-type="float" office:value="6.43404" calcext:value-type="float">
            <text:p>6.43404</text:p>
          </table:table-cell>
          <table:table-cell office:value-type="float" office:value="14.516488" calcext:value-type="float">
            <text:p>14.516488</text:p>
          </table:table-cell>
          <table:table-cell office:value-type="float" office:value="6.435265" calcext:value-type="float">
            <text:p>6.435265</text:p>
          </table:table-cell>
        </table:table-row>
        <table:table-row table:style-name="ro1">
          <table:table-cell office:value-type="float" office:value="14.5745" calcext:value-type="float">
            <text:p>14.5745</text:p>
          </table:table-cell>
          <table:table-cell office:value-type="float" office:value="6.43388" calcext:value-type="float">
            <text:p>6.43388</text:p>
          </table:table-cell>
          <table:table-cell office:value-type="float" office:value="14.574469" calcext:value-type="float">
            <text:p>14.574469</text:p>
          </table:table-cell>
          <table:table-cell office:value-type="float" office:value="6.435117" calcext:value-type="float">
            <text:p>6.435117</text:p>
          </table:table-cell>
        </table:table-row>
        <table:table-row table:style-name="ro1">
          <table:table-cell office:value-type="float" office:value="14.6321" calcext:value-type="float">
            <text:p>14.6321</text:p>
          </table:table-cell>
          <table:table-cell office:value-type="float" office:value="6.43311" calcext:value-type="float">
            <text:p>6.43311</text:p>
          </table:table-cell>
          <table:table-cell office:value-type="float" office:value="14.632113" calcext:value-type="float">
            <text:p>14.632113</text:p>
          </table:table-cell>
          <table:table-cell office:value-type="float" office:value="6.434371" calcext:value-type="float">
            <text:p>6.434371</text:p>
          </table:table-cell>
        </table:table-row>
        <table:table-row table:style-name="ro1">
          <table:table-cell office:value-type="float" office:value="14.6894" calcext:value-type="float">
            <text:p>14.6894</text:p>
          </table:table-cell>
          <table:table-cell office:value-type="float" office:value="6.43174" calcext:value-type="float">
            <text:p>6.43174</text:p>
          </table:table-cell>
          <table:table-cell office:value-type="float" office:value="14.689426" calcext:value-type="float">
            <text:p>14.689426</text:p>
          </table:table-cell>
          <table:table-cell office:value-type="float" office:value="6.433025" calcext:value-type="float">
            <text:p>6.433025</text:p>
          </table:table-cell>
        </table:table-row>
        <table:table-row table:style-name="ro1">
          <table:table-cell office:value-type="float" office:value="14.7464" calcext:value-type="float">
            <text:p>14.7464</text:p>
          </table:table-cell>
          <table:table-cell office:value-type="float" office:value="6.42978" calcext:value-type="float">
            <text:p>6.42978</text:p>
          </table:table-cell>
          <table:table-cell office:value-type="float" office:value="14.746409" calcext:value-type="float">
            <text:p>14.746409</text:p>
          </table:table-cell>
          <table:table-cell office:value-type="float" office:value="6.431082" calcext:value-type="float">
            <text:p>6.431082</text:p>
          </table:table-cell>
        </table:table-row>
        <table:table-row table:style-name="ro1">
          <table:table-cell office:value-type="float" office:value="14.8031" calcext:value-type="float">
            <text:p>14.8031</text:p>
          </table:table-cell>
          <table:table-cell office:value-type="float" office:value="6.42722" calcext:value-type="float">
            <text:p>6.42722</text:p>
          </table:table-cell>
          <table:table-cell office:value-type="float" office:value="14.803068" calcext:value-type="float">
            <text:p>14.803068</text:p>
          </table:table-cell>
          <table:table-cell office:value-type="float" office:value="6.42854" calcext:value-type="float">
            <text:p>6.42854</text:p>
          </table:table-cell>
        </table:table-row>
        <table:table-row table:style-name="ro1">
          <table:table-cell office:value-type="float" office:value="14.8594" calcext:value-type="float">
            <text:p>14.8594</text:p>
          </table:table-cell>
          <table:table-cell office:value-type="float" office:value="6.42406" calcext:value-type="float">
            <text:p>6.42406</text:p>
          </table:table-cell>
          <table:table-cell office:value-type="float" office:value="14.859407" calcext:value-type="float">
            <text:p>14.859407</text:p>
          </table:table-cell>
          <table:table-cell office:value-type="float" office:value="6.425401" calcext:value-type="float">
            <text:p>6.425401</text:p>
          </table:table-cell>
        </table:table-row>
        <table:table-row table:style-name="ro1">
          <table:table-cell office:value-type="float" office:value="14.9154" calcext:value-type="float">
            <text:p>14.9154</text:p>
          </table:table-cell>
          <table:table-cell office:value-type="float" office:value="6.4203" calcext:value-type="float">
            <text:p>6.4203</text:p>
          </table:table-cell>
          <table:table-cell office:value-type="float" office:value="14.915427" calcext:value-type="float">
            <text:p>14.915427</text:p>
          </table:table-cell>
          <table:table-cell office:value-type="float" office:value="6.421663" calcext:value-type="float">
            <text:p>6.421663</text:p>
          </table:table-cell>
        </table:table-row>
        <table:table-row table:style-name="ro1">
          <table:table-cell office:value-type="float" office:value="14.9711" calcext:value-type="float">
            <text:p>14.9711</text:p>
          </table:table-cell>
          <table:table-cell office:value-type="float" office:value="6.41595" calcext:value-type="float">
            <text:p>6.41595</text:p>
          </table:table-cell>
          <table:table-cell office:value-type="float" office:value="14.971134" calcext:value-type="float">
            <text:p>14.971134</text:p>
          </table:table-cell>
          <table:table-cell office:value-type="float" office:value="6.417329" calcext:value-type="float">
            <text:p>6.417329</text:p>
          </table:table-cell>
        </table:table-row>
        <table:table-row table:style-name="ro1">
          <table:table-cell office:value-type="float" office:value="15.0265" calcext:value-type="float">
            <text:p>15.0265</text:p>
          </table:table-cell>
          <table:table-cell office:value-type="float" office:value="6.41099" calcext:value-type="float">
            <text:p>6.41099</text:p>
          </table:table-cell>
          <table:table-cell office:value-type="float" office:value="15.02653" calcext:value-type="float">
            <text:p>15.02653</text:p>
          </table:table-cell>
          <table:table-cell office:value-type="float" office:value="6.412398" calcext:value-type="float">
            <text:p>6.412398</text:p>
          </table:table-cell>
        </table:table-row>
        <table:table-row table:style-name="ro1">
          <table:table-cell office:value-type="float" office:value="15.0816" calcext:value-type="float">
            <text:p>15.0816</text:p>
          </table:table-cell>
          <table:table-cell office:value-type="float" office:value="6.40545" calcext:value-type="float">
            <text:p>6.40545</text:p>
          </table:table-cell>
          <table:table-cell office:value-type="float" office:value="15.08162" calcext:value-type="float">
            <text:p>15.08162</text:p>
          </table:table-cell>
          <table:table-cell office:value-type="float" office:value="6.406871" calcext:value-type="float">
            <text:p>6.406871</text:p>
          </table:table-cell>
        </table:table-row>
        <table:table-row table:style-name="ro1">
          <table:table-cell office:value-type="float" office:value="15.1364" calcext:value-type="float">
            <text:p>15.1364</text:p>
          </table:table-cell>
          <table:table-cell office:value-type="float" office:value="6.3993" calcext:value-type="float">
            <text:p>6.3993</text:p>
          </table:table-cell>
          <table:table-cell office:value-type="float" office:value="15.136406" calcext:value-type="float">
            <text:p>15.136406</text:p>
          </table:table-cell>
          <table:table-cell office:value-type="float" office:value="6.400749" calcext:value-type="float">
            <text:p>6.400749</text:p>
          </table:table-cell>
        </table:table-row>
        <table:table-row table:style-name="ro1">
          <table:table-cell office:value-type="float" office:value="15.1909" calcext:value-type="float">
            <text:p>15.1909</text:p>
          </table:table-cell>
          <table:table-cell office:value-type="float" office:value="6.39256" calcext:value-type="float">
            <text:p>6.39256</text:p>
          </table:table-cell>
          <table:table-cell office:value-type="float" office:value="15.190892" calcext:value-type="float">
            <text:p>15.190892</text:p>
          </table:table-cell>
          <table:table-cell office:value-type="float" office:value="6.394031" calcext:value-type="float">
            <text:p>6.394031</text:p>
          </table:table-cell>
        </table:table-row>
        <table:table-row table:style-name="ro1">
          <table:table-cell office:value-type="float" office:value="15.2451" calcext:value-type="float">
            <text:p>15.2451</text:p>
          </table:table-cell>
          <table:table-cell office:value-type="float" office:value="6.38523" calcext:value-type="float">
            <text:p>6.38523</text:p>
          </table:table-cell>
          <table:table-cell office:value-type="float" office:value="15.245081" calcext:value-type="float">
            <text:p>15.245081</text:p>
          </table:table-cell>
          <table:table-cell office:value-type="float" office:value="6.38672" calcext:value-type="float">
            <text:p>6.38672</text:p>
          </table:table-cell>
        </table:table-row>
        <table:table-row table:style-name="ro1">
          <table:table-cell office:value-type="float" office:value="15.299" calcext:value-type="float">
            <text:p>15.299</text:p>
          </table:table-cell>
          <table:table-cell office:value-type="float" office:value="6.3773" calcext:value-type="float">
            <text:p>6.3773</text:p>
          </table:table-cell>
          <table:table-cell office:value-type="float" office:value="15.298977" calcext:value-type="float">
            <text:p>15.298977</text:p>
          </table:table-cell>
          <table:table-cell office:value-type="float" office:value="6.378815" calcext:value-type="float">
            <text:p>6.378815</text:p>
          </table:table-cell>
        </table:table-row>
        <table:table-row table:style-name="ro1">
          <table:table-cell office:value-type="float" office:value="15.3526" calcext:value-type="float">
            <text:p>15.3526</text:p>
          </table:table-cell>
          <table:table-cell office:value-type="float" office:value="6.36878" calcext:value-type="float">
            <text:p>6.36878</text:p>
          </table:table-cell>
          <table:table-cell office:value-type="float" office:value="15.352582" calcext:value-type="float">
            <text:p>15.352582</text:p>
          </table:table-cell>
          <table:table-cell office:value-type="float" office:value="6.370318" calcext:value-type="float">
            <text:p>6.370318</text:p>
          </table:table-cell>
        </table:table-row>
        <table:table-row table:style-name="ro1">
          <table:table-cell office:value-type="float" office:value="15.4059" calcext:value-type="float">
            <text:p>15.4059</text:p>
          </table:table-cell>
          <table:table-cell office:value-type="float" office:value="6.35967" calcext:value-type="float">
            <text:p>6.35967</text:p>
          </table:table-cell>
          <table:table-cell office:value-type="float" office:value="15.405899" calcext:value-type="float">
            <text:p>15.405899</text:p>
          </table:table-cell>
          <table:table-cell office:value-type="float" office:value="6.36123" calcext:value-type="float">
            <text:p>6.36123</text:p>
          </table:table-cell>
        </table:table-row>
        <table:table-row table:style-name="ro1">
          <table:table-cell office:value-type="float" office:value="15.4589" calcext:value-type="float">
            <text:p>15.4589</text:p>
          </table:table-cell>
          <table:table-cell office:value-type="float" office:value="6.34997" calcext:value-type="float">
            <text:p>6.34997</text:p>
          </table:table-cell>
          <table:table-cell office:value-type="float" office:value="15.458933" calcext:value-type="float">
            <text:p>15.458933</text:p>
          </table:table-cell>
          <table:table-cell office:value-type="float" office:value="6.351551" calcext:value-type="float">
            <text:p>6.351551</text:p>
          </table:table-cell>
        </table:table-row>
        <table:table-row table:style-name="ro1">
          <table:table-cell office:value-type="float" office:value="15.5117" calcext:value-type="float">
            <text:p>15.5117</text:p>
          </table:table-cell>
          <table:table-cell office:value-type="float" office:value="6.33968" calcext:value-type="float">
            <text:p>6.33968</text:p>
          </table:table-cell>
          <table:table-cell office:value-type="float" office:value="15.511685" calcext:value-type="float">
            <text:p>15.511685</text:p>
          </table:table-cell>
          <table:table-cell office:value-type="float" office:value="6.341284" calcext:value-type="float">
            <text:p>6.341284</text:p>
          </table:table-cell>
        </table:table-row>
        <table:table-row table:style-name="ro1">
          <table:table-cell office:value-type="float" office:value="15.5642" calcext:value-type="float">
            <text:p>15.5642</text:p>
          </table:table-cell>
          <table:table-cell office:value-type="float" office:value="6.3288" calcext:value-type="float">
            <text:p>6.3288</text:p>
          </table:table-cell>
          <table:table-cell office:value-type="float" office:value="15.564159" calcext:value-type="float">
            <text:p>15.564159</text:p>
          </table:table-cell>
          <table:table-cell office:value-type="float" office:value="6.330428" calcext:value-type="float">
            <text:p>6.330428</text:p>
          </table:table-cell>
        </table:table-row>
        <table:table-row table:style-name="ro1">
          <table:table-cell office:value-type="float" office:value="15.6164" calcext:value-type="float">
            <text:p>15.6164</text:p>
          </table:table-cell>
          <table:table-cell office:value-type="float" office:value="6.31734" calcext:value-type="float">
            <text:p>6.31734</text:p>
          </table:table-cell>
          <table:table-cell office:value-type="float" office:value="15.616357" calcext:value-type="float">
            <text:p>15.616357</text:p>
          </table:table-cell>
          <table:table-cell office:value-type="float" office:value="6.318985" calcext:value-type="float">
            <text:p>6.318985</text:p>
          </table:table-cell>
        </table:table-row>
        <table:table-row table:style-name="ro1">
          <table:table-cell office:value-type="float" office:value="15.6683" calcext:value-type="float">
            <text:p>15.6683</text:p>
          </table:table-cell>
          <table:table-cell office:value-type="float" office:value="6.30529" calcext:value-type="float">
            <text:p>6.30529</text:p>
          </table:table-cell>
          <table:table-cell office:value-type="float" office:value="15.668283" calcext:value-type="float">
            <text:p>15.668283</text:p>
          </table:table-cell>
          <table:table-cell office:value-type="float" office:value="6.306957" calcext:value-type="float">
            <text:p>6.306957</text:p>
          </table:table-cell>
        </table:table-row>
        <table:table-row table:style-name="ro1">
          <table:table-cell office:value-type="float" office:value="15.7199" calcext:value-type="float">
            <text:p>15.7199</text:p>
          </table:table-cell>
          <table:table-cell office:value-type="float" office:value="6.29265" calcext:value-type="float">
            <text:p>6.29265</text:p>
          </table:table-cell>
          <table:table-cell office:value-type="float" office:value="15.719939" calcext:value-type="float">
            <text:p>15.719939</text:p>
          </table:table-cell>
          <table:table-cell office:value-type="float" office:value="6.294345" calcext:value-type="float">
            <text:p>6.294345</text:p>
          </table:table-cell>
        </table:table-row>
        <table:table-row table:style-name="ro1">
          <table:table-cell office:value-type="float" office:value="15.7713" calcext:value-type="float">
            <text:p>15.7713</text:p>
          </table:table-cell>
          <table:table-cell office:value-type="float" office:value="6.27944" calcext:value-type="float">
            <text:p>6.27944</text:p>
          </table:table-cell>
          <table:table-cell office:value-type="float" office:value="15.771329" calcext:value-type="float">
            <text:p>15.771329</text:p>
          </table:table-cell>
          <table:table-cell office:value-type="float" office:value="6.281151" calcext:value-type="float">
            <text:p>6.281151</text:p>
          </table:table-cell>
        </table:table-row>
        <table:table-row table:style-name="ro1">
          <table:table-cell office:value-type="float" office:value="15.8225" calcext:value-type="float">
            <text:p>15.8225</text:p>
          </table:table-cell>
          <table:table-cell office:value-type="float" office:value="6.26564" calcext:value-type="float">
            <text:p>6.26564</text:p>
          </table:table-cell>
          <table:table-cell office:value-type="float" office:value="15.822454" calcext:value-type="float">
            <text:p>15.822454</text:p>
          </table:table-cell>
          <table:table-cell office:value-type="float" office:value="6.267375" calcext:value-type="float">
            <text:p>6.267375</text:p>
          </table:table-cell>
        </table:table-row>
        <table:table-row table:style-name="ro1">
          <table:table-cell office:value-type="float" office:value="15.8733" calcext:value-type="float">
            <text:p>15.8733</text:p>
          </table:table-cell>
          <table:table-cell office:value-type="float" office:value="6.25126" calcext:value-type="float">
            <text:p>6.25126</text:p>
          </table:table-cell>
          <table:table-cell office:value-type="float" office:value="15.873318" calcext:value-type="float">
            <text:p>15.873318</text:p>
          </table:table-cell>
          <table:table-cell office:value-type="float" office:value="6.253019" calcext:value-type="float">
            <text:p>6.253019</text:p>
          </table:table-cell>
        </table:table-row>
        <table:table-row table:style-name="ro1">
          <table:table-cell office:value-type="float" office:value="15.9239" calcext:value-type="float">
            <text:p>15.9239</text:p>
          </table:table-cell>
          <table:table-cell office:value-type="float" office:value="6.2363" calcext:value-type="float">
            <text:p>6.2363</text:p>
          </table:table-cell>
          <table:table-cell office:value-type="float" office:value="15.923924" calcext:value-type="float">
            <text:p>15.923924</text:p>
          </table:table-cell>
          <table:table-cell office:value-type="float" office:value="6.238086" calcext:value-type="float">
            <text:p>6.238086</text:p>
          </table:table-cell>
        </table:table-row>
        <table:table-row table:style-name="ro1">
          <table:table-cell office:value-type="float" office:value="15.9743" calcext:value-type="float">
            <text:p>15.9743</text:p>
          </table:table-cell>
          <table:table-cell office:value-type="float" office:value="6.22077" calcext:value-type="float">
            <text:p>6.22077</text:p>
          </table:table-cell>
          <table:table-cell office:value-type="float" office:value="15.974273" calcext:value-type="float">
            <text:p>15.974273</text:p>
          </table:table-cell>
          <table:table-cell office:value-type="float" office:value="6.222576" calcext:value-type="float">
            <text:p>6.222576</text:p>
          </table:table-cell>
        </table:table-row>
        <table:table-row table:style-name="ro1">
          <table:table-cell office:value-type="float" office:value="16.0244" calcext:value-type="float">
            <text:p>16.0244</text:p>
          </table:table-cell>
          <table:table-cell office:value-type="float" office:value="6.20466" calcext:value-type="float">
            <text:p>6.20466</text:p>
          </table:table-cell>
          <table:table-cell office:value-type="float" office:value="16.024369" calcext:value-type="float">
            <text:p>16.024369</text:p>
          </table:table-cell>
          <table:table-cell office:value-type="float" office:value="6.206492" calcext:value-type="float">
            <text:p>6.206492</text:p>
          </table:table-cell>
        </table:table-row>
        <table:table-row table:style-name="ro1">
          <table:table-cell office:value-type="float" office:value="16.0742" calcext:value-type="float">
            <text:p>16.0742</text:p>
          </table:table-cell>
          <table:table-cell office:value-type="float" office:value="6.18798" calcext:value-type="float">
            <text:p>6.18798</text:p>
          </table:table-cell>
          <table:table-cell office:value-type="float" office:value="16.074214" calcext:value-type="float">
            <text:p>16.074214</text:p>
          </table:table-cell>
          <table:table-cell office:value-type="float" office:value="6.189836" calcext:value-type="float">
            <text:p>6.189836</text:p>
          </table:table-cell>
        </table:table-row>
        <table:table-row table:style-name="ro1">
          <table:table-cell office:value-type="float" office:value="16.1238" calcext:value-type="float">
            <text:p>16.1238</text:p>
          </table:table-cell>
          <table:table-cell office:value-type="float" office:value="6.17073" calcext:value-type="float">
            <text:p>6.17073</text:p>
          </table:table-cell>
          <table:table-cell office:value-type="float" office:value="16.12381" calcext:value-type="float">
            <text:p>16.12381</text:p>
          </table:table-cell>
          <table:table-cell office:value-type="float" office:value="6.172608" calcext:value-type="float">
            <text:p>6.172608</text:p>
          </table:table-cell>
        </table:table-row>
        <table:table-row table:style-name="ro1">
          <table:table-cell office:value-type="float" office:value="16.1732" calcext:value-type="float">
            <text:p>16.1732</text:p>
          </table:table-cell>
          <table:table-cell office:value-type="float" office:value="6.15291" calcext:value-type="float">
            <text:p>6.15291</text:p>
          </table:table-cell>
          <table:table-cell office:value-type="float" office:value="16.17316" calcext:value-type="float">
            <text:p>16.17316</text:p>
          </table:table-cell>
          <table:table-cell office:value-type="float" office:value="6.154811" calcext:value-type="float">
            <text:p>6.154811</text:p>
          </table:table-cell>
        </table:table-row>
        <table:table-row table:style-name="ro1">
          <table:table-cell office:value-type="float" office:value="16.2223" calcext:value-type="float">
            <text:p>16.2223</text:p>
          </table:table-cell>
          <table:table-cell office:value-type="float" office:value="6.13452" calcext:value-type="float">
            <text:p>6.13452</text:p>
          </table:table-cell>
          <table:table-cell office:value-type="float" office:value="16.222267" calcext:value-type="float">
            <text:p>16.222267</text:p>
          </table:table-cell>
          <table:table-cell office:value-type="float" office:value="6.136448" calcext:value-type="float">
            <text:p>6.136448</text:p>
          </table:table-cell>
        </table:table-row>
        <table:table-row table:style-name="ro1">
          <table:table-cell office:value-type="float" office:value="16.2711" calcext:value-type="float">
            <text:p>16.2711</text:p>
          </table:table-cell>
          <table:table-cell office:value-type="float" office:value="6.11557" calcext:value-type="float">
            <text:p>6.11557</text:p>
          </table:table-cell>
          <table:table-cell office:value-type="float" office:value="16.271133" calcext:value-type="float">
            <text:p>16.271133</text:p>
          </table:table-cell>
          <table:table-cell office:value-type="float" office:value="6.11752" calcext:value-type="float">
            <text:p>6.11752</text:p>
          </table:table-cell>
        </table:table-row>
        <table:table-row table:style-name="ro1">
          <table:table-cell office:value-type="float" office:value="16.3198" calcext:value-type="float">
            <text:p>16.3198</text:p>
          </table:table-cell>
          <table:table-cell office:value-type="float" office:value="6.09605" calcext:value-type="float">
            <text:p>6.09605</text:p>
          </table:table-cell>
          <table:table-cell office:value-type="float" office:value="16.31976" calcext:value-type="float">
            <text:p>16.31976</text:p>
          </table:table-cell>
          <table:table-cell office:value-type="float" office:value="6.098029" calcext:value-type="float">
            <text:p>6.098029</text:p>
          </table:table-cell>
        </table:table-row>
        <table:table-row table:style-name="ro1">
          <table:table-cell office:value-type="float" office:value="16.3682" calcext:value-type="float">
            <text:p>16.3682</text:p>
          </table:table-cell>
          <table:table-cell office:value-type="float" office:value="6.07597" calcext:value-type="float">
            <text:p>6.07597</text:p>
          </table:table-cell>
          <table:table-cell office:value-type="float" office:value="16.36815" calcext:value-type="float">
            <text:p>16.36815</text:p>
          </table:table-cell>
          <table:table-cell office:value-type="float" office:value="6.077978" calcext:value-type="float">
            <text:p>6.077978</text:p>
          </table:table-cell>
        </table:table-row>
        <table:table-row table:style-name="ro1">
          <table:table-cell office:value-type="float" office:value="16.4163" calcext:value-type="float">
            <text:p>16.4163</text:p>
          </table:table-cell>
          <table:table-cell office:value-type="float" office:value="6.05534" calcext:value-type="float">
            <text:p>6.05534</text:p>
          </table:table-cell>
          <table:table-cell office:value-type="float" office:value="16.416306" calcext:value-type="float">
            <text:p>16.416306</text:p>
          </table:table-cell>
          <table:table-cell office:value-type="float" office:value="6.057368" calcext:value-type="float">
            <text:p>6.057368</text:p>
          </table:table-cell>
        </table:table-row>
        <table:table-row table:style-name="ro1">
          <table:table-cell office:value-type="float" office:value="16.4642" calcext:value-type="float">
            <text:p>16.4642</text:p>
          </table:table-cell>
          <table:table-cell office:value-type="float" office:value="6.03415" calcext:value-type="float">
            <text:p>6.03415</text:p>
          </table:table-cell>
          <table:table-cell office:value-type="float" office:value="16.464231" calcext:value-type="float">
            <text:p>16.464231</text:p>
          </table:table-cell>
          <table:table-cell office:value-type="float" office:value="6.036202" calcext:value-type="float">
            <text:p>6.036202</text:p>
          </table:table-cell>
        </table:table-row>
        <table:table-row table:style-name="ro1">
          <table:table-cell office:value-type="float" office:value="16.5119" calcext:value-type="float">
            <text:p>16.5119</text:p>
          </table:table-cell>
          <table:table-cell office:value-type="float" office:value="6.0124" calcext:value-type="float">
            <text:p>6.0124</text:p>
          </table:table-cell>
          <table:table-cell office:value-type="float" office:value="16.511925" calcext:value-type="float">
            <text:p>16.511925</text:p>
          </table:table-cell>
          <table:table-cell office:value-type="float" office:value="6.014482" calcext:value-type="float">
            <text:p>6.014482</text:p>
          </table:table-cell>
        </table:table-row>
        <table:table-row table:style-name="ro1">
          <table:table-cell office:value-type="float" office:value="16.5594" calcext:value-type="float">
            <text:p>16.5594</text:p>
          </table:table-cell>
          <table:table-cell office:value-type="float" office:value="5.99011" calcext:value-type="float">
            <text:p>5.99011</text:p>
          </table:table-cell>
          <table:table-cell office:value-type="float" office:value="16.559393" calcext:value-type="float">
            <text:p>16.559393</text:p>
          </table:table-cell>
          <table:table-cell office:value-type="float" office:value="5.992211" calcext:value-type="float">
            <text:p>5.992211</text:p>
          </table:table-cell>
        </table:table-row>
        <table:table-row table:style-name="ro1">
          <table:table-cell office:value-type="float" office:value="16.6066" calcext:value-type="float">
            <text:p>16.6066</text:p>
          </table:table-cell>
          <table:table-cell office:value-type="float" office:value="5.96726" calcext:value-type="float">
            <text:p>5.96726</text:p>
          </table:table-cell>
          <table:table-cell office:value-type="float" office:value="16.606634" calcext:value-type="float">
            <text:p>16.606634</text:p>
          </table:table-cell>
          <table:table-cell office:value-type="float" office:value="5.969391" calcext:value-type="float">
            <text:p>5.969391</text:p>
          </table:table-cell>
        </table:table-row>
        <table:table-row table:style-name="ro1">
          <table:table-cell office:value-type="float" office:value="16.6537" calcext:value-type="float">
            <text:p>16.6537</text:p>
          </table:table-cell>
          <table:table-cell office:value-type="float" office:value="5.94387" calcext:value-type="float">
            <text:p>5.94387</text:p>
          </table:table-cell>
          <table:table-cell office:value-type="float" office:value="16.653653" calcext:value-type="float">
            <text:p>16.653653</text:p>
          </table:table-cell>
          <table:table-cell office:value-type="float" office:value="5.946025" calcext:value-type="float">
            <text:p>5.946025</text:p>
          </table:table-cell>
        </table:table-row>
        <table:table-row table:style-name="ro1">
          <table:table-cell office:value-type="float" office:value="16.7005" calcext:value-type="float">
            <text:p>16.7005</text:p>
          </table:table-cell>
          <table:table-cell office:value-type="float" office:value="5.91993" calcext:value-type="float">
            <text:p>5.91993</text:p>
          </table:table-cell>
          <table:table-cell office:value-type="float" office:value="16.700451" calcext:value-type="float">
            <text:p>16.700451</text:p>
          </table:table-cell>
          <table:table-cell office:value-type="float" office:value="5.922115" calcext:value-type="float">
            <text:p>5.922115</text:p>
          </table:table-cell>
        </table:table-row>
        <table:table-row table:style-name="ro1">
          <table:table-cell office:value-type="float" office:value="16.747" calcext:value-type="float">
            <text:p>16.747</text:p>
          </table:table-cell>
          <table:table-cell office:value-type="float" office:value="5.89546" calcext:value-type="float">
            <text:p>5.89546</text:p>
          </table:table-cell>
          <table:table-cell office:value-type="float" office:value="16.747029" calcext:value-type="float">
            <text:p>16.747029</text:p>
          </table:table-cell>
          <table:table-cell office:value-type="float" office:value="5.897663" calcext:value-type="float">
            <text:p>5.897663</text:p>
          </table:table-cell>
        </table:table-row>
        <table:table-row table:style-name="ro1">
          <table:table-cell office:value-type="float" office:value="16.7934" calcext:value-type="float">
            <text:p>16.7934</text:p>
          </table:table-cell>
          <table:table-cell office:value-type="float" office:value="5.87044" calcext:value-type="float">
            <text:p>5.87044</text:p>
          </table:table-cell>
          <table:table-cell office:value-type="float" office:value="16.793391" calcext:value-type="float">
            <text:p>16.793391</text:p>
          </table:table-cell>
          <table:table-cell office:value-type="float" office:value="5.872672" calcext:value-type="float">
            <text:p>5.872672</text:p>
          </table:table-cell>
        </table:table-row>
        <table:table-row table:style-name="ro1">
          <table:table-cell office:value-type="float" office:value="16.8395" calcext:value-type="float">
            <text:p>16.8395</text:p>
          </table:table-cell>
          <table:table-cell office:value-type="float" office:value="5.84489" calcext:value-type="float">
            <text:p>5.84489</text:p>
          </table:table-cell>
          <table:table-cell office:value-type="float" office:value="16.839538" calcext:value-type="float">
            <text:p>16.839538</text:p>
          </table:table-cell>
          <table:table-cell office:value-type="float" office:value="5.847146" calcext:value-type="float">
            <text:p>5.847146</text:p>
          </table:table-cell>
        </table:table-row>
        <table:table-row table:style-name="ro1">
          <table:table-cell office:value-type="float" office:value="16.8855" calcext:value-type="float">
            <text:p>16.8855</text:p>
          </table:table-cell>
          <table:table-cell office:value-type="float" office:value="5.8188" calcext:value-type="float">
            <text:p>5.8188</text:p>
          </table:table-cell>
          <table:table-cell office:value-type="float" office:value="16.885472" calcext:value-type="float">
            <text:p>16.885472</text:p>
          </table:table-cell>
          <table:table-cell office:value-type="float" office:value="5.821086" calcext:value-type="float">
            <text:p>5.821086</text:p>
          </table:table-cell>
        </table:table-row>
        <table:table-row table:style-name="ro1">
          <table:table-cell office:value-type="float" office:value="16.9312" calcext:value-type="float">
            <text:p>16.9312</text:p>
          </table:table-cell>
          <table:table-cell office:value-type="float" office:value="5.79219" calcext:value-type="float">
            <text:p>5.79219</text:p>
          </table:table-cell>
          <table:table-cell office:value-type="float" office:value="16.931194" calcext:value-type="float">
            <text:p>16.931194</text:p>
          </table:table-cell>
          <table:table-cell office:value-type="float" office:value="5.794495" calcext:value-type="float">
            <text:p>5.794495</text:p>
          </table:table-cell>
        </table:table-row>
        <table:table-row table:style-name="ro1">
          <table:table-cell office:value-type="float" office:value="16.9767" calcext:value-type="float">
            <text:p>16.9767</text:p>
          </table:table-cell>
          <table:table-cell office:value-type="float" office:value="5.76504" calcext:value-type="float">
            <text:p>5.76504</text:p>
          </table:table-cell>
          <table:table-cell office:value-type="float" office:value="16.976708" calcext:value-type="float">
            <text:p>16.976708</text:p>
          </table:table-cell>
          <table:table-cell office:value-type="float" office:value="5.767377" calcext:value-type="float">
            <text:p>5.767377</text:p>
          </table:table-cell>
        </table:table-row>
        <table:table-row table:style-name="ro1">
          <table:table-cell office:value-type="float" office:value="17.022" calcext:value-type="float">
            <text:p>17.022</text:p>
          </table:table-cell>
          <table:table-cell office:value-type="float" office:value="5.73737" calcext:value-type="float">
            <text:p>5.73737</text:p>
          </table:table-cell>
          <table:table-cell office:value-type="float" office:value="17.022015" calcext:value-type="float">
            <text:p>17.022015</text:p>
          </table:table-cell>
          <table:table-cell office:value-type="float" office:value="5.739733" calcext:value-type="float">
            <text:p>5.739733</text:p>
          </table:table-cell>
        </table:table-row>
        <table:table-row table:style-name="ro1">
          <table:table-cell office:value-type="float" office:value="17.0671" calcext:value-type="float">
            <text:p>17.0671</text:p>
          </table:table-cell>
          <table:table-cell office:value-type="float" office:value="5.70918" calcext:value-type="float">
            <text:p>5.70918</text:p>
          </table:table-cell>
          <table:table-cell office:value-type="float" office:value="17.067116" calcext:value-type="float">
            <text:p>17.067116</text:p>
          </table:table-cell>
          <table:table-cell office:value-type="float" office:value="5.711568" calcext:value-type="float">
            <text:p>5.711568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5.68047" calcext:value-type="float">
            <text:p>5.68047</text:p>
          </table:table-cell>
          <table:table-cell office:value-type="float" office:value="17.112014" calcext:value-type="float">
            <text:p>17.112014</text:p>
          </table:table-cell>
          <table:table-cell office:value-type="float" office:value="5.682883" calcext:value-type="float">
            <text:p>5.682883</text:p>
          </table:table-cell>
        </table:table-row>
        <table:table-row table:style-name="ro1">
          <table:table-cell office:value-type="float" office:value="17.1567" calcext:value-type="float">
            <text:p>17.1567</text:p>
          </table:table-cell>
          <table:table-cell office:value-type="float" office:value="5.65124" calcext:value-type="float">
            <text:p>5.65124</text:p>
          </table:table-cell>
          <table:table-cell office:value-type="float" office:value="17.15671" calcext:value-type="float">
            <text:p>17.15671</text:p>
          </table:table-cell>
          <table:table-cell office:value-type="float" office:value="5.653682" calcext:value-type="float">
            <text:p>5.653682</text:p>
          </table:table-cell>
        </table:table-row>
        <table:table-row table:style-name="ro1">
          <table:table-cell office:value-type="float" office:value="17.2012" calcext:value-type="float">
            <text:p>17.2012</text:p>
          </table:table-cell>
          <table:table-cell office:value-type="float" office:value="5.6215" calcext:value-type="float">
            <text:p>5.6215</text:p>
          </table:table-cell>
          <table:table-cell office:value-type="float" office:value="17.201207" calcext:value-type="float">
            <text:p>17.201207</text:p>
          </table:table-cell>
          <table:table-cell office:value-type="float" office:value="5.623967" calcext:value-type="float">
            <text:p>5.623967</text:p>
          </table:table-cell>
        </table:table-row>
        <table:table-row table:style-name="ro1">
          <table:table-cell office:value-type="float" office:value="17.2455" calcext:value-type="float">
            <text:p>17.2455</text:p>
          </table:table-cell>
          <table:table-cell office:value-type="float" office:value="5.59125" calcext:value-type="float">
            <text:p>5.59125</text:p>
          </table:table-cell>
          <table:table-cell office:value-type="float" office:value="17.245505" calcext:value-type="float">
            <text:p>17.245505</text:p>
          </table:table-cell>
          <table:table-cell office:value-type="float" office:value="5.593743" calcext:value-type="float">
            <text:p>5.593743</text:p>
          </table:table-cell>
        </table:table-row>
        <table:table-row table:style-name="ro1">
          <table:table-cell office:value-type="float" office:value="17.2896" calcext:value-type="float">
            <text:p>17.2896</text:p>
          </table:table-cell>
          <table:table-cell office:value-type="float" office:value="5.56049" calcext:value-type="float">
            <text:p>5.56049</text:p>
          </table:table-cell>
          <table:table-cell office:value-type="float" office:value="17.289608" calcext:value-type="float">
            <text:p>17.289608</text:p>
          </table:table-cell>
          <table:table-cell office:value-type="float" office:value="5.563011" calcext:value-type="float">
            <text:p>5.563011</text:p>
          </table:table-cell>
        </table:table-row>
        <table:table-row table:style-name="ro1">
          <table:table-cell office:value-type="float" office:value="17.3335" calcext:value-type="float">
            <text:p>17.3335</text:p>
          </table:table-cell>
          <table:table-cell office:value-type="float" office:value="5.52923" calcext:value-type="float">
            <text:p>5.52923</text:p>
          </table:table-cell>
          <table:table-cell office:value-type="float" office:value="17.333516" calcext:value-type="float">
            <text:p>17.333516</text:p>
          </table:table-cell>
          <table:table-cell office:value-type="float" office:value="5.531775" calcext:value-type="float">
            <text:p>5.531775</text:p>
          </table:table-cell>
        </table:table-row>
        <table:table-row table:style-name="ro1">
          <table:table-cell office:value-type="float" office:value="17.3772" calcext:value-type="float">
            <text:p>17.3772</text:p>
          </table:table-cell>
          <table:table-cell office:value-type="float" office:value="5.49747" calcext:value-type="float">
            <text:p>5.49747</text:p>
          </table:table-cell>
          <table:table-cell office:value-type="float" office:value="17.377231" calcext:value-type="float">
            <text:p>17.377231</text:p>
          </table:table-cell>
          <table:table-cell office:value-type="float" office:value="5.500038" calcext:value-type="float">
            <text:p>5.500038</text:p>
          </table:table-cell>
        </table:table-row>
        <table:table-row table:style-name="ro1">
          <table:table-cell office:value-type="float" office:value="17.4208" calcext:value-type="float">
            <text:p>17.4208</text:p>
          </table:table-cell>
          <table:table-cell office:value-type="float" office:value="5.46521" calcext:value-type="float">
            <text:p>5.46521</text:p>
          </table:table-cell>
          <table:table-cell office:value-type="float" office:value="17.420755" calcext:value-type="float">
            <text:p>17.420755</text:p>
          </table:table-cell>
          <table:table-cell office:value-type="float" office:value="5.467803" calcext:value-type="float">
            <text:p>5.467803</text:p>
          </table:table-cell>
        </table:table-row>
        <table:table-row table:style-name="ro1">
          <table:table-cell office:value-type="float" office:value="17.4641" calcext:value-type="float">
            <text:p>17.4641</text:p>
          </table:table-cell>
          <table:table-cell office:value-type="float" office:value="5.43245" calcext:value-type="float">
            <text:p>5.43245</text:p>
          </table:table-cell>
          <table:table-cell office:value-type="float" office:value="17.464089" calcext:value-type="float">
            <text:p>17.464089</text:p>
          </table:table-cell>
          <table:table-cell office:value-type="float" office:value="5.435074" calcext:value-type="float">
            <text:p>5.435074</text:p>
          </table:table-cell>
        </table:table-row>
        <table:table-row table:style-name="ro1">
          <table:table-cell office:value-type="float" office:value="17.5072" calcext:value-type="float">
            <text:p>17.5072</text:p>
          </table:table-cell>
          <table:table-cell office:value-type="float" office:value="5.3992" calcext:value-type="float">
            <text:p>5.3992</text:p>
          </table:table-cell>
          <table:table-cell office:value-type="float" office:value="17.507236" calcext:value-type="float">
            <text:p>17.507236</text:p>
          </table:table-cell>
          <table:table-cell office:value-type="float" office:value="5.401853" calcext:value-type="float">
            <text:p>5.401853</text:p>
          </table:table-cell>
        </table:table-row>
        <table:table-row table:style-name="ro1">
          <table:table-cell office:value-type="float" office:value="17.5502" calcext:value-type="float">
            <text:p>17.5502</text:p>
          </table:table-cell>
          <table:table-cell office:value-type="float" office:value="5.36547" calcext:value-type="float">
            <text:p>5.36547</text:p>
          </table:table-cell>
          <table:table-cell office:value-type="float" office:value="17.550196" calcext:value-type="float">
            <text:p>17.550196</text:p>
          </table:table-cell>
          <table:table-cell office:value-type="float" office:value="5.368144" calcext:value-type="float">
            <text:p>5.368144</text:p>
          </table:table-cell>
        </table:table-row>
        <table:table-row table:style-name="ro1">
          <table:table-cell office:value-type="float" office:value="17.593" calcext:value-type="float">
            <text:p>17.593</text:p>
          </table:table-cell>
          <table:table-cell office:value-type="float" office:value="5.33125" calcext:value-type="float">
            <text:p>5.33125</text:p>
          </table:table-cell>
          <table:table-cell office:value-type="float" office:value="17.592972" calcext:value-type="float">
            <text:p>17.592972</text:p>
          </table:table-cell>
          <table:table-cell office:value-type="float" office:value="5.33395" calcext:value-type="float">
            <text:p>5.33395</text:p>
          </table:table-cell>
        </table:table-row>
        <table:table-row table:style-name="ro1">
          <table:table-cell office:value-type="float" office:value="17.6356" calcext:value-type="float">
            <text:p>17.6356</text:p>
          </table:table-cell>
          <table:table-cell office:value-type="float" office:value="5.29655" calcext:value-type="float">
            <text:p>5.29655</text:p>
          </table:table-cell>
          <table:table-cell office:value-type="float" office:value="17.635565" calcext:value-type="float">
            <text:p>17.635565</text:p>
          </table:table-cell>
          <table:table-cell office:value-type="float" office:value="5.299274" calcext:value-type="float">
            <text:p>5.299274</text:p>
          </table:table-cell>
        </table:table-row>
        <table:table-row table:style-name="ro1">
          <table:table-cell office:value-type="float" office:value="17.678" calcext:value-type="float">
            <text:p>17.678</text:p>
          </table:table-cell>
          <table:table-cell office:value-type="float" office:value="5.26137" calcext:value-type="float">
            <text:p>5.26137</text:p>
          </table:table-cell>
          <table:table-cell office:value-type="float" office:value="17.677977" calcext:value-type="float">
            <text:p>17.677977</text:p>
          </table:table-cell>
          <table:table-cell office:value-type="float" office:value="5.26412" calcext:value-type="float">
            <text:p>5.26412</text:p>
          </table:table-cell>
        </table:table-row>
        <table:table-row table:style-name="ro1">
          <table:table-cell office:value-type="float" office:value="17.7202" calcext:value-type="float">
            <text:p>17.7202</text:p>
          </table:table-cell>
          <table:table-cell office:value-type="float" office:value="5.22571" calcext:value-type="float">
            <text:p>5.22571</text:p>
          </table:table-cell>
          <table:table-cell office:value-type="float" office:value="17.720209" calcext:value-type="float">
            <text:p>17.720209</text:p>
          </table:table-cell>
          <table:table-cell office:value-type="float" office:value="5.228492" calcext:value-type="float">
            <text:p>5.228492</text:p>
          </table:table-cell>
        </table:table-row>
        <table:table-row table:style-name="ro1">
          <table:table-cell office:value-type="float" office:value="17.7623" calcext:value-type="float">
            <text:p>17.7623</text:p>
          </table:table-cell>
          <table:table-cell office:value-type="float" office:value="5.18958" calcext:value-type="float">
            <text:p>5.18958</text:p>
          </table:table-cell>
          <table:table-cell office:value-type="float" office:value="17.762262" calcext:value-type="float">
            <text:p>17.762262</text:p>
          </table:table-cell>
          <table:table-cell office:value-type="float" office:value="5.192391" calcext:value-type="float">
            <text:p>5.192391</text:p>
          </table:table-cell>
        </table:table-row>
        <table:table-row table:style-name="ro1">
          <table:table-cell office:value-type="float" office:value="17.8041" calcext:value-type="float">
            <text:p>17.8041</text:p>
          </table:table-cell>
          <table:table-cell office:value-type="float" office:value="5.15299" calcext:value-type="float">
            <text:p>5.15299</text:p>
          </table:table-cell>
          <table:table-cell office:value-type="float" office:value="17.804138" calcext:value-type="float">
            <text:p>17.804138</text:p>
          </table:table-cell>
          <table:table-cell office:value-type="float" office:value="5.155822" calcext:value-type="float">
            <text:p>5.155822</text:p>
          </table:table-cell>
        </table:table-row>
        <table:table-row table:style-name="ro1">
          <table:table-cell office:value-type="float" office:value="17.8458" calcext:value-type="float">
            <text:p>17.8458</text:p>
          </table:table-cell>
          <table:table-cell office:value-type="float" office:value="5.11593" calcext:value-type="float">
            <text:p>5.11593</text:p>
          </table:table-cell>
          <table:table-cell office:value-type="float" office:value="17.84584" calcext:value-type="float">
            <text:p>17.84584</text:p>
          </table:table-cell>
          <table:table-cell office:value-type="float" office:value="5.118789" calcext:value-type="float">
            <text:p>5.118789</text:p>
          </table:table-cell>
        </table:table-row>
        <table:table-row table:style-name="ro1">
          <table:table-cell office:value-type="float" office:value="17.8874" calcext:value-type="float">
            <text:p>17.8874</text:p>
          </table:table-cell>
          <table:table-cell office:value-type="float" office:value="5.07841" calcext:value-type="float">
            <text:p>5.07841</text:p>
          </table:table-cell>
          <table:table-cell office:value-type="float" office:value="17.887367" calcext:value-type="float">
            <text:p>17.887367</text:p>
          </table:table-cell>
          <table:table-cell office:value-type="float" office:value="5.081294" calcext:value-type="float">
            <text:p>5.081294</text:p>
          </table:table-cell>
        </table:table-row>
        <table:table-row table:style-name="ro1">
          <table:table-cell office:value-type="float" office:value="17.9287" calcext:value-type="float">
            <text:p>17.9287</text:p>
          </table:table-cell>
          <table:table-cell office:value-type="float" office:value="5.04043" calcext:value-type="float">
            <text:p>5.04043</text:p>
          </table:table-cell>
          <table:table-cell office:value-type="float" office:value="17.928722" calcext:value-type="float">
            <text:p>17.928722</text:p>
          </table:table-cell>
          <table:table-cell office:value-type="float" office:value="5.043341" calcext:value-type="float">
            <text:p>5.043341</text:p>
          </table:table-cell>
        </table:table-row>
        <table:table-row table:style-name="ro1">
          <table:table-cell office:value-type="float" office:value="17.9699" calcext:value-type="float">
            <text:p>17.9699</text:p>
          </table:table-cell>
          <table:table-cell office:value-type="float" office:value="5.00199" calcext:value-type="float">
            <text:p>5.00199</text:p>
          </table:table-cell>
          <table:table-cell office:value-type="float" office:value="17.969905" calcext:value-type="float">
            <text:p>17.969905</text:p>
          </table:table-cell>
          <table:table-cell office:value-type="float" office:value="5.004934" calcext:value-type="float">
            <text:p>5.004934</text:p>
          </table:table-cell>
        </table:table-row>
        <table:table-row table:style-name="ro1">
          <table:table-cell office:value-type="float" office:value="18.0109" calcext:value-type="float">
            <text:p>18.0109</text:p>
          </table:table-cell>
          <table:table-cell office:value-type="float" office:value="4.96311" calcext:value-type="float">
            <text:p>4.96311</text:p>
          </table:table-cell>
          <table:table-cell office:value-type="float" office:value="18.01092" calcext:value-type="float">
            <text:p>18.01092</text:p>
          </table:table-cell>
          <table:table-cell office:value-type="float" office:value="4.966075" calcext:value-type="float">
            <text:p>4.966075</text:p>
          </table:table-cell>
        </table:table-row>
        <table:table-row table:style-name="ro1">
          <table:table-cell office:value-type="float" office:value="18.0518" calcext:value-type="float">
            <text:p>18.0518</text:p>
          </table:table-cell>
          <table:table-cell office:value-type="float" office:value="4.92377" calcext:value-type="float">
            <text:p>4.92377</text:p>
          </table:table-cell>
          <table:table-cell office:value-type="float" office:value="18.051766" calcext:value-type="float">
            <text:p>18.051766</text:p>
          </table:table-cell>
          <table:table-cell office:value-type="float" office:value="4.926769" calcext:value-type="float">
            <text:p>4.926769</text:p>
          </table:table-cell>
        </table:table-row>
        <table:table-row table:style-name="ro1">
          <table:table-cell office:value-type="float" office:value="18.0924" calcext:value-type="float">
            <text:p>18.0924</text:p>
          </table:table-cell>
          <table:table-cell office:value-type="float" office:value="4.884" calcext:value-type="float">
            <text:p>4.884</text:p>
          </table:table-cell>
          <table:table-cell office:value-type="float" office:value="18.092445" calcext:value-type="float">
            <text:p>18.092445</text:p>
          </table:table-cell>
          <table:table-cell office:value-type="float" office:value="4.887019" calcext:value-type="float">
            <text:p>4.887019</text:p>
          </table:table-cell>
        </table:table-row>
        <table:table-row table:style-name="ro1">
          <table:table-cell office:value-type="float" office:value="18.133" calcext:value-type="float">
            <text:p>18.133</text:p>
          </table:table-cell>
          <table:table-cell office:value-type="float" office:value="4.84378" calcext:value-type="float">
            <text:p>4.84378</text:p>
          </table:table-cell>
          <table:table-cell office:value-type="float" office:value="18.132958" calcext:value-type="float">
            <text:p>18.132958</text:p>
          </table:table-cell>
          <table:table-cell office:value-type="float" office:value="4.846829" calcext:value-type="float">
            <text:p>4.846829</text:p>
          </table:table-cell>
        </table:table-row>
        <table:table-row table:style-name="ro1">
          <table:table-cell office:value-type="float" office:value="18.1733" calcext:value-type="float">
            <text:p>18.1733</text:p>
          </table:table-cell>
          <table:table-cell office:value-type="float" office:value="4.80313" calcext:value-type="float">
            <text:p>4.80313</text:p>
          </table:table-cell>
          <table:table-cell office:value-type="float" office:value="18.173308" calcext:value-type="float">
            <text:p>18.173308</text:p>
          </table:table-cell>
          <table:table-cell office:value-type="float" office:value="4.806201" calcext:value-type="float">
            <text:p>4.806201</text:p>
          </table:table-cell>
        </table:table-row>
        <table:table-row table:style-name="ro1">
          <table:table-cell office:value-type="float" office:value="18.2135" calcext:value-type="float">
            <text:p>18.2135</text:p>
          </table:table-cell>
          <table:table-cell office:value-type="float" office:value="4.76204" calcext:value-type="float">
            <text:p>4.76204</text:p>
          </table:table-cell>
          <table:table-cell office:value-type="float" office:value="18.213494" calcext:value-type="float">
            <text:p>18.213494</text:p>
          </table:table-cell>
          <table:table-cell office:value-type="float" office:value="4.76514" calcext:value-type="float">
            <text:p>4.76514</text:p>
          </table:table-cell>
        </table:table-row>
        <table:table-row table:style-name="ro1">
          <table:table-cell office:value-type="float" office:value="18.2535" calcext:value-type="float">
            <text:p>18.2535</text:p>
          </table:table-cell>
          <table:table-cell office:value-type="float" office:value="4.72052" calcext:value-type="float">
            <text:p>4.72052</text:p>
          </table:table-cell>
          <table:table-cell office:value-type="float" office:value="18.25352" calcext:value-type="float">
            <text:p>18.25352</text:p>
          </table:table-cell>
          <table:table-cell office:value-type="float" office:value="4.723649" calcext:value-type="float">
            <text:p>4.723649</text:p>
          </table:table-cell>
        </table:table-row>
        <table:table-row table:style-name="ro1">
          <table:table-cell office:value-type="float" office:value="18.2934" calcext:value-type="float">
            <text:p>18.2934</text:p>
          </table:table-cell>
          <table:table-cell office:value-type="float" office:value="4.67858" calcext:value-type="float">
            <text:p>4.67858</text:p>
          </table:table-cell>
          <table:table-cell office:value-type="float" office:value="18.293385" calcext:value-type="float">
            <text:p>18.293385</text:p>
          </table:table-cell>
          <table:table-cell office:value-type="float" office:value="4.681732" calcext:value-type="float">
            <text:p>4.681732</text:p>
          </table:table-cell>
        </table:table-row>
        <table:table-row table:style-name="ro1">
          <table:table-cell office:value-type="float" office:value="18.3331" calcext:value-type="float">
            <text:p>18.3331</text:p>
          </table:table-cell>
          <table:table-cell office:value-type="float" office:value="4.63621" calcext:value-type="float">
            <text:p>4.63621</text:p>
          </table:table-cell>
          <table:table-cell office:value-type="float" office:value="18.333091" calcext:value-type="float">
            <text:p>18.333091</text:p>
          </table:table-cell>
          <table:table-cell office:value-type="float" office:value="4.639391" calcext:value-type="float">
            <text:p>4.639391</text:p>
          </table:table-cell>
        </table:table-row>
        <table:table-row table:style-name="ro1">
          <table:table-cell office:value-type="float" office:value="18.3726" calcext:value-type="float">
            <text:p>18.3726</text:p>
          </table:table-cell>
          <table:table-cell office:value-type="float" office:value="4.59342" calcext:value-type="float">
            <text:p>4.59342</text:p>
          </table:table-cell>
          <table:table-cell office:value-type="float" office:value="18.372639" calcext:value-type="float">
            <text:p>18.372639</text:p>
          </table:table-cell>
          <table:table-cell office:value-type="float" office:value="4.596632" calcext:value-type="float">
            <text:p>4.596632</text:p>
          </table:table-cell>
        </table:table-row>
        <table:table-row table:style-name="ro1">
          <table:table-cell office:value-type="float" office:value="18.412" calcext:value-type="float">
            <text:p>18.412</text:p>
          </table:table-cell>
          <table:table-cell office:value-type="float" office:value="4.55022" calcext:value-type="float">
            <text:p>4.55022</text:p>
          </table:table-cell>
          <table:table-cell office:value-type="float" office:value="18.412031" calcext:value-type="float">
            <text:p>18.412031</text:p>
          </table:table-cell>
          <table:table-cell office:value-type="float" office:value="4.553456" calcext:value-type="float">
            <text:p>4.553456</text:p>
          </table:table-cell>
        </table:table-row>
        <table:table-row table:style-name="ro1">
          <table:table-cell office:value-type="float" office:value="18.4513" calcext:value-type="float">
            <text:p>18.4513</text:p>
          </table:table-cell>
          <table:table-cell office:value-type="float" office:value="4.50661" calcext:value-type="float">
            <text:p>4.50661</text:p>
          </table:table-cell>
          <table:table-cell office:value-type="float" office:value="18.451268" calcext:value-type="float">
            <text:p>18.451268</text:p>
          </table:table-cell>
          <table:table-cell office:value-type="float" office:value="4.509869" calcext:value-type="float">
            <text:p>4.509869</text:p>
          </table:table-cell>
        </table:table-row>
        <table:table-row table:style-name="ro1">
          <table:table-cell office:value-type="float" office:value="18.4904" calcext:value-type="float">
            <text:p>18.4904</text:p>
          </table:table-cell>
          <table:table-cell office:value-type="float" office:value="4.46259" calcext:value-type="float">
            <text:p>4.46259</text:p>
          </table:table-cell>
          <table:table-cell office:value-type="float" office:value="18.490351" calcext:value-type="float">
            <text:p>18.490351</text:p>
          </table:table-cell>
          <table:table-cell office:value-type="float" office:value="4.465873" calcext:value-type="float">
            <text:p>4.465873</text:p>
          </table:table-cell>
        </table:table-row>
        <table:table-row table:style-name="ro1">
          <table:table-cell office:value-type="float" office:value="18.5293" calcext:value-type="float">
            <text:p>18.5293</text:p>
          </table:table-cell>
          <table:table-cell office:value-type="float" office:value="4.41816" calcext:value-type="float">
            <text:p>4.41816</text:p>
          </table:table-cell>
          <table:table-cell office:value-type="float" office:value="18.529281" calcext:value-type="float">
            <text:p>18.529281</text:p>
          </table:table-cell>
          <table:table-cell office:value-type="float" office:value="4.421472" calcext:value-type="float">
            <text:p>4.421472</text:p>
          </table:table-cell>
        </table:table-row>
        <table:table-row table:style-name="ro1">
          <table:table-cell office:value-type="float" office:value="18.5681" calcext:value-type="float">
            <text:p>18.5681</text:p>
          </table:table-cell>
          <table:table-cell office:value-type="float" office:value="4.37333" calcext:value-type="float">
            <text:p>4.37333</text:p>
          </table:table-cell>
          <table:table-cell office:value-type="float" office:value="18.568059" calcext:value-type="float">
            <text:p>18.568059</text:p>
          </table:table-cell>
          <table:table-cell office:value-type="float" office:value="4.37667" calcext:value-type="float">
            <text:p>4.37667</text:p>
          </table:table-cell>
        </table:table-row>
        <table:table-row table:style-name="ro1">
          <table:table-cell office:value-type="float" office:value="18.6067" calcext:value-type="float">
            <text:p>18.6067</text:p>
          </table:table-cell>
          <table:table-cell office:value-type="float" office:value="4.3281" calcext:value-type="float">
            <text:p>4.3281</text:p>
          </table:table-cell>
          <table:table-cell office:value-type="float" office:value="18.606688" calcext:value-type="float">
            <text:p>18.606688</text:p>
          </table:table-cell>
          <table:table-cell office:value-type="float" office:value="4.33147" calcext:value-type="float">
            <text:p>4.33147</text:p>
          </table:table-cell>
        </table:table-row>
        <table:table-row table:style-name="ro1">
          <table:table-cell office:value-type="float" office:value="18.6452" calcext:value-type="float">
            <text:p>18.6452</text:p>
          </table:table-cell>
          <table:table-cell office:value-type="float" office:value="4.28248" calcext:value-type="float">
            <text:p>4.28248</text:p>
          </table:table-cell>
          <table:table-cell office:value-type="float" office:value="18.645167" calcext:value-type="float">
            <text:p>18.645167</text:p>
          </table:table-cell>
          <table:table-cell office:value-type="float" office:value="4.285875" calcext:value-type="float">
            <text:p>4.285875</text:p>
          </table:table-cell>
        </table:table-row>
        <table:table-row table:style-name="ro1">
          <table:table-cell office:value-type="float" office:value="18.6835" calcext:value-type="float">
            <text:p>18.6835</text:p>
          </table:table-cell>
          <table:table-cell office:value-type="float" office:value="4.23647" calcext:value-type="float">
            <text:p>4.23647</text:p>
          </table:table-cell>
          <table:table-cell office:value-type="float" office:value="18.683498" calcext:value-type="float">
            <text:p>18.683498</text:p>
          </table:table-cell>
          <table:table-cell office:value-type="float" office:value="4.23989" calcext:value-type="float">
            <text:p>4.23989</text:p>
          </table:table-cell>
        </table:table-row>
        <table:table-row table:style-name="ro1">
          <table:table-cell office:value-type="float" office:value="18.7217" calcext:value-type="float">
            <text:p>18.7217</text:p>
          </table:table-cell>
          <table:table-cell office:value-type="float" office:value="4.19007" calcext:value-type="float">
            <text:p>4.19007</text:p>
          </table:table-cell>
          <table:table-cell office:value-type="float" office:value="18.721682" calcext:value-type="float">
            <text:p>18.721682</text:p>
          </table:table-cell>
          <table:table-cell office:value-type="float" office:value="4.193518" calcext:value-type="float">
            <text:p>4.193518</text:p>
          </table:table-cell>
        </table:table-row>
        <table:table-row table:style-name="ro1">
          <table:table-cell office:value-type="float" office:value="18.7597" calcext:value-type="float">
            <text:p>18.7597</text:p>
          </table:table-cell>
          <table:table-cell office:value-type="float" office:value="4.14329" calcext:value-type="float">
            <text:p>4.14329</text:p>
          </table:table-cell>
          <table:table-cell office:value-type="float" office:value="18.75972" calcext:value-type="float">
            <text:p>18.75972</text:p>
          </table:table-cell>
          <table:table-cell office:value-type="float" office:value="4.146762" calcext:value-type="float">
            <text:p>4.146762</text:p>
          </table:table-cell>
        </table:table-row>
        <table:table-row table:style-name="ro1">
          <table:table-cell office:value-type="float" office:value="18.7976" calcext:value-type="float">
            <text:p>18.7976</text:p>
          </table:table-cell>
          <table:table-cell office:value-type="float" office:value="4.09613" calcext:value-type="float">
            <text:p>4.09613</text:p>
          </table:table-cell>
          <table:table-cell office:value-type="float" office:value="18.797613" calcext:value-type="float">
            <text:p>18.797613</text:p>
          </table:table-cell>
          <table:table-cell office:value-type="float" office:value="4.099626" calcext:value-type="float">
            <text:p>4.099626</text:p>
          </table:table-cell>
        </table:table-row>
        <table:table-row table:style-name="ro1">
          <table:table-cell office:value-type="float" office:value="18.8354" calcext:value-type="float">
            <text:p>18.8354</text:p>
          </table:table-cell>
          <table:table-cell office:value-type="float" office:value="4.04859" calcext:value-type="float">
            <text:p>4.04859</text:p>
          </table:table-cell>
          <table:table-cell office:value-type="float" office:value="18.835363" calcext:value-type="float">
            <text:p>18.835363</text:p>
          </table:table-cell>
          <table:table-cell office:value-type="float" office:value="4.052114" calcext:value-type="float">
            <text:p>4.052114</text:p>
          </table:table-cell>
        </table:table-row>
        <table:table-row table:style-name="ro1">
          <table:table-cell office:value-type="float" office:value="18.873" calcext:value-type="float">
            <text:p>18.873</text:p>
          </table:table-cell>
          <table:table-cell office:value-type="float" office:value="4.00068" calcext:value-type="float">
            <text:p>4.00068</text:p>
          </table:table-cell>
          <table:table-cell office:value-type="float" office:value="18.872971" calcext:value-type="float">
            <text:p>18.872971</text:p>
          </table:table-cell>
          <table:table-cell office:value-type="float" office:value="4.00423" calcext:value-type="float">
            <text:p>4.00423</text:p>
          </table:table-cell>
        </table:table-row>
        <table:table-row table:style-name="ro1">
          <table:table-cell office:value-type="float" office:value="18.9104" calcext:value-type="float">
            <text:p>18.9104</text:p>
          </table:table-cell>
          <table:table-cell office:value-type="float" office:value="3.9524" calcext:value-type="float">
            <text:p>3.9524</text:p>
          </table:table-cell>
          <table:table-cell office:value-type="float" office:value="18.910437" calcext:value-type="float">
            <text:p>18.910437</text:p>
          </table:table-cell>
          <table:table-cell office:value-type="float" office:value="3.955976" calcext:value-type="float">
            <text:p>3.955976</text:p>
          </table:table-cell>
        </table:table-row>
        <table:table-row table:style-name="ro1">
          <table:table-cell office:value-type="float" office:value="18.9478" calcext:value-type="float">
            <text:p>18.9478</text:p>
          </table:table-cell>
          <table:table-cell office:value-type="float" office:value="3.90376" calcext:value-type="float">
            <text:p>3.90376</text:p>
          </table:table-cell>
          <table:table-cell office:value-type="float" office:value="18.947762" calcext:value-type="float">
            <text:p>18.947762</text:p>
          </table:table-cell>
          <table:table-cell office:value-type="float" office:value="3.907356" calcext:value-type="float">
            <text:p>3.907356</text:p>
          </table:table-cell>
        </table:table-row>
        <table:table-row table:style-name="ro1">
          <table:table-cell office:value-type="float" office:value="18.9849" calcext:value-type="float">
            <text:p>18.9849</text:p>
          </table:table-cell>
          <table:table-cell office:value-type="float" office:value="3.85475" calcext:value-type="float">
            <text:p>3.85475</text:p>
          </table:table-cell>
          <table:table-cell office:value-type="float" office:value="18.984948" calcext:value-type="float">
            <text:p>18.984948</text:p>
          </table:table-cell>
          <table:table-cell office:value-type="float" office:value="3.858374" calcext:value-type="float">
            <text:p>3.858374</text:p>
          </table:table-cell>
        </table:table-row>
        <table:table-row table:style-name="ro1">
          <table:table-cell office:value-type="float" office:value="19.022" calcext:value-type="float">
            <text:p>19.022</text:p>
          </table:table-cell>
          <table:table-cell office:value-type="float" office:value="3.80538" calcext:value-type="float">
            <text:p>3.80538</text:p>
          </table:table-cell>
          <table:table-cell office:value-type="float" office:value="19.021996" calcext:value-type="float">
            <text:p>19.021996</text:p>
          </table:table-cell>
          <table:table-cell office:value-type="float" office:value="3.809033" calcext:value-type="float">
            <text:p>3.809033</text:p>
          </table:table-cell>
        </table:table-row>
        <table:table-row table:style-name="ro1">
          <table:table-cell office:value-type="float" office:value="19.0589" calcext:value-type="float">
            <text:p>19.0589</text:p>
          </table:table-cell>
          <table:table-cell office:value-type="float" office:value="3.75566" calcext:value-type="float">
            <text:p>3.75566</text:p>
          </table:table-cell>
          <table:table-cell office:value-type="float" office:value="19.058907" calcext:value-type="float">
            <text:p>19.058907</text:p>
          </table:table-cell>
          <table:table-cell office:value-type="float" office:value="3.759338" calcext:value-type="float">
            <text:p>3.759338</text:p>
          </table:table-cell>
        </table:table-row>
        <table:table-row table:style-name="ro1">
          <table:table-cell office:value-type="float" office:value="19.0957" calcext:value-type="float">
            <text:p>19.0957</text:p>
          </table:table-cell>
          <table:table-cell office:value-type="float" office:value="3.70559" calcext:value-type="float">
            <text:p>3.70559</text:p>
          </table:table-cell>
          <table:table-cell office:value-type="float" office:value="19.095682" calcext:value-type="float">
            <text:p>19.095682</text:p>
          </table:table-cell>
          <table:table-cell office:value-type="float" office:value="3.70929" calcext:value-type="float">
            <text:p>3.70929</text:p>
          </table:table-cell>
        </table:table-row>
        <table:table-row table:style-name="ro1">
          <table:table-cell office:value-type="float" office:value="19.1323" calcext:value-type="float">
            <text:p>19.1323</text:p>
          </table:table-cell>
          <table:table-cell office:value-type="float" office:value="3.65517" calcext:value-type="float">
            <text:p>3.65517</text:p>
          </table:table-cell>
          <table:table-cell office:value-type="float" office:value="19.132321" calcext:value-type="float">
            <text:p>19.132321</text:p>
          </table:table-cell>
          <table:table-cell office:value-type="float" office:value="3.658895" calcext:value-type="float">
            <text:p>3.658895</text:p>
          </table:table-cell>
        </table:table-row>
        <table:table-row table:style-name="ro1">
          <table:table-cell office:value-type="float" office:value="19.1688" calcext:value-type="float">
            <text:p>19.1688</text:p>
          </table:table-cell>
          <table:table-cell office:value-type="float" office:value="3.6044" calcext:value-type="float">
            <text:p>3.6044</text:p>
          </table:table-cell>
          <table:table-cell office:value-type="float" office:value="19.168826" calcext:value-type="float">
            <text:p>19.168826</text:p>
          </table:table-cell>
          <table:table-cell office:value-type="float" office:value="3.608155" calcext:value-type="float">
            <text:p>3.608155</text:p>
          </table:table-cell>
        </table:table-row>
        <table:table-row table:style-name="ro1">
          <table:table-cell office:value-type="float" office:value="19.2052" calcext:value-type="float">
            <text:p>19.2052</text:p>
          </table:table-cell>
          <table:table-cell office:value-type="float" office:value="3.55329" calcext:value-type="float">
            <text:p>3.55329</text:p>
          </table:table-cell>
          <table:table-cell office:value-type="float" office:value="19.205198" calcext:value-type="float">
            <text:p>19.205198</text:p>
          </table:table-cell>
          <table:table-cell office:value-type="float" office:value="3.557074" calcext:value-type="float">
            <text:p>3.557074</text:p>
          </table:table-cell>
        </table:table-row>
        <table:table-row table:style-name="ro1">
          <table:table-cell office:value-type="float" office:value="19.2414" calcext:value-type="float">
            <text:p>19.2414</text:p>
          </table:table-cell>
          <table:table-cell office:value-type="float" office:value="3.50185" calcext:value-type="float">
            <text:p>3.50185</text:p>
          </table:table-cell>
          <table:table-cell office:value-type="float" office:value="19.241437" calcext:value-type="float">
            <text:p>19.241437</text:p>
          </table:table-cell>
          <table:table-cell office:value-type="float" office:value="3.505655" calcext:value-type="float">
            <text:p>3.505655</text:p>
          </table:table-cell>
        </table:table-row>
        <table:table-row table:style-name="ro1">
          <table:table-cell office:value-type="float" office:value="19.2775" calcext:value-type="float">
            <text:p>19.2775</text:p>
          </table:table-cell>
          <table:table-cell office:value-type="float" office:value="3.45007" calcext:value-type="float">
            <text:p>3.45007</text:p>
          </table:table-cell>
          <table:table-cell office:value-type="float" office:value="19.277545" calcext:value-type="float">
            <text:p>19.277545</text:p>
          </table:table-cell>
          <table:table-cell office:value-type="float" office:value="3.453903" calcext:value-type="float">
            <text:p>3.453903</text:p>
          </table:table-cell>
        </table:table-row>
        <table:table-row table:style-name="ro1">
          <table:table-cell office:value-type="float" office:value="19.3135" calcext:value-type="float">
            <text:p>19.3135</text:p>
          </table:table-cell>
          <table:table-cell office:value-type="float" office:value="3.39796" calcext:value-type="float">
            <text:p>3.39796</text:p>
          </table:table-cell>
          <table:table-cell office:value-type="float" office:value="19.313523" calcext:value-type="float">
            <text:p>19.313523</text:p>
          </table:table-cell>
          <table:table-cell office:value-type="float" office:value="3.401819" calcext:value-type="float">
            <text:p>3.401819</text:p>
          </table:table-cell>
        </table:table-row>
        <table:table-row table:style-name="ro1">
          <table:table-cell office:value-type="float" office:value="19.3494" calcext:value-type="float">
            <text:p>19.3494</text:p>
          </table:table-cell>
          <table:table-cell office:value-type="float" office:value="3.34553" calcext:value-type="float">
            <text:p>3.34553</text:p>
          </table:table-cell>
          <table:table-cell office:value-type="float" office:value="19.349371" calcext:value-type="float">
            <text:p>19.349371</text:p>
          </table:table-cell>
          <table:table-cell office:value-type="float" office:value="3.349408" calcext:value-type="float">
            <text:p>3.349408</text:p>
          </table:table-cell>
        </table:table-row>
        <table:table-row table:style-name="ro1">
          <table:table-cell office:value-type="float" office:value="19.3851" calcext:value-type="float">
            <text:p>19.3851</text:p>
          </table:table-cell>
          <table:table-cell office:value-type="float" office:value="3.29277" calcext:value-type="float">
            <text:p>3.29277</text:p>
          </table:table-cell>
          <table:table-cell office:value-type="float" office:value="19.385091" calcext:value-type="float">
            <text:p>19.385091</text:p>
          </table:table-cell>
          <table:table-cell office:value-type="float" office:value="3.296674" calcext:value-type="float">
            <text:p>3.296674</text:p>
          </table:table-cell>
        </table:table-row>
        <table:table-row table:style-name="ro1">
          <table:table-cell office:value-type="float" office:value="19.4207" calcext:value-type="float">
            <text:p>19.4207</text:p>
          </table:table-cell>
          <table:table-cell office:value-type="float" office:value="3.23968" calcext:value-type="float">
            <text:p>3.23968</text:p>
          </table:table-cell>
          <table:table-cell office:value-type="float" office:value="19.420683" calcext:value-type="float">
            <text:p>19.420683</text:p>
          </table:table-cell>
          <table:table-cell office:value-type="float" office:value="3.243618" calcext:value-type="float">
            <text:p>3.243618</text:p>
          </table:table-cell>
        </table:table-row>
        <table:table-row table:style-name="ro1">
          <table:table-cell office:value-type="float" office:value="19.4561" calcext:value-type="float">
            <text:p>19.4561</text:p>
          </table:table-cell>
          <table:table-cell office:value-type="float" office:value="3.18629" calcext:value-type="float">
            <text:p>3.18629</text:p>
          </table:table-cell>
          <table:table-cell office:value-type="float" office:value="19.456149" calcext:value-type="float">
            <text:p>19.456149</text:p>
          </table:table-cell>
          <table:table-cell office:value-type="float" office:value="3.190246" calcext:value-type="float">
            <text:p>3.190246</text:p>
          </table:table-cell>
        </table:table-row>
        <table:table-row table:style-name="ro1">
          <table:table-cell office:value-type="float" office:value="19.4915" calcext:value-type="float">
            <text:p>19.4915</text:p>
          </table:table-cell>
          <table:table-cell office:value-type="float" office:value="3.13258" calcext:value-type="float">
            <text:p>3.13258</text:p>
          </table:table-cell>
          <table:table-cell office:value-type="float" office:value="19.491489" calcext:value-type="float">
            <text:p>19.491489</text:p>
          </table:table-cell>
          <table:table-cell office:value-type="float" office:value="3.13656" calcext:value-type="float">
            <text:p>3.13656</text:p>
          </table:table-cell>
        </table:table-row>
        <table:table-row table:style-name="ro1">
          <table:table-cell office:value-type="float" office:value="19.5267" calcext:value-type="float">
            <text:p>19.5267</text:p>
          </table:table-cell>
          <table:table-cell office:value-type="float" office:value="3.07856" calcext:value-type="float">
            <text:p>3.07856</text:p>
          </table:table-cell>
          <table:table-cell office:value-type="float" office:value="19.526704" calcext:value-type="float">
            <text:p>19.526704</text:p>
          </table:table-cell>
          <table:table-cell office:value-type="float" office:value="3.082564" calcext:value-type="float">
            <text:p>3.082564</text:p>
          </table:table-cell>
        </table:table-row>
        <table:table-row table:style-name="ro1">
          <table:table-cell office:value-type="float" office:value="19.5618" calcext:value-type="float">
            <text:p>19.5618</text:p>
          </table:table-cell>
          <table:table-cell office:value-type="float" office:value="3.02423" calcext:value-type="float">
            <text:p>3.02423</text:p>
          </table:table-cell>
          <table:table-cell office:value-type="float" office:value="19.561795" calcext:value-type="float">
            <text:p>19.561795</text:p>
          </table:table-cell>
          <table:table-cell office:value-type="float" office:value="3.028261" calcext:value-type="float">
            <text:p>3.028261</text:p>
          </table:table-cell>
        </table:table-row>
        <table:table-row table:style-name="ro1">
          <table:table-cell office:value-type="float" office:value="19.5968" calcext:value-type="float">
            <text:p>19.5968</text:p>
          </table:table-cell>
          <table:table-cell office:value-type="float" office:value="2.9696" calcext:value-type="float">
            <text:p>2.9696</text:p>
          </table:table-cell>
          <table:table-cell office:value-type="float" office:value="19.596762" calcext:value-type="float">
            <text:p>19.596762</text:p>
          </table:table-cell>
          <table:table-cell office:value-type="float" office:value="2.973654" calcext:value-type="float">
            <text:p>2.973654</text:p>
          </table:table-cell>
        </table:table-row>
        <table:table-row table:style-name="ro1">
          <table:table-cell office:value-type="float" office:value="19.6316" calcext:value-type="float">
            <text:p>19.6316</text:p>
          </table:table-cell>
          <table:table-cell office:value-type="float" office:value="2.91466" calcext:value-type="float">
            <text:p>2.91466</text:p>
          </table:table-cell>
          <table:table-cell office:value-type="float" office:value="19.631608" calcext:value-type="float">
            <text:p>19.631608</text:p>
          </table:table-cell>
          <table:table-cell office:value-type="float" office:value="2.918747" calcext:value-type="float">
            <text:p>2.918747</text:p>
          </table:table-cell>
        </table:table-row>
        <table:table-row table:style-name="ro1">
          <table:table-cell office:value-type="float" office:value="19.6663" calcext:value-type="float">
            <text:p>19.6663</text:p>
          </table:table-cell>
          <table:table-cell office:value-type="float" office:value="2.85943" calcext:value-type="float">
            <text:p>2.85943</text:p>
          </table:table-cell>
          <table:table-cell office:value-type="float" office:value="19.666332" calcext:value-type="float">
            <text:p>19.666332</text:p>
          </table:table-cell>
          <table:table-cell office:value-type="float" office:value="2.863543" calcext:value-type="float">
            <text:p>2.863543</text:p>
          </table:table-cell>
        </table:table-row>
        <table:table-row table:style-name="ro1">
          <table:table-cell office:value-type="float" office:value="19.7009" calcext:value-type="float">
            <text:p>19.7009</text:p>
          </table:table-cell>
          <table:table-cell office:value-type="float" office:value="2.80391" calcext:value-type="float">
            <text:p>2.80391</text:p>
          </table:table-cell>
          <table:table-cell office:value-type="float" office:value="19.700935" calcext:value-type="float">
            <text:p>19.700935</text:p>
          </table:table-cell>
          <table:table-cell office:value-type="float" office:value="2.808045" calcext:value-type="float">
            <text:p>2.808045</text:p>
          </table:table-cell>
        </table:table-row>
        <table:table-row table:style-name="ro1">
          <table:table-cell office:value-type="float" office:value="19.7354" calcext:value-type="float">
            <text:p>19.7354</text:p>
          </table:table-cell>
          <table:table-cell office:value-type="float" office:value="2.7481" calcext:value-type="float">
            <text:p>2.7481</text:p>
          </table:table-cell>
          <table:table-cell office:value-type="float" office:value="19.735419" calcext:value-type="float">
            <text:p>19.735419</text:p>
          </table:table-cell>
          <table:table-cell office:value-type="float" office:value="2.752256" calcext:value-type="float">
            <text:p>2.752256</text:p>
          </table:table-cell>
        </table:table-row>
        <table:table-row table:style-name="ro1">
          <table:table-cell office:value-type="float" office:value="19.7698" calcext:value-type="float">
            <text:p>19.7698</text:p>
          </table:table-cell>
          <table:table-cell office:value-type="float" office:value="2.692" calcext:value-type="float">
            <text:p>2.692</text:p>
          </table:table-cell>
          <table:table-cell office:value-type="float" office:value="19.769784" calcext:value-type="float">
            <text:p>19.769784</text:p>
          </table:table-cell>
          <table:table-cell office:value-type="float" office:value="2.69618" calcext:value-type="float">
            <text:p>2.69618</text:p>
          </table:table-cell>
        </table:table-row>
        <table:table-row table:style-name="ro1">
          <table:table-cell office:value-type="float" office:value="19.804" calcext:value-type="float">
            <text:p>19.804</text:p>
          </table:table-cell>
          <table:table-cell office:value-type="float" office:value="2.63561" calcext:value-type="float">
            <text:p>2.63561</text:p>
          </table:table-cell>
          <table:table-cell office:value-type="float" office:value="19.80403" calcext:value-type="float">
            <text:p>19.80403</text:p>
          </table:table-cell>
          <table:table-cell office:value-type="float" office:value="2.63982" calcext:value-type="float">
            <text:p>2.63982</text:p>
          </table:table-cell>
        </table:table-row>
        <table:table-row table:style-name="ro1">
          <table:table-cell office:value-type="float" office:value="19.8382" calcext:value-type="float">
            <text:p>19.8382</text:p>
          </table:table-cell>
          <table:table-cell office:value-type="float" office:value="2.57895" calcext:value-type="float">
            <text:p>2.57895</text:p>
          </table:table-cell>
          <table:table-cell office:value-type="float" office:value="19.83816" calcext:value-type="float">
            <text:p>19.83816</text:p>
          </table:table-cell>
          <table:table-cell office:value-type="float" office:value="2.583179" calcext:value-type="float">
            <text:p>2.583179</text:p>
          </table:table-cell>
        </table:table-row>
        <table:table-row table:style-name="ro1">
          <table:table-cell office:value-type="float" office:value="19.8722" calcext:value-type="float">
            <text:p>19.8722</text:p>
          </table:table-cell>
          <table:table-cell office:value-type="float" office:value="2.522" calcext:value-type="float">
            <text:p>2.522</text:p>
          </table:table-cell>
          <table:table-cell office:value-type="float" office:value="19.872173" calcext:value-type="float">
            <text:p>19.872173</text:p>
          </table:table-cell>
          <table:table-cell office:value-type="float" office:value="2.52626" calcext:value-type="float">
            <text:p>2.52626</text:p>
          </table:table-cell>
        </table:table-row>
        <table:table-row table:style-name="ro1">
          <table:table-cell office:value-type="float" office:value="19.9061" calcext:value-type="float">
            <text:p>19.9061</text:p>
          </table:table-cell>
          <table:table-cell office:value-type="float" office:value="2.46479" calcext:value-type="float">
            <text:p>2.46479</text:p>
          </table:table-cell>
          <table:table-cell office:value-type="float" office:value="19.90607" calcext:value-type="float">
            <text:p>19.90607</text:p>
          </table:table-cell>
          <table:table-cell office:value-type="float" office:value="2.469067" calcext:value-type="float">
            <text:p>2.469067</text:p>
          </table:table-cell>
        </table:table-row>
        <table:table-row table:style-name="ro1">
          <table:table-cell office:value-type="float" office:value="19.9399" calcext:value-type="float">
            <text:p>19.9399</text:p>
          </table:table-cell>
          <table:table-cell office:value-type="float" office:value="2.4073" calcext:value-type="float">
            <text:p>2.4073</text:p>
          </table:table-cell>
          <table:table-cell office:value-type="float" office:value="19.939852" calcext:value-type="float">
            <text:p>19.939852</text:p>
          </table:table-cell>
          <table:table-cell office:value-type="float" office:value="2.411602" calcext:value-type="float">
            <text:p>2.411602</text:p>
          </table:table-cell>
        </table:table-row>
        <table:table-row table:style-name="ro1">
          <table:table-cell office:value-type="float" office:value="19.9735" calcext:value-type="float">
            <text:p>19.9735</text:p>
          </table:table-cell>
          <table:table-cell office:value-type="float" office:value="2.34954" calcext:value-type="float">
            <text:p>2.34954</text:p>
          </table:table-cell>
          <table:table-cell office:value-type="float" office:value="19.973521" calcext:value-type="float">
            <text:p>19.973521</text:p>
          </table:table-cell>
          <table:table-cell office:value-type="float" office:value="2.353869" calcext:value-type="float">
            <text:p>2.353869</text:p>
          </table:table-cell>
        </table:table-row>
        <table:table-row table:style-name="ro1">
          <table:table-cell office:value-type="float" office:value="20.0071" calcext:value-type="float">
            <text:p>20.0071</text:p>
          </table:table-cell>
          <table:table-cell office:value-type="float" office:value="2.29152" calcext:value-type="float">
            <text:p>2.29152</text:p>
          </table:table-cell>
          <table:table-cell office:value-type="float" office:value="20.007075" calcext:value-type="float">
            <text:p>20.007075</text:p>
          </table:table-cell>
          <table:table-cell office:value-type="float" office:value="2.295871" calcext:value-type="float">
            <text:p>2.295871</text:p>
          </table:table-cell>
        </table:table-row>
        <table:table-row table:style-name="ro1">
          <table:table-cell office:value-type="float" office:value="20.0405" calcext:value-type="float">
            <text:p>20.0405</text:p>
          </table:table-cell>
          <table:table-cell office:value-type="float" office:value="2.23323" calcext:value-type="float">
            <text:p>2.23323</text:p>
          </table:table-cell>
          <table:table-cell office:value-type="float" office:value="20.040518" calcext:value-type="float">
            <text:p>20.040518</text:p>
          </table:table-cell>
          <table:table-cell office:value-type="float" office:value="2.237611" calcext:value-type="float">
            <text:p>2.237611</text:p>
          </table:table-cell>
        </table:table-row>
        <table:table-row table:style-name="ro1">
          <table:table-cell office:value-type="float" office:value="20.0738" calcext:value-type="float">
            <text:p>20.0738</text:p>
          </table:table-cell>
          <table:table-cell office:value-type="float" office:value="2.17469" calcext:value-type="float">
            <text:p>2.17469</text:p>
          </table:table-cell>
          <table:table-cell office:value-type="float" office:value="20.073848" calcext:value-type="float">
            <text:p>20.073848</text:p>
          </table:table-cell>
          <table:table-cell office:value-type="float" office:value="2.179091" calcext:value-type="float">
            <text:p>2.179091</text:p>
          </table:table-cell>
        </table:table-row>
        <table:table-row table:style-name="ro1">
          <table:table-cell office:value-type="float" office:value="20.1071" calcext:value-type="float">
            <text:p>20.1071</text:p>
          </table:table-cell>
          <table:table-cell office:value-type="float" office:value="2.11589" calcext:value-type="float">
            <text:p>2.11589</text:p>
          </table:table-cell>
          <table:table-cell office:value-type="float" office:value="20.107068" calcext:value-type="float">
            <text:p>20.107068</text:p>
          </table:table-cell>
          <table:table-cell office:value-type="float" office:value="2.120315" calcext:value-type="float">
            <text:p>2.120315</text:p>
          </table:table-cell>
        </table:table-row>
        <table:table-row table:style-name="ro1">
          <table:table-cell office:value-type="float" office:value="20.1402" calcext:value-type="float">
            <text:p>20.1402</text:p>
          </table:table-cell>
          <table:table-cell office:value-type="float" office:value="2.05684" calcext:value-type="float">
            <text:p>2.05684</text:p>
          </table:table-cell>
          <table:table-cell office:value-type="float" office:value="20.140177" calcext:value-type="float">
            <text:p>20.140177</text:p>
          </table:table-cell>
          <table:table-cell office:value-type="float" office:value="2.061287" calcext:value-type="float">
            <text:p>2.061287</text:p>
          </table:table-cell>
        </table:table-row>
        <table:table-row table:style-name="ro1">
          <table:table-cell office:value-type="float" office:value="20.1732" calcext:value-type="float">
            <text:p>20.1732</text:p>
          </table:table-cell>
          <table:table-cell office:value-type="float" office:value="1.99754" calcext:value-type="float">
            <text:p>1.99754</text:p>
          </table:table-cell>
          <table:table-cell office:value-type="float" office:value="20.173176" calcext:value-type="float">
            <text:p>20.173176</text:p>
          </table:table-cell>
          <table:table-cell office:value-type="float" office:value="2.002008" calcext:value-type="float">
            <text:p>2.002008</text:p>
          </table:table-cell>
        </table:table-row>
        <table:table-row table:style-name="ro1">
          <table:table-cell office:value-type="float" office:value="20.2061" calcext:value-type="float">
            <text:p>20.2061</text:p>
          </table:table-cell>
          <table:table-cell office:value-type="float" office:value="1.93799" calcext:value-type="float">
            <text:p>1.93799</text:p>
          </table:table-cell>
          <table:table-cell office:value-type="float" office:value="20.206066" calcext:value-type="float">
            <text:p>20.206066</text:p>
          </table:table-cell>
          <table:table-cell office:value-type="float" office:value="1.942482" calcext:value-type="float">
            <text:p>1.942482</text:p>
          </table:table-cell>
        </table:table-row>
        <table:table-row table:style-name="ro1">
          <table:table-cell office:value-type="float" office:value="20.2388" calcext:value-type="float">
            <text:p>20.2388</text:p>
          </table:table-cell>
          <table:table-cell office:value-type="float" office:value="1.87819" calcext:value-type="float">
            <text:p>1.87819</text:p>
          </table:table-cell>
          <table:table-cell office:value-type="float" office:value="20.238849" calcext:value-type="float">
            <text:p>20.238849</text:p>
          </table:table-cell>
          <table:table-cell office:value-type="float" office:value="1.882711" calcext:value-type="float">
            <text:p>1.882711</text:p>
          </table:table-cell>
        </table:table-row>
        <table:table-row table:style-name="ro1">
          <table:table-cell office:value-type="float" office:value="20.2715" calcext:value-type="float">
            <text:p>20.2715</text:p>
          </table:table-cell>
          <table:table-cell office:value-type="float" office:value="1.81816" calcext:value-type="float">
            <text:p>1.81816</text:p>
          </table:table-cell>
          <table:table-cell office:value-type="float" office:value="20.271524" calcext:value-type="float">
            <text:p>20.271524</text:p>
          </table:table-cell>
          <table:table-cell office:value-type="float" office:value="1.8227" calcext:value-type="float">
            <text:p>1.8227</text:p>
          </table:table-cell>
        </table:table-row>
        <table:table-row table:style-name="ro1">
          <table:table-cell office:value-type="float" office:value="20.3041" calcext:value-type="float">
            <text:p>20.3041</text:p>
          </table:table-cell>
          <table:table-cell office:value-type="float" office:value="1.75788" calcext:value-type="float">
            <text:p>1.75788</text:p>
          </table:table-cell>
          <table:table-cell office:value-type="float" office:value="20.304092" calcext:value-type="float">
            <text:p>20.304092</text:p>
          </table:table-cell>
          <table:table-cell office:value-type="float" office:value="1.76245" calcext:value-type="float">
            <text:p>1.76245</text:p>
          </table:table-cell>
        </table:table-row>
        <table:table-row table:style-name="ro1">
          <table:table-cell office:value-type="float" office:value="20.3366" calcext:value-type="float">
            <text:p>20.3366</text:p>
          </table:table-cell>
          <table:table-cell office:value-type="float" office:value="1.69738" calcext:value-type="float">
            <text:p>1.69738</text:p>
          </table:table-cell>
          <table:table-cell office:value-type="float" office:value="20.336554" calcext:value-type="float">
            <text:p>20.336554</text:p>
          </table:table-cell>
          <table:table-cell office:value-type="float" office:value="1.701964" calcext:value-type="float">
            <text:p>1.701964</text:p>
          </table:table-cell>
        </table:table-row>
        <table:table-row table:style-name="ro1">
          <table:table-cell office:value-type="float" office:value="20.3689" calcext:value-type="float">
            <text:p>20.3689</text:p>
          </table:table-cell>
          <table:table-cell office:value-type="float" office:value="1.63663" calcext:value-type="float">
            <text:p>1.63663</text:p>
          </table:table-cell>
          <table:table-cell office:value-type="float" office:value="20.36891" calcext:value-type="float">
            <text:p>20.36891</text:p>
          </table:table-cell>
          <table:table-cell office:value-type="float" office:value="1.641246" calcext:value-type="float">
            <text:p>1.641246</text:p>
          </table:table-cell>
        </table:table-row>
        <table:table-row table:style-name="ro1">
          <table:table-cell office:value-type="float" office:value="20.4012" calcext:value-type="float">
            <text:p>20.4012</text:p>
          </table:table-cell>
          <table:table-cell office:value-type="float" office:value="1.57566" calcext:value-type="float">
            <text:p>1.57566</text:p>
          </table:table-cell>
          <table:table-cell office:value-type="float" office:value="20.401162" calcext:value-type="float">
            <text:p>20.401162</text:p>
          </table:table-cell>
          <table:table-cell office:value-type="float" office:value="1.580298" calcext:value-type="float">
            <text:p>1.580298</text:p>
          </table:table-cell>
        </table:table-row>
        <table:table-row table:style-name="ro1">
          <table:table-cell office:value-type="float" office:value="20.4333" calcext:value-type="float">
            <text:p>20.4333</text:p>
          </table:table-cell>
          <table:table-cell office:value-type="float" office:value="1.51446" calcext:value-type="float">
            <text:p>1.51446</text:p>
          </table:table-cell>
          <table:table-cell office:value-type="float" office:value="20.43331" calcext:value-type="float">
            <text:p>20.43331</text:p>
          </table:table-cell>
          <table:table-cell office:value-type="float" office:value="1.519123" calcext:value-type="float">
            <text:p>1.519123</text:p>
          </table:table-cell>
        </table:table-row>
        <table:table-row table:style-name="ro1">
          <table:table-cell office:value-type="float" office:value="20.4654" calcext:value-type="float">
            <text:p>20.4654</text:p>
          </table:table-cell>
          <table:table-cell office:value-type="float" office:value="1.45304" calcext:value-type="float">
            <text:p>1.45304</text:p>
          </table:table-cell>
          <table:table-cell office:value-type="float" office:value="20.465355" calcext:value-type="float">
            <text:p>20.465355</text:p>
          </table:table-cell>
          <table:table-cell office:value-type="float" office:value="1.457723" calcext:value-type="float">
            <text:p>1.457723</text:p>
          </table:table-cell>
        </table:table-row>
        <table:table-row table:style-name="ro1">
          <table:table-cell office:value-type="float" office:value="20.4973" calcext:value-type="float">
            <text:p>20.4973</text:p>
          </table:table-cell>
          <table:table-cell office:value-type="float" office:value="1.3914" calcext:value-type="float">
            <text:p>1.3914</text:p>
          </table:table-cell>
          <table:table-cell office:value-type="float" office:value="20.497297" calcext:value-type="float">
            <text:p>20.497297</text:p>
          </table:table-cell>
          <table:table-cell office:value-type="float" office:value="1.396102" calcext:value-type="float">
            <text:p>1.396102</text:p>
          </table:table-cell>
        </table:table-row>
        <table:table-row table:style-name="ro1">
          <table:table-cell office:value-type="float" office:value="20.5291" calcext:value-type="float">
            <text:p>20.5291</text:p>
          </table:table-cell>
          <table:table-cell office:value-type="float" office:value="1.32954" calcext:value-type="float">
            <text:p>1.32954</text:p>
          </table:table-cell>
          <table:table-cell office:value-type="float" office:value="20.529136" calcext:value-type="float">
            <text:p>20.529136</text:p>
          </table:table-cell>
          <table:table-cell office:value-type="float" office:value="1.334263" calcext:value-type="float">
            <text:p>1.334263</text:p>
          </table:table-cell>
        </table:table-row>
        <table:table-row table:style-name="ro1">
          <table:table-cell office:value-type="float" office:value="20.5609" calcext:value-type="float">
            <text:p>20.5609</text:p>
          </table:table-cell>
          <table:table-cell office:value-type="float" office:value="1.26746" calcext:value-type="float">
            <text:p>1.26746</text:p>
          </table:table-cell>
          <table:table-cell office:value-type="float" office:value="20.560875" calcext:value-type="float">
            <text:p>20.560875</text:p>
          </table:table-cell>
          <table:table-cell office:value-type="float" office:value="1.272207" calcext:value-type="float">
            <text:p>1.272207</text:p>
          </table:table-cell>
        </table:table-row>
        <table:table-row table:style-name="ro1">
          <table:table-cell office:value-type="float" office:value="20.5925" calcext:value-type="float">
            <text:p>20.5925</text:p>
          </table:table-cell>
          <table:table-cell office:value-type="float" office:value="1.20516" calcext:value-type="float">
            <text:p>1.20516</text:p>
          </table:table-cell>
          <table:table-cell office:value-type="float" office:value="20.592513" calcext:value-type="float">
            <text:p>20.592513</text:p>
          </table:table-cell>
          <table:table-cell office:value-type="float" office:value="1.209937" calcext:value-type="float">
            <text:p>1.209937</text:p>
          </table:table-cell>
        </table:table-row>
        <table:table-row table:style-name="ro1">
          <table:table-cell office:value-type="float" office:value="20.6241" calcext:value-type="float">
            <text:p>20.6241</text:p>
          </table:table-cell>
          <table:table-cell office:value-type="float" office:value="1.14266" calcext:value-type="float">
            <text:p>1.14266</text:p>
          </table:table-cell>
          <table:table-cell office:value-type="float" office:value="20.62405" calcext:value-type="float">
            <text:p>20.62405</text:p>
          </table:table-cell>
          <table:table-cell office:value-type="float" office:value="1.147457" calcext:value-type="float">
            <text:p>1.147457</text:p>
          </table:table-cell>
        </table:table-row>
        <table:table-row table:style-name="ro1">
          <table:table-cell office:value-type="float" office:value="20.6555" calcext:value-type="float">
            <text:p>20.6555</text:p>
          </table:table-cell>
          <table:table-cell office:value-type="float" office:value="1.07995" calcext:value-type="float">
            <text:p>1.07995</text:p>
          </table:table-cell>
          <table:table-cell office:value-type="float" office:value="20.655488" calcext:value-type="float">
            <text:p>20.655488</text:p>
          </table:table-cell>
          <table:table-cell office:value-type="float" office:value="1.084768" calcext:value-type="float">
            <text:p>1.084768</text:p>
          </table:table-cell>
        </table:table-row>
        <table:table-row table:style-name="ro1">
          <table:table-cell office:value-type="float" office:value="20.6868" calcext:value-type="float">
            <text:p>20.6868</text:p>
          </table:table-cell>
          <table:table-cell office:value-type="float" office:value="1.01703" calcext:value-type="float">
            <text:p>1.01703</text:p>
          </table:table-cell>
          <table:table-cell office:value-type="float" office:value="20.686828" calcext:value-type="float">
            <text:p>20.686828</text:p>
          </table:table-cell>
          <table:table-cell office:value-type="float" office:value="1.021874" calcext:value-type="float">
            <text:p>1.021874</text:p>
          </table:table-cell>
        </table:table-row>
        <table:table-row table:style-name="ro1">
          <table:table-cell office:value-type="float" office:value="20.7181" calcext:value-type="float">
            <text:p>20.7181</text:p>
          </table:table-cell>
          <table:table-cell office:value-type="float" office:value="0.953915" calcext:value-type="float">
            <text:p>0.953915</text:p>
          </table:table-cell>
          <table:table-cell office:value-type="float" office:value="20.718069" calcext:value-type="float">
            <text:p>20.718069</text:p>
          </table:table-cell>
          <table:table-cell office:value-type="float" office:value="0.958777" calcext:value-type="float">
            <text:p>0.958777</text:p>
          </table:table-cell>
        </table:table-row>
        <table:table-row table:style-name="ro1">
          <table:table-cell office:value-type="float" office:value="20.7492" calcext:value-type="float">
            <text:p>20.7492</text:p>
          </table:table-cell>
          <table:table-cell office:value-type="float" office:value="0.890595" calcext:value-type="float">
            <text:p>0.890595</text:p>
          </table:table-cell>
          <table:table-cell office:value-type="float" office:value="20.749212" calcext:value-type="float">
            <text:p>20.749212</text:p>
          </table:table-cell>
          <table:table-cell office:value-type="float" office:value="0.89548" calcext:value-type="float">
            <text:p>0.89548</text:p>
          </table:table-cell>
        </table:table-row>
        <table:table-row table:style-name="ro1">
          <table:table-cell office:value-type="float" office:value="20.7803" calcext:value-type="float">
            <text:p>20.7803</text:p>
          </table:table-cell>
          <table:table-cell office:value-type="float" office:value="0.827077" calcext:value-type="float">
            <text:p>0.827077</text:p>
          </table:table-cell>
          <table:table-cell office:value-type="float" office:value="20.780259" calcext:value-type="float">
            <text:p>20.780259</text:p>
          </table:table-cell>
          <table:table-cell office:value-type="float" office:value="0.831985" calcext:value-type="float">
            <text:p>0.831985</text:p>
          </table:table-cell>
        </table:table-row>
        <table:table-row table:style-name="ro1">
          <table:table-cell office:value-type="float" office:value="20.8112" calcext:value-type="float">
            <text:p>20.8112</text:p>
          </table:table-cell>
          <table:table-cell office:value-type="float" office:value="0.763365" calcext:value-type="float">
            <text:p>0.763365</text:p>
          </table:table-cell>
          <table:table-cell office:value-type="float" office:value="20.811209" calcext:value-type="float">
            <text:p>20.811209</text:p>
          </table:table-cell>
          <table:table-cell office:value-type="float" office:value="0.768294" calcext:value-type="float">
            <text:p>0.768294</text:p>
          </table:table-cell>
        </table:table-row>
        <table:table-row table:style-name="ro1">
          <table:table-cell office:value-type="float" office:value="20.8421" calcext:value-type="float">
            <text:p>20.8421</text:p>
          </table:table-cell>
          <table:table-cell office:value-type="float" office:value="0.699459" calcext:value-type="float">
            <text:p>0.699459</text:p>
          </table:table-cell>
          <table:table-cell office:value-type="float" office:value="20.842063" calcext:value-type="float">
            <text:p>20.842063</text:p>
          </table:table-cell>
          <table:table-cell office:value-type="float" office:value="0.70441" calcext:value-type="float">
            <text:p>0.70441</text:p>
          </table:table-cell>
        </table:table-row>
        <table:table-row table:style-name="ro1">
          <table:table-cell office:value-type="float" office:value="20.8728" calcext:value-type="float">
            <text:p>20.8728</text:p>
          </table:table-cell>
          <table:table-cell office:value-type="float" office:value="0.635363" calcext:value-type="float">
            <text:p>0.635363</text:p>
          </table:table-cell>
          <table:table-cell office:value-type="float" office:value="20.872823" calcext:value-type="float">
            <text:p>20.872823</text:p>
          </table:table-cell>
          <table:table-cell office:value-type="float" office:value="0.640336" calcext:value-type="float">
            <text:p>0.640336</text:p>
          </table:table-cell>
        </table:table-row>
        <table:table-row table:style-name="ro1">
          <table:table-cell office:value-type="float" office:value="20.9035" calcext:value-type="float">
            <text:p>20.9035</text:p>
          </table:table-cell>
          <table:table-cell office:value-type="float" office:value="0.571079" calcext:value-type="float">
            <text:p>0.571079</text:p>
          </table:table-cell>
          <table:table-cell office:value-type="float" office:value="20.903487" calcext:value-type="float">
            <text:p>20.903487</text:p>
          </table:table-cell>
          <table:table-cell office:value-type="float" office:value="0.576074" calcext:value-type="float">
            <text:p>0.576074</text:p>
          </table:table-cell>
        </table:table-row>
        <table:table-row table:style-name="ro1">
          <table:table-cell office:value-type="float" office:value="20.9341" calcext:value-type="float">
            <text:p>20.9341</text:p>
          </table:table-cell>
          <table:table-cell office:value-type="float" office:value="0.50661" calcext:value-type="float">
            <text:p>0.50661</text:p>
          </table:table-cell>
          <table:table-cell office:value-type="float" office:value="20.934058" calcext:value-type="float">
            <text:p>20.934058</text:p>
          </table:table-cell>
          <table:table-cell office:value-type="float" office:value="0.511627" calcext:value-type="float">
            <text:p>0.511627</text:p>
          </table:table-cell>
        </table:table-row>
        <table:table-row table:style-name="ro1">
          <table:table-cell office:value-type="float" office:value="20.9645" calcext:value-type="float">
            <text:p>20.9645</text:p>
          </table:table-cell>
          <table:table-cell office:value-type="float" office:value="0.441957" calcext:value-type="float">
            <text:p>0.441957</text:p>
          </table:table-cell>
          <table:table-cell office:value-type="float" office:value="20.964535" calcext:value-type="float">
            <text:p>20.964535</text:p>
          </table:table-cell>
          <table:table-cell office:value-type="float" office:value="0.446996" calcext:value-type="float">
            <text:p>0.446996</text:p>
          </table:table-cell>
        </table:table-row>
        <table:table-row table:style-name="ro1">
          <table:table-cell office:value-type="float" office:value="20.9949" calcext:value-type="float">
            <text:p>20.9949</text:p>
          </table:table-cell>
          <table:table-cell office:value-type="float" office:value="0.377124" calcext:value-type="float">
            <text:p>0.377124</text:p>
          </table:table-cell>
          <table:table-cell office:value-type="float" office:value="20.994919" calcext:value-type="float">
            <text:p>20.994919</text:p>
          </table:table-cell>
          <table:table-cell office:value-type="float" office:value="0.382184" calcext:value-type="float">
            <text:p>0.382184</text:p>
          </table:table-cell>
        </table:table-row>
        <table:table-row table:style-name="ro1">
          <table:table-cell office:value-type="float" office:value="21.0252" calcext:value-type="float">
            <text:p>21.0252</text:p>
          </table:table-cell>
          <table:table-cell office:value-type="float" office:value="0.312112" calcext:value-type="float">
            <text:p>0.312112</text:p>
          </table:table-cell>
          <table:table-cell office:value-type="float" office:value="21.025211" calcext:value-type="float">
            <text:p>21.025211</text:p>
          </table:table-cell>
          <table:table-cell office:value-type="float" office:value="0.317194" calcext:value-type="float">
            <text:p>0.317194</text:p>
          </table:table-cell>
        </table:table-row>
        <table:table-row table:style-name="ro1">
          <table:table-cell office:value-type="float" office:value="21.0554" calcext:value-type="float">
            <text:p>21.0554</text:p>
          </table:table-cell>
          <table:table-cell office:value-type="float" office:value="0.246924" calcext:value-type="float">
            <text:p>0.246924</text:p>
          </table:table-cell>
          <table:table-cell office:value-type="float" office:value="21.055411" calcext:value-type="float">
            <text:p>21.055411</text:p>
          </table:table-cell>
          <table:table-cell office:value-type="float" office:value="0.252028" calcext:value-type="float">
            <text:p>0.252028</text:p>
          </table:table-cell>
        </table:table-row>
        <table:table-row table:style-name="ro1">
          <table:table-cell office:value-type="float" office:value="21.0855" calcext:value-type="float">
            <text:p>21.0855</text:p>
          </table:table-cell>
          <table:table-cell office:value-type="float" office:value="0.181562" calcext:value-type="float">
            <text:p>0.181562</text:p>
          </table:table-cell>
          <table:table-cell office:value-type="float" office:value="21.08552" calcext:value-type="float">
            <text:p>21.08552</text:p>
          </table:table-cell>
          <table:table-cell office:value-type="float" office:value="0.186688" calcext:value-type="float">
            <text:p>0.186688</text:p>
          </table:table-cell>
        </table:table-row>
        <table:table-row table:style-name="ro1">
          <table:table-cell office:value-type="float" office:value="21.1155" calcext:value-type="float">
            <text:p>21.1155</text:p>
          </table:table-cell>
          <table:table-cell office:value-type="float" office:value="0.116029" calcext:value-type="float">
            <text:p>0.116029</text:p>
          </table:table-cell>
          <table:table-cell office:value-type="float" office:value="21.115538" calcext:value-type="float">
            <text:p>21.115538</text:p>
          </table:table-cell>
          <table:table-cell office:value-type="float" office:value="0.121176" calcext:value-type="float">
            <text:p>0.121176</text:p>
          </table:table-cell>
        </table:table-row>
        <table:table-row table:style-name="ro1">
          <table:table-cell office:value-type="float" office:value="21.1455" calcext:value-type="float">
            <text:p>21.1455</text:p>
          </table:table-cell>
          <table:table-cell office:value-type="float" office:value="0.0503267" calcext:value-type="float">
            <text:p>0.0503267</text:p>
          </table:table-cell>
          <table:table-cell office:value-type="float" office:value="21.145466" calcext:value-type="float">
            <text:p>21.145466</text:p>
          </table:table-cell>
          <table:table-cell office:value-type="float" office:value="0.055495" calcext:value-type="float">
            <text:p>0.055495</text:p>
          </table:table-cell>
        </table:table-row>
        <table:table-row table:style-name="ro1">
          <table:table-cell office:value-type="float" office:value="21.1753" calcext:value-type="float">
            <text:p>21.1753</text:p>
          </table:table-cell>
          <table:table-cell office:value-type="float" office:value="0" calcext:value-type="float">
            <text:p>0</text:p>
          </table:table-cell>
          <table:table-cell office:value-type="float" office:value="21.175305" calcext:value-type="float">
            <text:p>21.175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133" calcext:value-type="float">
            <text:p>21.4133</text:p>
          </table:table-cell>
          <table:table-cell office:value-type="float" office:value="0" calcext:value-type="float">
            <text:p>0</text:p>
          </table:table-cell>
          <table:table-cell office:value-type="float" office:value="21.413301" calcext:value-type="float">
            <text:p>21.413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431" calcext:value-type="float">
            <text:p>21.4431</text:p>
          </table:table-cell>
          <table:table-cell office:value-type="float" office:value="0.0660344" calcext:value-type="float">
            <text:p>0.0660344</text:p>
          </table:table-cell>
          <table:table-cell office:value-type="float" office:value="21.44305" calcext:value-type="float">
            <text:p>21.44305</text:p>
          </table:table-cell>
          <table:table-cell office:value-type="float" office:value="0.066013" calcext:value-type="float">
            <text:p>0.066013</text:p>
          </table:table-cell>
        </table:table-row>
        <table:table-row table:style-name="ro1">
          <table:table-cell office:value-type="float" office:value="21.4727" calcext:value-type="float">
            <text:p>21.4727</text:p>
          </table:table-cell>
          <table:table-cell office:value-type="float" office:value="0.131034" calcext:value-type="float">
            <text:p>0.131034</text:p>
          </table:table-cell>
          <table:table-cell office:value-type="float" office:value="21.472711" calcext:value-type="float">
            <text:p>21.472711</text:p>
          </table:table-cell>
          <table:table-cell office:value-type="float" office:value="0.130992" calcext:value-type="float">
            <text:p>0.130992</text:p>
          </table:table-cell>
        </table:table-row>
        <table:table-row table:style-name="ro1">
          <table:table-cell office:value-type="float" office:value="21.5023" calcext:value-type="float">
            <text:p>21.5023</text:p>
          </table:table-cell>
          <table:table-cell office:value-type="float" office:value="0.195012" calcext:value-type="float">
            <text:p>0.195012</text:p>
          </table:table-cell>
          <table:table-cell office:value-type="float" office:value="21.502284" calcext:value-type="float">
            <text:p>21.502284</text:p>
          </table:table-cell>
          <table:table-cell office:value-type="float" office:value="0.19495" calcext:value-type="float">
            <text:p>0.19495</text:p>
          </table:table-cell>
        </table:table-row>
        <table:table-row table:style-name="ro1">
          <table:table-cell office:value-type="float" office:value="21.5318" calcext:value-type="float">
            <text:p>21.5318</text:p>
          </table:table-cell>
          <table:table-cell office:value-type="float" office:value="0.257983" calcext:value-type="float">
            <text:p>0.257983</text:p>
          </table:table-cell>
          <table:table-cell office:value-type="float" office:value="21.53177" calcext:value-type="float">
            <text:p>21.53177</text:p>
          </table:table-cell>
          <table:table-cell office:value-type="float" office:value="0.257901" calcext:value-type="float">
            <text:p>0.257901</text:p>
          </table:table-cell>
        </table:table-row>
        <table:table-row table:style-name="ro1">
          <table:table-cell office:value-type="float" office:value="21.5612" calcext:value-type="float">
            <text:p>21.5612</text:p>
          </table:table-cell>
          <table:table-cell office:value-type="float" office:value="0.319958" calcext:value-type="float">
            <text:p>0.319958</text:p>
          </table:table-cell>
          <table:table-cell office:value-type="float" office:value="21.561169" calcext:value-type="float">
            <text:p>21.561169</text:p>
          </table:table-cell>
          <table:table-cell office:value-type="float" office:value="0.319857" calcext:value-type="float">
            <text:p>0.319857</text:p>
          </table:table-cell>
        </table:table-row>
        <table:table-row table:style-name="ro1">
          <table:table-cell office:value-type="float" office:value="21.5905" calcext:value-type="float">
            <text:p>21.5905</text:p>
          </table:table-cell>
          <table:table-cell office:value-type="float" office:value="0.38095" calcext:value-type="float">
            <text:p>0.38095</text:p>
          </table:table-cell>
          <table:table-cell office:value-type="float" office:value="21.590481" calcext:value-type="float">
            <text:p>21.590481</text:p>
          </table:table-cell>
          <table:table-cell office:value-type="float" office:value="0.38083" calcext:value-type="float">
            <text:p>0.38083</text:p>
          </table:table-cell>
        </table:table-row>
        <table:table-row table:style-name="ro1">
          <table:table-cell office:value-type="float" office:value="21.6197" calcext:value-type="float">
            <text:p>21.6197</text:p>
          </table:table-cell>
          <table:table-cell office:value-type="float" office:value="0.440971" calcext:value-type="float">
            <text:p>0.440971</text:p>
          </table:table-cell>
          <table:table-cell office:value-type="float" office:value="21.619707" calcext:value-type="float">
            <text:p>21.619707</text:p>
          </table:table-cell>
          <table:table-cell office:value-type="float" office:value="0.440833" calcext:value-type="float">
            <text:p>0.440833</text:p>
          </table:table-cell>
        </table:table-row>
        <table:table-row table:style-name="ro1">
          <table:table-cell office:value-type="float" office:value="21.6488" calcext:value-type="float">
            <text:p>21.6488</text:p>
          </table:table-cell>
          <table:table-cell office:value-type="float" office:value="0.500034" calcext:value-type="float">
            <text:p>0.500034</text:p>
          </table:table-cell>
          <table:table-cell office:value-type="float" office:value="21.648848" calcext:value-type="float">
            <text:p>21.648848</text:p>
          </table:table-cell>
          <table:table-cell office:value-type="float" office:value="0.499878" calcext:value-type="float">
            <text:p>0.499878</text:p>
          </table:table-cell>
        </table:table-row>
        <table:table-row table:style-name="ro1">
          <table:table-cell office:value-type="float" office:value="21.6779" calcext:value-type="float">
            <text:p>21.6779</text:p>
          </table:table-cell>
          <table:table-cell office:value-type="float" office:value="0.558149" calcext:value-type="float">
            <text:p>0.558149</text:p>
          </table:table-cell>
          <table:table-cell office:value-type="float" office:value="21.677904" calcext:value-type="float">
            <text:p>21.677904</text:p>
          </table:table-cell>
          <table:table-cell office:value-type="float" office:value="0.557975" calcext:value-type="float">
            <text:p>0.557975</text:p>
          </table:table-cell>
        </table:table-row>
        <table:table-row table:style-name="ro1">
          <table:table-cell office:value-type="float" office:value="21.7069" calcext:value-type="float">
            <text:p>21.7069</text:p>
          </table:table-cell>
          <table:table-cell office:value-type="float" office:value="0.615327" calcext:value-type="float">
            <text:p>0.615327</text:p>
          </table:table-cell>
          <table:table-cell office:value-type="float" office:value="21.706875" calcext:value-type="float">
            <text:p>21.706875</text:p>
          </table:table-cell>
          <table:table-cell office:value-type="float" office:value="0.615136" calcext:value-type="float">
            <text:p>0.615136</text:p>
          </table:table-cell>
        </table:table-row>
        <table:table-row table:style-name="ro1">
          <table:table-cell office:value-type="float" office:value="21.7358" calcext:value-type="float">
            <text:p>21.7358</text:p>
          </table:table-cell>
          <table:table-cell office:value-type="float" office:value="0.67158" calcext:value-type="float">
            <text:p>0.67158</text:p>
          </table:table-cell>
          <table:table-cell office:value-type="float" office:value="21.735763" calcext:value-type="float">
            <text:p>21.735763</text:p>
          </table:table-cell>
          <table:table-cell office:value-type="float" office:value="0.671372" calcext:value-type="float">
            <text:p>0.671372</text:p>
          </table:table-cell>
        </table:table-row>
        <table:table-row table:style-name="ro1">
          <table:table-cell office:value-type="float" office:value="21.7646" calcext:value-type="float">
            <text:p>21.7646</text:p>
          </table:table-cell>
          <table:table-cell office:value-type="float" office:value="0.726917" calcext:value-type="float">
            <text:p>0.726917</text:p>
          </table:table-cell>
          <table:table-cell office:value-type="float" office:value="21.764567" calcext:value-type="float">
            <text:p>21.764567</text:p>
          </table:table-cell>
          <table:table-cell office:value-type="float" office:value="0.726693" calcext:value-type="float">
            <text:p>0.726693</text:p>
          </table:table-cell>
        </table:table-row>
        <table:table-row table:style-name="ro1">
          <table:table-cell office:value-type="float" office:value="21.7933" calcext:value-type="float">
            <text:p>21.7933</text:p>
          </table:table-cell>
          <table:table-cell office:value-type="float" office:value="0.78135" calcext:value-type="float">
            <text:p>0.78135</text:p>
          </table:table-cell>
          <table:table-cell office:value-type="float" office:value="21.793288" calcext:value-type="float">
            <text:p>21.793288</text:p>
          </table:table-cell>
          <table:table-cell office:value-type="float" office:value="0.78111" calcext:value-type="float">
            <text:p>0.78111</text:p>
          </table:table-cell>
        </table:table-row>
        <table:table-row table:style-name="ro1">
          <table:table-cell office:value-type="float" office:value="21.8219" calcext:value-type="float">
            <text:p>21.8219</text:p>
          </table:table-cell>
          <table:table-cell office:value-type="float" office:value="0.834887" calcext:value-type="float">
            <text:p>0.834887</text:p>
          </table:table-cell>
          <table:table-cell office:value-type="float" office:value="21.821927" calcext:value-type="float">
            <text:p>21.821927</text:p>
          </table:table-cell>
          <table:table-cell office:value-type="float" office:value="0.834631" calcext:value-type="float">
            <text:p>0.834631</text:p>
          </table:table-cell>
        </table:table-row>
        <table:table-row table:style-name="ro1">
          <table:table-cell office:value-type="float" office:value="21.8505" calcext:value-type="float">
            <text:p>21.8505</text:p>
          </table:table-cell>
          <table:table-cell office:value-type="float" office:value="0.887539" calcext:value-type="float">
            <text:p>0.887539</text:p>
          </table:table-cell>
          <table:table-cell office:value-type="float" office:value="21.850484" calcext:value-type="float">
            <text:p>21.850484</text:p>
          </table:table-cell>
          <table:table-cell office:value-type="float" office:value="0.887268" calcext:value-type="float">
            <text:p>0.887268</text:p>
          </table:table-cell>
        </table:table-row>
        <table:table-row table:style-name="ro1">
          <table:table-cell office:value-type="float" office:value="21.879" calcext:value-type="float">
            <text:p>21.879</text:p>
          </table:table-cell>
          <table:table-cell office:value-type="float" office:value="0.939315" calcext:value-type="float">
            <text:p>0.939315</text:p>
          </table:table-cell>
          <table:table-cell office:value-type="float" office:value="21.878959" calcext:value-type="float">
            <text:p>21.878959</text:p>
          </table:table-cell>
          <table:table-cell office:value-type="float" office:value="0.939029" calcext:value-type="float">
            <text:p>0.939029</text:p>
          </table:table-cell>
        </table:table-row>
        <table:table-row table:style-name="ro1">
          <table:table-cell office:value-type="float" office:value="21.9074" calcext:value-type="float">
            <text:p>21.9074</text:p>
          </table:table-cell>
          <table:table-cell office:value-type="float" office:value="0.990224" calcext:value-type="float">
            <text:p>0.990224</text:p>
          </table:table-cell>
          <table:table-cell office:value-type="float" office:value="21.907353" calcext:value-type="float">
            <text:p>21.907353</text:p>
          </table:table-cell>
          <table:table-cell office:value-type="float" office:value="0.989924" calcext:value-type="float">
            <text:p>0.989924</text:p>
          </table:table-cell>
        </table:table-row>
        <table:table-row table:style-name="ro1">
          <table:table-cell office:value-type="float" office:value="21.9357" calcext:value-type="float">
            <text:p>21.9357</text:p>
          </table:table-cell>
          <table:table-cell office:value-type="float" office:value="1.04028" calcext:value-type="float">
            <text:p>1.04028</text:p>
          </table:table-cell>
          <table:table-cell office:value-type="float" office:value="21.935666" calcext:value-type="float">
            <text:p>21.935666</text:p>
          </table:table-cell>
          <table:table-cell office:value-type="float" office:value="1.039961" calcext:value-type="float">
            <text:p>1.039961</text:p>
          </table:table-cell>
        </table:table-row>
        <table:table-row table:style-name="ro1">
          <table:table-cell office:value-type="float" office:value="21.9639" calcext:value-type="float">
            <text:p>21.9639</text:p>
          </table:table-cell>
          <table:table-cell office:value-type="float" office:value="1.08948" calcext:value-type="float">
            <text:p>1.08948</text:p>
          </table:table-cell>
          <table:table-cell office:value-type="float" office:value="21.9639" calcext:value-type="float">
            <text:p>21.9639</text:p>
          </table:table-cell>
          <table:table-cell office:value-type="float" office:value="1.08915" calcext:value-type="float">
            <text:p>1.08915</text:p>
          </table:table-cell>
        </table:table-row>
        <table:table-row table:style-name="ro1">
          <table:table-cell office:value-type="float" office:value="21.9921" calcext:value-type="float">
            <text:p>21.9921</text:p>
          </table:table-cell>
          <table:table-cell office:value-type="float" office:value="1.13784" calcext:value-type="float">
            <text:p>1.13784</text:p>
          </table:table-cell>
          <table:table-cell office:value-type="float" office:value="21.992053" calcext:value-type="float">
            <text:p>21.992053</text:p>
          </table:table-cell>
          <table:table-cell office:value-type="float" office:value="1.137497" calcext:value-type="float">
            <text:p>1.137497</text:p>
          </table:table-cell>
        </table:table-row>
        <table:table-row table:style-name="ro1">
          <table:table-cell office:value-type="float" office:value="22.0201" calcext:value-type="float">
            <text:p>22.0201</text:p>
          </table:table-cell>
          <table:table-cell office:value-type="float" office:value="1.18537" calcext:value-type="float">
            <text:p>1.18537</text:p>
          </table:table-cell>
          <table:table-cell office:value-type="float" office:value="22.020127" calcext:value-type="float">
            <text:p>22.020127</text:p>
          </table:table-cell>
          <table:table-cell office:value-type="float" office:value="1.185013" calcext:value-type="float">
            <text:p>1.185013</text:p>
          </table:table-cell>
        </table:table-row>
        <table:table-row table:style-name="ro1">
          <table:table-cell office:value-type="float" office:value="22.0481" calcext:value-type="float">
            <text:p>22.0481</text:p>
          </table:table-cell>
          <table:table-cell office:value-type="float" office:value="1.23207" calcext:value-type="float">
            <text:p>1.23207</text:p>
          </table:table-cell>
          <table:table-cell office:value-type="float" office:value="22.048123" calcext:value-type="float">
            <text:p>22.048123</text:p>
          </table:table-cell>
          <table:table-cell office:value-type="float" office:value="1.231704" calcext:value-type="float">
            <text:p>1.231704</text:p>
          </table:table-cell>
        </table:table-row>
        <table:table-row table:style-name="ro1">
          <table:table-cell office:value-type="float" office:value="22.076" calcext:value-type="float">
            <text:p>22.076</text:p>
          </table:table-cell>
          <table:table-cell office:value-type="float" office:value="1.27796" calcext:value-type="float">
            <text:p>1.27796</text:p>
          </table:table-cell>
          <table:table-cell office:value-type="float" office:value="22.07604" calcext:value-type="float">
            <text:p>22.07604</text:p>
          </table:table-cell>
          <table:table-cell office:value-type="float" office:value="1.277579" calcext:value-type="float">
            <text:p>1.277579</text:p>
          </table:table-cell>
        </table:table-row>
        <table:table-row table:style-name="ro1">
          <table:table-cell office:value-type="float" office:value="22.1039" calcext:value-type="float">
            <text:p>22.1039</text:p>
          </table:table-cell>
          <table:table-cell office:value-type="float" office:value="1.32304" calcext:value-type="float">
            <text:p>1.32304</text:p>
          </table:table-cell>
          <table:table-cell office:value-type="float" office:value="22.103879" calcext:value-type="float">
            <text:p>22.103879</text:p>
          </table:table-cell>
          <table:table-cell office:value-type="float" office:value="1.322644" calcext:value-type="float">
            <text:p>1.322644</text:p>
          </table:table-cell>
        </table:table-row>
        <table:table-row table:style-name="ro1">
          <table:table-cell office:value-type="float" office:value="22.1316" calcext:value-type="float">
            <text:p>22.1316</text:p>
          </table:table-cell>
          <table:table-cell office:value-type="float" office:value="1.36731" calcext:value-type="float">
            <text:p>1.36731</text:p>
          </table:table-cell>
          <table:table-cell office:value-type="float" office:value="22.131641" calcext:value-type="float">
            <text:p>22.131641</text:p>
          </table:table-cell>
          <table:table-cell office:value-type="float" office:value="1.366908" calcext:value-type="float">
            <text:p>1.366908</text:p>
          </table:table-cell>
        </table:table-row>
        <table:table-row table:style-name="ro1">
          <table:table-cell office:value-type="float" office:value="22.1593" calcext:value-type="float">
            <text:p>22.1593</text:p>
          </table:table-cell>
          <table:table-cell office:value-type="float" office:value="1.41079" calcext:value-type="float">
            <text:p>1.41079</text:p>
          </table:table-cell>
          <table:table-cell office:value-type="float" office:value="22.159325" calcext:value-type="float">
            <text:p>22.159325</text:p>
          </table:table-cell>
          <table:table-cell office:value-type="float" office:value="1.410377" calcext:value-type="float">
            <text:p>1.410377</text:p>
          </table:table-cell>
        </table:table-row>
        <table:table-row table:style-name="ro1">
          <table:table-cell office:value-type="float" office:value="22.1869" calcext:value-type="float">
            <text:p>22.1869</text:p>
          </table:table-cell>
          <table:table-cell office:value-type="float" office:value="1.45349" calcext:value-type="float">
            <text:p>1.45349</text:p>
          </table:table-cell>
          <table:table-cell office:value-type="float" office:value="22.186933" calcext:value-type="float">
            <text:p>22.186933</text:p>
          </table:table-cell>
          <table:table-cell office:value-type="float" office:value="1.453059" calcext:value-type="float">
            <text:p>1.453059</text:p>
          </table:table-cell>
        </table:table-row>
        <table:table-row table:style-name="ro1">
          <table:table-cell office:value-type="float" office:value="22.2145" calcext:value-type="float">
            <text:p>22.2145</text:p>
          </table:table-cell>
          <table:table-cell office:value-type="float" office:value="1.4954" calcext:value-type="float">
            <text:p>1.4954</text:p>
          </table:table-cell>
          <table:table-cell office:value-type="float" office:value="22.214465" calcext:value-type="float">
            <text:p>22.214465</text:p>
          </table:table-cell>
          <table:table-cell office:value-type="float" office:value="1.494961" calcext:value-type="float">
            <text:p>1.494961</text:p>
          </table:table-cell>
        </table:table-row>
        <table:table-row table:style-name="ro1">
          <table:table-cell office:value-type="float" office:value="22.2419" calcext:value-type="float">
            <text:p>22.2419</text:p>
          </table:table-cell>
          <table:table-cell office:value-type="float" office:value="1.53654" calcext:value-type="float">
            <text:p>1.53654</text:p>
          </table:table-cell>
          <table:table-cell office:value-type="float" office:value="22.241921" calcext:value-type="float">
            <text:p>22.241921</text:p>
          </table:table-cell>
          <table:table-cell office:value-type="float" office:value="1.536088" calcext:value-type="float">
            <text:p>1.536088</text:p>
          </table:table-cell>
        </table:table-row>
        <table:table-row table:style-name="ro1">
          <table:table-cell office:value-type="float" office:value="22.2693" calcext:value-type="float">
            <text:p>22.2693</text:p>
          </table:table-cell>
          <table:table-cell office:value-type="float" office:value="1.57691" calcext:value-type="float">
            <text:p>1.57691</text:p>
          </table:table-cell>
          <table:table-cell office:value-type="float" office:value="22.269301" calcext:value-type="float">
            <text:p>22.269301</text:p>
          </table:table-cell>
          <table:table-cell office:value-type="float" office:value="1.576447" calcext:value-type="float">
            <text:p>1.576447</text:p>
          </table:table-cell>
        </table:table-row>
        <table:table-row table:style-name="ro1">
          <table:table-cell office:value-type="float" office:value="22.2966" calcext:value-type="float">
            <text:p>22.2966</text:p>
          </table:table-cell>
          <table:table-cell office:value-type="float" office:value="1.61651" calcext:value-type="float">
            <text:p>1.61651</text:p>
          </table:table-cell>
          <table:table-cell office:value-type="float" office:value="22.296607" calcext:value-type="float">
            <text:p>22.296607</text:p>
          </table:table-cell>
          <table:table-cell office:value-type="float" office:value="1.616045" calcext:value-type="float">
            <text:p>1.616045</text:p>
          </table:table-cell>
        </table:table-row>
        <table:table-row table:style-name="ro1">
          <table:table-cell office:value-type="float" office:value="22.3238" calcext:value-type="float">
            <text:p>22.3238</text:p>
          </table:table-cell>
          <table:table-cell office:value-type="float" office:value="1.65537" calcext:value-type="float">
            <text:p>1.65537</text:p>
          </table:table-cell>
          <table:table-cell office:value-type="float" office:value="22.323838" calcext:value-type="float">
            <text:p>22.323838</text:p>
          </table:table-cell>
          <table:table-cell office:value-type="float" office:value="1.654888" calcext:value-type="float">
            <text:p>1.654888</text:p>
          </table:table-cell>
        </table:table-row>
        <table:table-row table:style-name="ro1">
          <table:table-cell office:value-type="float" office:value="22.351" calcext:value-type="float">
            <text:p>22.351</text:p>
          </table:table-cell>
          <table:table-cell office:value-type="float" office:value="1.69347" calcext:value-type="float">
            <text:p>1.69347</text:p>
          </table:table-cell>
          <table:table-cell office:value-type="float" office:value="22.350995" calcext:value-type="float">
            <text:p>22.350995</text:p>
          </table:table-cell>
          <table:table-cell office:value-type="float" office:value="1.692981" calcext:value-type="float">
            <text:p>1.692981</text:p>
          </table:table-cell>
        </table:table-row>
        <table:table-row table:style-name="ro1">
          <table:table-cell office:value-type="float" office:value="22.3781" calcext:value-type="float">
            <text:p>22.3781</text:p>
          </table:table-cell>
          <table:table-cell office:value-type="float" office:value="1.73083" calcext:value-type="float">
            <text:p>1.73083</text:p>
          </table:table-cell>
          <table:table-cell office:value-type="float" office:value="22.378078" calcext:value-type="float">
            <text:p>22.378078</text:p>
          </table:table-cell>
          <table:table-cell office:value-type="float" office:value="1.73033" calcext:value-type="float">
            <text:p>1.73033</text:p>
          </table:table-cell>
        </table:table-row>
        <table:table-row table:style-name="ro1">
          <table:table-cell office:value-type="float" office:value="22.4051" calcext:value-type="float">
            <text:p>22.4051</text:p>
          </table:table-cell>
          <table:table-cell office:value-type="float" office:value="1.76745" calcext:value-type="float">
            <text:p>1.76745</text:p>
          </table:table-cell>
          <table:table-cell office:value-type="float" office:value="22.405088" calcext:value-type="float">
            <text:p>22.405088</text:p>
          </table:table-cell>
          <table:table-cell office:value-type="float" office:value="1.766942" calcext:value-type="float">
            <text:p>1.766942</text:p>
          </table:table-cell>
        </table:table-row>
        <table:table-row table:style-name="ro1">
          <table:table-cell office:value-type="float" office:value="22.432" calcext:value-type="float">
            <text:p>22.432</text:p>
          </table:table-cell>
          <table:table-cell office:value-type="float" office:value="1.80334" calcext:value-type="float">
            <text:p>1.80334</text:p>
          </table:table-cell>
          <table:table-cell office:value-type="float" office:value="22.432025" calcext:value-type="float">
            <text:p>22.432025</text:p>
          </table:table-cell>
          <table:table-cell office:value-type="float" office:value="1.802821" calcext:value-type="float">
            <text:p>1.802821</text:p>
          </table:table-cell>
        </table:table-row>
        <table:table-row table:style-name="ro1">
          <table:table-cell office:value-type="float" office:value="22.4589" calcext:value-type="float">
            <text:p>22.4589</text:p>
          </table:table-cell>
          <table:table-cell office:value-type="float" office:value="1.8385" calcext:value-type="float">
            <text:p>1.8385</text:p>
          </table:table-cell>
          <table:table-cell office:value-type="float" office:value="22.458889" calcext:value-type="float">
            <text:p>22.458889</text:p>
          </table:table-cell>
          <table:table-cell office:value-type="float" office:value="1.837972" calcext:value-type="float">
            <text:p>1.837972</text:p>
          </table:table-cell>
        </table:table-row>
        <table:table-row table:style-name="ro1">
          <table:table-cell office:value-type="float" office:value="22.4857" calcext:value-type="float">
            <text:p>22.4857</text:p>
          </table:table-cell>
          <table:table-cell office:value-type="float" office:value="1.87293" calcext:value-type="float">
            <text:p>1.87293</text:p>
          </table:table-cell>
          <table:table-cell office:value-type="float" office:value="22.485681" calcext:value-type="float">
            <text:p>22.485681</text:p>
          </table:table-cell>
          <table:table-cell office:value-type="float" office:value="1.872402" calcext:value-type="float">
            <text:p>1.872402</text:p>
          </table:table-cell>
        </table:table-row>
        <table:table-row table:style-name="ro1">
          <table:table-cell office:value-type="float" office:value="22.5124" calcext:value-type="float">
            <text:p>22.5124</text:p>
          </table:table-cell>
          <table:table-cell office:value-type="float" office:value="1.90665" calcext:value-type="float">
            <text:p>1.90665</text:p>
          </table:table-cell>
          <table:table-cell office:value-type="float" office:value="22.512401" calcext:value-type="float">
            <text:p>22.512401</text:p>
          </table:table-cell>
          <table:table-cell office:value-type="float" office:value="1.906114" calcext:value-type="float">
            <text:p>1.906114</text:p>
          </table:table-cell>
        </table:table-row>
        <table:table-row table:style-name="ro1">
          <table:table-cell office:value-type="float" office:value="22.5391" calcext:value-type="float">
            <text:p>22.5391</text:p>
          </table:table-cell>
          <table:table-cell office:value-type="float" office:value="1.93966" calcext:value-type="float">
            <text:p>1.93966</text:p>
          </table:table-cell>
          <table:table-cell office:value-type="float" office:value="22.53905" calcext:value-type="float">
            <text:p>22.53905</text:p>
          </table:table-cell>
          <table:table-cell office:value-type="float" office:value="1.939114" calcext:value-type="float">
            <text:p>1.939114</text:p>
          </table:table-cell>
        </table:table-row>
        <table:table-row table:style-name="ro1">
          <table:table-cell office:value-type="float" office:value="22.5656" calcext:value-type="float">
            <text:p>22.5656</text:p>
          </table:table-cell>
          <table:table-cell office:value-type="float" office:value="1.97196" calcext:value-type="float">
            <text:p>1.97196</text:p>
          </table:table-cell>
          <table:table-cell office:value-type="float" office:value="22.565628" calcext:value-type="float">
            <text:p>22.565628</text:p>
          </table:table-cell>
          <table:table-cell office:value-type="float" office:value="1.971407" calcext:value-type="float">
            <text:p>1.971407</text:p>
          </table:table-cell>
        </table:table-row>
        <table:table-row table:style-name="ro1">
          <table:table-cell office:value-type="float" office:value="22.5921" calcext:value-type="float">
            <text:p>22.5921</text:p>
          </table:table-cell>
          <table:table-cell office:value-type="float" office:value="2.00356" calcext:value-type="float">
            <text:p>2.00356</text:p>
          </table:table-cell>
          <table:table-cell office:value-type="float" office:value="22.592135" calcext:value-type="float">
            <text:p>22.592135</text:p>
          </table:table-cell>
          <table:table-cell office:value-type="float" office:value="2.002997" calcext:value-type="float">
            <text:p>2.002997</text:p>
          </table:table-cell>
        </table:table-row>
        <table:table-row table:style-name="ro1">
          <table:table-cell office:value-type="float" office:value="22.6186" calcext:value-type="float">
            <text:p>22.6186</text:p>
          </table:table-cell>
          <table:table-cell office:value-type="float" office:value="2.03446" calcext:value-type="float">
            <text:p>2.03446</text:p>
          </table:table-cell>
          <table:table-cell office:value-type="float" office:value="22.618572" calcext:value-type="float">
            <text:p>22.618572</text:p>
          </table:table-cell>
          <table:table-cell office:value-type="float" office:value="2.033889" calcext:value-type="float">
            <text:p>2.033889</text:p>
          </table:table-cell>
        </table:table-row>
        <table:table-row table:style-name="ro1">
          <table:table-cell office:value-type="float" office:value="22.6449" calcext:value-type="float">
            <text:p>22.6449</text:p>
          </table:table-cell>
          <table:table-cell office:value-type="float" office:value="2.06466" calcext:value-type="float">
            <text:p>2.06466</text:p>
          </table:table-cell>
          <table:table-cell office:value-type="float" office:value="22.644939" calcext:value-type="float">
            <text:p>22.644939</text:p>
          </table:table-cell>
          <table:table-cell office:value-type="float" office:value="2.064086" calcext:value-type="float">
            <text:p>2.064086</text:p>
          </table:table-cell>
        </table:table-row>
        <table:table-row table:style-name="ro1">
          <table:table-cell office:value-type="float" office:value="22.6712" calcext:value-type="float">
            <text:p>22.6712</text:p>
          </table:table-cell>
          <table:table-cell office:value-type="float" office:value="2.09417" calcext:value-type="float">
            <text:p>2.09417</text:p>
          </table:table-cell>
          <table:table-cell office:value-type="float" office:value="22.671237" calcext:value-type="float">
            <text:p>22.671237</text:p>
          </table:table-cell>
          <table:table-cell office:value-type="float" office:value="2.093594" calcext:value-type="float">
            <text:p>2.093594</text:p>
          </table:table-cell>
        </table:table-row>
        <table:table-row table:style-name="ro1">
          <table:table-cell office:value-type="float" office:value="22.6975" calcext:value-type="float">
            <text:p>22.6975</text:p>
          </table:table-cell>
          <table:table-cell office:value-type="float" office:value="2.123" calcext:value-type="float">
            <text:p>2.123</text:p>
          </table:table-cell>
          <table:table-cell office:value-type="float" office:value="22.697465" calcext:value-type="float">
            <text:p>22.697465</text:p>
          </table:table-cell>
          <table:table-cell office:value-type="float" office:value="2.122416" calcext:value-type="float">
            <text:p>2.122416</text:p>
          </table:table-cell>
        </table:table-row>
        <table:table-row table:style-name="ro1">
          <table:table-cell office:value-type="float" office:value="22.7236" calcext:value-type="float">
            <text:p>22.7236</text:p>
          </table:table-cell>
          <table:table-cell office:value-type="float" office:value="2.15115" calcext:value-type="float">
            <text:p>2.15115</text:p>
          </table:table-cell>
          <table:table-cell office:value-type="float" office:value="22.723625" calcext:value-type="float">
            <text:p>22.723625</text:p>
          </table:table-cell>
          <table:table-cell office:value-type="float" office:value="2.150557" calcext:value-type="float">
            <text:p>2.150557</text:p>
          </table:table-cell>
        </table:table-row>
        <table:table-row table:style-name="ro1">
          <table:table-cell office:value-type="float" office:value="22.7497" calcext:value-type="float">
            <text:p>22.7497</text:p>
          </table:table-cell>
          <table:table-cell office:value-type="float" office:value="2.17862" calcext:value-type="float">
            <text:p>2.17862</text:p>
          </table:table-cell>
          <table:table-cell office:value-type="float" office:value="22.749716" calcext:value-type="float">
            <text:p>22.749716</text:p>
          </table:table-cell>
          <table:table-cell office:value-type="float" office:value="2.17802" calcext:value-type="float">
            <text:p>2.17802</text:p>
          </table:table-cell>
        </table:table-row>
        <table:table-row table:style-name="ro1">
          <table:table-cell office:value-type="float" office:value="22.7757" calcext:value-type="float">
            <text:p>22.7757</text:p>
          </table:table-cell>
          <table:table-cell office:value-type="float" office:value="2.20541" calcext:value-type="float">
            <text:p>2.20541</text:p>
          </table:table-cell>
          <table:table-cell office:value-type="float" office:value="22.775739" calcext:value-type="float">
            <text:p>22.775739</text:p>
          </table:table-cell>
          <table:table-cell office:value-type="float" office:value="2.204809" calcext:value-type="float">
            <text:p>2.204809</text:p>
          </table:table-cell>
        </table:table-row>
        <table:table-row table:style-name="ro1">
          <table:table-cell office:value-type="float" office:value="22.8017" calcext:value-type="float">
            <text:p>22.8017</text:p>
          </table:table-cell>
          <table:table-cell office:value-type="float" office:value="2.23154" calcext:value-type="float">
            <text:p>2.23154</text:p>
          </table:table-cell>
          <table:table-cell office:value-type="float" office:value="22.801694" calcext:value-type="float">
            <text:p>22.801694</text:p>
          </table:table-cell>
          <table:table-cell office:value-type="float" office:value="2.230927" calcext:value-type="float">
            <text:p>2.230927</text:p>
          </table:table-cell>
        </table:table-row>
        <table:table-row table:style-name="ro1">
          <table:table-cell office:value-type="float" office:value="22.8276" calcext:value-type="float">
            <text:p>22.8276</text:p>
          </table:table-cell>
          <table:table-cell office:value-type="float" office:value="2.25699" calcext:value-type="float">
            <text:p>2.25699</text:p>
          </table:table-cell>
          <table:table-cell office:value-type="float" office:value="22.827582" calcext:value-type="float">
            <text:p>22.827582</text:p>
          </table:table-cell>
          <table:table-cell office:value-type="float" office:value="2.256379" calcext:value-type="float">
            <text:p>2.256379</text:p>
          </table:table-cell>
        </table:table-row>
        <table:table-row table:style-name="ro1">
          <table:table-cell office:value-type="float" office:value="22.8534" calcext:value-type="float">
            <text:p>22.8534</text:p>
          </table:table-cell>
          <table:table-cell office:value-type="float" office:value="2.28179" calcext:value-type="float">
            <text:p>2.28179</text:p>
          </table:table-cell>
          <table:table-cell office:value-type="float" office:value="22.853403" calcext:value-type="float">
            <text:p>22.853403</text:p>
          </table:table-cell>
          <table:table-cell office:value-type="float" office:value="2.281168" calcext:value-type="float">
            <text:p>2.281168</text:p>
          </table:table-cell>
        </table:table-row>
        <table:table-row table:style-name="ro1">
          <table:table-cell office:value-type="float" office:value="22.8792" calcext:value-type="float">
            <text:p>22.8792</text:p>
          </table:table-cell>
          <table:table-cell office:value-type="float" office:value="2.30592" calcext:value-type="float">
            <text:p>2.30592</text:p>
          </table:table-cell>
          <table:table-cell office:value-type="float" office:value="22.879158" calcext:value-type="float">
            <text:p>22.879158</text:p>
          </table:table-cell>
          <table:table-cell office:value-type="float" office:value="2.305296" calcext:value-type="float">
            <text:p>2.305296</text:p>
          </table:table-cell>
        </table:table-row>
        <table:table-row table:style-name="ro1">
          <table:table-cell office:value-type="float" office:value="22.9048" calcext:value-type="float">
            <text:p>22.9048</text:p>
          </table:table-cell>
          <table:table-cell office:value-type="float" office:value="2.3294" calcext:value-type="float">
            <text:p>2.3294</text:p>
          </table:table-cell>
          <table:table-cell office:value-type="float" office:value="22.904846" calcext:value-type="float">
            <text:p>22.904846</text:p>
          </table:table-cell>
          <table:table-cell office:value-type="float" office:value="2.328768" calcext:value-type="float">
            <text:p>2.328768</text:p>
          </table:table-cell>
        </table:table-row>
        <table:table-row table:style-name="ro1">
          <table:table-cell office:value-type="float" office:value="22.9305" calcext:value-type="float">
            <text:p>22.9305</text:p>
          </table:table-cell>
          <table:table-cell office:value-type="float" office:value="2.35222" calcext:value-type="float">
            <text:p>2.35222</text:p>
          </table:table-cell>
          <table:table-cell office:value-type="float" office:value="22.930468" calcext:value-type="float">
            <text:p>22.930468</text:p>
          </table:table-cell>
          <table:table-cell office:value-type="float" office:value="2.351586" calcext:value-type="float">
            <text:p>2.351586</text:p>
          </table:table-cell>
        </table:table-row>
        <table:table-row table:style-name="ro1">
          <table:table-cell office:value-type="float" office:value="22.956" calcext:value-type="float">
            <text:p>22.956</text:p>
          </table:table-cell>
          <table:table-cell office:value-type="float" office:value="2.37439" calcext:value-type="float">
            <text:p>2.37439</text:p>
          </table:table-cell>
          <table:table-cell office:value-type="float" office:value="22.956024" calcext:value-type="float">
            <text:p>22.956024</text:p>
          </table:table-cell>
          <table:table-cell office:value-type="float" office:value="2.373753" calcext:value-type="float">
            <text:p>2.373753</text:p>
          </table:table-cell>
        </table:table-row>
        <table:table-row table:style-name="ro1">
          <table:table-cell office:value-type="float" office:value="22.9815" calcext:value-type="float">
            <text:p>22.9815</text:p>
          </table:table-cell>
          <table:table-cell office:value-type="float" office:value="2.39591" calcext:value-type="float">
            <text:p>2.39591</text:p>
          </table:table-cell>
          <table:table-cell office:value-type="float" office:value="22.981515" calcext:value-type="float">
            <text:p>22.981515</text:p>
          </table:table-cell>
          <table:table-cell office:value-type="float" office:value="2.395273" calcext:value-type="float">
            <text:p>2.395273</text:p>
          </table:table-cell>
        </table:table-row>
        <table:table-row table:style-name="ro1">
          <table:table-cell office:value-type="float" office:value="23.0069" calcext:value-type="float">
            <text:p>23.0069</text:p>
          </table:table-cell>
          <table:table-cell office:value-type="float" office:value="2.41679" calcext:value-type="float">
            <text:p>2.41679</text:p>
          </table:table-cell>
          <table:table-cell office:value-type="float" office:value="23.006941" calcext:value-type="float">
            <text:p>23.006941</text:p>
          </table:table-cell>
          <table:table-cell office:value-type="float" office:value="2.416148" calcext:value-type="float">
            <text:p>2.416148</text:p>
          </table:table-cell>
        </table:table-row>
        <table:table-row table:style-name="ro1">
          <table:table-cell office:value-type="float" office:value="23.0323" calcext:value-type="float">
            <text:p>23.0323</text:p>
          </table:table-cell>
          <table:table-cell office:value-type="float" office:value="2.43703" calcext:value-type="float">
            <text:p>2.43703</text:p>
          </table:table-cell>
          <table:table-cell office:value-type="float" office:value="23.032303" calcext:value-type="float">
            <text:p>23.032303</text:p>
          </table:table-cell>
          <table:table-cell office:value-type="float" office:value="2.436381" calcext:value-type="float">
            <text:p>2.436381</text:p>
          </table:table-cell>
        </table:table-row>
        <table:table-row table:style-name="ro1">
          <table:table-cell office:value-type="float" office:value="23.0576" calcext:value-type="float">
            <text:p>23.0576</text:p>
          </table:table-cell>
          <table:table-cell office:value-type="float" office:value="2.45662" calcext:value-type="float">
            <text:p>2.45662</text:p>
          </table:table-cell>
          <table:table-cell office:value-type="float" office:value="23.0576" calcext:value-type="float">
            <text:p>23.0576</text:p>
          </table:table-cell>
          <table:table-cell office:value-type="float" office:value="2.455974" calcext:value-type="float">
            <text:p>2.455974</text:p>
          </table:table-cell>
        </table:table-row>
        <table:table-row table:style-name="ro1">
          <table:table-cell office:value-type="float" office:value="23.0828" calcext:value-type="float">
            <text:p>23.0828</text:p>
          </table:table-cell>
          <table:table-cell office:value-type="float" office:value="2.47558" calcext:value-type="float">
            <text:p>2.47558</text:p>
          </table:table-cell>
          <table:table-cell office:value-type="float" office:value="23.082833" calcext:value-type="float">
            <text:p>23.082833</text:p>
          </table:table-cell>
          <table:table-cell office:value-type="float" office:value="2.47493" calcext:value-type="float">
            <text:p>2.47493</text:p>
          </table:table-cell>
        </table:table-row>
        <table:table-row table:style-name="ro1">
          <table:table-cell office:value-type="float" office:value="23.108" calcext:value-type="float">
            <text:p>23.108</text:p>
          </table:table-cell>
          <table:table-cell office:value-type="float" office:value="2.49391" calcext:value-type="float">
            <text:p>2.49391</text:p>
          </table:table-cell>
          <table:table-cell office:value-type="float" office:value="23.108002" calcext:value-type="float">
            <text:p>23.108002</text:p>
          </table:table-cell>
          <table:table-cell office:value-type="float" office:value="2.493252" calcext:value-type="float">
            <text:p>2.493252</text:p>
          </table:table-cell>
        </table:table-row>
        <table:table-row table:style-name="ro1">
          <table:table-cell office:value-type="float" office:value="23.1331" calcext:value-type="float">
            <text:p>23.1331</text:p>
          </table:table-cell>
          <table:table-cell office:value-type="float" office:value="2.5116" calcext:value-type="float">
            <text:p>2.5116</text:p>
          </table:table-cell>
          <table:table-cell office:value-type="float" office:value="23.133108" calcext:value-type="float">
            <text:p>23.133108</text:p>
          </table:table-cell>
          <table:table-cell office:value-type="float" office:value="2.510942" calcext:value-type="float">
            <text:p>2.510942</text:p>
          </table:table-cell>
        </table:table-row>
        <table:table-row table:style-name="ro1">
          <table:table-cell office:value-type="float" office:value="23.1582" calcext:value-type="float">
            <text:p>23.1582</text:p>
          </table:table-cell>
          <table:table-cell office:value-type="float" office:value="2.52866" calcext:value-type="float">
            <text:p>2.52866</text:p>
          </table:table-cell>
          <table:table-cell office:value-type="float" office:value="23.158151" calcext:value-type="float">
            <text:p>23.158151</text:p>
          </table:table-cell>
          <table:table-cell office:value-type="float" office:value="2.528002" calcext:value-type="float">
            <text:p>2.528002</text:p>
          </table:table-cell>
        </table:table-row>
        <table:table-row table:style-name="ro1">
          <table:table-cell office:value-type="float" office:value="23.1831" calcext:value-type="float">
            <text:p>23.1831</text:p>
          </table:table-cell>
          <table:table-cell office:value-type="float" office:value="2.54509" calcext:value-type="float">
            <text:p>2.54509</text:p>
          </table:table-cell>
          <table:table-cell office:value-type="float" office:value="23.183132" calcext:value-type="float">
            <text:p>23.183132</text:p>
          </table:table-cell>
          <table:table-cell office:value-type="float" office:value="2.544434" calcext:value-type="float">
            <text:p>2.544434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2.5609" calcext:value-type="float">
            <text:p>2.5609</text:p>
          </table:table-cell>
          <table:table-cell office:value-type="float" office:value="23.20805" calcext:value-type="float">
            <text:p>23.20805</text:p>
          </table:table-cell>
          <table:table-cell office:value-type="float" office:value="2.560241" calcext:value-type="float">
            <text:p>2.560241</text:p>
          </table:table-cell>
        </table:table-row>
        <table:table-row table:style-name="ro1">
          <table:table-cell office:value-type="float" office:value="23.2329" calcext:value-type="float">
            <text:p>23.2329</text:p>
          </table:table-cell>
          <table:table-cell office:value-type="float" office:value="2.57609" calcext:value-type="float">
            <text:p>2.57609</text:p>
          </table:table-cell>
          <table:table-cell office:value-type="float" office:value="23.232906" calcext:value-type="float">
            <text:p>23.232906</text:p>
          </table:table-cell>
          <table:table-cell office:value-type="float" office:value="2.575424" calcext:value-type="float">
            <text:p>2.575424</text:p>
          </table:table-cell>
        </table:table-row>
        <table:table-row table:style-name="ro1">
          <table:table-cell office:value-type="float" office:value="23.2577" calcext:value-type="float">
            <text:p>23.2577</text:p>
          </table:table-cell>
          <table:table-cell office:value-type="float" office:value="2.59065" calcext:value-type="float">
            <text:p>2.59065</text:p>
          </table:table-cell>
          <table:table-cell office:value-type="float" office:value="23.2577" calcext:value-type="float">
            <text:p>23.2577</text:p>
          </table:table-cell>
          <table:table-cell office:value-type="float" office:value="2.589986" calcext:value-type="float">
            <text:p>2.589986</text:p>
          </table:table-cell>
        </table:table-row>
        <table:table-row table:style-name="ro1">
          <table:table-cell office:value-type="float" office:value="23.2824" calcext:value-type="float">
            <text:p>23.2824</text:p>
          </table:table-cell>
          <table:table-cell office:value-type="float" office:value="2.60459" calcext:value-type="float">
            <text:p>2.60459</text:p>
          </table:table-cell>
          <table:table-cell office:value-type="float" office:value="23.282432" calcext:value-type="float">
            <text:p>23.282432</text:p>
          </table:table-cell>
          <table:table-cell office:value-type="float" office:value="2.603927" calcext:value-type="float">
            <text:p>2.603927</text:p>
          </table:table-cell>
        </table:table-row>
        <table:table-row table:style-name="ro1">
          <table:table-cell office:value-type="float" office:value="23.3071" calcext:value-type="float">
            <text:p>23.3071</text:p>
          </table:table-cell>
          <table:table-cell office:value-type="float" office:value="2.61792" calcext:value-type="float">
            <text:p>2.61792</text:p>
          </table:table-cell>
          <table:table-cell office:value-type="float" office:value="23.307104" calcext:value-type="float">
            <text:p>23.307104</text:p>
          </table:table-cell>
          <table:table-cell office:value-type="float" office:value="2.617251" calcext:value-type="float">
            <text:p>2.617251</text:p>
          </table:table-cell>
        </table:table-row>
        <table:table-row table:style-name="ro1">
          <table:table-cell office:value-type="float" office:value="23.3317" calcext:value-type="float">
            <text:p>23.3317</text:p>
          </table:table-cell>
          <table:table-cell office:value-type="float" office:value="2.63063" calcext:value-type="float">
            <text:p>2.63063</text:p>
          </table:table-cell>
          <table:table-cell office:value-type="float" office:value="23.331714" calcext:value-type="float">
            <text:p>23.331714</text:p>
          </table:table-cell>
          <table:table-cell office:value-type="float" office:value="2.629959" calcext:value-type="float">
            <text:p>2.629959</text:p>
          </table:table-cell>
        </table:table-row>
        <table:table-row table:style-name="ro1">
          <table:table-cell office:value-type="float" office:value="23.3563" calcext:value-type="float">
            <text:p>23.3563</text:p>
          </table:table-cell>
          <table:table-cell office:value-type="float" office:value="2.64272" calcext:value-type="float">
            <text:p>2.64272</text:p>
          </table:table-cell>
          <table:table-cell office:value-type="float" office:value="23.356264" calcext:value-type="float">
            <text:p>23.356264</text:p>
          </table:table-cell>
          <table:table-cell office:value-type="float" office:value="2.642052" calcext:value-type="float">
            <text:p>2.642052</text:p>
          </table:table-cell>
        </table:table-row>
        <table:table-row table:style-name="ro1">
          <table:table-cell office:value-type="float" office:value="23.3808" calcext:value-type="float">
            <text:p>23.3808</text:p>
          </table:table-cell>
          <table:table-cell office:value-type="float" office:value="2.6542" calcext:value-type="float">
            <text:p>2.6542</text:p>
          </table:table-cell>
          <table:table-cell office:value-type="float" office:value="23.380754" calcext:value-type="float">
            <text:p>23.380754</text:p>
          </table:table-cell>
          <table:table-cell office:value-type="float" office:value="2.653531" calcext:value-type="float">
            <text:p>2.653531</text:p>
          </table:table-cell>
        </table:table-row>
        <table:table-row table:style-name="ro1">
          <table:table-cell office:value-type="float" office:value="23.4052" calcext:value-type="float">
            <text:p>23.4052</text:p>
          </table:table-cell>
          <table:table-cell office:value-type="float" office:value="2.66507" calcext:value-type="float">
            <text:p>2.66507</text:p>
          </table:table-cell>
          <table:table-cell office:value-type="float" office:value="23.405184" calcext:value-type="float">
            <text:p>23.405184</text:p>
          </table:table-cell>
          <table:table-cell office:value-type="float" office:value="2.664399" calcext:value-type="float">
            <text:p>2.664399</text:p>
          </table:table-cell>
        </table:table-row>
        <table:table-row table:style-name="ro1">
          <table:table-cell office:value-type="float" office:value="23.4296" calcext:value-type="float">
            <text:p>23.4296</text:p>
          </table:table-cell>
          <table:table-cell office:value-type="float" office:value="2.67532" calcext:value-type="float">
            <text:p>2.67532</text:p>
          </table:table-cell>
          <table:table-cell office:value-type="float" office:value="23.429554" calcext:value-type="float">
            <text:p>23.429554</text:p>
          </table:table-cell>
          <table:table-cell office:value-type="float" office:value="2.674657" calcext:value-type="float">
            <text:p>2.674657</text:p>
          </table:table-cell>
        </table:table-row>
        <table:table-row table:style-name="ro1">
          <table:table-cell office:value-type="float" office:value="23.4539" calcext:value-type="float">
            <text:p>23.4539</text:p>
          </table:table-cell>
          <table:table-cell office:value-type="float" office:value="2.68497" calcext:value-type="float">
            <text:p>2.68497</text:p>
          </table:table-cell>
          <table:table-cell office:value-type="float" office:value="23.453864" calcext:value-type="float">
            <text:p>23.453864</text:p>
          </table:table-cell>
          <table:table-cell office:value-type="float" office:value="2.684305" calcext:value-type="float">
            <text:p>2.684305</text:p>
          </table:table-cell>
        </table:table-row>
        <table:table-row table:style-name="ro1">
          <table:table-cell office:value-type="float" office:value="23.4781" calcext:value-type="float">
            <text:p>23.4781</text:p>
          </table:table-cell>
          <table:table-cell office:value-type="float" office:value="2.69401" calcext:value-type="float">
            <text:p>2.69401</text:p>
          </table:table-cell>
          <table:table-cell office:value-type="float" office:value="23.478116" calcext:value-type="float">
            <text:p>23.478116</text:p>
          </table:table-cell>
          <table:table-cell office:value-type="float" office:value="2.693346" calcext:value-type="float">
            <text:p>2.693346</text:p>
          </table:table-cell>
        </table:table-row>
        <table:table-row table:style-name="ro1">
          <table:table-cell office:value-type="float" office:value="23.5023" calcext:value-type="float">
            <text:p>23.5023</text:p>
          </table:table-cell>
          <table:table-cell office:value-type="float" office:value="2.70244" calcext:value-type="float">
            <text:p>2.70244</text:p>
          </table:table-cell>
          <table:table-cell office:value-type="float" office:value="23.502309" calcext:value-type="float">
            <text:p>23.502309</text:p>
          </table:table-cell>
          <table:table-cell office:value-type="float" office:value="2.70178" calcext:value-type="float">
            <text:p>2.70178</text:p>
          </table:table-cell>
        </table:table-row>
        <table:table-row table:style-name="ro1">
          <table:table-cell office:value-type="float" office:value="23.5264" calcext:value-type="float">
            <text:p>23.5264</text:p>
          </table:table-cell>
          <table:table-cell office:value-type="float" office:value="2.71027" calcext:value-type="float">
            <text:p>2.71027</text:p>
          </table:table-cell>
          <table:table-cell office:value-type="float" office:value="23.526443" calcext:value-type="float">
            <text:p>23.526443</text:p>
          </table:table-cell>
          <table:table-cell office:value-type="float" office:value="2.709608" calcext:value-type="float">
            <text:p>2.709608</text:p>
          </table:table-cell>
        </table:table-row>
        <table:table-row table:style-name="ro1">
          <table:table-cell office:value-type="float" office:value="23.5505" calcext:value-type="float">
            <text:p>23.5505</text:p>
          </table:table-cell>
          <table:table-cell office:value-type="float" office:value="2.71749" calcext:value-type="float">
            <text:p>2.71749</text:p>
          </table:table-cell>
          <table:table-cell office:value-type="float" office:value="23.550519" calcext:value-type="float">
            <text:p>23.550519</text:p>
          </table:table-cell>
          <table:table-cell office:value-type="float" office:value="2.716831" calcext:value-type="float">
            <text:p>2.716831</text:p>
          </table:table-cell>
        </table:table-row>
        <table:table-row table:style-name="ro1">
          <table:table-cell office:value-type="float" office:value="23.5745" calcext:value-type="float">
            <text:p>23.5745</text:p>
          </table:table-cell>
          <table:table-cell office:value-type="float" office:value="2.72411" calcext:value-type="float">
            <text:p>2.72411</text:p>
          </table:table-cell>
          <table:table-cell office:value-type="float" office:value="23.574537" calcext:value-type="float">
            <text:p>23.574537</text:p>
          </table:table-cell>
          <table:table-cell office:value-type="float" office:value="2.723451" calcext:value-type="float">
            <text:p>2.723451</text:p>
          </table:table-cell>
        </table:table-row>
        <table:table-row table:style-name="ro1">
          <table:table-cell office:value-type="float" office:value="23.5985" calcext:value-type="float">
            <text:p>23.5985</text:p>
          </table:table-cell>
          <table:table-cell office:value-type="float" office:value="2.73013" calcext:value-type="float">
            <text:p>2.73013</text:p>
          </table:table-cell>
          <table:table-cell office:value-type="float" office:value="23.598497" calcext:value-type="float">
            <text:p>23.598497</text:p>
          </table:table-cell>
          <table:table-cell office:value-type="float" office:value="2.729468" calcext:value-type="float">
            <text:p>2.729468</text:p>
          </table:table-cell>
        </table:table-row>
        <table:table-row table:style-name="ro1">
          <table:table-cell office:value-type="float" office:value="23.6224" calcext:value-type="float">
            <text:p>23.6224</text:p>
          </table:table-cell>
          <table:table-cell office:value-type="float" office:value="2.73554" calcext:value-type="float">
            <text:p>2.73554</text:p>
          </table:table-cell>
          <table:table-cell office:value-type="float" office:value="23.6224" calcext:value-type="float">
            <text:p>23.6224</text:p>
          </table:table-cell>
          <table:table-cell office:value-type="float" office:value="2.734883" calcext:value-type="float">
            <text:p>2.734883</text:p>
          </table:table-cell>
        </table:table-row>
        <table:table-row table:style-name="ro1">
          <table:table-cell office:value-type="float" office:value="23.6462" calcext:value-type="float">
            <text:p>23.6462</text:p>
          </table:table-cell>
          <table:table-cell office:value-type="float" office:value="2.74035" calcext:value-type="float">
            <text:p>2.74035</text:p>
          </table:table-cell>
          <table:table-cell office:value-type="float" office:value="23.646246" calcext:value-type="float">
            <text:p>23.646246</text:p>
          </table:table-cell>
          <table:table-cell office:value-type="float" office:value="2.739696" calcext:value-type="float">
            <text:p>2.739696</text:p>
          </table:table-cell>
        </table:table-row>
        <table:table-row table:style-name="ro1">
          <table:table-cell office:value-type="float" office:value="23.67" calcext:value-type="float">
            <text:p>23.67</text:p>
          </table:table-cell>
          <table:table-cell office:value-type="float" office:value="2.74456" calcext:value-type="float">
            <text:p>2.74456</text:p>
          </table:table-cell>
          <table:table-cell office:value-type="float" office:value="23.670035" calcext:value-type="float">
            <text:p>23.670035</text:p>
          </table:table-cell>
          <table:table-cell office:value-type="float" office:value="2.743908" calcext:value-type="float">
            <text:p>2.743908</text:p>
          </table:table-cell>
        </table:table-row>
        <table:table-row table:style-name="ro1">
          <table:table-cell office:value-type="float" office:value="23.6938" calcext:value-type="float">
            <text:p>23.6938</text:p>
          </table:table-cell>
          <table:table-cell office:value-type="float" office:value="2.74817" calcext:value-type="float">
            <text:p>2.74817</text:p>
          </table:table-cell>
          <table:table-cell office:value-type="float" office:value="23.693767" calcext:value-type="float">
            <text:p>23.693767</text:p>
          </table:table-cell>
          <table:table-cell office:value-type="float" office:value="2.74752" calcext:value-type="float">
            <text:p>2.74752</text:p>
          </table:table-cell>
        </table:table-row>
        <table:table-row table:style-name="ro1">
          <table:table-cell office:value-type="float" office:value="23.7174" calcext:value-type="float">
            <text:p>23.7174</text:p>
          </table:table-cell>
          <table:table-cell office:value-type="float" office:value="2.75118" calcext:value-type="float">
            <text:p>2.75118</text:p>
          </table:table-cell>
          <table:table-cell office:value-type="float" office:value="23.717443" calcext:value-type="float">
            <text:p>23.717443</text:p>
          </table:table-cell>
          <table:table-cell office:value-type="float" office:value="2.750532" calcext:value-type="float">
            <text:p>2.750532</text:p>
          </table:table-cell>
        </table:table-row>
        <table:table-row table:style-name="ro1">
          <table:table-cell office:value-type="float" office:value="23.7411" calcext:value-type="float">
            <text:p>23.7411</text:p>
          </table:table-cell>
          <table:table-cell office:value-type="float" office:value="2.75359" calcext:value-type="float">
            <text:p>2.75359</text:p>
          </table:table-cell>
          <table:table-cell office:value-type="float" office:value="23.741063" calcext:value-type="float">
            <text:p>23.741063</text:p>
          </table:table-cell>
          <table:table-cell office:value-type="float" office:value="2.752945" calcext:value-type="float">
            <text:p>2.752945</text:p>
          </table:table-cell>
        </table:table-row>
        <table:table-row table:style-name="ro1">
          <table:table-cell office:value-type="float" office:value="23.7646" calcext:value-type="float">
            <text:p>23.7646</text:p>
          </table:table-cell>
          <table:table-cell office:value-type="float" office:value="2.7554" calcext:value-type="float">
            <text:p>2.7554</text:p>
          </table:table-cell>
          <table:table-cell office:value-type="float" office:value="23.764627" calcext:value-type="float">
            <text:p>23.764627</text:p>
          </table:table-cell>
          <table:table-cell office:value-type="float" office:value="2.754759" calcext:value-type="float">
            <text:p>2.754759</text:p>
          </table:table-cell>
        </table:table-row>
        <table:table-row table:style-name="ro1">
          <table:table-cell office:value-type="float" office:value="23.7881" calcext:value-type="float">
            <text:p>23.7881</text:p>
          </table:table-cell>
          <table:table-cell office:value-type="float" office:value="2.75661" calcext:value-type="float">
            <text:p>2.75661</text:p>
          </table:table-cell>
          <table:table-cell office:value-type="float" office:value="23.788136" calcext:value-type="float">
            <text:p>23.788136</text:p>
          </table:table-cell>
          <table:table-cell office:value-type="float" office:value="2.755973" calcext:value-type="float">
            <text:p>2.755973</text:p>
          </table:table-cell>
        </table:table-row>
        <table:table-row table:style-name="ro1">
          <table:table-cell office:value-type="float" office:value="23.8116" calcext:value-type="float">
            <text:p>23.8116</text:p>
          </table:table-cell>
          <table:table-cell office:value-type="float" office:value="2.75723" calcext:value-type="float">
            <text:p>2.75723</text:p>
          </table:table-cell>
          <table:table-cell office:value-type="float" office:value="23.811589" calcext:value-type="float">
            <text:p>23.811589</text:p>
          </table:table-cell>
          <table:table-cell office:value-type="float" office:value="2.756589" calcext:value-type="float">
            <text:p>2.756589</text:p>
          </table:table-cell>
        </table:table-row>
        <table:table-row table:style-name="ro1">
          <table:table-cell office:value-type="float" office:value="23.835" calcext:value-type="float">
            <text:p>23.835</text:p>
          </table:table-cell>
          <table:table-cell office:value-type="float" office:value="2.75724" calcext:value-type="float">
            <text:p>2.75724</text:p>
          </table:table-cell>
          <table:table-cell office:value-type="float" office:value="23.834988" calcext:value-type="float">
            <text:p>23.834988</text:p>
          </table:table-cell>
          <table:table-cell office:value-type="float" office:value="2.756607" calcext:value-type="float">
            <text:p>2.756607</text:p>
          </table:table-cell>
        </table:table-row>
        <table:table-row table:style-name="ro1">
          <table:table-cell office:value-type="float" office:value="23.8583" calcext:value-type="float">
            <text:p>23.8583</text:p>
          </table:table-cell>
          <table:table-cell office:value-type="float" office:value="2.75665" calcext:value-type="float">
            <text:p>2.75665</text:p>
          </table:table-cell>
          <table:table-cell office:value-type="float" office:value="23.858331" calcext:value-type="float">
            <text:p>23.858331</text:p>
          </table:table-cell>
          <table:table-cell office:value-type="float" office:value="2.756026" calcext:value-type="float">
            <text:p>2.756026</text:p>
          </table:table-cell>
        </table:table-row>
        <table:table-row table:style-name="ro1">
          <table:table-cell office:value-type="float" office:value="23.8816" calcext:value-type="float">
            <text:p>23.8816</text:p>
          </table:table-cell>
          <table:table-cell office:value-type="float" office:value="2.75547" calcext:value-type="float">
            <text:p>2.75547</text:p>
          </table:table-cell>
          <table:table-cell office:value-type="float" office:value="23.88162" calcext:value-type="float">
            <text:p>23.88162</text:p>
          </table:table-cell>
          <table:table-cell office:value-type="float" office:value="2.754846" calcext:value-type="float">
            <text:p>2.754846</text:p>
          </table:table-cell>
        </table:table-row>
        <table:table-row table:style-name="ro1">
          <table:table-cell office:value-type="float" office:value="23.9049" calcext:value-type="float">
            <text:p>23.9049</text:p>
          </table:table-cell>
          <table:table-cell office:value-type="float" office:value="2.75369" calcext:value-type="float">
            <text:p>2.75369</text:p>
          </table:table-cell>
          <table:table-cell office:value-type="float" office:value="23.904855" calcext:value-type="float">
            <text:p>23.904855</text:p>
          </table:table-cell>
          <table:table-cell office:value-type="float" office:value="2.753068" calcext:value-type="float">
            <text:p>2.753068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2.75131" calcext:value-type="float">
            <text:p>2.75131</text:p>
          </table:table-cell>
          <table:table-cell office:value-type="float" office:value="23.928036" calcext:value-type="float">
            <text:p>23.928036</text:p>
          </table:table-cell>
          <table:table-cell office:value-type="float" office:value="2.750692" calcext:value-type="float">
            <text:p>2.750692</text:p>
          </table:table-cell>
        </table:table-row>
        <table:table-row table:style-name="ro1">
          <table:table-cell office:value-type="float" office:value="23.9512" calcext:value-type="float">
            <text:p>23.9512</text:p>
          </table:table-cell>
          <table:table-cell office:value-type="float" office:value="2.74833" calcext:value-type="float">
            <text:p>2.74833</text:p>
          </table:table-cell>
          <table:table-cell office:value-type="float" office:value="23.951163" calcext:value-type="float">
            <text:p>23.951163</text:p>
          </table:table-cell>
          <table:table-cell office:value-type="float" office:value="2.747717" calcext:value-type="float">
            <text:p>2.747717</text:p>
          </table:table-cell>
        </table:table-row>
        <table:table-row table:style-name="ro1">
          <table:table-cell office:value-type="float" office:value="23.9742" calcext:value-type="float">
            <text:p>23.9742</text:p>
          </table:table-cell>
          <table:table-cell office:value-type="float" office:value="2.74475" calcext:value-type="float">
            <text:p>2.74475</text:p>
          </table:table-cell>
          <table:table-cell office:value-type="float" office:value="23.974237" calcext:value-type="float">
            <text:p>23.974237</text:p>
          </table:table-cell>
          <table:table-cell office:value-type="float" office:value="2.744145" calcext:value-type="float">
            <text:p>2.744145</text:p>
          </table:table-cell>
        </table:table-row>
        <table:table-row table:style-name="ro1">
          <table:table-cell office:value-type="float" office:value="23.9973" calcext:value-type="float">
            <text:p>23.9973</text:p>
          </table:table-cell>
          <table:table-cell office:value-type="float" office:value="2.74058" calcext:value-type="float">
            <text:p>2.74058</text:p>
          </table:table-cell>
          <table:table-cell office:value-type="float" office:value="23.997257" calcext:value-type="float">
            <text:p>23.997257</text:p>
          </table:table-cell>
          <table:table-cell office:value-type="float" office:value="2.739976" calcext:value-type="float">
            <text:p>2.739976</text:p>
          </table:table-cell>
        </table:table-row>
        <table:table-row table:style-name="ro1">
          <table:table-cell office:value-type="float" office:value="24.0202" calcext:value-type="float">
            <text:p>24.0202</text:p>
          </table:table-cell>
          <table:table-cell office:value-type="float" office:value="2.73581" calcext:value-type="float">
            <text:p>2.73581</text:p>
          </table:table-cell>
          <table:table-cell office:value-type="float" office:value="24.020225" calcext:value-type="float">
            <text:p>24.020225</text:p>
          </table:table-cell>
          <table:table-cell office:value-type="float" office:value="2.73521" calcext:value-type="float">
            <text:p>2.73521</text:p>
          </table:table-cell>
        </table:table-row>
        <table:table-row table:style-name="ro1">
          <table:table-cell office:value-type="float" office:value="24.0431" calcext:value-type="float">
            <text:p>24.0431</text:p>
          </table:table-cell>
          <table:table-cell office:value-type="float" office:value="2.73044" calcext:value-type="float">
            <text:p>2.73044</text:p>
          </table:table-cell>
          <table:table-cell office:value-type="float" office:value="24.04314" calcext:value-type="float">
            <text:p>24.04314</text:p>
          </table:table-cell>
          <table:table-cell office:value-type="float" office:value="2.729848" calcext:value-type="float">
            <text:p>2.729848</text:p>
          </table:table-cell>
        </table:table-row>
        <table:table-row table:style-name="ro1">
          <table:table-cell office:value-type="float" office:value="24.066" calcext:value-type="float">
            <text:p>24.066</text:p>
          </table:table-cell>
          <table:table-cell office:value-type="float" office:value="2.72447" calcext:value-type="float">
            <text:p>2.72447</text:p>
          </table:table-cell>
          <table:table-cell office:value-type="float" office:value="24.066002" calcext:value-type="float">
            <text:p>24.066002</text:p>
          </table:table-cell>
          <table:table-cell office:value-type="float" office:value="2.72389" calcext:value-type="float">
            <text:p>2.72389</text:p>
          </table:table-cell>
        </table:table-row>
        <table:table-row table:style-name="ro1">
          <table:table-cell office:value-type="float" office:value="24.0888" calcext:value-type="float">
            <text:p>24.0888</text:p>
          </table:table-cell>
          <table:table-cell office:value-type="float" office:value="2.71792" calcext:value-type="float">
            <text:p>2.71792</text:p>
          </table:table-cell>
          <table:table-cell office:value-type="float" office:value="24.088812" calcext:value-type="float">
            <text:p>24.088812</text:p>
          </table:table-cell>
          <table:table-cell office:value-type="float" office:value="2.717337" calcext:value-type="float">
            <text:p>2.717337</text:p>
          </table:table-cell>
        </table:table-row>
        <table:table-row table:style-name="ro1">
          <table:table-cell office:value-type="float" office:value="24.1116" calcext:value-type="float">
            <text:p>24.1116</text:p>
          </table:table-cell>
          <table:table-cell office:value-type="float" office:value="2.71076" calcext:value-type="float">
            <text:p>2.71076</text:p>
          </table:table-cell>
          <table:table-cell office:value-type="float" office:value="24.11157" calcext:value-type="float">
            <text:p>24.11157</text:p>
          </table:table-cell>
          <table:table-cell office:value-type="float" office:value="2.710189" calcext:value-type="float">
            <text:p>2.710189</text:p>
          </table:table-cell>
        </table:table-row>
        <table:table-row table:style-name="ro1">
          <table:table-cell office:value-type="float" office:value="24.1343" calcext:value-type="float">
            <text:p>24.1343</text:p>
          </table:table-cell>
          <table:table-cell office:value-type="float" office:value="2.70302" calcext:value-type="float">
            <text:p>2.70302</text:p>
          </table:table-cell>
          <table:table-cell office:value-type="float" office:value="24.134276" calcext:value-type="float">
            <text:p>24.134276</text:p>
          </table:table-cell>
          <table:table-cell office:value-type="float" office:value="2.702449" calcext:value-type="float">
            <text:p>2.702449</text:p>
          </table:table-cell>
        </table:table-row>
        <table:table-row table:style-name="ro1">
          <table:table-cell office:value-type="float" office:value="24.1569" calcext:value-type="float">
            <text:p>24.1569</text:p>
          </table:table-cell>
          <table:table-cell office:value-type="float" office:value="2.69468" calcext:value-type="float">
            <text:p>2.69468</text:p>
          </table:table-cell>
          <table:table-cell office:value-type="float" office:value="24.15693" calcext:value-type="float">
            <text:p>24.15693</text:p>
          </table:table-cell>
          <table:table-cell office:value-type="float" office:value="2.694115" calcext:value-type="float">
            <text:p>2.694115</text:p>
          </table:table-cell>
        </table:table-row>
        <table:table-row table:style-name="ro1">
          <table:table-cell office:value-type="float" office:value="24.1795" calcext:value-type="float">
            <text:p>24.1795</text:p>
          </table:table-cell>
          <table:table-cell office:value-type="float" office:value="2.68574" calcext:value-type="float">
            <text:p>2.68574</text:p>
          </table:table-cell>
          <table:table-cell office:value-type="float" office:value="24.179533" calcext:value-type="float">
            <text:p>24.179533</text:p>
          </table:table-cell>
          <table:table-cell office:value-type="float" office:value="2.68519" calcext:value-type="float">
            <text:p>2.68519</text:p>
          </table:table-cell>
        </table:table-row>
        <table:table-row table:style-name="ro1">
          <table:table-cell office:value-type="float" office:value="24.2021" calcext:value-type="float">
            <text:p>24.2021</text:p>
          </table:table-cell>
          <table:table-cell office:value-type="float" office:value="2.67622" calcext:value-type="float">
            <text:p>2.67622</text:p>
          </table:table-cell>
          <table:table-cell office:value-type="float" office:value="24.202086" calcext:value-type="float">
            <text:p>24.202086</text:p>
          </table:table-cell>
          <table:table-cell office:value-type="float" office:value="2.675675" calcext:value-type="float">
            <text:p>2.675675</text:p>
          </table:table-cell>
        </table:table-row>
        <table:table-row table:style-name="ro1">
          <table:table-cell office:value-type="float" office:value="24.2246" calcext:value-type="float">
            <text:p>24.2246</text:p>
          </table:table-cell>
          <table:table-cell office:value-type="float" office:value="2.66611" calcext:value-type="float">
            <text:p>2.66611</text:p>
          </table:table-cell>
          <table:table-cell office:value-type="float" office:value="24.224587" calcext:value-type="float">
            <text:p>24.224587</text:p>
          </table:table-cell>
          <table:table-cell office:value-type="float" office:value="2.66557" calcext:value-type="float">
            <text:p>2.66557</text:p>
          </table:table-cell>
        </table:table-row>
        <table:table-row table:style-name="ro1">
          <table:table-cell office:value-type="float" office:value="24.247" calcext:value-type="float">
            <text:p>24.247</text:p>
          </table:table-cell>
          <table:table-cell office:value-type="float" office:value="2.65541" calcext:value-type="float">
            <text:p>2.65541</text:p>
          </table:table-cell>
          <table:table-cell office:value-type="float" office:value="24.247037" calcext:value-type="float">
            <text:p>24.247037</text:p>
          </table:table-cell>
          <table:table-cell office:value-type="float" office:value="2.654877" calcext:value-type="float">
            <text:p>2.654877</text:p>
          </table:table-cell>
        </table:table-row>
        <table:table-row table:style-name="ro1">
          <table:table-cell office:value-type="float" office:value="24.2694" calcext:value-type="float">
            <text:p>24.2694</text:p>
          </table:table-cell>
          <table:table-cell office:value-type="float" office:value="2.64412" calcext:value-type="float">
            <text:p>2.64412</text:p>
          </table:table-cell>
          <table:table-cell office:value-type="float" office:value="24.269438" calcext:value-type="float">
            <text:p>24.269438</text:p>
          </table:table-cell>
          <table:table-cell office:value-type="float" office:value="2.643596" calcext:value-type="float">
            <text:p>2.643596</text:p>
          </table:table-cell>
        </table:table-row>
        <table:table-row table:style-name="ro1">
          <table:table-cell office:value-type="float" office:value="24.2918" calcext:value-type="float">
            <text:p>24.2918</text:p>
          </table:table-cell>
          <table:table-cell office:value-type="float" office:value="2.63225" calcext:value-type="float">
            <text:p>2.63225</text:p>
          </table:table-cell>
          <table:table-cell office:value-type="float" office:value="24.291788" calcext:value-type="float">
            <text:p>24.291788</text:p>
          </table:table-cell>
          <table:table-cell office:value-type="float" office:value="2.63173" calcext:value-type="float">
            <text:p>2.63173</text:p>
          </table:table-cell>
        </table:table-row>
        <table:table-row table:style-name="ro1">
          <table:table-cell office:value-type="float" office:value="24.3141" calcext:value-type="float">
            <text:p>24.3141</text:p>
          </table:table-cell>
          <table:table-cell office:value-type="float" office:value="2.61979" calcext:value-type="float">
            <text:p>2.61979</text:p>
          </table:table-cell>
          <table:table-cell office:value-type="float" office:value="24.314088" calcext:value-type="float">
            <text:p>24.314088</text:p>
          </table:table-cell>
          <table:table-cell office:value-type="float" office:value="2.619279" calcext:value-type="float">
            <text:p>2.619279</text:p>
          </table:table-cell>
        </table:table-row>
        <table:table-row table:style-name="ro1">
          <table:table-cell office:value-type="float" office:value="24.3363" calcext:value-type="float">
            <text:p>24.3363</text:p>
          </table:table-cell>
          <table:table-cell office:value-type="float" office:value="2.60675" calcext:value-type="float">
            <text:p>2.60675</text:p>
          </table:table-cell>
          <table:table-cell office:value-type="float" office:value="24.336338" calcext:value-type="float">
            <text:p>24.336338</text:p>
          </table:table-cell>
          <table:table-cell office:value-type="float" office:value="2.606246" calcext:value-type="float">
            <text:p>2.606246</text:p>
          </table:table-cell>
        </table:table-row>
        <table:table-row table:style-name="ro1">
          <table:table-cell office:value-type="float" office:value="24.3585" calcext:value-type="float">
            <text:p>24.3585</text:p>
          </table:table-cell>
          <table:table-cell office:value-type="float" office:value="2.59312" calcext:value-type="float">
            <text:p>2.59312</text:p>
          </table:table-cell>
          <table:table-cell office:value-type="float" office:value="24.358539" calcext:value-type="float">
            <text:p>24.358539</text:p>
          </table:table-cell>
          <table:table-cell office:value-type="float" office:value="2.59263" calcext:value-type="float">
            <text:p>2.59263</text:p>
          </table:table-cell>
        </table:table-row>
        <table:table-row table:style-name="ro1">
          <table:table-cell office:value-type="float" office:value="24.3807" calcext:value-type="float">
            <text:p>24.3807</text:p>
          </table:table-cell>
          <table:table-cell office:value-type="float" office:value="2.57892" calcext:value-type="float">
            <text:p>2.57892</text:p>
          </table:table-cell>
          <table:table-cell office:value-type="float" office:value="24.380691" calcext:value-type="float">
            <text:p>24.380691</text:p>
          </table:table-cell>
          <table:table-cell office:value-type="float" office:value="2.578435" calcext:value-type="float">
            <text:p>2.578435</text:p>
          </table:table-cell>
        </table:table-row>
        <table:table-row table:style-name="ro1">
          <table:table-cell office:value-type="float" office:value="24.4028" calcext:value-type="float">
            <text:p>24.4028</text:p>
          </table:table-cell>
          <table:table-cell office:value-type="float" office:value="2.56414" calcext:value-type="float">
            <text:p>2.56414</text:p>
          </table:table-cell>
          <table:table-cell office:value-type="float" office:value="24.402793" calcext:value-type="float">
            <text:p>24.402793</text:p>
          </table:table-cell>
          <table:table-cell office:value-type="float" office:value="2.563661" calcext:value-type="float">
            <text:p>2.563661</text:p>
          </table:table-cell>
        </table:table-row>
        <table:table-row table:style-name="ro1">
          <table:table-cell office:value-type="float" office:value="24.4248" calcext:value-type="float">
            <text:p>24.4248</text:p>
          </table:table-cell>
          <table:table-cell office:value-type="float" office:value="2.54878" calcext:value-type="float">
            <text:p>2.54878</text:p>
          </table:table-cell>
          <table:table-cell office:value-type="float" office:value="24.424847" calcext:value-type="float">
            <text:p>24.424847</text:p>
          </table:table-cell>
          <table:table-cell office:value-type="float" office:value="2.548311" calcext:value-type="float">
            <text:p>2.548311</text:p>
          </table:table-cell>
        </table:table-row>
        <table:table-row table:style-name="ro1">
          <table:table-cell office:value-type="float" office:value="24.4469" calcext:value-type="float">
            <text:p>24.4469</text:p>
          </table:table-cell>
          <table:table-cell office:value-type="float" office:value="2.53284" calcext:value-type="float">
            <text:p>2.53284</text:p>
          </table:table-cell>
          <table:table-cell office:value-type="float" office:value="24.446852" calcext:value-type="float">
            <text:p>24.446852</text:p>
          </table:table-cell>
          <table:table-cell office:value-type="float" office:value="2.532385" calcext:value-type="float">
            <text:p>2.532385</text:p>
          </table:table-cell>
        </table:table-row>
        <table:table-row table:style-name="ro1">
          <table:table-cell office:value-type="float" office:value="24.4688" calcext:value-type="float">
            <text:p>24.4688</text:p>
          </table:table-cell>
          <table:table-cell office:value-type="float" office:value="2.51634" calcext:value-type="float">
            <text:p>2.51634</text:p>
          </table:table-cell>
          <table:table-cell office:value-type="float" office:value="24.468808" calcext:value-type="float">
            <text:p>24.468808</text:p>
          </table:table-cell>
          <table:table-cell office:value-type="float" office:value="2.515887" calcext:value-type="float">
            <text:p>2.515887</text:p>
          </table:table-cell>
        </table:table-row>
        <table:table-row table:style-name="ro1">
          <table:table-cell office:value-type="float" office:value="24.4907" calcext:value-type="float">
            <text:p>24.4907</text:p>
          </table:table-cell>
          <table:table-cell office:value-type="float" office:value="2.49926" calcext:value-type="float">
            <text:p>2.49926</text:p>
          </table:table-cell>
          <table:table-cell office:value-type="float" office:value="24.490717" calcext:value-type="float">
            <text:p>24.490717</text:p>
          </table:table-cell>
          <table:table-cell office:value-type="float" office:value="2.498817" calcext:value-type="float">
            <text:p>2.498817</text:p>
          </table:table-cell>
        </table:table-row>
        <table:table-row table:style-name="ro1">
          <table:table-cell office:value-type="float" office:value="24.5126" calcext:value-type="float">
            <text:p>24.5126</text:p>
          </table:table-cell>
          <table:table-cell office:value-type="float" office:value="2.48161" calcext:value-type="float">
            <text:p>2.48161</text:p>
          </table:table-cell>
          <table:table-cell office:value-type="float" office:value="24.512577" calcext:value-type="float">
            <text:p>24.512577</text:p>
          </table:table-cell>
          <table:table-cell office:value-type="float" office:value="2.481178" calcext:value-type="float">
            <text:p>2.481178</text:p>
          </table:table-cell>
        </table:table-row>
        <table:table-row table:style-name="ro1">
          <table:table-cell office:value-type="float" office:value="24.5344" calcext:value-type="float">
            <text:p>24.5344</text:p>
          </table:table-cell>
          <table:table-cell office:value-type="float" office:value="2.46339" calcext:value-type="float">
            <text:p>2.46339</text:p>
          </table:table-cell>
          <table:table-cell office:value-type="float" office:value="24.53439" calcext:value-type="float">
            <text:p>24.53439</text:p>
          </table:table-cell>
          <table:table-cell office:value-type="float" office:value="2.462971" calcext:value-type="float">
            <text:p>2.462971</text:p>
          </table:table-cell>
        </table:table-row>
        <table:table-row table:style-name="ro1">
          <table:table-cell office:value-type="float" office:value="24.5562" calcext:value-type="float">
            <text:p>24.5562</text:p>
          </table:table-cell>
          <table:table-cell office:value-type="float" office:value="2.44461" calcext:value-type="float">
            <text:p>2.44461</text:p>
          </table:table-cell>
          <table:table-cell office:value-type="float" office:value="24.556155" calcext:value-type="float">
            <text:p>24.556155</text:p>
          </table:table-cell>
          <table:table-cell office:value-type="float" office:value="2.444198" calcext:value-type="float">
            <text:p>2.444198</text:p>
          </table:table-cell>
        </table:table-row>
        <table:table-row table:style-name="ro1">
          <table:table-cell office:value-type="float" office:value="24.5779" calcext:value-type="float">
            <text:p>24.5779</text:p>
          </table:table-cell>
          <table:table-cell office:value-type="float" office:value="2.42527" calcext:value-type="float">
            <text:p>2.42527</text:p>
          </table:table-cell>
          <table:table-cell office:value-type="float" office:value="24.577872" calcext:value-type="float">
            <text:p>24.577872</text:p>
          </table:table-cell>
          <table:table-cell office:value-type="float" office:value="2.424863" calcext:value-type="float">
            <text:p>2.424863</text:p>
          </table:table-cell>
        </table:table-row>
        <table:table-row table:style-name="ro1">
          <table:table-cell office:value-type="float" office:value="24.5995" calcext:value-type="float">
            <text:p>24.5995</text:p>
          </table:table-cell>
          <table:table-cell office:value-type="float" office:value="2.40536" calcext:value-type="float">
            <text:p>2.40536</text:p>
          </table:table-cell>
          <table:table-cell office:value-type="float" office:value="24.599543" calcext:value-type="float">
            <text:p>24.599543</text:p>
          </table:table-cell>
          <table:table-cell office:value-type="float" office:value="2.404966" calcext:value-type="float">
            <text:p>2.404966</text:p>
          </table:table-cell>
        </table:table-row>
        <table:table-row table:style-name="ro1">
          <table:table-cell office:value-type="float" office:value="24.6212" calcext:value-type="float">
            <text:p>24.6212</text:p>
          </table:table-cell>
          <table:table-cell office:value-type="float" office:value="2.38489" calcext:value-type="float">
            <text:p>2.38489</text:p>
          </table:table-cell>
          <table:table-cell office:value-type="float" office:value="24.621166" calcext:value-type="float">
            <text:p>24.621166</text:p>
          </table:table-cell>
          <table:table-cell office:value-type="float" office:value="2.384511" calcext:value-type="float">
            <text:p>2.384511</text:p>
          </table:table-cell>
        </table:table-row>
        <table:table-row table:style-name="ro1">
          <table:table-cell office:value-type="float" office:value="24.6427" calcext:value-type="float">
            <text:p>24.6427</text:p>
          </table:table-cell>
          <table:table-cell office:value-type="float" office:value="2.36387" calcext:value-type="float">
            <text:p>2.36387</text:p>
          </table:table-cell>
          <table:table-cell office:value-type="float" office:value="24.642743" calcext:value-type="float">
            <text:p>24.642743</text:p>
          </table:table-cell>
          <table:table-cell office:value-type="float" office:value="2.363498" calcext:value-type="float">
            <text:p>2.363498</text:p>
          </table:table-cell>
        </table:table-row>
        <table:table-row table:style-name="ro1">
          <table:table-cell office:value-type="float" office:value="24.6643" calcext:value-type="float">
            <text:p>24.6643</text:p>
          </table:table-cell>
          <table:table-cell office:value-type="float" office:value="2.34229" calcext:value-type="float">
            <text:p>2.34229</text:p>
          </table:table-cell>
          <table:table-cell office:value-type="float" office:value="24.664273" calcext:value-type="float">
            <text:p>24.664273</text:p>
          </table:table-cell>
          <table:table-cell office:value-type="float" office:value="2.341932" calcext:value-type="float">
            <text:p>2.341932</text:p>
          </table:table-cell>
        </table:table-row>
        <table:table-row table:style-name="ro1">
          <table:table-cell office:value-type="float" office:value="24.6858" calcext:value-type="float">
            <text:p>24.6858</text:p>
          </table:table-cell>
          <table:table-cell office:value-type="float" office:value="2.32016" calcext:value-type="float">
            <text:p>2.32016</text:p>
          </table:table-cell>
          <table:table-cell office:value-type="float" office:value="24.685757" calcext:value-type="float">
            <text:p>24.685757</text:p>
          </table:table-cell>
          <table:table-cell office:value-type="float" office:value="2.319813" calcext:value-type="float">
            <text:p>2.319813</text:p>
          </table:table-cell>
        </table:table-row>
        <table:table-row table:style-name="ro1">
          <table:table-cell office:value-type="float" office:value="24.7072" calcext:value-type="float">
            <text:p>24.7072</text:p>
          </table:table-cell>
          <table:table-cell office:value-type="float" office:value="2.29748" calcext:value-type="float">
            <text:p>2.29748</text:p>
          </table:table-cell>
          <table:table-cell office:value-type="float" office:value="24.707195" calcext:value-type="float">
            <text:p>24.707195</text:p>
          </table:table-cell>
          <table:table-cell office:value-type="float" office:value="2.297144" calcext:value-type="float">
            <text:p>2.297144</text:p>
          </table:table-cell>
        </table:table-row>
        <table:table-row table:style-name="ro1">
          <table:table-cell office:value-type="float" office:value="24.7286" calcext:value-type="float">
            <text:p>24.7286</text:p>
          </table:table-cell>
          <table:table-cell office:value-type="float" office:value="2.27426" calcext:value-type="float">
            <text:p>2.27426</text:p>
          </table:table-cell>
          <table:table-cell office:value-type="float" office:value="24.728587" calcext:value-type="float">
            <text:p>24.728587</text:p>
          </table:table-cell>
          <table:table-cell office:value-type="float" office:value="2.273929" calcext:value-type="float">
            <text:p>2.273929</text:p>
          </table:table-cell>
        </table:table-row>
        <table:table-row table:style-name="ro1">
          <table:table-cell office:value-type="float" office:value="24.7499" calcext:value-type="float">
            <text:p>24.7499</text:p>
          </table:table-cell>
          <table:table-cell office:value-type="float" office:value="2.25049" calcext:value-type="float">
            <text:p>2.25049</text:p>
          </table:table-cell>
          <table:table-cell office:value-type="float" office:value="24.749933" calcext:value-type="float">
            <text:p>24.749933</text:p>
          </table:table-cell>
          <table:table-cell office:value-type="float" office:value="2.250169" calcext:value-type="float">
            <text:p>2.250169</text:p>
          </table:table-cell>
        </table:table-row>
        <table:table-row table:style-name="ro1">
          <table:table-cell office:value-type="float" office:value="24.7712" calcext:value-type="float">
            <text:p>24.7712</text:p>
          </table:table-cell>
          <table:table-cell office:value-type="float" office:value="2.22617" calcext:value-type="float">
            <text:p>2.22617</text:p>
          </table:table-cell>
          <table:table-cell office:value-type="float" office:value="24.771233" calcext:value-type="float">
            <text:p>24.771233</text:p>
          </table:table-cell>
          <table:table-cell office:value-type="float" office:value="2.225866" calcext:value-type="float">
            <text:p>2.225866</text:p>
          </table:table-cell>
        </table:table-row>
        <table:table-row table:style-name="ro1">
          <table:table-cell office:value-type="float" office:value="24.7925" calcext:value-type="float">
            <text:p>24.7925</text:p>
          </table:table-cell>
          <table:table-cell office:value-type="float" office:value="2.20132" calcext:value-type="float">
            <text:p>2.20132</text:p>
          </table:table-cell>
          <table:table-cell office:value-type="float" office:value="24.792488" calcext:value-type="float">
            <text:p>24.792488</text:p>
          </table:table-cell>
          <table:table-cell office:value-type="float" office:value="2.201024" calcext:value-type="float">
            <text:p>2.201024</text:p>
          </table:table-cell>
        </table:table-row>
        <table:table-row table:style-name="ro1">
          <table:table-cell office:value-type="float" office:value="24.8137" calcext:value-type="float">
            <text:p>24.8137</text:p>
          </table:table-cell>
          <table:table-cell office:value-type="float" office:value="2.17593" calcext:value-type="float">
            <text:p>2.17593</text:p>
          </table:table-cell>
          <table:table-cell office:value-type="float" office:value="24.813698" calcext:value-type="float">
            <text:p>24.813698</text:p>
          </table:table-cell>
          <table:table-cell office:value-type="float" office:value="2.175646" calcext:value-type="float">
            <text:p>2.175646</text:p>
          </table:table-cell>
        </table:table-row>
        <table:table-row table:style-name="ro1">
          <table:table-cell office:value-type="float" office:value="24.8349" calcext:value-type="float">
            <text:p>24.8349</text:p>
          </table:table-cell>
          <table:table-cell office:value-type="float" office:value="2.15" calcext:value-type="float">
            <text:p>2.15</text:p>
          </table:table-cell>
          <table:table-cell office:value-type="float" office:value="24.834863" calcext:value-type="float">
            <text:p>24.834863</text:p>
          </table:table-cell>
          <table:table-cell office:value-type="float" office:value="2.149733" calcext:value-type="float">
            <text:p>2.149733</text:p>
          </table:table-cell>
        </table:table-row>
        <table:table-row table:style-name="ro1">
          <table:table-cell office:value-type="float" office:value="24.856" calcext:value-type="float">
            <text:p>24.856</text:p>
          </table:table-cell>
          <table:table-cell office:value-type="float" office:value="2.12355" calcext:value-type="float">
            <text:p>2.12355</text:p>
          </table:table-cell>
          <table:table-cell office:value-type="float" office:value="24.855983" calcext:value-type="float">
            <text:p>24.855983</text:p>
          </table:table-cell>
          <table:table-cell office:value-type="float" office:value="2.123289" calcext:value-type="float">
            <text:p>2.123289</text:p>
          </table:table-cell>
        </table:table-row>
        <table:table-row table:style-name="ro1">
          <table:table-cell office:value-type="float" office:value="24.8771" calcext:value-type="float">
            <text:p>24.8771</text:p>
          </table:table-cell>
          <table:table-cell office:value-type="float" office:value="2.09656" calcext:value-type="float">
            <text:p>2.09656</text:p>
          </table:table-cell>
          <table:table-cell office:value-type="float" office:value="24.877059" calcext:value-type="float">
            <text:p>24.877059</text:p>
          </table:table-cell>
          <table:table-cell office:value-type="float" office:value="2.096316" calcext:value-type="float">
            <text:p>2.096316</text:p>
          </table:table-cell>
        </table:table-row>
        <table:table-row table:style-name="ro1">
          <table:table-cell office:value-type="float" office:value="24.8981" calcext:value-type="float">
            <text:p>24.8981</text:p>
          </table:table-cell>
          <table:table-cell office:value-type="float" office:value="2.06905" calcext:value-type="float">
            <text:p>2.06905</text:p>
          </table:table-cell>
          <table:table-cell office:value-type="float" office:value="24.89809" calcext:value-type="float">
            <text:p>24.89809</text:p>
          </table:table-cell>
          <table:table-cell office:value-type="float" office:value="2.068817" calcext:value-type="float">
            <text:p>2.068817</text:p>
          </table:table-cell>
        </table:table-row>
        <table:table-row table:style-name="ro1">
          <table:table-cell office:value-type="float" office:value="24.9191" calcext:value-type="float">
            <text:p>24.9191</text:p>
          </table:table-cell>
          <table:table-cell office:value-type="float" office:value="2.04102" calcext:value-type="float">
            <text:p>2.04102</text:p>
          </table:table-cell>
          <table:table-cell office:value-type="float" office:value="24.919076" calcext:value-type="float">
            <text:p>24.919076</text:p>
          </table:table-cell>
          <table:table-cell office:value-type="float" office:value="2.040796" calcext:value-type="float">
            <text:p>2.040796</text:p>
          </table:table-cell>
        </table:table-row>
        <table:table-row table:style-name="ro1">
          <table:table-cell office:value-type="float" office:value="24.94" calcext:value-type="float">
            <text:p>24.94</text:p>
          </table:table-cell>
          <table:table-cell office:value-type="float" office:value="2.01246" calcext:value-type="float">
            <text:p>2.01246</text:p>
          </table:table-cell>
          <table:table-cell office:value-type="float" office:value="24.940019" calcext:value-type="float">
            <text:p>24.940019</text:p>
          </table:table-cell>
          <table:table-cell office:value-type="float" office:value="2.012254" calcext:value-type="float">
            <text:p>2.012254</text:p>
          </table:table-cell>
        </table:table-row>
        <table:table-row table:style-name="ro1">
          <table:table-cell office:value-type="float" office:value="24.9609" calcext:value-type="float">
            <text:p>24.9609</text:p>
          </table:table-cell>
          <table:table-cell office:value-type="float" office:value="1.98339" calcext:value-type="float">
            <text:p>1.98339</text:p>
          </table:table-cell>
          <table:table-cell office:value-type="float" office:value="24.960918" calcext:value-type="float">
            <text:p>24.960918</text:p>
          </table:table-cell>
          <table:table-cell office:value-type="float" office:value="1.983196" calcext:value-type="float">
            <text:p>1.983196</text:p>
          </table:table-cell>
        </table:table-row>
        <table:table-row table:style-name="ro1">
          <table:table-cell office:value-type="float" office:value="24.9818" calcext:value-type="float">
            <text:p>24.9818</text:p>
          </table:table-cell>
          <table:table-cell office:value-type="float" office:value="1.95381" calcext:value-type="float">
            <text:p>1.95381</text:p>
          </table:table-cell>
          <table:table-cell office:value-type="float" office:value="24.981773" calcext:value-type="float">
            <text:p>24.981773</text:p>
          </table:table-cell>
          <table:table-cell office:value-type="float" office:value="1.953623" calcext:value-type="float">
            <text:p>1.953623</text:p>
          </table:table-cell>
        </table:table-row>
        <table:table-row table:style-name="ro1">
          <table:table-cell office:value-type="float" office:value="25.0026" calcext:value-type="float">
            <text:p>25.0026</text:p>
          </table:table-cell>
          <table:table-cell office:value-type="float" office:value="1.92371" calcext:value-type="float">
            <text:p>1.92371</text:p>
          </table:table-cell>
          <table:table-cell office:value-type="float" office:value="25.002585" calcext:value-type="float">
            <text:p>25.002585</text:p>
          </table:table-cell>
          <table:table-cell office:value-type="float" office:value="1.923539" calcext:value-type="float">
            <text:p>1.923539</text:p>
          </table:table-cell>
        </table:table-row>
        <table:table-row table:style-name="ro1">
          <table:table-cell office:value-type="float" office:value="25.0234" calcext:value-type="float">
            <text:p>25.0234</text:p>
          </table:table-cell>
          <table:table-cell office:value-type="float" office:value="1.89311" calcext:value-type="float">
            <text:p>1.89311</text:p>
          </table:table-cell>
          <table:table-cell office:value-type="float" office:value="25.023354" calcext:value-type="float">
            <text:p>25.023354</text:p>
          </table:table-cell>
          <table:table-cell office:value-type="float" office:value="1.892947" calcext:value-type="float">
            <text:p>1.892947</text:p>
          </table:table-cell>
        </table:table-row>
        <table:table-row table:style-name="ro1">
          <table:table-cell office:value-type="float" office:value="25.0441" calcext:value-type="float">
            <text:p>25.0441</text:p>
          </table:table-cell>
          <table:table-cell office:value-type="float" office:value="1.862" calcext:value-type="float">
            <text:p>1.862</text:p>
          </table:table-cell>
          <table:table-cell office:value-type="float" office:value="25.044079" calcext:value-type="float">
            <text:p>25.044079</text:p>
          </table:table-cell>
          <table:table-cell office:value-type="float" office:value="1.86185" calcext:value-type="float">
            <text:p>1.86185</text:p>
          </table:table-cell>
        </table:table-row>
        <table:table-row table:style-name="ro1">
          <table:table-cell office:value-type="float" office:value="25.0648" calcext:value-type="float">
            <text:p>25.0648</text:p>
          </table:table-cell>
          <table:table-cell office:value-type="float" office:value="1.83038" calcext:value-type="float">
            <text:p>1.83038</text:p>
          </table:table-cell>
          <table:table-cell office:value-type="float" office:value="25.064761" calcext:value-type="float">
            <text:p>25.064761</text:p>
          </table:table-cell>
          <table:table-cell office:value-type="float" office:value="1.830251" calcext:value-type="float">
            <text:p>1.830251</text:p>
          </table:table-cell>
        </table:table-row>
        <table:table-row table:style-name="ro1">
          <table:table-cell office:value-type="float" office:value="25.0854" calcext:value-type="float">
            <text:p>25.0854</text:p>
          </table:table-cell>
          <table:table-cell office:value-type="float" office:value="1.79827" calcext:value-type="float">
            <text:p>1.79827</text:p>
          </table:table-cell>
          <table:table-cell office:value-type="float" office:value="25.085401" calcext:value-type="float">
            <text:p>25.085401</text:p>
          </table:table-cell>
          <table:table-cell office:value-type="float" office:value="1.798154" calcext:value-type="float">
            <text:p>1.798154</text:p>
          </table:table-cell>
        </table:table-row>
        <table:table-row table:style-name="ro1">
          <table:table-cell office:value-type="float" office:value="25.106" calcext:value-type="float">
            <text:p>25.106</text:p>
          </table:table-cell>
          <table:table-cell office:value-type="float" office:value="1.76567" calcext:value-type="float">
            <text:p>1.76567</text:p>
          </table:table-cell>
          <table:table-cell office:value-type="float" office:value="25.105998" calcext:value-type="float">
            <text:p>25.105998</text:p>
          </table:table-cell>
          <table:table-cell office:value-type="float" office:value="1.765561" calcext:value-type="float">
            <text:p>1.765561</text:p>
          </table:table-cell>
        </table:table-row>
        <table:table-row table:style-name="ro1">
          <table:table-cell office:value-type="float" office:value="25.1266" calcext:value-type="float">
            <text:p>25.1266</text:p>
          </table:table-cell>
          <table:table-cell office:value-type="float" office:value="1.73257" calcext:value-type="float">
            <text:p>1.73257</text:p>
          </table:table-cell>
          <table:table-cell office:value-type="float" office:value="25.126552" calcext:value-type="float">
            <text:p>25.126552</text:p>
          </table:table-cell>
          <table:table-cell office:value-type="float" office:value="1.732476" calcext:value-type="float">
            <text:p>1.732476</text:p>
          </table:table-cell>
        </table:table-row>
        <table:table-row table:style-name="ro1">
          <table:table-cell office:value-type="float" office:value="25.1471" calcext:value-type="float">
            <text:p>25.1471</text:p>
          </table:table-cell>
          <table:table-cell office:value-type="float" office:value="1.69898" calcext:value-type="float">
            <text:p>1.69898</text:p>
          </table:table-cell>
          <table:table-cell office:value-type="float" office:value="25.147065" calcext:value-type="float">
            <text:p>25.147065</text:p>
          </table:table-cell>
          <table:table-cell office:value-type="float" office:value="1.698901" calcext:value-type="float">
            <text:p>1.698901</text:p>
          </table:table-cell>
        </table:table-row>
        <table:table-row table:style-name="ro1">
          <table:table-cell office:value-type="float" office:value="25.1675" calcext:value-type="float">
            <text:p>25.1675</text:p>
          </table:table-cell>
          <table:table-cell office:value-type="float" office:value="1.66491" calcext:value-type="float">
            <text:p>1.66491</text:p>
          </table:table-cell>
          <table:table-cell office:value-type="float" office:value="25.167535" calcext:value-type="float">
            <text:p>25.167535</text:p>
          </table:table-cell>
          <table:table-cell office:value-type="float" office:value="1.664841" calcext:value-type="float">
            <text:p>1.664841</text:p>
          </table:table-cell>
        </table:table-row>
        <table:table-row table:style-name="ro1">
          <table:table-cell office:value-type="float" office:value="25.188" calcext:value-type="float">
            <text:p>25.188</text:p>
          </table:table-cell>
          <table:table-cell office:value-type="float" office:value="1.63035" calcext:value-type="float">
            <text:p>1.63035</text:p>
          </table:table-cell>
          <table:table-cell office:value-type="float" office:value="25.187963" calcext:value-type="float">
            <text:p>25.187963</text:p>
          </table:table-cell>
          <table:table-cell office:value-type="float" office:value="1.630298" calcext:value-type="float">
            <text:p>1.630298</text:p>
          </table:table-cell>
        </table:table-row>
        <table:table-row table:style-name="ro1">
          <table:table-cell office:value-type="float" office:value="25.2083" calcext:value-type="float">
            <text:p>25.2083</text:p>
          </table:table-cell>
          <table:table-cell office:value-type="float" office:value="1.59531" calcext:value-type="float">
            <text:p>1.59531</text:p>
          </table:table-cell>
          <table:table-cell office:value-type="float" office:value="25.20835" calcext:value-type="float">
            <text:p>25.20835</text:p>
          </table:table-cell>
          <table:table-cell office:value-type="float" office:value="1.595276" calcext:value-type="float">
            <text:p>1.595276</text:p>
          </table:table-cell>
        </table:table-row>
        <table:table-row table:style-name="ro1">
          <table:table-cell office:value-type="float" office:value="25.2287" calcext:value-type="float">
            <text:p>25.2287</text:p>
          </table:table-cell>
          <table:table-cell office:value-type="float" office:value="1.5598" calcext:value-type="float">
            <text:p>1.5598</text:p>
          </table:table-cell>
          <table:table-cell office:value-type="float" office:value="25.228695" calcext:value-type="float">
            <text:p>25.228695</text:p>
          </table:table-cell>
          <table:table-cell office:value-type="float" office:value="1.559778" calcext:value-type="float">
            <text:p>1.559778</text:p>
          </table:table-cell>
        </table:table-row>
        <table:table-row table:style-name="ro1">
          <table:table-cell office:value-type="float" office:value="25.249" calcext:value-type="float">
            <text:p>25.249</text:p>
          </table:table-cell>
          <table:table-cell office:value-type="float" office:value="1.52382" calcext:value-type="float">
            <text:p>1.52382</text:p>
          </table:table-cell>
          <table:table-cell office:value-type="float" office:value="25.248999" calcext:value-type="float">
            <text:p>25.248999</text:p>
          </table:table-cell>
          <table:table-cell office:value-type="float" office:value="1.523808" calcext:value-type="float">
            <text:p>1.523808</text:p>
          </table:table-cell>
        </table:table-row>
        <table:table-row table:style-name="ro1">
          <table:table-cell office:value-type="float" office:value="25.2693" calcext:value-type="float">
            <text:p>25.2693</text:p>
          </table:table-cell>
          <table:table-cell office:value-type="float" office:value="1.48736" calcext:value-type="float">
            <text:p>1.48736</text:p>
          </table:table-cell>
          <table:table-cell office:value-type="float" office:value="25.269261" calcext:value-type="float">
            <text:p>25.269261</text:p>
          </table:table-cell>
          <table:table-cell office:value-type="float" office:value="1.487369" calcext:value-type="float">
            <text:p>1.487369</text:p>
          </table:table-cell>
        </table:table-row>
        <table:table-row table:style-name="ro1">
          <table:table-cell office:value-type="float" office:value="25.2895" calcext:value-type="float">
            <text:p>25.2895</text:p>
          </table:table-cell>
          <table:table-cell office:value-type="float" office:value="1.45044" calcext:value-type="float">
            <text:p>1.45044</text:p>
          </table:table-cell>
          <table:table-cell office:value-type="float" office:value="25.289482" calcext:value-type="float">
            <text:p>25.289482</text:p>
          </table:table-cell>
          <table:table-cell office:value-type="float" office:value="1.450463" calcext:value-type="float">
            <text:p>1.450463</text:p>
          </table:table-cell>
        </table:table-row>
        <table:table-row table:style-name="ro1">
          <table:table-cell office:value-type="float" office:value="25.3097" calcext:value-type="float">
            <text:p>25.3097</text:p>
          </table:table-cell>
          <table:table-cell office:value-type="float" office:value="1.41306" calcext:value-type="float">
            <text:p>1.41306</text:p>
          </table:table-cell>
          <table:table-cell office:value-type="float" office:value="25.309663" calcext:value-type="float">
            <text:p>25.309663</text:p>
          </table:table-cell>
          <table:table-cell office:value-type="float" office:value="1.413096" calcext:value-type="float">
            <text:p>1.413096</text:p>
          </table:table-cell>
        </table:table-row>
        <table:table-row table:style-name="ro1">
          <table:table-cell office:value-type="float" office:value="25.3298" calcext:value-type="float">
            <text:p>25.3298</text:p>
          </table:table-cell>
          <table:table-cell office:value-type="float" office:value="1.37522" calcext:value-type="float">
            <text:p>1.37522</text:p>
          </table:table-cell>
          <table:table-cell office:value-type="float" office:value="25.329803" calcext:value-type="float">
            <text:p>25.329803</text:p>
          </table:table-cell>
          <table:table-cell office:value-type="float" office:value="1.375269" calcext:value-type="float">
            <text:p>1.375269</text:p>
          </table:table-cell>
        </table:table-row>
        <table:table-row table:style-name="ro1">
          <table:table-cell office:value-type="float" office:value="25.3499" calcext:value-type="float">
            <text:p>25.3499</text:p>
          </table:table-cell>
          <table:table-cell office:value-type="float" office:value="1.33692" calcext:value-type="float">
            <text:p>1.33692</text:p>
          </table:table-cell>
          <table:table-cell office:value-type="float" office:value="25.349902" calcext:value-type="float">
            <text:p>25.349902</text:p>
          </table:table-cell>
          <table:table-cell office:value-type="float" office:value="1.336987" calcext:value-type="float">
            <text:p>1.336987</text:p>
          </table:table-cell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1.29817" calcext:value-type="float">
            <text:p>1.29817</text:p>
          </table:table-cell>
          <table:table-cell office:value-type="float" office:value="25.369961" calcext:value-type="float">
            <text:p>25.369961</text:p>
          </table:table-cell>
          <table:table-cell office:value-type="float" office:value="1.298253" calcext:value-type="float">
            <text:p>1.298253</text:p>
          </table:table-cell>
        </table:table-row>
        <table:table-row table:style-name="ro1">
          <table:table-cell office:value-type="float" office:value="25.39" calcext:value-type="float">
            <text:p>25.39</text:p>
          </table:table-cell>
          <table:table-cell office:value-type="float" office:value="1.25898" calcext:value-type="float">
            <text:p>1.25898</text:p>
          </table:table-cell>
          <table:table-cell office:value-type="float" office:value="25.389979" calcext:value-type="float">
            <text:p>25.389979</text:p>
          </table:table-cell>
          <table:table-cell office:value-type="float" office:value="1.25907" calcext:value-type="float">
            <text:p>1.25907</text:p>
          </table:table-cell>
        </table:table-row>
        <table:table-row table:style-name="ro1">
          <table:table-cell office:value-type="float" office:value="25.41" calcext:value-type="float">
            <text:p>25.41</text:p>
          </table:table-cell>
          <table:table-cell office:value-type="float" office:value="1.21933" calcext:value-type="float">
            <text:p>1.21933</text:p>
          </table:table-cell>
          <table:table-cell office:value-type="float" office:value="25.409958" calcext:value-type="float">
            <text:p>25.409958</text:p>
          </table:table-cell>
          <table:table-cell office:value-type="float" office:value="1.219443" calcext:value-type="float">
            <text:p>1.219443</text:p>
          </table:table-cell>
        </table:table-row>
        <table:table-row table:style-name="ro1">
          <table:table-cell office:value-type="float" office:value="25.4299" calcext:value-type="float">
            <text:p>25.4299</text:p>
          </table:table-cell>
          <table:table-cell office:value-type="float" office:value="1.17925" calcext:value-type="float">
            <text:p>1.17925</text:p>
          </table:table-cell>
          <table:table-cell office:value-type="float" office:value="25.429896" calcext:value-type="float">
            <text:p>25.429896</text:p>
          </table:table-cell>
          <table:table-cell office:value-type="float" office:value="1.179373" calcext:value-type="float">
            <text:p>1.179373</text:p>
          </table:table-cell>
        </table:table-row>
        <table:table-row table:style-name="ro1">
          <table:table-cell office:value-type="float" office:value="25.4498" calcext:value-type="float">
            <text:p>25.4498</text:p>
          </table:table-cell>
          <table:table-cell office:value-type="float" office:value="1.13873" calcext:value-type="float">
            <text:p>1.13873</text:p>
          </table:table-cell>
          <table:table-cell office:value-type="float" office:value="25.449795" calcext:value-type="float">
            <text:p>25.449795</text:p>
          </table:table-cell>
          <table:table-cell office:value-type="float" office:value="1.138866" calcext:value-type="float">
            <text:p>1.138866</text:p>
          </table:table-cell>
        </table:table-row>
        <table:table-row table:style-name="ro1">
          <table:table-cell office:value-type="float" office:value="25.4697" calcext:value-type="float">
            <text:p>25.4697</text:p>
          </table:table-cell>
          <table:table-cell office:value-type="float" office:value="1.09777" calcext:value-type="float">
            <text:p>1.09777</text:p>
          </table:table-cell>
          <table:table-cell office:value-type="float" office:value="25.469654" calcext:value-type="float">
            <text:p>25.469654</text:p>
          </table:table-cell>
          <table:table-cell office:value-type="float" office:value="1.097925" calcext:value-type="float">
            <text:p>1.097925</text:p>
          </table:table-cell>
        </table:table-row>
        <table:table-row table:style-name="ro1">
          <table:table-cell office:value-type="float" office:value="25.4895" calcext:value-type="float">
            <text:p>25.4895</text:p>
          </table:table-cell>
          <table:table-cell office:value-type="float" office:value="1.05638" calcext:value-type="float">
            <text:p>1.05638</text:p>
          </table:table-cell>
          <table:table-cell office:value-type="float" office:value="25.489474" calcext:value-type="float">
            <text:p>25.489474</text:p>
          </table:table-cell>
          <table:table-cell office:value-type="float" office:value="1.056552" calcext:value-type="float">
            <text:p>1.056552</text:p>
          </table:table-cell>
        </table:table-row>
        <table:table-row table:style-name="ro1">
          <table:table-cell office:value-type="float" office:value="25.5093" calcext:value-type="float">
            <text:p>25.5093</text:p>
          </table:table-cell>
          <table:table-cell office:value-type="float" office:value="1.01457" calcext:value-type="float">
            <text:p>1.01457</text:p>
          </table:table-cell>
          <table:table-cell office:value-type="float" office:value="25.509254" calcext:value-type="float">
            <text:p>25.509254</text:p>
          </table:table-cell>
          <table:table-cell office:value-type="float" office:value="1.014752" calcext:value-type="float">
            <text:p>1.014752</text:p>
          </table:table-cell>
        </table:table-row>
        <table:table-row table:style-name="ro1">
          <table:table-cell office:value-type="float" office:value="25.529" calcext:value-type="float">
            <text:p>25.529</text:p>
          </table:table-cell>
          <table:table-cell office:value-type="float" office:value="0.972327" calcext:value-type="float">
            <text:p>0.972327</text:p>
          </table:table-cell>
          <table:table-cell office:value-type="float" office:value="25.528996" calcext:value-type="float">
            <text:p>25.528996</text:p>
          </table:table-cell>
          <table:table-cell office:value-type="float" office:value="0.972529" calcext:value-type="float">
            <text:p>0.972529</text:p>
          </table:table-cell>
        </table:table-row>
        <table:table-row table:style-name="ro1">
          <table:table-cell office:value-type="float" office:value="25.5487" calcext:value-type="float">
            <text:p>25.5487</text:p>
          </table:table-cell>
          <table:table-cell office:value-type="float" office:value="0.929667" calcext:value-type="float">
            <text:p>0.929667</text:p>
          </table:table-cell>
          <table:table-cell office:value-type="float" office:value="25.548698" calcext:value-type="float">
            <text:p>25.548698</text:p>
          </table:table-cell>
          <table:table-cell office:value-type="float" office:value="0.929885" calcext:value-type="float">
            <text:p>0.929885</text:p>
          </table:table-cell>
        </table:table-row>
        <table:table-row table:style-name="ro1">
          <table:table-cell office:value-type="float" office:value="25.5684" calcext:value-type="float">
            <text:p>25.5684</text:p>
          </table:table-cell>
          <table:table-cell office:value-type="float" office:value="0.886591" calcext:value-type="float">
            <text:p>0.886591</text:p>
          </table:table-cell>
          <table:table-cell office:value-type="float" office:value="25.568362" calcext:value-type="float">
            <text:p>25.568362</text:p>
          </table:table-cell>
          <table:table-cell office:value-type="float" office:value="0.886824" calcext:value-type="float">
            <text:p>0.886824</text:p>
          </table:table-cell>
        </table:table-row>
        <table:table-row table:style-name="ro1">
          <table:table-cell office:value-type="float" office:value="25.588" calcext:value-type="float">
            <text:p>25.588</text:p>
          </table:table-cell>
          <table:table-cell office:value-type="float" office:value="0.843102" calcext:value-type="float">
            <text:p>0.843102</text:p>
          </table:table-cell>
          <table:table-cell office:value-type="float" office:value="25.587987" calcext:value-type="float">
            <text:p>25.587987</text:p>
          </table:table-cell>
          <table:table-cell office:value-type="float" office:value="0.84335" calcext:value-type="float">
            <text:p>0.84335</text:p>
          </table:table-cell>
        </table:table-row>
        <table:table-row table:style-name="ro1">
          <table:table-cell office:value-type="float" office:value="25.6076" calcext:value-type="float">
            <text:p>25.6076</text:p>
          </table:table-cell>
          <table:table-cell office:value-type="float" office:value="0.799202" calcext:value-type="float">
            <text:p>0.799202</text:p>
          </table:table-cell>
          <table:table-cell office:value-type="float" office:value="25.607573" calcext:value-type="float">
            <text:p>25.607573</text:p>
          </table:table-cell>
          <table:table-cell office:value-type="float" office:value="0.799467" calcext:value-type="float">
            <text:p>0.799467</text:p>
          </table:table-cell>
        </table:table-row>
        <table:table-row table:style-name="ro1">
          <table:table-cell office:value-type="float" office:value="25.6271" calcext:value-type="float">
            <text:p>25.6271</text:p>
          </table:table-cell>
          <table:table-cell office:value-type="float" office:value="0.754897" calcext:value-type="float">
            <text:p>0.754897</text:p>
          </table:table-cell>
          <table:table-cell office:value-type="float" office:value="25.627121" calcext:value-type="float">
            <text:p>25.627121</text:p>
          </table:table-cell>
          <table:table-cell office:value-type="float" office:value="0.755177" calcext:value-type="float">
            <text:p>0.755177</text:p>
          </table:table-cell>
        </table:table-row>
        <table:table-row table:style-name="ro1">
          <table:table-cell office:value-type="float" office:value="25.6466" calcext:value-type="float">
            <text:p>25.6466</text:p>
          </table:table-cell>
          <table:table-cell office:value-type="float" office:value="0.71019" calcext:value-type="float">
            <text:p>0.71019</text:p>
          </table:table-cell>
          <table:table-cell office:value-type="float" office:value="25.646631" calcext:value-type="float">
            <text:p>25.646631</text:p>
          </table:table-cell>
          <table:table-cell office:value-type="float" office:value="0.710486" calcext:value-type="float">
            <text:p>0.710486</text:p>
          </table:table-cell>
        </table:table-row>
        <table:table-row table:style-name="ro1">
          <table:table-cell office:value-type="float" office:value="25.6661" calcext:value-type="float">
            <text:p>25.6661</text:p>
          </table:table-cell>
          <table:table-cell office:value-type="float" office:value="0.665083" calcext:value-type="float">
            <text:p>0.665083</text:p>
          </table:table-cell>
          <table:table-cell office:value-type="float" office:value="25.666103" calcext:value-type="float">
            <text:p>25.666103</text:p>
          </table:table-cell>
          <table:table-cell office:value-type="float" office:value="0.665395" calcext:value-type="float">
            <text:p>0.665395</text:p>
          </table:table-cell>
        </table:table-row>
        <table:table-row table:style-name="ro1">
          <table:table-cell office:value-type="float" office:value="25.6855" calcext:value-type="float">
            <text:p>25.6855</text:p>
          </table:table-cell>
          <table:table-cell office:value-type="float" office:value="0.619581" calcext:value-type="float">
            <text:p>0.619581</text:p>
          </table:table-cell>
          <table:table-cell office:value-type="float" office:value="25.685537" calcext:value-type="float">
            <text:p>25.685537</text:p>
          </table:table-cell>
          <table:table-cell office:value-type="float" office:value="0.619909" calcext:value-type="float">
            <text:p>0.619909</text:p>
          </table:table-cell>
        </table:table-row>
        <table:table-row table:style-name="ro1">
          <table:table-cell office:value-type="float" office:value="25.7049" calcext:value-type="float">
            <text:p>25.7049</text:p>
          </table:table-cell>
          <table:table-cell office:value-type="float" office:value="0.573688" calcext:value-type="float">
            <text:p>0.573688</text:p>
          </table:table-cell>
          <table:table-cell office:value-type="float" office:value="25.704933" calcext:value-type="float">
            <text:p>25.704933</text:p>
          </table:table-cell>
          <table:table-cell office:value-type="float" office:value="0.574032" calcext:value-type="float">
            <text:p>0.574032</text:p>
          </table:table-cell>
        </table:table-row>
        <table:table-row table:style-name="ro1">
          <table:table-cell office:value-type="float" office:value="25.7243" calcext:value-type="float">
            <text:p>25.7243</text:p>
          </table:table-cell>
          <table:table-cell office:value-type="float" office:value="0.527406" calcext:value-type="float">
            <text:p>0.527406</text:p>
          </table:table-cell>
          <table:table-cell office:value-type="float" office:value="25.724291" calcext:value-type="float">
            <text:p>25.724291</text:p>
          </table:table-cell>
          <table:table-cell office:value-type="float" office:value="0.527766" calcext:value-type="float">
            <text:p>0.527766</text:p>
          </table:table-cell>
        </table:table-row>
        <table:table-row table:style-name="ro1">
          <table:table-cell office:value-type="float" office:value="25.7436" calcext:value-type="float">
            <text:p>25.7436</text:p>
          </table:table-cell>
          <table:table-cell office:value-type="float" office:value="0.48074" calcext:value-type="float">
            <text:p>0.48074</text:p>
          </table:table-cell>
          <table:table-cell office:value-type="float" office:value="25.743612" calcext:value-type="float">
            <text:p>25.743612</text:p>
          </table:table-cell>
          <table:table-cell office:value-type="float" office:value="0.481116" calcext:value-type="float">
            <text:p>0.481116</text:p>
          </table:table-cell>
        </table:table-row>
        <table:table-row table:style-name="ro1">
          <table:table-cell office:value-type="float" office:value="25.7629" calcext:value-type="float">
            <text:p>25.7629</text:p>
          </table:table-cell>
          <table:table-cell office:value-type="float" office:value="0.433693" calcext:value-type="float">
            <text:p>0.433693</text:p>
          </table:table-cell>
          <table:table-cell office:value-type="float" office:value="25.762896" calcext:value-type="float">
            <text:p>25.762896</text:p>
          </table:table-cell>
          <table:table-cell office:value-type="float" office:value="0.434085" calcext:value-type="float">
            <text:p>0.434085</text:p>
          </table:table-cell>
        </table:table-row>
        <table:table-row table:style-name="ro1">
          <table:table-cell office:value-type="float" office:value="25.7821" calcext:value-type="float">
            <text:p>25.7821</text:p>
          </table:table-cell>
          <table:table-cell office:value-type="float" office:value="0.386268" calcext:value-type="float">
            <text:p>0.386268</text:p>
          </table:table-cell>
          <table:table-cell office:value-type="float" office:value="25.782142" calcext:value-type="float">
            <text:p>25.782142</text:p>
          </table:table-cell>
          <table:table-cell office:value-type="float" office:value="0.386677" calcext:value-type="float">
            <text:p>0.386677</text:p>
          </table:table-cell>
        </table:table-row>
        <table:table-row table:style-name="ro1">
          <table:table-cell office:value-type="float" office:value="25.8014" calcext:value-type="float">
            <text:p>25.8014</text:p>
          </table:table-cell>
          <table:table-cell office:value-type="float" office:value="0.33847" calcext:value-type="float">
            <text:p>0.33847</text:p>
          </table:table-cell>
          <table:table-cell office:value-type="float" office:value="25.801352" calcext:value-type="float">
            <text:p>25.801352</text:p>
          </table:table-cell>
          <table:table-cell office:value-type="float" office:value="0.338895" calcext:value-type="float">
            <text:p>0.338895</text:p>
          </table:table-cell>
        </table:table-row>
        <table:table-row table:style-name="ro1">
          <table:table-cell office:value-type="float" office:value="25.8205" calcext:value-type="float">
            <text:p>25.8205</text:p>
          </table:table-cell>
          <table:table-cell office:value-type="float" office:value="0.290301" calcext:value-type="float">
            <text:p>0.290301</text:p>
          </table:table-cell>
          <table:table-cell office:value-type="float" office:value="25.820524" calcext:value-type="float">
            <text:p>25.820524</text:p>
          </table:table-cell>
          <table:table-cell office:value-type="float" office:value="0.290743" calcext:value-type="float">
            <text:p>0.290743</text:p>
          </table:table-cell>
        </table:table-row>
        <table:table-row table:style-name="ro1">
          <table:table-cell office:value-type="float" office:value="25.8397" calcext:value-type="float">
            <text:p>25.8397</text:p>
          </table:table-cell>
          <table:table-cell office:value-type="float" office:value="0.241765" calcext:value-type="float">
            <text:p>0.241765</text:p>
          </table:table-cell>
          <table:table-cell office:value-type="float" office:value="25.83966" calcext:value-type="float">
            <text:p>25.83966</text:p>
          </table:table-cell>
          <table:table-cell office:value-type="float" office:value="0.242224" calcext:value-type="float">
            <text:p>0.242224</text:p>
          </table:table-cell>
        </table:table-row>
        <table:table-row table:style-name="ro1">
          <table:table-cell office:value-type="float" office:value="25.8588" calcext:value-type="float">
            <text:p>25.8588</text:p>
          </table:table-cell>
          <table:table-cell office:value-type="float" office:value="0.192867" calcext:value-type="float">
            <text:p>0.192867</text:p>
          </table:table-cell>
          <table:table-cell office:value-type="float" office:value="25.858759" calcext:value-type="float">
            <text:p>25.858759</text:p>
          </table:table-cell>
          <table:table-cell office:value-type="float" office:value="0.193341" calcext:value-type="float">
            <text:p>0.193341</text:p>
          </table:table-cell>
        </table:table-row>
        <table:table-row table:style-name="ro1">
          <table:table-cell office:value-type="float" office:value="25.8778" calcext:value-type="float">
            <text:p>25.8778</text:p>
          </table:table-cell>
          <table:table-cell office:value-type="float" office:value="0.143608" calcext:value-type="float">
            <text:p>0.143608</text:p>
          </table:table-cell>
          <table:table-cell office:value-type="float" office:value="25.877822" calcext:value-type="float">
            <text:p>25.877822</text:p>
          </table:table-cell>
          <table:table-cell office:value-type="float" office:value="0.1441" calcext:value-type="float">
            <text:p>0.1441</text:p>
          </table:table-cell>
        </table:table-row>
        <table:table-row table:style-name="ro1">
          <table:table-cell office:value-type="float" office:value="25.8968" calcext:value-type="float">
            <text:p>25.8968</text:p>
          </table:table-cell>
          <table:table-cell office:value-type="float" office:value="0.0939939" calcext:value-type="float">
            <text:p>0.0939939</text:p>
          </table:table-cell>
          <table:table-cell office:value-type="float" office:value="25.896848" calcext:value-type="float">
            <text:p>25.896848</text:p>
          </table:table-cell>
          <table:table-cell office:value-type="float" office:value="0.094502" calcext:value-type="float">
            <text:p>0.094502</text:p>
          </table:table-cell>
        </table:table-row>
        <table:table-row table:style-name="ro1">
          <table:table-cell office:value-type="float" office:value="25.9158" calcext:value-type="float">
            <text:p>25.9158</text:p>
          </table:table-cell>
          <table:table-cell office:value-type="float" office:value="0.0440269" calcext:value-type="float">
            <text:p>0.0440269</text:p>
          </table:table-cell>
          <table:table-cell office:value-type="float" office:value="25.915838" calcext:value-type="float">
            <text:p>25.915838</text:p>
          </table:table-cell>
          <table:table-cell office:value-type="float" office:value="0.044551" calcext:value-type="float">
            <text:p>0.044551</text:p>
          </table:table-cell>
        </table:table-row>
        <table:table-row table:style-name="ro1">
          <table:table-cell office:value-type="float" office:value="25.9348" calcext:value-type="float">
            <text:p>25.9348</text:p>
          </table:table-cell>
          <table:table-cell office:value-type="float" office:value="0" calcext:value-type="float">
            <text:p>0</text:p>
          </table:table-cell>
          <table:table-cell office:value-type="float" office:value="25.934792" calcext:value-type="float">
            <text:p>25.934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0861" calcext:value-type="float">
            <text:p>26.0861</text:p>
          </table:table-cell>
          <table:table-cell office:value-type="float" office:value="0" calcext:value-type="float">
            <text:p>0</text:p>
          </table:table-cell>
          <table:table-cell office:value-type="float" office:value="26.086137" calcext:value-type="float">
            <text:p>26.086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1051" calcext:value-type="float">
            <text:p>26.1051</text:p>
          </table:table-cell>
          <table:table-cell office:value-type="float" office:value="0.0506617" calcext:value-type="float">
            <text:p>0.0506617</text:p>
          </table:table-cell>
          <table:table-cell office:value-type="float" office:value="26.105056" calcext:value-type="float">
            <text:p>26.105056</text:p>
          </table:table-cell>
          <table:table-cell office:value-type="float" office:value="0.050645" calcext:value-type="float">
            <text:p>0.050645</text:p>
          </table:table-cell>
        </table:table-row>
        <table:table-row table:style-name="ro1">
          <table:table-cell office:value-type="float" office:value="26.1239" calcext:value-type="float">
            <text:p>26.1239</text:p>
          </table:table-cell>
          <table:table-cell office:value-type="float" office:value="0.100468" calcext:value-type="float">
            <text:p>0.100468</text:p>
          </table:table-cell>
          <table:table-cell office:value-type="float" office:value="26.123938" calcext:value-type="float">
            <text:p>26.123938</text:p>
          </table:table-cell>
          <table:table-cell office:value-type="float" office:value="0.100435" calcext:value-type="float">
            <text:p>0.100435</text:p>
          </table:table-cell>
        </table:table-row>
        <table:table-row table:style-name="ro1">
          <table:table-cell office:value-type="float" office:value="26.1428" calcext:value-type="float">
            <text:p>26.1428</text:p>
          </table:table-cell>
          <table:table-cell office:value-type="float" office:value="0.149427" calcext:value-type="float">
            <text:p>0.149427</text:p>
          </table:table-cell>
          <table:table-cell office:value-type="float" office:value="26.142785" calcext:value-type="float">
            <text:p>26.142785</text:p>
          </table:table-cell>
          <table:table-cell office:value-type="float" office:value="0.149378" calcext:value-type="float">
            <text:p>0.149378</text:p>
          </table:table-cell>
        </table:table-row>
        <table:table-row table:style-name="ro1">
          <table:table-cell office:value-type="float" office:value="26.1616" calcext:value-type="float">
            <text:p>26.1616</text:p>
          </table:table-cell>
          <table:table-cell office:value-type="float" office:value="0.197548" calcext:value-type="float">
            <text:p>0.197548</text:p>
          </table:table-cell>
          <table:table-cell office:value-type="float" office:value="26.161596" calcext:value-type="float">
            <text:p>26.161596</text:p>
          </table:table-cell>
          <table:table-cell office:value-type="float" office:value="0.197484" calcext:value-type="float">
            <text:p>0.197484</text:p>
          </table:table-cell>
        </table:table-row>
        <table:table-row table:style-name="ro1">
          <table:table-cell office:value-type="float" office:value="26.1804" calcext:value-type="float">
            <text:p>26.1804</text:p>
          </table:table-cell>
          <table:table-cell office:value-type="float" office:value="0.244839" calcext:value-type="float">
            <text:p>0.244839</text:p>
          </table:table-cell>
          <table:table-cell office:value-type="float" office:value="26.180372" calcext:value-type="float">
            <text:p>26.180372</text:p>
          </table:table-cell>
          <table:table-cell office:value-type="float" office:value="0.244759" calcext:value-type="float">
            <text:p>0.244759</text:p>
          </table:table-cell>
        </table:table-row>
        <table:table-row table:style-name="ro1">
          <table:table-cell office:value-type="float" office:value="26.1991" calcext:value-type="float">
            <text:p>26.1991</text:p>
          </table:table-cell>
          <table:table-cell office:value-type="float" office:value="0.291307" calcext:value-type="float">
            <text:p>0.291307</text:p>
          </table:table-cell>
          <table:table-cell office:value-type="float" office:value="26.199112" calcext:value-type="float">
            <text:p>26.199112</text:p>
          </table:table-cell>
          <table:table-cell office:value-type="float" office:value="0.291213" calcext:value-type="float">
            <text:p>0.291213</text:p>
          </table:table-cell>
        </table:table-row>
        <table:table-row table:style-name="ro1">
          <table:table-cell office:value-type="float" office:value="26.2178" calcext:value-type="float">
            <text:p>26.2178</text:p>
          </table:table-cell>
          <table:table-cell office:value-type="float" office:value="0.336961" calcext:value-type="float">
            <text:p>0.336961</text:p>
          </table:table-cell>
          <table:table-cell office:value-type="float" office:value="26.217818" calcext:value-type="float">
            <text:p>26.217818</text:p>
          </table:table-cell>
          <table:table-cell office:value-type="float" office:value="0.336852" calcext:value-type="float">
            <text:p>0.336852</text:p>
          </table:table-cell>
        </table:table-row>
        <table:table-row table:style-name="ro1">
          <table:table-cell office:value-type="float" office:value="26.2365" calcext:value-type="float">
            <text:p>26.2365</text:p>
          </table:table-cell>
          <table:table-cell office:value-type="float" office:value="0.381807" calcext:value-type="float">
            <text:p>0.381807</text:p>
          </table:table-cell>
          <table:table-cell office:value-type="float" office:value="26.236488" calcext:value-type="float">
            <text:p>26.236488</text:p>
          </table:table-cell>
          <table:table-cell office:value-type="float" office:value="0.381684" calcext:value-type="float">
            <text:p>0.381684</text:p>
          </table:table-cell>
        </table:table-row>
        <table:table-row table:style-name="ro1">
          <table:table-cell office:value-type="float" office:value="26.2551" calcext:value-type="float">
            <text:p>26.2551</text:p>
          </table:table-cell>
          <table:table-cell office:value-type="float" office:value="0.425854" calcext:value-type="float">
            <text:p>0.425854</text:p>
          </table:table-cell>
          <table:table-cell office:value-type="float" office:value="26.255124" calcext:value-type="float">
            <text:p>26.255124</text:p>
          </table:table-cell>
          <table:table-cell office:value-type="float" office:value="0.425717" calcext:value-type="float">
            <text:p>0.425717</text:p>
          </table:table-cell>
        </table:table-row>
        <table:table-row table:style-name="ro1">
          <table:table-cell office:value-type="float" office:value="26.2737" calcext:value-type="float">
            <text:p>26.2737</text:p>
          </table:table-cell>
          <table:table-cell office:value-type="float" office:value="0.469108" calcext:value-type="float">
            <text:p>0.469108</text:p>
          </table:table-cell>
          <table:table-cell office:value-type="float" office:value="26.273724" calcext:value-type="float">
            <text:p>26.273724</text:p>
          </table:table-cell>
          <table:table-cell office:value-type="float" office:value="0.468957" calcext:value-type="float">
            <text:p>0.468957</text:p>
          </table:table-cell>
        </table:table-row>
        <table:table-row table:style-name="ro1">
          <table:table-cell office:value-type="float" office:value="26.2923" calcext:value-type="float">
            <text:p>26.2923</text:p>
          </table:table-cell>
          <table:table-cell office:value-type="float" office:value="0.511576" calcext:value-type="float">
            <text:p>0.511576</text:p>
          </table:table-cell>
          <table:table-cell office:value-type="float" office:value="26.292291" calcext:value-type="float">
            <text:p>26.292291</text:p>
          </table:table-cell>
          <table:table-cell office:value-type="float" office:value="0.511412" calcext:value-type="float">
            <text:p>0.511412</text:p>
          </table:table-cell>
        </table:table-row>
        <table:table-row table:style-name="ro1">
          <table:table-cell office:value-type="float" office:value="26.3108" calcext:value-type="float">
            <text:p>26.3108</text:p>
          </table:table-cell>
          <table:table-cell office:value-type="float" office:value="0.553265" calcext:value-type="float">
            <text:p>0.553265</text:p>
          </table:table-cell>
          <table:table-cell office:value-type="float" office:value="26.310822" calcext:value-type="float">
            <text:p>26.310822</text:p>
          </table:table-cell>
          <table:table-cell office:value-type="float" office:value="0.553087" calcext:value-type="float">
            <text:p>0.553087</text:p>
          </table:table-cell>
        </table:table-row>
        <table:table-row table:style-name="ro1">
          <table:table-cell office:value-type="float" office:value="26.3293" calcext:value-type="float">
            <text:p>26.3293</text:p>
          </table:table-cell>
          <table:table-cell office:value-type="float" office:value="0.594181" calcext:value-type="float">
            <text:p>0.594181</text:p>
          </table:table-cell>
          <table:table-cell office:value-type="float" office:value="26.32932" calcext:value-type="float">
            <text:p>26.32932</text:p>
          </table:table-cell>
          <table:table-cell office:value-type="float" office:value="0.593991" calcext:value-type="float">
            <text:p>0.593991</text:p>
          </table:table-cell>
        </table:table-row>
        <table:table-row table:style-name="ro1">
          <table:table-cell office:value-type="float" office:value="26.3478" calcext:value-type="float">
            <text:p>26.3478</text:p>
          </table:table-cell>
          <table:table-cell office:value-type="float" office:value="0.634331" calcext:value-type="float">
            <text:p>0.634331</text:p>
          </table:table-cell>
          <table:table-cell office:value-type="float" office:value="26.347783" calcext:value-type="float">
            <text:p>26.347783</text:p>
          </table:table-cell>
          <table:table-cell office:value-type="float" office:value="0.634129" calcext:value-type="float">
            <text:p>0.634129</text:p>
          </table:table-cell>
        </table:table-row>
        <table:table-row table:style-name="ro1">
          <table:table-cell office:value-type="float" office:value="26.3662" calcext:value-type="float">
            <text:p>26.3662</text:p>
          </table:table-cell>
          <table:table-cell office:value-type="float" office:value="0.673721" calcext:value-type="float">
            <text:p>0.673721</text:p>
          </table:table-cell>
          <table:table-cell office:value-type="float" office:value="26.366212" calcext:value-type="float">
            <text:p>26.366212</text:p>
          </table:table-cell>
          <table:table-cell office:value-type="float" office:value="0.673507" calcext:value-type="float">
            <text:p>0.673507</text:p>
          </table:table-cell>
        </table:table-row>
        <table:table-row table:style-name="ro1">
          <table:table-cell office:value-type="float" office:value="26.3846" calcext:value-type="float">
            <text:p>26.3846</text:p>
          </table:table-cell>
          <table:table-cell office:value-type="float" office:value="0.712357" calcext:value-type="float">
            <text:p>0.712357</text:p>
          </table:table-cell>
          <table:table-cell office:value-type="float" office:value="26.384607" calcext:value-type="float">
            <text:p>26.384607</text:p>
          </table:table-cell>
          <table:table-cell office:value-type="float" office:value="0.712132" calcext:value-type="float">
            <text:p>0.712132</text:p>
          </table:table-cell>
        </table:table-row>
        <table:table-row table:style-name="ro1">
          <table:table-cell office:value-type="float" office:value="26.403" calcext:value-type="float">
            <text:p>26.403</text:p>
          </table:table-cell>
          <table:table-cell office:value-type="float" office:value="0.750246" calcext:value-type="float">
            <text:p>0.750246</text:p>
          </table:table-cell>
          <table:table-cell office:value-type="float" office:value="26.402969" calcext:value-type="float">
            <text:p>26.402969</text:p>
          </table:table-cell>
          <table:table-cell office:value-type="float" office:value="0.750008" calcext:value-type="float">
            <text:p>0.750008</text:p>
          </table:table-cell>
        </table:table-row>
        <table:table-row table:style-name="ro1">
          <table:table-cell office:value-type="float" office:value="26.4213" calcext:value-type="float">
            <text:p>26.4213</text:p>
          </table:table-cell>
          <table:table-cell office:value-type="float" office:value="0.787391" calcext:value-type="float">
            <text:p>0.787391</text:p>
          </table:table-cell>
          <table:table-cell office:value-type="float" office:value="26.421296" calcext:value-type="float">
            <text:p>26.421296</text:p>
          </table:table-cell>
          <table:table-cell office:value-type="float" office:value="0.787143" calcext:value-type="float">
            <text:p>0.787143</text:p>
          </table:table-cell>
        </table:table-row>
        <table:table-row table:style-name="ro1">
          <table:table-cell office:value-type="float" office:value="26.4396" calcext:value-type="float">
            <text:p>26.4396</text:p>
          </table:table-cell>
          <table:table-cell office:value-type="float" office:value="0.823801" calcext:value-type="float">
            <text:p>0.823801</text:p>
          </table:table-cell>
          <table:table-cell office:value-type="float" office:value="26.43959" calcext:value-type="float">
            <text:p>26.43959</text:p>
          </table:table-cell>
          <table:table-cell office:value-type="float" office:value="0.823542" calcext:value-type="float">
            <text:p>0.823542</text:p>
          </table:table-cell>
        </table:table-row>
        <table:table-row table:style-name="ro1">
          <table:table-cell office:value-type="float" office:value="26.4579" calcext:value-type="float">
            <text:p>26.4579</text:p>
          </table:table-cell>
          <table:table-cell office:value-type="float" office:value="0.859478" calcext:value-type="float">
            <text:p>0.859478</text:p>
          </table:table-cell>
          <table:table-cell office:value-type="float" office:value="26.457851" calcext:value-type="float">
            <text:p>26.457851</text:p>
          </table:table-cell>
          <table:table-cell office:value-type="float" office:value="0.859209" calcext:value-type="float">
            <text:p>0.859209</text:p>
          </table:table-cell>
        </table:table-row>
        <table:table-row table:style-name="ro1">
          <table:table-cell office:value-type="float" office:value="26.4761" calcext:value-type="float">
            <text:p>26.4761</text:p>
          </table:table-cell>
          <table:table-cell office:value-type="float" office:value="0.89443" calcext:value-type="float">
            <text:p>0.89443</text:p>
          </table:table-cell>
          <table:table-cell office:value-type="float" office:value="26.476078" calcext:value-type="float">
            <text:p>26.476078</text:p>
          </table:table-cell>
          <table:table-cell office:value-type="float" office:value="0.89415" calcext:value-type="float">
            <text:p>0.89415</text:p>
          </table:table-cell>
        </table:table-row>
        <table:table-row table:style-name="ro1">
          <table:table-cell office:value-type="float" office:value="26.4943" calcext:value-type="float">
            <text:p>26.4943</text:p>
          </table:table-cell>
          <table:table-cell office:value-type="float" office:value="0.928661" calcext:value-type="float">
            <text:p>0.928661</text:p>
          </table:table-cell>
          <table:table-cell office:value-type="float" office:value="26.494272" calcext:value-type="float">
            <text:p>26.494272</text:p>
          </table:table-cell>
          <table:table-cell office:value-type="float" office:value="0.928371" calcext:value-type="float">
            <text:p>0.928371</text:p>
          </table:table-cell>
        </table:table-row>
        <table:table-row table:style-name="ro1">
          <table:table-cell office:value-type="float" office:value="26.5124" calcext:value-type="float">
            <text:p>26.5124</text:p>
          </table:table-cell>
          <table:table-cell office:value-type="float" office:value="0.962176" calcext:value-type="float">
            <text:p>0.962176</text:p>
          </table:table-cell>
          <table:table-cell office:value-type="float" office:value="26.512433" calcext:value-type="float">
            <text:p>26.512433</text:p>
          </table:table-cell>
          <table:table-cell office:value-type="float" office:value="0.961877" calcext:value-type="float">
            <text:p>0.961877</text:p>
          </table:table-cell>
        </table:table-row>
        <table:table-row table:style-name="ro1">
          <table:table-cell office:value-type="float" office:value="26.5306" calcext:value-type="float">
            <text:p>26.5306</text:p>
          </table:table-cell>
          <table:table-cell office:value-type="float" office:value="0.99498" calcext:value-type="float">
            <text:p>0.99498</text:p>
          </table:table-cell>
          <table:table-cell office:value-type="float" office:value="26.530561" calcext:value-type="float">
            <text:p>26.530561</text:p>
          </table:table-cell>
          <table:table-cell office:value-type="float" office:value="0.994671" calcext:value-type="float">
            <text:p>0.994671</text:p>
          </table:table-cell>
        </table:table-row>
        <table:table-row table:style-name="ro1">
          <table:table-cell office:value-type="float" office:value="26.5487" calcext:value-type="float">
            <text:p>26.5487</text:p>
          </table:table-cell>
          <table:table-cell office:value-type="float" office:value="1.02708" calcext:value-type="float">
            <text:p>1.02708</text:p>
          </table:table-cell>
          <table:table-cell office:value-type="float" office:value="26.548656" calcext:value-type="float">
            <text:p>26.548656</text:p>
          </table:table-cell>
          <table:table-cell office:value-type="float" office:value="1.026759" calcext:value-type="float">
            <text:p>1.026759</text:p>
          </table:table-cell>
        </table:table-row>
        <table:table-row table:style-name="ro1">
          <table:table-cell office:value-type="float" office:value="26.5667" calcext:value-type="float">
            <text:p>26.5667</text:p>
          </table:table-cell>
          <table:table-cell office:value-type="float" office:value="1.05847" calcext:value-type="float">
            <text:p>1.05847</text:p>
          </table:table-cell>
          <table:table-cell office:value-type="float" office:value="26.566718" calcext:value-type="float">
            <text:p>26.566718</text:p>
          </table:table-cell>
          <table:table-cell office:value-type="float" office:value="1.058146" calcext:value-type="float">
            <text:p>1.058146</text:p>
          </table:table-cell>
        </table:table-row>
        <table:table-row table:style-name="ro1">
          <table:table-cell office:value-type="float" office:value="26.5847" calcext:value-type="float">
            <text:p>26.5847</text:p>
          </table:table-cell>
          <table:table-cell office:value-type="float" office:value="1.08917" calcext:value-type="float">
            <text:p>1.08917</text:p>
          </table:table-cell>
          <table:table-cell office:value-type="float" office:value="26.584748" calcext:value-type="float">
            <text:p>26.584748</text:p>
          </table:table-cell>
          <table:table-cell office:value-type="float" office:value="1.088836" calcext:value-type="float">
            <text:p>1.088836</text:p>
          </table:table-cell>
        </table:table-row>
        <table:table-row table:style-name="ro1">
          <table:table-cell office:value-type="float" office:value="26.6027" calcext:value-type="float">
            <text:p>26.6027</text:p>
          </table:table-cell>
          <table:table-cell office:value-type="float" office:value="1.11918" calcext:value-type="float">
            <text:p>1.11918</text:p>
          </table:table-cell>
          <table:table-cell office:value-type="float" office:value="26.602745" calcext:value-type="float">
            <text:p>26.602745</text:p>
          </table:table-cell>
          <table:table-cell office:value-type="float" office:value="1.118833" calcext:value-type="float">
            <text:p>1.118833</text:p>
          </table:table-cell>
        </table:table-row>
        <table:table-row table:style-name="ro1">
          <table:table-cell office:value-type="float" office:value="26.6207" calcext:value-type="float">
            <text:p>26.6207</text:p>
          </table:table-cell>
          <table:table-cell office:value-type="float" office:value="1.14849" calcext:value-type="float">
            <text:p>1.14849</text:p>
          </table:table-cell>
          <table:table-cell office:value-type="float" office:value="26.62071" calcext:value-type="float">
            <text:p>26.62071</text:p>
          </table:table-cell>
          <table:table-cell office:value-type="float" office:value="1.148141" calcext:value-type="float">
            <text:p>1.148141</text:p>
          </table:table-cell>
        </table:table-row>
        <table:table-row table:style-name="ro1">
          <table:table-cell office:value-type="float" office:value="26.6386" calcext:value-type="float">
            <text:p>26.6386</text:p>
          </table:table-cell>
          <table:table-cell office:value-type="float" office:value="1.17713" calcext:value-type="float">
            <text:p>1.17713</text:p>
          </table:table-cell>
          <table:table-cell office:value-type="float" office:value="26.638642" calcext:value-type="float">
            <text:p>26.638642</text:p>
          </table:table-cell>
          <table:table-cell office:value-type="float" office:value="1.176766" calcext:value-type="float">
            <text:p>1.176766</text:p>
          </table:table-cell>
        </table:table-row>
        <table:table-row table:style-name="ro1">
          <table:table-cell office:value-type="float" office:value="26.6565" calcext:value-type="float">
            <text:p>26.6565</text:p>
          </table:table-cell>
          <table:table-cell office:value-type="float" office:value="1.20508" calcext:value-type="float">
            <text:p>1.20508</text:p>
          </table:table-cell>
          <table:table-cell office:value-type="float" office:value="26.656543" calcext:value-type="float">
            <text:p>26.656543</text:p>
          </table:table-cell>
          <table:table-cell office:value-type="float" office:value="1.204709" calcext:value-type="float">
            <text:p>1.204709</text:p>
          </table:table-cell>
        </table:table-row>
        <table:table-row table:style-name="ro1">
          <table:table-cell office:value-type="float" office:value="26.6744" calcext:value-type="float">
            <text:p>26.6744</text:p>
          </table:table-cell>
          <table:table-cell office:value-type="float" office:value="1.23235" calcext:value-type="float">
            <text:p>1.23235</text:p>
          </table:table-cell>
          <table:table-cell office:value-type="float" office:value="26.674411" calcext:value-type="float">
            <text:p>26.674411</text:p>
          </table:table-cell>
          <table:table-cell office:value-type="float" office:value="1.231976" calcext:value-type="float">
            <text:p>1.231976</text:p>
          </table:table-cell>
        </table:table-row>
        <table:table-row table:style-name="ro1">
          <table:table-cell office:value-type="float" office:value="26.6922" calcext:value-type="float">
            <text:p>26.6922</text:p>
          </table:table-cell>
          <table:table-cell office:value-type="float" office:value="1.25895" calcext:value-type="float">
            <text:p>1.25895</text:p>
          </table:table-cell>
          <table:table-cell office:value-type="float" office:value="26.692247" calcext:value-type="float">
            <text:p>26.692247</text:p>
          </table:table-cell>
          <table:table-cell office:value-type="float" office:value="1.25857" calcext:value-type="float">
            <text:p>1.25857</text:p>
          </table:table-cell>
        </table:table-row>
        <table:table-row table:style-name="ro1">
          <table:table-cell office:value-type="float" office:value="26.7101" calcext:value-type="float">
            <text:p>26.7101</text:p>
          </table:table-cell>
          <table:table-cell office:value-type="float" office:value="1.28488" calcext:value-type="float">
            <text:p>1.28488</text:p>
          </table:table-cell>
          <table:table-cell office:value-type="float" office:value="26.710052" calcext:value-type="float">
            <text:p>26.710052</text:p>
          </table:table-cell>
          <table:table-cell office:value-type="float" office:value="1.284495" calcext:value-type="float">
            <text:p>1.284495</text:p>
          </table:table-cell>
        </table:table-row>
        <table:table-row table:style-name="ro1">
          <table:table-cell office:value-type="float" office:value="26.7278" calcext:value-type="float">
            <text:p>26.7278</text:p>
          </table:table-cell>
          <table:table-cell office:value-type="float" office:value="1.31015" calcext:value-type="float">
            <text:p>1.31015</text:p>
          </table:table-cell>
          <table:table-cell office:value-type="float" office:value="26.727825" calcext:value-type="float">
            <text:p>26.727825</text:p>
          </table:table-cell>
          <table:table-cell office:value-type="float" office:value="1.309754" calcext:value-type="float">
            <text:p>1.309754</text:p>
          </table:table-cell>
        </table:table-row>
        <table:table-row table:style-name="ro1">
          <table:table-cell office:value-type="float" office:value="26.7456" calcext:value-type="float">
            <text:p>26.7456</text:p>
          </table:table-cell>
          <table:table-cell office:value-type="float" office:value="1.33475" calcext:value-type="float">
            <text:p>1.33475</text:p>
          </table:table-cell>
          <table:table-cell office:value-type="float" office:value="26.745566" calcext:value-type="float">
            <text:p>26.745566</text:p>
          </table:table-cell>
          <table:table-cell office:value-type="float" office:value="1.33435" calcext:value-type="float">
            <text:p>1.33435</text:p>
          </table:table-cell>
        </table:table-row>
        <table:table-row table:style-name="ro1">
          <table:table-cell office:value-type="float" office:value="26.7633" calcext:value-type="float">
            <text:p>26.7633</text:p>
          </table:table-cell>
          <table:table-cell office:value-type="float" office:value="1.3587" calcext:value-type="float">
            <text:p>1.3587</text:p>
          </table:table-cell>
          <table:table-cell office:value-type="float" office:value="26.763276" calcext:value-type="float">
            <text:p>26.763276</text:p>
          </table:table-cell>
          <table:table-cell office:value-type="float" office:value="1.358288" calcext:value-type="float">
            <text:p>1.358288</text:p>
          </table:table-cell>
        </table:table-row>
        <table:table-row table:style-name="ro1">
          <table:table-cell office:value-type="float" office:value="26.781" calcext:value-type="float">
            <text:p>26.781</text:p>
          </table:table-cell>
          <table:table-cell office:value-type="float" office:value="1.38198" calcext:value-type="float">
            <text:p>1.38198</text:p>
          </table:table-cell>
          <table:table-cell office:value-type="float" office:value="26.780954" calcext:value-type="float">
            <text:p>26.780954</text:p>
          </table:table-cell>
          <table:table-cell office:value-type="float" office:value="1.38157" calcext:value-type="float">
            <text:p>1.38157</text:p>
          </table:table-cell>
        </table:table-row>
        <table:table-row table:style-name="ro1">
          <table:table-cell office:value-type="float" office:value="26.7986" calcext:value-type="float">
            <text:p>26.7986</text:p>
          </table:table-cell>
          <table:table-cell office:value-type="float" office:value="1.40462" calcext:value-type="float">
            <text:p>1.40462</text:p>
          </table:table-cell>
          <table:table-cell office:value-type="float" office:value="26.798601" calcext:value-type="float">
            <text:p>26.798601</text:p>
          </table:table-cell>
          <table:table-cell office:value-type="float" office:value="1.404199" calcext:value-type="float">
            <text:p>1.404199</text:p>
          </table:table-cell>
        </table:table-row>
        <table:table-row table:style-name="ro1">
          <table:table-cell office:value-type="float" office:value="26.8162" calcext:value-type="float">
            <text:p>26.8162</text:p>
          </table:table-cell>
          <table:table-cell office:value-type="float" office:value="1.4266" calcext:value-type="float">
            <text:p>1.4266</text:p>
          </table:table-cell>
          <table:table-cell office:value-type="float" office:value="26.816217" calcext:value-type="float">
            <text:p>26.816217</text:p>
          </table:table-cell>
          <table:table-cell office:value-type="float" office:value="1.426178" calcext:value-type="float">
            <text:p>1.426178</text:p>
          </table:table-cell>
        </table:table-row>
        <table:table-row table:style-name="ro1">
          <table:table-cell office:value-type="float" office:value="26.8338" calcext:value-type="float">
            <text:p>26.8338</text:p>
          </table:table-cell>
          <table:table-cell office:value-type="float" office:value="1.44794" calcext:value-type="float">
            <text:p>1.44794</text:p>
          </table:table-cell>
          <table:table-cell office:value-type="float" office:value="26.833802" calcext:value-type="float">
            <text:p>26.833802</text:p>
          </table:table-cell>
          <table:table-cell office:value-type="float" office:value="1.44751" calcext:value-type="float">
            <text:p>1.44751</text:p>
          </table:table-cell>
        </table:table-row>
        <table:table-row table:style-name="ro1">
          <table:table-cell office:value-type="float" office:value="26.8514" calcext:value-type="float">
            <text:p>26.8514</text:p>
          </table:table-cell>
          <table:table-cell office:value-type="float" office:value="1.46863" calcext:value-type="float">
            <text:p>1.46863</text:p>
          </table:table-cell>
          <table:table-cell office:value-type="float" office:value="26.851357" calcext:value-type="float">
            <text:p>26.851357</text:p>
          </table:table-cell>
          <table:table-cell office:value-type="float" office:value="1.468199" calcext:value-type="float">
            <text:p>1.468199</text:p>
          </table:table-cell>
        </table:table-row>
        <table:table-row table:style-name="ro1">
          <table:table-cell office:value-type="float" office:value="26.8689" calcext:value-type="float">
            <text:p>26.8689</text:p>
          </table:table-cell>
          <table:table-cell office:value-type="float" office:value="1.48869" calcext:value-type="float">
            <text:p>1.48869</text:p>
          </table:table-cell>
          <table:table-cell office:value-type="float" office:value="26.86888" calcext:value-type="float">
            <text:p>26.86888</text:p>
          </table:table-cell>
          <table:table-cell office:value-type="float" office:value="1.488246" calcext:value-type="float">
            <text:p>1.488246</text:p>
          </table:table-cell>
        </table:table-row>
        <table:table-row table:style-name="ro1">
          <table:table-cell office:value-type="float" office:value="26.8864" calcext:value-type="float">
            <text:p>26.8864</text:p>
          </table:table-cell>
          <table:table-cell office:value-type="float" office:value="1.5081" calcext:value-type="float">
            <text:p>1.5081</text:p>
          </table:table-cell>
          <table:table-cell office:value-type="float" office:value="26.886372" calcext:value-type="float">
            <text:p>26.886372</text:p>
          </table:table-cell>
          <table:table-cell office:value-type="float" office:value="1.507654" calcext:value-type="float">
            <text:p>1.507654</text:p>
          </table:table-cell>
        </table:table-row>
        <table:table-row table:style-name="ro1">
          <table:table-cell office:value-type="float" office:value="26.9038" calcext:value-type="float">
            <text:p>26.9038</text:p>
          </table:table-cell>
          <table:table-cell office:value-type="float" office:value="1.52688" calcext:value-type="float">
            <text:p>1.52688</text:p>
          </table:table-cell>
          <table:table-cell office:value-type="float" office:value="26.903834" calcext:value-type="float">
            <text:p>26.903834</text:p>
          </table:table-cell>
          <table:table-cell office:value-type="float" office:value="1.526426" calcext:value-type="float">
            <text:p>1.526426</text:p>
          </table:table-cell>
        </table:table-row>
        <table:table-row table:style-name="ro1">
          <table:table-cell office:value-type="float" office:value="26.9213" calcext:value-type="float">
            <text:p>26.9213</text:p>
          </table:table-cell>
          <table:table-cell office:value-type="float" office:value="1.54502" calcext:value-type="float">
            <text:p>1.54502</text:p>
          </table:table-cell>
          <table:table-cell office:value-type="float" office:value="26.921266" calcext:value-type="float">
            <text:p>26.921266</text:p>
          </table:table-cell>
          <table:table-cell office:value-type="float" office:value="1.544564" calcext:value-type="float">
            <text:p>1.544564</text:p>
          </table:table-cell>
        </table:table-row>
        <table:table-row table:style-name="ro1">
          <table:table-cell office:value-type="float" office:value="26.9387" calcext:value-type="float">
            <text:p>26.9387</text:p>
          </table:table-cell>
          <table:table-cell office:value-type="float" office:value="1.56253" calcext:value-type="float">
            <text:p>1.56253</text:p>
          </table:table-cell>
          <table:table-cell office:value-type="float" office:value="26.938667" calcext:value-type="float">
            <text:p>26.938667</text:p>
          </table:table-cell>
          <table:table-cell office:value-type="float" office:value="1.562071" calcext:value-type="float">
            <text:p>1.562071</text:p>
          </table:table-cell>
        </table:table-row>
        <table:table-row table:style-name="ro1">
          <table:table-cell office:value-type="float" office:value="26.956" calcext:value-type="float">
            <text:p>26.956</text:p>
          </table:table-cell>
          <table:table-cell office:value-type="float" office:value="1.57941" calcext:value-type="float">
            <text:p>1.57941</text:p>
          </table:table-cell>
          <table:table-cell office:value-type="float" office:value="26.956038" calcext:value-type="float">
            <text:p>26.956038</text:p>
          </table:table-cell>
          <table:table-cell office:value-type="float" office:value="1.578948" calcext:value-type="float">
            <text:p>1.578948</text:p>
          </table:table-cell>
        </table:table-row>
        <table:table-row table:style-name="ro1">
          <table:table-cell office:value-type="float" office:value="26.9734" calcext:value-type="float">
            <text:p>26.9734</text:p>
          </table:table-cell>
          <table:table-cell office:value-type="float" office:value="1.59566" calcext:value-type="float">
            <text:p>1.59566</text:p>
          </table:table-cell>
          <table:table-cell office:value-type="float" office:value="26.973378" calcext:value-type="float">
            <text:p>26.973378</text:p>
          </table:table-cell>
          <table:table-cell office:value-type="float" office:value="1.595199" calcext:value-type="float">
            <text:p>1.595199</text:p>
          </table:table-cell>
        </table:table-row>
        <table:table-row table:style-name="ro1">
          <table:table-cell office:value-type="float" office:value="26.9907" calcext:value-type="float">
            <text:p>26.9907</text:p>
          </table:table-cell>
          <table:table-cell office:value-type="float" office:value="1.61129" calcext:value-type="float">
            <text:p>1.61129</text:p>
          </table:table-cell>
          <table:table-cell office:value-type="float" office:value="26.990689" calcext:value-type="float">
            <text:p>26.990689</text:p>
          </table:table-cell>
          <table:table-cell office:value-type="float" office:value="1.610824" calcext:value-type="float">
            <text:p>1.610824</text:p>
          </table:table-cell>
        </table:table-row>
        <table:table-row table:style-name="ro1">
          <table:table-cell office:value-type="float" office:value="27.008" calcext:value-type="float">
            <text:p>27.008</text:p>
          </table:table-cell>
          <table:table-cell office:value-type="float" office:value="1.6263" calcext:value-type="float">
            <text:p>1.6263</text:p>
          </table:table-cell>
          <table:table-cell office:value-type="float" office:value="27.00797" calcext:value-type="float">
            <text:p>27.00797</text:p>
          </table:table-cell>
          <table:table-cell office:value-type="float" office:value="1.625827" calcext:value-type="float">
            <text:p>1.625827</text:p>
          </table:table-cell>
        </table:table-row>
        <table:table-row table:style-name="ro1">
          <table:table-cell office:value-type="float" office:value="27.0252" calcext:value-type="float">
            <text:p>27.0252</text:p>
          </table:table-cell>
          <table:table-cell office:value-type="float" office:value="1.64068" calcext:value-type="float">
            <text:p>1.64068</text:p>
          </table:table-cell>
          <table:table-cell office:value-type="float" office:value="27.02522" calcext:value-type="float">
            <text:p>27.02522</text:p>
          </table:table-cell>
          <table:table-cell office:value-type="float" office:value="1.640208" calcext:value-type="float">
            <text:p>1.640208</text:p>
          </table:table-cell>
        </table:table-row>
        <table:table-row table:style-name="ro1">
          <table:table-cell office:value-type="float" office:value="27.0424" calcext:value-type="float">
            <text:p>27.0424</text:p>
          </table:table-cell>
          <table:table-cell office:value-type="float" office:value="1.65445" calcext:value-type="float">
            <text:p>1.65445</text:p>
          </table:table-cell>
          <table:table-cell office:value-type="float" office:value="27.042441" calcext:value-type="float">
            <text:p>27.042441</text:p>
          </table:table-cell>
          <table:table-cell office:value-type="float" office:value="1.653971" calcext:value-type="float">
            <text:p>1.653971</text:p>
          </table:table-cell>
        </table:table-row>
        <table:table-row table:style-name="ro1">
          <table:table-cell office:value-type="float" office:value="27.0596" calcext:value-type="float">
            <text:p>27.0596</text:p>
          </table:table-cell>
          <table:table-cell office:value-type="float" office:value="1.66759" calcext:value-type="float">
            <text:p>1.66759</text:p>
          </table:table-cell>
          <table:table-cell office:value-type="float" office:value="27.059633" calcext:value-type="float">
            <text:p>27.059633</text:p>
          </table:table-cell>
          <table:table-cell office:value-type="float" office:value="1.667116" calcext:value-type="float">
            <text:p>1.667116</text:p>
          </table:table-cell>
        </table:table-row>
        <table:table-row table:style-name="ro1">
          <table:table-cell office:value-type="float" office:value="27.0768" calcext:value-type="float">
            <text:p>27.0768</text:p>
          </table:table-cell>
          <table:table-cell office:value-type="float" office:value="1.68013" calcext:value-type="float">
            <text:p>1.68013</text:p>
          </table:table-cell>
          <table:table-cell office:value-type="float" office:value="27.076794" calcext:value-type="float">
            <text:p>27.076794</text:p>
          </table:table-cell>
          <table:table-cell office:value-type="float" office:value="1.679645" calcext:value-type="float">
            <text:p>1.679645</text:p>
          </table:table-cell>
        </table:table-row>
        <table:table-row table:style-name="ro1">
          <table:table-cell office:value-type="float" office:value="27.0939" calcext:value-type="float">
            <text:p>27.0939</text:p>
          </table:table-cell>
          <table:table-cell office:value-type="float" office:value="1.69204" calcext:value-type="float">
            <text:p>1.69204</text:p>
          </table:table-cell>
          <table:table-cell office:value-type="float" office:value="27.093927" calcext:value-type="float">
            <text:p>27.093927</text:p>
          </table:table-cell>
          <table:table-cell office:value-type="float" office:value="1.691559" calcext:value-type="float">
            <text:p>1.691559</text:p>
          </table:table-cell>
        </table:table-row>
        <table:table-row table:style-name="ro1">
          <table:table-cell office:value-type="float" office:value="27.111" calcext:value-type="float">
            <text:p>27.111</text:p>
          </table:table-cell>
          <table:table-cell office:value-type="float" office:value="1.70335" calcext:value-type="float">
            <text:p>1.70335</text:p>
          </table:table-cell>
          <table:table-cell office:value-type="float" office:value="27.11103" calcext:value-type="float">
            <text:p>27.11103</text:p>
          </table:table-cell>
          <table:table-cell office:value-type="float" office:value="1.702861" calcext:value-type="float">
            <text:p>1.702861</text:p>
          </table:table-cell>
        </table:table-row>
        <table:table-row table:style-name="ro1">
          <table:table-cell office:value-type="float" office:value="27.1281" calcext:value-type="float">
            <text:p>27.1281</text:p>
          </table:table-cell>
          <table:table-cell office:value-type="float" office:value="1.71404" calcext:value-type="float">
            <text:p>1.71404</text:p>
          </table:table-cell>
          <table:table-cell office:value-type="float" office:value="27.128103" calcext:value-type="float">
            <text:p>27.128103</text:p>
          </table:table-cell>
          <table:table-cell office:value-type="float" office:value="1.713552" calcext:value-type="float">
            <text:p>1.713552</text:p>
          </table:table-cell>
        </table:table-row>
        <table:table-row table:style-name="ro1">
          <table:table-cell office:value-type="float" office:value="27.1451" calcext:value-type="float">
            <text:p>27.1451</text:p>
          </table:table-cell>
          <table:table-cell office:value-type="float" office:value="1.72412" calcext:value-type="float">
            <text:p>1.72412</text:p>
          </table:table-cell>
          <table:table-cell office:value-type="float" office:value="27.145148" calcext:value-type="float">
            <text:p>27.145148</text:p>
          </table:table-cell>
          <table:table-cell office:value-type="float" office:value="1.723633" calcext:value-type="float">
            <text:p>1.723633</text:p>
          </table:table-cell>
        </table:table-row>
        <table:table-row table:style-name="ro1">
          <table:table-cell office:value-type="float" office:value="27.1622" calcext:value-type="float">
            <text:p>27.1622</text:p>
          </table:table-cell>
          <table:table-cell office:value-type="float" office:value="1.73359" calcext:value-type="float">
            <text:p>1.73359</text:p>
          </table:table-cell>
          <table:table-cell office:value-type="float" office:value="27.162163" calcext:value-type="float">
            <text:p>27.162163</text:p>
          </table:table-cell>
          <table:table-cell office:value-type="float" office:value="1.733105" calcext:value-type="float">
            <text:p>1.733105</text:p>
          </table:table-cell>
        </table:table-row>
        <table:table-row table:style-name="ro1">
          <table:table-cell office:value-type="float" office:value="27.1791" calcext:value-type="float">
            <text:p>27.1791</text:p>
          </table:table-cell>
          <table:table-cell office:value-type="float" office:value="1.74246" calcext:value-type="float">
            <text:p>1.74246</text:p>
          </table:table-cell>
          <table:table-cell office:value-type="float" office:value="27.17915" calcext:value-type="float">
            <text:p>27.17915</text:p>
          </table:table-cell>
          <table:table-cell office:value-type="float" office:value="1.741969" calcext:value-type="float">
            <text:p>1.741969</text:p>
          </table:table-cell>
        </table:table-row>
        <table:table-row table:style-name="ro1">
          <table:table-cell office:value-type="float" office:value="27.1961" calcext:value-type="float">
            <text:p>27.1961</text:p>
          </table:table-cell>
          <table:table-cell office:value-type="float" office:value="1.75072" calcext:value-type="float">
            <text:p>1.75072</text:p>
          </table:table-cell>
          <table:table-cell office:value-type="float" office:value="27.196108" calcext:value-type="float">
            <text:p>27.196108</text:p>
          </table:table-cell>
          <table:table-cell office:value-type="float" office:value="1.750227" calcext:value-type="float">
            <text:p>1.750227</text:p>
          </table:table-cell>
        </table:table-row>
        <table:table-row table:style-name="ro1">
          <table:table-cell office:value-type="float" office:value="27.213" calcext:value-type="float">
            <text:p>27.213</text:p>
          </table:table-cell>
          <table:table-cell office:value-type="float" office:value="1.75837" calcext:value-type="float">
            <text:p>1.75837</text:p>
          </table:table-cell>
          <table:table-cell office:value-type="float" office:value="27.213037" calcext:value-type="float">
            <text:p>27.213037</text:p>
          </table:table-cell>
          <table:table-cell office:value-type="float" office:value="1.75788" calcext:value-type="float">
            <text:p>1.75788</text:p>
          </table:table-cell>
        </table:table-row>
        <table:table-row table:style-name="ro1">
          <table:table-cell office:value-type="float" office:value="27.2299" calcext:value-type="float">
            <text:p>27.2299</text:p>
          </table:table-cell>
          <table:table-cell office:value-type="float" office:value="1.76542" calcext:value-type="float">
            <text:p>1.76542</text:p>
          </table:table-cell>
          <table:table-cell office:value-type="float" office:value="27.229937" calcext:value-type="float">
            <text:p>27.229937</text:p>
          </table:table-cell>
          <table:table-cell office:value-type="float" office:value="1.764928" calcext:value-type="float">
            <text:p>1.764928</text:p>
          </table:table-cell>
        </table:table-row>
        <table:table-row table:style-name="ro1">
          <table:table-cell office:value-type="float" office:value="27.2468" calcext:value-type="float">
            <text:p>27.2468</text:p>
          </table:table-cell>
          <table:table-cell office:value-type="float" office:value="1.77186" calcext:value-type="float">
            <text:p>1.77186</text:p>
          </table:table-cell>
          <table:table-cell office:value-type="float" office:value="27.246809" calcext:value-type="float">
            <text:p>27.246809</text:p>
          </table:table-cell>
          <table:table-cell office:value-type="float" office:value="1.771373" calcext:value-type="float">
            <text:p>1.771373</text:p>
          </table:table-cell>
        </table:table-row>
        <table:table-row table:style-name="ro1">
          <table:table-cell office:value-type="float" office:value="27.2637" calcext:value-type="float">
            <text:p>27.2637</text:p>
          </table:table-cell>
          <table:table-cell office:value-type="float" office:value="1.77771" calcext:value-type="float">
            <text:p>1.77771</text:p>
          </table:table-cell>
          <table:table-cell office:value-type="float" office:value="27.263652" calcext:value-type="float">
            <text:p>27.263652</text:p>
          </table:table-cell>
          <table:table-cell office:value-type="float" office:value="1.777215" calcext:value-type="float">
            <text:p>1.777215</text:p>
          </table:table-cell>
        </table:table-row>
        <table:table-row table:style-name="ro1">
          <table:table-cell office:value-type="float" office:value="27.2805" calcext:value-type="float">
            <text:p>27.2805</text:p>
          </table:table-cell>
          <table:table-cell office:value-type="float" office:value="1.78295" calcext:value-type="float">
            <text:p>1.78295</text:p>
          </table:table-cell>
          <table:table-cell office:value-type="float" office:value="27.280467" calcext:value-type="float">
            <text:p>27.280467</text:p>
          </table:table-cell>
          <table:table-cell office:value-type="float" office:value="1.782455" calcext:value-type="float">
            <text:p>1.782455</text:p>
          </table:table-cell>
        </table:table-row>
        <table:table-row table:style-name="ro1">
          <table:table-cell office:value-type="float" office:value="27.2973" calcext:value-type="float">
            <text:p>27.2973</text:p>
          </table:table-cell>
          <table:table-cell office:value-type="float" office:value="1.78758" calcext:value-type="float">
            <text:p>1.78758</text:p>
          </table:table-cell>
          <table:table-cell office:value-type="float" office:value="27.297253" calcext:value-type="float">
            <text:p>27.297253</text:p>
          </table:table-cell>
          <table:table-cell office:value-type="float" office:value="1.787094" calcext:value-type="float">
            <text:p>1.787094</text:p>
          </table:table-cell>
        </table:table-row>
        <table:table-row table:style-name="ro1">
          <table:table-cell office:value-type="float" office:value="27.314" calcext:value-type="float">
            <text:p>27.314</text:p>
          </table:table-cell>
          <table:table-cell office:value-type="float" office:value="1.79162" calcext:value-type="float">
            <text:p>1.79162</text:p>
          </table:table-cell>
          <table:table-cell office:value-type="float" office:value="27.314012" calcext:value-type="float">
            <text:p>27.314012</text:p>
          </table:table-cell>
          <table:table-cell office:value-type="float" office:value="1.791132" calcext:value-type="float">
            <text:p>1.791132</text:p>
          </table:table-cell>
        </table:table-row>
        <table:table-row table:style-name="ro1">
          <table:table-cell office:value-type="float" office:value="27.3307" calcext:value-type="float">
            <text:p>27.3307</text:p>
          </table:table-cell>
          <table:table-cell office:value-type="float" office:value="1.79506" calcext:value-type="float">
            <text:p>1.79506</text:p>
          </table:table-cell>
          <table:table-cell office:value-type="float" office:value="27.330742" calcext:value-type="float">
            <text:p>27.330742</text:p>
          </table:table-cell>
          <table:table-cell office:value-type="float" office:value="1.79457" calcext:value-type="float">
            <text:p>1.79457</text:p>
          </table:table-cell>
        </table:table-row>
        <table:table-row table:style-name="ro1">
          <table:table-cell office:value-type="float" office:value="27.3474" calcext:value-type="float">
            <text:p>27.3474</text:p>
          </table:table-cell>
          <table:table-cell office:value-type="float" office:value="1.7979" calcext:value-type="float">
            <text:p>1.7979</text:p>
          </table:table-cell>
          <table:table-cell office:value-type="float" office:value="27.347444" calcext:value-type="float">
            <text:p>27.347444</text:p>
          </table:table-cell>
          <table:table-cell office:value-type="float" office:value="1.797408" calcext:value-type="float">
            <text:p>1.797408</text:p>
          </table:table-cell>
        </table:table-row>
        <table:table-row table:style-name="ro1">
          <table:table-cell office:value-type="float" office:value="27.3641" calcext:value-type="float">
            <text:p>27.3641</text:p>
          </table:table-cell>
          <table:table-cell office:value-type="float" office:value="1.80013" calcext:value-type="float">
            <text:p>1.80013</text:p>
          </table:table-cell>
          <table:table-cell office:value-type="float" office:value="27.364119" calcext:value-type="float">
            <text:p>27.364119</text:p>
          </table:table-cell>
          <table:table-cell office:value-type="float" office:value="1.799647" calcext:value-type="float">
            <text:p>1.799647</text:p>
          </table:table-cell>
        </table:table-row>
        <table:table-row table:style-name="ro1">
          <table:table-cell office:value-type="float" office:value="27.3808" calcext:value-type="float">
            <text:p>27.3808</text:p>
          </table:table-cell>
          <table:table-cell office:value-type="float" office:value="1.80177" calcext:value-type="float">
            <text:p>1.80177</text:p>
          </table:table-cell>
          <table:table-cell office:value-type="float" office:value="27.380766" calcext:value-type="float">
            <text:p>27.380766</text:p>
          </table:table-cell>
          <table:table-cell office:value-type="float" office:value="1.801287" calcext:value-type="float">
            <text:p>1.801287</text:p>
          </table:table-cell>
        </table:table-row>
        <table:table-row table:style-name="ro1">
          <table:table-cell office:value-type="float" office:value="27.3974" calcext:value-type="float">
            <text:p>27.3974</text:p>
          </table:table-cell>
          <table:table-cell office:value-type="float" office:value="1.80281" calcext:value-type="float">
            <text:p>1.80281</text:p>
          </table:table-cell>
          <table:table-cell office:value-type="float" office:value="27.397385" calcext:value-type="float">
            <text:p>27.397385</text:p>
          </table:table-cell>
          <table:table-cell office:value-type="float" office:value="1.802327" calcext:value-type="float">
            <text:p>1.802327</text:p>
          </table:table-cell>
        </table:table-row>
        <table:table-row table:style-name="ro1">
          <table:table-cell office:value-type="float" office:value="27.414" calcext:value-type="float">
            <text:p>27.414</text:p>
          </table:table-cell>
          <table:table-cell office:value-type="float" office:value="1.80325" calcext:value-type="float">
            <text:p>1.80325</text:p>
          </table:table-cell>
          <table:table-cell office:value-type="float" office:value="27.413976" calcext:value-type="float">
            <text:p>27.413976</text:p>
          </table:table-cell>
          <table:table-cell office:value-type="float" office:value="1.80277" calcext:value-type="float">
            <text:p>1.80277</text:p>
          </table:table-cell>
        </table:table-row>
        <table:table-row table:style-name="ro1">
          <table:table-cell office:value-type="float" office:value="27.4305" calcext:value-type="float">
            <text:p>27.4305</text:p>
          </table:table-cell>
          <table:table-cell office:value-type="float" office:value="1.80309" calcext:value-type="float">
            <text:p>1.80309</text:p>
          </table:table-cell>
          <table:table-cell office:value-type="float" office:value="27.43054" calcext:value-type="float">
            <text:p>27.43054</text:p>
          </table:table-cell>
          <table:table-cell office:value-type="float" office:value="1.802614" calcext:value-type="float">
            <text:p>1.802614</text:p>
          </table:table-cell>
        </table:table-row>
        <table:table-row table:style-name="ro1">
          <table:table-cell office:value-type="float" office:value="27.4471" calcext:value-type="float">
            <text:p>27.4471</text:p>
          </table:table-cell>
          <table:table-cell office:value-type="float" office:value="1.80234" calcext:value-type="float">
            <text:p>1.80234</text:p>
          </table:table-cell>
          <table:table-cell office:value-type="float" office:value="27.447076" calcext:value-type="float">
            <text:p>27.447076</text:p>
          </table:table-cell>
          <table:table-cell office:value-type="float" office:value="1.801859" calcext:value-type="float">
            <text:p>1.801859</text:p>
          </table:table-cell>
        </table:table-row>
        <table:table-row table:style-name="ro1">
          <table:table-cell office:value-type="float" office:value="27.4636" calcext:value-type="float">
            <text:p>27.4636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27.463585" calcext:value-type="float">
            <text:p>27.463585</text:p>
          </table:table-cell>
          <table:table-cell office:value-type="float" office:value="1.800505" calcext:value-type="float">
            <text:p>1.800505</text:p>
          </table:table-cell>
        </table:table-row>
        <table:table-row table:style-name="ro1">
          <table:table-cell office:value-type="float" office:value="27.4801" calcext:value-type="float">
            <text:p>27.4801</text:p>
          </table:table-cell>
          <table:table-cell office:value-type="float" office:value="1.79903" calcext:value-type="float">
            <text:p>1.79903</text:p>
          </table:table-cell>
          <table:table-cell office:value-type="float" office:value="27.480067" calcext:value-type="float">
            <text:p>27.480067</text:p>
          </table:table-cell>
          <table:table-cell office:value-type="float" office:value="1.798554" calcext:value-type="float">
            <text:p>1.798554</text:p>
          </table:table-cell>
        </table:table-row>
        <table:table-row table:style-name="ro1">
          <table:table-cell office:value-type="float" office:value="27.4965" calcext:value-type="float">
            <text:p>27.4965</text:p>
          </table:table-cell>
          <table:table-cell office:value-type="float" office:value="1.79647" calcext:value-type="float">
            <text:p>1.79647</text:p>
          </table:table-cell>
          <table:table-cell office:value-type="float" office:value="27.496521" calcext:value-type="float">
            <text:p>27.496521</text:p>
          </table:table-cell>
          <table:table-cell office:value-type="float" office:value="1.796004" calcext:value-type="float">
            <text:p>1.796004</text:p>
          </table:table-cell>
        </table:table-row>
        <table:table-row table:style-name="ro1">
          <table:table-cell office:value-type="float" office:value="27.5129" calcext:value-type="float">
            <text:p>27.5129</text:p>
          </table:table-cell>
          <table:table-cell office:value-type="float" office:value="1.79332" calcext:value-type="float">
            <text:p>1.79332</text:p>
          </table:table-cell>
          <table:table-cell office:value-type="float" office:value="27.512949" calcext:value-type="float">
            <text:p>27.512949</text:p>
          </table:table-cell>
          <table:table-cell office:value-type="float" office:value="1.792856" calcext:value-type="float">
            <text:p>1.792856</text:p>
          </table:table-cell>
        </table:table-row>
        <table:table-row table:style-name="ro1">
          <table:table-cell office:value-type="float" office:value="27.5293" calcext:value-type="float">
            <text:p>27.5293</text:p>
          </table:table-cell>
          <table:table-cell office:value-type="float" office:value="1.78957" calcext:value-type="float">
            <text:p>1.78957</text:p>
          </table:table-cell>
          <table:table-cell office:value-type="float" office:value="27.529349" calcext:value-type="float">
            <text:p>27.529349</text:p>
          </table:table-cell>
          <table:table-cell office:value-type="float" office:value="1.789111" calcext:value-type="float">
            <text:p>1.789111</text:p>
          </table:table-cell>
        </table:table-row>
        <table:table-row table:style-name="ro1">
          <table:table-cell office:value-type="float" office:value="27.5457" calcext:value-type="float">
            <text:p>27.5457</text:p>
          </table:table-cell>
          <table:table-cell office:value-type="float" office:value="1.78523" calcext:value-type="float">
            <text:p>1.78523</text:p>
          </table:table-cell>
          <table:table-cell office:value-type="float" office:value="27.545723" calcext:value-type="float">
            <text:p>27.545723</text:p>
          </table:table-cell>
          <table:table-cell office:value-type="float" office:value="1.784769" calcext:value-type="float">
            <text:p>1.784769</text:p>
          </table:table-cell>
        </table:table-row>
        <table:table-row table:style-name="ro1">
          <table:table-cell office:value-type="float" office:value="27.5621" calcext:value-type="float">
            <text:p>27.5621</text:p>
          </table:table-cell>
          <table:table-cell office:value-type="float" office:value="1.78028" calcext:value-type="float">
            <text:p>1.78028</text:p>
          </table:table-cell>
          <table:table-cell office:value-type="float" office:value="27.56207" calcext:value-type="float">
            <text:p>27.56207</text:p>
          </table:table-cell>
          <table:table-cell office:value-type="float" office:value="1.779829" calcext:value-type="float">
            <text:p>1.779829</text:p>
          </table:table-cell>
        </table:table-row>
        <table:table-row table:style-name="ro1">
          <table:table-cell office:value-type="float" office:value="27.5784" calcext:value-type="float">
            <text:p>27.5784</text:p>
          </table:table-cell>
          <table:table-cell office:value-type="float" office:value="1.77475" calcext:value-type="float">
            <text:p>1.77475</text:p>
          </table:table-cell>
          <table:table-cell office:value-type="float" office:value="27.57839" calcext:value-type="float">
            <text:p>27.57839</text:p>
          </table:table-cell>
          <table:table-cell office:value-type="float" office:value="1.774294" calcext:value-type="float">
            <text:p>1.774294</text:p>
          </table:table-cell>
        </table:table-row>
        <table:table-row table:style-name="ro1">
          <table:table-cell office:value-type="float" office:value="27.5947" calcext:value-type="float">
            <text:p>27.5947</text:p>
          </table:table-cell>
          <table:table-cell office:value-type="float" office:value="1.76861" calcext:value-type="float">
            <text:p>1.76861</text:p>
          </table:table-cell>
          <table:table-cell office:value-type="float" office:value="27.594684" calcext:value-type="float">
            <text:p>27.594684</text:p>
          </table:table-cell>
          <table:table-cell office:value-type="float" office:value="1.768164" calcext:value-type="float">
            <text:p>1.768164</text:p>
          </table:table-cell>
        </table:table-row>
        <table:table-row table:style-name="ro1">
          <table:table-cell office:value-type="float" office:value="27.611" calcext:value-type="float">
            <text:p>27.611</text:p>
          </table:table-cell>
          <table:table-cell office:value-type="float" office:value="1.76188" calcext:value-type="float">
            <text:p>1.76188</text:p>
          </table:table-cell>
          <table:table-cell office:value-type="float" office:value="27.61095" calcext:value-type="float">
            <text:p>27.61095</text:p>
          </table:table-cell>
          <table:table-cell office:value-type="float" office:value="1.761438" calcext:value-type="float">
            <text:p>1.761438</text:p>
          </table:table-cell>
        </table:table-row>
        <table:table-row table:style-name="ro1">
          <table:table-cell office:value-type="float" office:value="27.6272" calcext:value-type="float">
            <text:p>27.6272</text:p>
          </table:table-cell>
          <table:table-cell office:value-type="float" office:value="1.75456" calcext:value-type="float">
            <text:p>1.75456</text:p>
          </table:table-cell>
          <table:table-cell office:value-type="float" office:value="27.627191" calcext:value-type="float">
            <text:p>27.627191</text:p>
          </table:table-cell>
          <table:table-cell office:value-type="float" office:value="1.754119" calcext:value-type="float">
            <text:p>1.754119</text:p>
          </table:table-cell>
        </table:table-row>
        <table:table-row table:style-name="ro1">
          <table:table-cell office:value-type="float" office:value="27.6434" calcext:value-type="float">
            <text:p>27.6434</text:p>
          </table:table-cell>
          <table:table-cell office:value-type="float" office:value="1.74664" calcext:value-type="float">
            <text:p>1.74664</text:p>
          </table:table-cell>
          <table:table-cell office:value-type="float" office:value="27.643405" calcext:value-type="float">
            <text:p>27.643405</text:p>
          </table:table-cell>
          <table:table-cell office:value-type="float" office:value="1.746206" calcext:value-type="float">
            <text:p>1.746206</text:p>
          </table:table-cell>
        </table:table-row>
        <table:table-row table:style-name="ro1">
          <table:table-cell office:value-type="float" office:value="27.6596" calcext:value-type="float">
            <text:p>27.6596</text:p>
          </table:table-cell>
          <table:table-cell office:value-type="float" office:value="1.73813" calcext:value-type="float">
            <text:p>1.73813</text:p>
          </table:table-cell>
          <table:table-cell office:value-type="float" office:value="27.659593" calcext:value-type="float">
            <text:p>27.659593</text:p>
          </table:table-cell>
          <table:table-cell office:value-type="float" office:value="1.737701" calcext:value-type="float">
            <text:p>1.737701</text:p>
          </table:table-cell>
        </table:table-row>
        <table:table-row table:style-name="ro1">
          <table:table-cell office:value-type="float" office:value="27.6758" calcext:value-type="float">
            <text:p>27.6758</text:p>
          </table:table-cell>
          <table:table-cell office:value-type="float" office:value="1.72903" calcext:value-type="float">
            <text:p>1.72903</text:p>
          </table:table-cell>
          <table:table-cell office:value-type="float" office:value="27.675754" calcext:value-type="float">
            <text:p>27.675754</text:p>
          </table:table-cell>
          <table:table-cell office:value-type="float" office:value="1.728605" calcext:value-type="float">
            <text:p>1.728605</text:p>
          </table:table-cell>
        </table:table-row>
        <table:table-row table:style-name="ro1">
          <table:table-cell office:value-type="float" office:value="27.6919" calcext:value-type="float">
            <text:p>27.6919</text:p>
          </table:table-cell>
          <table:table-cell office:value-type="float" office:value="1.71934" calcext:value-type="float">
            <text:p>1.71934</text:p>
          </table:table-cell>
          <table:table-cell office:value-type="float" office:value="27.69189" calcext:value-type="float">
            <text:p>27.69189</text:p>
          </table:table-cell>
          <table:table-cell office:value-type="float" office:value="1.718918" calcext:value-type="float">
            <text:p>1.718918</text:p>
          </table:table-cell>
        </table:table-row>
        <table:table-row table:style-name="ro1">
          <table:table-cell office:value-type="float" office:value="27.708" calcext:value-type="float">
            <text:p>27.708</text:p>
          </table:table-cell>
          <table:table-cell office:value-type="float" office:value="1.70905" calcext:value-type="float">
            <text:p>1.70905</text:p>
          </table:table-cell>
          <table:table-cell office:value-type="float" office:value="27.707999" calcext:value-type="float">
            <text:p>27.707999</text:p>
          </table:table-cell>
          <table:table-cell office:value-type="float" office:value="1.708642" calcext:value-type="float">
            <text:p>1.708642</text:p>
          </table:table-cell>
        </table:table-row>
        <table:table-row table:style-name="ro1">
          <table:table-cell office:value-type="float" office:value="27.7241" calcext:value-type="float">
            <text:p>27.7241</text:p>
          </table:table-cell>
          <table:table-cell office:value-type="float" office:value="1.69819" calcext:value-type="float">
            <text:p>1.69819</text:p>
          </table:table-cell>
          <table:table-cell office:value-type="float" office:value="27.724083" calcext:value-type="float">
            <text:p>27.724083</text:p>
          </table:table-cell>
          <table:table-cell office:value-type="float" office:value="1.697778" calcext:value-type="float">
            <text:p>1.697778</text:p>
          </table:table-cell>
        </table:table-row>
        <table:table-row table:style-name="ro1">
          <table:table-cell office:value-type="float" office:value="27.7401" calcext:value-type="float">
            <text:p>27.7401</text:p>
          </table:table-cell>
          <table:table-cell office:value-type="float" office:value="1.68673" calcext:value-type="float">
            <text:p>1.68673</text:p>
          </table:table-cell>
          <table:table-cell office:value-type="float" office:value="27.74014" calcext:value-type="float">
            <text:p>27.74014</text:p>
          </table:table-cell>
          <table:table-cell office:value-type="float" office:value="1.686328" calcext:value-type="float">
            <text:p>1.686328</text:p>
          </table:table-cell>
        </table:table-row>
        <table:table-row table:style-name="ro1">
          <table:table-cell office:value-type="float" office:value="27.7562" calcext:value-type="float">
            <text:p>27.7562</text:p>
          </table:table-cell>
          <table:table-cell office:value-type="float" office:value="1.67469" calcext:value-type="float">
            <text:p>1.67469</text:p>
          </table:table-cell>
          <table:table-cell office:value-type="float" office:value="27.756172" calcext:value-type="float">
            <text:p>27.756172</text:p>
          </table:table-cell>
          <table:table-cell office:value-type="float" office:value="1.674292" calcext:value-type="float">
            <text:p>1.674292</text:p>
          </table:table-cell>
        </table:table-row>
        <table:table-row table:style-name="ro1">
          <table:table-cell office:value-type="float" office:value="27.7722" calcext:value-type="float">
            <text:p>27.7722</text:p>
          </table:table-cell>
          <table:table-cell office:value-type="float" office:value="1.66206" calcext:value-type="float">
            <text:p>1.66206</text:p>
          </table:table-cell>
          <table:table-cell office:value-type="float" office:value="27.772178" calcext:value-type="float">
            <text:p>27.772178</text:p>
          </table:table-cell>
          <table:table-cell office:value-type="float" office:value="1.661672" calcext:value-type="float">
            <text:p>1.661672</text:p>
          </table:table-cell>
        </table:table-row>
        <table:table-row table:style-name="ro1">
          <table:table-cell office:value-type="float" office:value="27.7882" calcext:value-type="float">
            <text:p>27.7882</text:p>
          </table:table-cell>
          <table:table-cell office:value-type="float" office:value="1.64885" calcext:value-type="float">
            <text:p>1.64885</text:p>
          </table:table-cell>
          <table:table-cell office:value-type="float" office:value="27.788159" calcext:value-type="float">
            <text:p>27.788159</text:p>
          </table:table-cell>
          <table:table-cell office:value-type="float" office:value="1.648469" calcext:value-type="float">
            <text:p>1.648469</text:p>
          </table:table-cell>
        </table:table-row>
        <table:table-row table:style-name="ro1">
          <table:table-cell office:value-type="float" office:value="27.8041" calcext:value-type="float">
            <text:p>27.8041</text:p>
          </table:table-cell>
          <table:table-cell office:value-type="float" office:value="1.63506" calcext:value-type="float">
            <text:p>1.63506</text:p>
          </table:table-cell>
          <table:table-cell office:value-type="float" office:value="27.804114" calcext:value-type="float">
            <text:p>27.804114</text:p>
          </table:table-cell>
          <table:table-cell office:value-type="float" office:value="1.634686" calcext:value-type="float">
            <text:p>1.634686</text:p>
          </table:table-cell>
        </table:table-row>
        <table:table-row table:style-name="ro1">
          <table:table-cell office:value-type="float" office:value="27.82" calcext:value-type="float">
            <text:p>27.82</text:p>
          </table:table-cell>
          <table:table-cell office:value-type="float" office:value="1.62069" calcext:value-type="float">
            <text:p>1.62069</text:p>
          </table:table-cell>
          <table:table-cell office:value-type="float" office:value="27.820043" calcext:value-type="float">
            <text:p>27.820043</text:p>
          </table:table-cell>
          <table:table-cell office:value-type="float" office:value="1.620322" calcext:value-type="float">
            <text:p>1.620322</text:p>
          </table:table-cell>
        </table:table-row>
        <table:table-row table:style-name="ro1">
          <table:table-cell office:value-type="float" office:value="27.8359" calcext:value-type="float">
            <text:p>27.8359</text:p>
          </table:table-cell>
          <table:table-cell office:value-type="float" office:value="1.60574" calcext:value-type="float">
            <text:p>1.60574</text:p>
          </table:table-cell>
          <table:table-cell office:value-type="float" office:value="27.835948" calcext:value-type="float">
            <text:p>27.835948</text:p>
          </table:table-cell>
          <table:table-cell office:value-type="float" office:value="1.605381" calcext:value-type="float">
            <text:p>1.605381</text:p>
          </table:table-cell>
        </table:table-row>
        <table:table-row table:style-name="ro1">
          <table:table-cell office:value-type="float" office:value="27.8518" calcext:value-type="float">
            <text:p>27.8518</text:p>
          </table:table-cell>
          <table:table-cell office:value-type="float" office:value="1.59022" calcext:value-type="float">
            <text:p>1.59022</text:p>
          </table:table-cell>
          <table:table-cell office:value-type="float" office:value="27.851826" calcext:value-type="float">
            <text:p>27.851826</text:p>
          </table:table-cell>
          <table:table-cell office:value-type="float" office:value="1.589864" calcext:value-type="float">
            <text:p>1.589864</text:p>
          </table:table-cell>
        </table:table-row>
        <table:table-row table:style-name="ro1">
          <table:table-cell office:value-type="float" office:value="27.8677" calcext:value-type="float">
            <text:p>27.8677</text:p>
          </table:table-cell>
          <table:table-cell office:value-type="float" office:value="1.57412" calcext:value-type="float">
            <text:p>1.57412</text:p>
          </table:table-cell>
          <table:table-cell office:value-type="float" office:value="27.86768" calcext:value-type="float">
            <text:p>27.86768</text:p>
          </table:table-cell>
          <table:table-cell office:value-type="float" office:value="1.573772" calcext:value-type="float">
            <text:p>1.573772</text:p>
          </table:table-cell>
        </table:table-row>
        <table:table-row table:style-name="ro1">
          <table:table-cell office:value-type="float" office:value="27.8835" calcext:value-type="float">
            <text:p>27.8835</text:p>
          </table:table-cell>
          <table:table-cell office:value-type="float" office:value="1.55745" calcext:value-type="float">
            <text:p>1.55745</text:p>
          </table:table-cell>
          <table:table-cell office:value-type="float" office:value="27.883509" calcext:value-type="float">
            <text:p>27.883509</text:p>
          </table:table-cell>
          <table:table-cell office:value-type="float" office:value="1.557107" calcext:value-type="float">
            <text:p>1.557107</text:p>
          </table:table-cell>
        </table:table-row>
        <table:table-row table:style-name="ro1">
          <table:table-cell office:value-type="float" office:value="27.8993" calcext:value-type="float">
            <text:p>27.8993</text:p>
          </table:table-cell>
          <table:table-cell office:value-type="float" office:value="1.5402" calcext:value-type="float">
            <text:p>1.5402</text:p>
          </table:table-cell>
          <table:table-cell office:value-type="float" office:value="27.899312" calcext:value-type="float">
            <text:p>27.899312</text:p>
          </table:table-cell>
          <table:table-cell office:value-type="float" office:value="1.539872" calcext:value-type="float">
            <text:p>1.539872</text:p>
          </table:table-cell>
        </table:table-row>
        <table:table-row table:style-name="ro1">
          <table:table-cell office:value-type="float" office:value="27.9151" calcext:value-type="float">
            <text:p>27.9151</text:p>
          </table:table-cell>
          <table:table-cell office:value-type="float" office:value="1.52239" calcext:value-type="float">
            <text:p>1.52239</text:p>
          </table:table-cell>
          <table:table-cell office:value-type="float" office:value="27.915091" calcext:value-type="float">
            <text:p>27.915091</text:p>
          </table:table-cell>
          <table:table-cell office:value-type="float" office:value="1.522068" calcext:value-type="float">
            <text:p>1.522068</text:p>
          </table:table-cell>
        </table:table-row>
        <table:table-row table:style-name="ro1">
          <table:table-cell office:value-type="float" office:value="27.9308" calcext:value-type="float">
            <text:p>27.9308</text:p>
          </table:table-cell>
          <table:table-cell office:value-type="float" office:value="1.50401" calcext:value-type="float">
            <text:p>1.50401</text:p>
          </table:table-cell>
          <table:table-cell office:value-type="float" office:value="27.930844" calcext:value-type="float">
            <text:p>27.930844</text:p>
          </table:table-cell>
          <table:table-cell office:value-type="float" office:value="1.503697" calcext:value-type="float">
            <text:p>1.503697</text:p>
          </table:table-cell>
        </table:table-row>
        <table:table-row table:style-name="ro1">
          <table:table-cell office:value-type="float" office:value="27.9466" calcext:value-type="float">
            <text:p>27.9466</text:p>
          </table:table-cell>
          <table:table-cell office:value-type="float" office:value="1.48507" calcext:value-type="float">
            <text:p>1.48507</text:p>
          </table:table-cell>
          <table:table-cell office:value-type="float" office:value="27.946573" calcext:value-type="float">
            <text:p>27.946573</text:p>
          </table:table-cell>
          <table:table-cell office:value-type="float" office:value="1.484761" calcext:value-type="float">
            <text:p>1.484761</text:p>
          </table:table-cell>
        </table:table-row>
        <table:table-row table:style-name="ro1">
          <table:table-cell office:value-type="float" office:value="27.9623" calcext:value-type="float">
            <text:p>27.9623</text:p>
          </table:table-cell>
          <table:table-cell office:value-type="float" office:value="1.46556" calcext:value-type="float">
            <text:p>1.46556</text:p>
          </table:table-cell>
          <table:table-cell office:value-type="float" office:value="27.962277" calcext:value-type="float">
            <text:p>27.962277</text:p>
          </table:table-cell>
          <table:table-cell office:value-type="float" office:value="1.465262" calcext:value-type="float">
            <text:p>1.465262</text:p>
          </table:table-cell>
        </table:table-row>
        <table:table-row table:style-name="ro1">
          <table:table-cell office:value-type="float" office:value="27.978" calcext:value-type="float">
            <text:p>27.978</text:p>
          </table:table-cell>
          <table:table-cell office:value-type="float" office:value="1.44549" calcext:value-type="float">
            <text:p>1.44549</text:p>
          </table:table-cell>
          <table:table-cell office:value-type="float" office:value="27.977956" calcext:value-type="float">
            <text:p>27.977956</text:p>
          </table:table-cell>
          <table:table-cell office:value-type="float" office:value="1.445203" calcext:value-type="float">
            <text:p>1.445203</text:p>
          </table:table-cell>
        </table:table-row>
        <table:table-row table:style-name="ro1">
          <table:table-cell office:value-type="float" office:value="27.9936" calcext:value-type="float">
            <text:p>27.9936</text:p>
          </table:table-cell>
          <table:table-cell office:value-type="float" office:value="1.42487" calcext:value-type="float">
            <text:p>1.42487</text:p>
          </table:table-cell>
          <table:table-cell office:value-type="float" office:value="27.993611" calcext:value-type="float">
            <text:p>27.993611</text:p>
          </table:table-cell>
          <table:table-cell office:value-type="float" office:value="1.424586" calcext:value-type="float">
            <text:p>1.424586</text:p>
          </table:table-cell>
        </table:table-row>
        <table:table-row table:style-name="ro1">
          <table:table-cell office:value-type="float" office:value="28.0092" calcext:value-type="float">
            <text:p>28.0092</text:p>
          </table:table-cell>
          <table:table-cell office:value-type="float" office:value="1.40368" calcext:value-type="float">
            <text:p>1.40368</text:p>
          </table:table-cell>
          <table:table-cell office:value-type="float" office:value="28.009241" calcext:value-type="float">
            <text:p>28.009241</text:p>
          </table:table-cell>
          <table:table-cell office:value-type="float" office:value="1.403412" calcext:value-type="float">
            <text:p>1.403412</text:p>
          </table:table-cell>
        </table:table-row>
        <table:table-row table:style-name="ro1">
          <table:table-cell office:value-type="float" office:value="28.0248" calcext:value-type="float">
            <text:p>28.0248</text:p>
          </table:table-cell>
          <table:table-cell office:value-type="float" office:value="1.38195" calcext:value-type="float">
            <text:p>1.38195</text:p>
          </table:table-cell>
          <table:table-cell office:value-type="float" office:value="28.024847" calcext:value-type="float">
            <text:p>28.024847</text:p>
          </table:table-cell>
          <table:table-cell office:value-type="float" office:value="1.381685" calcext:value-type="float">
            <text:p>1.381685</text:p>
          </table:table-cell>
        </table:table-row>
        <table:table-row table:style-name="ro1">
          <table:table-cell office:value-type="float" office:value="28.0404" calcext:value-type="float">
            <text:p>28.0404</text:p>
          </table:table-cell>
          <table:table-cell office:value-type="float" office:value="1.35966" calcext:value-type="float">
            <text:p>1.35966</text:p>
          </table:table-cell>
          <table:table-cell office:value-type="float" office:value="28.040429" calcext:value-type="float">
            <text:p>28.040429</text:p>
          </table:table-cell>
          <table:table-cell office:value-type="float" office:value="1.359407" calcext:value-type="float">
            <text:p>1.359407</text:p>
          </table:table-cell>
        </table:table-row>
        <table:table-row table:style-name="ro1">
          <table:table-cell office:value-type="float" office:value="28.056" calcext:value-type="float">
            <text:p>28.056</text:p>
          </table:table-cell>
          <table:table-cell office:value-type="float" office:value="1.33682" calcext:value-type="float">
            <text:p>1.33682</text:p>
          </table:table-cell>
          <table:table-cell office:value-type="float" office:value="28.055986" calcext:value-type="float">
            <text:p>28.055986</text:p>
          </table:table-cell>
          <table:table-cell office:value-type="float" office:value="1.336579" calcext:value-type="float">
            <text:p>1.336579</text:p>
          </table:table-cell>
        </table:table-row>
        <table:table-row table:style-name="ro1">
          <table:table-cell office:value-type="float" office:value="28.0715" calcext:value-type="float">
            <text:p>28.0715</text:p>
          </table:table-cell>
          <table:table-cell office:value-type="float" office:value="1.31344" calcext:value-type="float">
            <text:p>1.31344</text:p>
          </table:table-cell>
          <table:table-cell office:value-type="float" office:value="28.071519" calcext:value-type="float">
            <text:p>28.071519</text:p>
          </table:table-cell>
          <table:table-cell office:value-type="float" office:value="1.313206" calcext:value-type="float">
            <text:p>1.313206</text:p>
          </table:table-cell>
        </table:table-row>
        <table:table-row table:style-name="ro1">
          <table:table-cell office:value-type="float" office:value="28.087" calcext:value-type="float">
            <text:p>28.087</text:p>
          </table:table-cell>
          <table:table-cell office:value-type="float" office:value="1.28951" calcext:value-type="float">
            <text:p>1.28951</text:p>
          </table:table-cell>
          <table:table-cell office:value-type="float" office:value="28.087028" calcext:value-type="float">
            <text:p>28.087028</text:p>
          </table:table-cell>
          <table:table-cell office:value-type="float" office:value="1.289288" calcext:value-type="float">
            <text:p>1.289288</text:p>
          </table:table-cell>
        </table:table-row>
        <table:table-row table:style-name="ro1">
          <table:table-cell office:value-type="float" office:value="28.1025" calcext:value-type="float">
            <text:p>28.1025</text:p>
          </table:table-cell>
          <table:table-cell office:value-type="float" office:value="1.26504" calcext:value-type="float">
            <text:p>1.26504</text:p>
          </table:table-cell>
          <table:table-cell office:value-type="float" office:value="28.102513" calcext:value-type="float">
            <text:p>28.102513</text:p>
          </table:table-cell>
          <table:table-cell office:value-type="float" office:value="1.264829" calcext:value-type="float">
            <text:p>1.264829</text:p>
          </table:table-cell>
        </table:table-row>
        <table:table-row table:style-name="ro1">
          <table:table-cell office:value-type="float" office:value="28.118" calcext:value-type="float">
            <text:p>28.118</text:p>
          </table:table-cell>
          <table:table-cell office:value-type="float" office:value="1.24004" calcext:value-type="float">
            <text:p>1.24004</text:p>
          </table:table-cell>
          <table:table-cell office:value-type="float" office:value="28.117973" calcext:value-type="float">
            <text:p>28.117973</text:p>
          </table:table-cell>
          <table:table-cell office:value-type="float" office:value="1.239831" calcext:value-type="float">
            <text:p>1.239831</text:p>
          </table:table-cell>
        </table:table-row>
        <table:table-row table:style-name="ro1">
          <table:table-cell office:value-type="float" office:value="28.1334" calcext:value-type="float">
            <text:p>28.1334</text:p>
          </table:table-cell>
          <table:table-cell office:value-type="float" office:value="1.21449" calcext:value-type="float">
            <text:p>1.21449</text:p>
          </table:table-cell>
          <table:table-cell office:value-type="float" office:value="28.13341" calcext:value-type="float">
            <text:p>28.13341</text:p>
          </table:table-cell>
          <table:table-cell office:value-type="float" office:value="1.214297" calcext:value-type="float">
            <text:p>1.214297</text:p>
          </table:table-cell>
        </table:table-row>
        <table:table-row table:style-name="ro1">
          <table:table-cell office:value-type="float" office:value="28.1488" calcext:value-type="float">
            <text:p>28.1488</text:p>
          </table:table-cell>
          <table:table-cell office:value-type="float" office:value="1.18841" calcext:value-type="float">
            <text:p>1.18841</text:p>
          </table:table-cell>
          <table:table-cell office:value-type="float" office:value="28.148823" calcext:value-type="float">
            <text:p>28.148823</text:p>
          </table:table-cell>
          <table:table-cell office:value-type="float" office:value="1.18823" calcext:value-type="float">
            <text:p>1.18823</text:p>
          </table:table-cell>
        </table:table-row>
        <table:table-row table:style-name="ro1">
          <table:table-cell office:value-type="float" office:value="28.1642" calcext:value-type="float">
            <text:p>28.1642</text:p>
          </table:table-cell>
          <table:table-cell office:value-type="float" office:value="1.1618" calcext:value-type="float">
            <text:p>1.1618</text:p>
          </table:table-cell>
          <table:table-cell office:value-type="float" office:value="28.164213" calcext:value-type="float">
            <text:p>28.164213</text:p>
          </table:table-cell>
          <table:table-cell office:value-type="float" office:value="1.161632" calcext:value-type="float">
            <text:p>1.161632</text:p>
          </table:table-cell>
        </table:table-row>
        <table:table-row table:style-name="ro1">
          <table:table-cell office:value-type="float" office:value="28.1796" calcext:value-type="float">
            <text:p>28.1796</text:p>
          </table:table-cell>
          <table:table-cell office:value-type="float" office:value="1.13467" calcext:value-type="float">
            <text:p>1.13467</text:p>
          </table:table-cell>
          <table:table-cell office:value-type="float" office:value="28.179578" calcext:value-type="float">
            <text:p>28.179578</text:p>
          </table:table-cell>
          <table:table-cell office:value-type="float" office:value="1.134506" calcext:value-type="float">
            <text:p>1.134506</text:p>
          </table:table-cell>
        </table:table-row>
        <table:table-row table:style-name="ro1">
          <table:table-cell office:value-type="float" office:value="28.1949" calcext:value-type="float">
            <text:p>28.1949</text:p>
          </table:table-cell>
          <table:table-cell office:value-type="float" office:value="1.10701" calcext:value-type="float">
            <text:p>1.10701</text:p>
          </table:table-cell>
          <table:table-cell office:value-type="float" office:value="28.194921" calcext:value-type="float">
            <text:p>28.194921</text:p>
          </table:table-cell>
          <table:table-cell office:value-type="float" office:value="1.106856" calcext:value-type="float">
            <text:p>1.106856</text:p>
          </table:table-cell>
        </table:table-row>
        <table:table-row table:style-name="ro1">
          <table:table-cell office:value-type="float" office:value="28.2102" calcext:value-type="float">
            <text:p>28.2102</text:p>
          </table:table-cell>
          <table:table-cell office:value-type="float" office:value="1.07882" calcext:value-type="float">
            <text:p>1.07882</text:p>
          </table:table-cell>
          <table:table-cell office:value-type="float" office:value="28.210239" calcext:value-type="float">
            <text:p>28.210239</text:p>
          </table:table-cell>
          <table:table-cell office:value-type="float" office:value="1.078683" calcext:value-type="float">
            <text:p>1.078683</text:p>
          </table:table-cell>
        </table:table-row>
        <table:table-row table:style-name="ro1">
          <table:table-cell office:value-type="float" office:value="28.2255" calcext:value-type="float">
            <text:p>28.2255</text:p>
          </table:table-cell>
          <table:table-cell office:value-type="float" office:value="1.05012" calcext:value-type="float">
            <text:p>1.05012</text:p>
          </table:table-cell>
          <table:table-cell office:value-type="float" office:value="28.225534" calcext:value-type="float">
            <text:p>28.225534</text:p>
          </table:table-cell>
          <table:table-cell office:value-type="float" office:value="1.049991" calcext:value-type="float">
            <text:p>1.049991</text:p>
          </table:table-cell>
        </table:table-row>
        <table:table-row table:style-name="ro1">
          <table:table-cell office:value-type="float" office:value="28.2408" calcext:value-type="float">
            <text:p>28.2408</text:p>
          </table:table-cell>
          <table:table-cell office:value-type="float" office:value="1.0209" calcext:value-type="float">
            <text:p>1.0209</text:p>
          </table:table-cell>
          <table:table-cell office:value-type="float" office:value="28.240806" calcext:value-type="float">
            <text:p>28.240806</text:p>
          </table:table-cell>
          <table:table-cell office:value-type="float" office:value="1.020783" calcext:value-type="float">
            <text:p>1.020783</text:p>
          </table:table-cell>
        </table:table-row>
        <table:table-row table:style-name="ro1">
          <table:table-cell office:value-type="float" office:value="28.2561" calcext:value-type="float">
            <text:p>28.2561</text:p>
          </table:table-cell>
          <table:table-cell office:value-type="float" office:value="0.991168" calcext:value-type="float">
            <text:p>0.991168</text:p>
          </table:table-cell>
          <table:table-cell office:value-type="float" office:value="28.256054" calcext:value-type="float">
            <text:p>28.256054</text:p>
          </table:table-cell>
          <table:table-cell office:value-type="float" office:value="0.991062" calcext:value-type="float">
            <text:p>0.991062</text:p>
          </table:table-cell>
        </table:table-row>
        <table:table-row table:style-name="ro1">
          <table:table-cell office:value-type="float" office:value="28.2713" calcext:value-type="float">
            <text:p>28.2713</text:p>
          </table:table-cell>
          <table:table-cell office:value-type="float" office:value="0.960925" calcext:value-type="float">
            <text:p>0.960925</text:p>
          </table:table-cell>
          <table:table-cell office:value-type="float" office:value="28.271279" calcext:value-type="float">
            <text:p>28.271279</text:p>
          </table:table-cell>
          <table:table-cell office:value-type="float" office:value="0.96083" calcext:value-type="float">
            <text:p>0.96083</text:p>
          </table:table-cell>
        </table:table-row>
        <table:table-row table:style-name="ro1">
          <table:table-cell office:value-type="float" office:value="28.2865" calcext:value-type="float">
            <text:p>28.2865</text:p>
          </table:table-cell>
          <table:table-cell office:value-type="float" office:value="0.930174" calcext:value-type="float">
            <text:p>0.930174</text:p>
          </table:table-cell>
          <table:table-cell office:value-type="float" office:value="28.286481" calcext:value-type="float">
            <text:p>28.286481</text:p>
          </table:table-cell>
          <table:table-cell office:value-type="float" office:value="0.930091" calcext:value-type="float">
            <text:p>0.930091</text:p>
          </table:table-cell>
        </table:table-row>
        <table:table-row table:style-name="ro1">
          <table:table-cell office:value-type="float" office:value="28.3017" calcext:value-type="float">
            <text:p>28.3017</text:p>
          </table:table-cell>
          <table:table-cell office:value-type="float" office:value="0.89892" calcext:value-type="float">
            <text:p>0.89892</text:p>
          </table:table-cell>
          <table:table-cell office:value-type="float" office:value="28.30166" calcext:value-type="float">
            <text:p>28.30166</text:p>
          </table:table-cell>
          <table:table-cell office:value-type="float" office:value="0.898848" calcext:value-type="float">
            <text:p>0.898848</text:p>
          </table:table-cell>
        </table:table-row>
        <table:table-row table:style-name="ro1">
          <table:table-cell office:value-type="float" office:value="28.3168" calcext:value-type="float">
            <text:p>28.3168</text:p>
          </table:table-cell>
          <table:table-cell office:value-type="float" office:value="0.867164" calcext:value-type="float">
            <text:p>0.867164</text:p>
          </table:table-cell>
          <table:table-cell office:value-type="float" office:value="28.316816" calcext:value-type="float">
            <text:p>28.316816</text:p>
          </table:table-cell>
          <table:table-cell office:value-type="float" office:value="0.867105" calcext:value-type="float">
            <text:p>0.867105</text:p>
          </table:table-cell>
        </table:table-row>
        <table:table-row table:style-name="ro1">
          <table:table-cell office:value-type="float" office:value="28.3319" calcext:value-type="float">
            <text:p>28.3319</text:p>
          </table:table-cell>
          <table:table-cell office:value-type="float" office:value="0.83491" calcext:value-type="float">
            <text:p>0.83491</text:p>
          </table:table-cell>
          <table:table-cell office:value-type="float" office:value="28.331949" calcext:value-type="float">
            <text:p>28.331949</text:p>
          </table:table-cell>
          <table:table-cell office:value-type="float" office:value="0.834863" calcext:value-type="float">
            <text:p>0.834863</text:p>
          </table:table-cell>
        </table:table-row>
        <table:table-row table:style-name="ro1">
          <table:table-cell office:value-type="float" office:value="28.3471" calcext:value-type="float">
            <text:p>28.3471</text:p>
          </table:table-cell>
          <table:table-cell office:value-type="float" office:value="0.802162" calcext:value-type="float">
            <text:p>0.802162</text:p>
          </table:table-cell>
          <table:table-cell office:value-type="float" office:value="28.347058" calcext:value-type="float">
            <text:p>28.347058</text:p>
          </table:table-cell>
          <table:table-cell office:value-type="float" office:value="0.802127" calcext:value-type="float">
            <text:p>0.802127</text:p>
          </table:table-cell>
        </table:table-row>
        <table:table-row table:style-name="ro1">
          <table:table-cell office:value-type="float" office:value="28.3621" calcext:value-type="float">
            <text:p>28.3621</text:p>
          </table:table-cell>
          <table:table-cell office:value-type="float" office:value="0.768922" calcext:value-type="float">
            <text:p>0.768922</text:p>
          </table:table-cell>
          <table:table-cell office:value-type="float" office:value="28.362145" calcext:value-type="float">
            <text:p>28.362145</text:p>
          </table:table-cell>
          <table:table-cell office:value-type="float" office:value="0.7689" calcext:value-type="float">
            <text:p>0.7689</text:p>
          </table:table-cell>
        </table:table-row>
        <table:table-row table:style-name="ro1">
          <table:table-cell office:value-type="float" office:value="28.3772" calcext:value-type="float">
            <text:p>28.3772</text:p>
          </table:table-cell>
          <table:table-cell office:value-type="float" office:value="0.735194" calcext:value-type="float">
            <text:p>0.735194</text:p>
          </table:table-cell>
          <table:table-cell office:value-type="float" office:value="28.37721" calcext:value-type="float">
            <text:p>28.37721</text:p>
          </table:table-cell>
          <table:table-cell office:value-type="float" office:value="0.735184" calcext:value-type="float">
            <text:p>0.735184</text:p>
          </table:table-cell>
        </table:table-row>
        <table:table-row table:style-name="ro1">
          <table:table-cell office:value-type="float" office:value="28.3923" calcext:value-type="float">
            <text:p>28.3923</text:p>
          </table:table-cell>
          <table:table-cell office:value-type="float" office:value="0.700981" calcext:value-type="float">
            <text:p>0.700981</text:p>
          </table:table-cell>
          <table:table-cell office:value-type="float" office:value="28.392251" calcext:value-type="float">
            <text:p>28.392251</text:p>
          </table:table-cell>
          <table:table-cell office:value-type="float" office:value="0.700983" calcext:value-type="float">
            <text:p>0.700983</text:p>
          </table:table-cell>
        </table:table-row>
        <table:table-row table:style-name="ro1">
          <table:table-cell office:value-type="float" office:value="28.4073" calcext:value-type="float">
            <text:p>28.4073</text:p>
          </table:table-cell>
          <table:table-cell office:value-type="float" office:value="0.666286" calcext:value-type="float">
            <text:p>0.666286</text:p>
          </table:table-cell>
          <table:table-cell office:value-type="float" office:value="28.40727" calcext:value-type="float">
            <text:p>28.40727</text:p>
          </table:table-cell>
          <table:table-cell office:value-type="float" office:value="0.666301" calcext:value-type="float">
            <text:p>0.666301</text:p>
          </table:table-cell>
        </table:table-row>
        <table:table-row table:style-name="ro1">
          <table:table-cell office:value-type="float" office:value="28.4223" calcext:value-type="float">
            <text:p>28.4223</text:p>
          </table:table-cell>
          <table:table-cell office:value-type="float" office:value="0.631113" calcext:value-type="float">
            <text:p>0.631113</text:p>
          </table:table-cell>
          <table:table-cell office:value-type="float" office:value="28.422267" calcext:value-type="float">
            <text:p>28.422267</text:p>
          </table:table-cell>
          <table:table-cell office:value-type="float" office:value="0.631141" calcext:value-type="float">
            <text:p>0.631141</text:p>
          </table:table-cell>
        </table:table-row>
        <table:table-row table:style-name="ro1">
          <table:table-cell office:value-type="float" office:value="28.4372" calcext:value-type="float">
            <text:p>28.4372</text:p>
          </table:table-cell>
          <table:table-cell office:value-type="float" office:value="0.595465" calcext:value-type="float">
            <text:p>0.595465</text:p>
          </table:table-cell>
          <table:table-cell office:value-type="float" office:value="28.437241" calcext:value-type="float">
            <text:p>28.437241</text:p>
          </table:table-cell>
          <table:table-cell office:value-type="float" office:value="0.595506" calcext:value-type="float">
            <text:p>0.595506</text:p>
          </table:table-cell>
        </table:table-row>
        <table:table-row table:style-name="ro1">
          <table:table-cell office:value-type="float" office:value="28.4522" calcext:value-type="float">
            <text:p>28.4522</text:p>
          </table:table-cell>
          <table:table-cell office:value-type="float" office:value="0.559345" calcext:value-type="float">
            <text:p>0.559345</text:p>
          </table:table-cell>
          <table:table-cell office:value-type="float" office:value="28.452192" calcext:value-type="float">
            <text:p>28.452192</text:p>
          </table:table-cell>
          <table:table-cell office:value-type="float" office:value="0.559399" calcext:value-type="float">
            <text:p>0.559399</text:p>
          </table:table-cell>
        </table:table-row>
        <table:table-row table:style-name="ro1">
          <table:table-cell office:value-type="float" office:value="28.4671" calcext:value-type="float">
            <text:p>28.4671</text:p>
          </table:table-cell>
          <table:table-cell office:value-type="float" office:value="0.522757" calcext:value-type="float">
            <text:p>0.522757</text:p>
          </table:table-cell>
          <table:table-cell office:value-type="float" office:value="28.467121" calcext:value-type="float">
            <text:p>28.467121</text:p>
          </table:table-cell>
          <table:table-cell office:value-type="float" office:value="0.522824" calcext:value-type="float">
            <text:p>0.522824</text:p>
          </table:table-cell>
        </table:table-row>
        <table:table-row table:style-name="ro1">
          <table:table-cell office:value-type="float" office:value="28.482" calcext:value-type="float">
            <text:p>28.482</text:p>
          </table:table-cell>
          <table:table-cell office:value-type="float" office:value="0.485703" calcext:value-type="float">
            <text:p>0.485703</text:p>
          </table:table-cell>
          <table:table-cell office:value-type="float" office:value="28.482028" calcext:value-type="float">
            <text:p>28.482028</text:p>
          </table:table-cell>
          <table:table-cell office:value-type="float" office:value="0.485784" calcext:value-type="float">
            <text:p>0.485784</text:p>
          </table:table-cell>
        </table:table-row>
        <table:table-row table:style-name="ro1">
          <table:table-cell office:value-type="float" office:value="28.4969" calcext:value-type="float">
            <text:p>28.4969</text:p>
          </table:table-cell>
          <table:table-cell office:value-type="float" office:value="0.448189" calcext:value-type="float">
            <text:p>0.448189</text:p>
          </table:table-cell>
          <table:table-cell office:value-type="float" office:value="28.496913" calcext:value-type="float">
            <text:p>28.496913</text:p>
          </table:table-cell>
          <table:table-cell office:value-type="float" office:value="0.448283" calcext:value-type="float">
            <text:p>0.448283</text:p>
          </table:table-cell>
        </table:table-row>
        <table:table-row table:style-name="ro1">
          <table:table-cell office:value-type="float" office:value="28.5118" calcext:value-type="float">
            <text:p>28.5118</text:p>
          </table:table-cell>
          <table:table-cell office:value-type="float" office:value="0.410216" calcext:value-type="float">
            <text:p>0.410216</text:p>
          </table:table-cell>
          <table:table-cell office:value-type="float" office:value="28.511775" calcext:value-type="float">
            <text:p>28.511775</text:p>
          </table:table-cell>
          <table:table-cell office:value-type="float" office:value="0.410324" calcext:value-type="float">
            <text:p>0.410324</text:p>
          </table:table-cell>
        </table:table-row>
        <table:table-row table:style-name="ro1">
          <table:table-cell office:value-type="float" office:value="28.5266" calcext:value-type="float">
            <text:p>28.5266</text:p>
          </table:table-cell>
          <table:table-cell office:value-type="float" office:value="0.371789" calcext:value-type="float">
            <text:p>0.371789</text:p>
          </table:table-cell>
          <table:table-cell office:value-type="float" office:value="28.526616" calcext:value-type="float">
            <text:p>28.526616</text:p>
          </table:table-cell>
          <table:table-cell office:value-type="float" office:value="0.37191" calcext:value-type="float">
            <text:p>0.37191</text:p>
          </table:table-cell>
        </table:table-row>
        <table:table-row table:style-name="ro1">
          <table:table-cell office:value-type="float" office:value="28.5414" calcext:value-type="float">
            <text:p>28.5414</text:p>
          </table:table-cell>
          <table:table-cell office:value-type="float" office:value="0.332911" calcext:value-type="float">
            <text:p>0.332911</text:p>
          </table:table-cell>
          <table:table-cell office:value-type="float" office:value="28.541434" calcext:value-type="float">
            <text:p>28.541434</text:p>
          </table:table-cell>
          <table:table-cell office:value-type="float" office:value="0.333046" calcext:value-type="float">
            <text:p>0.333046</text:p>
          </table:table-cell>
        </table:table-row>
        <table:table-row table:style-name="ro1">
          <table:table-cell office:value-type="float" office:value="28.5562" calcext:value-type="float">
            <text:p>28.5562</text:p>
          </table:table-cell>
          <table:table-cell office:value-type="float" office:value="0.293585" calcext:value-type="float">
            <text:p>0.293585</text:p>
          </table:table-cell>
          <table:table-cell office:value-type="float" office:value="28.556231" calcext:value-type="float">
            <text:p>28.556231</text:p>
          </table:table-cell>
          <table:table-cell office:value-type="float" office:value="0.293733" calcext:value-type="float">
            <text:p>0.293733</text:p>
          </table:table-cell>
        </table:table-row>
        <table:table-row table:style-name="ro1">
          <table:table-cell office:value-type="float" office:value="28.571" calcext:value-type="float">
            <text:p>28.571</text:p>
          </table:table-cell>
          <table:table-cell office:value-type="float" office:value="0.253815" calcext:value-type="float">
            <text:p>0.253815</text:p>
          </table:table-cell>
          <table:table-cell office:value-type="float" office:value="28.571005" calcext:value-type="float">
            <text:p>28.571005</text:p>
          </table:table-cell>
          <table:table-cell office:value-type="float" office:value="0.253977" calcext:value-type="float">
            <text:p>0.253977</text:p>
          </table:table-cell>
        </table:table-row>
        <table:table-row table:style-name="ro1">
          <table:table-cell office:value-type="float" office:value="28.5858" calcext:value-type="float">
            <text:p>28.5858</text:p>
          </table:table-cell>
          <table:table-cell office:value-type="float" office:value="0.213605" calcext:value-type="float">
            <text:p>0.213605</text:p>
          </table:table-cell>
          <table:table-cell office:value-type="float" office:value="28.585758" calcext:value-type="float">
            <text:p>28.585758</text:p>
          </table:table-cell>
          <table:table-cell office:value-type="float" office:value="0.213781" calcext:value-type="float">
            <text:p>0.213781</text:p>
          </table:table-cell>
        </table:table-row>
        <table:table-row table:style-name="ro1">
          <table:table-cell office:value-type="float" office:value="28.6005" calcext:value-type="float">
            <text:p>28.6005</text:p>
          </table:table-cell>
          <table:table-cell office:value-type="float" office:value="0.172957" calcext:value-type="float">
            <text:p>0.172957</text:p>
          </table:table-cell>
          <table:table-cell office:value-type="float" office:value="28.600489" calcext:value-type="float">
            <text:p>28.600489</text:p>
          </table:table-cell>
          <table:table-cell office:value-type="float" office:value="0.173147" calcext:value-type="float">
            <text:p>0.173147</text:p>
          </table:table-cell>
        </table:table-row>
        <table:table-row table:style-name="ro1">
          <table:table-cell office:value-type="float" office:value="28.6152" calcext:value-type="float">
            <text:p>28.6152</text:p>
          </table:table-cell>
          <table:table-cell office:value-type="float" office:value="0.131876" calcext:value-type="float">
            <text:p>0.131876</text:p>
          </table:table-cell>
          <table:table-cell office:value-type="float" office:value="28.615198" calcext:value-type="float">
            <text:p>28.615198</text:p>
          </table:table-cell>
          <table:table-cell office:value-type="float" office:value="0.13208" calcext:value-type="float">
            <text:p>0.13208</text:p>
          </table:table-cell>
        </table:table-row>
        <table:table-row table:style-name="ro1">
          <table:table-cell office:value-type="float" office:value="28.6299" calcext:value-type="float">
            <text:p>28.6299</text:p>
          </table:table-cell>
          <table:table-cell office:value-type="float" office:value="0.0903648" calcext:value-type="float">
            <text:p>0.0903648</text:p>
          </table:table-cell>
          <table:table-cell office:value-type="float" office:value="28.629886" calcext:value-type="float">
            <text:p>28.629886</text:p>
          </table:table-cell>
          <table:table-cell office:value-type="float" office:value="0.090584" calcext:value-type="float">
            <text:p>0.090584</text:p>
          </table:table-cell>
        </table:table-row>
        <table:table-row table:style-name="ro1">
          <table:table-cell office:value-type="float" office:value="28.6446" calcext:value-type="float">
            <text:p>28.6446</text:p>
          </table:table-cell>
          <table:table-cell office:value-type="float" office:value="0.0484273" calcext:value-type="float">
            <text:p>0.0484273</text:p>
          </table:table-cell>
          <table:table-cell office:value-type="float" office:value="28.644552" calcext:value-type="float">
            <text:p>28.644552</text:p>
          </table:table-cell>
          <table:table-cell office:value-type="float" office:value="0.04866" calcext:value-type="float">
            <text:p>0.04866</text:p>
          </table:table-cell>
        </table:table-row>
        <table:table-row table:style-name="ro1">
          <table:table-cell office:value-type="float" office:value="28.6592" calcext:value-type="float">
            <text:p>28.6592</text:p>
          </table:table-cell>
          <table:table-cell office:value-type="float" office:value="0.00606686" calcext:value-type="float">
            <text:p>0.00606686</text:p>
          </table:table-cell>
          <table:table-cell office:value-type="float" office:value="28.659196" calcext:value-type="float">
            <text:p>28.659196</text:p>
          </table:table-cell>
          <table:table-cell office:value-type="float" office:value="0.006314" calcext:value-type="float">
            <text:p>0.006314</text:p>
          </table:table-cell>
        </table:table-row>
        <table:table-row table:style-name="ro1">
          <table:table-cell office:value-type="float" office:value="28.6738" calcext:value-type="float">
            <text:p>28.6738</text:p>
          </table:table-cell>
          <table:table-cell office:value-type="float" office:value="0" calcext:value-type="float">
            <text:p>0</text:p>
          </table:table-cell>
          <table:table-cell office:value-type="float" office:value="28.673819" calcext:value-type="float">
            <text:p>28.673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7906" calcext:value-type="float">
            <text:p>28.7906</text:p>
          </table:table-cell>
          <table:table-cell office:value-type="float" office:value="0" calcext:value-type="float">
            <text:p>0</text:p>
          </table:table-cell>
          <table:table-cell office:value-type="float" office:value="28.790633" calcext:value-type="float">
            <text:p>28.790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8052" calcext:value-type="float">
            <text:p>28.8052</text:p>
          </table:table-cell>
          <table:table-cell office:value-type="float" office:value="0.0431955" calcext:value-type="float">
            <text:p>0.0431955</text:p>
          </table:table-cell>
          <table:table-cell office:value-type="float" office:value="28.805234" calcext:value-type="float">
            <text:p>28.805234</text:p>
          </table:table-cell>
          <table:table-cell office:value-type="float" office:value="0.043181" calcext:value-type="float">
            <text:p>0.043181</text:p>
          </table:table-cell>
        </table:table-row>
        <table:table-row table:style-name="ro1">
          <table:table-cell office:value-type="float" office:value="28.8198" calcext:value-type="float">
            <text:p>28.8198</text:p>
          </table:table-cell>
          <table:table-cell office:value-type="float" office:value="0.0856056" calcext:value-type="float">
            <text:p>0.0856056</text:p>
          </table:table-cell>
          <table:table-cell office:value-type="float" office:value="28.819815" calcext:value-type="float">
            <text:p>28.819815</text:p>
          </table:table-cell>
          <table:table-cell office:value-type="float" office:value="0.085577" calcext:value-type="float">
            <text:p>0.085577</text:p>
          </table:table-cell>
        </table:table-row>
        <table:table-row table:style-name="ro1">
          <table:table-cell office:value-type="float" office:value="28.8344" calcext:value-type="float">
            <text:p>28.8344</text:p>
          </table:table-cell>
          <table:table-cell office:value-type="float" office:value="0.127237" calcext:value-type="float">
            <text:p>0.127237</text:p>
          </table:table-cell>
          <table:table-cell office:value-type="float" office:value="28.834374" calcext:value-type="float">
            <text:p>28.834374</text:p>
          </table:table-cell>
          <table:table-cell office:value-type="float" office:value="0.127194" calcext:value-type="float">
            <text:p>0.127194</text:p>
          </table:table-cell>
        </table:table-row>
        <table:table-row table:style-name="ro1">
          <table:table-cell office:value-type="float" office:value="28.8489" calcext:value-type="float">
            <text:p>28.8489</text:p>
          </table:table-cell>
          <table:table-cell office:value-type="float" office:value="0.168097" calcext:value-type="float">
            <text:p>0.168097</text:p>
          </table:table-cell>
          <table:table-cell office:value-type="float" office:value="28.848912" calcext:value-type="float">
            <text:p>28.848912</text:p>
          </table:table-cell>
          <table:table-cell office:value-type="float" office:value="0.16804" calcext:value-type="float">
            <text:p>0.16804</text:p>
          </table:table-cell>
        </table:table-row>
        <table:table-row table:style-name="ro1">
          <table:table-cell office:value-type="float" office:value="28.8634" calcext:value-type="float">
            <text:p>28.8634</text:p>
          </table:table-cell>
          <table:table-cell office:value-type="float" office:value="0.20819" calcext:value-type="float">
            <text:p>0.20819</text:p>
          </table:table-cell>
          <table:table-cell office:value-type="float" office:value="28.863429" calcext:value-type="float">
            <text:p>28.863429</text:p>
          </table:table-cell>
          <table:table-cell office:value-type="float" office:value="0.208121" calcext:value-type="float">
            <text:p>0.208121</text:p>
          </table:table-cell>
        </table:table-row>
        <table:table-row table:style-name="ro1">
          <table:table-cell office:value-type="float" office:value="28.8779" calcext:value-type="float">
            <text:p>28.8779</text:p>
          </table:table-cell>
          <table:table-cell office:value-type="float" office:value="0.247525" calcext:value-type="float">
            <text:p>0.247525</text:p>
          </table:table-cell>
          <table:table-cell office:value-type="float" office:value="28.877924" calcext:value-type="float">
            <text:p>28.877924</text:p>
          </table:table-cell>
          <table:table-cell office:value-type="float" office:value="0.247442" calcext:value-type="float">
            <text:p>0.247442</text:p>
          </table:table-cell>
        </table:table-row>
        <table:table-row table:style-name="ro1">
          <table:table-cell office:value-type="float" office:value="28.8924" calcext:value-type="float">
            <text:p>28.8924</text:p>
          </table:table-cell>
          <table:table-cell office:value-type="float" office:value="0.286105" calcext:value-type="float">
            <text:p>0.286105</text:p>
          </table:table-cell>
          <table:table-cell office:value-type="float" office:value="28.892399" calcext:value-type="float">
            <text:p>28.892399</text:p>
          </table:table-cell>
          <table:table-cell office:value-type="float" office:value="0.28601" calcext:value-type="float">
            <text:p>0.28601</text:p>
          </table:table-cell>
        </table:table-row>
        <table:table-row table:style-name="ro1">
          <table:table-cell office:value-type="float" office:value="28.9069" calcext:value-type="float">
            <text:p>28.9069</text:p>
          </table:table-cell>
          <table:table-cell office:value-type="float" office:value="0.323939" calcext:value-type="float">
            <text:p>0.323939</text:p>
          </table:table-cell>
          <table:table-cell office:value-type="float" office:value="28.906853" calcext:value-type="float">
            <text:p>28.906853</text:p>
          </table:table-cell>
          <table:table-cell office:value-type="float" office:value="0.323831" calcext:value-type="float">
            <text:p>0.323831</text:p>
          </table:table-cell>
        </table:table-row>
        <table:table-row table:style-name="ro1">
          <table:table-cell office:value-type="float" office:value="28.9213" calcext:value-type="float">
            <text:p>28.9213</text:p>
          </table:table-cell>
          <table:table-cell office:value-type="float" office:value="0.36103" calcext:value-type="float">
            <text:p>0.36103</text:p>
          </table:table-cell>
          <table:table-cell office:value-type="float" office:value="28.921286" calcext:value-type="float">
            <text:p>28.921286</text:p>
          </table:table-cell>
          <table:table-cell office:value-type="float" office:value="0.36091" calcext:value-type="float">
            <text:p>0.36091</text:p>
          </table:table-cell>
        </table:table-row>
        <table:table-row table:style-name="ro1">
          <table:table-cell office:value-type="float" office:value="28.9357" calcext:value-type="float">
            <text:p>28.9357</text:p>
          </table:table-cell>
          <table:table-cell office:value-type="float" office:value="0.397385" calcext:value-type="float">
            <text:p>0.397385</text:p>
          </table:table-cell>
          <table:table-cell office:value-type="float" office:value="28.935698" calcext:value-type="float">
            <text:p>28.935698</text:p>
          </table:table-cell>
          <table:table-cell office:value-type="float" office:value="0.397253" calcext:value-type="float">
            <text:p>0.397253</text:p>
          </table:table-cell>
        </table:table-row>
        <table:table-row table:style-name="ro1">
          <table:table-cell office:value-type="float" office:value="28.9501" calcext:value-type="float">
            <text:p>28.9501</text:p>
          </table:table-cell>
          <table:table-cell office:value-type="float" office:value="0.433009" calcext:value-type="float">
            <text:p>0.433009</text:p>
          </table:table-cell>
          <table:table-cell office:value-type="float" office:value="28.950089" calcext:value-type="float">
            <text:p>28.950089</text:p>
          </table:table-cell>
          <table:table-cell office:value-type="float" office:value="0.432866" calcext:value-type="float">
            <text:p>0.432866</text:p>
          </table:table-cell>
        </table:table-row>
        <table:table-row table:style-name="ro1">
          <table:table-cell office:value-type="float" office:value="28.9645" calcext:value-type="float">
            <text:p>28.9645</text:p>
          </table:table-cell>
          <table:table-cell office:value-type="float" office:value="0.467907" calcext:value-type="float">
            <text:p>0.467907</text:p>
          </table:table-cell>
          <table:table-cell office:value-type="float" office:value="28.964459" calcext:value-type="float">
            <text:p>28.964459</text:p>
          </table:table-cell>
          <table:table-cell office:value-type="float" office:value="0.467753" calcext:value-type="float">
            <text:p>0.467753</text:p>
          </table:table-cell>
        </table:table-row>
        <table:table-row table:style-name="ro1">
          <table:table-cell office:value-type="float" office:value="28.9788" calcext:value-type="float">
            <text:p>28.9788</text:p>
          </table:table-cell>
          <table:table-cell office:value-type="float" office:value="0.502085" calcext:value-type="float">
            <text:p>0.502085</text:p>
          </table:table-cell>
          <table:table-cell office:value-type="float" office:value="28.978809" calcext:value-type="float">
            <text:p>28.978809</text:p>
          </table:table-cell>
          <table:table-cell office:value-type="float" office:value="0.50192" calcext:value-type="float">
            <text:p>0.50192</text:p>
          </table:table-cell>
        </table:table-row>
        <table:table-row table:style-name="ro1">
          <table:table-cell office:value-type="float" office:value="28.9931" calcext:value-type="float">
            <text:p>28.9931</text:p>
          </table:table-cell>
          <table:table-cell office:value-type="float" office:value="0.535547" calcext:value-type="float">
            <text:p>0.535547</text:p>
          </table:table-cell>
          <table:table-cell office:value-type="float" office:value="28.993139" calcext:value-type="float">
            <text:p>28.993139</text:p>
          </table:table-cell>
          <table:table-cell office:value-type="float" office:value="0.535372" calcext:value-type="float">
            <text:p>0.535372</text:p>
          </table:table-cell>
        </table:table-row>
        <table:table-row table:style-name="ro1">
          <table:table-cell office:value-type="float" office:value="29.0074" calcext:value-type="float">
            <text:p>29.0074</text:p>
          </table:table-cell>
          <table:table-cell office:value-type="float" office:value="0.568299" calcext:value-type="float">
            <text:p>0.568299</text:p>
          </table:table-cell>
          <table:table-cell office:value-type="float" office:value="29.007447" calcext:value-type="float">
            <text:p>29.007447</text:p>
          </table:table-cell>
          <table:table-cell office:value-type="float" office:value="0.568113" calcext:value-type="float">
            <text:p>0.568113</text:p>
          </table:table-cell>
        </table:table-row>
        <table:table-row table:style-name="ro1">
          <table:table-cell office:value-type="float" office:value="29.0217" calcext:value-type="float">
            <text:p>29.0217</text:p>
          </table:table-cell>
          <table:table-cell office:value-type="float" office:value="0.600344" calcext:value-type="float">
            <text:p>0.600344</text:p>
          </table:table-cell>
          <table:table-cell office:value-type="float" office:value="29.021736" calcext:value-type="float">
            <text:p>29.021736</text:p>
          </table:table-cell>
          <table:table-cell office:value-type="float" office:value="0.600148" calcext:value-type="float">
            <text:p>0.600148</text:p>
          </table:table-cell>
        </table:table-row>
        <table:table-row table:style-name="ro1">
          <table:table-cell office:value-type="float" office:value="29.036" calcext:value-type="float">
            <text:p>29.036</text:p>
          </table:table-cell>
          <table:table-cell office:value-type="float" office:value="0.631688" calcext:value-type="float">
            <text:p>0.631688</text:p>
          </table:table-cell>
          <table:table-cell office:value-type="float" office:value="29.036003" calcext:value-type="float">
            <text:p>29.036003</text:p>
          </table:table-cell>
          <table:table-cell office:value-type="float" office:value="0.631482" calcext:value-type="float">
            <text:p>0.631482</text:p>
          </table:table-cell>
        </table:table-row>
        <table:table-row table:style-name="ro1">
          <table:table-cell office:value-type="float" office:value="29.0503" calcext:value-type="float">
            <text:p>29.0503</text:p>
          </table:table-cell>
          <table:table-cell office:value-type="float" office:value="0.662335" calcext:value-type="float">
            <text:p>0.662335</text:p>
          </table:table-cell>
          <table:table-cell office:value-type="float" office:value="29.050251" calcext:value-type="float">
            <text:p>29.050251</text:p>
          </table:table-cell>
          <table:table-cell office:value-type="float" office:value="0.66212" calcext:value-type="float">
            <text:p>0.66212</text:p>
          </table:table-cell>
        </table:table-row>
        <table:table-row table:style-name="ro1">
          <table:table-cell office:value-type="float" office:value="29.0645" calcext:value-type="float">
            <text:p>29.0645</text:p>
          </table:table-cell>
          <table:table-cell office:value-type="float" office:value="0.69229" calcext:value-type="float">
            <text:p>0.69229</text:p>
          </table:table-cell>
          <table:table-cell office:value-type="float" office:value="29.064478" calcext:value-type="float">
            <text:p>29.064478</text:p>
          </table:table-cell>
          <table:table-cell office:value-type="float" office:value="0.692065" calcext:value-type="float">
            <text:p>0.692065</text:p>
          </table:table-cell>
        </table:table-row>
        <table:table-row table:style-name="ro1">
          <table:table-cell office:value-type="float" office:value="29.0787" calcext:value-type="float">
            <text:p>29.0787</text:p>
          </table:table-cell>
          <table:table-cell office:value-type="float" office:value="0.721556" calcext:value-type="float">
            <text:p>0.721556</text:p>
          </table:table-cell>
          <table:table-cell office:value-type="float" office:value="29.078685" calcext:value-type="float">
            <text:p>29.078685</text:p>
          </table:table-cell>
          <table:table-cell office:value-type="float" office:value="0.721322" calcext:value-type="float">
            <text:p>0.721322</text:p>
          </table:table-cell>
        </table:table-row>
        <table:table-row table:style-name="ro1">
          <table:table-cell office:value-type="float" office:value="29.0929" calcext:value-type="float">
            <text:p>29.0929</text:p>
          </table:table-cell>
          <table:table-cell office:value-type="float" office:value="0.750137" calcext:value-type="float">
            <text:p>0.750137</text:p>
          </table:table-cell>
          <table:table-cell office:value-type="float" office:value="29.092872" calcext:value-type="float">
            <text:p>29.092872</text:p>
          </table:table-cell>
          <table:table-cell office:value-type="float" office:value="0.749895" calcext:value-type="float">
            <text:p>0.749895</text:p>
          </table:table-cell>
        </table:table-row>
        <table:table-row table:style-name="ro1">
          <table:table-cell office:value-type="float" office:value="29.107" calcext:value-type="float">
            <text:p>29.107</text:p>
          </table:table-cell>
          <table:table-cell office:value-type="float" office:value="0.778038" calcext:value-type="float">
            <text:p>0.778038</text:p>
          </table:table-cell>
          <table:table-cell office:value-type="float" office:value="29.107039" calcext:value-type="float">
            <text:p>29.107039</text:p>
          </table:table-cell>
          <table:table-cell office:value-type="float" office:value="0.777787" calcext:value-type="float">
            <text:p>0.777787</text:p>
          </table:table-cell>
        </table:table-row>
        <table:table-row table:style-name="ro1">
          <table:table-cell office:value-type="float" office:value="29.1212" calcext:value-type="float">
            <text:p>29.1212</text:p>
          </table:table-cell>
          <table:table-cell office:value-type="float" office:value="0.805263" calcext:value-type="float">
            <text:p>0.805263</text:p>
          </table:table-cell>
          <table:table-cell office:value-type="float" office:value="29.121185" calcext:value-type="float">
            <text:p>29.121185</text:p>
          </table:table-cell>
          <table:table-cell office:value-type="float" office:value="0.805003" calcext:value-type="float">
            <text:p>0.805003</text:p>
          </table:table-cell>
        </table:table-row>
        <table:table-row table:style-name="ro1">
          <table:table-cell office:value-type="float" office:value="29.1353" calcext:value-type="float">
            <text:p>29.1353</text:p>
          </table:table-cell>
          <table:table-cell office:value-type="float" office:value="0.831814" calcext:value-type="float">
            <text:p>0.831814</text:p>
          </table:table-cell>
          <table:table-cell office:value-type="float" office:value="29.135312" calcext:value-type="float">
            <text:p>29.135312</text:p>
          </table:table-cell>
          <table:table-cell office:value-type="float" office:value="0.831547" calcext:value-type="float">
            <text:p>0.831547</text:p>
          </table:table-cell>
        </table:table-row>
        <table:table-row table:style-name="ro1">
          <table:table-cell office:value-type="float" office:value="29.1494" calcext:value-type="float">
            <text:p>29.1494</text:p>
          </table:table-cell>
          <table:table-cell office:value-type="float" office:value="0.857697" calcext:value-type="float">
            <text:p>0.857697</text:p>
          </table:table-cell>
          <table:table-cell office:value-type="float" office:value="29.149418" calcext:value-type="float">
            <text:p>29.149418</text:p>
          </table:table-cell>
          <table:table-cell office:value-type="float" office:value="0.857421" calcext:value-type="float">
            <text:p>0.857421</text:p>
          </table:table-cell>
        </table:table-row>
        <table:table-row table:style-name="ro1">
          <table:table-cell office:value-type="float" office:value="29.1635" calcext:value-type="float">
            <text:p>29.1635</text:p>
          </table:table-cell>
          <table:table-cell office:value-type="float" office:value="0.882913" calcext:value-type="float">
            <text:p>0.882913</text:p>
          </table:table-cell>
          <table:table-cell office:value-type="float" office:value="29.163505" calcext:value-type="float">
            <text:p>29.163505</text:p>
          </table:table-cell>
          <table:table-cell office:value-type="float" office:value="0.88263" calcext:value-type="float">
            <text:p>0.88263</text:p>
          </table:table-cell>
        </table:table-row>
        <table:table-row table:style-name="ro1">
          <table:table-cell office:value-type="float" office:value="29.1776" calcext:value-type="float">
            <text:p>29.1776</text:p>
          </table:table-cell>
          <table:table-cell office:value-type="float" office:value="0.907467" calcext:value-type="float">
            <text:p>0.907467</text:p>
          </table:table-cell>
          <table:table-cell office:value-type="float" office:value="29.177572" calcext:value-type="float">
            <text:p>29.177572</text:p>
          </table:table-cell>
          <table:table-cell office:value-type="float" office:value="0.907177" calcext:value-type="float">
            <text:p>0.907177</text:p>
          </table:table-cell>
        </table:table-row>
        <table:table-row table:style-name="ro1">
          <table:table-cell office:value-type="float" office:value="29.1916" calcext:value-type="float">
            <text:p>29.1916</text:p>
          </table:table-cell>
          <table:table-cell office:value-type="float" office:value="0.931363" calcext:value-type="float">
            <text:p>0.931363</text:p>
          </table:table-cell>
          <table:table-cell office:value-type="float" office:value="29.191619" calcext:value-type="float">
            <text:p>29.191619</text:p>
          </table:table-cell>
          <table:table-cell office:value-type="float" office:value="0.931065" calcext:value-type="float">
            <text:p>0.931065</text:p>
          </table:table-cell>
        </table:table-row>
        <table:table-row table:style-name="ro1">
          <table:table-cell office:value-type="float" office:value="29.2056" calcext:value-type="float">
            <text:p>29.2056</text:p>
          </table:table-cell>
          <table:table-cell office:value-type="float" office:value="0.954602" calcext:value-type="float">
            <text:p>0.954602</text:p>
          </table:table-cell>
          <table:table-cell office:value-type="float" office:value="29.205646" calcext:value-type="float">
            <text:p>29.205646</text:p>
          </table:table-cell>
          <table:table-cell office:value-type="float" office:value="0.954298" calcext:value-type="float">
            <text:p>0.954298</text:p>
          </table:table-cell>
        </table:table-row>
        <table:table-row table:style-name="ro1">
          <table:table-cell office:value-type="float" office:value="29.2197" calcext:value-type="float">
            <text:p>29.2197</text:p>
          </table:table-cell>
          <table:table-cell office:value-type="float" office:value="0.977189" calcext:value-type="float">
            <text:p>0.977189</text:p>
          </table:table-cell>
          <table:table-cell office:value-type="float" office:value="29.219654" calcext:value-type="float">
            <text:p>29.219654</text:p>
          </table:table-cell>
          <table:table-cell office:value-type="float" office:value="0.976878" calcext:value-type="float">
            <text:p>0.976878</text:p>
          </table:table-cell>
        </table:table-row>
        <table:table-row table:style-name="ro1">
          <table:table-cell office:value-type="float" office:value="29.2336" calcext:value-type="float">
            <text:p>29.2336</text:p>
          </table:table-cell>
          <table:table-cell office:value-type="float" office:value="0.999125" calcext:value-type="float">
            <text:p>0.999125</text:p>
          </table:table-cell>
          <table:table-cell office:value-type="float" office:value="29.233642" calcext:value-type="float">
            <text:p>29.233642</text:p>
          </table:table-cell>
          <table:table-cell office:value-type="float" office:value="0.998808" calcext:value-type="float">
            <text:p>0.998808</text:p>
          </table:table-cell>
        </table:table-row>
        <table:table-row table:style-name="ro1">
          <table:table-cell office:value-type="float" office:value="29.2476" calcext:value-type="float">
            <text:p>29.2476</text:p>
          </table:table-cell>
          <table:table-cell office:value-type="float" office:value="1.02042" calcext:value-type="float">
            <text:p>1.02042</text:p>
          </table:table-cell>
          <table:table-cell office:value-type="float" office:value="29.247611" calcext:value-type="float">
            <text:p>29.247611</text:p>
          </table:table-cell>
          <table:table-cell office:value-type="float" office:value="1.020092" calcext:value-type="float">
            <text:p>1.020092</text:p>
          </table:table-cell>
        </table:table-row>
        <table:table-row table:style-name="ro1">
          <table:table-cell office:value-type="float" office:value="29.2616" calcext:value-type="float">
            <text:p>29.2616</text:p>
          </table:table-cell>
          <table:table-cell office:value-type="float" office:value="1.04106" calcext:value-type="float">
            <text:p>1.04106</text:p>
          </table:table-cell>
          <table:table-cell office:value-type="float" office:value="29.26156" calcext:value-type="float">
            <text:p>29.26156</text:p>
          </table:table-cell>
          <table:table-cell office:value-type="float" office:value="1.040732" calcext:value-type="float">
            <text:p>1.040732</text:p>
          </table:table-cell>
        </table:table-row>
        <table:table-row table:style-name="ro1">
          <table:table-cell office:value-type="float" office:value="29.2755" calcext:value-type="float">
            <text:p>29.2755</text:p>
          </table:table-cell>
          <table:table-cell office:value-type="float" office:value="1.06107" calcext:value-type="float">
            <text:p>1.06107</text:p>
          </table:table-cell>
          <table:table-cell office:value-type="float" office:value="29.275489" calcext:value-type="float">
            <text:p>29.275489</text:p>
          </table:table-cell>
          <table:table-cell office:value-type="float" office:value="1.060731" calcext:value-type="float">
            <text:p>1.060731</text:p>
          </table:table-cell>
        </table:table-row>
        <table:table-row table:style-name="ro1">
          <table:table-cell office:value-type="float" office:value="29.2894" calcext:value-type="float">
            <text:p>29.2894</text:p>
          </table:table-cell>
          <table:table-cell office:value-type="float" office:value="1.08043" calcext:value-type="float">
            <text:p>1.08043</text:p>
          </table:table-cell>
          <table:table-cell office:value-type="float" office:value="29.289399" calcext:value-type="float">
            <text:p>29.289399</text:p>
          </table:table-cell>
          <table:table-cell office:value-type="float" office:value="1.080091" calcext:value-type="float">
            <text:p>1.080091</text:p>
          </table:table-cell>
        </table:table-row>
        <table:table-row table:style-name="ro1">
          <table:table-cell office:value-type="float" office:value="29.3033" calcext:value-type="float">
            <text:p>29.3033</text:p>
          </table:table-cell>
          <table:table-cell office:value-type="float" office:value="1.09916" calcext:value-type="float">
            <text:p>1.09916</text:p>
          </table:table-cell>
          <table:table-cell office:value-type="float" office:value="29.30329" calcext:value-type="float">
            <text:p>29.30329</text:p>
          </table:table-cell>
          <table:table-cell office:value-type="float" office:value="1.098816" calcext:value-type="float">
            <text:p>1.098816</text:p>
          </table:table-cell>
        </table:table-row>
        <table:table-row table:style-name="ro1">
          <table:table-cell office:value-type="float" office:value="29.3172" calcext:value-type="float">
            <text:p>29.3172</text:p>
          </table:table-cell>
          <table:table-cell office:value-type="float" office:value="1.11726" calcext:value-type="float">
            <text:p>1.11726</text:p>
          </table:table-cell>
          <table:table-cell office:value-type="float" office:value="29.317162" calcext:value-type="float">
            <text:p>29.317162</text:p>
          </table:table-cell>
          <table:table-cell office:value-type="float" office:value="1.116906" calcext:value-type="float">
            <text:p>1.116906</text:p>
          </table:table-cell>
        </table:table-row>
        <table:table-row table:style-name="ro1">
          <table:table-cell office:value-type="float" office:value="29.331" calcext:value-type="float">
            <text:p>29.331</text:p>
          </table:table-cell>
          <table:table-cell office:value-type="float" office:value="1.13472" calcext:value-type="float">
            <text:p>1.13472</text:p>
          </table:table-cell>
          <table:table-cell office:value-type="float" office:value="29.331014" calcext:value-type="float">
            <text:p>29.331014</text:p>
          </table:table-cell>
          <table:table-cell office:value-type="float" office:value="1.134366" calcext:value-type="float">
            <text:p>1.134366</text:p>
          </table:table-cell>
        </table:table-row>
        <table:table-row table:style-name="ro1">
          <table:table-cell office:value-type="float" office:value="29.3448" calcext:value-type="float">
            <text:p>29.3448</text:p>
          </table:table-cell>
          <table:table-cell office:value-type="float" office:value="1.15156" calcext:value-type="float">
            <text:p>1.15156</text:p>
          </table:table-cell>
          <table:table-cell office:value-type="float" office:value="29.344847" calcext:value-type="float">
            <text:p>29.344847</text:p>
          </table:table-cell>
          <table:table-cell office:value-type="float" office:value="1.151196" calcext:value-type="float">
            <text:p>1.151196</text:p>
          </table:table-cell>
        </table:table-row>
        <table:table-row table:style-name="ro1">
          <table:table-cell office:value-type="float" office:value="29.3587" calcext:value-type="float">
            <text:p>29.3587</text:p>
          </table:table-cell>
          <table:table-cell office:value-type="float" office:value="1.16776" calcext:value-type="float">
            <text:p>1.16776</text:p>
          </table:table-cell>
          <table:table-cell office:value-type="float" office:value="29.358661" calcext:value-type="float">
            <text:p>29.358661</text:p>
          </table:table-cell>
          <table:table-cell office:value-type="float" office:value="1.167399" calcext:value-type="float">
            <text:p>1.167399</text:p>
          </table:table-cell>
        </table:table-row>
        <table:table-row table:style-name="ro1">
          <table:table-cell office:value-type="float" office:value="29.3725" calcext:value-type="float">
            <text:p>29.3725</text:p>
          </table:table-cell>
          <table:table-cell office:value-type="float" office:value="1.18335" calcext:value-type="float">
            <text:p>1.18335</text:p>
          </table:table-cell>
          <table:table-cell office:value-type="float" office:value="29.372456" calcext:value-type="float">
            <text:p>29.372456</text:p>
          </table:table-cell>
          <table:table-cell office:value-type="float" office:value="1.182978" calcext:value-type="float">
            <text:p>1.182978</text:p>
          </table:table-cell>
        </table:table-row>
        <table:table-row table:style-name="ro1">
          <table:table-cell office:value-type="float" office:value="29.3862" calcext:value-type="float">
            <text:p>29.3862</text:p>
          </table:table-cell>
          <table:table-cell office:value-type="float" office:value="1.19831" calcext:value-type="float">
            <text:p>1.19831</text:p>
          </table:table-cell>
          <table:table-cell office:value-type="float" office:value="29.386231" calcext:value-type="float">
            <text:p>29.386231</text:p>
          </table:table-cell>
          <table:table-cell office:value-type="float" office:value="1.197934" calcext:value-type="float">
            <text:p>1.197934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.21264" calcext:value-type="float">
            <text:p>1.21264</text:p>
          </table:table-cell>
          <table:table-cell office:value-type="float" office:value="29.399988" calcext:value-type="float">
            <text:p>29.399988</text:p>
          </table:table-cell>
          <table:table-cell office:value-type="float" office:value="1.212269" calcext:value-type="float">
            <text:p>1.212269</text:p>
          </table:table-cell>
        </table:table-row>
        <table:table-row table:style-name="ro1">
          <table:table-cell office:value-type="float" office:value="29.4137" calcext:value-type="float">
            <text:p>29.4137</text:p>
          </table:table-cell>
          <table:table-cell office:value-type="float" office:value="1.22636" calcext:value-type="float">
            <text:p>1.22636</text:p>
          </table:table-cell>
          <table:table-cell office:value-type="float" office:value="29.413726" calcext:value-type="float">
            <text:p>29.413726</text:p>
          </table:table-cell>
          <table:table-cell office:value-type="float" office:value="1.225985" calcext:value-type="float">
            <text:p>1.225985</text:p>
          </table:table-cell>
        </table:table-row>
        <table:table-row table:style-name="ro1">
          <table:table-cell office:value-type="float" office:value="29.4274" calcext:value-type="float">
            <text:p>29.4274</text:p>
          </table:table-cell>
          <table:table-cell office:value-type="float" office:value="1.23946" calcext:value-type="float">
            <text:p>1.23946</text:p>
          </table:table-cell>
          <table:table-cell office:value-type="float" office:value="29.427445" calcext:value-type="float">
            <text:p>29.427445</text:p>
          </table:table-cell>
          <table:table-cell office:value-type="float" office:value="1.239083" calcext:value-type="float">
            <text:p>1.239083</text:p>
          </table:table-cell>
        </table:table-row>
        <table:table-row table:style-name="ro1">
          <table:table-cell office:value-type="float" office:value="29.4411" calcext:value-type="float">
            <text:p>29.4411</text:p>
          </table:table-cell>
          <table:table-cell office:value-type="float" office:value="1.25195" calcext:value-type="float">
            <text:p>1.25195</text:p>
          </table:table-cell>
          <table:table-cell office:value-type="float" office:value="29.441145" calcext:value-type="float">
            <text:p>29.441145</text:p>
          </table:table-cell>
          <table:table-cell office:value-type="float" office:value="1.251566" calcext:value-type="float">
            <text:p>1.251566</text:p>
          </table:table-cell>
        </table:table-row>
        <table:table-row table:style-name="ro1">
          <table:table-cell office:value-type="float" office:value="29.4548" calcext:value-type="float">
            <text:p>29.4548</text:p>
          </table:table-cell>
          <table:table-cell office:value-type="float" office:value="1.26382" calcext:value-type="float">
            <text:p>1.26382</text:p>
          </table:table-cell>
          <table:table-cell office:value-type="float" office:value="29.454827" calcext:value-type="float">
            <text:p>29.454827</text:p>
          </table:table-cell>
          <table:table-cell office:value-type="float" office:value="1.263434" calcext:value-type="float">
            <text:p>1.263434</text:p>
          </table:table-cell>
        </table:table-row>
        <table:table-row table:style-name="ro1">
          <table:table-cell office:value-type="float" office:value="29.4685" calcext:value-type="float">
            <text:p>29.4685</text:p>
          </table:table-cell>
          <table:table-cell office:value-type="float" office:value="1.27508" calcext:value-type="float">
            <text:p>1.27508</text:p>
          </table:table-cell>
          <table:table-cell office:value-type="float" office:value="29.46849" calcext:value-type="float">
            <text:p>29.46849</text:p>
          </table:table-cell>
          <table:table-cell office:value-type="float" office:value="1.27469" calcext:value-type="float">
            <text:p>1.27469</text:p>
          </table:table-cell>
        </table:table-row>
        <table:table-row table:style-name="ro1">
          <table:table-cell office:value-type="float" office:value="29.4821" calcext:value-type="float">
            <text:p>29.4821</text:p>
          </table:table-cell>
          <table:table-cell office:value-type="float" office:value="1.28573" calcext:value-type="float">
            <text:p>1.28573</text:p>
          </table:table-cell>
          <table:table-cell office:value-type="float" office:value="29.482134" calcext:value-type="float">
            <text:p>29.482134</text:p>
          </table:table-cell>
          <table:table-cell office:value-type="float" office:value="1.285335" calcext:value-type="float">
            <text:p>1.285335</text:p>
          </table:table-cell>
        </table:table-row>
        <table:table-row table:style-name="ro1">
          <table:table-cell office:value-type="float" office:value="29.4958" calcext:value-type="float">
            <text:p>29.4958</text:p>
          </table:table-cell>
          <table:table-cell office:value-type="float" office:value="1.29576" calcext:value-type="float">
            <text:p>1.29576</text:p>
          </table:table-cell>
          <table:table-cell office:value-type="float" office:value="29.495759" calcext:value-type="float">
            <text:p>29.495759</text:p>
          </table:table-cell>
          <table:table-cell office:value-type="float" office:value="1.29537" calcext:value-type="float">
            <text:p>1.29537</text:p>
          </table:table-cell>
        </table:table-row>
        <table:table-row table:style-name="ro1">
          <table:table-cell office:value-type="float" office:value="29.5094" calcext:value-type="float">
            <text:p>29.5094</text:p>
          </table:table-cell>
          <table:table-cell office:value-type="float" office:value="1.30519" calcext:value-type="float">
            <text:p>1.30519</text:p>
          </table:table-cell>
          <table:table-cell office:value-type="float" office:value="29.509366" calcext:value-type="float">
            <text:p>29.509366</text:p>
          </table:table-cell>
          <table:table-cell office:value-type="float" office:value="1.304796" calcext:value-type="float">
            <text:p>1.304796</text:p>
          </table:table-cell>
        </table:table-row>
        <table:table-row table:style-name="ro1">
          <table:table-cell office:value-type="float" office:value="29.523" calcext:value-type="float">
            <text:p>29.523</text:p>
          </table:table-cell>
          <table:table-cell office:value-type="float" office:value="1.31401" calcext:value-type="float">
            <text:p>1.31401</text:p>
          </table:table-cell>
          <table:table-cell office:value-type="float" office:value="29.522954" calcext:value-type="float">
            <text:p>29.522954</text:p>
          </table:table-cell>
          <table:table-cell office:value-type="float" office:value="1.313615" calcext:value-type="float">
            <text:p>1.313615</text:p>
          </table:table-cell>
        </table:table-row>
        <table:table-row table:style-name="ro1">
          <table:table-cell office:value-type="float" office:value="29.5365" calcext:value-type="float">
            <text:p>29.5365</text:p>
          </table:table-cell>
          <table:table-cell office:value-type="float" office:value="1.32223" calcext:value-type="float">
            <text:p>1.32223</text:p>
          </table:table-cell>
          <table:table-cell office:value-type="float" office:value="29.536524" calcext:value-type="float">
            <text:p>29.536524</text:p>
          </table:table-cell>
          <table:table-cell office:value-type="float" office:value="1.321827" calcext:value-type="float">
            <text:p>1.321827</text:p>
          </table:table-cell>
        </table:table-row>
        <table:table-row table:style-name="ro1">
          <table:table-cell office:value-type="float" office:value="29.5501" calcext:value-type="float">
            <text:p>29.5501</text:p>
          </table:table-cell>
          <table:table-cell office:value-type="float" office:value="1.32984" calcext:value-type="float">
            <text:p>1.32984</text:p>
          </table:table-cell>
          <table:table-cell office:value-type="float" office:value="29.550076" calcext:value-type="float">
            <text:p>29.550076</text:p>
          </table:table-cell>
          <table:table-cell office:value-type="float" office:value="1.329435" calcext:value-type="float">
            <text:p>1.329435</text:p>
          </table:table-cell>
        </table:table-row>
        <table:table-row table:style-name="ro1">
          <table:table-cell office:value-type="float" office:value="29.5636" calcext:value-type="float">
            <text:p>29.5636</text:p>
          </table:table-cell>
          <table:table-cell office:value-type="float" office:value="1.33684" calcext:value-type="float">
            <text:p>1.33684</text:p>
          </table:table-cell>
          <table:table-cell office:value-type="float" office:value="29.563609" calcext:value-type="float">
            <text:p>29.563609</text:p>
          </table:table-cell>
          <table:table-cell office:value-type="float" office:value="1.336437" calcext:value-type="float">
            <text:p>1.336437</text:p>
          </table:table-cell>
        </table:table-row>
        <table:table-row table:style-name="ro1">
          <table:table-cell office:value-type="float" office:value="29.5771" calcext:value-type="float">
            <text:p>29.5771</text:p>
          </table:table-cell>
          <table:table-cell office:value-type="float" office:value="1.34324" calcext:value-type="float">
            <text:p>1.34324</text:p>
          </table:table-cell>
          <table:table-cell office:value-type="float" office:value="29.577124" calcext:value-type="float">
            <text:p>29.577124</text:p>
          </table:table-cell>
          <table:table-cell office:value-type="float" office:value="1.342837" calcext:value-type="float">
            <text:p>1.342837</text:p>
          </table:table-cell>
        </table:table-row>
        <table:table-row table:style-name="ro1">
          <table:table-cell office:value-type="float" office:value="29.5906" calcext:value-type="float">
            <text:p>29.5906</text:p>
          </table:table-cell>
          <table:table-cell office:value-type="float" office:value="1.34904" calcext:value-type="float">
            <text:p>1.34904</text:p>
          </table:table-cell>
          <table:table-cell office:value-type="float" office:value="29.59062" calcext:value-type="float">
            <text:p>29.59062</text:p>
          </table:table-cell>
          <table:table-cell office:value-type="float" office:value="1.348634" calcext:value-type="float">
            <text:p>1.348634</text:p>
          </table:table-cell>
        </table:table-row>
        <table:table-row table:style-name="ro1">
          <table:table-cell office:value-type="float" office:value="29.6041" calcext:value-type="float">
            <text:p>29.6041</text:p>
          </table:table-cell>
          <table:table-cell office:value-type="float" office:value="1.35423" calcext:value-type="float">
            <text:p>1.35423</text:p>
          </table:table-cell>
          <table:table-cell office:value-type="float" office:value="29.604098" calcext:value-type="float">
            <text:p>29.604098</text:p>
          </table:table-cell>
          <table:table-cell office:value-type="float" office:value="1.353828" calcext:value-type="float">
            <text:p>1.353828</text:p>
          </table:table-cell>
        </table:table-row>
        <table:table-row table:style-name="ro1">
          <table:table-cell office:value-type="float" office:value="29.6176" calcext:value-type="float">
            <text:p>29.6176</text:p>
          </table:table-cell>
          <table:table-cell office:value-type="float" office:value="1.35883" calcext:value-type="float">
            <text:p>1.35883</text:p>
          </table:table-cell>
          <table:table-cell office:value-type="float" office:value="29.617559" calcext:value-type="float">
            <text:p>29.617559</text:p>
          </table:table-cell>
          <table:table-cell office:value-type="float" office:value="1.358422" calcext:value-type="float">
            <text:p>1.358422</text:p>
          </table:table-cell>
        </table:table-row>
        <table:table-row table:style-name="ro1">
          <table:table-cell office:value-type="float" office:value="29.631" calcext:value-type="float">
            <text:p>29.631</text:p>
          </table:table-cell>
          <table:table-cell office:value-type="float" office:value="1.36282" calcext:value-type="float">
            <text:p>1.36282</text:p>
          </table:table-cell>
          <table:table-cell office:value-type="float" office:value="29.631001" calcext:value-type="float">
            <text:p>29.631001</text:p>
          </table:table-cell>
          <table:table-cell office:value-type="float" office:value="1.362415" calcext:value-type="float">
            <text:p>1.362415</text:p>
          </table:table-cell>
        </table:table-row>
        <table:table-row table:style-name="ro1">
          <table:table-cell office:value-type="float" office:value="29.6444" calcext:value-type="float">
            <text:p>29.6444</text:p>
          </table:table-cell>
          <table:table-cell office:value-type="float" office:value="1.36621" calcext:value-type="float">
            <text:p>1.36621</text:p>
          </table:table-cell>
          <table:table-cell office:value-type="float" office:value="29.644425" calcext:value-type="float">
            <text:p>29.644425</text:p>
          </table:table-cell>
          <table:table-cell office:value-type="float" office:value="1.365808" calcext:value-type="float">
            <text:p>1.365808</text:p>
          </table:table-cell>
        </table:table-row>
        <table:table-row table:style-name="ro1">
          <table:table-cell office:value-type="float" office:value="29.6578" calcext:value-type="float">
            <text:p>29.6578</text:p>
          </table:table-cell>
          <table:table-cell office:value-type="float" office:value="1.36901" calcext:value-type="float">
            <text:p>1.36901</text:p>
          </table:table-cell>
          <table:table-cell office:value-type="float" office:value="29.65783" calcext:value-type="float">
            <text:p>29.65783</text:p>
          </table:table-cell>
          <table:table-cell office:value-type="float" office:value="1.368601" calcext:value-type="float">
            <text:p>1.368601</text:p>
          </table:table-cell>
        </table:table-row>
        <table:table-row table:style-name="ro1">
          <table:table-cell office:value-type="float" office:value="29.6712" calcext:value-type="float">
            <text:p>29.6712</text:p>
          </table:table-cell>
          <table:table-cell office:value-type="float" office:value="1.3712" calcext:value-type="float">
            <text:p>1.3712</text:p>
          </table:table-cell>
          <table:table-cell office:value-type="float" office:value="29.671218" calcext:value-type="float">
            <text:p>29.671218</text:p>
          </table:table-cell>
          <table:table-cell office:value-type="float" office:value="1.370795" calcext:value-type="float">
            <text:p>1.370795</text:p>
          </table:table-cell>
        </table:table-row>
        <table:table-row table:style-name="ro1">
          <table:table-cell office:value-type="float" office:value="29.6846" calcext:value-type="float">
            <text:p>29.6846</text:p>
          </table:table-cell>
          <table:table-cell office:value-type="float" office:value="1.37279" calcext:value-type="float">
            <text:p>1.37279</text:p>
          </table:table-cell>
          <table:table-cell office:value-type="float" office:value="29.684588" calcext:value-type="float">
            <text:p>29.684588</text:p>
          </table:table-cell>
          <table:table-cell office:value-type="float" office:value="1.372389" calcext:value-type="float">
            <text:p>1.372389</text:p>
          </table:table-cell>
        </table:table-row>
        <table:table-row table:style-name="ro1">
          <table:table-cell office:value-type="float" office:value="29.6979" calcext:value-type="float">
            <text:p>29.6979</text:p>
          </table:table-cell>
          <table:table-cell office:value-type="float" office:value="1.37379" calcext:value-type="float">
            <text:p>1.37379</text:p>
          </table:table-cell>
          <table:table-cell office:value-type="float" office:value="29.697941" calcext:value-type="float">
            <text:p>29.697941</text:p>
          </table:table-cell>
          <table:table-cell office:value-type="float" office:value="1.373385" calcext:value-type="float">
            <text:p>1.373385</text:p>
          </table:table-cell>
        </table:table-row>
        <table:table-row table:style-name="ro1">
          <table:table-cell office:value-type="float" office:value="29.7113" calcext:value-type="float">
            <text:p>29.7113</text:p>
          </table:table-cell>
          <table:table-cell office:value-type="float" office:value="1.37418" calcext:value-type="float">
            <text:p>1.37418</text:p>
          </table:table-cell>
          <table:table-cell office:value-type="float" office:value="29.711275" calcext:value-type="float">
            <text:p>29.711275</text:p>
          </table:table-cell>
          <table:table-cell office:value-type="float" office:value="1.373782" calcext:value-type="float">
            <text:p>1.373782</text:p>
          </table:table-cell>
        </table:table-row>
        <table:table-row table:style-name="ro1">
          <table:table-cell office:value-type="float" office:value="29.7246" calcext:value-type="float">
            <text:p>29.7246</text:p>
          </table:table-cell>
          <table:table-cell office:value-type="float" office:value="1.37398" calcext:value-type="float">
            <text:p>1.37398</text:p>
          </table:table-cell>
          <table:table-cell office:value-type="float" office:value="29.724592" calcext:value-type="float">
            <text:p>29.724592</text:p>
          </table:table-cell>
          <table:table-cell office:value-type="float" office:value="1.373581" calcext:value-type="float">
            <text:p>1.373581</text:p>
          </table:table-cell>
        </table:table-row>
        <table:table-row table:style-name="ro1">
          <table:table-cell office:value-type="float" office:value="29.7379" calcext:value-type="float">
            <text:p>29.7379</text:p>
          </table:table-cell>
          <table:table-cell office:value-type="float" office:value="1.37318" calcext:value-type="float">
            <text:p>1.37318</text:p>
          </table:table-cell>
          <table:table-cell office:value-type="float" office:value="29.73789" calcext:value-type="float">
            <text:p>29.73789</text:p>
          </table:table-cell>
          <table:table-cell office:value-type="float" office:value="1.372781" calcext:value-type="float">
            <text:p>1.372781</text:p>
          </table:table-cell>
        </table:table-row>
        <table:table-row table:style-name="ro1">
          <table:table-cell office:value-type="float" office:value="29.7512" calcext:value-type="float">
            <text:p>29.7512</text:p>
          </table:table-cell>
          <table:table-cell office:value-type="float" office:value="1.37178" calcext:value-type="float">
            <text:p>1.37178</text:p>
          </table:table-cell>
          <table:table-cell office:value-type="float" office:value="29.751172" calcext:value-type="float">
            <text:p>29.751172</text:p>
          </table:table-cell>
          <table:table-cell office:value-type="float" office:value="1.371383" calcext:value-type="float">
            <text:p>1.371383</text:p>
          </table:table-cell>
        </table:table-row>
        <table:table-row table:style-name="ro1">
          <table:table-cell office:value-type="float" office:value="29.7644" calcext:value-type="float">
            <text:p>29.7644</text:p>
          </table:table-cell>
          <table:table-cell office:value-type="float" office:value="1.36978" calcext:value-type="float">
            <text:p>1.36978</text:p>
          </table:table-cell>
          <table:table-cell office:value-type="float" office:value="29.764435" calcext:value-type="float">
            <text:p>29.764435</text:p>
          </table:table-cell>
          <table:table-cell office:value-type="float" office:value="1.369386" calcext:value-type="float">
            <text:p>1.369386</text:p>
          </table:table-cell>
        </table:table-row>
        <table:table-row table:style-name="ro1">
          <table:table-cell office:value-type="float" office:value="29.7777" calcext:value-type="float">
            <text:p>29.7777</text:p>
          </table:table-cell>
          <table:table-cell office:value-type="float" office:value="1.36718" calcext:value-type="float">
            <text:p>1.36718</text:p>
          </table:table-cell>
          <table:table-cell office:value-type="float" office:value="29.777681" calcext:value-type="float">
            <text:p>29.777681</text:p>
          </table:table-cell>
          <table:table-cell office:value-type="float" office:value="1.366792" calcext:value-type="float">
            <text:p>1.366792</text:p>
          </table:table-cell>
        </table:table-row>
        <table:table-row table:style-name="ro1">
          <table:table-cell office:value-type="float" office:value="29.7909" calcext:value-type="float">
            <text:p>29.7909</text:p>
          </table:table-cell>
          <table:table-cell office:value-type="float" office:value="1.36399" calcext:value-type="float">
            <text:p>1.36399</text:p>
          </table:table-cell>
          <table:table-cell office:value-type="float" office:value="29.790909" calcext:value-type="float">
            <text:p>29.790909</text:p>
          </table:table-cell>
          <table:table-cell office:value-type="float" office:value="1.363599" calcext:value-type="float">
            <text:p>1.363599</text:p>
          </table:table-cell>
        </table:table-row>
        <table:table-row table:style-name="ro1">
          <table:table-cell office:value-type="float" office:value="29.8041" calcext:value-type="float">
            <text:p>29.8041</text:p>
          </table:table-cell>
          <table:table-cell office:value-type="float" office:value="1.3602" calcext:value-type="float">
            <text:p>1.3602</text:p>
          </table:table-cell>
          <table:table-cell office:value-type="float" office:value="29.80412" calcext:value-type="float">
            <text:p>29.80412</text:p>
          </table:table-cell>
          <table:table-cell office:value-type="float" office:value="1.359809" calcext:value-type="float">
            <text:p>1.359809</text:p>
          </table:table-cell>
        </table:table-row>
        <table:table-row table:style-name="ro1">
          <table:table-cell office:value-type="float" office:value="29.8173" calcext:value-type="float">
            <text:p>29.8173</text:p>
          </table:table-cell>
          <table:table-cell office:value-type="float" office:value="1.35581" calcext:value-type="float">
            <text:p>1.35581</text:p>
          </table:table-cell>
          <table:table-cell office:value-type="float" office:value="29.817314" calcext:value-type="float">
            <text:p>29.817314</text:p>
          </table:table-cell>
          <table:table-cell office:value-type="float" office:value="1.355421" calcext:value-type="float">
            <text:p>1.355421</text:p>
          </table:table-cell>
        </table:table-row>
        <table:table-row table:style-name="ro1">
          <table:table-cell office:value-type="float" office:value="29.8305" calcext:value-type="float">
            <text:p>29.8305</text:p>
          </table:table-cell>
          <table:table-cell office:value-type="float" office:value="1.35082" calcext:value-type="float">
            <text:p>1.35082</text:p>
          </table:table-cell>
          <table:table-cell office:value-type="float" office:value="29.83049" calcext:value-type="float">
            <text:p>29.83049</text:p>
          </table:table-cell>
          <table:table-cell office:value-type="float" office:value="1.350437" calcext:value-type="float">
            <text:p>1.350437</text:p>
          </table:table-cell>
        </table:table-row>
        <table:table-row table:style-name="ro1">
          <table:table-cell office:value-type="float" office:value="29.8436" calcext:value-type="float">
            <text:p>29.8436</text:p>
          </table:table-cell>
          <table:table-cell office:value-type="float" office:value="1.34524" calcext:value-type="float">
            <text:p>1.34524</text:p>
          </table:table-cell>
          <table:table-cell office:value-type="float" office:value="29.843648" calcext:value-type="float">
            <text:p>29.843648</text:p>
          </table:table-cell>
          <table:table-cell office:value-type="float" office:value="1.344857" calcext:value-type="float">
            <text:p>1.344857</text:p>
          </table:table-cell>
        </table:table-row>
        <table:table-row table:style-name="ro1">
          <table:table-cell office:value-type="float" office:value="29.8568" calcext:value-type="float">
            <text:p>29.8568</text:p>
          </table:table-cell>
          <table:table-cell office:value-type="float" office:value="1.33906" calcext:value-type="float">
            <text:p>1.33906</text:p>
          </table:table-cell>
          <table:table-cell office:value-type="float" office:value="29.85679" calcext:value-type="float">
            <text:p>29.85679</text:p>
          </table:table-cell>
          <table:table-cell office:value-type="float" office:value="1.338682" calcext:value-type="float">
            <text:p>1.338682</text:p>
          </table:table-cell>
        </table:table-row>
        <table:table-row table:style-name="ro1">
          <table:table-cell office:value-type="float" office:value="29.8699" calcext:value-type="float">
            <text:p>29.8699</text:p>
          </table:table-cell>
          <table:table-cell office:value-type="float" office:value="1.33228" calcext:value-type="float">
            <text:p>1.33228</text:p>
          </table:table-cell>
          <table:table-cell office:value-type="float" office:value="29.869914" calcext:value-type="float">
            <text:p>29.869914</text:p>
          </table:table-cell>
          <table:table-cell office:value-type="float" office:value="1.331912" calcext:value-type="float">
            <text:p>1.331912</text:p>
          </table:table-cell>
        </table:table-row>
        <table:table-row table:style-name="ro1">
          <table:table-cell office:value-type="float" office:value="29.883" calcext:value-type="float">
            <text:p>29.883</text:p>
          </table:table-cell>
          <table:table-cell office:value-type="float" office:value="1.32492" calcext:value-type="float">
            <text:p>1.32492</text:p>
          </table:table-cell>
          <table:table-cell office:value-type="float" office:value="29.883021" calcext:value-type="float">
            <text:p>29.883021</text:p>
          </table:table-cell>
          <table:table-cell office:value-type="float" office:value="1.324548" calcext:value-type="float">
            <text:p>1.324548</text:p>
          </table:table-cell>
        </table:table-row>
        <table:table-row table:style-name="ro1">
          <table:table-cell office:value-type="float" office:value="29.8961" calcext:value-type="float">
            <text:p>29.8961</text:p>
          </table:table-cell>
          <table:table-cell office:value-type="float" office:value="1.31695" calcext:value-type="float">
            <text:p>1.31695</text:p>
          </table:table-cell>
          <table:table-cell office:value-type="float" office:value="29.89611" calcext:value-type="float">
            <text:p>29.89611</text:p>
          </table:table-cell>
          <table:table-cell office:value-type="float" office:value="1.31659" calcext:value-type="float">
            <text:p>1.31659</text:p>
          </table:table-cell>
        </table:table-row>
        <table:table-row table:style-name="ro1">
          <table:table-cell office:value-type="float" office:value="29.9092" calcext:value-type="float">
            <text:p>29.9092</text:p>
          </table:table-cell>
          <table:table-cell office:value-type="float" office:value="1.3084" calcext:value-type="float">
            <text:p>1.3084</text:p>
          </table:table-cell>
          <table:table-cell office:value-type="float" office:value="29.909183" calcext:value-type="float">
            <text:p>29.909183</text:p>
          </table:table-cell>
          <table:table-cell office:value-type="float" office:value="1.308041" calcext:value-type="float">
            <text:p>1.308041</text:p>
          </table:table-cell>
        </table:table-row>
        <table:table-row table:style-name="ro1">
          <table:table-cell office:value-type="float" office:value="29.9222" calcext:value-type="float">
            <text:p>29.9222</text:p>
          </table:table-cell>
          <table:table-cell office:value-type="float" office:value="1.29926" calcext:value-type="float">
            <text:p>1.29926</text:p>
          </table:table-cell>
          <table:table-cell office:value-type="float" office:value="29.922238" calcext:value-type="float">
            <text:p>29.922238</text:p>
          </table:table-cell>
          <table:table-cell office:value-type="float" office:value="1.2989" calcext:value-type="float">
            <text:p>1.2989</text:p>
          </table:table-cell>
        </table:table-row>
        <table:table-row table:style-name="ro1">
          <table:table-cell office:value-type="float" office:value="29.9353" calcext:value-type="float">
            <text:p>29.9353</text:p>
          </table:table-cell>
          <table:table-cell office:value-type="float" office:value="1.28952" calcext:value-type="float">
            <text:p>1.28952</text:p>
          </table:table-cell>
          <table:table-cell office:value-type="float" office:value="29.935277" calcext:value-type="float">
            <text:p>29.935277</text:p>
          </table:table-cell>
          <table:table-cell office:value-type="float" office:value="1.289169" calcext:value-type="float">
            <text:p>1.289169</text:p>
          </table:table-cell>
        </table:table-row>
        <table:table-row table:style-name="ro1">
          <table:table-cell office:value-type="float" office:value="29.9483" calcext:value-type="float">
            <text:p>29.9483</text:p>
          </table:table-cell>
          <table:table-cell office:value-type="float" office:value="1.2792" calcext:value-type="float">
            <text:p>1.2792</text:p>
          </table:table-cell>
          <table:table-cell office:value-type="float" office:value="29.948298" calcext:value-type="float">
            <text:p>29.948298</text:p>
          </table:table-cell>
          <table:table-cell office:value-type="float" office:value="1.278849" calcext:value-type="float">
            <text:p>1.278849</text:p>
          </table:table-cell>
        </table:table-row>
        <table:table-row table:style-name="ro1">
          <table:table-cell office:value-type="float" office:value="29.9613" calcext:value-type="float">
            <text:p>29.9613</text:p>
          </table:table-cell>
          <table:table-cell office:value-type="float" office:value="1.26828" calcext:value-type="float">
            <text:p>1.26828</text:p>
          </table:table-cell>
          <table:table-cell office:value-type="float" office:value="29.961302" calcext:value-type="float">
            <text:p>29.961302</text:p>
          </table:table-cell>
          <table:table-cell office:value-type="float" office:value="1.267941" calcext:value-type="float">
            <text:p>1.267941</text:p>
          </table:table-cell>
        </table:table-row>
        <table:table-row table:style-name="ro1">
          <table:table-cell office:value-type="float" office:value="29.9743" calcext:value-type="float">
            <text:p>29.9743</text:p>
          </table:table-cell>
          <table:table-cell office:value-type="float" office:value="1.25678" calcext:value-type="float">
            <text:p>1.25678</text:p>
          </table:table-cell>
          <table:table-cell office:value-type="float" office:value="29.97429" calcext:value-type="float">
            <text:p>29.97429</text:p>
          </table:table-cell>
          <table:table-cell office:value-type="float" office:value="1.256447" calcext:value-type="float">
            <text:p>1.256447</text:p>
          </table:table-cell>
        </table:table-row>
        <table:table-row table:style-name="ro1">
          <table:table-cell office:value-type="float" office:value="29.9873" calcext:value-type="float">
            <text:p>29.9873</text:p>
          </table:table-cell>
          <table:table-cell office:value-type="float" office:value="1.2447" calcext:value-type="float">
            <text:p>1.2447</text:p>
          </table:table-cell>
          <table:table-cell office:value-type="float" office:value="29.987261" calcext:value-type="float">
            <text:p>29.987261</text:p>
          </table:table-cell>
          <table:table-cell office:value-type="float" office:value="1.244367" calcext:value-type="float">
            <text:p>1.244367</text:p>
          </table:table-cell>
        </table:table-row>
        <table:table-row table:style-name="ro1">
          <table:table-cell office:value-type="float" office:value="30.0002" calcext:value-type="float">
            <text:p>30.0002</text:p>
          </table:table-cell>
          <table:table-cell office:value-type="float" office:value="1.23203" calcext:value-type="float">
            <text:p>1.23203</text:p>
          </table:table-cell>
          <table:table-cell office:value-type="float" office:value="30.000214" calcext:value-type="float">
            <text:p>30.000214</text:p>
          </table:table-cell>
          <table:table-cell office:value-type="float" office:value="1.231703" calcext:value-type="float">
            <text:p>1.231703</text:p>
          </table:table-cell>
        </table:table-row>
        <table:table-row table:style-name="ro1">
          <table:table-cell office:value-type="float" office:value="30.0132" calcext:value-type="float">
            <text:p>30.0132</text:p>
          </table:table-cell>
          <table:table-cell office:value-type="float" office:value="1.21878" calcext:value-type="float">
            <text:p>1.21878</text:p>
          </table:table-cell>
          <table:table-cell office:value-type="float" office:value="30.013151" calcext:value-type="float">
            <text:p>30.013151</text:p>
          </table:table-cell>
          <table:table-cell office:value-type="float" office:value="1.218456" calcext:value-type="float">
            <text:p>1.218456</text:p>
          </table:table-cell>
        </table:table-row>
        <table:table-row table:style-name="ro1">
          <table:table-cell office:value-type="float" office:value="30.0261" calcext:value-type="float">
            <text:p>30.0261</text:p>
          </table:table-cell>
          <table:table-cell office:value-type="float" office:value="1.20494" calcext:value-type="float">
            <text:p>1.20494</text:p>
          </table:table-cell>
          <table:table-cell office:value-type="float" office:value="30.026072" calcext:value-type="float">
            <text:p>30.026072</text:p>
          </table:table-cell>
          <table:table-cell office:value-type="float" office:value="1.204629" calcext:value-type="float">
            <text:p>1.204629</text:p>
          </table:table-cell>
        </table:table-row>
        <table:table-row table:style-name="ro1">
          <table:table-cell office:value-type="float" office:value="30.039" calcext:value-type="float">
            <text:p>30.039</text:p>
          </table:table-cell>
          <table:table-cell office:value-type="float" office:value="1.19053" calcext:value-type="float">
            <text:p>1.19053</text:p>
          </table:table-cell>
          <table:table-cell office:value-type="float" office:value="30.038975" calcext:value-type="float">
            <text:p>30.038975</text:p>
          </table:table-cell>
          <table:table-cell office:value-type="float" office:value="1.190222" calcext:value-type="float">
            <text:p>1.190222</text:p>
          </table:table-cell>
        </table:table-row>
        <table:table-row table:style-name="ro1">
          <table:table-cell office:value-type="float" office:value="30.0519" calcext:value-type="float">
            <text:p>30.0519</text:p>
          </table:table-cell>
          <table:table-cell office:value-type="float" office:value="1.17554" calcext:value-type="float">
            <text:p>1.17554</text:p>
          </table:table-cell>
          <table:table-cell office:value-type="float" office:value="30.051862" calcext:value-type="float">
            <text:p>30.051862</text:p>
          </table:table-cell>
          <table:table-cell office:value-type="float" office:value="1.175237" calcext:value-type="float">
            <text:p>1.175237</text:p>
          </table:table-cell>
        </table:table-row>
        <table:table-row table:style-name="ro1">
          <table:table-cell office:value-type="float" office:value="30.0647" calcext:value-type="float">
            <text:p>30.0647</text:p>
          </table:table-cell>
          <table:table-cell office:value-type="float" office:value="1.15997" calcext:value-type="float">
            <text:p>1.15997</text:p>
          </table:table-cell>
          <table:table-cell office:value-type="float" office:value="30.064733" calcext:value-type="float">
            <text:p>30.064733</text:p>
          </table:table-cell>
          <table:table-cell office:value-type="float" office:value="1.159677" calcext:value-type="float">
            <text:p>1.159677</text:p>
          </table:table-cell>
        </table:table-row>
        <table:table-row table:style-name="ro1">
          <table:table-cell office:value-type="float" office:value="30.0776" calcext:value-type="float">
            <text:p>30.0776</text:p>
          </table:table-cell>
          <table:table-cell office:value-type="float" office:value="1.14383" calcext:value-type="float">
            <text:p>1.14383</text:p>
          </table:table-cell>
          <table:table-cell office:value-type="float" office:value="30.077587" calcext:value-type="float">
            <text:p>30.077587</text:p>
          </table:table-cell>
          <table:table-cell office:value-type="float" office:value="1.143542" calcext:value-type="float">
            <text:p>1.143542</text:p>
          </table:table-cell>
        </table:table-row>
        <table:table-row table:style-name="ro1">
          <table:table-cell office:value-type="float" office:value="30.0904" calcext:value-type="float">
            <text:p>30.0904</text:p>
          </table:table-cell>
          <table:table-cell office:value-type="float" office:value="1.12712" calcext:value-type="float">
            <text:p>1.12712</text:p>
          </table:table-cell>
          <table:table-cell office:value-type="float" office:value="30.090424" calcext:value-type="float">
            <text:p>30.090424</text:p>
          </table:table-cell>
          <table:table-cell office:value-type="float" office:value="1.126834" calcext:value-type="float">
            <text:p>1.126834</text:p>
          </table:table-cell>
        </table:table-row>
        <table:table-row table:style-name="ro1">
          <table:table-cell office:value-type="float" office:value="30.1032" calcext:value-type="float">
            <text:p>30.1032</text:p>
          </table:table-cell>
          <table:table-cell office:value-type="float" office:value="1.10983" calcext:value-type="float">
            <text:p>1.10983</text:p>
          </table:table-cell>
          <table:table-cell office:value-type="float" office:value="30.103245" calcext:value-type="float">
            <text:p>30.103245</text:p>
          </table:table-cell>
          <table:table-cell office:value-type="float" office:value="1.109556" calcext:value-type="float">
            <text:p>1.109556</text:p>
          </table:table-cell>
        </table:table-row>
        <table:table-row table:style-name="ro1">
          <table:table-cell office:value-type="float" office:value="30.116" calcext:value-type="float">
            <text:p>30.116</text:p>
          </table:table-cell>
          <table:table-cell office:value-type="float" office:value="1.09198" calcext:value-type="float">
            <text:p>1.09198</text:p>
          </table:table-cell>
          <table:table-cell office:value-type="float" office:value="30.116049" calcext:value-type="float">
            <text:p>30.116049</text:p>
          </table:table-cell>
          <table:table-cell office:value-type="float" office:value="1.091709" calcext:value-type="float">
            <text:p>1.091709</text:p>
          </table:table-cell>
        </table:table-row>
        <table:table-row table:style-name="ro1">
          <table:table-cell office:value-type="float" office:value="30.1288" calcext:value-type="float">
            <text:p>30.1288</text:p>
          </table:table-cell>
          <table:table-cell office:value-type="float" office:value="1.07355" calcext:value-type="float">
            <text:p>1.07355</text:p>
          </table:table-cell>
          <table:table-cell office:value-type="float" office:value="30.128837" calcext:value-type="float">
            <text:p>30.128837</text:p>
          </table:table-cell>
          <table:table-cell office:value-type="float" office:value="1.073295" calcext:value-type="float">
            <text:p>1.073295</text:p>
          </table:table-cell>
        </table:table-row>
        <table:table-row table:style-name="ro1">
          <table:table-cell office:value-type="float" office:value="30.1416" calcext:value-type="float">
            <text:p>30.1416</text:p>
          </table:table-cell>
          <table:table-cell office:value-type="float" office:value="1.05457" calcext:value-type="float">
            <text:p>1.05457</text:p>
          </table:table-cell>
          <table:table-cell office:value-type="float" office:value="30.141609" calcext:value-type="float">
            <text:p>30.141609</text:p>
          </table:table-cell>
          <table:table-cell office:value-type="float" office:value="1.054317" calcext:value-type="float">
            <text:p>1.054317</text:p>
          </table:table-cell>
        </table:table-row>
        <table:table-row table:style-name="ro1">
          <table:table-cell office:value-type="float" office:value="30.1544" calcext:value-type="float">
            <text:p>30.1544</text:p>
          </table:table-cell>
          <table:table-cell office:value-type="float" office:value="1.03502" calcext:value-type="float">
            <text:p>1.03502</text:p>
          </table:table-cell>
          <table:table-cell office:value-type="float" office:value="30.154364" calcext:value-type="float">
            <text:p>30.154364</text:p>
          </table:table-cell>
          <table:table-cell office:value-type="float" office:value="1.034776" calcext:value-type="float">
            <text:p>1.034776</text:p>
          </table:table-cell>
        </table:table-row>
        <table:table-row table:style-name="ro1">
          <table:table-cell office:value-type="float" office:value="30.1671" calcext:value-type="float">
            <text:p>30.1671</text:p>
          </table:table-cell>
          <table:table-cell office:value-type="float" office:value="1.01491" calcext:value-type="float">
            <text:p>1.01491</text:p>
          </table:table-cell>
          <table:table-cell office:value-type="float" office:value="30.167103" calcext:value-type="float">
            <text:p>30.167103</text:p>
          </table:table-cell>
          <table:table-cell office:value-type="float" office:value="1.014675" calcext:value-type="float">
            <text:p>1.014675</text:p>
          </table:table-cell>
        </table:table-row>
        <table:table-row table:style-name="ro1">
          <table:table-cell office:value-type="float" office:value="30.1798" calcext:value-type="float">
            <text:p>30.1798</text:p>
          </table:table-cell>
          <table:table-cell office:value-type="float" office:value="0.994244" calcext:value-type="float">
            <text:p>0.994244</text:p>
          </table:table-cell>
          <table:table-cell office:value-type="float" office:value="30.179826" calcext:value-type="float">
            <text:p>30.179826</text:p>
          </table:table-cell>
          <table:table-cell office:value-type="float" office:value="0.994016" calcext:value-type="float">
            <text:p>0.994016</text:p>
          </table:table-cell>
        </table:table-row>
        <table:table-row table:style-name="ro1">
          <table:table-cell office:value-type="float" office:value="30.1925" calcext:value-type="float">
            <text:p>30.1925</text:p>
          </table:table-cell>
          <table:table-cell office:value-type="float" office:value="0.973021" calcext:value-type="float">
            <text:p>0.973021</text:p>
          </table:table-cell>
          <table:table-cell office:value-type="float" office:value="30.192532" calcext:value-type="float">
            <text:p>30.192532</text:p>
          </table:table-cell>
          <table:table-cell office:value-type="float" office:value="0.972801" calcext:value-type="float">
            <text:p>0.972801</text:p>
          </table:table-cell>
        </table:table-row>
        <table:table-row table:style-name="ro1">
          <table:table-cell office:value-type="float" office:value="30.2052" calcext:value-type="float">
            <text:p>30.2052</text:p>
          </table:table-cell>
          <table:table-cell office:value-type="float" office:value="0.951243" calcext:value-type="float">
            <text:p>0.951243</text:p>
          </table:table-cell>
          <table:table-cell office:value-type="float" office:value="30.205223" calcext:value-type="float">
            <text:p>30.205223</text:p>
          </table:table-cell>
          <table:table-cell office:value-type="float" office:value="0.951032" calcext:value-type="float">
            <text:p>0.951032</text:p>
          </table:table-cell>
        </table:table-row>
        <table:table-row table:style-name="ro1">
          <table:table-cell office:value-type="float" office:value="30.2179" calcext:value-type="float">
            <text:p>30.2179</text:p>
          </table:table-cell>
          <table:table-cell office:value-type="float" office:value="0.928915" calcext:value-type="float">
            <text:p>0.928915</text:p>
          </table:table-cell>
          <table:table-cell office:value-type="float" office:value="30.217897" calcext:value-type="float">
            <text:p>30.217897</text:p>
          </table:table-cell>
          <table:table-cell office:value-type="float" office:value="0.928712" calcext:value-type="float">
            <text:p>0.928712</text:p>
          </table:table-cell>
        </table:table-row>
        <table:table-row table:style-name="ro1">
          <table:table-cell office:value-type="float" office:value="30.2306" calcext:value-type="float">
            <text:p>30.2306</text:p>
          </table:table-cell>
          <table:table-cell office:value-type="float" office:value="0.906038" calcext:value-type="float">
            <text:p>0.906038</text:p>
          </table:table-cell>
          <table:table-cell office:value-type="float" office:value="30.230555" calcext:value-type="float">
            <text:p>30.230555</text:p>
          </table:table-cell>
          <table:table-cell office:value-type="float" office:value="0.905844" calcext:value-type="float">
            <text:p>0.905844</text:p>
          </table:table-cell>
        </table:table-row>
        <table:table-row table:style-name="ro1">
          <table:table-cell office:value-type="float" office:value="30.2432" calcext:value-type="float">
            <text:p>30.2432</text:p>
          </table:table-cell>
          <table:table-cell office:value-type="float" office:value="0.882614" calcext:value-type="float">
            <text:p>0.882614</text:p>
          </table:table-cell>
          <table:table-cell office:value-type="float" office:value="30.243198" calcext:value-type="float">
            <text:p>30.243198</text:p>
          </table:table-cell>
          <table:table-cell office:value-type="float" office:value="0.882429" calcext:value-type="float">
            <text:p>0.882429</text:p>
          </table:table-cell>
        </table:table-row>
        <table:table-row table:style-name="ro1">
          <table:table-cell office:value-type="float" office:value="30.2558" calcext:value-type="float">
            <text:p>30.2558</text:p>
          </table:table-cell>
          <table:table-cell office:value-type="float" office:value="0.858646" calcext:value-type="float">
            <text:p>0.858646</text:p>
          </table:table-cell>
          <table:table-cell office:value-type="float" office:value="30.255824" calcext:value-type="float">
            <text:p>30.255824</text:p>
          </table:table-cell>
          <table:table-cell office:value-type="float" office:value="0.85847" calcext:value-type="float">
            <text:p>0.85847</text:p>
          </table:table-cell>
        </table:table-row>
        <table:table-row table:style-name="ro1">
          <table:table-cell office:value-type="float" office:value="30.2684" calcext:value-type="float">
            <text:p>30.2684</text:p>
          </table:table-cell>
          <table:table-cell office:value-type="float" office:value="0.834137" calcext:value-type="float">
            <text:p>0.834137</text:p>
          </table:table-cell>
          <table:table-cell office:value-type="float" office:value="30.268434" calcext:value-type="float">
            <text:p>30.268434</text:p>
          </table:table-cell>
          <table:table-cell office:value-type="float" office:value="0.833971" calcext:value-type="float">
            <text:p>0.833971</text:p>
          </table:table-cell>
        </table:table-row>
        <table:table-row table:style-name="ro1">
          <table:table-cell office:value-type="float" office:value="30.281" calcext:value-type="float">
            <text:p>30.281</text:p>
          </table:table-cell>
          <table:table-cell office:value-type="float" office:value="0.809089" calcext:value-type="float">
            <text:p>0.809089</text:p>
          </table:table-cell>
          <table:table-cell office:value-type="float" office:value="30.281029" calcext:value-type="float">
            <text:p>30.281029</text:p>
          </table:table-cell>
          <table:table-cell office:value-type="float" office:value="0.808932" calcext:value-type="float">
            <text:p>0.808932</text:p>
          </table:table-cell>
        </table:table-row>
        <table:table-row table:style-name="ro1">
          <table:table-cell office:value-type="float" office:value="30.2936" calcext:value-type="float">
            <text:p>30.2936</text:p>
          </table:table-cell>
          <table:table-cell office:value-type="float" office:value="0.783506" calcext:value-type="float">
            <text:p>0.783506</text:p>
          </table:table-cell>
          <table:table-cell office:value-type="float" office:value="30.293607" calcext:value-type="float">
            <text:p>30.293607</text:p>
          </table:table-cell>
          <table:table-cell office:value-type="float" office:value="0.783358" calcext:value-type="float">
            <text:p>0.783358</text:p>
          </table:table-cell>
        </table:table-row>
        <table:table-row table:style-name="ro1">
          <table:table-cell office:value-type="float" office:value="30.3062" calcext:value-type="float">
            <text:p>30.3062</text:p>
          </table:table-cell>
          <table:table-cell office:value-type="float" office:value="0.757389" calcext:value-type="float">
            <text:p>0.757389</text:p>
          </table:table-cell>
          <table:table-cell office:value-type="float" office:value="30.30617" calcext:value-type="float">
            <text:p>30.30617</text:p>
          </table:table-cell>
          <table:table-cell office:value-type="float" office:value="0.757251" calcext:value-type="float">
            <text:p>0.757251</text:p>
          </table:table-cell>
        </table:table-row>
        <table:table-row table:style-name="ro1">
          <table:table-cell office:value-type="float" office:value="30.3187" calcext:value-type="float">
            <text:p>30.3187</text:p>
          </table:table-cell>
          <table:table-cell office:value-type="float" office:value="0.730741" calcext:value-type="float">
            <text:p>0.730741</text:p>
          </table:table-cell>
          <table:table-cell office:value-type="float" office:value="30.318717" calcext:value-type="float">
            <text:p>30.318717</text:p>
          </table:table-cell>
          <table:table-cell office:value-type="float" office:value="0.730613" calcext:value-type="float">
            <text:p>0.730613</text:p>
          </table:table-cell>
        </table:table-row>
        <table:table-row table:style-name="ro1">
          <table:table-cell office:value-type="float" office:value="30.3312" calcext:value-type="float">
            <text:p>30.3312</text:p>
          </table:table-cell>
          <table:table-cell office:value-type="float" office:value="0.703566" calcext:value-type="float">
            <text:p>0.703566</text:p>
          </table:table-cell>
          <table:table-cell office:value-type="float" office:value="30.331248" calcext:value-type="float">
            <text:p>30.331248</text:p>
          </table:table-cell>
          <table:table-cell office:value-type="float" office:value="0.703448" calcext:value-type="float">
            <text:p>0.703448</text:p>
          </table:table-cell>
        </table:table-row>
        <table:table-row table:style-name="ro1">
          <table:table-cell office:value-type="float" office:value="30.3438" calcext:value-type="float">
            <text:p>30.3438</text:p>
          </table:table-cell>
          <table:table-cell office:value-type="float" office:value="0.675866" calcext:value-type="float">
            <text:p>0.675866</text:p>
          </table:table-cell>
          <table:table-cell office:value-type="float" office:value="30.343764" calcext:value-type="float">
            <text:p>30.343764</text:p>
          </table:table-cell>
          <table:table-cell office:value-type="float" office:value="0.675758" calcext:value-type="float">
            <text:p>0.675758</text:p>
          </table:table-cell>
        </table:table-row>
        <table:table-row table:style-name="ro1">
          <table:table-cell office:value-type="float" office:value="30.3563" calcext:value-type="float">
            <text:p>30.3563</text:p>
          </table:table-cell>
          <table:table-cell office:value-type="float" office:value="0.647644" calcext:value-type="float">
            <text:p>0.647644</text:p>
          </table:table-cell>
          <table:table-cell office:value-type="float" office:value="30.356264" calcext:value-type="float">
            <text:p>30.356264</text:p>
          </table:table-cell>
          <table:table-cell office:value-type="float" office:value="0.647546" calcext:value-type="float">
            <text:p>0.647546</text:p>
          </table:table-cell>
        </table:table-row>
        <table:table-row table:style-name="ro1">
          <table:table-cell office:value-type="float" office:value="30.3687" calcext:value-type="float">
            <text:p>30.3687</text:p>
          </table:table-cell>
          <table:table-cell office:value-type="float" office:value="0.618902" calcext:value-type="float">
            <text:p>0.618902</text:p>
          </table:table-cell>
          <table:table-cell office:value-type="float" office:value="30.368748" calcext:value-type="float">
            <text:p>30.368748</text:p>
          </table:table-cell>
          <table:table-cell office:value-type="float" office:value="0.618815" calcext:value-type="float">
            <text:p>0.618815</text:p>
          </table:table-cell>
        </table:table-row>
        <table:table-row table:style-name="ro1">
          <table:table-cell office:value-type="float" office:value="30.3812" calcext:value-type="float">
            <text:p>30.3812</text:p>
          </table:table-cell>
          <table:table-cell office:value-type="float" office:value="0.589645" calcext:value-type="float">
            <text:p>0.589645</text:p>
          </table:table-cell>
          <table:table-cell office:value-type="float" office:value="30.381217" calcext:value-type="float">
            <text:p>30.381217</text:p>
          </table:table-cell>
          <table:table-cell office:value-type="float" office:value="0.589568" calcext:value-type="float">
            <text:p>0.589568</text:p>
          </table:table-cell>
        </table:table-row>
        <table:table-row table:style-name="ro1">
          <table:table-cell office:value-type="float" office:value="30.3937" calcext:value-type="float">
            <text:p>30.3937</text:p>
          </table:table-cell>
          <table:table-cell office:value-type="float" office:value="0.559874" calcext:value-type="float">
            <text:p>0.559874</text:p>
          </table:table-cell>
          <table:table-cell office:value-type="float" office:value="30.39367" calcext:value-type="float">
            <text:p>30.39367</text:p>
          </table:table-cell>
          <table:table-cell office:value-type="float" office:value="0.559809" calcext:value-type="float">
            <text:p>0.559809</text:p>
          </table:table-cell>
        </table:table-row>
        <table:table-row table:style-name="ro1">
          <table:table-cell office:value-type="float" office:value="30.4061" calcext:value-type="float">
            <text:p>30.4061</text:p>
          </table:table-cell>
          <table:table-cell office:value-type="float" office:value="0.529593" calcext:value-type="float">
            <text:p>0.529593</text:p>
          </table:table-cell>
          <table:table-cell office:value-type="float" office:value="30.406108" calcext:value-type="float">
            <text:p>30.406108</text:p>
          </table:table-cell>
          <table:table-cell office:value-type="float" office:value="0.529539" calcext:value-type="float">
            <text:p>0.529539</text:p>
          </table:table-cell>
        </table:table-row>
        <table:table-row table:style-name="ro1">
          <table:table-cell office:value-type="float" office:value="30.4185" calcext:value-type="float">
            <text:p>30.4185</text:p>
          </table:table-cell>
          <table:table-cell office:value-type="float" office:value="0.498806" calcext:value-type="float">
            <text:p>0.498806</text:p>
          </table:table-cell>
          <table:table-cell office:value-type="float" office:value="30.41853" calcext:value-type="float">
            <text:p>30.41853</text:p>
          </table:table-cell>
          <table:table-cell office:value-type="float" office:value="0.498762" calcext:value-type="float">
            <text:p>0.498762</text:p>
          </table:table-cell>
        </table:table-row>
        <table:table-row table:style-name="ro1">
          <table:table-cell office:value-type="float" office:value="30.4309" calcext:value-type="float">
            <text:p>30.4309</text:p>
          </table:table-cell>
          <table:table-cell office:value-type="float" office:value="0.467514" calcext:value-type="float">
            <text:p>0.467514</text:p>
          </table:table-cell>
          <table:table-cell office:value-type="float" office:value="30.430936" calcext:value-type="float">
            <text:p>30.430936</text:p>
          </table:table-cell>
          <table:table-cell office:value-type="float" office:value="0.467481" calcext:value-type="float">
            <text:p>0.467481</text:p>
          </table:table-cell>
        </table:table-row>
        <table:table-row table:style-name="ro1">
          <table:table-cell office:value-type="float" office:value="30.4433" calcext:value-type="float">
            <text:p>30.4433</text:p>
          </table:table-cell>
          <table:table-cell office:value-type="float" office:value="0.435721" calcext:value-type="float">
            <text:p>0.435721</text:p>
          </table:table-cell>
          <table:table-cell office:value-type="float" office:value="30.443328" calcext:value-type="float">
            <text:p>30.443328</text:p>
          </table:table-cell>
          <table:table-cell office:value-type="float" office:value="0.4357" calcext:value-type="float">
            <text:p>0.4357</text:p>
          </table:table-cell>
        </table:table-row>
        <table:table-row table:style-name="ro1">
          <table:table-cell office:value-type="float" office:value="30.4557" calcext:value-type="float">
            <text:p>30.4557</text:p>
          </table:table-cell>
          <table:table-cell office:value-type="float" office:value="0.403431" calcext:value-type="float">
            <text:p>0.403431</text:p>
          </table:table-cell>
          <table:table-cell office:value-type="float" office:value="30.455704" calcext:value-type="float">
            <text:p>30.455704</text:p>
          </table:table-cell>
          <table:table-cell office:value-type="float" office:value="0.403421" calcext:value-type="float">
            <text:p>0.403421</text:p>
          </table:table-cell>
        </table:table-row>
        <table:table-row table:style-name="ro1">
          <table:table-cell office:value-type="float" office:value="30.4681" calcext:value-type="float">
            <text:p>30.4681</text:p>
          </table:table-cell>
          <table:table-cell office:value-type="float" office:value="0.370646" calcext:value-type="float">
            <text:p>0.370646</text:p>
          </table:table-cell>
          <table:table-cell office:value-type="float" office:value="30.468064" calcext:value-type="float">
            <text:p>30.468064</text:p>
          </table:table-cell>
          <table:table-cell office:value-type="float" office:value="0.370648" calcext:value-type="float">
            <text:p>0.370648</text:p>
          </table:table-cell>
        </table:table-row>
        <table:table-row table:style-name="ro1">
          <table:table-cell office:value-type="float" office:value="30.4804" calcext:value-type="float">
            <text:p>30.4804</text:p>
          </table:table-cell>
          <table:table-cell office:value-type="float" office:value="0.33737" calcext:value-type="float">
            <text:p>0.33737</text:p>
          </table:table-cell>
          <table:table-cell office:value-type="float" office:value="30.48041" calcext:value-type="float">
            <text:p>30.48041</text:p>
          </table:table-cell>
          <table:table-cell office:value-type="float" office:value="0.337384" calcext:value-type="float">
            <text:p>0.337384</text:p>
          </table:table-cell>
        </table:table-row>
        <table:table-row table:style-name="ro1">
          <table:table-cell office:value-type="float" office:value="30.4927" calcext:value-type="float">
            <text:p>30.4927</text:p>
          </table:table-cell>
          <table:table-cell office:value-type="float" office:value="0.303606" calcext:value-type="float">
            <text:p>0.303606</text:p>
          </table:table-cell>
          <table:table-cell office:value-type="float" office:value="30.49274" calcext:value-type="float">
            <text:p>30.49274</text:p>
          </table:table-cell>
          <table:table-cell office:value-type="float" office:value="0.303632" calcext:value-type="float">
            <text:p>0.303632</text:p>
          </table:table-cell>
        </table:table-row>
        <table:table-row table:style-name="ro1">
          <table:table-cell office:value-type="float" office:value="30.5051" calcext:value-type="float">
            <text:p>30.5051</text:p>
          </table:table-cell>
          <table:table-cell office:value-type="float" office:value="0.269357" calcext:value-type="float">
            <text:p>0.269357</text:p>
          </table:table-cell>
          <table:table-cell office:value-type="float" office:value="30.505055" calcext:value-type="float">
            <text:p>30.505055</text:p>
          </table:table-cell>
          <table:table-cell office:value-type="float" office:value="0.269395" calcext:value-type="float">
            <text:p>0.269395</text:p>
          </table:table-cell>
        </table:table-row>
        <table:table-row table:style-name="ro1">
          <table:table-cell office:value-type="float" office:value="30.5174" calcext:value-type="float">
            <text:p>30.5174</text:p>
          </table:table-cell>
          <table:table-cell office:value-type="float" office:value="0.234627" calcext:value-type="float">
            <text:p>0.234627</text:p>
          </table:table-cell>
          <table:table-cell office:value-type="float" office:value="30.517354" calcext:value-type="float">
            <text:p>30.517354</text:p>
          </table:table-cell>
          <table:table-cell office:value-type="float" office:value="0.234676" calcext:value-type="float">
            <text:p>0.234676</text:p>
          </table:table-cell>
        </table:table-row>
        <table:table-row table:style-name="ro1">
          <table:table-cell office:value-type="float" office:value="30.5296" calcext:value-type="float">
            <text:p>30.5296</text:p>
          </table:table-cell>
          <table:table-cell office:value-type="float" office:value="0.199419" calcext:value-type="float">
            <text:p>0.199419</text:p>
          </table:table-cell>
          <table:table-cell office:value-type="float" office:value="30.529639" calcext:value-type="float">
            <text:p>30.529639</text:p>
          </table:table-cell>
          <table:table-cell office:value-type="float" office:value="0.19948" calcext:value-type="float">
            <text:p>0.19948</text:p>
          </table:table-cell>
        </table:table-row>
        <table:table-row table:style-name="ro1">
          <table:table-cell office:value-type="float" office:value="30.5419" calcext:value-type="float">
            <text:p>30.5419</text:p>
          </table:table-cell>
          <table:table-cell office:value-type="float" office:value="0.163735" calcext:value-type="float">
            <text:p>0.163735</text:p>
          </table:table-cell>
          <table:table-cell office:value-type="float" office:value="30.541909" calcext:value-type="float">
            <text:p>30.541909</text:p>
          </table:table-cell>
          <table:table-cell office:value-type="float" office:value="0.163809" calcext:value-type="float">
            <text:p>0.163809</text:p>
          </table:table-cell>
        </table:table-row>
        <table:table-row table:style-name="ro1">
          <table:table-cell office:value-type="float" office:value="30.5542" calcext:value-type="float">
            <text:p>30.5542</text:p>
          </table:table-cell>
          <table:table-cell office:value-type="float" office:value="0.127581" calcext:value-type="float">
            <text:p>0.127581</text:p>
          </table:table-cell>
          <table:table-cell office:value-type="float" office:value="30.554163" calcext:value-type="float">
            <text:p>30.554163</text:p>
          </table:table-cell>
          <table:table-cell office:value-type="float" office:value="0.127667" calcext:value-type="float">
            <text:p>0.127667</text:p>
          </table:table-cell>
        </table:table-row>
        <table:table-row table:style-name="ro1">
          <table:table-cell office:value-type="float" office:value="30.5664" calcext:value-type="float">
            <text:p>30.5664</text:p>
          </table:table-cell>
          <table:table-cell office:value-type="float" office:value="0.0909581" calcext:value-type="float">
            <text:p>0.0909581</text:p>
          </table:table-cell>
          <table:table-cell office:value-type="float" office:value="30.566403" calcext:value-type="float">
            <text:p>30.566403</text:p>
          </table:table-cell>
          <table:table-cell office:value-type="float" office:value="0.091057" calcext:value-type="float">
            <text:p>0.091057</text:p>
          </table:table-cell>
        </table:table-row>
        <table:table-row table:style-name="ro1">
          <table:table-cell office:value-type="float" office:value="30.5786" calcext:value-type="float">
            <text:p>30.5786</text:p>
          </table:table-cell>
          <table:table-cell office:value-type="float" office:value="0.0538708" calcext:value-type="float">
            <text:p>0.0538708</text:p>
          </table:table-cell>
          <table:table-cell office:value-type="float" office:value="30.578627" calcext:value-type="float">
            <text:p>30.578627</text:p>
          </table:table-cell>
          <table:table-cell office:value-type="float" office:value="0.053982" calcext:value-type="float">
            <text:p>0.053982</text:p>
          </table:table-cell>
        </table:table-row>
        <table:table-row table:style-name="ro1">
          <table:table-cell office:value-type="float" office:value="30.5908" calcext:value-type="float">
            <text:p>30.5908</text:p>
          </table:table-cell>
          <table:table-cell office:value-type="float" office:value="0.0163223" calcext:value-type="float">
            <text:p>0.0163223</text:p>
          </table:table-cell>
          <table:table-cell office:value-type="float" office:value="30.590837" calcext:value-type="float">
            <text:p>30.590837</text:p>
          </table:table-cell>
          <table:table-cell office:value-type="float" office:value="0.016447" calcext:value-type="float">
            <text:p>0.016447</text:p>
          </table:table-cell>
        </table:table-row>
        <table:table-row table:style-name="ro1">
          <table:table-cell office:value-type="float" office:value="30.603" calcext:value-type="float">
            <text:p>30.603</text:p>
          </table:table-cell>
          <table:table-cell office:value-type="float" office:value="0" calcext:value-type="float">
            <text:p>0</text:p>
          </table:table-cell>
          <table:table-cell office:value-type="float" office:value="30.603031" calcext:value-type="float">
            <text:p>30.603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005" calcext:value-type="float">
            <text:p>30.7005</text:p>
          </table:table-cell>
          <table:table-cell office:value-type="float" office:value="0" calcext:value-type="float">
            <text:p>0</text:p>
          </table:table-cell>
          <table:table-cell office:value-type="float" office:value="30.700469" calcext:value-type="float">
            <text:p>30.700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126" calcext:value-type="float">
            <text:p>30.7126</text:p>
          </table:table-cell>
          <table:table-cell office:value-type="float" office:value="0.0384606" calcext:value-type="float">
            <text:p>0.0384606</text:p>
          </table:table-cell>
          <table:table-cell office:value-type="float" office:value="30.712649" calcext:value-type="float">
            <text:p>30.712649</text:p>
          </table:table-cell>
          <table:table-cell office:value-type="float" office:value="0.038448" calcext:value-type="float">
            <text:p>0.038448</text:p>
          </table:table-cell>
        </table:table-row>
        <table:table-row table:style-name="ro1">
          <table:table-cell office:value-type="float" office:value="30.7248" calcext:value-type="float">
            <text:p>30.7248</text:p>
          </table:table-cell>
          <table:table-cell office:value-type="float" office:value="0.0761745" calcext:value-type="float">
            <text:p>0.0761745</text:p>
          </table:table-cell>
          <table:table-cell office:value-type="float" office:value="30.724814" calcext:value-type="float">
            <text:p>30.724814</text:p>
          </table:table-cell>
          <table:table-cell office:value-type="float" office:value="0.076149" calcext:value-type="float">
            <text:p>0.076149</text:p>
          </table:table-cell>
        </table:table-row>
        <table:table-row table:style-name="ro1">
          <table:table-cell office:value-type="float" office:value="30.737" calcext:value-type="float">
            <text:p>30.737</text:p>
          </table:table-cell>
          <table:table-cell office:value-type="float" office:value="0.113147" calcext:value-type="float">
            <text:p>0.113147</text:p>
          </table:table-cell>
          <table:table-cell office:value-type="float" office:value="30.736964" calcext:value-type="float">
            <text:p>30.736964</text:p>
          </table:table-cell>
          <table:table-cell office:value-type="float" office:value="0.113109" calcext:value-type="float">
            <text:p>0.113109</text:p>
          </table:table-cell>
        </table:table-row>
        <table:table-row table:style-name="ro1">
          <table:table-cell office:value-type="float" office:value="30.7491" calcext:value-type="float">
            <text:p>30.7491</text:p>
          </table:table-cell>
          <table:table-cell office:value-type="float" office:value="0.149385" calcext:value-type="float">
            <text:p>0.149385</text:p>
          </table:table-cell>
          <table:table-cell office:value-type="float" office:value="30.7491" calcext:value-type="float">
            <text:p>30.7491</text:p>
          </table:table-cell>
          <table:table-cell office:value-type="float" office:value="0.149335" calcext:value-type="float">
            <text:p>0.149335</text:p>
          </table:table-cell>
        </table:table-row>
        <table:table-row table:style-name="ro1">
          <table:table-cell office:value-type="float" office:value="30.7612" calcext:value-type="float">
            <text:p>30.7612</text:p>
          </table:table-cell>
          <table:table-cell office:value-type="float" office:value="0.184892" calcext:value-type="float">
            <text:p>0.184892</text:p>
          </table:table-cell>
          <table:table-cell office:value-type="float" office:value="30.76122" calcext:value-type="float">
            <text:p>30.76122</text:p>
          </table:table-cell>
          <table:table-cell office:value-type="float" office:value="0.18483" calcext:value-type="float">
            <text:p>0.18483</text:p>
          </table:table-cell>
        </table:table-row>
        <table:table-row table:style-name="ro1">
          <table:table-cell office:value-type="float" office:value="30.7733" calcext:value-type="float">
            <text:p>30.7733</text:p>
          </table:table-cell>
          <table:table-cell office:value-type="float" office:value="0.219675" calcext:value-type="float">
            <text:p>0.219675</text:p>
          </table:table-cell>
          <table:table-cell office:value-type="float" office:value="30.773326" calcext:value-type="float">
            <text:p>30.773326</text:p>
          </table:table-cell>
          <table:table-cell office:value-type="float" office:value="0.219601" calcext:value-type="float">
            <text:p>0.219601</text:p>
          </table:table-cell>
        </table:table-row>
        <table:table-row table:style-name="ro1">
          <table:table-cell office:value-type="float" office:value="30.7854" calcext:value-type="float">
            <text:p>30.7854</text:p>
          </table:table-cell>
          <table:table-cell office:value-type="float" office:value="0.253738" calcext:value-type="float">
            <text:p>0.253738</text:p>
          </table:table-cell>
          <table:table-cell office:value-type="float" office:value="30.785418" calcext:value-type="float">
            <text:p>30.785418</text:p>
          </table:table-cell>
          <table:table-cell office:value-type="float" office:value="0.253653" calcext:value-type="float">
            <text:p>0.253653</text:p>
          </table:table-cell>
        </table:table-row>
        <table:table-row table:style-name="ro1">
          <table:table-cell office:value-type="float" office:value="30.7975" calcext:value-type="float">
            <text:p>30.7975</text:p>
          </table:table-cell>
          <table:table-cell office:value-type="float" office:value="0.287086" calcext:value-type="float">
            <text:p>0.287086</text:p>
          </table:table-cell>
          <table:table-cell office:value-type="float" office:value="30.797494" calcext:value-type="float">
            <text:p>30.797494</text:p>
          </table:table-cell>
          <table:table-cell office:value-type="float" office:value="0.28699" calcext:value-type="float">
            <text:p>0.28699</text:p>
          </table:table-cell>
        </table:table-row>
        <table:table-row table:style-name="ro1">
          <table:table-cell office:value-type="float" office:value="30.8096" calcext:value-type="float">
            <text:p>30.8096</text:p>
          </table:table-cell>
          <table:table-cell office:value-type="float" office:value="0.319724" calcext:value-type="float">
            <text:p>0.319724</text:p>
          </table:table-cell>
          <table:table-cell office:value-type="float" office:value="30.809556" calcext:value-type="float">
            <text:p>30.809556</text:p>
          </table:table-cell>
          <table:table-cell office:value-type="float" office:value="0.319618" calcext:value-type="float">
            <text:p>0.319618</text:p>
          </table:table-cell>
        </table:table-row>
        <table:table-row table:style-name="ro1">
          <table:table-cell office:value-type="float" office:value="30.8216" calcext:value-type="float">
            <text:p>30.8216</text:p>
          </table:table-cell>
          <table:table-cell office:value-type="float" office:value="0.351657" calcext:value-type="float">
            <text:p>0.351657</text:p>
          </table:table-cell>
          <table:table-cell office:value-type="float" office:value="30.821604" calcext:value-type="float">
            <text:p>30.821604</text:p>
          </table:table-cell>
          <table:table-cell office:value-type="float" office:value="0.35154" calcext:value-type="float">
            <text:p>0.35154</text:p>
          </table:table-cell>
        </table:table-row>
        <table:table-row table:style-name="ro1">
          <table:table-cell office:value-type="float" office:value="30.8336" calcext:value-type="float">
            <text:p>30.8336</text:p>
          </table:table-cell>
          <table:table-cell office:value-type="float" office:value="0.382889" calcext:value-type="float">
            <text:p>0.382889</text:p>
          </table:table-cell>
          <table:table-cell office:value-type="float" office:value="30.833637" calcext:value-type="float">
            <text:p>30.833637</text:p>
          </table:table-cell>
          <table:table-cell office:value-type="float" office:value="0.382762" calcext:value-type="float">
            <text:p>0.382762</text:p>
          </table:table-cell>
        </table:table-row>
        <table:table-row table:style-name="ro1">
          <table:table-cell office:value-type="float" office:value="30.8457" calcext:value-type="float">
            <text:p>30.8457</text:p>
          </table:table-cell>
          <table:table-cell office:value-type="float" office:value="0.413424" calcext:value-type="float">
            <text:p>0.413424</text:p>
          </table:table-cell>
          <table:table-cell office:value-type="float" office:value="30.845655" calcext:value-type="float">
            <text:p>30.845655</text:p>
          </table:table-cell>
          <table:table-cell office:value-type="float" office:value="0.413288" calcext:value-type="float">
            <text:p>0.413288</text:p>
          </table:table-cell>
        </table:table-row>
        <table:table-row table:style-name="ro1">
          <table:table-cell office:value-type="float" office:value="30.8577" calcext:value-type="float">
            <text:p>30.8577</text:p>
          </table:table-cell>
          <table:table-cell office:value-type="float" office:value="0.443268" calcext:value-type="float">
            <text:p>0.443268</text:p>
          </table:table-cell>
          <table:table-cell office:value-type="float" office:value="30.85766" calcext:value-type="float">
            <text:p>30.85766</text:p>
          </table:table-cell>
          <table:table-cell office:value-type="float" office:value="0.443122" calcext:value-type="float">
            <text:p>0.443122</text:p>
          </table:table-cell>
        </table:table-row>
        <table:table-row table:style-name="ro1">
          <table:table-cell office:value-type="float" office:value="30.8696" calcext:value-type="float">
            <text:p>30.8696</text:p>
          </table:table-cell>
          <table:table-cell office:value-type="float" office:value="0.472424" calcext:value-type="float">
            <text:p>0.472424</text:p>
          </table:table-cell>
          <table:table-cell office:value-type="float" office:value="30.869649" calcext:value-type="float">
            <text:p>30.869649</text:p>
          </table:table-cell>
          <table:table-cell office:value-type="float" office:value="0.472269" calcext:value-type="float">
            <text:p>0.472269</text:p>
          </table:table-cell>
        </table:table-row>
        <table:table-row table:style-name="ro1">
          <table:table-cell office:value-type="float" office:value="30.8816" calcext:value-type="float">
            <text:p>30.8816</text:p>
          </table:table-cell>
          <table:table-cell office:value-type="float" office:value="0.500896" calcext:value-type="float">
            <text:p>0.500896</text:p>
          </table:table-cell>
          <table:table-cell office:value-type="float" office:value="30.881625" calcext:value-type="float">
            <text:p>30.881625</text:p>
          </table:table-cell>
          <table:table-cell office:value-type="float" office:value="0.500732" calcext:value-type="float">
            <text:p>0.500732</text:p>
          </table:table-cell>
        </table:table-row>
        <table:table-row table:style-name="ro1">
          <table:table-cell office:value-type="float" office:value="30.8936" calcext:value-type="float">
            <text:p>30.8936</text:p>
          </table:table-cell>
          <table:table-cell office:value-type="float" office:value="0.528689" calcext:value-type="float">
            <text:p>0.528689</text:p>
          </table:table-cell>
          <table:table-cell office:value-type="float" office:value="30.893586" calcext:value-type="float">
            <text:p>30.893586</text:p>
          </table:table-cell>
          <table:table-cell office:value-type="float" office:value="0.528515" calcext:value-type="float">
            <text:p>0.528515</text:p>
          </table:table-cell>
        </table:table-row>
        <table:table-row table:style-name="ro1">
          <table:table-cell office:value-type="float" office:value="30.9055" calcext:value-type="float">
            <text:p>30.9055</text:p>
          </table:table-cell>
          <table:table-cell office:value-type="float" office:value="0.555805" calcext:value-type="float">
            <text:p>0.555805</text:p>
          </table:table-cell>
          <table:table-cell office:value-type="float" office:value="30.905532" calcext:value-type="float">
            <text:p>30.905532</text:p>
          </table:table-cell>
          <table:table-cell office:value-type="float" office:value="0.555623" calcext:value-type="float">
            <text:p>0.555623</text:p>
          </table:table-cell>
        </table:table-row>
        <table:table-row table:style-name="ro1">
          <table:table-cell office:value-type="float" office:value="30.9175" calcext:value-type="float">
            <text:p>30.9175</text:p>
          </table:table-cell>
          <table:table-cell office:value-type="float" office:value="0.582249" calcext:value-type="float">
            <text:p>0.582249</text:p>
          </table:table-cell>
          <table:table-cell office:value-type="float" office:value="30.917465" calcext:value-type="float">
            <text:p>30.917465</text:p>
          </table:table-cell>
          <table:table-cell office:value-type="float" office:value="0.582059" calcext:value-type="float">
            <text:p>0.582059</text:p>
          </table:table-cell>
        </table:table-row>
        <table:table-row table:style-name="ro1">
          <table:table-cell office:value-type="float" office:value="30.9294" calcext:value-type="float">
            <text:p>30.9294</text:p>
          </table:table-cell>
          <table:table-cell office:value-type="float" office:value="0.608025" calcext:value-type="float">
            <text:p>0.608025</text:p>
          </table:table-cell>
          <table:table-cell office:value-type="float" office:value="30.929383" calcext:value-type="float">
            <text:p>30.929383</text:p>
          </table:table-cell>
          <table:table-cell office:value-type="float" office:value="0.607826" calcext:value-type="float">
            <text:p>0.607826</text:p>
          </table:table-cell>
        </table:table-row>
        <table:table-row table:style-name="ro1">
          <table:table-cell office:value-type="float" office:value="30.9413" calcext:value-type="float">
            <text:p>30.9413</text:p>
          </table:table-cell>
          <table:table-cell office:value-type="float" office:value="0.633135" calcext:value-type="float">
            <text:p>0.633135</text:p>
          </table:table-cell>
          <table:table-cell office:value-type="float" office:value="30.941287" calcext:value-type="float">
            <text:p>30.941287</text:p>
          </table:table-cell>
          <table:table-cell office:value-type="float" office:value="0.632929" calcext:value-type="float">
            <text:p>0.632929</text:p>
          </table:table-cell>
        </table:table-row>
        <table:table-row table:style-name="ro1">
          <table:table-cell office:value-type="float" office:value="30.9532" calcext:value-type="float">
            <text:p>30.9532</text:p>
          </table:table-cell>
          <table:table-cell office:value-type="float" office:value="0.657583" calcext:value-type="float">
            <text:p>0.657583</text:p>
          </table:table-cell>
          <table:table-cell office:value-type="float" office:value="30.953177" calcext:value-type="float">
            <text:p>30.953177</text:p>
          </table:table-cell>
          <table:table-cell office:value-type="float" office:value="0.65737" calcext:value-type="float">
            <text:p>0.65737</text:p>
          </table:table-cell>
        </table:table-row>
        <table:table-row table:style-name="ro1">
          <table:table-cell office:value-type="float" office:value="30.9651" calcext:value-type="float">
            <text:p>30.9651</text:p>
          </table:table-cell>
          <table:table-cell office:value-type="float" office:value="0.681373" calcext:value-type="float">
            <text:p>0.681373</text:p>
          </table:table-cell>
          <table:table-cell office:value-type="float" office:value="30.965052" calcext:value-type="float">
            <text:p>30.965052</text:p>
          </table:table-cell>
          <table:table-cell office:value-type="float" office:value="0.681152" calcext:value-type="float">
            <text:p>0.681152</text:p>
          </table:table-cell>
        </table:table-row>
        <table:table-row table:style-name="ro1">
          <table:table-cell office:value-type="float" office:value="30.9769" calcext:value-type="float">
            <text:p>30.9769</text:p>
          </table:table-cell>
          <table:table-cell office:value-type="float" office:value="0.704508" calcext:value-type="float">
            <text:p>0.704508</text:p>
          </table:table-cell>
          <table:table-cell office:value-type="float" office:value="30.976914" calcext:value-type="float">
            <text:p>30.976914</text:p>
          </table:table-cell>
          <table:table-cell office:value-type="float" office:value="0.70428" calcext:value-type="float">
            <text:p>0.70428</text:p>
          </table:table-cell>
        </table:table-row>
        <table:table-row table:style-name="ro1">
          <table:table-cell office:value-type="float" office:value="30.9888" calcext:value-type="float">
            <text:p>30.9888</text:p>
          </table:table-cell>
          <table:table-cell office:value-type="float" office:value="0.72699" calcext:value-type="float">
            <text:p>0.72699</text:p>
          </table:table-cell>
          <table:table-cell office:value-type="float" office:value="30.988761" calcext:value-type="float">
            <text:p>30.988761</text:p>
          </table:table-cell>
          <table:table-cell office:value-type="float" office:value="0.726755" calcext:value-type="float">
            <text:p>0.726755</text:p>
          </table:table-cell>
        </table:table-row>
        <table:table-row table:style-name="ro1">
          <table:table-cell office:value-type="float" office:value="31.0006" calcext:value-type="float">
            <text:p>31.0006</text:p>
          </table:table-cell>
          <table:table-cell office:value-type="float" office:value="0.748823" calcext:value-type="float">
            <text:p>0.748823</text:p>
          </table:table-cell>
          <table:table-cell office:value-type="float" office:value="31.000595" calcext:value-type="float">
            <text:p>31.000595</text:p>
          </table:table-cell>
          <table:table-cell office:value-type="float" office:value="0.748581" calcext:value-type="float">
            <text:p>0.748581</text:p>
          </table:table-cell>
        </table:table-row>
        <table:table-row table:style-name="ro1">
          <table:table-cell office:value-type="float" office:value="31.0124" calcext:value-type="float">
            <text:p>31.0124</text:p>
          </table:table-cell>
          <table:table-cell office:value-type="float" office:value="0.770009" calcext:value-type="float">
            <text:p>0.770009</text:p>
          </table:table-cell>
          <table:table-cell office:value-type="float" office:value="31.012414" calcext:value-type="float">
            <text:p>31.012414</text:p>
          </table:table-cell>
          <table:table-cell office:value-type="float" office:value="0.769761" calcext:value-type="float">
            <text:p>0.769761</text:p>
          </table:table-cell>
        </table:table-row>
        <table:table-row table:style-name="ro1">
          <table:table-cell office:value-type="float" office:value="31.0242" calcext:value-type="float">
            <text:p>31.0242</text:p>
          </table:table-cell>
          <table:table-cell office:value-type="float" office:value="0.790552" calcext:value-type="float">
            <text:p>0.790552</text:p>
          </table:table-cell>
          <table:table-cell office:value-type="float" office:value="31.02422" calcext:value-type="float">
            <text:p>31.02422</text:p>
          </table:table-cell>
          <table:table-cell office:value-type="float" office:value="0.790298" calcext:value-type="float">
            <text:p>0.790298</text:p>
          </table:table-cell>
        </table:table-row>
        <table:table-row table:style-name="ro1">
          <table:table-cell office:value-type="float" office:value="31.036" calcext:value-type="float">
            <text:p>31.036</text:p>
          </table:table-cell>
          <table:table-cell office:value-type="float" office:value="0.810454" calcext:value-type="float">
            <text:p>0.810454</text:p>
          </table:table-cell>
          <table:table-cell office:value-type="float" office:value="31.036011" calcext:value-type="float">
            <text:p>31.036011</text:p>
          </table:table-cell>
          <table:table-cell office:value-type="float" office:value="0.810194" calcext:value-type="float">
            <text:p>0.810194</text:p>
          </table:table-cell>
        </table:table-row>
        <table:table-row table:style-name="ro1">
          <table:table-cell office:value-type="float" office:value="31.0478" calcext:value-type="float">
            <text:p>31.0478</text:p>
          </table:table-cell>
          <table:table-cell office:value-type="float" office:value="0.829718" calcext:value-type="float">
            <text:p>0.829718</text:p>
          </table:table-cell>
          <table:table-cell office:value-type="float" office:value="31.047789" calcext:value-type="float">
            <text:p>31.047789</text:p>
          </table:table-cell>
          <table:table-cell office:value-type="float" office:value="0.829452" calcext:value-type="float">
            <text:p>0.829452</text:p>
          </table:table-cell>
        </table:table-row>
        <table:table-row table:style-name="ro1">
          <table:table-cell office:value-type="float" office:value="31.0596" calcext:value-type="float">
            <text:p>31.0596</text:p>
          </table:table-cell>
          <table:table-cell office:value-type="float" office:value="0.848345" calcext:value-type="float">
            <text:p>0.848345</text:p>
          </table:table-cell>
          <table:table-cell office:value-type="float" office:value="31.059552" calcext:value-type="float">
            <text:p>31.059552</text:p>
          </table:table-cell>
          <table:table-cell office:value-type="float" office:value="0.848074" calcext:value-type="float">
            <text:p>0.848074</text:p>
          </table:table-cell>
        </table:table-row>
        <table:table-row table:style-name="ro1">
          <table:table-cell office:value-type="float" office:value="31.0713" calcext:value-type="float">
            <text:p>31.0713</text:p>
          </table:table-cell>
          <table:table-cell office:value-type="float" office:value="0.86634" calcext:value-type="float">
            <text:p>0.86634</text:p>
          </table:table-cell>
          <table:table-cell office:value-type="float" office:value="31.071302" calcext:value-type="float">
            <text:p>31.071302</text:p>
          </table:table-cell>
          <table:table-cell office:value-type="float" office:value="0.866063" calcext:value-type="float">
            <text:p>0.866063</text:p>
          </table:table-cell>
        </table:table-row>
        <table:table-row table:style-name="ro1">
          <table:table-cell office:value-type="float" office:value="31.083" calcext:value-type="float">
            <text:p>31.083</text:p>
          </table:table-cell>
          <table:table-cell office:value-type="float" office:value="0.883703" calcext:value-type="float">
            <text:p>0.883703</text:p>
          </table:table-cell>
          <table:table-cell office:value-type="float" office:value="31.083038" calcext:value-type="float">
            <text:p>31.083038</text:p>
          </table:table-cell>
          <table:table-cell office:value-type="float" office:value="0.883421" calcext:value-type="float">
            <text:p>0.883421</text:p>
          </table:table-cell>
        </table:table-row>
        <table:table-row table:style-name="ro1">
          <table:table-cell office:value-type="float" office:value="31.0948" calcext:value-type="float">
            <text:p>31.0948</text:p>
          </table:table-cell>
          <table:table-cell office:value-type="float" office:value="0.900437" calcext:value-type="float">
            <text:p>0.900437</text:p>
          </table:table-cell>
          <table:table-cell office:value-type="float" office:value="31.094761" calcext:value-type="float">
            <text:p>31.094761</text:p>
          </table:table-cell>
          <table:table-cell office:value-type="float" office:value="0.900151" calcext:value-type="float">
            <text:p>0.900151</text:p>
          </table:table-cell>
        </table:table-row>
        <table:table-row table:style-name="ro1">
          <table:table-cell office:value-type="float" office:value="31.1065" calcext:value-type="float">
            <text:p>31.1065</text:p>
          </table:table-cell>
          <table:table-cell office:value-type="float" office:value="0.916545" calcext:value-type="float">
            <text:p>0.916545</text:p>
          </table:table-cell>
          <table:table-cell office:value-type="float" office:value="31.106469" calcext:value-type="float">
            <text:p>31.106469</text:p>
          </table:table-cell>
          <table:table-cell office:value-type="float" office:value="0.916254" calcext:value-type="float">
            <text:p>0.916254</text:p>
          </table:table-cell>
        </table:table-row>
        <table:table-row table:style-name="ro1">
          <table:table-cell office:value-type="float" office:value="31.1182" calcext:value-type="float">
            <text:p>31.1182</text:p>
          </table:table-cell>
          <table:table-cell office:value-type="float" office:value="0.932027" calcext:value-type="float">
            <text:p>0.932027</text:p>
          </table:table-cell>
          <table:table-cell office:value-type="float" office:value="31.118164" calcext:value-type="float">
            <text:p>31.118164</text:p>
          </table:table-cell>
          <table:table-cell office:value-type="float" office:value="0.931732" calcext:value-type="float">
            <text:p>0.931732</text:p>
          </table:table-cell>
        </table:table-row>
        <table:table-row table:style-name="ro1">
          <table:table-cell office:value-type="float" office:value="31.1298" calcext:value-type="float">
            <text:p>31.1298</text:p>
          </table:table-cell>
          <table:table-cell office:value-type="float" office:value="0.946887" calcext:value-type="float">
            <text:p>0.946887</text:p>
          </table:table-cell>
          <table:table-cell office:value-type="float" office:value="31.129846" calcext:value-type="float">
            <text:p>31.129846</text:p>
          </table:table-cell>
          <table:table-cell office:value-type="float" office:value="0.946588" calcext:value-type="float">
            <text:p>0.946588</text:p>
          </table:table-cell>
        </table:table-row>
        <table:table-row table:style-name="ro1">
          <table:table-cell office:value-type="float" office:value="31.1415" calcext:value-type="float">
            <text:p>31.1415</text:p>
          </table:table-cell>
          <table:table-cell office:value-type="float" office:value="0.961127" calcext:value-type="float">
            <text:p>0.961127</text:p>
          </table:table-cell>
          <table:table-cell office:value-type="float" office:value="31.141513" calcext:value-type="float">
            <text:p>31.141513</text:p>
          </table:table-cell>
          <table:table-cell office:value-type="float" office:value="0.960823" calcext:value-type="float">
            <text:p>0.960823</text:p>
          </table:table-cell>
        </table:table-row>
        <table:table-row table:style-name="ro1">
          <table:table-cell office:value-type="float" office:value="31.1532" calcext:value-type="float">
            <text:p>31.1532</text:p>
          </table:table-cell>
          <table:table-cell office:value-type="float" office:value="0.974747" calcext:value-type="float">
            <text:p>0.974747</text:p>
          </table:table-cell>
          <table:table-cell office:value-type="float" office:value="31.153167" calcext:value-type="float">
            <text:p>31.153167</text:p>
          </table:table-cell>
          <table:table-cell office:value-type="float" office:value="0.97444" calcext:value-type="float">
            <text:p>0.97444</text:p>
          </table:table-cell>
        </table:table-row>
        <table:table-row table:style-name="ro1">
          <table:table-cell office:value-type="float" office:value="31.1648" calcext:value-type="float">
            <text:p>31.1648</text:p>
          </table:table-cell>
          <table:table-cell office:value-type="float" office:value="0.98775" calcext:value-type="float">
            <text:p>0.98775</text:p>
          </table:table-cell>
          <table:table-cell office:value-type="float" office:value="31.164807" calcext:value-type="float">
            <text:p>31.164807</text:p>
          </table:table-cell>
          <table:table-cell office:value-type="float" office:value="0.987439" calcext:value-type="float">
            <text:p>0.987439</text:p>
          </table:table-cell>
        </table:table-row>
        <table:table-row table:style-name="ro1">
          <table:table-cell office:value-type="float" office:value="31.1764" calcext:value-type="float">
            <text:p>31.1764</text:p>
          </table:table-cell>
          <table:table-cell office:value-type="float" office:value="1.00014" calcext:value-type="float">
            <text:p>1.00014</text:p>
          </table:table-cell>
          <table:table-cell office:value-type="float" office:value="31.176434" calcext:value-type="float">
            <text:p>31.176434</text:p>
          </table:table-cell>
          <table:table-cell office:value-type="float" office:value="0.999823" calcext:value-type="float">
            <text:p>0.999823</text:p>
          </table:table-cell>
        </table:table-row>
        <table:table-row table:style-name="ro1">
          <table:table-cell office:value-type="float" office:value="31.188" calcext:value-type="float">
            <text:p>31.188</text:p>
          </table:table-cell>
          <table:table-cell office:value-type="float" office:value="1.01191" calcext:value-type="float">
            <text:p>1.01191</text:p>
          </table:table-cell>
          <table:table-cell office:value-type="float" office:value="31.188048" calcext:value-type="float">
            <text:p>31.188048</text:p>
          </table:table-cell>
          <table:table-cell office:value-type="float" office:value="1.011593" calcext:value-type="float">
            <text:p>1.011593</text:p>
          </table:table-cell>
        </table:table-row>
        <table:table-row table:style-name="ro1">
          <table:table-cell office:value-type="float" office:value="31.1996" calcext:value-type="float">
            <text:p>31.1996</text:p>
          </table:table-cell>
          <table:table-cell office:value-type="float" office:value="1.02307" calcext:value-type="float">
            <text:p>1.02307</text:p>
          </table:table-cell>
          <table:table-cell office:value-type="float" office:value="31.199647" calcext:value-type="float">
            <text:p>31.199647</text:p>
          </table:table-cell>
          <table:table-cell office:value-type="float" office:value="1.022751" calcext:value-type="float">
            <text:p>1.022751</text:p>
          </table:table-cell>
        </table:table-row>
        <table:table-row table:style-name="ro1">
          <table:table-cell office:value-type="float" office:value="31.2112" calcext:value-type="float">
            <text:p>31.2112</text:p>
          </table:table-cell>
          <table:table-cell office:value-type="float" office:value="1.03362" calcext:value-type="float">
            <text:p>1.03362</text:p>
          </table:table-cell>
          <table:table-cell office:value-type="float" office:value="31.211234" calcext:value-type="float">
            <text:p>31.211234</text:p>
          </table:table-cell>
          <table:table-cell office:value-type="float" office:value="1.033297" calcext:value-type="float">
            <text:p>1.033297</text:p>
          </table:table-cell>
        </table:table-row>
        <table:table-row table:style-name="ro1">
          <table:table-cell office:value-type="float" office:value="31.2228" calcext:value-type="float">
            <text:p>31.2228</text:p>
          </table:table-cell>
          <table:table-cell office:value-type="float" office:value="1.04356" calcext:value-type="float">
            <text:p>1.04356</text:p>
          </table:table-cell>
          <table:table-cell office:value-type="float" office:value="31.222807" calcext:value-type="float">
            <text:p>31.222807</text:p>
          </table:table-cell>
          <table:table-cell office:value-type="float" office:value="1.043234" calcext:value-type="float">
            <text:p>1.043234</text:p>
          </table:table-cell>
        </table:table-row>
        <table:table-row table:style-name="ro1">
          <table:table-cell office:value-type="float" office:value="31.2344" calcext:value-type="float">
            <text:p>31.2344</text:p>
          </table:table-cell>
          <table:table-cell office:value-type="float" office:value="1.05289" calcext:value-type="float">
            <text:p>1.05289</text:p>
          </table:table-cell>
          <table:table-cell office:value-type="float" office:value="31.234366" calcext:value-type="float">
            <text:p>31.234366</text:p>
          </table:table-cell>
          <table:table-cell office:value-type="float" office:value="1.052563" calcext:value-type="float">
            <text:p>1.052563</text:p>
          </table:table-cell>
        </table:table-row>
        <table:table-row table:style-name="ro1">
          <table:table-cell office:value-type="float" office:value="31.2459" calcext:value-type="float">
            <text:p>31.2459</text:p>
          </table:table-cell>
          <table:table-cell office:value-type="float" office:value="1.06161" calcext:value-type="float">
            <text:p>1.06161</text:p>
          </table:table-cell>
          <table:table-cell office:value-type="float" office:value="31.245912" calcext:value-type="float">
            <text:p>31.245912</text:p>
          </table:table-cell>
          <table:table-cell office:value-type="float" office:value="1.061284" calcext:value-type="float">
            <text:p>1.061284</text:p>
          </table:table-cell>
        </table:table-row>
        <table:table-row table:style-name="ro1">
          <table:table-cell office:value-type="float" office:value="31.2574" calcext:value-type="float">
            <text:p>31.2574</text:p>
          </table:table-cell>
          <table:table-cell office:value-type="float" office:value="1.06973" calcext:value-type="float">
            <text:p>1.06973</text:p>
          </table:table-cell>
          <table:table-cell office:value-type="float" office:value="31.257445" calcext:value-type="float">
            <text:p>31.257445</text:p>
          </table:table-cell>
          <table:table-cell office:value-type="float" office:value="1.069399" calcext:value-type="float">
            <text:p>1.069399</text:p>
          </table:table-cell>
        </table:table-row>
        <table:table-row table:style-name="ro1">
          <table:table-cell office:value-type="float" office:value="31.269" calcext:value-type="float">
            <text:p>31.269</text:p>
          </table:table-cell>
          <table:table-cell office:value-type="float" office:value="1.07724" calcext:value-type="float">
            <text:p>1.07724</text:p>
          </table:table-cell>
          <table:table-cell office:value-type="float" office:value="31.268965" calcext:value-type="float">
            <text:p>31.268965</text:p>
          </table:table-cell>
          <table:table-cell office:value-type="float" office:value="1.076909" calcext:value-type="float">
            <text:p>1.076909</text:p>
          </table:table-cell>
        </table:table-row>
        <table:table-row table:style-name="ro1">
          <table:table-cell office:value-type="float" office:value="31.2805" calcext:value-type="float">
            <text:p>31.2805</text:p>
          </table:table-cell>
          <table:table-cell office:value-type="float" office:value="1.08415" calcext:value-type="float">
            <text:p>1.08415</text:p>
          </table:table-cell>
          <table:table-cell office:value-type="float" office:value="31.280471" calcext:value-type="float">
            <text:p>31.280471</text:p>
          </table:table-cell>
          <table:table-cell office:value-type="float" office:value="1.083815" calcext:value-type="float">
            <text:p>1.083815</text:p>
          </table:table-cell>
        </table:table-row>
        <table:table-row table:style-name="ro1">
          <table:table-cell office:value-type="float" office:value="31.292" calcext:value-type="float">
            <text:p>31.292</text:p>
          </table:table-cell>
          <table:table-cell office:value-type="float" office:value="1.09045" calcext:value-type="float">
            <text:p>1.09045</text:p>
          </table:table-cell>
          <table:table-cell office:value-type="float" office:value="31.291964" calcext:value-type="float">
            <text:p>31.291964</text:p>
          </table:table-cell>
          <table:table-cell office:value-type="float" office:value="1.090117" calcext:value-type="float">
            <text:p>1.090117</text:p>
          </table:table-cell>
        </table:table-row>
        <table:table-row table:style-name="ro1">
          <table:table-cell office:value-type="float" office:value="31.3034" calcext:value-type="float">
            <text:p>31.3034</text:p>
          </table:table-cell>
          <table:table-cell office:value-type="float" office:value="1.09615" calcext:value-type="float">
            <text:p>1.09615</text:p>
          </table:table-cell>
          <table:table-cell office:value-type="float" office:value="31.303444" calcext:value-type="float">
            <text:p>31.303444</text:p>
          </table:table-cell>
          <table:table-cell office:value-type="float" office:value="1.095817" calcext:value-type="float">
            <text:p>1.095817</text:p>
          </table:table-cell>
        </table:table-row>
        <table:table-row table:style-name="ro1">
          <table:table-cell office:value-type="float" office:value="31.3149" calcext:value-type="float">
            <text:p>31.3149</text:p>
          </table:table-cell>
          <table:table-cell office:value-type="float" office:value="1.10125" calcext:value-type="float">
            <text:p>1.10125</text:p>
          </table:table-cell>
          <table:table-cell office:value-type="float" office:value="31.314911" calcext:value-type="float">
            <text:p>31.314911</text:p>
          </table:table-cell>
          <table:table-cell office:value-type="float" office:value="1.100916" calcext:value-type="float">
            <text:p>1.100916</text:p>
          </table:table-cell>
        </table:table-row>
        <table:table-row table:style-name="ro1">
          <table:table-cell office:value-type="float" office:value="31.3264" calcext:value-type="float">
            <text:p>31.3264</text:p>
          </table:table-cell>
          <table:table-cell office:value-type="float" office:value="1.10575" calcext:value-type="float">
            <text:p>1.10575</text:p>
          </table:table-cell>
          <table:table-cell office:value-type="float" office:value="31.326364" calcext:value-type="float">
            <text:p>31.326364</text:p>
          </table:table-cell>
          <table:table-cell office:value-type="float" office:value="1.105413" calcext:value-type="float">
            <text:p>1.105413</text:p>
          </table:table-cell>
        </table:table-row>
        <table:table-row table:style-name="ro1">
          <table:table-cell office:value-type="float" office:value="31.3378" calcext:value-type="float">
            <text:p>31.3378</text:p>
          </table:table-cell>
          <table:table-cell office:value-type="float" office:value="1.10965" calcext:value-type="float">
            <text:p>1.10965</text:p>
          </table:table-cell>
          <table:table-cell office:value-type="float" office:value="31.337804" calcext:value-type="float">
            <text:p>31.337804</text:p>
          </table:table-cell>
          <table:table-cell office:value-type="float" office:value="1.109309" calcext:value-type="float">
            <text:p>1.109309</text:p>
          </table:table-cell>
        </table:table-row>
        <table:table-row table:style-name="ro1">
          <table:table-cell office:value-type="float" office:value="31.3492" calcext:value-type="float">
            <text:p>31.3492</text:p>
          </table:table-cell>
          <table:table-cell office:value-type="float" office:value="1.11294" calcext:value-type="float">
            <text:p>1.11294</text:p>
          </table:table-cell>
          <table:table-cell office:value-type="float" office:value="31.349232" calcext:value-type="float">
            <text:p>31.349232</text:p>
          </table:table-cell>
          <table:table-cell office:value-type="float" office:value="1.112605" calcext:value-type="float">
            <text:p>1.112605</text:p>
          </table:table-cell>
        </table:table-row>
        <table:table-row table:style-name="ro1">
          <table:table-cell office:value-type="float" office:value="31.3606" calcext:value-type="float">
            <text:p>31.3606</text:p>
          </table:table-cell>
          <table:table-cell office:value-type="float" office:value="1.11564" calcext:value-type="float">
            <text:p>1.11564</text:p>
          </table:table-cell>
          <table:table-cell office:value-type="float" office:value="31.360646" calcext:value-type="float">
            <text:p>31.360646</text:p>
          </table:table-cell>
          <table:table-cell office:value-type="float" office:value="1.115302" calcext:value-type="float">
            <text:p>1.115302</text:p>
          </table:table-cell>
        </table:table-row>
        <table:table-row table:style-name="ro1">
          <table:table-cell office:value-type="float" office:value="31.372" calcext:value-type="float">
            <text:p>31.372</text:p>
          </table:table-cell>
          <table:table-cell office:value-type="float" office:value="1.11774" calcext:value-type="float">
            <text:p>1.11774</text:p>
          </table:table-cell>
          <table:table-cell office:value-type="float" office:value="31.372047" calcext:value-type="float">
            <text:p>31.372047</text:p>
          </table:table-cell>
          <table:table-cell office:value-type="float" office:value="1.1174" calcext:value-type="float">
            <text:p>1.1174</text:p>
          </table:table-cell>
        </table:table-row>
        <table:table-row table:style-name="ro1">
          <table:table-cell office:value-type="float" office:value="31.3834" calcext:value-type="float">
            <text:p>31.3834</text:p>
          </table:table-cell>
          <table:table-cell office:value-type="float" office:value="1.11924" calcext:value-type="float">
            <text:p>1.11924</text:p>
          </table:table-cell>
          <table:table-cell office:value-type="float" office:value="31.383435" calcext:value-type="float">
            <text:p>31.383435</text:p>
          </table:table-cell>
          <table:table-cell office:value-type="float" office:value="1.118898" calcext:value-type="float">
            <text:p>1.118898</text:p>
          </table:table-cell>
        </table:table-row>
        <table:table-row table:style-name="ro1">
          <table:table-cell office:value-type="float" office:value="31.3948" calcext:value-type="float">
            <text:p>31.3948</text:p>
          </table:table-cell>
          <table:table-cell office:value-type="float" office:value="1.12013" calcext:value-type="float">
            <text:p>1.12013</text:p>
          </table:table-cell>
          <table:table-cell office:value-type="float" office:value="31.394811" calcext:value-type="float">
            <text:p>31.394811</text:p>
          </table:table-cell>
          <table:table-cell office:value-type="float" office:value="1.119798" calcext:value-type="float">
            <text:p>1.119798</text:p>
          </table:table-cell>
        </table:table-row>
        <table:table-row table:style-name="ro1">
          <table:table-cell office:value-type="float" office:value="31.4062" calcext:value-type="float">
            <text:p>31.4062</text:p>
          </table:table-cell>
          <table:table-cell office:value-type="float" office:value="1.12043" calcext:value-type="float">
            <text:p>1.12043</text:p>
          </table:table-cell>
          <table:table-cell office:value-type="float" office:value="31.406173" calcext:value-type="float">
            <text:p>31.406173</text:p>
          </table:table-cell>
          <table:table-cell office:value-type="float" office:value="1.120099" calcext:value-type="float">
            <text:p>1.120099</text:p>
          </table:table-cell>
        </table:table-row>
        <table:table-row table:style-name="ro1">
          <table:table-cell office:value-type="float" office:value="31.4175" calcext:value-type="float">
            <text:p>31.4175</text:p>
          </table:table-cell>
          <table:table-cell office:value-type="float" office:value="1.12014" calcext:value-type="float">
            <text:p>1.12014</text:p>
          </table:table-cell>
          <table:table-cell office:value-type="float" office:value="31.417522" calcext:value-type="float">
            <text:p>31.417522</text:p>
          </table:table-cell>
          <table:table-cell office:value-type="float" office:value="1.119801" calcext:value-type="float">
            <text:p>1.119801</text:p>
          </table:table-cell>
        </table:table-row>
        <table:table-row table:style-name="ro1">
          <table:table-cell office:value-type="float" office:value="31.4289" calcext:value-type="float">
            <text:p>31.4289</text:p>
          </table:table-cell>
          <table:table-cell office:value-type="float" office:value="1.11924" calcext:value-type="float">
            <text:p>1.11924</text:p>
          </table:table-cell>
          <table:table-cell office:value-type="float" office:value="31.428859" calcext:value-type="float">
            <text:p>31.428859</text:p>
          </table:table-cell>
          <table:table-cell office:value-type="float" office:value="1.118905" calcext:value-type="float">
            <text:p>1.118905</text:p>
          </table:table-cell>
        </table:table-row>
        <table:table-row table:style-name="ro1">
          <table:table-cell office:value-type="float" office:value="31.4402" calcext:value-type="float">
            <text:p>31.4402</text:p>
          </table:table-cell>
          <table:table-cell office:value-type="float" office:value="1.11774" calcext:value-type="float">
            <text:p>1.11774</text:p>
          </table:table-cell>
          <table:table-cell office:value-type="float" office:value="31.440183" calcext:value-type="float">
            <text:p>31.440183</text:p>
          </table:table-cell>
          <table:table-cell office:value-type="float" office:value="1.117411" calcext:value-type="float">
            <text:p>1.117411</text:p>
          </table:table-cell>
        </table:table-row>
        <table:table-row table:style-name="ro1">
          <table:table-cell office:value-type="float" office:value="31.4515" calcext:value-type="float">
            <text:p>31.4515</text:p>
          </table:table-cell>
          <table:table-cell office:value-type="float" office:value="1.11565" calcext:value-type="float">
            <text:p>1.11565</text:p>
          </table:table-cell>
          <table:table-cell office:value-type="float" office:value="31.451493" calcext:value-type="float">
            <text:p>31.451493</text:p>
          </table:table-cell>
          <table:table-cell office:value-type="float" office:value="1.115318" calcext:value-type="float">
            <text:p>1.115318</text:p>
          </table:table-cell>
        </table:table-row>
        <table:table-row table:style-name="ro1">
          <table:table-cell office:value-type="float" office:value="31.4628" calcext:value-type="float">
            <text:p>31.4628</text:p>
          </table:table-cell>
          <table:table-cell office:value-type="float" office:value="1.11295" calcext:value-type="float">
            <text:p>1.11295</text:p>
          </table:table-cell>
          <table:table-cell office:value-type="float" office:value="31.462791" calcext:value-type="float">
            <text:p>31.462791</text:p>
          </table:table-cell>
          <table:table-cell office:value-type="float" office:value="1.112627" calcext:value-type="float">
            <text:p>1.112627</text:p>
          </table:table-cell>
        </table:table-row>
        <table:table-row table:style-name="ro1">
          <table:table-cell office:value-type="float" office:value="31.4741" calcext:value-type="float">
            <text:p>31.4741</text:p>
          </table:table-cell>
          <table:table-cell office:value-type="float" office:value="1.10966" calcext:value-type="float">
            <text:p>1.10966</text:p>
          </table:table-cell>
          <table:table-cell office:value-type="float" office:value="31.474077" calcext:value-type="float">
            <text:p>31.474077</text:p>
          </table:table-cell>
          <table:table-cell office:value-type="float" office:value="1.109338" calcext:value-type="float">
            <text:p>1.109338</text:p>
          </table:table-cell>
        </table:table-row>
        <table:table-row table:style-name="ro1">
          <table:table-cell office:value-type="float" office:value="31.4853" calcext:value-type="float">
            <text:p>31.4853</text:p>
          </table:table-cell>
          <table:table-cell office:value-type="float" office:value="1.10578" calcext:value-type="float">
            <text:p>1.10578</text:p>
          </table:table-cell>
          <table:table-cell office:value-type="float" office:value="31.485349" calcext:value-type="float">
            <text:p>31.485349</text:p>
          </table:table-cell>
          <table:table-cell office:value-type="float" office:value="1.105452" calcext:value-type="float">
            <text:p>1.105452</text:p>
          </table:table-cell>
        </table:table-row>
        <table:table-row table:style-name="ro1">
          <table:table-cell office:value-type="float" office:value="31.4966" calcext:value-type="float">
            <text:p>31.4966</text:p>
          </table:table-cell>
          <table:table-cell office:value-type="float" office:value="1.10129" calcext:value-type="float">
            <text:p>1.10129</text:p>
          </table:table-cell>
          <table:table-cell office:value-type="float" office:value="31.496609" calcext:value-type="float">
            <text:p>31.496609</text:p>
          </table:table-cell>
          <table:table-cell office:value-type="float" office:value="1.100969" calcext:value-type="float">
            <text:p>1.100969</text:p>
          </table:table-cell>
        </table:table-row>
        <table:table-row table:style-name="ro1">
          <table:table-cell office:value-type="float" office:value="31.5079" calcext:value-type="float">
            <text:p>31.5079</text:p>
          </table:table-cell>
          <table:table-cell office:value-type="float" office:value="1.09621" calcext:value-type="float">
            <text:p>1.09621</text:p>
          </table:table-cell>
          <table:table-cell office:value-type="float" office:value="31.507856" calcext:value-type="float">
            <text:p>31.507856</text:p>
          </table:table-cell>
          <table:table-cell office:value-type="float" office:value="1.095889" calcext:value-type="float">
            <text:p>1.095889</text:p>
          </table:table-cell>
        </table:table-row>
        <table:table-row table:style-name="ro1">
          <table:table-cell office:value-type="float" office:value="31.5191" calcext:value-type="float">
            <text:p>31.5191</text:p>
          </table:table-cell>
          <table:table-cell office:value-type="float" office:value="1.09053" calcext:value-type="float">
            <text:p>1.09053</text:p>
          </table:table-cell>
          <table:table-cell office:value-type="float" office:value="31.519091" calcext:value-type="float">
            <text:p>31.519091</text:p>
          </table:table-cell>
          <table:table-cell office:value-type="float" office:value="1.090213" calcext:value-type="float">
            <text:p>1.090213</text:p>
          </table:table-cell>
        </table:table-row>
        <table:table-row table:style-name="ro1">
          <table:table-cell office:value-type="float" office:value="31.5303" calcext:value-type="float">
            <text:p>31.5303</text:p>
          </table:table-cell>
          <table:table-cell office:value-type="float" office:value="1.08425" calcext:value-type="float">
            <text:p>1.08425</text:p>
          </table:table-cell>
          <table:table-cell office:value-type="float" office:value="31.530313" calcext:value-type="float">
            <text:p>31.530313</text:p>
          </table:table-cell>
          <table:table-cell office:value-type="float" office:value="1.083942" calcext:value-type="float">
            <text:p>1.083942</text:p>
          </table:table-cell>
        </table:table-row>
        <table:table-row table:style-name="ro1">
          <table:table-cell office:value-type="float" office:value="31.5415" calcext:value-type="float">
            <text:p>31.5415</text:p>
          </table:table-cell>
          <table:table-cell office:value-type="float" office:value="1.07739" calcext:value-type="float">
            <text:p>1.07739</text:p>
          </table:table-cell>
          <table:table-cell office:value-type="float" office:value="31.541522" calcext:value-type="float">
            <text:p>31.541522</text:p>
          </table:table-cell>
          <table:table-cell office:value-type="float" office:value="1.077076" calcext:value-type="float">
            <text:p>1.077076</text:p>
          </table:table-cell>
        </table:table-row>
        <table:table-row table:style-name="ro1">
          <table:table-cell office:value-type="float" office:value="31.5527" calcext:value-type="float">
            <text:p>31.5527</text:p>
          </table:table-cell>
          <table:table-cell office:value-type="float" office:value="1.06992" calcext:value-type="float">
            <text:p>1.06992</text:p>
          </table:table-cell>
          <table:table-cell office:value-type="float" office:value="31.552719" calcext:value-type="float">
            <text:p>31.552719</text:p>
          </table:table-cell>
          <table:table-cell office:value-type="float" office:value="1.069617" calcext:value-type="float">
            <text:p>1.069617</text:p>
          </table:table-cell>
        </table:table-row>
        <table:table-row table:style-name="ro1">
          <table:table-cell office:value-type="float" office:value="31.5639" calcext:value-type="float">
            <text:p>31.5639</text:p>
          </table:table-cell>
          <table:table-cell office:value-type="float" office:value="1.06187" calcext:value-type="float">
            <text:p>1.06187</text:p>
          </table:table-cell>
          <table:table-cell office:value-type="float" office:value="31.563903" calcext:value-type="float">
            <text:p>31.563903</text:p>
          </table:table-cell>
          <table:table-cell office:value-type="float" office:value="1.061564" calcext:value-type="float">
            <text:p>1.061564</text:p>
          </table:table-cell>
        </table:table-row>
        <table:table-row table:style-name="ro1">
          <table:table-cell office:value-type="float" office:value="31.5751" calcext:value-type="float">
            <text:p>31.5751</text:p>
          </table:table-cell>
          <table:table-cell office:value-type="float" office:value="1.05322" calcext:value-type="float">
            <text:p>1.05322</text:p>
          </table:table-cell>
          <table:table-cell office:value-type="float" office:value="31.575075" calcext:value-type="float">
            <text:p>31.575075</text:p>
          </table:table-cell>
          <table:table-cell office:value-type="float" office:value="1.052919" calcext:value-type="float">
            <text:p>1.052919</text:p>
          </table:table-cell>
        </table:table-row>
        <table:table-row table:style-name="ro1">
          <table:table-cell office:value-type="float" office:value="31.5862" calcext:value-type="float">
            <text:p>31.5862</text:p>
          </table:table-cell>
          <table:table-cell office:value-type="float" office:value="1.04398" calcext:value-type="float">
            <text:p>1.04398</text:p>
          </table:table-cell>
          <table:table-cell office:value-type="float" office:value="31.586234" calcext:value-type="float">
            <text:p>31.586234</text:p>
          </table:table-cell>
          <table:table-cell office:value-type="float" office:value="1.043684" calcext:value-type="float">
            <text:p>1.043684</text:p>
          </table:table-cell>
        </table:table-row>
        <table:table-row table:style-name="ro1">
          <table:table-cell office:value-type="float" office:value="31.5974" calcext:value-type="float">
            <text:p>31.5974</text:p>
          </table:table-cell>
          <table:table-cell office:value-type="float" office:value="1.03415" calcext:value-type="float">
            <text:p>1.03415</text:p>
          </table:table-cell>
          <table:table-cell office:value-type="float" office:value="31.59738" calcext:value-type="float">
            <text:p>31.59738</text:p>
          </table:table-cell>
          <table:table-cell office:value-type="float" office:value="1.033858" calcext:value-type="float">
            <text:p>1.033858</text:p>
          </table:table-cell>
        </table:table-row>
        <table:table-row table:style-name="ro1">
          <table:table-cell office:value-type="float" office:value="31.6085" calcext:value-type="float">
            <text:p>31.6085</text:p>
          </table:table-cell>
          <table:table-cell office:value-type="float" office:value="1.02373" calcext:value-type="float">
            <text:p>1.02373</text:p>
          </table:table-cell>
          <table:table-cell office:value-type="float" office:value="31.608515" calcext:value-type="float">
            <text:p>31.608515</text:p>
          </table:table-cell>
          <table:table-cell office:value-type="float" office:value="1.023443" calcext:value-type="float">
            <text:p>1.023443</text:p>
          </table:table-cell>
        </table:table-row>
        <table:table-row table:style-name="ro1">
          <table:table-cell office:value-type="float" office:value="31.6196" calcext:value-type="float">
            <text:p>31.6196</text:p>
          </table:table-cell>
          <table:table-cell office:value-type="float" office:value="1.01272" calcext:value-type="float">
            <text:p>1.01272</text:p>
          </table:table-cell>
          <table:table-cell office:value-type="float" office:value="31.619637" calcext:value-type="float">
            <text:p>31.619637</text:p>
          </table:table-cell>
          <table:table-cell office:value-type="float" office:value="1.012441" calcext:value-type="float">
            <text:p>1.012441</text:p>
          </table:table-cell>
        </table:table-row>
        <table:table-row table:style-name="ro1">
          <table:table-cell office:value-type="float" office:value="31.6307" calcext:value-type="float">
            <text:p>31.6307</text:p>
          </table:table-cell>
          <table:table-cell office:value-type="float" office:value="1.00113" calcext:value-type="float">
            <text:p>1.00113</text:p>
          </table:table-cell>
          <table:table-cell office:value-type="float" office:value="31.630746" calcext:value-type="float">
            <text:p>31.630746</text:p>
          </table:table-cell>
          <table:table-cell office:value-type="float" office:value="1.000852" calcext:value-type="float">
            <text:p>1.000852</text:p>
          </table:table-cell>
        </table:table-row>
        <table:table-row table:style-name="ro1">
          <table:table-cell office:value-type="float" office:value="31.6418" calcext:value-type="float">
            <text:p>31.6418</text:p>
          </table:table-cell>
          <table:table-cell office:value-type="float" office:value="0.988949" calcext:value-type="float">
            <text:p>0.988949</text:p>
          </table:table-cell>
          <table:table-cell office:value-type="float" office:value="31.641843" calcext:value-type="float">
            <text:p>31.641843</text:p>
          </table:table-cell>
          <table:table-cell office:value-type="float" office:value="0.988678" calcext:value-type="float">
            <text:p>0.988678</text:p>
          </table:table-cell>
        </table:table-row>
        <table:table-row table:style-name="ro1">
          <table:table-cell office:value-type="float" office:value="31.6529" calcext:value-type="float">
            <text:p>31.6529</text:p>
          </table:table-cell>
          <table:table-cell office:value-type="float" office:value="0.976186" calcext:value-type="float">
            <text:p>0.976186</text:p>
          </table:table-cell>
          <table:table-cell office:value-type="float" office:value="31.652928" calcext:value-type="float">
            <text:p>31.652928</text:p>
          </table:table-cell>
          <table:table-cell office:value-type="float" office:value="0.975921" calcext:value-type="float">
            <text:p>0.975921</text:p>
          </table:table-cell>
        </table:table-row>
        <table:table-row table:style-name="ro1">
          <table:table-cell office:value-type="float" office:value="31.664" calcext:value-type="float">
            <text:p>31.664</text:p>
          </table:table-cell>
          <table:table-cell office:value-type="float" office:value="0.962841" calcext:value-type="float">
            <text:p>0.962841</text:p>
          </table:table-cell>
          <table:table-cell office:value-type="float" office:value="31.664001" calcext:value-type="float">
            <text:p>31.664001</text:p>
          </table:table-cell>
          <table:table-cell office:value-type="float" office:value="0.962581" calcext:value-type="float">
            <text:p>0.962581</text:p>
          </table:table-cell>
        </table:table-row>
        <table:table-row table:style-name="ro1">
          <table:table-cell office:value-type="float" office:value="31.6751" calcext:value-type="float">
            <text:p>31.6751</text:p>
          </table:table-cell>
          <table:table-cell office:value-type="float" office:value="0.948914" calcext:value-type="float">
            <text:p>0.948914</text:p>
          </table:table-cell>
          <table:table-cell office:value-type="float" office:value="31.675061" calcext:value-type="float">
            <text:p>31.675061</text:p>
          </table:table-cell>
          <table:table-cell office:value-type="float" office:value="0.94866" calcext:value-type="float">
            <text:p>0.94866</text:p>
          </table:table-cell>
        </table:table-row>
        <table:table-row table:style-name="ro1">
          <table:table-cell office:value-type="float" office:value="31.6861" calcext:value-type="float">
            <text:p>31.6861</text:p>
          </table:table-cell>
          <table:table-cell office:value-type="float" office:value="0.934409" calcext:value-type="float">
            <text:p>0.934409</text:p>
          </table:table-cell>
          <table:table-cell office:value-type="float" office:value="31.686109" calcext:value-type="float">
            <text:p>31.686109</text:p>
          </table:table-cell>
          <table:table-cell office:value-type="float" office:value="0.93416" calcext:value-type="float">
            <text:p>0.93416</text:p>
          </table:table-cell>
        </table:table-row>
        <table:table-row table:style-name="ro1">
          <table:table-cell office:value-type="float" office:value="31.6971" calcext:value-type="float">
            <text:p>31.6971</text:p>
          </table:table-cell>
          <table:table-cell office:value-type="float" office:value="0.919325" calcext:value-type="float">
            <text:p>0.919325</text:p>
          </table:table-cell>
          <table:table-cell office:value-type="float" office:value="31.697145" calcext:value-type="float">
            <text:p>31.697145</text:p>
          </table:table-cell>
          <table:table-cell office:value-type="float" office:value="0.919083" calcext:value-type="float">
            <text:p>0.919083</text:p>
          </table:table-cell>
        </table:table-row>
        <table:table-row table:style-name="ro1">
          <table:table-cell office:value-type="float" office:value="31.7082" calcext:value-type="float">
            <text:p>31.7082</text:p>
          </table:table-cell>
          <table:table-cell office:value-type="float" office:value="0.903666" calcext:value-type="float">
            <text:p>0.903666</text:p>
          </table:table-cell>
          <table:table-cell office:value-type="float" office:value="31.708169" calcext:value-type="float">
            <text:p>31.708169</text:p>
          </table:table-cell>
          <table:table-cell office:value-type="float" office:value="0.90343" calcext:value-type="float">
            <text:p>0.90343</text:p>
          </table:table-cell>
        </table:table-row>
        <table:table-row table:style-name="ro1">
          <table:table-cell office:value-type="float" office:value="31.7192" calcext:value-type="float">
            <text:p>31.7192</text:p>
          </table:table-cell>
          <table:table-cell office:value-type="float" office:value="0.887432" calcext:value-type="float">
            <text:p>0.887432</text:p>
          </table:table-cell>
          <table:table-cell office:value-type="float" office:value="31.719181" calcext:value-type="float">
            <text:p>31.719181</text:p>
          </table:table-cell>
          <table:table-cell office:value-type="float" office:value="0.887203" calcext:value-type="float">
            <text:p>0.887203</text:p>
          </table:table-cell>
        </table:table-row>
        <table:table-row table:style-name="ro1">
          <table:table-cell office:value-type="float" office:value="31.7302" calcext:value-type="float">
            <text:p>31.7302</text:p>
          </table:table-cell>
          <table:table-cell office:value-type="float" office:value="0.870626" calcext:value-type="float">
            <text:p>0.870626</text:p>
          </table:table-cell>
          <table:table-cell office:value-type="float" office:value="31.73018" calcext:value-type="float">
            <text:p>31.73018</text:p>
          </table:table-cell>
          <table:table-cell office:value-type="float" office:value="0.870403" calcext:value-type="float">
            <text:p>0.870403</text:p>
          </table:table-cell>
        </table:table-row>
        <table:table-row table:style-name="ro1">
          <table:table-cell office:value-type="float" office:value="31.7412" calcext:value-type="float">
            <text:p>31.7412</text:p>
          </table:table-cell>
          <table:table-cell office:value-type="float" office:value="0.85325" calcext:value-type="float">
            <text:p>0.85325</text:p>
          </table:table-cell>
          <table:table-cell office:value-type="float" office:value="31.741168" calcext:value-type="float">
            <text:p>31.741168</text:p>
          </table:table-cell>
          <table:table-cell office:value-type="float" office:value="0.853034" calcext:value-type="float">
            <text:p>0.853034</text:p>
          </table:table-cell>
        </table:table-row>
        <table:table-row table:style-name="ro1">
          <table:table-cell office:value-type="float" office:value="31.7521" calcext:value-type="float">
            <text:p>31.7521</text:p>
          </table:table-cell>
          <table:table-cell office:value-type="float" office:value="0.835305" calcext:value-type="float">
            <text:p>0.835305</text:p>
          </table:table-cell>
          <table:table-cell office:value-type="float" office:value="31.752143" calcext:value-type="float">
            <text:p>31.752143</text:p>
          </table:table-cell>
          <table:table-cell office:value-type="float" office:value="0.835095" calcext:value-type="float">
            <text:p>0.835095</text:p>
          </table:table-cell>
        </table:table-row>
        <table:table-row table:style-name="ro1">
          <table:table-cell office:value-type="float" office:value="31.7631" calcext:value-type="float">
            <text:p>31.7631</text:p>
          </table:table-cell>
          <table:table-cell office:value-type="float" office:value="0.816793" calcext:value-type="float">
            <text:p>0.816793</text:p>
          </table:table-cell>
          <table:table-cell office:value-type="float" office:value="31.763106" calcext:value-type="float">
            <text:p>31.763106</text:p>
          </table:table-cell>
          <table:table-cell office:value-type="float" office:value="0.816591" calcext:value-type="float">
            <text:p>0.816591</text:p>
          </table:table-cell>
        </table:table-row>
        <table:table-row table:style-name="ro1">
          <table:table-cell office:value-type="float" office:value="31.7741" calcext:value-type="float">
            <text:p>31.7741</text:p>
          </table:table-cell>
          <table:table-cell office:value-type="float" office:value="0.797717" calcext:value-type="float">
            <text:p>0.797717</text:p>
          </table:table-cell>
          <table:table-cell office:value-type="float" office:value="31.774057" calcext:value-type="float">
            <text:p>31.774057</text:p>
          </table:table-cell>
          <table:table-cell office:value-type="float" office:value="0.797522" calcext:value-type="float">
            <text:p>0.797522</text:p>
          </table:table-cell>
        </table:table-row>
        <table:table-row table:style-name="ro1">
          <table:table-cell office:value-type="float" office:value="31.785" calcext:value-type="float">
            <text:p>31.785</text:p>
          </table:table-cell>
          <table:table-cell office:value-type="float" office:value="0.778078" calcext:value-type="float">
            <text:p>0.778078</text:p>
          </table:table-cell>
          <table:table-cell office:value-type="float" office:value="31.784997" calcext:value-type="float">
            <text:p>31.784997</text:p>
          </table:table-cell>
          <table:table-cell office:value-type="float" office:value="0.777891" calcext:value-type="float">
            <text:p>0.777891</text:p>
          </table:table-cell>
        </table:table-row>
        <table:table-row table:style-name="ro1">
          <table:table-cell office:value-type="float" office:value="31.7959" calcext:value-type="float">
            <text:p>31.7959</text:p>
          </table:table-cell>
          <table:table-cell office:value-type="float" office:value="0.75788" calcext:value-type="float">
            <text:p>0.75788</text:p>
          </table:table-cell>
          <table:table-cell office:value-type="float" office:value="31.795924" calcext:value-type="float">
            <text:p>31.795924</text:p>
          </table:table-cell>
          <table:table-cell office:value-type="float" office:value="0.7577" calcext:value-type="float">
            <text:p>0.7577</text:p>
          </table:table-cell>
        </table:table-row>
        <table:table-row table:style-name="ro1">
          <table:table-cell office:value-type="float" office:value="31.8068" calcext:value-type="float">
            <text:p>31.8068</text:p>
          </table:table-cell>
          <table:table-cell office:value-type="float" office:value="0.737123" calcext:value-type="float">
            <text:p>0.737123</text:p>
          </table:table-cell>
          <table:table-cell office:value-type="float" office:value="31.806839" calcext:value-type="float">
            <text:p>31.806839</text:p>
          </table:table-cell>
          <table:table-cell office:value-type="float" office:value="0.736951" calcext:value-type="float">
            <text:p>0.736951</text:p>
          </table:table-cell>
        </table:table-row>
        <table:table-row table:style-name="ro1">
          <table:table-cell office:value-type="float" office:value="31.8177" calcext:value-type="float">
            <text:p>31.8177</text:p>
          </table:table-cell>
          <table:table-cell office:value-type="float" office:value="0.715811" calcext:value-type="float">
            <text:p>0.715811</text:p>
          </table:table-cell>
          <table:table-cell office:value-type="float" office:value="31.817742" calcext:value-type="float">
            <text:p>31.817742</text:p>
          </table:table-cell>
          <table:table-cell office:value-type="float" office:value="0.715647" calcext:value-type="float">
            <text:p>0.715647</text:p>
          </table:table-cell>
        </table:table-row>
        <table:table-row table:style-name="ro1">
          <table:table-cell office:value-type="float" office:value="31.8286" calcext:value-type="float">
            <text:p>31.8286</text:p>
          </table:table-cell>
          <table:table-cell office:value-type="float" office:value="0.693945" calcext:value-type="float">
            <text:p>0.693945</text:p>
          </table:table-cell>
          <table:table-cell office:value-type="float" office:value="31.828634" calcext:value-type="float">
            <text:p>31.828634</text:p>
          </table:table-cell>
          <table:table-cell office:value-type="float" office:value="0.69379" calcext:value-type="float">
            <text:p>0.69379</text:p>
          </table:table-cell>
        </table:table-row>
        <table:table-row table:style-name="ro1">
          <table:table-cell office:value-type="float" office:value="31.8395" calcext:value-type="float">
            <text:p>31.8395</text:p>
          </table:table-cell>
          <table:table-cell office:value-type="float" office:value="0.671528" calcext:value-type="float">
            <text:p>0.671528</text:p>
          </table:table-cell>
          <table:table-cell office:value-type="float" office:value="31.839514" calcext:value-type="float">
            <text:p>31.839514</text:p>
          </table:table-cell>
          <table:table-cell office:value-type="float" office:value="0.671381" calcext:value-type="float">
            <text:p>0.671381</text:p>
          </table:table-cell>
        </table:table-row>
        <table:table-row table:style-name="ro1">
          <table:table-cell office:value-type="float" office:value="31.8504" calcext:value-type="float">
            <text:p>31.8504</text:p>
          </table:table-cell>
          <table:table-cell office:value-type="float" office:value="0.648563" calcext:value-type="float">
            <text:p>0.648563</text:p>
          </table:table-cell>
          <table:table-cell office:value-type="float" office:value="31.850381" calcext:value-type="float">
            <text:p>31.850381</text:p>
          </table:table-cell>
          <table:table-cell office:value-type="float" office:value="0.648425" calcext:value-type="float">
            <text:p>0.648425</text:p>
          </table:table-cell>
        </table:table-row>
        <table:table-row table:style-name="ro1">
          <table:table-cell office:value-type="float" office:value="31.8612" calcext:value-type="float">
            <text:p>31.8612</text:p>
          </table:table-cell>
          <table:table-cell office:value-type="float" office:value="0.625052" calcext:value-type="float">
            <text:p>0.625052</text:p>
          </table:table-cell>
          <table:table-cell office:value-type="float" office:value="31.861237" calcext:value-type="float">
            <text:p>31.861237</text:p>
          </table:table-cell>
          <table:table-cell office:value-type="float" office:value="0.624922" calcext:value-type="float">
            <text:p>0.624922</text:p>
          </table:table-cell>
        </table:table-row>
        <table:table-row table:style-name="ro1">
          <table:table-cell office:value-type="float" office:value="31.8721" calcext:value-type="float">
            <text:p>31.8721</text:p>
          </table:table-cell>
          <table:table-cell office:value-type="float" office:value="0.600998" calcext:value-type="float">
            <text:p>0.600998</text:p>
          </table:table-cell>
          <table:table-cell office:value-type="float" office:value="31.872082" calcext:value-type="float">
            <text:p>31.872082</text:p>
          </table:table-cell>
          <table:table-cell office:value-type="float" office:value="0.600877" calcext:value-type="float">
            <text:p>0.600877</text:p>
          </table:table-cell>
        </table:table-row>
        <table:table-row table:style-name="ro1">
          <table:table-cell office:value-type="float" office:value="31.8829" calcext:value-type="float">
            <text:p>31.8829</text:p>
          </table:table-cell>
          <table:table-cell office:value-type="float" office:value="0.576402" calcext:value-type="float">
            <text:p>0.576402</text:p>
          </table:table-cell>
          <table:table-cell office:value-type="float" office:value="31.882914" calcext:value-type="float">
            <text:p>31.882914</text:p>
          </table:table-cell>
          <table:table-cell office:value-type="float" office:value="0.57629" calcext:value-type="float">
            <text:p>0.57629</text:p>
          </table:table-cell>
        </table:table-row>
        <table:table-row table:style-name="ro1">
          <table:table-cell office:value-type="float" office:value="31.8937" calcext:value-type="float">
            <text:p>31.8937</text:p>
          </table:table-cell>
          <table:table-cell office:value-type="float" office:value="0.551268" calcext:value-type="float">
            <text:p>0.551268</text:p>
          </table:table-cell>
          <table:table-cell office:value-type="float" office:value="31.893735" calcext:value-type="float">
            <text:p>31.893735</text:p>
          </table:table-cell>
          <table:table-cell office:value-type="float" office:value="0.551166" calcext:value-type="float">
            <text:p>0.551166</text:p>
          </table:table-cell>
        </table:table-row>
        <table:table-row table:style-name="ro1">
          <table:table-cell office:value-type="float" office:value="31.9045" calcext:value-type="float">
            <text:p>31.9045</text:p>
          </table:table-cell>
          <table:table-cell office:value-type="float" office:value="0.525599" calcext:value-type="float">
            <text:p>0.525599</text:p>
          </table:table-cell>
          <table:table-cell office:value-type="float" office:value="31.904544" calcext:value-type="float">
            <text:p>31.904544</text:p>
          </table:table-cell>
          <table:table-cell office:value-type="float" office:value="0.525506" calcext:value-type="float">
            <text:p>0.525506</text:p>
          </table:table-cell>
        </table:table-row>
        <table:table-row table:style-name="ro1">
          <table:table-cell office:value-type="float" office:value="31.9153" calcext:value-type="float">
            <text:p>31.9153</text:p>
          </table:table-cell>
          <table:table-cell office:value-type="float" office:value="0.499397" calcext:value-type="float">
            <text:p>0.499397</text:p>
          </table:table-cell>
          <table:table-cell office:value-type="float" office:value="31.915341" calcext:value-type="float">
            <text:p>31.915341</text:p>
          </table:table-cell>
          <table:table-cell office:value-type="float" office:value="0.499313" calcext:value-type="float">
            <text:p>0.499313</text:p>
          </table:table-cell>
        </table:table-row>
        <table:table-row table:style-name="ro1">
          <table:table-cell office:value-type="float" office:value="31.9261" calcext:value-type="float">
            <text:p>31.9261</text:p>
          </table:table-cell>
          <table:table-cell office:value-type="float" office:value="0.472665" calcext:value-type="float">
            <text:p>0.472665</text:p>
          </table:table-cell>
          <table:table-cell office:value-type="float" office:value="31.926127" calcext:value-type="float">
            <text:p>31.926127</text:p>
          </table:table-cell>
          <table:table-cell office:value-type="float" office:value="0.47259" calcext:value-type="float">
            <text:p>0.47259</text:p>
          </table:table-cell>
        </table:table-row>
        <table:table-row table:style-name="ro1">
          <table:table-cell office:value-type="float" office:value="31.9369" calcext:value-type="float">
            <text:p>31.9369</text:p>
          </table:table-cell>
          <table:table-cell office:value-type="float" office:value="0.445405" calcext:value-type="float">
            <text:p>0.445405</text:p>
          </table:table-cell>
          <table:table-cell office:value-type="float" office:value="31.936901" calcext:value-type="float">
            <text:p>31.936901</text:p>
          </table:table-cell>
          <table:table-cell office:value-type="float" office:value="0.44534" calcext:value-type="float">
            <text:p>0.44534</text:p>
          </table:table-cell>
        </table:table-row>
        <table:table-row table:style-name="ro1">
          <table:table-cell office:value-type="float" office:value="31.9477" calcext:value-type="float">
            <text:p>31.9477</text:p>
          </table:table-cell>
          <table:table-cell office:value-type="float" office:value="0.417621" calcext:value-type="float">
            <text:p>0.417621</text:p>
          </table:table-cell>
          <table:table-cell office:value-type="float" office:value="31.947663" calcext:value-type="float">
            <text:p>31.947663</text:p>
          </table:table-cell>
          <table:table-cell office:value-type="float" office:value="0.417566" calcext:value-type="float">
            <text:p>0.417566</text:p>
          </table:table-cell>
        </table:table-row>
        <table:table-row table:style-name="ro1">
          <table:table-cell office:value-type="float" office:value="31.9584" calcext:value-type="float">
            <text:p>31.9584</text:p>
          </table:table-cell>
          <table:table-cell office:value-type="float" office:value="0.389315" calcext:value-type="float">
            <text:p>0.389315</text:p>
          </table:table-cell>
          <table:table-cell office:value-type="float" office:value="31.958414" calcext:value-type="float">
            <text:p>31.958414</text:p>
          </table:table-cell>
          <table:table-cell office:value-type="float" office:value="0.389271" calcext:value-type="float">
            <text:p>0.389271</text:p>
          </table:table-cell>
        </table:table-row>
        <table:table-row table:style-name="ro1">
          <table:table-cell office:value-type="float" office:value="31.9692" calcext:value-type="float">
            <text:p>31.9692</text:p>
          </table:table-cell>
          <table:table-cell office:value-type="float" office:value="0.360491" calcext:value-type="float">
            <text:p>0.360491</text:p>
          </table:table-cell>
          <table:table-cell office:value-type="float" office:value="31.969154" calcext:value-type="float">
            <text:p>31.969154</text:p>
          </table:table-cell>
          <table:table-cell office:value-type="float" office:value="0.360457" calcext:value-type="float">
            <text:p>0.360457</text:p>
          </table:table-cell>
        </table:table-row>
        <table:table-row table:style-name="ro1">
          <table:table-cell office:value-type="float" office:value="31.9799" calcext:value-type="float">
            <text:p>31.9799</text:p>
          </table:table-cell>
          <table:table-cell office:value-type="float" office:value="0.331151" calcext:value-type="float">
            <text:p>0.331151</text:p>
          </table:table-cell>
          <table:table-cell office:value-type="float" office:value="31.979881" calcext:value-type="float">
            <text:p>31.979881</text:p>
          </table:table-cell>
          <table:table-cell office:value-type="float" office:value="0.331127" calcext:value-type="float">
            <text:p>0.331127</text:p>
          </table:table-cell>
        </table:table-row>
        <table:table-row table:style-name="ro1">
          <table:table-cell office:value-type="float" office:value="31.9906" calcext:value-type="float">
            <text:p>31.9906</text:p>
          </table:table-cell>
          <table:table-cell office:value-type="float" office:value="0.301299" calcext:value-type="float">
            <text:p>0.301299</text:p>
          </table:table-cell>
          <table:table-cell office:value-type="float" office:value="31.990598" calcext:value-type="float">
            <text:p>31.990598</text:p>
          </table:table-cell>
          <table:table-cell office:value-type="float" office:value="0.301285" calcext:value-type="float">
            <text:p>0.301285</text:p>
          </table:table-cell>
        </table:table-row>
        <table:table-row table:style-name="ro1">
          <table:table-cell office:value-type="float" office:value="32.0013" calcext:value-type="float">
            <text:p>32.0013</text:p>
          </table:table-cell>
          <table:table-cell office:value-type="float" office:value="0.270937" calcext:value-type="float">
            <text:p>0.270937</text:p>
          </table:table-cell>
          <table:table-cell office:value-type="float" office:value="32.001302" calcext:value-type="float">
            <text:p>32.001302</text:p>
          </table:table-cell>
          <table:table-cell office:value-type="float" office:value="0.270934" calcext:value-type="float">
            <text:p>0.270934</text:p>
          </table:table-cell>
        </table:table-row>
        <table:table-row table:style-name="ro1">
          <table:table-cell office:value-type="float" office:value="32.012" calcext:value-type="float">
            <text:p>32.012</text:p>
          </table:table-cell>
          <table:table-cell office:value-type="float" office:value="0.240068" calcext:value-type="float">
            <text:p>0.240068</text:p>
          </table:table-cell>
          <table:table-cell office:value-type="float" office:value="32.011996" calcext:value-type="float">
            <text:p>32.011996</text:p>
          </table:table-cell>
          <table:table-cell office:value-type="float" office:value="0.240076" calcext:value-type="float">
            <text:p>0.240076</text:p>
          </table:table-cell>
        </table:table-row>
        <table:table-row table:style-name="ro1">
          <table:table-cell office:value-type="float" office:value="32.0227" calcext:value-type="float">
            <text:p>32.0227</text:p>
          </table:table-cell>
          <table:table-cell office:value-type="float" office:value="0.208696" calcext:value-type="float">
            <text:p>0.208696</text:p>
          </table:table-cell>
          <table:table-cell office:value-type="float" office:value="32.022678" calcext:value-type="float">
            <text:p>32.022678</text:p>
          </table:table-cell>
          <table:table-cell office:value-type="float" office:value="0.208715" calcext:value-type="float">
            <text:p>0.208715</text:p>
          </table:table-cell>
        </table:table-row>
        <table:table-row table:style-name="ro1">
          <table:table-cell office:value-type="float" office:value="32.0333" calcext:value-type="float">
            <text:p>32.0333</text:p>
          </table:table-cell>
          <table:table-cell office:value-type="float" office:value="0.176823" calcext:value-type="float">
            <text:p>0.176823</text:p>
          </table:table-cell>
          <table:table-cell office:value-type="float" office:value="32.033348" calcext:value-type="float">
            <text:p>32.033348</text:p>
          </table:table-cell>
          <table:table-cell office:value-type="float" office:value="0.176853" calcext:value-type="float">
            <text:p>0.176853</text:p>
          </table:table-cell>
        </table:table-row>
        <table:table-row table:style-name="ro1">
          <table:table-cell office:value-type="float" office:value="32.044" calcext:value-type="float">
            <text:p>32.044</text:p>
          </table:table-cell>
          <table:table-cell office:value-type="float" office:value="0.144453" calcext:value-type="float">
            <text:p>0.144453</text:p>
          </table:table-cell>
          <table:table-cell office:value-type="float" office:value="32.044007" calcext:value-type="float">
            <text:p>32.044007</text:p>
          </table:table-cell>
          <table:table-cell office:value-type="float" office:value="0.144494" calcext:value-type="float">
            <text:p>0.144494</text:p>
          </table:table-cell>
        </table:table-row>
        <table:table-row table:style-name="ro1">
          <table:table-cell office:value-type="float" office:value="32.0547" calcext:value-type="float">
            <text:p>32.0547</text:p>
          </table:table-cell>
          <table:table-cell office:value-type="float" office:value="0.11159" calcext:value-type="float">
            <text:p>0.11159</text:p>
          </table:table-cell>
          <table:table-cell office:value-type="float" office:value="32.054655" calcext:value-type="float">
            <text:p>32.054655</text:p>
          </table:table-cell>
          <table:table-cell office:value-type="float" office:value="0.111642" calcext:value-type="float">
            <text:p>0.111642</text:p>
          </table:table-cell>
        </table:table-row>
        <table:table-row table:style-name="ro1">
          <table:table-cell office:value-type="float" office:value="32.0653" calcext:value-type="float">
            <text:p>32.0653</text:p>
          </table:table-cell>
          <table:table-cell office:value-type="float" office:value="0.0782351" calcext:value-type="float">
            <text:p>0.0782351</text:p>
          </table:table-cell>
          <table:table-cell office:value-type="float" office:value="32.065291" calcext:value-type="float">
            <text:p>32.065291</text:p>
          </table:table-cell>
          <table:table-cell office:value-type="float" office:value="0.078299" calcext:value-type="float">
            <text:p>0.078299</text:p>
          </table:table-cell>
        </table:table-row>
        <table:table-row table:style-name="ro1">
          <table:table-cell office:value-type="float" office:value="32.0759" calcext:value-type="float">
            <text:p>32.0759</text:p>
          </table:table-cell>
          <table:table-cell office:value-type="float" office:value="0.0443931" calcext:value-type="float">
            <text:p>0.0443931</text:p>
          </table:table-cell>
          <table:table-cell office:value-type="float" office:value="32.075916" calcext:value-type="float">
            <text:p>32.075916</text:p>
          </table:table-cell>
          <table:table-cell office:value-type="float" office:value="0.044469" calcext:value-type="float">
            <text:p>0.044469</text:p>
          </table:table-cell>
        </table:table-row>
        <table:table-row table:style-name="ro1">
          <table:table-cell office:value-type="float" office:value="32.0865" calcext:value-type="float">
            <text:p>32.0865</text:p>
          </table:table-cell>
          <table:table-cell office:value-type="float" office:value="0.0100669" calcext:value-type="float">
            <text:p>0.0100669</text:p>
          </table:table-cell>
          <table:table-cell office:value-type="float" office:value="32.08653" calcext:value-type="float">
            <text:p>32.08653</text:p>
          </table:table-cell>
          <table:table-cell office:value-type="float" office:value="0.010154" calcext:value-type="float">
            <text:p>0.010154</text:p>
          </table:table-cell>
        </table:table-row>
        <table:table-row table:style-name="ro1">
          <table:table-cell office:value-type="float" office:value="32.0971" calcext:value-type="float">
            <text:p>32.0971</text:p>
          </table:table-cell>
          <table:table-cell office:value-type="float" office:value="0" calcext:value-type="float">
            <text:p>0</text:p>
          </table:table-cell>
          <table:table-cell office:value-type="float" office:value="32.097133" calcext:value-type="float">
            <text:p>32.097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1819" calcext:value-type="float">
            <text:p>32.1819</text:p>
          </table:table-cell>
          <table:table-cell office:value-type="float" office:value="0" calcext:value-type="float">
            <text:p>0</text:p>
          </table:table-cell>
          <table:table-cell office:value-type="float" office:value="32.181863" calcext:value-type="float">
            <text:p>32.181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1925" calcext:value-type="float">
            <text:p>32.1925</text:p>
          </table:table-cell>
          <table:table-cell office:value-type="float" office:value="0.0352847" calcext:value-type="float">
            <text:p>0.0352847</text:p>
          </table:table-cell>
          <table:table-cell office:value-type="float" office:value="32.192454" calcext:value-type="float">
            <text:p>32.192454</text:p>
          </table:table-cell>
          <table:table-cell office:value-type="float" office:value="0.035273" calcext:value-type="float">
            <text:p>0.035273</text:p>
          </table:table-cell>
        </table:table-row>
        <table:table-row table:style-name="ro1">
          <table:table-cell office:value-type="float" office:value="32.203" calcext:value-type="float">
            <text:p>32.203</text:p>
          </table:table-cell>
          <table:table-cell office:value-type="float" office:value="0.0698462" calcext:value-type="float">
            <text:p>0.0698462</text:p>
          </table:table-cell>
          <table:table-cell office:value-type="float" office:value="32.203034" calcext:value-type="float">
            <text:p>32.203034</text:p>
          </table:table-cell>
          <table:table-cell office:value-type="float" office:value="0.069823" calcext:value-type="float">
            <text:p>0.069823</text:p>
          </table:table-cell>
        </table:table-row>
        <table:table-row table:style-name="ro1">
          <table:table-cell office:value-type="float" office:value="32.2136" calcext:value-type="float">
            <text:p>32.2136</text:p>
          </table:table-cell>
          <table:table-cell office:value-type="float" office:value="0.103689" calcext:value-type="float">
            <text:p>0.103689</text:p>
          </table:table-cell>
          <table:table-cell office:value-type="float" office:value="32.213603" calcext:value-type="float">
            <text:p>32.213603</text:p>
          </table:table-cell>
          <table:table-cell office:value-type="float" office:value="0.103654" calcext:value-type="float">
            <text:p>0.103654</text:p>
          </table:table-cell>
        </table:table-row>
        <table:table-row table:style-name="ro1">
          <table:table-cell office:value-type="float" office:value="32.2242" calcext:value-type="float">
            <text:p>32.2242</text:p>
          </table:table-cell>
          <table:table-cell office:value-type="float" office:value="0.136819" calcext:value-type="float">
            <text:p>0.136819</text:p>
          </table:table-cell>
          <table:table-cell office:value-type="float" office:value="32.224161" calcext:value-type="float">
            <text:p>32.224161</text:p>
          </table:table-cell>
          <table:table-cell office:value-type="float" office:value="0.136773" calcext:value-type="float">
            <text:p>0.136773</text:p>
          </table:table-cell>
        </table:table-row>
        <table:table-row table:style-name="ro1">
          <table:table-cell office:value-type="float" office:value="32.2347" calcext:value-type="float">
            <text:p>32.2347</text:p>
          </table:table-cell>
          <table:table-cell office:value-type="float" office:value="0.169241" calcext:value-type="float">
            <text:p>0.169241</text:p>
          </table:table-cell>
          <table:table-cell office:value-type="float" office:value="32.234707" calcext:value-type="float">
            <text:p>32.234707</text:p>
          </table:table-cell>
          <table:table-cell office:value-type="float" office:value="0.169184" calcext:value-type="float">
            <text:p>0.169184</text:p>
          </table:table-cell>
        </table:table-row>
        <table:table-row table:style-name="ro1">
          <table:table-cell office:value-type="float" office:value="32.2452" calcext:value-type="float">
            <text:p>32.2452</text:p>
          </table:table-cell>
          <table:table-cell office:value-type="float" office:value="0.200958" calcext:value-type="float">
            <text:p>0.200958</text:p>
          </table:table-cell>
          <table:table-cell office:value-type="float" office:value="32.245243" calcext:value-type="float">
            <text:p>32.245243</text:p>
          </table:table-cell>
          <table:table-cell office:value-type="float" office:value="0.200891" calcext:value-type="float">
            <text:p>0.200891</text:p>
          </table:table-cell>
        </table:table-row>
        <table:table-row table:style-name="ro1">
          <table:table-cell office:value-type="float" office:value="32.2558" calcext:value-type="float">
            <text:p>32.2558</text:p>
          </table:table-cell>
          <table:table-cell office:value-type="float" office:value="0.231977" calcext:value-type="float">
            <text:p>0.231977</text:p>
          </table:table-cell>
          <table:table-cell office:value-type="float" office:value="32.255767" calcext:value-type="float">
            <text:p>32.255767</text:p>
          </table:table-cell>
          <table:table-cell office:value-type="float" office:value="0.231899" calcext:value-type="float">
            <text:p>0.231899</text:p>
          </table:table-cell>
        </table:table-row>
        <table:table-row table:style-name="ro1">
          <table:table-cell office:value-type="float" office:value="32.2663" calcext:value-type="float">
            <text:p>32.2663</text:p>
          </table:table-cell>
          <table:table-cell office:value-type="float" office:value="0.2623" calcext:value-type="float">
            <text:p>0.2623</text:p>
          </table:table-cell>
          <table:table-cell office:value-type="float" office:value="32.26628" calcext:value-type="float">
            <text:p>32.26628</text:p>
          </table:table-cell>
          <table:table-cell office:value-type="float" office:value="0.262212" calcext:value-type="float">
            <text:p>0.262212</text:p>
          </table:table-cell>
        </table:table-row>
        <table:table-row table:style-name="ro1">
          <table:table-cell office:value-type="float" office:value="32.2768" calcext:value-type="float">
            <text:p>32.2768</text:p>
          </table:table-cell>
          <table:table-cell office:value-type="float" office:value="0.291933" calcext:value-type="float">
            <text:p>0.291933</text:p>
          </table:table-cell>
          <table:table-cell office:value-type="float" office:value="32.276782" calcext:value-type="float">
            <text:p>32.276782</text:p>
          </table:table-cell>
          <table:table-cell office:value-type="float" office:value="0.291835" calcext:value-type="float">
            <text:p>0.291835</text:p>
          </table:table-cell>
        </table:table-row>
        <table:table-row table:style-name="ro1">
          <table:table-cell office:value-type="float" office:value="32.2873" calcext:value-type="float">
            <text:p>32.2873</text:p>
          </table:table-cell>
          <table:table-cell office:value-type="float" office:value="0.320879" calcext:value-type="float">
            <text:p>0.320879</text:p>
          </table:table-cell>
          <table:table-cell office:value-type="float" office:value="32.287274" calcext:value-type="float">
            <text:p>32.287274</text:p>
          </table:table-cell>
          <table:table-cell office:value-type="float" office:value="0.320771" calcext:value-type="float">
            <text:p>0.320771</text:p>
          </table:table-cell>
        </table:table-row>
        <table:table-row table:style-name="ro1">
          <table:table-cell office:value-type="float" office:value="32.2978" calcext:value-type="float">
            <text:p>32.2978</text:p>
          </table:table-cell>
          <table:table-cell office:value-type="float" office:value="0.349142" calcext:value-type="float">
            <text:p>0.349142</text:p>
          </table:table-cell>
          <table:table-cell office:value-type="float" office:value="32.297754" calcext:value-type="float">
            <text:p>32.297754</text:p>
          </table:table-cell>
          <table:table-cell office:value-type="float" office:value="0.349026" calcext:value-type="float">
            <text:p>0.349026</text:p>
          </table:table-cell>
        </table:table-row>
        <table:table-row table:style-name="ro1">
          <table:table-cell office:value-type="float" office:value="32.3082" calcext:value-type="float">
            <text:p>32.3082</text:p>
          </table:table-cell>
          <table:table-cell office:value-type="float" office:value="0.376727" calcext:value-type="float">
            <text:p>0.376727</text:p>
          </table:table-cell>
          <table:table-cell office:value-type="float" office:value="32.308223" calcext:value-type="float">
            <text:p>32.308223</text:p>
          </table:table-cell>
          <table:table-cell office:value-type="float" office:value="0.376601" calcext:value-type="float">
            <text:p>0.376601</text:p>
          </table:table-cell>
        </table:table-row>
        <table:table-row table:style-name="ro1">
          <table:table-cell office:value-type="float" office:value="32.3187" calcext:value-type="float">
            <text:p>32.3187</text:p>
          </table:table-cell>
          <table:table-cell office:value-type="float" office:value="0.403637" calcext:value-type="float">
            <text:p>0.403637</text:p>
          </table:table-cell>
          <table:table-cell office:value-type="float" office:value="32.318681" calcext:value-type="float">
            <text:p>32.318681</text:p>
          </table:table-cell>
          <table:table-cell office:value-type="float" office:value="0.403503" calcext:value-type="float">
            <text:p>0.403503</text:p>
          </table:table-cell>
        </table:table-row>
        <table:table-row table:style-name="ro1">
          <table:table-cell office:value-type="float" office:value="32.3291" calcext:value-type="float">
            <text:p>32.3291</text:p>
          </table:table-cell>
          <table:table-cell office:value-type="float" office:value="0.429876" calcext:value-type="float">
            <text:p>0.429876</text:p>
          </table:table-cell>
          <table:table-cell office:value-type="float" office:value="32.329128" calcext:value-type="float">
            <text:p>32.329128</text:p>
          </table:table-cell>
          <table:table-cell office:value-type="float" office:value="0.429733" calcext:value-type="float">
            <text:p>0.429733</text:p>
          </table:table-cell>
        </table:table-row>
        <table:table-row table:style-name="ro1">
          <table:table-cell office:value-type="float" office:value="32.3396" calcext:value-type="float">
            <text:p>32.3396</text:p>
          </table:table-cell>
          <table:table-cell office:value-type="float" office:value="0.455447" calcext:value-type="float">
            <text:p>0.455447</text:p>
          </table:table-cell>
          <table:table-cell office:value-type="float" office:value="32.339565" calcext:value-type="float">
            <text:p>32.339565</text:p>
          </table:table-cell>
          <table:table-cell office:value-type="float" office:value="0.455296" calcext:value-type="float">
            <text:p>0.455296</text:p>
          </table:table-cell>
        </table:table-row>
        <table:table-row table:style-name="ro1">
          <table:table-cell office:value-type="float" office:value="32.35" calcext:value-type="float">
            <text:p>32.35</text:p>
          </table:table-cell>
          <table:table-cell office:value-type="float" office:value="0.480354" calcext:value-type="float">
            <text:p>0.480354</text:p>
          </table:table-cell>
          <table:table-cell office:value-type="float" office:value="32.34999" calcext:value-type="float">
            <text:p>32.34999</text:p>
          </table:table-cell>
          <table:table-cell office:value-type="float" office:value="0.480195" calcext:value-type="float">
            <text:p>0.480195</text:p>
          </table:table-cell>
        </table:table-row>
        <table:table-row table:style-name="ro1">
          <table:table-cell office:value-type="float" office:value="32.3604" calcext:value-type="float">
            <text:p>32.3604</text:p>
          </table:table-cell>
          <table:table-cell office:value-type="float" office:value="0.5046" calcext:value-type="float">
            <text:p>0.5046</text:p>
          </table:table-cell>
          <table:table-cell office:value-type="float" office:value="32.360405" calcext:value-type="float">
            <text:p>32.360405</text:p>
          </table:table-cell>
          <table:table-cell office:value-type="float" office:value="0.504433" calcext:value-type="float">
            <text:p>0.504433</text:p>
          </table:table-cell>
        </table:table-row>
        <table:table-row table:style-name="ro1">
          <table:table-cell office:value-type="float" office:value="32.3708" calcext:value-type="float">
            <text:p>32.3708</text:p>
          </table:table-cell>
          <table:table-cell office:value-type="float" office:value="0.528189" calcext:value-type="float">
            <text:p>0.528189</text:p>
          </table:table-cell>
          <table:table-cell office:value-type="float" office:value="32.370809" calcext:value-type="float">
            <text:p>32.370809</text:p>
          </table:table-cell>
          <table:table-cell office:value-type="float" office:value="0.528015" calcext:value-type="float">
            <text:p>0.528015</text:p>
          </table:table-cell>
        </table:table-row>
        <table:table-row table:style-name="ro1">
          <table:table-cell office:value-type="float" office:value="32.3812" calcext:value-type="float">
            <text:p>32.3812</text:p>
          </table:table-cell>
          <table:table-cell office:value-type="float" office:value="0.551123" calcext:value-type="float">
            <text:p>0.551123</text:p>
          </table:table-cell>
          <table:table-cell office:value-type="float" office:value="32.381201" calcext:value-type="float">
            <text:p>32.381201</text:p>
          </table:table-cell>
          <table:table-cell office:value-type="float" office:value="0.550942" calcext:value-type="float">
            <text:p>0.550942</text:p>
          </table:table-cell>
        </table:table-row>
        <table:table-row table:style-name="ro1">
          <table:table-cell office:value-type="float" office:value="32.3916" calcext:value-type="float">
            <text:p>32.3916</text:p>
          </table:table-cell>
          <table:table-cell office:value-type="float" office:value="0.573406" calcext:value-type="float">
            <text:p>0.573406</text:p>
          </table:table-cell>
          <table:table-cell office:value-type="float" office:value="32.391584" calcext:value-type="float">
            <text:p>32.391584</text:p>
          </table:table-cell>
          <table:table-cell office:value-type="float" office:value="0.573218" calcext:value-type="float">
            <text:p>0.573218</text:p>
          </table:table-cell>
        </table:table-row>
        <table:table-row table:style-name="ro1">
          <table:table-cell office:value-type="float" office:value="32.402" calcext:value-type="float">
            <text:p>32.402</text:p>
          </table:table-cell>
          <table:table-cell office:value-type="float" office:value="0.595041" calcext:value-type="float">
            <text:p>0.595041</text:p>
          </table:table-cell>
          <table:table-cell office:value-type="float" office:value="32.401955" calcext:value-type="float">
            <text:p>32.401955</text:p>
          </table:table-cell>
          <table:table-cell office:value-type="float" office:value="0.594845" calcext:value-type="float">
            <text:p>0.594845</text:p>
          </table:table-cell>
        </table:table-row>
        <table:table-row table:style-name="ro1">
          <table:table-cell office:value-type="float" office:value="32.4123" calcext:value-type="float">
            <text:p>32.4123</text:p>
          </table:table-cell>
          <table:table-cell office:value-type="float" office:value="0.61603" calcext:value-type="float">
            <text:p>0.61603</text:p>
          </table:table-cell>
          <table:table-cell office:value-type="float" office:value="32.412316" calcext:value-type="float">
            <text:p>32.412316</text:p>
          </table:table-cell>
          <table:table-cell office:value-type="float" office:value="0.615828" calcext:value-type="float">
            <text:p>0.615828</text:p>
          </table:table-cell>
        </table:table-row>
        <table:table-row table:style-name="ro1">
          <table:table-cell office:value-type="float" office:value="32.4227" calcext:value-type="float">
            <text:p>32.4227</text:p>
          </table:table-cell>
          <table:table-cell office:value-type="float" office:value="0.636376" calcext:value-type="float">
            <text:p>0.636376</text:p>
          </table:table-cell>
          <table:table-cell office:value-type="float" office:value="32.422665" calcext:value-type="float">
            <text:p>32.422665</text:p>
          </table:table-cell>
          <table:table-cell office:value-type="float" office:value="0.636168" calcext:value-type="float">
            <text:p>0.636168</text:p>
          </table:table-cell>
        </table:table-row>
        <table:table-row table:style-name="ro1">
          <table:table-cell office:value-type="float" office:value="32.433" calcext:value-type="float">
            <text:p>32.433</text:p>
          </table:table-cell>
          <table:table-cell office:value-type="float" office:value="0.656082" calcext:value-type="float">
            <text:p>0.656082</text:p>
          </table:table-cell>
          <table:table-cell office:value-type="float" office:value="32.433005" calcext:value-type="float">
            <text:p>32.433005</text:p>
          </table:table-cell>
          <table:table-cell office:value-type="float" office:value="0.655868" calcext:value-type="float">
            <text:p>0.655868</text:p>
          </table:table-cell>
        </table:table-row>
        <table:table-row table:style-name="ro1">
          <table:table-cell office:value-type="float" office:value="32.4433" calcext:value-type="float">
            <text:p>32.4433</text:p>
          </table:table-cell>
          <table:table-cell office:value-type="float" office:value="0.67515" calcext:value-type="float">
            <text:p>0.67515</text:p>
          </table:table-cell>
          <table:table-cell office:value-type="float" office:value="32.443333" calcext:value-type="float">
            <text:p>32.443333</text:p>
          </table:table-cell>
          <table:table-cell office:value-type="float" office:value="0.67493" calcext:value-type="float">
            <text:p>0.67493</text:p>
          </table:table-cell>
        </table:table-row>
        <table:table-row table:style-name="ro1">
          <table:table-cell office:value-type="float" office:value="32.4537" calcext:value-type="float">
            <text:p>32.4537</text:p>
          </table:table-cell>
          <table:table-cell office:value-type="float" office:value="0.693584" calcext:value-type="float">
            <text:p>0.693584</text:p>
          </table:table-cell>
          <table:table-cell office:value-type="float" office:value="32.453651" calcext:value-type="float">
            <text:p>32.453651</text:p>
          </table:table-cell>
          <table:table-cell office:value-type="float" office:value="0.693358" calcext:value-type="float">
            <text:p>0.693358</text:p>
          </table:table-cell>
        </table:table-row>
        <table:table-row table:style-name="ro1">
          <table:table-cell office:value-type="float" office:value="32.464" calcext:value-type="float">
            <text:p>32.464</text:p>
          </table:table-cell>
          <table:table-cell office:value-type="float" office:value="0.711384" calcext:value-type="float">
            <text:p>0.711384</text:p>
          </table:table-cell>
          <table:table-cell office:value-type="float" office:value="32.463958" calcext:value-type="float">
            <text:p>32.463958</text:p>
          </table:table-cell>
          <table:table-cell office:value-type="float" office:value="0.711153" calcext:value-type="float">
            <text:p>0.711153</text:p>
          </table:table-cell>
        </table:table-row>
        <table:table-row table:style-name="ro1">
          <table:table-cell office:value-type="float" office:value="32.4743" calcext:value-type="float">
            <text:p>32.4743</text:p>
          </table:table-cell>
          <table:table-cell office:value-type="float" office:value="0.728554" calcext:value-type="float">
            <text:p>0.728554</text:p>
          </table:table-cell>
          <table:table-cell office:value-type="float" office:value="32.474254" calcext:value-type="float">
            <text:p>32.474254</text:p>
          </table:table-cell>
          <table:table-cell office:value-type="float" office:value="0.728318" calcext:value-type="float">
            <text:p>0.728318</text:p>
          </table:table-cell>
        </table:table-row>
        <table:table-row table:style-name="ro1">
          <table:table-cell office:value-type="float" office:value="32.4845" calcext:value-type="float">
            <text:p>32.4845</text:p>
          </table:table-cell>
          <table:table-cell office:value-type="float" office:value="0.745096" calcext:value-type="float">
            <text:p>0.745096</text:p>
          </table:table-cell>
          <table:table-cell office:value-type="float" office:value="32.48454" calcext:value-type="float">
            <text:p>32.48454</text:p>
          </table:table-cell>
          <table:table-cell office:value-type="float" office:value="0.744855" calcext:value-type="float">
            <text:p>0.744855</text:p>
          </table:table-cell>
        </table:table-row>
        <table:table-row table:style-name="ro1">
          <table:table-cell office:value-type="float" office:value="32.4948" calcext:value-type="float">
            <text:p>32.4948</text:p>
          </table:table-cell>
          <table:table-cell office:value-type="float" office:value="0.761012" calcext:value-type="float">
            <text:p>0.761012</text:p>
          </table:table-cell>
          <table:table-cell office:value-type="float" office:value="32.494816" calcext:value-type="float">
            <text:p>32.494816</text:p>
          </table:table-cell>
          <table:table-cell office:value-type="float" office:value="0.760766" calcext:value-type="float">
            <text:p>0.760766</text:p>
          </table:table-cell>
        </table:table-row>
        <table:table-row table:style-name="ro1">
          <table:table-cell office:value-type="float" office:value="32.5051" calcext:value-type="float">
            <text:p>32.5051</text:p>
          </table:table-cell>
          <table:table-cell office:value-type="float" office:value="0.776304" calcext:value-type="float">
            <text:p>0.776304</text:p>
          </table:table-cell>
          <table:table-cell office:value-type="float" office:value="32.50508" calcext:value-type="float">
            <text:p>32.50508</text:p>
          </table:table-cell>
          <table:table-cell office:value-type="float" office:value="0.776053" calcext:value-type="float">
            <text:p>0.776053</text:p>
          </table:table-cell>
        </table:table-row>
        <table:table-row table:style-name="ro1">
          <table:table-cell office:value-type="float" office:value="32.5153" calcext:value-type="float">
            <text:p>32.5153</text:p>
          </table:table-cell>
          <table:table-cell office:value-type="float" office:value="0.790973" calcext:value-type="float">
            <text:p>0.790973</text:p>
          </table:table-cell>
          <table:table-cell office:value-type="float" office:value="32.515335" calcext:value-type="float">
            <text:p>32.515335</text:p>
          </table:table-cell>
          <table:table-cell office:value-type="float" office:value="0.790719" calcext:value-type="float">
            <text:p>0.790719</text:p>
          </table:table-cell>
        </table:table-row>
        <table:table-row table:style-name="ro1">
          <table:table-cell office:value-type="float" office:value="32.5256" calcext:value-type="float">
            <text:p>32.5256</text:p>
          </table:table-cell>
          <table:table-cell office:value-type="float" office:value="0.805023" calcext:value-type="float">
            <text:p>0.805023</text:p>
          </table:table-cell>
          <table:table-cell office:value-type="float" office:value="32.525578" calcext:value-type="float">
            <text:p>32.525578</text:p>
          </table:table-cell>
          <table:table-cell office:value-type="float" office:value="0.804764" calcext:value-type="float">
            <text:p>0.804764</text:p>
          </table:table-cell>
        </table:table-row>
        <table:table-row table:style-name="ro1">
          <table:table-cell office:value-type="float" office:value="32.5358" calcext:value-type="float">
            <text:p>32.5358</text:p>
          </table:table-cell>
          <table:table-cell office:value-type="float" office:value="0.818454" calcext:value-type="float">
            <text:p>0.818454</text:p>
          </table:table-cell>
          <table:table-cell office:value-type="float" office:value="32.535812" calcext:value-type="float">
            <text:p>32.535812</text:p>
          </table:table-cell>
          <table:table-cell office:value-type="float" office:value="0.818191" calcext:value-type="float">
            <text:p>0.818191</text:p>
          </table:table-cell>
        </table:table-row>
        <table:table-row table:style-name="ro1">
          <table:table-cell office:value-type="float" office:value="32.546" calcext:value-type="float">
            <text:p>32.546</text:p>
          </table:table-cell>
          <table:table-cell office:value-type="float" office:value="0.831268" calcext:value-type="float">
            <text:p>0.831268</text:p>
          </table:table-cell>
          <table:table-cell office:value-type="float" office:value="32.546034" calcext:value-type="float">
            <text:p>32.546034</text:p>
          </table:table-cell>
          <table:table-cell office:value-type="float" office:value="0.831001" calcext:value-type="float">
            <text:p>0.831001</text:p>
          </table:table-cell>
        </table:table-row>
        <table:table-row table:style-name="ro1">
          <table:table-cell office:value-type="float" office:value="32.5562" calcext:value-type="float">
            <text:p>32.5562</text:p>
          </table:table-cell>
          <table:table-cell office:value-type="float" office:value="0.843466" calcext:value-type="float">
            <text:p>0.843466</text:p>
          </table:table-cell>
          <table:table-cell office:value-type="float" office:value="32.556247" calcext:value-type="float">
            <text:p>32.556247</text:p>
          </table:table-cell>
          <table:table-cell office:value-type="float" office:value="0.843197" calcext:value-type="float">
            <text:p>0.843197</text:p>
          </table:table-cell>
        </table:table-row>
        <table:table-row table:style-name="ro1">
          <table:table-cell office:value-type="float" office:value="32.5664" calcext:value-type="float">
            <text:p>32.5664</text:p>
          </table:table-cell>
          <table:table-cell office:value-type="float" office:value="0.855052" calcext:value-type="float">
            <text:p>0.855052</text:p>
          </table:table-cell>
          <table:table-cell office:value-type="float" office:value="32.566449" calcext:value-type="float">
            <text:p>32.566449</text:p>
          </table:table-cell>
          <table:table-cell office:value-type="float" office:value="0.854779" calcext:value-type="float">
            <text:p>0.854779</text:p>
          </table:table-cell>
        </table:table-row>
        <table:table-row table:style-name="ro1">
          <table:table-cell office:value-type="float" office:value="32.5766" calcext:value-type="float">
            <text:p>32.5766</text:p>
          </table:table-cell>
          <table:table-cell office:value-type="float" office:value="0.866025" calcext:value-type="float">
            <text:p>0.866025</text:p>
          </table:table-cell>
          <table:table-cell office:value-type="float" office:value="32.57664" calcext:value-type="float">
            <text:p>32.57664</text:p>
          </table:table-cell>
          <table:table-cell office:value-type="float" office:value="0.865749" calcext:value-type="float">
            <text:p>0.865749</text:p>
          </table:table-cell>
        </table:table-row>
        <table:table-row table:style-name="ro1">
          <table:table-cell office:value-type="float" office:value="32.5868" calcext:value-type="float">
            <text:p>32.5868</text:p>
          </table:table-cell>
          <table:table-cell office:value-type="float" office:value="0.876387" calcext:value-type="float">
            <text:p>0.876387</text:p>
          </table:table-cell>
          <table:table-cell office:value-type="float" office:value="32.586821" calcext:value-type="float">
            <text:p>32.586821</text:p>
          </table:table-cell>
          <table:table-cell office:value-type="float" office:value="0.876108" calcext:value-type="float">
            <text:p>0.876108</text:p>
          </table:table-cell>
        </table:table-row>
        <table:table-row table:style-name="ro1">
          <table:table-cell office:value-type="float" office:value="32.597" calcext:value-type="float">
            <text:p>32.597</text:p>
          </table:table-cell>
          <table:table-cell office:value-type="float" office:value="0.88614" calcext:value-type="float">
            <text:p>0.88614</text:p>
          </table:table-cell>
          <table:table-cell office:value-type="float" office:value="32.596992" calcext:value-type="float">
            <text:p>32.596992</text:p>
          </table:table-cell>
          <table:table-cell office:value-type="float" office:value="0.885858" calcext:value-type="float">
            <text:p>0.885858</text:p>
          </table:table-cell>
        </table:table-row>
        <table:table-row table:style-name="ro1">
          <table:table-cell office:value-type="float" office:value="32.6072" calcext:value-type="float">
            <text:p>32.6072</text:p>
          </table:table-cell>
          <table:table-cell office:value-type="float" office:value="0.895284" calcext:value-type="float">
            <text:p>0.895284</text:p>
          </table:table-cell>
          <table:table-cell office:value-type="float" office:value="32.607152" calcext:value-type="float">
            <text:p>32.607152</text:p>
          </table:table-cell>
          <table:table-cell office:value-type="float" office:value="0.895" calcext:value-type="float">
            <text:p>0.895</text:p>
          </table:table-cell>
        </table:table-row>
        <table:table-row table:style-name="ro1">
          <table:table-cell office:value-type="float" office:value="32.6173" calcext:value-type="float">
            <text:p>32.6173</text:p>
          </table:table-cell>
          <table:table-cell office:value-type="float" office:value="0.903821" calcext:value-type="float">
            <text:p>0.903821</text:p>
          </table:table-cell>
          <table:table-cell office:value-type="float" office:value="32.617302" calcext:value-type="float">
            <text:p>32.617302</text:p>
          </table:table-cell>
          <table:table-cell office:value-type="float" office:value="0.903536" calcext:value-type="float">
            <text:p>0.903536</text:p>
          </table:table-cell>
        </table:table-row>
        <table:table-row table:style-name="ro1">
          <table:table-cell office:value-type="float" office:value="32.6274" calcext:value-type="float">
            <text:p>32.6274</text:p>
          </table:table-cell>
          <table:table-cell office:value-type="float" office:value="0.911753" calcext:value-type="float">
            <text:p>0.911753</text:p>
          </table:table-cell>
          <table:table-cell office:value-type="float" office:value="32.627442" calcext:value-type="float">
            <text:p>32.627442</text:p>
          </table:table-cell>
          <table:table-cell office:value-type="float" office:value="0.911465" calcext:value-type="float">
            <text:p>0.911465</text:p>
          </table:table-cell>
        </table:table-row>
        <table:table-row table:style-name="ro1">
          <table:table-cell office:value-type="float" office:value="32.6376" calcext:value-type="float">
            <text:p>32.6376</text:p>
          </table:table-cell>
          <table:table-cell office:value-type="float" office:value="0.919079" calcext:value-type="float">
            <text:p>0.919079</text:p>
          </table:table-cell>
          <table:table-cell office:value-type="float" office:value="32.637572" calcext:value-type="float">
            <text:p>32.637572</text:p>
          </table:table-cell>
          <table:table-cell office:value-type="float" office:value="0.918789" calcext:value-type="float">
            <text:p>0.918789</text:p>
          </table:table-cell>
        </table:table-row>
        <table:table-row table:style-name="ro1">
          <table:table-cell office:value-type="float" office:value="32.6477" calcext:value-type="float">
            <text:p>32.6477</text:p>
          </table:table-cell>
          <table:table-cell office:value-type="float" office:value="0.925801" calcext:value-type="float">
            <text:p>0.925801</text:p>
          </table:table-cell>
          <table:table-cell office:value-type="float" office:value="32.647691" calcext:value-type="float">
            <text:p>32.647691</text:p>
          </table:table-cell>
          <table:table-cell office:value-type="float" office:value="0.92551" calcext:value-type="float">
            <text:p>0.92551</text:p>
          </table:table-cell>
        </table:table-row>
        <table:table-row table:style-name="ro1">
          <table:table-cell office:value-type="float" office:value="32.6578" calcext:value-type="float">
            <text:p>32.6578</text:p>
          </table:table-cell>
          <table:table-cell office:value-type="float" office:value="0.93192" calcext:value-type="float">
            <text:p>0.93192</text:p>
          </table:table-cell>
          <table:table-cell office:value-type="float" office:value="32.6578" calcext:value-type="float">
            <text:p>32.6578</text:p>
          </table:table-cell>
          <table:table-cell office:value-type="float" office:value="0.931628" calcext:value-type="float">
            <text:p>0.931628</text:p>
          </table:table-cell>
        </table:table-row>
        <table:table-row table:style-name="ro1">
          <table:table-cell office:value-type="float" office:value="32.6679" calcext:value-type="float">
            <text:p>32.6679</text:p>
          </table:table-cell>
          <table:table-cell office:value-type="float" office:value="0.937436" calcext:value-type="float">
            <text:p>0.937436</text:p>
          </table:table-cell>
          <table:table-cell office:value-type="float" office:value="32.667899" calcext:value-type="float">
            <text:p>32.667899</text:p>
          </table:table-cell>
          <table:table-cell office:value-type="float" office:value="0.937143" calcext:value-type="float">
            <text:p>0.937143</text:p>
          </table:table-cell>
        </table:table-row>
        <table:table-row table:style-name="ro1">
          <table:table-cell office:value-type="float" office:value="32.678" calcext:value-type="float">
            <text:p>32.678</text:p>
          </table:table-cell>
          <table:table-cell office:value-type="float" office:value="0.942351" calcext:value-type="float">
            <text:p>0.942351</text:p>
          </table:table-cell>
          <table:table-cell office:value-type="float" office:value="32.677987" calcext:value-type="float">
            <text:p>32.677987</text:p>
          </table:table-cell>
          <table:table-cell office:value-type="float" office:value="0.942056" calcext:value-type="float">
            <text:p>0.942056</text:p>
          </table:table-cell>
        </table:table-row>
        <table:table-row table:style-name="ro1">
          <table:table-cell office:value-type="float" office:value="32.6881" calcext:value-type="float">
            <text:p>32.6881</text:p>
          </table:table-cell>
          <table:table-cell office:value-type="float" office:value="0.946664" calcext:value-type="float">
            <text:p>0.946664</text:p>
          </table:table-cell>
          <table:table-cell office:value-type="float" office:value="32.688065" calcext:value-type="float">
            <text:p>32.688065</text:p>
          </table:table-cell>
          <table:table-cell office:value-type="float" office:value="0.946369" calcext:value-type="float">
            <text:p>0.946369</text:p>
          </table:table-cell>
        </table:table-row>
        <table:table-row table:style-name="ro1">
          <table:table-cell office:value-type="float" office:value="32.6981" calcext:value-type="float">
            <text:p>32.6981</text:p>
          </table:table-cell>
          <table:table-cell office:value-type="float" office:value="0.950377" calcext:value-type="float">
            <text:p>0.950377</text:p>
          </table:table-cell>
          <table:table-cell office:value-type="float" office:value="32.698134" calcext:value-type="float">
            <text:p>32.698134</text:p>
          </table:table-cell>
          <table:table-cell office:value-type="float" office:value="0.950081" calcext:value-type="float">
            <text:p>0.950081</text:p>
          </table:table-cell>
        </table:table-row>
        <table:table-row table:style-name="ro1">
          <table:table-cell office:value-type="float" office:value="32.7082" calcext:value-type="float">
            <text:p>32.7082</text:p>
          </table:table-cell>
          <table:table-cell office:value-type="float" office:value="0.95349" calcext:value-type="float">
            <text:p>0.95349</text:p>
          </table:table-cell>
          <table:table-cell office:value-type="float" office:value="32.708192" calcext:value-type="float">
            <text:p>32.708192</text:p>
          </table:table-cell>
          <table:table-cell office:value-type="float" office:value="0.953194" calcext:value-type="float">
            <text:p>0.953194</text:p>
          </table:table-cell>
        </table:table-row>
        <table:table-row table:style-name="ro1">
          <table:table-cell office:value-type="float" office:value="32.7182" calcext:value-type="float">
            <text:p>32.7182</text:p>
          </table:table-cell>
          <table:table-cell office:value-type="float" office:value="0.956003" calcext:value-type="float">
            <text:p>0.956003</text:p>
          </table:table-cell>
          <table:table-cell office:value-type="float" office:value="32.71824" calcext:value-type="float">
            <text:p>32.71824</text:p>
          </table:table-cell>
          <table:table-cell office:value-type="float" office:value="0.955706" calcext:value-type="float">
            <text:p>0.955706</text:p>
          </table:table-cell>
        </table:table-row>
        <table:table-row table:style-name="ro1">
          <table:table-cell office:value-type="float" office:value="32.7283" calcext:value-type="float">
            <text:p>32.7283</text:p>
          </table:table-cell>
          <table:table-cell office:value-type="float" office:value="0.957916" calcext:value-type="float">
            <text:p>0.957916</text:p>
          </table:table-cell>
          <table:table-cell office:value-type="float" office:value="32.728278" calcext:value-type="float">
            <text:p>32.728278</text:p>
          </table:table-cell>
          <table:table-cell office:value-type="float" office:value="0.95762" calcext:value-type="float">
            <text:p>0.95762</text:p>
          </table:table-cell>
        </table:table-row>
        <table:table-row table:style-name="ro1">
          <table:table-cell office:value-type="float" office:value="32.7383" calcext:value-type="float">
            <text:p>32.7383</text:p>
          </table:table-cell>
          <table:table-cell office:value-type="float" office:value="0.959231" calcext:value-type="float">
            <text:p>0.959231</text:p>
          </table:table-cell>
          <table:table-cell office:value-type="float" office:value="32.738305" calcext:value-type="float">
            <text:p>32.738305</text:p>
          </table:table-cell>
          <table:table-cell office:value-type="float" office:value="0.958935" calcext:value-type="float">
            <text:p>0.958935</text:p>
          </table:table-cell>
        </table:table-row>
        <table:table-row table:style-name="ro1">
          <table:table-cell office:value-type="float" office:value="32.7483" calcext:value-type="float">
            <text:p>32.7483</text:p>
          </table:table-cell>
          <table:table-cell office:value-type="float" office:value="0.959946" calcext:value-type="float">
            <text:p>0.959946</text:p>
          </table:table-cell>
          <table:table-cell office:value-type="float" office:value="32.748323" calcext:value-type="float">
            <text:p>32.748323</text:p>
          </table:table-cell>
          <table:table-cell office:value-type="float" office:value="0.959651" calcext:value-type="float">
            <text:p>0.959651</text:p>
          </table:table-cell>
        </table:table-row>
        <table:table-row table:style-name="ro1">
          <table:table-cell office:value-type="float" office:value="32.7583" calcext:value-type="float">
            <text:p>32.7583</text:p>
          </table:table-cell>
          <table:table-cell office:value-type="float" office:value="0.960063" calcext:value-type="float">
            <text:p>0.960063</text:p>
          </table:table-cell>
          <table:table-cell office:value-type="float" office:value="32.758331" calcext:value-type="float">
            <text:p>32.758331</text:p>
          </table:table-cell>
          <table:table-cell office:value-type="float" office:value="0.959768" calcext:value-type="float">
            <text:p>0.959768</text:p>
          </table:table-cell>
        </table:table-row>
        <table:table-row table:style-name="ro1">
          <table:table-cell office:value-type="float" office:value="32.7683" calcext:value-type="float">
            <text:p>32.7683</text:p>
          </table:table-cell>
          <table:table-cell office:value-type="float" office:value="0.959581" calcext:value-type="float">
            <text:p>0.959581</text:p>
          </table:table-cell>
          <table:table-cell office:value-type="float" office:value="32.768329" calcext:value-type="float">
            <text:p>32.768329</text:p>
          </table:table-cell>
          <table:table-cell office:value-type="float" office:value="0.959287" calcext:value-type="float">
            <text:p>0.959287</text:p>
          </table:table-cell>
        </table:table-row>
        <table:table-row table:style-name="ro1">
          <table:table-cell office:value-type="float" office:value="32.7783" calcext:value-type="float">
            <text:p>32.7783</text:p>
          </table:table-cell>
          <table:table-cell office:value-type="float" office:value="0.9585" calcext:value-type="float">
            <text:p>0.9585</text:p>
          </table:table-cell>
          <table:table-cell office:value-type="float" office:value="32.778316" calcext:value-type="float">
            <text:p>32.778316</text:p>
          </table:table-cell>
          <table:table-cell office:value-type="float" office:value="0.958207" calcext:value-type="float">
            <text:p>0.958207</text:p>
          </table:table-cell>
        </table:table-row>
        <table:table-row table:style-name="ro1">
          <table:table-cell office:value-type="float" office:value="32.7883" calcext:value-type="float">
            <text:p>32.7883</text:p>
          </table:table-cell>
          <table:table-cell office:value-type="float" office:value="0.956821" calcext:value-type="float">
            <text:p>0.956821</text:p>
          </table:table-cell>
          <table:table-cell office:value-type="float" office:value="32.788294" calcext:value-type="float">
            <text:p>32.788294</text:p>
          </table:table-cell>
          <table:table-cell office:value-type="float" office:value="0.956529" calcext:value-type="float">
            <text:p>0.956529</text:p>
          </table:table-cell>
        </table:table-row>
        <table:table-row table:style-name="ro1">
          <table:table-cell office:value-type="float" office:value="32.7983" calcext:value-type="float">
            <text:p>32.7983</text:p>
          </table:table-cell>
          <table:table-cell office:value-type="float" office:value="0.954543" calcext:value-type="float">
            <text:p>0.954543</text:p>
          </table:table-cell>
          <table:table-cell office:value-type="float" office:value="32.798262" calcext:value-type="float">
            <text:p>32.798262</text:p>
          </table:table-cell>
          <table:table-cell office:value-type="float" office:value="0.954253" calcext:value-type="float">
            <text:p>0.954253</text:p>
          </table:table-cell>
        </table:table-row>
        <table:table-row table:style-name="ro1">
          <table:table-cell office:value-type="float" office:value="32.8082" calcext:value-type="float">
            <text:p>32.8082</text:p>
          </table:table-cell>
          <table:table-cell office:value-type="float" office:value="0.951667" calcext:value-type="float">
            <text:p>0.951667</text:p>
          </table:table-cell>
          <table:table-cell office:value-type="float" office:value="32.80822" calcext:value-type="float">
            <text:p>32.80822</text:p>
          </table:table-cell>
          <table:table-cell office:value-type="float" office:value="0.951379" calcext:value-type="float">
            <text:p>0.951379</text:p>
          </table:table-cell>
        </table:table-row>
        <table:table-row table:style-name="ro1">
          <table:table-cell office:value-type="float" office:value="32.8182" calcext:value-type="float">
            <text:p>32.8182</text:p>
          </table:table-cell>
          <table:table-cell office:value-type="float" office:value="0.948193" calcext:value-type="float">
            <text:p>0.948193</text:p>
          </table:table-cell>
          <table:table-cell office:value-type="float" office:value="32.818167" calcext:value-type="float">
            <text:p>32.818167</text:p>
          </table:table-cell>
          <table:table-cell office:value-type="float" office:value="0.947906" calcext:value-type="float">
            <text:p>0.947906</text:p>
          </table:table-cell>
        </table:table-row>
        <table:table-row table:style-name="ro1">
          <table:table-cell office:value-type="float" office:value="32.8281" calcext:value-type="float">
            <text:p>32.8281</text:p>
          </table:table-cell>
          <table:table-cell office:value-type="float" office:value="0.944121" calcext:value-type="float">
            <text:p>0.944121</text:p>
          </table:table-cell>
          <table:table-cell office:value-type="float" office:value="32.828105" calcext:value-type="float">
            <text:p>32.828105</text:p>
          </table:table-cell>
          <table:table-cell office:value-type="float" office:value="0.943837" calcext:value-type="float">
            <text:p>0.943837</text:p>
          </table:table-cell>
        </table:table-row>
        <table:table-row table:style-name="ro1">
          <table:table-cell office:value-type="float" office:value="32.838" calcext:value-type="float">
            <text:p>32.838</text:p>
          </table:table-cell>
          <table:table-cell office:value-type="float" office:value="0.939452" calcext:value-type="float">
            <text:p>0.939452</text:p>
          </table:table-cell>
          <table:table-cell office:value-type="float" office:value="32.838034" calcext:value-type="float">
            <text:p>32.838034</text:p>
          </table:table-cell>
          <table:table-cell office:value-type="float" office:value="0.939171" calcext:value-type="float">
            <text:p>0.939171</text:p>
          </table:table-cell>
        </table:table-row>
        <table:table-row table:style-name="ro1">
          <table:table-cell office:value-type="float" office:value="32.848" calcext:value-type="float">
            <text:p>32.848</text:p>
          </table:table-cell>
          <table:table-cell office:value-type="float" office:value="0.934187" calcext:value-type="float">
            <text:p>0.934187</text:p>
          </table:table-cell>
          <table:table-cell office:value-type="float" office:value="32.847952" calcext:value-type="float">
            <text:p>32.847952</text:p>
          </table:table-cell>
          <table:table-cell office:value-type="float" office:value="0.933908" calcext:value-type="float">
            <text:p>0.933908</text:p>
          </table:table-cell>
        </table:table-row>
        <table:table-row table:style-name="ro1">
          <table:table-cell office:value-type="float" office:value="32.8579" calcext:value-type="float">
            <text:p>32.8579</text:p>
          </table:table-cell>
          <table:table-cell office:value-type="float" office:value="0.928326" calcext:value-type="float">
            <text:p>0.928326</text:p>
          </table:table-cell>
          <table:table-cell office:value-type="float" office:value="32.85786" calcext:value-type="float">
            <text:p>32.85786</text:p>
          </table:table-cell>
          <table:table-cell office:value-type="float" office:value="0.928049" calcext:value-type="float">
            <text:p>0.928049</text:p>
          </table:table-cell>
        </table:table-row>
        <table:table-row table:style-name="ro1">
          <table:table-cell office:value-type="float" office:value="32.8678" calcext:value-type="float">
            <text:p>32.8678</text:p>
          </table:table-cell>
          <table:table-cell office:value-type="float" office:value="0.921869" calcext:value-type="float">
            <text:p>0.921869</text:p>
          </table:table-cell>
          <table:table-cell office:value-type="float" office:value="32.867759" calcext:value-type="float">
            <text:p>32.867759</text:p>
          </table:table-cell>
          <table:table-cell office:value-type="float" office:value="0.921596" calcext:value-type="float">
            <text:p>0.921596</text:p>
          </table:table-cell>
        </table:table-row>
        <table:table-row table:style-name="ro1">
          <table:table-cell office:value-type="float" office:value="32.8776" calcext:value-type="float">
            <text:p>32.8776</text:p>
          </table:table-cell>
          <table:table-cell office:value-type="float" office:value="0.914818" calcext:value-type="float">
            <text:p>0.914818</text:p>
          </table:table-cell>
          <table:table-cell office:value-type="float" office:value="32.877648" calcext:value-type="float">
            <text:p>32.877648</text:p>
          </table:table-cell>
          <table:table-cell office:value-type="float" office:value="0.914548" calcext:value-type="float">
            <text:p>0.914548</text:p>
          </table:table-cell>
        </table:table-row>
        <table:table-row table:style-name="ro1">
          <table:table-cell office:value-type="float" office:value="32.8875" calcext:value-type="float">
            <text:p>32.8875</text:p>
          </table:table-cell>
          <table:table-cell office:value-type="float" office:value="0.907173" calcext:value-type="float">
            <text:p>0.907173</text:p>
          </table:table-cell>
          <table:table-cell office:value-type="float" office:value="32.887527" calcext:value-type="float">
            <text:p>32.887527</text:p>
          </table:table-cell>
          <table:table-cell office:value-type="float" office:value="0.906906" calcext:value-type="float">
            <text:p>0.906906</text:p>
          </table:table-cell>
        </table:table-row>
        <table:table-row table:style-name="ro1">
          <table:table-cell office:value-type="float" office:value="32.8974" calcext:value-type="float">
            <text:p>32.8974</text:p>
          </table:table-cell>
          <table:table-cell office:value-type="float" office:value="0.898935" calcext:value-type="float">
            <text:p>0.898935</text:p>
          </table:table-cell>
          <table:table-cell office:value-type="float" office:value="32.897396" calcext:value-type="float">
            <text:p>32.897396</text:p>
          </table:table-cell>
          <table:table-cell office:value-type="float" office:value="0.898672" calcext:value-type="float">
            <text:p>0.898672</text:p>
          </table:table-cell>
        </table:table-row>
        <table:table-row table:style-name="ro1">
          <table:table-cell office:value-type="float" office:value="32.9073" calcext:value-type="float">
            <text:p>32.9073</text:p>
          </table:table-cell>
          <table:table-cell office:value-type="float" office:value="0.890105" calcext:value-type="float">
            <text:p>0.890105</text:p>
          </table:table-cell>
          <table:table-cell office:value-type="float" office:value="32.907256" calcext:value-type="float">
            <text:p>32.907256</text:p>
          </table:table-cell>
          <table:table-cell office:value-type="float" office:value="0.889846" calcext:value-type="float">
            <text:p>0.889846</text:p>
          </table:table-cell>
        </table:table-row>
        <table:table-row table:style-name="ro1">
          <table:table-cell office:value-type="float" office:value="32.9171" calcext:value-type="float">
            <text:p>32.9171</text:p>
          </table:table-cell>
          <table:table-cell office:value-type="float" office:value="0.880684" calcext:value-type="float">
            <text:p>0.880684</text:p>
          </table:table-cell>
          <table:table-cell office:value-type="float" office:value="32.917105" calcext:value-type="float">
            <text:p>32.917105</text:p>
          </table:table-cell>
          <table:table-cell office:value-type="float" office:value="0.880429" calcext:value-type="float">
            <text:p>0.880429</text:p>
          </table:table-cell>
        </table:table-row>
        <table:table-row table:style-name="ro1">
          <table:table-cell office:value-type="float" office:value="32.9269" calcext:value-type="float">
            <text:p>32.9269</text:p>
          </table:table-cell>
          <table:table-cell office:value-type="float" office:value="0.870674" calcext:value-type="float">
            <text:p>0.870674</text:p>
          </table:table-cell>
          <table:table-cell office:value-type="float" office:value="32.926946" calcext:value-type="float">
            <text:p>32.926946</text:p>
          </table:table-cell>
          <table:table-cell office:value-type="float" office:value="0.870422" calcext:value-type="float">
            <text:p>0.870422</text:p>
          </table:table-cell>
        </table:table-row>
        <table:table-row table:style-name="ro1">
          <table:table-cell office:value-type="float" office:value="32.9368" calcext:value-type="float">
            <text:p>32.9368</text:p>
          </table:table-cell>
          <table:table-cell office:value-type="float" office:value="0.860074" calcext:value-type="float">
            <text:p>0.860074</text:p>
          </table:table-cell>
          <table:table-cell office:value-type="float" office:value="32.936776" calcext:value-type="float">
            <text:p>32.936776</text:p>
          </table:table-cell>
          <table:table-cell office:value-type="float" office:value="0.859827" calcext:value-type="float">
            <text:p>0.859827</text:p>
          </table:table-cell>
        </table:table-row>
        <table:table-row table:style-name="ro1">
          <table:table-cell office:value-type="float" office:value="32.9466" calcext:value-type="float">
            <text:p>32.9466</text:p>
          </table:table-cell>
          <table:table-cell office:value-type="float" office:value="0.848887" calcext:value-type="float">
            <text:p>0.848887</text:p>
          </table:table-cell>
          <table:table-cell office:value-type="float" office:value="32.946597" calcext:value-type="float">
            <text:p>32.946597</text:p>
          </table:table-cell>
          <table:table-cell office:value-type="float" office:value="0.848645" calcext:value-type="float">
            <text:p>0.848645</text:p>
          </table:table-cell>
        </table:table-row>
        <table:table-row table:style-name="ro1">
          <table:table-cell office:value-type="float" office:value="32.9564" calcext:value-type="float">
            <text:p>32.9564</text:p>
          </table:table-cell>
          <table:table-cell office:value-type="float" office:value="0.837114" calcext:value-type="float">
            <text:p>0.837114</text:p>
          </table:table-cell>
          <table:table-cell office:value-type="float" office:value="32.956408" calcext:value-type="float">
            <text:p>32.956408</text:p>
          </table:table-cell>
          <table:table-cell office:value-type="float" office:value="0.836876" calcext:value-type="float">
            <text:p>0.836876</text:p>
          </table:table-cell>
        </table:table-row>
        <table:table-row table:style-name="ro1">
          <table:table-cell office:value-type="float" office:value="32.9662" calcext:value-type="float">
            <text:p>32.9662</text:p>
          </table:table-cell>
          <table:table-cell office:value-type="float" office:value="0.824756" calcext:value-type="float">
            <text:p>0.824756</text:p>
          </table:table-cell>
          <table:table-cell office:value-type="float" office:value="32.966209" calcext:value-type="float">
            <text:p>32.966209</text:p>
          </table:table-cell>
          <table:table-cell office:value-type="float" office:value="0.824523" calcext:value-type="float">
            <text:p>0.824523</text:p>
          </table:table-cell>
        </table:table-row>
        <table:table-row table:style-name="ro1">
          <table:table-cell office:value-type="float" office:value="32.976" calcext:value-type="float">
            <text:p>32.976</text:p>
          </table:table-cell>
          <table:table-cell office:value-type="float" office:value="0.811815" calcext:value-type="float">
            <text:p>0.811815</text:p>
          </table:table-cell>
          <table:table-cell office:value-type="float" office:value="32.976001" calcext:value-type="float">
            <text:p>32.976001</text:p>
          </table:table-cell>
          <table:table-cell office:value-type="float" office:value="0.811587" calcext:value-type="float">
            <text:p>0.811587</text:p>
          </table:table-cell>
        </table:table-row>
        <table:table-row table:style-name="ro1">
          <table:table-cell office:value-type="float" office:value="32.9858" calcext:value-type="float">
            <text:p>32.9858</text:p>
          </table:table-cell>
          <table:table-cell office:value-type="float" office:value="0.798291" calcext:value-type="float">
            <text:p>0.798291</text:p>
          </table:table-cell>
          <table:table-cell office:value-type="float" office:value="32.985784" calcext:value-type="float">
            <text:p>32.985784</text:p>
          </table:table-cell>
          <table:table-cell office:value-type="float" office:value="0.798068" calcext:value-type="float">
            <text:p>0.798068</text:p>
          </table:table-cell>
        </table:table-row>
        <table:table-row table:style-name="ro1">
          <table:table-cell office:value-type="float" office:value="32.9956" calcext:value-type="float">
            <text:p>32.9956</text:p>
          </table:table-cell>
          <table:table-cell office:value-type="float" office:value="0.784187" calcext:value-type="float">
            <text:p>0.784187</text:p>
          </table:table-cell>
          <table:table-cell office:value-type="float" office:value="32.995556" calcext:value-type="float">
            <text:p>32.995556</text:p>
          </table:table-cell>
          <table:table-cell office:value-type="float" office:value="0.78397" calcext:value-type="float">
            <text:p>0.78397</text:p>
          </table:table-cell>
        </table:table-row>
        <table:table-row table:style-name="ro1">
          <table:table-cell office:value-type="float" office:value="33.0053" calcext:value-type="float">
            <text:p>33.0053</text:p>
          </table:table-cell>
          <table:table-cell office:value-type="float" office:value="0.769504" calcext:value-type="float">
            <text:p>0.769504</text:p>
          </table:table-cell>
          <table:table-cell office:value-type="float" office:value="33.00532" calcext:value-type="float">
            <text:p>33.00532</text:p>
          </table:table-cell>
          <table:table-cell office:value-type="float" office:value="0.769293" calcext:value-type="float">
            <text:p>0.769293</text:p>
          </table:table-cell>
        </table:table-row>
        <table:table-row table:style-name="ro1">
          <table:table-cell office:value-type="float" office:value="33.0151" calcext:value-type="float">
            <text:p>33.0151</text:p>
          </table:table-cell>
          <table:table-cell office:value-type="float" office:value="0.754244" calcext:value-type="float">
            <text:p>0.754244</text:p>
          </table:table-cell>
          <table:table-cell office:value-type="float" office:value="33.015073" calcext:value-type="float">
            <text:p>33.015073</text:p>
          </table:table-cell>
          <table:table-cell office:value-type="float" office:value="0.754038" calcext:value-type="float">
            <text:p>0.754038</text:p>
          </table:table-cell>
        </table:table-row>
        <table:table-row table:style-name="ro1">
          <table:table-cell office:value-type="float" office:value="33.0248" calcext:value-type="float">
            <text:p>33.0248</text:p>
          </table:table-cell>
          <table:table-cell office:value-type="float" office:value="0.738409" calcext:value-type="float">
            <text:p>0.738409</text:p>
          </table:table-cell>
          <table:table-cell office:value-type="float" office:value="33.024817" calcext:value-type="float">
            <text:p>33.024817</text:p>
          </table:table-cell>
          <table:table-cell office:value-type="float" office:value="0.738209" calcext:value-type="float">
            <text:p>0.738209</text:p>
          </table:table-cell>
        </table:table-row>
        <table:table-row table:style-name="ro1">
          <table:table-cell office:value-type="float" office:value="33.0346" calcext:value-type="float">
            <text:p>33.0346</text:p>
          </table:table-cell>
          <table:table-cell office:value-type="float" office:value="0.721999" calcext:value-type="float">
            <text:p>0.721999</text:p>
          </table:table-cell>
          <table:table-cell office:value-type="float" office:value="33.034552" calcext:value-type="float">
            <text:p>33.034552</text:p>
          </table:table-cell>
          <table:table-cell office:value-type="float" office:value="0.721806" calcext:value-type="float">
            <text:p>0.721806</text:p>
          </table:table-cell>
        </table:table-row>
        <table:table-row table:style-name="ro1">
          <table:table-cell office:value-type="float" office:value="33.0443" calcext:value-type="float">
            <text:p>33.0443</text:p>
          </table:table-cell>
          <table:table-cell office:value-type="float" office:value="0.705018" calcext:value-type="float">
            <text:p>0.705018</text:p>
          </table:table-cell>
          <table:table-cell office:value-type="float" office:value="33.044277" calcext:value-type="float">
            <text:p>33.044277</text:p>
          </table:table-cell>
          <table:table-cell office:value-type="float" office:value="0.704831" calcext:value-type="float">
            <text:p>0.704831</text:p>
          </table:table-cell>
        </table:table-row>
        <table:table-row table:style-name="ro1">
          <table:table-cell office:value-type="float" office:value="33.054" calcext:value-type="float">
            <text:p>33.054</text:p>
          </table:table-cell>
          <table:table-cell office:value-type="float" office:value="0.687467" calcext:value-type="float">
            <text:p>0.687467</text:p>
          </table:table-cell>
          <table:table-cell office:value-type="float" office:value="33.053993" calcext:value-type="float">
            <text:p>33.053993</text:p>
          </table:table-cell>
          <table:table-cell office:value-type="float" office:value="0.687287" calcext:value-type="float">
            <text:p>0.687287</text:p>
          </table:table-cell>
        </table:table-row>
        <table:table-row table:style-name="ro1">
          <table:table-cell office:value-type="float" office:value="33.0637" calcext:value-type="float">
            <text:p>33.0637</text:p>
          </table:table-cell>
          <table:table-cell office:value-type="float" office:value="0.669348" calcext:value-type="float">
            <text:p>0.669348</text:p>
          </table:table-cell>
          <table:table-cell office:value-type="float" office:value="33.063699" calcext:value-type="float">
            <text:p>33.063699</text:p>
          </table:table-cell>
          <table:table-cell office:value-type="float" office:value="0.669175" calcext:value-type="float">
            <text:p>0.669175</text:p>
          </table:table-cell>
        </table:table-row>
        <table:table-row table:style-name="ro1">
          <table:table-cell office:value-type="float" office:value="33.0734" calcext:value-type="float">
            <text:p>33.0734</text:p>
          </table:table-cell>
          <table:table-cell office:value-type="float" office:value="0.650664" calcext:value-type="float">
            <text:p>0.650664</text:p>
          </table:table-cell>
          <table:table-cell office:value-type="float" office:value="33.073396" calcext:value-type="float">
            <text:p>33.073396</text:p>
          </table:table-cell>
          <table:table-cell office:value-type="float" office:value="0.650497" calcext:value-type="float">
            <text:p>0.650497</text:p>
          </table:table-cell>
        </table:table-row>
        <table:table-row table:style-name="ro1">
          <table:table-cell office:value-type="float" office:value="33.0831" calcext:value-type="float">
            <text:p>33.0831</text:p>
          </table:table-cell>
          <table:table-cell office:value-type="float" office:value="0.631415" calcext:value-type="float">
            <text:p>0.631415</text:p>
          </table:table-cell>
          <table:table-cell office:value-type="float" office:value="33.083084" calcext:value-type="float">
            <text:p>33.083084</text:p>
          </table:table-cell>
          <table:table-cell office:value-type="float" office:value="0.631255" calcext:value-type="float">
            <text:p>0.631255</text:p>
          </table:table-cell>
        </table:table-row>
        <table:table-row table:style-name="ro1">
          <table:table-cell office:value-type="float" office:value="33.0928" calcext:value-type="float">
            <text:p>33.0928</text:p>
          </table:table-cell>
          <table:table-cell office:value-type="float" office:value="0.611605" calcext:value-type="float">
            <text:p>0.611605</text:p>
          </table:table-cell>
          <table:table-cell office:value-type="float" office:value="33.092762" calcext:value-type="float">
            <text:p>33.092762</text:p>
          </table:table-cell>
          <table:table-cell office:value-type="float" office:value="0.611452" calcext:value-type="float">
            <text:p>0.611452</text:p>
          </table:table-cell>
        </table:table-row>
        <table:table-row table:style-name="ro1">
          <table:table-cell office:value-type="float" office:value="33.1024" calcext:value-type="float">
            <text:p>33.1024</text:p>
          </table:table-cell>
          <table:table-cell office:value-type="float" office:value="0.591235" calcext:value-type="float">
            <text:p>0.591235</text:p>
          </table:table-cell>
          <table:table-cell office:value-type="float" office:value="33.10243" calcext:value-type="float">
            <text:p>33.10243</text:p>
          </table:table-cell>
          <table:table-cell office:value-type="float" office:value="0.59109" calcext:value-type="float">
            <text:p>0.59109</text:p>
          </table:table-cell>
        </table:table-row>
        <table:table-row table:style-name="ro1">
          <table:table-cell office:value-type="float" office:value="33.1121" calcext:value-type="float">
            <text:p>33.1121</text:p>
          </table:table-cell>
          <table:table-cell office:value-type="float" office:value="0.570307" calcext:value-type="float">
            <text:p>0.570307</text:p>
          </table:table-cell>
          <table:table-cell office:value-type="float" office:value="33.11209" calcext:value-type="float">
            <text:p>33.11209</text:p>
          </table:table-cell>
          <table:table-cell office:value-type="float" office:value="0.57017" calcext:value-type="float">
            <text:p>0.57017</text:p>
          </table:table-cell>
        </table:table-row>
        <table:table-row table:style-name="ro1">
          <table:table-cell office:value-type="float" office:value="33.1217" calcext:value-type="float">
            <text:p>33.1217</text:p>
          </table:table-cell>
          <table:table-cell office:value-type="float" office:value="0.548825" calcext:value-type="float">
            <text:p>0.548825</text:p>
          </table:table-cell>
          <table:table-cell office:value-type="float" office:value="33.12174" calcext:value-type="float">
            <text:p>33.12174</text:p>
          </table:table-cell>
          <table:table-cell office:value-type="float" office:value="0.548696" calcext:value-type="float">
            <text:p>0.548696</text:p>
          </table:table-cell>
        </table:table-row>
        <table:table-row table:style-name="ro1">
          <table:table-cell office:value-type="float" office:value="33.1314" calcext:value-type="float">
            <text:p>33.1314</text:p>
          </table:table-cell>
          <table:table-cell office:value-type="float" office:value="0.526791" calcext:value-type="float">
            <text:p>0.526791</text:p>
          </table:table-cell>
          <table:table-cell office:value-type="float" office:value="33.13138" calcext:value-type="float">
            <text:p>33.13138</text:p>
          </table:table-cell>
          <table:table-cell office:value-type="float" office:value="0.526669" calcext:value-type="float">
            <text:p>0.526669</text:p>
          </table:table-cell>
        </table:table-row>
        <table:table-row table:style-name="ro1">
          <table:table-cell office:value-type="float" office:value="33.141" calcext:value-type="float">
            <text:p>33.141</text:p>
          </table:table-cell>
          <table:table-cell office:value-type="float" office:value="0.504206" calcext:value-type="float">
            <text:p>0.504206</text:p>
          </table:table-cell>
          <table:table-cell office:value-type="float" office:value="33.141012" calcext:value-type="float">
            <text:p>33.141012</text:p>
          </table:table-cell>
          <table:table-cell office:value-type="float" office:value="0.504093" calcext:value-type="float">
            <text:p>0.504093</text:p>
          </table:table-cell>
        </table:table-row>
        <table:table-row table:style-name="ro1">
          <table:table-cell office:value-type="float" office:value="33.1506" calcext:value-type="float">
            <text:p>33.1506</text:p>
          </table:table-cell>
          <table:table-cell office:value-type="float" office:value="0.481073" calcext:value-type="float">
            <text:p>0.481073</text:p>
          </table:table-cell>
          <table:table-cell office:value-type="float" office:value="33.150634" calcext:value-type="float">
            <text:p>33.150634</text:p>
          </table:table-cell>
          <table:table-cell office:value-type="float" office:value="0.480968" calcext:value-type="float">
            <text:p>0.480968</text:p>
          </table:table-cell>
        </table:table-row>
        <table:table-row table:style-name="ro1">
          <table:table-cell office:value-type="float" office:value="33.1602" calcext:value-type="float">
            <text:p>33.1602</text:p>
          </table:table-cell>
          <table:table-cell office:value-type="float" office:value="0.457395" calcext:value-type="float">
            <text:p>0.457395</text:p>
          </table:table-cell>
          <table:table-cell office:value-type="float" office:value="33.160247" calcext:value-type="float">
            <text:p>33.160247</text:p>
          </table:table-cell>
          <table:table-cell office:value-type="float" office:value="0.457299" calcext:value-type="float">
            <text:p>0.457299</text:p>
          </table:table-cell>
        </table:table-row>
        <table:table-row table:style-name="ro1">
          <table:table-cell office:value-type="float" office:value="33.1699" calcext:value-type="float">
            <text:p>33.1699</text:p>
          </table:table-cell>
          <table:table-cell office:value-type="float" office:value="0.433174" calcext:value-type="float">
            <text:p>0.433174</text:p>
          </table:table-cell>
          <table:table-cell office:value-type="float" office:value="33.169851" calcext:value-type="float">
            <text:p>33.169851</text:p>
          </table:table-cell>
          <table:table-cell office:value-type="float" office:value="0.433087" calcext:value-type="float">
            <text:p>0.433087</text:p>
          </table:table-cell>
        </table:table-row>
        <table:table-row table:style-name="ro1">
          <table:table-cell office:value-type="float" office:value="33.1794" calcext:value-type="float">
            <text:p>33.1794</text:p>
          </table:table-cell>
          <table:table-cell office:value-type="float" office:value="0.408414" calcext:value-type="float">
            <text:p>0.408414</text:p>
          </table:table-cell>
          <table:table-cell office:value-type="float" office:value="33.179445" calcext:value-type="float">
            <text:p>33.179445</text:p>
          </table:table-cell>
          <table:table-cell office:value-type="float" office:value="0.408335" calcext:value-type="float">
            <text:p>0.408335</text:p>
          </table:table-cell>
        </table:table-row>
        <table:table-row table:style-name="ro1">
          <table:table-cell office:value-type="float" office:value="33.189" calcext:value-type="float">
            <text:p>33.189</text:p>
          </table:table-cell>
          <table:table-cell office:value-type="float" office:value="0.383116" calcext:value-type="float">
            <text:p>0.383116</text:p>
          </table:table-cell>
          <table:table-cell office:value-type="float" office:value="33.18903" calcext:value-type="float">
            <text:p>33.18903</text:p>
          </table:table-cell>
          <table:table-cell office:value-type="float" office:value="0.383046" calcext:value-type="float">
            <text:p>0.383046</text:p>
          </table:table-cell>
        </table:table-row>
        <table:table-row table:style-name="ro1">
          <table:table-cell office:value-type="float" office:value="33.1986" calcext:value-type="float">
            <text:p>33.1986</text:p>
          </table:table-cell>
          <table:table-cell office:value-type="float" office:value="0.357283" calcext:value-type="float">
            <text:p>0.357283</text:p>
          </table:table-cell>
          <table:table-cell office:value-type="float" office:value="33.198606" calcext:value-type="float">
            <text:p>33.198606</text:p>
          </table:table-cell>
          <table:table-cell office:value-type="float" office:value="0.357222" calcext:value-type="float">
            <text:p>0.357222</text:p>
          </table:table-cell>
        </table:table-row>
        <table:table-row table:style-name="ro1">
          <table:table-cell office:value-type="float" office:value="33.2082" calcext:value-type="float">
            <text:p>33.2082</text:p>
          </table:table-cell>
          <table:table-cell office:value-type="float" office:value="0.330918" calcext:value-type="float">
            <text:p>0.330918</text:p>
          </table:table-cell>
          <table:table-cell office:value-type="float" office:value="33.208173" calcext:value-type="float">
            <text:p>33.208173</text:p>
          </table:table-cell>
          <table:table-cell office:value-type="float" office:value="0.330867" calcext:value-type="float">
            <text:p>0.330867</text:p>
          </table:table-cell>
        </table:table-row>
        <table:table-row table:style-name="ro1">
          <table:table-cell office:value-type="float" office:value="33.2177" calcext:value-type="float">
            <text:p>33.2177</text:p>
          </table:table-cell>
          <table:table-cell office:value-type="float" office:value="0.304024" calcext:value-type="float">
            <text:p>0.304024</text:p>
          </table:table-cell>
          <table:table-cell office:value-type="float" office:value="33.217731" calcext:value-type="float">
            <text:p>33.217731</text:p>
          </table:table-cell>
          <table:table-cell office:value-type="float" office:value="0.303982" calcext:value-type="float">
            <text:p>0.303982</text:p>
          </table:table-cell>
        </table:table-row>
        <table:table-row table:style-name="ro1">
          <table:table-cell office:value-type="float" office:value="33.2273" calcext:value-type="float">
            <text:p>33.2273</text:p>
          </table:table-cell>
          <table:table-cell office:value-type="float" office:value="0.276603" calcext:value-type="float">
            <text:p>0.276603</text:p>
          </table:table-cell>
          <table:table-cell office:value-type="float" office:value="33.227279" calcext:value-type="float">
            <text:p>33.227279</text:p>
          </table:table-cell>
          <table:table-cell office:value-type="float" office:value="0.276571" calcext:value-type="float">
            <text:p>0.276571</text:p>
          </table:table-cell>
        </table:table-row>
        <table:table-row table:style-name="ro1">
          <table:table-cell office:value-type="float" office:value="33.2368" calcext:value-type="float">
            <text:p>33.2368</text:p>
          </table:table-cell>
          <table:table-cell office:value-type="float" office:value="0.248659" calcext:value-type="float">
            <text:p>0.248659</text:p>
          </table:table-cell>
          <table:table-cell office:value-type="float" office:value="33.236819" calcext:value-type="float">
            <text:p>33.236819</text:p>
          </table:table-cell>
          <table:table-cell office:value-type="float" office:value="0.248637" calcext:value-type="float">
            <text:p>0.248637</text:p>
          </table:table-cell>
        </table:table-row>
        <table:table-row table:style-name="ro1">
          <table:table-cell office:value-type="float" office:value="33.2463" calcext:value-type="float">
            <text:p>33.2463</text:p>
          </table:table-cell>
          <table:table-cell office:value-type="float" office:value="0.220194" calcext:value-type="float">
            <text:p>0.220194</text:p>
          </table:table-cell>
          <table:table-cell office:value-type="float" office:value="33.246349" calcext:value-type="float">
            <text:p>33.246349</text:p>
          </table:table-cell>
          <table:table-cell office:value-type="float" office:value="0.220182" calcext:value-type="float">
            <text:p>0.220182</text:p>
          </table:table-cell>
        </table:table-row>
        <table:table-row table:style-name="ro1">
          <table:table-cell office:value-type="float" office:value="33.2559" calcext:value-type="float">
            <text:p>33.2559</text:p>
          </table:table-cell>
          <table:table-cell office:value-type="float" office:value="0.191211" calcext:value-type="float">
            <text:p>0.191211</text:p>
          </table:table-cell>
          <table:table-cell office:value-type="float" office:value="33.25587" calcext:value-type="float">
            <text:p>33.25587</text:p>
          </table:table-cell>
          <table:table-cell office:value-type="float" office:value="0.191209" calcext:value-type="float">
            <text:p>0.191209</text:p>
          </table:table-cell>
        </table:table-row>
        <table:table-row table:style-name="ro1">
          <table:table-cell office:value-type="float" office:value="33.2654" calcext:value-type="float">
            <text:p>33.2654</text:p>
          </table:table-cell>
          <table:table-cell office:value-type="float" office:value="0.161714" calcext:value-type="float">
            <text:p>0.161714</text:p>
          </table:table-cell>
          <table:table-cell office:value-type="float" office:value="33.265383" calcext:value-type="float">
            <text:p>33.265383</text:p>
          </table:table-cell>
          <table:table-cell office:value-type="float" office:value="0.161722" calcext:value-type="float">
            <text:p>0.161722</text:p>
          </table:table-cell>
        </table:table-row>
        <table:table-row table:style-name="ro1">
          <table:table-cell office:value-type="float" office:value="33.2749" calcext:value-type="float">
            <text:p>33.2749</text:p>
          </table:table-cell>
          <table:table-cell office:value-type="float" office:value="0.131705" calcext:value-type="float">
            <text:p>0.131705</text:p>
          </table:table-cell>
          <table:table-cell office:value-type="float" office:value="33.274886" calcext:value-type="float">
            <text:p>33.274886</text:p>
          </table:table-cell>
          <table:table-cell office:value-type="float" office:value="0.131723" calcext:value-type="float">
            <text:p>0.131723</text:p>
          </table:table-cell>
        </table:table-row>
        <table:table-row table:style-name="ro1">
          <table:table-cell office:value-type="float" office:value="33.2844" calcext:value-type="float">
            <text:p>33.2844</text:p>
          </table:table-cell>
          <table:table-cell office:value-type="float" office:value="0.101187" calcext:value-type="float">
            <text:p>0.101187</text:p>
          </table:table-cell>
          <table:table-cell office:value-type="float" office:value="33.28438" calcext:value-type="float">
            <text:p>33.28438</text:p>
          </table:table-cell>
          <table:table-cell office:value-type="float" office:value="0.101216" calcext:value-type="float">
            <text:p>0.101216</text:p>
          </table:table-cell>
        </table:table-row>
        <table:table-row table:style-name="ro1">
          <table:table-cell office:value-type="float" office:value="33.2939" calcext:value-type="float">
            <text:p>33.2939</text:p>
          </table:table-cell>
          <table:table-cell office:value-type="float" office:value="0.0701639" calcext:value-type="float">
            <text:p>0.0701639</text:p>
          </table:table-cell>
          <table:table-cell office:value-type="float" office:value="33.293865" calcext:value-type="float">
            <text:p>33.293865</text:p>
          </table:table-cell>
          <table:table-cell office:value-type="float" office:value="0.070203" calcext:value-type="float">
            <text:p>0.070203</text:p>
          </table:table-cell>
        </table:table-row>
        <table:table-row table:style-name="ro1">
          <table:table-cell office:value-type="float" office:value="33.3033" calcext:value-type="float">
            <text:p>33.3033</text:p>
          </table:table-cell>
          <table:table-cell office:value-type="float" office:value="0.038638" calcext:value-type="float">
            <text:p>0.038638</text:p>
          </table:table-cell>
          <table:table-cell office:value-type="float" office:value="33.303341" calcext:value-type="float">
            <text:p>33.303341</text:p>
          </table:table-cell>
          <table:table-cell office:value-type="float" office:value="0.038688" calcext:value-type="float">
            <text:p>0.038688</text:p>
          </table:table-cell>
        </table:table-row>
        <table:table-row table:style-name="ro1">
          <table:table-cell office:value-type="float" office:value="33.3128" calcext:value-type="float">
            <text:p>33.3128</text:p>
          </table:table-cell>
          <table:table-cell office:value-type="float" office:value="0.00661272" calcext:value-type="float">
            <text:p>0.00661272</text:p>
          </table:table-cell>
          <table:table-cell office:value-type="float" office:value="33.312808" calcext:value-type="float">
            <text:p>33.312808</text:p>
          </table:table-cell>
          <table:table-cell office:value-type="float" office:value="0.006674" calcext:value-type="float">
            <text:p>0.006674</text:p>
          </table:table-cell>
        </table:table-row>
        <table:table-row table:style-name="ro1">
          <table:table-cell office:value-type="float" office:value="33.3223" calcext:value-type="float">
            <text:p>33.3223</text:p>
          </table:table-cell>
          <table:table-cell office:value-type="float" office:value="0" calcext:value-type="float">
            <text:p>0</text:p>
          </table:table-cell>
          <table:table-cell office:value-type="float" office:value="33.322266" calcext:value-type="float">
            <text:p>33.322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3979" calcext:value-type="float">
            <text:p>33.3979</text:p>
          </table:table-cell>
          <table:table-cell office:value-type="float" office:value="0" calcext:value-type="float">
            <text:p>0</text:p>
          </table:table-cell>
          <table:table-cell office:value-type="float" office:value="33.39786" calcext:value-type="float">
            <text:p>33.39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4073" calcext:value-type="float">
            <text:p>33.4073</text:p>
          </table:table-cell>
          <table:table-cell office:value-type="float" office:value="0.0330144" calcext:value-type="float">
            <text:p>0.0330144</text:p>
          </table:table-cell>
          <table:table-cell office:value-type="float" office:value="33.407309" calcext:value-type="float">
            <text:p>33.407309</text:p>
          </table:table-cell>
          <table:table-cell office:value-type="float" office:value="0.033003" calcext:value-type="float">
            <text:p>0.033003</text:p>
          </table:table-cell>
        </table:table-row>
        <table:table-row table:style-name="ro1">
          <table:table-cell office:value-type="float" office:value="33.4167" calcext:value-type="float">
            <text:p>33.4167</text:p>
          </table:table-cell>
          <table:table-cell office:value-type="float" office:value="0.0653211" calcext:value-type="float">
            <text:p>0.0653211</text:p>
          </table:table-cell>
          <table:table-cell office:value-type="float" office:value="33.41675" calcext:value-type="float">
            <text:p>33.41675</text:p>
          </table:table-cell>
          <table:table-cell office:value-type="float" office:value="0.065299" calcext:value-type="float">
            <text:p>0.065299</text:p>
          </table:table-cell>
        </table:table-row>
        <table:table-row table:style-name="ro1">
          <table:table-cell office:value-type="float" office:value="33.4262" calcext:value-type="float">
            <text:p>33.4262</text:p>
          </table:table-cell>
          <table:table-cell office:value-type="float" office:value="0.0969247" calcext:value-type="float">
            <text:p>0.0969247</text:p>
          </table:table-cell>
          <table:table-cell office:value-type="float" office:value="33.426181" calcext:value-type="float">
            <text:p>33.426181</text:p>
          </table:table-cell>
          <table:table-cell office:value-type="float" office:value="0.096892" calcext:value-type="float">
            <text:p>0.096892</text:p>
          </table:table-cell>
        </table:table-row>
        <table:table-row table:style-name="ro1">
          <table:table-cell office:value-type="float" office:value="33.4356" calcext:value-type="float">
            <text:p>33.4356</text:p>
          </table:table-cell>
          <table:table-cell office:value-type="float" office:value="0.12783" calcext:value-type="float">
            <text:p>0.12783</text:p>
          </table:table-cell>
          <table:table-cell office:value-type="float" office:value="33.435604" calcext:value-type="float">
            <text:p>33.435604</text:p>
          </table:table-cell>
          <table:table-cell office:value-type="float" office:value="0.127787" calcext:value-type="float">
            <text:p>0.127787</text:p>
          </table:table-cell>
        </table:table-row>
        <table:table-row table:style-name="ro1">
          <table:table-cell office:value-type="float" office:value="33.445" calcext:value-type="float">
            <text:p>33.445</text:p>
          </table:table-cell>
          <table:table-cell office:value-type="float" office:value="0.15804" calcext:value-type="float">
            <text:p>0.15804</text:p>
          </table:table-cell>
          <table:table-cell office:value-type="float" office:value="33.445017" calcext:value-type="float">
            <text:p>33.445017</text:p>
          </table:table-cell>
          <table:table-cell office:value-type="float" office:value="0.157987" calcext:value-type="float">
            <text:p>0.157987</text:p>
          </table:table-cell>
        </table:table-row>
        <table:table-row table:style-name="ro1">
          <table:table-cell office:value-type="float" office:value="33.4544" calcext:value-type="float">
            <text:p>33.4544</text:p>
          </table:table-cell>
          <table:table-cell office:value-type="float" office:value="0.187561" calcext:value-type="float">
            <text:p>0.187561</text:p>
          </table:table-cell>
          <table:table-cell office:value-type="float" office:value="33.454422" calcext:value-type="float">
            <text:p>33.454422</text:p>
          </table:table-cell>
          <table:table-cell office:value-type="float" office:value="0.187498" calcext:value-type="float">
            <text:p>0.187498</text:p>
          </table:table-cell>
        </table:table-row>
        <table:table-row table:style-name="ro1">
          <table:table-cell office:value-type="float" office:value="33.4638" calcext:value-type="float">
            <text:p>33.4638</text:p>
          </table:table-cell>
          <table:table-cell office:value-type="float" office:value="0.216396" calcext:value-type="float">
            <text:p>0.216396</text:p>
          </table:table-cell>
          <table:table-cell office:value-type="float" office:value="33.463818" calcext:value-type="float">
            <text:p>33.463818</text:p>
          </table:table-cell>
          <table:table-cell office:value-type="float" office:value="0.216323" calcext:value-type="float">
            <text:p>0.216323</text:p>
          </table:table-cell>
        </table:table-row>
        <table:table-row table:style-name="ro1">
          <table:table-cell office:value-type="float" office:value="33.4732" calcext:value-type="float">
            <text:p>33.4732</text:p>
          </table:table-cell>
          <table:table-cell office:value-type="float" office:value="0.244549" calcext:value-type="float">
            <text:p>0.244549</text:p>
          </table:table-cell>
          <table:table-cell office:value-type="float" office:value="33.473205" calcext:value-type="float">
            <text:p>33.473205</text:p>
          </table:table-cell>
          <table:table-cell office:value-type="float" office:value="0.244467" calcext:value-type="float">
            <text:p>0.244467</text:p>
          </table:table-cell>
        </table:table-row>
        <table:table-row table:style-name="ro1">
          <table:table-cell office:value-type="float" office:value="33.4826" calcext:value-type="float">
            <text:p>33.4826</text:p>
          </table:table-cell>
          <table:table-cell office:value-type="float" office:value="0.272023" calcext:value-type="float">
            <text:p>0.272023</text:p>
          </table:table-cell>
          <table:table-cell office:value-type="float" office:value="33.482583" calcext:value-type="float">
            <text:p>33.482583</text:p>
          </table:table-cell>
          <table:table-cell office:value-type="float" office:value="0.271932" calcext:value-type="float">
            <text:p>0.271932</text:p>
          </table:table-cell>
        </table:table-row>
        <table:table-row table:style-name="ro1">
          <table:table-cell office:value-type="float" office:value="33.492" calcext:value-type="float">
            <text:p>33.492</text:p>
          </table:table-cell>
          <table:table-cell office:value-type="float" office:value="0.298824" calcext:value-type="float">
            <text:p>0.298824</text:p>
          </table:table-cell>
          <table:table-cell office:value-type="float" office:value="33.491953" calcext:value-type="float">
            <text:p>33.491953</text:p>
          </table:table-cell>
          <table:table-cell office:value-type="float" office:value="0.298724" calcext:value-type="float">
            <text:p>0.298724</text:p>
          </table:table-cell>
        </table:table-row>
        <table:table-row table:style-name="ro1">
          <table:table-cell office:value-type="float" office:value="33.5013" calcext:value-type="float">
            <text:p>33.5013</text:p>
          </table:table-cell>
          <table:table-cell office:value-type="float" office:value="0.324954" calcext:value-type="float">
            <text:p>0.324954</text:p>
          </table:table-cell>
          <table:table-cell office:value-type="float" office:value="33.501313" calcext:value-type="float">
            <text:p>33.501313</text:p>
          </table:table-cell>
          <table:table-cell office:value-type="float" office:value="0.324846" calcext:value-type="float">
            <text:p>0.324846</text:p>
          </table:table-cell>
        </table:table-row>
        <table:table-row table:style-name="ro1">
          <table:table-cell office:value-type="float" office:value="33.5107" calcext:value-type="float">
            <text:p>33.5107</text:p>
          </table:table-cell>
          <table:table-cell office:value-type="float" office:value="0.350417" calcext:value-type="float">
            <text:p>0.350417</text:p>
          </table:table-cell>
          <table:table-cell office:value-type="float" office:value="33.510665" calcext:value-type="float">
            <text:p>33.510665</text:p>
          </table:table-cell>
          <table:table-cell office:value-type="float" office:value="0.3503" calcext:value-type="float">
            <text:p>0.3503</text:p>
          </table:table-cell>
        </table:table-row>
        <table:table-row table:style-name="ro1">
          <table:table-cell office:value-type="float" office:value="33.52" calcext:value-type="float">
            <text:p>33.52</text:p>
          </table:table-cell>
          <table:table-cell office:value-type="float" office:value="0.375216" calcext:value-type="float">
            <text:p>0.375216</text:p>
          </table:table-cell>
          <table:table-cell office:value-type="float" office:value="33.520008" calcext:value-type="float">
            <text:p>33.520008</text:p>
          </table:table-cell>
          <table:table-cell office:value-type="float" office:value="0.375092" calcext:value-type="float">
            <text:p>0.375092</text:p>
          </table:table-cell>
        </table:table-row>
        <table:table-row table:style-name="ro1">
          <table:table-cell office:value-type="float" office:value="33.5293" calcext:value-type="float">
            <text:p>33.5293</text:p>
          </table:table-cell>
          <table:table-cell office:value-type="float" office:value="0.399355" calcext:value-type="float">
            <text:p>0.399355</text:p>
          </table:table-cell>
          <table:table-cell office:value-type="float" office:value="33.529343" calcext:value-type="float">
            <text:p>33.529343</text:p>
          </table:table-cell>
          <table:table-cell office:value-type="float" office:value="0.399223" calcext:value-type="float">
            <text:p>0.399223</text:p>
          </table:table-cell>
        </table:table-row>
        <table:table-row table:style-name="ro1">
          <table:table-cell office:value-type="float" office:value="33.5387" calcext:value-type="float">
            <text:p>33.5387</text:p>
          </table:table-cell>
          <table:table-cell office:value-type="float" office:value="0.422838" calcext:value-type="float">
            <text:p>0.422838</text:p>
          </table:table-cell>
          <table:table-cell office:value-type="float" office:value="33.538669" calcext:value-type="float">
            <text:p>33.538669</text:p>
          </table:table-cell>
          <table:table-cell office:value-type="float" office:value="0.422698" calcext:value-type="float">
            <text:p>0.422698</text:p>
          </table:table-cell>
        </table:table-row>
        <table:table-row table:style-name="ro1">
          <table:table-cell office:value-type="float" office:value="33.548" calcext:value-type="float">
            <text:p>33.548</text:p>
          </table:table-cell>
          <table:table-cell office:value-type="float" office:value="0.445666" calcext:value-type="float">
            <text:p>0.445666</text:p>
          </table:table-cell>
          <table:table-cell office:value-type="float" office:value="33.547986" calcext:value-type="float">
            <text:p>33.547986</text:p>
          </table:table-cell>
          <table:table-cell office:value-type="float" office:value="0.445518" calcext:value-type="float">
            <text:p>0.445518</text:p>
          </table:table-cell>
        </table:table-row>
        <table:table-row table:style-name="ro1">
          <table:table-cell office:value-type="float" office:value="33.5573" calcext:value-type="float">
            <text:p>33.5573</text:p>
          </table:table-cell>
          <table:table-cell office:value-type="float" office:value="0.467843" calcext:value-type="float">
            <text:p>0.467843</text:p>
          </table:table-cell>
          <table:table-cell office:value-type="float" office:value="33.557294" calcext:value-type="float">
            <text:p>33.557294</text:p>
          </table:table-cell>
          <table:table-cell office:value-type="float" office:value="0.467689" calcext:value-type="float">
            <text:p>0.467689</text:p>
          </table:table-cell>
        </table:table-row>
        <table:table-row table:style-name="ro1">
          <table:table-cell office:value-type="float" office:value="33.5666" calcext:value-type="float">
            <text:p>33.5666</text:p>
          </table:table-cell>
          <table:table-cell office:value-type="float" office:value="0.489372" calcext:value-type="float">
            <text:p>0.489372</text:p>
          </table:table-cell>
          <table:table-cell office:value-type="float" office:value="33.566594" calcext:value-type="float">
            <text:p>33.566594</text:p>
          </table:table-cell>
          <table:table-cell office:value-type="float" office:value="0.489211" calcext:value-type="float">
            <text:p>0.489211</text:p>
          </table:table-cell>
        </table:table-row>
        <table:table-row table:style-name="ro1">
          <table:table-cell office:value-type="float" office:value="33.5759" calcext:value-type="float">
            <text:p>33.5759</text:p>
          </table:table-cell>
          <table:table-cell office:value-type="float" office:value="0.510257" calcext:value-type="float">
            <text:p>0.510257</text:p>
          </table:table-cell>
          <table:table-cell office:value-type="float" office:value="33.575885" calcext:value-type="float">
            <text:p>33.575885</text:p>
          </table:table-cell>
          <table:table-cell office:value-type="float" office:value="0.510089" calcext:value-type="float">
            <text:p>0.510089</text:p>
          </table:table-cell>
        </table:table-row>
        <table:table-row table:style-name="ro1">
          <table:table-cell office:value-type="float" office:value="33.5852" calcext:value-type="float">
            <text:p>33.5852</text:p>
          </table:table-cell>
          <table:table-cell office:value-type="float" office:value="0.530499" calcext:value-type="float">
            <text:p>0.530499</text:p>
          </table:table-cell>
          <table:table-cell office:value-type="float" office:value="33.585167" calcext:value-type="float">
            <text:p>33.585167</text:p>
          </table:table-cell>
          <table:table-cell office:value-type="float" office:value="0.530324" calcext:value-type="float">
            <text:p>0.530324</text:p>
          </table:table-cell>
        </table:table-row>
        <table:table-row table:style-name="ro1">
          <table:table-cell office:value-type="float" office:value="33.5944" calcext:value-type="float">
            <text:p>33.5944</text:p>
          </table:table-cell>
          <table:table-cell office:value-type="float" office:value="0.550101" calcext:value-type="float">
            <text:p>0.550101</text:p>
          </table:table-cell>
          <table:table-cell office:value-type="float" office:value="33.594441" calcext:value-type="float">
            <text:p>33.594441</text:p>
          </table:table-cell>
          <table:table-cell office:value-type="float" office:value="0.54992" calcext:value-type="float">
            <text:p>0.54992</text:p>
          </table:table-cell>
        </table:table-row>
        <table:table-row table:style-name="ro1">
          <table:table-cell office:value-type="float" office:value="33.6037" calcext:value-type="float">
            <text:p>33.6037</text:p>
          </table:table-cell>
          <table:table-cell office:value-type="float" office:value="0.569066" calcext:value-type="float">
            <text:p>0.569066</text:p>
          </table:table-cell>
          <table:table-cell office:value-type="float" office:value="33.603706" calcext:value-type="float">
            <text:p>33.603706</text:p>
          </table:table-cell>
          <table:table-cell office:value-type="float" office:value="0.56888" calcext:value-type="float">
            <text:p>0.56888</text:p>
          </table:table-cell>
        </table:table-row>
        <table:table-row table:style-name="ro1">
          <table:table-cell office:value-type="float" office:value="33.613" calcext:value-type="float">
            <text:p>33.613</text:p>
          </table:table-cell>
          <table:table-cell office:value-type="float" office:value="0.587396" calcext:value-type="float">
            <text:p>0.587396</text:p>
          </table:table-cell>
          <table:table-cell office:value-type="float" office:value="33.612963" calcext:value-type="float">
            <text:p>33.612963</text:p>
          </table:table-cell>
          <table:table-cell office:value-type="float" office:value="0.587204" calcext:value-type="float">
            <text:p>0.587204</text:p>
          </table:table-cell>
        </table:table-row>
        <table:table-row table:style-name="ro1">
          <table:table-cell office:value-type="float" office:value="33.6222" calcext:value-type="float">
            <text:p>33.6222</text:p>
          </table:table-cell>
          <table:table-cell office:value-type="float" office:value="0.605094" calcext:value-type="float">
            <text:p>0.605094</text:p>
          </table:table-cell>
          <table:table-cell office:value-type="float" office:value="33.622211" calcext:value-type="float">
            <text:p>33.622211</text:p>
          </table:table-cell>
          <table:table-cell office:value-type="float" office:value="0.604897" calcext:value-type="float">
            <text:p>0.604897</text:p>
          </table:table-cell>
        </table:table-row>
        <table:table-row table:style-name="ro1">
          <table:table-cell office:value-type="float" office:value="33.6315" calcext:value-type="float">
            <text:p>33.6315</text:p>
          </table:table-cell>
          <table:table-cell office:value-type="float" office:value="0.622162" calcext:value-type="float">
            <text:p>0.622162</text:p>
          </table:table-cell>
          <table:table-cell office:value-type="float" office:value="33.63145" calcext:value-type="float">
            <text:p>33.63145</text:p>
          </table:table-cell>
          <table:table-cell office:value-type="float" office:value="0.621959" calcext:value-type="float">
            <text:p>0.621959</text:p>
          </table:table-cell>
        </table:table-row>
        <table:table-row table:style-name="ro1">
          <table:table-cell office:value-type="float" office:value="33.6407" calcext:value-type="float">
            <text:p>33.6407</text:p>
          </table:table-cell>
          <table:table-cell office:value-type="float" office:value="0.638602" calcext:value-type="float">
            <text:p>0.638602</text:p>
          </table:table-cell>
          <table:table-cell office:value-type="float" office:value="33.640681" calcext:value-type="float">
            <text:p>33.640681</text:p>
          </table:table-cell>
          <table:table-cell office:value-type="float" office:value="0.638394" calcext:value-type="float">
            <text:p>0.638394</text:p>
          </table:table-cell>
        </table:table-row>
        <table:table-row table:style-name="ro1">
          <table:table-cell office:value-type="float" office:value="33.6499" calcext:value-type="float">
            <text:p>33.6499</text:p>
          </table:table-cell>
          <table:table-cell office:value-type="float" office:value="0.654416" calcext:value-type="float">
            <text:p>0.654416</text:p>
          </table:table-cell>
          <table:table-cell office:value-type="float" office:value="33.649904" calcext:value-type="float">
            <text:p>33.649904</text:p>
          </table:table-cell>
          <table:table-cell office:value-type="float" office:value="0.654204" calcext:value-type="float">
            <text:p>0.654204</text:p>
          </table:table-cell>
        </table:table-row>
        <table:table-row table:style-name="ro1">
          <table:table-cell office:value-type="float" office:value="33.6591" calcext:value-type="float">
            <text:p>33.6591</text:p>
          </table:table-cell>
          <table:table-cell office:value-type="float" office:value="0.669607" calcext:value-type="float">
            <text:p>0.669607</text:p>
          </table:table-cell>
          <table:table-cell office:value-type="float" office:value="33.659118" calcext:value-type="float">
            <text:p>33.659118</text:p>
          </table:table-cell>
          <table:table-cell office:value-type="float" office:value="0.669389" calcext:value-type="float">
            <text:p>0.669389</text:p>
          </table:table-cell>
        </table:table-row>
        <table:table-row table:style-name="ro1">
          <table:table-cell office:value-type="float" office:value="33.6683" calcext:value-type="float">
            <text:p>33.6683</text:p>
          </table:table-cell>
          <table:table-cell office:value-type="float" office:value="0.684175" calcext:value-type="float">
            <text:p>0.684175</text:p>
          </table:table-cell>
          <table:table-cell office:value-type="float" office:value="33.668323" calcext:value-type="float">
            <text:p>33.668323</text:p>
          </table:table-cell>
          <table:table-cell office:value-type="float" office:value="0.683954" calcext:value-type="float">
            <text:p>0.683954</text:p>
          </table:table-cell>
        </table:table-row>
        <table:table-row table:style-name="ro1">
          <table:table-cell office:value-type="float" office:value="33.6775" calcext:value-type="float">
            <text:p>33.6775</text:p>
          </table:table-cell>
          <table:table-cell office:value-type="float" office:value="0.698124" calcext:value-type="float">
            <text:p>0.698124</text:p>
          </table:table-cell>
          <table:table-cell office:value-type="float" office:value="33.67752" calcext:value-type="float">
            <text:p>33.67752</text:p>
          </table:table-cell>
          <table:table-cell office:value-type="float" office:value="0.697898" calcext:value-type="float">
            <text:p>0.697898</text:p>
          </table:table-cell>
        </table:table-row>
        <table:table-row table:style-name="ro1">
          <table:table-cell office:value-type="float" office:value="33.6867" calcext:value-type="float">
            <text:p>33.6867</text:p>
          </table:table-cell>
          <table:table-cell office:value-type="float" office:value="0.711454" calcext:value-type="float">
            <text:p>0.711454</text:p>
          </table:table-cell>
          <table:table-cell office:value-type="float" office:value="33.686709" calcext:value-type="float">
            <text:p>33.686709</text:p>
          </table:table-cell>
          <table:table-cell office:value-type="float" office:value="0.711225" calcext:value-type="float">
            <text:p>0.711225</text:p>
          </table:table-cell>
        </table:table-row>
        <table:table-row table:style-name="ro1">
          <table:table-cell office:value-type="float" office:value="33.6959" calcext:value-type="float">
            <text:p>33.6959</text:p>
          </table:table-cell>
          <table:table-cell office:value-type="float" office:value="0.724168" calcext:value-type="float">
            <text:p>0.724168</text:p>
          </table:table-cell>
          <table:table-cell office:value-type="float" office:value="33.695889" calcext:value-type="float">
            <text:p>33.695889</text:p>
          </table:table-cell>
          <table:table-cell office:value-type="float" office:value="0.723935" calcext:value-type="float">
            <text:p>0.723935</text:p>
          </table:table-cell>
        </table:table-row>
        <table:table-row table:style-name="ro1">
          <table:table-cell office:value-type="float" office:value="33.7051" calcext:value-type="float">
            <text:p>33.7051</text:p>
          </table:table-cell>
          <table:table-cell office:value-type="float" office:value="0.736267" calcext:value-type="float">
            <text:p>0.736267</text:p>
          </table:table-cell>
          <table:table-cell office:value-type="float" office:value="33.70506" calcext:value-type="float">
            <text:p>33.70506</text:p>
          </table:table-cell>
          <table:table-cell office:value-type="float" office:value="0.73603" calcext:value-type="float">
            <text:p>0.73603</text:p>
          </table:table-cell>
        </table:table-row>
        <table:table-row table:style-name="ro1">
          <table:table-cell office:value-type="float" office:value="33.7142" calcext:value-type="float">
            <text:p>33.7142</text:p>
          </table:table-cell>
          <table:table-cell office:value-type="float" office:value="0.747753" calcext:value-type="float">
            <text:p>0.747753</text:p>
          </table:table-cell>
          <table:table-cell office:value-type="float" office:value="33.714224" calcext:value-type="float">
            <text:p>33.714224</text:p>
          </table:table-cell>
          <table:table-cell office:value-type="float" office:value="0.747512" calcext:value-type="float">
            <text:p>0.747512</text:p>
          </table:table-cell>
        </table:table-row>
        <table:table-row table:style-name="ro1">
          <table:table-cell office:value-type="float" office:value="33.7234" calcext:value-type="float">
            <text:p>33.7234</text:p>
          </table:table-cell>
          <table:table-cell office:value-type="float" office:value="0.758626" calcext:value-type="float">
            <text:p>0.758626</text:p>
          </table:table-cell>
          <table:table-cell office:value-type="float" office:value="33.723378" calcext:value-type="float">
            <text:p>33.723378</text:p>
          </table:table-cell>
          <table:table-cell office:value-type="float" office:value="0.758383" calcext:value-type="float">
            <text:p>0.758383</text:p>
          </table:table-cell>
        </table:table-row>
        <table:table-row table:style-name="ro1">
          <table:table-cell office:value-type="float" office:value="33.7325" calcext:value-type="float">
            <text:p>33.7325</text:p>
          </table:table-cell>
          <table:table-cell office:value-type="float" office:value="0.768889" calcext:value-type="float">
            <text:p>0.768889</text:p>
          </table:table-cell>
          <table:table-cell office:value-type="float" office:value="33.732525" calcext:value-type="float">
            <text:p>33.732525</text:p>
          </table:table-cell>
          <table:table-cell office:value-type="float" office:value="0.768643" calcext:value-type="float">
            <text:p>0.768643</text:p>
          </table:table-cell>
        </table:table-row>
        <table:table-row table:style-name="ro1">
          <table:table-cell office:value-type="float" office:value="33.7417" calcext:value-type="float">
            <text:p>33.7417</text:p>
          </table:table-cell>
          <table:table-cell office:value-type="float" office:value="0.778543" calcext:value-type="float">
            <text:p>0.778543</text:p>
          </table:table-cell>
          <table:table-cell office:value-type="float" office:value="33.741663" calcext:value-type="float">
            <text:p>33.741663</text:p>
          </table:table-cell>
          <table:table-cell office:value-type="float" office:value="0.778294" calcext:value-type="float">
            <text:p>0.778294</text:p>
          </table:table-cell>
        </table:table-row>
        <table:table-row table:style-name="ro1">
          <table:table-cell office:value-type="float" office:value="33.7508" calcext:value-type="float">
            <text:p>33.7508</text:p>
          </table:table-cell>
          <table:table-cell office:value-type="float" office:value="0.787589" calcext:value-type="float">
            <text:p>0.787589</text:p>
          </table:table-cell>
          <table:table-cell office:value-type="float" office:value="33.750793" calcext:value-type="float">
            <text:p>33.750793</text:p>
          </table:table-cell>
          <table:table-cell office:value-type="float" office:value="0.787338" calcext:value-type="float">
            <text:p>0.787338</text:p>
          </table:table-cell>
        </table:table-row>
        <table:table-row table:style-name="ro1">
          <table:table-cell office:value-type="float" office:value="33.7599" calcext:value-type="float">
            <text:p>33.7599</text:p>
          </table:table-cell>
          <table:table-cell office:value-type="float" office:value="0.796028" calcext:value-type="float">
            <text:p>0.796028</text:p>
          </table:table-cell>
          <table:table-cell office:value-type="float" office:value="33.759914" calcext:value-type="float">
            <text:p>33.759914</text:p>
          </table:table-cell>
          <table:table-cell office:value-type="float" office:value="0.795774" calcext:value-type="float">
            <text:p>0.795774</text:p>
          </table:table-cell>
        </table:table-row>
        <table:table-row table:style-name="ro1">
          <table:table-cell office:value-type="float" office:value="33.769" calcext:value-type="float">
            <text:p>33.769</text:p>
          </table:table-cell>
          <table:table-cell office:value-type="float" office:value="0.80386" calcext:value-type="float">
            <text:p>0.80386</text:p>
          </table:table-cell>
          <table:table-cell office:value-type="float" office:value="33.769027" calcext:value-type="float">
            <text:p>33.769027</text:p>
          </table:table-cell>
          <table:table-cell office:value-type="float" office:value="0.803605" calcext:value-type="float">
            <text:p>0.803605</text:p>
          </table:table-cell>
        </table:table-row>
        <table:table-row table:style-name="ro1">
          <table:table-cell office:value-type="float" office:value="33.7781" calcext:value-type="float">
            <text:p>33.7781</text:p>
          </table:table-cell>
          <table:table-cell office:value-type="float" office:value="0.811088" calcext:value-type="float">
            <text:p>0.811088</text:p>
          </table:table-cell>
          <table:table-cell office:value-type="float" office:value="33.778132" calcext:value-type="float">
            <text:p>33.778132</text:p>
          </table:table-cell>
          <table:table-cell office:value-type="float" office:value="0.810831" calcext:value-type="float">
            <text:p>0.810831</text:p>
          </table:table-cell>
        </table:table-row>
        <table:table-row table:style-name="ro1">
          <table:table-cell office:value-type="float" office:value="33.7872" calcext:value-type="float">
            <text:p>33.7872</text:p>
          </table:table-cell>
          <table:table-cell office:value-type="float" office:value="0.817712" calcext:value-type="float">
            <text:p>0.817712</text:p>
          </table:table-cell>
          <table:table-cell office:value-type="float" office:value="33.787228" calcext:value-type="float">
            <text:p>33.787228</text:p>
          </table:table-cell>
          <table:table-cell office:value-type="float" office:value="0.817453" calcext:value-type="float">
            <text:p>0.817453</text:p>
          </table:table-cell>
        </table:table-row>
        <table:table-row table:style-name="ro1">
          <table:table-cell office:value-type="float" office:value="33.7963" calcext:value-type="float">
            <text:p>33.7963</text:p>
          </table:table-cell>
          <table:table-cell office:value-type="float" office:value="0.823733" calcext:value-type="float">
            <text:p>0.823733</text:p>
          </table:table-cell>
          <table:table-cell office:value-type="float" office:value="33.796317" calcext:value-type="float">
            <text:p>33.796317</text:p>
          </table:table-cell>
          <table:table-cell office:value-type="float" office:value="0.823473" calcext:value-type="float">
            <text:p>0.823473</text:p>
          </table:table-cell>
        </table:table-row>
        <table:table-row table:style-name="ro1">
          <table:table-cell office:value-type="float" office:value="33.8054" calcext:value-type="float">
            <text:p>33.8054</text:p>
          </table:table-cell>
          <table:table-cell office:value-type="float" office:value="0.829152" calcext:value-type="float">
            <text:p>0.829152</text:p>
          </table:table-cell>
          <table:table-cell office:value-type="float" office:value="33.805397" calcext:value-type="float">
            <text:p>33.805397</text:p>
          </table:table-cell>
          <table:table-cell office:value-type="float" office:value="0.82889" calcext:value-type="float">
            <text:p>0.82889</text:p>
          </table:table-cell>
        </table:table-row>
        <table:table-row table:style-name="ro1">
          <table:table-cell office:value-type="float" office:value="33.8145" calcext:value-type="float">
            <text:p>33.8145</text:p>
          </table:table-cell>
          <table:table-cell office:value-type="float" office:value="0.833969" calcext:value-type="float">
            <text:p>0.833969</text:p>
          </table:table-cell>
          <table:table-cell office:value-type="float" office:value="33.814468" calcext:value-type="float">
            <text:p>33.814468</text:p>
          </table:table-cell>
          <table:table-cell office:value-type="float" office:value="0.833706" calcext:value-type="float">
            <text:p>0.833706</text:p>
          </table:table-cell>
        </table:table-row>
        <table:table-row table:style-name="ro1">
          <table:table-cell office:value-type="float" office:value="33.8235" calcext:value-type="float">
            <text:p>33.8235</text:p>
          </table:table-cell>
          <table:table-cell office:value-type="float" office:value="0.838184" calcext:value-type="float">
            <text:p>0.838184</text:p>
          </table:table-cell>
          <table:table-cell office:value-type="float" office:value="33.823532" calcext:value-type="float">
            <text:p>33.823532</text:p>
          </table:table-cell>
          <table:table-cell office:value-type="float" office:value="0.837921" calcext:value-type="float">
            <text:p>0.837921</text:p>
          </table:table-cell>
        </table:table-row>
        <table:table-row table:style-name="ro1">
          <table:table-cell office:value-type="float" office:value="33.8326" calcext:value-type="float">
            <text:p>33.8326</text:p>
          </table:table-cell>
          <table:table-cell office:value-type="float" office:value="0.841799" calcext:value-type="float">
            <text:p>0.841799</text:p>
          </table:table-cell>
          <table:table-cell office:value-type="float" office:value="33.832587" calcext:value-type="float">
            <text:p>33.832587</text:p>
          </table:table-cell>
          <table:table-cell office:value-type="float" office:value="0.841535" calcext:value-type="float">
            <text:p>0.841535</text:p>
          </table:table-cell>
        </table:table-row>
        <table:table-row table:style-name="ro1">
          <table:table-cell office:value-type="float" office:value="33.8416" calcext:value-type="float">
            <text:p>33.8416</text:p>
          </table:table-cell>
          <table:table-cell office:value-type="float" office:value="0.844815" calcext:value-type="float">
            <text:p>0.844815</text:p>
          </table:table-cell>
          <table:table-cell office:value-type="float" office:value="33.841634" calcext:value-type="float">
            <text:p>33.841634</text:p>
          </table:table-cell>
          <table:table-cell office:value-type="float" office:value="0.84455" calcext:value-type="float">
            <text:p>0.84455</text:p>
          </table:table-cell>
        </table:table-row>
        <table:table-row table:style-name="ro1">
          <table:table-cell office:value-type="float" office:value="33.8507" calcext:value-type="float">
            <text:p>33.8507</text:p>
          </table:table-cell>
          <table:table-cell office:value-type="float" office:value="0.84723" calcext:value-type="float">
            <text:p>0.84723</text:p>
          </table:table-cell>
          <table:table-cell office:value-type="float" office:value="33.850673" calcext:value-type="float">
            <text:p>33.850673</text:p>
          </table:table-cell>
          <table:table-cell office:value-type="float" office:value="0.846965" calcext:value-type="float">
            <text:p>0.846965</text:p>
          </table:table-cell>
        </table:table-row>
        <table:table-row table:style-name="ro1">
          <table:table-cell office:value-type="float" office:value="33.8597" calcext:value-type="float">
            <text:p>33.8597</text:p>
          </table:table-cell>
          <table:table-cell office:value-type="float" office:value="0.849046" calcext:value-type="float">
            <text:p>0.849046</text:p>
          </table:table-cell>
          <table:table-cell office:value-type="float" office:value="33.859704" calcext:value-type="float">
            <text:p>33.859704</text:p>
          </table:table-cell>
          <table:table-cell office:value-type="float" office:value="0.848782" calcext:value-type="float">
            <text:p>0.848782</text:p>
          </table:table-cell>
        </table:table-row>
        <table:table-row table:style-name="ro1">
          <table:table-cell office:value-type="float" office:value="33.8687" calcext:value-type="float">
            <text:p>33.8687</text:p>
          </table:table-cell>
          <table:table-cell office:value-type="float" office:value="0.850263" calcext:value-type="float">
            <text:p>0.850263</text:p>
          </table:table-cell>
          <table:table-cell office:value-type="float" office:value="33.868726" calcext:value-type="float">
            <text:p>33.868726</text:p>
          </table:table-cell>
          <table:table-cell office:value-type="float" office:value="0.849999" calcext:value-type="float">
            <text:p>0.849999</text:p>
          </table:table-cell>
        </table:table-row>
        <table:table-row table:style-name="ro1">
          <table:table-cell office:value-type="float" office:value="33.8777" calcext:value-type="float">
            <text:p>33.8777</text:p>
          </table:table-cell>
          <table:table-cell office:value-type="float" office:value="0.850881" calcext:value-type="float">
            <text:p>0.850881</text:p>
          </table:table-cell>
          <table:table-cell office:value-type="float" office:value="33.877741" calcext:value-type="float">
            <text:p>33.877741</text:p>
          </table:table-cell>
          <table:table-cell office:value-type="float" office:value="0.850617" calcext:value-type="float">
            <text:p>0.850617</text:p>
          </table:table-cell>
        </table:table-row>
        <table:table-row table:style-name="ro1">
          <table:table-cell office:value-type="float" office:value="33.8867" calcext:value-type="float">
            <text:p>33.8867</text:p>
          </table:table-cell>
          <table:table-cell office:value-type="float" office:value="0.850901" calcext:value-type="float">
            <text:p>0.850901</text:p>
          </table:table-cell>
          <table:table-cell office:value-type="float" office:value="33.886747" calcext:value-type="float">
            <text:p>33.886747</text:p>
          </table:table-cell>
          <table:table-cell office:value-type="float" office:value="0.850637" calcext:value-type="float">
            <text:p>0.850637</text:p>
          </table:table-cell>
        </table:table-row>
        <table:table-row table:style-name="ro1">
          <table:table-cell office:value-type="float" office:value="33.8957" calcext:value-type="float">
            <text:p>33.8957</text:p>
          </table:table-cell>
          <table:table-cell office:value-type="float" office:value="0.850321" calcext:value-type="float">
            <text:p>0.850321</text:p>
          </table:table-cell>
          <table:table-cell office:value-type="float" office:value="33.895745" calcext:value-type="float">
            <text:p>33.895745</text:p>
          </table:table-cell>
          <table:table-cell office:value-type="float" office:value="0.850059" calcext:value-type="float">
            <text:p>0.850059</text:p>
          </table:table-cell>
        </table:table-row>
        <table:table-row table:style-name="ro1">
          <table:table-cell office:value-type="float" office:value="33.9047" calcext:value-type="float">
            <text:p>33.9047</text:p>
          </table:table-cell>
          <table:table-cell office:value-type="float" office:value="0.849143" calcext:value-type="float">
            <text:p>0.849143</text:p>
          </table:table-cell>
          <table:table-cell office:value-type="float" office:value="33.904735" calcext:value-type="float">
            <text:p>33.904735</text:p>
          </table:table-cell>
          <table:table-cell office:value-type="float" office:value="0.848882" calcext:value-type="float">
            <text:p>0.848882</text:p>
          </table:table-cell>
        </table:table-row>
        <table:table-row table:style-name="ro1">
          <table:table-cell office:value-type="float" office:value="33.9137" calcext:value-type="float">
            <text:p>33.9137</text:p>
          </table:table-cell>
          <table:table-cell office:value-type="float" office:value="0.847366" calcext:value-type="float">
            <text:p>0.847366</text:p>
          </table:table-cell>
          <table:table-cell office:value-type="float" office:value="33.913717" calcext:value-type="float">
            <text:p>33.913717</text:p>
          </table:table-cell>
          <table:table-cell office:value-type="float" office:value="0.847106" calcext:value-type="float">
            <text:p>0.847106</text:p>
          </table:table-cell>
        </table:table-row>
        <table:table-row table:style-name="ro1">
          <table:table-cell office:value-type="float" office:value="33.9227" calcext:value-type="float">
            <text:p>33.9227</text:p>
          </table:table-cell>
          <table:table-cell office:value-type="float" office:value="0.844991" calcext:value-type="float">
            <text:p>0.844991</text:p>
          </table:table-cell>
          <table:table-cell office:value-type="float" office:value="33.922691" calcext:value-type="float">
            <text:p>33.922691</text:p>
          </table:table-cell>
          <table:table-cell office:value-type="float" office:value="0.844732" calcext:value-type="float">
            <text:p>0.844732</text:p>
          </table:table-cell>
        </table:table-row>
        <table:table-row table:style-name="ro1">
          <table:table-cell office:value-type="float" office:value="33.9317" calcext:value-type="float">
            <text:p>33.9317</text:p>
          </table:table-cell>
          <table:table-cell office:value-type="float" office:value="0.842018" calcext:value-type="float">
            <text:p>0.842018</text:p>
          </table:table-cell>
          <table:table-cell office:value-type="float" office:value="33.931657" calcext:value-type="float">
            <text:p>33.931657</text:p>
          </table:table-cell>
          <table:table-cell office:value-type="float" office:value="0.841761" calcext:value-type="float">
            <text:p>0.841761</text:p>
          </table:table-cell>
        </table:table-row>
        <table:table-row table:style-name="ro1">
          <table:table-cell office:value-type="float" office:value="33.9406" calcext:value-type="float">
            <text:p>33.9406</text:p>
          </table:table-cell>
          <table:table-cell office:value-type="float" office:value="0.838446" calcext:value-type="float">
            <text:p>0.838446</text:p>
          </table:table-cell>
          <table:table-cell office:value-type="float" office:value="33.940615" calcext:value-type="float">
            <text:p>33.940615</text:p>
          </table:table-cell>
          <table:table-cell office:value-type="float" office:value="0.838191" calcext:value-type="float">
            <text:p>0.838191</text:p>
          </table:table-cell>
        </table:table-row>
        <table:table-row table:style-name="ro1">
          <table:table-cell office:value-type="float" office:value="33.9496" calcext:value-type="float">
            <text:p>33.9496</text:p>
          </table:table-cell>
          <table:table-cell office:value-type="float" office:value="0.834278" calcext:value-type="float">
            <text:p>0.834278</text:p>
          </table:table-cell>
          <table:table-cell office:value-type="float" office:value="33.949565" calcext:value-type="float">
            <text:p>33.949565</text:p>
          </table:table-cell>
          <table:table-cell office:value-type="float" office:value="0.834025" calcext:value-type="float">
            <text:p>0.834025</text:p>
          </table:table-cell>
        </table:table-row>
        <table:table-row table:style-name="ro1">
          <table:table-cell office:value-type="float" office:value="33.9585" calcext:value-type="float">
            <text:p>33.9585</text:p>
          </table:table-cell>
          <table:table-cell office:value-type="float" office:value="0.829512" calcext:value-type="float">
            <text:p>0.829512</text:p>
          </table:table-cell>
          <table:table-cell office:value-type="float" office:value="33.958506" calcext:value-type="float">
            <text:p>33.958506</text:p>
          </table:table-cell>
          <table:table-cell office:value-type="float" office:value="0.829261" calcext:value-type="float">
            <text:p>0.829261</text:p>
          </table:table-cell>
        </table:table-row>
        <table:table-row table:style-name="ro1">
          <table:table-cell office:value-type="float" office:value="33.9674" calcext:value-type="float">
            <text:p>33.9674</text:p>
          </table:table-cell>
          <table:table-cell office:value-type="float" office:value="0.82415" calcext:value-type="float">
            <text:p>0.82415</text:p>
          </table:table-cell>
          <table:table-cell office:value-type="float" office:value="33.96744" calcext:value-type="float">
            <text:p>33.96744</text:p>
          </table:table-cell>
          <table:table-cell office:value-type="float" office:value="0.823901" calcext:value-type="float">
            <text:p>0.823901</text:p>
          </table:table-cell>
        </table:table-row>
        <table:table-row table:style-name="ro1">
          <table:table-cell office:value-type="float" office:value="33.9764" calcext:value-type="float">
            <text:p>33.9764</text:p>
          </table:table-cell>
          <table:table-cell office:value-type="float" office:value="0.818192" calcext:value-type="float">
            <text:p>0.818192</text:p>
          </table:table-cell>
          <table:table-cell office:value-type="float" office:value="33.976366" calcext:value-type="float">
            <text:p>33.976366</text:p>
          </table:table-cell>
          <table:table-cell office:value-type="float" office:value="0.817946" calcext:value-type="float">
            <text:p>0.817946</text:p>
          </table:table-cell>
        </table:table-row>
        <table:table-row table:style-name="ro1">
          <table:table-cell office:value-type="float" office:value="33.9853" calcext:value-type="float">
            <text:p>33.9853</text:p>
          </table:table-cell>
          <table:table-cell office:value-type="float" office:value="0.811638" calcext:value-type="float">
            <text:p>0.811638</text:p>
          </table:table-cell>
          <table:table-cell office:value-type="float" office:value="33.985284" calcext:value-type="float">
            <text:p>33.985284</text:p>
          </table:table-cell>
          <table:table-cell office:value-type="float" office:value="0.811396" calcext:value-type="float">
            <text:p>0.811396</text:p>
          </table:table-cell>
        </table:table-row>
        <table:table-row table:style-name="ro1">
          <table:table-cell office:value-type="float" office:value="33.9942" calcext:value-type="float">
            <text:p>33.9942</text:p>
          </table:table-cell>
          <table:table-cell office:value-type="float" office:value="0.804491" calcext:value-type="float">
            <text:p>0.804491</text:p>
          </table:table-cell>
          <table:table-cell office:value-type="float" office:value="33.994194" calcext:value-type="float">
            <text:p>33.994194</text:p>
          </table:table-cell>
          <table:table-cell office:value-type="float" office:value="0.804251" calcext:value-type="float">
            <text:p>0.804251</text:p>
          </table:table-cell>
        </table:table-row>
        <table:table-row table:style-name="ro1">
          <table:table-cell office:value-type="float" office:value="34.0031" calcext:value-type="float">
            <text:p>34.0031</text:p>
          </table:table-cell>
          <table:table-cell office:value-type="float" office:value="0.796749" calcext:value-type="float">
            <text:p>0.796749</text:p>
          </table:table-cell>
          <table:table-cell office:value-type="float" office:value="34.003096" calcext:value-type="float">
            <text:p>34.003096</text:p>
          </table:table-cell>
          <table:table-cell office:value-type="float" office:value="0.796513" calcext:value-type="float">
            <text:p>0.796513</text:p>
          </table:table-cell>
        </table:table-row>
        <table:table-row table:style-name="ro1">
          <table:table-cell office:value-type="float" office:value="34.012" calcext:value-type="float">
            <text:p>34.012</text:p>
          </table:table-cell>
          <table:table-cell office:value-type="float" office:value="0.788415" calcext:value-type="float">
            <text:p>0.788415</text:p>
          </table:table-cell>
          <table:table-cell office:value-type="float" office:value="34.01199" calcext:value-type="float">
            <text:p>34.01199</text:p>
          </table:table-cell>
          <table:table-cell office:value-type="float" office:value="0.788182" calcext:value-type="float">
            <text:p>0.788182</text:p>
          </table:table-cell>
        </table:table-row>
        <table:table-row table:style-name="ro1">
          <table:table-cell office:value-type="float" office:value="34.0209" calcext:value-type="float">
            <text:p>34.0209</text:p>
          </table:table-cell>
          <table:table-cell office:value-type="float" office:value="0.779489" calcext:value-type="float">
            <text:p>0.779489</text:p>
          </table:table-cell>
          <table:table-cell office:value-type="float" office:value="34.020876" calcext:value-type="float">
            <text:p>34.020876</text:p>
          </table:table-cell>
          <table:table-cell office:value-type="float" office:value="0.77926" calcext:value-type="float">
            <text:p>0.77926</text:p>
          </table:table-cell>
        </table:table-row>
        <table:table-row table:style-name="ro1">
          <table:table-cell office:value-type="float" office:value="34.0298" calcext:value-type="float">
            <text:p>34.0298</text:p>
          </table:table-cell>
          <table:table-cell office:value-type="float" office:value="0.769972" calcext:value-type="float">
            <text:p>0.769972</text:p>
          </table:table-cell>
          <table:table-cell office:value-type="float" office:value="34.029754" calcext:value-type="float">
            <text:p>34.029754</text:p>
          </table:table-cell>
          <table:table-cell office:value-type="float" office:value="0.769747" calcext:value-type="float">
            <text:p>0.769747</text:p>
          </table:table-cell>
        </table:table-row>
        <table:table-row table:style-name="ro1">
          <table:table-cell office:value-type="float" office:value="34.0386" calcext:value-type="float">
            <text:p>34.0386</text:p>
          </table:table-cell>
          <table:table-cell office:value-type="float" office:value="0.759866" calcext:value-type="float">
            <text:p>0.759866</text:p>
          </table:table-cell>
          <table:table-cell office:value-type="float" office:value="34.038625" calcext:value-type="float">
            <text:p>34.038625</text:p>
          </table:table-cell>
          <table:table-cell office:value-type="float" office:value="0.759644" calcext:value-type="float">
            <text:p>0.759644</text:p>
          </table:table-cell>
        </table:table-row>
        <table:table-row table:style-name="ro1">
          <table:table-cell office:value-type="float" office:value="34.0475" calcext:value-type="float">
            <text:p>34.0475</text:p>
          </table:table-cell>
          <table:table-cell office:value-type="float" office:value="0.749171" calcext:value-type="float">
            <text:p>0.749171</text:p>
          </table:table-cell>
          <table:table-cell office:value-type="float" office:value="34.047487" calcext:value-type="float">
            <text:p>34.047487</text:p>
          </table:table-cell>
          <table:table-cell office:value-type="float" office:value="0.748954" calcext:value-type="float">
            <text:p>0.748954</text:p>
          </table:table-cell>
        </table:table-row>
        <table:table-row table:style-name="ro1">
          <table:table-cell office:value-type="float" office:value="34.0563" calcext:value-type="float">
            <text:p>34.0563</text:p>
          </table:table-cell>
          <table:table-cell office:value-type="float" office:value="0.737888" calcext:value-type="float">
            <text:p>0.737888</text:p>
          </table:table-cell>
          <table:table-cell office:value-type="float" office:value="34.056342" calcext:value-type="float">
            <text:p>34.056342</text:p>
          </table:table-cell>
          <table:table-cell office:value-type="float" office:value="0.737676" calcext:value-type="float">
            <text:p>0.737676</text:p>
          </table:table-cell>
        </table:table-row>
        <table:table-row table:style-name="ro1">
          <table:table-cell office:value-type="float" office:value="34.0652" calcext:value-type="float">
            <text:p>34.0652</text:p>
          </table:table-cell>
          <table:table-cell office:value-type="float" office:value="0.72602" calcext:value-type="float">
            <text:p>0.72602</text:p>
          </table:table-cell>
          <table:table-cell office:value-type="float" office:value="34.065188" calcext:value-type="float">
            <text:p>34.065188</text:p>
          </table:table-cell>
          <table:table-cell office:value-type="float" office:value="0.725812" calcext:value-type="float">
            <text:p>0.725812</text:p>
          </table:table-cell>
        </table:table-row>
        <table:table-row table:style-name="ro1">
          <table:table-cell office:value-type="float" office:value="34.074" calcext:value-type="float">
            <text:p>34.074</text:p>
          </table:table-cell>
          <table:table-cell office:value-type="float" office:value="0.713567" calcext:value-type="float">
            <text:p>0.713567</text:p>
          </table:table-cell>
          <table:table-cell office:value-type="float" office:value="34.074027" calcext:value-type="float">
            <text:p>34.074027</text:p>
          </table:table-cell>
          <table:table-cell office:value-type="float" office:value="0.713364" calcext:value-type="float">
            <text:p>0.713364</text:p>
          </table:table-cell>
        </table:table-row>
        <table:table-row table:style-name="ro1">
          <table:table-cell office:value-type="float" office:value="34.0829" calcext:value-type="float">
            <text:p>34.0829</text:p>
          </table:table-cell>
          <table:table-cell office:value-type="float" office:value="0.700531" calcext:value-type="float">
            <text:p>0.700531</text:p>
          </table:table-cell>
          <table:table-cell office:value-type="float" office:value="34.082859" calcext:value-type="float">
            <text:p>34.082859</text:p>
          </table:table-cell>
          <table:table-cell office:value-type="float" office:value="0.700333" calcext:value-type="float">
            <text:p>0.700333</text:p>
          </table:table-cell>
        </table:table-row>
        <table:table-row table:style-name="ro1">
          <table:table-cell office:value-type="float" office:value="34.0917" calcext:value-type="float">
            <text:p>34.0917</text:p>
          </table:table-cell>
          <table:table-cell office:value-type="float" office:value="0.686913" calcext:value-type="float">
            <text:p>0.686913</text:p>
          </table:table-cell>
          <table:table-cell office:value-type="float" office:value="34.091682" calcext:value-type="float">
            <text:p>34.091682</text:p>
          </table:table-cell>
          <table:table-cell office:value-type="float" office:value="0.68672" calcext:value-type="float">
            <text:p>0.68672</text:p>
          </table:table-cell>
        </table:table-row>
        <table:table-row table:style-name="ro1">
          <table:table-cell office:value-type="float" office:value="34.1005" calcext:value-type="float">
            <text:p>34.1005</text:p>
          </table:table-cell>
          <table:table-cell office:value-type="float" office:value="0.672714" calcext:value-type="float">
            <text:p>0.672714</text:p>
          </table:table-cell>
          <table:table-cell office:value-type="float" office:value="34.100497" calcext:value-type="float">
            <text:p>34.100497</text:p>
          </table:table-cell>
          <table:table-cell office:value-type="float" office:value="0.672527" calcext:value-type="float">
            <text:p>0.672527</text:p>
          </table:table-cell>
        </table:table-row>
        <table:table-row table:style-name="ro1">
          <table:table-cell office:value-type="float" office:value="34.1093" calcext:value-type="float">
            <text:p>34.1093</text:p>
          </table:table-cell>
          <table:table-cell office:value-type="float" office:value="0.657937" calcext:value-type="float">
            <text:p>0.657937</text:p>
          </table:table-cell>
          <table:table-cell office:value-type="float" office:value="34.109305" calcext:value-type="float">
            <text:p>34.109305</text:p>
          </table:table-cell>
          <table:table-cell office:value-type="float" office:value="0.657756" calcext:value-type="float">
            <text:p>0.657756</text:p>
          </table:table-cell>
        </table:table-row>
        <table:table-row table:style-name="ro1">
          <table:table-cell office:value-type="float" office:value="34.1181" calcext:value-type="float">
            <text:p>34.1181</text:p>
          </table:table-cell>
          <table:table-cell office:value-type="float" office:value="0.642584" calcext:value-type="float">
            <text:p>0.642584</text:p>
          </table:table-cell>
          <table:table-cell office:value-type="float" office:value="34.118105" calcext:value-type="float">
            <text:p>34.118105</text:p>
          </table:table-cell>
          <table:table-cell office:value-type="float" office:value="0.642408" calcext:value-type="float">
            <text:p>0.642408</text:p>
          </table:table-cell>
        </table:table-row>
        <table:table-row table:style-name="ro1">
          <table:table-cell office:value-type="float" office:value="34.1269" calcext:value-type="float">
            <text:p>34.1269</text:p>
          </table:table-cell>
          <table:table-cell office:value-type="float" office:value="0.626655" calcext:value-type="float">
            <text:p>0.626655</text:p>
          </table:table-cell>
          <table:table-cell office:value-type="float" office:value="34.126898" calcext:value-type="float">
            <text:p>34.126898</text:p>
          </table:table-cell>
          <table:table-cell office:value-type="float" office:value="0.626485" calcext:value-type="float">
            <text:p>0.626485</text:p>
          </table:table-cell>
        </table:table-row>
        <table:table-row table:style-name="ro1">
          <table:table-cell office:value-type="float" office:value="34.1357" calcext:value-type="float">
            <text:p>34.1357</text:p>
          </table:table-cell>
          <table:table-cell office:value-type="float" office:value="0.610152" calcext:value-type="float">
            <text:p>0.610152</text:p>
          </table:table-cell>
          <table:table-cell office:value-type="float" office:value="34.135682" calcext:value-type="float">
            <text:p>34.135682</text:p>
          </table:table-cell>
          <table:table-cell office:value-type="float" office:value="0.609989" calcext:value-type="float">
            <text:p>0.609989</text:p>
          </table:table-cell>
        </table:table-row>
        <table:table-row table:style-name="ro1">
          <table:table-cell office:value-type="float" office:value="34.1445" calcext:value-type="float">
            <text:p>34.1445</text:p>
          </table:table-cell>
          <table:table-cell office:value-type="float" office:value="0.593079" calcext:value-type="float">
            <text:p>0.593079</text:p>
          </table:table-cell>
          <table:table-cell office:value-type="float" office:value="34.144459" calcext:value-type="float">
            <text:p>34.144459</text:p>
          </table:table-cell>
          <table:table-cell office:value-type="float" office:value="0.592921" calcext:value-type="float">
            <text:p>0.592921</text:p>
          </table:table-cell>
        </table:table-row>
        <table:table-row table:style-name="ro1">
          <table:table-cell office:value-type="float" office:value="34.1532" calcext:value-type="float">
            <text:p>34.1532</text:p>
          </table:table-cell>
          <table:table-cell office:value-type="float" office:value="0.575435" calcext:value-type="float">
            <text:p>0.575435</text:p>
          </table:table-cell>
          <table:table-cell office:value-type="float" office:value="34.153228" calcext:value-type="float">
            <text:p>34.153228</text:p>
          </table:table-cell>
          <table:table-cell office:value-type="float" office:value="0.575284" calcext:value-type="float">
            <text:p>0.575284</text:p>
          </table:table-cell>
        </table:table-row>
        <table:table-row table:style-name="ro1">
          <table:table-cell office:value-type="float" office:value="34.162" calcext:value-type="float">
            <text:p>34.162</text:p>
          </table:table-cell>
          <table:table-cell office:value-type="float" office:value="0.557224" calcext:value-type="float">
            <text:p>0.557224</text:p>
          </table:table-cell>
          <table:table-cell office:value-type="float" office:value="34.16199" calcext:value-type="float">
            <text:p>34.16199</text:p>
          </table:table-cell>
          <table:table-cell office:value-type="float" office:value="0.55708" calcext:value-type="float">
            <text:p>0.55708</text:p>
          </table:table-cell>
        </table:table-row>
        <table:table-row table:style-name="ro1">
          <table:table-cell office:value-type="float" office:value="34.1707" calcext:value-type="float">
            <text:p>34.1707</text:p>
          </table:table-cell>
          <table:table-cell office:value-type="float" office:value="0.538447" calcext:value-type="float">
            <text:p>0.538447</text:p>
          </table:table-cell>
          <table:table-cell office:value-type="float" office:value="34.170743" calcext:value-type="float">
            <text:p>34.170743</text:p>
          </table:table-cell>
          <table:table-cell office:value-type="float" office:value="0.53831" calcext:value-type="float">
            <text:p>0.53831</text:p>
          </table:table-cell>
        </table:table-row>
        <table:table-row table:style-name="ro1">
          <table:table-cell office:value-type="float" office:value="34.1795" calcext:value-type="float">
            <text:p>34.1795</text:p>
          </table:table-cell>
          <table:table-cell office:value-type="float" office:value="0.519107" calcext:value-type="float">
            <text:p>0.519107</text:p>
          </table:table-cell>
          <table:table-cell office:value-type="float" office:value="34.179489" calcext:value-type="float">
            <text:p>34.179489</text:p>
          </table:table-cell>
          <table:table-cell office:value-type="float" office:value="0.518977" calcext:value-type="float">
            <text:p>0.518977</text:p>
          </table:table-cell>
        </table:table-row>
        <table:table-row table:style-name="ro1">
          <table:table-cell office:value-type="float" office:value="34.1882" calcext:value-type="float">
            <text:p>34.1882</text:p>
          </table:table-cell>
          <table:table-cell office:value-type="float" office:value="0.499206" calcext:value-type="float">
            <text:p>0.499206</text:p>
          </table:table-cell>
          <table:table-cell office:value-type="float" office:value="34.188228" calcext:value-type="float">
            <text:p>34.188228</text:p>
          </table:table-cell>
          <table:table-cell office:value-type="float" office:value="0.499083" calcext:value-type="float">
            <text:p>0.499083</text:p>
          </table:table-cell>
        </table:table-row>
        <table:table-row table:style-name="ro1">
          <table:table-cell office:value-type="float" office:value="34.197" calcext:value-type="float">
            <text:p>34.197</text:p>
          </table:table-cell>
          <table:table-cell office:value-type="float" office:value="0.478745" calcext:value-type="float">
            <text:p>0.478745</text:p>
          </table:table-cell>
          <table:table-cell office:value-type="float" office:value="34.196959" calcext:value-type="float">
            <text:p>34.196959</text:p>
          </table:table-cell>
          <table:table-cell office:value-type="float" office:value="0.478629" calcext:value-type="float">
            <text:p>0.478629</text:p>
          </table:table-cell>
        </table:table-row>
        <table:table-row table:style-name="ro1">
          <table:table-cell office:value-type="float" office:value="34.2057" calcext:value-type="float">
            <text:p>34.2057</text:p>
          </table:table-cell>
          <table:table-cell office:value-type="float" office:value="0.457727" calcext:value-type="float">
            <text:p>0.457727</text:p>
          </table:table-cell>
          <table:table-cell office:value-type="float" office:value="34.205682" calcext:value-type="float">
            <text:p>34.205682</text:p>
          </table:table-cell>
          <table:table-cell office:value-type="float" office:value="0.457619" calcext:value-type="float">
            <text:p>0.457619</text:p>
          </table:table-cell>
        </table:table-row>
        <table:table-row table:style-name="ro1">
          <table:table-cell office:value-type="float" office:value="34.2144" calcext:value-type="float">
            <text:p>34.2144</text:p>
          </table:table-cell>
          <table:table-cell office:value-type="float" office:value="0.436155" calcext:value-type="float">
            <text:p>0.436155</text:p>
          </table:table-cell>
          <table:table-cell office:value-type="float" office:value="34.214398" calcext:value-type="float">
            <text:p>34.214398</text:p>
          </table:table-cell>
          <table:table-cell office:value-type="float" office:value="0.436055" calcext:value-type="float">
            <text:p>0.436055</text:p>
          </table:table-cell>
        </table:table-row>
        <table:table-row table:style-name="ro1">
          <table:table-cell office:value-type="float" office:value="34.2231" calcext:value-type="float">
            <text:p>34.2231</text:p>
          </table:table-cell>
          <table:table-cell office:value-type="float" office:value="0.414031" calcext:value-type="float">
            <text:p>0.414031</text:p>
          </table:table-cell>
          <table:table-cell office:value-type="float" office:value="34.223106" calcext:value-type="float">
            <text:p>34.223106</text:p>
          </table:table-cell>
          <table:table-cell office:value-type="float" office:value="0.413939" calcext:value-type="float">
            <text:p>0.413939</text:p>
          </table:table-cell>
        </table:table-row>
        <table:table-row table:style-name="ro1">
          <table:table-cell office:value-type="float" office:value="34.2318" calcext:value-type="float">
            <text:p>34.2318</text:p>
          </table:table-cell>
          <table:table-cell office:value-type="float" office:value="0.391357" calcext:value-type="float">
            <text:p>0.391357</text:p>
          </table:table-cell>
          <table:table-cell office:value-type="float" office:value="34.231806" calcext:value-type="float">
            <text:p>34.231806</text:p>
          </table:table-cell>
          <table:table-cell office:value-type="float" office:value="0.391273" calcext:value-type="float">
            <text:p>0.391273</text:p>
          </table:table-cell>
        </table:table-row>
        <table:table-row table:style-name="ro1">
          <table:table-cell office:value-type="float" office:value="34.2405" calcext:value-type="float">
            <text:p>34.2405</text:p>
          </table:table-cell>
          <table:table-cell office:value-type="float" office:value="0.368135" calcext:value-type="float">
            <text:p>0.368135</text:p>
          </table:table-cell>
          <table:table-cell office:value-type="float" office:value="34.240499" calcext:value-type="float">
            <text:p>34.240499</text:p>
          </table:table-cell>
          <table:table-cell office:value-type="float" office:value="0.368059" calcext:value-type="float">
            <text:p>0.368059</text:p>
          </table:table-cell>
        </table:table-row>
        <table:table-row table:style-name="ro1">
          <table:table-cell office:value-type="float" office:value="34.2492" calcext:value-type="float">
            <text:p>34.2492</text:p>
          </table:table-cell>
          <table:table-cell office:value-type="float" office:value="0.344369" calcext:value-type="float">
            <text:p>0.344369</text:p>
          </table:table-cell>
          <table:table-cell office:value-type="float" office:value="34.249184" calcext:value-type="float">
            <text:p>34.249184</text:p>
          </table:table-cell>
          <table:table-cell office:value-type="float" office:value="0.344301" calcext:value-type="float">
            <text:p>0.344301</text:p>
          </table:table-cell>
        </table:table-row>
        <table:table-row table:style-name="ro1">
          <table:table-cell office:value-type="float" office:value="34.2579" calcext:value-type="float">
            <text:p>34.2579</text:p>
          </table:table-cell>
          <table:table-cell office:value-type="float" office:value="0.32006" calcext:value-type="float">
            <text:p>0.32006</text:p>
          </table:table-cell>
          <table:table-cell office:value-type="float" office:value="34.257862" calcext:value-type="float">
            <text:p>34.257862</text:p>
          </table:table-cell>
          <table:table-cell office:value-type="float" office:value="0.320001" calcext:value-type="float">
            <text:p>0.320001</text:p>
          </table:table-cell>
        </table:table-row>
        <table:table-row table:style-name="ro1">
          <table:table-cell office:value-type="float" office:value="34.2665" calcext:value-type="float">
            <text:p>34.2665</text:p>
          </table:table-cell>
          <table:table-cell office:value-type="float" office:value="0.295212" calcext:value-type="float">
            <text:p>0.295212</text:p>
          </table:table-cell>
          <table:table-cell office:value-type="float" office:value="34.266532" calcext:value-type="float">
            <text:p>34.266532</text:p>
          </table:table-cell>
          <table:table-cell office:value-type="float" office:value="0.295162" calcext:value-type="float">
            <text:p>0.295162</text:p>
          </table:table-cell>
        </table:table-row>
        <table:table-row table:style-name="ro1">
          <table:table-cell office:value-type="float" office:value="34.2752" calcext:value-type="float">
            <text:p>34.2752</text:p>
          </table:table-cell>
          <table:table-cell office:value-type="float" office:value="0.269827" calcext:value-type="float">
            <text:p>0.269827</text:p>
          </table:table-cell>
          <table:table-cell office:value-type="float" office:value="34.275195" calcext:value-type="float">
            <text:p>34.275195</text:p>
          </table:table-cell>
          <table:table-cell office:value-type="float" office:value="0.269786" calcext:value-type="float">
            <text:p>0.269786</text:p>
          </table:table-cell>
        </table:table-row>
        <table:table-row table:style-name="ro1">
          <table:table-cell office:value-type="float" office:value="34.2838" calcext:value-type="float">
            <text:p>34.2838</text:p>
          </table:table-cell>
          <table:table-cell office:value-type="float" office:value="0.243907" calcext:value-type="float">
            <text:p>0.243907</text:p>
          </table:table-cell>
          <table:table-cell office:value-type="float" office:value="34.28385" calcext:value-type="float">
            <text:p>34.28385</text:p>
          </table:table-cell>
          <table:table-cell office:value-type="float" office:value="0.243875" calcext:value-type="float">
            <text:p>0.243875</text:p>
          </table:table-cell>
        </table:table-row>
        <table:table-row table:style-name="ro1">
          <table:table-cell office:value-type="float" office:value="34.2925" calcext:value-type="float">
            <text:p>34.2925</text:p>
          </table:table-cell>
          <table:table-cell office:value-type="float" office:value="0.217456" calcext:value-type="float">
            <text:p>0.217456</text:p>
          </table:table-cell>
          <table:table-cell office:value-type="float" office:value="34.292498" calcext:value-type="float">
            <text:p>34.292498</text:p>
          </table:table-cell>
          <table:table-cell office:value-type="float" office:value="0.217433" calcext:value-type="float">
            <text:p>0.217433</text:p>
          </table:table-cell>
        </table:table-row>
        <table:table-row table:style-name="ro1">
          <table:table-cell office:value-type="float" office:value="34.3011" calcext:value-type="float">
            <text:p>34.3011</text:p>
          </table:table-cell>
          <table:table-cell office:value-type="float" office:value="0.190476" calcext:value-type="float">
            <text:p>0.190476</text:p>
          </table:table-cell>
          <table:table-cell office:value-type="float" office:value="34.301138" calcext:value-type="float">
            <text:p>34.301138</text:p>
          </table:table-cell>
          <table:table-cell office:value-type="float" office:value="0.190463" calcext:value-type="float">
            <text:p>0.190463</text:p>
          </table:table-cell>
        </table:table-row>
        <table:table-row table:style-name="ro1">
          <table:table-cell office:value-type="float" office:value="34.3098" calcext:value-type="float">
            <text:p>34.3098</text:p>
          </table:table-cell>
          <table:table-cell office:value-type="float" office:value="0.16297" calcext:value-type="float">
            <text:p>0.16297</text:p>
          </table:table-cell>
          <table:table-cell office:value-type="float" office:value="34.309771" calcext:value-type="float">
            <text:p>34.309771</text:p>
          </table:table-cell>
          <table:table-cell office:value-type="float" office:value="0.162966" calcext:value-type="float">
            <text:p>0.162966</text:p>
          </table:table-cell>
        </table:table-row>
        <table:table-row table:style-name="ro1">
          <table:table-cell office:value-type="float" office:value="34.3184" calcext:value-type="float">
            <text:p>34.3184</text:p>
          </table:table-cell>
          <table:table-cell office:value-type="float" office:value="0.134941" calcext:value-type="float">
            <text:p>0.134941</text:p>
          </table:table-cell>
          <table:table-cell office:value-type="float" office:value="34.318396" calcext:value-type="float">
            <text:p>34.318396</text:p>
          </table:table-cell>
          <table:table-cell office:value-type="float" office:value="0.134947" calcext:value-type="float">
            <text:p>0.134947</text:p>
          </table:table-cell>
        </table:table-row>
        <table:table-row table:style-name="ro1">
          <table:table-cell office:value-type="float" office:value="34.327" calcext:value-type="float">
            <text:p>34.327</text:p>
          </table:table-cell>
          <table:table-cell office:value-type="float" office:value="0.106392" calcext:value-type="float">
            <text:p>0.106392</text:p>
          </table:table-cell>
          <table:table-cell office:value-type="float" office:value="34.327014" calcext:value-type="float">
            <text:p>34.327014</text:p>
          </table:table-cell>
          <table:table-cell office:value-type="float" office:value="0.106408" calcext:value-type="float">
            <text:p>0.106408</text:p>
          </table:table-cell>
        </table:table-row>
        <table:table-row table:style-name="ro1">
          <table:table-cell office:value-type="float" office:value="34.3356" calcext:value-type="float">
            <text:p>34.3356</text:p>
          </table:table-cell>
          <table:table-cell office:value-type="float" office:value="0.0773253" calcext:value-type="float">
            <text:p>0.0773253</text:p>
          </table:table-cell>
          <table:table-cell office:value-type="float" office:value="34.335624" calcext:value-type="float">
            <text:p>34.335624</text:p>
          </table:table-cell>
          <table:table-cell office:value-type="float" office:value="0.077351" calcext:value-type="float">
            <text:p>0.077351</text:p>
          </table:table-cell>
        </table:table-row>
        <table:table-row table:style-name="ro1">
          <table:table-cell office:value-type="float" office:value="34.3442" calcext:value-type="float">
            <text:p>34.3442</text:p>
          </table:table-cell>
          <table:table-cell office:value-type="float" office:value="0.0477446" calcext:value-type="float">
            <text:p>0.0477446</text:p>
          </table:table-cell>
          <table:table-cell office:value-type="float" office:value="34.344227" calcext:value-type="float">
            <text:p>34.344227</text:p>
          </table:table-cell>
          <table:table-cell office:value-type="float" office:value="0.047781" calcext:value-type="float">
            <text:p>0.047781</text:p>
          </table:table-cell>
        </table:table-row>
        <table:table-row table:style-name="ro1">
          <table:table-cell office:value-type="float" office:value="34.3528" calcext:value-type="float">
            <text:p>34.3528</text:p>
          </table:table-cell>
          <table:table-cell office:value-type="float" office:value="0.0176526" calcext:value-type="float">
            <text:p>0.0176526</text:p>
          </table:table-cell>
          <table:table-cell office:value-type="float" office:value="34.352823" calcext:value-type="float">
            <text:p>34.352823</text:p>
          </table:table-cell>
          <table:table-cell office:value-type="float" office:value="0.017699" calcext:value-type="float">
            <text:p>0.017699</text:p>
          </table:table-cell>
        </table:table-row>
        <table:table-row table:style-name="ro1">
          <table:table-cell office:value-type="float" office:value="34.3614" calcext:value-type="float">
            <text:p>34.3614</text:p>
          </table:table-cell>
          <table:table-cell office:value-type="float" office:value="0" calcext:value-type="float">
            <text:p>0</text:p>
          </table:table-cell>
          <table:table-cell office:value-type="float" office:value="34.361411" calcext:value-type="float">
            <text:p>34.361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4301" calcext:value-type="float">
            <text:p>34.4301</text:p>
          </table:table-cell>
          <table:table-cell office:value-type="float" office:value="0" calcext:value-type="float">
            <text:p>0</text:p>
          </table:table-cell>
          <table:table-cell office:value-type="float" office:value="34.430058" calcext:value-type="float">
            <text:p>34.43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4386" calcext:value-type="float">
            <text:p>34.4386</text:p>
          </table:table-cell>
          <table:table-cell office:value-type="float" office:value="0.0311053" calcext:value-type="float">
            <text:p>0.0311053</text:p>
          </table:table-cell>
          <table:table-cell office:value-type="float" office:value="34.438639" calcext:value-type="float">
            <text:p>34.438639</text:p>
          </table:table-cell>
          <table:table-cell office:value-type="float" office:value="0.031095" calcext:value-type="float">
            <text:p>0.031095</text:p>
          </table:table-cell>
        </table:table-row>
        <table:table-row table:style-name="ro1">
          <table:table-cell office:value-type="float" office:value="34.4472" calcext:value-type="float">
            <text:p>34.4472</text:p>
          </table:table-cell>
          <table:table-cell office:value-type="float" office:value="0.0615151" calcext:value-type="float">
            <text:p>0.0615151</text:p>
          </table:table-cell>
          <table:table-cell office:value-type="float" office:value="34.447212" calcext:value-type="float">
            <text:p>34.447212</text:p>
          </table:table-cell>
          <table:table-cell office:value-type="float" office:value="0.061494" calcext:value-type="float">
            <text:p>0.061494</text:p>
          </table:table-cell>
        </table:table-row>
        <table:table-row table:style-name="ro1">
          <table:table-cell office:value-type="float" office:value="34.4558" calcext:value-type="float">
            <text:p>34.4558</text:p>
          </table:table-cell>
          <table:table-cell office:value-type="float" office:value="0.0912337" calcext:value-type="float">
            <text:p>0.0912337</text:p>
          </table:table-cell>
          <table:table-cell office:value-type="float" office:value="34.455779" calcext:value-type="float">
            <text:p>34.455779</text:p>
          </table:table-cell>
          <table:table-cell office:value-type="float" office:value="0.091203" calcext:value-type="float">
            <text:p>0.091203</text:p>
          </table:table-cell>
        </table:table-row>
        <table:table-row table:style-name="ro1">
          <table:table-cell office:value-type="float" office:value="34.4643" calcext:value-type="float">
            <text:p>34.4643</text:p>
          </table:table-cell>
          <table:table-cell office:value-type="float" office:value="0.120265" calcext:value-type="float">
            <text:p>0.120265</text:p>
          </table:table-cell>
          <table:table-cell office:value-type="float" office:value="34.464337" calcext:value-type="float">
            <text:p>34.464337</text:p>
          </table:table-cell>
          <table:table-cell office:value-type="float" office:value="0.120224" calcext:value-type="float">
            <text:p>0.120224</text:p>
          </table:table-cell>
        </table:table-row>
        <table:table-row table:style-name="ro1">
          <table:table-cell office:value-type="float" office:value="34.4729" calcext:value-type="float">
            <text:p>34.4729</text:p>
          </table:table-cell>
          <table:table-cell office:value-type="float" office:value="0.148614" calcext:value-type="float">
            <text:p>0.148614</text:p>
          </table:table-cell>
          <table:table-cell office:value-type="float" office:value="34.472889" calcext:value-type="float">
            <text:p>34.472889</text:p>
          </table:table-cell>
          <table:table-cell office:value-type="float" office:value="0.148563" calcext:value-type="float">
            <text:p>0.148563</text:p>
          </table:table-cell>
        </table:table-row>
        <table:table-row table:style-name="ro1">
          <table:table-cell office:value-type="float" office:value="34.4814" calcext:value-type="float">
            <text:p>34.4814</text:p>
          </table:table-cell>
          <table:table-cell office:value-type="float" office:value="0.176283" calcext:value-type="float">
            <text:p>0.176283</text:p>
          </table:table-cell>
          <table:table-cell office:value-type="float" office:value="34.481433" calcext:value-type="float">
            <text:p>34.481433</text:p>
          </table:table-cell>
          <table:table-cell office:value-type="float" office:value="0.176223" calcext:value-type="float">
            <text:p>0.176223</text:p>
          </table:table-cell>
        </table:table-row>
        <table:table-row table:style-name="ro1">
          <table:table-cell office:value-type="float" office:value="34.49" calcext:value-type="float">
            <text:p>34.49</text:p>
          </table:table-cell>
          <table:table-cell office:value-type="float" office:value="0.203277" calcext:value-type="float">
            <text:p>0.203277</text:p>
          </table:table-cell>
          <table:table-cell office:value-type="float" office:value="34.48997" calcext:value-type="float">
            <text:p>34.48997</text:p>
          </table:table-cell>
          <table:table-cell office:value-type="float" office:value="0.203208" calcext:value-type="float">
            <text:p>0.203208</text:p>
          </table:table-cell>
        </table:table-row>
        <table:table-row table:style-name="ro1">
          <table:table-cell office:value-type="float" office:value="34.4985" calcext:value-type="float">
            <text:p>34.4985</text:p>
          </table:table-cell>
          <table:table-cell office:value-type="float" office:value="0.229599" calcext:value-type="float">
            <text:p>0.229599</text:p>
          </table:table-cell>
          <table:table-cell office:value-type="float" office:value="34.498499" calcext:value-type="float">
            <text:p>34.498499</text:p>
          </table:table-cell>
          <table:table-cell office:value-type="float" office:value="0.229522" calcext:value-type="float">
            <text:p>0.229522</text:p>
          </table:table-cell>
        </table:table-row>
        <table:table-row table:style-name="ro1">
          <table:table-cell office:value-type="float" office:value="34.507" calcext:value-type="float">
            <text:p>34.507</text:p>
          </table:table-cell>
          <table:table-cell office:value-type="float" office:value="0.255254" calcext:value-type="float">
            <text:p>0.255254</text:p>
          </table:table-cell>
          <table:table-cell office:value-type="float" office:value="34.507022" calcext:value-type="float">
            <text:p>34.507022</text:p>
          </table:table-cell>
          <table:table-cell office:value-type="float" office:value="0.255168" calcext:value-type="float">
            <text:p>0.255168</text:p>
          </table:table-cell>
        </table:table-row>
        <table:table-row table:style-name="ro1">
          <table:table-cell office:value-type="float" office:value="34.5155" calcext:value-type="float">
            <text:p>34.5155</text:p>
          </table:table-cell>
          <table:table-cell office:value-type="float" office:value="0.280244" calcext:value-type="float">
            <text:p>0.280244</text:p>
          </table:table-cell>
          <table:table-cell office:value-type="float" office:value="34.515537" calcext:value-type="float">
            <text:p>34.515537</text:p>
          </table:table-cell>
          <table:table-cell office:value-type="float" office:value="0.280149" calcext:value-type="float">
            <text:p>0.280149</text:p>
          </table:table-cell>
        </table:table-row>
        <table:table-row table:style-name="ro1">
          <table:table-cell office:value-type="float" office:value="34.524" calcext:value-type="float">
            <text:p>34.524</text:p>
          </table:table-cell>
          <table:table-cell office:value-type="float" office:value="0.304572" calcext:value-type="float">
            <text:p>0.304572</text:p>
          </table:table-cell>
          <table:table-cell office:value-type="float" office:value="34.524045" calcext:value-type="float">
            <text:p>34.524045</text:p>
          </table:table-cell>
          <table:table-cell office:value-type="float" office:value="0.30447" calcext:value-type="float">
            <text:p>0.30447</text:p>
          </table:table-cell>
        </table:table-row>
        <table:table-row table:style-name="ro1">
          <table:table-cell office:value-type="float" office:value="34.5325" calcext:value-type="float">
            <text:p>34.5325</text:p>
          </table:table-cell>
          <table:table-cell office:value-type="float" office:value="0.328243" calcext:value-type="float">
            <text:p>0.328243</text:p>
          </table:table-cell>
          <table:table-cell office:value-type="float" office:value="34.532545" calcext:value-type="float">
            <text:p>34.532545</text:p>
          </table:table-cell>
          <table:table-cell office:value-type="float" office:value="0.328133" calcext:value-type="float">
            <text:p>0.328133</text:p>
          </table:table-cell>
        </table:table-row>
        <table:table-row table:style-name="ro1">
          <table:table-cell office:value-type="float" office:value="34.541" calcext:value-type="float">
            <text:p>34.541</text:p>
          </table:table-cell>
          <table:table-cell office:value-type="float" office:value="0.351259" calcext:value-type="float">
            <text:p>0.351259</text:p>
          </table:table-cell>
          <table:table-cell office:value-type="float" office:value="34.541038" calcext:value-type="float">
            <text:p>34.541038</text:p>
          </table:table-cell>
          <table:table-cell office:value-type="float" office:value="0.351141" calcext:value-type="float">
            <text:p>0.351141</text:p>
          </table:table-cell>
        </table:table-row>
        <table:table-row table:style-name="ro1">
          <table:table-cell office:value-type="float" office:value="34.5495" calcext:value-type="float">
            <text:p>34.5495</text:p>
          </table:table-cell>
          <table:table-cell office:value-type="float" office:value="0.373623" calcext:value-type="float">
            <text:p>0.373623</text:p>
          </table:table-cell>
          <table:table-cell office:value-type="float" office:value="34.549525" calcext:value-type="float">
            <text:p>34.549525</text:p>
          </table:table-cell>
          <table:table-cell office:value-type="float" office:value="0.373498" calcext:value-type="float">
            <text:p>0.373498</text:p>
          </table:table-cell>
        </table:table-row>
        <table:table-row table:style-name="ro1">
          <table:table-cell office:value-type="float" office:value="34.558" calcext:value-type="float">
            <text:p>34.558</text:p>
          </table:table-cell>
          <table:table-cell office:value-type="float" office:value="0.395338" calcext:value-type="float">
            <text:p>0.395338</text:p>
          </table:table-cell>
          <table:table-cell office:value-type="float" office:value="34.558004" calcext:value-type="float">
            <text:p>34.558004</text:p>
          </table:table-cell>
          <table:table-cell office:value-type="float" office:value="0.395206" calcext:value-type="float">
            <text:p>0.395206</text:p>
          </table:table-cell>
        </table:table-row>
        <table:table-row table:style-name="ro1">
          <table:table-cell office:value-type="float" office:value="34.5665" calcext:value-type="float">
            <text:p>34.5665</text:p>
          </table:table-cell>
          <table:table-cell office:value-type="float" office:value="0.416408" calcext:value-type="float">
            <text:p>0.416408</text:p>
          </table:table-cell>
          <table:table-cell office:value-type="float" office:value="34.566475" calcext:value-type="float">
            <text:p>34.566475</text:p>
          </table:table-cell>
          <table:table-cell office:value-type="float" office:value="0.416269" calcext:value-type="float">
            <text:p>0.416269</text:p>
          </table:table-cell>
        </table:table-row>
        <table:table-row table:style-name="ro1">
          <table:table-cell office:value-type="float" office:value="34.5749" calcext:value-type="float">
            <text:p>34.5749</text:p>
          </table:table-cell>
          <table:table-cell office:value-type="float" office:value="0.436834" calcext:value-type="float">
            <text:p>0.436834</text:p>
          </table:table-cell>
          <table:table-cell office:value-type="float" office:value="34.57494" calcext:value-type="float">
            <text:p>34.57494</text:p>
          </table:table-cell>
          <table:table-cell office:value-type="float" office:value="0.436689" calcext:value-type="float">
            <text:p>0.436689</text:p>
          </table:table-cell>
        </table:table-row>
        <table:table-row table:style-name="ro1">
          <table:table-cell office:value-type="float" office:value="34.5834" calcext:value-type="float">
            <text:p>34.5834</text:p>
          </table:table-cell>
          <table:table-cell office:value-type="float" office:value="0.45662" calcext:value-type="float">
            <text:p>0.45662</text:p>
          </table:table-cell>
          <table:table-cell office:value-type="float" office:value="34.583397" calcext:value-type="float">
            <text:p>34.583397</text:p>
          </table:table-cell>
          <table:table-cell office:value-type="float" office:value="0.456468" calcext:value-type="float">
            <text:p>0.456468</text:p>
          </table:table-cell>
        </table:table-row>
        <table:table-row table:style-name="ro1">
          <table:table-cell office:value-type="float" office:value="34.5918" calcext:value-type="float">
            <text:p>34.5918</text:p>
          </table:table-cell>
          <table:table-cell office:value-type="float" office:value="0.475768" calcext:value-type="float">
            <text:p>0.475768</text:p>
          </table:table-cell>
          <table:table-cell office:value-type="float" office:value="34.591847" calcext:value-type="float">
            <text:p>34.591847</text:p>
          </table:table-cell>
          <table:table-cell office:value-type="float" office:value="0.47561" calcext:value-type="float">
            <text:p>0.47561</text:p>
          </table:table-cell>
        </table:table-row>
        <table:table-row table:style-name="ro1">
          <table:table-cell office:value-type="float" office:value="34.6003" calcext:value-type="float">
            <text:p>34.6003</text:p>
          </table:table-cell>
          <table:table-cell office:value-type="float" office:value="0.49428" calcext:value-type="float">
            <text:p>0.49428</text:p>
          </table:table-cell>
          <table:table-cell office:value-type="float" office:value="34.60029" calcext:value-type="float">
            <text:p>34.60029</text:p>
          </table:table-cell>
          <table:table-cell office:value-type="float" office:value="0.494117" calcext:value-type="float">
            <text:p>0.494117</text:p>
          </table:table-cell>
        </table:table-row>
        <table:table-row table:style-name="ro1">
          <table:table-cell office:value-type="float" office:value="34.6087" calcext:value-type="float">
            <text:p>34.6087</text:p>
          </table:table-cell>
          <table:table-cell office:value-type="float" office:value="0.51216" calcext:value-type="float">
            <text:p>0.51216</text:p>
          </table:table-cell>
          <table:table-cell office:value-type="float" office:value="34.608726" calcext:value-type="float">
            <text:p>34.608726</text:p>
          </table:table-cell>
          <table:table-cell office:value-type="float" office:value="0.51199" calcext:value-type="float">
            <text:p>0.51199</text:p>
          </table:table-cell>
        </table:table-row>
        <table:table-row table:style-name="ro1">
          <table:table-cell office:value-type="float" office:value="34.6172" calcext:value-type="float">
            <text:p>34.6172</text:p>
          </table:table-cell>
          <table:table-cell office:value-type="float" office:value="0.529408" calcext:value-type="float">
            <text:p>0.529408</text:p>
          </table:table-cell>
          <table:table-cell office:value-type="float" office:value="34.617155" calcext:value-type="float">
            <text:p>34.617155</text:p>
          </table:table-cell>
          <table:table-cell office:value-type="float" office:value="0.529234" calcext:value-type="float">
            <text:p>0.529234</text:p>
          </table:table-cell>
        </table:table-row>
        <table:table-row table:style-name="ro1">
          <table:table-cell office:value-type="float" office:value="34.6256" calcext:value-type="float">
            <text:p>34.6256</text:p>
          </table:table-cell>
          <table:table-cell office:value-type="float" office:value="0.546029" calcext:value-type="float">
            <text:p>0.546029</text:p>
          </table:table-cell>
          <table:table-cell office:value-type="float" office:value="34.625577" calcext:value-type="float">
            <text:p>34.625577</text:p>
          </table:table-cell>
          <table:table-cell office:value-type="float" office:value="0.545849" calcext:value-type="float">
            <text:p>0.545849</text:p>
          </table:table-cell>
        </table:table-row>
        <table:table-row table:style-name="ro1">
          <table:table-cell office:value-type="float" office:value="34.634" calcext:value-type="float">
            <text:p>34.634</text:p>
          </table:table-cell>
          <table:table-cell office:value-type="float" office:value="0.562022" calcext:value-type="float">
            <text:p>0.562022</text:p>
          </table:table-cell>
          <table:table-cell office:value-type="float" office:value="34.633992" calcext:value-type="float">
            <text:p>34.633992</text:p>
          </table:table-cell>
          <table:table-cell office:value-type="float" office:value="0.561838" calcext:value-type="float">
            <text:p>0.561838</text:p>
          </table:table-cell>
        </table:table-row>
        <table:table-row table:style-name="ro1">
          <table:table-cell office:value-type="float" office:value="34.6424" calcext:value-type="float">
            <text:p>34.6424</text:p>
          </table:table-cell>
          <table:table-cell office:value-type="float" office:value="0.577392" calcext:value-type="float">
            <text:p>0.577392</text:p>
          </table:table-cell>
          <table:table-cell office:value-type="float" office:value="34.642399" calcext:value-type="float">
            <text:p>34.642399</text:p>
          </table:table-cell>
          <table:table-cell office:value-type="float" office:value="0.577202" calcext:value-type="float">
            <text:p>0.577202</text:p>
          </table:table-cell>
        </table:table-row>
        <table:table-row table:style-name="ro1">
          <table:table-cell office:value-type="float" office:value="34.6508" calcext:value-type="float">
            <text:p>34.6508</text:p>
          </table:table-cell>
          <table:table-cell office:value-type="float" office:value="0.592139" calcext:value-type="float">
            <text:p>0.592139</text:p>
          </table:table-cell>
          <table:table-cell office:value-type="float" office:value="34.6508" calcext:value-type="float">
            <text:p>34.6508</text:p>
          </table:table-cell>
          <table:table-cell office:value-type="float" office:value="0.591945" calcext:value-type="float">
            <text:p>0.591945</text:p>
          </table:table-cell>
        </table:table-row>
        <table:table-row table:style-name="ro1">
          <table:table-cell office:value-type="float" office:value="34.6592" calcext:value-type="float">
            <text:p>34.6592</text:p>
          </table:table-cell>
          <table:table-cell office:value-type="float" office:value="0.606266" calcext:value-type="float">
            <text:p>0.606266</text:p>
          </table:table-cell>
          <table:table-cell office:value-type="float" office:value="34.659193" calcext:value-type="float">
            <text:p>34.659193</text:p>
          </table:table-cell>
          <table:table-cell office:value-type="float" office:value="0.606067" calcext:value-type="float">
            <text:p>0.606067</text:p>
          </table:table-cell>
        </table:table-row>
        <table:table-row table:style-name="ro1">
          <table:table-cell office:value-type="float" office:value="34.6676" calcext:value-type="float">
            <text:p>34.6676</text:p>
          </table:table-cell>
          <table:table-cell office:value-type="float" office:value="0.619774" calcext:value-type="float">
            <text:p>0.619774</text:p>
          </table:table-cell>
          <table:table-cell office:value-type="float" office:value="34.66758" calcext:value-type="float">
            <text:p>34.66758</text:p>
          </table:table-cell>
          <table:table-cell office:value-type="float" office:value="0.619571" calcext:value-type="float">
            <text:p>0.619571</text:p>
          </table:table-cell>
        </table:table-row>
        <table:table-row table:style-name="ro1">
          <table:table-cell office:value-type="float" office:value="34.676" calcext:value-type="float">
            <text:p>34.676</text:p>
          </table:table-cell>
          <table:table-cell office:value-type="float" office:value="0.632665" calcext:value-type="float">
            <text:p>0.632665</text:p>
          </table:table-cell>
          <table:table-cell office:value-type="float" office:value="34.675959" calcext:value-type="float">
            <text:p>34.675959</text:p>
          </table:table-cell>
          <table:table-cell office:value-type="float" office:value="0.632458" calcext:value-type="float">
            <text:p>0.632458</text:p>
          </table:table-cell>
        </table:table-row>
        <table:table-row table:style-name="ro1">
          <table:table-cell office:value-type="float" office:value="34.6843" calcext:value-type="float">
            <text:p>34.6843</text:p>
          </table:table-cell>
          <table:table-cell office:value-type="float" office:value="0.64494" calcext:value-type="float">
            <text:p>0.64494</text:p>
          </table:table-cell>
          <table:table-cell office:value-type="float" office:value="34.684331" calcext:value-type="float">
            <text:p>34.684331</text:p>
          </table:table-cell>
          <table:table-cell office:value-type="float" office:value="0.64473" calcext:value-type="float">
            <text:p>0.64473</text:p>
          </table:table-cell>
        </table:table-row>
        <table:table-row table:style-name="ro1">
          <table:table-cell office:value-type="float" office:value="34.6927" calcext:value-type="float">
            <text:p>34.6927</text:p>
          </table:table-cell>
          <table:table-cell office:value-type="float" office:value="0.656602" calcext:value-type="float">
            <text:p>0.656602</text:p>
          </table:table-cell>
          <table:table-cell office:value-type="float" office:value="34.692697" calcext:value-type="float">
            <text:p>34.692697</text:p>
          </table:table-cell>
          <table:table-cell office:value-type="float" office:value="0.656388" calcext:value-type="float">
            <text:p>0.656388</text:p>
          </table:table-cell>
        </table:table-row>
        <table:table-row table:style-name="ro1">
          <table:table-cell office:value-type="float" office:value="34.7011" calcext:value-type="float">
            <text:p>34.7011</text:p>
          </table:table-cell>
          <table:table-cell office:value-type="float" office:value="0.667651" calcext:value-type="float">
            <text:p>0.667651</text:p>
          </table:table-cell>
          <table:table-cell office:value-type="float" office:value="34.701055" calcext:value-type="float">
            <text:p>34.701055</text:p>
          </table:table-cell>
          <table:table-cell office:value-type="float" office:value="0.667434" calcext:value-type="float">
            <text:p>0.667434</text:p>
          </table:table-cell>
        </table:table-row>
        <table:table-row table:style-name="ro1">
          <table:table-cell office:value-type="float" office:value="34.7094" calcext:value-type="float">
            <text:p>34.7094</text:p>
          </table:table-cell>
          <table:table-cell office:value-type="float" office:value="0.67809" calcext:value-type="float">
            <text:p>0.67809</text:p>
          </table:table-cell>
          <table:table-cell office:value-type="float" office:value="34.709406" calcext:value-type="float">
            <text:p>34.709406</text:p>
          </table:table-cell>
          <table:table-cell office:value-type="float" office:value="0.67787" calcext:value-type="float">
            <text:p>0.67787</text:p>
          </table:table-cell>
        </table:table-row>
        <table:table-row table:style-name="ro1">
          <table:table-cell office:value-type="float" office:value="34.7178" calcext:value-type="float">
            <text:p>34.7178</text:p>
          </table:table-cell>
          <table:table-cell office:value-type="float" office:value="0.687919" calcext:value-type="float">
            <text:p>0.687919</text:p>
          </table:table-cell>
          <table:table-cell office:value-type="float" office:value="34.717751" calcext:value-type="float">
            <text:p>34.717751</text:p>
          </table:table-cell>
          <table:table-cell office:value-type="float" office:value="0.687696" calcext:value-type="float">
            <text:p>0.687696</text:p>
          </table:table-cell>
        </table:table-row>
        <table:table-row table:style-name="ro1">
          <table:table-cell office:value-type="float" office:value="34.7261" calcext:value-type="float">
            <text:p>34.7261</text:p>
          </table:table-cell>
          <table:table-cell office:value-type="float" office:value="0.697139" calcext:value-type="float">
            <text:p>0.697139</text:p>
          </table:table-cell>
          <table:table-cell office:value-type="float" office:value="34.726088" calcext:value-type="float">
            <text:p>34.726088</text:p>
          </table:table-cell>
          <table:table-cell office:value-type="float" office:value="0.696913" calcext:value-type="float">
            <text:p>0.696913</text:p>
          </table:table-cell>
        </table:table-row>
        <table:table-row table:style-name="ro1">
          <table:table-cell office:value-type="float" office:value="34.7344" calcext:value-type="float">
            <text:p>34.7344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34.734419" calcext:value-type="float">
            <text:p>34.734419</text:p>
          </table:table-cell>
          <table:table-cell office:value-type="float" office:value="0.705524" calcext:value-type="float">
            <text:p>0.705524</text:p>
          </table:table-cell>
        </table:table-row>
        <table:table-row table:style-name="ro1">
          <table:table-cell office:value-type="float" office:value="34.7427" calcext:value-type="float">
            <text:p>34.7427</text:p>
          </table:table-cell>
          <table:table-cell office:value-type="float" office:value="0.713759" calcext:value-type="float">
            <text:p>0.713759</text:p>
          </table:table-cell>
          <table:table-cell office:value-type="float" office:value="34.742742" calcext:value-type="float">
            <text:p>34.742742</text:p>
          </table:table-cell>
          <table:table-cell office:value-type="float" office:value="0.713529" calcext:value-type="float">
            <text:p>0.713529</text:p>
          </table:table-cell>
        </table:table-row>
        <table:table-row table:style-name="ro1">
          <table:table-cell office:value-type="float" office:value="34.7511" calcext:value-type="float">
            <text:p>34.7511</text:p>
          </table:table-cell>
          <table:table-cell office:value-type="float" office:value="0.721161" calcext:value-type="float">
            <text:p>0.721161</text:p>
          </table:table-cell>
          <table:table-cell office:value-type="float" office:value="34.751059" calcext:value-type="float">
            <text:p>34.751059</text:p>
          </table:table-cell>
          <table:table-cell office:value-type="float" office:value="0.720929" calcext:value-type="float">
            <text:p>0.720929</text:p>
          </table:table-cell>
        </table:table-row>
        <table:table-row table:style-name="ro1">
          <table:table-cell office:value-type="float" office:value="34.7594" calcext:value-type="float">
            <text:p>34.7594</text:p>
          </table:table-cell>
          <table:table-cell office:value-type="float" office:value="0.727958" calcext:value-type="float">
            <text:p>0.727958</text:p>
          </table:table-cell>
          <table:table-cell office:value-type="float" office:value="34.759368" calcext:value-type="float">
            <text:p>34.759368</text:p>
          </table:table-cell>
          <table:table-cell office:value-type="float" office:value="0.727724" calcext:value-type="float">
            <text:p>0.727724</text:p>
          </table:table-cell>
        </table:table-row>
        <table:table-row table:style-name="ro1">
          <table:table-cell office:value-type="float" office:value="34.7677" calcext:value-type="float">
            <text:p>34.7677</text:p>
          </table:table-cell>
          <table:table-cell office:value-type="float" office:value="0.734152" calcext:value-type="float">
            <text:p>0.734152</text:p>
          </table:table-cell>
          <table:table-cell office:value-type="float" office:value="34.767671" calcext:value-type="float">
            <text:p>34.767671</text:p>
          </table:table-cell>
          <table:table-cell office:value-type="float" office:value="0.733917" calcext:value-type="float">
            <text:p>0.733917</text:p>
          </table:table-cell>
        </table:table-row>
        <table:table-row table:style-name="ro1">
          <table:table-cell office:value-type="float" office:value="34.776" calcext:value-type="float">
            <text:p>34.776</text:p>
          </table:table-cell>
          <table:table-cell office:value-type="float" office:value="0.739744" calcext:value-type="float">
            <text:p>0.739744</text:p>
          </table:table-cell>
          <table:table-cell office:value-type="float" office:value="34.775967" calcext:value-type="float">
            <text:p>34.775967</text:p>
          </table:table-cell>
          <table:table-cell office:value-type="float" office:value="0.739507" calcext:value-type="float">
            <text:p>0.739507</text:p>
          </table:table-cell>
        </table:table-row>
        <table:table-row table:style-name="ro1">
          <table:table-cell office:value-type="float" office:value="34.7843" calcext:value-type="float">
            <text:p>34.7843</text:p>
          </table:table-cell>
          <table:table-cell office:value-type="float" office:value="0.744734" calcext:value-type="float">
            <text:p>0.744734</text:p>
          </table:table-cell>
          <table:table-cell office:value-type="float" office:value="34.784256" calcext:value-type="float">
            <text:p>34.784256</text:p>
          </table:table-cell>
          <table:table-cell office:value-type="float" office:value="0.744495" calcext:value-type="float">
            <text:p>0.744495</text:p>
          </table:table-cell>
        </table:table-row>
        <table:table-row table:style-name="ro1">
          <table:table-cell office:value-type="float" office:value="34.7925" calcext:value-type="float">
            <text:p>34.7925</text:p>
          </table:table-cell>
          <table:table-cell office:value-type="float" office:value="0.749122" calcext:value-type="float">
            <text:p>0.749122</text:p>
          </table:table-cell>
          <table:table-cell office:value-type="float" office:value="34.792538" calcext:value-type="float">
            <text:p>34.792538</text:p>
          </table:table-cell>
          <table:table-cell office:value-type="float" office:value="0.748883" calcext:value-type="float">
            <text:p>0.748883</text:p>
          </table:table-cell>
        </table:table-row>
        <table:table-row table:style-name="ro1">
          <table:table-cell office:value-type="float" office:value="34.8008" calcext:value-type="float">
            <text:p>34.8008</text:p>
          </table:table-cell>
          <table:table-cell office:value-type="float" office:value="0.75291" calcext:value-type="float">
            <text:p>0.75291</text:p>
          </table:table-cell>
          <table:table-cell office:value-type="float" office:value="34.800813" calcext:value-type="float">
            <text:p>34.800813</text:p>
          </table:table-cell>
          <table:table-cell office:value-type="float" office:value="0.75267" calcext:value-type="float">
            <text:p>0.75267</text:p>
          </table:table-cell>
        </table:table-row>
        <table:table-row table:style-name="ro1">
          <table:table-cell office:value-type="float" office:value="34.8091" calcext:value-type="float">
            <text:p>34.8091</text:p>
          </table:table-cell>
          <table:table-cell office:value-type="float" office:value="0.756097" calcext:value-type="float">
            <text:p>0.756097</text:p>
          </table:table-cell>
          <table:table-cell office:value-type="float" office:value="34.809082" calcext:value-type="float">
            <text:p>34.809082</text:p>
          </table:table-cell>
          <table:table-cell office:value-type="float" office:value="0.755857" calcext:value-type="float">
            <text:p>0.755857</text:p>
          </table:table-cell>
        </table:table-row>
        <table:table-row table:style-name="ro1">
          <table:table-cell office:value-type="float" office:value="34.8173" calcext:value-type="float">
            <text:p>34.8173</text:p>
          </table:table-cell>
          <table:table-cell office:value-type="float" office:value="0.758685" calcext:value-type="float">
            <text:p>0.758685</text:p>
          </table:table-cell>
          <table:table-cell office:value-type="float" office:value="34.817343" calcext:value-type="float">
            <text:p>34.817343</text:p>
          </table:table-cell>
          <table:table-cell office:value-type="float" office:value="0.758444" calcext:value-type="float">
            <text:p>0.758444</text:p>
          </table:table-cell>
        </table:table-row>
        <table:table-row table:style-name="ro1">
          <table:table-cell office:value-type="float" office:value="34.8256" calcext:value-type="float">
            <text:p>34.8256</text:p>
          </table:table-cell>
          <table:table-cell office:value-type="float" office:value="0.760674" calcext:value-type="float">
            <text:p>0.760674</text:p>
          </table:table-cell>
          <table:table-cell office:value-type="float" office:value="34.825598" calcext:value-type="float">
            <text:p>34.825598</text:p>
          </table:table-cell>
          <table:table-cell office:value-type="float" office:value="0.760433" calcext:value-type="float">
            <text:p>0.760433</text:p>
          </table:table-cell>
        </table:table-row>
        <table:table-row table:style-name="ro1">
          <table:table-cell office:value-type="float" office:value="34.8338" calcext:value-type="float">
            <text:p>34.8338</text:p>
          </table:table-cell>
          <table:table-cell office:value-type="float" office:value="0.762063" calcext:value-type="float">
            <text:p>0.762063</text:p>
          </table:table-cell>
          <table:table-cell office:value-type="float" office:value="34.833846" calcext:value-type="float">
            <text:p>34.833846</text:p>
          </table:table-cell>
          <table:table-cell office:value-type="float" office:value="0.761822" calcext:value-type="float">
            <text:p>0.761822</text:p>
          </table:table-cell>
        </table:table-row>
        <table:table-row table:style-name="ro1">
          <table:table-cell office:value-type="float" office:value="34.8421" calcext:value-type="float">
            <text:p>34.8421</text:p>
          </table:table-cell>
          <table:table-cell office:value-type="float" office:value="0.762853" calcext:value-type="float">
            <text:p>0.762853</text:p>
          </table:table-cell>
          <table:table-cell office:value-type="float" office:value="34.842087" calcext:value-type="float">
            <text:p>34.842087</text:p>
          </table:table-cell>
          <table:table-cell office:value-type="float" office:value="0.762612" calcext:value-type="float">
            <text:p>0.762612</text:p>
          </table:table-cell>
        </table:table-row>
        <table:table-row table:style-name="ro1">
          <table:table-cell office:value-type="float" office:value="34.8503" calcext:value-type="float">
            <text:p>34.8503</text:p>
          </table:table-cell>
          <table:table-cell office:value-type="float" office:value="0.763044" calcext:value-type="float">
            <text:p>0.763044</text:p>
          </table:table-cell>
          <table:table-cell office:value-type="float" office:value="34.850322" calcext:value-type="float">
            <text:p>34.850322</text:p>
          </table:table-cell>
          <table:table-cell office:value-type="float" office:value="0.762804" calcext:value-type="float">
            <text:p>0.762804</text:p>
          </table:table-cell>
        </table:table-row>
        <table:table-row table:style-name="ro1">
          <table:table-cell office:value-type="float" office:value="34.8585" calcext:value-type="float">
            <text:p>34.8585</text:p>
          </table:table-cell>
          <table:table-cell office:value-type="float" office:value="0.762637" calcext:value-type="float">
            <text:p>0.762637</text:p>
          </table:table-cell>
          <table:table-cell office:value-type="float" office:value="34.858549" calcext:value-type="float">
            <text:p>34.858549</text:p>
          </table:table-cell>
          <table:table-cell office:value-type="float" office:value="0.762398" calcext:value-type="float">
            <text:p>0.762398</text:p>
          </table:table-cell>
        </table:table-row>
        <table:table-row table:style-name="ro1">
          <table:table-cell office:value-type="float" office:value="34.8668" calcext:value-type="float">
            <text:p>34.8668</text:p>
          </table:table-cell>
          <table:table-cell office:value-type="float" office:value="0.761631" calcext:value-type="float">
            <text:p>0.761631</text:p>
          </table:table-cell>
          <table:table-cell office:value-type="float" office:value="34.86677" calcext:value-type="float">
            <text:p>34.86677</text:p>
          </table:table-cell>
          <table:table-cell office:value-type="float" office:value="0.761392" calcext:value-type="float">
            <text:p>0.761392</text:p>
          </table:table-cell>
        </table:table-row>
        <table:table-row table:style-name="ro1">
          <table:table-cell office:value-type="float" office:value="34.875" calcext:value-type="float">
            <text:p>34.875</text:p>
          </table:table-cell>
          <table:table-cell office:value-type="float" office:value="0.760026" calcext:value-type="float">
            <text:p>0.760026</text:p>
          </table:table-cell>
          <table:table-cell office:value-type="float" office:value="34.874984" calcext:value-type="float">
            <text:p>34.874984</text:p>
          </table:table-cell>
          <table:table-cell office:value-type="float" office:value="0.759789" calcext:value-type="float">
            <text:p>0.759789</text:p>
          </table:table-cell>
        </table:table-row>
        <table:table-row table:style-name="ro1">
          <table:table-cell office:value-type="float" office:value="34.8832" calcext:value-type="float">
            <text:p>34.8832</text:p>
          </table:table-cell>
          <table:table-cell office:value-type="float" office:value="0.757823" calcext:value-type="float">
            <text:p>0.757823</text:p>
          </table:table-cell>
          <table:table-cell office:value-type="float" office:value="34.883191" calcext:value-type="float">
            <text:p>34.883191</text:p>
          </table:table-cell>
          <table:table-cell office:value-type="float" office:value="0.757587" calcext:value-type="float">
            <text:p>0.757587</text:p>
          </table:table-cell>
        </table:table-row>
        <table:table-row table:style-name="ro1">
          <table:table-cell office:value-type="float" office:value="34.8914" calcext:value-type="float">
            <text:p>34.8914</text:p>
          </table:table-cell>
          <table:table-cell office:value-type="float" office:value="0.755022" calcext:value-type="float">
            <text:p>0.755022</text:p>
          </table:table-cell>
          <table:table-cell office:value-type="float" office:value="34.891392" calcext:value-type="float">
            <text:p>34.891392</text:p>
          </table:table-cell>
          <table:table-cell office:value-type="float" office:value="0.754787" calcext:value-type="float">
            <text:p>0.754787</text:p>
          </table:table-cell>
        </table:table-row>
        <table:table-row table:style-name="ro1">
          <table:table-cell office:value-type="float" office:value="34.8996" calcext:value-type="float">
            <text:p>34.8996</text:p>
          </table:table-cell>
          <table:table-cell office:value-type="float" office:value="0.751622" calcext:value-type="float">
            <text:p>0.751622</text:p>
          </table:table-cell>
          <table:table-cell office:value-type="float" office:value="34.899586" calcext:value-type="float">
            <text:p>34.899586</text:p>
          </table:table-cell>
          <table:table-cell office:value-type="float" office:value="0.751389" calcext:value-type="float">
            <text:p>0.751389</text:p>
          </table:table-cell>
        </table:table-row>
        <table:table-row table:style-name="ro1">
          <table:table-cell office:value-type="float" office:value="34.9078" calcext:value-type="float">
            <text:p>34.9078</text:p>
          </table:table-cell>
          <table:table-cell office:value-type="float" office:value="0.747625" calcext:value-type="float">
            <text:p>0.747625</text:p>
          </table:table-cell>
          <table:table-cell office:value-type="float" office:value="34.907773" calcext:value-type="float">
            <text:p>34.907773</text:p>
          </table:table-cell>
          <table:table-cell office:value-type="float" office:value="0.747394" calcext:value-type="float">
            <text:p>0.747394</text:p>
          </table:table-cell>
        </table:table-row>
        <table:table-row table:style-name="ro1">
          <table:table-cell office:value-type="float" office:value="34.916" calcext:value-type="float">
            <text:p>34.916</text:p>
          </table:table-cell>
          <table:table-cell office:value-type="float" office:value="0.743031" calcext:value-type="float">
            <text:p>0.743031</text:p>
          </table:table-cell>
          <table:table-cell office:value-type="float" office:value="34.915953" calcext:value-type="float">
            <text:p>34.915953</text:p>
          </table:table-cell>
          <table:table-cell office:value-type="float" office:value="0.742802" calcext:value-type="float">
            <text:p>0.742802</text:p>
          </table:table-cell>
        </table:table-row>
        <table:table-row table:style-name="ro1">
          <table:table-cell office:value-type="float" office:value="34.9241" calcext:value-type="float">
            <text:p>34.9241</text:p>
          </table:table-cell>
          <table:table-cell office:value-type="float" office:value="0.73784" calcext:value-type="float">
            <text:p>0.73784</text:p>
          </table:table-cell>
          <table:table-cell office:value-type="float" office:value="34.924127" calcext:value-type="float">
            <text:p>34.924127</text:p>
          </table:table-cell>
          <table:table-cell office:value-type="float" office:value="0.737613" calcext:value-type="float">
            <text:p>0.737613</text:p>
          </table:table-cell>
        </table:table-row>
        <table:table-row table:style-name="ro1">
          <table:table-cell office:value-type="float" office:value="34.9323" calcext:value-type="float">
            <text:p>34.9323</text:p>
          </table:table-cell>
          <table:table-cell office:value-type="float" office:value="0.732053" calcext:value-type="float">
            <text:p>0.732053</text:p>
          </table:table-cell>
          <table:table-cell office:value-type="float" office:value="34.932294" calcext:value-type="float">
            <text:p>34.932294</text:p>
          </table:table-cell>
          <table:table-cell office:value-type="float" office:value="0.731829" calcext:value-type="float">
            <text:p>0.731829</text:p>
          </table:table-cell>
        </table:table-row>
        <table:table-row table:style-name="ro1">
          <table:table-cell office:value-type="float" office:value="34.9405" calcext:value-type="float">
            <text:p>34.9405</text:p>
          </table:table-cell>
          <table:table-cell office:value-type="float" office:value="0.725671" calcext:value-type="float">
            <text:p>0.725671</text:p>
          </table:table-cell>
          <table:table-cell office:value-type="float" office:value="34.940454" calcext:value-type="float">
            <text:p>34.940454</text:p>
          </table:table-cell>
          <table:table-cell office:value-type="float" office:value="0.725449" calcext:value-type="float">
            <text:p>0.725449</text:p>
          </table:table-cell>
        </table:table-row>
        <table:table-row table:style-name="ro1">
          <table:table-cell office:value-type="float" office:value="34.9486" calcext:value-type="float">
            <text:p>34.9486</text:p>
          </table:table-cell>
          <table:table-cell office:value-type="float" office:value="0.718694" calcext:value-type="float">
            <text:p>0.718694</text:p>
          </table:table-cell>
          <table:table-cell office:value-type="float" office:value="34.948608" calcext:value-type="float">
            <text:p>34.948608</text:p>
          </table:table-cell>
          <table:table-cell office:value-type="float" office:value="0.718475" calcext:value-type="float">
            <text:p>0.718475</text:p>
          </table:table-cell>
        </table:table-row>
        <table:table-row table:style-name="ro1">
          <table:table-cell office:value-type="float" office:value="34.9568" calcext:value-type="float">
            <text:p>34.9568</text:p>
          </table:table-cell>
          <table:table-cell office:value-type="float" office:value="0.711123" calcext:value-type="float">
            <text:p>0.711123</text:p>
          </table:table-cell>
          <table:table-cell office:value-type="float" office:value="34.956755" calcext:value-type="float">
            <text:p>34.956755</text:p>
          </table:table-cell>
          <table:table-cell office:value-type="float" office:value="0.710908" calcext:value-type="float">
            <text:p>0.710908</text:p>
          </table:table-cell>
        </table:table-row>
        <table:table-row table:style-name="ro1">
          <table:table-cell office:value-type="float" office:value="34.9649" calcext:value-type="float">
            <text:p>34.9649</text:p>
          </table:table-cell>
          <table:table-cell office:value-type="float" office:value="0.702959" calcext:value-type="float">
            <text:p>0.702959</text:p>
          </table:table-cell>
          <table:table-cell office:value-type="float" office:value="34.964896" calcext:value-type="float">
            <text:p>34.964896</text:p>
          </table:table-cell>
          <table:table-cell office:value-type="float" office:value="0.702747" calcext:value-type="float">
            <text:p>0.702747</text:p>
          </table:table-cell>
        </table:table-row>
        <table:table-row table:style-name="ro1">
          <table:table-cell office:value-type="float" office:value="34.973" calcext:value-type="float">
            <text:p>34.973</text:p>
          </table:table-cell>
          <table:table-cell office:value-type="float" office:value="0.694203" calcext:value-type="float">
            <text:p>0.694203</text:p>
          </table:table-cell>
          <table:table-cell office:value-type="float" office:value="34.973029" calcext:value-type="float">
            <text:p>34.973029</text:p>
          </table:table-cell>
          <table:table-cell office:value-type="float" office:value="0.693995" calcext:value-type="float">
            <text:p>0.693995</text:p>
          </table:table-cell>
        </table:table-row>
        <table:table-row table:style-name="ro1">
          <table:table-cell office:value-type="float" office:value="34.9812" calcext:value-type="float">
            <text:p>34.9812</text:p>
          </table:table-cell>
          <table:table-cell office:value-type="float" office:value="0.684856" calcext:value-type="float">
            <text:p>0.684856</text:p>
          </table:table-cell>
          <table:table-cell office:value-type="float" office:value="34.981156" calcext:value-type="float">
            <text:p>34.981156</text:p>
          </table:table-cell>
          <table:table-cell office:value-type="float" office:value="0.684651" calcext:value-type="float">
            <text:p>0.684651</text:p>
          </table:table-cell>
        </table:table-row>
        <table:table-row table:style-name="ro1">
          <table:table-cell office:value-type="float" office:value="34.9893" calcext:value-type="float">
            <text:p>34.9893</text:p>
          </table:table-cell>
          <table:table-cell office:value-type="float" office:value="0.674919" calcext:value-type="float">
            <text:p>0.674919</text:p>
          </table:table-cell>
          <table:table-cell office:value-type="float" office:value="34.989277" calcext:value-type="float">
            <text:p>34.989277</text:p>
          </table:table-cell>
          <table:table-cell office:value-type="float" office:value="0.674718" calcext:value-type="float">
            <text:p>0.674718</text:p>
          </table:table-cell>
        </table:table-row>
        <table:table-row table:style-name="ro1">
          <table:table-cell office:value-type="float" office:value="34.9974" calcext:value-type="float">
            <text:p>34.9974</text:p>
          </table:table-cell>
          <table:table-cell office:value-type="float" office:value="0.664393" calcext:value-type="float">
            <text:p>0.664393</text:p>
          </table:table-cell>
          <table:table-cell office:value-type="float" office:value="34.997391" calcext:value-type="float">
            <text:p>34.997391</text:p>
          </table:table-cell>
          <table:table-cell office:value-type="float" office:value="0.664196" calcext:value-type="float">
            <text:p>0.664196</text:p>
          </table:table-cell>
        </table:table-row>
        <table:table-row table:style-name="ro1">
          <table:table-cell office:value-type="float" office:value="35.0055" calcext:value-type="float">
            <text:p>35.0055</text:p>
          </table:table-cell>
          <table:table-cell office:value-type="float" office:value="0.65328" calcext:value-type="float">
            <text:p>0.65328</text:p>
          </table:table-cell>
          <table:table-cell office:value-type="float" office:value="35.005498" calcext:value-type="float">
            <text:p>35.005498</text:p>
          </table:table-cell>
          <table:table-cell office:value-type="float" office:value="0.653087" calcext:value-type="float">
            <text:p>0.653087</text:p>
          </table:table-cell>
        </table:table-row>
        <table:table-row table:style-name="ro1">
          <table:table-cell office:value-type="float" office:value="35.0136" calcext:value-type="float">
            <text:p>35.0136</text:p>
          </table:table-cell>
          <table:table-cell office:value-type="float" office:value="0.64158" calcext:value-type="float">
            <text:p>0.64158</text:p>
          </table:table-cell>
          <table:table-cell office:value-type="float" office:value="35.013599" calcext:value-type="float">
            <text:p>35.013599</text:p>
          </table:table-cell>
          <table:table-cell office:value-type="float" office:value="0.641391" calcext:value-type="float">
            <text:p>0.641391</text:p>
          </table:table-cell>
        </table:table-row>
        <table:table-row table:style-name="ro1">
          <table:table-cell office:value-type="float" office:value="35.0217" calcext:value-type="float">
            <text:p>35.0217</text:p>
          </table:table-cell>
          <table:table-cell office:value-type="float" office:value="0.629294" calcext:value-type="float">
            <text:p>0.629294</text:p>
          </table:table-cell>
          <table:table-cell office:value-type="float" office:value="35.021694" calcext:value-type="float">
            <text:p>35.021694</text:p>
          </table:table-cell>
          <table:table-cell office:value-type="float" office:value="0.629111" calcext:value-type="float">
            <text:p>0.629111</text:p>
          </table:table-cell>
        </table:table-row>
        <table:table-row table:style-name="ro1">
          <table:table-cell office:value-type="float" office:value="35.0298" calcext:value-type="float">
            <text:p>35.0298</text:p>
          </table:table-cell>
          <table:table-cell office:value-type="float" office:value="0.616426" calcext:value-type="float">
            <text:p>0.616426</text:p>
          </table:table-cell>
          <table:table-cell office:value-type="float" office:value="35.029781" calcext:value-type="float">
            <text:p>35.029781</text:p>
          </table:table-cell>
          <table:table-cell office:value-type="float" office:value="0.616247" calcext:value-type="float">
            <text:p>0.616247</text:p>
          </table:table-cell>
        </table:table-row>
        <table:table-row table:style-name="ro1">
          <table:table-cell office:value-type="float" office:value="35.0379" calcext:value-type="float">
            <text:p>35.0379</text:p>
          </table:table-cell>
          <table:table-cell office:value-type="float" office:value="0.602975" calcext:value-type="float">
            <text:p>0.602975</text:p>
          </table:table-cell>
          <table:table-cell office:value-type="float" office:value="35.037862" calcext:value-type="float">
            <text:p>35.037862</text:p>
          </table:table-cell>
          <table:table-cell office:value-type="float" office:value="0.602801" calcext:value-type="float">
            <text:p>0.602801</text:p>
          </table:table-cell>
        </table:table-row>
        <table:table-row table:style-name="ro1">
          <table:table-cell office:value-type="float" office:value="35.0459" calcext:value-type="float">
            <text:p>35.0459</text:p>
          </table:table-cell>
          <table:table-cell office:value-type="float" office:value="0.588943" calcext:value-type="float">
            <text:p>0.588943</text:p>
          </table:table-cell>
          <table:table-cell office:value-type="float" office:value="35.045937" calcext:value-type="float">
            <text:p>35.045937</text:p>
          </table:table-cell>
          <table:table-cell office:value-type="float" office:value="0.588775" calcext:value-type="float">
            <text:p>0.588775</text:p>
          </table:table-cell>
        </table:table-row>
        <table:table-row table:style-name="ro1">
          <table:table-cell office:value-type="float" office:value="35.054" calcext:value-type="float">
            <text:p>35.054</text:p>
          </table:table-cell>
          <table:table-cell office:value-type="float" office:value="0.574332" calcext:value-type="float">
            <text:p>0.574332</text:p>
          </table:table-cell>
          <table:table-cell office:value-type="float" office:value="35.054005" calcext:value-type="float">
            <text:p>35.054005</text:p>
          </table:table-cell>
          <table:table-cell office:value-type="float" office:value="0.574169" calcext:value-type="float">
            <text:p>0.574169</text:p>
          </table:table-cell>
        </table:table-row>
        <table:table-row table:style-name="ro1">
          <table:table-cell office:value-type="float" office:value="35.0621" calcext:value-type="float">
            <text:p>35.0621</text:p>
          </table:table-cell>
          <table:table-cell office:value-type="float" office:value="0.559144" calcext:value-type="float">
            <text:p>0.559144</text:p>
          </table:table-cell>
          <table:table-cell office:value-type="float" office:value="35.062067" calcext:value-type="float">
            <text:p>35.062067</text:p>
          </table:table-cell>
          <table:table-cell office:value-type="float" office:value="0.558987" calcext:value-type="float">
            <text:p>0.558987</text:p>
          </table:table-cell>
        </table:table-row>
        <table:table-row table:style-name="ro1">
          <table:table-cell office:value-type="float" office:value="35.0701" calcext:value-type="float">
            <text:p>35.0701</text:p>
          </table:table-cell>
          <table:table-cell office:value-type="float" office:value="0.54338" calcext:value-type="float">
            <text:p>0.54338</text:p>
          </table:table-cell>
          <table:table-cell office:value-type="float" office:value="35.070122" calcext:value-type="float">
            <text:p>35.070122</text:p>
          </table:table-cell>
          <table:table-cell office:value-type="float" office:value="0.543229" calcext:value-type="float">
            <text:p>0.543229</text:p>
          </table:table-cell>
        </table:table-row>
        <table:table-row table:style-name="ro1">
          <table:table-cell office:value-type="float" office:value="35.0782" calcext:value-type="float">
            <text:p>35.0782</text:p>
          </table:table-cell>
          <table:table-cell office:value-type="float" office:value="0.527043" calcext:value-type="float">
            <text:p>0.527043</text:p>
          </table:table-cell>
          <table:table-cell office:value-type="float" office:value="35.078171" calcext:value-type="float">
            <text:p>35.078171</text:p>
          </table:table-cell>
          <table:table-cell office:value-type="float" office:value="0.526897" calcext:value-type="float">
            <text:p>0.526897</text:p>
          </table:table-cell>
        </table:table-row>
        <table:table-row table:style-name="ro1">
          <table:table-cell office:value-type="float" office:value="35.0862" calcext:value-type="float">
            <text:p>35.0862</text:p>
          </table:table-cell>
          <table:table-cell office:value-type="float" office:value="0.510133" calcext:value-type="float">
            <text:p>0.510133</text:p>
          </table:table-cell>
          <table:table-cell office:value-type="float" office:value="35.086213" calcext:value-type="float">
            <text:p>35.086213</text:p>
          </table:table-cell>
          <table:table-cell office:value-type="float" office:value="0.509994" calcext:value-type="float">
            <text:p>0.509994</text:p>
          </table:table-cell>
        </table:table-row>
        <table:table-row table:style-name="ro1">
          <table:table-cell office:value-type="float" office:value="35.0942" calcext:value-type="float">
            <text:p>35.0942</text:p>
          </table:table-cell>
          <table:table-cell office:value-type="float" office:value="0.492653" calcext:value-type="float">
            <text:p>0.492653</text:p>
          </table:table-cell>
          <table:table-cell office:value-type="float" office:value="35.094248" calcext:value-type="float">
            <text:p>35.094248</text:p>
          </table:table-cell>
          <table:table-cell office:value-type="float" office:value="0.49252" calcext:value-type="float">
            <text:p>0.49252</text:p>
          </table:table-cell>
        </table:table-row>
        <table:table-row table:style-name="ro1">
          <table:table-cell office:value-type="float" office:value="35.1023" calcext:value-type="float">
            <text:p>35.1023</text:p>
          </table:table-cell>
          <table:table-cell office:value-type="float" office:value="0.474605" calcext:value-type="float">
            <text:p>0.474605</text:p>
          </table:table-cell>
          <table:table-cell office:value-type="float" office:value="35.102278" calcext:value-type="float">
            <text:p>35.102278</text:p>
          </table:table-cell>
          <table:table-cell office:value-type="float" office:value="0.474478" calcext:value-type="float">
            <text:p>0.474478</text:p>
          </table:table-cell>
        </table:table-row>
        <table:table-row table:style-name="ro1">
          <table:table-cell office:value-type="float" office:value="35.1103" calcext:value-type="float">
            <text:p>35.1103</text:p>
          </table:table-cell>
          <table:table-cell office:value-type="float" office:value="0.455991" calcext:value-type="float">
            <text:p>0.455991</text:p>
          </table:table-cell>
          <table:table-cell office:value-type="float" office:value="35.1103" calcext:value-type="float">
            <text:p>35.1103</text:p>
          </table:table-cell>
          <table:table-cell office:value-type="float" office:value="0.455871" calcext:value-type="float">
            <text:p>0.455871</text:p>
          </table:table-cell>
        </table:table-row>
        <table:table-row table:style-name="ro1">
          <table:table-cell office:value-type="float" office:value="35.1183" calcext:value-type="float">
            <text:p>35.1183</text:p>
          </table:table-cell>
          <table:table-cell office:value-type="float" office:value="0.436812" calcext:value-type="float">
            <text:p>0.436812</text:p>
          </table:table-cell>
          <table:table-cell office:value-type="float" office:value="35.118317" calcext:value-type="float">
            <text:p>35.118317</text:p>
          </table:table-cell>
          <table:table-cell office:value-type="float" office:value="0.436699" calcext:value-type="float">
            <text:p>0.436699</text:p>
          </table:table-cell>
        </table:table-row>
        <table:table-row table:style-name="ro1">
          <table:table-cell office:value-type="float" office:value="35.1263" calcext:value-type="float">
            <text:p>35.1263</text:p>
          </table:table-cell>
          <table:table-cell office:value-type="float" office:value="0.417072" calcext:value-type="float">
            <text:p>0.417072</text:p>
          </table:table-cell>
          <table:table-cell office:value-type="float" office:value="35.126327" calcext:value-type="float">
            <text:p>35.126327</text:p>
          </table:table-cell>
          <table:table-cell office:value-type="float" office:value="0.416966" calcext:value-type="float">
            <text:p>0.416966</text:p>
          </table:table-cell>
        </table:table-row>
        <table:table-row table:style-name="ro1">
          <table:table-cell office:value-type="float" office:value="35.1343" calcext:value-type="float">
            <text:p>35.1343</text:p>
          </table:table-cell>
          <table:table-cell office:value-type="float" office:value="0.396772" calcext:value-type="float">
            <text:p>0.396772</text:p>
          </table:table-cell>
          <table:table-cell office:value-type="float" office:value="35.13433" calcext:value-type="float">
            <text:p>35.13433</text:p>
          </table:table-cell>
          <table:table-cell office:value-type="float" office:value="0.396673" calcext:value-type="float">
            <text:p>0.396673</text:p>
          </table:table-cell>
        </table:table-row>
        <table:table-row table:style-name="ro1">
          <table:table-cell office:value-type="float" office:value="35.1423" calcext:value-type="float">
            <text:p>35.1423</text:p>
          </table:table-cell>
          <table:table-cell office:value-type="float" office:value="0.375914" calcext:value-type="float">
            <text:p>0.375914</text:p>
          </table:table-cell>
          <table:table-cell office:value-type="float" office:value="35.142327" calcext:value-type="float">
            <text:p>35.142327</text:p>
          </table:table-cell>
          <table:table-cell office:value-type="float" office:value="0.375823" calcext:value-type="float">
            <text:p>0.375823</text:p>
          </table:table-cell>
        </table:table-row>
        <table:table-row table:style-name="ro1">
          <table:table-cell office:value-type="float" office:value="35.1503" calcext:value-type="float">
            <text:p>35.1503</text:p>
          </table:table-cell>
          <table:table-cell office:value-type="float" office:value="0.354501" calcext:value-type="float">
            <text:p>0.354501</text:p>
          </table:table-cell>
          <table:table-cell office:value-type="float" office:value="35.150318" calcext:value-type="float">
            <text:p>35.150318</text:p>
          </table:table-cell>
          <table:table-cell office:value-type="float" office:value="0.354418" calcext:value-type="float">
            <text:p>0.354418</text:p>
          </table:table-cell>
        </table:table-row>
        <table:table-row table:style-name="ro1">
          <table:table-cell office:value-type="float" office:value="35.1583" calcext:value-type="float">
            <text:p>35.1583</text:p>
          </table:table-cell>
          <table:table-cell office:value-type="float" office:value="0.332535" calcext:value-type="float">
            <text:p>0.332535</text:p>
          </table:table-cell>
          <table:table-cell office:value-type="float" office:value="35.158302" calcext:value-type="float">
            <text:p>35.158302</text:p>
          </table:table-cell>
          <table:table-cell office:value-type="float" office:value="0.33246" calcext:value-type="float">
            <text:p>0.33246</text:p>
          </table:table-cell>
        </table:table-row>
        <table:table-row table:style-name="ro1">
          <table:table-cell office:value-type="float" office:value="35.1663" calcext:value-type="float">
            <text:p>35.1663</text:p>
          </table:table-cell>
          <table:table-cell office:value-type="float" office:value="0.310019" calcext:value-type="float">
            <text:p>0.310019</text:p>
          </table:table-cell>
          <table:table-cell office:value-type="float" office:value="35.16628" calcext:value-type="float">
            <text:p>35.16628</text:p>
          </table:table-cell>
          <table:table-cell office:value-type="float" office:value="0.309951" calcext:value-type="float">
            <text:p>0.309951</text:p>
          </table:table-cell>
        </table:table-row>
        <table:table-row table:style-name="ro1">
          <table:table-cell office:value-type="float" office:value="35.1743" calcext:value-type="float">
            <text:p>35.1743</text:p>
          </table:table-cell>
          <table:table-cell office:value-type="float" office:value="0.286954" calcext:value-type="float">
            <text:p>0.286954</text:p>
          </table:table-cell>
          <table:table-cell office:value-type="float" office:value="35.174252" calcext:value-type="float">
            <text:p>35.174252</text:p>
          </table:table-cell>
          <table:table-cell office:value-type="float" office:value="0.286895" calcext:value-type="float">
            <text:p>0.286895</text:p>
          </table:table-cell>
        </table:table-row>
        <table:table-row table:style-name="ro1">
          <table:table-cell office:value-type="float" office:value="35.1822" calcext:value-type="float">
            <text:p>35.1822</text:p>
          </table:table-cell>
          <table:table-cell office:value-type="float" office:value="0.263344" calcext:value-type="float">
            <text:p>0.263344</text:p>
          </table:table-cell>
          <table:table-cell office:value-type="float" office:value="35.182217" calcext:value-type="float">
            <text:p>35.182217</text:p>
          </table:table-cell>
          <table:table-cell office:value-type="float" office:value="0.263293" calcext:value-type="float">
            <text:p>0.263293</text:p>
          </table:table-cell>
        </table:table-row>
        <table:table-row table:style-name="ro1">
          <table:table-cell office:value-type="float" office:value="35.1902" calcext:value-type="float">
            <text:p>35.1902</text:p>
          </table:table-cell>
          <table:table-cell office:value-type="float" office:value="0.239191" calcext:value-type="float">
            <text:p>0.239191</text:p>
          </table:table-cell>
          <table:table-cell office:value-type="float" office:value="35.190176" calcext:value-type="float">
            <text:p>35.190176</text:p>
          </table:table-cell>
          <table:table-cell office:value-type="float" office:value="0.239149" calcext:value-type="float">
            <text:p>0.239149</text:p>
          </table:table-cell>
        </table:table-row>
        <table:table-row table:style-name="ro1">
          <table:table-cell office:value-type="float" office:value="35.1981" calcext:value-type="float">
            <text:p>35.1981</text:p>
          </table:table-cell>
          <table:table-cell office:value-type="float" office:value="0.214498" calcext:value-type="float">
            <text:p>0.214498</text:p>
          </table:table-cell>
          <table:table-cell office:value-type="float" office:value="35.198128" calcext:value-type="float">
            <text:p>35.198128</text:p>
          </table:table-cell>
          <table:table-cell office:value-type="float" office:value="0.214464" calcext:value-type="float">
            <text:p>0.214464</text:p>
          </table:table-cell>
        </table:table-row>
        <table:table-row table:style-name="ro1">
          <table:table-cell office:value-type="float" office:value="35.2061" calcext:value-type="float">
            <text:p>35.2061</text:p>
          </table:table-cell>
          <table:table-cell office:value-type="float" office:value="0.189267" calcext:value-type="float">
            <text:p>0.189267</text:p>
          </table:table-cell>
          <table:table-cell office:value-type="float" office:value="35.206075" calcext:value-type="float">
            <text:p>35.206075</text:p>
          </table:table-cell>
          <table:table-cell office:value-type="float" office:value="0.189241" calcext:value-type="float">
            <text:p>0.189241</text:p>
          </table:table-cell>
        </table:table-row>
        <table:table-row table:style-name="ro1">
          <table:table-cell office:value-type="float" office:value="35.214" calcext:value-type="float">
            <text:p>35.214</text:p>
          </table:table-cell>
          <table:table-cell office:value-type="float" office:value="0.1635" calcext:value-type="float">
            <text:p>0.1635</text:p>
          </table:table-cell>
          <table:table-cell office:value-type="float" office:value="35.214014" calcext:value-type="float">
            <text:p>35.214014</text:p>
          </table:table-cell>
          <table:table-cell office:value-type="float" office:value="0.163484" calcext:value-type="float">
            <text:p>0.163484</text:p>
          </table:table-cell>
        </table:table-row>
        <table:table-row table:style-name="ro1">
          <table:table-cell office:value-type="float" office:value="35.2219" calcext:value-type="float">
            <text:p>35.2219</text:p>
          </table:table-cell>
          <table:table-cell office:value-type="float" office:value="0.137202" calcext:value-type="float">
            <text:p>0.137202</text:p>
          </table:table-cell>
          <table:table-cell office:value-type="float" office:value="35.221948" calcext:value-type="float">
            <text:p>35.221948</text:p>
          </table:table-cell>
          <table:table-cell office:value-type="float" office:value="0.137195" calcext:value-type="float">
            <text:p>0.137195</text:p>
          </table:table-cell>
        </table:table-row>
        <table:table-row table:style-name="ro1">
          <table:table-cell office:value-type="float" office:value="35.2299" calcext:value-type="float">
            <text:p>35.2299</text:p>
          </table:table-cell>
          <table:table-cell office:value-type="float" office:value="0.110374" calcext:value-type="float">
            <text:p>0.110374</text:p>
          </table:table-cell>
          <table:table-cell office:value-type="float" office:value="35.229875" calcext:value-type="float">
            <text:p>35.229875</text:p>
          </table:table-cell>
          <table:table-cell office:value-type="float" office:value="0.110376" calcext:value-type="float">
            <text:p>0.110376</text:p>
          </table:table-cell>
        </table:table-row>
        <table:table-row table:style-name="ro1">
          <table:table-cell office:value-type="float" office:value="35.2378" calcext:value-type="float">
            <text:p>35.2378</text:p>
          </table:table-cell>
          <table:table-cell office:value-type="float" office:value="0.0830185" calcext:value-type="float">
            <text:p>0.0830185</text:p>
          </table:table-cell>
          <table:table-cell office:value-type="float" office:value="35.237796" calcext:value-type="float">
            <text:p>35.237796</text:p>
          </table:table-cell>
          <table:table-cell office:value-type="float" office:value="0.08303" calcext:value-type="float">
            <text:p>0.08303</text:p>
          </table:table-cell>
        </table:table-row>
        <table:table-row table:style-name="ro1">
          <table:table-cell office:value-type="float" office:value="35.2457" calcext:value-type="float">
            <text:p>35.2457</text:p>
          </table:table-cell>
          <table:table-cell office:value-type="float" office:value="0.0551396" calcext:value-type="float">
            <text:p>0.0551396</text:p>
          </table:table-cell>
          <table:table-cell office:value-type="float" office:value="35.245711" calcext:value-type="float">
            <text:p>35.245711</text:p>
          </table:table-cell>
          <table:table-cell office:value-type="float" office:value="0.055161" calcext:value-type="float">
            <text:p>0.055161</text:p>
          </table:table-cell>
        </table:table-row>
        <table:table-row table:style-name="ro1">
          <table:table-cell office:value-type="float" office:value="35.2536" calcext:value-type="float">
            <text:p>35.2536</text:p>
          </table:table-cell>
          <table:table-cell office:value-type="float" office:value="0.0267396" calcext:value-type="float">
            <text:p>0.0267396</text:p>
          </table:table-cell>
          <table:table-cell office:value-type="float" office:value="35.25362" calcext:value-type="float">
            <text:p>35.25362</text:p>
          </table:table-cell>
          <table:table-cell office:value-type="float" office:value="0.02677" calcext:value-type="float">
            <text:p>0.02677</text:p>
          </table:table-cell>
        </table:table-row>
        <table:table-row table:style-name="ro1">
          <table:table-cell office:value-type="float" office:value="35.2615" calcext:value-type="float">
            <text:p>35.2615</text:p>
          </table:table-cell>
          <table:table-cell office:value-type="float" office:value="0" calcext:value-type="float">
            <text:p>0</text:p>
          </table:table-cell>
          <table:table-cell office:value-type="float" office:value="35.261522" calcext:value-type="float">
            <text:p>35.261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3247" calcext:value-type="float">
            <text:p>35.3247</text:p>
          </table:table-cell>
          <table:table-cell office:value-type="float" office:value="0" calcext:value-type="float">
            <text:p>0</text:p>
          </table:table-cell>
          <table:table-cell office:value-type="float" office:value="35.32469" calcext:value-type="float">
            <text:p>35.32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3326" calcext:value-type="float">
            <text:p>35.3326</text:p>
          </table:table-cell>
          <table:table-cell office:value-type="float" office:value="0.0294332" calcext:value-type="float">
            <text:p>0.0294332</text:p>
          </table:table-cell>
          <table:table-cell office:value-type="float" office:value="35.332586" calcext:value-type="float">
            <text:p>35.332586</text:p>
          </table:table-cell>
          <table:table-cell office:value-type="float" office:value="0.029423" calcext:value-type="float">
            <text:p>0.029423</text:p>
          </table:table-cell>
        </table:table-row>
        <table:table-row table:style-name="ro1">
          <table:table-cell office:value-type="float" office:value="35.3405" calcext:value-type="float">
            <text:p>35.3405</text:p>
          </table:table-cell>
          <table:table-cell office:value-type="float" office:value="0.058181" calcext:value-type="float">
            <text:p>0.058181</text:p>
          </table:table-cell>
          <table:table-cell office:value-type="float" office:value="35.340475" calcext:value-type="float">
            <text:p>35.340475</text:p>
          </table:table-cell>
          <table:table-cell office:value-type="float" office:value="0.058161" calcext:value-type="float">
            <text:p>0.058161</text:p>
          </table:table-cell>
        </table:table-row>
        <table:table-row table:style-name="ro1">
          <table:table-cell office:value-type="float" office:value="35.3484" calcext:value-type="float">
            <text:p>35.3484</text:p>
          </table:table-cell>
          <table:table-cell office:value-type="float" office:value="0.0862475" calcext:value-type="float">
            <text:p>0.0862475</text:p>
          </table:table-cell>
          <table:table-cell office:value-type="float" office:value="35.348359" calcext:value-type="float">
            <text:p>35.348359</text:p>
          </table:table-cell>
          <table:table-cell office:value-type="float" office:value="0.086218" calcext:value-type="float">
            <text:p>0.086218</text:p>
          </table:table-cell>
        </table:table-row>
        <table:table-row table:style-name="ro1">
          <table:table-cell office:value-type="float" office:value="35.3562" calcext:value-type="float">
            <text:p>35.3562</text:p>
          </table:table-cell>
          <table:table-cell office:value-type="float" office:value="0.113636" calcext:value-type="float">
            <text:p>0.113636</text:p>
          </table:table-cell>
          <table:table-cell office:value-type="float" office:value="35.356236" calcext:value-type="float">
            <text:p>35.356236</text:p>
          </table:table-cell>
          <table:table-cell office:value-type="float" office:value="0.113598" calcext:value-type="float">
            <text:p>0.113598</text:p>
          </table:table-cell>
        </table:table-row>
        <table:table-row table:style-name="ro1">
          <table:table-cell office:value-type="float" office:value="35.3641" calcext:value-type="float">
            <text:p>35.3641</text:p>
          </table:table-cell>
          <table:table-cell office:value-type="float" office:value="0.140351" calcext:value-type="float">
            <text:p>0.140351</text:p>
          </table:table-cell>
          <table:table-cell office:value-type="float" office:value="35.364107" calcext:value-type="float">
            <text:p>35.364107</text:p>
          </table:table-cell>
          <table:table-cell office:value-type="float" office:value="0.140304" calcext:value-type="float">
            <text:p>0.140304</text:p>
          </table:table-cell>
        </table:table-row>
        <table:table-row table:style-name="ro1">
          <table:table-cell office:value-type="float" office:value="35.372" calcext:value-type="float">
            <text:p>35.372</text:p>
          </table:table-cell>
          <table:table-cell office:value-type="float" office:value="0.166396" calcext:value-type="float">
            <text:p>0.166396</text:p>
          </table:table-cell>
          <table:table-cell office:value-type="float" office:value="35.371972" calcext:value-type="float">
            <text:p>35.371972</text:p>
          </table:table-cell>
          <table:table-cell office:value-type="float" office:value="0.16634" calcext:value-type="float">
            <text:p>0.16634</text:p>
          </table:table-cell>
        </table:table-row>
        <table:table-row table:style-name="ro1">
          <table:table-cell office:value-type="float" office:value="35.3798" calcext:value-type="float">
            <text:p>35.3798</text:p>
          </table:table-cell>
          <table:table-cell office:value-type="float" office:value="0.191775" calcext:value-type="float">
            <text:p>0.191775</text:p>
          </table:table-cell>
          <table:table-cell office:value-type="float" office:value="35.379831" calcext:value-type="float">
            <text:p>35.379831</text:p>
          </table:table-cell>
          <table:table-cell office:value-type="float" office:value="0.19171" calcext:value-type="float">
            <text:p>0.19171</text:p>
          </table:table-cell>
        </table:table-row>
        <table:table-row table:style-name="ro1">
          <table:table-cell office:value-type="float" office:value="35.3877" calcext:value-type="float">
            <text:p>35.3877</text:p>
          </table:table-cell>
          <table:table-cell office:value-type="float" office:value="0.21649" calcext:value-type="float">
            <text:p>0.21649</text:p>
          </table:table-cell>
          <table:table-cell office:value-type="float" office:value="35.387683" calcext:value-type="float">
            <text:p>35.387683</text:p>
          </table:table-cell>
          <table:table-cell office:value-type="float" office:value="0.216417" calcext:value-type="float">
            <text:p>0.216417</text:p>
          </table:table-cell>
        </table:table-row>
        <table:table-row table:style-name="ro1">
          <table:table-cell office:value-type="float" office:value="35.3955" calcext:value-type="float">
            <text:p>35.3955</text:p>
          </table:table-cell>
          <table:table-cell office:value-type="float" office:value="0.240546" calcext:value-type="float">
            <text:p>0.240546</text:p>
          </table:table-cell>
          <table:table-cell office:value-type="float" office:value="35.39553" calcext:value-type="float">
            <text:p>35.39553</text:p>
          </table:table-cell>
          <table:table-cell office:value-type="float" office:value="0.240465" calcext:value-type="float">
            <text:p>0.240465</text:p>
          </table:table-cell>
        </table:table-row>
        <table:table-row table:style-name="ro1">
          <table:table-cell office:value-type="float" office:value="35.4034" calcext:value-type="float">
            <text:p>35.4034</text:p>
          </table:table-cell>
          <table:table-cell office:value-type="float" office:value="0.263944" calcext:value-type="float">
            <text:p>0.263944</text:p>
          </table:table-cell>
          <table:table-cell office:value-type="float" office:value="35.40337" calcext:value-type="float">
            <text:p>35.40337</text:p>
          </table:table-cell>
          <table:table-cell office:value-type="float" office:value="0.263856" calcext:value-type="float">
            <text:p>0.263856</text:p>
          </table:table-cell>
        </table:table-row>
        <table:table-row table:style-name="ro1">
          <table:table-cell office:value-type="float" office:value="35.4112" calcext:value-type="float">
            <text:p>35.4112</text:p>
          </table:table-cell>
          <table:table-cell office:value-type="float" office:value="0.28669" calcext:value-type="float">
            <text:p>0.28669</text:p>
          </table:table-cell>
          <table:table-cell office:value-type="float" office:value="35.411204" calcext:value-type="float">
            <text:p>35.411204</text:p>
          </table:table-cell>
          <table:table-cell office:value-type="float" office:value="0.286593" calcext:value-type="float">
            <text:p>0.286593</text:p>
          </table:table-cell>
        </table:table-row>
        <table:table-row table:style-name="ro1">
          <table:table-cell office:value-type="float" office:value="35.419" calcext:value-type="float">
            <text:p>35.419</text:p>
          </table:table-cell>
          <table:table-cell office:value-type="float" office:value="0.308784" calcext:value-type="float">
            <text:p>0.308784</text:p>
          </table:table-cell>
          <table:table-cell office:value-type="float" office:value="35.419032" calcext:value-type="float">
            <text:p>35.419032</text:p>
          </table:table-cell>
          <table:table-cell office:value-type="float" office:value="0.308681" calcext:value-type="float">
            <text:p>0.308681</text:p>
          </table:table-cell>
        </table:table-row>
        <table:table-row table:style-name="ro1">
          <table:table-cell office:value-type="float" office:value="35.4269" calcext:value-type="float">
            <text:p>35.4269</text:p>
          </table:table-cell>
          <table:table-cell office:value-type="float" office:value="0.330232" calcext:value-type="float">
            <text:p>0.330232</text:p>
          </table:table-cell>
          <table:table-cell office:value-type="float" office:value="35.426854" calcext:value-type="float">
            <text:p>35.426854</text:p>
          </table:table-cell>
          <table:table-cell office:value-type="float" office:value="0.330121" calcext:value-type="float">
            <text:p>0.330121</text:p>
          </table:table-cell>
        </table:table-row>
        <table:table-row table:style-name="ro1">
          <table:table-cell office:value-type="float" office:value="35.4347" calcext:value-type="float">
            <text:p>35.4347</text:p>
          </table:table-cell>
          <table:table-cell office:value-type="float" office:value="0.351034" calcext:value-type="float">
            <text:p>0.351034</text:p>
          </table:table-cell>
          <table:table-cell office:value-type="float" office:value="35.43467" calcext:value-type="float">
            <text:p>35.43467</text:p>
          </table:table-cell>
          <table:table-cell office:value-type="float" office:value="0.350917" calcext:value-type="float">
            <text:p>0.350917</text:p>
          </table:table-cell>
        </table:table-row>
        <table:table-row table:style-name="ro1">
          <table:table-cell office:value-type="float" office:value="35.4425" calcext:value-type="float">
            <text:p>35.4425</text:p>
          </table:table-cell>
          <table:table-cell office:value-type="float" office:value="0.371195" calcext:value-type="float">
            <text:p>0.371195</text:p>
          </table:table-cell>
          <table:table-cell office:value-type="float" office:value="35.442479" calcext:value-type="float">
            <text:p>35.442479</text:p>
          </table:table-cell>
          <table:table-cell office:value-type="float" office:value="0.371071" calcext:value-type="float">
            <text:p>0.371071</text:p>
          </table:table-cell>
        </table:table-row>
        <table:table-row table:style-name="ro1">
          <table:table-cell office:value-type="float" office:value="35.4503" calcext:value-type="float">
            <text:p>35.4503</text:p>
          </table:table-cell>
          <table:table-cell office:value-type="float" office:value="0.390716" calcext:value-type="float">
            <text:p>0.390716</text:p>
          </table:table-cell>
          <table:table-cell office:value-type="float" office:value="35.450283" calcext:value-type="float">
            <text:p>35.450283</text:p>
          </table:table-cell>
          <table:table-cell office:value-type="float" office:value="0.390586" calcext:value-type="float">
            <text:p>0.390586</text:p>
          </table:table-cell>
        </table:table-row>
        <table:table-row table:style-name="ro1">
          <table:table-cell office:value-type="float" office:value="35.4581" calcext:value-type="float">
            <text:p>35.4581</text:p>
          </table:table-cell>
          <table:table-cell office:value-type="float" office:value="0.4096" calcext:value-type="float">
            <text:p>0.4096</text:p>
          </table:table-cell>
          <table:table-cell office:value-type="float" office:value="35.45808" calcext:value-type="float">
            <text:p>35.45808</text:p>
          </table:table-cell>
          <table:table-cell office:value-type="float" office:value="0.409464" calcext:value-type="float">
            <text:p>0.409464</text:p>
          </table:table-cell>
        </table:table-row>
        <table:table-row table:style-name="ro1">
          <table:table-cell office:value-type="float" office:value="35.4659" calcext:value-type="float">
            <text:p>35.4659</text:p>
          </table:table-cell>
          <table:table-cell office:value-type="float" office:value="0.42785" calcext:value-type="float">
            <text:p>0.42785</text:p>
          </table:table-cell>
          <table:table-cell office:value-type="float" office:value="35.465871" calcext:value-type="float">
            <text:p>35.465871</text:p>
          </table:table-cell>
          <table:table-cell office:value-type="float" office:value="0.427707" calcext:value-type="float">
            <text:p>0.427707</text:p>
          </table:table-cell>
        </table:table-row>
        <table:table-row table:style-name="ro1">
          <table:table-cell office:value-type="float" office:value="35.4737" calcext:value-type="float">
            <text:p>35.4737</text:p>
          </table:table-cell>
          <table:table-cell office:value-type="float" office:value="0.445467" calcext:value-type="float">
            <text:p>0.445467</text:p>
          </table:table-cell>
          <table:table-cell office:value-type="float" office:value="35.473657" calcext:value-type="float">
            <text:p>35.473657</text:p>
          </table:table-cell>
          <table:table-cell office:value-type="float" office:value="0.44532" calcext:value-type="float">
            <text:p>0.44532</text:p>
          </table:table-cell>
        </table:table-row>
        <table:table-row table:style-name="ro1">
          <table:table-cell office:value-type="float" office:value="35.4814" calcext:value-type="float">
            <text:p>35.4814</text:p>
          </table:table-cell>
          <table:table-cell office:value-type="float" office:value="0.462455" calcext:value-type="float">
            <text:p>0.462455</text:p>
          </table:table-cell>
          <table:table-cell office:value-type="float" office:value="35.481436" calcext:value-type="float">
            <text:p>35.481436</text:p>
          </table:table-cell>
          <table:table-cell office:value-type="float" office:value="0.462302" calcext:value-type="float">
            <text:p>0.462302</text:p>
          </table:table-cell>
        </table:table-row>
        <table:table-row table:style-name="ro1">
          <table:table-cell office:value-type="float" office:value="35.4892" calcext:value-type="float">
            <text:p>35.4892</text:p>
          </table:table-cell>
          <table:table-cell office:value-type="float" office:value="0.478816" calcext:value-type="float">
            <text:p>0.478816</text:p>
          </table:table-cell>
          <table:table-cell office:value-type="float" office:value="35.489209" calcext:value-type="float">
            <text:p>35.489209</text:p>
          </table:table-cell>
          <table:table-cell office:value-type="float" office:value="0.478657" calcext:value-type="float">
            <text:p>0.478657</text:p>
          </table:table-cell>
        </table:table-row>
        <table:table-row table:style-name="ro1">
          <table:table-cell office:value-type="float" office:value="35.497" calcext:value-type="float">
            <text:p>35.497</text:p>
          </table:table-cell>
          <table:table-cell office:value-type="float" office:value="0.49455" calcext:value-type="float">
            <text:p>0.49455</text:p>
          </table:table-cell>
          <table:table-cell office:value-type="float" office:value="35.496976" calcext:value-type="float">
            <text:p>35.496976</text:p>
          </table:table-cell>
          <table:table-cell office:value-type="float" office:value="0.494387" calcext:value-type="float">
            <text:p>0.494387</text:p>
          </table:table-cell>
        </table:table-row>
        <table:table-row table:style-name="ro1">
          <table:table-cell office:value-type="float" office:value="35.5047" calcext:value-type="float">
            <text:p>35.5047</text:p>
          </table:table-cell>
          <table:table-cell office:value-type="float" office:value="0.509662" calcext:value-type="float">
            <text:p>0.509662</text:p>
          </table:table-cell>
          <table:table-cell office:value-type="float" office:value="35.504737" calcext:value-type="float">
            <text:p>35.504737</text:p>
          </table:table-cell>
          <table:table-cell office:value-type="float" office:value="0.509493" calcext:value-type="float">
            <text:p>0.509493</text:p>
          </table:table-cell>
        </table:table-row>
        <table:table-row table:style-name="ro1">
          <table:table-cell office:value-type="float" office:value="35.5125" calcext:value-type="float">
            <text:p>35.5125</text:p>
          </table:table-cell>
          <table:table-cell office:value-type="float" office:value="0.524151" calcext:value-type="float">
            <text:p>0.524151</text:p>
          </table:table-cell>
          <table:table-cell office:value-type="float" office:value="35.512492" calcext:value-type="float">
            <text:p>35.512492</text:p>
          </table:table-cell>
          <table:table-cell office:value-type="float" office:value="0.523979" calcext:value-type="float">
            <text:p>0.523979</text:p>
          </table:table-cell>
        </table:table-row>
        <table:table-row table:style-name="ro1">
          <table:table-cell office:value-type="float" office:value="35.5202" calcext:value-type="float">
            <text:p>35.5202</text:p>
          </table:table-cell>
          <table:table-cell office:value-type="float" office:value="0.538021" calcext:value-type="float">
            <text:p>0.538021</text:p>
          </table:table-cell>
          <table:table-cell office:value-type="float" office:value="35.520241" calcext:value-type="float">
            <text:p>35.520241</text:p>
          </table:table-cell>
          <table:table-cell office:value-type="float" office:value="0.537844" calcext:value-type="float">
            <text:p>0.537844</text:p>
          </table:table-cell>
        </table:table-row>
        <table:table-row table:style-name="ro1">
          <table:table-cell office:value-type="float" office:value="35.528" calcext:value-type="float">
            <text:p>35.528</text:p>
          </table:table-cell>
          <table:table-cell office:value-type="float" office:value="0.551273" calcext:value-type="float">
            <text:p>0.551273</text:p>
          </table:table-cell>
          <table:table-cell office:value-type="float" office:value="35.527984" calcext:value-type="float">
            <text:p>35.527984</text:p>
          </table:table-cell>
          <table:table-cell office:value-type="float" office:value="0.551092" calcext:value-type="float">
            <text:p>0.551092</text:p>
          </table:table-cell>
        </table:table-row>
        <table:table-row table:style-name="ro1">
          <table:table-cell office:value-type="float" office:value="35.5357" calcext:value-type="float">
            <text:p>35.5357</text:p>
          </table:table-cell>
          <table:table-cell office:value-type="float" office:value="0.563909" calcext:value-type="float">
            <text:p>0.563909</text:p>
          </table:table-cell>
          <table:table-cell office:value-type="float" office:value="35.535721" calcext:value-type="float">
            <text:p>35.535721</text:p>
          </table:table-cell>
          <table:table-cell office:value-type="float" office:value="0.563724" calcext:value-type="float">
            <text:p>0.563724</text:p>
          </table:table-cell>
        </table:table-row>
        <table:table-row table:style-name="ro1">
          <table:table-cell office:value-type="float" office:value="35.5435" calcext:value-type="float">
            <text:p>35.5435</text:p>
          </table:table-cell>
          <table:table-cell office:value-type="float" office:value="0.57593" calcext:value-type="float">
            <text:p>0.57593</text:p>
          </table:table-cell>
          <table:table-cell office:value-type="float" office:value="35.543452" calcext:value-type="float">
            <text:p>35.543452</text:p>
          </table:table-cell>
          <table:table-cell office:value-type="float" office:value="0.575741" calcext:value-type="float">
            <text:p>0.575741</text:p>
          </table:table-cell>
        </table:table-row>
        <table:table-row table:style-name="ro1">
          <table:table-cell office:value-type="float" office:value="35.5512" calcext:value-type="float">
            <text:p>35.5512</text:p>
          </table:table-cell>
          <table:table-cell office:value-type="float" office:value="0.587337" calcext:value-type="float">
            <text:p>0.587337</text:p>
          </table:table-cell>
          <table:table-cell office:value-type="float" office:value="35.551177" calcext:value-type="float">
            <text:p>35.551177</text:p>
          </table:table-cell>
          <table:table-cell office:value-type="float" office:value="0.587145" calcext:value-type="float">
            <text:p>0.587145</text:p>
          </table:table-cell>
        </table:table-row>
        <table:table-row table:style-name="ro1">
          <table:table-cell office:value-type="float" office:value="35.5589" calcext:value-type="float">
            <text:p>35.5589</text:p>
          </table:table-cell>
          <table:table-cell office:value-type="float" office:value="0.598133" calcext:value-type="float">
            <text:p>0.598133</text:p>
          </table:table-cell>
          <table:table-cell office:value-type="float" office:value="35.558896" calcext:value-type="float">
            <text:p>35.558896</text:p>
          </table:table-cell>
          <table:table-cell office:value-type="float" office:value="0.597938" calcext:value-type="float">
            <text:p>0.597938</text:p>
          </table:table-cell>
        </table:table-row>
        <table:table-row table:style-name="ro1">
          <table:table-cell office:value-type="float" office:value="35.5666" calcext:value-type="float">
            <text:p>35.5666</text:p>
          </table:table-cell>
          <table:table-cell office:value-type="float" office:value="0.608319" calcext:value-type="float">
            <text:p>0.608319</text:p>
          </table:table-cell>
          <table:table-cell office:value-type="float" office:value="35.566609" calcext:value-type="float">
            <text:p>35.566609</text:p>
          </table:table-cell>
          <table:table-cell office:value-type="float" office:value="0.60812" calcext:value-type="float">
            <text:p>0.60812</text:p>
          </table:table-cell>
        </table:table-row>
        <table:table-row table:style-name="ro1">
          <table:table-cell office:value-type="float" office:value="35.5743" calcext:value-type="float">
            <text:p>35.5743</text:p>
          </table:table-cell>
          <table:table-cell office:value-type="float" office:value="0.617895" calcext:value-type="float">
            <text:p>0.617895</text:p>
          </table:table-cell>
          <table:table-cell office:value-type="float" office:value="35.574317" calcext:value-type="float">
            <text:p>35.574317</text:p>
          </table:table-cell>
          <table:table-cell office:value-type="float" office:value="0.617694" calcext:value-type="float">
            <text:p>0.617694</text:p>
          </table:table-cell>
        </table:table-row>
        <table:table-row table:style-name="ro1">
          <table:table-cell office:value-type="float" office:value="35.582" calcext:value-type="float">
            <text:p>35.582</text:p>
          </table:table-cell>
          <table:table-cell office:value-type="float" office:value="0.626864" calcext:value-type="float">
            <text:p>0.626864</text:p>
          </table:table-cell>
          <table:table-cell office:value-type="float" office:value="35.582018" calcext:value-type="float">
            <text:p>35.582018</text:p>
          </table:table-cell>
          <table:table-cell office:value-type="float" office:value="0.62666" calcext:value-type="float">
            <text:p>0.62666</text:p>
          </table:table-cell>
        </table:table-row>
        <table:table-row table:style-name="ro1">
          <table:table-cell office:value-type="float" office:value="35.5897" calcext:value-type="float">
            <text:p>35.5897</text:p>
          </table:table-cell>
          <table:table-cell office:value-type="float" office:value="0.635225" calcext:value-type="float">
            <text:p>0.635225</text:p>
          </table:table-cell>
          <table:table-cell office:value-type="float" office:value="35.589713" calcext:value-type="float">
            <text:p>35.589713</text:p>
          </table:table-cell>
          <table:table-cell office:value-type="float" office:value="0.635019" calcext:value-type="float">
            <text:p>0.635019</text:p>
          </table:table-cell>
        </table:table-row>
        <table:table-row table:style-name="ro1">
          <table:table-cell office:value-type="float" office:value="35.5974" calcext:value-type="float">
            <text:p>35.5974</text:p>
          </table:table-cell>
          <table:table-cell office:value-type="float" office:value="0.642981" calcext:value-type="float">
            <text:p>0.642981</text:p>
          </table:table-cell>
          <table:table-cell office:value-type="float" office:value="35.597403" calcext:value-type="float">
            <text:p>35.597403</text:p>
          </table:table-cell>
          <table:table-cell office:value-type="float" office:value="0.642773" calcext:value-type="float">
            <text:p>0.642773</text:p>
          </table:table-cell>
        </table:table-row>
        <table:table-row table:style-name="ro1">
          <table:table-cell office:value-type="float" office:value="35.6051" calcext:value-type="float">
            <text:p>35.6051</text:p>
          </table:table-cell>
          <table:table-cell office:value-type="float" office:value="0.650132" calcext:value-type="float">
            <text:p>0.650132</text:p>
          </table:table-cell>
          <table:table-cell office:value-type="float" office:value="35.605086" calcext:value-type="float">
            <text:p>35.605086</text:p>
          </table:table-cell>
          <table:table-cell office:value-type="float" office:value="0.649922" calcext:value-type="float">
            <text:p>0.649922</text:p>
          </table:table-cell>
        </table:table-row>
        <table:table-row table:style-name="ro1">
          <table:table-cell office:value-type="float" office:value="35.6128" calcext:value-type="float">
            <text:p>35.6128</text:p>
          </table:table-cell>
          <table:table-cell office:value-type="float" office:value="0.65668" calcext:value-type="float">
            <text:p>0.65668</text:p>
          </table:table-cell>
          <table:table-cell office:value-type="float" office:value="35.612764" calcext:value-type="float">
            <text:p>35.612764</text:p>
          </table:table-cell>
          <table:table-cell office:value-type="float" office:value="0.656467" calcext:value-type="float">
            <text:p>0.656467</text:p>
          </table:table-cell>
        </table:table-row>
        <table:table-row table:style-name="ro1">
          <table:table-cell office:value-type="float" office:value="35.6204" calcext:value-type="float">
            <text:p>35.6204</text:p>
          </table:table-cell>
          <table:table-cell office:value-type="float" office:value="0.662624" calcext:value-type="float">
            <text:p>0.662624</text:p>
          </table:table-cell>
          <table:table-cell office:value-type="float" office:value="35.620435" calcext:value-type="float">
            <text:p>35.620435</text:p>
          </table:table-cell>
          <table:table-cell office:value-type="float" office:value="0.66241" calcext:value-type="float">
            <text:p>0.66241</text:p>
          </table:table-cell>
        </table:table-row>
        <table:table-row table:style-name="ro1">
          <table:table-cell office:value-type="float" office:value="35.6281" calcext:value-type="float">
            <text:p>35.6281</text:p>
          </table:table-cell>
          <table:table-cell office:value-type="float" office:value="0.667966" calcext:value-type="float">
            <text:p>0.667966</text:p>
          </table:table-cell>
          <table:table-cell office:value-type="float" office:value="35.628101" calcext:value-type="float">
            <text:p>35.628101</text:p>
          </table:table-cell>
          <table:table-cell office:value-type="float" office:value="0.667751" calcext:value-type="float">
            <text:p>0.667751</text:p>
          </table:table-cell>
        </table:table-row>
        <table:table-row table:style-name="ro1">
          <table:table-cell office:value-type="float" office:value="35.6358" calcext:value-type="float">
            <text:p>35.6358</text:p>
          </table:table-cell>
          <table:table-cell office:value-type="float" office:value="0.672706" calcext:value-type="float">
            <text:p>0.672706</text:p>
          </table:table-cell>
          <table:table-cell office:value-type="float" office:value="35.635761" calcext:value-type="float">
            <text:p>35.635761</text:p>
          </table:table-cell>
          <table:table-cell office:value-type="float" office:value="0.67249" calcext:value-type="float">
            <text:p>0.67249</text:p>
          </table:table-cell>
        </table:table-row>
        <table:table-row table:style-name="ro1">
          <table:table-cell office:value-type="float" office:value="35.6434" calcext:value-type="float">
            <text:p>35.6434</text:p>
          </table:table-cell>
          <table:table-cell office:value-type="float" office:value="0.676845" calcext:value-type="float">
            <text:p>0.676845</text:p>
          </table:table-cell>
          <table:table-cell office:value-type="float" office:value="35.643415" calcext:value-type="float">
            <text:p>35.643415</text:p>
          </table:table-cell>
          <table:table-cell office:value-type="float" office:value="0.676628" calcext:value-type="float">
            <text:p>0.676628</text:p>
          </table:table-cell>
        </table:table-row>
        <table:table-row table:style-name="ro1">
          <table:table-cell office:value-type="float" office:value="35.6511" calcext:value-type="float">
            <text:p>35.6511</text:p>
          </table:table-cell>
          <table:table-cell office:value-type="float" office:value="0.680384" calcext:value-type="float">
            <text:p>0.680384</text:p>
          </table:table-cell>
          <table:table-cell office:value-type="float" office:value="35.651063" calcext:value-type="float">
            <text:p>35.651063</text:p>
          </table:table-cell>
          <table:table-cell office:value-type="float" office:value="0.680166" calcext:value-type="float">
            <text:p>0.680166</text:p>
          </table:table-cell>
        </table:table-row>
        <table:table-row table:style-name="ro1">
          <table:table-cell office:value-type="float" office:value="35.6587" calcext:value-type="float">
            <text:p>35.6587</text:p>
          </table:table-cell>
          <table:table-cell office:value-type="float" office:value="0.683323" calcext:value-type="float">
            <text:p>0.683323</text:p>
          </table:table-cell>
          <table:table-cell office:value-type="float" office:value="35.658706" calcext:value-type="float">
            <text:p>35.658706</text:p>
          </table:table-cell>
          <table:table-cell office:value-type="float" office:value="0.683104" calcext:value-type="float">
            <text:p>0.683104</text:p>
          </table:table-cell>
        </table:table-row>
        <table:table-row table:style-name="ro1">
          <table:table-cell office:value-type="float" office:value="35.6663" calcext:value-type="float">
            <text:p>35.6663</text:p>
          </table:table-cell>
          <table:table-cell office:value-type="float" office:value="0.685662" calcext:value-type="float">
            <text:p>0.685662</text:p>
          </table:table-cell>
          <table:table-cell office:value-type="float" office:value="35.666342" calcext:value-type="float">
            <text:p>35.666342</text:p>
          </table:table-cell>
          <table:table-cell office:value-type="float" office:value="0.685443" calcext:value-type="float">
            <text:p>0.685443</text:p>
          </table:table-cell>
        </table:table-row>
        <table:table-row table:style-name="ro1">
          <table:table-cell office:value-type="float" office:value="35.674" calcext:value-type="float">
            <text:p>35.674</text:p>
          </table:table-cell>
          <table:table-cell office:value-type="float" office:value="0.687402" calcext:value-type="float">
            <text:p>0.687402</text:p>
          </table:table-cell>
          <table:table-cell office:value-type="float" office:value="35.673973" calcext:value-type="float">
            <text:p>35.673973</text:p>
          </table:table-cell>
          <table:table-cell office:value-type="float" office:value="0.687183" calcext:value-type="float">
            <text:p>0.687183</text:p>
          </table:table-cell>
        </table:table-row>
        <table:table-row table:style-name="ro1">
          <table:table-cell office:value-type="float" office:value="35.6816" calcext:value-type="float">
            <text:p>35.6816</text:p>
          </table:table-cell>
          <table:table-cell office:value-type="float" office:value="0.688543" calcext:value-type="float">
            <text:p>0.688543</text:p>
          </table:table-cell>
          <table:table-cell office:value-type="float" office:value="35.681598" calcext:value-type="float">
            <text:p>35.681598</text:p>
          </table:table-cell>
          <table:table-cell office:value-type="float" office:value="0.688324" calcext:value-type="float">
            <text:p>0.688324</text:p>
          </table:table-cell>
        </table:table-row>
        <table:table-row table:style-name="ro1">
          <table:table-cell office:value-type="float" office:value="35.6892" calcext:value-type="float">
            <text:p>35.6892</text:p>
          </table:table-cell>
          <table:table-cell office:value-type="float" office:value="0.689085" calcext:value-type="float">
            <text:p>0.689085</text:p>
          </table:table-cell>
          <table:table-cell office:value-type="float" office:value="35.689217" calcext:value-type="float">
            <text:p>35.689217</text:p>
          </table:table-cell>
          <table:table-cell office:value-type="float" office:value="0.688866" calcext:value-type="float">
            <text:p>0.688866</text:p>
          </table:table-cell>
        </table:table-row>
        <table:table-row table:style-name="ro1">
          <table:table-cell office:value-type="float" office:value="35.6968" calcext:value-type="float">
            <text:p>35.6968</text:p>
          </table:table-cell>
          <table:table-cell office:value-type="float" office:value="0.689028" calcext:value-type="float">
            <text:p>0.689028</text:p>
          </table:table-cell>
          <table:table-cell office:value-type="float" office:value="35.69683" calcext:value-type="float">
            <text:p>35.69683</text:p>
          </table:table-cell>
          <table:table-cell office:value-type="float" office:value="0.68881" calcext:value-type="float">
            <text:p>0.68881</text:p>
          </table:table-cell>
        </table:table-row>
        <table:table-row table:style-name="ro1">
          <table:table-cell office:value-type="float" office:value="35.7044" calcext:value-type="float">
            <text:p>35.7044</text:p>
          </table:table-cell>
          <table:table-cell office:value-type="float" office:value="0.688373" calcext:value-type="float">
            <text:p>0.688373</text:p>
          </table:table-cell>
          <table:table-cell office:value-type="float" office:value="35.704437" calcext:value-type="float">
            <text:p>35.704437</text:p>
          </table:table-cell>
          <table:table-cell office:value-type="float" office:value="0.688155" calcext:value-type="float">
            <text:p>0.688155</text:p>
          </table:table-cell>
        </table:table-row>
        <table:table-row table:style-name="ro1">
          <table:table-cell office:value-type="float" office:value="35.712" calcext:value-type="float">
            <text:p>35.712</text:p>
          </table:table-cell>
          <table:table-cell office:value-type="float" office:value="0.687119" calcext:value-type="float">
            <text:p>0.687119</text:p>
          </table:table-cell>
          <table:table-cell office:value-type="float" office:value="35.712039" calcext:value-type="float">
            <text:p>35.712039</text:p>
          </table:table-cell>
          <table:table-cell office:value-type="float" office:value="0.686902" calcext:value-type="float">
            <text:p>0.686902</text:p>
          </table:table-cell>
        </table:table-row>
        <table:table-row table:style-name="ro1">
          <table:table-cell office:value-type="float" office:value="35.7196" calcext:value-type="float">
            <text:p>35.7196</text:p>
          </table:table-cell>
          <table:table-cell office:value-type="float" office:value="0.685266" calcext:value-type="float">
            <text:p>0.685266</text:p>
          </table:table-cell>
          <table:table-cell office:value-type="float" office:value="35.719635" calcext:value-type="float">
            <text:p>35.719635</text:p>
          </table:table-cell>
          <table:table-cell office:value-type="float" office:value="0.68505" calcext:value-type="float">
            <text:p>0.68505</text:p>
          </table:table-cell>
        </table:table-row>
        <table:table-row table:style-name="ro1">
          <table:table-cell office:value-type="float" office:value="35.7272" calcext:value-type="float">
            <text:p>35.7272</text:p>
          </table:table-cell>
          <table:table-cell office:value-type="float" office:value="0.682814" calcext:value-type="float">
            <text:p>0.682814</text:p>
          </table:table-cell>
          <table:table-cell office:value-type="float" office:value="35.727225" calcext:value-type="float">
            <text:p>35.727225</text:p>
          </table:table-cell>
          <table:table-cell office:value-type="float" office:value="0.6826" calcext:value-type="float">
            <text:p>0.6826</text:p>
          </table:table-cell>
        </table:table-row>
        <table:table-row table:style-name="ro1">
          <table:table-cell office:value-type="float" office:value="35.7348" calcext:value-type="float">
            <text:p>35.7348</text:p>
          </table:table-cell>
          <table:table-cell office:value-type="float" office:value="0.679765" calcext:value-type="float">
            <text:p>0.679765</text:p>
          </table:table-cell>
          <table:table-cell office:value-type="float" office:value="35.734809" calcext:value-type="float">
            <text:p>35.734809</text:p>
          </table:table-cell>
          <table:table-cell office:value-type="float" office:value="0.679552" calcext:value-type="float">
            <text:p>0.679552</text:p>
          </table:table-cell>
        </table:table-row>
        <table:table-row table:style-name="ro1">
          <table:table-cell office:value-type="float" office:value="35.7424" calcext:value-type="float">
            <text:p>35.7424</text:p>
          </table:table-cell>
          <table:table-cell office:value-type="float" office:value="0.676118" calcext:value-type="float">
            <text:p>0.676118</text:p>
          </table:table-cell>
          <table:table-cell office:value-type="float" office:value="35.742388" calcext:value-type="float">
            <text:p>35.742388</text:p>
          </table:table-cell>
          <table:table-cell office:value-type="float" office:value="0.675907" calcext:value-type="float">
            <text:p>0.675907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float" office:value="0.671873" calcext:value-type="float">
            <text:p>0.671873</text:p>
          </table:table-cell>
          <table:table-cell office:value-type="float" office:value="35.749961" calcext:value-type="float">
            <text:p>35.749961</text:p>
          </table:table-cell>
          <table:table-cell office:value-type="float" office:value="0.671664" calcext:value-type="float">
            <text:p>0.671664</text:p>
          </table:table-cell>
        </table:table-row>
        <table:table-row table:style-name="ro1">
          <table:table-cell office:value-type="float" office:value="35.7575" calcext:value-type="float">
            <text:p>35.7575</text:p>
          </table:table-cell>
          <table:table-cell office:value-type="float" office:value="0.667031" calcext:value-type="float">
            <text:p>0.667031</text:p>
          </table:table-cell>
          <table:table-cell office:value-type="float" office:value="35.757528" calcext:value-type="float">
            <text:p>35.757528</text:p>
          </table:table-cell>
          <table:table-cell office:value-type="float" office:value="0.666825" calcext:value-type="float">
            <text:p>0.666825</text:p>
          </table:table-cell>
        </table:table-row>
        <table:table-row table:style-name="ro1">
          <table:table-cell office:value-type="float" office:value="35.7651" calcext:value-type="float">
            <text:p>35.7651</text:p>
          </table:table-cell>
          <table:table-cell office:value-type="float" office:value="0.661593" calcext:value-type="float">
            <text:p>0.661593</text:p>
          </table:table-cell>
          <table:table-cell office:value-type="float" office:value="35.765089" calcext:value-type="float">
            <text:p>35.765089</text:p>
          </table:table-cell>
          <table:table-cell office:value-type="float" office:value="0.661389" calcext:value-type="float">
            <text:p>0.661389</text:p>
          </table:table-cell>
        </table:table-row>
        <table:table-row table:style-name="ro1">
          <table:table-cell office:value-type="float" office:value="35.7726" calcext:value-type="float">
            <text:p>35.7726</text:p>
          </table:table-cell>
          <table:table-cell office:value-type="float" office:value="0.65556" calcext:value-type="float">
            <text:p>0.65556</text:p>
          </table:table-cell>
          <table:table-cell office:value-type="float" office:value="35.772645" calcext:value-type="float">
            <text:p>35.772645</text:p>
          </table:table-cell>
          <table:table-cell office:value-type="float" office:value="0.655358" calcext:value-type="float">
            <text:p>0.655358</text:p>
          </table:table-cell>
        </table:table-row>
        <table:table-row table:style-name="ro1">
          <table:table-cell office:value-type="float" office:value="35.7802" calcext:value-type="float">
            <text:p>35.7802</text:p>
          </table:table-cell>
          <table:table-cell office:value-type="float" office:value="0.648931" calcext:value-type="float">
            <text:p>0.648931</text:p>
          </table:table-cell>
          <table:table-cell office:value-type="float" office:value="35.780195" calcext:value-type="float">
            <text:p>35.780195</text:p>
          </table:table-cell>
          <table:table-cell office:value-type="float" office:value="0.648732" calcext:value-type="float">
            <text:p>0.648732</text:p>
          </table:table-cell>
        </table:table-row>
        <table:table-row table:style-name="ro1">
          <table:table-cell office:value-type="float" office:value="35.7877" calcext:value-type="float">
            <text:p>35.7877</text:p>
          </table:table-cell>
          <table:table-cell office:value-type="float" office:value="0.641707" calcext:value-type="float">
            <text:p>0.641707</text:p>
          </table:table-cell>
          <table:table-cell office:value-type="float" office:value="35.787739" calcext:value-type="float">
            <text:p>35.787739</text:p>
          </table:table-cell>
          <table:table-cell office:value-type="float" office:value="0.641511" calcext:value-type="float">
            <text:p>0.641511</text:p>
          </table:table-cell>
        </table:table-row>
        <table:table-row table:style-name="ro1">
          <table:table-cell office:value-type="float" office:value="35.7953" calcext:value-type="float">
            <text:p>35.7953</text:p>
          </table:table-cell>
          <table:table-cell office:value-type="float" office:value="0.633891" calcext:value-type="float">
            <text:p>0.633891</text:p>
          </table:table-cell>
          <table:table-cell office:value-type="float" office:value="35.795277" calcext:value-type="float">
            <text:p>35.795277</text:p>
          </table:table-cell>
          <table:table-cell office:value-type="float" office:value="0.633698" calcext:value-type="float">
            <text:p>0.633698</text:p>
          </table:table-cell>
        </table:table-row>
        <table:table-row table:style-name="ro1">
          <table:table-cell office:value-type="float" office:value="35.8028" calcext:value-type="float">
            <text:p>35.8028</text:p>
          </table:table-cell>
          <table:table-cell office:value-type="float" office:value="0.625481" calcext:value-type="float">
            <text:p>0.625481</text:p>
          </table:table-cell>
          <table:table-cell office:value-type="float" office:value="35.80281" calcext:value-type="float">
            <text:p>35.80281</text:p>
          </table:table-cell>
          <table:table-cell office:value-type="float" office:value="0.625292" calcext:value-type="float">
            <text:p>0.625292</text:p>
          </table:table-cell>
        </table:table-row>
        <table:table-row table:style-name="ro1">
          <table:table-cell office:value-type="float" office:value="35.8103" calcext:value-type="float">
            <text:p>35.8103</text:p>
          </table:table-cell>
          <table:table-cell office:value-type="float" office:value="0.61648" calcext:value-type="float">
            <text:p>0.61648</text:p>
          </table:table-cell>
          <table:table-cell office:value-type="float" office:value="35.810338" calcext:value-type="float">
            <text:p>35.810338</text:p>
          </table:table-cell>
          <table:table-cell office:value-type="float" office:value="0.616294" calcext:value-type="float">
            <text:p>0.616294</text:p>
          </table:table-cell>
        </table:table-row>
        <table:table-row table:style-name="ro1">
          <table:table-cell office:value-type="float" office:value="35.8179" calcext:value-type="float">
            <text:p>35.8179</text:p>
          </table:table-cell>
          <table:table-cell office:value-type="float" office:value="0.606888" calcext:value-type="float">
            <text:p>0.606888</text:p>
          </table:table-cell>
          <table:table-cell office:value-type="float" office:value="35.817859" calcext:value-type="float">
            <text:p>35.817859</text:p>
          </table:table-cell>
          <table:table-cell office:value-type="float" office:value="0.606706" calcext:value-type="float">
            <text:p>0.606706</text:p>
          </table:table-cell>
        </table:table-row>
        <table:table-row table:style-name="ro1">
          <table:table-cell office:value-type="float" office:value="35.8254" calcext:value-type="float">
            <text:p>35.8254</text:p>
          </table:table-cell>
          <table:table-cell office:value-type="float" office:value="0.596707" calcext:value-type="float">
            <text:p>0.596707</text:p>
          </table:table-cell>
          <table:table-cell office:value-type="float" office:value="35.825375" calcext:value-type="float">
            <text:p>35.825375</text:p>
          </table:table-cell>
          <table:table-cell office:value-type="float" office:value="0.596528" calcext:value-type="float">
            <text:p>0.596528</text:p>
          </table:table-cell>
        </table:table-row>
        <table:table-row table:style-name="ro1">
          <table:table-cell office:value-type="float" office:value="35.8329" calcext:value-type="float">
            <text:p>35.8329</text:p>
          </table:table-cell>
          <table:table-cell office:value-type="float" office:value="0.585937" calcext:value-type="float">
            <text:p>0.585937</text:p>
          </table:table-cell>
          <table:table-cell office:value-type="float" office:value="35.832885" calcext:value-type="float">
            <text:p>35.832885</text:p>
          </table:table-cell>
          <table:table-cell office:value-type="float" office:value="0.585763" calcext:value-type="float">
            <text:p>0.585763</text:p>
          </table:table-cell>
        </table:table-row>
        <table:table-row table:style-name="ro1">
          <table:table-cell office:value-type="float" office:value="35.8404" calcext:value-type="float">
            <text:p>35.8404</text:p>
          </table:table-cell>
          <table:table-cell office:value-type="float" office:value="0.57458" calcext:value-type="float">
            <text:p>0.57458</text:p>
          </table:table-cell>
          <table:table-cell office:value-type="float" office:value="35.84039" calcext:value-type="float">
            <text:p>35.84039</text:p>
          </table:table-cell>
          <table:table-cell office:value-type="float" office:value="0.57441" calcext:value-type="float">
            <text:p>0.57441</text:p>
          </table:table-cell>
        </table:table-row>
        <table:table-row table:style-name="ro1">
          <table:table-cell office:value-type="float" office:value="35.8479" calcext:value-type="float">
            <text:p>35.8479</text:p>
          </table:table-cell>
          <table:table-cell office:value-type="float" office:value="0.562637" calcext:value-type="float">
            <text:p>0.562637</text:p>
          </table:table-cell>
          <table:table-cell office:value-type="float" office:value="35.847889" calcext:value-type="float">
            <text:p>35.847889</text:p>
          </table:table-cell>
          <table:table-cell office:value-type="float" office:value="0.562472" calcext:value-type="float">
            <text:p>0.562472</text:p>
          </table:table-cell>
        </table:table-row>
        <table:table-row table:style-name="ro1">
          <table:table-cell office:value-type="float" office:value="35.8554" calcext:value-type="float">
            <text:p>35.8554</text:p>
          </table:table-cell>
          <table:table-cell office:value-type="float" office:value="0.55011" calcext:value-type="float">
            <text:p>0.55011</text:p>
          </table:table-cell>
          <table:table-cell office:value-type="float" office:value="35.855382" calcext:value-type="float">
            <text:p>35.855382</text:p>
          </table:table-cell>
          <table:table-cell office:value-type="float" office:value="0.54995" calcext:value-type="float">
            <text:p>0.54995</text:p>
          </table:table-cell>
        </table:table-row>
        <table:table-row table:style-name="ro1">
          <table:table-cell office:value-type="float" office:value="35.8629" calcext:value-type="float">
            <text:p>35.8629</text:p>
          </table:table-cell>
          <table:table-cell office:value-type="float" office:value="0.537" calcext:value-type="float">
            <text:p>0.537</text:p>
          </table:table-cell>
          <table:table-cell office:value-type="float" office:value="35.86287" calcext:value-type="float">
            <text:p>35.86287</text:p>
          </table:table-cell>
          <table:table-cell office:value-type="float" office:value="0.536844" calcext:value-type="float">
            <text:p>0.536844</text:p>
          </table:table-cell>
        </table:table-row>
        <table:table-row table:style-name="ro1">
          <table:table-cell office:value-type="float" office:value="35.8704" calcext:value-type="float">
            <text:p>35.8704</text:p>
          </table:table-cell>
          <table:table-cell office:value-type="float" office:value="0.523308" calcext:value-type="float">
            <text:p>0.523308</text:p>
          </table:table-cell>
          <table:table-cell office:value-type="float" office:value="35.870352" calcext:value-type="float">
            <text:p>35.870352</text:p>
          </table:table-cell>
          <table:table-cell office:value-type="float" office:value="0.523157" calcext:value-type="float">
            <text:p>0.523157</text:p>
          </table:table-cell>
        </table:table-row>
        <table:table-row table:style-name="ro1">
          <table:table-cell office:value-type="float" office:value="35.8778" calcext:value-type="float">
            <text:p>35.8778</text:p>
          </table:table-cell>
          <table:table-cell office:value-type="float" office:value="0.509036" calcext:value-type="float">
            <text:p>0.509036</text:p>
          </table:table-cell>
          <table:table-cell office:value-type="float" office:value="35.877828" calcext:value-type="float">
            <text:p>35.877828</text:p>
          </table:table-cell>
          <table:table-cell office:value-type="float" office:value="0.508891" calcext:value-type="float">
            <text:p>0.508891</text:p>
          </table:table-cell>
        </table:table-row>
        <table:table-row table:style-name="ro1">
          <table:table-cell office:value-type="float" office:value="35.8853" calcext:value-type="float">
            <text:p>35.8853</text:p>
          </table:table-cell>
          <table:table-cell office:value-type="float" office:value="0.494185" calcext:value-type="float">
            <text:p>0.494185</text:p>
          </table:table-cell>
          <table:table-cell office:value-type="float" office:value="35.885299" calcext:value-type="float">
            <text:p>35.885299</text:p>
          </table:table-cell>
          <table:table-cell office:value-type="float" office:value="0.494046" calcext:value-type="float">
            <text:p>0.494046</text:p>
          </table:table-cell>
        </table:table-row>
        <table:table-row table:style-name="ro1">
          <table:table-cell office:value-type="float" office:value="35.8928" calcext:value-type="float">
            <text:p>35.8928</text:p>
          </table:table-cell>
          <table:table-cell office:value-type="float" office:value="0.478758" calcext:value-type="float">
            <text:p>0.478758</text:p>
          </table:table-cell>
          <table:table-cell office:value-type="float" office:value="35.892765" calcext:value-type="float">
            <text:p>35.892765</text:p>
          </table:table-cell>
          <table:table-cell office:value-type="float" office:value="0.478625" calcext:value-type="float">
            <text:p>0.478625</text:p>
          </table:table-cell>
        </table:table-row>
        <table:table-row table:style-name="ro1">
          <table:table-cell office:value-type="float" office:value="35.9002" calcext:value-type="float">
            <text:p>35.9002</text:p>
          </table:table-cell>
          <table:table-cell office:value-type="float" office:value="0.462757" calcext:value-type="float">
            <text:p>0.462757</text:p>
          </table:table-cell>
          <table:table-cell office:value-type="float" office:value="35.900224" calcext:value-type="float">
            <text:p>35.900224</text:p>
          </table:table-cell>
          <table:table-cell office:value-type="float" office:value="0.462629" calcext:value-type="float">
            <text:p>0.462629</text:p>
          </table:table-cell>
        </table:table-row>
        <table:table-row table:style-name="ro1">
          <table:table-cell office:value-type="float" office:value="35.9077" calcext:value-type="float">
            <text:p>35.9077</text:p>
          </table:table-cell>
          <table:table-cell office:value-type="float" office:value="0.446181" calcext:value-type="float">
            <text:p>0.446181</text:p>
          </table:table-cell>
          <table:table-cell office:value-type="float" office:value="35.907679" calcext:value-type="float">
            <text:p>35.907679</text:p>
          </table:table-cell>
          <table:table-cell office:value-type="float" office:value="0.44606" calcext:value-type="float">
            <text:p>0.44606</text:p>
          </table:table-cell>
        </table:table-row>
        <table:table-row table:style-name="ro1">
          <table:table-cell office:value-type="float" office:value="35.9151" calcext:value-type="float">
            <text:p>35.9151</text:p>
          </table:table-cell>
          <table:table-cell office:value-type="float" office:value="0.429035" calcext:value-type="float">
            <text:p>0.429035</text:p>
          </table:table-cell>
          <table:table-cell office:value-type="float" office:value="35.915127" calcext:value-type="float">
            <text:p>35.915127</text:p>
          </table:table-cell>
          <table:table-cell office:value-type="float" office:value="0.428919" calcext:value-type="float">
            <text:p>0.428919</text:p>
          </table:table-cell>
        </table:table-row>
        <table:table-row table:style-name="ro1">
          <table:table-cell office:value-type="float" office:value="35.9226" calcext:value-type="float">
            <text:p>35.9226</text:p>
          </table:table-cell>
          <table:table-cell office:value-type="float" office:value="0.411319" calcext:value-type="float">
            <text:p>0.411319</text:p>
          </table:table-cell>
          <table:table-cell office:value-type="float" office:value="35.92257" calcext:value-type="float">
            <text:p>35.92257</text:p>
          </table:table-cell>
          <table:table-cell office:value-type="float" office:value="0.41121" calcext:value-type="float">
            <text:p>0.41121</text:p>
          </table:table-cell>
        </table:table-row>
        <table:table-row table:style-name="ro1">
          <table:table-cell office:value-type="float" office:value="35.93" calcext:value-type="float">
            <text:p>35.93</text:p>
          </table:table-cell>
          <table:table-cell office:value-type="float" office:value="0.393036" calcext:value-type="float">
            <text:p>0.393036</text:p>
          </table:table-cell>
          <table:table-cell office:value-type="float" office:value="35.930008" calcext:value-type="float">
            <text:p>35.930008</text:p>
          </table:table-cell>
          <table:table-cell office:value-type="float" office:value="0.392934" calcext:value-type="float">
            <text:p>0.392934</text:p>
          </table:table-cell>
        </table:table-row>
        <table:table-row table:style-name="ro1">
          <table:table-cell office:value-type="float" office:value="35.9374" calcext:value-type="float">
            <text:p>35.9374</text:p>
          </table:table-cell>
          <table:table-cell office:value-type="float" office:value="0.374188" calcext:value-type="float">
            <text:p>0.374188</text:p>
          </table:table-cell>
          <table:table-cell office:value-type="float" office:value="35.93744" calcext:value-type="float">
            <text:p>35.93744</text:p>
          </table:table-cell>
          <table:table-cell office:value-type="float" office:value="0.374092" calcext:value-type="float">
            <text:p>0.374092</text:p>
          </table:table-cell>
        </table:table-row>
        <table:table-row table:style-name="ro1">
          <table:table-cell office:value-type="float" office:value="35.9449" calcext:value-type="float">
            <text:p>35.9449</text:p>
          </table:table-cell>
          <table:table-cell office:value-type="float" office:value="0.354776" calcext:value-type="float">
            <text:p>0.354776</text:p>
          </table:table-cell>
          <table:table-cell office:value-type="float" office:value="35.944866" calcext:value-type="float">
            <text:p>35.944866</text:p>
          </table:table-cell>
          <table:table-cell office:value-type="float" office:value="0.354687" calcext:value-type="float">
            <text:p>0.354687</text:p>
          </table:table-cell>
        </table:table-row>
        <table:table-row table:style-name="ro1">
          <table:table-cell office:value-type="float" office:value="35.9523" calcext:value-type="float">
            <text:p>35.9523</text:p>
          </table:table-cell>
          <table:table-cell office:value-type="float" office:value="0.334803" calcext:value-type="float">
            <text:p>0.334803</text:p>
          </table:table-cell>
          <table:table-cell office:value-type="float" office:value="35.952287" calcext:value-type="float">
            <text:p>35.952287</text:p>
          </table:table-cell>
          <table:table-cell office:value-type="float" office:value="0.334722" calcext:value-type="float">
            <text:p>0.334722</text:p>
          </table:table-cell>
        </table:table-row>
        <table:table-row table:style-name="ro1">
          <table:table-cell office:value-type="float" office:value="35.9597" calcext:value-type="float">
            <text:p>35.9597</text:p>
          </table:table-cell>
          <table:table-cell office:value-type="float" office:value="0.314272" calcext:value-type="float">
            <text:p>0.314272</text:p>
          </table:table-cell>
          <table:table-cell office:value-type="float" office:value="35.959703" calcext:value-type="float">
            <text:p>35.959703</text:p>
          </table:table-cell>
          <table:table-cell office:value-type="float" office:value="0.314197" calcext:value-type="float">
            <text:p>0.314197</text:p>
          </table:table-cell>
        </table:table-row>
        <table:table-row table:style-name="ro1">
          <table:table-cell office:value-type="float" office:value="35.9671" calcext:value-type="float">
            <text:p>35.9671</text:p>
          </table:table-cell>
          <table:table-cell office:value-type="float" office:value="0.293184" calcext:value-type="float">
            <text:p>0.293184</text:p>
          </table:table-cell>
          <table:table-cell office:value-type="float" office:value="35.967113" calcext:value-type="float">
            <text:p>35.967113</text:p>
          </table:table-cell>
          <table:table-cell office:value-type="float" office:value="0.293117" calcext:value-type="float">
            <text:p>0.293117</text:p>
          </table:table-cell>
        </table:table-row>
        <table:table-row table:style-name="ro1">
          <table:table-cell office:value-type="float" office:value="35.9745" calcext:value-type="float">
            <text:p>35.9745</text:p>
          </table:table-cell>
          <table:table-cell office:value-type="float" office:value="0.271541" calcext:value-type="float">
            <text:p>0.271541</text:p>
          </table:table-cell>
          <table:table-cell office:value-type="float" office:value="35.974517" calcext:value-type="float">
            <text:p>35.974517</text:p>
          </table:table-cell>
          <table:table-cell office:value-type="float" office:value="0.271482" calcext:value-type="float">
            <text:p>0.271482</text:p>
          </table:table-cell>
        </table:table-row>
        <table:table-row table:style-name="ro1">
          <table:table-cell office:value-type="float" office:value="35.9819" calcext:value-type="float">
            <text:p>35.9819</text:p>
          </table:table-cell>
          <table:table-cell office:value-type="float" office:value="0.249347" calcext:value-type="float">
            <text:p>0.249347</text:p>
          </table:table-cell>
          <table:table-cell office:value-type="float" office:value="35.981916" calcext:value-type="float">
            <text:p>35.981916</text:p>
          </table:table-cell>
          <table:table-cell office:value-type="float" office:value="0.249295" calcext:value-type="float">
            <text:p>0.249295</text:p>
          </table:table-cell>
        </table:table-row>
        <table:table-row table:style-name="ro1">
          <table:table-cell office:value-type="float" office:value="35.9893" calcext:value-type="float">
            <text:p>35.9893</text:p>
          </table:table-cell>
          <table:table-cell office:value-type="float" office:value="0.226603" calcext:value-type="float">
            <text:p>0.226603</text:p>
          </table:table-cell>
          <table:table-cell office:value-type="float" office:value="35.98931" calcext:value-type="float">
            <text:p>35.98931</text:p>
          </table:table-cell>
          <table:table-cell office:value-type="float" office:value="0.22656" calcext:value-type="float">
            <text:p>0.22656</text:p>
          </table:table-cell>
        </table:table-row>
        <table:table-row table:style-name="ro1">
          <table:table-cell office:value-type="float" office:value="35.9967" calcext:value-type="float">
            <text:p>35.9967</text:p>
          </table:table-cell>
          <table:table-cell office:value-type="float" office:value="0.203312" calcext:value-type="float">
            <text:p>0.203312</text:p>
          </table:table-cell>
          <table:table-cell office:value-type="float" office:value="35.996698" calcext:value-type="float">
            <text:p>35.996698</text:p>
          </table:table-cell>
          <table:table-cell office:value-type="float" office:value="0.203277" calcext:value-type="float">
            <text:p>0.203277</text:p>
          </table:table-cell>
        </table:table-row>
        <table:table-row table:style-name="ro1">
          <table:table-cell office:value-type="float" office:value="36.0041" calcext:value-type="float">
            <text:p>36.0041</text:p>
          </table:table-cell>
          <table:table-cell office:value-type="float" office:value="0.179476" calcext:value-type="float">
            <text:p>0.179476</text:p>
          </table:table-cell>
          <table:table-cell office:value-type="float" office:value="36.004081" calcext:value-type="float">
            <text:p>36.004081</text:p>
          </table:table-cell>
          <table:table-cell office:value-type="float" office:value="0.17945" calcext:value-type="float">
            <text:p>0.17945</text:p>
          </table:table-cell>
        </table:table-row>
        <table:table-row table:style-name="ro1">
          <table:table-cell office:value-type="float" office:value="36.0115" calcext:value-type="float">
            <text:p>36.0115</text:p>
          </table:table-cell>
          <table:table-cell office:value-type="float" office:value="0.155099" calcext:value-type="float">
            <text:p>0.155099</text:p>
          </table:table-cell>
          <table:table-cell office:value-type="float" office:value="36.011458" calcext:value-type="float">
            <text:p>36.011458</text:p>
          </table:table-cell>
          <table:table-cell office:value-type="float" office:value="0.155081" calcext:value-type="float">
            <text:p>0.155081</text:p>
          </table:table-cell>
        </table:table-row>
        <table:table-row table:style-name="ro1">
          <table:table-cell office:value-type="float" office:value="36.0188" calcext:value-type="float">
            <text:p>36.0188</text:p>
          </table:table-cell>
          <table:table-cell office:value-type="float" office:value="0.130182" calcext:value-type="float">
            <text:p>0.130182</text:p>
          </table:table-cell>
          <table:table-cell office:value-type="float" office:value="36.018829" calcext:value-type="float">
            <text:p>36.018829</text:p>
          </table:table-cell>
          <table:table-cell office:value-type="float" office:value="0.130173" calcext:value-type="float">
            <text:p>0.130173</text:p>
          </table:table-cell>
        </table:table-row>
        <table:table-row table:style-name="ro1">
          <table:table-cell office:value-type="float" office:value="36.0262" calcext:value-type="float">
            <text:p>36.0262</text:p>
          </table:table-cell>
          <table:table-cell office:value-type="float" office:value="0.104729" calcext:value-type="float">
            <text:p>0.104729</text:p>
          </table:table-cell>
          <table:table-cell office:value-type="float" office:value="36.026196" calcext:value-type="float">
            <text:p>36.026196</text:p>
          </table:table-cell>
          <table:table-cell office:value-type="float" office:value="0.104728" calcext:value-type="float">
            <text:p>0.104728</text:p>
          </table:table-cell>
        </table:table-row>
        <table:table-row table:style-name="ro1">
          <table:table-cell office:value-type="float" office:value="36.0336" calcext:value-type="float">
            <text:p>36.0336</text:p>
          </table:table-cell>
          <table:table-cell office:value-type="float" office:value="0.0787416" calcext:value-type="float">
            <text:p>0.0787416</text:p>
          </table:table-cell>
          <table:table-cell office:value-type="float" office:value="36.033557" calcext:value-type="float">
            <text:p>36.033557</text:p>
          </table:table-cell>
          <table:table-cell office:value-type="float" office:value="0.07875" calcext:value-type="float">
            <text:p>0.07875</text:p>
          </table:table-cell>
        </table:table-row>
        <table:table-row table:style-name="ro1">
          <table:table-cell office:value-type="float" office:value="36.0409" calcext:value-type="float">
            <text:p>36.0409</text:p>
          </table:table-cell>
          <table:table-cell office:value-type="float" office:value="0.0522231" calcext:value-type="float">
            <text:p>0.0522231</text:p>
          </table:table-cell>
          <table:table-cell office:value-type="float" office:value="36.040912" calcext:value-type="float">
            <text:p>36.040912</text:p>
          </table:table-cell>
          <table:table-cell office:value-type="float" office:value="0.052241" calcext:value-type="float">
            <text:p>0.052241</text:p>
          </table:table-cell>
        </table:table-row>
        <table:table-row table:style-name="ro1">
          <table:table-cell office:value-type="float" office:value="36.0483" calcext:value-type="float">
            <text:p>36.0483</text:p>
          </table:table-cell>
          <table:table-cell office:value-type="float" office:value="0.0251761" calcext:value-type="float">
            <text:p>0.0251761</text:p>
          </table:table-cell>
          <table:table-cell office:value-type="float" office:value="36.048262" calcext:value-type="float">
            <text:p>36.048262</text:p>
          </table:table-cell>
          <table:table-cell office:value-type="float" office:value="0.025203" calcext:value-type="float">
            <text:p>0.025203</text:p>
          </table:table-cell>
        </table:table-row>
        <table:table-row table:style-name="ro1">
          <table:table-cell office:value-type="float" office:value="36.0556" calcext:value-type="float">
            <text:p>36.0556</text:p>
          </table:table-cell>
          <table:table-cell office:value-type="float" office:value="0" calcext:value-type="float">
            <text:p>0</text:p>
          </table:table-cell>
          <table:table-cell office:value-type="float" office:value="36.055607" calcext:value-type="float">
            <text:p>36.055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1143" calcext:value-type="float">
            <text:p>36.1143</text:p>
          </table:table-cell>
          <table:table-cell office:value-type="float" office:value="0" calcext:value-type="float">
            <text:p>0</text:p>
          </table:table-cell>
          <table:table-cell office:value-type="float" office:value="36.114321" calcext:value-type="float">
            <text:p>36.114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1217" calcext:value-type="float">
            <text:p>36.1217</text:p>
          </table:table-cell>
          <table:table-cell office:value-type="float" office:value="0.0280953" calcext:value-type="float">
            <text:p>0.0280953</text:p>
          </table:table-cell>
          <table:table-cell office:value-type="float" office:value="36.12166" calcext:value-type="float">
            <text:p>36.12166</text:p>
          </table:table-cell>
          <table:table-cell office:value-type="float" office:value="0.028086" calcext:value-type="float">
            <text:p>0.028086</text:p>
          </table:table-cell>
        </table:table-row>
        <table:table-row table:style-name="ro1">
          <table:table-cell office:value-type="float" office:value="36.129" calcext:value-type="float">
            <text:p>36.129</text:p>
          </table:table-cell>
          <table:table-cell office:value-type="float" office:value="0.055513" calcext:value-type="float">
            <text:p>0.055513</text:p>
          </table:table-cell>
          <table:table-cell office:value-type="float" office:value="36.128994" calcext:value-type="float">
            <text:p>36.128994</text:p>
          </table:table-cell>
          <table:table-cell office:value-type="float" office:value="0.055494" calcext:value-type="float">
            <text:p>0.055494</text:p>
          </table:table-cell>
        </table:table-row>
        <table:table-row table:style-name="ro1">
          <table:table-cell office:value-type="float" office:value="36.1363" calcext:value-type="float">
            <text:p>36.1363</text:p>
          </table:table-cell>
          <table:table-cell office:value-type="float" office:value="0.0822567" calcext:value-type="float">
            <text:p>0.0822567</text:p>
          </table:table-cell>
          <table:table-cell office:value-type="float" office:value="36.136322" calcext:value-type="float">
            <text:p>36.136322</text:p>
          </table:table-cell>
          <table:table-cell office:value-type="float" office:value="0.082229" calcext:value-type="float">
            <text:p>0.082229</text:p>
          </table:table-cell>
        </table:table-row>
        <table:table-row table:style-name="ro1">
          <table:table-cell office:value-type="float" office:value="36.1436" calcext:value-type="float">
            <text:p>36.1436</text:p>
          </table:table-cell>
          <table:table-cell office:value-type="float" office:value="0.10833" calcext:value-type="float">
            <text:p>0.10833</text:p>
          </table:table-cell>
          <table:table-cell office:value-type="float" office:value="36.143645" calcext:value-type="float">
            <text:p>36.143645</text:p>
          </table:table-cell>
          <table:table-cell office:value-type="float" office:value="0.108293" calcext:value-type="float">
            <text:p>0.108293</text:p>
          </table:table-cell>
        </table:table-row>
        <table:table-row table:style-name="ro1">
          <table:table-cell office:value-type="float" office:value="36.151" calcext:value-type="float">
            <text:p>36.151</text:p>
          </table:table-cell>
          <table:table-cell office:value-type="float" office:value="0.133737" calcext:value-type="float">
            <text:p>0.133737</text:p>
          </table:table-cell>
          <table:table-cell office:value-type="float" office:value="36.150963" calcext:value-type="float">
            <text:p>36.150963</text:p>
          </table:table-cell>
          <table:table-cell office:value-type="float" office:value="0.133691" calcext:value-type="float">
            <text:p>0.133691</text:p>
          </table:table-cell>
        </table:table-row>
        <table:table-row table:style-name="ro1">
          <table:table-cell office:value-type="float" office:value="36.1583" calcext:value-type="float">
            <text:p>36.1583</text:p>
          </table:table-cell>
          <table:table-cell office:value-type="float" office:value="0.15848" calcext:value-type="float">
            <text:p>0.15848</text:p>
          </table:table-cell>
          <table:table-cell office:value-type="float" office:value="36.158275" calcext:value-type="float">
            <text:p>36.158275</text:p>
          </table:table-cell>
          <table:table-cell office:value-type="float" office:value="0.158426" calcext:value-type="float">
            <text:p>0.158426</text:p>
          </table:table-cell>
        </table:table-row>
        <table:table-row table:style-name="ro1">
          <table:table-cell office:value-type="float" office:value="36.1656" calcext:value-type="float">
            <text:p>36.1656</text:p>
          </table:table-cell>
          <table:table-cell office:value-type="float" office:value="0.182564" calcext:value-type="float">
            <text:p>0.182564</text:p>
          </table:table-cell>
          <table:table-cell office:value-type="float" office:value="36.165582" calcext:value-type="float">
            <text:p>36.165582</text:p>
          </table:table-cell>
          <table:table-cell office:value-type="float" office:value="0.182502" calcext:value-type="float">
            <text:p>0.182502</text:p>
          </table:table-cell>
        </table:table-row>
        <table:table-row table:style-name="ro1">
          <table:table-cell office:value-type="float" office:value="36.1729" calcext:value-type="float">
            <text:p>36.1729</text:p>
          </table:table-cell>
          <table:table-cell office:value-type="float" office:value="0.20599" calcext:value-type="float">
            <text:p>0.20599</text:p>
          </table:table-cell>
          <table:table-cell office:value-type="float" office:value="36.172884" calcext:value-type="float">
            <text:p>36.172884</text:p>
          </table:table-cell>
          <table:table-cell office:value-type="float" office:value="0.20592" calcext:value-type="float">
            <text:p>0.20592</text:p>
          </table:table-cell>
        </table:table-row>
        <table:table-row table:style-name="ro1">
          <table:table-cell office:value-type="float" office:value="36.1802" calcext:value-type="float">
            <text:p>36.1802</text:p>
          </table:table-cell>
          <table:table-cell office:value-type="float" office:value="0.228763" calcext:value-type="float">
            <text:p>0.228763</text:p>
          </table:table-cell>
          <table:table-cell office:value-type="float" office:value="36.18018" calcext:value-type="float">
            <text:p>36.18018</text:p>
          </table:table-cell>
          <table:table-cell office:value-type="float" office:value="0.228686" calcext:value-type="float">
            <text:p>0.228686</text:p>
          </table:table-cell>
        </table:table-row>
        <table:table-row table:style-name="ro1">
          <table:table-cell office:value-type="float" office:value="36.1875" calcext:value-type="float">
            <text:p>36.1875</text:p>
          </table:table-cell>
          <table:table-cell office:value-type="float" office:value="0.250886" calcext:value-type="float">
            <text:p>0.250886</text:p>
          </table:table-cell>
          <table:table-cell office:value-type="float" office:value="36.187471" calcext:value-type="float">
            <text:p>36.187471</text:p>
          </table:table-cell>
          <table:table-cell office:value-type="float" office:value="0.250801" calcext:value-type="float">
            <text:p>0.250801</text:p>
          </table:table-cell>
        </table:table-row>
        <table:table-row table:style-name="ro1">
          <table:table-cell office:value-type="float" office:value="36.1948" calcext:value-type="float">
            <text:p>36.1948</text:p>
          </table:table-cell>
          <table:table-cell office:value-type="float" office:value="0.27236" calcext:value-type="float">
            <text:p>0.27236</text:p>
          </table:table-cell>
          <table:table-cell office:value-type="float" office:value="36.194757" calcext:value-type="float">
            <text:p>36.194757</text:p>
          </table:table-cell>
          <table:table-cell office:value-type="float" office:value="0.272268" calcext:value-type="float">
            <text:p>0.272268</text:p>
          </table:table-cell>
        </table:table-row>
        <table:table-row table:style-name="ro1">
          <table:table-cell office:value-type="float" office:value="36.202" calcext:value-type="float">
            <text:p>36.202</text:p>
          </table:table-cell>
          <table:table-cell office:value-type="float" office:value="0.29319" calcext:value-type="float">
            <text:p>0.29319</text:p>
          </table:table-cell>
          <table:table-cell office:value-type="float" office:value="36.202038" calcext:value-type="float">
            <text:p>36.202038</text:p>
          </table:table-cell>
          <table:table-cell office:value-type="float" office:value="0.293091" calcext:value-type="float">
            <text:p>0.293091</text:p>
          </table:table-cell>
        </table:table-row>
        <table:table-row table:style-name="ro1">
          <table:table-cell office:value-type="float" office:value="36.2093" calcext:value-type="float">
            <text:p>36.2093</text:p>
          </table:table-cell>
          <table:table-cell office:value-type="float" office:value="0.313378" calcext:value-type="float">
            <text:p>0.313378</text:p>
          </table:table-cell>
          <table:table-cell office:value-type="float" office:value="36.209313" calcext:value-type="float">
            <text:p>36.209313</text:p>
          </table:table-cell>
          <table:table-cell office:value-type="float" office:value="0.313272" calcext:value-type="float">
            <text:p>0.313272</text:p>
          </table:table-cell>
        </table:table-row>
        <table:table-row table:style-name="ro1">
          <table:table-cell office:value-type="float" office:value="36.2166" calcext:value-type="float">
            <text:p>36.2166</text:p>
          </table:table-cell>
          <table:table-cell office:value-type="float" office:value="0.332926" calcext:value-type="float">
            <text:p>0.332926</text:p>
          </table:table-cell>
          <table:table-cell office:value-type="float" office:value="36.216582" calcext:value-type="float">
            <text:p>36.216582</text:p>
          </table:table-cell>
          <table:table-cell office:value-type="float" office:value="0.332814" calcext:value-type="float">
            <text:p>0.332814</text:p>
          </table:table-cell>
        </table:table-row>
        <table:table-row table:style-name="ro1">
          <table:table-cell office:value-type="float" office:value="36.2238" calcext:value-type="float">
            <text:p>36.2238</text:p>
          </table:table-cell>
          <table:table-cell office:value-type="float" office:value="0.351837" calcext:value-type="float">
            <text:p>0.351837</text:p>
          </table:table-cell>
          <table:table-cell office:value-type="float" office:value="36.223847" calcext:value-type="float">
            <text:p>36.223847</text:p>
          </table:table-cell>
          <table:table-cell office:value-type="float" office:value="0.351719" calcext:value-type="float">
            <text:p>0.351719</text:p>
          </table:table-cell>
        </table:table-row>
        <table:table-row table:style-name="ro1">
          <table:table-cell office:value-type="float" office:value="36.2311" calcext:value-type="float">
            <text:p>36.2311</text:p>
          </table:table-cell>
          <table:table-cell office:value-type="float" office:value="0.370114" calcext:value-type="float">
            <text:p>0.370114</text:p>
          </table:table-cell>
          <table:table-cell office:value-type="float" office:value="36.231106" calcext:value-type="float">
            <text:p>36.231106</text:p>
          </table:table-cell>
          <table:table-cell office:value-type="float" office:value="0.36999" calcext:value-type="float">
            <text:p>0.36999</text:p>
          </table:table-cell>
        </table:table-row>
        <table:table-row table:style-name="ro1">
          <table:table-cell office:value-type="float" office:value="36.2384" calcext:value-type="float">
            <text:p>36.2384</text:p>
          </table:table-cell>
          <table:table-cell office:value-type="float" office:value="0.387759" calcext:value-type="float">
            <text:p>0.387759</text:p>
          </table:table-cell>
          <table:table-cell office:value-type="float" office:value="36.23836" calcext:value-type="float">
            <text:p>36.23836</text:p>
          </table:table-cell>
          <table:table-cell office:value-type="float" office:value="0.387628" calcext:value-type="float">
            <text:p>0.387628</text:p>
          </table:table-cell>
        </table:table-row>
        <table:table-row table:style-name="ro1">
          <table:table-cell office:value-type="float" office:value="36.2456" calcext:value-type="float">
            <text:p>36.2456</text:p>
          </table:table-cell>
          <table:table-cell office:value-type="float" office:value="0.404773" calcext:value-type="float">
            <text:p>0.404773</text:p>
          </table:table-cell>
          <table:table-cell office:value-type="float" office:value="36.245609" calcext:value-type="float">
            <text:p>36.245609</text:p>
          </table:table-cell>
          <table:table-cell office:value-type="float" office:value="0.404638" calcext:value-type="float">
            <text:p>0.404638</text:p>
          </table:table-cell>
        </table:table-row>
        <table:table-row table:style-name="ro1">
          <table:table-cell office:value-type="float" office:value="36.2529" calcext:value-type="float">
            <text:p>36.2529</text:p>
          </table:table-cell>
          <table:table-cell office:value-type="float" office:value="0.42116" calcext:value-type="float">
            <text:p>0.42116</text:p>
          </table:table-cell>
          <table:table-cell office:value-type="float" office:value="36.252852" calcext:value-type="float">
            <text:p>36.252852</text:p>
          </table:table-cell>
          <table:table-cell office:value-type="float" office:value="0.421019" calcext:value-type="float">
            <text:p>0.421019</text:p>
          </table:table-cell>
        </table:table-row>
        <table:table-row table:style-name="ro1">
          <table:table-cell office:value-type="float" office:value="36.2601" calcext:value-type="float">
            <text:p>36.2601</text:p>
          </table:table-cell>
          <table:table-cell office:value-type="float" office:value="0.436921" calcext:value-type="float">
            <text:p>0.436921</text:p>
          </table:table-cell>
          <table:table-cell office:value-type="float" office:value="36.260091" calcext:value-type="float">
            <text:p>36.260091</text:p>
          </table:table-cell>
          <table:table-cell office:value-type="float" office:value="0.436775" calcext:value-type="float">
            <text:p>0.436775</text:p>
          </table:table-cell>
        </table:table-row>
        <table:table-row table:style-name="ro1">
          <table:table-cell office:value-type="float" office:value="36.2673" calcext:value-type="float">
            <text:p>36.2673</text:p>
          </table:table-cell>
          <table:table-cell office:value-type="float" office:value="0.452059" calcext:value-type="float">
            <text:p>0.452059</text:p>
          </table:table-cell>
          <table:table-cell office:value-type="float" office:value="36.267324" calcext:value-type="float">
            <text:p>36.267324</text:p>
          </table:table-cell>
          <table:table-cell office:value-type="float" office:value="0.451908" calcext:value-type="float">
            <text:p>0.451908</text:p>
          </table:table-cell>
        </table:table-row>
        <table:table-row table:style-name="ro1">
          <table:table-cell office:value-type="float" office:value="36.2746" calcext:value-type="float">
            <text:p>36.2746</text:p>
          </table:table-cell>
          <table:table-cell office:value-type="float" office:value="0.466575" calcext:value-type="float">
            <text:p>0.466575</text:p>
          </table:table-cell>
          <table:table-cell office:value-type="float" office:value="36.274551" calcext:value-type="float">
            <text:p>36.274551</text:p>
          </table:table-cell>
          <table:table-cell office:value-type="float" office:value="0.46642" calcext:value-type="float">
            <text:p>0.46642</text:p>
          </table:table-cell>
        </table:table-row>
        <table:table-row table:style-name="ro1">
          <table:table-cell office:value-type="float" office:value="36.2818" calcext:value-type="float">
            <text:p>36.2818</text:p>
          </table:table-cell>
          <table:table-cell office:value-type="float" office:value="0.480471" calcext:value-type="float">
            <text:p>0.480471</text:p>
          </table:table-cell>
          <table:table-cell office:value-type="float" office:value="36.281774" calcext:value-type="float">
            <text:p>36.281774</text:p>
          </table:table-cell>
          <table:table-cell office:value-type="float" office:value="0.480312" calcext:value-type="float">
            <text:p>0.480312</text:p>
          </table:table-cell>
        </table:table-row>
        <table:table-row table:style-name="ro1">
          <table:table-cell office:value-type="float" office:value="36.289" calcext:value-type="float">
            <text:p>36.289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36.288991" calcext:value-type="float">
            <text:p>36.288991</text:p>
          </table:table-cell>
          <table:table-cell office:value-type="float" office:value="0.493586" calcext:value-type="float">
            <text:p>0.493586</text:p>
          </table:table-cell>
        </table:table-row>
        <table:table-row table:style-name="ro1">
          <table:table-cell office:value-type="float" office:value="36.2962" calcext:value-type="float">
            <text:p>36.2962</text:p>
          </table:table-cell>
          <table:table-cell office:value-type="float" office:value="0.506411" calcext:value-type="float">
            <text:p>0.506411</text:p>
          </table:table-cell>
          <table:table-cell office:value-type="float" office:value="36.296203" calcext:value-type="float">
            <text:p>36.296203</text:p>
          </table:table-cell>
          <table:table-cell office:value-type="float" office:value="0.506243" calcext:value-type="float">
            <text:p>0.506243</text:p>
          </table:table-cell>
        </table:table-row>
        <table:table-row table:style-name="ro1">
          <table:table-cell office:value-type="float" office:value="36.3034" calcext:value-type="float">
            <text:p>36.3034</text:p>
          </table:table-cell>
          <table:table-cell office:value-type="float" office:value="0.518458" calcext:value-type="float">
            <text:p>0.518458</text:p>
          </table:table-cell>
          <table:table-cell office:value-type="float" office:value="36.30341" calcext:value-type="float">
            <text:p>36.30341</text:p>
          </table:table-cell>
          <table:table-cell office:value-type="float" office:value="0.518287" calcext:value-type="float">
            <text:p>0.518287</text:p>
          </table:table-cell>
        </table:table-row>
        <table:table-row table:style-name="ro1">
          <table:table-cell office:value-type="float" office:value="36.3106" calcext:value-type="float">
            <text:p>36.3106</text:p>
          </table:table-cell>
          <table:table-cell office:value-type="float" office:value="0.529892" calcext:value-type="float">
            <text:p>0.529892</text:p>
          </table:table-cell>
          <table:table-cell office:value-type="float" office:value="36.310612" calcext:value-type="float">
            <text:p>36.310612</text:p>
          </table:table-cell>
          <table:table-cell office:value-type="float" office:value="0.529717" calcext:value-type="float">
            <text:p>0.529717</text:p>
          </table:table-cell>
        </table:table-row>
        <table:table-row table:style-name="ro1">
          <table:table-cell office:value-type="float" office:value="36.3178" calcext:value-type="float">
            <text:p>36.3178</text:p>
          </table:table-cell>
          <table:table-cell office:value-type="float" office:value="0.540714" calcext:value-type="float">
            <text:p>0.540714</text:p>
          </table:table-cell>
          <table:table-cell office:value-type="float" office:value="36.317808" calcext:value-type="float">
            <text:p>36.317808</text:p>
          </table:table-cell>
          <table:table-cell office:value-type="float" office:value="0.540535" calcext:value-type="float">
            <text:p>0.540535</text:p>
          </table:table-cell>
        </table:table-row>
        <table:table-row table:style-name="ro1">
          <table:table-cell office:value-type="float" office:value="36.325" calcext:value-type="float">
            <text:p>36.325</text:p>
          </table:table-cell>
          <table:table-cell office:value-type="float" office:value="0.550926" calcext:value-type="float">
            <text:p>0.550926</text:p>
          </table:table-cell>
          <table:table-cell office:value-type="float" office:value="36.325" calcext:value-type="float">
            <text:p>36.325</text:p>
          </table:table-cell>
          <table:table-cell office:value-type="float" office:value="0.550744" calcext:value-type="float">
            <text:p>0.550744</text:p>
          </table:table-cell>
        </table:table-row>
        <table:table-row table:style-name="ro1">
          <table:table-cell office:value-type="float" office:value="36.3322" calcext:value-type="float">
            <text:p>36.3322</text:p>
          </table:table-cell>
          <table:table-cell office:value-type="float" office:value="0.560528" calcext:value-type="float">
            <text:p>0.560528</text:p>
          </table:table-cell>
          <table:table-cell office:value-type="float" office:value="36.332186" calcext:value-type="float">
            <text:p>36.332186</text:p>
          </table:table-cell>
          <table:table-cell office:value-type="float" office:value="0.560343" calcext:value-type="float">
            <text:p>0.560343</text:p>
          </table:table-cell>
        </table:table-row>
        <table:table-row table:style-name="ro1">
          <table:table-cell office:value-type="float" office:value="36.3394" calcext:value-type="float">
            <text:p>36.3394</text:p>
          </table:table-cell>
          <table:table-cell office:value-type="float" office:value="0.569522" calcext:value-type="float">
            <text:p>0.569522</text:p>
          </table:table-cell>
          <table:table-cell office:value-type="float" office:value="36.339367" calcext:value-type="float">
            <text:p>36.339367</text:p>
          </table:table-cell>
          <table:table-cell office:value-type="float" office:value="0.569334" calcext:value-type="float">
            <text:p>0.569334</text:p>
          </table:table-cell>
        </table:table-row>
        <table:table-row table:style-name="ro1">
          <table:table-cell office:value-type="float" office:value="36.3465" calcext:value-type="float">
            <text:p>36.3465</text:p>
          </table:table-cell>
          <table:table-cell office:value-type="float" office:value="0.57791" calcext:value-type="float">
            <text:p>0.57791</text:p>
          </table:table-cell>
          <table:table-cell office:value-type="float" office:value="36.346543" calcext:value-type="float">
            <text:p>36.346543</text:p>
          </table:table-cell>
          <table:table-cell office:value-type="float" office:value="0.577719" calcext:value-type="float">
            <text:p>0.577719</text:p>
          </table:table-cell>
        </table:table-row>
        <table:table-row table:style-name="ro1">
          <table:table-cell office:value-type="float" office:value="36.3537" calcext:value-type="float">
            <text:p>36.3537</text:p>
          </table:table-cell>
          <table:table-cell office:value-type="float" office:value="0.585691" calcext:value-type="float">
            <text:p>0.585691</text:p>
          </table:table-cell>
          <table:table-cell office:value-type="float" office:value="36.353714" calcext:value-type="float">
            <text:p>36.353714</text:p>
          </table:table-cell>
          <table:table-cell office:value-type="float" office:value="0.585499" calcext:value-type="float">
            <text:p>0.585499</text:p>
          </table:table-cell>
        </table:table-row>
        <table:table-row table:style-name="ro1">
          <table:table-cell office:value-type="float" office:value="36.3609" calcext:value-type="float">
            <text:p>36.3609</text:p>
          </table:table-cell>
          <table:table-cell office:value-type="float" office:value="0.592868" calcext:value-type="float">
            <text:p>0.592868</text:p>
          </table:table-cell>
          <table:table-cell office:value-type="float" office:value="36.360879" calcext:value-type="float">
            <text:p>36.360879</text:p>
          </table:table-cell>
          <table:table-cell office:value-type="float" office:value="0.592673" calcext:value-type="float">
            <text:p>0.592673</text:p>
          </table:table-cell>
        </table:table-row>
        <table:table-row table:style-name="ro1">
          <table:table-cell office:value-type="float" office:value="36.368" calcext:value-type="float">
            <text:p>36.368</text:p>
          </table:table-cell>
          <table:table-cell office:value-type="float" office:value="0.599441" calcext:value-type="float">
            <text:p>0.599441</text:p>
          </table:table-cell>
          <table:table-cell office:value-type="float" office:value="36.36804" calcext:value-type="float">
            <text:p>36.36804</text:p>
          </table:table-cell>
          <table:table-cell office:value-type="float" office:value="0.599244" calcext:value-type="float">
            <text:p>0.599244</text:p>
          </table:table-cell>
        </table:table-row>
        <table:table-row table:style-name="ro1">
          <table:table-cell office:value-type="float" office:value="36.3752" calcext:value-type="float">
            <text:p>36.3752</text:p>
          </table:table-cell>
          <table:table-cell office:value-type="float" office:value="0.605411" calcext:value-type="float">
            <text:p>0.605411</text:p>
          </table:table-cell>
          <table:table-cell office:value-type="float" office:value="36.375195" calcext:value-type="float">
            <text:p>36.375195</text:p>
          </table:table-cell>
          <table:table-cell office:value-type="float" office:value="0.605213" calcext:value-type="float">
            <text:p>0.605213</text:p>
          </table:table-cell>
        </table:table-row>
        <table:table-row table:style-name="ro1">
          <table:table-cell office:value-type="float" office:value="36.3823" calcext:value-type="float">
            <text:p>36.3823</text:p>
          </table:table-cell>
          <table:table-cell office:value-type="float" office:value="0.610778" calcext:value-type="float">
            <text:p>0.610778</text:p>
          </table:table-cell>
          <table:table-cell office:value-type="float" office:value="36.382345" calcext:value-type="float">
            <text:p>36.382345</text:p>
          </table:table-cell>
          <table:table-cell office:value-type="float" office:value="0.610579" calcext:value-type="float">
            <text:p>0.610579</text:p>
          </table:table-cell>
        </table:table-row>
        <table:table-row table:style-name="ro1">
          <table:table-cell office:value-type="float" office:value="36.3895" calcext:value-type="float">
            <text:p>36.3895</text:p>
          </table:table-cell>
          <table:table-cell office:value-type="float" office:value="0.615544" calcext:value-type="float">
            <text:p>0.615544</text:p>
          </table:table-cell>
          <table:table-cell office:value-type="float" office:value="36.38949" calcext:value-type="float">
            <text:p>36.38949</text:p>
          </table:table-cell>
          <table:table-cell office:value-type="float" office:value="0.615343" calcext:value-type="float">
            <text:p>0.615343</text:p>
          </table:table-cell>
        </table:table-row>
        <table:table-row table:style-name="ro1">
          <table:table-cell office:value-type="float" office:value="36.3966" calcext:value-type="float">
            <text:p>36.3966</text:p>
          </table:table-cell>
          <table:table-cell office:value-type="float" office:value="0.619709" calcext:value-type="float">
            <text:p>0.619709</text:p>
          </table:table-cell>
          <table:table-cell office:value-type="float" office:value="36.39663" calcext:value-type="float">
            <text:p>36.39663</text:p>
          </table:table-cell>
          <table:table-cell office:value-type="float" office:value="0.619507" calcext:value-type="float">
            <text:p>0.619507</text:p>
          </table:table-cell>
        </table:table-row>
        <table:table-row table:style-name="ro1">
          <table:table-cell office:value-type="float" office:value="36.4038" calcext:value-type="float">
            <text:p>36.4038</text:p>
          </table:table-cell>
          <table:table-cell office:value-type="float" office:value="0.623274" calcext:value-type="float">
            <text:p>0.623274</text:p>
          </table:table-cell>
          <table:table-cell office:value-type="float" office:value="36.403765" calcext:value-type="float">
            <text:p>36.403765</text:p>
          </table:table-cell>
          <table:table-cell office:value-type="float" office:value="0.623071" calcext:value-type="float">
            <text:p>0.623071</text:p>
          </table:table-cell>
        </table:table-row>
        <table:table-row table:style-name="ro1">
          <table:table-cell office:value-type="float" office:value="36.4109" calcext:value-type="float">
            <text:p>36.4109</text:p>
          </table:table-cell>
          <table:table-cell office:value-type="float" office:value="0.626238" calcext:value-type="float">
            <text:p>0.626238</text:p>
          </table:table-cell>
          <table:table-cell office:value-type="float" office:value="36.410895" calcext:value-type="float">
            <text:p>36.410895</text:p>
          </table:table-cell>
          <table:table-cell office:value-type="float" office:value="0.626034" calcext:value-type="float">
            <text:p>0.626034</text:p>
          </table:table-cell>
        </table:table-row>
        <table:table-row table:style-name="ro1">
          <table:table-cell office:value-type="float" office:value="36.418" calcext:value-type="float">
            <text:p>36.418</text:p>
          </table:table-cell>
          <table:table-cell office:value-type="float" office:value="0.628603" calcext:value-type="float">
            <text:p>0.628603</text:p>
          </table:table-cell>
          <table:table-cell office:value-type="float" office:value="36.418019" calcext:value-type="float">
            <text:p>36.418019</text:p>
          </table:table-cell>
          <table:table-cell office:value-type="float" office:value="0.628399" calcext:value-type="float">
            <text:p>0.628399</text:p>
          </table:table-cell>
        </table:table-row>
        <table:table-row table:style-name="ro1">
          <table:table-cell office:value-type="float" office:value="36.4251" calcext:value-type="float">
            <text:p>36.4251</text:p>
          </table:table-cell>
          <table:table-cell office:value-type="float" office:value="0.630368" calcext:value-type="float">
            <text:p>0.630368</text:p>
          </table:table-cell>
          <table:table-cell office:value-type="float" office:value="36.425139" calcext:value-type="float">
            <text:p>36.425139</text:p>
          </table:table-cell>
          <table:table-cell office:value-type="float" office:value="0.630164" calcext:value-type="float">
            <text:p>0.630164</text:p>
          </table:table-cell>
        </table:table-row>
        <table:table-row table:style-name="ro1">
          <table:table-cell office:value-type="float" office:value="36.4323" calcext:value-type="float">
            <text:p>36.4323</text:p>
          </table:table-cell>
          <table:table-cell office:value-type="float" office:value="0.631534" calcext:value-type="float">
            <text:p>0.631534</text:p>
          </table:table-cell>
          <table:table-cell office:value-type="float" office:value="36.432254" calcext:value-type="float">
            <text:p>36.432254</text:p>
          </table:table-cell>
          <table:table-cell office:value-type="float" office:value="0.63133" calcext:value-type="float">
            <text:p>0.63133</text:p>
          </table:table-cell>
        </table:table-row>
        <table:table-row table:style-name="ro1">
          <table:table-cell office:value-type="float" office:value="36.4394" calcext:value-type="float">
            <text:p>36.4394</text:p>
          </table:table-cell>
          <table:table-cell office:value-type="float" office:value="0.632102" calcext:value-type="float">
            <text:p>0.632102</text:p>
          </table:table-cell>
          <table:table-cell office:value-type="float" office:value="36.439363" calcext:value-type="float">
            <text:p>36.439363</text:p>
          </table:table-cell>
          <table:table-cell office:value-type="float" office:value="0.631898" calcext:value-type="float">
            <text:p>0.631898</text:p>
          </table:table-cell>
        </table:table-row>
        <table:table-row table:style-name="ro1">
          <table:table-cell office:value-type="float" office:value="36.4465" calcext:value-type="float">
            <text:p>36.4465</text:p>
          </table:table-cell>
          <table:table-cell office:value-type="float" office:value="0.632071" calcext:value-type="float">
            <text:p>0.632071</text:p>
          </table:table-cell>
          <table:table-cell office:value-type="float" office:value="36.446467" calcext:value-type="float">
            <text:p>36.446467</text:p>
          </table:table-cell>
          <table:table-cell office:value-type="float" office:value="0.631867" calcext:value-type="float">
            <text:p>0.631867</text:p>
          </table:table-cell>
        </table:table-row>
        <table:table-row table:style-name="ro1">
          <table:table-cell office:value-type="float" office:value="36.4536" calcext:value-type="float">
            <text:p>36.4536</text:p>
          </table:table-cell>
          <table:table-cell office:value-type="float" office:value="0.63144" calcext:value-type="float">
            <text:p>0.63144</text:p>
          </table:table-cell>
          <table:table-cell office:value-type="float" office:value="36.453567" calcext:value-type="float">
            <text:p>36.453567</text:p>
          </table:table-cell>
          <table:table-cell office:value-type="float" office:value="0.631237" calcext:value-type="float">
            <text:p>0.631237</text:p>
          </table:table-cell>
        </table:table-row>
        <table:table-row table:style-name="ro1">
          <table:table-cell office:value-type="float" office:value="36.4607" calcext:value-type="float">
            <text:p>36.4607</text:p>
          </table:table-cell>
          <table:table-cell office:value-type="float" office:value="0.630212" calcext:value-type="float">
            <text:p>0.630212</text:p>
          </table:table-cell>
          <table:table-cell office:value-type="float" office:value="36.460661" calcext:value-type="float">
            <text:p>36.460661</text:p>
          </table:table-cell>
          <table:table-cell office:value-type="float" office:value="0.630009" calcext:value-type="float">
            <text:p>0.630009</text:p>
          </table:table-cell>
        </table:table-row>
        <table:table-row table:style-name="ro1">
          <table:table-cell office:value-type="float" office:value="36.4678" calcext:value-type="float">
            <text:p>36.4678</text:p>
          </table:table-cell>
          <table:table-cell office:value-type="float" office:value="0.628384" calcext:value-type="float">
            <text:p>0.628384</text:p>
          </table:table-cell>
          <table:table-cell office:value-type="float" office:value="36.46775" calcext:value-type="float">
            <text:p>36.46775</text:p>
          </table:table-cell>
          <table:table-cell office:value-type="float" office:value="0.628183" calcext:value-type="float">
            <text:p>0.628183</text:p>
          </table:table-cell>
        </table:table-row>
        <table:table-row table:style-name="ro1">
          <table:table-cell office:value-type="float" office:value="36.4748" calcext:value-type="float">
            <text:p>36.4748</text:p>
          </table:table-cell>
          <table:table-cell office:value-type="float" office:value="0.625958" calcext:value-type="float">
            <text:p>0.625958</text:p>
          </table:table-cell>
          <table:table-cell office:value-type="float" office:value="36.474835" calcext:value-type="float">
            <text:p>36.474835</text:p>
          </table:table-cell>
          <table:table-cell office:value-type="float" office:value="0.625758" calcext:value-type="float">
            <text:p>0.625758</text:p>
          </table:table-cell>
        </table:table-row>
        <table:table-row table:style-name="ro1">
          <table:table-cell office:value-type="float" office:value="36.4819" calcext:value-type="float">
            <text:p>36.4819</text:p>
          </table:table-cell>
          <table:table-cell office:value-type="float" office:value="0.622934" calcext:value-type="float">
            <text:p>0.622934</text:p>
          </table:table-cell>
          <table:table-cell office:value-type="float" office:value="36.481914" calcext:value-type="float">
            <text:p>36.481914</text:p>
          </table:table-cell>
          <table:table-cell office:value-type="float" office:value="0.622736" calcext:value-type="float">
            <text:p>0.622736</text:p>
          </table:table-cell>
        </table:table-row>
        <table:table-row table:style-name="ro1">
          <table:table-cell office:value-type="float" office:value="36.489" calcext:value-type="float">
            <text:p>36.489</text:p>
          </table:table-cell>
          <table:table-cell office:value-type="float" office:value="0.619313" calcext:value-type="float">
            <text:p>0.619313</text:p>
          </table:table-cell>
          <table:table-cell office:value-type="float" office:value="36.488988" calcext:value-type="float">
            <text:p>36.488988</text:p>
          </table:table-cell>
          <table:table-cell office:value-type="float" office:value="0.619116" calcext:value-type="float">
            <text:p>0.619116</text:p>
          </table:table-cell>
        </table:table-row>
        <table:table-row table:style-name="ro1">
          <table:table-cell office:value-type="float" office:value="36.4961" calcext:value-type="float">
            <text:p>36.4961</text:p>
          </table:table-cell>
          <table:table-cell office:value-type="float" office:value="0.615093" calcext:value-type="float">
            <text:p>0.615093</text:p>
          </table:table-cell>
          <table:table-cell office:value-type="float" office:value="36.496057" calcext:value-type="float">
            <text:p>36.496057</text:p>
          </table:table-cell>
          <table:table-cell office:value-type="float" office:value="0.614898" calcext:value-type="float">
            <text:p>0.614898</text:p>
          </table:table-cell>
        </table:table-row>
        <table:table-row table:style-name="ro1">
          <table:table-cell office:value-type="float" office:value="36.5031" calcext:value-type="float">
            <text:p>36.5031</text:p>
          </table:table-cell>
          <table:table-cell office:value-type="float" office:value="0.610277" calcext:value-type="float">
            <text:p>0.610277</text:p>
          </table:table-cell>
          <table:table-cell office:value-type="float" office:value="36.503122" calcext:value-type="float">
            <text:p>36.503122</text:p>
          </table:table-cell>
          <table:table-cell office:value-type="float" office:value="0.610084" calcext:value-type="float">
            <text:p>0.610084</text:p>
          </table:table-cell>
        </table:table-row>
        <table:table-row table:style-name="ro1">
          <table:table-cell office:value-type="float" office:value="36.5102" calcext:value-type="float">
            <text:p>36.5102</text:p>
          </table:table-cell>
          <table:table-cell office:value-type="float" office:value="0.604864" calcext:value-type="float">
            <text:p>0.604864</text:p>
          </table:table-cell>
          <table:table-cell office:value-type="float" office:value="36.510181" calcext:value-type="float">
            <text:p>36.510181</text:p>
          </table:table-cell>
          <table:table-cell office:value-type="float" office:value="0.604674" calcext:value-type="float">
            <text:p>0.604674</text:p>
          </table:table-cell>
        </table:table-row>
        <table:table-row table:style-name="ro1">
          <table:table-cell office:value-type="float" office:value="36.5172" calcext:value-type="float">
            <text:p>36.5172</text:p>
          </table:table-cell>
          <table:table-cell office:value-type="float" office:value="0.598856" calcext:value-type="float">
            <text:p>0.598856</text:p>
          </table:table-cell>
          <table:table-cell office:value-type="float" office:value="36.517235" calcext:value-type="float">
            <text:p>36.517235</text:p>
          </table:table-cell>
          <table:table-cell office:value-type="float" office:value="0.598668" calcext:value-type="float">
            <text:p>0.598668</text:p>
          </table:table-cell>
        </table:table-row>
        <table:table-row table:style-name="ro1">
          <table:table-cell office:value-type="float" office:value="36.5243" calcext:value-type="float">
            <text:p>36.5243</text:p>
          </table:table-cell>
          <table:table-cell office:value-type="float" office:value="0.592252" calcext:value-type="float">
            <text:p>0.592252</text:p>
          </table:table-cell>
          <table:table-cell office:value-type="float" office:value="36.524285" calcext:value-type="float">
            <text:p>36.524285</text:p>
          </table:table-cell>
          <table:table-cell office:value-type="float" office:value="0.592067" calcext:value-type="float">
            <text:p>0.592067</text:p>
          </table:table-cell>
        </table:table-row>
        <table:table-row table:style-name="ro1">
          <table:table-cell office:value-type="float" office:value="36.5313" calcext:value-type="float">
            <text:p>36.5313</text:p>
          </table:table-cell>
          <table:table-cell office:value-type="float" office:value="0.585054" calcext:value-type="float">
            <text:p>0.585054</text:p>
          </table:table-cell>
          <table:table-cell office:value-type="float" office:value="36.531329" calcext:value-type="float">
            <text:p>36.531329</text:p>
          </table:table-cell>
          <table:table-cell office:value-type="float" office:value="0.584872" calcext:value-type="float">
            <text:p>0.584872</text:p>
          </table:table-cell>
        </table:table-row>
        <table:table-row table:style-name="ro1">
          <table:table-cell office:value-type="float" office:value="36.5384" calcext:value-type="float">
            <text:p>36.5384</text:p>
          </table:table-cell>
          <table:table-cell office:value-type="float" office:value="0.577263" calcext:value-type="float">
            <text:p>0.577263</text:p>
          </table:table-cell>
          <table:table-cell office:value-type="float" office:value="36.538368" calcext:value-type="float">
            <text:p>36.538368</text:p>
          </table:table-cell>
          <table:table-cell office:value-type="float" office:value="0.577083" calcext:value-type="float">
            <text:p>0.577083</text:p>
          </table:table-cell>
        </table:table-row>
        <table:table-row table:style-name="ro1">
          <table:table-cell office:value-type="float" office:value="36.5454" calcext:value-type="float">
            <text:p>36.5454</text:p>
          </table:table-cell>
          <table:table-cell office:value-type="float" office:value="0.568878" calcext:value-type="float">
            <text:p>0.568878</text:p>
          </table:table-cell>
          <table:table-cell office:value-type="float" office:value="36.545403" calcext:value-type="float">
            <text:p>36.545403</text:p>
          </table:table-cell>
          <table:table-cell office:value-type="float" office:value="0.568702" calcext:value-type="float">
            <text:p>0.568702</text:p>
          </table:table-cell>
        </table:table-row>
        <table:table-row table:style-name="ro1">
          <table:table-cell office:value-type="float" office:value="36.5524" calcext:value-type="float">
            <text:p>36.5524</text:p>
          </table:table-cell>
          <table:table-cell office:value-type="float" office:value="0.559902" calcext:value-type="float">
            <text:p>0.559902</text:p>
          </table:table-cell>
          <table:table-cell office:value-type="float" office:value="36.552432" calcext:value-type="float">
            <text:p>36.552432</text:p>
          </table:table-cell>
          <table:table-cell office:value-type="float" office:value="0.559729" calcext:value-type="float">
            <text:p>0.559729</text:p>
          </table:table-cell>
        </table:table-row>
        <table:table-row table:style-name="ro1">
          <table:table-cell office:value-type="float" office:value="36.5595" calcext:value-type="float">
            <text:p>36.5595</text:p>
          </table:table-cell>
          <table:table-cell office:value-type="float" office:value="0.550336" calcext:value-type="float">
            <text:p>0.550336</text:p>
          </table:table-cell>
          <table:table-cell office:value-type="float" office:value="36.559457" calcext:value-type="float">
            <text:p>36.559457</text:p>
          </table:table-cell>
          <table:table-cell office:value-type="float" office:value="0.550166" calcext:value-type="float">
            <text:p>0.550166</text:p>
          </table:table-cell>
        </table:table-row>
        <table:table-row table:style-name="ro1">
          <table:table-cell office:value-type="float" office:value="36.5665" calcext:value-type="float">
            <text:p>36.5665</text:p>
          </table:table-cell>
          <table:table-cell office:value-type="float" office:value="0.540179" calcext:value-type="float">
            <text:p>0.540179</text:p>
          </table:table-cell>
          <table:table-cell office:value-type="float" office:value="36.566476" calcext:value-type="float">
            <text:p>36.566476</text:p>
          </table:table-cell>
          <table:table-cell office:value-type="float" office:value="0.540014" calcext:value-type="float">
            <text:p>0.540014</text:p>
          </table:table-cell>
        </table:table-row>
        <table:table-row table:style-name="ro1">
          <table:table-cell office:value-type="float" office:value="36.5735" calcext:value-type="float">
            <text:p>36.5735</text:p>
          </table:table-cell>
          <table:table-cell office:value-type="float" office:value="0.529434" calcext:value-type="float">
            <text:p>0.529434</text:p>
          </table:table-cell>
          <table:table-cell office:value-type="float" office:value="36.573491" calcext:value-type="float">
            <text:p>36.573491</text:p>
          </table:table-cell>
          <table:table-cell office:value-type="float" office:value="0.529273" calcext:value-type="float">
            <text:p>0.529273</text:p>
          </table:table-cell>
        </table:table-row>
        <table:table-row table:style-name="ro1">
          <table:table-cell office:value-type="float" office:value="36.5805" calcext:value-type="float">
            <text:p>36.5805</text:p>
          </table:table-cell>
          <table:table-cell office:value-type="float" office:value="0.518102" calcext:value-type="float">
            <text:p>0.518102</text:p>
          </table:table-cell>
          <table:table-cell office:value-type="float" office:value="36.580501" calcext:value-type="float">
            <text:p>36.580501</text:p>
          </table:table-cell>
          <table:table-cell office:value-type="float" office:value="0.517945" calcext:value-type="float">
            <text:p>0.517945</text:p>
          </table:table-cell>
        </table:table-row>
        <table:table-row table:style-name="ro1">
          <table:table-cell office:value-type="float" office:value="36.5875" calcext:value-type="float">
            <text:p>36.5875</text:p>
          </table:table-cell>
          <table:table-cell office:value-type="float" office:value="0.506185" calcext:value-type="float">
            <text:p>0.506185</text:p>
          </table:table-cell>
          <table:table-cell office:value-type="float" office:value="36.587505" calcext:value-type="float">
            <text:p>36.587505</text:p>
          </table:table-cell>
          <table:table-cell office:value-type="float" office:value="0.506032" calcext:value-type="float">
            <text:p>0.506032</text:p>
          </table:table-cell>
        </table:table-row>
        <table:table-row table:style-name="ro1">
          <table:table-cell office:value-type="float" office:value="36.5945" calcext:value-type="float">
            <text:p>36.5945</text:p>
          </table:table-cell>
          <table:table-cell office:value-type="float" office:value="0.493682" calcext:value-type="float">
            <text:p>0.493682</text:p>
          </table:table-cell>
          <table:table-cell office:value-type="float" office:value="36.594505" calcext:value-type="float">
            <text:p>36.594505</text:p>
          </table:table-cell>
          <table:table-cell office:value-type="float" office:value="0.493534" calcext:value-type="float">
            <text:p>0.493534</text:p>
          </table:table-cell>
        </table:table-row>
        <table:table-row table:style-name="ro1">
          <table:table-cell office:value-type="float" office:value="36.6015" calcext:value-type="float">
            <text:p>36.6015</text:p>
          </table:table-cell>
          <table:table-cell office:value-type="float" office:value="0.480597" calcext:value-type="float">
            <text:p>0.480597</text:p>
          </table:table-cell>
          <table:table-cell office:value-type="float" office:value="36.6015" calcext:value-type="float">
            <text:p>36.6015</text:p>
          </table:table-cell>
          <table:table-cell office:value-type="float" office:value="0.480453" calcext:value-type="float">
            <text:p>0.480453</text:p>
          </table:table-cell>
        </table:table-row>
        <table:table-row table:style-name="ro1">
          <table:table-cell office:value-type="float" office:value="36.6085" calcext:value-type="float">
            <text:p>36.6085</text:p>
          </table:table-cell>
          <table:table-cell office:value-type="float" office:value="0.466929" calcext:value-type="float">
            <text:p>0.466929</text:p>
          </table:table-cell>
          <table:table-cell office:value-type="float" office:value="36.608491" calcext:value-type="float">
            <text:p>36.608491</text:p>
          </table:table-cell>
          <table:table-cell office:value-type="float" office:value="0.466791" calcext:value-type="float">
            <text:p>0.466791</text:p>
          </table:table-cell>
        </table:table-row>
        <table:table-row table:style-name="ro1">
          <table:table-cell office:value-type="float" office:value="36.6155" calcext:value-type="float">
            <text:p>36.6155</text:p>
          </table:table-cell>
          <table:table-cell office:value-type="float" office:value="0.452682" calcext:value-type="float">
            <text:p>0.452682</text:p>
          </table:table-cell>
          <table:table-cell office:value-type="float" office:value="36.615476" calcext:value-type="float">
            <text:p>36.615476</text:p>
          </table:table-cell>
          <table:table-cell office:value-type="float" office:value="0.452549" calcext:value-type="float">
            <text:p>0.452549</text:p>
          </table:table-cell>
        </table:table-row>
        <table:table-row table:style-name="ro1">
          <table:table-cell office:value-type="float" office:value="36.6225" calcext:value-type="float">
            <text:p>36.6225</text:p>
          </table:table-cell>
          <table:table-cell office:value-type="float" office:value="0.437856" calcext:value-type="float">
            <text:p>0.437856</text:p>
          </table:table-cell>
          <table:table-cell office:value-type="float" office:value="36.622456" calcext:value-type="float">
            <text:p>36.622456</text:p>
          </table:table-cell>
          <table:table-cell office:value-type="float" office:value="0.437729" calcext:value-type="float">
            <text:p>0.437729</text:p>
          </table:table-cell>
        </table:table-row>
        <table:table-row table:style-name="ro1">
          <table:table-cell office:value-type="float" office:value="36.6294" calcext:value-type="float">
            <text:p>36.6294</text:p>
          </table:table-cell>
          <table:table-cell office:value-type="float" office:value="0.422454" calcext:value-type="float">
            <text:p>0.422454</text:p>
          </table:table-cell>
          <table:table-cell office:value-type="float" office:value="36.629432" calcext:value-type="float">
            <text:p>36.629432</text:p>
          </table:table-cell>
          <table:table-cell office:value-type="float" office:value="0.422332" calcext:value-type="float">
            <text:p>0.422332</text:p>
          </table:table-cell>
        </table:table-row>
        <table:table-row table:style-name="ro1">
          <table:table-cell office:value-type="float" office:value="36.6364" calcext:value-type="float">
            <text:p>36.6364</text:p>
          </table:table-cell>
          <table:table-cell office:value-type="float" office:value="0.406476" calcext:value-type="float">
            <text:p>0.406476</text:p>
          </table:table-cell>
          <table:table-cell office:value-type="float" office:value="36.636402" calcext:value-type="float">
            <text:p>36.636402</text:p>
          </table:table-cell>
          <table:table-cell office:value-type="float" office:value="0.40636" calcext:value-type="float">
            <text:p>0.40636</text:p>
          </table:table-cell>
        </table:table-row>
        <table:table-row table:style-name="ro1">
          <table:table-cell office:value-type="float" office:value="36.6434" calcext:value-type="float">
            <text:p>36.6434</text:p>
          </table:table-cell>
          <table:table-cell office:value-type="float" office:value="0.389926" calcext:value-type="float">
            <text:p>0.389926</text:p>
          </table:table-cell>
          <table:table-cell office:value-type="float" office:value="36.643368" calcext:value-type="float">
            <text:p>36.643368</text:p>
          </table:table-cell>
          <table:table-cell office:value-type="float" office:value="0.389815" calcext:value-type="float">
            <text:p>0.389815</text:p>
          </table:table-cell>
        </table:table-row>
        <table:table-row table:style-name="ro1">
          <table:table-cell office:value-type="float" office:value="36.6503" calcext:value-type="float">
            <text:p>36.6503</text:p>
          </table:table-cell>
          <table:table-cell office:value-type="float" office:value="0.372803" calcext:value-type="float">
            <text:p>0.372803</text:p>
          </table:table-cell>
          <table:table-cell office:value-type="float" office:value="36.650329" calcext:value-type="float">
            <text:p>36.650329</text:p>
          </table:table-cell>
          <table:table-cell office:value-type="float" office:value="0.372699" calcext:value-type="float">
            <text:p>0.372699</text:p>
          </table:table-cell>
        </table:table-row>
        <table:table-row table:style-name="ro1">
          <table:table-cell office:value-type="float" office:value="36.6573" calcext:value-type="float">
            <text:p>36.6573</text:p>
          </table:table-cell>
          <table:table-cell office:value-type="float" office:value="0.355112" calcext:value-type="float">
            <text:p>0.355112</text:p>
          </table:table-cell>
          <table:table-cell office:value-type="float" office:value="36.657285" calcext:value-type="float">
            <text:p>36.657285</text:p>
          </table:table-cell>
          <table:table-cell office:value-type="float" office:value="0.355014" calcext:value-type="float">
            <text:p>0.355014</text:p>
          </table:table-cell>
        </table:table-row>
        <table:table-row table:style-name="ro1">
          <table:table-cell office:value-type="float" office:value="36.6642" calcext:value-type="float">
            <text:p>36.6642</text:p>
          </table:table-cell>
          <table:table-cell office:value-type="float" office:value="0.336853" calcext:value-type="float">
            <text:p>0.336853</text:p>
          </table:table-cell>
          <table:table-cell office:value-type="float" office:value="36.664236" calcext:value-type="float">
            <text:p>36.664236</text:p>
          </table:table-cell>
          <table:table-cell office:value-type="float" office:value="0.336762" calcext:value-type="float">
            <text:p>0.336762</text:p>
          </table:table-cell>
        </table:table-row>
        <table:table-row table:style-name="ro1">
          <table:table-cell office:value-type="float" office:value="36.6712" calcext:value-type="float">
            <text:p>36.6712</text:p>
          </table:table-cell>
          <table:table-cell office:value-type="float" office:value="0.318028" calcext:value-type="float">
            <text:p>0.318028</text:p>
          </table:table-cell>
          <table:table-cell office:value-type="float" office:value="36.671183" calcext:value-type="float">
            <text:p>36.671183</text:p>
          </table:table-cell>
          <table:table-cell office:value-type="float" office:value="0.317944" calcext:value-type="float">
            <text:p>0.317944</text:p>
          </table:table-cell>
        </table:table-row>
        <table:table-row table:style-name="ro1">
          <table:table-cell office:value-type="float" office:value="36.6781" calcext:value-type="float">
            <text:p>36.6781</text:p>
          </table:table-cell>
          <table:table-cell office:value-type="float" office:value="0.298641" calcext:value-type="float">
            <text:p>0.298641</text:p>
          </table:table-cell>
          <table:table-cell office:value-type="float" office:value="36.678124" calcext:value-type="float">
            <text:p>36.678124</text:p>
          </table:table-cell>
          <table:table-cell office:value-type="float" office:value="0.298563" calcext:value-type="float">
            <text:p>0.298563</text:p>
          </table:table-cell>
        </table:table-row>
        <table:table-row table:style-name="ro1">
          <table:table-cell office:value-type="float" office:value="36.6851" calcext:value-type="float">
            <text:p>36.6851</text:p>
          </table:table-cell>
          <table:table-cell office:value-type="float" office:value="0.278692" calcext:value-type="float">
            <text:p>0.278692</text:p>
          </table:table-cell>
          <table:table-cell office:value-type="float" office:value="36.685061" calcext:value-type="float">
            <text:p>36.685061</text:p>
          </table:table-cell>
          <table:table-cell office:value-type="float" office:value="0.278621" calcext:value-type="float">
            <text:p>0.278621</text:p>
          </table:table-cell>
        </table:table-row>
        <table:table-row table:style-name="ro1">
          <table:table-cell office:value-type="float" office:value="36.692" calcext:value-type="float">
            <text:p>36.692</text:p>
          </table:table-cell>
          <table:table-cell office:value-type="float" office:value="0.258184" calcext:value-type="float">
            <text:p>0.258184</text:p>
          </table:table-cell>
          <table:table-cell office:value-type="float" office:value="36.691993" calcext:value-type="float">
            <text:p>36.691993</text:p>
          </table:table-cell>
          <table:table-cell office:value-type="float" office:value="0.258121" calcext:value-type="float">
            <text:p>0.258121</text:p>
          </table:table-cell>
        </table:table-row>
        <table:table-row table:style-name="ro1">
          <table:table-cell office:value-type="float" office:value="36.6989" calcext:value-type="float">
            <text:p>36.6989</text:p>
          </table:table-cell>
          <table:table-cell office:value-type="float" office:value="0.237119" calcext:value-type="float">
            <text:p>0.237119</text:p>
          </table:table-cell>
          <table:table-cell office:value-type="float" office:value="36.69892" calcext:value-type="float">
            <text:p>36.69892</text:p>
          </table:table-cell>
          <table:table-cell office:value-type="float" office:value="0.237063" calcext:value-type="float">
            <text:p>0.237063</text:p>
          </table:table-cell>
        </table:table-row>
        <table:table-row table:style-name="ro1">
          <table:table-cell office:value-type="float" office:value="36.7058" calcext:value-type="float">
            <text:p>36.7058</text:p>
          </table:table-cell>
          <table:table-cell office:value-type="float" office:value="0.2155" calcext:value-type="float">
            <text:p>0.2155</text:p>
          </table:table-cell>
          <table:table-cell office:value-type="float" office:value="36.705842" calcext:value-type="float">
            <text:p>36.705842</text:p>
          </table:table-cell>
          <table:table-cell office:value-type="float" office:value="0.215452" calcext:value-type="float">
            <text:p>0.215452</text:p>
          </table:table-cell>
        </table:table-row>
        <table:table-row table:style-name="ro1">
          <table:table-cell office:value-type="float" office:value="36.7128" calcext:value-type="float">
            <text:p>36.7128</text:p>
          </table:table-cell>
          <table:table-cell office:value-type="float" office:value="0.193329" calcext:value-type="float">
            <text:p>0.193329</text:p>
          </table:table-cell>
          <table:table-cell office:value-type="float" office:value="36.71276" calcext:value-type="float">
            <text:p>36.71276</text:p>
          </table:table-cell>
          <table:table-cell office:value-type="float" office:value="0.193289" calcext:value-type="float">
            <text:p>0.193289</text:p>
          </table:table-cell>
        </table:table-row>
        <table:table-row table:style-name="ro1">
          <table:table-cell office:value-type="float" office:value="36.7197" calcext:value-type="float">
            <text:p>36.7197</text:p>
          </table:table-cell>
          <table:table-cell office:value-type="float" office:value="0.170609" calcext:value-type="float">
            <text:p>0.170609</text:p>
          </table:table-cell>
          <table:table-cell office:value-type="float" office:value="36.719673" calcext:value-type="float">
            <text:p>36.719673</text:p>
          </table:table-cell>
          <table:table-cell office:value-type="float" office:value="0.170576" calcext:value-type="float">
            <text:p>0.170576</text:p>
          </table:table-cell>
        </table:table-row>
        <table:table-row table:style-name="ro1">
          <table:table-cell office:value-type="float" office:value="36.7266" calcext:value-type="float">
            <text:p>36.7266</text:p>
          </table:table-cell>
          <table:table-cell office:value-type="float" office:value="0.147341" calcext:value-type="float">
            <text:p>0.147341</text:p>
          </table:table-cell>
          <table:table-cell office:value-type="float" office:value="36.726581" calcext:value-type="float">
            <text:p>36.726581</text:p>
          </table:table-cell>
          <table:table-cell office:value-type="float" office:value="0.147317" calcext:value-type="float">
            <text:p>0.147317</text:p>
          </table:table-cell>
        </table:table-row>
        <table:table-row table:style-name="ro1">
          <table:table-cell office:value-type="float" office:value="36.7335" calcext:value-type="float">
            <text:p>36.7335</text:p>
          </table:table-cell>
          <table:table-cell office:value-type="float" office:value="0.123529" calcext:value-type="float">
            <text:p>0.123529</text:p>
          </table:table-cell>
          <table:table-cell office:value-type="float" office:value="36.733484" calcext:value-type="float">
            <text:p>36.733484</text:p>
          </table:table-cell>
          <table:table-cell office:value-type="float" office:value="0.123512" calcext:value-type="float">
            <text:p>0.123512</text:p>
          </table:table-cell>
        </table:table-row>
        <table:table-row table:style-name="ro1">
          <table:table-cell office:value-type="float" office:value="36.7404" calcext:value-type="float">
            <text:p>36.7404</text:p>
          </table:table-cell>
          <table:table-cell office:value-type="float" office:value="0.0991743" calcext:value-type="float">
            <text:p>0.0991743</text:p>
          </table:table-cell>
          <table:table-cell office:value-type="float" office:value="36.740382" calcext:value-type="float">
            <text:p>36.740382</text:p>
          </table:table-cell>
          <table:table-cell office:value-type="float" office:value="0.099167" calcext:value-type="float">
            <text:p>0.099167</text:p>
          </table:table-cell>
        </table:table-row>
        <table:table-row table:style-name="ro1">
          <table:table-cell office:value-type="float" office:value="36.7473" calcext:value-type="float">
            <text:p>36.7473</text:p>
          </table:table-cell>
          <table:table-cell office:value-type="float" office:value="0.0742805" calcext:value-type="float">
            <text:p>0.0742805</text:p>
          </table:table-cell>
          <table:table-cell office:value-type="float" office:value="36.747276" calcext:value-type="float">
            <text:p>36.747276</text:p>
          </table:table-cell>
          <table:table-cell office:value-type="float" office:value="0.074281" calcext:value-type="float">
            <text:p>0.074281</text:p>
          </table:table-cell>
        </table:table-row>
        <table:table-row table:style-name="ro1">
          <table:table-cell office:value-type="float" office:value="36.7542" calcext:value-type="float">
            <text:p>36.7542</text:p>
          </table:table-cell>
          <table:table-cell office:value-type="float" office:value="0.0488499" calcext:value-type="float">
            <text:p>0.0488499</text:p>
          </table:table-cell>
          <table:table-cell office:value-type="float" office:value="36.754165" calcext:value-type="float">
            <text:p>36.754165</text:p>
          </table:table-cell>
          <table:table-cell office:value-type="float" office:value="0.048859" calcext:value-type="float">
            <text:p>0.048859</text:p>
          </table:table-cell>
        </table:table-row>
        <table:table-row table:style-name="ro1">
          <table:table-cell office:value-type="float" office:value="36.761" calcext:value-type="float">
            <text:p>36.761</text:p>
          </table:table-cell>
          <table:table-cell office:value-type="float" office:value="0.0228852" calcext:value-type="float">
            <text:p>0.0228852</text:p>
          </table:table-cell>
          <table:table-cell office:value-type="float" office:value="36.761049" calcext:value-type="float">
            <text:p>36.761049</text:p>
          </table:table-cell>
          <table:table-cell office:value-type="float" office:value="0.022904" calcext:value-type="float">
            <text:p>0.022904</text:p>
          </table:table-cell>
        </table:table-row>
        <table:table-row table:style-name="ro1">
          <table:table-cell office:value-type="float" office:value="36.7679" calcext:value-type="float">
            <text:p>36.7679</text:p>
          </table:table-cell>
          <table:table-cell office:value-type="float" office:value="0" calcext:value-type="float">
            <text:p>0</text:p>
          </table:table-cell>
          <table:table-cell office:value-type="float" office:value="36.767929" calcext:value-type="float">
            <text:p>36.767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8229" calcext:value-type="float">
            <text:p>36.8229</text:p>
          </table:table-cell>
          <table:table-cell office:value-type="float" office:value="0" calcext:value-type="float">
            <text:p>0</text:p>
          </table:table-cell>
          <table:table-cell office:value-type="float" office:value="36.822926" calcext:value-type="float">
            <text:p>36.822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8298" calcext:value-type="float">
            <text:p>36.8298</text:p>
          </table:table-cell>
          <table:table-cell office:value-type="float" office:value="0.0270246" calcext:value-type="float">
            <text:p>0.0270246</text:p>
          </table:table-cell>
          <table:table-cell office:value-type="float" office:value="36.829801" calcext:value-type="float">
            <text:p>36.829801</text:p>
          </table:table-cell>
          <table:table-cell office:value-type="float" office:value="0.027015" calcext:value-type="float">
            <text:p>0.027015</text:p>
          </table:table-cell>
        </table:table-row>
        <table:table-row table:style-name="ro1">
          <table:table-cell office:value-type="float" office:value="36.8367" calcext:value-type="float">
            <text:p>36.8367</text:p>
          </table:table-cell>
          <table:table-cell office:value-type="float" office:value="0.0533774" calcext:value-type="float">
            <text:p>0.0533774</text:p>
          </table:table-cell>
          <table:table-cell office:value-type="float" office:value="36.836671" calcext:value-type="float">
            <text:p>36.836671</text:p>
          </table:table-cell>
          <table:table-cell office:value-type="float" office:value="0.053359" calcext:value-type="float">
            <text:p>0.053359</text:p>
          </table:table-cell>
        </table:table-row>
        <table:table-row table:style-name="ro1">
          <table:table-cell office:value-type="float" office:value="36.8435" calcext:value-type="float">
            <text:p>36.8435</text:p>
          </table:table-cell>
          <table:table-cell office:value-type="float" office:value="0.079062" calcext:value-type="float">
            <text:p>0.079062</text:p>
          </table:table-cell>
          <table:table-cell office:value-type="float" office:value="36.843536" calcext:value-type="float">
            <text:p>36.843536</text:p>
          </table:table-cell>
          <table:table-cell office:value-type="float" office:value="0.079035" calcext:value-type="float">
            <text:p>0.079035</text:p>
          </table:table-cell>
        </table:table-row>
        <table:table-row table:style-name="ro1">
          <table:table-cell office:value-type="float" office:value="36.8504" calcext:value-type="float">
            <text:p>36.8504</text:p>
          </table:table-cell>
          <table:table-cell office:value-type="float" office:value="0.104082" calcext:value-type="float">
            <text:p>0.104082</text:p>
          </table:table-cell>
          <table:table-cell office:value-type="float" office:value="36.850397" calcext:value-type="float">
            <text:p>36.850397</text:p>
          </table:table-cell>
          <table:table-cell office:value-type="float" office:value="0.104046" calcext:value-type="float">
            <text:p>0.104046</text:p>
          </table:table-cell>
        </table:table-row>
        <table:table-row table:style-name="ro1">
          <table:table-cell office:value-type="float" office:value="36.8573" calcext:value-type="float">
            <text:p>36.8573</text:p>
          </table:table-cell>
          <table:table-cell office:value-type="float" office:value="0.12844" calcext:value-type="float">
            <text:p>0.12844</text:p>
          </table:table-cell>
          <table:table-cell office:value-type="float" office:value="36.857253" calcext:value-type="float">
            <text:p>36.857253</text:p>
          </table:table-cell>
          <table:table-cell office:value-type="float" office:value="0.128397" calcext:value-type="float">
            <text:p>0.128397</text:p>
          </table:table-cell>
        </table:table-row>
        <table:table-row table:style-name="ro1">
          <table:table-cell office:value-type="float" office:value="36.8641" calcext:value-type="float">
            <text:p>36.8641</text:p>
          </table:table-cell>
          <table:table-cell office:value-type="float" office:value="0.152141" calcext:value-type="float">
            <text:p>0.152141</text:p>
          </table:table-cell>
          <table:table-cell office:value-type="float" office:value="36.864104" calcext:value-type="float">
            <text:p>36.864104</text:p>
          </table:table-cell>
          <table:table-cell office:value-type="float" office:value="0.152089" calcext:value-type="float">
            <text:p>0.152089</text:p>
          </table:table-cell>
        </table:table-row>
        <table:table-row table:style-name="ro1">
          <table:table-cell office:value-type="float" office:value="36.871" calcext:value-type="float">
            <text:p>36.871</text:p>
          </table:table-cell>
          <table:table-cell office:value-type="float" office:value="0.175186" calcext:value-type="float">
            <text:p>0.175186</text:p>
          </table:table-cell>
          <table:table-cell office:value-type="float" office:value="36.87095" calcext:value-type="float">
            <text:p>36.87095</text:p>
          </table:table-cell>
          <table:table-cell office:value-type="float" office:value="0.175127" calcext:value-type="float">
            <text:p>0.175127</text:p>
          </table:table-cell>
        </table:table-row>
        <table:table-row table:style-name="ro1">
          <table:table-cell office:value-type="float" office:value="36.8778" calcext:value-type="float">
            <text:p>36.8778</text:p>
          </table:table-cell>
          <table:table-cell office:value-type="float" office:value="0.19758" calcext:value-type="float">
            <text:p>0.19758</text:p>
          </table:table-cell>
          <table:table-cell office:value-type="float" office:value="36.877792" calcext:value-type="float">
            <text:p>36.877792</text:p>
          </table:table-cell>
          <table:table-cell office:value-type="float" office:value="0.197513" calcext:value-type="float">
            <text:p>0.197513</text:p>
          </table:table-cell>
        </table:table-row>
        <table:table-row table:style-name="ro1">
          <table:table-cell office:value-type="float" office:value="36.8846" calcext:value-type="float">
            <text:p>36.8846</text:p>
          </table:table-cell>
          <table:table-cell office:value-type="float" office:value="0.219325" calcext:value-type="float">
            <text:p>0.219325</text:p>
          </table:table-cell>
          <table:table-cell office:value-type="float" office:value="36.884629" calcext:value-type="float">
            <text:p>36.884629</text:p>
          </table:table-cell>
          <table:table-cell office:value-type="float" office:value="0.219251" calcext:value-type="float">
            <text:p>0.219251</text:p>
          </table:table-cell>
        </table:table-row>
        <table:table-row table:style-name="ro1">
          <table:table-cell office:value-type="float" office:value="36.8915" calcext:value-type="float">
            <text:p>36.8915</text:p>
          </table:table-cell>
          <table:table-cell office:value-type="float" office:value="0.240423" calcext:value-type="float">
            <text:p>0.240423</text:p>
          </table:table-cell>
          <table:table-cell office:value-type="float" office:value="36.891461" calcext:value-type="float">
            <text:p>36.891461</text:p>
          </table:table-cell>
          <table:table-cell office:value-type="float" office:value="0.240342" calcext:value-type="float">
            <text:p>0.240342</text:p>
          </table:table-cell>
        </table:table-row>
        <table:table-row table:style-name="ro1">
          <table:table-cell office:value-type="float" office:value="36.8983" calcext:value-type="float">
            <text:p>36.8983</text:p>
          </table:table-cell>
          <table:table-cell office:value-type="float" office:value="0.260879" calcext:value-type="float">
            <text:p>0.260879</text:p>
          </table:table-cell>
          <table:table-cell office:value-type="float" office:value="36.898289" calcext:value-type="float">
            <text:p>36.898289</text:p>
          </table:table-cell>
          <table:table-cell office:value-type="float" office:value="0.260791" calcext:value-type="float">
            <text:p>0.260791</text:p>
          </table:table-cell>
        </table:table-row>
        <table:table-row table:style-name="ro1">
          <table:table-cell office:value-type="float" office:value="36.9051" calcext:value-type="float">
            <text:p>36.9051</text:p>
          </table:table-cell>
          <table:table-cell office:value-type="float" office:value="0.280694" calcext:value-type="float">
            <text:p>0.280694</text:p>
          </table:table-cell>
          <table:table-cell office:value-type="float" office:value="36.905112" calcext:value-type="float">
            <text:p>36.905112</text:p>
          </table:table-cell>
          <table:table-cell office:value-type="float" office:value="0.280599" calcext:value-type="float">
            <text:p>0.280599</text:p>
          </table:table-cell>
        </table:table-row>
        <table:table-row table:style-name="ro1">
          <table:table-cell office:value-type="float" office:value="36.9119" calcext:value-type="float">
            <text:p>36.9119</text:p>
          </table:table-cell>
          <table:table-cell office:value-type="float" office:value="0.29987" calcext:value-type="float">
            <text:p>0.29987</text:p>
          </table:table-cell>
          <table:table-cell office:value-type="float" office:value="36.911931" calcext:value-type="float">
            <text:p>36.911931</text:p>
          </table:table-cell>
          <table:table-cell office:value-type="float" office:value="0.29977" calcext:value-type="float">
            <text:p>0.29977</text:p>
          </table:table-cell>
        </table:table-row>
        <table:table-row table:style-name="ro1">
          <table:table-cell office:value-type="float" office:value="36.9187" calcext:value-type="float">
            <text:p>36.9187</text:p>
          </table:table-cell>
          <table:table-cell office:value-type="float" office:value="0.318412" calcext:value-type="float">
            <text:p>0.318412</text:p>
          </table:table-cell>
          <table:table-cell office:value-type="float" office:value="36.918744" calcext:value-type="float">
            <text:p>36.918744</text:p>
          </table:table-cell>
          <table:table-cell office:value-type="float" office:value="0.318305" calcext:value-type="float">
            <text:p>0.318305</text:p>
          </table:table-cell>
        </table:table-row>
        <table:table-row table:style-name="ro1">
          <table:table-cell office:value-type="float" office:value="36.9256" calcext:value-type="float">
            <text:p>36.9256</text:p>
          </table:table-cell>
          <table:table-cell office:value-type="float" office:value="0.33632" calcext:value-type="float">
            <text:p>0.33632</text:p>
          </table:table-cell>
          <table:table-cell office:value-type="float" office:value="36.925554" calcext:value-type="float">
            <text:p>36.925554</text:p>
          </table:table-cell>
          <table:table-cell office:value-type="float" office:value="0.336207" calcext:value-type="float">
            <text:p>0.336207</text:p>
          </table:table-cell>
        </table:table-row>
        <table:table-row table:style-name="ro1">
          <table:table-cell office:value-type="float" office:value="36.9324" calcext:value-type="float">
            <text:p>36.9324</text:p>
          </table:table-cell>
          <table:table-cell office:value-type="float" office:value="0.353597" calcext:value-type="float">
            <text:p>0.353597</text:p>
          </table:table-cell>
          <table:table-cell office:value-type="float" office:value="36.932358" calcext:value-type="float">
            <text:p>36.932358</text:p>
          </table:table-cell>
          <table:table-cell office:value-type="float" office:value="0.353479" calcext:value-type="float">
            <text:p>0.353479</text:p>
          </table:table-cell>
        </table:table-row>
        <table:table-row table:style-name="ro1">
          <table:table-cell office:value-type="float" office:value="36.9392" calcext:value-type="float">
            <text:p>36.9392</text:p>
          </table:table-cell>
          <table:table-cell office:value-type="float" office:value="0.370246" calcext:value-type="float">
            <text:p>0.370246</text:p>
          </table:table-cell>
          <table:table-cell office:value-type="float" office:value="36.939158" calcext:value-type="float">
            <text:p>36.939158</text:p>
          </table:table-cell>
          <table:table-cell office:value-type="float" office:value="0.370122" calcext:value-type="float">
            <text:p>0.370122</text:p>
          </table:table-cell>
        </table:table-row>
        <table:table-row table:style-name="ro1">
          <table:table-cell office:value-type="float" office:value="36.946" calcext:value-type="float">
            <text:p>36.946</text:p>
          </table:table-cell>
          <table:table-cell office:value-type="float" office:value="0.386268" calcext:value-type="float">
            <text:p>0.386268</text:p>
          </table:table-cell>
          <table:table-cell office:value-type="float" office:value="36.945953" calcext:value-type="float">
            <text:p>36.945953</text:p>
          </table:table-cell>
          <table:table-cell office:value-type="float" office:value="0.386139" calcext:value-type="float">
            <text:p>0.386139</text:p>
          </table:table-cell>
        </table:table-row>
        <table:table-row table:style-name="ro1">
          <table:table-cell office:value-type="float" office:value="36.9527" calcext:value-type="float">
            <text:p>36.9527</text:p>
          </table:table-cell>
          <table:table-cell office:value-type="float" office:value="0.401666" calcext:value-type="float">
            <text:p>0.401666</text:p>
          </table:table-cell>
          <table:table-cell office:value-type="float" office:value="36.952744" calcext:value-type="float">
            <text:p>36.952744</text:p>
          </table:table-cell>
          <table:table-cell office:value-type="float" office:value="0.401532" calcext:value-type="float">
            <text:p>0.401532</text:p>
          </table:table-cell>
        </table:table-row>
        <table:table-row table:style-name="ro1">
          <table:table-cell office:value-type="float" office:value="36.9595" calcext:value-type="float">
            <text:p>36.9595</text:p>
          </table:table-cell>
          <table:table-cell office:value-type="float" office:value="0.416441" calcext:value-type="float">
            <text:p>0.416441</text:p>
          </table:table-cell>
          <table:table-cell office:value-type="float" office:value="36.95953" calcext:value-type="float">
            <text:p>36.95953</text:p>
          </table:table-cell>
          <table:table-cell office:value-type="float" office:value="0.416302" calcext:value-type="float">
            <text:p>0.416302</text:p>
          </table:table-cell>
        </table:table-row>
        <table:table-row table:style-name="ro1">
          <table:table-cell office:value-type="float" office:value="36.9663" calcext:value-type="float">
            <text:p>36.9663</text:p>
          </table:table-cell>
          <table:table-cell office:value-type="float" office:value="0.430596" calcext:value-type="float">
            <text:p>0.430596</text:p>
          </table:table-cell>
          <table:table-cell office:value-type="float" office:value="36.966311" calcext:value-type="float">
            <text:p>36.966311</text:p>
          </table:table-cell>
          <table:table-cell office:value-type="float" office:value="0.430453" calcext:value-type="float">
            <text:p>0.430453</text:p>
          </table:table-cell>
        </table:table-row>
        <table:table-row table:style-name="ro1">
          <table:table-cell office:value-type="float" office:value="36.9731" calcext:value-type="float">
            <text:p>36.9731</text:p>
          </table:table-cell>
          <table:table-cell office:value-type="float" office:value="0.444132" calcext:value-type="float">
            <text:p>0.444132</text:p>
          </table:table-cell>
          <table:table-cell office:value-type="float" office:value="36.973088" calcext:value-type="float">
            <text:p>36.973088</text:p>
          </table:table-cell>
          <table:table-cell office:value-type="float" office:value="0.443984" calcext:value-type="float">
            <text:p>0.443984</text:p>
          </table:table-cell>
        </table:table-row>
        <table:table-row table:style-name="ro1">
          <table:table-cell office:value-type="float" office:value="36.9799" calcext:value-type="float">
            <text:p>36.9799</text:p>
          </table:table-cell>
          <table:table-cell office:value-type="float" office:value="0.457051" calcext:value-type="float">
            <text:p>0.457051</text:p>
          </table:table-cell>
          <table:table-cell office:value-type="float" office:value="36.97986" calcext:value-type="float">
            <text:p>36.97986</text:p>
          </table:table-cell>
          <table:table-cell office:value-type="float" office:value="0.456899" calcext:value-type="float">
            <text:p>0.456899</text:p>
          </table:table-cell>
        </table:table-row>
        <table:table-row table:style-name="ro1">
          <table:table-cell office:value-type="float" office:value="36.9866" calcext:value-type="float">
            <text:p>36.9866</text:p>
          </table:table-cell>
          <table:table-cell office:value-type="float" office:value="0.469354" calcext:value-type="float">
            <text:p>0.469354</text:p>
          </table:table-cell>
          <table:table-cell office:value-type="float" office:value="36.986628" calcext:value-type="float">
            <text:p>36.986628</text:p>
          </table:table-cell>
          <table:table-cell office:value-type="float" office:value="0.469199" calcext:value-type="float">
            <text:p>0.469199</text:p>
          </table:table-cell>
        </table:table-row>
        <table:table-row table:style-name="ro1">
          <table:table-cell office:value-type="float" office:value="36.9934" calcext:value-type="float">
            <text:p>36.9934</text:p>
          </table:table-cell>
          <table:table-cell office:value-type="float" office:value="0.481044" calcext:value-type="float">
            <text:p>0.481044</text:p>
          </table:table-cell>
          <table:table-cell office:value-type="float" office:value="36.993391" calcext:value-type="float">
            <text:p>36.993391</text:p>
          </table:table-cell>
          <table:table-cell office:value-type="float" office:value="0.480885" calcext:value-type="float">
            <text:p>0.480885</text:p>
          </table:table-cell>
        </table:table-row>
        <table:table-row table:style-name="ro1">
          <table:table-cell office:value-type="float" office:value="37.0001" calcext:value-type="float">
            <text:p>37.0001</text:p>
          </table:table-cell>
          <table:table-cell office:value-type="float" office:value="0.492121" calcext:value-type="float">
            <text:p>0.492121</text:p>
          </table:table-cell>
          <table:table-cell office:value-type="float" office:value="37.000149" calcext:value-type="float">
            <text:p>37.000149</text:p>
          </table:table-cell>
          <table:table-cell office:value-type="float" office:value="0.491958" calcext:value-type="float">
            <text:p>0.491958</text:p>
          </table:table-cell>
        </table:table-row>
        <table:table-row table:style-name="ro1">
          <table:table-cell office:value-type="float" office:value="37.0069" calcext:value-type="float">
            <text:p>37.0069</text:p>
          </table:table-cell>
          <table:table-cell office:value-type="float" office:value="0.502587" calcext:value-type="float">
            <text:p>0.502587</text:p>
          </table:table-cell>
          <table:table-cell office:value-type="float" office:value="37.006903" calcext:value-type="float">
            <text:p>37.006903</text:p>
          </table:table-cell>
          <table:table-cell office:value-type="float" office:value="0.502421" calcext:value-type="float">
            <text:p>0.502421</text:p>
          </table:table-cell>
        </table:table-row>
        <table:table-row table:style-name="ro1">
          <table:table-cell office:value-type="float" office:value="37.0137" calcext:value-type="float">
            <text:p>37.0137</text:p>
          </table:table-cell>
          <table:table-cell office:value-type="float" office:value="0.512443" calcext:value-type="float">
            <text:p>0.512443</text:p>
          </table:table-cell>
          <table:table-cell office:value-type="float" office:value="37.013653" calcext:value-type="float">
            <text:p>37.013653</text:p>
          </table:table-cell>
          <table:table-cell office:value-type="float" office:value="0.512275" calcext:value-type="float">
            <text:p>0.512275</text:p>
          </table:table-cell>
        </table:table-row>
        <table:table-row table:style-name="ro1">
          <table:table-cell office:value-type="float" office:value="37.0204" calcext:value-type="float">
            <text:p>37.0204</text:p>
          </table:table-cell>
          <table:table-cell office:value-type="float" office:value="0.521691" calcext:value-type="float">
            <text:p>0.521691</text:p>
          </table:table-cell>
          <table:table-cell office:value-type="float" office:value="37.020398" calcext:value-type="float">
            <text:p>37.020398</text:p>
          </table:table-cell>
          <table:table-cell office:value-type="float" office:value="0.52152" calcext:value-type="float">
            <text:p>0.52152</text:p>
          </table:table-cell>
        </table:table-row>
        <table:table-row table:style-name="ro1">
          <table:table-cell office:value-type="float" office:value="37.0271" calcext:value-type="float">
            <text:p>37.0271</text:p>
          </table:table-cell>
          <table:table-cell office:value-type="float" office:value="0.530332" calcext:value-type="float">
            <text:p>0.530332</text:p>
          </table:table-cell>
          <table:table-cell office:value-type="float" office:value="37.027138" calcext:value-type="float">
            <text:p>37.027138</text:p>
          </table:table-cell>
          <table:table-cell office:value-type="float" office:value="0.530158" calcext:value-type="float">
            <text:p>0.530158</text:p>
          </table:table-cell>
        </table:table-row>
        <table:table-row table:style-name="ro1">
          <table:table-cell office:value-type="float" office:value="37.0339" calcext:value-type="float">
            <text:p>37.0339</text:p>
          </table:table-cell>
          <table:table-cell office:value-type="float" office:value="0.538366" calcext:value-type="float">
            <text:p>0.538366</text:p>
          </table:table-cell>
          <table:table-cell office:value-type="float" office:value="37.033873" calcext:value-type="float">
            <text:p>37.033873</text:p>
          </table:table-cell>
          <table:table-cell office:value-type="float" office:value="0.53819" calcext:value-type="float">
            <text:p>0.53819</text:p>
          </table:table-cell>
        </table:table-row>
        <table:table-row table:style-name="ro1">
          <table:table-cell office:value-type="float" office:value="37.0406" calcext:value-type="float">
            <text:p>37.0406</text:p>
          </table:table-cell>
          <table:table-cell office:value-type="float" office:value="0.545796" calcext:value-type="float">
            <text:p>0.545796</text:p>
          </table:table-cell>
          <table:table-cell office:value-type="float" office:value="37.040605" calcext:value-type="float">
            <text:p>37.040605</text:p>
          </table:table-cell>
          <table:table-cell office:value-type="float" office:value="0.545617" calcext:value-type="float">
            <text:p>0.545617</text:p>
          </table:table-cell>
        </table:table-row>
        <table:table-row table:style-name="ro1">
          <table:table-cell office:value-type="float" office:value="37.0473" calcext:value-type="float">
            <text:p>37.0473</text:p>
          </table:table-cell>
          <table:table-cell office:value-type="float" office:value="0.552621" calcext:value-type="float">
            <text:p>0.552621</text:p>
          </table:table-cell>
          <table:table-cell office:value-type="float" office:value="37.047331" calcext:value-type="float">
            <text:p>37.047331</text:p>
          </table:table-cell>
          <table:table-cell office:value-type="float" office:value="0.55244" calcext:value-type="float">
            <text:p>0.55244</text:p>
          </table:table-cell>
        </table:table-row>
        <table:table-row table:style-name="ro1">
          <table:table-cell office:value-type="float" office:value="37.0541" calcext:value-type="float">
            <text:p>37.0541</text:p>
          </table:table-cell>
          <table:table-cell office:value-type="float" office:value="0.558842" calcext:value-type="float">
            <text:p>0.558842</text:p>
          </table:table-cell>
          <table:table-cell office:value-type="float" office:value="37.054053" calcext:value-type="float">
            <text:p>37.054053</text:p>
          </table:table-cell>
          <table:table-cell office:value-type="float" office:value="0.558659" calcext:value-type="float">
            <text:p>0.558659</text:p>
          </table:table-cell>
        </table:table-row>
        <table:table-row table:style-name="ro1">
          <table:table-cell office:value-type="float" office:value="37.0608" calcext:value-type="float">
            <text:p>37.0608</text:p>
          </table:table-cell>
          <table:table-cell office:value-type="float" office:value="0.564461" calcext:value-type="float">
            <text:p>0.564461</text:p>
          </table:table-cell>
          <table:table-cell office:value-type="float" office:value="37.060771" calcext:value-type="float">
            <text:p>37.060771</text:p>
          </table:table-cell>
          <table:table-cell office:value-type="float" office:value="0.564277" calcext:value-type="float">
            <text:p>0.564277</text:p>
          </table:table-cell>
        </table:table-row>
        <table:table-row table:style-name="ro1">
          <table:table-cell office:value-type="float" office:value="37.0675" calcext:value-type="float">
            <text:p>37.0675</text:p>
          </table:table-cell>
          <table:table-cell office:value-type="float" office:value="0.569478" calcext:value-type="float">
            <text:p>0.569478</text:p>
          </table:table-cell>
          <table:table-cell office:value-type="float" office:value="37.067484" calcext:value-type="float">
            <text:p>37.067484</text:p>
          </table:table-cell>
          <table:table-cell office:value-type="float" office:value="0.569292" calcext:value-type="float">
            <text:p>0.569292</text:p>
          </table:table-cell>
        </table:table-row>
        <table:table-row table:style-name="ro1">
          <table:table-cell office:value-type="float" office:value="37.0742" calcext:value-type="float">
            <text:p>37.0742</text:p>
          </table:table-cell>
          <table:table-cell office:value-type="float" office:value="0.573894" calcext:value-type="float">
            <text:p>0.573894</text:p>
          </table:table-cell>
          <table:table-cell office:value-type="float" office:value="37.074193" calcext:value-type="float">
            <text:p>37.074193</text:p>
          </table:table-cell>
          <table:table-cell office:value-type="float" office:value="0.573707" calcext:value-type="float">
            <text:p>0.573707</text:p>
          </table:table-cell>
        </table:table-row>
        <table:table-row table:style-name="ro1">
          <table:table-cell office:value-type="float" office:value="37.0809" calcext:value-type="float">
            <text:p>37.0809</text:p>
          </table:table-cell>
          <table:table-cell office:value-type="float" office:value="0.577709" calcext:value-type="float">
            <text:p>0.577709</text:p>
          </table:table-cell>
          <table:table-cell office:value-type="float" office:value="37.080897" calcext:value-type="float">
            <text:p>37.080897</text:p>
          </table:table-cell>
          <table:table-cell office:value-type="float" office:value="0.577521" calcext:value-type="float">
            <text:p>0.577521</text:p>
          </table:table-cell>
        </table:table-row>
        <table:table-row table:style-name="ro1">
          <table:table-cell office:value-type="float" office:value="37.0876" calcext:value-type="float">
            <text:p>37.0876</text:p>
          </table:table-cell>
          <table:table-cell office:value-type="float" office:value="0.580923" calcext:value-type="float">
            <text:p>0.580923</text:p>
          </table:table-cell>
          <table:table-cell office:value-type="float" office:value="37.087596" calcext:value-type="float">
            <text:p>37.087596</text:p>
          </table:table-cell>
          <table:table-cell office:value-type="float" office:value="0.580735" calcext:value-type="float">
            <text:p>0.580735</text:p>
          </table:table-cell>
        </table:table-row>
        <table:table-row table:style-name="ro1">
          <table:table-cell office:value-type="float" office:value="37.0943" calcext:value-type="float">
            <text:p>37.0943</text:p>
          </table:table-cell>
          <table:table-cell office:value-type="float" office:value="0.583538" calcext:value-type="float">
            <text:p>0.583538</text:p>
          </table:table-cell>
          <table:table-cell office:value-type="float" office:value="37.094291" calcext:value-type="float">
            <text:p>37.094291</text:p>
          </table:table-cell>
          <table:table-cell office:value-type="float" office:value="0.583349" calcext:value-type="float">
            <text:p>0.583349</text:p>
          </table:table-cell>
        </table:table-row>
        <table:table-row table:style-name="ro1">
          <table:table-cell office:value-type="float" office:value="37.101" calcext:value-type="float">
            <text:p>37.101</text:p>
          </table:table-cell>
          <table:table-cell office:value-type="float" office:value="0.585554" calcext:value-type="float">
            <text:p>0.585554</text:p>
          </table:table-cell>
          <table:table-cell office:value-type="float" office:value="37.100982" calcext:value-type="float">
            <text:p>37.100982</text:p>
          </table:table-cell>
          <table:table-cell office:value-type="float" office:value="0.585364" calcext:value-type="float">
            <text:p>0.585364</text:p>
          </table:table-cell>
        </table:table-row>
        <table:table-row table:style-name="ro1">
          <table:table-cell office:value-type="float" office:value="37.1077" calcext:value-type="float">
            <text:p>37.1077</text:p>
          </table:table-cell>
          <table:table-cell office:value-type="float" office:value="0.58697" calcext:value-type="float">
            <text:p>0.58697</text:p>
          </table:table-cell>
          <table:table-cell office:value-type="float" office:value="37.107668" calcext:value-type="float">
            <text:p>37.107668</text:p>
          </table:table-cell>
          <table:table-cell office:value-type="float" office:value="0.586781" calcext:value-type="float">
            <text:p>0.586781</text:p>
          </table:table-cell>
        </table:table-row>
        <table:table-row table:style-name="ro1">
          <table:table-cell office:value-type="float" office:value="37.1143" calcext:value-type="float">
            <text:p>37.1143</text:p>
          </table:table-cell>
          <table:table-cell office:value-type="float" office:value="0.587788" calcext:value-type="float">
            <text:p>0.587788</text:p>
          </table:table-cell>
          <table:table-cell office:value-type="float" office:value="37.11435" calcext:value-type="float">
            <text:p>37.11435</text:p>
          </table:table-cell>
          <table:table-cell office:value-type="float" office:value="0.587598" calcext:value-type="float">
            <text:p>0.587598</text:p>
          </table:table-cell>
        </table:table-row>
        <table:table-row table:style-name="ro1">
          <table:table-cell office:value-type="float" office:value="37.121" calcext:value-type="float">
            <text:p>37.121</text:p>
          </table:table-cell>
          <table:table-cell office:value-type="float" office:value="0.588006" calcext:value-type="float">
            <text:p>0.588006</text:p>
          </table:table-cell>
          <table:table-cell office:value-type="float" office:value="37.121027" calcext:value-type="float">
            <text:p>37.121027</text:p>
          </table:table-cell>
          <table:table-cell office:value-type="float" office:value="0.587817" calcext:value-type="float">
            <text:p>0.587817</text:p>
          </table:table-cell>
        </table:table-row>
        <table:table-row table:style-name="ro1">
          <table:table-cell office:value-type="float" office:value="37.1277" calcext:value-type="float">
            <text:p>37.1277</text:p>
          </table:table-cell>
          <table:table-cell office:value-type="float" office:value="0.587626" calcext:value-type="float">
            <text:p>0.587626</text:p>
          </table:table-cell>
          <table:table-cell office:value-type="float" office:value="37.1277" calcext:value-type="float">
            <text:p>37.1277</text:p>
          </table:table-cell>
          <table:table-cell office:value-type="float" office:value="0.587437" calcext:value-type="float">
            <text:p>0.587437</text:p>
          </table:table-cell>
        </table:table-row>
        <table:table-row table:style-name="ro1">
          <table:table-cell office:value-type="float" office:value="37.1344" calcext:value-type="float">
            <text:p>37.1344</text:p>
          </table:table-cell>
          <table:table-cell office:value-type="float" office:value="0.586647" calcext:value-type="float">
            <text:p>0.586647</text:p>
          </table:table-cell>
          <table:table-cell office:value-type="float" office:value="37.134368" calcext:value-type="float">
            <text:p>37.134368</text:p>
          </table:table-cell>
          <table:table-cell office:value-type="float" office:value="0.586459" calcext:value-type="float">
            <text:p>0.586459</text:p>
          </table:table-cell>
        </table:table-row>
        <table:table-row table:style-name="ro1">
          <table:table-cell office:value-type="float" office:value="37.141" calcext:value-type="float">
            <text:p>37.141</text:p>
          </table:table-cell>
          <table:table-cell office:value-type="float" office:value="0.58507" calcext:value-type="float">
            <text:p>0.58507</text:p>
          </table:table-cell>
          <table:table-cell office:value-type="float" office:value="37.141032" calcext:value-type="float">
            <text:p>37.141032</text:p>
          </table:table-cell>
          <table:table-cell office:value-type="float" office:value="0.584883" calcext:value-type="float">
            <text:p>0.584883</text:p>
          </table:table-cell>
        </table:table-row>
        <table:table-row table:style-name="ro1">
          <table:table-cell office:value-type="float" office:value="37.1477" calcext:value-type="float">
            <text:p>37.1477</text:p>
          </table:table-cell>
          <table:table-cell office:value-type="float" office:value="0.582894" calcext:value-type="float">
            <text:p>0.582894</text:p>
          </table:table-cell>
          <table:table-cell office:value-type="float" office:value="37.147691" calcext:value-type="float">
            <text:p>37.147691</text:p>
          </table:table-cell>
          <table:table-cell office:value-type="float" office:value="0.582708" calcext:value-type="float">
            <text:p>0.582708</text:p>
          </table:table-cell>
        </table:table-row>
        <table:table-row table:style-name="ro1">
          <table:table-cell office:value-type="float" office:value="37.1543" calcext:value-type="float">
            <text:p>37.1543</text:p>
          </table:table-cell>
          <table:table-cell office:value-type="float" office:value="0.580119" calcext:value-type="float">
            <text:p>0.580119</text:p>
          </table:table-cell>
          <table:table-cell office:value-type="float" office:value="37.154346" calcext:value-type="float">
            <text:p>37.154346</text:p>
          </table:table-cell>
          <table:table-cell office:value-type="float" office:value="0.579935" calcext:value-type="float">
            <text:p>0.579935</text:p>
          </table:table-cell>
        </table:table-row>
        <table:table-row table:style-name="ro1">
          <table:table-cell office:value-type="float" office:value="37.161" calcext:value-type="float">
            <text:p>37.161</text:p>
          </table:table-cell>
          <table:table-cell office:value-type="float" office:value="0.576747" calcext:value-type="float">
            <text:p>0.576747</text:p>
          </table:table-cell>
          <table:table-cell office:value-type="float" office:value="37.160997" calcext:value-type="float">
            <text:p>37.160997</text:p>
          </table:table-cell>
          <table:table-cell office:value-type="float" office:value="0.576564" calcext:value-type="float">
            <text:p>0.576564</text:p>
          </table:table-cell>
        </table:table-row>
        <table:table-row table:style-name="ro1">
          <table:table-cell office:value-type="float" office:value="37.1676" calcext:value-type="float">
            <text:p>37.1676</text:p>
          </table:table-cell>
          <table:table-cell office:value-type="float" office:value="0.572777" calcext:value-type="float">
            <text:p>0.572777</text:p>
          </table:table-cell>
          <table:table-cell office:value-type="float" office:value="37.167643" calcext:value-type="float">
            <text:p>37.167643</text:p>
          </table:table-cell>
          <table:table-cell office:value-type="float" office:value="0.572596" calcext:value-type="float">
            <text:p>0.572596</text:p>
          </table:table-cell>
        </table:table-row>
        <table:table-row table:style-name="ro1">
          <table:table-cell office:value-type="float" office:value="37.1743" calcext:value-type="float">
            <text:p>37.1743</text:p>
          </table:table-cell>
          <table:table-cell office:value-type="float" office:value="0.56821" calcext:value-type="float">
            <text:p>0.56821</text:p>
          </table:table-cell>
          <table:table-cell office:value-type="float" office:value="37.174284" calcext:value-type="float">
            <text:p>37.174284</text:p>
          </table:table-cell>
          <table:table-cell office:value-type="float" office:value="0.56803" calcext:value-type="float">
            <text:p>0.56803</text:p>
          </table:table-cell>
        </table:table-row>
        <table:table-row table:style-name="ro1">
          <table:table-cell office:value-type="float" office:value="37.1809" calcext:value-type="float">
            <text:p>37.1809</text:p>
          </table:table-cell>
          <table:table-cell office:value-type="float" office:value="0.563046" calcext:value-type="float">
            <text:p>0.563046</text:p>
          </table:table-cell>
          <table:table-cell office:value-type="float" office:value="37.180922" calcext:value-type="float">
            <text:p>37.180922</text:p>
          </table:table-cell>
          <table:table-cell office:value-type="float" office:value="0.562869" calcext:value-type="float">
            <text:p>0.562869</text:p>
          </table:table-cell>
        </table:table-row>
        <table:table-row table:style-name="ro1">
          <table:table-cell office:value-type="float" office:value="37.1876" calcext:value-type="float">
            <text:p>37.1876</text:p>
          </table:table-cell>
          <table:table-cell office:value-type="float" office:value="0.557286" calcext:value-type="float">
            <text:p>0.557286</text:p>
          </table:table-cell>
          <table:table-cell office:value-type="float" office:value="37.187555" calcext:value-type="float">
            <text:p>37.187555</text:p>
          </table:table-cell>
          <table:table-cell office:value-type="float" office:value="0.557111" calcext:value-type="float">
            <text:p>0.557111</text:p>
          </table:table-cell>
        </table:table-row>
        <table:table-row table:style-name="ro1">
          <table:table-cell office:value-type="float" office:value="37.1942" calcext:value-type="float">
            <text:p>37.1942</text:p>
          </table:table-cell>
          <table:table-cell office:value-type="float" office:value="0.550931" calcext:value-type="float">
            <text:p>0.550931</text:p>
          </table:table-cell>
          <table:table-cell office:value-type="float" office:value="37.194183" calcext:value-type="float">
            <text:p>37.194183</text:p>
          </table:table-cell>
          <table:table-cell office:value-type="float" office:value="0.550758" calcext:value-type="float">
            <text:p>0.550758</text:p>
          </table:table-cell>
        </table:table-row>
        <table:table-row table:style-name="ro1">
          <table:table-cell office:value-type="float" office:value="37.2008" calcext:value-type="float">
            <text:p>37.2008</text:p>
          </table:table-cell>
          <table:table-cell office:value-type="float" office:value="0.543981" calcext:value-type="float">
            <text:p>0.543981</text:p>
          </table:table-cell>
          <table:table-cell office:value-type="float" office:value="37.200807" calcext:value-type="float">
            <text:p>37.200807</text:p>
          </table:table-cell>
          <table:table-cell office:value-type="float" office:value="0.543811" calcext:value-type="float">
            <text:p>0.543811</text:p>
          </table:table-cell>
        </table:table-row>
        <table:table-row table:style-name="ro1">
          <table:table-cell office:value-type="float" office:value="37.2074" calcext:value-type="float">
            <text:p>37.2074</text:p>
          </table:table-cell>
          <table:table-cell office:value-type="float" office:value="0.536437" calcext:value-type="float">
            <text:p>0.536437</text:p>
          </table:table-cell>
          <table:table-cell office:value-type="float" office:value="37.207427" calcext:value-type="float">
            <text:p>37.207427</text:p>
          </table:table-cell>
          <table:table-cell office:value-type="float" office:value="0.53627" calcext:value-type="float">
            <text:p>0.53627</text:p>
          </table:table-cell>
        </table:table-row>
        <table:table-row table:style-name="ro1">
          <table:table-cell office:value-type="float" office:value="37.214" calcext:value-type="float">
            <text:p>37.214</text:p>
          </table:table-cell>
          <table:table-cell office:value-type="float" office:value="0.5283" calcext:value-type="float">
            <text:p>0.5283</text:p>
          </table:table-cell>
          <table:table-cell office:value-type="float" office:value="37.214042" calcext:value-type="float">
            <text:p>37.214042</text:p>
          </table:table-cell>
          <table:table-cell office:value-type="float" office:value="0.528136" calcext:value-type="float">
            <text:p>0.528136</text:p>
          </table:table-cell>
        </table:table-row>
        <table:table-row table:style-name="ro1">
          <table:table-cell office:value-type="float" office:value="37.2207" calcext:value-type="float">
            <text:p>37.2207</text:p>
          </table:table-cell>
          <table:table-cell office:value-type="float" office:value="0.519571" calcext:value-type="float">
            <text:p>0.519571</text:p>
          </table:table-cell>
          <table:table-cell office:value-type="float" office:value="37.220653" calcext:value-type="float">
            <text:p>37.220653</text:p>
          </table:table-cell>
          <table:table-cell office:value-type="float" office:value="0.51941" calcext:value-type="float">
            <text:p>0.51941</text:p>
          </table:table-cell>
        </table:table-row>
        <table:table-row table:style-name="ro1">
          <table:table-cell office:value-type="float" office:value="37.2273" calcext:value-type="float">
            <text:p>37.2273</text:p>
          </table:table-cell>
          <table:table-cell office:value-type="float" office:value="0.510251" calcext:value-type="float">
            <text:p>0.510251</text:p>
          </table:table-cell>
          <table:table-cell office:value-type="float" office:value="37.22726" calcext:value-type="float">
            <text:p>37.22726</text:p>
          </table:table-cell>
          <table:table-cell office:value-type="float" office:value="0.510094" calcext:value-type="float">
            <text:p>0.510094</text:p>
          </table:table-cell>
        </table:table-row>
        <table:table-row table:style-name="ro1">
          <table:table-cell office:value-type="float" office:value="37.2339" calcext:value-type="float">
            <text:p>37.2339</text:p>
          </table:table-cell>
          <table:table-cell office:value-type="float" office:value="0.50034" calcext:value-type="float">
            <text:p>0.50034</text:p>
          </table:table-cell>
          <table:table-cell office:value-type="float" office:value="37.233862" calcext:value-type="float">
            <text:p>37.233862</text:p>
          </table:table-cell>
          <table:table-cell office:value-type="float" office:value="0.500187" calcext:value-type="float">
            <text:p>0.500187</text:p>
          </table:table-cell>
        </table:table-row>
        <table:table-row table:style-name="ro1">
          <table:table-cell office:value-type="float" office:value="37.2405" calcext:value-type="float">
            <text:p>37.2405</text:p>
          </table:table-cell>
          <table:table-cell office:value-type="float" office:value="0.489841" calcext:value-type="float">
            <text:p>0.489841</text:p>
          </table:table-cell>
          <table:table-cell office:value-type="float" office:value="37.24046" calcext:value-type="float">
            <text:p>37.24046</text:p>
          </table:table-cell>
          <table:table-cell office:value-type="float" office:value="0.489692" calcext:value-type="float">
            <text:p>0.489692</text:p>
          </table:table-cell>
        </table:table-row>
        <table:table-row table:style-name="ro1">
          <table:table-cell office:value-type="float" office:value="37.2471" calcext:value-type="float">
            <text:p>37.2471</text:p>
          </table:table-cell>
          <table:table-cell office:value-type="float" office:value="0.478754" calcext:value-type="float">
            <text:p>0.478754</text:p>
          </table:table-cell>
          <table:table-cell office:value-type="float" office:value="37.247053" calcext:value-type="float">
            <text:p>37.247053</text:p>
          </table:table-cell>
          <table:table-cell office:value-type="float" office:value="0.478609" calcext:value-type="float">
            <text:p>0.478609</text:p>
          </table:table-cell>
        </table:table-row>
        <table:table-row table:style-name="ro1">
          <table:table-cell office:value-type="float" office:value="37.2536" calcext:value-type="float">
            <text:p>37.2536</text:p>
          </table:table-cell>
          <table:table-cell office:value-type="float" office:value="0.467081" calcext:value-type="float">
            <text:p>0.467081</text:p>
          </table:table-cell>
          <table:table-cell office:value-type="float" office:value="37.253642" calcext:value-type="float">
            <text:p>37.253642</text:p>
          </table:table-cell>
          <table:table-cell office:value-type="float" office:value="0.466939" calcext:value-type="float">
            <text:p>0.466939</text:p>
          </table:table-cell>
        </table:table-row>
        <table:table-row table:style-name="ro1">
          <table:table-cell office:value-type="float" office:value="37.2602" calcext:value-type="float">
            <text:p>37.2602</text:p>
          </table:table-cell>
          <table:table-cell office:value-type="float" office:value="0.454822" calcext:value-type="float">
            <text:p>0.454822</text:p>
          </table:table-cell>
          <table:table-cell office:value-type="float" office:value="37.260227" calcext:value-type="float">
            <text:p>37.260227</text:p>
          </table:table-cell>
          <table:table-cell office:value-type="float" office:value="0.454685" calcext:value-type="float">
            <text:p>0.454685</text:p>
          </table:table-cell>
        </table:table-row>
        <table:table-row table:style-name="ro1">
          <table:table-cell office:value-type="float" office:value="37.2668" calcext:value-type="float">
            <text:p>37.2668</text:p>
          </table:table-cell>
          <table:table-cell office:value-type="float" office:value="0.44198" calcext:value-type="float">
            <text:p>0.44198</text:p>
          </table:table-cell>
          <table:table-cell office:value-type="float" office:value="37.266808" calcext:value-type="float">
            <text:p>37.266808</text:p>
          </table:table-cell>
          <table:table-cell office:value-type="float" office:value="0.441848" calcext:value-type="float">
            <text:p>0.441848</text:p>
          </table:table-cell>
        </table:table-row>
        <table:table-row table:style-name="ro1">
          <table:table-cell office:value-type="float" office:value="37.2734" calcext:value-type="float">
            <text:p>37.2734</text:p>
          </table:table-cell>
          <table:table-cell office:value-type="float" office:value="0.428555" calcext:value-type="float">
            <text:p>0.428555</text:p>
          </table:table-cell>
          <table:table-cell office:value-type="float" office:value="37.273384" calcext:value-type="float">
            <text:p>37.273384</text:p>
          </table:table-cell>
          <table:table-cell office:value-type="float" office:value="0.428428" calcext:value-type="float">
            <text:p>0.428428</text:p>
          </table:table-cell>
        </table:table-row>
        <table:table-row table:style-name="ro1">
          <table:table-cell office:value-type="float" office:value="37.28" calcext:value-type="float">
            <text:p>37.28</text:p>
          </table:table-cell>
          <table:table-cell office:value-type="float" office:value="0.41455" calcext:value-type="float">
            <text:p>0.41455</text:p>
          </table:table-cell>
          <table:table-cell office:value-type="float" office:value="37.279956" calcext:value-type="float">
            <text:p>37.279956</text:p>
          </table:table-cell>
          <table:table-cell office:value-type="float" office:value="0.414428" calcext:value-type="float">
            <text:p>0.414428</text:p>
          </table:table-cell>
        </table:table-row>
        <table:table-row table:style-name="ro1">
          <table:table-cell office:value-type="float" office:value="37.2865" calcext:value-type="float">
            <text:p>37.2865</text:p>
          </table:table-cell>
          <table:table-cell office:value-type="float" office:value="0.399965" calcext:value-type="float">
            <text:p>0.399965</text:p>
          </table:table-cell>
          <table:table-cell office:value-type="float" office:value="37.286523" calcext:value-type="float">
            <text:p>37.286523</text:p>
          </table:table-cell>
          <table:table-cell office:value-type="float" office:value="0.399849" calcext:value-type="float">
            <text:p>0.399849</text:p>
          </table:table-cell>
        </table:table-row>
        <table:table-row table:style-name="ro1">
          <table:table-cell office:value-type="float" office:value="37.2931" calcext:value-type="float">
            <text:p>37.2931</text:p>
          </table:table-cell>
          <table:table-cell office:value-type="float" office:value="0.384803" calcext:value-type="float">
            <text:p>0.384803</text:p>
          </table:table-cell>
          <table:table-cell office:value-type="float" office:value="37.293086" calcext:value-type="float">
            <text:p>37.293086</text:p>
          </table:table-cell>
          <table:table-cell office:value-type="float" office:value="0.384692" calcext:value-type="float">
            <text:p>0.384692</text:p>
          </table:table-cell>
        </table:table-row>
        <table:table-row table:style-name="ro1">
          <table:table-cell office:value-type="float" office:value="37.2996" calcext:value-type="float">
            <text:p>37.2996</text:p>
          </table:table-cell>
          <table:table-cell office:value-type="float" office:value="0.369066" calcext:value-type="float">
            <text:p>0.369066</text:p>
          </table:table-cell>
          <table:table-cell office:value-type="float" office:value="37.299645" calcext:value-type="float">
            <text:p>37.299645</text:p>
          </table:table-cell>
          <table:table-cell office:value-type="float" office:value="0.36896" calcext:value-type="float">
            <text:p>0.36896</text:p>
          </table:table-cell>
        </table:table-row>
        <table:table-row table:style-name="ro1">
          <table:table-cell office:value-type="float" office:value="37.3062" calcext:value-type="float">
            <text:p>37.3062</text:p>
          </table:table-cell>
          <table:table-cell office:value-type="float" office:value="0.352754" calcext:value-type="float">
            <text:p>0.352754</text:p>
          </table:table-cell>
          <table:table-cell office:value-type="float" office:value="37.3062" calcext:value-type="float">
            <text:p>37.3062</text:p>
          </table:table-cell>
          <table:table-cell office:value-type="float" office:value="0.352654" calcext:value-type="float">
            <text:p>0.352654</text:p>
          </table:table-cell>
        </table:table-row>
        <table:table-row table:style-name="ro1">
          <table:table-cell office:value-type="float" office:value="37.3127" calcext:value-type="float">
            <text:p>37.3127</text:p>
          </table:table-cell>
          <table:table-cell office:value-type="float" office:value="0.33587" calcext:value-type="float">
            <text:p>0.33587</text:p>
          </table:table-cell>
          <table:table-cell office:value-type="float" office:value="37.31275" calcext:value-type="float">
            <text:p>37.31275</text:p>
          </table:table-cell>
          <table:table-cell office:value-type="float" office:value="0.335776" calcext:value-type="float">
            <text:p>0.335776</text:p>
          </table:table-cell>
        </table:table-row>
        <table:table-row table:style-name="ro1">
          <table:table-cell office:value-type="float" office:value="37.3193" calcext:value-type="float">
            <text:p>37.3193</text:p>
          </table:table-cell>
          <table:table-cell office:value-type="float" office:value="0.318416" calcext:value-type="float">
            <text:p>0.318416</text:p>
          </table:table-cell>
          <table:table-cell office:value-type="float" office:value="37.319296" calcext:value-type="float">
            <text:p>37.319296</text:p>
          </table:table-cell>
          <table:table-cell office:value-type="float" office:value="0.318328" calcext:value-type="float">
            <text:p>0.318328</text:p>
          </table:table-cell>
        </table:table-row>
        <table:table-row table:style-name="ro1">
          <table:table-cell office:value-type="float" office:value="37.3258" calcext:value-type="float">
            <text:p>37.3258</text:p>
          </table:table-cell>
          <table:table-cell office:value-type="float" office:value="0.300394" calcext:value-type="float">
            <text:p>0.300394</text:p>
          </table:table-cell>
          <table:table-cell office:value-type="float" office:value="37.325838" calcext:value-type="float">
            <text:p>37.325838</text:p>
          </table:table-cell>
          <table:table-cell office:value-type="float" office:value="0.300312" calcext:value-type="float">
            <text:p>0.300312</text:p>
          </table:table-cell>
        </table:table-row>
        <table:table-row table:style-name="ro1">
          <table:table-cell office:value-type="float" office:value="37.3324" calcext:value-type="float">
            <text:p>37.3324</text:p>
          </table:table-cell>
          <table:table-cell office:value-type="float" office:value="0.281805" calcext:value-type="float">
            <text:p>0.281805</text:p>
          </table:table-cell>
          <table:table-cell office:value-type="float" office:value="37.332375" calcext:value-type="float">
            <text:p>37.332375</text:p>
          </table:table-cell>
          <table:table-cell office:value-type="float" office:value="0.28173" calcext:value-type="float">
            <text:p>0.28173</text:p>
          </table:table-cell>
        </table:table-row>
        <table:table-row table:style-name="ro1">
          <table:table-cell office:value-type="float" office:value="37.3389" calcext:value-type="float">
            <text:p>37.3389</text:p>
          </table:table-cell>
          <table:table-cell office:value-type="float" office:value="0.262652" calcext:value-type="float">
            <text:p>0.262652</text:p>
          </table:table-cell>
          <table:table-cell office:value-type="float" office:value="37.338908" calcext:value-type="float">
            <text:p>37.338908</text:p>
          </table:table-cell>
          <table:table-cell office:value-type="float" office:value="0.262584" calcext:value-type="float">
            <text:p>0.262584</text:p>
          </table:table-cell>
        </table:table-row>
        <table:table-row table:style-name="ro1">
          <table:table-cell office:value-type="float" office:value="37.3454" calcext:value-type="float">
            <text:p>37.3454</text:p>
          </table:table-cell>
          <table:table-cell office:value-type="float" office:value="0.242937" calcext:value-type="float">
            <text:p>0.242937</text:p>
          </table:table-cell>
          <table:table-cell office:value-type="float" office:value="37.345437" calcext:value-type="float">
            <text:p>37.345437</text:p>
          </table:table-cell>
          <table:table-cell office:value-type="float" office:value="0.242876" calcext:value-type="float">
            <text:p>0.242876</text:p>
          </table:table-cell>
        </table:table-row>
        <table:table-row table:style-name="ro1">
          <table:table-cell office:value-type="float" office:value="37.352" calcext:value-type="float">
            <text:p>37.352</text:p>
          </table:table-cell>
          <table:table-cell office:value-type="float" office:value="0.222662" calcext:value-type="float">
            <text:p>0.222662</text:p>
          </table:table-cell>
          <table:table-cell office:value-type="float" office:value="37.351962" calcext:value-type="float">
            <text:p>37.351962</text:p>
          </table:table-cell>
          <table:table-cell office:value-type="float" office:value="0.222608" calcext:value-type="float">
            <text:p>0.222608</text:p>
          </table:table-cell>
        </table:table-row>
        <table:table-row table:style-name="ro1">
          <table:table-cell office:value-type="float" office:value="37.3585" calcext:value-type="float">
            <text:p>37.3585</text:p>
          </table:table-cell>
          <table:table-cell office:value-type="float" office:value="0.20183" calcext:value-type="float">
            <text:p>0.20183</text:p>
          </table:table-cell>
          <table:table-cell office:value-type="float" office:value="37.358482" calcext:value-type="float">
            <text:p>37.358482</text:p>
          </table:table-cell>
          <table:table-cell office:value-type="float" office:value="0.201783" calcext:value-type="float">
            <text:p>0.201783</text:p>
          </table:table-cell>
        </table:table-row>
        <table:table-row table:style-name="ro1">
          <table:table-cell office:value-type="float" office:value="37.365" calcext:value-type="float">
            <text:p>37.365</text:p>
          </table:table-cell>
          <table:table-cell office:value-type="float" office:value="0.180442" calcext:value-type="float">
            <text:p>0.180442</text:p>
          </table:table-cell>
          <table:table-cell office:value-type="float" office:value="37.364998" calcext:value-type="float">
            <text:p>37.364998</text:p>
          </table:table-cell>
          <table:table-cell office:value-type="float" office:value="0.180403" calcext:value-type="float">
            <text:p>0.180403</text:p>
          </table:table-cell>
        </table:table-row>
        <table:table-row table:style-name="ro1">
          <table:table-cell office:value-type="float" office:value="37.3715" calcext:value-type="float">
            <text:p>37.3715</text:p>
          </table:table-cell>
          <table:table-cell office:value-type="float" office:value="0.158501" calcext:value-type="float">
            <text:p>0.158501</text:p>
          </table:table-cell>
          <table:table-cell office:value-type="float" office:value="37.37151" calcext:value-type="float">
            <text:p>37.37151</text:p>
          </table:table-cell>
          <table:table-cell office:value-type="float" office:value="0.15847" calcext:value-type="float">
            <text:p>0.15847</text:p>
          </table:table-cell>
        </table:table-row>
        <table:table-row table:style-name="ro1">
          <table:table-cell office:value-type="float" office:value="37.378" calcext:value-type="float">
            <text:p>37.378</text:p>
          </table:table-cell>
          <table:table-cell office:value-type="float" office:value="0.13601" calcext:value-type="float">
            <text:p>0.13601</text:p>
          </table:table-cell>
          <table:table-cell office:value-type="float" office:value="37.378018" calcext:value-type="float">
            <text:p>37.378018</text:p>
          </table:table-cell>
          <table:table-cell office:value-type="float" office:value="0.135986" calcext:value-type="float">
            <text:p>0.135986</text:p>
          </table:table-cell>
        </table:table-row>
        <table:table-row table:style-name="ro1">
          <table:table-cell office:value-type="float" office:value="37.3845" calcext:value-type="float">
            <text:p>37.3845</text:p>
          </table:table-cell>
          <table:table-cell office:value-type="float" office:value="0.11297" calcext:value-type="float">
            <text:p>0.11297</text:p>
          </table:table-cell>
          <table:table-cell office:value-type="float" office:value="37.384521" calcext:value-type="float">
            <text:p>37.384521</text:p>
          </table:table-cell>
          <table:table-cell office:value-type="float" office:value="0.112954" calcext:value-type="float">
            <text:p>0.112954</text:p>
          </table:table-cell>
        </table:table-row>
        <table:table-row table:style-name="ro1">
          <table:table-cell office:value-type="float" office:value="37.391" calcext:value-type="float">
            <text:p>37.391</text:p>
          </table:table-cell>
          <table:table-cell office:value-type="float" office:value="0.0893849" calcext:value-type="float">
            <text:p>0.0893849</text:p>
          </table:table-cell>
          <table:table-cell office:value-type="float" office:value="37.39102" calcext:value-type="float">
            <text:p>37.39102</text:p>
          </table:table-cell>
          <table:table-cell office:value-type="float" office:value="0.089377" calcext:value-type="float">
            <text:p>0.089377</text:p>
          </table:table-cell>
        </table:table-row>
        <table:table-row table:style-name="ro1">
          <table:table-cell office:value-type="float" office:value="37.3975" calcext:value-type="float">
            <text:p>37.3975</text:p>
          </table:table-cell>
          <table:table-cell office:value-type="float" office:value="0.0652565" calcext:value-type="float">
            <text:p>0.0652565</text:p>
          </table:table-cell>
          <table:table-cell office:value-type="float" office:value="37.397515" calcext:value-type="float">
            <text:p>37.397515</text:p>
          </table:table-cell>
          <table:table-cell office:value-type="float" office:value="0.065257" calcext:value-type="float">
            <text:p>0.065257</text:p>
          </table:table-cell>
        </table:table-row>
        <table:table-row table:style-name="ro1">
          <table:table-cell office:value-type="float" office:value="37.404" calcext:value-type="float">
            <text:p>37.404</text:p>
          </table:table-cell>
          <table:table-cell office:value-type="float" office:value="0.0405875" calcext:value-type="float">
            <text:p>0.0405875</text:p>
          </table:table-cell>
          <table:table-cell office:value-type="float" office:value="37.404006" calcext:value-type="float">
            <text:p>37.404006</text:p>
          </table:table-cell>
          <table:table-cell office:value-type="float" office:value="0.040597" calcext:value-type="float">
            <text:p>0.040597</text:p>
          </table:table-cell>
        </table:table-row>
        <table:table-row table:style-name="ro1">
          <table:table-cell office:value-type="float" office:value="37.4105" calcext:value-type="float">
            <text:p>37.4105</text:p>
          </table:table-cell>
          <table:table-cell office:value-type="float" office:value="0.0153807" calcext:value-type="float">
            <text:p>0.0153807</text:p>
          </table:table-cell>
          <table:table-cell office:value-type="float" office:value="37.410492" calcext:value-type="float">
            <text:p>37.410492</text:p>
          </table:table-cell>
          <table:table-cell office:value-type="float" office:value="0.015398" calcext:value-type="float">
            <text:p>0.015398</text:p>
          </table:table-cell>
        </table:table-row>
        <table:table-row table:style-name="ro1">
          <table:table-cell office:value-type="float" office:value="37.417" calcext:value-type="float">
            <text:p>37.417</text:p>
          </table:table-cell>
          <table:table-cell office:value-type="float" office:value="0" calcext:value-type="float">
            <text:p>0</text:p>
          </table:table-cell>
          <table:table-cell office:value-type="float" office:value="37.416975" calcext:value-type="float">
            <text:p>37.416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688" calcext:value-type="float">
            <text:p>37.4688</text:p>
          </table:table-cell>
          <table:table-cell office:value-type="float" office:value="0" calcext:value-type="float">
            <text:p>0</text:p>
          </table:table-cell>
          <table:table-cell office:value-type="float" office:value="37.468799" calcext:value-type="float">
            <text:p>37.468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753" calcext:value-type="float">
            <text:p>37.4753</text:p>
          </table:table-cell>
          <table:table-cell office:value-type="float" office:value="0.0262746" calcext:value-type="float">
            <text:p>0.0262746</text:p>
          </table:table-cell>
          <table:table-cell office:value-type="float" office:value="37.475277" calcext:value-type="float">
            <text:p>37.475277</text:p>
          </table:table-cell>
          <table:table-cell office:value-type="float" office:value="0.026266" calcext:value-type="float">
            <text:p>0.026266</text:p>
          </table:table-cell>
        </table:table-row>
        <table:table-row table:style-name="ro1">
          <table:table-cell office:value-type="float" office:value="37.4818" calcext:value-type="float">
            <text:p>37.4818</text:p>
          </table:table-cell>
          <table:table-cell office:value-type="float" office:value="0.0518813" calcext:value-type="float">
            <text:p>0.0518813</text:p>
          </table:table-cell>
          <table:table-cell office:value-type="float" office:value="37.481751" calcext:value-type="float">
            <text:p>37.481751</text:p>
          </table:table-cell>
          <table:table-cell office:value-type="float" office:value="0.051864" calcext:value-type="float">
            <text:p>0.051864</text:p>
          </table:table-cell>
        </table:table-row>
        <table:table-row table:style-name="ro1">
          <table:table-cell office:value-type="float" office:value="37.4882" calcext:value-type="float">
            <text:p>37.4882</text:p>
          </table:table-cell>
          <table:table-cell office:value-type="float" office:value="0.0768238" calcext:value-type="float">
            <text:p>0.0768238</text:p>
          </table:table-cell>
          <table:table-cell office:value-type="float" office:value="37.488221" calcext:value-type="float">
            <text:p>37.488221</text:p>
          </table:table-cell>
          <table:table-cell office:value-type="float" office:value="0.076798" calcext:value-type="float">
            <text:p>0.076798</text:p>
          </table:table-cell>
        </table:table-row>
        <table:table-row table:style-name="ro1">
          <table:table-cell office:value-type="float" office:value="37.4947" calcext:value-type="float">
            <text:p>37.4947</text:p>
          </table:table-cell>
          <table:table-cell office:value-type="float" office:value="0.101105" calcext:value-type="float">
            <text:p>0.101105</text:p>
          </table:table-cell>
          <table:table-cell office:value-type="float" office:value="37.494686" calcext:value-type="float">
            <text:p>37.494686</text:p>
          </table:table-cell>
          <table:table-cell office:value-type="float" office:value="0.101071" calcext:value-type="float">
            <text:p>0.101071</text:p>
          </table:table-cell>
        </table:table-row>
        <table:table-row table:style-name="ro1">
          <table:table-cell office:value-type="float" office:value="37.5011" calcext:value-type="float">
            <text:p>37.5011</text:p>
          </table:table-cell>
          <table:table-cell office:value-type="float" office:value="0.124729" calcext:value-type="float">
            <text:p>0.124729</text:p>
          </table:table-cell>
          <table:table-cell office:value-type="float" office:value="37.501148" calcext:value-type="float">
            <text:p>37.501148</text:p>
          </table:table-cell>
          <table:table-cell office:value-type="float" office:value="0.124687" calcext:value-type="float">
            <text:p>0.124687</text:p>
          </table:table-cell>
        </table:table-row>
        <table:table-row table:style-name="ro1">
          <table:table-cell office:value-type="float" office:value="37.5076" calcext:value-type="float">
            <text:p>37.5076</text:p>
          </table:table-cell>
          <table:table-cell office:value-type="float" office:value="0.147698" calcext:value-type="float">
            <text:p>0.147698</text:p>
          </table:table-cell>
          <table:table-cell office:value-type="float" office:value="37.507605" calcext:value-type="float">
            <text:p>37.507605</text:p>
          </table:table-cell>
          <table:table-cell office:value-type="float" office:value="0.147648" calcext:value-type="float">
            <text:p>0.147648</text:p>
          </table:table-cell>
        </table:table-row>
        <table:table-row table:style-name="ro1">
          <table:table-cell office:value-type="float" office:value="37.5141" calcext:value-type="float">
            <text:p>37.5141</text:p>
          </table:table-cell>
          <table:table-cell office:value-type="float" office:value="0.170016" calcext:value-type="float">
            <text:p>0.170016</text:p>
          </table:table-cell>
          <table:table-cell office:value-type="float" office:value="37.514058" calcext:value-type="float">
            <text:p>37.514058</text:p>
          </table:table-cell>
          <table:table-cell office:value-type="float" office:value="0.169959" calcext:value-type="float">
            <text:p>0.169959</text:p>
          </table:table-cell>
        </table:table-row>
        <table:table-row table:style-name="ro1">
          <table:table-cell office:value-type="float" office:value="37.5205" calcext:value-type="float">
            <text:p>37.5205</text:p>
          </table:table-cell>
          <table:table-cell office:value-type="float" office:value="0.191685" calcext:value-type="float">
            <text:p>0.191685</text:p>
          </table:table-cell>
          <table:table-cell office:value-type="float" office:value="37.520507" calcext:value-type="float">
            <text:p>37.520507</text:p>
          </table:table-cell>
          <table:table-cell office:value-type="float" office:value="0.19162" calcext:value-type="float">
            <text:p>0.19162</text:p>
          </table:table-cell>
        </table:table-row>
        <table:table-row table:style-name="ro1">
          <table:table-cell office:value-type="float" office:value="37.527" calcext:value-type="float">
            <text:p>37.527</text:p>
          </table:table-cell>
          <table:table-cell office:value-type="float" office:value="0.212708" calcext:value-type="float">
            <text:p>0.212708</text:p>
          </table:table-cell>
          <table:table-cell office:value-type="float" office:value="37.526951" calcext:value-type="float">
            <text:p>37.526951</text:p>
          </table:table-cell>
          <table:table-cell office:value-type="float" office:value="0.212637" calcext:value-type="float">
            <text:p>0.212637</text:p>
          </table:table-cell>
        </table:table-row>
        <table:table-row table:style-name="ro1">
          <table:table-cell office:value-type="float" office:value="37.5334" calcext:value-type="float">
            <text:p>37.5334</text:p>
          </table:table-cell>
          <table:table-cell office:value-type="float" office:value="0.233089" calcext:value-type="float">
            <text:p>0.233089</text:p>
          </table:table-cell>
          <table:table-cell office:value-type="float" office:value="37.533392" calcext:value-type="float">
            <text:p>37.533392</text:p>
          </table:table-cell>
          <table:table-cell office:value-type="float" office:value="0.233011" calcext:value-type="float">
            <text:p>0.233011</text:p>
          </table:table-cell>
        </table:table-row>
        <table:table-row table:style-name="ro1">
          <table:table-cell office:value-type="float" office:value="37.5398" calcext:value-type="float">
            <text:p>37.5398</text:p>
          </table:table-cell>
          <table:table-cell office:value-type="float" office:value="0.252829" calcext:value-type="float">
            <text:p>0.252829</text:p>
          </table:table-cell>
          <table:table-cell office:value-type="float" office:value="37.539828" calcext:value-type="float">
            <text:p>37.539828</text:p>
          </table:table-cell>
          <table:table-cell office:value-type="float" office:value="0.252744" calcext:value-type="float">
            <text:p>0.252744</text:p>
          </table:table-cell>
        </table:table-row>
        <table:table-row table:style-name="ro1">
          <table:table-cell office:value-type="float" office:value="37.5463" calcext:value-type="float">
            <text:p>37.5463</text:p>
          </table:table-cell>
          <table:table-cell office:value-type="float" office:value="0.271932" calcext:value-type="float">
            <text:p>0.271932</text:p>
          </table:table-cell>
          <table:table-cell office:value-type="float" office:value="37.546261" calcext:value-type="float">
            <text:p>37.546261</text:p>
          </table:table-cell>
          <table:table-cell office:value-type="float" office:value="0.27184" calcext:value-type="float">
            <text:p>0.27184</text:p>
          </table:table-cell>
        </table:table-row>
        <table:table-row table:style-name="ro1">
          <table:table-cell office:value-type="float" office:value="37.5527" calcext:value-type="float">
            <text:p>37.5527</text:p>
          </table:table-cell>
          <table:table-cell office:value-type="float" office:value="0.290399" calcext:value-type="float">
            <text:p>0.290399</text:p>
          </table:table-cell>
          <table:table-cell office:value-type="float" office:value="37.552689" calcext:value-type="float">
            <text:p>37.552689</text:p>
          </table:table-cell>
          <table:table-cell office:value-type="float" office:value="0.290301" calcext:value-type="float">
            <text:p>0.290301</text:p>
          </table:table-cell>
        </table:table-row>
        <table:table-row table:style-name="ro1">
          <table:table-cell office:value-type="float" office:value="37.5591" calcext:value-type="float">
            <text:p>37.5591</text:p>
          </table:table-cell>
          <table:table-cell office:value-type="float" office:value="0.308233" calcext:value-type="float">
            <text:p>0.308233</text:p>
          </table:table-cell>
          <table:table-cell office:value-type="float" office:value="37.559113" calcext:value-type="float">
            <text:p>37.559113</text:p>
          </table:table-cell>
          <table:table-cell office:value-type="float" office:value="0.30813" calcext:value-type="float">
            <text:p>0.30813</text:p>
          </table:table-cell>
        </table:table-row>
        <table:table-row table:style-name="ro1">
          <table:table-cell office:value-type="float" office:value="37.5655" calcext:value-type="float">
            <text:p>37.5655</text:p>
          </table:table-cell>
          <table:table-cell office:value-type="float" office:value="0.325437" calcext:value-type="float">
            <text:p>0.325437</text:p>
          </table:table-cell>
          <table:table-cell office:value-type="float" office:value="37.565532" calcext:value-type="float">
            <text:p>37.565532</text:p>
          </table:table-cell>
          <table:table-cell office:value-type="float" office:value="0.325328" calcext:value-type="float">
            <text:p>0.325328</text:p>
          </table:table-cell>
        </table:table-row>
        <table:table-row table:style-name="ro1">
          <table:table-cell office:value-type="float" office:value="37.5719" calcext:value-type="float">
            <text:p>37.5719</text:p>
          </table:table-cell>
          <table:table-cell office:value-type="float" office:value="0.342012" calcext:value-type="float">
            <text:p>0.342012</text:p>
          </table:table-cell>
          <table:table-cell office:value-type="float" office:value="37.571948" calcext:value-type="float">
            <text:p>37.571948</text:p>
          </table:table-cell>
          <table:table-cell office:value-type="float" office:value="0.341898" calcext:value-type="float">
            <text:p>0.341898</text:p>
          </table:table-cell>
        </table:table-row>
        <table:table-row table:style-name="ro1">
          <table:table-cell office:value-type="float" office:value="37.5784" calcext:value-type="float">
            <text:p>37.5784</text:p>
          </table:table-cell>
          <table:table-cell office:value-type="float" office:value="0.357962" calcext:value-type="float">
            <text:p>0.357962</text:p>
          </table:table-cell>
          <table:table-cell office:value-type="float" office:value="37.57836" calcext:value-type="float">
            <text:p>37.57836</text:p>
          </table:table-cell>
          <table:table-cell office:value-type="float" office:value="0.357842" calcext:value-type="float">
            <text:p>0.357842</text:p>
          </table:table-cell>
        </table:table-row>
        <table:table-row table:style-name="ro1">
          <table:table-cell office:value-type="float" office:value="37.5848" calcext:value-type="float">
            <text:p>37.5848</text:p>
          </table:table-cell>
          <table:table-cell office:value-type="float" office:value="0.373287" calcext:value-type="float">
            <text:p>0.373287</text:p>
          </table:table-cell>
          <table:table-cell office:value-type="float" office:value="37.584767" calcext:value-type="float">
            <text:p>37.584767</text:p>
          </table:table-cell>
          <table:table-cell office:value-type="float" office:value="0.373162" calcext:value-type="float">
            <text:p>0.373162</text:p>
          </table:table-cell>
        </table:table-row>
        <table:table-row table:style-name="ro1">
          <table:table-cell office:value-type="float" office:value="37.5912" calcext:value-type="float">
            <text:p>37.5912</text:p>
          </table:table-cell>
          <table:table-cell office:value-type="float" office:value="0.387989" calcext:value-type="float">
            <text:p>0.387989</text:p>
          </table:table-cell>
          <table:table-cell office:value-type="float" office:value="37.591171" calcext:value-type="float">
            <text:p>37.591171</text:p>
          </table:table-cell>
          <table:table-cell office:value-type="float" office:value="0.38786" calcext:value-type="float">
            <text:p>0.38786</text:p>
          </table:table-cell>
        </table:table-row>
        <table:table-row table:style-name="ro1">
          <table:table-cell office:value-type="float" office:value="37.5976" calcext:value-type="float">
            <text:p>37.5976</text:p>
          </table:table-cell>
          <table:table-cell office:value-type="float" office:value="0.402072" calcext:value-type="float">
            <text:p>0.402072</text:p>
          </table:table-cell>
          <table:table-cell office:value-type="float" office:value="37.59757" calcext:value-type="float">
            <text:p>37.59757</text:p>
          </table:table-cell>
          <table:table-cell office:value-type="float" office:value="0.401938" calcext:value-type="float">
            <text:p>0.401938</text:p>
          </table:table-cell>
        </table:table-row>
        <table:table-row table:style-name="ro1">
          <table:table-cell office:value-type="float" office:value="37.604" calcext:value-type="float">
            <text:p>37.604</text:p>
          </table:table-cell>
          <table:table-cell office:value-type="float" office:value="0.415535" calcext:value-type="float">
            <text:p>0.415535</text:p>
          </table:table-cell>
          <table:table-cell office:value-type="float" office:value="37.603965" calcext:value-type="float">
            <text:p>37.603965</text:p>
          </table:table-cell>
          <table:table-cell office:value-type="float" office:value="0.415398" calcext:value-type="float">
            <text:p>0.415398</text:p>
          </table:table-cell>
        </table:table-row>
        <table:table-row table:style-name="ro1">
          <table:table-cell office:value-type="float" office:value="37.6104" calcext:value-type="float">
            <text:p>37.6104</text:p>
          </table:table-cell>
          <table:table-cell office:value-type="float" office:value="0.428382" calcext:value-type="float">
            <text:p>0.428382</text:p>
          </table:table-cell>
          <table:table-cell office:value-type="float" office:value="37.610356" calcext:value-type="float">
            <text:p>37.610356</text:p>
          </table:table-cell>
          <table:table-cell office:value-type="float" office:value="0.428241" calcext:value-type="float">
            <text:p>0.428241</text:p>
          </table:table-cell>
        </table:table-row>
        <table:table-row table:style-name="ro1">
          <table:table-cell office:value-type="float" office:value="37.6167" calcext:value-type="float">
            <text:p>37.6167</text:p>
          </table:table-cell>
          <table:table-cell office:value-type="float" office:value="0.440614" calcext:value-type="float">
            <text:p>0.440614</text:p>
          </table:table-cell>
          <table:table-cell office:value-type="float" office:value="37.616743" calcext:value-type="float">
            <text:p>37.616743</text:p>
          </table:table-cell>
          <table:table-cell office:value-type="float" office:value="0.440468" calcext:value-type="float">
            <text:p>0.440468</text:p>
          </table:table-cell>
        </table:table-row>
        <table:table-row table:style-name="ro1">
          <table:table-cell office:value-type="float" office:value="37.6231" calcext:value-type="float">
            <text:p>37.6231</text:p>
          </table:table-cell>
          <table:table-cell office:value-type="float" office:value="0.452232" calcext:value-type="float">
            <text:p>0.452232</text:p>
          </table:table-cell>
          <table:table-cell office:value-type="float" office:value="37.623126" calcext:value-type="float">
            <text:p>37.623126</text:p>
          </table:table-cell>
          <table:table-cell office:value-type="float" office:value="0.452083" calcext:value-type="float">
            <text:p>0.452083</text:p>
          </table:table-cell>
        </table:table-row>
        <table:table-row table:style-name="ro1">
          <table:table-cell office:value-type="float" office:value="37.6295" calcext:value-type="float">
            <text:p>37.6295</text:p>
          </table:table-cell>
          <table:table-cell office:value-type="float" office:value="0.463238" calcext:value-type="float">
            <text:p>0.463238</text:p>
          </table:table-cell>
          <table:table-cell office:value-type="float" office:value="37.629505" calcext:value-type="float">
            <text:p>37.629505</text:p>
          </table:table-cell>
          <table:table-cell office:value-type="float" office:value="0.463085" calcext:value-type="float">
            <text:p>0.463085</text:p>
          </table:table-cell>
        </table:table-row>
        <table:table-row table:style-name="ro1">
          <table:table-cell office:value-type="float" office:value="37.6359" calcext:value-type="float">
            <text:p>37.6359</text:p>
          </table:table-cell>
          <table:table-cell office:value-type="float" office:value="0.473633" calcext:value-type="float">
            <text:p>0.473633</text:p>
          </table:table-cell>
          <table:table-cell office:value-type="float" office:value="37.63588" calcext:value-type="float">
            <text:p>37.63588</text:p>
          </table:table-cell>
          <table:table-cell office:value-type="float" office:value="0.473477" calcext:value-type="float">
            <text:p>0.473477</text:p>
          </table:table-cell>
        </table:table-row>
        <table:table-row table:style-name="ro1">
          <table:table-cell office:value-type="float" office:value="37.6423" calcext:value-type="float">
            <text:p>37.6423</text:p>
          </table:table-cell>
          <table:table-cell office:value-type="float" office:value="0.483418" calcext:value-type="float">
            <text:p>0.483418</text:p>
          </table:table-cell>
          <table:table-cell office:value-type="float" office:value="37.64225" calcext:value-type="float">
            <text:p>37.64225</text:p>
          </table:table-cell>
          <table:table-cell office:value-type="float" office:value="0.483259" calcext:value-type="float">
            <text:p>0.483259</text:p>
          </table:table-cell>
        </table:table-row>
        <table:table-row table:style-name="ro1">
          <table:table-cell office:value-type="float" office:value="37.6486" calcext:value-type="float">
            <text:p>37.6486</text:p>
          </table:table-cell>
          <table:table-cell office:value-type="float" office:value="0.492595" calcext:value-type="float">
            <text:p>0.492595</text:p>
          </table:table-cell>
          <table:table-cell office:value-type="float" office:value="37.648617" calcext:value-type="float">
            <text:p>37.648617</text:p>
          </table:table-cell>
          <table:table-cell office:value-type="float" office:value="0.492433" calcext:value-type="float">
            <text:p>0.492433</text:p>
          </table:table-cell>
        </table:table-row>
        <table:table-row table:style-name="ro1">
          <table:table-cell office:value-type="float" office:value="37.655" calcext:value-type="float">
            <text:p>37.655</text:p>
          </table:table-cell>
          <table:table-cell office:value-type="float" office:value="0.501165" calcext:value-type="float">
            <text:p>0.501165</text:p>
          </table:table-cell>
          <table:table-cell office:value-type="float" office:value="37.65498" calcext:value-type="float">
            <text:p>37.65498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 office:value-type="float" office:value="37.6613" calcext:value-type="float">
            <text:p>37.6613</text:p>
          </table:table-cell>
          <table:table-cell office:value-type="float" office:value="0.509128" calcext:value-type="float">
            <text:p>0.509128</text:p>
          </table:table-cell>
          <table:table-cell office:value-type="float" office:value="37.661338" calcext:value-type="float">
            <text:p>37.661338</text:p>
          </table:table-cell>
          <table:table-cell office:value-type="float" office:value="0.508961" calcext:value-type="float">
            <text:p>0.508961</text:p>
          </table:table-cell>
        </table:table-row>
        <table:table-row table:style-name="ro1">
          <table:table-cell office:value-type="float" office:value="37.6677" calcext:value-type="float">
            <text:p>37.6677</text:p>
          </table:table-cell>
          <table:table-cell office:value-type="float" office:value="0.516487" calcext:value-type="float">
            <text:p>0.516487</text:p>
          </table:table-cell>
          <table:table-cell office:value-type="float" office:value="37.667693" calcext:value-type="float">
            <text:p>37.667693</text:p>
          </table:table-cell>
          <table:table-cell office:value-type="float" office:value="0.516318" calcext:value-type="float">
            <text:p>0.516318</text:p>
          </table:table-cell>
        </table:table-row>
        <table:table-row table:style-name="ro1">
          <table:table-cell office:value-type="float" office:value="37.674" calcext:value-type="float">
            <text:p>37.674</text:p>
          </table:table-cell>
          <table:table-cell office:value-type="float" office:value="0.523241" calcext:value-type="float">
            <text:p>0.523241</text:p>
          </table:table-cell>
          <table:table-cell office:value-type="float" office:value="37.674043" calcext:value-type="float">
            <text:p>37.674043</text:p>
          </table:table-cell>
          <table:table-cell office:value-type="float" office:value="0.52307" calcext:value-type="float">
            <text:p>0.52307</text:p>
          </table:table-cell>
        </table:table-row>
        <table:table-row table:style-name="ro1">
          <table:table-cell office:value-type="float" office:value="37.6804" calcext:value-type="float">
            <text:p>37.6804</text:p>
          </table:table-cell>
          <table:table-cell office:value-type="float" office:value="0.529392" calcext:value-type="float">
            <text:p>0.529392</text:p>
          </table:table-cell>
          <table:table-cell office:value-type="float" office:value="37.68039" calcext:value-type="float">
            <text:p>37.68039</text:p>
          </table:table-cell>
          <table:table-cell office:value-type="float" office:value="0.529219" calcext:value-type="float">
            <text:p>0.529219</text:p>
          </table:table-cell>
        </table:table-row>
        <table:table-row table:style-name="ro1">
          <table:table-cell office:value-type="float" office:value="37.6867" calcext:value-type="float">
            <text:p>37.6867</text:p>
          </table:table-cell>
          <table:table-cell office:value-type="float" office:value="0.534941" calcext:value-type="float">
            <text:p>0.534941</text:p>
          </table:table-cell>
          <table:table-cell office:value-type="float" office:value="37.686732" calcext:value-type="float">
            <text:p>37.686732</text:p>
          </table:table-cell>
          <table:table-cell office:value-type="float" office:value="0.534766" calcext:value-type="float">
            <text:p>0.534766</text:p>
          </table:table-cell>
        </table:table-row>
        <table:table-row table:style-name="ro1">
          <table:table-cell office:value-type="float" office:value="37.6931" calcext:value-type="float">
            <text:p>37.6931</text:p>
          </table:table-cell>
          <table:table-cell office:value-type="float" office:value="0.539888" calcext:value-type="float">
            <text:p>0.539888</text:p>
          </table:table-cell>
          <table:table-cell office:value-type="float" office:value="37.69307" calcext:value-type="float">
            <text:p>37.69307</text:p>
          </table:table-cell>
          <table:table-cell office:value-type="float" office:value="0.539712" calcext:value-type="float">
            <text:p>0.539712</text:p>
          </table:table-cell>
        </table:table-row>
        <table:table-row table:style-name="ro1">
          <table:table-cell office:value-type="float" office:value="37.6994" calcext:value-type="float">
            <text:p>37.6994</text:p>
          </table:table-cell>
          <table:table-cell office:value-type="float" office:value="0.544233" calcext:value-type="float">
            <text:p>0.544233</text:p>
          </table:table-cell>
          <table:table-cell office:value-type="float" office:value="37.699405" calcext:value-type="float">
            <text:p>37.699405</text:p>
          </table:table-cell>
          <table:table-cell office:value-type="float" office:value="0.544056" calcext:value-type="float">
            <text:p>0.544056</text:p>
          </table:table-cell>
        </table:table-row>
        <table:table-row table:style-name="ro1">
          <table:table-cell office:value-type="float" office:value="37.7057" calcext:value-type="float">
            <text:p>37.7057</text:p>
          </table:table-cell>
          <table:table-cell office:value-type="float" office:value="0.547978" calcext:value-type="float">
            <text:p>0.547978</text:p>
          </table:table-cell>
          <table:table-cell office:value-type="float" office:value="37.705735" calcext:value-type="float">
            <text:p>37.705735</text:p>
          </table:table-cell>
          <table:table-cell office:value-type="float" office:value="0.5478" calcext:value-type="float">
            <text:p>0.5478</text:p>
          </table:table-cell>
        </table:table-row>
        <table:table-row table:style-name="ro1">
          <table:table-cell office:value-type="float" office:value="37.7121" calcext:value-type="float">
            <text:p>37.7121</text:p>
          </table:table-cell>
          <table:table-cell office:value-type="float" office:value="0.551123" calcext:value-type="float">
            <text:p>0.551123</text:p>
          </table:table-cell>
          <table:table-cell office:value-type="float" office:value="37.712062" calcext:value-type="float">
            <text:p>37.712062</text:p>
          </table:table-cell>
          <table:table-cell office:value-type="float" office:value="0.550944" calcext:value-type="float">
            <text:p>0.550944</text:p>
          </table:table-cell>
        </table:table-row>
        <table:table-row table:style-name="ro1">
          <table:table-cell office:value-type="float" office:value="37.7184" calcext:value-type="float">
            <text:p>37.7184</text:p>
          </table:table-cell>
          <table:table-cell office:value-type="float" office:value="0.553668" calcext:value-type="float">
            <text:p>0.553668</text:p>
          </table:table-cell>
          <table:table-cell office:value-type="float" office:value="37.718384" calcext:value-type="float">
            <text:p>37.718384</text:p>
          </table:table-cell>
          <table:table-cell office:value-type="float" office:value="0.553489" calcext:value-type="float">
            <text:p>0.553489</text:p>
          </table:table-cell>
        </table:table-row>
        <table:table-row table:style-name="ro1">
          <table:table-cell office:value-type="float" office:value="37.7247" calcext:value-type="float">
            <text:p>37.7247</text:p>
          </table:table-cell>
          <table:table-cell office:value-type="float" office:value="0.555613" calcext:value-type="float">
            <text:p>0.555613</text:p>
          </table:table-cell>
          <table:table-cell office:value-type="float" office:value="37.724702" calcext:value-type="float">
            <text:p>37.724702</text:p>
          </table:table-cell>
          <table:table-cell office:value-type="float" office:value="0.555434" calcext:value-type="float">
            <text:p>0.555434</text:p>
          </table:table-cell>
        </table:table-row>
        <table:table-row table:style-name="ro1">
          <table:table-cell office:value-type="float" office:value="37.731" calcext:value-type="float">
            <text:p>37.731</text:p>
          </table:table-cell>
          <table:table-cell office:value-type="float" office:value="0.55696" calcext:value-type="float">
            <text:p>0.55696</text:p>
          </table:table-cell>
          <table:table-cell office:value-type="float" office:value="37.731017" calcext:value-type="float">
            <text:p>37.731017</text:p>
          </table:table-cell>
          <table:table-cell office:value-type="float" office:value="0.55678" calcext:value-type="float">
            <text:p>0.55678</text:p>
          </table:table-cell>
        </table:table-row>
        <table:table-row table:style-name="ro1">
          <table:table-cell office:value-type="float" office:value="37.7373" calcext:value-type="float">
            <text:p>37.7373</text:p>
          </table:table-cell>
          <table:table-cell office:value-type="float" office:value="0.557707" calcext:value-type="float">
            <text:p>0.557707</text:p>
          </table:table-cell>
          <table:table-cell office:value-type="float" office:value="37.737327" calcext:value-type="float">
            <text:p>37.737327</text:p>
          </table:table-cell>
          <table:table-cell office:value-type="float" office:value="0.557528" calcext:value-type="float">
            <text:p>0.557528</text:p>
          </table:table-cell>
        </table:table-row>
        <table:table-row table:style-name="ro1">
          <table:table-cell office:value-type="float" office:value="37.7436" calcext:value-type="float">
            <text:p>37.7436</text:p>
          </table:table-cell>
          <table:table-cell office:value-type="float" office:value="0.557856" calcext:value-type="float">
            <text:p>0.557856</text:p>
          </table:table-cell>
          <table:table-cell office:value-type="float" office:value="37.743633" calcext:value-type="float">
            <text:p>37.743633</text:p>
          </table:table-cell>
          <table:table-cell office:value-type="float" office:value="0.557677" calcext:value-type="float">
            <text:p>0.557677</text:p>
          </table:table-cell>
        </table:table-row>
        <table:table-row table:style-name="ro1">
          <table:table-cell office:value-type="float" office:value="37.7499" calcext:value-type="float">
            <text:p>37.7499</text:p>
          </table:table-cell>
          <table:table-cell office:value-type="float" office:value="0.557406" calcext:value-type="float">
            <text:p>0.557406</text:p>
          </table:table-cell>
          <table:table-cell office:value-type="float" office:value="37.749936" calcext:value-type="float">
            <text:p>37.749936</text:p>
          </table:table-cell>
          <table:table-cell office:value-type="float" office:value="0.557227" calcext:value-type="float">
            <text:p>0.557227</text:p>
          </table:table-cell>
        </table:table-row>
        <table:table-row table:style-name="ro1">
          <table:table-cell office:value-type="float" office:value="37.7562" calcext:value-type="float">
            <text:p>37.7562</text:p>
          </table:table-cell>
          <table:table-cell office:value-type="float" office:value="0.556357" calcext:value-type="float">
            <text:p>0.556357</text:p>
          </table:table-cell>
          <table:table-cell office:value-type="float" office:value="37.756234" calcext:value-type="float">
            <text:p>37.756234</text:p>
          </table:table-cell>
          <table:table-cell office:value-type="float" office:value="0.556179" calcext:value-type="float">
            <text:p>0.556179</text:p>
          </table:table-cell>
        </table:table-row>
        <table:table-row table:style-name="ro1">
          <table:table-cell office:value-type="float" office:value="37.7625" calcext:value-type="float">
            <text:p>37.7625</text:p>
          </table:table-cell>
          <table:table-cell office:value-type="float" office:value="0.554709" calcext:value-type="float">
            <text:p>0.554709</text:p>
          </table:table-cell>
          <table:table-cell office:value-type="float" office:value="37.762529" calcext:value-type="float">
            <text:p>37.762529</text:p>
          </table:table-cell>
          <table:table-cell office:value-type="float" office:value="0.554532" calcext:value-type="float">
            <text:p>0.554532</text:p>
          </table:table-cell>
        </table:table-row>
        <table:table-row table:style-name="ro1">
          <table:table-cell office:value-type="float" office:value="37.7688" calcext:value-type="float">
            <text:p>37.7688</text:p>
          </table:table-cell>
          <table:table-cell office:value-type="float" office:value="0.552463" calcext:value-type="float">
            <text:p>0.552463</text:p>
          </table:table-cell>
          <table:table-cell office:value-type="float" office:value="37.768819" calcext:value-type="float">
            <text:p>37.768819</text:p>
          </table:table-cell>
          <table:table-cell office:value-type="float" office:value="0.552288" calcext:value-type="float">
            <text:p>0.552288</text:p>
          </table:table-cell>
        </table:table-row>
        <table:table-row table:style-name="ro1">
          <table:table-cell office:value-type="float" office:value="37.7751" calcext:value-type="float">
            <text:p>37.7751</text:p>
          </table:table-cell>
          <table:table-cell office:value-type="float" office:value="0.549619" calcext:value-type="float">
            <text:p>0.549619</text:p>
          </table:table-cell>
          <table:table-cell office:value-type="float" office:value="37.775106" calcext:value-type="float">
            <text:p>37.775106</text:p>
          </table:table-cell>
          <table:table-cell office:value-type="float" office:value="0.549445" calcext:value-type="float">
            <text:p>0.549445</text:p>
          </table:table-cell>
        </table:table-row>
        <table:table-row table:style-name="ro1">
          <table:table-cell office:value-type="float" office:value="37.7814" calcext:value-type="float">
            <text:p>37.7814</text:p>
          </table:table-cell>
          <table:table-cell office:value-type="float" office:value="0.546177" calcext:value-type="float">
            <text:p>0.546177</text:p>
          </table:table-cell>
          <table:table-cell office:value-type="float" office:value="37.781388" calcext:value-type="float">
            <text:p>37.781388</text:p>
          </table:table-cell>
          <table:table-cell office:value-type="float" office:value="0.546004" calcext:value-type="float">
            <text:p>0.546004</text:p>
          </table:table-cell>
        </table:table-row>
        <table:table-row table:style-name="ro1">
          <table:table-cell office:value-type="float" office:value="37.7877" calcext:value-type="float">
            <text:p>37.7877</text:p>
          </table:table-cell>
          <table:table-cell office:value-type="float" office:value="0.542137" calcext:value-type="float">
            <text:p>0.542137</text:p>
          </table:table-cell>
          <table:table-cell office:value-type="float" office:value="37.787667" calcext:value-type="float">
            <text:p>37.787667</text:p>
          </table:table-cell>
          <table:table-cell office:value-type="float" office:value="0.541966" calcext:value-type="float">
            <text:p>0.541966</text:p>
          </table:table-cell>
        </table:table-row>
        <table:table-row table:style-name="ro1">
          <table:table-cell office:value-type="float" office:value="37.7939" calcext:value-type="float">
            <text:p>37.7939</text:p>
          </table:table-cell>
          <table:table-cell office:value-type="float" office:value="0.537501" calcext:value-type="float">
            <text:p>0.537501</text:p>
          </table:table-cell>
          <table:table-cell office:value-type="float" office:value="37.793942" calcext:value-type="float">
            <text:p>37.793942</text:p>
          </table:table-cell>
          <table:table-cell office:value-type="float" office:value="0.537331" calcext:value-type="float">
            <text:p>0.537331</text:p>
          </table:table-cell>
        </table:table-row>
        <table:table-row table:style-name="ro1">
          <table:table-cell office:value-type="float" office:value="37.8002" calcext:value-type="float">
            <text:p>37.8002</text:p>
          </table:table-cell>
          <table:table-cell office:value-type="float" office:value="0.532267" calcext:value-type="float">
            <text:p>0.532267</text:p>
          </table:table-cell>
          <table:table-cell office:value-type="float" office:value="37.800213" calcext:value-type="float">
            <text:p>37.800213</text:p>
          </table:table-cell>
          <table:table-cell office:value-type="float" office:value="0.5321" calcext:value-type="float">
            <text:p>0.5321</text:p>
          </table:table-cell>
        </table:table-row>
        <table:table-row table:style-name="ro1">
          <table:table-cell office:value-type="float" office:value="37.8065" calcext:value-type="float">
            <text:p>37.8065</text:p>
          </table:table-cell>
          <table:table-cell office:value-type="float" office:value="0.526438" calcext:value-type="float">
            <text:p>0.526438</text:p>
          </table:table-cell>
          <table:table-cell office:value-type="float" office:value="37.806479" calcext:value-type="float">
            <text:p>37.806479</text:p>
          </table:table-cell>
          <table:table-cell office:value-type="float" office:value="0.526273" calcext:value-type="float">
            <text:p>0.526273</text:p>
          </table:table-cell>
        </table:table-row>
        <table:table-row table:style-name="ro1">
          <table:table-cell office:value-type="float" office:value="37.8127" calcext:value-type="float">
            <text:p>37.8127</text:p>
          </table:table-cell>
          <table:table-cell office:value-type="float" office:value="0.520013" calcext:value-type="float">
            <text:p>0.520013</text:p>
          </table:table-cell>
          <table:table-cell office:value-type="float" office:value="37.812742" calcext:value-type="float">
            <text:p>37.812742</text:p>
          </table:table-cell>
          <table:table-cell office:value-type="float" office:value="0.519851" calcext:value-type="float">
            <text:p>0.519851</text:p>
          </table:table-cell>
        </table:table-row>
        <table:table-row table:style-name="ro1">
          <table:table-cell office:value-type="float" office:value="37.819" calcext:value-type="float">
            <text:p>37.819</text:p>
          </table:table-cell>
          <table:table-cell office:value-type="float" office:value="0.512994" calcext:value-type="float">
            <text:p>0.512994</text:p>
          </table:table-cell>
          <table:table-cell office:value-type="float" office:value="37.819001" calcext:value-type="float">
            <text:p>37.819001</text:p>
          </table:table-cell>
          <table:table-cell office:value-type="float" office:value="0.512834" calcext:value-type="float">
            <text:p>0.512834</text:p>
          </table:table-cell>
        </table:table-row>
        <table:table-row table:style-name="ro1">
          <table:table-cell office:value-type="float" office:value="37.8253" calcext:value-type="float">
            <text:p>37.8253</text:p>
          </table:table-cell>
          <table:table-cell office:value-type="float" office:value="0.50538" calcext:value-type="float">
            <text:p>0.50538</text:p>
          </table:table-cell>
          <table:table-cell office:value-type="float" office:value="37.825256" calcext:value-type="float">
            <text:p>37.825256</text:p>
          </table:table-cell>
          <table:table-cell office:value-type="float" office:value="0.505224" calcext:value-type="float">
            <text:p>0.505224</text:p>
          </table:table-cell>
        </table:table-row>
        <table:table-row table:style-name="ro1">
          <table:table-cell office:value-type="float" office:value="37.8315" calcext:value-type="float">
            <text:p>37.8315</text:p>
          </table:table-cell>
          <table:table-cell office:value-type="float" office:value="0.497174" calcext:value-type="float">
            <text:p>0.497174</text:p>
          </table:table-cell>
          <table:table-cell office:value-type="float" office:value="37.831508" calcext:value-type="float">
            <text:p>37.831508</text:p>
          </table:table-cell>
          <table:table-cell office:value-type="float" office:value="0.49702" calcext:value-type="float">
            <text:p>0.49702</text:p>
          </table:table-cell>
        </table:table-row>
        <table:table-row table:style-name="ro1">
          <table:table-cell office:value-type="float" office:value="37.8378" calcext:value-type="float">
            <text:p>37.8378</text:p>
          </table:table-cell>
          <table:table-cell office:value-type="float" office:value="0.488376" calcext:value-type="float">
            <text:p>0.488376</text:p>
          </table:table-cell>
          <table:table-cell office:value-type="float" office:value="37.837755" calcext:value-type="float">
            <text:p>37.837755</text:p>
          </table:table-cell>
          <table:table-cell office:value-type="float" office:value="0.488226" calcext:value-type="float">
            <text:p>0.488226</text:p>
          </table:table-cell>
        </table:table-row>
        <table:table-row table:style-name="ro1">
          <table:table-cell office:value-type="float" office:value="37.844" calcext:value-type="float">
            <text:p>37.844</text:p>
          </table:table-cell>
          <table:table-cell office:value-type="float" office:value="0.478987" calcext:value-type="float">
            <text:p>0.478987</text:p>
          </table:table-cell>
          <table:table-cell office:value-type="float" office:value="37.843998" calcext:value-type="float">
            <text:p>37.843998</text:p>
          </table:table-cell>
          <table:table-cell office:value-type="float" office:value="0.47884" calcext:value-type="float">
            <text:p>0.47884</text:p>
          </table:table-cell>
        </table:table-row>
        <table:table-row table:style-name="ro1">
          <table:table-cell office:value-type="float" office:value="37.8502" calcext:value-type="float">
            <text:p>37.8502</text:p>
          </table:table-cell>
          <table:table-cell office:value-type="float" office:value="0.469007" calcext:value-type="float">
            <text:p>0.469007</text:p>
          </table:table-cell>
          <table:table-cell office:value-type="float" office:value="37.850238" calcext:value-type="float">
            <text:p>37.850238</text:p>
          </table:table-cell>
          <table:table-cell office:value-type="float" office:value="0.468864" calcext:value-type="float">
            <text:p>0.468864</text:p>
          </table:table-cell>
        </table:table-row>
        <table:table-row table:style-name="ro1">
          <table:table-cell office:value-type="float" office:value="37.8565" calcext:value-type="float">
            <text:p>37.8565</text:p>
          </table:table-cell>
          <table:table-cell office:value-type="float" office:value="0.458439" calcext:value-type="float">
            <text:p>0.458439</text:p>
          </table:table-cell>
          <table:table-cell office:value-type="float" office:value="37.856473" calcext:value-type="float">
            <text:p>37.856473</text:p>
          </table:table-cell>
          <table:table-cell office:value-type="float" office:value="0.4583" calcext:value-type="float">
            <text:p>0.4583</text:p>
          </table:table-cell>
        </table:table-row>
        <table:table-row table:style-name="ro1">
          <table:table-cell office:value-type="float" office:value="37.8627" calcext:value-type="float">
            <text:p>37.8627</text:p>
          </table:table-cell>
          <table:table-cell office:value-type="float" office:value="0.447284" calcext:value-type="float">
            <text:p>0.447284</text:p>
          </table:table-cell>
          <table:table-cell office:value-type="float" office:value="37.862705" calcext:value-type="float">
            <text:p>37.862705</text:p>
          </table:table-cell>
          <table:table-cell office:value-type="float" office:value="0.447149" calcext:value-type="float">
            <text:p>0.447149</text:p>
          </table:table-cell>
        </table:table-row>
        <table:table-row table:style-name="ro1">
          <table:table-cell office:value-type="float" office:value="37.8689" calcext:value-type="float">
            <text:p>37.8689</text:p>
          </table:table-cell>
          <table:table-cell office:value-type="float" office:value="0.435542" calcext:value-type="float">
            <text:p>0.435542</text:p>
          </table:table-cell>
          <table:table-cell office:value-type="float" office:value="37.868933" calcext:value-type="float">
            <text:p>37.868933</text:p>
          </table:table-cell>
          <table:table-cell office:value-type="float" office:value="0.435411" calcext:value-type="float">
            <text:p>0.435411</text:p>
          </table:table-cell>
        </table:table-row>
        <table:table-row table:style-name="ro1">
          <table:table-cell office:value-type="float" office:value="37.8752" calcext:value-type="float">
            <text:p>37.8752</text:p>
          </table:table-cell>
          <table:table-cell office:value-type="float" office:value="0.423215" calcext:value-type="float">
            <text:p>0.423215</text:p>
          </table:table-cell>
          <table:table-cell office:value-type="float" office:value="37.875157" calcext:value-type="float">
            <text:p>37.875157</text:p>
          </table:table-cell>
          <table:table-cell office:value-type="float" office:value="0.423089" calcext:value-type="float">
            <text:p>0.423089</text:p>
          </table:table-cell>
        </table:table-row>
        <table:table-row table:style-name="ro1">
          <table:table-cell office:value-type="float" office:value="37.8814" calcext:value-type="float">
            <text:p>37.8814</text:p>
          </table:table-cell>
          <table:table-cell office:value-type="float" office:value="0.410305" calcext:value-type="float">
            <text:p>0.410305</text:p>
          </table:table-cell>
          <table:table-cell office:value-type="float" office:value="37.881377" calcext:value-type="float">
            <text:p>37.881377</text:p>
          </table:table-cell>
          <table:table-cell office:value-type="float" office:value="0.410183" calcext:value-type="float">
            <text:p>0.410183</text:p>
          </table:table-cell>
        </table:table-row>
        <table:table-row table:style-name="ro1">
          <table:table-cell office:value-type="float" office:value="37.8876" calcext:value-type="float">
            <text:p>37.8876</text:p>
          </table:table-cell>
          <table:table-cell office:value-type="float" office:value="0.396812" calcext:value-type="float">
            <text:p>0.396812</text:p>
          </table:table-cell>
          <table:table-cell office:value-type="float" office:value="37.887593" calcext:value-type="float">
            <text:p>37.887593</text:p>
          </table:table-cell>
          <table:table-cell office:value-type="float" office:value="0.396696" calcext:value-type="float">
            <text:p>0.396696</text:p>
          </table:table-cell>
        </table:table-row>
        <table:table-row table:style-name="ro1">
          <table:table-cell office:value-type="float" office:value="37.8938" calcext:value-type="float">
            <text:p>37.8938</text:p>
          </table:table-cell>
          <table:table-cell office:value-type="float" office:value="0.382739" calcext:value-type="float">
            <text:p>0.382739</text:p>
          </table:table-cell>
          <table:table-cell office:value-type="float" office:value="37.893805" calcext:value-type="float">
            <text:p>37.893805</text:p>
          </table:table-cell>
          <table:table-cell office:value-type="float" office:value="0.382628" calcext:value-type="float">
            <text:p>0.382628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0.368087" calcext:value-type="float">
            <text:p>0.368087</text:p>
          </table:table-cell>
          <table:table-cell office:value-type="float" office:value="37.900014" calcext:value-type="float">
            <text:p>37.900014</text:p>
          </table:table-cell>
          <table:table-cell office:value-type="float" office:value="0.367981" calcext:value-type="float">
            <text:p>0.367981</text:p>
          </table:table-cell>
        </table:table-row>
        <table:table-row table:style-name="ro1">
          <table:table-cell office:value-type="float" office:value="37.9062" calcext:value-type="float">
            <text:p>37.9062</text:p>
          </table:table-cell>
          <table:table-cell office:value-type="float" office:value="0.352858" calcext:value-type="float">
            <text:p>0.352858</text:p>
          </table:table-cell>
          <table:table-cell office:value-type="float" office:value="37.906218" calcext:value-type="float">
            <text:p>37.906218</text:p>
          </table:table-cell>
          <table:table-cell office:value-type="float" office:value="0.352757" calcext:value-type="float">
            <text:p>0.352757</text:p>
          </table:table-cell>
        </table:table-row>
        <table:table-row table:style-name="ro1">
          <table:table-cell office:value-type="float" office:value="37.9124" calcext:value-type="float">
            <text:p>37.9124</text:p>
          </table:table-cell>
          <table:table-cell office:value-type="float" office:value="0.337053" calcext:value-type="float">
            <text:p>0.337053</text:p>
          </table:table-cell>
          <table:table-cell office:value-type="float" office:value="37.912419" calcext:value-type="float">
            <text:p>37.912419</text:p>
          </table:table-cell>
          <table:table-cell office:value-type="float" office:value="0.336958" calcext:value-type="float">
            <text:p>0.336958</text:p>
          </table:table-cell>
        </table:table-row>
        <table:table-row table:style-name="ro1">
          <table:table-cell office:value-type="float" office:value="37.9186" calcext:value-type="float">
            <text:p>37.9186</text:p>
          </table:table-cell>
          <table:table-cell office:value-type="float" office:value="0.320674" calcext:value-type="float">
            <text:p>0.320674</text:p>
          </table:table-cell>
          <table:table-cell office:value-type="float" office:value="37.918616" calcext:value-type="float">
            <text:p>37.918616</text:p>
          </table:table-cell>
          <table:table-cell office:value-type="float" office:value="0.320585" calcext:value-type="float">
            <text:p>0.320585</text:p>
          </table:table-cell>
        </table:table-row>
        <table:table-row table:style-name="ro1">
          <table:table-cell office:value-type="float" office:value="37.9248" calcext:value-type="float">
            <text:p>37.9248</text:p>
          </table:table-cell>
          <table:table-cell office:value-type="float" office:value="0.303724" calcext:value-type="float">
            <text:p>0.303724</text:p>
          </table:table-cell>
          <table:table-cell office:value-type="float" office:value="37.924809" calcext:value-type="float">
            <text:p>37.924809</text:p>
          </table:table-cell>
          <table:table-cell office:value-type="float" office:value="0.303641" calcext:value-type="float">
            <text:p>0.303641</text:p>
          </table:table-cell>
        </table:table-row>
        <table:table-row table:style-name="ro1">
          <table:table-cell office:value-type="float" office:value="37.931" calcext:value-type="float">
            <text:p>37.931</text:p>
          </table:table-cell>
          <table:table-cell office:value-type="float" office:value="0.286203" calcext:value-type="float">
            <text:p>0.286203</text:p>
          </table:table-cell>
          <table:table-cell office:value-type="float" office:value="37.930998" calcext:value-type="float">
            <text:p>37.930998</text:p>
          </table:table-cell>
          <table:table-cell office:value-type="float" office:value="0.286126" calcext:value-type="float">
            <text:p>0.286126</text:p>
          </table:table-cell>
        </table:table-row>
        <table:table-row table:style-name="ro1">
          <table:table-cell office:value-type="float" office:value="37.9372" calcext:value-type="float">
            <text:p>37.9372</text:p>
          </table:table-cell>
          <table:table-cell office:value-type="float" office:value="0.268115" calcext:value-type="float">
            <text:p>0.268115</text:p>
          </table:table-cell>
          <table:table-cell office:value-type="float" office:value="37.937183" calcext:value-type="float">
            <text:p>37.937183</text:p>
          </table:table-cell>
          <table:table-cell office:value-type="float" office:value="0.268044" calcext:value-type="float">
            <text:p>0.268044</text:p>
          </table:table-cell>
        </table:table-row>
        <table:table-row table:style-name="ro1">
          <table:table-cell office:value-type="float" office:value="37.9434" calcext:value-type="float">
            <text:p>37.9434</text:p>
          </table:table-cell>
          <table:table-cell office:value-type="float" office:value="0.24946" calcext:value-type="float">
            <text:p>0.24946</text:p>
          </table:table-cell>
          <table:table-cell office:value-type="float" office:value="37.943365" calcext:value-type="float">
            <text:p>37.943365</text:p>
          </table:table-cell>
          <table:table-cell office:value-type="float" office:value="0.249396" calcext:value-type="float">
            <text:p>0.249396</text:p>
          </table:table-cell>
        </table:table-row>
        <table:table-row table:style-name="ro1">
          <table:table-cell office:value-type="float" office:value="37.9495" calcext:value-type="float">
            <text:p>37.9495</text:p>
          </table:table-cell>
          <table:table-cell office:value-type="float" office:value="0.230241" calcext:value-type="float">
            <text:p>0.230241</text:p>
          </table:table-cell>
          <table:table-cell office:value-type="float" office:value="37.949543" calcext:value-type="float">
            <text:p>37.949543</text:p>
          </table:table-cell>
          <table:table-cell office:value-type="float" office:value="0.230184" calcext:value-type="float">
            <text:p>0.230184</text:p>
          </table:table-cell>
        </table:table-row>
        <table:table-row table:style-name="ro1">
          <table:table-cell office:value-type="float" office:value="37.9557" calcext:value-type="float">
            <text:p>37.9557</text:p>
          </table:table-cell>
          <table:table-cell office:value-type="float" office:value="0.210461" calcext:value-type="float">
            <text:p>0.210461</text:p>
          </table:table-cell>
          <table:table-cell office:value-type="float" office:value="37.955717" calcext:value-type="float">
            <text:p>37.955717</text:p>
          </table:table-cell>
          <table:table-cell office:value-type="float" office:value="0.210411" calcext:value-type="float">
            <text:p>0.210411</text:p>
          </table:table-cell>
        </table:table-row>
        <table:table-row table:style-name="ro1">
          <table:table-cell office:value-type="float" office:value="37.9619" calcext:value-type="float">
            <text:p>37.9619</text:p>
          </table:table-cell>
          <table:table-cell office:value-type="float" office:value="0.190121" calcext:value-type="float">
            <text:p>0.190121</text:p>
          </table:table-cell>
          <table:table-cell office:value-type="float" office:value="37.961887" calcext:value-type="float">
            <text:p>37.961887</text:p>
          </table:table-cell>
          <table:table-cell office:value-type="float" office:value="0.190078" calcext:value-type="float">
            <text:p>0.190078</text:p>
          </table:table-cell>
        </table:table-row>
        <table:table-row table:style-name="ro1">
          <table:table-cell office:value-type="float" office:value="37.9681" calcext:value-type="float">
            <text:p>37.9681</text:p>
          </table:table-cell>
          <table:table-cell office:value-type="float" office:value="0.169223" calcext:value-type="float">
            <text:p>0.169223</text:p>
          </table:table-cell>
          <table:table-cell office:value-type="float" office:value="37.968053" calcext:value-type="float">
            <text:p>37.968053</text:p>
          </table:table-cell>
          <table:table-cell office:value-type="float" office:value="0.169187" calcext:value-type="float">
            <text:p>0.169187</text:p>
          </table:table-cell>
        </table:table-row>
        <table:table-row table:style-name="ro1">
          <table:table-cell office:value-type="float" office:value="37.9742" calcext:value-type="float">
            <text:p>37.9742</text:p>
          </table:table-cell>
          <table:table-cell office:value-type="float" office:value="0.147771" calcext:value-type="float">
            <text:p>0.147771</text:p>
          </table:table-cell>
          <table:table-cell office:value-type="float" office:value="37.974216" calcext:value-type="float">
            <text:p>37.974216</text:p>
          </table:table-cell>
          <table:table-cell office:value-type="float" office:value="0.147742" calcext:value-type="float">
            <text:p>0.147742</text:p>
          </table:table-cell>
        </table:table-row>
        <table:table-row table:style-name="ro1">
          <table:table-cell office:value-type="float" office:value="37.9804" calcext:value-type="float">
            <text:p>37.9804</text:p>
          </table:table-cell>
          <table:table-cell office:value-type="float" office:value="0.125766" calcext:value-type="float">
            <text:p>0.125766</text:p>
          </table:table-cell>
          <table:table-cell office:value-type="float" office:value="37.980374" calcext:value-type="float">
            <text:p>37.980374</text:p>
          </table:table-cell>
          <table:table-cell office:value-type="float" office:value="0.125745" calcext:value-type="float">
            <text:p>0.125745</text:p>
          </table:table-cell>
        </table:table-row>
        <table:table-row table:style-name="ro1">
          <table:table-cell office:value-type="float" office:value="37.9865" calcext:value-type="float">
            <text:p>37.9865</text:p>
          </table:table-cell>
          <table:table-cell office:value-type="float" office:value="0.10321" calcext:value-type="float">
            <text:p>0.10321</text:p>
          </table:table-cell>
          <table:table-cell office:value-type="float" office:value="37.986529" calcext:value-type="float">
            <text:p>37.986529</text:p>
          </table:table-cell>
          <table:table-cell office:value-type="float" office:value="0.103197" calcext:value-type="float">
            <text:p>0.103197</text:p>
          </table:table-cell>
        </table:table-row>
        <table:table-row table:style-name="ro1">
          <table:table-cell office:value-type="float" office:value="37.9927" calcext:value-type="float">
            <text:p>37.9927</text:p>
          </table:table-cell>
          <table:table-cell office:value-type="float" office:value="0.0801065" calcext:value-type="float">
            <text:p>0.0801065</text:p>
          </table:table-cell>
          <table:table-cell office:value-type="float" office:value="37.99268" calcext:value-type="float">
            <text:p>37.99268</text:p>
          </table:table-cell>
          <table:table-cell office:value-type="float" office:value="0.080101" calcext:value-type="float">
            <text:p>0.080101</text:p>
          </table:table-cell>
        </table:table-row>
        <table:table-row table:style-name="ro1">
          <table:table-cell office:value-type="float" office:value="37.9988" calcext:value-type="float">
            <text:p>37.9988</text:p>
          </table:table-cell>
          <table:table-cell office:value-type="float" office:value="0.0564576" calcext:value-type="float">
            <text:p>0.0564576</text:p>
          </table:table-cell>
          <table:table-cell office:value-type="float" office:value="37.998828" calcext:value-type="float">
            <text:p>37.998828</text:p>
          </table:table-cell>
          <table:table-cell office:value-type="float" office:value="0.056461" calcext:value-type="float">
            <text:p>0.056461</text:p>
          </table:table-cell>
        </table:table-row>
        <table:table-row table:style-name="ro1">
          <table:table-cell office:value-type="float" office:value="38.005" calcext:value-type="float">
            <text:p>38.005</text:p>
          </table:table-cell>
          <table:table-cell office:value-type="float" office:value="0.0322659" calcext:value-type="float">
            <text:p>0.0322659</text:p>
          </table:table-cell>
          <table:table-cell office:value-type="float" office:value="38.004971" calcext:value-type="float">
            <text:p>38.004971</text:p>
          </table:table-cell>
          <table:table-cell office:value-type="float" office:value="0.032277" calcext:value-type="float">
            <text:p>0.032277</text:p>
          </table:table-cell>
        </table:table-row>
        <table:table-row table:style-name="ro1">
          <table:table-cell office:value-type="float" office:value="38.0111" calcext:value-type="float">
            <text:p>38.0111</text:p>
          </table:table-cell>
          <table:table-cell office:value-type="float" office:value="0.00753398" calcext:value-type="float">
            <text:p>0.00753398</text:p>
          </table:table-cell>
          <table:table-cell office:value-type="float" office:value="38.011111" calcext:value-type="float">
            <text:p>38.011111</text:p>
          </table:table-cell>
          <table:table-cell office:value-type="float" office:value="0.007554" calcext:value-type="float">
            <text:p>0.007554</text:p>
          </table:table-cell>
        </table:table-row>
        <table:table-row table:style-name="ro1">
          <table:table-cell office:value-type="float" office:value="38.0172" calcext:value-type="float">
            <text:p>38.0172</text:p>
          </table:table-cell>
          <table:table-cell office:value-type="float" office:value="0" calcext:value-type="float">
            <text:p>0</text:p>
          </table:table-cell>
          <table:table-cell office:value-type="float" office:value="38.017247" calcext:value-type="float">
            <text:p>38.01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0663" calcext:value-type="float">
            <text:p>38.0663</text:p>
          </table:table-cell>
          <table:table-cell office:value-type="float" office:value="0" calcext:value-type="float">
            <text:p>0</text:p>
          </table:table-cell>
          <table:table-cell office:value-type="float" office:value="38.066305" calcext:value-type="float">
            <text:p>38.066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0724" calcext:value-type="float">
            <text:p>38.0724</text:p>
          </table:table-cell>
          <table:table-cell office:value-type="float" office:value="0.0258044" calcext:value-type="float">
            <text:p>0.0258044</text:p>
          </table:table-cell>
          <table:table-cell office:value-type="float" office:value="38.072437" calcext:value-type="float">
            <text:p>38.072437</text:p>
          </table:table-cell>
          <table:table-cell office:value-type="float" office:value="0.025796" calcext:value-type="float">
            <text:p>0.025796</text:p>
          </table:table-cell>
        </table:table-row>
        <table:table-row table:style-name="ro1">
          <table:table-cell office:value-type="float" office:value="38.0786" calcext:value-type="float">
            <text:p>38.0786</text:p>
          </table:table-cell>
          <table:table-cell office:value-type="float" office:value="0.0509435" calcext:value-type="float">
            <text:p>0.0509435</text:p>
          </table:table-cell>
          <table:table-cell office:value-type="float" office:value="38.078566" calcext:value-type="float">
            <text:p>38.078566</text:p>
          </table:table-cell>
          <table:table-cell office:value-type="float" office:value="0.050926" calcext:value-type="float">
            <text:p>0.050926</text:p>
          </table:table-cell>
        </table:table-row>
        <table:table-row table:style-name="ro1">
          <table:table-cell office:value-type="float" office:value="38.0847" calcext:value-type="float">
            <text:p>38.0847</text:p>
          </table:table-cell>
          <table:table-cell office:value-type="float" office:value="0.0754206" calcext:value-type="float">
            <text:p>0.0754206</text:p>
          </table:table-cell>
          <table:table-cell office:value-type="float" office:value="38.084691" calcext:value-type="float">
            <text:p>38.084691</text:p>
          </table:table-cell>
          <table:table-cell office:value-type="float" office:value="0.075395" calcext:value-type="float">
            <text:p>0.075395</text:p>
          </table:table-cell>
        </table:table-row>
        <table:table-row table:style-name="ro1">
          <table:table-cell office:value-type="float" office:value="38.0908" calcext:value-type="float">
            <text:p>38.0908</text:p>
          </table:table-cell>
          <table:table-cell office:value-type="float" office:value="0.099239" calcext:value-type="float">
            <text:p>0.099239</text:p>
          </table:table-cell>
          <table:table-cell office:value-type="float" office:value="38.090812" calcext:value-type="float">
            <text:p>38.090812</text:p>
          </table:table-cell>
          <table:table-cell office:value-type="float" office:value="0.099205" calcext:value-type="float">
            <text:p>0.099205</text:p>
          </table:table-cell>
        </table:table-row>
        <table:table-row table:style-name="ro1">
          <table:table-cell office:value-type="float" office:value="38.0969" calcext:value-type="float">
            <text:p>38.0969</text:p>
          </table:table-cell>
          <table:table-cell office:value-type="float" office:value="0.122402" calcext:value-type="float">
            <text:p>0.122402</text:p>
          </table:table-cell>
          <table:table-cell office:value-type="float" office:value="38.096929" calcext:value-type="float">
            <text:p>38.096929</text:p>
          </table:table-cell>
          <table:table-cell office:value-type="float" office:value="0.12236" calcext:value-type="float">
            <text:p>0.12236</text:p>
          </table:table-cell>
        </table:table-row>
        <table:table-row table:style-name="ro1">
          <table:table-cell office:value-type="float" office:value="38.103" calcext:value-type="float">
            <text:p>38.103</text:p>
          </table:table-cell>
          <table:table-cell office:value-type="float" office:value="0.144913" calcext:value-type="float">
            <text:p>0.144913</text:p>
          </table:table-cell>
          <table:table-cell office:value-type="float" office:value="38.103042" calcext:value-type="float">
            <text:p>38.103042</text:p>
          </table:table-cell>
          <table:table-cell office:value-type="float" office:value="0.144863" calcext:value-type="float">
            <text:p>0.144863</text:p>
          </table:table-cell>
        </table:table-row>
        <table:table-row table:style-name="ro1">
          <table:table-cell office:value-type="float" office:value="38.1092" calcext:value-type="float">
            <text:p>38.1092</text:p>
          </table:table-cell>
          <table:table-cell office:value-type="float" office:value="0.166774" calcext:value-type="float">
            <text:p>0.166774</text:p>
          </table:table-cell>
          <table:table-cell office:value-type="float" office:value="38.109152" calcext:value-type="float">
            <text:p>38.109152</text:p>
          </table:table-cell>
          <table:table-cell office:value-type="float" office:value="0.166717" calcext:value-type="float">
            <text:p>0.166717</text:p>
          </table:table-cell>
        </table:table-row>
        <table:table-row table:style-name="ro1">
          <table:table-cell office:value-type="float" office:value="38.1153" calcext:value-type="float">
            <text:p>38.1153</text:p>
          </table:table-cell>
          <table:table-cell office:value-type="float" office:value="0.187988" calcext:value-type="float">
            <text:p>0.187988</text:p>
          </table:table-cell>
          <table:table-cell office:value-type="float" office:value="38.115258" calcext:value-type="float">
            <text:p>38.115258</text:p>
          </table:table-cell>
          <table:table-cell office:value-type="float" office:value="0.187925" calcext:value-type="float">
            <text:p>0.187925</text:p>
          </table:table-cell>
        </table:table-row>
        <table:table-row table:style-name="ro1">
          <table:table-cell office:value-type="float" office:value="38.1214" calcext:value-type="float">
            <text:p>38.1214</text:p>
          </table:table-cell>
          <table:table-cell office:value-type="float" office:value="0.208559" calcext:value-type="float">
            <text:p>0.208559</text:p>
          </table:table-cell>
          <table:table-cell office:value-type="float" office:value="38.121361" calcext:value-type="float">
            <text:p>38.121361</text:p>
          </table:table-cell>
          <table:table-cell office:value-type="float" office:value="0.208489" calcext:value-type="float">
            <text:p>0.208489</text:p>
          </table:table-cell>
        </table:table-row>
        <table:table-row table:style-name="ro1">
          <table:table-cell office:value-type="float" office:value="38.1275" calcext:value-type="float">
            <text:p>38.1275</text:p>
          </table:table-cell>
          <table:table-cell office:value-type="float" office:value="0.228489" calcext:value-type="float">
            <text:p>0.228489</text:p>
          </table:table-cell>
          <table:table-cell office:value-type="float" office:value="38.127459" calcext:value-type="float">
            <text:p>38.127459</text:p>
          </table:table-cell>
          <table:table-cell office:value-type="float" office:value="0.228412" calcext:value-type="float">
            <text:p>0.228412</text:p>
          </table:table-cell>
        </table:table-row>
        <table:table-row table:style-name="ro1">
          <table:table-cell office:value-type="float" office:value="38.1336" calcext:value-type="float">
            <text:p>38.1336</text:p>
          </table:table-cell>
          <table:table-cell office:value-type="float" office:value="0.24778" calcext:value-type="float">
            <text:p>0.24778</text:p>
          </table:table-cell>
          <table:table-cell office:value-type="float" office:value="38.133554" calcext:value-type="float">
            <text:p>38.133554</text:p>
          </table:table-cell>
          <table:table-cell office:value-type="float" office:value="0.247697" calcext:value-type="float">
            <text:p>0.247697</text:p>
          </table:table-cell>
        </table:table-row>
        <table:table-row table:style-name="ro1">
          <table:table-cell office:value-type="float" office:value="38.1396" calcext:value-type="float">
            <text:p>38.1396</text:p>
          </table:table-cell>
          <table:table-cell office:value-type="float" office:value="0.266435" calcext:value-type="float">
            <text:p>0.266435</text:p>
          </table:table-cell>
          <table:table-cell office:value-type="float" office:value="38.139645" calcext:value-type="float">
            <text:p>38.139645</text:p>
          </table:table-cell>
          <table:table-cell office:value-type="float" office:value="0.266346" calcext:value-type="float">
            <text:p>0.266346</text:p>
          </table:table-cell>
        </table:table-row>
        <table:table-row table:style-name="ro1">
          <table:table-cell office:value-type="float" office:value="38.1457" calcext:value-type="float">
            <text:p>38.1457</text:p>
          </table:table-cell>
          <table:table-cell office:value-type="float" office:value="0.284457" calcext:value-type="float">
            <text:p>0.284457</text:p>
          </table:table-cell>
          <table:table-cell office:value-type="float" office:value="38.145733" calcext:value-type="float">
            <text:p>38.145733</text:p>
          </table:table-cell>
          <table:table-cell office:value-type="float" office:value="0.284362" calcext:value-type="float">
            <text:p>0.284362</text:p>
          </table:table-cell>
        </table:table-row>
        <table:table-row table:style-name="ro1">
          <table:table-cell office:value-type="float" office:value="38.1518" calcext:value-type="float">
            <text:p>38.1518</text:p>
          </table:table-cell>
          <table:table-cell office:value-type="float" office:value="0.301848" calcext:value-type="float">
            <text:p>0.301848</text:p>
          </table:table-cell>
          <table:table-cell office:value-type="float" office:value="38.151816" calcext:value-type="float">
            <text:p>38.151816</text:p>
          </table:table-cell>
          <table:table-cell office:value-type="float" office:value="0.301746" calcext:value-type="float">
            <text:p>0.301746</text:p>
          </table:table-cell>
        </table:table-row>
        <table:table-row table:style-name="ro1">
          <table:table-cell office:value-type="float" office:value="38.1579" calcext:value-type="float">
            <text:p>38.1579</text:p>
          </table:table-cell>
          <table:table-cell office:value-type="float" office:value="0.318609" calcext:value-type="float">
            <text:p>0.318609</text:p>
          </table:table-cell>
          <table:table-cell office:value-type="float" office:value="38.157896" calcext:value-type="float">
            <text:p>38.157896</text:p>
          </table:table-cell>
          <table:table-cell office:value-type="float" office:value="0.318502" calcext:value-type="float">
            <text:p>0.318502</text:p>
          </table:table-cell>
        </table:table-row>
        <table:table-row table:style-name="ro1">
          <table:table-cell office:value-type="float" office:value="38.164" calcext:value-type="float">
            <text:p>38.164</text:p>
          </table:table-cell>
          <table:table-cell office:value-type="float" office:value="0.334744" calcext:value-type="float">
            <text:p>0.334744</text:p>
          </table:table-cell>
          <table:table-cell office:value-type="float" office:value="38.163973" calcext:value-type="float">
            <text:p>38.163973</text:p>
          </table:table-cell>
          <table:table-cell office:value-type="float" office:value="0.334632" calcext:value-type="float">
            <text:p>0.334632</text:p>
          </table:table-cell>
        </table:table-row>
        <table:table-row table:style-name="ro1">
          <table:table-cell office:value-type="float" office:value="38.17" calcext:value-type="float">
            <text:p>38.17</text:p>
          </table:table-cell>
          <table:table-cell office:value-type="float" office:value="0.350254" calcext:value-type="float">
            <text:p>0.350254</text:p>
          </table:table-cell>
          <table:table-cell office:value-type="float" office:value="38.170045" calcext:value-type="float">
            <text:p>38.170045</text:p>
          </table:table-cell>
          <table:table-cell office:value-type="float" office:value="0.350137" calcext:value-type="float">
            <text:p>0.350137</text:p>
          </table:table-cell>
        </table:table-row>
        <table:table-row table:style-name="ro1">
          <table:table-cell office:value-type="float" office:value="38.1761" calcext:value-type="float">
            <text:p>38.1761</text:p>
          </table:table-cell>
          <table:table-cell office:value-type="float" office:value="0.365141" calcext:value-type="float">
            <text:p>0.365141</text:p>
          </table:table-cell>
          <table:table-cell office:value-type="float" office:value="38.176114" calcext:value-type="float">
            <text:p>38.176114</text:p>
          </table:table-cell>
          <table:table-cell office:value-type="float" office:value="0.365019" calcext:value-type="float">
            <text:p>0.365019</text:p>
          </table:table-cell>
        </table:table-row>
        <table:table-row table:style-name="ro1">
          <table:table-cell office:value-type="float" office:value="38.1822" calcext:value-type="float">
            <text:p>38.1822</text:p>
          </table:table-cell>
          <table:table-cell office:value-type="float" office:value="0.379407" calcext:value-type="float">
            <text:p>0.379407</text:p>
          </table:table-cell>
          <table:table-cell office:value-type="float" office:value="38.18218" calcext:value-type="float">
            <text:p>38.18218</text:p>
          </table:table-cell>
          <table:table-cell office:value-type="float" office:value="0.379281" calcext:value-type="float">
            <text:p>0.379281</text:p>
          </table:table-cell>
        </table:table-row>
        <table:table-row table:style-name="ro1">
          <table:table-cell office:value-type="float" office:value="38.1882" calcext:value-type="float">
            <text:p>38.1882</text:p>
          </table:table-cell>
          <table:table-cell office:value-type="float" office:value="0.393054" calcext:value-type="float">
            <text:p>0.393054</text:p>
          </table:table-cell>
          <table:table-cell office:value-type="float" office:value="38.188241" calcext:value-type="float">
            <text:p>38.188241</text:p>
          </table:table-cell>
          <table:table-cell office:value-type="float" office:value="0.392923" calcext:value-type="float">
            <text:p>0.392923</text:p>
          </table:table-cell>
        </table:table-row>
        <table:table-row table:style-name="ro1">
          <table:table-cell office:value-type="float" office:value="38.1943" calcext:value-type="float">
            <text:p>38.1943</text:p>
          </table:table-cell>
          <table:table-cell office:value-type="float" office:value="0.406084" calcext:value-type="float">
            <text:p>0.406084</text:p>
          </table:table-cell>
          <table:table-cell office:value-type="float" office:value="38.194299" calcext:value-type="float">
            <text:p>38.194299</text:p>
          </table:table-cell>
          <table:table-cell office:value-type="float" office:value="0.405949" calcext:value-type="float">
            <text:p>0.405949</text:p>
          </table:table-cell>
        </table:table-row>
        <table:table-row table:style-name="ro1">
          <table:table-cell office:value-type="float" office:value="38.2004" calcext:value-type="float">
            <text:p>38.2004</text:p>
          </table:table-cell>
          <table:table-cell office:value-type="float" office:value="0.418498" calcext:value-type="float">
            <text:p>0.418498</text:p>
          </table:table-cell>
          <table:table-cell office:value-type="float" office:value="38.200353" calcext:value-type="float">
            <text:p>38.200353</text:p>
          </table:table-cell>
          <table:table-cell office:value-type="float" office:value="0.418359" calcext:value-type="float">
            <text:p>0.418359</text:p>
          </table:table-cell>
        </table:table-row>
        <table:table-row table:style-name="ro1">
          <table:table-cell office:value-type="float" office:value="38.2064" calcext:value-type="float">
            <text:p>38.2064</text:p>
          </table:table-cell>
          <table:table-cell office:value-type="float" office:value="0.430297" calcext:value-type="float">
            <text:p>0.430297</text:p>
          </table:table-cell>
          <table:table-cell office:value-type="float" office:value="38.206404" calcext:value-type="float">
            <text:p>38.206404</text:p>
          </table:table-cell>
          <table:table-cell office:value-type="float" office:value="0.430155" calcext:value-type="float">
            <text:p>0.430155</text:p>
          </table:table-cell>
        </table:table-row>
        <table:table-row table:style-name="ro1">
          <table:table-cell office:value-type="float" office:value="38.2125" calcext:value-type="float">
            <text:p>38.2125</text:p>
          </table:table-cell>
          <table:table-cell office:value-type="float" office:value="0.441484" calcext:value-type="float">
            <text:p>0.441484</text:p>
          </table:table-cell>
          <table:table-cell office:value-type="float" office:value="38.212451" calcext:value-type="float">
            <text:p>38.212451</text:p>
          </table:table-cell>
          <table:table-cell office:value-type="float" office:value="0.441338" calcext:value-type="float">
            <text:p>0.441338</text:p>
          </table:table-cell>
        </table:table-row>
        <table:table-row table:style-name="ro1">
          <table:table-cell office:value-type="float" office:value="38.2185" calcext:value-type="float">
            <text:p>38.2185</text:p>
          </table:table-cell>
          <table:table-cell office:value-type="float" office:value="0.45206" calcext:value-type="float">
            <text:p>0.45206</text:p>
          </table:table-cell>
          <table:table-cell office:value-type="float" office:value="38.218494" calcext:value-type="float">
            <text:p>38.218494</text:p>
          </table:table-cell>
          <table:table-cell office:value-type="float" office:value="0.451911" calcext:value-type="float">
            <text:p>0.451911</text:p>
          </table:table-cell>
        </table:table-row>
        <table:table-row table:style-name="ro1">
          <table:table-cell office:value-type="float" office:value="38.2245" calcext:value-type="float">
            <text:p>38.2245</text:p>
          </table:table-cell>
          <table:table-cell office:value-type="float" office:value="0.462026" calcext:value-type="float">
            <text:p>0.462026</text:p>
          </table:table-cell>
          <table:table-cell office:value-type="float" office:value="38.224534" calcext:value-type="float">
            <text:p>38.224534</text:p>
          </table:table-cell>
          <table:table-cell office:value-type="float" office:value="0.461873" calcext:value-type="float">
            <text:p>0.461873</text:p>
          </table:table-cell>
        </table:table-row>
        <table:table-row table:style-name="ro1">
          <table:table-cell office:value-type="float" office:value="38.2306" calcext:value-type="float">
            <text:p>38.2306</text:p>
          </table:table-cell>
          <table:table-cell office:value-type="float" office:value="0.471383" calcext:value-type="float">
            <text:p>0.471383</text:p>
          </table:table-cell>
          <table:table-cell office:value-type="float" office:value="38.23057" calcext:value-type="float">
            <text:p>38.23057</text:p>
          </table:table-cell>
          <table:table-cell office:value-type="float" office:value="0.471228" calcext:value-type="float">
            <text:p>0.471228</text:p>
          </table:table-cell>
        </table:table-row>
        <table:table-row table:style-name="ro1">
          <table:table-cell office:value-type="float" office:value="38.2366" calcext:value-type="float">
            <text:p>38.2366</text:p>
          </table:table-cell>
          <table:table-cell office:value-type="float" office:value="0.480133" calcext:value-type="float">
            <text:p>0.480133</text:p>
          </table:table-cell>
          <table:table-cell office:value-type="float" office:value="38.236602" calcext:value-type="float">
            <text:p>38.236602</text:p>
          </table:table-cell>
          <table:table-cell office:value-type="float" office:value="0.479975" calcext:value-type="float">
            <text:p>0.479975</text:p>
          </table:table-cell>
        </table:table-row>
        <table:table-row table:style-name="ro1">
          <table:table-cell office:value-type="float" office:value="38.2426" calcext:value-type="float">
            <text:p>38.2426</text:p>
          </table:table-cell>
          <table:table-cell office:value-type="float" office:value="0.488276" calcext:value-type="float">
            <text:p>0.488276</text:p>
          </table:table-cell>
          <table:table-cell office:value-type="float" office:value="38.242631" calcext:value-type="float">
            <text:p>38.242631</text:p>
          </table:table-cell>
          <table:table-cell office:value-type="float" office:value="0.488116" calcext:value-type="float">
            <text:p>0.488116</text:p>
          </table:table-cell>
        </table:table-row>
        <table:table-row table:style-name="ro1">
          <table:table-cell office:value-type="float" office:value="38.2487" calcext:value-type="float">
            <text:p>38.2487</text:p>
          </table:table-cell>
          <table:table-cell office:value-type="float" office:value="0.495814" calcext:value-type="float">
            <text:p>0.495814</text:p>
          </table:table-cell>
          <table:table-cell office:value-type="float" office:value="38.248656" calcext:value-type="float">
            <text:p>38.248656</text:p>
          </table:table-cell>
          <table:table-cell office:value-type="float" office:value="0.495651" calcext:value-type="float">
            <text:p>0.495651</text:p>
          </table:table-cell>
        </table:table-row>
        <table:table-row table:style-name="ro1">
          <table:table-cell office:value-type="float" office:value="38.2547" calcext:value-type="float">
            <text:p>38.2547</text:p>
          </table:table-cell>
          <table:table-cell office:value-type="float" office:value="0.502748" calcext:value-type="float">
            <text:p>0.502748</text:p>
          </table:table-cell>
          <table:table-cell office:value-type="float" office:value="38.254677" calcext:value-type="float">
            <text:p>38.254677</text:p>
          </table:table-cell>
          <table:table-cell office:value-type="float" office:value="0.502583" calcext:value-type="float">
            <text:p>0.502583</text:p>
          </table:table-cell>
        </table:table-row>
        <table:table-row table:style-name="ro1">
          <table:table-cell office:value-type="float" office:value="38.2607" calcext:value-type="float">
            <text:p>38.2607</text:p>
          </table:table-cell>
          <table:table-cell office:value-type="float" office:value="0.509077" calcext:value-type="float">
            <text:p>0.509077</text:p>
          </table:table-cell>
          <table:table-cell office:value-type="float" office:value="38.260695" calcext:value-type="float">
            <text:p>38.260695</text:p>
          </table:table-cell>
          <table:table-cell office:value-type="float" office:value="0.508911" calcext:value-type="float">
            <text:p>0.508911</text:p>
          </table:table-cell>
        </table:table-row>
        <table:table-row table:style-name="ro1">
          <table:table-cell office:value-type="float" office:value="38.2667" calcext:value-type="float">
            <text:p>38.2667</text:p>
          </table:table-cell>
          <table:table-cell office:value-type="float" office:value="0.514805" calcext:value-type="float">
            <text:p>0.514805</text:p>
          </table:table-cell>
          <table:table-cell office:value-type="float" office:value="38.266709" calcext:value-type="float">
            <text:p>38.266709</text:p>
          </table:table-cell>
          <table:table-cell office:value-type="float" office:value="0.514636" calcext:value-type="float">
            <text:p>0.514636</text:p>
          </table:table-cell>
        </table:table-row>
        <table:table-row table:style-name="ro1">
          <table:table-cell office:value-type="float" office:value="38.2727" calcext:value-type="float">
            <text:p>38.2727</text:p>
          </table:table-cell>
          <table:table-cell office:value-type="float" office:value="0.51993" calcext:value-type="float">
            <text:p>0.51993</text:p>
          </table:table-cell>
          <table:table-cell office:value-type="float" office:value="38.27272" calcext:value-type="float">
            <text:p>38.27272</text:p>
          </table:table-cell>
          <table:table-cell office:value-type="float" office:value="0.51976" calcext:value-type="float">
            <text:p>0.51976</text:p>
          </table:table-cell>
        </table:table-row>
        <table:table-row table:style-name="ro1">
          <table:table-cell office:value-type="float" office:value="38.2787" calcext:value-type="float">
            <text:p>38.2787</text:p>
          </table:table-cell>
          <table:table-cell office:value-type="float" office:value="0.524453" calcext:value-type="float">
            <text:p>0.524453</text:p>
          </table:table-cell>
          <table:table-cell office:value-type="float" office:value="38.278727" calcext:value-type="float">
            <text:p>38.278727</text:p>
          </table:table-cell>
          <table:table-cell office:value-type="float" office:value="0.524282" calcext:value-type="float">
            <text:p>0.524282</text:p>
          </table:table-cell>
        </table:table-row>
        <table:table-row table:style-name="ro1">
          <table:table-cell office:value-type="float" office:value="38.2847" calcext:value-type="float">
            <text:p>38.2847</text:p>
          </table:table-cell>
          <table:table-cell office:value-type="float" office:value="0.528376" calcext:value-type="float">
            <text:p>0.528376</text:p>
          </table:table-cell>
          <table:table-cell office:value-type="float" office:value="38.28473" calcext:value-type="float">
            <text:p>38.28473</text:p>
          </table:table-cell>
          <table:table-cell office:value-type="float" office:value="0.528204" calcext:value-type="float">
            <text:p>0.528204</text:p>
          </table:table-cell>
        </table:table-row>
        <table:table-row table:style-name="ro1">
          <table:table-cell office:value-type="float" office:value="38.2907" calcext:value-type="float">
            <text:p>38.2907</text:p>
          </table:table-cell>
          <table:table-cell office:value-type="float" office:value="0.531699" calcext:value-type="float">
            <text:p>0.531699</text:p>
          </table:table-cell>
          <table:table-cell office:value-type="float" office:value="38.29073" calcext:value-type="float">
            <text:p>38.29073</text:p>
          </table:table-cell>
          <table:table-cell office:value-type="float" office:value="0.531526" calcext:value-type="float">
            <text:p>0.531526</text:p>
          </table:table-cell>
        </table:table-row>
        <table:table-row table:style-name="ro1">
          <table:table-cell office:value-type="float" office:value="38.2967" calcext:value-type="float">
            <text:p>38.2967</text:p>
          </table:table-cell>
          <table:table-cell office:value-type="float" office:value="0.534422" calcext:value-type="float">
            <text:p>0.534422</text:p>
          </table:table-cell>
          <table:table-cell office:value-type="float" office:value="38.296726" calcext:value-type="float">
            <text:p>38.296726</text:p>
          </table:table-cell>
          <table:table-cell office:value-type="float" office:value="0.534248" calcext:value-type="float">
            <text:p>0.534248</text:p>
          </table:table-cell>
        </table:table-row>
        <table:table-row table:style-name="ro1">
          <table:table-cell office:value-type="float" office:value="38.3027" calcext:value-type="float">
            <text:p>38.3027</text:p>
          </table:table-cell>
          <table:table-cell office:value-type="float" office:value="0.536545" calcext:value-type="float">
            <text:p>0.536545</text:p>
          </table:table-cell>
          <table:table-cell office:value-type="float" office:value="38.302718" calcext:value-type="float">
            <text:p>38.302718</text:p>
          </table:table-cell>
          <table:table-cell office:value-type="float" office:value="0.536371" calcext:value-type="float">
            <text:p>0.536371</text:p>
          </table:table-cell>
        </table:table-row>
        <table:table-row table:style-name="ro1">
          <table:table-cell office:value-type="float" office:value="38.3087" calcext:value-type="float">
            <text:p>38.3087</text:p>
          </table:table-cell>
          <table:table-cell office:value-type="float" office:value="0.538069" calcext:value-type="float">
            <text:p>0.538069</text:p>
          </table:table-cell>
          <table:table-cell office:value-type="float" office:value="38.308707" calcext:value-type="float">
            <text:p>38.308707</text:p>
          </table:table-cell>
          <table:table-cell office:value-type="float" office:value="0.537895" calcext:value-type="float">
            <text:p>0.537895</text:p>
          </table:table-cell>
        </table:table-row>
        <table:table-row table:style-name="ro1">
          <table:table-cell office:value-type="float" office:value="38.3147" calcext:value-type="float">
            <text:p>38.3147</text:p>
          </table:table-cell>
          <table:table-cell office:value-type="float" office:value="0.538994" calcext:value-type="float">
            <text:p>0.538994</text:p>
          </table:table-cell>
          <table:table-cell office:value-type="float" office:value="38.314693" calcext:value-type="float">
            <text:p>38.314693</text:p>
          </table:table-cell>
          <table:table-cell office:value-type="float" office:value="0.53882" calcext:value-type="float">
            <text:p>0.53882</text:p>
          </table:table-cell>
        </table:table-row>
        <table:table-row table:style-name="ro1">
          <table:table-cell office:value-type="float" office:value="38.3207" calcext:value-type="float">
            <text:p>38.3207</text:p>
          </table:table-cell>
          <table:table-cell office:value-type="float" office:value="0.53932" calcext:value-type="float">
            <text:p>0.53932</text:p>
          </table:table-cell>
          <table:table-cell office:value-type="float" office:value="38.320674" calcext:value-type="float">
            <text:p>38.320674</text:p>
          </table:table-cell>
          <table:table-cell office:value-type="float" office:value="0.539146" calcext:value-type="float">
            <text:p>0.539146</text:p>
          </table:table-cell>
        </table:table-row>
        <table:table-row table:style-name="ro1">
          <table:table-cell office:value-type="float" office:value="38.3267" calcext:value-type="float">
            <text:p>38.3267</text:p>
          </table:table-cell>
          <table:table-cell office:value-type="float" office:value="0.539048" calcext:value-type="float">
            <text:p>0.539048</text:p>
          </table:table-cell>
          <table:table-cell office:value-type="float" office:value="38.326653" calcext:value-type="float">
            <text:p>38.326653</text:p>
          </table:table-cell>
          <table:table-cell office:value-type="float" office:value="0.538874" calcext:value-type="float">
            <text:p>0.538874</text:p>
          </table:table-cell>
        </table:table-row>
        <table:table-row table:style-name="ro1">
          <table:table-cell office:value-type="float" office:value="38.3326" calcext:value-type="float">
            <text:p>38.3326</text:p>
          </table:table-cell>
          <table:table-cell office:value-type="float" office:value="0.538176" calcext:value-type="float">
            <text:p>0.538176</text:p>
          </table:table-cell>
          <table:table-cell office:value-type="float" office:value="38.332627" calcext:value-type="float">
            <text:p>38.332627</text:p>
          </table:table-cell>
          <table:table-cell office:value-type="float" office:value="0.538003" calcext:value-type="float">
            <text:p>0.538003</text:p>
          </table:table-cell>
        </table:table-row>
        <table:table-row table:style-name="ro1">
          <table:table-cell office:value-type="float" office:value="38.3386" calcext:value-type="float">
            <text:p>38.3386</text:p>
          </table:table-cell>
          <table:table-cell office:value-type="float" office:value="0.536706" calcext:value-type="float">
            <text:p>0.536706</text:p>
          </table:table-cell>
          <table:table-cell office:value-type="float" office:value="38.338598" calcext:value-type="float">
            <text:p>38.338598</text:p>
          </table:table-cell>
          <table:table-cell office:value-type="float" office:value="0.536534" calcext:value-type="float">
            <text:p>0.536534</text:p>
          </table:table-cell>
        </table:table-row>
        <table:table-row table:style-name="ro1">
          <table:table-cell office:value-type="float" office:value="38.3446" calcext:value-type="float">
            <text:p>38.3446</text:p>
          </table:table-cell>
          <table:table-cell office:value-type="float" office:value="0.534638" calcext:value-type="float">
            <text:p>0.534638</text:p>
          </table:table-cell>
          <table:table-cell office:value-type="float" office:value="38.344566" calcext:value-type="float">
            <text:p>38.344566</text:p>
          </table:table-cell>
          <table:table-cell office:value-type="float" office:value="0.534467" calcext:value-type="float">
            <text:p>0.534467</text:p>
          </table:table-cell>
        </table:table-row>
        <table:table-row table:style-name="ro1">
          <table:table-cell office:value-type="float" office:value="38.3505" calcext:value-type="float">
            <text:p>38.3505</text:p>
          </table:table-cell>
          <table:table-cell office:value-type="float" office:value="0.531971" calcext:value-type="float">
            <text:p>0.531971</text:p>
          </table:table-cell>
          <table:table-cell office:value-type="float" office:value="38.35053" calcext:value-type="float">
            <text:p>38.35053</text:p>
          </table:table-cell>
          <table:table-cell office:value-type="float" office:value="0.531801" calcext:value-type="float">
            <text:p>0.531801</text:p>
          </table:table-cell>
        </table:table-row>
        <table:table-row table:style-name="ro1">
          <table:table-cell office:value-type="float" office:value="38.3565" calcext:value-type="float">
            <text:p>38.3565</text:p>
          </table:table-cell>
          <table:table-cell office:value-type="float" office:value="0.528706" calcext:value-type="float">
            <text:p>0.528706</text:p>
          </table:table-cell>
          <table:table-cell office:value-type="float" office:value="38.35649" calcext:value-type="float">
            <text:p>38.35649</text:p>
          </table:table-cell>
          <table:table-cell office:value-type="float" office:value="0.528538" calcext:value-type="float">
            <text:p>0.528538</text:p>
          </table:table-cell>
        </table:table-row>
        <table:table-row table:style-name="ro1">
          <table:table-cell office:value-type="float" office:value="38.3624" calcext:value-type="float">
            <text:p>38.3624</text:p>
          </table:table-cell>
          <table:table-cell office:value-type="float" office:value="0.524844" calcext:value-type="float">
            <text:p>0.524844</text:p>
          </table:table-cell>
          <table:table-cell office:value-type="float" office:value="38.362447" calcext:value-type="float">
            <text:p>38.362447</text:p>
          </table:table-cell>
          <table:table-cell office:value-type="float" office:value="0.524677" calcext:value-type="float">
            <text:p>0.524677</text:p>
          </table:table-cell>
        </table:table-row>
        <table:table-row table:style-name="ro1">
          <table:table-cell office:value-type="float" office:value="38.3684" calcext:value-type="float">
            <text:p>38.3684</text:p>
          </table:table-cell>
          <table:table-cell office:value-type="float" office:value="0.520384" calcext:value-type="float">
            <text:p>0.520384</text:p>
          </table:table-cell>
          <table:table-cell office:value-type="float" office:value="38.3684" calcext:value-type="float">
            <text:p>38.3684</text:p>
          </table:table-cell>
          <table:table-cell office:value-type="float" office:value="0.520219" calcext:value-type="float">
            <text:p>0.520219</text:p>
          </table:table-cell>
        </table:table-row>
        <table:table-row table:style-name="ro1">
          <table:table-cell office:value-type="float" office:value="38.3743" calcext:value-type="float">
            <text:p>38.3743</text:p>
          </table:table-cell>
          <table:table-cell office:value-type="float" office:value="0.515327" calcext:value-type="float">
            <text:p>0.515327</text:p>
          </table:table-cell>
          <table:table-cell office:value-type="float" office:value="38.37435" calcext:value-type="float">
            <text:p>38.37435</text:p>
          </table:table-cell>
          <table:table-cell office:value-type="float" office:value="0.515164" calcext:value-type="float">
            <text:p>0.515164</text:p>
          </table:table-cell>
        </table:table-row>
        <table:table-row table:style-name="ro1">
          <table:table-cell office:value-type="float" office:value="38.3803" calcext:value-type="float">
            <text:p>38.3803</text:p>
          </table:table-cell>
          <table:table-cell office:value-type="float" office:value="0.509674" calcext:value-type="float">
            <text:p>0.509674</text:p>
          </table:table-cell>
          <table:table-cell office:value-type="float" office:value="38.380296" calcext:value-type="float">
            <text:p>38.380296</text:p>
          </table:table-cell>
          <table:table-cell office:value-type="float" office:value="0.509514" calcext:value-type="float">
            <text:p>0.509514</text:p>
          </table:table-cell>
        </table:table-row>
        <table:table-row table:style-name="ro1">
          <table:table-cell office:value-type="float" office:value="38.3862" calcext:value-type="float">
            <text:p>38.3862</text:p>
          </table:table-cell>
          <table:table-cell office:value-type="float" office:value="0.503426" calcext:value-type="float">
            <text:p>0.503426</text:p>
          </table:table-cell>
          <table:table-cell office:value-type="float" office:value="38.386239" calcext:value-type="float">
            <text:p>38.386239</text:p>
          </table:table-cell>
          <table:table-cell office:value-type="float" office:value="0.503268" calcext:value-type="float">
            <text:p>0.503268</text:p>
          </table:table-cell>
        </table:table-row>
        <table:table-row table:style-name="ro1">
          <table:table-cell office:value-type="float" office:value="38.3922" calcext:value-type="float">
            <text:p>38.3922</text:p>
          </table:table-cell>
          <table:table-cell office:value-type="float" office:value="0.496583" calcext:value-type="float">
            <text:p>0.496583</text:p>
          </table:table-cell>
          <table:table-cell office:value-type="float" office:value="38.392178" calcext:value-type="float">
            <text:p>38.392178</text:p>
          </table:table-cell>
          <table:table-cell office:value-type="float" office:value="0.496427" calcext:value-type="float">
            <text:p>0.496427</text:p>
          </table:table-cell>
        </table:table-row>
        <table:table-row table:style-name="ro1">
          <table:table-cell office:value-type="float" office:value="38.3981" calcext:value-type="float">
            <text:p>38.3981</text:p>
          </table:table-cell>
          <table:table-cell office:value-type="float" office:value="0.489146" calcext:value-type="float">
            <text:p>0.489146</text:p>
          </table:table-cell>
          <table:table-cell office:value-type="float" office:value="38.398113" calcext:value-type="float">
            <text:p>38.398113</text:p>
          </table:table-cell>
          <table:table-cell office:value-type="float" office:value="0.488993" calcext:value-type="float">
            <text:p>0.488993</text:p>
          </table:table-cell>
        </table:table-row>
        <table:table-row table:style-name="ro1">
          <table:table-cell office:value-type="float" office:value="38.404" calcext:value-type="float">
            <text:p>38.404</text:p>
          </table:table-cell>
          <table:table-cell office:value-type="float" office:value="0.481115" calcext:value-type="float">
            <text:p>0.481115</text:p>
          </table:table-cell>
          <table:table-cell office:value-type="float" office:value="38.404045" calcext:value-type="float">
            <text:p>38.404045</text:p>
          </table:table-cell>
          <table:table-cell office:value-type="float" office:value="0.480966" calcext:value-type="float">
            <text:p>0.480966</text:p>
          </table:table-cell>
        </table:table-row>
        <table:table-row table:style-name="ro1">
          <table:table-cell office:value-type="float" office:value="38.41" calcext:value-type="float">
            <text:p>38.41</text:p>
          </table:table-cell>
          <table:table-cell office:value-type="float" office:value="0.472492" calcext:value-type="float">
            <text:p>0.472492</text:p>
          </table:table-cell>
          <table:table-cell office:value-type="float" office:value="38.409974" calcext:value-type="float">
            <text:p>38.409974</text:p>
          </table:table-cell>
          <table:table-cell office:value-type="float" office:value="0.472346" calcext:value-type="float">
            <text:p>0.472346</text:p>
          </table:table-cell>
        </table:table-row>
        <table:table-row table:style-name="ro1">
          <table:table-cell office:value-type="float" office:value="38.4159" calcext:value-type="float">
            <text:p>38.4159</text:p>
          </table:table-cell>
          <table:table-cell office:value-type="float" office:value="0.463278" calcext:value-type="float">
            <text:p>0.463278</text:p>
          </table:table-cell>
          <table:table-cell office:value-type="float" office:value="38.415899" calcext:value-type="float">
            <text:p>38.415899</text:p>
          </table:table-cell>
          <table:table-cell office:value-type="float" office:value="0.463135" calcext:value-type="float">
            <text:p>0.463135</text:p>
          </table:table-cell>
        </table:table-row>
        <table:table-row table:style-name="ro1">
          <table:table-cell office:value-type="float" office:value="38.4218" calcext:value-type="float">
            <text:p>38.4218</text:p>
          </table:table-cell>
          <table:table-cell office:value-type="float" office:value="0.453474" calcext:value-type="float">
            <text:p>0.453474</text:p>
          </table:table-cell>
          <table:table-cell office:value-type="float" office:value="38.421821" calcext:value-type="float">
            <text:p>38.421821</text:p>
          </table:table-cell>
          <table:table-cell office:value-type="float" office:value="0.453335" calcext:value-type="float">
            <text:p>0.453335</text:p>
          </table:table-cell>
        </table:table-row>
        <table:table-row table:style-name="ro1">
          <table:table-cell office:value-type="float" office:value="38.4277" calcext:value-type="float">
            <text:p>38.4277</text:p>
          </table:table-cell>
          <table:table-cell office:value-type="float" office:value="0.44308" calcext:value-type="float">
            <text:p>0.44308</text:p>
          </table:table-cell>
          <table:table-cell office:value-type="float" office:value="38.427739" calcext:value-type="float">
            <text:p>38.427739</text:p>
          </table:table-cell>
          <table:table-cell office:value-type="float" office:value="0.442945" calcext:value-type="float">
            <text:p>0.442945</text:p>
          </table:table-cell>
        </table:table-row>
        <table:table-row table:style-name="ro1">
          <table:table-cell office:value-type="float" office:value="38.4337" calcext:value-type="float">
            <text:p>38.4337</text:p>
          </table:table-cell>
          <table:table-cell office:value-type="float" office:value="0.432099" calcext:value-type="float">
            <text:p>0.432099</text:p>
          </table:table-cell>
          <table:table-cell office:value-type="float" office:value="38.433653" calcext:value-type="float">
            <text:p>38.433653</text:p>
          </table:table-cell>
          <table:table-cell office:value-type="float" office:value="0.431968" calcext:value-type="float">
            <text:p>0.431968</text:p>
          </table:table-cell>
        </table:table-row>
        <table:table-row table:style-name="ro1">
          <table:table-cell office:value-type="float" office:value="38.4396" calcext:value-type="float">
            <text:p>38.4396</text:p>
          </table:table-cell>
          <table:table-cell office:value-type="float" office:value="0.420531" calcext:value-type="float">
            <text:p>0.420531</text:p>
          </table:table-cell>
          <table:table-cell office:value-type="float" office:value="38.439564" calcext:value-type="float">
            <text:p>38.439564</text:p>
          </table:table-cell>
          <table:table-cell office:value-type="float" office:value="0.420404" calcext:value-type="float">
            <text:p>0.420404</text:p>
          </table:table-cell>
        </table:table-row>
        <table:table-row table:style-name="ro1">
          <table:table-cell office:value-type="float" office:value="38.4455" calcext:value-type="float">
            <text:p>38.4455</text:p>
          </table:table-cell>
          <table:table-cell office:value-type="float" office:value="0.408377" calcext:value-type="float">
            <text:p>0.408377</text:p>
          </table:table-cell>
          <table:table-cell office:value-type="float" office:value="38.445472" calcext:value-type="float">
            <text:p>38.445472</text:p>
          </table:table-cell>
          <table:table-cell office:value-type="float" office:value="0.408255" calcext:value-type="float">
            <text:p>0.408255</text:p>
          </table:table-cell>
        </table:table-row>
        <table:table-row table:style-name="ro1">
          <table:table-cell office:value-type="float" office:value="38.4514" calcext:value-type="float">
            <text:p>38.4514</text:p>
          </table:table-cell>
          <table:table-cell office:value-type="float" office:value="0.39564" calcext:value-type="float">
            <text:p>0.39564</text:p>
          </table:table-cell>
          <table:table-cell office:value-type="float" office:value="38.451376" calcext:value-type="float">
            <text:p>38.451376</text:p>
          </table:table-cell>
          <table:table-cell office:value-type="float" office:value="0.395522" calcext:value-type="float">
            <text:p>0.395522</text:p>
          </table:table-cell>
        </table:table-row>
        <table:table-row table:style-name="ro1">
          <table:table-cell office:value-type="float" office:value="38.4573" calcext:value-type="float">
            <text:p>38.4573</text:p>
          </table:table-cell>
          <table:table-cell office:value-type="float" office:value="0.382319" calcext:value-type="float">
            <text:p>0.382319</text:p>
          </table:table-cell>
          <table:table-cell office:value-type="float" office:value="38.457276" calcext:value-type="float">
            <text:p>38.457276</text:p>
          </table:table-cell>
          <table:table-cell office:value-type="float" office:value="0.382206" calcext:value-type="float">
            <text:p>0.382206</text:p>
          </table:table-cell>
        </table:table-row>
        <table:table-row table:style-name="ro1">
          <table:table-cell office:value-type="float" office:value="38.4632" calcext:value-type="float">
            <text:p>38.4632</text:p>
          </table:table-cell>
          <table:table-cell office:value-type="float" office:value="0.368418" calcext:value-type="float">
            <text:p>0.368418</text:p>
          </table:table-cell>
          <table:table-cell office:value-type="float" office:value="38.463173" calcext:value-type="float">
            <text:p>38.463173</text:p>
          </table:table-cell>
          <table:table-cell office:value-type="float" office:value="0.36831" calcext:value-type="float">
            <text:p>0.36831</text:p>
          </table:table-cell>
        </table:table-row>
        <table:table-row table:style-name="ro1">
          <table:table-cell office:value-type="float" office:value="38.4691" calcext:value-type="float">
            <text:p>38.4691</text:p>
          </table:table-cell>
          <table:table-cell office:value-type="float" office:value="0.353938" calcext:value-type="float">
            <text:p>0.353938</text:p>
          </table:table-cell>
          <table:table-cell office:value-type="float" office:value="38.469067" calcext:value-type="float">
            <text:p>38.469067</text:p>
          </table:table-cell>
          <table:table-cell office:value-type="float" office:value="0.353835" calcext:value-type="float">
            <text:p>0.353835</text:p>
          </table:table-cell>
        </table:table-row>
        <table:table-row table:style-name="ro1">
          <table:table-cell office:value-type="float" office:value="38.475" calcext:value-type="float">
            <text:p>38.475</text:p>
          </table:table-cell>
          <table:table-cell office:value-type="float" office:value="0.33888" calcext:value-type="float">
            <text:p>0.33888</text:p>
          </table:table-cell>
          <table:table-cell office:value-type="float" office:value="38.474957" calcext:value-type="float">
            <text:p>38.474957</text:p>
          </table:table-cell>
          <table:table-cell office:value-type="float" office:value="0.338782" calcext:value-type="float">
            <text:p>0.338782</text:p>
          </table:table-cell>
        </table:table-row>
        <table:table-row table:style-name="ro1">
          <table:table-cell office:value-type="float" office:value="38.4808" calcext:value-type="float">
            <text:p>38.4808</text:p>
          </table:table-cell>
          <table:table-cell office:value-type="float" office:value="0.323245" calcext:value-type="float">
            <text:p>0.323245</text:p>
          </table:table-cell>
          <table:table-cell office:value-type="float" office:value="38.480844" calcext:value-type="float">
            <text:p>38.480844</text:p>
          </table:table-cell>
          <table:table-cell office:value-type="float" office:value="0.323153" calcext:value-type="float">
            <text:p>0.323153</text:p>
          </table:table-cell>
        </table:table-row>
        <table:table-row table:style-name="ro1">
          <table:table-cell office:value-type="float" office:value="38.4867" calcext:value-type="float">
            <text:p>38.4867</text:p>
          </table:table-cell>
          <table:table-cell office:value-type="float" office:value="0.307037" calcext:value-type="float">
            <text:p>0.307037</text:p>
          </table:table-cell>
          <table:table-cell office:value-type="float" office:value="38.486727" calcext:value-type="float">
            <text:p>38.486727</text:p>
          </table:table-cell>
          <table:table-cell office:value-type="float" office:value="0.30695" calcext:value-type="float">
            <text:p>0.30695</text:p>
          </table:table-cell>
        </table:table-row>
        <table:table-row table:style-name="ro1">
          <table:table-cell office:value-type="float" office:value="38.4926" calcext:value-type="float">
            <text:p>38.4926</text:p>
          </table:table-cell>
          <table:table-cell office:value-type="float" office:value="0.290255" calcext:value-type="float">
            <text:p>0.290255</text:p>
          </table:table-cell>
          <table:table-cell office:value-type="float" office:value="38.492606" calcext:value-type="float">
            <text:p>38.492606</text:p>
          </table:table-cell>
          <table:table-cell office:value-type="float" office:value="0.290175" calcext:value-type="float">
            <text:p>0.290175</text:p>
          </table:table-cell>
        </table:table-row>
        <table:table-row table:style-name="ro1">
          <table:table-cell office:value-type="float" office:value="38.4985" calcext:value-type="float">
            <text:p>38.4985</text:p>
          </table:table-cell>
          <table:table-cell office:value-type="float" office:value="0.272904" calcext:value-type="float">
            <text:p>0.272904</text:p>
          </table:table-cell>
          <table:table-cell office:value-type="float" office:value="38.498483" calcext:value-type="float">
            <text:p>38.498483</text:p>
          </table:table-cell>
          <table:table-cell office:value-type="float" office:value="0.27283" calcext:value-type="float">
            <text:p>0.27283</text:p>
          </table:table-cell>
        </table:table-row>
        <table:table-row table:style-name="ro1">
          <table:table-cell office:value-type="float" office:value="38.5044" calcext:value-type="float">
            <text:p>38.5044</text:p>
          </table:table-cell>
          <table:table-cell office:value-type="float" office:value="0.254983" calcext:value-type="float">
            <text:p>0.254983</text:p>
          </table:table-cell>
          <table:table-cell office:value-type="float" office:value="38.504356" calcext:value-type="float">
            <text:p>38.504356</text:p>
          </table:table-cell>
          <table:table-cell office:value-type="float" office:value="0.254916" calcext:value-type="float">
            <text:p>0.254916</text:p>
          </table:table-cell>
        </table:table-row>
        <table:table-row table:style-name="ro1">
          <table:table-cell office:value-type="float" office:value="38.5102" calcext:value-type="float">
            <text:p>38.5102</text:p>
          </table:table-cell>
          <table:table-cell office:value-type="float" office:value="0.236496" calcext:value-type="float">
            <text:p>0.236496</text:p>
          </table:table-cell>
          <table:table-cell office:value-type="float" office:value="38.510225" calcext:value-type="float">
            <text:p>38.510225</text:p>
          </table:table-cell>
          <table:table-cell office:value-type="float" office:value="0.236435" calcext:value-type="float">
            <text:p>0.236435</text:p>
          </table:table-cell>
        </table:table-row>
        <table:table-row table:style-name="ro1">
          <table:table-cell office:value-type="float" office:value="38.5161" calcext:value-type="float">
            <text:p>38.5161</text:p>
          </table:table-cell>
          <table:table-cell office:value-type="float" office:value="0.217444" calcext:value-type="float">
            <text:p>0.217444</text:p>
          </table:table-cell>
          <table:table-cell office:value-type="float" office:value="38.516091" calcext:value-type="float">
            <text:p>38.516091</text:p>
          </table:table-cell>
          <table:table-cell office:value-type="float" office:value="0.21739" calcext:value-type="float">
            <text:p>0.21739</text:p>
          </table:table-cell>
        </table:table-row>
        <table:table-row table:style-name="ro1">
          <table:table-cell office:value-type="float" office:value="38.522" calcext:value-type="float">
            <text:p>38.522</text:p>
          </table:table-cell>
          <table:table-cell office:value-type="float" office:value="0.19783" calcext:value-type="float">
            <text:p>0.19783</text:p>
          </table:table-cell>
          <table:table-cell office:value-type="float" office:value="38.521953" calcext:value-type="float">
            <text:p>38.521953</text:p>
          </table:table-cell>
          <table:table-cell office:value-type="float" office:value="0.197783" calcext:value-type="float">
            <text:p>0.197783</text:p>
          </table:table-cell>
        </table:table-row>
        <table:table-row table:style-name="ro1">
          <table:table-cell office:value-type="float" office:value="38.5278" calcext:value-type="float">
            <text:p>38.5278</text:p>
          </table:table-cell>
          <table:table-cell office:value-type="float" office:value="0.177656" calcext:value-type="float">
            <text:p>0.177656</text:p>
          </table:table-cell>
          <table:table-cell office:value-type="float" office:value="38.527812" calcext:value-type="float">
            <text:p>38.527812</text:p>
          </table:table-cell>
          <table:table-cell office:value-type="float" office:value="0.177616" calcext:value-type="float">
            <text:p>0.177616</text:p>
          </table:table-cell>
        </table:table-row>
        <table:table-row table:style-name="ro1">
          <table:table-cell office:value-type="float" office:value="38.5337" calcext:value-type="float">
            <text:p>38.5337</text:p>
          </table:table-cell>
          <table:table-cell office:value-type="float" office:value="0.156924" calcext:value-type="float">
            <text:p>0.156924</text:p>
          </table:table-cell>
          <table:table-cell office:value-type="float" office:value="38.533668" calcext:value-type="float">
            <text:p>38.533668</text:p>
          </table:table-cell>
          <table:table-cell office:value-type="float" office:value="0.15689" calcext:value-type="float">
            <text:p>0.15689</text:p>
          </table:table-cell>
        </table:table-row>
        <table:table-row table:style-name="ro1">
          <table:table-cell office:value-type="float" office:value="38.5395" calcext:value-type="float">
            <text:p>38.5395</text:p>
          </table:table-cell>
          <table:table-cell office:value-type="float" office:value="0.135635" calcext:value-type="float">
            <text:p>0.135635</text:p>
          </table:table-cell>
          <table:table-cell office:value-type="float" office:value="38.53952" calcext:value-type="float">
            <text:p>38.53952</text:p>
          </table:table-cell>
          <table:table-cell office:value-type="float" office:value="0.13561" calcext:value-type="float">
            <text:p>0.13561</text:p>
          </table:table-cell>
        </table:table-row>
        <table:table-row table:style-name="ro1">
          <table:table-cell office:value-type="float" office:value="38.5454" calcext:value-type="float">
            <text:p>38.5454</text:p>
          </table:table-cell>
          <table:table-cell office:value-type="float" office:value="0.113794" calcext:value-type="float">
            <text:p>0.113794</text:p>
          </table:table-cell>
          <table:table-cell office:value-type="float" office:value="38.545369" calcext:value-type="float">
            <text:p>38.545369</text:p>
          </table:table-cell>
          <table:table-cell office:value-type="float" office:value="0.113775" calcext:value-type="float">
            <text:p>0.113775</text:p>
          </table:table-cell>
        </table:table-row>
        <table:table-row table:style-name="ro1">
          <table:table-cell office:value-type="float" office:value="38.5512" calcext:value-type="float">
            <text:p>38.5512</text:p>
          </table:table-cell>
          <table:table-cell office:value-type="float" office:value="0.0914011" calcext:value-type="float">
            <text:p>0.0914011</text:p>
          </table:table-cell>
          <table:table-cell office:value-type="float" office:value="38.551214" calcext:value-type="float">
            <text:p>38.551214</text:p>
          </table:table-cell>
          <table:table-cell office:value-type="float" office:value="0.091391" calcext:value-type="float">
            <text:p>0.091391</text:p>
          </table:table-cell>
        </table:table-row>
        <table:table-row table:style-name="ro1">
          <table:table-cell office:value-type="float" office:value="38.5571" calcext:value-type="float">
            <text:p>38.5571</text:p>
          </table:table-cell>
          <table:table-cell office:value-type="float" office:value="0.0684598" calcext:value-type="float">
            <text:p>0.0684598</text:p>
          </table:table-cell>
          <table:table-cell office:value-type="float" office:value="38.557056" calcext:value-type="float">
            <text:p>38.557056</text:p>
          </table:table-cell>
          <table:table-cell office:value-type="float" office:value="0.068457" calcext:value-type="float">
            <text:p>0.068457</text:p>
          </table:table-cell>
        </table:table-row>
        <table:table-row table:style-name="ro1">
          <table:table-cell office:value-type="float" office:value="38.5629" calcext:value-type="float">
            <text:p>38.5629</text:p>
          </table:table-cell>
          <table:table-cell office:value-type="float" office:value="0.0449724" calcext:value-type="float">
            <text:p>0.0449724</text:p>
          </table:table-cell>
          <table:table-cell office:value-type="float" office:value="38.562895" calcext:value-type="float">
            <text:p>38.562895</text:p>
          </table:table-cell>
          <table:table-cell office:value-type="float" office:value="0.044978" calcext:value-type="float">
            <text:p>0.044978</text:p>
          </table:table-cell>
        </table:table-row>
        <table:table-row table:style-name="ro1">
          <table:table-cell office:value-type="float" office:value="38.5687" calcext:value-type="float">
            <text:p>38.5687</text:p>
          </table:table-cell>
          <table:table-cell office:value-type="float" office:value="0.0209414" calcext:value-type="float">
            <text:p>0.0209414</text:p>
          </table:table-cell>
          <table:table-cell office:value-type="float" office:value="38.56873" calcext:value-type="float">
            <text:p>38.56873</text:p>
          </table:table-cell>
          <table:table-cell office:value-type="float" office:value="0.020955" calcext:value-type="float">
            <text:p>0.020955</text:p>
          </table:table-cell>
        </table:table-row>
        <table:table-row table:style-name="ro1">
          <table:table-cell office:value-type="float" office:value="38.5746" calcext:value-type="float">
            <text:p>38.5746</text:p>
          </table:table-cell>
          <table:table-cell office:value-type="float" office:value="0" calcext:value-type="float">
            <text:p>0</text:p>
          </table:table-cell>
          <table:table-cell office:value-type="float" office:value="38.574561" calcext:value-type="float">
            <text:p>38.574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6212" calcext:value-type="float">
            <text:p>38.6212</text:p>
          </table:table-cell>
          <table:table-cell office:value-type="float" office:value="0" calcext:value-type="float">
            <text:p>0</text:p>
          </table:table-cell>
          <table:table-cell office:value-type="float" office:value="38.621188" calcext:value-type="float">
            <text:p>38.62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627" calcext:value-type="float">
            <text:p>38.627</text:p>
          </table:table-cell>
          <table:table-cell office:value-type="float" office:value="0.0251104" calcext:value-type="float">
            <text:p>0.0251104</text:p>
          </table:table-cell>
          <table:table-cell office:value-type="float" office:value="38.627016" calcext:value-type="float">
            <text:p>38.627016</text:p>
          </table:table-cell>
          <table:table-cell office:value-type="float" office:value="0.025102" calcext:value-type="float">
            <text:p>0.025102</text:p>
          </table:table-cell>
        </table:table-row>
        <table:table-row table:style-name="ro1">
          <table:table-cell office:value-type="float" office:value="38.6328" calcext:value-type="float">
            <text:p>38.6328</text:p>
          </table:table-cell>
          <table:table-cell office:value-type="float" office:value="0.049559" calcext:value-type="float">
            <text:p>0.049559</text:p>
          </table:table-cell>
          <table:table-cell office:value-type="float" office:value="38.632841" calcext:value-type="float">
            <text:p>38.632841</text:p>
          </table:table-cell>
          <table:table-cell office:value-type="float" office:value="0.049542" calcext:value-type="float">
            <text:p>0.049542</text:p>
          </table:table-cell>
        </table:table-row>
        <table:table-row table:style-name="ro1">
          <table:table-cell office:value-type="float" office:value="38.6387" calcext:value-type="float">
            <text:p>38.6387</text:p>
          </table:table-cell>
          <table:table-cell office:value-type="float" office:value="0.073349" calcext:value-type="float">
            <text:p>0.073349</text:p>
          </table:table-cell>
          <table:table-cell office:value-type="float" office:value="38.638662" calcext:value-type="float">
            <text:p>38.638662</text:p>
          </table:table-cell>
          <table:table-cell office:value-type="float" office:value="0.073324" calcext:value-type="float">
            <text:p>0.073324</text:p>
          </table:table-cell>
        </table:table-row>
        <table:table-row table:style-name="ro1">
          <table:table-cell office:value-type="float" office:value="38.6445" calcext:value-type="float">
            <text:p>38.6445</text:p>
          </table:table-cell>
          <table:table-cell office:value-type="float" office:value="0.0964837" calcext:value-type="float">
            <text:p>0.0964837</text:p>
          </table:table-cell>
          <table:table-cell office:value-type="float" office:value="38.64448" calcext:value-type="float">
            <text:p>38.64448</text:p>
          </table:table-cell>
          <table:table-cell office:value-type="float" office:value="0.096451" calcext:value-type="float">
            <text:p>0.096451</text:p>
          </table:table-cell>
        </table:table-row>
        <table:table-row table:style-name="ro1">
          <table:table-cell office:value-type="float" office:value="38.6503" calcext:value-type="float">
            <text:p>38.6503</text:p>
          </table:table-cell>
          <table:table-cell office:value-type="float" office:value="0.118966" calcext:value-type="float">
            <text:p>0.118966</text:p>
          </table:table-cell>
          <table:table-cell office:value-type="float" office:value="38.650295" calcext:value-type="float">
            <text:p>38.650295</text:p>
          </table:table-cell>
          <table:table-cell office:value-type="float" office:value="0.118926" calcext:value-type="float">
            <text:p>0.118926</text:p>
          </table:table-cell>
        </table:table-row>
        <table:table-row table:style-name="ro1">
          <table:table-cell office:value-type="float" office:value="38.6561" calcext:value-type="float">
            <text:p>38.6561</text:p>
          </table:table-cell>
          <table:table-cell office:value-type="float" office:value="0.140799" calcext:value-type="float">
            <text:p>0.140799</text:p>
          </table:table-cell>
          <table:table-cell office:value-type="float" office:value="38.656106" calcext:value-type="float">
            <text:p>38.656106</text:p>
          </table:table-cell>
          <table:table-cell office:value-type="float" office:value="0.140751" calcext:value-type="float">
            <text:p>0.140751</text:p>
          </table:table-cell>
        </table:table-row>
        <table:table-row table:style-name="ro1">
          <table:table-cell office:value-type="float" office:value="38.6619" calcext:value-type="float">
            <text:p>38.6619</text:p>
          </table:table-cell>
          <table:table-cell office:value-type="float" office:value="0.161986" calcext:value-type="float">
            <text:p>0.161986</text:p>
          </table:table-cell>
          <table:table-cell office:value-type="float" office:value="38.661914" calcext:value-type="float">
            <text:p>38.661914</text:p>
          </table:table-cell>
          <table:table-cell office:value-type="float" office:value="0.161931" calcext:value-type="float">
            <text:p>0.161931</text:p>
          </table:table-cell>
        </table:table-row>
        <table:table-row table:style-name="ro1">
          <table:table-cell office:value-type="float" office:value="38.6677" calcext:value-type="float">
            <text:p>38.6677</text:p>
          </table:table-cell>
          <table:table-cell office:value-type="float" office:value="0.182529" calcext:value-type="float">
            <text:p>0.182529</text:p>
          </table:table-cell>
          <table:table-cell office:value-type="float" office:value="38.667719" calcext:value-type="float">
            <text:p>38.667719</text:p>
          </table:table-cell>
          <table:table-cell office:value-type="float" office:value="0.182467" calcext:value-type="float">
            <text:p>0.182467</text:p>
          </table:table-cell>
        </table:table-row>
        <table:table-row table:style-name="ro1">
          <table:table-cell office:value-type="float" office:value="38.6735" calcext:value-type="float">
            <text:p>38.6735</text:p>
          </table:table-cell>
          <table:table-cell office:value-type="float" office:value="0.202431" calcext:value-type="float">
            <text:p>0.202431</text:p>
          </table:table-cell>
          <table:table-cell office:value-type="float" office:value="38.67352" calcext:value-type="float">
            <text:p>38.67352</text:p>
          </table:table-cell>
          <table:table-cell office:value-type="float" office:value="0.202363" calcext:value-type="float">
            <text:p>0.202363</text:p>
          </table:table-cell>
        </table:table-row>
        <table:table-row table:style-name="ro1">
          <table:table-cell office:value-type="float" office:value="38.6793" calcext:value-type="float">
            <text:p>38.6793</text:p>
          </table:table-cell>
          <table:table-cell office:value-type="float" office:value="0.221695" calcext:value-type="float">
            <text:p>0.221695</text:p>
          </table:table-cell>
          <table:table-cell office:value-type="float" office:value="38.679318" calcext:value-type="float">
            <text:p>38.679318</text:p>
          </table:table-cell>
          <table:table-cell office:value-type="float" office:value="0.22162" calcext:value-type="float">
            <text:p>0.22162</text:p>
          </table:table-cell>
        </table:table-row>
        <table:table-row table:style-name="ro1">
          <table:table-cell office:value-type="float" office:value="38.6851" calcext:value-type="float">
            <text:p>38.6851</text:p>
          </table:table-cell>
          <table:table-cell office:value-type="float" office:value="0.240323" calcext:value-type="float">
            <text:p>0.240323</text:p>
          </table:table-cell>
          <table:table-cell office:value-type="float" office:value="38.685113" calcext:value-type="float">
            <text:p>38.685113</text:p>
          </table:table-cell>
          <table:table-cell office:value-type="float" office:value="0.240242" calcext:value-type="float">
            <text:p>0.240242</text:p>
          </table:table-cell>
        </table:table-row>
        <table:table-row table:style-name="ro1">
          <table:table-cell office:value-type="float" office:value="38.6909" calcext:value-type="float">
            <text:p>38.6909</text:p>
          </table:table-cell>
          <table:table-cell office:value-type="float" office:value="0.258317" calcext:value-type="float">
            <text:p>0.258317</text:p>
          </table:table-cell>
          <table:table-cell office:value-type="float" office:value="38.690904" calcext:value-type="float">
            <text:p>38.690904</text:p>
          </table:table-cell>
          <table:table-cell office:value-type="float" office:value="0.25823" calcext:value-type="float">
            <text:p>0.25823</text:p>
          </table:table-cell>
        </table:table-row>
        <table:table-row table:style-name="ro1">
          <table:table-cell office:value-type="float" office:value="38.6967" calcext:value-type="float">
            <text:p>38.6967</text:p>
          </table:table-cell>
          <table:table-cell office:value-type="float" office:value="0.27568" calcext:value-type="float">
            <text:p>0.27568</text:p>
          </table:table-cell>
          <table:table-cell office:value-type="float" office:value="38.696691" calcext:value-type="float">
            <text:p>38.696691</text:p>
          </table:table-cell>
          <table:table-cell office:value-type="float" office:value="0.275588" calcext:value-type="float">
            <text:p>0.275588</text:p>
          </table:table-cell>
        </table:table-row>
        <table:table-row table:style-name="ro1">
          <table:table-cell office:value-type="float" office:value="38.7025" calcext:value-type="float">
            <text:p>38.7025</text:p>
          </table:table-cell>
          <table:table-cell office:value-type="float" office:value="0.292415" calcext:value-type="float">
            <text:p>0.292415</text:p>
          </table:table-cell>
          <table:table-cell office:value-type="float" office:value="38.702476" calcext:value-type="float">
            <text:p>38.702476</text:p>
          </table:table-cell>
          <table:table-cell office:value-type="float" office:value="0.292317" calcext:value-type="float">
            <text:p>0.292317</text:p>
          </table:table-cell>
        </table:table-row>
        <table:table-row table:style-name="ro1">
          <table:table-cell office:value-type="float" office:value="38.7083" calcext:value-type="float">
            <text:p>38.7083</text:p>
          </table:table-cell>
          <table:table-cell office:value-type="float" office:value="0.308522" calcext:value-type="float">
            <text:p>0.308522</text:p>
          </table:table-cell>
          <table:table-cell office:value-type="float" office:value="38.708257" calcext:value-type="float">
            <text:p>38.708257</text:p>
          </table:table-cell>
          <table:table-cell office:value-type="float" office:value="0.308419" calcext:value-type="float">
            <text:p>0.308419</text:p>
          </table:table-cell>
        </table:table-row>
        <table:table-row table:style-name="ro1">
          <table:table-cell office:value-type="float" office:value="38.714" calcext:value-type="float">
            <text:p>38.714</text:p>
          </table:table-cell>
          <table:table-cell office:value-type="float" office:value="0.324005" calcext:value-type="float">
            <text:p>0.324005</text:p>
          </table:table-cell>
          <table:table-cell office:value-type="float" office:value="38.714035" calcext:value-type="float">
            <text:p>38.714035</text:p>
          </table:table-cell>
          <table:table-cell office:value-type="float" office:value="0.323897" calcext:value-type="float">
            <text:p>0.323897</text:p>
          </table:table-cell>
        </table:table-row>
        <table:table-row table:style-name="ro1">
          <table:table-cell office:value-type="float" office:value="38.7198" calcext:value-type="float">
            <text:p>38.7198</text:p>
          </table:table-cell>
          <table:table-cell office:value-type="float" office:value="0.338866" calcext:value-type="float">
            <text:p>0.338866</text:p>
          </table:table-cell>
          <table:table-cell office:value-type="float" office:value="38.719809" calcext:value-type="float">
            <text:p>38.719809</text:p>
          </table:table-cell>
          <table:table-cell office:value-type="float" office:value="0.338752" calcext:value-type="float">
            <text:p>0.338752</text:p>
          </table:table-cell>
        </table:table-row>
        <table:table-row table:style-name="ro1">
          <table:table-cell office:value-type="float" office:value="38.7256" calcext:value-type="float">
            <text:p>38.7256</text:p>
          </table:table-cell>
          <table:table-cell office:value-type="float" office:value="0.353105" calcext:value-type="float">
            <text:p>0.353105</text:p>
          </table:table-cell>
          <table:table-cell office:value-type="float" office:value="38.72558" calcext:value-type="float">
            <text:p>38.72558</text:p>
          </table:table-cell>
          <table:table-cell office:value-type="float" office:value="0.352987" calcext:value-type="float">
            <text:p>0.352987</text:p>
          </table:table-cell>
        </table:table-row>
        <table:table-row table:style-name="ro1">
          <table:table-cell office:value-type="float" office:value="38.7313" calcext:value-type="float">
            <text:p>38.7313</text:p>
          </table:table-cell>
          <table:table-cell office:value-type="float" office:value="0.366725" calcext:value-type="float">
            <text:p>0.366725</text:p>
          </table:table-cell>
          <table:table-cell office:value-type="float" office:value="38.731348" calcext:value-type="float">
            <text:p>38.731348</text:p>
          </table:table-cell>
          <table:table-cell office:value-type="float" office:value="0.366603" calcext:value-type="float">
            <text:p>0.366603</text:p>
          </table:table-cell>
        </table:table-row>
        <table:table-row table:style-name="ro1">
          <table:table-cell office:value-type="float" office:value="38.7371" calcext:value-type="float">
            <text:p>38.7371</text:p>
          </table:table-cell>
          <table:table-cell office:value-type="float" office:value="0.379728" calcext:value-type="float">
            <text:p>0.379728</text:p>
          </table:table-cell>
          <table:table-cell office:value-type="float" office:value="38.737112" calcext:value-type="float">
            <text:p>38.737112</text:p>
          </table:table-cell>
          <table:table-cell office:value-type="float" office:value="0.379601" calcext:value-type="float">
            <text:p>0.379601</text:p>
          </table:table-cell>
        </table:table-row>
        <table:table-row table:style-name="ro1">
          <table:table-cell office:value-type="float" office:value="38.7429" calcext:value-type="float">
            <text:p>38.7429</text:p>
          </table:table-cell>
          <table:table-cell office:value-type="float" office:value="0.392116" calcext:value-type="float">
            <text:p>0.392116</text:p>
          </table:table-cell>
          <table:table-cell office:value-type="float" office:value="38.742873" calcext:value-type="float">
            <text:p>38.742873</text:p>
          </table:table-cell>
          <table:table-cell office:value-type="float" office:value="0.391985" calcext:value-type="float">
            <text:p>0.391985</text:p>
          </table:table-cell>
        </table:table-row>
        <table:table-row table:style-name="ro1">
          <table:table-cell office:value-type="float" office:value="38.7486" calcext:value-type="float">
            <text:p>38.7486</text:p>
          </table:table-cell>
          <table:table-cell office:value-type="float" office:value="0.403889" calcext:value-type="float">
            <text:p>0.403889</text:p>
          </table:table-cell>
          <table:table-cell office:value-type="float" office:value="38.748631" calcext:value-type="float">
            <text:p>38.748631</text:p>
          </table:table-cell>
          <table:table-cell office:value-type="float" office:value="0.403754" calcext:value-type="float">
            <text:p>0.403754</text:p>
          </table:table-cell>
        </table:table-row>
        <table:table-row table:style-name="ro1">
          <table:table-cell office:value-type="float" office:value="38.7544" calcext:value-type="float">
            <text:p>38.7544</text:p>
          </table:table-cell>
          <table:table-cell office:value-type="float" office:value="0.41505" calcext:value-type="float">
            <text:p>0.41505</text:p>
          </table:table-cell>
          <table:table-cell office:value-type="float" office:value="38.754386" calcext:value-type="float">
            <text:p>38.754386</text:p>
          </table:table-cell>
          <table:table-cell office:value-type="float" office:value="0.414911" calcext:value-type="float">
            <text:p>0.414911</text:p>
          </table:table-cell>
        </table:table-row>
        <table:table-row table:style-name="ro1">
          <table:table-cell office:value-type="float" office:value="38.7601" calcext:value-type="float">
            <text:p>38.7601</text:p>
          </table:table-cell>
          <table:table-cell office:value-type="float" office:value="0.425599" calcext:value-type="float">
            <text:p>0.425599</text:p>
          </table:table-cell>
          <table:table-cell office:value-type="float" office:value="38.760137" calcext:value-type="float">
            <text:p>38.760137</text:p>
          </table:table-cell>
          <table:table-cell office:value-type="float" office:value="0.425458" calcext:value-type="float">
            <text:p>0.425458</text:p>
          </table:table-cell>
        </table:table-row>
        <table:table-row table:style-name="ro1">
          <table:table-cell office:value-type="float" office:value="38.7659" calcext:value-type="float">
            <text:p>38.7659</text:p>
          </table:table-cell>
          <table:table-cell office:value-type="float" office:value="0.435539" calcext:value-type="float">
            <text:p>0.435539</text:p>
          </table:table-cell>
          <table:table-cell office:value-type="float" office:value="38.765885" calcext:value-type="float">
            <text:p>38.765885</text:p>
          </table:table-cell>
          <table:table-cell office:value-type="float" office:value="0.435394" calcext:value-type="float">
            <text:p>0.435394</text:p>
          </table:table-cell>
        </table:table-row>
        <table:table-row table:style-name="ro1">
          <table:table-cell office:value-type="float" office:value="38.7716" calcext:value-type="float">
            <text:p>38.7716</text:p>
          </table:table-cell>
          <table:table-cell office:value-type="float" office:value="0.444869" calcext:value-type="float">
            <text:p>0.444869</text:p>
          </table:table-cell>
          <table:table-cell office:value-type="float" office:value="38.771629" calcext:value-type="float">
            <text:p>38.771629</text:p>
          </table:table-cell>
          <table:table-cell office:value-type="float" office:value="0.444722" calcext:value-type="float">
            <text:p>0.444722</text:p>
          </table:table-cell>
        </table:table-row>
        <table:table-row table:style-name="ro1">
          <table:table-cell office:value-type="float" office:value="38.7774" calcext:value-type="float">
            <text:p>38.7774</text:p>
          </table:table-cell>
          <table:table-cell office:value-type="float" office:value="0.453593" calcext:value-type="float">
            <text:p>0.453593</text:p>
          </table:table-cell>
          <table:table-cell office:value-type="float" office:value="38.77737" calcext:value-type="float">
            <text:p>38.77737</text:p>
          </table:table-cell>
          <table:table-cell office:value-type="float" office:value="0.453443" calcext:value-type="float">
            <text:p>0.453443</text:p>
          </table:table-cell>
        </table:table-row>
        <table:table-row table:style-name="ro1">
          <table:table-cell office:value-type="float" office:value="38.7831" calcext:value-type="float">
            <text:p>38.7831</text:p>
          </table:table-cell>
          <table:table-cell office:value-type="float" office:value="0.46171" calcext:value-type="float">
            <text:p>0.46171</text:p>
          </table:table-cell>
          <table:table-cell office:value-type="float" office:value="38.783108" calcext:value-type="float">
            <text:p>38.783108</text:p>
          </table:table-cell>
          <table:table-cell office:value-type="float" office:value="0.461557" calcext:value-type="float">
            <text:p>0.461557</text:p>
          </table:table-cell>
        </table:table-row>
        <table:table-row table:style-name="ro1">
          <table:table-cell office:value-type="float" office:value="38.7888" calcext:value-type="float">
            <text:p>38.7888</text:p>
          </table:table-cell>
          <table:table-cell office:value-type="float" office:value="0.469222" calcext:value-type="float">
            <text:p>0.469222</text:p>
          </table:table-cell>
          <table:table-cell office:value-type="float" office:value="38.788843" calcext:value-type="float">
            <text:p>38.788843</text:p>
          </table:table-cell>
          <table:table-cell office:value-type="float" office:value="0.469067" calcext:value-type="float">
            <text:p>0.469067</text:p>
          </table:table-cell>
        </table:table-row>
        <table:table-row table:style-name="ro1">
          <table:table-cell office:value-type="float" office:value="38.7946" calcext:value-type="float">
            <text:p>38.7946</text:p>
          </table:table-cell>
          <table:table-cell office:value-type="float" office:value="0.476129" calcext:value-type="float">
            <text:p>0.476129</text:p>
          </table:table-cell>
          <table:table-cell office:value-type="float" office:value="38.794574" calcext:value-type="float">
            <text:p>38.794574</text:p>
          </table:table-cell>
          <table:table-cell office:value-type="float" office:value="0.475972" calcext:value-type="float">
            <text:p>0.475972</text:p>
          </table:table-cell>
        </table:table-row>
        <table:table-row table:style-name="ro1">
          <table:table-cell office:value-type="float" office:value="38.8003" calcext:value-type="float">
            <text:p>38.8003</text:p>
          </table:table-cell>
          <table:table-cell office:value-type="float" office:value="0.482433" calcext:value-type="float">
            <text:p>0.482433</text:p>
          </table:table-cell>
          <table:table-cell office:value-type="float" office:value="38.800302" calcext:value-type="float">
            <text:p>38.800302</text:p>
          </table:table-cell>
          <table:table-cell office:value-type="float" office:value="0.482274" calcext:value-type="float">
            <text:p>0.482274</text:p>
          </table:table-cell>
        </table:table-row>
        <table:table-row table:style-name="ro1">
          <table:table-cell office:value-type="float" office:value="38.806" calcext:value-type="float">
            <text:p>38.806</text:p>
          </table:table-cell>
          <table:table-cell office:value-type="float" office:value="0.488134" calcext:value-type="float">
            <text:p>0.488134</text:p>
          </table:table-cell>
          <table:table-cell office:value-type="float" office:value="38.806027" calcext:value-type="float">
            <text:p>38.806027</text:p>
          </table:table-cell>
          <table:table-cell office:value-type="float" office:value="0.487973" calcext:value-type="float">
            <text:p>0.487973</text:p>
          </table:table-cell>
        </table:table-row>
        <table:table-row table:style-name="ro1">
          <table:table-cell office:value-type="float" office:value="38.8117" calcext:value-type="float">
            <text:p>38.8117</text:p>
          </table:table-cell>
          <table:table-cell office:value-type="float" office:value="0.493233" calcext:value-type="float">
            <text:p>0.493233</text:p>
          </table:table-cell>
          <table:table-cell office:value-type="float" office:value="38.811749" calcext:value-type="float">
            <text:p>38.811749</text:p>
          </table:table-cell>
          <table:table-cell office:value-type="float" office:value="0.493071" calcext:value-type="float">
            <text:p>0.493071</text:p>
          </table:table-cell>
        </table:table-row>
        <table:table-row table:style-name="ro1">
          <table:table-cell office:value-type="float" office:value="38.8175" calcext:value-type="float">
            <text:p>38.8175</text:p>
          </table:table-cell>
          <table:table-cell office:value-type="float" office:value="0.497731" calcext:value-type="float">
            <text:p>0.497731</text:p>
          </table:table-cell>
          <table:table-cell office:value-type="float" office:value="38.817467" calcext:value-type="float">
            <text:p>38.817467</text:p>
          </table:table-cell>
          <table:table-cell office:value-type="float" office:value="0.497567" calcext:value-type="float">
            <text:p>0.497567</text:p>
          </table:table-cell>
        </table:table-row>
        <table:table-row table:style-name="ro1">
          <table:table-cell office:value-type="float" office:value="38.8232" calcext:value-type="float">
            <text:p>38.8232</text:p>
          </table:table-cell>
          <table:table-cell office:value-type="float" office:value="0.501628" calcext:value-type="float">
            <text:p>0.501628</text:p>
          </table:table-cell>
          <table:table-cell office:value-type="float" office:value="38.823182" calcext:value-type="float">
            <text:p>38.823182</text:p>
          </table:table-cell>
          <table:table-cell office:value-type="float" office:value="0.501463" calcext:value-type="float">
            <text:p>0.501463</text:p>
          </table:table-cell>
        </table:table-row>
        <table:table-row table:style-name="ro1">
          <table:table-cell office:value-type="float" office:value="38.8289" calcext:value-type="float">
            <text:p>38.8289</text:p>
          </table:table-cell>
          <table:table-cell office:value-type="float" office:value="0.504924" calcext:value-type="float">
            <text:p>0.504924</text:p>
          </table:table-cell>
          <table:table-cell office:value-type="float" office:value="38.828894" calcext:value-type="float">
            <text:p>38.828894</text:p>
          </table:table-cell>
          <table:table-cell office:value-type="float" office:value="0.504759" calcext:value-type="float">
            <text:p>0.504759</text:p>
          </table:table-cell>
        </table:table-row>
        <table:table-row table:style-name="ro1">
          <table:table-cell office:value-type="float" office:value="38.8346" calcext:value-type="float">
            <text:p>38.8346</text:p>
          </table:table-cell>
          <table:table-cell office:value-type="float" office:value="0.507621" calcext:value-type="float">
            <text:p>0.507621</text:p>
          </table:table-cell>
          <table:table-cell office:value-type="float" office:value="38.834602" calcext:value-type="float">
            <text:p>38.834602</text:p>
          </table:table-cell>
          <table:table-cell office:value-type="float" office:value="0.507455" calcext:value-type="float">
            <text:p>0.507455</text:p>
          </table:table-cell>
        </table:table-row>
        <table:table-row table:style-name="ro1">
          <table:table-cell office:value-type="float" office:value="38.8403" calcext:value-type="float">
            <text:p>38.8403</text:p>
          </table:table-cell>
          <table:table-cell office:value-type="float" office:value="0.509719" calcext:value-type="float">
            <text:p>0.509719</text:p>
          </table:table-cell>
          <table:table-cell office:value-type="float" office:value="38.840307" calcext:value-type="float">
            <text:p>38.840307</text:p>
          </table:table-cell>
          <table:table-cell office:value-type="float" office:value="0.509552" calcext:value-type="float">
            <text:p>0.509552</text:p>
          </table:table-cell>
        </table:table-row>
        <table:table-row table:style-name="ro1">
          <table:table-cell office:value-type="float" office:value="38.846" calcext:value-type="float">
            <text:p>38.846</text:p>
          </table:table-cell>
          <table:table-cell office:value-type="float" office:value="0.511217" calcext:value-type="float">
            <text:p>0.511217</text:p>
          </table:table-cell>
          <table:table-cell office:value-type="float" office:value="38.846009" calcext:value-type="float">
            <text:p>38.846009</text:p>
          </table:table-cell>
          <table:table-cell office:value-type="float" office:value="0.51105" calcext:value-type="float">
            <text:p>0.51105</text:p>
          </table:table-cell>
        </table:table-row>
        <table:table-row table:style-name="ro1">
          <table:table-cell office:value-type="float" office:value="38.8517" calcext:value-type="float">
            <text:p>38.8517</text:p>
          </table:table-cell>
          <table:table-cell office:value-type="float" office:value="0.512116" calcext:value-type="float">
            <text:p>0.512116</text:p>
          </table:table-cell>
          <table:table-cell office:value-type="float" office:value="38.851708" calcext:value-type="float">
            <text:p>38.851708</text:p>
          </table:table-cell>
          <table:table-cell office:value-type="float" office:value="0.511949" calcext:value-type="float">
            <text:p>0.511949</text:p>
          </table:table-cell>
        </table:table-row>
        <table:table-row table:style-name="ro1">
          <table:table-cell office:value-type="float" office:value="38.8574" calcext:value-type="float">
            <text:p>38.8574</text:p>
          </table:table-cell>
          <table:table-cell office:value-type="float" office:value="0.512416" calcext:value-type="float">
            <text:p>0.512416</text:p>
          </table:table-cell>
          <table:table-cell office:value-type="float" office:value="38.857403" calcext:value-type="float">
            <text:p>38.857403</text:p>
          </table:table-cell>
          <table:table-cell office:value-type="float" office:value="0.51225" calcext:value-type="float">
            <text:p>0.51225</text:p>
          </table:table-cell>
        </table:table-row>
        <table:table-row table:style-name="ro1">
          <table:table-cell office:value-type="float" office:value="38.8631" calcext:value-type="float">
            <text:p>38.8631</text:p>
          </table:table-cell>
          <table:table-cell office:value-type="float" office:value="0.512118" calcext:value-type="float">
            <text:p>0.512118</text:p>
          </table:table-cell>
          <table:table-cell office:value-type="float" office:value="38.863095" calcext:value-type="float">
            <text:p>38.863095</text:p>
          </table:table-cell>
          <table:table-cell office:value-type="float" office:value="0.511952" calcext:value-type="float">
            <text:p>0.511952</text:p>
          </table:table-cell>
        </table:table-row>
        <table:table-row table:style-name="ro1">
          <table:table-cell office:value-type="float" office:value="38.8688" calcext:value-type="float">
            <text:p>38.8688</text:p>
          </table:table-cell>
          <table:table-cell office:value-type="float" office:value="0.511221" calcext:value-type="float">
            <text:p>0.511221</text:p>
          </table:table-cell>
          <table:table-cell office:value-type="float" office:value="38.868784" calcext:value-type="float">
            <text:p>38.868784</text:p>
          </table:table-cell>
          <table:table-cell office:value-type="float" office:value="0.511055" calcext:value-type="float">
            <text:p>0.511055</text:p>
          </table:table-cell>
        </table:table-row>
        <table:table-row table:style-name="ro1">
          <table:table-cell office:value-type="float" office:value="38.8745" calcext:value-type="float">
            <text:p>38.8745</text:p>
          </table:table-cell>
          <table:table-cell office:value-type="float" office:value="0.509725" calcext:value-type="float">
            <text:p>0.509725</text:p>
          </table:table-cell>
          <table:table-cell office:value-type="float" office:value="38.87447" calcext:value-type="float">
            <text:p>38.87447</text:p>
          </table:table-cell>
          <table:table-cell office:value-type="float" office:value="0.50956" calcext:value-type="float">
            <text:p>0.50956</text:p>
          </table:table-cell>
        </table:table-row>
        <table:table-row table:style-name="ro1">
          <table:table-cell office:value-type="float" office:value="38.8802" calcext:value-type="float">
            <text:p>38.8802</text:p>
          </table:table-cell>
          <table:table-cell office:value-type="float" office:value="0.507631" calcext:value-type="float">
            <text:p>0.507631</text:p>
          </table:table-cell>
          <table:table-cell office:value-type="float" office:value="38.880153" calcext:value-type="float">
            <text:p>38.880153</text:p>
          </table:table-cell>
          <table:table-cell office:value-type="float" office:value="0.507467" calcext:value-type="float">
            <text:p>0.507467</text:p>
          </table:table-cell>
        </table:table-row>
        <table:table-row table:style-name="ro1">
          <table:table-cell office:value-type="float" office:value="38.8858" calcext:value-type="float">
            <text:p>38.8858</text:p>
          </table:table-cell>
          <table:table-cell office:value-type="float" office:value="0.504938" calcext:value-type="float">
            <text:p>0.504938</text:p>
          </table:table-cell>
          <table:table-cell office:value-type="float" office:value="38.885832" calcext:value-type="float">
            <text:p>38.885832</text:p>
          </table:table-cell>
          <table:table-cell office:value-type="float" office:value="0.504775" calcext:value-type="float">
            <text:p>0.504775</text:p>
          </table:table-cell>
        </table:table-row>
        <table:table-row table:style-name="ro1">
          <table:table-cell office:value-type="float" office:value="38.8915" calcext:value-type="float">
            <text:p>38.8915</text:p>
          </table:table-cell>
          <table:table-cell office:value-type="float" office:value="0.501647" calcext:value-type="float">
            <text:p>0.501647</text:p>
          </table:table-cell>
          <table:table-cell office:value-type="float" office:value="38.891508" calcext:value-type="float">
            <text:p>38.891508</text:p>
          </table:table-cell>
          <table:table-cell office:value-type="float" office:value="0.501486" calcext:value-type="float">
            <text:p>0.501486</text:p>
          </table:table-cell>
        </table:table-row>
        <table:table-row table:style-name="ro1">
          <table:table-cell office:value-type="float" office:value="38.8972" calcext:value-type="float">
            <text:p>38.8972</text:p>
          </table:table-cell>
          <table:table-cell office:value-type="float" office:value="0.497759" calcext:value-type="float">
            <text:p>0.497759</text:p>
          </table:table-cell>
          <table:table-cell office:value-type="float" office:value="38.897181" calcext:value-type="float">
            <text:p>38.897181</text:p>
          </table:table-cell>
          <table:table-cell office:value-type="float" office:value="0.497599" calcext:value-type="float">
            <text:p>0.497599</text:p>
          </table:table-cell>
        </table:table-row>
        <table:table-row table:style-name="ro1">
          <table:table-cell office:value-type="float" office:value="38.9029" calcext:value-type="float">
            <text:p>38.9029</text:p>
          </table:table-cell>
          <table:table-cell office:value-type="float" office:value="0.493273" calcext:value-type="float">
            <text:p>0.493273</text:p>
          </table:table-cell>
          <table:table-cell office:value-type="float" office:value="38.90285" calcext:value-type="float">
            <text:p>38.90285</text:p>
          </table:table-cell>
          <table:table-cell office:value-type="float" office:value="0.493115" calcext:value-type="float">
            <text:p>0.493115</text:p>
          </table:table-cell>
        </table:table-row>
        <table:table-row table:style-name="ro1">
          <table:table-cell office:value-type="float" office:value="38.9085" calcext:value-type="float">
            <text:p>38.9085</text:p>
          </table:table-cell>
          <table:table-cell office:value-type="float" office:value="0.488191" calcext:value-type="float">
            <text:p>0.488191</text:p>
          </table:table-cell>
          <table:table-cell office:value-type="float" office:value="38.908517" calcext:value-type="float">
            <text:p>38.908517</text:p>
          </table:table-cell>
          <table:table-cell office:value-type="float" office:value="0.488035" calcext:value-type="float">
            <text:p>0.488035</text:p>
          </table:table-cell>
        </table:table-row>
        <table:table-row table:style-name="ro1">
          <table:table-cell office:value-type="float" office:value="38.9142" calcext:value-type="float">
            <text:p>38.9142</text:p>
          </table:table-cell>
          <table:table-cell office:value-type="float" office:value="0.482512" calcext:value-type="float">
            <text:p>0.482512</text:p>
          </table:table-cell>
          <table:table-cell office:value-type="float" office:value="38.91418" calcext:value-type="float">
            <text:p>38.91418</text:p>
          </table:table-cell>
          <table:table-cell office:value-type="float" office:value="0.482359" calcext:value-type="float">
            <text:p>0.482359</text:p>
          </table:table-cell>
        </table:table-row>
        <table:table-row table:style-name="ro1">
          <table:table-cell office:value-type="float" office:value="38.9198" calcext:value-type="float">
            <text:p>38.9198</text:p>
          </table:table-cell>
          <table:table-cell office:value-type="float" office:value="0.476238" calcext:value-type="float">
            <text:p>0.476238</text:p>
          </table:table-cell>
          <table:table-cell office:value-type="float" office:value="38.91984" calcext:value-type="float">
            <text:p>38.91984</text:p>
          </table:table-cell>
          <table:table-cell office:value-type="float" office:value="0.476087" calcext:value-type="float">
            <text:p>0.476087</text:p>
          </table:table-cell>
        </table:table-row>
        <table:table-row table:style-name="ro1">
          <table:table-cell office:value-type="float" office:value="38.9255" calcext:value-type="float">
            <text:p>38.9255</text:p>
          </table:table-cell>
          <table:table-cell office:value-type="float" office:value="0.469369" calcext:value-type="float">
            <text:p>0.469369</text:p>
          </table:table-cell>
          <table:table-cell office:value-type="float" office:value="38.925496" calcext:value-type="float">
            <text:p>38.925496</text:p>
          </table:table-cell>
          <table:table-cell office:value-type="float" office:value="0.469221" calcext:value-type="float">
            <text:p>0.469221</text:p>
          </table:table-cell>
        </table:table-row>
        <table:table-row table:style-name="ro1">
          <table:table-cell office:value-type="float" office:value="38.9311" calcext:value-type="float">
            <text:p>38.9311</text:p>
          </table:table-cell>
          <table:table-cell office:value-type="float" office:value="0.461906" calcext:value-type="float">
            <text:p>0.461906</text:p>
          </table:table-cell>
          <table:table-cell office:value-type="float" office:value="38.93115" calcext:value-type="float">
            <text:p>38.93115</text:p>
          </table:table-cell>
          <table:table-cell office:value-type="float" office:value="0.461761" calcext:value-type="float">
            <text:p>0.461761</text:p>
          </table:table-cell>
        </table:table-row>
        <table:table-row table:style-name="ro1">
          <table:table-cell office:value-type="float" office:value="38.9368" calcext:value-type="float">
            <text:p>38.9368</text:p>
          </table:table-cell>
          <table:table-cell office:value-type="float" office:value="0.45385" calcext:value-type="float">
            <text:p>0.45385</text:p>
          </table:table-cell>
          <table:table-cell office:value-type="float" office:value="38.9368" calcext:value-type="float">
            <text:p>38.9368</text:p>
          </table:table-cell>
          <table:table-cell office:value-type="float" office:value="0.453708" calcext:value-type="float">
            <text:p>0.453708</text:p>
          </table:table-cell>
        </table:table-row>
        <table:table-row table:style-name="ro1">
          <table:table-cell office:value-type="float" office:value="38.9424" calcext:value-type="float">
            <text:p>38.9424</text:p>
          </table:table-cell>
          <table:table-cell office:value-type="float" office:value="0.445202" calcext:value-type="float">
            <text:p>0.445202</text:p>
          </table:table-cell>
          <table:table-cell office:value-type="float" office:value="38.942447" calcext:value-type="float">
            <text:p>38.942447</text:p>
          </table:table-cell>
          <table:table-cell office:value-type="float" office:value="0.445063" calcext:value-type="float">
            <text:p>0.445063</text:p>
          </table:table-cell>
        </table:table-row>
        <table:table-row table:style-name="ro1">
          <table:table-cell office:value-type="float" office:value="38.9481" calcext:value-type="float">
            <text:p>38.9481</text:p>
          </table:table-cell>
          <table:table-cell office:value-type="float" office:value="0.435962" calcext:value-type="float">
            <text:p>0.435962</text:p>
          </table:table-cell>
          <table:table-cell office:value-type="float" office:value="38.948091" calcext:value-type="float">
            <text:p>38.948091</text:p>
          </table:table-cell>
          <table:table-cell office:value-type="float" office:value="0.435826" calcext:value-type="float">
            <text:p>0.435826</text:p>
          </table:table-cell>
        </table:table-row>
        <table:table-row table:style-name="ro1">
          <table:table-cell office:value-type="float" office:value="38.9537" calcext:value-type="float">
            <text:p>38.9537</text:p>
          </table:table-cell>
          <table:table-cell office:value-type="float" office:value="0.426132" calcext:value-type="float">
            <text:p>0.426132</text:p>
          </table:table-cell>
          <table:table-cell office:value-type="float" office:value="38.953732" calcext:value-type="float">
            <text:p>38.953732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float" office:value="38.9594" calcext:value-type="float">
            <text:p>38.9594</text:p>
          </table:table-cell>
          <table:table-cell office:value-type="float" office:value="0.415713" calcext:value-type="float">
            <text:p>0.415713</text:p>
          </table:table-cell>
          <table:table-cell office:value-type="float" office:value="38.95937" calcext:value-type="float">
            <text:p>38.95937</text:p>
          </table:table-cell>
          <table:table-cell office:value-type="float" office:value="0.415585" calcext:value-type="float">
            <text:p>0.415585</text:p>
          </table:table-cell>
        </table:table-row>
        <table:table-row table:style-name="ro1">
          <table:table-cell office:value-type="float" office:value="38.965" calcext:value-type="float">
            <text:p>38.965</text:p>
          </table:table-cell>
          <table:table-cell office:value-type="float" office:value="0.404706" calcext:value-type="float">
            <text:p>0.404706</text:p>
          </table:table-cell>
          <table:table-cell office:value-type="float" office:value="38.965004" calcext:value-type="float">
            <text:p>38.965004</text:p>
          </table:table-cell>
          <table:table-cell office:value-type="float" office:value="0.404582" calcext:value-type="float">
            <text:p>0.404582</text:p>
          </table:table-cell>
        </table:table-row>
        <table:table-row table:style-name="ro1">
          <table:table-cell office:value-type="float" office:value="38.9706" calcext:value-type="float">
            <text:p>38.9706</text:p>
          </table:table-cell>
          <table:table-cell office:value-type="float" office:value="0.393113" calcext:value-type="float">
            <text:p>0.393113</text:p>
          </table:table-cell>
          <table:table-cell office:value-type="float" office:value="38.970635" calcext:value-type="float">
            <text:p>38.970635</text:p>
          </table:table-cell>
          <table:table-cell office:value-type="float" office:value="0.392993" calcext:value-type="float">
            <text:p>0.392993</text:p>
          </table:table-cell>
        </table:table-row>
        <table:table-row table:style-name="ro1">
          <table:table-cell office:value-type="float" office:value="38.9763" calcext:value-type="float">
            <text:p>38.9763</text:p>
          </table:table-cell>
          <table:table-cell office:value-type="float" office:value="0.380934" calcext:value-type="float">
            <text:p>0.380934</text:p>
          </table:table-cell>
          <table:table-cell office:value-type="float" office:value="38.976264" calcext:value-type="float">
            <text:p>38.976264</text:p>
          </table:table-cell>
          <table:table-cell office:value-type="float" office:value="0.380818" calcext:value-type="float">
            <text:p>0.380818</text:p>
          </table:table-cell>
        </table:table-row>
        <table:table-row table:style-name="ro1">
          <table:table-cell office:value-type="float" office:value="38.9819" calcext:value-type="float">
            <text:p>38.9819</text:p>
          </table:table-cell>
          <table:table-cell office:value-type="float" office:value="0.368171" calcext:value-type="float">
            <text:p>0.368171</text:p>
          </table:table-cell>
          <table:table-cell office:value-type="float" office:value="38.981888" calcext:value-type="float">
            <text:p>38.981888</text:p>
          </table:table-cell>
          <table:table-cell office:value-type="float" office:value="0.36806" calcext:value-type="float">
            <text:p>0.36806</text:p>
          </table:table-cell>
        </table:table-row>
        <table:table-row table:style-name="ro1">
          <table:table-cell office:value-type="float" office:value="38.9875" calcext:value-type="float">
            <text:p>38.9875</text:p>
          </table:table-cell>
          <table:table-cell office:value-type="float" office:value="0.354826" calcext:value-type="float">
            <text:p>0.354826</text:p>
          </table:table-cell>
          <table:table-cell office:value-type="float" office:value="38.98751" calcext:value-type="float">
            <text:p>38.98751</text:p>
          </table:table-cell>
          <table:table-cell office:value-type="float" office:value="0.35472" calcext:value-type="float">
            <text:p>0.35472</text:p>
          </table:table-cell>
        </table:table-row>
        <table:table-row table:style-name="ro1">
          <table:table-cell office:value-type="float" office:value="38.9931" calcext:value-type="float">
            <text:p>38.9931</text:p>
          </table:table-cell>
          <table:table-cell office:value-type="float" office:value="0.3409" calcext:value-type="float">
            <text:p>0.3409</text:p>
          </table:table-cell>
          <table:table-cell office:value-type="float" office:value="38.993129" calcext:value-type="float">
            <text:p>38.993129</text:p>
          </table:table-cell>
          <table:table-cell office:value-type="float" office:value="0.340799" calcext:value-type="float">
            <text:p>0.340799</text:p>
          </table:table-cell>
        </table:table-row>
        <table:table-row table:style-name="ro1">
          <table:table-cell office:value-type="float" office:value="38.9987" calcext:value-type="float">
            <text:p>38.9987</text:p>
          </table:table-cell>
          <table:table-cell office:value-type="float" office:value="0.326395" calcext:value-type="float">
            <text:p>0.326395</text:p>
          </table:table-cell>
          <table:table-cell office:value-type="float" office:value="38.998744" calcext:value-type="float">
            <text:p>38.998744</text:p>
          </table:table-cell>
          <table:table-cell office:value-type="float" office:value="0.326298" calcext:value-type="float">
            <text:p>0.326298</text:p>
          </table:table-cell>
        </table:table-row>
        <table:table-row table:style-name="ro1">
          <table:table-cell office:value-type="float" office:value="39.0044" calcext:value-type="float">
            <text:p>39.0044</text:p>
          </table:table-cell>
          <table:table-cell office:value-type="float" office:value="0.311311" calcext:value-type="float">
            <text:p>0.311311</text:p>
          </table:table-cell>
          <table:table-cell office:value-type="float" office:value="39.004357" calcext:value-type="float">
            <text:p>39.004357</text:p>
          </table:table-cell>
          <table:table-cell office:value-type="float" office:value="0.311221" calcext:value-type="float">
            <text:p>0.311221</text:p>
          </table:table-cell>
        </table:table-row>
        <table:table-row table:style-name="ro1">
          <table:table-cell office:value-type="float" office:value="39.01" calcext:value-type="float">
            <text:p>39.01</text:p>
          </table:table-cell>
          <table:table-cell office:value-type="float" office:value="0.295652" calcext:value-type="float">
            <text:p>0.295652</text:p>
          </table:table-cell>
          <table:table-cell office:value-type="float" office:value="39.009966" calcext:value-type="float">
            <text:p>39.009966</text:p>
          </table:table-cell>
          <table:table-cell office:value-type="float" office:value="0.295567" calcext:value-type="float">
            <text:p>0.295567</text:p>
          </table:table-cell>
        </table:table-row>
        <table:table-row table:style-name="ro1">
          <table:table-cell office:value-type="float" office:value="39.0156" calcext:value-type="float">
            <text:p>39.0156</text:p>
          </table:table-cell>
          <table:table-cell office:value-type="float" office:value="0.279419" calcext:value-type="float">
            <text:p>0.279419</text:p>
          </table:table-cell>
          <table:table-cell office:value-type="float" office:value="39.015572" calcext:value-type="float">
            <text:p>39.015572</text:p>
          </table:table-cell>
          <table:table-cell office:value-type="float" office:value="0.279339" calcext:value-type="float">
            <text:p>0.279339</text:p>
          </table:table-cell>
        </table:table-row>
        <table:table-row table:style-name="ro1">
          <table:table-cell office:value-type="float" office:value="39.0212" calcext:value-type="float">
            <text:p>39.0212</text:p>
          </table:table-cell>
          <table:table-cell office:value-type="float" office:value="0.262613" calcext:value-type="float">
            <text:p>0.262613</text:p>
          </table:table-cell>
          <table:table-cell office:value-type="float" office:value="39.021174" calcext:value-type="float">
            <text:p>39.021174</text:p>
          </table:table-cell>
          <table:table-cell office:value-type="float" office:value="0.262539" calcext:value-type="float">
            <text:p>0.262539</text:p>
          </table:table-cell>
        </table:table-row>
        <table:table-row table:style-name="ro1">
          <table:table-cell office:value-type="float" office:value="39.0268" calcext:value-type="float">
            <text:p>39.0268</text:p>
          </table:table-cell>
          <table:table-cell office:value-type="float" office:value="0.245236" calcext:value-type="float">
            <text:p>0.245236</text:p>
          </table:table-cell>
          <table:table-cell office:value-type="float" office:value="39.026774" calcext:value-type="float">
            <text:p>39.026774</text:p>
          </table:table-cell>
          <table:table-cell office:value-type="float" office:value="0.245169" calcext:value-type="float">
            <text:p>0.245169</text:p>
          </table:table-cell>
        </table:table-row>
        <table:table-row table:style-name="ro1">
          <table:table-cell office:value-type="float" office:value="39.0324" calcext:value-type="float">
            <text:p>39.0324</text:p>
          </table:table-cell>
          <table:table-cell office:value-type="float" office:value="0.227291" calcext:value-type="float">
            <text:p>0.227291</text:p>
          </table:table-cell>
          <table:table-cell office:value-type="float" office:value="39.032371" calcext:value-type="float">
            <text:p>39.032371</text:p>
          </table:table-cell>
          <table:table-cell office:value-type="float" office:value="0.22723" calcext:value-type="float">
            <text:p>0.22723</text:p>
          </table:table-cell>
        </table:table-row>
        <table:table-row table:style-name="ro1">
          <table:table-cell office:value-type="float" office:value="39.038" calcext:value-type="float">
            <text:p>39.038</text:p>
          </table:table-cell>
          <table:table-cell office:value-type="float" office:value="0.20878" calcext:value-type="float">
            <text:p>0.20878</text:p>
          </table:table-cell>
          <table:table-cell office:value-type="float" office:value="39.037964" calcext:value-type="float">
            <text:p>39.037964</text:p>
          </table:table-cell>
          <table:table-cell office:value-type="float" office:value="0.208725" calcext:value-type="float">
            <text:p>0.208725</text:p>
          </table:table-cell>
        </table:table-row>
        <table:table-row table:style-name="ro1">
          <table:table-cell office:value-type="float" office:value="39.0436" calcext:value-type="float">
            <text:p>39.0436</text:p>
          </table:table-cell>
          <table:table-cell office:value-type="float" office:value="0.189704" calcext:value-type="float">
            <text:p>0.189704</text:p>
          </table:table-cell>
          <table:table-cell office:value-type="float" office:value="39.043554" calcext:value-type="float">
            <text:p>39.043554</text:p>
          </table:table-cell>
          <table:table-cell office:value-type="float" office:value="0.189656" calcext:value-type="float">
            <text:p>0.189656</text:p>
          </table:table-cell>
        </table:table-row>
        <table:table-row table:style-name="ro1">
          <table:table-cell office:value-type="float" office:value="39.0491" calcext:value-type="float">
            <text:p>39.0491</text:p>
          </table:table-cell>
          <table:table-cell office:value-type="float" office:value="0.170066" calcext:value-type="float">
            <text:p>0.170066</text:p>
          </table:table-cell>
          <table:table-cell office:value-type="float" office:value="39.049142" calcext:value-type="float">
            <text:p>39.049142</text:p>
          </table:table-cell>
          <table:table-cell office:value-type="float" office:value="0.170024" calcext:value-type="float">
            <text:p>0.170024</text:p>
          </table:table-cell>
        </table:table-row>
        <table:table-row table:style-name="ro1">
          <table:table-cell office:value-type="float" office:value="39.0547" calcext:value-type="float">
            <text:p>39.0547</text:p>
          </table:table-cell>
          <table:table-cell office:value-type="float" office:value="0.149867" calcext:value-type="float">
            <text:p>0.149867</text:p>
          </table:table-cell>
          <table:table-cell office:value-type="float" office:value="39.054726" calcext:value-type="float">
            <text:p>39.054726</text:p>
          </table:table-cell>
          <table:table-cell office:value-type="float" office:value="0.149833" calcext:value-type="float">
            <text:p>0.149833</text:p>
          </table:table-cell>
        </table:table-row>
        <table:table-row table:style-name="ro1">
          <table:table-cell office:value-type="float" office:value="39.0603" calcext:value-type="float">
            <text:p>39.0603</text:p>
          </table:table-cell>
          <table:table-cell office:value-type="float" office:value="0.129111" calcext:value-type="float">
            <text:p>0.129111</text:p>
          </table:table-cell>
          <table:table-cell office:value-type="float" office:value="39.060307" calcext:value-type="float">
            <text:p>39.060307</text:p>
          </table:table-cell>
          <table:table-cell office:value-type="float" office:value="0.129084" calcext:value-type="float">
            <text:p>0.129084</text:p>
          </table:table-cell>
        </table:table-row>
        <table:table-row table:style-name="ro1">
          <table:table-cell office:value-type="float" office:value="39.0659" calcext:value-type="float">
            <text:p>39.0659</text:p>
          </table:table-cell>
          <table:table-cell office:value-type="float" office:value="0.107798" calcext:value-type="float">
            <text:p>0.107798</text:p>
          </table:table-cell>
          <table:table-cell office:value-type="float" office:value="39.065884" calcext:value-type="float">
            <text:p>39.065884</text:p>
          </table:table-cell>
          <table:table-cell office:value-type="float" office:value="0.107779" calcext:value-type="float">
            <text:p>0.107779</text:p>
          </table:table-cell>
        </table:table-row>
        <table:table-row table:style-name="ro1">
          <table:table-cell office:value-type="float" office:value="39.0715" calcext:value-type="float">
            <text:p>39.0715</text:p>
          </table:table-cell>
          <table:table-cell office:value-type="float" office:value="0.0859329" calcext:value-type="float">
            <text:p>0.0859329</text:p>
          </table:table-cell>
          <table:table-cell office:value-type="float" office:value="39.071459" calcext:value-type="float">
            <text:p>39.071459</text:p>
          </table:table-cell>
          <table:table-cell office:value-type="float" office:value="0.085921" calcext:value-type="float">
            <text:p>0.085921</text:p>
          </table:table-cell>
        </table:table-row>
        <table:table-row table:style-name="ro1">
          <table:table-cell office:value-type="float" office:value="39.077" calcext:value-type="float">
            <text:p>39.077</text:p>
          </table:table-cell>
          <table:table-cell office:value-type="float" office:value="0.0635165" calcext:value-type="float">
            <text:p>0.0635165</text:p>
          </table:table-cell>
          <table:table-cell office:value-type="float" office:value="39.077031" calcext:value-type="float">
            <text:p>39.077031</text:p>
          </table:table-cell>
          <table:table-cell office:value-type="float" office:value="0.063512" calcext:value-type="float">
            <text:p>0.063512</text:p>
          </table:table-cell>
        </table:table-row>
        <table:table-row table:style-name="ro1">
          <table:table-cell office:value-type="float" office:value="39.0826" calcext:value-type="float">
            <text:p>39.0826</text:p>
          </table:table-cell>
          <table:table-cell office:value-type="float" office:value="0.0405515" calcext:value-type="float">
            <text:p>0.0405515</text:p>
          </table:table-cell>
          <table:table-cell office:value-type="float" office:value="39.082599" calcext:value-type="float">
            <text:p>39.082599</text:p>
          </table:table-cell>
          <table:table-cell office:value-type="float" office:value="0.040555" calcext:value-type="float">
            <text:p>0.040555</text:p>
          </table:table-cell>
        </table:table-row>
        <table:table-row table:style-name="ro1">
          <table:table-cell office:value-type="float" office:value="39.0882" calcext:value-type="float">
            <text:p>39.0882</text:p>
          </table:table-cell>
          <table:table-cell office:value-type="float" office:value="0.0170406" calcext:value-type="float">
            <text:p>0.0170406</text:p>
          </table:table-cell>
          <table:table-cell office:value-type="float" office:value="39.088165" calcext:value-type="float">
            <text:p>39.088165</text:p>
          </table:table-cell>
          <table:table-cell office:value-type="float" office:value="0.017052" calcext:value-type="float">
            <text:p>0.017052</text:p>
          </table:table-cell>
        </table:table-row>
        <table:table-row table:style-name="ro1">
          <table:table-cell office:value-type="float" office:value="39.0937" calcext:value-type="float">
            <text:p>39.0937</text:p>
          </table:table-cell>
          <table:table-cell office:value-type="float" office:value="0" calcext:value-type="float">
            <text:p>0</text:p>
          </table:table-cell>
          <table:table-cell office:value-type="float" office:value="39.093727" calcext:value-type="float">
            <text:p>39.093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1382" calcext:value-type="float">
            <text:p>39.1382</text:p>
          </table:table-cell>
          <table:table-cell office:value-type="float" office:value="0" calcext:value-type="float">
            <text:p>0</text:p>
          </table:table-cell>
          <table:table-cell office:value-type="float" office:value="39.138201" calcext:value-type="float">
            <text:p>39.138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1438" calcext:value-type="float">
            <text:p>39.1438</text:p>
          </table:table-cell>
          <table:table-cell office:value-type="float" office:value="0.0245953" calcext:value-type="float">
            <text:p>0.0245953</text:p>
          </table:table-cell>
          <table:table-cell office:value-type="float" office:value="39.14376" calcext:value-type="float">
            <text:p>39.14376</text:p>
          </table:table-cell>
          <table:table-cell office:value-type="float" office:value="0.024587" calcext:value-type="float">
            <text:p>0.024587</text:p>
          </table:table-cell>
        </table:table-row>
        <table:table-row table:style-name="ro1">
          <table:table-cell office:value-type="float" office:value="39.1493" calcext:value-type="float">
            <text:p>39.1493</text:p>
          </table:table-cell>
          <table:table-cell office:value-type="float" office:value="0.0485314" calcext:value-type="float">
            <text:p>0.0485314</text:p>
          </table:table-cell>
          <table:table-cell office:value-type="float" office:value="39.149316" calcext:value-type="float">
            <text:p>39.149316</text:p>
          </table:table-cell>
          <table:table-cell office:value-type="float" office:value="0.048515" calcext:value-type="float">
            <text:p>0.048515</text:p>
          </table:table-cell>
        </table:table-row>
        <table:table-row table:style-name="ro1">
          <table:table-cell office:value-type="float" office:value="39.1549" calcext:value-type="float">
            <text:p>39.1549</text:p>
          </table:table-cell>
          <table:table-cell office:value-type="float" office:value="0.0718115" calcext:value-type="float">
            <text:p>0.0718115</text:p>
          </table:table-cell>
          <table:table-cell office:value-type="float" office:value="39.154869" calcext:value-type="float">
            <text:p>39.154869</text:p>
          </table:table-cell>
          <table:table-cell office:value-type="float" office:value="0.071787" calcext:value-type="float">
            <text:p>0.071787</text:p>
          </table:table-cell>
        </table:table-row>
        <table:table-row table:style-name="ro1">
          <table:table-cell office:value-type="float" office:value="39.1604" calcext:value-type="float">
            <text:p>39.1604</text:p>
          </table:table-cell>
          <table:table-cell office:value-type="float" office:value="0.0944385" calcext:value-type="float">
            <text:p>0.0944385</text:p>
          </table:table-cell>
          <table:table-cell office:value-type="float" office:value="39.160419" calcext:value-type="float">
            <text:p>39.160419</text:p>
          </table:table-cell>
          <table:table-cell office:value-type="float" office:value="0.094406" calcext:value-type="float">
            <text:p>0.094406</text:p>
          </table:table-cell>
        </table:table-row>
        <table:table-row table:style-name="ro1">
          <table:table-cell office:value-type="float" office:value="39.166" calcext:value-type="float">
            <text:p>39.166</text:p>
          </table:table-cell>
          <table:table-cell office:value-type="float" office:value="0.116416" calcext:value-type="float">
            <text:p>0.116416</text:p>
          </table:table-cell>
          <table:table-cell office:value-type="float" office:value="39.165966" calcext:value-type="float">
            <text:p>39.165966</text:p>
          </table:table-cell>
          <table:table-cell office:value-type="float" office:value="0.116376" calcext:value-type="float">
            <text:p>0.116376</text:p>
          </table:table-cell>
        </table:table-row>
        <table:table-row table:style-name="ro1">
          <table:table-cell office:value-type="float" office:value="39.1715" calcext:value-type="float">
            <text:p>39.1715</text:p>
          </table:table-cell>
          <table:table-cell office:value-type="float" office:value="0.137746" calcext:value-type="float">
            <text:p>0.137746</text:p>
          </table:table-cell>
          <table:table-cell office:value-type="float" office:value="39.171509" calcext:value-type="float">
            <text:p>39.171509</text:p>
          </table:table-cell>
          <table:table-cell office:value-type="float" office:value="0.137699" calcext:value-type="float">
            <text:p>0.137699</text:p>
          </table:table-cell>
        </table:table-row>
        <table:table-row table:style-name="ro1">
          <table:table-cell office:value-type="float" office:value="39.1771" calcext:value-type="float">
            <text:p>39.1771</text:p>
          </table:table-cell>
          <table:table-cell office:value-type="float" office:value="0.158432" calcext:value-type="float">
            <text:p>0.158432</text:p>
          </table:table-cell>
          <table:table-cell office:value-type="float" office:value="39.17705" calcext:value-type="float">
            <text:p>39.17705</text:p>
          </table:table-cell>
          <table:table-cell office:value-type="float" office:value="0.158378" calcext:value-type="float">
            <text:p>0.158378</text:p>
          </table:table-cell>
        </table:table-row>
        <table:table-row table:style-name="ro1">
          <table:table-cell office:value-type="float" office:value="39.1826" calcext:value-type="float">
            <text:p>39.1826</text:p>
          </table:table-cell>
          <table:table-cell office:value-type="float" office:value="0.178476" calcext:value-type="float">
            <text:p>0.178476</text:p>
          </table:table-cell>
          <table:table-cell office:value-type="float" office:value="39.182588" calcext:value-type="float">
            <text:p>39.182588</text:p>
          </table:table-cell>
          <table:table-cell office:value-type="float" office:value="0.178416" calcext:value-type="float">
            <text:p>0.178416</text:p>
          </table:table-cell>
        </table:table-row>
        <table:table-row table:style-name="ro1">
          <table:table-cell office:value-type="float" office:value="39.1881" calcext:value-type="float">
            <text:p>39.1881</text:p>
          </table:table-cell>
          <table:table-cell office:value-type="float" office:value="0.197881" calcext:value-type="float">
            <text:p>0.197881</text:p>
          </table:table-cell>
          <table:table-cell office:value-type="float" office:value="39.188122" calcext:value-type="float">
            <text:p>39.188122</text:p>
          </table:table-cell>
          <table:table-cell office:value-type="float" office:value="0.197814" calcext:value-type="float">
            <text:p>0.197814</text:p>
          </table:table-cell>
        </table:table-row>
        <table:table-row table:style-name="ro1">
          <table:table-cell office:value-type="float" office:value="39.1937" calcext:value-type="float">
            <text:p>39.1937</text:p>
          </table:table-cell>
          <table:table-cell office:value-type="float" office:value="0.21665" calcext:value-type="float">
            <text:p>0.21665</text:p>
          </table:table-cell>
          <table:table-cell office:value-type="float" office:value="39.193654" calcext:value-type="float">
            <text:p>39.193654</text:p>
          </table:table-cell>
          <table:table-cell office:value-type="float" office:value="0.216577" calcext:value-type="float">
            <text:p>0.216577</text:p>
          </table:table-cell>
        </table:table-row>
        <table:table-row table:style-name="ro1">
          <table:table-cell office:value-type="float" office:value="39.1992" calcext:value-type="float">
            <text:p>39.1992</text:p>
          </table:table-cell>
          <table:table-cell office:value-type="float" office:value="0.234785" calcext:value-type="float">
            <text:p>0.234785</text:p>
          </table:table-cell>
          <table:table-cell office:value-type="float" office:value="39.199182" calcext:value-type="float">
            <text:p>39.199182</text:p>
          </table:table-cell>
          <table:table-cell office:value-type="float" office:value="0.234706" calcext:value-type="float">
            <text:p>0.234706</text:p>
          </table:table-cell>
        </table:table-row>
        <table:table-row table:style-name="ro1">
          <table:table-cell office:value-type="float" office:value="39.2047" calcext:value-type="float">
            <text:p>39.2047</text:p>
          </table:table-cell>
          <table:table-cell office:value-type="float" office:value="0.252288" calcext:value-type="float">
            <text:p>0.252288</text:p>
          </table:table-cell>
          <table:table-cell office:value-type="float" office:value="39.204708" calcext:value-type="float">
            <text:p>39.204708</text:p>
          </table:table-cell>
          <table:table-cell office:value-type="float" office:value="0.252204" calcext:value-type="float">
            <text:p>0.252204</text:p>
          </table:table-cell>
        </table:table-row>
        <table:table-row table:style-name="ro1">
          <table:table-cell office:value-type="float" office:value="39.2102" calcext:value-type="float">
            <text:p>39.2102</text:p>
          </table:table-cell>
          <table:table-cell office:value-type="float" office:value="0.269162" calcext:value-type="float">
            <text:p>0.269162</text:p>
          </table:table-cell>
          <table:table-cell office:value-type="float" office:value="39.21023" calcext:value-type="float">
            <text:p>39.21023</text:p>
          </table:table-cell>
          <table:table-cell office:value-type="float" office:value="0.269072" calcext:value-type="float">
            <text:p>0.269072</text:p>
          </table:table-cell>
        </table:table-row>
        <table:table-row table:style-name="ro1">
          <table:table-cell office:value-type="float" office:value="39.2157" calcext:value-type="float">
            <text:p>39.2157</text:p>
          </table:table-cell>
          <table:table-cell office:value-type="float" office:value="0.285409" calcext:value-type="float">
            <text:p>0.285409</text:p>
          </table:table-cell>
          <table:table-cell office:value-type="float" office:value="39.215749" calcext:value-type="float">
            <text:p>39.215749</text:p>
          </table:table-cell>
          <table:table-cell office:value-type="float" office:value="0.285313" calcext:value-type="float">
            <text:p>0.285313</text:p>
          </table:table-cell>
        </table:table-row>
        <table:table-row table:style-name="ro1">
          <table:table-cell office:value-type="float" office:value="39.2213" calcext:value-type="float">
            <text:p>39.2213</text:p>
          </table:table-cell>
          <table:table-cell office:value-type="float" office:value="0.301031" calcext:value-type="float">
            <text:p>0.301031</text:p>
          </table:table-cell>
          <table:table-cell office:value-type="float" office:value="39.221266" calcext:value-type="float">
            <text:p>39.221266</text:p>
          </table:table-cell>
          <table:table-cell office:value-type="float" office:value="0.30093" calcext:value-type="float">
            <text:p>0.30093</text:p>
          </table:table-cell>
        </table:table-row>
        <table:table-row table:style-name="ro1">
          <table:table-cell office:value-type="float" office:value="39.2268" calcext:value-type="float">
            <text:p>39.2268</text:p>
          </table:table-cell>
          <table:table-cell office:value-type="float" office:value="0.316029" calcext:value-type="float">
            <text:p>0.316029</text:p>
          </table:table-cell>
          <table:table-cell office:value-type="float" office:value="39.226779" calcext:value-type="float">
            <text:p>39.226779</text:p>
          </table:table-cell>
          <table:table-cell office:value-type="float" office:value="0.315923" calcext:value-type="float">
            <text:p>0.315923</text:p>
          </table:table-cell>
        </table:table-row>
        <table:table-row table:style-name="ro1">
          <table:table-cell office:value-type="float" office:value="39.2323" calcext:value-type="float">
            <text:p>39.2323</text:p>
          </table:table-cell>
          <table:table-cell office:value-type="float" office:value="0.330406" calcext:value-type="float">
            <text:p>0.330406</text:p>
          </table:table-cell>
          <table:table-cell office:value-type="float" office:value="39.232289" calcext:value-type="float">
            <text:p>39.232289</text:p>
          </table:table-cell>
          <table:table-cell office:value-type="float" office:value="0.330296" calcext:value-type="float">
            <text:p>0.330296</text:p>
          </table:table-cell>
        </table:table-row>
        <table:table-row table:style-name="ro1">
          <table:table-cell office:value-type="float" office:value="39.2378" calcext:value-type="float">
            <text:p>39.2378</text:p>
          </table:table-cell>
          <table:table-cell office:value-type="float" office:value="0.344164" calcext:value-type="float">
            <text:p>0.344164</text:p>
          </table:table-cell>
          <table:table-cell office:value-type="float" office:value="39.237796" calcext:value-type="float">
            <text:p>39.237796</text:p>
          </table:table-cell>
          <table:table-cell office:value-type="float" office:value="0.344049" calcext:value-type="float">
            <text:p>0.344049</text:p>
          </table:table-cell>
        </table:table-row>
        <table:table-row table:style-name="ro1">
          <table:table-cell office:value-type="float" office:value="39.2433" calcext:value-type="float">
            <text:p>39.2433</text:p>
          </table:table-cell>
          <table:table-cell office:value-type="float" office:value="0.357304" calcext:value-type="float">
            <text:p>0.357304</text:p>
          </table:table-cell>
          <table:table-cell office:value-type="float" office:value="39.2433" calcext:value-type="float">
            <text:p>39.2433</text:p>
          </table:table-cell>
          <table:table-cell office:value-type="float" office:value="0.357185" calcext:value-type="float">
            <text:p>0.357185</text:p>
          </table:table-cell>
        </table:table-row>
        <table:table-row table:style-name="ro1">
          <table:table-cell office:value-type="float" office:value="39.2488" calcext:value-type="float">
            <text:p>39.2488</text:p>
          </table:table-cell>
          <table:table-cell office:value-type="float" office:value="0.369828" calcext:value-type="float">
            <text:p>0.369828</text:p>
          </table:table-cell>
          <table:table-cell office:value-type="float" office:value="39.248801" calcext:value-type="float">
            <text:p>39.248801</text:p>
          </table:table-cell>
          <table:table-cell office:value-type="float" office:value="0.369705" calcext:value-type="float">
            <text:p>0.369705</text:p>
          </table:table-cell>
        </table:table-row>
        <table:table-row table:style-name="ro1">
          <table:table-cell office:value-type="float" office:value="39.2543" calcext:value-type="float">
            <text:p>39.2543</text:p>
          </table:table-cell>
          <table:table-cell office:value-type="float" office:value="0.381737" calcext:value-type="float">
            <text:p>0.381737</text:p>
          </table:table-cell>
          <table:table-cell office:value-type="float" office:value="39.254299" calcext:value-type="float">
            <text:p>39.254299</text:p>
          </table:table-cell>
          <table:table-cell office:value-type="float" office:value="0.38161" calcext:value-type="float">
            <text:p>0.38161</text:p>
          </table:table-cell>
        </table:table-row>
        <table:table-row table:style-name="ro1">
          <table:table-cell office:value-type="float" office:value="39.2598" calcext:value-type="float">
            <text:p>39.2598</text:p>
          </table:table-cell>
          <table:table-cell office:value-type="float" office:value="0.393034" calcext:value-type="float">
            <text:p>0.393034</text:p>
          </table:table-cell>
          <table:table-cell office:value-type="float" office:value="39.259794" calcext:value-type="float">
            <text:p>39.259794</text:p>
          </table:table-cell>
          <table:table-cell office:value-type="float" office:value="0.392903" calcext:value-type="float">
            <text:p>0.392903</text:p>
          </table:table-cell>
        </table:table-row>
        <table:table-row table:style-name="ro1">
          <table:table-cell office:value-type="float" office:value="39.2653" calcext:value-type="float">
            <text:p>39.2653</text:p>
          </table:table-cell>
          <table:table-cell office:value-type="float" office:value="0.403719" calcext:value-type="float">
            <text:p>0.403719</text:p>
          </table:table-cell>
          <table:table-cell office:value-type="float" office:value="39.265286" calcext:value-type="float">
            <text:p>39.265286</text:p>
          </table:table-cell>
          <table:table-cell office:value-type="float" office:value="0.403585" calcext:value-type="float">
            <text:p>0.403585</text:p>
          </table:table-cell>
        </table:table-row>
        <table:table-row table:style-name="ro1">
          <table:table-cell office:value-type="float" office:value="39.2708" calcext:value-type="float">
            <text:p>39.2708</text:p>
          </table:table-cell>
          <table:table-cell office:value-type="float" office:value="0.413794" calcext:value-type="float">
            <text:p>0.413794</text:p>
          </table:table-cell>
          <table:table-cell office:value-type="float" office:value="39.270775" calcext:value-type="float">
            <text:p>39.270775</text:p>
          </table:table-cell>
          <table:table-cell office:value-type="float" office:value="0.413657" calcext:value-type="float">
            <text:p>0.413657</text:p>
          </table:table-cell>
        </table:table-row>
        <table:table-row table:style-name="ro1">
          <table:table-cell office:value-type="float" office:value="39.2763" calcext:value-type="float">
            <text:p>39.2763</text:p>
          </table:table-cell>
          <table:table-cell office:value-type="float" office:value="0.42326" calcext:value-type="float">
            <text:p>0.42326</text:p>
          </table:table-cell>
          <table:table-cell office:value-type="float" office:value="39.276261" calcext:value-type="float">
            <text:p>39.276261</text:p>
          </table:table-cell>
          <table:table-cell office:value-type="float" office:value="0.42312" calcext:value-type="float">
            <text:p>0.42312</text:p>
          </table:table-cell>
        </table:table-row>
        <table:table-row table:style-name="ro1">
          <table:table-cell office:value-type="float" office:value="39.2817" calcext:value-type="float">
            <text:p>39.2817</text:p>
          </table:table-cell>
          <table:table-cell office:value-type="float" office:value="0.432118" calcext:value-type="float">
            <text:p>0.432118</text:p>
          </table:table-cell>
          <table:table-cell office:value-type="float" office:value="39.281744" calcext:value-type="float">
            <text:p>39.281744</text:p>
          </table:table-cell>
          <table:table-cell office:value-type="float" office:value="0.431976" calcext:value-type="float">
            <text:p>0.431976</text:p>
          </table:table-cell>
        </table:table-row>
        <table:table-row table:style-name="ro1">
          <table:table-cell office:value-type="float" office:value="39.2872" calcext:value-type="float">
            <text:p>39.2872</text:p>
          </table:table-cell>
          <table:table-cell office:value-type="float" office:value="0.44037" calcext:value-type="float">
            <text:p>0.44037</text:p>
          </table:table-cell>
          <table:table-cell office:value-type="float" office:value="39.287224" calcext:value-type="float">
            <text:p>39.287224</text:p>
          </table:table-cell>
          <table:table-cell office:value-type="float" office:value="0.440225" calcext:value-type="float">
            <text:p>0.440225</text:p>
          </table:table-cell>
        </table:table-row>
        <table:table-row table:style-name="ro1">
          <table:table-cell office:value-type="float" office:value="39.2927" calcext:value-type="float">
            <text:p>39.2927</text:p>
          </table:table-cell>
          <table:table-cell office:value-type="float" office:value="0.448016" calcext:value-type="float">
            <text:p>0.448016</text:p>
          </table:table-cell>
          <table:table-cell office:value-type="float" office:value="39.292701" calcext:value-type="float">
            <text:p>39.292701</text:p>
          </table:table-cell>
          <table:table-cell office:value-type="float" office:value="0.447868" calcext:value-type="float">
            <text:p>0.447868</text:p>
          </table:table-cell>
        </table:table-row>
        <table:table-row table:style-name="ro1">
          <table:table-cell office:value-type="float" office:value="39.2982" calcext:value-type="float">
            <text:p>39.2982</text:p>
          </table:table-cell>
          <table:table-cell office:value-type="float" office:value="0.455058" calcext:value-type="float">
            <text:p>0.455058</text:p>
          </table:table-cell>
          <table:table-cell office:value-type="float" office:value="39.298175" calcext:value-type="float">
            <text:p>39.298175</text:p>
          </table:table-cell>
          <table:table-cell office:value-type="float" office:value="0.454908" calcext:value-type="float">
            <text:p>0.454908</text:p>
          </table:table-cell>
        </table:table-row>
        <table:table-row table:style-name="ro1">
          <table:table-cell office:value-type="float" office:value="39.3036" calcext:value-type="float">
            <text:p>39.3036</text:p>
          </table:table-cell>
          <table:table-cell office:value-type="float" office:value="0.461496" calcext:value-type="float">
            <text:p>0.461496</text:p>
          </table:table-cell>
          <table:table-cell office:value-type="float" office:value="39.303646" calcext:value-type="float">
            <text:p>39.303646</text:p>
          </table:table-cell>
          <table:table-cell office:value-type="float" office:value="0.461344" calcext:value-type="float">
            <text:p>0.461344</text:p>
          </table:table-cell>
        </table:table-row>
        <table:table-row table:style-name="ro1">
          <table:table-cell office:value-type="float" office:value="39.3091" calcext:value-type="float">
            <text:p>39.3091</text:p>
          </table:table-cell>
          <table:table-cell office:value-type="float" office:value="0.467331" calcext:value-type="float">
            <text:p>0.467331</text:p>
          </table:table-cell>
          <table:table-cell office:value-type="float" office:value="39.309114" calcext:value-type="float">
            <text:p>39.309114</text:p>
          </table:table-cell>
          <table:table-cell office:value-type="float" office:value="0.467177" calcext:value-type="float">
            <text:p>0.467177</text:p>
          </table:table-cell>
        </table:table-row>
        <table:table-row table:style-name="ro1">
          <table:table-cell office:value-type="float" office:value="39.3146" calcext:value-type="float">
            <text:p>39.3146</text:p>
          </table:table-cell>
          <table:table-cell office:value-type="float" office:value="0.472563" calcext:value-type="float">
            <text:p>0.472563</text:p>
          </table:table-cell>
          <table:table-cell office:value-type="float" office:value="39.314579" calcext:value-type="float">
            <text:p>39.314579</text:p>
          </table:table-cell>
          <table:table-cell office:value-type="float" office:value="0.472408" calcext:value-type="float">
            <text:p>0.472408</text:p>
          </table:table-cell>
        </table:table-row>
        <table:table-row table:style-name="ro1">
          <table:table-cell office:value-type="float" office:value="39.32" calcext:value-type="float">
            <text:p>39.32</text:p>
          </table:table-cell>
          <table:table-cell office:value-type="float" office:value="0.477195" calcext:value-type="float">
            <text:p>0.477195</text:p>
          </table:table-cell>
          <table:table-cell office:value-type="float" office:value="39.320041" calcext:value-type="float">
            <text:p>39.320041</text:p>
          </table:table-cell>
          <table:table-cell office:value-type="float" office:value="0.477038" calcext:value-type="float">
            <text:p>0.477038</text:p>
          </table:table-cell>
        </table:table-row>
        <table:table-row table:style-name="ro1">
          <table:table-cell office:value-type="float" office:value="39.3255" calcext:value-type="float">
            <text:p>39.3255</text:p>
          </table:table-cell>
          <table:table-cell office:value-type="float" office:value="0.481225" calcext:value-type="float">
            <text:p>0.481225</text:p>
          </table:table-cell>
          <table:table-cell office:value-type="float" office:value="39.3255" calcext:value-type="float">
            <text:p>39.3255</text:p>
          </table:table-cell>
          <table:table-cell office:value-type="float" office:value="0.481068" calcext:value-type="float">
            <text:p>0.481068</text:p>
          </table:table-cell>
        </table:table-row>
        <table:table-row table:style-name="ro1">
          <table:table-cell office:value-type="float" office:value="39.331" calcext:value-type="float">
            <text:p>39.331</text:p>
          </table:table-cell>
          <table:table-cell office:value-type="float" office:value="0.484655" calcext:value-type="float">
            <text:p>0.484655</text:p>
          </table:table-cell>
          <table:table-cell office:value-type="float" office:value="39.330956" calcext:value-type="float">
            <text:p>39.330956</text:p>
          </table:table-cell>
          <table:table-cell office:value-type="float" office:value="0.484497" calcext:value-type="float">
            <text:p>0.484497</text:p>
          </table:table-cell>
        </table:table-row>
        <table:table-row table:style-name="ro1">
          <table:table-cell office:value-type="float" office:value="39.3364" calcext:value-type="float">
            <text:p>39.3364</text:p>
          </table:table-cell>
          <table:table-cell office:value-type="float" office:value="0.487485" calcext:value-type="float">
            <text:p>0.487485</text:p>
          </table:table-cell>
          <table:table-cell office:value-type="float" office:value="39.336409" calcext:value-type="float">
            <text:p>39.336409</text:p>
          </table:table-cell>
          <table:table-cell office:value-type="float" office:value="0.487326" calcext:value-type="float">
            <text:p>0.487326</text:p>
          </table:table-cell>
        </table:table-row>
        <table:table-row table:style-name="ro1">
          <table:table-cell office:value-type="float" office:value="39.3419" calcext:value-type="float">
            <text:p>39.3419</text:p>
          </table:table-cell>
          <table:table-cell office:value-type="float" office:value="0.489716" calcext:value-type="float">
            <text:p>0.489716</text:p>
          </table:table-cell>
          <table:table-cell office:value-type="float" office:value="39.341859" calcext:value-type="float">
            <text:p>39.341859</text:p>
          </table:table-cell>
          <table:table-cell office:value-type="float" office:value="0.489556" calcext:value-type="float">
            <text:p>0.489556</text:p>
          </table:table-cell>
        </table:table-row>
        <table:table-row table:style-name="ro1">
          <table:table-cell office:value-type="float" office:value="39.3473" calcext:value-type="float">
            <text:p>39.3473</text:p>
          </table:table-cell>
          <table:table-cell office:value-type="float" office:value="0.491347" calcext:value-type="float">
            <text:p>0.491347</text:p>
          </table:table-cell>
          <table:table-cell office:value-type="float" office:value="39.347306" calcext:value-type="float">
            <text:p>39.347306</text:p>
          </table:table-cell>
          <table:table-cell office:value-type="float" office:value="0.491187" calcext:value-type="float">
            <text:p>0.491187</text:p>
          </table:table-cell>
        </table:table-row>
        <table:table-row table:style-name="ro1">
          <table:table-cell office:value-type="float" office:value="39.3528" calcext:value-type="float">
            <text:p>39.3528</text:p>
          </table:table-cell>
          <table:table-cell office:value-type="float" office:value="0.492379" calcext:value-type="float">
            <text:p>0.492379</text:p>
          </table:table-cell>
          <table:table-cell office:value-type="float" office:value="39.35275" calcext:value-type="float">
            <text:p>39.35275</text:p>
          </table:table-cell>
          <table:table-cell office:value-type="float" office:value="0.492219" calcext:value-type="float">
            <text:p>0.492219</text:p>
          </table:table-cell>
        </table:table-row>
        <table:table-row table:style-name="ro1">
          <table:table-cell office:value-type="float" office:value="39.3582" calcext:value-type="float">
            <text:p>39.3582</text:p>
          </table:table-cell>
          <table:table-cell office:value-type="float" office:value="0.492813" calcext:value-type="float">
            <text:p>0.492813</text:p>
          </table:table-cell>
          <table:table-cell office:value-type="float" office:value="39.358192" calcext:value-type="float">
            <text:p>39.358192</text:p>
          </table:table-cell>
          <table:table-cell office:value-type="float" office:value="0.492653" calcext:value-type="float">
            <text:p>0.492653</text:p>
          </table:table-cell>
        </table:table-row>
        <table:table-row table:style-name="ro1">
          <table:table-cell office:value-type="float" office:value="39.3636" calcext:value-type="float">
            <text:p>39.3636</text:p>
          </table:table-cell>
          <table:table-cell office:value-type="float" office:value="0.492647" calcext:value-type="float">
            <text:p>0.492647</text:p>
          </table:table-cell>
          <table:table-cell office:value-type="float" office:value="39.36363" calcext:value-type="float">
            <text:p>39.36363</text:p>
          </table:table-cell>
          <table:table-cell office:value-type="float" office:value="0.492488" calcext:value-type="float">
            <text:p>0.492488</text:p>
          </table:table-cell>
        </table:table-row>
        <table:table-row table:style-name="ro1">
          <table:table-cell office:value-type="float" office:value="39.3691" calcext:value-type="float">
            <text:p>39.3691</text:p>
          </table:table-cell>
          <table:table-cell office:value-type="float" office:value="0.491883" calcext:value-type="float">
            <text:p>0.491883</text:p>
          </table:table-cell>
          <table:table-cell office:value-type="float" office:value="39.369065" calcext:value-type="float">
            <text:p>39.369065</text:p>
          </table:table-cell>
          <table:table-cell office:value-type="float" office:value="0.491724" calcext:value-type="float">
            <text:p>0.491724</text:p>
          </table:table-cell>
        </table:table-row>
        <table:table-row table:style-name="ro1">
          <table:table-cell office:value-type="float" office:value="39.3745" calcext:value-type="float">
            <text:p>39.3745</text:p>
          </table:table-cell>
          <table:table-cell office:value-type="float" office:value="0.49052" calcext:value-type="float">
            <text:p>0.49052</text:p>
          </table:table-cell>
          <table:table-cell office:value-type="float" office:value="39.374497" calcext:value-type="float">
            <text:p>39.374497</text:p>
          </table:table-cell>
          <table:table-cell office:value-type="float" office:value="0.490362" calcext:value-type="float">
            <text:p>0.490362</text:p>
          </table:table-cell>
        </table:table-row>
        <table:table-row table:style-name="ro1">
          <table:table-cell office:value-type="float" office:value="39.3799" calcext:value-type="float">
            <text:p>39.3799</text:p>
          </table:table-cell>
          <table:table-cell office:value-type="float" office:value="0.488559" calcext:value-type="float">
            <text:p>0.488559</text:p>
          </table:table-cell>
          <table:table-cell office:value-type="float" office:value="39.379927" calcext:value-type="float">
            <text:p>39.379927</text:p>
          </table:table-cell>
          <table:table-cell office:value-type="float" office:value="0.488402" calcext:value-type="float">
            <text:p>0.488402</text:p>
          </table:table-cell>
        </table:table-row>
        <table:table-row table:style-name="ro1">
          <table:table-cell office:value-type="float" office:value="39.3854" calcext:value-type="float">
            <text:p>39.3854</text:p>
          </table:table-cell>
          <table:table-cell office:value-type="float" office:value="0.485999" calcext:value-type="float">
            <text:p>0.485999</text:p>
          </table:table-cell>
          <table:table-cell office:value-type="float" office:value="39.385353" calcext:value-type="float">
            <text:p>39.385353</text:p>
          </table:table-cell>
          <table:table-cell office:value-type="float" office:value="0.485843" calcext:value-type="float">
            <text:p>0.485843</text:p>
          </table:table-cell>
        </table:table-row>
        <table:table-row table:style-name="ro1">
          <table:table-cell office:value-type="float" office:value="39.3908" calcext:value-type="float">
            <text:p>39.3908</text:p>
          </table:table-cell>
          <table:table-cell office:value-type="float" office:value="0.482841" calcext:value-type="float">
            <text:p>0.482841</text:p>
          </table:table-cell>
          <table:table-cell office:value-type="float" office:value="39.390777" calcext:value-type="float">
            <text:p>39.390777</text:p>
          </table:table-cell>
          <table:table-cell office:value-type="float" office:value="0.482687" calcext:value-type="float">
            <text:p>0.482687</text:p>
          </table:table-cell>
        </table:table-row>
        <table:table-row table:style-name="ro1">
          <table:table-cell office:value-type="float" office:value="39.3962" calcext:value-type="float">
            <text:p>39.3962</text:p>
          </table:table-cell>
          <table:table-cell office:value-type="float" office:value="0.479086" calcext:value-type="float">
            <text:p>0.479086</text:p>
          </table:table-cell>
          <table:table-cell office:value-type="float" office:value="39.396197" calcext:value-type="float">
            <text:p>39.396197</text:p>
          </table:table-cell>
          <table:table-cell office:value-type="float" office:value="0.478933" calcext:value-type="float">
            <text:p>0.478933</text:p>
          </table:table-cell>
        </table:table-row>
        <table:table-row table:style-name="ro1">
          <table:table-cell office:value-type="float" office:value="39.4016" calcext:value-type="float">
            <text:p>39.4016</text:p>
          </table:table-cell>
          <table:table-cell office:value-type="float" office:value="0.474733" calcext:value-type="float">
            <text:p>0.474733</text:p>
          </table:table-cell>
          <table:table-cell office:value-type="float" office:value="39.401615" calcext:value-type="float">
            <text:p>39.401615</text:p>
          </table:table-cell>
          <table:table-cell office:value-type="float" office:value="0.474581" calcext:value-type="float">
            <text:p>0.474581</text:p>
          </table:table-cell>
        </table:table-row>
        <table:table-row table:style-name="ro1">
          <table:table-cell office:value-type="float" office:value="39.407" calcext:value-type="float">
            <text:p>39.407</text:p>
          </table:table-cell>
          <table:table-cell office:value-type="float" office:value="0.469783" calcext:value-type="float">
            <text:p>0.469783</text:p>
          </table:table-cell>
          <table:table-cell office:value-type="float" office:value="39.407029" calcext:value-type="float">
            <text:p>39.407029</text:p>
          </table:table-cell>
          <table:table-cell office:value-type="float" office:value="0.469634" calcext:value-type="float">
            <text:p>0.469634</text:p>
          </table:table-cell>
        </table:table-row>
        <table:table-row table:style-name="ro1">
          <table:table-cell office:value-type="float" office:value="39.4124" calcext:value-type="float">
            <text:p>39.4124</text:p>
          </table:table-cell>
          <table:table-cell office:value-type="float" office:value="0.464237" calcext:value-type="float">
            <text:p>0.464237</text:p>
          </table:table-cell>
          <table:table-cell office:value-type="float" office:value="39.412441" calcext:value-type="float">
            <text:p>39.412441</text:p>
          </table:table-cell>
          <table:table-cell office:value-type="float" office:value="0.46409" calcext:value-type="float">
            <text:p>0.46409</text:p>
          </table:table-cell>
        </table:table-row>
        <table:table-row table:style-name="ro1">
          <table:table-cell office:value-type="float" office:value="39.4178" calcext:value-type="float">
            <text:p>39.4178</text:p>
          </table:table-cell>
          <table:table-cell office:value-type="float" office:value="0.458095" calcext:value-type="float">
            <text:p>0.458095</text:p>
          </table:table-cell>
          <table:table-cell office:value-type="float" office:value="39.41785" calcext:value-type="float">
            <text:p>39.41785</text:p>
          </table:table-cell>
          <table:table-cell office:value-type="float" office:value="0.45795" calcext:value-type="float">
            <text:p>0.45795</text:p>
          </table:table-cell>
        </table:table-row>
        <table:table-row table:style-name="ro1">
          <table:table-cell office:value-type="float" office:value="39.4233" calcext:value-type="float">
            <text:p>39.4233</text:p>
          </table:table-cell>
          <table:table-cell office:value-type="float" office:value="0.451358" calcext:value-type="float">
            <text:p>0.451358</text:p>
          </table:table-cell>
          <table:table-cell office:value-type="float" office:value="39.423256" calcext:value-type="float">
            <text:p>39.423256</text:p>
          </table:table-cell>
          <table:table-cell office:value-type="float" office:value="0.451216" calcext:value-type="float">
            <text:p>0.451216</text:p>
          </table:table-cell>
        </table:table-row>
        <table:table-row table:style-name="ro1">
          <table:table-cell office:value-type="float" office:value="39.4287" calcext:value-type="float">
            <text:p>39.4287</text:p>
          </table:table-cell>
          <table:table-cell office:value-type="float" office:value="0.444027" calcext:value-type="float">
            <text:p>0.444027</text:p>
          </table:table-cell>
          <table:table-cell office:value-type="float" office:value="39.428659" calcext:value-type="float">
            <text:p>39.428659</text:p>
          </table:table-cell>
          <table:table-cell office:value-type="float" office:value="0.443888" calcext:value-type="float">
            <text:p>0.443888</text:p>
          </table:table-cell>
        </table:table-row>
        <table:table-row table:style-name="ro1">
          <table:table-cell office:value-type="float" office:value="39.4341" calcext:value-type="float">
            <text:p>39.4341</text:p>
          </table:table-cell>
          <table:table-cell office:value-type="float" office:value="0.436103" calcext:value-type="float">
            <text:p>0.436103</text:p>
          </table:table-cell>
          <table:table-cell office:value-type="float" office:value="39.434059" calcext:value-type="float">
            <text:p>39.434059</text:p>
          </table:table-cell>
          <table:table-cell office:value-type="float" office:value="0.435966" calcext:value-type="float">
            <text:p>0.435966</text:p>
          </table:table-cell>
        </table:table-row>
        <table:table-row table:style-name="ro1">
          <table:table-cell office:value-type="float" office:value="39.4395" calcext:value-type="float">
            <text:p>39.4395</text:p>
          </table:table-cell>
          <table:table-cell office:value-type="float" office:value="0.427586" calcext:value-type="float">
            <text:p>0.427586</text:p>
          </table:table-cell>
          <table:table-cell office:value-type="float" office:value="39.439456" calcext:value-type="float">
            <text:p>39.439456</text:p>
          </table:table-cell>
          <table:table-cell office:value-type="float" office:value="0.427453" calcext:value-type="float">
            <text:p>0.427453</text:p>
          </table:table-cell>
        </table:table-row>
        <table:table-row table:style-name="ro1">
          <table:table-cell office:value-type="float" office:value="39.4448" calcext:value-type="float">
            <text:p>39.4448</text:p>
          </table:table-cell>
          <table:table-cell office:value-type="float" office:value="0.418477" calcext:value-type="float">
            <text:p>0.418477</text:p>
          </table:table-cell>
          <table:table-cell office:value-type="float" office:value="39.44485" calcext:value-type="float">
            <text:p>39.44485</text:p>
          </table:table-cell>
          <table:table-cell office:value-type="float" office:value="0.418348" calcext:value-type="float">
            <text:p>0.418348</text:p>
          </table:table-cell>
        </table:table-row>
        <table:table-row table:style-name="ro1">
          <table:table-cell office:value-type="float" office:value="39.4502" calcext:value-type="float">
            <text:p>39.4502</text:p>
          </table:table-cell>
          <table:table-cell office:value-type="float" office:value="0.408778" calcext:value-type="float">
            <text:p>0.408778</text:p>
          </table:table-cell>
          <table:table-cell office:value-type="float" office:value="39.450241" calcext:value-type="float">
            <text:p>39.450241</text:p>
          </table:table-cell>
          <table:table-cell office:value-type="float" office:value="0.408653" calcext:value-type="float">
            <text:p>0.408653</text:p>
          </table:table-cell>
        </table:table-row>
        <table:table-row table:style-name="ro1">
          <table:table-cell office:value-type="float" office:value="39.4556" calcext:value-type="float">
            <text:p>39.4556</text:p>
          </table:table-cell>
          <table:table-cell office:value-type="float" office:value="0.39849" calcext:value-type="float">
            <text:p>0.39849</text:p>
          </table:table-cell>
          <table:table-cell office:value-type="float" office:value="39.455629" calcext:value-type="float">
            <text:p>39.455629</text:p>
          </table:table-cell>
          <table:table-cell office:value-type="float" office:value="0.398368" calcext:value-type="float">
            <text:p>0.398368</text:p>
          </table:table-cell>
        </table:table-row>
        <table:table-row table:style-name="ro1">
          <table:table-cell office:value-type="float" office:value="39.461" calcext:value-type="float">
            <text:p>39.461</text:p>
          </table:table-cell>
          <table:table-cell office:value-type="float" office:value="0.387614" calcext:value-type="float">
            <text:p>0.387614</text:p>
          </table:table-cell>
          <table:table-cell office:value-type="float" office:value="39.461015" calcext:value-type="float">
            <text:p>39.461015</text:p>
          </table:table-cell>
          <table:table-cell office:value-type="float" office:value="0.387496" calcext:value-type="float">
            <text:p>0.387496</text:p>
          </table:table-cell>
        </table:table-row>
        <table:table-row table:style-name="ro1">
          <table:table-cell office:value-type="float" office:value="39.4664" calcext:value-type="float">
            <text:p>39.4664</text:p>
          </table:table-cell>
          <table:table-cell office:value-type="float" office:value="0.376151" calcext:value-type="float">
            <text:p>0.376151</text:p>
          </table:table-cell>
          <table:table-cell office:value-type="float" office:value="39.466398" calcext:value-type="float">
            <text:p>39.466398</text:p>
          </table:table-cell>
          <table:table-cell office:value-type="float" office:value="0.376037" calcext:value-type="float">
            <text:p>0.376037</text:p>
          </table:table-cell>
        </table:table-row>
        <table:table-row table:style-name="ro1">
          <table:table-cell office:value-type="float" office:value="39.4718" calcext:value-type="float">
            <text:p>39.4718</text:p>
          </table:table-cell>
          <table:table-cell office:value-type="float" office:value="0.364102" calcext:value-type="float">
            <text:p>0.364102</text:p>
          </table:table-cell>
          <table:table-cell office:value-type="float" office:value="39.471777" calcext:value-type="float">
            <text:p>39.471777</text:p>
          </table:table-cell>
          <table:table-cell office:value-type="float" office:value="0.363992" calcext:value-type="float">
            <text:p>0.363992</text:p>
          </table:table-cell>
        </table:table-row>
        <table:table-row table:style-name="ro1">
          <table:table-cell office:value-type="float" office:value="39.4772" calcext:value-type="float">
            <text:p>39.4772</text:p>
          </table:table-cell>
          <table:table-cell office:value-type="float" office:value="0.351469" calcext:value-type="float">
            <text:p>0.351469</text:p>
          </table:table-cell>
          <table:table-cell office:value-type="float" office:value="39.477154" calcext:value-type="float">
            <text:p>39.477154</text:p>
          </table:table-cell>
          <table:table-cell office:value-type="float" office:value="0.351364" calcext:value-type="float">
            <text:p>0.351364</text:p>
          </table:table-cell>
        </table:table-row>
        <table:table-row table:style-name="ro1">
          <table:table-cell office:value-type="float" office:value="39.4825" calcext:value-type="float">
            <text:p>39.4825</text:p>
          </table:table-cell>
          <table:table-cell office:value-type="float" office:value="0.338253" calcext:value-type="float">
            <text:p>0.338253</text:p>
          </table:table-cell>
          <table:table-cell office:value-type="float" office:value="39.482528" calcext:value-type="float">
            <text:p>39.482528</text:p>
          </table:table-cell>
          <table:table-cell office:value-type="float" office:value="0.338153" calcext:value-type="float">
            <text:p>0.338153</text:p>
          </table:table-cell>
        </table:table-row>
        <table:table-row table:style-name="ro1">
          <table:table-cell office:value-type="float" office:value="39.4879" calcext:value-type="float">
            <text:p>39.4879</text:p>
          </table:table-cell>
          <table:table-cell office:value-type="float" office:value="0.324456" calcext:value-type="float">
            <text:p>0.324456</text:p>
          </table:table-cell>
          <table:table-cell office:value-type="float" office:value="39.487899" calcext:value-type="float">
            <text:p>39.487899</text:p>
          </table:table-cell>
          <table:table-cell office:value-type="float" office:value="0.32436" calcext:value-type="float">
            <text:p>0.32436</text:p>
          </table:table-cell>
        </table:table-row>
        <table:table-row table:style-name="ro1">
          <table:table-cell office:value-type="float" office:value="39.4933" calcext:value-type="float">
            <text:p>39.4933</text:p>
          </table:table-cell>
          <table:table-cell office:value-type="float" office:value="0.310079" calcext:value-type="float">
            <text:p>0.310079</text:p>
          </table:table-cell>
          <table:table-cell office:value-type="float" office:value="39.493267" calcext:value-type="float">
            <text:p>39.493267</text:p>
          </table:table-cell>
          <table:table-cell office:value-type="float" office:value="0.309989" calcext:value-type="float">
            <text:p>0.309989</text:p>
          </table:table-cell>
        </table:table-row>
        <table:table-row table:style-name="ro1">
          <table:table-cell office:value-type="float" office:value="39.4986" calcext:value-type="float">
            <text:p>39.4986</text:p>
          </table:table-cell>
          <table:table-cell office:value-type="float" office:value="0.295124" calcext:value-type="float">
            <text:p>0.295124</text:p>
          </table:table-cell>
          <table:table-cell office:value-type="float" office:value="39.498632" calcext:value-type="float">
            <text:p>39.498632</text:p>
          </table:table-cell>
          <table:table-cell office:value-type="float" office:value="0.295039" calcext:value-type="float">
            <text:p>0.295039</text:p>
          </table:table-cell>
        </table:table-row>
        <table:table-row table:style-name="ro1">
          <table:table-cell office:value-type="float" office:value="39.504" calcext:value-type="float">
            <text:p>39.504</text:p>
          </table:table-cell>
          <table:table-cell office:value-type="float" office:value="0.279592" calcext:value-type="float">
            <text:p>0.279592</text:p>
          </table:table-cell>
          <table:table-cell office:value-type="float" office:value="39.503995" calcext:value-type="float">
            <text:p>39.503995</text:p>
          </table:table-cell>
          <table:table-cell office:value-type="float" office:value="0.279513" calcext:value-type="float">
            <text:p>0.279513</text:p>
          </table:table-cell>
        </table:table-row>
        <table:table-row table:style-name="ro1">
          <table:table-cell office:value-type="float" office:value="39.5094" calcext:value-type="float">
            <text:p>39.5094</text:p>
          </table:table-cell>
          <table:table-cell office:value-type="float" office:value="0.263486" calcext:value-type="float">
            <text:p>0.263486</text:p>
          </table:table-cell>
          <table:table-cell office:value-type="float" office:value="39.509354" calcext:value-type="float">
            <text:p>39.509354</text:p>
          </table:table-cell>
          <table:table-cell office:value-type="float" office:value="0.263413" calcext:value-type="float">
            <text:p>0.263413</text:p>
          </table:table-cell>
        </table:table-row>
        <table:table-row table:style-name="ro1">
          <table:table-cell office:value-type="float" office:value="39.5147" calcext:value-type="float">
            <text:p>39.5147</text:p>
          </table:table-cell>
          <table:table-cell office:value-type="float" office:value="0.246807" calcext:value-type="float">
            <text:p>0.246807</text:p>
          </table:table-cell>
          <table:table-cell office:value-type="float" office:value="39.514711" calcext:value-type="float">
            <text:p>39.514711</text:p>
          </table:table-cell>
          <table:table-cell office:value-type="float" office:value="0.24674" calcext:value-type="float">
            <text:p>0.24674</text:p>
          </table:table-cell>
        </table:table-row>
        <table:table-row table:style-name="ro1">
          <table:table-cell office:value-type="float" office:value="39.5201" calcext:value-type="float">
            <text:p>39.5201</text:p>
          </table:table-cell>
          <table:table-cell office:value-type="float" office:value="0.229557" calcext:value-type="float">
            <text:p>0.229557</text:p>
          </table:table-cell>
          <table:table-cell office:value-type="float" office:value="39.520064" calcext:value-type="float">
            <text:p>39.520064</text:p>
          </table:table-cell>
          <table:table-cell office:value-type="float" office:value="0.229496" calcext:value-type="float">
            <text:p>0.229496</text:p>
          </table:table-cell>
        </table:table-row>
        <table:table-row table:style-name="ro1">
          <table:table-cell office:value-type="float" office:value="39.5254" calcext:value-type="float">
            <text:p>39.5254</text:p>
          </table:table-cell>
          <table:table-cell office:value-type="float" office:value="0.211739" calcext:value-type="float">
            <text:p>0.211739</text:p>
          </table:table-cell>
          <table:table-cell office:value-type="float" office:value="39.525415" calcext:value-type="float">
            <text:p>39.525415</text:p>
          </table:table-cell>
          <table:table-cell office:value-type="float" office:value="0.211683" calcext:value-type="float">
            <text:p>0.211683</text:p>
          </table:table-cell>
        </table:table-row>
        <table:table-row table:style-name="ro1">
          <table:table-cell office:value-type="float" office:value="39.5308" calcext:value-type="float">
            <text:p>39.5308</text:p>
          </table:table-cell>
          <table:table-cell office:value-type="float" office:value="0.193353" calcext:value-type="float">
            <text:p>0.193353</text:p>
          </table:table-cell>
          <table:table-cell office:value-type="float" office:value="39.530763" calcext:value-type="float">
            <text:p>39.530763</text:p>
          </table:table-cell>
          <table:table-cell office:value-type="float" office:value="0.193304" calcext:value-type="float">
            <text:p>0.193304</text:p>
          </table:table-cell>
        </table:table-row>
        <table:table-row table:style-name="ro1">
          <table:table-cell office:value-type="float" office:value="39.5361" calcext:value-type="float">
            <text:p>39.5361</text:p>
          </table:table-cell>
          <table:table-cell office:value-type="float" office:value="0.174402" calcext:value-type="float">
            <text:p>0.174402</text:p>
          </table:table-cell>
          <table:table-cell office:value-type="float" office:value="39.536108" calcext:value-type="float">
            <text:p>39.536108</text:p>
          </table:table-cell>
          <table:table-cell office:value-type="float" office:value="0.17436" calcext:value-type="float">
            <text:p>0.17436</text:p>
          </table:table-cell>
        </table:table-row>
        <table:table-row table:style-name="ro1">
          <table:table-cell office:value-type="float" office:value="39.5415" calcext:value-type="float">
            <text:p>39.5415</text:p>
          </table:table-cell>
          <table:table-cell office:value-type="float" office:value="0.154889" calcext:value-type="float">
            <text:p>0.154889</text:p>
          </table:table-cell>
          <table:table-cell office:value-type="float" office:value="39.541451" calcext:value-type="float">
            <text:p>39.541451</text:p>
          </table:table-cell>
          <table:table-cell office:value-type="float" office:value="0.154853" calcext:value-type="float">
            <text:p>0.154853</text:p>
          </table:table-cell>
        </table:table-row>
        <table:table-row table:style-name="ro1">
          <table:table-cell office:value-type="float" office:value="39.5468" calcext:value-type="float">
            <text:p>39.5468</text:p>
          </table:table-cell>
          <table:table-cell office:value-type="float" office:value="0.134814" calcext:value-type="float">
            <text:p>0.134814</text:p>
          </table:table-cell>
          <table:table-cell office:value-type="float" office:value="39.54679" calcext:value-type="float">
            <text:p>39.54679</text:p>
          </table:table-cell>
          <table:table-cell office:value-type="float" office:value="0.134786" calcext:value-type="float">
            <text:p>0.134786</text:p>
          </table:table-cell>
        </table:table-row>
        <table:table-row table:style-name="ro1">
          <table:table-cell office:value-type="float" office:value="39.5521" calcext:value-type="float">
            <text:p>39.5521</text:p>
          </table:table-cell>
          <table:table-cell office:value-type="float" office:value="0.114182" calcext:value-type="float">
            <text:p>0.114182</text:p>
          </table:table-cell>
          <table:table-cell office:value-type="float" office:value="39.552127" calcext:value-type="float">
            <text:p>39.552127</text:p>
          </table:table-cell>
          <table:table-cell office:value-type="float" office:value="0.11416" calcext:value-type="float">
            <text:p>0.11416</text:p>
          </table:table-cell>
        </table:table-row>
        <table:table-row table:style-name="ro1">
          <table:table-cell office:value-type="float" office:value="39.5575" calcext:value-type="float">
            <text:p>39.5575</text:p>
          </table:table-cell>
          <table:table-cell office:value-type="float" office:value="0.0929926" calcext:value-type="float">
            <text:p>0.0929926</text:p>
          </table:table-cell>
          <table:table-cell office:value-type="float" office:value="39.55746" calcext:value-type="float">
            <text:p>39.55746</text:p>
          </table:table-cell>
          <table:table-cell office:value-type="float" office:value="0.092979" calcext:value-type="float">
            <text:p>0.092979</text:p>
          </table:table-cell>
        </table:table-row>
        <table:table-row table:style-name="ro1">
          <table:table-cell office:value-type="float" office:value="39.5628" calcext:value-type="float">
            <text:p>39.5628</text:p>
          </table:table-cell>
          <table:table-cell office:value-type="float" office:value="0.0712499" calcext:value-type="float">
            <text:p>0.0712499</text:p>
          </table:table-cell>
          <table:table-cell office:value-type="float" office:value="39.562791" calcext:value-type="float">
            <text:p>39.562791</text:p>
          </table:table-cell>
          <table:table-cell office:value-type="float" office:value="0.071244" calcext:value-type="float">
            <text:p>0.071244</text:p>
          </table:table-cell>
        </table:table-row>
        <table:table-row table:style-name="ro1">
          <table:table-cell office:value-type="float" office:value="39.5681" calcext:value-type="float">
            <text:p>39.5681</text:p>
          </table:table-cell>
          <table:table-cell office:value-type="float" office:value="0.0489556" calcext:value-type="float">
            <text:p>0.0489556</text:p>
          </table:table-cell>
          <table:table-cell office:value-type="float" office:value="39.568119" calcext:value-type="float">
            <text:p>39.568119</text:p>
          </table:table-cell>
          <table:table-cell office:value-type="float" office:value="0.048957" calcext:value-type="float">
            <text:p>0.048957</text:p>
          </table:table-cell>
        </table:table-row>
        <table:table-row table:style-name="ro1">
          <table:table-cell office:value-type="float" office:value="39.5734" calcext:value-type="float">
            <text:p>39.5734</text:p>
          </table:table-cell>
          <table:table-cell office:value-type="float" office:value="0.0261123" calcext:value-type="float">
            <text:p>0.0261123</text:p>
          </table:table-cell>
          <table:table-cell office:value-type="float" office:value="39.573445" calcext:value-type="float">
            <text:p>39.573445</text:p>
          </table:table-cell>
          <table:table-cell office:value-type="float" office:value="0.026122" calcext:value-type="float">
            <text:p>0.026122</text:p>
          </table:table-cell>
        </table:table-row>
        <table:table-row table:style-name="ro1">
          <table:table-cell office:value-type="float" office:value="39.5788" calcext:value-type="float">
            <text:p>39.5788</text:p>
          </table:table-cell>
          <table:table-cell office:value-type="float" office:value="0.00272247" calcext:value-type="float">
            <text:p>0.00272247</text:p>
          </table:table-cell>
          <table:table-cell office:value-type="float" office:value="39.578767" calcext:value-type="float">
            <text:p>39.578767</text:p>
          </table:table-cell>
          <table:table-cell office:value-type="float" office:value="0.00274" calcext:value-type="float">
            <text:p>0.00274</text:p>
          </table:table-cell>
        </table:table-row>
        <table:table-row table:style-name="ro1">
          <table:table-cell office:value-type="float" office:value="39.5841" calcext:value-type="float">
            <text:p>39.5841</text:p>
          </table:table-cell>
          <table:table-cell office:value-type="float" office:value="0" calcext:value-type="float">
            <text:p>0</text:p>
          </table:table-cell>
          <table:table-cell office:value-type="float" office:value="39.584086" calcext:value-type="float">
            <text:p>39.584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6266" calcext:value-type="float">
            <text:p>39.6266</text:p>
          </table:table-cell>
          <table:table-cell office:value-type="float" office:value="0" calcext:value-type="float">
            <text:p>0</text:p>
          </table:table-cell>
          <table:table-cell office:value-type="float" office:value="39.62662" calcext:value-type="float">
            <text:p>39.62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6319" calcext:value-type="float">
            <text:p>39.6319</text:p>
          </table:table-cell>
          <table:table-cell office:value-type="float" office:value="0.0244754" calcext:value-type="float">
            <text:p>0.0244754</text:p>
          </table:table-cell>
          <table:table-cell office:value-type="float" office:value="39.631937" calcext:value-type="float">
            <text:p>39.631937</text:p>
          </table:table-cell>
          <table:table-cell office:value-type="float" office:value="0.024467" calcext:value-type="float">
            <text:p>0.024467</text:p>
          </table:table-cell>
        </table:table-row>
        <table:table-row table:style-name="ro1">
          <table:table-cell office:value-type="float" office:value="39.6373" calcext:value-type="float">
            <text:p>39.6373</text:p>
          </table:table-cell>
          <table:table-cell office:value-type="float" office:value="0.0482921" calcext:value-type="float">
            <text:p>0.0482921</text:p>
          </table:table-cell>
          <table:table-cell office:value-type="float" office:value="39.637251" calcext:value-type="float">
            <text:p>39.637251</text:p>
          </table:table-cell>
          <table:table-cell office:value-type="float" office:value="0.048276" calcext:value-type="float">
            <text:p>0.048276</text:p>
          </table:table-cell>
        </table:table-row>
        <table:table-row table:style-name="ro1">
          <table:table-cell office:value-type="float" office:value="39.6426" calcext:value-type="float">
            <text:p>39.6426</text:p>
          </table:table-cell>
          <table:table-cell office:value-type="float" office:value="0.0714534" calcext:value-type="float">
            <text:p>0.0714534</text:p>
          </table:table-cell>
          <table:table-cell office:value-type="float" office:value="39.642562" calcext:value-type="float">
            <text:p>39.642562</text:p>
          </table:table-cell>
          <table:table-cell office:value-type="float" office:value="0.071429" calcext:value-type="float">
            <text:p>0.071429</text:p>
          </table:table-cell>
        </table:table-row>
        <table:table-row table:style-name="ro1">
          <table:table-cell office:value-type="float" office:value="39.6479" calcext:value-type="float">
            <text:p>39.6479</text:p>
          </table:table-cell>
          <table:table-cell office:value-type="float" office:value="0.0939622" calcext:value-type="float">
            <text:p>0.0939622</text:p>
          </table:table-cell>
          <table:table-cell office:value-type="float" office:value="39.64787" calcext:value-type="float">
            <text:p>39.64787</text:p>
          </table:table-cell>
          <table:table-cell office:value-type="float" office:value="0.09393" calcext:value-type="float">
            <text:p>0.09393</text:p>
          </table:table-cell>
        </table:table-row>
        <table:table-row table:style-name="ro1">
          <table:table-cell office:value-type="float" office:value="39.6532" calcext:value-type="float">
            <text:p>39.6532</text:p>
          </table:table-cell>
          <table:table-cell office:value-type="float" office:value="0.115822" calcext:value-type="float">
            <text:p>0.115822</text:p>
          </table:table-cell>
          <table:table-cell office:value-type="float" office:value="39.653175" calcext:value-type="float">
            <text:p>39.653175</text:p>
          </table:table-cell>
          <table:table-cell office:value-type="float" office:value="0.115782" calcext:value-type="float">
            <text:p>0.115782</text:p>
          </table:table-cell>
        </table:table-row>
        <table:table-row table:style-name="ro1">
          <table:table-cell office:value-type="float" office:value="39.6585" calcext:value-type="float">
            <text:p>39.6585</text:p>
          </table:table-cell>
          <table:table-cell office:value-type="float" office:value="0.137035" calcext:value-type="float">
            <text:p>0.137035</text:p>
          </table:table-cell>
          <table:table-cell office:value-type="float" office:value="39.658478" calcext:value-type="float">
            <text:p>39.658478</text:p>
          </table:table-cell>
          <table:table-cell office:value-type="float" office:value="0.136988" calcext:value-type="float">
            <text:p>0.136988</text:p>
          </table:table-cell>
        </table:table-row>
        <table:table-row table:style-name="ro1">
          <table:table-cell office:value-type="float" office:value="39.6638" calcext:value-type="float">
            <text:p>39.6638</text:p>
          </table:table-cell>
          <table:table-cell office:value-type="float" office:value="0.157604" calcext:value-type="float">
            <text:p>0.157604</text:p>
          </table:table-cell>
          <table:table-cell office:value-type="float" office:value="39.663778" calcext:value-type="float">
            <text:p>39.663778</text:p>
          </table:table-cell>
          <table:table-cell office:value-type="float" office:value="0.15755" calcext:value-type="float">
            <text:p>0.15755</text:p>
          </table:table-cell>
        </table:table-row>
        <table:table-row table:style-name="ro1">
          <table:table-cell office:value-type="float" office:value="39.6691" calcext:value-type="float">
            <text:p>39.6691</text:p>
          </table:table-cell>
          <table:table-cell office:value-type="float" office:value="0.177532" calcext:value-type="float">
            <text:p>0.177532</text:p>
          </table:table-cell>
          <table:table-cell office:value-type="float" office:value="39.669075" calcext:value-type="float">
            <text:p>39.669075</text:p>
          </table:table-cell>
          <table:table-cell office:value-type="float" office:value="0.177472" calcext:value-type="float">
            <text:p>0.177472</text:p>
          </table:table-cell>
        </table:table-row>
        <table:table-row table:style-name="ro1">
          <table:table-cell office:value-type="float" office:value="39.6744" calcext:value-type="float">
            <text:p>39.6744</text:p>
          </table:table-cell>
          <table:table-cell office:value-type="float" office:value="0.196821" calcext:value-type="float">
            <text:p>0.196821</text:p>
          </table:table-cell>
          <table:table-cell office:value-type="float" office:value="39.674369" calcext:value-type="float">
            <text:p>39.674369</text:p>
          </table:table-cell>
          <table:table-cell office:value-type="float" office:value="0.196755" calcext:value-type="float">
            <text:p>0.196755</text:p>
          </table:table-cell>
        </table:table-row>
        <table:table-row table:style-name="ro1">
          <table:table-cell office:value-type="float" office:value="39.6797" calcext:value-type="float">
            <text:p>39.6797</text:p>
          </table:table-cell>
          <table:table-cell office:value-type="float" office:value="0.215475" calcext:value-type="float">
            <text:p>0.215475</text:p>
          </table:table-cell>
          <table:table-cell office:value-type="float" office:value="39.67966" calcext:value-type="float">
            <text:p>39.67966</text:p>
          </table:table-cell>
          <table:table-cell office:value-type="float" office:value="0.215402" calcext:value-type="float">
            <text:p>0.215402</text:p>
          </table:table-cell>
        </table:table-row>
        <table:table-row table:style-name="ro1">
          <table:table-cell office:value-type="float" office:value="39.6849" calcext:value-type="float">
            <text:p>39.6849</text:p>
          </table:table-cell>
          <table:table-cell office:value-type="float" office:value="0.233495" calcext:value-type="float">
            <text:p>0.233495</text:p>
          </table:table-cell>
          <table:table-cell office:value-type="float" office:value="39.684949" calcext:value-type="float">
            <text:p>39.684949</text:p>
          </table:table-cell>
          <table:table-cell office:value-type="float" office:value="0.233416" calcext:value-type="float">
            <text:p>0.233416</text:p>
          </table:table-cell>
        </table:table-row>
        <table:table-row table:style-name="ro1">
          <table:table-cell office:value-type="float" office:value="39.6902" calcext:value-type="float">
            <text:p>39.6902</text:p>
          </table:table-cell>
          <table:table-cell office:value-type="float" office:value="0.250884" calcext:value-type="float">
            <text:p>0.250884</text:p>
          </table:table-cell>
          <table:table-cell office:value-type="float" office:value="39.690235" calcext:value-type="float">
            <text:p>39.690235</text:p>
          </table:table-cell>
          <table:table-cell office:value-type="float" office:value="0.250799" calcext:value-type="float">
            <text:p>0.250799</text:p>
          </table:table-cell>
        </table:table-row>
        <table:table-row table:style-name="ro1">
          <table:table-cell office:value-type="float" office:value="39.6955" calcext:value-type="float">
            <text:p>39.6955</text:p>
          </table:table-cell>
          <table:table-cell office:value-type="float" office:value="0.267644" calcext:value-type="float">
            <text:p>0.267644</text:p>
          </table:table-cell>
          <table:table-cell office:value-type="float" office:value="39.695518" calcext:value-type="float">
            <text:p>39.695518</text:p>
          </table:table-cell>
          <table:table-cell office:value-type="float" office:value="0.267554" calcext:value-type="float">
            <text:p>0.267554</text:p>
          </table:table-cell>
        </table:table-row>
        <table:table-row table:style-name="ro1">
          <table:table-cell office:value-type="float" office:value="39.7008" calcext:value-type="float">
            <text:p>39.7008</text:p>
          </table:table-cell>
          <table:table-cell office:value-type="float" office:value="0.283777" calcext:value-type="float">
            <text:p>0.283777</text:p>
          </table:table-cell>
          <table:table-cell office:value-type="float" office:value="39.700798" calcext:value-type="float">
            <text:p>39.700798</text:p>
          </table:table-cell>
          <table:table-cell office:value-type="float" office:value="0.283681" calcext:value-type="float">
            <text:p>0.283681</text:p>
          </table:table-cell>
        </table:table-row>
        <table:table-row table:style-name="ro1">
          <table:table-cell office:value-type="float" office:value="39.7061" calcext:value-type="float">
            <text:p>39.7061</text:p>
          </table:table-cell>
          <table:table-cell office:value-type="float" office:value="0.299285" calcext:value-type="float">
            <text:p>0.299285</text:p>
          </table:table-cell>
          <table:table-cell office:value-type="float" office:value="39.706075" calcext:value-type="float">
            <text:p>39.706075</text:p>
          </table:table-cell>
          <table:table-cell office:value-type="float" office:value="0.299184" calcext:value-type="float">
            <text:p>0.299184</text:p>
          </table:table-cell>
        </table:table-row>
        <table:table-row table:style-name="ro1">
          <table:table-cell office:value-type="float" office:value="39.7113" calcext:value-type="float">
            <text:p>39.7113</text:p>
          </table:table-cell>
          <table:table-cell office:value-type="float" office:value="0.314171" calcext:value-type="float">
            <text:p>0.314171</text:p>
          </table:table-cell>
          <table:table-cell office:value-type="float" office:value="39.71135" calcext:value-type="float">
            <text:p>39.71135</text:p>
          </table:table-cell>
          <table:table-cell office:value-type="float" office:value="0.314065" calcext:value-type="float">
            <text:p>0.314065</text:p>
          </table:table-cell>
        </table:table-row>
        <table:table-row table:style-name="ro1">
          <table:table-cell office:value-type="float" office:value="39.7166" calcext:value-type="float">
            <text:p>39.7166</text:p>
          </table:table-cell>
          <table:table-cell office:value-type="float" office:value="0.328435" calcext:value-type="float">
            <text:p>0.328435</text:p>
          </table:table-cell>
          <table:table-cell office:value-type="float" office:value="39.716622" calcext:value-type="float">
            <text:p>39.716622</text:p>
          </table:table-cell>
          <table:table-cell office:value-type="float" office:value="0.328325" calcext:value-type="float">
            <text:p>0.328325</text:p>
          </table:table-cell>
        </table:table-row>
        <table:table-row table:style-name="ro1">
          <table:table-cell office:value-type="float" office:value="39.7219" calcext:value-type="float">
            <text:p>39.7219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39.721891" calcext:value-type="float">
            <text:p>39.721891</text:p>
          </table:table-cell>
          <table:table-cell office:value-type="float" office:value="0.341966" calcext:value-type="float">
            <text:p>0.341966</text:p>
          </table:table-cell>
        </table:table-row>
        <table:table-row table:style-name="ro1">
          <table:table-cell office:value-type="float" office:value="39.7272" calcext:value-type="float">
            <text:p>39.7272</text:p>
          </table:table-cell>
          <table:table-cell office:value-type="float" office:value="0.355109" calcext:value-type="float">
            <text:p>0.355109</text:p>
          </table:table-cell>
          <table:table-cell office:value-type="float" office:value="39.727157" calcext:value-type="float">
            <text:p>39.727157</text:p>
          </table:table-cell>
          <table:table-cell office:value-type="float" office:value="0.35499" calcext:value-type="float">
            <text:p>0.35499</text:p>
          </table:table-cell>
        </table:table-row>
        <table:table-row table:style-name="ro1">
          <table:table-cell office:value-type="float" office:value="39.7324" calcext:value-type="float">
            <text:p>39.7324</text:p>
          </table:table-cell>
          <table:table-cell office:value-type="float" office:value="0.367521" calcext:value-type="float">
            <text:p>0.367521</text:p>
          </table:table-cell>
          <table:table-cell office:value-type="float" office:value="39.732421" calcext:value-type="float">
            <text:p>39.732421</text:p>
          </table:table-cell>
          <table:table-cell office:value-type="float" office:value="0.367398" calcext:value-type="float">
            <text:p>0.367398</text:p>
          </table:table-cell>
        </table:table-row>
        <table:table-row table:style-name="ro1">
          <table:table-cell office:value-type="float" office:value="39.7377" calcext:value-type="float">
            <text:p>39.7377</text:p>
          </table:table-cell>
          <table:table-cell office:value-type="float" office:value="0.379319" calcext:value-type="float">
            <text:p>0.379319</text:p>
          </table:table-cell>
          <table:table-cell office:value-type="float" office:value="39.737681" calcext:value-type="float">
            <text:p>39.737681</text:p>
          </table:table-cell>
          <table:table-cell office:value-type="float" office:value="0.379192" calcext:value-type="float">
            <text:p>0.379192</text:p>
          </table:table-cell>
        </table:table-row>
        <table:table-row table:style-name="ro1">
          <table:table-cell office:value-type="float" office:value="39.7429" calcext:value-type="float">
            <text:p>39.7429</text:p>
          </table:table-cell>
          <table:table-cell office:value-type="float" office:value="0.390505" calcext:value-type="float">
            <text:p>0.390505</text:p>
          </table:table-cell>
          <table:table-cell office:value-type="float" office:value="39.742939" calcext:value-type="float">
            <text:p>39.742939</text:p>
          </table:table-cell>
          <table:table-cell office:value-type="float" office:value="0.390374" calcext:value-type="float">
            <text:p>0.390374</text:p>
          </table:table-cell>
        </table:table-row>
        <table:table-row table:style-name="ro1">
          <table:table-cell office:value-type="float" office:value="39.7482" calcext:value-type="float">
            <text:p>39.7482</text:p>
          </table:table-cell>
          <table:table-cell office:value-type="float" office:value="0.401079" calcext:value-type="float">
            <text:p>0.401079</text:p>
          </table:table-cell>
          <table:table-cell office:value-type="float" office:value="39.748194" calcext:value-type="float">
            <text:p>39.748194</text:p>
          </table:table-cell>
          <table:table-cell office:value-type="float" office:value="0.400945" calcext:value-type="float">
            <text:p>0.400945</text:p>
          </table:table-cell>
        </table:table-row>
        <table:table-row table:style-name="ro1">
          <table:table-cell office:value-type="float" office:value="39.7534" calcext:value-type="float">
            <text:p>39.7534</text:p>
          </table:table-cell>
          <table:table-cell office:value-type="float" office:value="0.411043" calcext:value-type="float">
            <text:p>0.411043</text:p>
          </table:table-cell>
          <table:table-cell office:value-type="float" office:value="39.753447" calcext:value-type="float">
            <text:p>39.753447</text:p>
          </table:table-cell>
          <table:table-cell office:value-type="float" office:value="0.410906" calcext:value-type="float">
            <text:p>0.410906</text:p>
          </table:table-cell>
        </table:table-row>
        <table:table-row table:style-name="ro1">
          <table:table-cell office:value-type="float" office:value="39.7587" calcext:value-type="float">
            <text:p>39.7587</text:p>
          </table:table-cell>
          <table:table-cell office:value-type="float" office:value="0.420399" calcext:value-type="float">
            <text:p>0.420399</text:p>
          </table:table-cell>
          <table:table-cell office:value-type="float" office:value="39.758697" calcext:value-type="float">
            <text:p>39.758697</text:p>
          </table:table-cell>
          <table:table-cell office:value-type="float" office:value="0.420259" calcext:value-type="float">
            <text:p>0.420259</text:p>
          </table:table-cell>
        </table:table-row>
        <table:table-row table:style-name="ro1">
          <table:table-cell office:value-type="float" office:value="39.7639" calcext:value-type="float">
            <text:p>39.7639</text:p>
          </table:table-cell>
          <table:table-cell office:value-type="float" office:value="0.429147" calcext:value-type="float">
            <text:p>0.429147</text:p>
          </table:table-cell>
          <table:table-cell office:value-type="float" office:value="39.763944" calcext:value-type="float">
            <text:p>39.763944</text:p>
          </table:table-cell>
          <table:table-cell office:value-type="float" office:value="0.429004" calcext:value-type="float">
            <text:p>0.429004</text:p>
          </table:table-cell>
        </table:table-row>
        <table:table-row table:style-name="ro1">
          <table:table-cell office:value-type="float" office:value="39.7692" calcext:value-type="float">
            <text:p>39.7692</text:p>
          </table:table-cell>
          <table:table-cell office:value-type="float" office:value="0.437288" calcext:value-type="float">
            <text:p>0.437288</text:p>
          </table:table-cell>
          <table:table-cell office:value-type="float" office:value="39.769188" calcext:value-type="float">
            <text:p>39.769188</text:p>
          </table:table-cell>
          <table:table-cell office:value-type="float" office:value="0.437143" calcext:value-type="float">
            <text:p>0.437143</text:p>
          </table:table-cell>
        </table:table-row>
        <table:table-row table:style-name="ro1">
          <table:table-cell office:value-type="float" office:value="39.7744" calcext:value-type="float">
            <text:p>39.7744</text:p>
          </table:table-cell>
          <table:table-cell office:value-type="float" office:value="0.444825" calcext:value-type="float">
            <text:p>0.444825</text:p>
          </table:table-cell>
          <table:table-cell office:value-type="float" office:value="39.774429" calcext:value-type="float">
            <text:p>39.774429</text:p>
          </table:table-cell>
          <table:table-cell office:value-type="float" office:value="0.444677" calcext:value-type="float">
            <text:p>0.444677</text:p>
          </table:table-cell>
        </table:table-row>
        <table:table-row table:style-name="ro1">
          <table:table-cell office:value-type="float" office:value="39.7797" calcext:value-type="float">
            <text:p>39.7797</text:p>
          </table:table-cell>
          <table:table-cell office:value-type="float" office:value="0.451757" calcext:value-type="float">
            <text:p>0.451757</text:p>
          </table:table-cell>
          <table:table-cell office:value-type="float" office:value="39.779668" calcext:value-type="float">
            <text:p>39.779668</text:p>
          </table:table-cell>
          <table:table-cell office:value-type="float" office:value="0.451607" calcext:value-type="float">
            <text:p>0.451607</text:p>
          </table:table-cell>
        </table:table-row>
        <table:table-row table:style-name="ro1">
          <table:table-cell office:value-type="float" office:value="39.7849" calcext:value-type="float">
            <text:p>39.7849</text:p>
          </table:table-cell>
          <table:table-cell office:value-type="float" office:value="0.458085" calcext:value-type="float">
            <text:p>0.458085</text:p>
          </table:table-cell>
          <table:table-cell office:value-type="float" office:value="39.784904" calcext:value-type="float">
            <text:p>39.784904</text:p>
          </table:table-cell>
          <table:table-cell office:value-type="float" office:value="0.457933" calcext:value-type="float">
            <text:p>0.457933</text:p>
          </table:table-cell>
        </table:table-row>
        <table:table-row table:style-name="ro1">
          <table:table-cell office:value-type="float" office:value="39.7901" calcext:value-type="float">
            <text:p>39.7901</text:p>
          </table:table-cell>
          <table:table-cell office:value-type="float" office:value="0.46381" calcext:value-type="float">
            <text:p>0.46381</text:p>
          </table:table-cell>
          <table:table-cell office:value-type="float" office:value="39.790137" calcext:value-type="float">
            <text:p>39.790137</text:p>
          </table:table-cell>
          <table:table-cell office:value-type="float" office:value="0.463657" calcext:value-type="float">
            <text:p>0.463657</text:p>
          </table:table-cell>
        </table:table-row>
        <table:table-row table:style-name="ro1">
          <table:table-cell office:value-type="float" office:value="39.7954" calcext:value-type="float">
            <text:p>39.7954</text:p>
          </table:table-cell>
          <table:table-cell office:value-type="float" office:value="0.468934" calcext:value-type="float">
            <text:p>0.468934</text:p>
          </table:table-cell>
          <table:table-cell office:value-type="float" office:value="39.795367" calcext:value-type="float">
            <text:p>39.795367</text:p>
          </table:table-cell>
          <table:table-cell office:value-type="float" office:value="0.468779" calcext:value-type="float">
            <text:p>0.468779</text:p>
          </table:table-cell>
        </table:table-row>
        <table:table-row table:style-name="ro1">
          <table:table-cell office:value-type="float" office:value="39.8006" calcext:value-type="float">
            <text:p>39.8006</text:p>
          </table:table-cell>
          <table:table-cell office:value-type="float" office:value="0.473456" calcext:value-type="float">
            <text:p>0.473456</text:p>
          </table:table-cell>
          <table:table-cell office:value-type="float" office:value="39.800595" calcext:value-type="float">
            <text:p>39.800595</text:p>
          </table:table-cell>
          <table:table-cell office:value-type="float" office:value="0.4733" calcext:value-type="float">
            <text:p>0.4733</text:p>
          </table:table-cell>
        </table:table-row>
        <table:table-row table:style-name="ro1">
          <table:table-cell office:value-type="float" office:value="39.8058" calcext:value-type="float">
            <text:p>39.8058</text:p>
          </table:table-cell>
          <table:table-cell office:value-type="float" office:value="0.477377" calcext:value-type="float">
            <text:p>0.477377</text:p>
          </table:table-cell>
          <table:table-cell office:value-type="float" office:value="39.80582" calcext:value-type="float">
            <text:p>39.80582</text:p>
          </table:table-cell>
          <table:table-cell office:value-type="float" office:value="0.47722" calcext:value-type="float">
            <text:p>0.47722</text:p>
          </table:table-cell>
        </table:table-row>
        <table:table-row table:style-name="ro1">
          <table:table-cell office:value-type="float" office:value="39.811" calcext:value-type="float">
            <text:p>39.811</text:p>
          </table:table-cell>
          <table:table-cell office:value-type="float" office:value="0.480698" calcext:value-type="float">
            <text:p>0.480698</text:p>
          </table:table-cell>
          <table:table-cell office:value-type="float" office:value="39.811042" calcext:value-type="float">
            <text:p>39.811042</text:p>
          </table:table-cell>
          <table:table-cell office:value-type="float" office:value="0.480541" calcext:value-type="float">
            <text:p>0.480541</text:p>
          </table:table-cell>
        </table:table-row>
        <table:table-row table:style-name="ro1">
          <table:table-cell office:value-type="float" office:value="39.8163" calcext:value-type="float">
            <text:p>39.8163</text:p>
          </table:table-cell>
          <table:table-cell office:value-type="float" office:value="0.48342" calcext:value-type="float">
            <text:p>0.48342</text:p>
          </table:table-cell>
          <table:table-cell office:value-type="float" office:value="39.816262" calcext:value-type="float">
            <text:p>39.816262</text:p>
          </table:table-cell>
          <table:table-cell office:value-type="float" office:value="0.483261" calcext:value-type="float">
            <text:p>0.483261</text:p>
          </table:table-cell>
        </table:table-row>
        <table:table-row table:style-name="ro1">
          <table:table-cell office:value-type="float" office:value="39.8215" calcext:value-type="float">
            <text:p>39.8215</text:p>
          </table:table-cell>
          <table:table-cell office:value-type="float" office:value="0.485541" calcext:value-type="float">
            <text:p>0.485541</text:p>
          </table:table-cell>
          <table:table-cell office:value-type="float" office:value="39.821479" calcext:value-type="float">
            <text:p>39.821479</text:p>
          </table:table-cell>
          <table:table-cell office:value-type="float" office:value="0.485382" calcext:value-type="float">
            <text:p>0.485382</text:p>
          </table:table-cell>
        </table:table-row>
        <table:table-row table:style-name="ro1">
          <table:table-cell office:value-type="float" office:value="39.8267" calcext:value-type="float">
            <text:p>39.8267</text:p>
          </table:table-cell>
          <table:table-cell office:value-type="float" office:value="0.487064" calcext:value-type="float">
            <text:p>0.487064</text:p>
          </table:table-cell>
          <table:table-cell office:value-type="float" office:value="39.826693" calcext:value-type="float">
            <text:p>39.826693</text:p>
          </table:table-cell>
          <table:table-cell office:value-type="float" office:value="0.486904" calcext:value-type="float">
            <text:p>0.486904</text:p>
          </table:table-cell>
        </table:table-row>
        <table:table-row table:style-name="ro1">
          <table:table-cell office:value-type="float" office:value="39.8319" calcext:value-type="float">
            <text:p>39.8319</text:p>
          </table:table-cell>
          <table:table-cell office:value-type="float" office:value="0.487987" calcext:value-type="float">
            <text:p>0.487987</text:p>
          </table:table-cell>
          <table:table-cell office:value-type="float" office:value="39.831904" calcext:value-type="float">
            <text:p>39.831904</text:p>
          </table:table-cell>
          <table:table-cell office:value-type="float" office:value="0.487828" calcext:value-type="float">
            <text:p>0.487828</text:p>
          </table:table-cell>
        </table:table-row>
        <table:table-row table:style-name="ro1">
          <table:table-cell office:value-type="float" office:value="39.8371" calcext:value-type="float">
            <text:p>39.8371</text:p>
          </table:table-cell>
          <table:table-cell office:value-type="float" office:value="0.488312" calcext:value-type="float">
            <text:p>0.488312</text:p>
          </table:table-cell>
          <table:table-cell office:value-type="float" office:value="39.837113" calcext:value-type="float">
            <text:p>39.837113</text:p>
          </table:table-cell>
          <table:table-cell office:value-type="float" office:value="0.488153" calcext:value-type="float">
            <text:p>0.488153</text:p>
          </table:table-cell>
        </table:table-row>
        <table:table-row table:style-name="ro1">
          <table:table-cell office:value-type="float" office:value="39.8423" calcext:value-type="float">
            <text:p>39.8423</text:p>
          </table:table-cell>
          <table:table-cell office:value-type="float" office:value="0.488038" calcext:value-type="float">
            <text:p>0.488038</text:p>
          </table:table-cell>
          <table:table-cell office:value-type="float" office:value="39.842319" calcext:value-type="float">
            <text:p>39.842319</text:p>
          </table:table-cell>
          <table:table-cell office:value-type="float" office:value="0.487879" calcext:value-type="float">
            <text:p>0.487879</text:p>
          </table:table-cell>
        </table:table-row>
        <table:table-row table:style-name="ro1">
          <table:table-cell office:value-type="float" office:value="39.8475" calcext:value-type="float">
            <text:p>39.8475</text:p>
          </table:table-cell>
          <table:table-cell office:value-type="float" office:value="0.487165" calcext:value-type="float">
            <text:p>0.487165</text:p>
          </table:table-cell>
          <table:table-cell office:value-type="float" office:value="39.847522" calcext:value-type="float">
            <text:p>39.847522</text:p>
          </table:table-cell>
          <table:table-cell office:value-type="float" office:value="0.487007" calcext:value-type="float">
            <text:p>0.487007</text:p>
          </table:table-cell>
        </table:table-row>
        <table:table-row table:style-name="ro1">
          <table:table-cell office:value-type="float" office:value="39.8527" calcext:value-type="float">
            <text:p>39.8527</text:p>
          </table:table-cell>
          <table:table-cell office:value-type="float" office:value="0.485693" calcext:value-type="float">
            <text:p>0.485693</text:p>
          </table:table-cell>
          <table:table-cell office:value-type="float" office:value="39.852722" calcext:value-type="float">
            <text:p>39.852722</text:p>
          </table:table-cell>
          <table:table-cell office:value-type="float" office:value="0.485536" calcext:value-type="float">
            <text:p>0.485536</text:p>
          </table:table-cell>
        </table:table-row>
        <table:table-row table:style-name="ro1">
          <table:table-cell office:value-type="float" office:value="39.8579" calcext:value-type="float">
            <text:p>39.8579</text:p>
          </table:table-cell>
          <table:table-cell office:value-type="float" office:value="0.483623" calcext:value-type="float">
            <text:p>0.483623</text:p>
          </table:table-cell>
          <table:table-cell office:value-type="float" office:value="39.85792" calcext:value-type="float">
            <text:p>39.85792</text:p>
          </table:table-cell>
          <table:table-cell office:value-type="float" office:value="0.483467" calcext:value-type="float">
            <text:p>0.483467</text:p>
          </table:table-cell>
        </table:table-row>
        <table:table-row table:style-name="ro1">
          <table:table-cell office:value-type="float" office:value="39.8631" calcext:value-type="float">
            <text:p>39.8631</text:p>
          </table:table-cell>
          <table:table-cell office:value-type="float" office:value="0.480955" calcext:value-type="float">
            <text:p>0.480955</text:p>
          </table:table-cell>
          <table:table-cell office:value-type="float" office:value="39.863115" calcext:value-type="float">
            <text:p>39.863115</text:p>
          </table:table-cell>
          <table:table-cell office:value-type="float" office:value="0.4808" calcext:value-type="float">
            <text:p>0.4808</text:p>
          </table:table-cell>
        </table:table-row>
        <table:table-row table:style-name="ro1">
          <table:table-cell office:value-type="float" office:value="39.8683" calcext:value-type="float">
            <text:p>39.8683</text:p>
          </table:table-cell>
          <table:table-cell office:value-type="float" office:value="0.477689" calcext:value-type="float">
            <text:p>0.477689</text:p>
          </table:table-cell>
          <table:table-cell office:value-type="float" office:value="39.868308" calcext:value-type="float">
            <text:p>39.868308</text:p>
          </table:table-cell>
          <table:table-cell office:value-type="float" office:value="0.477535" calcext:value-type="float">
            <text:p>0.477535</text:p>
          </table:table-cell>
        </table:table-row>
        <table:table-row table:style-name="ro1">
          <table:table-cell office:value-type="float" office:value="39.8735" calcext:value-type="float">
            <text:p>39.8735</text:p>
          </table:table-cell>
          <table:table-cell office:value-type="float" office:value="0.473824" calcext:value-type="float">
            <text:p>0.473824</text:p>
          </table:table-cell>
          <table:table-cell office:value-type="float" office:value="39.873498" calcext:value-type="float">
            <text:p>39.873498</text:p>
          </table:table-cell>
          <table:table-cell office:value-type="float" office:value="0.473672" calcext:value-type="float">
            <text:p>0.473672</text:p>
          </table:table-cell>
        </table:table-row>
        <table:table-row table:style-name="ro1">
          <table:table-cell office:value-type="float" office:value="39.8787" calcext:value-type="float">
            <text:p>39.8787</text:p>
          </table:table-cell>
          <table:table-cell office:value-type="float" office:value="0.469363" calcext:value-type="float">
            <text:p>0.469363</text:p>
          </table:table-cell>
          <table:table-cell office:value-type="float" office:value="39.878685" calcext:value-type="float">
            <text:p>39.878685</text:p>
          </table:table-cell>
          <table:table-cell office:value-type="float" office:value="0.469212" calcext:value-type="float">
            <text:p>0.469212</text:p>
          </table:table-cell>
        </table:table-row>
        <table:table-row table:style-name="ro1">
          <table:table-cell office:value-type="float" office:value="39.8839" calcext:value-type="float">
            <text:p>39.8839</text:p>
          </table:table-cell>
          <table:table-cell office:value-type="float" office:value="0.464305" calcext:value-type="float">
            <text:p>0.464305</text:p>
          </table:table-cell>
          <table:table-cell office:value-type="float" office:value="39.883869" calcext:value-type="float">
            <text:p>39.883869</text:p>
          </table:table-cell>
          <table:table-cell office:value-type="float" office:value="0.464156" calcext:value-type="float">
            <text:p>0.464156</text:p>
          </table:table-cell>
        </table:table-row>
        <table:table-row table:style-name="ro1">
          <table:table-cell office:value-type="float" office:value="39.8891" calcext:value-type="float">
            <text:p>39.8891</text:p>
          </table:table-cell>
          <table:table-cell office:value-type="float" office:value="0.458651" calcext:value-type="float">
            <text:p>0.458651</text:p>
          </table:table-cell>
          <table:table-cell office:value-type="float" office:value="39.889051" calcext:value-type="float">
            <text:p>39.889051</text:p>
          </table:table-cell>
          <table:table-cell office:value-type="float" office:value="0.458504" calcext:value-type="float">
            <text:p>0.458504</text:p>
          </table:table-cell>
        </table:table-row>
        <table:table-row table:style-name="ro1">
          <table:table-cell office:value-type="float" office:value="39.8942" calcext:value-type="float">
            <text:p>39.8942</text:p>
          </table:table-cell>
          <table:table-cell office:value-type="float" office:value="0.452401" calcext:value-type="float">
            <text:p>0.452401</text:p>
          </table:table-cell>
          <table:table-cell office:value-type="float" office:value="39.89423" calcext:value-type="float">
            <text:p>39.89423</text:p>
          </table:table-cell>
          <table:table-cell office:value-type="float" office:value="0.452257" calcext:value-type="float">
            <text:p>0.452257</text:p>
          </table:table-cell>
        </table:table-row>
        <table:table-row table:style-name="ro1">
          <table:table-cell office:value-type="float" office:value="39.8994" calcext:value-type="float">
            <text:p>39.8994</text:p>
          </table:table-cell>
          <table:table-cell office:value-type="float" office:value="0.445556" calcext:value-type="float">
            <text:p>0.445556</text:p>
          </table:table-cell>
          <table:table-cell office:value-type="float" office:value="39.899406" calcext:value-type="float">
            <text:p>39.899406</text:p>
          </table:table-cell>
          <table:table-cell office:value-type="float" office:value="0.445414" calcext:value-type="float">
            <text:p>0.445414</text:p>
          </table:table-cell>
        </table:table-row>
        <table:table-row table:style-name="ro1">
          <table:table-cell office:value-type="float" office:value="39.9046" calcext:value-type="float">
            <text:p>39.9046</text:p>
          </table:table-cell>
          <table:table-cell office:value-type="float" office:value="0.438117" calcext:value-type="float">
            <text:p>0.438117</text:p>
          </table:table-cell>
          <table:table-cell office:value-type="float" office:value="39.904579" calcext:value-type="float">
            <text:p>39.904579</text:p>
          </table:table-cell>
          <table:table-cell office:value-type="float" office:value="0.437978" calcext:value-type="float">
            <text:p>0.437978</text:p>
          </table:table-cell>
        </table:table-row>
        <table:table-row table:style-name="ro1">
          <table:table-cell office:value-type="float" office:value="39.9098" calcext:value-type="float">
            <text:p>39.9098</text:p>
          </table:table-cell>
          <table:table-cell office:value-type="float" office:value="0.430085" calcext:value-type="float">
            <text:p>0.430085</text:p>
          </table:table-cell>
          <table:table-cell office:value-type="float" office:value="39.90975" calcext:value-type="float">
            <text:p>39.90975</text:p>
          </table:table-cell>
          <table:table-cell office:value-type="float" office:value="0.429949" calcext:value-type="float">
            <text:p>0.429949</text:p>
          </table:table-cell>
        </table:table-row>
        <table:table-row table:style-name="ro1">
          <table:table-cell office:value-type="float" office:value="39.9149" calcext:value-type="float">
            <text:p>39.9149</text:p>
          </table:table-cell>
          <table:table-cell office:value-type="float" office:value="0.421461" calcext:value-type="float">
            <text:p>0.421461</text:p>
          </table:table-cell>
          <table:table-cell office:value-type="float" office:value="39.914919" calcext:value-type="float">
            <text:p>39.914919</text:p>
          </table:table-cell>
          <table:table-cell office:value-type="float" office:value="0.421328" calcext:value-type="float">
            <text:p>0.421328</text:p>
          </table:table-cell>
        </table:table-row>
        <table:table-row table:style-name="ro1">
          <table:table-cell office:value-type="float" office:value="39.9201" calcext:value-type="float">
            <text:p>39.9201</text:p>
          </table:table-cell>
          <table:table-cell office:value-type="float" office:value="0.412245" calcext:value-type="float">
            <text:p>0.412245</text:p>
          </table:table-cell>
          <table:table-cell office:value-type="float" office:value="39.920084" calcext:value-type="float">
            <text:p>39.920084</text:p>
          </table:table-cell>
          <table:table-cell office:value-type="float" office:value="0.412116" calcext:value-type="float">
            <text:p>0.412116</text:p>
          </table:table-cell>
        </table:table-row>
        <table:table-row table:style-name="ro1">
          <table:table-cell office:value-type="float" office:value="39.9252" calcext:value-type="float">
            <text:p>39.9252</text:p>
          </table:table-cell>
          <table:table-cell office:value-type="float" office:value="0.402439" calcext:value-type="float">
            <text:p>0.402439</text:p>
          </table:table-cell>
          <table:table-cell office:value-type="float" office:value="39.925247" calcext:value-type="float">
            <text:p>39.925247</text:p>
          </table:table-cell>
          <table:table-cell office:value-type="float" office:value="0.402314" calcext:value-type="float">
            <text:p>0.402314</text:p>
          </table:table-cell>
        </table:table-row>
        <table:table-row table:style-name="ro1">
          <table:table-cell office:value-type="float" office:value="39.9304" calcext:value-type="float">
            <text:p>39.9304</text:p>
          </table:table-cell>
          <table:table-cell office:value-type="float" office:value="0.392044" calcext:value-type="float">
            <text:p>0.392044</text:p>
          </table:table-cell>
          <table:table-cell office:value-type="float" office:value="39.930407" calcext:value-type="float">
            <text:p>39.930407</text:p>
          </table:table-cell>
          <table:table-cell office:value-type="float" office:value="0.391922" calcext:value-type="float">
            <text:p>0.391922</text:p>
          </table:table-cell>
        </table:table-row>
        <table:table-row table:style-name="ro1">
          <table:table-cell office:value-type="float" office:value="39.9356" calcext:value-type="float">
            <text:p>39.9356</text:p>
          </table:table-cell>
          <table:table-cell office:value-type="float" office:value="0.381061" calcext:value-type="float">
            <text:p>0.381061</text:p>
          </table:table-cell>
          <table:table-cell office:value-type="float" office:value="39.935565" calcext:value-type="float">
            <text:p>39.935565</text:p>
          </table:table-cell>
          <table:table-cell office:value-type="float" office:value="0.380943" calcext:value-type="float">
            <text:p>0.380943</text:p>
          </table:table-cell>
        </table:table-row>
        <table:table-row table:style-name="ro1">
          <table:table-cell office:value-type="float" office:value="39.9407" calcext:value-type="float">
            <text:p>39.9407</text:p>
          </table:table-cell>
          <table:table-cell office:value-type="float" office:value="0.369491" calcext:value-type="float">
            <text:p>0.369491</text:p>
          </table:table-cell>
          <table:table-cell office:value-type="float" office:value="39.94072" calcext:value-type="float">
            <text:p>39.94072</text:p>
          </table:table-cell>
          <table:table-cell office:value-type="float" office:value="0.369378" calcext:value-type="float">
            <text:p>0.369378</text:p>
          </table:table-cell>
        </table:table-row>
        <table:table-row table:style-name="ro1">
          <table:table-cell office:value-type="float" office:value="39.9459" calcext:value-type="float">
            <text:p>39.9459</text:p>
          </table:table-cell>
          <table:table-cell office:value-type="float" office:value="0.357336" calcext:value-type="float">
            <text:p>0.357336</text:p>
          </table:table-cell>
          <table:table-cell office:value-type="float" office:value="39.945872" calcext:value-type="float">
            <text:p>39.945872</text:p>
          </table:table-cell>
          <table:table-cell office:value-type="float" office:value="0.357227" calcext:value-type="float">
            <text:p>0.357227</text:p>
          </table:table-cell>
        </table:table-row>
        <table:table-row table:style-name="ro1">
          <table:table-cell office:value-type="float" office:value="39.951" calcext:value-type="float">
            <text:p>39.951</text:p>
          </table:table-cell>
          <table:table-cell office:value-type="float" office:value="0.344597" calcext:value-type="float">
            <text:p>0.344597</text:p>
          </table:table-cell>
          <table:table-cell office:value-type="float" office:value="39.951022" calcext:value-type="float">
            <text:p>39.951022</text:p>
          </table:table-cell>
          <table:table-cell office:value-type="float" office:value="0.344493" calcext:value-type="float">
            <text:p>0.344493</text:p>
          </table:table-cell>
        </table:table-row>
        <table:table-row table:style-name="ro1">
          <table:table-cell office:value-type="float" office:value="39.9562" calcext:value-type="float">
            <text:p>39.9562</text:p>
          </table:table-cell>
          <table:table-cell office:value-type="float" office:value="0.331275" calcext:value-type="float">
            <text:p>0.331275</text:p>
          </table:table-cell>
          <table:table-cell office:value-type="float" office:value="39.956169" calcext:value-type="float">
            <text:p>39.956169</text:p>
          </table:table-cell>
          <table:table-cell office:value-type="float" office:value="0.331176" calcext:value-type="float">
            <text:p>0.331176</text:p>
          </table:table-cell>
        </table:table-row>
        <table:table-row table:style-name="ro1">
          <table:table-cell office:value-type="float" office:value="39.9613" calcext:value-type="float">
            <text:p>39.9613</text:p>
          </table:table-cell>
          <table:table-cell office:value-type="float" office:value="0.317373" calcext:value-type="float">
            <text:p>0.317373</text:p>
          </table:table-cell>
          <table:table-cell office:value-type="float" office:value="39.961313" calcext:value-type="float">
            <text:p>39.961313</text:p>
          </table:table-cell>
          <table:table-cell office:value-type="float" office:value="0.317278" calcext:value-type="float">
            <text:p>0.317278</text:p>
          </table:table-cell>
        </table:table-row>
        <table:table-row table:style-name="ro1">
          <table:table-cell office:value-type="float" office:value="39.9665" calcext:value-type="float">
            <text:p>39.9665</text:p>
          </table:table-cell>
          <table:table-cell office:value-type="float" office:value="0.302891" calcext:value-type="float">
            <text:p>0.302891</text:p>
          </table:table-cell>
          <table:table-cell office:value-type="float" office:value="39.966455" calcext:value-type="float">
            <text:p>39.966455</text:p>
          </table:table-cell>
          <table:table-cell office:value-type="float" office:value="0.302801" calcext:value-type="float">
            <text:p>0.302801</text:p>
          </table:table-cell>
        </table:table-row>
        <table:table-row table:style-name="ro1">
          <table:table-cell office:value-type="float" office:value="39.9716" calcext:value-type="float">
            <text:p>39.9716</text:p>
          </table:table-cell>
          <table:table-cell office:value-type="float" office:value="0.287831" calcext:value-type="float">
            <text:p>0.287831</text:p>
          </table:table-cell>
          <table:table-cell office:value-type="float" office:value="39.971594" calcext:value-type="float">
            <text:p>39.971594</text:p>
          </table:table-cell>
          <table:table-cell office:value-type="float" office:value="0.287747" calcext:value-type="float">
            <text:p>0.287747</text:p>
          </table:table-cell>
        </table:table-row>
        <table:table-row table:style-name="ro1">
          <table:table-cell office:value-type="float" office:value="39.9767" calcext:value-type="float">
            <text:p>39.9767</text:p>
          </table:table-cell>
          <table:table-cell office:value-type="float" office:value="0.272195" calcext:value-type="float">
            <text:p>0.272195</text:p>
          </table:table-cell>
          <table:table-cell office:value-type="float" office:value="39.97673" calcext:value-type="float">
            <text:p>39.97673</text:p>
          </table:table-cell>
          <table:table-cell office:value-type="float" office:value="0.272116" calcext:value-type="float">
            <text:p>0.272116</text:p>
          </table:table-cell>
        </table:table-row>
        <table:table-row table:style-name="ro1">
          <table:table-cell office:value-type="float" office:value="39.9819" calcext:value-type="float">
            <text:p>39.9819</text:p>
          </table:table-cell>
          <table:table-cell office:value-type="float" office:value="0.255985" calcext:value-type="float">
            <text:p>0.255985</text:p>
          </table:table-cell>
          <table:table-cell office:value-type="float" office:value="39.981864" calcext:value-type="float">
            <text:p>39.981864</text:p>
          </table:table-cell>
          <table:table-cell office:value-type="float" office:value="0.255912" calcext:value-type="float">
            <text:p>0.255912</text:p>
          </table:table-cell>
        </table:table-row>
        <table:table-row table:style-name="ro1">
          <table:table-cell office:value-type="float" office:value="39.987" calcext:value-type="float">
            <text:p>39.987</text:p>
          </table:table-cell>
          <table:table-cell office:value-type="float" office:value="0.239202" calcext:value-type="float">
            <text:p>0.239202</text:p>
          </table:table-cell>
          <table:table-cell office:value-type="float" office:value="39.986995" calcext:value-type="float">
            <text:p>39.986995</text:p>
          </table:table-cell>
          <table:table-cell office:value-type="float" office:value="0.239135" calcext:value-type="float">
            <text:p>0.239135</text:p>
          </table:table-cell>
        </table:table-row>
        <table:table-row table:style-name="ro1">
          <table:table-cell office:value-type="float" office:value="39.9921" calcext:value-type="float">
            <text:p>39.9921</text:p>
          </table:table-cell>
          <table:table-cell office:value-type="float" office:value="0.221849" calcext:value-type="float">
            <text:p>0.221849</text:p>
          </table:table-cell>
          <table:table-cell office:value-type="float" office:value="39.992123" calcext:value-type="float">
            <text:p>39.992123</text:p>
          </table:table-cell>
          <table:table-cell office:value-type="float" office:value="0.221788" calcext:value-type="float">
            <text:p>0.221788</text:p>
          </table:table-cell>
        </table:table-row>
        <table:table-row table:style-name="ro1">
          <table:table-cell office:value-type="float" office:value="39.9972" calcext:value-type="float">
            <text:p>39.9972</text:p>
          </table:table-cell>
          <table:table-cell office:value-type="float" office:value="0.203927" calcext:value-type="float">
            <text:p>0.203927</text:p>
          </table:table-cell>
          <table:table-cell office:value-type="float" office:value="39.997249" calcext:value-type="float">
            <text:p>39.997249</text:p>
          </table:table-cell>
          <table:table-cell office:value-type="float" office:value="0.203872" calcext:value-type="float">
            <text:p>0.203872</text:p>
          </table:table-cell>
        </table:table-row>
        <table:table-row table:style-name="ro1">
          <table:table-cell office:value-type="float" office:value="40.0024" calcext:value-type="float">
            <text:p>40.0024</text:p>
          </table:table-cell>
          <table:table-cell office:value-type="float" office:value="0.185439" calcext:value-type="float">
            <text:p>0.185439</text:p>
          </table:table-cell>
          <table:table-cell office:value-type="float" office:value="40.002372" calcext:value-type="float">
            <text:p>40.002372</text:p>
          </table:table-cell>
          <table:table-cell office:value-type="float" office:value="0.18539" calcext:value-type="float">
            <text:p>0.18539</text:p>
          </table:table-cell>
        </table:table-row>
        <table:table-row table:style-name="ro1">
          <table:table-cell office:value-type="float" office:value="40.0075" calcext:value-type="float">
            <text:p>40.0075</text:p>
          </table:table-cell>
          <table:table-cell office:value-type="float" office:value="0.166386" calcext:value-type="float">
            <text:p>0.166386</text:p>
          </table:table-cell>
          <table:table-cell office:value-type="float" office:value="40.007493" calcext:value-type="float">
            <text:p>40.007493</text:p>
          </table:table-cell>
          <table:table-cell office:value-type="float" office:value="0.166344" calcext:value-type="float">
            <text:p>0.166344</text:p>
          </table:table-cell>
        </table:table-row>
        <table:table-row table:style-name="ro1">
          <table:table-cell office:value-type="float" office:value="40.0126" calcext:value-type="float">
            <text:p>40.0126</text:p>
          </table:table-cell>
          <table:table-cell office:value-type="float" office:value="0.14677" calcext:value-type="float">
            <text:p>0.14677</text:p>
          </table:table-cell>
          <table:table-cell office:value-type="float" office:value="40.012611" calcext:value-type="float">
            <text:p>40.012611</text:p>
          </table:table-cell>
          <table:table-cell office:value-type="float" office:value="0.146735" calcext:value-type="float">
            <text:p>0.146735</text:p>
          </table:table-cell>
        </table:table-row>
        <table:table-row table:style-name="ro1">
          <table:table-cell office:value-type="float" office:value="40.0177" calcext:value-type="float">
            <text:p>40.0177</text:p>
          </table:table-cell>
          <table:table-cell office:value-type="float" office:value="0.126594" calcext:value-type="float">
            <text:p>0.126594</text:p>
          </table:table-cell>
          <table:table-cell office:value-type="float" office:value="40.017726" calcext:value-type="float">
            <text:p>40.017726</text:p>
          </table:table-cell>
          <table:table-cell office:value-type="float" office:value="0.126566" calcext:value-type="float">
            <text:p>0.126566</text:p>
          </table:table-cell>
        </table:table-row>
        <table:table-row table:style-name="ro1">
          <table:table-cell office:value-type="float" office:value="40.0228" calcext:value-type="float">
            <text:p>40.0228</text:p>
          </table:table-cell>
          <table:table-cell office:value-type="float" office:value="0.10586" calcext:value-type="float">
            <text:p>0.10586</text:p>
          </table:table-cell>
          <table:table-cell office:value-type="float" office:value="40.022839" calcext:value-type="float">
            <text:p>40.022839</text:p>
          </table:table-cell>
          <table:table-cell office:value-type="float" office:value="0.10584" calcext:value-type="float">
            <text:p>0.10584</text:p>
          </table:table-cell>
        </table:table-row>
        <table:table-row table:style-name="ro1">
          <table:table-cell office:value-type="float" office:value="40.0279" calcext:value-type="float">
            <text:p>40.0279</text:p>
          </table:table-cell>
          <table:table-cell office:value-type="float" office:value="0.0845706" calcext:value-type="float">
            <text:p>0.0845706</text:p>
          </table:table-cell>
          <table:table-cell office:value-type="float" office:value="40.027949" calcext:value-type="float">
            <text:p>40.027949</text:p>
          </table:table-cell>
          <table:table-cell office:value-type="float" office:value="0.084557" calcext:value-type="float">
            <text:p>0.084557</text:p>
          </table:table-cell>
        </table:table-row>
        <table:table-row table:style-name="ro1">
          <table:table-cell office:value-type="float" office:value="40.0331" calcext:value-type="float">
            <text:p>40.0331</text:p>
          </table:table-cell>
          <table:table-cell office:value-type="float" office:value="0.0627275" calcext:value-type="float">
            <text:p>0.0627275</text:p>
          </table:table-cell>
          <table:table-cell office:value-type="float" office:value="40.033057" calcext:value-type="float">
            <text:p>40.033057</text:p>
          </table:table-cell>
          <table:table-cell office:value-type="float" office:value="0.062722" calcext:value-type="float">
            <text:p>0.062722</text:p>
          </table:table-cell>
        </table:table-row>
        <table:table-row table:style-name="ro1">
          <table:table-cell office:value-type="float" office:value="40.0382" calcext:value-type="float">
            <text:p>40.0382</text:p>
          </table:table-cell>
          <table:table-cell office:value-type="float" office:value="0.0403334" calcext:value-type="float">
            <text:p>0.0403334</text:p>
          </table:table-cell>
          <table:table-cell office:value-type="float" office:value="40.038161" calcext:value-type="float">
            <text:p>40.038161</text:p>
          </table:table-cell>
          <table:table-cell office:value-type="float" office:value="0.040335" calcext:value-type="float">
            <text:p>0.040335</text:p>
          </table:table-cell>
        </table:table-row>
        <table:table-row table:style-name="ro1">
          <table:table-cell office:value-type="float" office:value="40.0433" calcext:value-type="float">
            <text:p>40.0433</text:p>
          </table:table-cell>
          <table:table-cell office:value-type="float" office:value="0.0173907" calcext:value-type="float">
            <text:p>0.0173907</text:p>
          </table:table-cell>
          <table:table-cell office:value-type="float" office:value="40.043264" calcext:value-type="float">
            <text:p>40.043264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float" office:value="40.0484" calcext:value-type="float">
            <text:p>40.0484</text:p>
          </table:table-cell>
          <table:table-cell office:value-type="float" office:value="0" calcext:value-type="float">
            <text:p>0</text:p>
          </table:table-cell>
          <table:table-cell office:value-type="float" office:value="40.048363" calcext:value-type="float">
            <text:p>40.048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0891" calcext:value-type="float">
            <text:p>40.0891</text:p>
          </table:table-cell>
          <table:table-cell office:value-type="float" office:value="0" calcext:value-type="float">
            <text:p>0</text:p>
          </table:table-cell>
          <table:table-cell office:value-type="float" office:value="40.08914" calcext:value-type="float">
            <text:p>40.08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0942" calcext:value-type="float">
            <text:p>40.0942</text:p>
          </table:table-cell>
          <table:table-cell office:value-type="float" office:value="0.0240324" calcext:value-type="float">
            <text:p>0.0240324</text:p>
          </table:table-cell>
          <table:table-cell office:value-type="float" office:value="40.094237" calcext:value-type="float">
            <text:p>40.094237</text:p>
          </table:table-cell>
          <table:table-cell office:value-type="float" office:value="0.024024" calcext:value-type="float">
            <text:p>0.024024</text:p>
          </table:table-cell>
        </table:table-row>
        <table:table-row table:style-name="ro1">
          <table:table-cell office:value-type="float" office:value="40.0993" calcext:value-type="float">
            <text:p>40.0993</text:p>
          </table:table-cell>
          <table:table-cell office:value-type="float" office:value="0.0474083" calcext:value-type="float">
            <text:p>0.0474083</text:p>
          </table:table-cell>
          <table:table-cell office:value-type="float" office:value="40.099332" calcext:value-type="float">
            <text:p>40.099332</text:p>
          </table:table-cell>
          <table:table-cell office:value-type="float" office:value="0.047392" calcext:value-type="float">
            <text:p>0.047392</text:p>
          </table:table-cell>
        </table:table-row>
        <table:table-row table:style-name="ro1">
          <table:table-cell office:value-type="float" office:value="40.1044" calcext:value-type="float">
            <text:p>40.1044</text:p>
          </table:table-cell>
          <table:table-cell office:value-type="float" office:value="0.0701309" calcext:value-type="float">
            <text:p>0.0701309</text:p>
          </table:table-cell>
          <table:table-cell office:value-type="float" office:value="40.104424" calcext:value-type="float">
            <text:p>40.104424</text:p>
          </table:table-cell>
          <table:table-cell office:value-type="float" office:value="0.070107" calcext:value-type="float">
            <text:p>0.070107</text:p>
          </table:table-cell>
        </table:table-row>
        <table:table-row table:style-name="ro1">
          <table:table-cell office:value-type="float" office:value="40.1095" calcext:value-type="float">
            <text:p>40.1095</text:p>
          </table:table-cell>
          <table:table-cell office:value-type="float" office:value="0.092203" calcext:value-type="float">
            <text:p>0.092203</text:p>
          </table:table-cell>
          <table:table-cell office:value-type="float" office:value="40.109513" calcext:value-type="float">
            <text:p>40.109513</text:p>
          </table:table-cell>
          <table:table-cell office:value-type="float" office:value="0.092172" calcext:value-type="float">
            <text:p>0.092172</text:p>
          </table:table-cell>
        </table:table-row>
        <table:table-row table:style-name="ro1">
          <table:table-cell office:value-type="float" office:value="40.1146" calcext:value-type="float">
            <text:p>40.1146</text:p>
          </table:table-cell>
          <table:table-cell office:value-type="float" office:value="0.113628" calcext:value-type="float">
            <text:p>0.113628</text:p>
          </table:table-cell>
          <table:table-cell office:value-type="float" office:value="40.1146" calcext:value-type="float">
            <text:p>40.1146</text:p>
          </table:table-cell>
          <table:table-cell office:value-type="float" office:value="0.113589" calcext:value-type="float">
            <text:p>0.113589</text:p>
          </table:table-cell>
        </table:table-row>
        <table:table-row table:style-name="ro1">
          <table:table-cell office:value-type="float" office:value="40.1197" calcext:value-type="float">
            <text:p>40.1197</text:p>
          </table:table-cell>
          <table:table-cell office:value-type="float" office:value="0.134408" calcext:value-type="float">
            <text:p>0.134408</text:p>
          </table:table-cell>
          <table:table-cell office:value-type="float" office:value="40.119684" calcext:value-type="float">
            <text:p>40.119684</text:p>
          </table:table-cell>
          <table:table-cell office:value-type="float" office:value="0.134362" calcext:value-type="float">
            <text:p>0.134362</text:p>
          </table:table-cell>
        </table:table-row>
        <table:table-row table:style-name="ro1">
          <table:table-cell office:value-type="float" office:value="40.1248" calcext:value-type="float">
            <text:p>40.1248</text:p>
          </table:table-cell>
          <table:table-cell office:value-type="float" office:value="0.154546" calcext:value-type="float">
            <text:p>0.154546</text:p>
          </table:table-cell>
          <table:table-cell office:value-type="float" office:value="40.124765" calcext:value-type="float">
            <text:p>40.124765</text:p>
          </table:table-cell>
          <table:table-cell office:value-type="float" office:value="0.154493" calcext:value-type="float">
            <text:p>0.154493</text:p>
          </table:table-cell>
        </table:table-row>
        <table:table-row table:style-name="ro1">
          <table:table-cell office:value-type="float" office:value="40.1298" calcext:value-type="float">
            <text:p>40.1298</text:p>
          </table:table-cell>
          <table:table-cell office:value-type="float" office:value="0.174044" calcext:value-type="float">
            <text:p>0.174044</text:p>
          </table:table-cell>
          <table:table-cell office:value-type="float" office:value="40.129844" calcext:value-type="float">
            <text:p>40.129844</text:p>
          </table:table-cell>
          <table:table-cell office:value-type="float" office:value="0.173986" calcext:value-type="float">
            <text:p>0.173986</text:p>
          </table:table-cell>
        </table:table-row>
        <table:table-row table:style-name="ro1">
          <table:table-cell office:value-type="float" office:value="40.1349" calcext:value-type="float">
            <text:p>40.1349</text:p>
          </table:table-cell>
          <table:table-cell office:value-type="float" office:value="0.192906" calcext:value-type="float">
            <text:p>0.192906</text:p>
          </table:table-cell>
          <table:table-cell office:value-type="float" office:value="40.134921" calcext:value-type="float">
            <text:p>40.134921</text:p>
          </table:table-cell>
          <table:table-cell office:value-type="float" office:value="0.192841" calcext:value-type="float">
            <text:p>0.192841</text:p>
          </table:table-cell>
        </table:table-row>
        <table:table-row table:style-name="ro1">
          <table:table-cell office:value-type="float" office:value="40.14" calcext:value-type="float">
            <text:p>40.14</text:p>
          </table:table-cell>
          <table:table-cell office:value-type="float" office:value="0.211134" calcext:value-type="float">
            <text:p>0.211134</text:p>
          </table:table-cell>
          <table:table-cell office:value-type="float" office:value="40.139994" calcext:value-type="float">
            <text:p>40.139994</text:p>
          </table:table-cell>
          <table:table-cell office:value-type="float" office:value="0.211063" calcext:value-type="float">
            <text:p>0.211063</text:p>
          </table:table-cell>
        </table:table-row>
        <table:table-row table:style-name="ro1">
          <table:table-cell office:value-type="float" office:value="40.1451" calcext:value-type="float">
            <text:p>40.1451</text:p>
          </table:table-cell>
          <table:table-cell office:value-type="float" office:value="0.22873" calcext:value-type="float">
            <text:p>0.22873</text:p>
          </table:table-cell>
          <table:table-cell office:value-type="float" office:value="40.145066" calcext:value-type="float">
            <text:p>40.145066</text:p>
          </table:table-cell>
          <table:table-cell office:value-type="float" office:value="0.228653" calcext:value-type="float">
            <text:p>0.228653</text:p>
          </table:table-cell>
        </table:table-row>
        <table:table-row table:style-name="ro1">
          <table:table-cell office:value-type="float" office:value="40.1501" calcext:value-type="float">
            <text:p>40.1501</text:p>
          </table:table-cell>
          <table:table-cell office:value-type="float" office:value="0.245696" calcext:value-type="float">
            <text:p>0.245696</text:p>
          </table:table-cell>
          <table:table-cell office:value-type="float" office:value="40.150134" calcext:value-type="float">
            <text:p>40.150134</text:p>
          </table:table-cell>
          <table:table-cell office:value-type="float" office:value="0.245613" calcext:value-type="float">
            <text:p>0.245613</text:p>
          </table:table-cell>
        </table:table-row>
        <table:table-row table:style-name="ro1">
          <table:table-cell office:value-type="float" office:value="40.1552" calcext:value-type="float">
            <text:p>40.1552</text:p>
          </table:table-cell>
          <table:table-cell office:value-type="float" office:value="0.262034" calcext:value-type="float">
            <text:p>0.262034</text:p>
          </table:table-cell>
          <table:table-cell office:value-type="float" office:value="40.1552" calcext:value-type="float">
            <text:p>40.1552</text:p>
          </table:table-cell>
          <table:table-cell office:value-type="float" office:value="0.261946" calcext:value-type="float">
            <text:p>0.261946</text:p>
          </table:table-cell>
        </table:table-row>
        <table:table-row table:style-name="ro1">
          <table:table-cell office:value-type="float" office:value="40.1603" calcext:value-type="float">
            <text:p>40.1603</text:p>
          </table:table-cell>
          <table:table-cell office:value-type="float" office:value="0.277747" calcext:value-type="float">
            <text:p>0.277747</text:p>
          </table:table-cell>
          <table:table-cell office:value-type="float" office:value="40.160264" calcext:value-type="float">
            <text:p>40.160264</text:p>
          </table:table-cell>
          <table:table-cell office:value-type="float" office:value="0.277654" calcext:value-type="float">
            <text:p>0.277654</text:p>
          </table:table-cell>
        </table:table-row>
        <table:table-row table:style-name="ro1">
          <table:table-cell office:value-type="float" office:value="40.1653" calcext:value-type="float">
            <text:p>40.1653</text:p>
          </table:table-cell>
          <table:table-cell office:value-type="float" office:value="0.292837" calcext:value-type="float">
            <text:p>0.292837</text:p>
          </table:table-cell>
          <table:table-cell office:value-type="float" office:value="40.165325" calcext:value-type="float">
            <text:p>40.165325</text:p>
          </table:table-cell>
          <table:table-cell office:value-type="float" office:value="0.292738" calcext:value-type="float">
            <text:p>0.292738</text:p>
          </table:table-cell>
        </table:table-row>
        <table:table-row table:style-name="ro1">
          <table:table-cell office:value-type="float" office:value="40.1704" calcext:value-type="float">
            <text:p>40.1704</text:p>
          </table:table-cell>
          <table:table-cell office:value-type="float" office:value="0.307305" calcext:value-type="float">
            <text:p>0.307305</text:p>
          </table:table-cell>
          <table:table-cell office:value-type="float" office:value="40.170383" calcext:value-type="float">
            <text:p>40.170383</text:p>
          </table:table-cell>
          <table:table-cell office:value-type="float" office:value="0.307202" calcext:value-type="float">
            <text:p>0.307202</text:p>
          </table:table-cell>
        </table:table-row>
        <table:table-row table:style-name="ro1">
          <table:table-cell office:value-type="float" office:value="40.1754" calcext:value-type="float">
            <text:p>40.1754</text:p>
          </table:table-cell>
          <table:table-cell office:value-type="float" office:value="0.321153" calcext:value-type="float">
            <text:p>0.321153</text:p>
          </table:table-cell>
          <table:table-cell office:value-type="float" office:value="40.175439" calcext:value-type="float">
            <text:p>40.175439</text:p>
          </table:table-cell>
          <table:table-cell office:value-type="float" office:value="0.321045" calcext:value-type="float">
            <text:p>0.321045</text:p>
          </table:table-cell>
        </table:table-row>
        <table:table-row table:style-name="ro1">
          <table:table-cell office:value-type="float" office:value="40.1805" calcext:value-type="float">
            <text:p>40.1805</text:p>
          </table:table-cell>
          <table:table-cell office:value-type="float" office:value="0.334383" calcext:value-type="float">
            <text:p>0.334383</text:p>
          </table:table-cell>
          <table:table-cell office:value-type="float" office:value="40.180492" calcext:value-type="float">
            <text:p>40.180492</text:p>
          </table:table-cell>
          <table:table-cell office:value-type="float" office:value="0.334272" calcext:value-type="float">
            <text:p>0.334272</text:p>
          </table:table-cell>
        </table:table-row>
        <table:table-row table:style-name="ro1">
          <table:table-cell office:value-type="float" office:value="40.1855" calcext:value-type="float">
            <text:p>40.1855</text:p>
          </table:table-cell>
          <table:table-cell office:value-type="float" office:value="0.346997" calcext:value-type="float">
            <text:p>0.346997</text:p>
          </table:table-cell>
          <table:table-cell office:value-type="float" office:value="40.185543" calcext:value-type="float">
            <text:p>40.185543</text:p>
          </table:table-cell>
          <table:table-cell office:value-type="float" office:value="0.346882" calcext:value-type="float">
            <text:p>0.346882</text:p>
          </table:table-cell>
        </table:table-row>
        <table:table-row table:style-name="ro1">
          <table:table-cell office:value-type="float" office:value="40.1906" calcext:value-type="float">
            <text:p>40.1906</text:p>
          </table:table-cell>
          <table:table-cell office:value-type="float" office:value="0.358997" calcext:value-type="float">
            <text:p>0.358997</text:p>
          </table:table-cell>
          <table:table-cell office:value-type="float" office:value="40.190591" calcext:value-type="float">
            <text:p>40.190591</text:p>
          </table:table-cell>
          <table:table-cell office:value-type="float" office:value="0.358877" calcext:value-type="float">
            <text:p>0.358877</text:p>
          </table:table-cell>
        </table:table-row>
        <table:table-row table:style-name="ro1">
          <table:table-cell office:value-type="float" office:value="40.1956" calcext:value-type="float">
            <text:p>40.1956</text:p>
          </table:table-cell>
          <table:table-cell office:value-type="float" office:value="0.370383" calcext:value-type="float">
            <text:p>0.370383</text:p>
          </table:table-cell>
          <table:table-cell office:value-type="float" office:value="40.195637" calcext:value-type="float">
            <text:p>40.195637</text:p>
          </table:table-cell>
          <table:table-cell office:value-type="float" office:value="0.37026" calcext:value-type="float">
            <text:p>0.37026</text:p>
          </table:table-cell>
        </table:table-row>
        <table:table-row table:style-name="ro1">
          <table:table-cell office:value-type="float" office:value="40.2007" calcext:value-type="float">
            <text:p>40.2007</text:p>
          </table:table-cell>
          <table:table-cell office:value-type="float" office:value="0.381158" calcext:value-type="float">
            <text:p>0.381158</text:p>
          </table:table-cell>
          <table:table-cell office:value-type="float" office:value="40.20068" calcext:value-type="float">
            <text:p>40.20068</text:p>
          </table:table-cell>
          <table:table-cell office:value-type="float" office:value="0.381031" calcext:value-type="float">
            <text:p>0.381031</text:p>
          </table:table-cell>
        </table:table-row>
        <table:table-row table:style-name="ro1">
          <table:table-cell office:value-type="float" office:value="40.2057" calcext:value-type="float">
            <text:p>40.2057</text:p>
          </table:table-cell>
          <table:table-cell office:value-type="float" office:value="0.391322" calcext:value-type="float">
            <text:p>0.391322</text:p>
          </table:table-cell>
          <table:table-cell office:value-type="float" office:value="40.20572" calcext:value-type="float">
            <text:p>40.20572</text:p>
          </table:table-cell>
          <table:table-cell office:value-type="float" office:value="0.391192" calcext:value-type="float">
            <text:p>0.391192</text:p>
          </table:table-cell>
        </table:table-row>
        <table:table-row table:style-name="ro1">
          <table:table-cell office:value-type="float" office:value="40.2108" calcext:value-type="float">
            <text:p>40.2108</text:p>
          </table:table-cell>
          <table:table-cell office:value-type="float" office:value="0.400877" calcext:value-type="float">
            <text:p>0.400877</text:p>
          </table:table-cell>
          <table:table-cell office:value-type="float" office:value="40.210758" calcext:value-type="float">
            <text:p>40.210758</text:p>
          </table:table-cell>
          <table:table-cell office:value-type="float" office:value="0.400744" calcext:value-type="float">
            <text:p>0.400744</text:p>
          </table:table-cell>
        </table:table-row>
        <table:table-row table:style-name="ro1">
          <table:table-cell office:value-type="float" office:value="40.2158" calcext:value-type="float">
            <text:p>40.2158</text:p>
          </table:table-cell>
          <table:table-cell office:value-type="float" office:value="0.409824" calcext:value-type="float">
            <text:p>0.409824</text:p>
          </table:table-cell>
          <table:table-cell office:value-type="float" office:value="40.215794" calcext:value-type="float">
            <text:p>40.215794</text:p>
          </table:table-cell>
          <table:table-cell office:value-type="float" office:value="0.409689" calcext:value-type="float">
            <text:p>0.409689</text:p>
          </table:table-cell>
        </table:table-row>
        <table:table-row table:style-name="ro1">
          <table:table-cell office:value-type="float" office:value="40.2208" calcext:value-type="float">
            <text:p>40.2208</text:p>
          </table:table-cell>
          <table:table-cell office:value-type="float" office:value="0.418165" calcext:value-type="float">
            <text:p>0.418165</text:p>
          </table:table-cell>
          <table:table-cell office:value-type="float" office:value="40.220827" calcext:value-type="float">
            <text:p>40.220827</text:p>
          </table:table-cell>
          <table:table-cell office:value-type="float" office:value="0.418026" calcext:value-type="float">
            <text:p>0.418026</text:p>
          </table:table-cell>
        </table:table-row>
        <table:table-row table:style-name="ro1">
          <table:table-cell office:value-type="float" office:value="40.2259" calcext:value-type="float">
            <text:p>40.2259</text:p>
          </table:table-cell>
          <table:table-cell office:value-type="float" office:value="0.4259" calcext:value-type="float">
            <text:p>0.4259</text:p>
          </table:table-cell>
          <table:table-cell office:value-type="float" office:value="40.225857" calcext:value-type="float">
            <text:p>40.225857</text:p>
          </table:table-cell>
          <table:table-cell office:value-type="float" office:value="0.425759" calcext:value-type="float">
            <text:p>0.425759</text:p>
          </table:table-cell>
        </table:table-row>
        <table:table-row table:style-name="ro1">
          <table:table-cell office:value-type="float" office:value="40.2309" calcext:value-type="float">
            <text:p>40.2309</text:p>
          </table:table-cell>
          <table:table-cell office:value-type="float" office:value="0.43303" calcext:value-type="float">
            <text:p>0.43303</text:p>
          </table:table-cell>
          <table:table-cell office:value-type="float" office:value="40.230885" calcext:value-type="float">
            <text:p>40.230885</text:p>
          </table:table-cell>
          <table:table-cell office:value-type="float" office:value="0.432887" calcext:value-type="float">
            <text:p>0.432887</text:p>
          </table:table-cell>
        </table:table-row>
        <table:table-row table:style-name="ro1">
          <table:table-cell office:value-type="float" office:value="40.2359" calcext:value-type="float">
            <text:p>40.2359</text:p>
          </table:table-cell>
          <table:table-cell office:value-type="float" office:value="0.439556" calcext:value-type="float">
            <text:p>0.439556</text:p>
          </table:table-cell>
          <table:table-cell office:value-type="float" office:value="40.23591" calcext:value-type="float">
            <text:p>40.23591</text:p>
          </table:table-cell>
          <table:table-cell office:value-type="float" office:value="0.439411" calcext:value-type="float">
            <text:p>0.439411</text:p>
          </table:table-cell>
        </table:table-row>
        <table:table-row table:style-name="ro1">
          <table:table-cell office:value-type="float" office:value="40.2409" calcext:value-type="float">
            <text:p>40.2409</text:p>
          </table:table-cell>
          <table:table-cell office:value-type="float" office:value="0.445479" calcext:value-type="float">
            <text:p>0.445479</text:p>
          </table:table-cell>
          <table:table-cell office:value-type="float" office:value="40.240933" calcext:value-type="float">
            <text:p>40.240933</text:p>
          </table:table-cell>
          <table:table-cell office:value-type="float" office:value="0.445332" calcext:value-type="float">
            <text:p>0.445332</text:p>
          </table:table-cell>
        </table:table-row>
        <table:table-row table:style-name="ro1">
          <table:table-cell office:value-type="float" office:value="40.246" calcext:value-type="float">
            <text:p>40.246</text:p>
          </table:table-cell>
          <table:table-cell office:value-type="float" office:value="0.4508" calcext:value-type="float">
            <text:p>0.4508</text:p>
          </table:table-cell>
          <table:table-cell office:value-type="float" office:value="40.245954" calcext:value-type="float">
            <text:p>40.245954</text:p>
          </table:table-cell>
          <table:table-cell office:value-type="float" office:value="0.450652" calcext:value-type="float">
            <text:p>0.450652</text:p>
          </table:table-cell>
        </table:table-row>
        <table:table-row table:style-name="ro1">
          <table:table-cell office:value-type="float" office:value="40.251" calcext:value-type="float">
            <text:p>40.251</text:p>
          </table:table-cell>
          <table:table-cell office:value-type="float" office:value="0.455519" calcext:value-type="float">
            <text:p>0.455519</text:p>
          </table:table-cell>
          <table:table-cell office:value-type="float" office:value="40.250971" calcext:value-type="float">
            <text:p>40.250971</text:p>
          </table:table-cell>
          <table:table-cell office:value-type="float" office:value="0.45537" calcext:value-type="float">
            <text:p>0.45537</text:p>
          </table:table-cell>
        </table:table-row>
        <table:table-row table:style-name="ro1">
          <table:table-cell office:value-type="float" office:value="40.256" calcext:value-type="float">
            <text:p>40.256</text:p>
          </table:table-cell>
          <table:table-cell office:value-type="float" office:value="0.459638" calcext:value-type="float">
            <text:p>0.459638</text:p>
          </table:table-cell>
          <table:table-cell office:value-type="float" office:value="40.255987" calcext:value-type="float">
            <text:p>40.255987</text:p>
          </table:table-cell>
          <table:table-cell office:value-type="float" office:value="0.459487" calcext:value-type="float">
            <text:p>0.459487</text:p>
          </table:table-cell>
        </table:table-row>
        <table:table-row table:style-name="ro1">
          <table:table-cell office:value-type="float" office:value="40.261" calcext:value-type="float">
            <text:p>40.261</text:p>
          </table:table-cell>
          <table:table-cell office:value-type="float" office:value="0.463156" calcext:value-type="float">
            <text:p>0.463156</text:p>
          </table:table-cell>
          <table:table-cell office:value-type="float" office:value="40.260999" calcext:value-type="float">
            <text:p>40.260999</text:p>
          </table:table-cell>
          <table:table-cell office:value-type="float" office:value="0.463004" calcext:value-type="float">
            <text:p>0.463004</text:p>
          </table:table-cell>
        </table:table-row>
        <table:table-row table:style-name="ro1">
          <table:table-cell office:value-type="float" office:value="40.266" calcext:value-type="float">
            <text:p>40.266</text:p>
          </table:table-cell>
          <table:table-cell office:value-type="float" office:value="0.466073" calcext:value-type="float">
            <text:p>0.466073</text:p>
          </table:table-cell>
          <table:table-cell office:value-type="float" office:value="40.266009" calcext:value-type="float">
            <text:p>40.266009</text:p>
          </table:table-cell>
          <table:table-cell office:value-type="float" office:value="0.465921" calcext:value-type="float">
            <text:p>0.465921</text:p>
          </table:table-cell>
        </table:table-row>
        <table:table-row table:style-name="ro1">
          <table:table-cell office:value-type="float" office:value="40.271" calcext:value-type="float">
            <text:p>40.271</text:p>
          </table:table-cell>
          <table:table-cell office:value-type="float" office:value="0.468392" calcext:value-type="float">
            <text:p>0.468392</text:p>
          </table:table-cell>
          <table:table-cell office:value-type="float" office:value="40.271017" calcext:value-type="float">
            <text:p>40.271017</text:p>
          </table:table-cell>
          <table:table-cell office:value-type="float" office:value="0.468239" calcext:value-type="float">
            <text:p>0.468239</text:p>
          </table:table-cell>
        </table:table-row>
        <table:table-row table:style-name="ro1">
          <table:table-cell office:value-type="float" office:value="40.276" calcext:value-type="float">
            <text:p>40.276</text:p>
          </table:table-cell>
          <table:table-cell office:value-type="float" office:value="0.470111" calcext:value-type="float">
            <text:p>0.470111</text:p>
          </table:table-cell>
          <table:table-cell office:value-type="float" office:value="40.276022" calcext:value-type="float">
            <text:p>40.276022</text:p>
          </table:table-cell>
          <table:table-cell office:value-type="float" office:value="0.469957" calcext:value-type="float">
            <text:p>0.469957</text:p>
          </table:table-cell>
        </table:table-row>
        <table:table-row table:style-name="ro1">
          <table:table-cell office:value-type="float" office:value="40.281" calcext:value-type="float">
            <text:p>40.281</text:p>
          </table:table-cell>
          <table:table-cell office:value-type="float" office:value="0.471231" calcext:value-type="float">
            <text:p>0.471231</text:p>
          </table:table-cell>
          <table:table-cell office:value-type="float" office:value="40.281025" calcext:value-type="float">
            <text:p>40.281025</text:p>
          </table:table-cell>
          <table:table-cell office:value-type="float" office:value="0.471077" calcext:value-type="float">
            <text:p>0.471077</text:p>
          </table:table-cell>
        </table:table-row>
        <table:table-row table:style-name="ro1">
          <table:table-cell office:value-type="float" office:value="40.286" calcext:value-type="float">
            <text:p>40.286</text:p>
          </table:table-cell>
          <table:table-cell office:value-type="float" office:value="0.471752" calcext:value-type="float">
            <text:p>0.471752</text:p>
          </table:table-cell>
          <table:table-cell office:value-type="float" office:value="40.286025" calcext:value-type="float">
            <text:p>40.286025</text:p>
          </table:table-cell>
          <table:table-cell office:value-type="float" office:value="0.471598" calcext:value-type="float">
            <text:p>0.471598</text:p>
          </table:table-cell>
        </table:table-row>
        <table:table-row table:style-name="ro1">
          <table:table-cell office:value-type="float" office:value="40.291" calcext:value-type="float">
            <text:p>40.291</text:p>
          </table:table-cell>
          <table:table-cell office:value-type="float" office:value="0.471674" calcext:value-type="float">
            <text:p>0.471674</text:p>
          </table:table-cell>
          <table:table-cell office:value-type="float" office:value="40.291023" calcext:value-type="float">
            <text:p>40.291023</text:p>
          </table:table-cell>
          <table:table-cell office:value-type="float" office:value="0.471521" calcext:value-type="float">
            <text:p>0.471521</text:p>
          </table:table-cell>
        </table:table-row>
        <table:table-row table:style-name="ro1">
          <table:table-cell office:value-type="float" office:value="40.296" calcext:value-type="float">
            <text:p>40.296</text:p>
          </table:table-cell>
          <table:table-cell office:value-type="float" office:value="0.470998" calcext:value-type="float">
            <text:p>0.470998</text:p>
          </table:table-cell>
          <table:table-cell office:value-type="float" office:value="40.296018" calcext:value-type="float">
            <text:p>40.296018</text:p>
          </table:table-cell>
          <table:table-cell office:value-type="float" office:value="0.470845" calcext:value-type="float">
            <text:p>0.470845</text:p>
          </table:table-cell>
        </table:table-row>
        <table:table-row table:style-name="ro1">
          <table:table-cell office:value-type="float" office:value="40.301" calcext:value-type="float">
            <text:p>40.301</text:p>
          </table:table-cell>
          <table:table-cell office:value-type="float" office:value="0.469722" calcext:value-type="float">
            <text:p>0.469722</text:p>
          </table:table-cell>
          <table:table-cell office:value-type="float" office:value="40.301011" calcext:value-type="float">
            <text:p>40.301011</text:p>
          </table:table-cell>
          <table:table-cell office:value-type="float" office:value="0.469571" calcext:value-type="float">
            <text:p>0.469571</text:p>
          </table:table-cell>
        </table:table-row>
        <table:table-row table:style-name="ro1">
          <table:table-cell office:value-type="float" office:value="40.306" calcext:value-type="float">
            <text:p>40.306</text:p>
          </table:table-cell>
          <table:table-cell office:value-type="float" office:value="0.467849" calcext:value-type="float">
            <text:p>0.467849</text:p>
          </table:table-cell>
          <table:table-cell office:value-type="float" office:value="40.306001" calcext:value-type="float">
            <text:p>40.306001</text:p>
          </table:table-cell>
          <table:table-cell office:value-type="float" office:value="0.467698" calcext:value-type="float">
            <text:p>0.467698</text:p>
          </table:table-cell>
        </table:table-row>
        <table:table-row table:style-name="ro1">
          <table:table-cell office:value-type="float" office:value="40.311" calcext:value-type="float">
            <text:p>40.311</text:p>
          </table:table-cell>
          <table:table-cell office:value-type="float" office:value="0.465377" calcext:value-type="float">
            <text:p>0.465377</text:p>
          </table:table-cell>
          <table:table-cell office:value-type="float" office:value="40.310989" calcext:value-type="float">
            <text:p>40.310989</text:p>
          </table:table-cell>
          <table:table-cell office:value-type="float" office:value="0.465227" calcext:value-type="float">
            <text:p>0.465227</text:p>
          </table:table-cell>
        </table:table-row>
        <table:table-row table:style-name="ro1">
          <table:table-cell office:value-type="float" office:value="40.316" calcext:value-type="float">
            <text:p>40.316</text:p>
          </table:table-cell>
          <table:table-cell office:value-type="float" office:value="0.462306" calcext:value-type="float">
            <text:p>0.462306</text:p>
          </table:table-cell>
          <table:table-cell office:value-type="float" office:value="40.315974" calcext:value-type="float">
            <text:p>40.315974</text:p>
          </table:table-cell>
          <table:table-cell office:value-type="float" office:value="0.462158" calcext:value-type="float">
            <text:p>0.462158</text:p>
          </table:table-cell>
        </table:table-row>
        <table:table-row table:style-name="ro1">
          <table:table-cell office:value-type="float" office:value="40.321" calcext:value-type="float">
            <text:p>40.321</text:p>
          </table:table-cell>
          <table:table-cell office:value-type="float" office:value="0.458638" calcext:value-type="float">
            <text:p>0.458638</text:p>
          </table:table-cell>
          <table:table-cell office:value-type="float" office:value="40.320957" calcext:value-type="float">
            <text:p>40.320957</text:p>
          </table:table-cell>
          <table:table-cell office:value-type="float" office:value="0.458491" calcext:value-type="float">
            <text:p>0.458491</text:p>
          </table:table-cell>
        </table:table-row>
        <table:table-row table:style-name="ro1">
          <table:table-cell office:value-type="float" office:value="40.3259" calcext:value-type="float">
            <text:p>40.3259</text:p>
          </table:table-cell>
          <table:table-cell office:value-type="float" office:value="0.454373" calcext:value-type="float">
            <text:p>0.454373</text:p>
          </table:table-cell>
          <table:table-cell office:value-type="float" office:value="40.325937" calcext:value-type="float">
            <text:p>40.325937</text:p>
          </table:table-cell>
          <table:table-cell office:value-type="float" office:value="0.454228" calcext:value-type="float">
            <text:p>0.454228</text:p>
          </table:table-cell>
        </table:table-row>
        <table:table-row table:style-name="ro1">
          <table:table-cell office:value-type="float" office:value="40.3309" calcext:value-type="float">
            <text:p>40.3309</text:p>
          </table:table-cell>
          <table:table-cell office:value-type="float" office:value="0.44951" calcext:value-type="float">
            <text:p>0.44951</text:p>
          </table:table-cell>
          <table:table-cell office:value-type="float" office:value="40.330915" calcext:value-type="float">
            <text:p>40.330915</text:p>
          </table:table-cell>
          <table:table-cell office:value-type="float" office:value="0.449367" calcext:value-type="float">
            <text:p>0.449367</text:p>
          </table:table-cell>
        </table:table-row>
        <table:table-row table:style-name="ro1">
          <table:table-cell office:value-type="float" office:value="40.3359" calcext:value-type="float">
            <text:p>40.3359</text:p>
          </table:table-cell>
          <table:table-cell office:value-type="float" office:value="0.444051" calcext:value-type="float">
            <text:p>0.444051</text:p>
          </table:table-cell>
          <table:table-cell office:value-type="float" office:value="40.33589" calcext:value-type="float">
            <text:p>40.33589</text:p>
          </table:table-cell>
          <table:table-cell office:value-type="float" office:value="0.44391" calcext:value-type="float">
            <text:p>0.44391</text:p>
          </table:table-cell>
        </table:table-row>
        <table:table-row table:style-name="ro1">
          <table:table-cell office:value-type="float" office:value="40.3409" calcext:value-type="float">
            <text:p>40.3409</text:p>
          </table:table-cell>
          <table:table-cell office:value-type="float" office:value="0.437997" calcext:value-type="float">
            <text:p>0.437997</text:p>
          </table:table-cell>
          <table:table-cell office:value-type="float" office:value="40.340863" calcext:value-type="float">
            <text:p>40.340863</text:p>
          </table:table-cell>
          <table:table-cell office:value-type="float" office:value="0.437858" calcext:value-type="float">
            <text:p>0.437858</text:p>
          </table:table-cell>
        </table:table-row>
        <table:table-row table:style-name="ro1">
          <table:table-cell office:value-type="float" office:value="40.3458" calcext:value-type="float">
            <text:p>40.3458</text:p>
          </table:table-cell>
          <table:table-cell office:value-type="float" office:value="0.431347" calcext:value-type="float">
            <text:p>0.431347</text:p>
          </table:table-cell>
          <table:table-cell office:value-type="float" office:value="40.345833" calcext:value-type="float">
            <text:p>40.345833</text:p>
          </table:table-cell>
          <table:table-cell office:value-type="float" office:value="0.431211" calcext:value-type="float">
            <text:p>0.431211</text:p>
          </table:table-cell>
        </table:table-row>
        <table:table-row table:style-name="ro1">
          <table:table-cell office:value-type="float" office:value="40.3508" calcext:value-type="float">
            <text:p>40.3508</text:p>
          </table:table-cell>
          <table:table-cell office:value-type="float" office:value="0.424103" calcext:value-type="float">
            <text:p>0.424103</text:p>
          </table:table-cell>
          <table:table-cell office:value-type="float" office:value="40.350801" calcext:value-type="float">
            <text:p>40.350801</text:p>
          </table:table-cell>
          <table:table-cell office:value-type="float" office:value="0.42397" calcext:value-type="float">
            <text:p>0.42397</text:p>
          </table:table-cell>
        </table:table-row>
        <table:table-row table:style-name="ro1">
          <table:table-cell office:value-type="float" office:value="40.3558" calcext:value-type="float">
            <text:p>40.3558</text:p>
          </table:table-cell>
          <table:table-cell office:value-type="float" office:value="0.416265" calcext:value-type="float">
            <text:p>0.416265</text:p>
          </table:table-cell>
          <table:table-cell office:value-type="float" office:value="40.355767" calcext:value-type="float">
            <text:p>40.355767</text:p>
          </table:table-cell>
          <table:table-cell office:value-type="float" office:value="0.416135" calcext:value-type="float">
            <text:p>0.416135</text:p>
          </table:table-cell>
        </table:table-row>
        <table:table-row table:style-name="ro1">
          <table:table-cell office:value-type="float" office:value="40.3607" calcext:value-type="float">
            <text:p>40.3607</text:p>
          </table:table-cell>
          <table:table-cell office:value-type="float" office:value="0.407835" calcext:value-type="float">
            <text:p>0.407835</text:p>
          </table:table-cell>
          <table:table-cell office:value-type="float" office:value="40.360729" calcext:value-type="float">
            <text:p>40.360729</text:p>
          </table:table-cell>
          <table:table-cell office:value-type="float" office:value="0.407708" calcext:value-type="float">
            <text:p>0.407708</text:p>
          </table:table-cell>
        </table:table-row>
        <table:table-row table:style-name="ro1">
          <table:table-cell office:value-type="float" office:value="40.3657" calcext:value-type="float">
            <text:p>40.3657</text:p>
          </table:table-cell>
          <table:table-cell office:value-type="float" office:value="0.398813" calcext:value-type="float">
            <text:p>0.398813</text:p>
          </table:table-cell>
          <table:table-cell office:value-type="float" office:value="40.36569" calcext:value-type="float">
            <text:p>40.36569</text:p>
          </table:table-cell>
          <table:table-cell office:value-type="float" office:value="0.39869" calcext:value-type="float">
            <text:p>0.39869</text:p>
          </table:table-cell>
        </table:table-row>
        <table:table-row table:style-name="ro1">
          <table:table-cell office:value-type="float" office:value="40.3706" calcext:value-type="float">
            <text:p>40.3706</text:p>
          </table:table-cell>
          <table:table-cell office:value-type="float" office:value="0.389201" calcext:value-type="float">
            <text:p>0.389201</text:p>
          </table:table-cell>
          <table:table-cell office:value-type="float" office:value="40.370648" calcext:value-type="float">
            <text:p>40.370648</text:p>
          </table:table-cell>
          <table:table-cell office:value-type="float" office:value="0.389081" calcext:value-type="float">
            <text:p>0.389081</text:p>
          </table:table-cell>
        </table:table-row>
        <table:table-row table:style-name="ro1">
          <table:table-cell office:value-type="float" office:value="40.3756" calcext:value-type="float">
            <text:p>40.3756</text:p>
          </table:table-cell>
          <table:table-cell office:value-type="float" office:value="0.378999" calcext:value-type="float">
            <text:p>0.378999</text:p>
          </table:table-cell>
          <table:table-cell office:value-type="float" office:value="40.375604" calcext:value-type="float">
            <text:p>40.375604</text:p>
          </table:table-cell>
          <table:table-cell office:value-type="float" office:value="0.378883" calcext:value-type="float">
            <text:p>0.378883</text:p>
          </table:table-cell>
        </table:table-row>
        <table:table-row table:style-name="ro1">
          <table:table-cell office:value-type="float" office:value="40.3806" calcext:value-type="float">
            <text:p>40.3806</text:p>
          </table:table-cell>
          <table:table-cell office:value-type="float" office:value="0.368209" calcext:value-type="float">
            <text:p>0.368209</text:p>
          </table:table-cell>
          <table:table-cell office:value-type="float" office:value="40.380557" calcext:value-type="float">
            <text:p>40.380557</text:p>
          </table:table-cell>
          <table:table-cell office:value-type="float" office:value="0.368096" calcext:value-type="float">
            <text:p>0.368096</text:p>
          </table:table-cell>
        </table:table-row>
        <table:table-row table:style-name="ro1">
          <table:table-cell office:value-type="float" office:value="40.3855" calcext:value-type="float">
            <text:p>40.3855</text:p>
          </table:table-cell>
          <table:table-cell office:value-type="float" office:value="0.356831" calcext:value-type="float">
            <text:p>0.356831</text:p>
          </table:table-cell>
          <table:table-cell office:value-type="float" office:value="40.385507" calcext:value-type="float">
            <text:p>40.385507</text:p>
          </table:table-cell>
          <table:table-cell office:value-type="float" office:value="0.356723" calcext:value-type="float">
            <text:p>0.356723</text:p>
          </table:table-cell>
        </table:table-row>
        <table:table-row table:style-name="ro1">
          <table:table-cell office:value-type="float" office:value="40.3905" calcext:value-type="float">
            <text:p>40.3905</text:p>
          </table:table-cell>
          <table:table-cell office:value-type="float" office:value="0.344868" calcext:value-type="float">
            <text:p>0.344868</text:p>
          </table:table-cell>
          <table:table-cell office:value-type="float" office:value="40.390455" calcext:value-type="float">
            <text:p>40.390455</text:p>
          </table:table-cell>
          <table:table-cell office:value-type="float" office:value="0.344764" calcext:value-type="float">
            <text:p>0.344764</text:p>
          </table:table-cell>
        </table:table-row>
        <table:table-row table:style-name="ro1">
          <table:table-cell office:value-type="float" office:value="40.3954" calcext:value-type="float">
            <text:p>40.3954</text:p>
          </table:table-cell>
          <table:table-cell office:value-type="float" office:value="0.33232" calcext:value-type="float">
            <text:p>0.33232</text:p>
          </table:table-cell>
          <table:table-cell office:value-type="float" office:value="40.395401" calcext:value-type="float">
            <text:p>40.395401</text:p>
          </table:table-cell>
          <table:table-cell office:value-type="float" office:value="0.332221" calcext:value-type="float">
            <text:p>0.332221</text:p>
          </table:table-cell>
        </table:table-row>
        <table:table-row table:style-name="ro1">
          <table:table-cell office:value-type="float" office:value="40.4003" calcext:value-type="float">
            <text:p>40.4003</text:p>
          </table:table-cell>
          <table:table-cell office:value-type="float" office:value="0.31919" calcext:value-type="float">
            <text:p>0.31919</text:p>
          </table:table-cell>
          <table:table-cell office:value-type="float" office:value="40.400345" calcext:value-type="float">
            <text:p>40.400345</text:p>
          </table:table-cell>
          <table:table-cell office:value-type="float" office:value="0.319095" calcext:value-type="float">
            <text:p>0.319095</text:p>
          </table:table-cell>
        </table:table-row>
        <table:table-row table:style-name="ro1">
          <table:table-cell office:value-type="float" office:value="40.4053" calcext:value-type="float">
            <text:p>40.4053</text:p>
          </table:table-cell>
          <table:table-cell office:value-type="float" office:value="0.305477" calcext:value-type="float">
            <text:p>0.305477</text:p>
          </table:table-cell>
          <table:table-cell office:value-type="float" office:value="40.405285" calcext:value-type="float">
            <text:p>40.405285</text:p>
          </table:table-cell>
          <table:table-cell office:value-type="float" office:value="0.305388" calcext:value-type="float">
            <text:p>0.305388</text:p>
          </table:table-cell>
        </table:table-row>
        <table:table-row table:style-name="ro1">
          <table:table-cell office:value-type="float" office:value="40.4102" calcext:value-type="float">
            <text:p>40.4102</text:p>
          </table:table-cell>
          <table:table-cell office:value-type="float" office:value="0.291185" calcext:value-type="float">
            <text:p>0.291185</text:p>
          </table:table-cell>
          <table:table-cell office:value-type="float" office:value="40.410224" calcext:value-type="float">
            <text:p>40.410224</text:p>
          </table:table-cell>
          <table:table-cell office:value-type="float" office:value="0.291101" calcext:value-type="float">
            <text:p>0.291101</text:p>
          </table:table-cell>
        </table:table-row>
        <table:table-row table:style-name="ro1">
          <table:table-cell office:value-type="float" office:value="40.4152" calcext:value-type="float">
            <text:p>40.4152</text:p>
          </table:table-cell>
          <table:table-cell office:value-type="float" office:value="0.276315" calcext:value-type="float">
            <text:p>0.276315</text:p>
          </table:table-cell>
          <table:table-cell office:value-type="float" office:value="40.41516" calcext:value-type="float">
            <text:p>40.41516</text:p>
          </table:table-cell>
          <table:table-cell office:value-type="float" office:value="0.276236" calcext:value-type="float">
            <text:p>0.276236</text:p>
          </table:table-cell>
        </table:table-row>
        <table:table-row table:style-name="ro1">
          <table:table-cell office:value-type="float" office:value="40.4201" calcext:value-type="float">
            <text:p>40.4201</text:p>
          </table:table-cell>
          <table:table-cell office:value-type="float" office:value="0.260868" calcext:value-type="float">
            <text:p>0.260868</text:p>
          </table:table-cell>
          <table:table-cell office:value-type="float" office:value="40.420093" calcext:value-type="float">
            <text:p>40.420093</text:p>
          </table:table-cell>
          <table:table-cell office:value-type="float" office:value="0.260794" calcext:value-type="float">
            <text:p>0.260794</text:p>
          </table:table-cell>
        </table:table-row>
        <table:table-row table:style-name="ro1">
          <table:table-cell office:value-type="float" office:value="40.425" calcext:value-type="float">
            <text:p>40.425</text:p>
          </table:table-cell>
          <table:table-cell office:value-type="float" office:value="0.244846" calcext:value-type="float">
            <text:p>0.244846</text:p>
          </table:table-cell>
          <table:table-cell office:value-type="float" office:value="40.425025" calcext:value-type="float">
            <text:p>40.425025</text:p>
          </table:table-cell>
          <table:table-cell office:value-type="float" office:value="0.244778" calcext:value-type="float">
            <text:p>0.244778</text:p>
          </table:table-cell>
        </table:table-row>
        <table:table-row table:style-name="ro1">
          <table:table-cell office:value-type="float" office:value="40.43" calcext:value-type="float">
            <text:p>40.43</text:p>
          </table:table-cell>
          <table:table-cell office:value-type="float" office:value="0.228251" calcext:value-type="float">
            <text:p>0.228251</text:p>
          </table:table-cell>
          <table:table-cell office:value-type="float" office:value="40.429953" calcext:value-type="float">
            <text:p>40.429953</text:p>
          </table:table-cell>
          <table:table-cell office:value-type="float" office:value="0.228189" calcext:value-type="float">
            <text:p>0.228189</text:p>
          </table:table-cell>
        </table:table-row>
        <table:table-row table:style-name="ro1">
          <table:table-cell office:value-type="float" office:value="40.4349" calcext:value-type="float">
            <text:p>40.4349</text:p>
          </table:table-cell>
          <table:table-cell office:value-type="float" office:value="0.211084" calcext:value-type="float">
            <text:p>0.211084</text:p>
          </table:table-cell>
          <table:table-cell office:value-type="float" office:value="40.434879" calcext:value-type="float">
            <text:p>40.434879</text:p>
          </table:table-cell>
          <table:table-cell office:value-type="float" office:value="0.211028" calcext:value-type="float">
            <text:p>0.211028</text:p>
          </table:table-cell>
        </table:table-row>
        <table:table-row table:style-name="ro1">
          <table:table-cell office:value-type="float" office:value="40.4398" calcext:value-type="float">
            <text:p>40.4398</text:p>
          </table:table-cell>
          <table:table-cell office:value-type="float" office:value="0.193349" calcext:value-type="float">
            <text:p>0.193349</text:p>
          </table:table-cell>
          <table:table-cell office:value-type="float" office:value="40.439803" calcext:value-type="float">
            <text:p>40.439803</text:p>
          </table:table-cell>
          <table:table-cell office:value-type="float" office:value="0.193299" calcext:value-type="float">
            <text:p>0.193299</text:p>
          </table:table-cell>
        </table:table-row>
        <table:table-row table:style-name="ro1">
          <table:table-cell office:value-type="float" office:value="40.4447" calcext:value-type="float">
            <text:p>40.4447</text:p>
          </table:table-cell>
          <table:table-cell office:value-type="float" office:value="0.175046" calcext:value-type="float">
            <text:p>0.175046</text:p>
          </table:table-cell>
          <table:table-cell office:value-type="float" office:value="40.444725" calcext:value-type="float">
            <text:p>40.444725</text:p>
          </table:table-cell>
          <table:table-cell office:value-type="float" office:value="0.175003" calcext:value-type="float">
            <text:p>0.175003</text:p>
          </table:table-cell>
        </table:table-row>
        <table:table-row table:style-name="ro1">
          <table:table-cell office:value-type="float" office:value="40.4496" calcext:value-type="float">
            <text:p>40.4496</text:p>
          </table:table-cell>
          <table:table-cell office:value-type="float" office:value="0.156178" calcext:value-type="float">
            <text:p>0.156178</text:p>
          </table:table-cell>
          <table:table-cell office:value-type="float" office:value="40.449644" calcext:value-type="float">
            <text:p>40.449644</text:p>
          </table:table-cell>
          <table:table-cell office:value-type="float" office:value="0.156141" calcext:value-type="float">
            <text:p>0.156141</text:p>
          </table:table-cell>
        </table:table-row>
        <table:table-row table:style-name="ro1">
          <table:table-cell office:value-type="float" office:value="40.4546" calcext:value-type="float">
            <text:p>40.4546</text:p>
          </table:table-cell>
          <table:table-cell office:value-type="float" office:value="0.136746" calcext:value-type="float">
            <text:p>0.136746</text:p>
          </table:table-cell>
          <table:table-cell office:value-type="float" office:value="40.45456" calcext:value-type="float">
            <text:p>40.45456</text:p>
          </table:table-cell>
          <table:table-cell office:value-type="float" office:value="0.136717" calcext:value-type="float">
            <text:p>0.136717</text:p>
          </table:table-cell>
        </table:table-row>
        <table:table-row table:style-name="ro1">
          <table:table-cell office:value-type="float" office:value="40.4595" calcext:value-type="float">
            <text:p>40.4595</text:p>
          </table:table-cell>
          <table:table-cell office:value-type="float" office:value="0.116754" calcext:value-type="float">
            <text:p>0.116754</text:p>
          </table:table-cell>
          <table:table-cell office:value-type="float" office:value="40.459474" calcext:value-type="float">
            <text:p>40.459474</text:p>
          </table:table-cell>
          <table:table-cell office:value-type="float" office:value="0.116731" calcext:value-type="float">
            <text:p>0.116731</text:p>
          </table:table-cell>
        </table:table-row>
        <table:table-row table:style-name="ro1">
          <table:table-cell office:value-type="float" office:value="40.4644" calcext:value-type="float">
            <text:p>40.4644</text:p>
          </table:table-cell>
          <table:table-cell office:value-type="float" office:value="0.0962031" calcext:value-type="float">
            <text:p>0.0962031</text:p>
          </table:table-cell>
          <table:table-cell office:value-type="float" office:value="40.464386" calcext:value-type="float">
            <text:p>40.464386</text:p>
          </table:table-cell>
          <table:table-cell office:value-type="float" office:value="0.096187" calcext:value-type="float">
            <text:p>0.096187</text:p>
          </table:table-cell>
        </table:table-row>
        <table:table-row table:style-name="ro1">
          <table:table-cell office:value-type="float" office:value="40.4693" calcext:value-type="float">
            <text:p>40.4693</text:p>
          </table:table-cell>
          <table:table-cell office:value-type="float" office:value="0.0750955" calcext:value-type="float">
            <text:p>0.0750955</text:p>
          </table:table-cell>
          <table:table-cell office:value-type="float" office:value="40.469295" calcext:value-type="float">
            <text:p>40.469295</text:p>
          </table:table-cell>
          <table:table-cell office:value-type="float" office:value="0.075087" calcext:value-type="float">
            <text:p>0.075087</text:p>
          </table:table-cell>
        </table:table-row>
        <table:table-row table:style-name="ro1">
          <table:table-cell office:value-type="float" office:value="40.4742" calcext:value-type="float">
            <text:p>40.4742</text:p>
          </table:table-cell>
          <table:table-cell office:value-type="float" office:value="0.0534337" calcext:value-type="float">
            <text:p>0.0534337</text:p>
          </table:table-cell>
          <table:table-cell office:value-type="float" office:value="40.474202" calcext:value-type="float">
            <text:p>40.474202</text:p>
          </table:table-cell>
          <table:table-cell office:value-type="float" office:value="0.053433" calcext:value-type="float">
            <text:p>0.053433</text:p>
          </table:table-cell>
        </table:table-row>
        <table:table-row table:style-name="ro1">
          <table:table-cell office:value-type="float" office:value="40.4791" calcext:value-type="float">
            <text:p>40.4791</text:p>
          </table:table-cell>
          <table:table-cell office:value-type="float" office:value="0.0312201" calcext:value-type="float">
            <text:p>0.0312201</text:p>
          </table:table-cell>
          <table:table-cell office:value-type="float" office:value="40.479107" calcext:value-type="float">
            <text:p>40.479107</text:p>
          </table:table-cell>
          <table:table-cell office:value-type="float" office:value="0.031227" calcext:value-type="float">
            <text:p>0.031227</text:p>
          </table:table-cell>
        </table:table-row>
        <table:table-row table:style-name="ro1">
          <table:table-cell office:value-type="float" office:value="40.484" calcext:value-type="float">
            <text:p>40.484</text:p>
          </table:table-cell>
          <table:table-cell office:value-type="float" office:value="0.00845702" calcext:value-type="float">
            <text:p>0.00845702</text:p>
          </table:table-cell>
          <table:table-cell office:value-type="float" office:value="40.484009" calcext:value-type="float">
            <text:p>40.484009</text:p>
          </table:table-cell>
          <table:table-cell office:value-type="float" office:value="0.008472" calcext:value-type="float">
            <text:p>0.008472</text:p>
          </table:table-cell>
        </table:table-row>
        <table:table-row table:style-name="ro1">
          <table:table-cell office:value-type="float" office:value="40.4889" calcext:value-type="float">
            <text:p>40.4889</text:p>
          </table:table-cell>
          <table:table-cell office:value-type="float" office:value="0" calcext:value-type="float">
            <text:p>0</text:p>
          </table:table-cell>
          <table:table-cell office:value-type="float" office:value="40.488909" calcext:value-type="float">
            <text:p>40.488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5281" calcext:value-type="float">
            <text:p>40.5281</text:p>
          </table:table-cell>
          <table:table-cell office:value-type="float" office:value="0" calcext:value-type="float">
            <text:p>0</text:p>
          </table:table-cell>
          <table:table-cell office:value-type="float" office:value="40.528087" calcext:value-type="float">
            <text:p>40.528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533" calcext:value-type="float">
            <text:p>40.533</text:p>
          </table:table-cell>
          <table:table-cell office:value-type="float" office:value="0.0238544" calcext:value-type="float">
            <text:p>0.0238544</text:p>
          </table:table-cell>
          <table:table-cell office:value-type="float" office:value="40.532984" calcext:value-type="float">
            <text:p>40.532984</text:p>
          </table:table-cell>
          <table:table-cell office:value-type="float" office:value="0.023846" calcext:value-type="float">
            <text:p>0.023846</text:p>
          </table:table-cell>
        </table:table-row>
        <table:table-row table:style-name="ro1">
          <table:table-cell office:value-type="float" office:value="40.5379" calcext:value-type="float">
            <text:p>40.5379</text:p>
          </table:table-cell>
          <table:table-cell office:value-type="float" office:value="0.0470531" calcext:value-type="float">
            <text:p>0.0470531</text:p>
          </table:table-cell>
          <table:table-cell office:value-type="float" office:value="40.537879" calcext:value-type="float">
            <text:p>40.537879</text:p>
          </table:table-cell>
          <table:table-cell office:value-type="float" office:value="0.047037" calcext:value-type="float">
            <text:p>0.047037</text:p>
          </table:table-cell>
        </table:table-row>
        <table:table-row table:style-name="ro1">
          <table:table-cell office:value-type="float" office:value="40.5428" calcext:value-type="float">
            <text:p>40.5428</text:p>
          </table:table-cell>
          <table:table-cell office:value-type="float" office:value="0.0695993" calcext:value-type="float">
            <text:p>0.0695993</text:p>
          </table:table-cell>
          <table:table-cell office:value-type="float" office:value="40.542772" calcext:value-type="float">
            <text:p>40.542772</text:p>
          </table:table-cell>
          <table:table-cell office:value-type="float" office:value="0.069576" calcext:value-type="float">
            <text:p>0.069576</text:p>
          </table:table-cell>
        </table:table-row>
        <table:table-row table:style-name="ro1">
          <table:table-cell office:value-type="float" office:value="40.5477" calcext:value-type="float">
            <text:p>40.5477</text:p>
          </table:table-cell>
          <table:table-cell office:value-type="float" office:value="0.0914959" calcext:value-type="float">
            <text:p>0.0914959</text:p>
          </table:table-cell>
          <table:table-cell office:value-type="float" office:value="40.547662" calcext:value-type="float">
            <text:p>40.547662</text:p>
          </table:table-cell>
          <table:table-cell office:value-type="float" office:value="0.091465" calcext:value-type="float">
            <text:p>0.091465</text:p>
          </table:table-cell>
        </table:table-row>
        <table:table-row table:style-name="ro1">
          <table:table-cell office:value-type="float" office:value="40.5525" calcext:value-type="float">
            <text:p>40.5525</text:p>
          </table:table-cell>
          <table:table-cell office:value-type="float" office:value="0.112746" calcext:value-type="float">
            <text:p>0.112746</text:p>
          </table:table-cell>
          <table:table-cell office:value-type="float" office:value="40.552549" calcext:value-type="float">
            <text:p>40.552549</text:p>
          </table:table-cell>
          <table:table-cell office:value-type="float" office:value="0.112707" calcext:value-type="float">
            <text:p>0.112707</text:p>
          </table:table-cell>
        </table:table-row>
        <table:table-row table:style-name="ro1">
          <table:table-cell office:value-type="float" office:value="40.5574" calcext:value-type="float">
            <text:p>40.5574</text:p>
          </table:table-cell>
          <table:table-cell office:value-type="float" office:value="0.133352" calcext:value-type="float">
            <text:p>0.133352</text:p>
          </table:table-cell>
          <table:table-cell office:value-type="float" office:value="40.557435" calcext:value-type="float">
            <text:p>40.557435</text:p>
          </table:table-cell>
          <table:table-cell office:value-type="float" office:value="0.133306" calcext:value-type="float">
            <text:p>0.133306</text:p>
          </table:table-cell>
        </table:table-row>
        <table:table-row table:style-name="ro1">
          <table:table-cell office:value-type="float" office:value="40.5623" calcext:value-type="float">
            <text:p>40.5623</text:p>
          </table:table-cell>
          <table:table-cell office:value-type="float" office:value="0.153317" calcext:value-type="float">
            <text:p>0.153317</text:p>
          </table:table-cell>
          <table:table-cell office:value-type="float" office:value="40.562318" calcext:value-type="float">
            <text:p>40.562318</text:p>
          </table:table-cell>
          <table:table-cell office:value-type="float" office:value="0.153264" calcext:value-type="float">
            <text:p>0.153264</text:p>
          </table:table-cell>
        </table:table-row>
        <table:table-row table:style-name="ro1">
          <table:table-cell office:value-type="float" office:value="40.5672" calcext:value-type="float">
            <text:p>40.5672</text:p>
          </table:table-cell>
          <table:table-cell office:value-type="float" office:value="0.172643" calcext:value-type="float">
            <text:p>0.172643</text:p>
          </table:table-cell>
          <table:table-cell office:value-type="float" office:value="40.567198" calcext:value-type="float">
            <text:p>40.567198</text:p>
          </table:table-cell>
          <table:table-cell office:value-type="float" office:value="0.172584" calcext:value-type="float">
            <text:p>0.172584</text:p>
          </table:table-cell>
        </table:table-row>
        <table:table-row table:style-name="ro1">
          <table:table-cell office:value-type="float" office:value="40.5721" calcext:value-type="float">
            <text:p>40.5721</text:p>
          </table:table-cell>
          <table:table-cell office:value-type="float" office:value="0.191333" calcext:value-type="float">
            <text:p>0.191333</text:p>
          </table:table-cell>
          <table:table-cell office:value-type="float" office:value="40.572076" calcext:value-type="float">
            <text:p>40.572076</text:p>
          </table:table-cell>
          <table:table-cell office:value-type="float" office:value="0.191268" calcext:value-type="float">
            <text:p>0.191268</text:p>
          </table:table-cell>
        </table:table-row>
        <table:table-row table:style-name="ro1">
          <table:table-cell office:value-type="float" office:value="40.577" calcext:value-type="float">
            <text:p>40.577</text:p>
          </table:table-cell>
          <table:table-cell office:value-type="float" office:value="0.209389" calcext:value-type="float">
            <text:p>0.209389</text:p>
          </table:table-cell>
          <table:table-cell office:value-type="float" office:value="40.576952" calcext:value-type="float">
            <text:p>40.576952</text:p>
          </table:table-cell>
          <table:table-cell office:value-type="float" office:value="0.209318" calcext:value-type="float">
            <text:p>0.209318</text:p>
          </table:table-cell>
        </table:table-row>
        <table:table-row table:style-name="ro1">
          <table:table-cell office:value-type="float" office:value="40.5818" calcext:value-type="float">
            <text:p>40.5818</text:p>
          </table:table-cell>
          <table:table-cell office:value-type="float" office:value="0.226814" calcext:value-type="float">
            <text:p>0.226814</text:p>
          </table:table-cell>
          <table:table-cell office:value-type="float" office:value="40.581826" calcext:value-type="float">
            <text:p>40.581826</text:p>
          </table:table-cell>
          <table:table-cell office:value-type="float" office:value="0.226737" calcext:value-type="float">
            <text:p>0.226737</text:p>
          </table:table-cell>
        </table:table-row>
        <table:table-row table:style-name="ro1">
          <table:table-cell office:value-type="float" office:value="40.5867" calcext:value-type="float">
            <text:p>40.5867</text:p>
          </table:table-cell>
          <table:table-cell office:value-type="float" office:value="0.24361" calcext:value-type="float">
            <text:p>0.24361</text:p>
          </table:table-cell>
          <table:table-cell office:value-type="float" office:value="40.586697" calcext:value-type="float">
            <text:p>40.586697</text:p>
          </table:table-cell>
          <table:table-cell office:value-type="float" office:value="0.243527" calcext:value-type="float">
            <text:p>0.243527</text:p>
          </table:table-cell>
        </table:table-row>
        <table:table-row table:style-name="ro1">
          <table:table-cell office:value-type="float" office:value="40.5916" calcext:value-type="float">
            <text:p>40.5916</text:p>
          </table:table-cell>
          <table:table-cell office:value-type="float" office:value="0.259779" calcext:value-type="float">
            <text:p>0.259779</text:p>
          </table:table-cell>
          <table:table-cell office:value-type="float" office:value="40.591565" calcext:value-type="float">
            <text:p>40.591565</text:p>
          </table:table-cell>
          <table:table-cell office:value-type="float" office:value="0.259691" calcext:value-type="float">
            <text:p>0.259691</text:p>
          </table:table-cell>
        </table:table-row>
        <table:table-row table:style-name="ro1">
          <table:table-cell office:value-type="float" office:value="40.5964" calcext:value-type="float">
            <text:p>40.5964</text:p>
          </table:table-cell>
          <table:table-cell office:value-type="float" office:value="0.275323" calcext:value-type="float">
            <text:p>0.275323</text:p>
          </table:table-cell>
          <table:table-cell office:value-type="float" office:value="40.596432" calcext:value-type="float">
            <text:p>40.596432</text:p>
          </table:table-cell>
          <table:table-cell office:value-type="float" office:value="0.27523" calcext:value-type="float">
            <text:p>0.27523</text:p>
          </table:table-cell>
        </table:table-row>
        <table:table-row table:style-name="ro1">
          <table:table-cell office:value-type="float" office:value="40.6013" calcext:value-type="float">
            <text:p>40.6013</text:p>
          </table:table-cell>
          <table:table-cell office:value-type="float" office:value="0.290244" calcext:value-type="float">
            <text:p>0.290244</text:p>
          </table:table-cell>
          <table:table-cell office:value-type="float" office:value="40.601296" calcext:value-type="float">
            <text:p>40.601296</text:p>
          </table:table-cell>
          <table:table-cell office:value-type="float" office:value="0.290146" calcext:value-type="float">
            <text:p>0.290146</text:p>
          </table:table-cell>
        </table:table-row>
        <table:table-row table:style-name="ro1">
          <table:table-cell office:value-type="float" office:value="40.6062" calcext:value-type="float">
            <text:p>40.6062</text:p>
          </table:table-cell>
          <table:table-cell office:value-type="float" office:value="0.304544" calcext:value-type="float">
            <text:p>0.304544</text:p>
          </table:table-cell>
          <table:table-cell office:value-type="float" office:value="40.606157" calcext:value-type="float">
            <text:p>40.606157</text:p>
          </table:table-cell>
          <table:table-cell office:value-type="float" office:value="0.304441" calcext:value-type="float">
            <text:p>0.304441</text:p>
          </table:table-cell>
        </table:table-row>
        <table:table-row table:style-name="ro1">
          <table:table-cell office:value-type="float" office:value="40.611" calcext:value-type="float">
            <text:p>40.611</text:p>
          </table:table-cell>
          <table:table-cell office:value-type="float" office:value="0.318225" calcext:value-type="float">
            <text:p>0.318225</text:p>
          </table:table-cell>
          <table:table-cell office:value-type="float" office:value="40.611016" calcext:value-type="float">
            <text:p>40.611016</text:p>
          </table:table-cell>
          <table:table-cell office:value-type="float" office:value="0.318118" calcext:value-type="float">
            <text:p>0.318118</text:p>
          </table:table-cell>
        </table:table-row>
        <table:table-row table:style-name="ro1">
          <table:table-cell office:value-type="float" office:value="40.6159" calcext:value-type="float">
            <text:p>40.6159</text:p>
          </table:table-cell>
          <table:table-cell office:value-type="float" office:value="0.331288" calcext:value-type="float">
            <text:p>0.331288</text:p>
          </table:table-cell>
          <table:table-cell office:value-type="float" office:value="40.615873" calcext:value-type="float">
            <text:p>40.615873</text:p>
          </table:table-cell>
          <table:table-cell office:value-type="float" office:value="0.331177" calcext:value-type="float">
            <text:p>0.331177</text:p>
          </table:table-cell>
        </table:table-row>
        <table:table-row table:style-name="ro1">
          <table:table-cell office:value-type="float" office:value="40.6207" calcext:value-type="float">
            <text:p>40.6207</text:p>
          </table:table-cell>
          <table:table-cell office:value-type="float" office:value="0.343736" calcext:value-type="float">
            <text:p>0.343736</text:p>
          </table:table-cell>
          <table:table-cell office:value-type="float" office:value="40.620728" calcext:value-type="float">
            <text:p>40.620728</text:p>
          </table:table-cell>
          <table:table-cell office:value-type="float" office:value="0.34362" calcext:value-type="float">
            <text:p>0.34362</text:p>
          </table:table-cell>
        </table:table-row>
        <table:table-row table:style-name="ro1">
          <table:table-cell office:value-type="float" office:value="40.6256" calcext:value-type="float">
            <text:p>40.6256</text:p>
          </table:table-cell>
          <table:table-cell office:value-type="float" office:value="0.355569" calcext:value-type="float">
            <text:p>0.355569</text:p>
          </table:table-cell>
          <table:table-cell office:value-type="float" office:value="40.62558" calcext:value-type="float">
            <text:p>40.62558</text:p>
          </table:table-cell>
          <table:table-cell office:value-type="float" office:value="0.35545" calcext:value-type="float">
            <text:p>0.35545</text:p>
          </table:table-cell>
        </table:table-row>
        <table:table-row table:style-name="ro1">
          <table:table-cell office:value-type="float" office:value="40.6304" calcext:value-type="float">
            <text:p>40.6304</text:p>
          </table:table-cell>
          <table:table-cell office:value-type="float" office:value="0.36679" calcext:value-type="float">
            <text:p>0.36679</text:p>
          </table:table-cell>
          <table:table-cell office:value-type="float" office:value="40.63043" calcext:value-type="float">
            <text:p>40.63043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>
          <table:table-cell office:value-type="float" office:value="40.6353" calcext:value-type="float">
            <text:p>40.6353</text:p>
          </table:table-cell>
          <table:table-cell office:value-type="float" office:value="0.377399" calcext:value-type="float">
            <text:p>0.377399</text:p>
          </table:table-cell>
          <table:table-cell office:value-type="float" office:value="40.635277" calcext:value-type="float">
            <text:p>40.635277</text:p>
          </table:table-cell>
          <table:table-cell office:value-type="float" office:value="0.377273" calcext:value-type="float">
            <text:p>0.377273</text:p>
          </table:table-cell>
        </table:table-row>
        <table:table-row table:style-name="ro1">
          <table:table-cell office:value-type="float" office:value="40.6401" calcext:value-type="float">
            <text:p>40.6401</text:p>
          </table:table-cell>
          <table:table-cell office:value-type="float" office:value="0.387398" calcext:value-type="float">
            <text:p>0.387398</text:p>
          </table:table-cell>
          <table:table-cell office:value-type="float" office:value="40.640122" calcext:value-type="float">
            <text:p>40.640122</text:p>
          </table:table-cell>
          <table:table-cell office:value-type="float" office:value="0.387269" calcext:value-type="float">
            <text:p>0.387269</text:p>
          </table:table-cell>
        </table:table-row>
        <table:table-row table:style-name="ro1">
          <table:table-cell office:value-type="float" office:value="40.645" calcext:value-type="float">
            <text:p>40.645</text:p>
          </table:table-cell>
          <table:table-cell office:value-type="float" office:value="0.396789" calcext:value-type="float">
            <text:p>0.396789</text:p>
          </table:table-cell>
          <table:table-cell office:value-type="float" office:value="40.644965" calcext:value-type="float">
            <text:p>40.644965</text:p>
          </table:table-cell>
          <table:table-cell office:value-type="float" office:value="0.396656" calcext:value-type="float">
            <text:p>0.396656</text:p>
          </table:table-cell>
        </table:table-row>
        <table:table-row table:style-name="ro1">
          <table:table-cell office:value-type="float" office:value="40.6498" calcext:value-type="float">
            <text:p>40.6498</text:p>
          </table:table-cell>
          <table:table-cell office:value-type="float" office:value="0.405572" calcext:value-type="float">
            <text:p>0.405572</text:p>
          </table:table-cell>
          <table:table-cell office:value-type="float" office:value="40.649805" calcext:value-type="float">
            <text:p>40.649805</text:p>
          </table:table-cell>
          <table:table-cell office:value-type="float" office:value="0.405436" calcext:value-type="float">
            <text:p>0.405436</text:p>
          </table:table-cell>
        </table:table-row>
        <table:table-row table:style-name="ro1">
          <table:table-cell office:value-type="float" office:value="40.6546" calcext:value-type="float">
            <text:p>40.6546</text:p>
          </table:table-cell>
          <table:table-cell office:value-type="float" office:value="0.413748" calcext:value-type="float">
            <text:p>0.413748</text:p>
          </table:table-cell>
          <table:table-cell office:value-type="float" office:value="40.654643" calcext:value-type="float">
            <text:p>40.654643</text:p>
          </table:table-cell>
          <table:table-cell office:value-type="float" office:value="0.41361" calcext:value-type="float">
            <text:p>0.41361</text:p>
          </table:table-cell>
        </table:table-row>
        <table:table-row table:style-name="ro1">
          <table:table-cell office:value-type="float" office:value="40.6595" calcext:value-type="float">
            <text:p>40.6595</text:p>
          </table:table-cell>
          <table:table-cell office:value-type="float" office:value="0.421319" calcext:value-type="float">
            <text:p>0.421319</text:p>
          </table:table-cell>
          <table:table-cell office:value-type="float" office:value="40.659479" calcext:value-type="float">
            <text:p>40.659479</text:p>
          </table:table-cell>
          <table:table-cell office:value-type="float" office:value="0.421179" calcext:value-type="float">
            <text:p>0.421179</text:p>
          </table:table-cell>
        </table:table-row>
        <table:table-row table:style-name="ro1">
          <table:table-cell office:value-type="float" office:value="40.6643" calcext:value-type="float">
            <text:p>40.6643</text:p>
          </table:table-cell>
          <table:table-cell office:value-type="float" office:value="0.428285" calcext:value-type="float">
            <text:p>0.428285</text:p>
          </table:table-cell>
          <table:table-cell office:value-type="float" office:value="40.664312" calcext:value-type="float">
            <text:p>40.664312</text:p>
          </table:table-cell>
          <table:table-cell office:value-type="float" office:value="0.428143" calcext:value-type="float">
            <text:p>0.428143</text:p>
          </table:table-cell>
        </table:table-row>
        <table:table-row table:style-name="ro1">
          <table:table-cell office:value-type="float" office:value="40.6691" calcext:value-type="float">
            <text:p>40.6691</text:p>
          </table:table-cell>
          <table:table-cell office:value-type="float" office:value="0.434648" calcext:value-type="float">
            <text:p>0.434648</text:p>
          </table:table-cell>
          <table:table-cell office:value-type="float" office:value="40.669143" calcext:value-type="float">
            <text:p>40.669143</text:p>
          </table:table-cell>
          <table:table-cell office:value-type="float" office:value="0.434504" calcext:value-type="float">
            <text:p>0.434504</text:p>
          </table:table-cell>
        </table:table-row>
        <table:table-row table:style-name="ro1">
          <table:table-cell office:value-type="float" office:value="40.674" calcext:value-type="float">
            <text:p>40.674</text:p>
          </table:table-cell>
          <table:table-cell office:value-type="float" office:value="0.440408" calcext:value-type="float">
            <text:p>0.440408</text:p>
          </table:table-cell>
          <table:table-cell office:value-type="float" office:value="40.673972" calcext:value-type="float">
            <text:p>40.673972</text:p>
          </table:table-cell>
          <table:table-cell office:value-type="float" office:value="0.440262" calcext:value-type="float">
            <text:p>0.440262</text:p>
          </table:table-cell>
        </table:table-row>
        <table:table-row table:style-name="ro1">
          <table:table-cell office:value-type="float" office:value="40.6788" calcext:value-type="float">
            <text:p>40.6788</text:p>
          </table:table-cell>
          <table:table-cell office:value-type="float" office:value="0.445566" calcext:value-type="float">
            <text:p>0.445566</text:p>
          </table:table-cell>
          <table:table-cell office:value-type="float" office:value="40.678798" calcext:value-type="float">
            <text:p>40.678798</text:p>
          </table:table-cell>
          <table:table-cell office:value-type="float" office:value="0.445419" calcext:value-type="float">
            <text:p>0.445419</text:p>
          </table:table-cell>
        </table:table-row>
        <table:table-row table:style-name="ro1">
          <table:table-cell office:value-type="float" office:value="40.6836" calcext:value-type="float">
            <text:p>40.6836</text:p>
          </table:table-cell>
          <table:table-cell office:value-type="float" office:value="0.450123" calcext:value-type="float">
            <text:p>0.450123</text:p>
          </table:table-cell>
          <table:table-cell office:value-type="float" office:value="40.683622" calcext:value-type="float">
            <text:p>40.683622</text:p>
          </table:table-cell>
          <table:table-cell office:value-type="float" office:value="0.449974" calcext:value-type="float">
            <text:p>0.4499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5:20:29.363306729</meta:creation-date>
    <dc:date>2019-12-25T20:36:07.727172043</dc:date>
    <meta:editing-duration>PT4M37S</meta:editing-duration>
    <meta:editing-cycles>1</meta:editing-cycles>
    <meta:document-statistic meta:table-count="1" meta:cell-count="8192" meta:object-count="1"/>
    <meta:generator>LibreOffice/6.2.8.2$Linux_X86_64 LibreOffice_project/f82ddfca21ebc1e222a662a32b25c0c9d20169ee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6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03cm" chart:symbol-height="0.03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419cm" svg:height="21.66cm" xlink:href=".." xlink:type="simple" chart:class="chart:scatter" chart:style-name="ch1">
        <chart:plot-area chart:style-name="ch2" table:cell-range-address="Sheet1.A1:Sheet1.B2048 Sheet1.D1:Sheet1.D2048" svg:x="0.748cm" svg:y="0.433cm" svg:width="35.923cm" svg:height="20.794cm">
          <chartooo:coordinate-region svg:x="1.184cm" svg:y="0.632cm" svg:width="35.487cm" svg:height="19.94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048" chart:class="chart:scatter">
            <chart:domain table:cell-range-address="Sheet1.A1:Sheet1.A2048"/>
            <chart:data-point chart:repeated="2048"/>
          </chart:series>
          <chart:series chart:style-name="ch7" chart:values-cell-range-address="Sheet1.D1:Sheet1.D2048" chart:class="chart:scatter">
            <chart:domain table:cell-range-address="Sheet1.C1:Sheet1.C2048"/>
            <chart:data-point chart:repeated="20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048</svg:desc>
                </draw:g>
              </table:table-cell>
              <table:table-cell office:value-type="float" office:value="0">
                <text:p>0</text:p>
                <draw:g>
                  <svg:desc>Sheet1.B1:Sheet1.B2048</svg:desc>
                </draw:g>
              </table:table-cell>
              <table:table-cell office:value-type="float" office:value="0">
                <text:p>0</text:p>
                <draw:g>
                  <svg:desc>Sheet1.C1:Sheet1.C2048</svg:desc>
                </draw:g>
              </table:table-cell>
              <table:table-cell office:value-type="float" office:value="0">
                <text:p>0</text:p>
                <draw:g>
                  <svg:desc>Sheet1.D1:Sheet1.D20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375">
                <text:p>0.49375</text:p>
              </table:table-cell>
              <table:table-cell office:value-type="float" office:value="0.247839">
                <text:p>0.247839</text:p>
              </table:table-cell>
              <table:table-cell office:value-type="float" office:value="0.49375">
                <text:p>0.49375</text:p>
              </table:table-cell>
              <table:table-cell office:value-type="float" office:value="0.247839">
                <text:p>0.247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31559">
                <text:p>0.731559</text:p>
              </table:table-cell>
              <table:table-cell office:value-type="float" office:value="0.36857">
                <text:p>0.36857</text:p>
              </table:table-cell>
              <table:table-cell office:value-type="float" office:value="0.731559">
                <text:p>0.731559</text:p>
              </table:table-cell>
              <table:table-cell office:value-type="float" office:value="0.36857">
                <text:p>0.36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3712">
                <text:p>0.963712</text:p>
              </table:table-cell>
              <table:table-cell office:value-type="float" office:value="0.487245">
                <text:p>0.487245</text:p>
              </table:table-cell>
              <table:table-cell office:value-type="float" office:value="0.963712">
                <text:p>0.963712</text:p>
              </table:table-cell>
              <table:table-cell office:value-type="float" office:value="0.487246">
                <text:p>0.487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9048">
                <text:p>1.19048</text:p>
              </table:table-cell>
              <table:table-cell office:value-type="float" office:value="0.603912">
                <text:p>0.603912</text:p>
              </table:table-cell>
              <table:table-cell office:value-type="float" office:value="1.190476">
                <text:p>1.190476</text:p>
              </table:table-cell>
              <table:table-cell office:value-type="float" office:value="0.603914">
                <text:p>0.6039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121">
                <text:p>1.4121</text:p>
              </table:table-cell>
              <table:table-cell office:value-type="float" office:value="0.71862">
                <text:p>0.71862</text:p>
              </table:table-cell>
              <table:table-cell office:value-type="float" office:value="1.412097">
                <text:p>1.412097</text:p>
              </table:table-cell>
              <table:table-cell office:value-type="float" office:value="0.718623">
                <text:p>0.718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2881">
                <text:p>1.62881</text:p>
              </table:table-cell>
              <table:table-cell office:value-type="float" office:value="0.831413">
                <text:p>0.831413</text:p>
              </table:table-cell>
              <table:table-cell office:value-type="float" office:value="1.628807">
                <text:p>1.628807</text:p>
              </table:table-cell>
              <table:table-cell office:value-type="float" office:value="0.831417">
                <text:p>0.8314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4082">
                <text:p>1.84082</text:p>
              </table:table-cell>
              <table:table-cell office:value-type="float" office:value="0.942335">
                <text:p>0.942335</text:p>
              </table:table-cell>
              <table:table-cell office:value-type="float" office:value="1.840821">
                <text:p>1.840821</text:p>
              </table:table-cell>
              <table:table-cell office:value-type="float" office:value="0.942341">
                <text:p>0.9423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834">
                <text:p>2.04834</text:p>
              </table:table-cell>
              <table:table-cell office:value-type="float" office:value="1.05143">
                <text:p>1.05143</text:p>
              </table:table-cell>
              <table:table-cell office:value-type="float" office:value="2.04834">
                <text:p>2.04834</text:p>
              </table:table-cell>
              <table:table-cell office:value-type="float" office:value="1.051435">
                <text:p>1.051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5155">
                <text:p>2.25155</text:p>
              </table:table-cell>
              <table:table-cell office:value-type="float" office:value="1.15873">
                <text:p>1.15873</text:p>
              </table:table-cell>
              <table:table-cell office:value-type="float" office:value="2.251552">
                <text:p>2.251552</text:p>
              </table:table-cell>
              <table:table-cell office:value-type="float" office:value="1.158741">
                <text:p>1.158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5063">
                <text:p>2.45063</text:p>
              </table:table-cell>
              <table:table-cell office:value-type="float" office:value="1.26429">
                <text:p>1.26429</text:p>
              </table:table-cell>
              <table:table-cell office:value-type="float" office:value="2.450635">
                <text:p>2.450635</text:p>
              </table:table-cell>
              <table:table-cell office:value-type="float" office:value="1.264297">
                <text:p>1.264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4575">
                <text:p>2.64575</text:p>
              </table:table-cell>
              <table:table-cell office:value-type="float" office:value="1.36813">
                <text:p>1.36813</text:p>
              </table:table-cell>
              <table:table-cell office:value-type="float" office:value="2.645754">
                <text:p>2.645754</text:p>
              </table:table-cell>
              <table:table-cell office:value-type="float" office:value="1.36814">
                <text:p>1.368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3707">
                <text:p>2.83707</text:p>
              </table:table-cell>
              <table:table-cell office:value-type="float" office:value="1.47029">
                <text:p>1.47029</text:p>
              </table:table-cell>
              <table:table-cell office:value-type="float" office:value="2.837066">
                <text:p>2.837066</text:p>
              </table:table-cell>
              <table:table-cell office:value-type="float" office:value="1.470306">
                <text:p>1.470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2472">
                <text:p>3.02472</text:p>
              </table:table-cell>
              <table:table-cell office:value-type="float" office:value="1.57081">
                <text:p>1.57081</text:p>
              </table:table-cell>
              <table:table-cell office:value-type="float" office:value="3.024718">
                <text:p>3.024718</text:p>
              </table:table-cell>
              <table:table-cell office:value-type="float" office:value="1.57083">
                <text:p>1.57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0885">
                <text:p>3.20885</text:p>
              </table:table-cell>
              <table:table-cell office:value-type="float" office:value="1.66973">
                <text:p>1.66973</text:p>
              </table:table-cell>
              <table:table-cell office:value-type="float" office:value="3.208849">
                <text:p>3.208849</text:p>
              </table:table-cell>
              <table:table-cell office:value-type="float" office:value="1.669745">
                <text:p>1.6697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38959">
                <text:p>3.38959</text:p>
              </table:table-cell>
              <table:table-cell office:value-type="float" office:value="1.76706">
                <text:p>1.76706</text:p>
              </table:table-cell>
              <table:table-cell office:value-type="float" office:value="3.38959">
                <text:p>3.38959</text:p>
              </table:table-cell>
              <table:table-cell office:value-type="float" office:value="1.767082">
                <text:p>1.7670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6706">
                <text:p>3.56706</text:p>
              </table:table-cell>
              <table:table-cell office:value-type="float" office:value="1.86285">
                <text:p>1.86285</text:p>
              </table:table-cell>
              <table:table-cell office:value-type="float" office:value="3.567063">
                <text:p>3.567063</text:p>
              </table:table-cell>
              <table:table-cell office:value-type="float" office:value="1.862874">
                <text:p>1.8628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4139">
                <text:p>3.74139</text:p>
              </table:table-cell>
              <table:table-cell office:value-type="float" office:value="1.95712">
                <text:p>1.95712</text:p>
              </table:table-cell>
              <table:table-cell office:value-type="float" office:value="3.741387">
                <text:p>3.741387</text:p>
              </table:table-cell>
              <table:table-cell office:value-type="float" office:value="1.95715">
                <text:p>1.95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91267">
                <text:p>3.91267</text:p>
              </table:table-cell>
              <table:table-cell office:value-type="float" office:value="2.04991">
                <text:p>2.04991</text:p>
              </table:table-cell>
              <table:table-cell office:value-type="float" office:value="3.912673">
                <text:p>3.912673</text:p>
              </table:table-cell>
              <table:table-cell office:value-type="float" office:value="2.049938">
                <text:p>2.0499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08102">
                <text:p>4.08102</text:p>
              </table:table-cell>
              <table:table-cell office:value-type="float" office:value="2.14123">
                <text:p>2.14123</text:p>
              </table:table-cell>
              <table:table-cell office:value-type="float" office:value="4.081024">
                <text:p>4.081024</text:p>
              </table:table-cell>
              <table:table-cell office:value-type="float" office:value="2.141267">
                <text:p>2.1412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4654">
                <text:p>4.24654</text:p>
              </table:table-cell>
              <table:table-cell office:value-type="float" office:value="2.23113">
                <text:p>2.23113</text:p>
              </table:table-cell>
              <table:table-cell office:value-type="float" office:value="4.246541">
                <text:p>4.246541</text:p>
              </table:table-cell>
              <table:table-cell office:value-type="float" office:value="2.231163">
                <text:p>2.2311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0932">
                <text:p>4.40932</text:p>
              </table:table-cell>
              <table:table-cell office:value-type="float" office:value="2.31961">
                <text:p>2.31961</text:p>
              </table:table-cell>
              <table:table-cell office:value-type="float" office:value="4.409318">
                <text:p>4.409318</text:p>
              </table:table-cell>
              <table:table-cell office:value-type="float" office:value="2.319653">
                <text:p>2.3196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56945">
                <text:p>4.56945</text:p>
              </table:table-cell>
              <table:table-cell office:value-type="float" office:value="2.40672">
                <text:p>2.40672</text:p>
              </table:table-cell>
              <table:table-cell office:value-type="float" office:value="4.569446">
                <text:p>4.569446</text:p>
              </table:table-cell>
              <table:table-cell office:value-type="float" office:value="2.406761">
                <text:p>2.4067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2701">
                <text:p>4.72701</text:p>
              </table:table-cell>
              <table:table-cell office:value-type="float" office:value="2.49246">
                <text:p>2.49246</text:p>
              </table:table-cell>
              <table:table-cell office:value-type="float" office:value="4.72701">
                <text:p>4.72701</text:p>
              </table:table-cell>
              <table:table-cell office:value-type="float" office:value="2.492511">
                <text:p>2.4925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88209">
                <text:p>4.88209</text:p>
              </table:table-cell>
              <table:table-cell office:value-type="float" office:value="2.57688">
                <text:p>2.57688</text:p>
              </table:table-cell>
              <table:table-cell office:value-type="float" office:value="4.882091">
                <text:p>4.882091</text:p>
              </table:table-cell>
              <table:table-cell office:value-type="float" office:value="2.576928">
                <text:p>2.5769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03477">
                <text:p>5.03477</text:p>
              </table:table-cell>
              <table:table-cell office:value-type="float" office:value="2.65998">
                <text:p>2.65998</text:p>
              </table:table-cell>
              <table:table-cell office:value-type="float" office:value="5.034767">
                <text:p>5.034767</text:p>
              </table:table-cell>
              <table:table-cell office:value-type="float" office:value="2.660033">
                <text:p>2.6600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18511">
                <text:p>5.18511</text:p>
              </table:table-cell>
              <table:table-cell office:value-type="float" office:value="2.74179">
                <text:p>2.74179</text:p>
              </table:table-cell>
              <table:table-cell office:value-type="float" office:value="5.185112">
                <text:p>5.185112</text:p>
              </table:table-cell>
              <table:table-cell office:value-type="float" office:value="2.74185">
                <text:p>2.741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3332">
                <text:p>5.3332</text:p>
              </table:table-cell>
              <table:table-cell office:value-type="float" office:value="2.82233">
                <text:p>2.82233</text:p>
              </table:table-cell>
              <table:table-cell office:value-type="float" office:value="5.333197">
                <text:p>5.333197</text:p>
              </table:table-cell>
              <table:table-cell office:value-type="float" office:value="2.822398">
                <text:p>2.8223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47909">
                <text:p>5.47909</text:p>
              </table:table-cell>
              <table:table-cell office:value-type="float" office:value="2.90163">
                <text:p>2.90163</text:p>
              </table:table-cell>
              <table:table-cell office:value-type="float" office:value="5.479089">
                <text:p>5.479089</text:p>
              </table:table-cell>
              <table:table-cell office:value-type="float" office:value="2.901699">
                <text:p>2.9016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62285">
                <text:p>5.62285</text:p>
              </table:table-cell>
              <table:table-cell office:value-type="float" office:value="2.9797">
                <text:p>2.9797</text:p>
              </table:table-cell>
              <table:table-cell office:value-type="float" office:value="5.622852">
                <text:p>5.622852</text:p>
              </table:table-cell>
              <table:table-cell office:value-type="float" office:value="2.979773">
                <text:p>2.9797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76455">
                <text:p>5.76455</text:p>
              </table:table-cell>
              <table:table-cell office:value-type="float" office:value="3.05656">
                <text:p>3.05656</text:p>
              </table:table-cell>
              <table:table-cell office:value-type="float" office:value="5.764549">
                <text:p>5.764549</text:p>
              </table:table-cell>
              <table:table-cell office:value-type="float" office:value="3.056638">
                <text:p>3.0566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90424">
                <text:p>5.90424</text:p>
              </table:table-cell>
              <table:table-cell office:value-type="float" office:value="3.13223">
                <text:p>3.13223</text:p>
              </table:table-cell>
              <table:table-cell office:value-type="float" office:value="5.904237">
                <text:p>5.904237</text:p>
              </table:table-cell>
              <table:table-cell office:value-type="float" office:value="3.132314">
                <text:p>3.1323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04197">
                <text:p>6.04197</text:p>
              </table:table-cell>
              <table:table-cell office:value-type="float" office:value="3.20673">
                <text:p>3.20673</text:p>
              </table:table-cell>
              <table:table-cell office:value-type="float" office:value="6.041975">
                <text:p>6.041975</text:p>
              </table:table-cell>
              <table:table-cell office:value-type="float" office:value="3.206819">
                <text:p>3.2068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17782">
                <text:p>6.17782</text:p>
              </table:table-cell>
              <table:table-cell office:value-type="float" office:value="3.28008">
                <text:p>3.28008</text:p>
              </table:table-cell>
              <table:table-cell office:value-type="float" office:value="6.177815">
                <text:p>6.177815</text:p>
              </table:table-cell>
              <table:table-cell office:value-type="float" office:value="3.28017">
                <text:p>3.28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31181">
                <text:p>6.31181</text:p>
              </table:table-cell>
              <table:table-cell office:value-type="float" office:value="3.35229">
                <text:p>3.35229</text:p>
              </table:table-cell>
              <table:table-cell office:value-type="float" office:value="6.31181">
                <text:p>6.31181</text:p>
              </table:table-cell>
              <table:table-cell office:value-type="float" office:value="3.352385">
                <text:p>3.352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44401">
                <text:p>6.44401</text:p>
              </table:table-cell>
              <table:table-cell office:value-type="float" office:value="3.42337">
                <text:p>3.42337</text:p>
              </table:table-cell>
              <table:table-cell office:value-type="float" office:value="6.44401">
                <text:p>6.44401</text:p>
              </table:table-cell>
              <table:table-cell office:value-type="float" office:value="3.42348">
                <text:p>3.423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57446">
                <text:p>6.57446</text:p>
              </table:table-cell>
              <table:table-cell office:value-type="float" office:value="3.49336">
                <text:p>3.49336</text:p>
              </table:table-cell>
              <table:table-cell office:value-type="float" office:value="6.574462">
                <text:p>6.574462</text:p>
              </table:table-cell>
              <table:table-cell office:value-type="float" office:value="3.49347">
                <text:p>3.493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70321">
                <text:p>6.70321</text:p>
              </table:table-cell>
              <table:table-cell office:value-type="float" office:value="3.56226">
                <text:p>3.56226</text:p>
              </table:table-cell>
              <table:table-cell office:value-type="float" office:value="6.703212">
                <text:p>6.703212</text:p>
              </table:table-cell>
              <table:table-cell office:value-type="float" office:value="3.562372">
                <text:p>3.5623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8303">
                <text:p>6.8303</text:p>
              </table:table-cell>
              <table:table-cell office:value-type="float" office:value="3.63008">
                <text:p>3.63008</text:p>
              </table:table-cell>
              <table:table-cell office:value-type="float" office:value="6.830305">
                <text:p>6.830305</text:p>
              </table:table-cell>
              <table:table-cell office:value-type="float" office:value="3.630201">
                <text:p>3.6302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95578">
                <text:p>6.95578</text:p>
              </table:table-cell>
              <table:table-cell office:value-type="float" office:value="3.69684">
                <text:p>3.69684</text:p>
              </table:table-cell>
              <table:table-cell office:value-type="float" office:value="6.955782">
                <text:p>6.955782</text:p>
              </table:table-cell>
              <table:table-cell office:value-type="float" office:value="3.696972">
                <text:p>3.6969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07968">
                <text:p>7.07968</text:p>
              </table:table-cell>
              <table:table-cell office:value-type="float" office:value="3.76256">
                <text:p>3.76256</text:p>
              </table:table-cell>
              <table:table-cell office:value-type="float" office:value="7.079685">
                <text:p>7.079685</text:p>
              </table:table-cell>
              <table:table-cell office:value-type="float" office:value="3.762697">
                <text:p>3.7626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20205">
                <text:p>7.20205</text:p>
              </table:table-cell>
              <table:table-cell office:value-type="float" office:value="3.82725">
                <text:p>3.82725</text:p>
              </table:table-cell>
              <table:table-cell office:value-type="float" office:value="7.202052">
                <text:p>7.202052</text:p>
              </table:table-cell>
              <table:table-cell office:value-type="float" office:value="3.827393">
                <text:p>3.8273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32292">
                <text:p>7.32292</text:p>
              </table:table-cell>
              <table:table-cell office:value-type="float" office:value="3.89092">
                <text:p>3.89092</text:p>
              </table:table-cell>
              <table:table-cell office:value-type="float" office:value="7.322922">
                <text:p>7.322922</text:p>
              </table:table-cell>
              <table:table-cell office:value-type="float" office:value="3.891071">
                <text:p>3.8910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44233">
                <text:p>7.44233</text:p>
              </table:table-cell>
              <table:table-cell office:value-type="float" office:value="3.95359">
                <text:p>3.95359</text:p>
              </table:table-cell>
              <table:table-cell office:value-type="float" office:value="7.442332">
                <text:p>7.442332</text:p>
              </table:table-cell>
              <table:table-cell office:value-type="float" office:value="3.953745">
                <text:p>3.9537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56032">
                <text:p>7.56032</text:p>
              </table:table-cell>
              <table:table-cell office:value-type="float" office:value="4.01527">
                <text:p>4.01527</text:p>
              </table:table-cell>
              <table:table-cell office:value-type="float" office:value="7.560315">
                <text:p>7.560315</text:p>
              </table:table-cell>
              <table:table-cell office:value-type="float" office:value="4.015428">
                <text:p>4.0154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67691">
                <text:p>7.67691</text:p>
              </table:table-cell>
              <table:table-cell office:value-type="float" office:value="4.07597">
                <text:p>4.07597</text:p>
              </table:table-cell>
              <table:table-cell office:value-type="float" office:value="7.676906">
                <text:p>7.676906</text:p>
              </table:table-cell>
              <table:table-cell office:value-type="float" office:value="4.076132">
                <text:p>4.0761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79214">
                <text:p>7.79214</text:p>
              </table:table-cell>
              <table:table-cell office:value-type="float" office:value="4.1357">
                <text:p>4.1357</text:p>
              </table:table-cell>
              <table:table-cell office:value-type="float" office:value="7.792139">
                <text:p>7.792139</text:p>
              </table:table-cell>
              <table:table-cell office:value-type="float" office:value="4.135869">
                <text:p>4.135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90604">
                <text:p>7.90604</text:p>
              </table:table-cell>
              <table:table-cell office:value-type="float" office:value="4.19447">
                <text:p>4.19447</text:p>
              </table:table-cell>
              <table:table-cell office:value-type="float" office:value="7.906043">
                <text:p>7.906043</text:p>
              </table:table-cell>
              <table:table-cell office:value-type="float" office:value="4.19465">
                <text:p>4.19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01865">
                <text:p>8.01865</text:p>
              </table:table-cell>
              <table:table-cell office:value-type="float" office:value="4.2523">
                <text:p>4.2523</text:p>
              </table:table-cell>
              <table:table-cell office:value-type="float" office:value="8.018649">
                <text:p>8.018649</text:p>
              </table:table-cell>
              <table:table-cell office:value-type="float" office:value="4.252487">
                <text:p>4.2524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12999">
                <text:p>8.12999</text:p>
              </table:table-cell>
              <table:table-cell office:value-type="float" office:value="4.3092">
                <text:p>4.3092</text:p>
              </table:table-cell>
              <table:table-cell office:value-type="float" office:value="8.129988">
                <text:p>8.129988</text:p>
              </table:table-cell>
              <table:table-cell office:value-type="float" office:value="4.309392">
                <text:p>4.3093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24009">
                <text:p>8.24009</text:p>
              </table:table-cell>
              <table:table-cell office:value-type="float" office:value="4.36517">
                <text:p>4.36517</text:p>
              </table:table-cell>
              <table:table-cell office:value-type="float" office:value="8.240087">
                <text:p>8.240087</text:p>
              </table:table-cell>
              <table:table-cell office:value-type="float" office:value="4.365373">
                <text:p>4.3653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34897">
                <text:p>8.34897</text:p>
              </table:table-cell>
              <table:table-cell office:value-type="float" office:value="4.42023">
                <text:p>4.42023</text:p>
              </table:table-cell>
              <table:table-cell office:value-type="float" office:value="8.348974">
                <text:p>8.348974</text:p>
              </table:table-cell>
              <table:table-cell office:value-type="float" office:value="4.420443">
                <text:p>4.4204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45668">
                <text:p>8.45668</text:p>
              </table:table-cell>
              <table:table-cell office:value-type="float" office:value="4.4744">
                <text:p>4.4744</text:p>
              </table:table-cell>
              <table:table-cell office:value-type="float" office:value="8.456676">
                <text:p>8.456676</text:p>
              </table:table-cell>
              <table:table-cell office:value-type="float" office:value="4.474611">
                <text:p>4.4746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56322">
                <text:p>8.56322</text:p>
              </table:table-cell>
              <table:table-cell office:value-type="float" office:value="4.52766">
                <text:p>4.52766</text:p>
              </table:table-cell>
              <table:table-cell office:value-type="float" office:value="8.563217">
                <text:p>8.563217</text:p>
              </table:table-cell>
              <table:table-cell office:value-type="float" office:value="4.527888">
                <text:p>4.5278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66862">
                <text:p>8.66862</text:p>
              </table:table-cell>
              <table:table-cell office:value-type="float" office:value="4.58005">
                <text:p>4.58005</text:p>
              </table:table-cell>
              <table:table-cell office:value-type="float" office:value="8.668623">
                <text:p>8.668623</text:p>
              </table:table-cell>
              <table:table-cell office:value-type="float" office:value="4.580281">
                <text:p>4.5802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77292">
                <text:p>8.77292</text:p>
              </table:table-cell>
              <table:table-cell office:value-type="float" office:value="4.63156">
                <text:p>4.63156</text:p>
              </table:table-cell>
              <table:table-cell office:value-type="float" office:value="8.772918">
                <text:p>8.772918</text:p>
              </table:table-cell>
              <table:table-cell office:value-type="float" office:value="4.631802">
                <text:p>4.6318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87613">
                <text:p>8.87613</text:p>
              </table:table-cell>
              <table:table-cell office:value-type="float" office:value="4.68221">
                <text:p>4.68221</text:p>
              </table:table-cell>
              <table:table-cell office:value-type="float" office:value="8.876126">
                <text:p>8.876126</text:p>
              </table:table-cell>
              <table:table-cell office:value-type="float" office:value="4.682459">
                <text:p>4.682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97827">
                <text:p>8.97827</text:p>
              </table:table-cell>
              <table:table-cell office:value-type="float" office:value="4.732">
                <text:p>4.732</text:p>
              </table:table-cell>
              <table:table-cell office:value-type="float" office:value="8.978268">
                <text:p>8.978268</text:p>
              </table:table-cell>
              <table:table-cell office:value-type="float" office:value="4.73226">
                <text:p>4.732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07937">
                <text:p>9.07937</text:p>
              </table:table-cell>
              <table:table-cell office:value-type="float" office:value="4.78095">
                <text:p>4.78095</text:p>
              </table:table-cell>
              <table:table-cell office:value-type="float" office:value="9.079367">
                <text:p>9.079367</text:p>
              </table:table-cell>
              <table:table-cell office:value-type="float" office:value="4.781215">
                <text:p>4.7812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17944">
                <text:p>9.17944</text:p>
              </table:table-cell>
              <table:table-cell office:value-type="float" office:value="4.82906">
                <text:p>4.82906</text:p>
              </table:table-cell>
              <table:table-cell office:value-type="float" office:value="9.179444">
                <text:p>9.179444</text:p>
              </table:table-cell>
              <table:table-cell office:value-type="float" office:value="4.829332">
                <text:p>4.829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27852">
                <text:p>9.27852</text:p>
              </table:table-cell>
              <table:table-cell office:value-type="float" office:value="4.87634">
                <text:p>4.87634</text:p>
              </table:table-cell>
              <table:table-cell office:value-type="float" office:value="9.278519">
                <text:p>9.278519</text:p>
              </table:table-cell>
              <table:table-cell office:value-type="float" office:value="4.876619">
                <text:p>4.8766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37661">
                <text:p>9.37661</text:p>
              </table:table-cell>
              <table:table-cell office:value-type="float" office:value="4.92279">
                <text:p>4.92279</text:p>
              </table:table-cell>
              <table:table-cell office:value-type="float" office:value="9.376613">
                <text:p>9.376613</text:p>
              </table:table-cell>
              <table:table-cell office:value-type="float" office:value="4.923083">
                <text:p>4.9230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47374">
                <text:p>9.47374</text:p>
              </table:table-cell>
              <table:table-cell office:value-type="float" office:value="4.96843">
                <text:p>4.96843</text:p>
              </table:table-cell>
              <table:table-cell office:value-type="float" office:value="9.473744">
                <text:p>9.473744</text:p>
              </table:table-cell>
              <table:table-cell office:value-type="float" office:value="4.968733">
                <text:p>4.9687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56993">
                <text:p>9.56993</text:p>
              </table:table-cell>
              <table:table-cell office:value-type="float" office:value="5.01327">
                <text:p>5.01327</text:p>
              </table:table-cell>
              <table:table-cell office:value-type="float" office:value="9.569932">
                <text:p>9.569932</text:p>
              </table:table-cell>
              <table:table-cell office:value-type="float" office:value="5.013576">
                <text:p>5.0135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6652">
                <text:p>9.6652</text:p>
              </table:table-cell>
              <table:table-cell office:value-type="float" office:value="5.0573">
                <text:p>5.0573</text:p>
              </table:table-cell>
              <table:table-cell office:value-type="float" office:value="9.665195">
                <text:p>9.665195</text:p>
              </table:table-cell>
              <table:table-cell office:value-type="float" office:value="5.05762">
                <text:p>5.057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75955">
                <text:p>9.75955</text:p>
              </table:table-cell>
              <table:table-cell office:value-type="float" office:value="5.10055">
                <text:p>5.10055</text:p>
              </table:table-cell>
              <table:table-cell office:value-type="float" office:value="9.759551">
                <text:p>9.759551</text:p>
              </table:table-cell>
              <table:table-cell office:value-type="float" office:value="5.100871">
                <text:p>5.1008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85302">
                <text:p>9.85302</text:p>
              </table:table-cell>
              <table:table-cell office:value-type="float" office:value="5.143">
                <text:p>5.143</text:p>
              </table:table-cell>
              <table:table-cell office:value-type="float" office:value="9.853016">
                <text:p>9.853016</text:p>
              </table:table-cell>
              <table:table-cell office:value-type="float" office:value="5.143336">
                <text:p>5.143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94561">
                <text:p>9.94561</text:p>
              </table:table-cell>
              <table:table-cell office:value-type="float" office:value="5.18468">
                <text:p>5.18468</text:p>
              </table:table-cell>
              <table:table-cell office:value-type="float" office:value="9.945607">
                <text:p>9.945607</text:p>
              </table:table-cell>
              <table:table-cell office:value-type="float" office:value="5.185023">
                <text:p>5.1850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0373">
                <text:p>10.0373</text:p>
              </table:table-cell>
              <table:table-cell office:value-type="float" office:value="5.22558">
                <text:p>5.22558</text:p>
              </table:table-cell>
              <table:table-cell office:value-type="float" office:value="10.037341">
                <text:p>10.037341</text:p>
              </table:table-cell>
              <table:table-cell office:value-type="float" office:value="5.225937">
                <text:p>5.2259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1282">
                <text:p>10.1282</text:p>
              </table:table-cell>
              <table:table-cell office:value-type="float" office:value="5.26572">
                <text:p>5.26572</text:p>
              </table:table-cell>
              <table:table-cell office:value-type="float" office:value="10.128234">
                <text:p>10.128234</text:p>
              </table:table-cell>
              <table:table-cell office:value-type="float" office:value="5.266085">
                <text:p>5.2660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2183">
                <text:p>10.2183</text:p>
              </table:table-cell>
              <table:table-cell office:value-type="float" office:value="5.3051">
                <text:p>5.3051</text:p>
              </table:table-cell>
              <table:table-cell office:value-type="float" office:value="10.2183">
                <text:p>10.2183</text:p>
              </table:table-cell>
              <table:table-cell office:value-type="float" office:value="5.305474">
                <text:p>5.3054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3076">
                <text:p>10.3076</text:p>
              </table:table-cell>
              <table:table-cell office:value-type="float" office:value="5.34373">
                <text:p>5.34373</text:p>
              </table:table-cell>
              <table:table-cell office:value-type="float" office:value="10.307556">
                <text:p>10.307556</text:p>
              </table:table-cell>
              <table:table-cell office:value-type="float" office:value="5.344108">
                <text:p>5.3441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396">
                <text:p>10.396</text:p>
              </table:table-cell>
              <table:table-cell office:value-type="float" office:value="5.3816">
                <text:p>5.3816</text:p>
              </table:table-cell>
              <table:table-cell office:value-type="float" office:value="10.396014">
                <text:p>10.396014</text:p>
              </table:table-cell>
              <table:table-cell office:value-type="float" office:value="5.381995">
                <text:p>5.3819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4837">
                <text:p>10.4837</text:p>
              </table:table-cell>
              <table:table-cell office:value-type="float" office:value="5.41874">
                <text:p>5.41874</text:p>
              </table:table-cell>
              <table:table-cell office:value-type="float" office:value="10.48369">
                <text:p>10.48369</text:p>
              </table:table-cell>
              <table:table-cell office:value-type="float" office:value="5.41914">
                <text:p>5.419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5706">
                <text:p>10.5706</text:p>
              </table:table-cell>
              <table:table-cell office:value-type="float" office:value="5.45514">
                <text:p>5.45514</text:p>
              </table:table-cell>
              <table:table-cell office:value-type="float" office:value="10.570598">
                <text:p>10.570598</text:p>
              </table:table-cell>
              <table:table-cell office:value-type="float" office:value="5.455548">
                <text:p>5.4555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6568">
                <text:p>10.6568</text:p>
              </table:table-cell>
              <table:table-cell office:value-type="float" office:value="5.4908">
                <text:p>5.4908</text:p>
              </table:table-cell>
              <table:table-cell office:value-type="float" office:value="10.65675">
                <text:p>10.65675</text:p>
              </table:table-cell>
              <table:table-cell office:value-type="float" office:value="5.491226">
                <text:p>5.4912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7422">
                <text:p>10.7422</text:p>
              </table:table-cell>
              <table:table-cell office:value-type="float" office:value="5.52574">
                <text:p>5.52574</text:p>
              </table:table-cell>
              <table:table-cell office:value-type="float" office:value="10.74216">
                <text:p>10.74216</text:p>
              </table:table-cell>
              <table:table-cell office:value-type="float" office:value="5.526177">
                <text:p>5.526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8268">
                <text:p>10.8268</text:p>
              </table:table-cell>
              <table:table-cell office:value-type="float" office:value="5.55996">
                <text:p>5.55996</text:p>
              </table:table-cell>
              <table:table-cell office:value-type="float" office:value="10.82684">
                <text:p>10.82684</text:p>
              </table:table-cell>
              <table:table-cell office:value-type="float" office:value="5.560408">
                <text:p>5.5604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9108">
                <text:p>10.9108</text:p>
              </table:table-cell>
              <table:table-cell office:value-type="float" office:value="5.59347">
                <text:p>5.59347</text:p>
              </table:table-cell>
              <table:table-cell office:value-type="float" office:value="10.910804">
                <text:p>10.910804</text:p>
              </table:table-cell>
              <table:table-cell office:value-type="float" office:value="5.593923">
                <text:p>5.5939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9941">
                <text:p>10.9941</text:p>
              </table:table-cell>
              <table:table-cell office:value-type="float" office:value="5.62626">
                <text:p>5.62626</text:p>
              </table:table-cell>
              <table:table-cell office:value-type="float" office:value="10.994062">
                <text:p>10.994062</text:p>
              </table:table-cell>
              <table:table-cell office:value-type="float" office:value="5.626727">
                <text:p>5.6267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0766">
                <text:p>11.0766</text:p>
              </table:table-cell>
              <table:table-cell office:value-type="float" office:value="5.65835">
                <text:p>5.65835</text:p>
              </table:table-cell>
              <table:table-cell office:value-type="float" office:value="11.076627">
                <text:p>11.076627</text:p>
              </table:table-cell>
              <table:table-cell office:value-type="float" office:value="5.658825">
                <text:p>5.6588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1585">
                <text:p>11.1585</text:p>
              </table:table-cell>
              <table:table-cell office:value-type="float" office:value="5.68973">
                <text:p>5.68973</text:p>
              </table:table-cell>
              <table:table-cell office:value-type="float" office:value="11.158511">
                <text:p>11.158511</text:p>
              </table:table-cell>
              <table:table-cell office:value-type="float" office:value="5.690221">
                <text:p>5.6902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2397">
                <text:p>11.2397</text:p>
              </table:table-cell>
              <table:table-cell office:value-type="float" office:value="5.72042">
                <text:p>5.72042</text:p>
              </table:table-cell>
              <table:table-cell office:value-type="float" office:value="11.239724">
                <text:p>11.239724</text:p>
              </table:table-cell>
              <table:table-cell office:value-type="float" office:value="5.72092">
                <text:p>5.720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3203">
                <text:p>11.3203</text:p>
              </table:table-cell>
              <table:table-cell office:value-type="float" office:value="5.75041">
                <text:p>5.75041</text:p>
              </table:table-cell>
              <table:table-cell office:value-type="float" office:value="11.320277">
                <text:p>11.320277</text:p>
              </table:table-cell>
              <table:table-cell office:value-type="float" office:value="5.750927">
                <text:p>5.7509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4002">
                <text:p>11.4002</text:p>
              </table:table-cell>
              <table:table-cell office:value-type="float" office:value="5.77972">
                <text:p>5.77972</text:p>
              </table:table-cell>
              <table:table-cell office:value-type="float" office:value="11.400182">
                <text:p>11.400182</text:p>
              </table:table-cell>
              <table:table-cell office:value-type="float" office:value="5.780245">
                <text:p>5.7802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4794">
                <text:p>11.4794</text:p>
              </table:table-cell>
              <table:table-cell office:value-type="float" office:value="5.80834">
                <text:p>5.80834</text:p>
              </table:table-cell>
              <table:table-cell office:value-type="float" office:value="11.479448">
                <text:p>11.479448</text:p>
              </table:table-cell>
              <table:table-cell office:value-type="float" office:value="5.808878">
                <text:p>5.8088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5581">
                <text:p>11.5581</text:p>
              </table:table-cell>
              <table:table-cell office:value-type="float" office:value="5.83628">
                <text:p>5.83628</text:p>
              </table:table-cell>
              <table:table-cell office:value-type="float" office:value="11.558086">
                <text:p>11.558086</text:p>
              </table:table-cell>
              <table:table-cell office:value-type="float" office:value="5.836831">
                <text:p>5.8368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6361">
                <text:p>11.6361</text:p>
              </table:table-cell>
              <table:table-cell office:value-type="float" office:value="5.86355">
                <text:p>5.86355</text:p>
              </table:table-cell>
              <table:table-cell office:value-type="float" office:value="11.636105">
                <text:p>11.636105</text:p>
              </table:table-cell>
              <table:table-cell office:value-type="float" office:value="5.864107">
                <text:p>5.8641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7135">
                <text:p>11.7135</text:p>
              </table:table-cell>
              <table:table-cell office:value-type="float" office:value="5.89014">
                <text:p>5.89014</text:p>
              </table:table-cell>
              <table:table-cell office:value-type="float" office:value="11.713516">
                <text:p>11.713516</text:p>
              </table:table-cell>
              <table:table-cell office:value-type="float" office:value="5.89071">
                <text:p>5.890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7903">
                <text:p>11.7903</text:p>
              </table:table-cell>
              <table:table-cell office:value-type="float" office:value="5.91606">
                <text:p>5.91606</text:p>
              </table:table-cell>
              <table:table-cell office:value-type="float" office:value="11.790327">
                <text:p>11.790327</text:p>
              </table:table-cell>
              <table:table-cell office:value-type="float" office:value="5.916644">
                <text:p>5.9166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8665">
                <text:p>11.8665</text:p>
              </table:table-cell>
              <table:table-cell office:value-type="float" office:value="5.94132">
                <text:p>5.94132</text:p>
              </table:table-cell>
              <table:table-cell office:value-type="float" office:value="11.866548">
                <text:p>11.866548</text:p>
              </table:table-cell>
              <table:table-cell office:value-type="float" office:value="5.941912">
                <text:p>5.9419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9422">
                <text:p>11.9422</text:p>
              </table:table-cell>
              <table:table-cell office:value-type="float" office:value="5.96591">
                <text:p>5.96591</text:p>
              </table:table-cell>
              <table:table-cell office:value-type="float" office:value="11.942189">
                <text:p>11.942189</text:p>
              </table:table-cell>
              <table:table-cell office:value-type="float" office:value="5.966517">
                <text:p>5.9665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0173">
                <text:p>12.0173</text:p>
              </table:table-cell>
              <table:table-cell office:value-type="float" office:value="5.98984">
                <text:p>5.98984</text:p>
              </table:table-cell>
              <table:table-cell office:value-type="float" office:value="12.017257">
                <text:p>12.017257</text:p>
              </table:table-cell>
              <table:table-cell office:value-type="float" office:value="5.990464">
                <text:p>5.990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0918">
                <text:p>12.0918</text:p>
              </table:table-cell>
              <table:table-cell office:value-type="float" office:value="6.01312">
                <text:p>6.01312</text:p>
              </table:table-cell>
              <table:table-cell office:value-type="float" office:value="12.091762">
                <text:p>12.091762</text:p>
              </table:table-cell>
              <table:table-cell office:value-type="float" office:value="6.013755">
                <text:p>6.0137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1657">
                <text:p>12.1657</text:p>
              </table:table-cell>
              <table:table-cell office:value-type="float" office:value="6.03575">
                <text:p>6.03575</text:p>
              </table:table-cell>
              <table:table-cell office:value-type="float" office:value="12.165712">
                <text:p>12.165712</text:p>
              </table:table-cell>
              <table:table-cell office:value-type="float" office:value="6.036392">
                <text:p>6.0363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2391">
                <text:p>12.2391</text:p>
              </table:table-cell>
              <table:table-cell office:value-type="float" office:value="6.05772">
                <text:p>6.05772</text:p>
              </table:table-cell>
              <table:table-cell office:value-type="float" office:value="12.239115">
                <text:p>12.239115</text:p>
              </table:table-cell>
              <table:table-cell office:value-type="float" office:value="6.05838">
                <text:p>6.058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312">
                <text:p>12.312</text:p>
              </table:table-cell>
              <table:table-cell office:value-type="float" office:value="6.07905">
                <text:p>6.07905</text:p>
              </table:table-cell>
              <table:table-cell office:value-type="float" office:value="12.311979">
                <text:p>12.311979</text:p>
              </table:table-cell>
              <table:table-cell office:value-type="float" office:value="6.079722">
                <text:p>6.0797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3843">
                <text:p>12.3843</text:p>
              </table:table-cell>
              <table:table-cell office:value-type="float" office:value="6.09973">
                <text:p>6.09973</text:p>
              </table:table-cell>
              <table:table-cell office:value-type="float" office:value="12.384312">
                <text:p>12.384312</text:p>
              </table:table-cell>
              <table:table-cell office:value-type="float" office:value="6.100419">
                <text:p>6.1004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4561">
                <text:p>12.4561</text:p>
              </table:table-cell>
              <table:table-cell office:value-type="float" office:value="6.11977">
                <text:p>6.11977</text:p>
              </table:table-cell>
              <table:table-cell office:value-type="float" office:value="12.456122">
                <text:p>12.456122</text:p>
              </table:table-cell>
              <table:table-cell office:value-type="float" office:value="6.120474">
                <text:p>6.1204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5274">
                <text:p>12.5274</text:p>
              </table:table-cell>
              <table:table-cell office:value-type="float" office:value="6.13918">
                <text:p>6.13918</text:p>
              </table:table-cell>
              <table:table-cell office:value-type="float" office:value="12.527416">
                <text:p>12.527416</text:p>
              </table:table-cell>
              <table:table-cell office:value-type="float" office:value="6.139891">
                <text:p>6.1398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5982">
                <text:p>12.5982</text:p>
              </table:table-cell>
              <table:table-cell office:value-type="float" office:value="6.15794">
                <text:p>6.15794</text:p>
              </table:table-cell>
              <table:table-cell office:value-type="float" office:value="12.598202">
                <text:p>12.598202</text:p>
              </table:table-cell>
              <table:table-cell office:value-type="float" office:value="6.158672">
                <text:p>6.1586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6685">
                <text:p>12.6685</text:p>
              </table:table-cell>
              <table:table-cell office:value-type="float" office:value="6.17608">
                <text:p>6.17608</text:p>
              </table:table-cell>
              <table:table-cell office:value-type="float" office:value="12.668487">
                <text:p>12.668487</text:p>
              </table:table-cell>
              <table:table-cell office:value-type="float" office:value="6.176819">
                <text:p>6.1768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7383">
                <text:p>12.7383</text:p>
              </table:table-cell>
              <table:table-cell office:value-type="float" office:value="6.19358">
                <text:p>6.19358</text:p>
              </table:table-cell>
              <table:table-cell office:value-type="float" office:value="12.738278">
                <text:p>12.738278</text:p>
              </table:table-cell>
              <table:table-cell office:value-type="float" office:value="6.194334">
                <text:p>6.1943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8076">
                <text:p>12.8076</text:p>
              </table:table-cell>
              <table:table-cell office:value-type="float" office:value="6.21045">
                <text:p>6.21045</text:p>
              </table:table-cell>
              <table:table-cell office:value-type="float" office:value="12.807581">
                <text:p>12.807581</text:p>
              </table:table-cell>
              <table:table-cell office:value-type="float" office:value="6.21122">
                <text:p>6.211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8764">
                <text:p>12.8764</text:p>
              </table:table-cell>
              <table:table-cell office:value-type="float" office:value="6.22669">
                <text:p>6.22669</text:p>
              </table:table-cell>
              <table:table-cell office:value-type="float" office:value="12.876405">
                <text:p>12.876405</text:p>
              </table:table-cell>
              <table:table-cell office:value-type="float" office:value="6.227479">
                <text:p>6.2274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9448">
                <text:p>12.9448</text:p>
              </table:table-cell>
              <table:table-cell office:value-type="float" office:value="6.24231">
                <text:p>6.24231</text:p>
              </table:table-cell>
              <table:table-cell office:value-type="float" office:value="12.944755">
                <text:p>12.944755</text:p>
              </table:table-cell>
              <table:table-cell office:value-type="float" office:value="6.243113">
                <text:p>6.2431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0126">
                <text:p>13.0126</text:p>
              </table:table-cell>
              <table:table-cell office:value-type="float" office:value="6.25731">
                <text:p>6.25731</text:p>
              </table:table-cell>
              <table:table-cell office:value-type="float" office:value="13.012637">
                <text:p>13.012637</text:p>
              </table:table-cell>
              <table:table-cell office:value-type="float" office:value="6.258124">
                <text:p>6.2581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0801">
                <text:p>13.0801</text:p>
              </table:table-cell>
              <table:table-cell office:value-type="float" office:value="6.27168">
                <text:p>6.27168</text:p>
              </table:table-cell>
              <table:table-cell office:value-type="float" office:value="13.080059">
                <text:p>13.080059</text:p>
              </table:table-cell>
              <table:table-cell office:value-type="float" office:value="6.272514">
                <text:p>6.2725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147">
                <text:p>13.147</text:p>
              </table:table-cell>
              <table:table-cell office:value-type="float" office:value="6.28544">
                <text:p>6.28544</text:p>
              </table:table-cell>
              <table:table-cell office:value-type="float" office:value="13.147027">
                <text:p>13.147027</text:p>
              </table:table-cell>
              <table:table-cell office:value-type="float" office:value="6.286285">
                <text:p>6.2862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2135">
                <text:p>13.2135</text:p>
              </table:table-cell>
              <table:table-cell office:value-type="float" office:value="6.29858">
                <text:p>6.29858</text:p>
              </table:table-cell>
              <table:table-cell office:value-type="float" office:value="13.213545">
                <text:p>13.213545</text:p>
              </table:table-cell>
              <table:table-cell office:value-type="float" office:value="6.299438">
                <text:p>6.2994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2796">
                <text:p>13.2796</text:p>
              </table:table-cell>
              <table:table-cell office:value-type="float" office:value="6.3111">
                <text:p>6.3111</text:p>
              </table:table-cell>
              <table:table-cell office:value-type="float" office:value="13.279622">
                <text:p>13.279622</text:p>
              </table:table-cell>
              <table:table-cell office:value-type="float" office:value="6.311976">
                <text:p>6.3119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3453">
                <text:p>13.3453</text:p>
              </table:table-cell>
              <table:table-cell office:value-type="float" office:value="6.32301">
                <text:p>6.32301</text:p>
              </table:table-cell>
              <table:table-cell office:value-type="float" office:value="13.345262">
                <text:p>13.345262</text:p>
              </table:table-cell>
              <table:table-cell office:value-type="float" office:value="6.323899">
                <text:p>6.3238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4105">
                <text:p>13.4105</text:p>
              </table:table-cell>
              <table:table-cell office:value-type="float" office:value="6.3343">
                <text:p>6.3343</text:p>
              </table:table-cell>
              <table:table-cell office:value-type="float" office:value="13.41047">
                <text:p>13.41047</text:p>
              </table:table-cell>
              <table:table-cell office:value-type="float" office:value="6.335209">
                <text:p>6.3352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4753">
                <text:p>13.4753</text:p>
              </table:table-cell>
              <table:table-cell office:value-type="float" office:value="6.34498">
                <text:p>6.34498</text:p>
              </table:table-cell>
              <table:table-cell office:value-type="float" office:value="13.475254">
                <text:p>13.475254</text:p>
              </table:table-cell>
              <table:table-cell office:value-type="float" office:value="6.345908">
                <text:p>6.3459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5396">
                <text:p>13.5396</text:p>
              </table:table-cell>
              <table:table-cell office:value-type="float" office:value="6.35506">
                <text:p>6.35506</text:p>
              </table:table-cell>
              <table:table-cell office:value-type="float" office:value="13.539618">
                <text:p>13.539618</text:p>
              </table:table-cell>
              <table:table-cell office:value-type="float" office:value="6.355997">
                <text:p>6.3559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6036">
                <text:p>13.6036</text:p>
              </table:table-cell>
              <table:table-cell office:value-type="float" office:value="6.36452">
                <text:p>6.36452</text:p>
              </table:table-cell>
              <table:table-cell office:value-type="float" office:value="13.603568">
                <text:p>13.603568</text:p>
              </table:table-cell>
              <table:table-cell office:value-type="float" office:value="6.365477">
                <text:p>6.3654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.6671">
                <text:p>13.6671</text:p>
              </table:table-cell>
              <table:table-cell office:value-type="float" office:value="6.37338">
                <text:p>6.37338</text:p>
              </table:table-cell>
              <table:table-cell office:value-type="float" office:value="13.667109">
                <text:p>13.667109</text:p>
              </table:table-cell>
              <table:table-cell office:value-type="float" office:value="6.37435">
                <text:p>6.374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7302">
                <text:p>13.7302</text:p>
              </table:table-cell>
              <table:table-cell office:value-type="float" office:value="6.38163">
                <text:p>6.38163</text:p>
              </table:table-cell>
              <table:table-cell office:value-type="float" office:value="13.730246">
                <text:p>13.730246</text:p>
              </table:table-cell>
              <table:table-cell office:value-type="float" office:value="6.382616">
                <text:p>6.3826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.793">
                <text:p>13.793</text:p>
              </table:table-cell>
              <table:table-cell office:value-type="float" office:value="6.38927">
                <text:p>6.38927</text:p>
              </table:table-cell>
              <table:table-cell office:value-type="float" office:value="13.792984">
                <text:p>13.792984</text:p>
              </table:table-cell>
              <table:table-cell office:value-type="float" office:value="6.390277">
                <text:p>6.3902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.8553">
                <text:p>13.8553</text:p>
              </table:table-cell>
              <table:table-cell office:value-type="float" office:value="6.39631">
                <text:p>6.39631</text:p>
              </table:table-cell>
              <table:table-cell office:value-type="float" office:value="13.855329">
                <text:p>13.855329</text:p>
              </table:table-cell>
              <table:table-cell office:value-type="float" office:value="6.397334">
                <text:p>6.3973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.9173">
                <text:p>13.9173</text:p>
              </table:table-cell>
              <table:table-cell office:value-type="float" office:value="6.40275">
                <text:p>6.40275</text:p>
              </table:table-cell>
              <table:table-cell office:value-type="float" office:value="13.917285">
                <text:p>13.917285</text:p>
              </table:table-cell>
              <table:table-cell office:value-type="float" office:value="6.403787">
                <text:p>6.4037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9789">
                <text:p>13.9789</text:p>
              </table:table-cell>
              <table:table-cell office:value-type="float" office:value="6.40858">
                <text:p>6.40858</text:p>
              </table:table-cell>
              <table:table-cell office:value-type="float" office:value="13.978857">
                <text:p>13.978857</text:p>
              </table:table-cell>
              <table:table-cell office:value-type="float" office:value="6.409637">
                <text:p>6.4096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0401">
                <text:p>14.0401</text:p>
              </table:table-cell>
              <table:table-cell office:value-type="float" office:value="6.41381">
                <text:p>6.41381</text:p>
              </table:table-cell>
              <table:table-cell office:value-type="float" office:value="14.04005">
                <text:p>14.04005</text:p>
              </table:table-cell>
              <table:table-cell office:value-type="float" office:value="6.414885">
                <text:p>6.4148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1009">
                <text:p>14.1009</text:p>
              </table:table-cell>
              <table:table-cell office:value-type="float" office:value="6.41844">
                <text:p>6.41844</text:p>
              </table:table-cell>
              <table:table-cell office:value-type="float" office:value="14.100869">
                <text:p>14.100869</text:p>
              </table:table-cell>
              <table:table-cell office:value-type="float" office:value="6.419532">
                <text:p>6.4195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1613">
                <text:p>14.1613</text:p>
              </table:table-cell>
              <table:table-cell office:value-type="float" office:value="6.42247">
                <text:p>6.42247</text:p>
              </table:table-cell>
              <table:table-cell office:value-type="float" office:value="14.161318">
                <text:p>14.161318</text:p>
              </table:table-cell>
              <table:table-cell office:value-type="float" office:value="6.423578">
                <text:p>6.4235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.2214">
                <text:p>14.2214</text:p>
              </table:table-cell>
              <table:table-cell office:value-type="float" office:value="6.4259">
                <text:p>6.4259</text:p>
              </table:table-cell>
              <table:table-cell office:value-type="float" office:value="14.221401">
                <text:p>14.221401</text:p>
              </table:table-cell>
              <table:table-cell office:value-type="float" office:value="6.427024">
                <text:p>6.4270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2811">
                <text:p>14.2811</text:p>
              </table:table-cell>
              <table:table-cell office:value-type="float" office:value="6.42872">
                <text:p>6.42872</text:p>
              </table:table-cell>
              <table:table-cell office:value-type="float" office:value="14.281123">
                <text:p>14.281123</text:p>
              </table:table-cell>
              <table:table-cell office:value-type="float" office:value="6.429871">
                <text:p>6.4298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.3405">
                <text:p>14.3405</text:p>
              </table:table-cell>
              <table:table-cell office:value-type="float" office:value="6.43095">
                <text:p>6.43095</text:p>
              </table:table-cell>
              <table:table-cell office:value-type="float" office:value="14.340489">
                <text:p>14.340489</text:p>
              </table:table-cell>
              <table:table-cell office:value-type="float" office:value="6.432118">
                <text:p>6.4321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.3995">
                <text:p>14.3995</text:p>
              </table:table-cell>
              <table:table-cell office:value-type="float" office:value="6.43258">
                <text:p>6.43258</text:p>
              </table:table-cell>
              <table:table-cell office:value-type="float" office:value="14.399502">
                <text:p>14.399502</text:p>
              </table:table-cell>
              <table:table-cell office:value-type="float" office:value="6.433766">
                <text:p>6.4337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.4582">
                <text:p>14.4582</text:p>
              </table:table-cell>
              <table:table-cell office:value-type="float" office:value="6.43361">
                <text:p>6.43361</text:p>
              </table:table-cell>
              <table:table-cell office:value-type="float" office:value="14.458167">
                <text:p>14.458167</text:p>
              </table:table-cell>
              <table:table-cell office:value-type="float" office:value="6.434815">
                <text:p>6.4348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5165">
                <text:p>14.5165</text:p>
              </table:table-cell>
              <table:table-cell office:value-type="float" office:value="6.43404">
                <text:p>6.43404</text:p>
              </table:table-cell>
              <table:table-cell office:value-type="float" office:value="14.516488">
                <text:p>14.516488</text:p>
              </table:table-cell>
              <table:table-cell office:value-type="float" office:value="6.435265">
                <text:p>6.4352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5745">
                <text:p>14.5745</text:p>
              </table:table-cell>
              <table:table-cell office:value-type="float" office:value="6.43388">
                <text:p>6.43388</text:p>
              </table:table-cell>
              <table:table-cell office:value-type="float" office:value="14.574469">
                <text:p>14.574469</text:p>
              </table:table-cell>
              <table:table-cell office:value-type="float" office:value="6.435117">
                <text:p>6.4351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6321">
                <text:p>14.6321</text:p>
              </table:table-cell>
              <table:table-cell office:value-type="float" office:value="6.43311">
                <text:p>6.43311</text:p>
              </table:table-cell>
              <table:table-cell office:value-type="float" office:value="14.632113">
                <text:p>14.632113</text:p>
              </table:table-cell>
              <table:table-cell office:value-type="float" office:value="6.434371">
                <text:p>6.4343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6894">
                <text:p>14.6894</text:p>
              </table:table-cell>
              <table:table-cell office:value-type="float" office:value="6.43174">
                <text:p>6.43174</text:p>
              </table:table-cell>
              <table:table-cell office:value-type="float" office:value="14.689426">
                <text:p>14.689426</text:p>
              </table:table-cell>
              <table:table-cell office:value-type="float" office:value="6.433025">
                <text:p>6.4330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7464">
                <text:p>14.7464</text:p>
              </table:table-cell>
              <table:table-cell office:value-type="float" office:value="6.42978">
                <text:p>6.42978</text:p>
              </table:table-cell>
              <table:table-cell office:value-type="float" office:value="14.746409">
                <text:p>14.746409</text:p>
              </table:table-cell>
              <table:table-cell office:value-type="float" office:value="6.431082">
                <text:p>6.4310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8031">
                <text:p>14.8031</text:p>
              </table:table-cell>
              <table:table-cell office:value-type="float" office:value="6.42722">
                <text:p>6.42722</text:p>
              </table:table-cell>
              <table:table-cell office:value-type="float" office:value="14.803068">
                <text:p>14.803068</text:p>
              </table:table-cell>
              <table:table-cell office:value-type="float" office:value="6.42854">
                <text:p>6.428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8594">
                <text:p>14.8594</text:p>
              </table:table-cell>
              <table:table-cell office:value-type="float" office:value="6.42406">
                <text:p>6.42406</text:p>
              </table:table-cell>
              <table:table-cell office:value-type="float" office:value="14.859407">
                <text:p>14.859407</text:p>
              </table:table-cell>
              <table:table-cell office:value-type="float" office:value="6.425401">
                <text:p>6.4254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9154">
                <text:p>14.9154</text:p>
              </table:table-cell>
              <table:table-cell office:value-type="float" office:value="6.4203">
                <text:p>6.4203</text:p>
              </table:table-cell>
              <table:table-cell office:value-type="float" office:value="14.915427">
                <text:p>14.915427</text:p>
              </table:table-cell>
              <table:table-cell office:value-type="float" office:value="6.421663">
                <text:p>6.4216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9711">
                <text:p>14.9711</text:p>
              </table:table-cell>
              <table:table-cell office:value-type="float" office:value="6.41595">
                <text:p>6.41595</text:p>
              </table:table-cell>
              <table:table-cell office:value-type="float" office:value="14.971134">
                <text:p>14.971134</text:p>
              </table:table-cell>
              <table:table-cell office:value-type="float" office:value="6.417329">
                <text:p>6.4173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.0265">
                <text:p>15.0265</text:p>
              </table:table-cell>
              <table:table-cell office:value-type="float" office:value="6.41099">
                <text:p>6.41099</text:p>
              </table:table-cell>
              <table:table-cell office:value-type="float" office:value="15.02653">
                <text:p>15.02653</text:p>
              </table:table-cell>
              <table:table-cell office:value-type="float" office:value="6.412398">
                <text:p>6.4123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0816">
                <text:p>15.0816</text:p>
              </table:table-cell>
              <table:table-cell office:value-type="float" office:value="6.40545">
                <text:p>6.40545</text:p>
              </table:table-cell>
              <table:table-cell office:value-type="float" office:value="15.08162">
                <text:p>15.08162</text:p>
              </table:table-cell>
              <table:table-cell office:value-type="float" office:value="6.406871">
                <text:p>6.4068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1364">
                <text:p>15.1364</text:p>
              </table:table-cell>
              <table:table-cell office:value-type="float" office:value="6.3993">
                <text:p>6.3993</text:p>
              </table:table-cell>
              <table:table-cell office:value-type="float" office:value="15.136406">
                <text:p>15.136406</text:p>
              </table:table-cell>
              <table:table-cell office:value-type="float" office:value="6.400749">
                <text:p>6.4007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.1909">
                <text:p>15.1909</text:p>
              </table:table-cell>
              <table:table-cell office:value-type="float" office:value="6.39256">
                <text:p>6.39256</text:p>
              </table:table-cell>
              <table:table-cell office:value-type="float" office:value="15.190892">
                <text:p>15.190892</text:p>
              </table:table-cell>
              <table:table-cell office:value-type="float" office:value="6.394031">
                <text:p>6.3940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2451">
                <text:p>15.2451</text:p>
              </table:table-cell>
              <table:table-cell office:value-type="float" office:value="6.38523">
                <text:p>6.38523</text:p>
              </table:table-cell>
              <table:table-cell office:value-type="float" office:value="15.245081">
                <text:p>15.245081</text:p>
              </table:table-cell>
              <table:table-cell office:value-type="float" office:value="6.38672">
                <text:p>6.386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299">
                <text:p>15.299</text:p>
              </table:table-cell>
              <table:table-cell office:value-type="float" office:value="6.3773">
                <text:p>6.3773</text:p>
              </table:table-cell>
              <table:table-cell office:value-type="float" office:value="15.298977">
                <text:p>15.298977</text:p>
              </table:table-cell>
              <table:table-cell office:value-type="float" office:value="6.378815">
                <text:p>6.3788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3526">
                <text:p>15.3526</text:p>
              </table:table-cell>
              <table:table-cell office:value-type="float" office:value="6.36878">
                <text:p>6.36878</text:p>
              </table:table-cell>
              <table:table-cell office:value-type="float" office:value="15.352582">
                <text:p>15.352582</text:p>
              </table:table-cell>
              <table:table-cell office:value-type="float" office:value="6.370318">
                <text:p>6.3703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4059">
                <text:p>15.4059</text:p>
              </table:table-cell>
              <table:table-cell office:value-type="float" office:value="6.35967">
                <text:p>6.35967</text:p>
              </table:table-cell>
              <table:table-cell office:value-type="float" office:value="15.405899">
                <text:p>15.405899</text:p>
              </table:table-cell>
              <table:table-cell office:value-type="float" office:value="6.36123">
                <text:p>6.361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4589">
                <text:p>15.4589</text:p>
              </table:table-cell>
              <table:table-cell office:value-type="float" office:value="6.34997">
                <text:p>6.34997</text:p>
              </table:table-cell>
              <table:table-cell office:value-type="float" office:value="15.458933">
                <text:p>15.458933</text:p>
              </table:table-cell>
              <table:table-cell office:value-type="float" office:value="6.351551">
                <text:p>6.3515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5117">
                <text:p>15.5117</text:p>
              </table:table-cell>
              <table:table-cell office:value-type="float" office:value="6.33968">
                <text:p>6.33968</text:p>
              </table:table-cell>
              <table:table-cell office:value-type="float" office:value="15.511685">
                <text:p>15.511685</text:p>
              </table:table-cell>
              <table:table-cell office:value-type="float" office:value="6.341284">
                <text:p>6.3412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5642">
                <text:p>15.5642</text:p>
              </table:table-cell>
              <table:table-cell office:value-type="float" office:value="6.3288">
                <text:p>6.3288</text:p>
              </table:table-cell>
              <table:table-cell office:value-type="float" office:value="15.564159">
                <text:p>15.564159</text:p>
              </table:table-cell>
              <table:table-cell office:value-type="float" office:value="6.330428">
                <text:p>6.3304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6164">
                <text:p>15.6164</text:p>
              </table:table-cell>
              <table:table-cell office:value-type="float" office:value="6.31734">
                <text:p>6.31734</text:p>
              </table:table-cell>
              <table:table-cell office:value-type="float" office:value="15.616357">
                <text:p>15.616357</text:p>
              </table:table-cell>
              <table:table-cell office:value-type="float" office:value="6.318985">
                <text:p>6.3189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6683">
                <text:p>15.6683</text:p>
              </table:table-cell>
              <table:table-cell office:value-type="float" office:value="6.30529">
                <text:p>6.30529</text:p>
              </table:table-cell>
              <table:table-cell office:value-type="float" office:value="15.668283">
                <text:p>15.668283</text:p>
              </table:table-cell>
              <table:table-cell office:value-type="float" office:value="6.306957">
                <text:p>6.3069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7199">
                <text:p>15.7199</text:p>
              </table:table-cell>
              <table:table-cell office:value-type="float" office:value="6.29265">
                <text:p>6.29265</text:p>
              </table:table-cell>
              <table:table-cell office:value-type="float" office:value="15.719939">
                <text:p>15.719939</text:p>
              </table:table-cell>
              <table:table-cell office:value-type="float" office:value="6.294345">
                <text:p>6.2943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7713">
                <text:p>15.7713</text:p>
              </table:table-cell>
              <table:table-cell office:value-type="float" office:value="6.27944">
                <text:p>6.27944</text:p>
              </table:table-cell>
              <table:table-cell office:value-type="float" office:value="15.771329">
                <text:p>15.771329</text:p>
              </table:table-cell>
              <table:table-cell office:value-type="float" office:value="6.281151">
                <text:p>6.2811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8225">
                <text:p>15.8225</text:p>
              </table:table-cell>
              <table:table-cell office:value-type="float" office:value="6.26564">
                <text:p>6.26564</text:p>
              </table:table-cell>
              <table:table-cell office:value-type="float" office:value="15.822454">
                <text:p>15.822454</text:p>
              </table:table-cell>
              <table:table-cell office:value-type="float" office:value="6.267375">
                <text:p>6.267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8733">
                <text:p>15.8733</text:p>
              </table:table-cell>
              <table:table-cell office:value-type="float" office:value="6.25126">
                <text:p>6.25126</text:p>
              </table:table-cell>
              <table:table-cell office:value-type="float" office:value="15.873318">
                <text:p>15.873318</text:p>
              </table:table-cell>
              <table:table-cell office:value-type="float" office:value="6.253019">
                <text:p>6.2530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9239">
                <text:p>15.9239</text:p>
              </table:table-cell>
              <table:table-cell office:value-type="float" office:value="6.2363">
                <text:p>6.2363</text:p>
              </table:table-cell>
              <table:table-cell office:value-type="float" office:value="15.923924">
                <text:p>15.923924</text:p>
              </table:table-cell>
              <table:table-cell office:value-type="float" office:value="6.238086">
                <text:p>6.2380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9743">
                <text:p>15.9743</text:p>
              </table:table-cell>
              <table:table-cell office:value-type="float" office:value="6.22077">
                <text:p>6.22077</text:p>
              </table:table-cell>
              <table:table-cell office:value-type="float" office:value="15.974273">
                <text:p>15.974273</text:p>
              </table:table-cell>
              <table:table-cell office:value-type="float" office:value="6.222576">
                <text:p>6.2225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0244">
                <text:p>16.0244</text:p>
              </table:table-cell>
              <table:table-cell office:value-type="float" office:value="6.20466">
                <text:p>6.20466</text:p>
              </table:table-cell>
              <table:table-cell office:value-type="float" office:value="16.024369">
                <text:p>16.024369</text:p>
              </table:table-cell>
              <table:table-cell office:value-type="float" office:value="6.206492">
                <text:p>6.2064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0742">
                <text:p>16.0742</text:p>
              </table:table-cell>
              <table:table-cell office:value-type="float" office:value="6.18798">
                <text:p>6.18798</text:p>
              </table:table-cell>
              <table:table-cell office:value-type="float" office:value="16.074214">
                <text:p>16.074214</text:p>
              </table:table-cell>
              <table:table-cell office:value-type="float" office:value="6.189836">
                <text:p>6.189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238">
                <text:p>16.1238</text:p>
              </table:table-cell>
              <table:table-cell office:value-type="float" office:value="6.17073">
                <text:p>6.17073</text:p>
              </table:table-cell>
              <table:table-cell office:value-type="float" office:value="16.12381">
                <text:p>16.12381</text:p>
              </table:table-cell>
              <table:table-cell office:value-type="float" office:value="6.172608">
                <text:p>6.1726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1732">
                <text:p>16.1732</text:p>
              </table:table-cell>
              <table:table-cell office:value-type="float" office:value="6.15291">
                <text:p>6.15291</text:p>
              </table:table-cell>
              <table:table-cell office:value-type="float" office:value="16.17316">
                <text:p>16.17316</text:p>
              </table:table-cell>
              <table:table-cell office:value-type="float" office:value="6.154811">
                <text:p>6.1548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2223">
                <text:p>16.2223</text:p>
              </table:table-cell>
              <table:table-cell office:value-type="float" office:value="6.13452">
                <text:p>6.13452</text:p>
              </table:table-cell>
              <table:table-cell office:value-type="float" office:value="16.222267">
                <text:p>16.222267</text:p>
              </table:table-cell>
              <table:table-cell office:value-type="float" office:value="6.136448">
                <text:p>6.1364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2711">
                <text:p>16.2711</text:p>
              </table:table-cell>
              <table:table-cell office:value-type="float" office:value="6.11557">
                <text:p>6.11557</text:p>
              </table:table-cell>
              <table:table-cell office:value-type="float" office:value="16.271133">
                <text:p>16.271133</text:p>
              </table:table-cell>
              <table:table-cell office:value-type="float" office:value="6.11752">
                <text:p>6.117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3198">
                <text:p>16.3198</text:p>
              </table:table-cell>
              <table:table-cell office:value-type="float" office:value="6.09605">
                <text:p>6.09605</text:p>
              </table:table-cell>
              <table:table-cell office:value-type="float" office:value="16.31976">
                <text:p>16.31976</text:p>
              </table:table-cell>
              <table:table-cell office:value-type="float" office:value="6.098029">
                <text:p>6.0980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3682">
                <text:p>16.3682</text:p>
              </table:table-cell>
              <table:table-cell office:value-type="float" office:value="6.07597">
                <text:p>6.07597</text:p>
              </table:table-cell>
              <table:table-cell office:value-type="float" office:value="16.36815">
                <text:p>16.36815</text:p>
              </table:table-cell>
              <table:table-cell office:value-type="float" office:value="6.077978">
                <text:p>6.0779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4163">
                <text:p>16.4163</text:p>
              </table:table-cell>
              <table:table-cell office:value-type="float" office:value="6.05534">
                <text:p>6.05534</text:p>
              </table:table-cell>
              <table:table-cell office:value-type="float" office:value="16.416306">
                <text:p>16.416306</text:p>
              </table:table-cell>
              <table:table-cell office:value-type="float" office:value="6.057368">
                <text:p>6.0573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4642">
                <text:p>16.4642</text:p>
              </table:table-cell>
              <table:table-cell office:value-type="float" office:value="6.03415">
                <text:p>6.03415</text:p>
              </table:table-cell>
              <table:table-cell office:value-type="float" office:value="16.464231">
                <text:p>16.464231</text:p>
              </table:table-cell>
              <table:table-cell office:value-type="float" office:value="6.036202">
                <text:p>6.0362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5119">
                <text:p>16.5119</text:p>
              </table:table-cell>
              <table:table-cell office:value-type="float" office:value="6.0124">
                <text:p>6.0124</text:p>
              </table:table-cell>
              <table:table-cell office:value-type="float" office:value="16.511925">
                <text:p>16.511925</text:p>
              </table:table-cell>
              <table:table-cell office:value-type="float" office:value="6.014482">
                <text:p>6.0144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.5594">
                <text:p>16.5594</text:p>
              </table:table-cell>
              <table:table-cell office:value-type="float" office:value="5.99011">
                <text:p>5.99011</text:p>
              </table:table-cell>
              <table:table-cell office:value-type="float" office:value="16.559393">
                <text:p>16.559393</text:p>
              </table:table-cell>
              <table:table-cell office:value-type="float" office:value="5.992211">
                <text:p>5.9922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.6066">
                <text:p>16.6066</text:p>
              </table:table-cell>
              <table:table-cell office:value-type="float" office:value="5.96726">
                <text:p>5.96726</text:p>
              </table:table-cell>
              <table:table-cell office:value-type="float" office:value="16.606634">
                <text:p>16.606634</text:p>
              </table:table-cell>
              <table:table-cell office:value-type="float" office:value="5.969391">
                <text:p>5.9693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6537">
                <text:p>16.6537</text:p>
              </table:table-cell>
              <table:table-cell office:value-type="float" office:value="5.94387">
                <text:p>5.94387</text:p>
              </table:table-cell>
              <table:table-cell office:value-type="float" office:value="16.653653">
                <text:p>16.653653</text:p>
              </table:table-cell>
              <table:table-cell office:value-type="float" office:value="5.946025">
                <text:p>5.9460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.7005">
                <text:p>16.7005</text:p>
              </table:table-cell>
              <table:table-cell office:value-type="float" office:value="5.91993">
                <text:p>5.91993</text:p>
              </table:table-cell>
              <table:table-cell office:value-type="float" office:value="16.700451">
                <text:p>16.700451</text:p>
              </table:table-cell>
              <table:table-cell office:value-type="float" office:value="5.922115">
                <text:p>5.9221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.747">
                <text:p>16.747</text:p>
              </table:table-cell>
              <table:table-cell office:value-type="float" office:value="5.89546">
                <text:p>5.89546</text:p>
              </table:table-cell>
              <table:table-cell office:value-type="float" office:value="16.747029">
                <text:p>16.747029</text:p>
              </table:table-cell>
              <table:table-cell office:value-type="float" office:value="5.897663">
                <text:p>5.8976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7934">
                <text:p>16.7934</text:p>
              </table:table-cell>
              <table:table-cell office:value-type="float" office:value="5.87044">
                <text:p>5.87044</text:p>
              </table:table-cell>
              <table:table-cell office:value-type="float" office:value="16.793391">
                <text:p>16.793391</text:p>
              </table:table-cell>
              <table:table-cell office:value-type="float" office:value="5.872672">
                <text:p>5.8726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8395">
                <text:p>16.8395</text:p>
              </table:table-cell>
              <table:table-cell office:value-type="float" office:value="5.84489">
                <text:p>5.84489</text:p>
              </table:table-cell>
              <table:table-cell office:value-type="float" office:value="16.839538">
                <text:p>16.839538</text:p>
              </table:table-cell>
              <table:table-cell office:value-type="float" office:value="5.847146">
                <text:p>5.8471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8855">
                <text:p>16.8855</text:p>
              </table:table-cell>
              <table:table-cell office:value-type="float" office:value="5.8188">
                <text:p>5.8188</text:p>
              </table:table-cell>
              <table:table-cell office:value-type="float" office:value="16.885472">
                <text:p>16.885472</text:p>
              </table:table-cell>
              <table:table-cell office:value-type="float" office:value="5.821086">
                <text:p>5.8210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9312">
                <text:p>16.9312</text:p>
              </table:table-cell>
              <table:table-cell office:value-type="float" office:value="5.79219">
                <text:p>5.79219</text:p>
              </table:table-cell>
              <table:table-cell office:value-type="float" office:value="16.931194">
                <text:p>16.931194</text:p>
              </table:table-cell>
              <table:table-cell office:value-type="float" office:value="5.794495">
                <text:p>5.7944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9767">
                <text:p>16.9767</text:p>
              </table:table-cell>
              <table:table-cell office:value-type="float" office:value="5.76504">
                <text:p>5.76504</text:p>
              </table:table-cell>
              <table:table-cell office:value-type="float" office:value="16.976708">
                <text:p>16.976708</text:p>
              </table:table-cell>
              <table:table-cell office:value-type="float" office:value="5.767377">
                <text:p>5.7673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.022">
                <text:p>17.022</text:p>
              </table:table-cell>
              <table:table-cell office:value-type="float" office:value="5.73737">
                <text:p>5.73737</text:p>
              </table:table-cell>
              <table:table-cell office:value-type="float" office:value="17.022015">
                <text:p>17.022015</text:p>
              </table:table-cell>
              <table:table-cell office:value-type="float" office:value="5.739733">
                <text:p>5.7397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.0671">
                <text:p>17.0671</text:p>
              </table:table-cell>
              <table:table-cell office:value-type="float" office:value="5.70918">
                <text:p>5.70918</text:p>
              </table:table-cell>
              <table:table-cell office:value-type="float" office:value="17.067116">
                <text:p>17.067116</text:p>
              </table:table-cell>
              <table:table-cell office:value-type="float" office:value="5.711568">
                <text:p>5.7115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.112">
                <text:p>17.112</text:p>
              </table:table-cell>
              <table:table-cell office:value-type="float" office:value="5.68047">
                <text:p>5.68047</text:p>
              </table:table-cell>
              <table:table-cell office:value-type="float" office:value="17.112014">
                <text:p>17.112014</text:p>
              </table:table-cell>
              <table:table-cell office:value-type="float" office:value="5.682883">
                <text:p>5.6828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.1567">
                <text:p>17.1567</text:p>
              </table:table-cell>
              <table:table-cell office:value-type="float" office:value="5.65124">
                <text:p>5.65124</text:p>
              </table:table-cell>
              <table:table-cell office:value-type="float" office:value="17.15671">
                <text:p>17.15671</text:p>
              </table:table-cell>
              <table:table-cell office:value-type="float" office:value="5.653682">
                <text:p>5.6536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.2012">
                <text:p>17.2012</text:p>
              </table:table-cell>
              <table:table-cell office:value-type="float" office:value="5.6215">
                <text:p>5.6215</text:p>
              </table:table-cell>
              <table:table-cell office:value-type="float" office:value="17.201207">
                <text:p>17.201207</text:p>
              </table:table-cell>
              <table:table-cell office:value-type="float" office:value="5.623967">
                <text:p>5.6239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2455">
                <text:p>17.2455</text:p>
              </table:table-cell>
              <table:table-cell office:value-type="float" office:value="5.59125">
                <text:p>5.59125</text:p>
              </table:table-cell>
              <table:table-cell office:value-type="float" office:value="17.245505">
                <text:p>17.245505</text:p>
              </table:table-cell>
              <table:table-cell office:value-type="float" office:value="5.593743">
                <text:p>5.5937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2896">
                <text:p>17.2896</text:p>
              </table:table-cell>
              <table:table-cell office:value-type="float" office:value="5.56049">
                <text:p>5.56049</text:p>
              </table:table-cell>
              <table:table-cell office:value-type="float" office:value="17.289608">
                <text:p>17.289608</text:p>
              </table:table-cell>
              <table:table-cell office:value-type="float" office:value="5.563011">
                <text:p>5.5630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3335">
                <text:p>17.3335</text:p>
              </table:table-cell>
              <table:table-cell office:value-type="float" office:value="5.52923">
                <text:p>5.52923</text:p>
              </table:table-cell>
              <table:table-cell office:value-type="float" office:value="17.333516">
                <text:p>17.333516</text:p>
              </table:table-cell>
              <table:table-cell office:value-type="float" office:value="5.531775">
                <text:p>5.5317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3772">
                <text:p>17.3772</text:p>
              </table:table-cell>
              <table:table-cell office:value-type="float" office:value="5.49747">
                <text:p>5.49747</text:p>
              </table:table-cell>
              <table:table-cell office:value-type="float" office:value="17.377231">
                <text:p>17.377231</text:p>
              </table:table-cell>
              <table:table-cell office:value-type="float" office:value="5.500038">
                <text:p>5.5000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4208">
                <text:p>17.4208</text:p>
              </table:table-cell>
              <table:table-cell office:value-type="float" office:value="5.46521">
                <text:p>5.46521</text:p>
              </table:table-cell>
              <table:table-cell office:value-type="float" office:value="17.420755">
                <text:p>17.420755</text:p>
              </table:table-cell>
              <table:table-cell office:value-type="float" office:value="5.467803">
                <text:p>5.4678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4641">
                <text:p>17.4641</text:p>
              </table:table-cell>
              <table:table-cell office:value-type="float" office:value="5.43245">
                <text:p>5.43245</text:p>
              </table:table-cell>
              <table:table-cell office:value-type="float" office:value="17.464089">
                <text:p>17.464089</text:p>
              </table:table-cell>
              <table:table-cell office:value-type="float" office:value="5.435074">
                <text:p>5.4350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5072">
                <text:p>17.5072</text:p>
              </table:table-cell>
              <table:table-cell office:value-type="float" office:value="5.3992">
                <text:p>5.3992</text:p>
              </table:table-cell>
              <table:table-cell office:value-type="float" office:value="17.507236">
                <text:p>17.507236</text:p>
              </table:table-cell>
              <table:table-cell office:value-type="float" office:value="5.401853">
                <text:p>5.4018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5502">
                <text:p>17.5502</text:p>
              </table:table-cell>
              <table:table-cell office:value-type="float" office:value="5.36547">
                <text:p>5.36547</text:p>
              </table:table-cell>
              <table:table-cell office:value-type="float" office:value="17.550196">
                <text:p>17.550196</text:p>
              </table:table-cell>
              <table:table-cell office:value-type="float" office:value="5.368144">
                <text:p>5.3681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.593">
                <text:p>17.593</text:p>
              </table:table-cell>
              <table:table-cell office:value-type="float" office:value="5.33125">
                <text:p>5.33125</text:p>
              </table:table-cell>
              <table:table-cell office:value-type="float" office:value="17.592972">
                <text:p>17.592972</text:p>
              </table:table-cell>
              <table:table-cell office:value-type="float" office:value="5.33395">
                <text:p>5.333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.6356">
                <text:p>17.6356</text:p>
              </table:table-cell>
              <table:table-cell office:value-type="float" office:value="5.29655">
                <text:p>5.29655</text:p>
              </table:table-cell>
              <table:table-cell office:value-type="float" office:value="17.635565">
                <text:p>17.635565</text:p>
              </table:table-cell>
              <table:table-cell office:value-type="float" office:value="5.299274">
                <text:p>5.2992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.678">
                <text:p>17.678</text:p>
              </table:table-cell>
              <table:table-cell office:value-type="float" office:value="5.26137">
                <text:p>5.26137</text:p>
              </table:table-cell>
              <table:table-cell office:value-type="float" office:value="17.677977">
                <text:p>17.677977</text:p>
              </table:table-cell>
              <table:table-cell office:value-type="float" office:value="5.26412">
                <text:p>5.264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.7202">
                <text:p>17.7202</text:p>
              </table:table-cell>
              <table:table-cell office:value-type="float" office:value="5.22571">
                <text:p>5.22571</text:p>
              </table:table-cell>
              <table:table-cell office:value-type="float" office:value="17.720209">
                <text:p>17.720209</text:p>
              </table:table-cell>
              <table:table-cell office:value-type="float" office:value="5.228492">
                <text:p>5.2284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.7623">
                <text:p>17.7623</text:p>
              </table:table-cell>
              <table:table-cell office:value-type="float" office:value="5.18958">
                <text:p>5.18958</text:p>
              </table:table-cell>
              <table:table-cell office:value-type="float" office:value="17.762262">
                <text:p>17.762262</text:p>
              </table:table-cell>
              <table:table-cell office:value-type="float" office:value="5.192391">
                <text:p>5.1923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.8041">
                <text:p>17.8041</text:p>
              </table:table-cell>
              <table:table-cell office:value-type="float" office:value="5.15299">
                <text:p>5.15299</text:p>
              </table:table-cell>
              <table:table-cell office:value-type="float" office:value="17.804138">
                <text:p>17.804138</text:p>
              </table:table-cell>
              <table:table-cell office:value-type="float" office:value="5.155822">
                <text:p>5.1558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.8458">
                <text:p>17.8458</text:p>
              </table:table-cell>
              <table:table-cell office:value-type="float" office:value="5.11593">
                <text:p>5.11593</text:p>
              </table:table-cell>
              <table:table-cell office:value-type="float" office:value="17.84584">
                <text:p>17.84584</text:p>
              </table:table-cell>
              <table:table-cell office:value-type="float" office:value="5.118789">
                <text:p>5.1187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8874">
                <text:p>17.8874</text:p>
              </table:table-cell>
              <table:table-cell office:value-type="float" office:value="5.07841">
                <text:p>5.07841</text:p>
              </table:table-cell>
              <table:table-cell office:value-type="float" office:value="17.887367">
                <text:p>17.887367</text:p>
              </table:table-cell>
              <table:table-cell office:value-type="float" office:value="5.081294">
                <text:p>5.0812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.9287">
                <text:p>17.9287</text:p>
              </table:table-cell>
              <table:table-cell office:value-type="float" office:value="5.04043">
                <text:p>5.04043</text:p>
              </table:table-cell>
              <table:table-cell office:value-type="float" office:value="17.928722">
                <text:p>17.928722</text:p>
              </table:table-cell>
              <table:table-cell office:value-type="float" office:value="5.043341">
                <text:p>5.0433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.9699">
                <text:p>17.9699</text:p>
              </table:table-cell>
              <table:table-cell office:value-type="float" office:value="5.00199">
                <text:p>5.00199</text:p>
              </table:table-cell>
              <table:table-cell office:value-type="float" office:value="17.969905">
                <text:p>17.969905</text:p>
              </table:table-cell>
              <table:table-cell office:value-type="float" office:value="5.004934">
                <text:p>5.0049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0109">
                <text:p>18.0109</text:p>
              </table:table-cell>
              <table:table-cell office:value-type="float" office:value="4.96311">
                <text:p>4.96311</text:p>
              </table:table-cell>
              <table:table-cell office:value-type="float" office:value="18.01092">
                <text:p>18.01092</text:p>
              </table:table-cell>
              <table:table-cell office:value-type="float" office:value="4.966075">
                <text:p>4.9660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.0518">
                <text:p>18.0518</text:p>
              </table:table-cell>
              <table:table-cell office:value-type="float" office:value="4.92377">
                <text:p>4.92377</text:p>
              </table:table-cell>
              <table:table-cell office:value-type="float" office:value="18.051766">
                <text:p>18.051766</text:p>
              </table:table-cell>
              <table:table-cell office:value-type="float" office:value="4.926769">
                <text:p>4.9267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.0924">
                <text:p>18.0924</text:p>
              </table:table-cell>
              <table:table-cell office:value-type="float" office:value="4.884">
                <text:p>4.884</text:p>
              </table:table-cell>
              <table:table-cell office:value-type="float" office:value="18.092445">
                <text:p>18.092445</text:p>
              </table:table-cell>
              <table:table-cell office:value-type="float" office:value="4.887019">
                <text:p>4.8870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.133">
                <text:p>18.133</text:p>
              </table:table-cell>
              <table:table-cell office:value-type="float" office:value="4.84378">
                <text:p>4.84378</text:p>
              </table:table-cell>
              <table:table-cell office:value-type="float" office:value="18.132958">
                <text:p>18.132958</text:p>
              </table:table-cell>
              <table:table-cell office:value-type="float" office:value="4.846829">
                <text:p>4.8468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.1733">
                <text:p>18.1733</text:p>
              </table:table-cell>
              <table:table-cell office:value-type="float" office:value="4.80313">
                <text:p>4.80313</text:p>
              </table:table-cell>
              <table:table-cell office:value-type="float" office:value="18.173308">
                <text:p>18.173308</text:p>
              </table:table-cell>
              <table:table-cell office:value-type="float" office:value="4.806201">
                <text:p>4.8062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.2135">
                <text:p>18.2135</text:p>
              </table:table-cell>
              <table:table-cell office:value-type="float" office:value="4.76204">
                <text:p>4.76204</text:p>
              </table:table-cell>
              <table:table-cell office:value-type="float" office:value="18.213494">
                <text:p>18.213494</text:p>
              </table:table-cell>
              <table:table-cell office:value-type="float" office:value="4.76514">
                <text:p>4.765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.2535">
                <text:p>18.2535</text:p>
              </table:table-cell>
              <table:table-cell office:value-type="float" office:value="4.72052">
                <text:p>4.72052</text:p>
              </table:table-cell>
              <table:table-cell office:value-type="float" office:value="18.25352">
                <text:p>18.25352</text:p>
              </table:table-cell>
              <table:table-cell office:value-type="float" office:value="4.723649">
                <text:p>4.7236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.2934">
                <text:p>18.2934</text:p>
              </table:table-cell>
              <table:table-cell office:value-type="float" office:value="4.67858">
                <text:p>4.67858</text:p>
              </table:table-cell>
              <table:table-cell office:value-type="float" office:value="18.293385">
                <text:p>18.293385</text:p>
              </table:table-cell>
              <table:table-cell office:value-type="float" office:value="4.681732">
                <text:p>4.6817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.3331">
                <text:p>18.3331</text:p>
              </table:table-cell>
              <table:table-cell office:value-type="float" office:value="4.63621">
                <text:p>4.63621</text:p>
              </table:table-cell>
              <table:table-cell office:value-type="float" office:value="18.333091">
                <text:p>18.333091</text:p>
              </table:table-cell>
              <table:table-cell office:value-type="float" office:value="4.639391">
                <text:p>4.6393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.3726">
                <text:p>18.3726</text:p>
              </table:table-cell>
              <table:table-cell office:value-type="float" office:value="4.59342">
                <text:p>4.59342</text:p>
              </table:table-cell>
              <table:table-cell office:value-type="float" office:value="18.372639">
                <text:p>18.372639</text:p>
              </table:table-cell>
              <table:table-cell office:value-type="float" office:value="4.596632">
                <text:p>4.5966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.412">
                <text:p>18.412</text:p>
              </table:table-cell>
              <table:table-cell office:value-type="float" office:value="4.55022">
                <text:p>4.55022</text:p>
              </table:table-cell>
              <table:table-cell office:value-type="float" office:value="18.412031">
                <text:p>18.412031</text:p>
              </table:table-cell>
              <table:table-cell office:value-type="float" office:value="4.553456">
                <text:p>4.5534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.4513">
                <text:p>18.4513</text:p>
              </table:table-cell>
              <table:table-cell office:value-type="float" office:value="4.50661">
                <text:p>4.50661</text:p>
              </table:table-cell>
              <table:table-cell office:value-type="float" office:value="18.451268">
                <text:p>18.451268</text:p>
              </table:table-cell>
              <table:table-cell office:value-type="float" office:value="4.509869">
                <text:p>4.5098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.4904">
                <text:p>18.4904</text:p>
              </table:table-cell>
              <table:table-cell office:value-type="float" office:value="4.46259">
                <text:p>4.46259</text:p>
              </table:table-cell>
              <table:table-cell office:value-type="float" office:value="18.490351">
                <text:p>18.490351</text:p>
              </table:table-cell>
              <table:table-cell office:value-type="float" office:value="4.465873">
                <text:p>4.4658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.5293">
                <text:p>18.5293</text:p>
              </table:table-cell>
              <table:table-cell office:value-type="float" office:value="4.41816">
                <text:p>4.41816</text:p>
              </table:table-cell>
              <table:table-cell office:value-type="float" office:value="18.529281">
                <text:p>18.529281</text:p>
              </table:table-cell>
              <table:table-cell office:value-type="float" office:value="4.421472">
                <text:p>4.4214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.5681">
                <text:p>18.5681</text:p>
              </table:table-cell>
              <table:table-cell office:value-type="float" office:value="4.37333">
                <text:p>4.37333</text:p>
              </table:table-cell>
              <table:table-cell office:value-type="float" office:value="18.568059">
                <text:p>18.568059</text:p>
              </table:table-cell>
              <table:table-cell office:value-type="float" office:value="4.37667">
                <text:p>4.37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.6067">
                <text:p>18.6067</text:p>
              </table:table-cell>
              <table:table-cell office:value-type="float" office:value="4.3281">
                <text:p>4.3281</text:p>
              </table:table-cell>
              <table:table-cell office:value-type="float" office:value="18.606688">
                <text:p>18.606688</text:p>
              </table:table-cell>
              <table:table-cell office:value-type="float" office:value="4.33147">
                <text:p>4.331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.6452">
                <text:p>18.6452</text:p>
              </table:table-cell>
              <table:table-cell office:value-type="float" office:value="4.28248">
                <text:p>4.28248</text:p>
              </table:table-cell>
              <table:table-cell office:value-type="float" office:value="18.645167">
                <text:p>18.645167</text:p>
              </table:table-cell>
              <table:table-cell office:value-type="float" office:value="4.285875">
                <text:p>4.2858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.6835">
                <text:p>18.6835</text:p>
              </table:table-cell>
              <table:table-cell office:value-type="float" office:value="4.23647">
                <text:p>4.23647</text:p>
              </table:table-cell>
              <table:table-cell office:value-type="float" office:value="18.683498">
                <text:p>18.683498</text:p>
              </table:table-cell>
              <table:table-cell office:value-type="float" office:value="4.23989">
                <text:p>4.239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.7217">
                <text:p>18.7217</text:p>
              </table:table-cell>
              <table:table-cell office:value-type="float" office:value="4.19007">
                <text:p>4.19007</text:p>
              </table:table-cell>
              <table:table-cell office:value-type="float" office:value="18.721682">
                <text:p>18.721682</text:p>
              </table:table-cell>
              <table:table-cell office:value-type="float" office:value="4.193518">
                <text:p>4.1935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.7597">
                <text:p>18.7597</text:p>
              </table:table-cell>
              <table:table-cell office:value-type="float" office:value="4.14329">
                <text:p>4.14329</text:p>
              </table:table-cell>
              <table:table-cell office:value-type="float" office:value="18.75972">
                <text:p>18.75972</text:p>
              </table:table-cell>
              <table:table-cell office:value-type="float" office:value="4.146762">
                <text:p>4.1467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.7976">
                <text:p>18.7976</text:p>
              </table:table-cell>
              <table:table-cell office:value-type="float" office:value="4.09613">
                <text:p>4.09613</text:p>
              </table:table-cell>
              <table:table-cell office:value-type="float" office:value="18.797613">
                <text:p>18.797613</text:p>
              </table:table-cell>
              <table:table-cell office:value-type="float" office:value="4.099626">
                <text:p>4.0996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.8354">
                <text:p>18.8354</text:p>
              </table:table-cell>
              <table:table-cell office:value-type="float" office:value="4.04859">
                <text:p>4.04859</text:p>
              </table:table-cell>
              <table:table-cell office:value-type="float" office:value="18.835363">
                <text:p>18.835363</text:p>
              </table:table-cell>
              <table:table-cell office:value-type="float" office:value="4.052114">
                <text:p>4.0521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.873">
                <text:p>18.873</text:p>
              </table:table-cell>
              <table:table-cell office:value-type="float" office:value="4.00068">
                <text:p>4.00068</text:p>
              </table:table-cell>
              <table:table-cell office:value-type="float" office:value="18.872971">
                <text:p>18.872971</text:p>
              </table:table-cell>
              <table:table-cell office:value-type="float" office:value="4.00423">
                <text:p>4.004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.9104">
                <text:p>18.9104</text:p>
              </table:table-cell>
              <table:table-cell office:value-type="float" office:value="3.9524">
                <text:p>3.9524</text:p>
              </table:table-cell>
              <table:table-cell office:value-type="float" office:value="18.910437">
                <text:p>18.910437</text:p>
              </table:table-cell>
              <table:table-cell office:value-type="float" office:value="3.955976">
                <text:p>3.9559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9478">
                <text:p>18.9478</text:p>
              </table:table-cell>
              <table:table-cell office:value-type="float" office:value="3.90376">
                <text:p>3.90376</text:p>
              </table:table-cell>
              <table:table-cell office:value-type="float" office:value="18.947762">
                <text:p>18.947762</text:p>
              </table:table-cell>
              <table:table-cell office:value-type="float" office:value="3.907356">
                <text:p>3.9073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.9849">
                <text:p>18.9849</text:p>
              </table:table-cell>
              <table:table-cell office:value-type="float" office:value="3.85475">
                <text:p>3.85475</text:p>
              </table:table-cell>
              <table:table-cell office:value-type="float" office:value="18.984948">
                <text:p>18.984948</text:p>
              </table:table-cell>
              <table:table-cell office:value-type="float" office:value="3.858374">
                <text:p>3.8583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.022">
                <text:p>19.022</text:p>
              </table:table-cell>
              <table:table-cell office:value-type="float" office:value="3.80538">
                <text:p>3.80538</text:p>
              </table:table-cell>
              <table:table-cell office:value-type="float" office:value="19.021996">
                <text:p>19.021996</text:p>
              </table:table-cell>
              <table:table-cell office:value-type="float" office:value="3.809033">
                <text:p>3.8090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.0589">
                <text:p>19.0589</text:p>
              </table:table-cell>
              <table:table-cell office:value-type="float" office:value="3.75566">
                <text:p>3.75566</text:p>
              </table:table-cell>
              <table:table-cell office:value-type="float" office:value="19.058907">
                <text:p>19.058907</text:p>
              </table:table-cell>
              <table:table-cell office:value-type="float" office:value="3.759338">
                <text:p>3.7593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.0957">
                <text:p>19.0957</text:p>
              </table:table-cell>
              <table:table-cell office:value-type="float" office:value="3.70559">
                <text:p>3.70559</text:p>
              </table:table-cell>
              <table:table-cell office:value-type="float" office:value="19.095682">
                <text:p>19.095682</text:p>
              </table:table-cell>
              <table:table-cell office:value-type="float" office:value="3.70929">
                <text:p>3.709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.1323">
                <text:p>19.1323</text:p>
              </table:table-cell>
              <table:table-cell office:value-type="float" office:value="3.65517">
                <text:p>3.65517</text:p>
              </table:table-cell>
              <table:table-cell office:value-type="float" office:value="19.132321">
                <text:p>19.132321</text:p>
              </table:table-cell>
              <table:table-cell office:value-type="float" office:value="3.658895">
                <text:p>3.6588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.1688">
                <text:p>19.1688</text:p>
              </table:table-cell>
              <table:table-cell office:value-type="float" office:value="3.6044">
                <text:p>3.6044</text:p>
              </table:table-cell>
              <table:table-cell office:value-type="float" office:value="19.168826">
                <text:p>19.168826</text:p>
              </table:table-cell>
              <table:table-cell office:value-type="float" office:value="3.608155">
                <text:p>3.6081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.2052">
                <text:p>19.2052</text:p>
              </table:table-cell>
              <table:table-cell office:value-type="float" office:value="3.55329">
                <text:p>3.55329</text:p>
              </table:table-cell>
              <table:table-cell office:value-type="float" office:value="19.205198">
                <text:p>19.205198</text:p>
              </table:table-cell>
              <table:table-cell office:value-type="float" office:value="3.557074">
                <text:p>3.5570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.2414">
                <text:p>19.2414</text:p>
              </table:table-cell>
              <table:table-cell office:value-type="float" office:value="3.50185">
                <text:p>3.50185</text:p>
              </table:table-cell>
              <table:table-cell office:value-type="float" office:value="19.241437">
                <text:p>19.241437</text:p>
              </table:table-cell>
              <table:table-cell office:value-type="float" office:value="3.505655">
                <text:p>3.5056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.2775">
                <text:p>19.2775</text:p>
              </table:table-cell>
              <table:table-cell office:value-type="float" office:value="3.45007">
                <text:p>3.45007</text:p>
              </table:table-cell>
              <table:table-cell office:value-type="float" office:value="19.277545">
                <text:p>19.277545</text:p>
              </table:table-cell>
              <table:table-cell office:value-type="float" office:value="3.453903">
                <text:p>3.4539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.3135">
                <text:p>19.3135</text:p>
              </table:table-cell>
              <table:table-cell office:value-type="float" office:value="3.39796">
                <text:p>3.39796</text:p>
              </table:table-cell>
              <table:table-cell office:value-type="float" office:value="19.313523">
                <text:p>19.313523</text:p>
              </table:table-cell>
              <table:table-cell office:value-type="float" office:value="3.401819">
                <text:p>3.4018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.3494">
                <text:p>19.3494</text:p>
              </table:table-cell>
              <table:table-cell office:value-type="float" office:value="3.34553">
                <text:p>3.34553</text:p>
              </table:table-cell>
              <table:table-cell office:value-type="float" office:value="19.349371">
                <text:p>19.349371</text:p>
              </table:table-cell>
              <table:table-cell office:value-type="float" office:value="3.349408">
                <text:p>3.3494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.3851">
                <text:p>19.3851</text:p>
              </table:table-cell>
              <table:table-cell office:value-type="float" office:value="3.29277">
                <text:p>3.29277</text:p>
              </table:table-cell>
              <table:table-cell office:value-type="float" office:value="19.385091">
                <text:p>19.385091</text:p>
              </table:table-cell>
              <table:table-cell office:value-type="float" office:value="3.296674">
                <text:p>3.2966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.4207">
                <text:p>19.4207</text:p>
              </table:table-cell>
              <table:table-cell office:value-type="float" office:value="3.23968">
                <text:p>3.23968</text:p>
              </table:table-cell>
              <table:table-cell office:value-type="float" office:value="19.420683">
                <text:p>19.420683</text:p>
              </table:table-cell>
              <table:table-cell office:value-type="float" office:value="3.243618">
                <text:p>3.2436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.4561">
                <text:p>19.4561</text:p>
              </table:table-cell>
              <table:table-cell office:value-type="float" office:value="3.18629">
                <text:p>3.18629</text:p>
              </table:table-cell>
              <table:table-cell office:value-type="float" office:value="19.456149">
                <text:p>19.456149</text:p>
              </table:table-cell>
              <table:table-cell office:value-type="float" office:value="3.190246">
                <text:p>3.1902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.4915">
                <text:p>19.4915</text:p>
              </table:table-cell>
              <table:table-cell office:value-type="float" office:value="3.13258">
                <text:p>3.13258</text:p>
              </table:table-cell>
              <table:table-cell office:value-type="float" office:value="19.491489">
                <text:p>19.491489</text:p>
              </table:table-cell>
              <table:table-cell office:value-type="float" office:value="3.13656">
                <text:p>3.136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.5267">
                <text:p>19.5267</text:p>
              </table:table-cell>
              <table:table-cell office:value-type="float" office:value="3.07856">
                <text:p>3.07856</text:p>
              </table:table-cell>
              <table:table-cell office:value-type="float" office:value="19.526704">
                <text:p>19.526704</text:p>
              </table:table-cell>
              <table:table-cell office:value-type="float" office:value="3.082564">
                <text:p>3.0825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.5618">
                <text:p>19.5618</text:p>
              </table:table-cell>
              <table:table-cell office:value-type="float" office:value="3.02423">
                <text:p>3.02423</text:p>
              </table:table-cell>
              <table:table-cell office:value-type="float" office:value="19.561795">
                <text:p>19.561795</text:p>
              </table:table-cell>
              <table:table-cell office:value-type="float" office:value="3.028261">
                <text:p>3.0282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.5968">
                <text:p>19.5968</text:p>
              </table:table-cell>
              <table:table-cell office:value-type="float" office:value="2.9696">
                <text:p>2.9696</text:p>
              </table:table-cell>
              <table:table-cell office:value-type="float" office:value="19.596762">
                <text:p>19.596762</text:p>
              </table:table-cell>
              <table:table-cell office:value-type="float" office:value="2.973654">
                <text:p>2.9736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.6316">
                <text:p>19.6316</text:p>
              </table:table-cell>
              <table:table-cell office:value-type="float" office:value="2.91466">
                <text:p>2.91466</text:p>
              </table:table-cell>
              <table:table-cell office:value-type="float" office:value="19.631608">
                <text:p>19.631608</text:p>
              </table:table-cell>
              <table:table-cell office:value-type="float" office:value="2.918747">
                <text:p>2.9187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.6663">
                <text:p>19.6663</text:p>
              </table:table-cell>
              <table:table-cell office:value-type="float" office:value="2.85943">
                <text:p>2.85943</text:p>
              </table:table-cell>
              <table:table-cell office:value-type="float" office:value="19.666332">
                <text:p>19.666332</text:p>
              </table:table-cell>
              <table:table-cell office:value-type="float" office:value="2.863543">
                <text:p>2.8635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.7009">
                <text:p>19.7009</text:p>
              </table:table-cell>
              <table:table-cell office:value-type="float" office:value="2.80391">
                <text:p>2.80391</text:p>
              </table:table-cell>
              <table:table-cell office:value-type="float" office:value="19.700935">
                <text:p>19.700935</text:p>
              </table:table-cell>
              <table:table-cell office:value-type="float" office:value="2.808045">
                <text:p>2.8080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.7354">
                <text:p>19.7354</text:p>
              </table:table-cell>
              <table:table-cell office:value-type="float" office:value="2.7481">
                <text:p>2.7481</text:p>
              </table:table-cell>
              <table:table-cell office:value-type="float" office:value="19.735419">
                <text:p>19.735419</text:p>
              </table:table-cell>
              <table:table-cell office:value-type="float" office:value="2.752256">
                <text:p>2.7522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.7698">
                <text:p>19.7698</text:p>
              </table:table-cell>
              <table:table-cell office:value-type="float" office:value="2.692">
                <text:p>2.692</text:p>
              </table:table-cell>
              <table:table-cell office:value-type="float" office:value="19.769784">
                <text:p>19.769784</text:p>
              </table:table-cell>
              <table:table-cell office:value-type="float" office:value="2.69618">
                <text:p>2.696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.804">
                <text:p>19.804</text:p>
              </table:table-cell>
              <table:table-cell office:value-type="float" office:value="2.63561">
                <text:p>2.63561</text:p>
              </table:table-cell>
              <table:table-cell office:value-type="float" office:value="19.80403">
                <text:p>19.80403</text:p>
              </table:table-cell>
              <table:table-cell office:value-type="float" office:value="2.63982">
                <text:p>2.639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.8382">
                <text:p>19.8382</text:p>
              </table:table-cell>
              <table:table-cell office:value-type="float" office:value="2.57895">
                <text:p>2.57895</text:p>
              </table:table-cell>
              <table:table-cell office:value-type="float" office:value="19.83816">
                <text:p>19.83816</text:p>
              </table:table-cell>
              <table:table-cell office:value-type="float" office:value="2.583179">
                <text:p>2.5831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.8722">
                <text:p>19.8722</text:p>
              </table:table-cell>
              <table:table-cell office:value-type="float" office:value="2.522">
                <text:p>2.522</text:p>
              </table:table-cell>
              <table:table-cell office:value-type="float" office:value="19.872173">
                <text:p>19.872173</text:p>
              </table:table-cell>
              <table:table-cell office:value-type="float" office:value="2.52626">
                <text:p>2.526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.9061">
                <text:p>19.9061</text:p>
              </table:table-cell>
              <table:table-cell office:value-type="float" office:value="2.46479">
                <text:p>2.46479</text:p>
              </table:table-cell>
              <table:table-cell office:value-type="float" office:value="19.90607">
                <text:p>19.90607</text:p>
              </table:table-cell>
              <table:table-cell office:value-type="float" office:value="2.469067">
                <text:p>2.4690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.9399">
                <text:p>19.9399</text:p>
              </table:table-cell>
              <table:table-cell office:value-type="float" office:value="2.4073">
                <text:p>2.4073</text:p>
              </table:table-cell>
              <table:table-cell office:value-type="float" office:value="19.939852">
                <text:p>19.939852</text:p>
              </table:table-cell>
              <table:table-cell office:value-type="float" office:value="2.411602">
                <text:p>2.4116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.9735">
                <text:p>19.9735</text:p>
              </table:table-cell>
              <table:table-cell office:value-type="float" office:value="2.34954">
                <text:p>2.34954</text:p>
              </table:table-cell>
              <table:table-cell office:value-type="float" office:value="19.973521">
                <text:p>19.973521</text:p>
              </table:table-cell>
              <table:table-cell office:value-type="float" office:value="2.353869">
                <text:p>2.3538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.0071">
                <text:p>20.0071</text:p>
              </table:table-cell>
              <table:table-cell office:value-type="float" office:value="2.29152">
                <text:p>2.29152</text:p>
              </table:table-cell>
              <table:table-cell office:value-type="float" office:value="20.007075">
                <text:p>20.007075</text:p>
              </table:table-cell>
              <table:table-cell office:value-type="float" office:value="2.295871">
                <text:p>2.2958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.0405">
                <text:p>20.0405</text:p>
              </table:table-cell>
              <table:table-cell office:value-type="float" office:value="2.23323">
                <text:p>2.23323</text:p>
              </table:table-cell>
              <table:table-cell office:value-type="float" office:value="20.040518">
                <text:p>20.040518</text:p>
              </table:table-cell>
              <table:table-cell office:value-type="float" office:value="2.237611">
                <text:p>2.2376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.0738">
                <text:p>20.0738</text:p>
              </table:table-cell>
              <table:table-cell office:value-type="float" office:value="2.17469">
                <text:p>2.17469</text:p>
              </table:table-cell>
              <table:table-cell office:value-type="float" office:value="20.073848">
                <text:p>20.073848</text:p>
              </table:table-cell>
              <table:table-cell office:value-type="float" office:value="2.179091">
                <text:p>2.1790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.1071">
                <text:p>20.1071</text:p>
              </table:table-cell>
              <table:table-cell office:value-type="float" office:value="2.11589">
                <text:p>2.11589</text:p>
              </table:table-cell>
              <table:table-cell office:value-type="float" office:value="20.107068">
                <text:p>20.107068</text:p>
              </table:table-cell>
              <table:table-cell office:value-type="float" office:value="2.120315">
                <text:p>2.1203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.1402">
                <text:p>20.1402</text:p>
              </table:table-cell>
              <table:table-cell office:value-type="float" office:value="2.05684">
                <text:p>2.05684</text:p>
              </table:table-cell>
              <table:table-cell office:value-type="float" office:value="20.140177">
                <text:p>20.140177</text:p>
              </table:table-cell>
              <table:table-cell office:value-type="float" office:value="2.061287">
                <text:p>2.06128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.1732">
                <text:p>20.1732</text:p>
              </table:table-cell>
              <table:table-cell office:value-type="float" office:value="1.99754">
                <text:p>1.99754</text:p>
              </table:table-cell>
              <table:table-cell office:value-type="float" office:value="20.173176">
                <text:p>20.173176</text:p>
              </table:table-cell>
              <table:table-cell office:value-type="float" office:value="2.002008">
                <text:p>2.0020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.2061">
                <text:p>20.2061</text:p>
              </table:table-cell>
              <table:table-cell office:value-type="float" office:value="1.93799">
                <text:p>1.93799</text:p>
              </table:table-cell>
              <table:table-cell office:value-type="float" office:value="20.206066">
                <text:p>20.206066</text:p>
              </table:table-cell>
              <table:table-cell office:value-type="float" office:value="1.942482">
                <text:p>1.9424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.2388">
                <text:p>20.2388</text:p>
              </table:table-cell>
              <table:table-cell office:value-type="float" office:value="1.87819">
                <text:p>1.87819</text:p>
              </table:table-cell>
              <table:table-cell office:value-type="float" office:value="20.238849">
                <text:p>20.238849</text:p>
              </table:table-cell>
              <table:table-cell office:value-type="float" office:value="1.882711">
                <text:p>1.8827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.2715">
                <text:p>20.2715</text:p>
              </table:table-cell>
              <table:table-cell office:value-type="float" office:value="1.81816">
                <text:p>1.81816</text:p>
              </table:table-cell>
              <table:table-cell office:value-type="float" office:value="20.271524">
                <text:p>20.271524</text:p>
              </table:table-cell>
              <table:table-cell office:value-type="float" office:value="1.8227">
                <text:p>1.82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.3041">
                <text:p>20.3041</text:p>
              </table:table-cell>
              <table:table-cell office:value-type="float" office:value="1.75788">
                <text:p>1.75788</text:p>
              </table:table-cell>
              <table:table-cell office:value-type="float" office:value="20.304092">
                <text:p>20.304092</text:p>
              </table:table-cell>
              <table:table-cell office:value-type="float" office:value="1.76245">
                <text:p>1.762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.3366">
                <text:p>20.3366</text:p>
              </table:table-cell>
              <table:table-cell office:value-type="float" office:value="1.69738">
                <text:p>1.69738</text:p>
              </table:table-cell>
              <table:table-cell office:value-type="float" office:value="20.336554">
                <text:p>20.336554</text:p>
              </table:table-cell>
              <table:table-cell office:value-type="float" office:value="1.701964">
                <text:p>1.7019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.3689">
                <text:p>20.3689</text:p>
              </table:table-cell>
              <table:table-cell office:value-type="float" office:value="1.63663">
                <text:p>1.63663</text:p>
              </table:table-cell>
              <table:table-cell office:value-type="float" office:value="20.36891">
                <text:p>20.36891</text:p>
              </table:table-cell>
              <table:table-cell office:value-type="float" office:value="1.641246">
                <text:p>1.6412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.4012">
                <text:p>20.4012</text:p>
              </table:table-cell>
              <table:table-cell office:value-type="float" office:value="1.57566">
                <text:p>1.57566</text:p>
              </table:table-cell>
              <table:table-cell office:value-type="float" office:value="20.401162">
                <text:p>20.401162</text:p>
              </table:table-cell>
              <table:table-cell office:value-type="float" office:value="1.580298">
                <text:p>1.5802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.4333">
                <text:p>20.4333</text:p>
              </table:table-cell>
              <table:table-cell office:value-type="float" office:value="1.51446">
                <text:p>1.51446</text:p>
              </table:table-cell>
              <table:table-cell office:value-type="float" office:value="20.43331">
                <text:p>20.43331</text:p>
              </table:table-cell>
              <table:table-cell office:value-type="float" office:value="1.519123">
                <text:p>1.5191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.4654">
                <text:p>20.4654</text:p>
              </table:table-cell>
              <table:table-cell office:value-type="float" office:value="1.45304">
                <text:p>1.45304</text:p>
              </table:table-cell>
              <table:table-cell office:value-type="float" office:value="20.465355">
                <text:p>20.465355</text:p>
              </table:table-cell>
              <table:table-cell office:value-type="float" office:value="1.457723">
                <text:p>1.4577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.4973">
                <text:p>20.4973</text:p>
              </table:table-cell>
              <table:table-cell office:value-type="float" office:value="1.3914">
                <text:p>1.3914</text:p>
              </table:table-cell>
              <table:table-cell office:value-type="float" office:value="20.497297">
                <text:p>20.497297</text:p>
              </table:table-cell>
              <table:table-cell office:value-type="float" office:value="1.396102">
                <text:p>1.3961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.5291">
                <text:p>20.5291</text:p>
              </table:table-cell>
              <table:table-cell office:value-type="float" office:value="1.32954">
                <text:p>1.32954</text:p>
              </table:table-cell>
              <table:table-cell office:value-type="float" office:value="20.529136">
                <text:p>20.529136</text:p>
              </table:table-cell>
              <table:table-cell office:value-type="float" office:value="1.334263">
                <text:p>1.3342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.5609">
                <text:p>20.5609</text:p>
              </table:table-cell>
              <table:table-cell office:value-type="float" office:value="1.26746">
                <text:p>1.26746</text:p>
              </table:table-cell>
              <table:table-cell office:value-type="float" office:value="20.560875">
                <text:p>20.560875</text:p>
              </table:table-cell>
              <table:table-cell office:value-type="float" office:value="1.272207">
                <text:p>1.2722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.5925">
                <text:p>20.5925</text:p>
              </table:table-cell>
              <table:table-cell office:value-type="float" office:value="1.20516">
                <text:p>1.20516</text:p>
              </table:table-cell>
              <table:table-cell office:value-type="float" office:value="20.592513">
                <text:p>20.592513</text:p>
              </table:table-cell>
              <table:table-cell office:value-type="float" office:value="1.209937">
                <text:p>1.2099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.6241">
                <text:p>20.6241</text:p>
              </table:table-cell>
              <table:table-cell office:value-type="float" office:value="1.14266">
                <text:p>1.14266</text:p>
              </table:table-cell>
              <table:table-cell office:value-type="float" office:value="20.62405">
                <text:p>20.62405</text:p>
              </table:table-cell>
              <table:table-cell office:value-type="float" office:value="1.147457">
                <text:p>1.1474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.6555">
                <text:p>20.6555</text:p>
              </table:table-cell>
              <table:table-cell office:value-type="float" office:value="1.07995">
                <text:p>1.07995</text:p>
              </table:table-cell>
              <table:table-cell office:value-type="float" office:value="20.655488">
                <text:p>20.655488</text:p>
              </table:table-cell>
              <table:table-cell office:value-type="float" office:value="1.084768">
                <text:p>1.0847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.6868">
                <text:p>20.6868</text:p>
              </table:table-cell>
              <table:table-cell office:value-type="float" office:value="1.01703">
                <text:p>1.01703</text:p>
              </table:table-cell>
              <table:table-cell office:value-type="float" office:value="20.686828">
                <text:p>20.686828</text:p>
              </table:table-cell>
              <table:table-cell office:value-type="float" office:value="1.021874">
                <text:p>1.0218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.7181">
                <text:p>20.7181</text:p>
              </table:table-cell>
              <table:table-cell office:value-type="float" office:value="0.953915">
                <text:p>0.953915</text:p>
              </table:table-cell>
              <table:table-cell office:value-type="float" office:value="20.718069">
                <text:p>20.718069</text:p>
              </table:table-cell>
              <table:table-cell office:value-type="float" office:value="0.958777">
                <text:p>0.9587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.7492">
                <text:p>20.7492</text:p>
              </table:table-cell>
              <table:table-cell office:value-type="float" office:value="0.890595">
                <text:p>0.890595</text:p>
              </table:table-cell>
              <table:table-cell office:value-type="float" office:value="20.749212">
                <text:p>20.749212</text:p>
              </table:table-cell>
              <table:table-cell office:value-type="float" office:value="0.89548">
                <text:p>0.895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.7803">
                <text:p>20.7803</text:p>
              </table:table-cell>
              <table:table-cell office:value-type="float" office:value="0.827077">
                <text:p>0.827077</text:p>
              </table:table-cell>
              <table:table-cell office:value-type="float" office:value="20.780259">
                <text:p>20.780259</text:p>
              </table:table-cell>
              <table:table-cell office:value-type="float" office:value="0.831985">
                <text:p>0.8319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.8112">
                <text:p>20.8112</text:p>
              </table:table-cell>
              <table:table-cell office:value-type="float" office:value="0.763365">
                <text:p>0.763365</text:p>
              </table:table-cell>
              <table:table-cell office:value-type="float" office:value="20.811209">
                <text:p>20.811209</text:p>
              </table:table-cell>
              <table:table-cell office:value-type="float" office:value="0.768294">
                <text:p>0.7682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.8421">
                <text:p>20.8421</text:p>
              </table:table-cell>
              <table:table-cell office:value-type="float" office:value="0.699459">
                <text:p>0.699459</text:p>
              </table:table-cell>
              <table:table-cell office:value-type="float" office:value="20.842063">
                <text:p>20.842063</text:p>
              </table:table-cell>
              <table:table-cell office:value-type="float" office:value="0.70441">
                <text:p>0.704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.8728">
                <text:p>20.8728</text:p>
              </table:table-cell>
              <table:table-cell office:value-type="float" office:value="0.635363">
                <text:p>0.635363</text:p>
              </table:table-cell>
              <table:table-cell office:value-type="float" office:value="20.872823">
                <text:p>20.872823</text:p>
              </table:table-cell>
              <table:table-cell office:value-type="float" office:value="0.640336">
                <text:p>0.6403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.9035">
                <text:p>20.9035</text:p>
              </table:table-cell>
              <table:table-cell office:value-type="float" office:value="0.571079">
                <text:p>0.571079</text:p>
              </table:table-cell>
              <table:table-cell office:value-type="float" office:value="20.903487">
                <text:p>20.903487</text:p>
              </table:table-cell>
              <table:table-cell office:value-type="float" office:value="0.576074">
                <text:p>0.5760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.9341">
                <text:p>20.9341</text:p>
              </table:table-cell>
              <table:table-cell office:value-type="float" office:value="0.50661">
                <text:p>0.50661</text:p>
              </table:table-cell>
              <table:table-cell office:value-type="float" office:value="20.934058">
                <text:p>20.934058</text:p>
              </table:table-cell>
              <table:table-cell office:value-type="float" office:value="0.511627">
                <text:p>0.5116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.9645">
                <text:p>20.9645</text:p>
              </table:table-cell>
              <table:table-cell office:value-type="float" office:value="0.441957">
                <text:p>0.441957</text:p>
              </table:table-cell>
              <table:table-cell office:value-type="float" office:value="20.964535">
                <text:p>20.964535</text:p>
              </table:table-cell>
              <table:table-cell office:value-type="float" office:value="0.446996">
                <text:p>0.4469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.9949">
                <text:p>20.9949</text:p>
              </table:table-cell>
              <table:table-cell office:value-type="float" office:value="0.377124">
                <text:p>0.377124</text:p>
              </table:table-cell>
              <table:table-cell office:value-type="float" office:value="20.994919">
                <text:p>20.994919</text:p>
              </table:table-cell>
              <table:table-cell office:value-type="float" office:value="0.382184">
                <text:p>0.3821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.0252">
                <text:p>21.0252</text:p>
              </table:table-cell>
              <table:table-cell office:value-type="float" office:value="0.312112">
                <text:p>0.312112</text:p>
              </table:table-cell>
              <table:table-cell office:value-type="float" office:value="21.025211">
                <text:p>21.025211</text:p>
              </table:table-cell>
              <table:table-cell office:value-type="float" office:value="0.317194">
                <text:p>0.3171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1.0554">
                <text:p>21.0554</text:p>
              </table:table-cell>
              <table:table-cell office:value-type="float" office:value="0.246924">
                <text:p>0.246924</text:p>
              </table:table-cell>
              <table:table-cell office:value-type="float" office:value="21.055411">
                <text:p>21.055411</text:p>
              </table:table-cell>
              <table:table-cell office:value-type="float" office:value="0.252028">
                <text:p>0.2520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1.0855">
                <text:p>21.0855</text:p>
              </table:table-cell>
              <table:table-cell office:value-type="float" office:value="0.181562">
                <text:p>0.181562</text:p>
              </table:table-cell>
              <table:table-cell office:value-type="float" office:value="21.08552">
                <text:p>21.08552</text:p>
              </table:table-cell>
              <table:table-cell office:value-type="float" office:value="0.186688">
                <text:p>0.1866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1.1155">
                <text:p>21.1155</text:p>
              </table:table-cell>
              <table:table-cell office:value-type="float" office:value="0.116029">
                <text:p>0.116029</text:p>
              </table:table-cell>
              <table:table-cell office:value-type="float" office:value="21.115538">
                <text:p>21.115538</text:p>
              </table:table-cell>
              <table:table-cell office:value-type="float" office:value="0.121176">
                <text:p>0.1211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1.1455">
                <text:p>21.1455</text:p>
              </table:table-cell>
              <table:table-cell office:value-type="float" office:value="0.0503267">
                <text:p>0.0503267</text:p>
              </table:table-cell>
              <table:table-cell office:value-type="float" office:value="21.145466">
                <text:p>21.145466</text:p>
              </table:table-cell>
              <table:table-cell office:value-type="float" office:value="0.055495">
                <text:p>0.0554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1.1753">
                <text:p>21.1753</text:p>
              </table:table-cell>
              <table:table-cell office:value-type="float" office:value="0">
                <text:p>0</text:p>
              </table:table-cell>
              <table:table-cell office:value-type="float" office:value="21.175305">
                <text:p>21.175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.4133">
                <text:p>21.4133</text:p>
              </table:table-cell>
              <table:table-cell office:value-type="float" office:value="0">
                <text:p>0</text:p>
              </table:table-cell>
              <table:table-cell office:value-type="float" office:value="21.413301">
                <text:p>21.413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1.4431">
                <text:p>21.4431</text:p>
              </table:table-cell>
              <table:table-cell office:value-type="float" office:value="0.0660344">
                <text:p>0.0660344</text:p>
              </table:table-cell>
              <table:table-cell office:value-type="float" office:value="21.44305">
                <text:p>21.44305</text:p>
              </table:table-cell>
              <table:table-cell office:value-type="float" office:value="0.066013">
                <text:p>0.0660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1.4727">
                <text:p>21.4727</text:p>
              </table:table-cell>
              <table:table-cell office:value-type="float" office:value="0.131034">
                <text:p>0.131034</text:p>
              </table:table-cell>
              <table:table-cell office:value-type="float" office:value="21.472711">
                <text:p>21.472711</text:p>
              </table:table-cell>
              <table:table-cell office:value-type="float" office:value="0.130992">
                <text:p>0.1309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1.5023">
                <text:p>21.5023</text:p>
              </table:table-cell>
              <table:table-cell office:value-type="float" office:value="0.195012">
                <text:p>0.195012</text:p>
              </table:table-cell>
              <table:table-cell office:value-type="float" office:value="21.502284">
                <text:p>21.502284</text:p>
              </table:table-cell>
              <table:table-cell office:value-type="float" office:value="0.19495">
                <text:p>0.194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1.5318">
                <text:p>21.5318</text:p>
              </table:table-cell>
              <table:table-cell office:value-type="float" office:value="0.257983">
                <text:p>0.257983</text:p>
              </table:table-cell>
              <table:table-cell office:value-type="float" office:value="21.53177">
                <text:p>21.53177</text:p>
              </table:table-cell>
              <table:table-cell office:value-type="float" office:value="0.257901">
                <text:p>0.2579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.5612">
                <text:p>21.5612</text:p>
              </table:table-cell>
              <table:table-cell office:value-type="float" office:value="0.319958">
                <text:p>0.319958</text:p>
              </table:table-cell>
              <table:table-cell office:value-type="float" office:value="21.561169">
                <text:p>21.561169</text:p>
              </table:table-cell>
              <table:table-cell office:value-type="float" office:value="0.319857">
                <text:p>0.3198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.5905">
                <text:p>21.5905</text:p>
              </table:table-cell>
              <table:table-cell office:value-type="float" office:value="0.38095">
                <text:p>0.38095</text:p>
              </table:table-cell>
              <table:table-cell office:value-type="float" office:value="21.590481">
                <text:p>21.590481</text:p>
              </table:table-cell>
              <table:table-cell office:value-type="float" office:value="0.38083">
                <text:p>0.380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.6197">
                <text:p>21.6197</text:p>
              </table:table-cell>
              <table:table-cell office:value-type="float" office:value="0.440971">
                <text:p>0.440971</text:p>
              </table:table-cell>
              <table:table-cell office:value-type="float" office:value="21.619707">
                <text:p>21.619707</text:p>
              </table:table-cell>
              <table:table-cell office:value-type="float" office:value="0.440833">
                <text:p>0.4408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.6488">
                <text:p>21.6488</text:p>
              </table:table-cell>
              <table:table-cell office:value-type="float" office:value="0.500034">
                <text:p>0.500034</text:p>
              </table:table-cell>
              <table:table-cell office:value-type="float" office:value="21.648848">
                <text:p>21.648848</text:p>
              </table:table-cell>
              <table:table-cell office:value-type="float" office:value="0.499878">
                <text:p>0.4998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.6779">
                <text:p>21.6779</text:p>
              </table:table-cell>
              <table:table-cell office:value-type="float" office:value="0.558149">
                <text:p>0.558149</text:p>
              </table:table-cell>
              <table:table-cell office:value-type="float" office:value="21.677904">
                <text:p>21.677904</text:p>
              </table:table-cell>
              <table:table-cell office:value-type="float" office:value="0.557975">
                <text:p>0.5579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.7069">
                <text:p>21.7069</text:p>
              </table:table-cell>
              <table:table-cell office:value-type="float" office:value="0.615327">
                <text:p>0.615327</text:p>
              </table:table-cell>
              <table:table-cell office:value-type="float" office:value="21.706875">
                <text:p>21.706875</text:p>
              </table:table-cell>
              <table:table-cell office:value-type="float" office:value="0.615136">
                <text:p>0.6151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.7358">
                <text:p>21.7358</text:p>
              </table:table-cell>
              <table:table-cell office:value-type="float" office:value="0.67158">
                <text:p>0.67158</text:p>
              </table:table-cell>
              <table:table-cell office:value-type="float" office:value="21.735763">
                <text:p>21.735763</text:p>
              </table:table-cell>
              <table:table-cell office:value-type="float" office:value="0.671372">
                <text:p>0.6713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.7646">
                <text:p>21.7646</text:p>
              </table:table-cell>
              <table:table-cell office:value-type="float" office:value="0.726917">
                <text:p>0.726917</text:p>
              </table:table-cell>
              <table:table-cell office:value-type="float" office:value="21.764567">
                <text:p>21.764567</text:p>
              </table:table-cell>
              <table:table-cell office:value-type="float" office:value="0.726693">
                <text:p>0.7266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.7933">
                <text:p>21.7933</text:p>
              </table:table-cell>
              <table:table-cell office:value-type="float" office:value="0.78135">
                <text:p>0.78135</text:p>
              </table:table-cell>
              <table:table-cell office:value-type="float" office:value="21.793288">
                <text:p>21.793288</text:p>
              </table:table-cell>
              <table:table-cell office:value-type="float" office:value="0.78111">
                <text:p>0.781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.8219">
                <text:p>21.8219</text:p>
              </table:table-cell>
              <table:table-cell office:value-type="float" office:value="0.834887">
                <text:p>0.834887</text:p>
              </table:table-cell>
              <table:table-cell office:value-type="float" office:value="21.821927">
                <text:p>21.821927</text:p>
              </table:table-cell>
              <table:table-cell office:value-type="float" office:value="0.834631">
                <text:p>0.8346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.8505">
                <text:p>21.8505</text:p>
              </table:table-cell>
              <table:table-cell office:value-type="float" office:value="0.887539">
                <text:p>0.887539</text:p>
              </table:table-cell>
              <table:table-cell office:value-type="float" office:value="21.850484">
                <text:p>21.850484</text:p>
              </table:table-cell>
              <table:table-cell office:value-type="float" office:value="0.887268">
                <text:p>0.8872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1.879">
                <text:p>21.879</text:p>
              </table:table-cell>
              <table:table-cell office:value-type="float" office:value="0.939315">
                <text:p>0.939315</text:p>
              </table:table-cell>
              <table:table-cell office:value-type="float" office:value="21.878959">
                <text:p>21.878959</text:p>
              </table:table-cell>
              <table:table-cell office:value-type="float" office:value="0.939029">
                <text:p>0.9390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.9074">
                <text:p>21.9074</text:p>
              </table:table-cell>
              <table:table-cell office:value-type="float" office:value="0.990224">
                <text:p>0.990224</text:p>
              </table:table-cell>
              <table:table-cell office:value-type="float" office:value="21.907353">
                <text:p>21.907353</text:p>
              </table:table-cell>
              <table:table-cell office:value-type="float" office:value="0.989924">
                <text:p>0.9899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.9357">
                <text:p>21.9357</text:p>
              </table:table-cell>
              <table:table-cell office:value-type="float" office:value="1.04028">
                <text:p>1.04028</text:p>
              </table:table-cell>
              <table:table-cell office:value-type="float" office:value="21.935666">
                <text:p>21.935666</text:p>
              </table:table-cell>
              <table:table-cell office:value-type="float" office:value="1.039961">
                <text:p>1.03996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.9639">
                <text:p>21.9639</text:p>
              </table:table-cell>
              <table:table-cell office:value-type="float" office:value="1.08948">
                <text:p>1.08948</text:p>
              </table:table-cell>
              <table:table-cell office:value-type="float" office:value="21.9639">
                <text:p>21.9639</text:p>
              </table:table-cell>
              <table:table-cell office:value-type="float" office:value="1.08915">
                <text:p>1.089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.9921">
                <text:p>21.9921</text:p>
              </table:table-cell>
              <table:table-cell office:value-type="float" office:value="1.13784">
                <text:p>1.13784</text:p>
              </table:table-cell>
              <table:table-cell office:value-type="float" office:value="21.992053">
                <text:p>21.992053</text:p>
              </table:table-cell>
              <table:table-cell office:value-type="float" office:value="1.137497">
                <text:p>1.1374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2.0201">
                <text:p>22.0201</text:p>
              </table:table-cell>
              <table:table-cell office:value-type="float" office:value="1.18537">
                <text:p>1.18537</text:p>
              </table:table-cell>
              <table:table-cell office:value-type="float" office:value="22.020127">
                <text:p>22.020127</text:p>
              </table:table-cell>
              <table:table-cell office:value-type="float" office:value="1.185013">
                <text:p>1.1850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2.0481">
                <text:p>22.0481</text:p>
              </table:table-cell>
              <table:table-cell office:value-type="float" office:value="1.23207">
                <text:p>1.23207</text:p>
              </table:table-cell>
              <table:table-cell office:value-type="float" office:value="22.048123">
                <text:p>22.048123</text:p>
              </table:table-cell>
              <table:table-cell office:value-type="float" office:value="1.231704">
                <text:p>1.2317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.076">
                <text:p>22.076</text:p>
              </table:table-cell>
              <table:table-cell office:value-type="float" office:value="1.27796">
                <text:p>1.27796</text:p>
              </table:table-cell>
              <table:table-cell office:value-type="float" office:value="22.07604">
                <text:p>22.07604</text:p>
              </table:table-cell>
              <table:table-cell office:value-type="float" office:value="1.277579">
                <text:p>1.2775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.1039">
                <text:p>22.1039</text:p>
              </table:table-cell>
              <table:table-cell office:value-type="float" office:value="1.32304">
                <text:p>1.32304</text:p>
              </table:table-cell>
              <table:table-cell office:value-type="float" office:value="22.103879">
                <text:p>22.103879</text:p>
              </table:table-cell>
              <table:table-cell office:value-type="float" office:value="1.322644">
                <text:p>1.3226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.1316">
                <text:p>22.1316</text:p>
              </table:table-cell>
              <table:table-cell office:value-type="float" office:value="1.36731">
                <text:p>1.36731</text:p>
              </table:table-cell>
              <table:table-cell office:value-type="float" office:value="22.131641">
                <text:p>22.131641</text:p>
              </table:table-cell>
              <table:table-cell office:value-type="float" office:value="1.366908">
                <text:p>1.3669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2.1593">
                <text:p>22.1593</text:p>
              </table:table-cell>
              <table:table-cell office:value-type="float" office:value="1.41079">
                <text:p>1.41079</text:p>
              </table:table-cell>
              <table:table-cell office:value-type="float" office:value="22.159325">
                <text:p>22.159325</text:p>
              </table:table-cell>
              <table:table-cell office:value-type="float" office:value="1.410377">
                <text:p>1.4103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.1869">
                <text:p>22.1869</text:p>
              </table:table-cell>
              <table:table-cell office:value-type="float" office:value="1.45349">
                <text:p>1.45349</text:p>
              </table:table-cell>
              <table:table-cell office:value-type="float" office:value="22.186933">
                <text:p>22.186933</text:p>
              </table:table-cell>
              <table:table-cell office:value-type="float" office:value="1.453059">
                <text:p>1.4530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.2145">
                <text:p>22.2145</text:p>
              </table:table-cell>
              <table:table-cell office:value-type="float" office:value="1.4954">
                <text:p>1.4954</text:p>
              </table:table-cell>
              <table:table-cell office:value-type="float" office:value="22.214465">
                <text:p>22.214465</text:p>
              </table:table-cell>
              <table:table-cell office:value-type="float" office:value="1.494961">
                <text:p>1.4949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.2419">
                <text:p>22.2419</text:p>
              </table:table-cell>
              <table:table-cell office:value-type="float" office:value="1.53654">
                <text:p>1.53654</text:p>
              </table:table-cell>
              <table:table-cell office:value-type="float" office:value="22.241921">
                <text:p>22.241921</text:p>
              </table:table-cell>
              <table:table-cell office:value-type="float" office:value="1.536088">
                <text:p>1.5360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.2693">
                <text:p>22.2693</text:p>
              </table:table-cell>
              <table:table-cell office:value-type="float" office:value="1.57691">
                <text:p>1.57691</text:p>
              </table:table-cell>
              <table:table-cell office:value-type="float" office:value="22.269301">
                <text:p>22.269301</text:p>
              </table:table-cell>
              <table:table-cell office:value-type="float" office:value="1.576447">
                <text:p>1.57644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.2966">
                <text:p>22.2966</text:p>
              </table:table-cell>
              <table:table-cell office:value-type="float" office:value="1.61651">
                <text:p>1.61651</text:p>
              </table:table-cell>
              <table:table-cell office:value-type="float" office:value="22.296607">
                <text:p>22.296607</text:p>
              </table:table-cell>
              <table:table-cell office:value-type="float" office:value="1.616045">
                <text:p>1.61604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2.3238">
                <text:p>22.3238</text:p>
              </table:table-cell>
              <table:table-cell office:value-type="float" office:value="1.65537">
                <text:p>1.65537</text:p>
              </table:table-cell>
              <table:table-cell office:value-type="float" office:value="22.323838">
                <text:p>22.323838</text:p>
              </table:table-cell>
              <table:table-cell office:value-type="float" office:value="1.654888">
                <text:p>1.6548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.351">
                <text:p>22.351</text:p>
              </table:table-cell>
              <table:table-cell office:value-type="float" office:value="1.69347">
                <text:p>1.69347</text:p>
              </table:table-cell>
              <table:table-cell office:value-type="float" office:value="22.350995">
                <text:p>22.350995</text:p>
              </table:table-cell>
              <table:table-cell office:value-type="float" office:value="1.692981">
                <text:p>1.6929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2.3781">
                <text:p>22.3781</text:p>
              </table:table-cell>
              <table:table-cell office:value-type="float" office:value="1.73083">
                <text:p>1.73083</text:p>
              </table:table-cell>
              <table:table-cell office:value-type="float" office:value="22.378078">
                <text:p>22.378078</text:p>
              </table:table-cell>
              <table:table-cell office:value-type="float" office:value="1.73033">
                <text:p>1.730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2.4051">
                <text:p>22.4051</text:p>
              </table:table-cell>
              <table:table-cell office:value-type="float" office:value="1.76745">
                <text:p>1.76745</text:p>
              </table:table-cell>
              <table:table-cell office:value-type="float" office:value="22.405088">
                <text:p>22.405088</text:p>
              </table:table-cell>
              <table:table-cell office:value-type="float" office:value="1.766942">
                <text:p>1.7669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2.432">
                <text:p>22.432</text:p>
              </table:table-cell>
              <table:table-cell office:value-type="float" office:value="1.80334">
                <text:p>1.80334</text:p>
              </table:table-cell>
              <table:table-cell office:value-type="float" office:value="22.432025">
                <text:p>22.432025</text:p>
              </table:table-cell>
              <table:table-cell office:value-type="float" office:value="1.802821">
                <text:p>1.8028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.4589">
                <text:p>22.4589</text:p>
              </table:table-cell>
              <table:table-cell office:value-type="float" office:value="1.8385">
                <text:p>1.8385</text:p>
              </table:table-cell>
              <table:table-cell office:value-type="float" office:value="22.458889">
                <text:p>22.458889</text:p>
              </table:table-cell>
              <table:table-cell office:value-type="float" office:value="1.837972">
                <text:p>1.8379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.4857">
                <text:p>22.4857</text:p>
              </table:table-cell>
              <table:table-cell office:value-type="float" office:value="1.87293">
                <text:p>1.87293</text:p>
              </table:table-cell>
              <table:table-cell office:value-type="float" office:value="22.485681">
                <text:p>22.485681</text:p>
              </table:table-cell>
              <table:table-cell office:value-type="float" office:value="1.872402">
                <text:p>1.8724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.5124">
                <text:p>22.5124</text:p>
              </table:table-cell>
              <table:table-cell office:value-type="float" office:value="1.90665">
                <text:p>1.90665</text:p>
              </table:table-cell>
              <table:table-cell office:value-type="float" office:value="22.512401">
                <text:p>22.512401</text:p>
              </table:table-cell>
              <table:table-cell office:value-type="float" office:value="1.906114">
                <text:p>1.9061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.5391">
                <text:p>22.5391</text:p>
              </table:table-cell>
              <table:table-cell office:value-type="float" office:value="1.93966">
                <text:p>1.93966</text:p>
              </table:table-cell>
              <table:table-cell office:value-type="float" office:value="22.53905">
                <text:p>22.53905</text:p>
              </table:table-cell>
              <table:table-cell office:value-type="float" office:value="1.939114">
                <text:p>1.9391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.5656">
                <text:p>22.5656</text:p>
              </table:table-cell>
              <table:table-cell office:value-type="float" office:value="1.97196">
                <text:p>1.97196</text:p>
              </table:table-cell>
              <table:table-cell office:value-type="float" office:value="22.565628">
                <text:p>22.565628</text:p>
              </table:table-cell>
              <table:table-cell office:value-type="float" office:value="1.971407">
                <text:p>1.9714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2.5921">
                <text:p>22.5921</text:p>
              </table:table-cell>
              <table:table-cell office:value-type="float" office:value="2.00356">
                <text:p>2.00356</text:p>
              </table:table-cell>
              <table:table-cell office:value-type="float" office:value="22.592135">
                <text:p>22.592135</text:p>
              </table:table-cell>
              <table:table-cell office:value-type="float" office:value="2.002997">
                <text:p>2.0029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.6186">
                <text:p>22.6186</text:p>
              </table:table-cell>
              <table:table-cell office:value-type="float" office:value="2.03446">
                <text:p>2.03446</text:p>
              </table:table-cell>
              <table:table-cell office:value-type="float" office:value="22.618572">
                <text:p>22.618572</text:p>
              </table:table-cell>
              <table:table-cell office:value-type="float" office:value="2.033889">
                <text:p>2.03388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2.6449">
                <text:p>22.6449</text:p>
              </table:table-cell>
              <table:table-cell office:value-type="float" office:value="2.06466">
                <text:p>2.06466</text:p>
              </table:table-cell>
              <table:table-cell office:value-type="float" office:value="22.644939">
                <text:p>22.644939</text:p>
              </table:table-cell>
              <table:table-cell office:value-type="float" office:value="2.064086">
                <text:p>2.0640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2.6712">
                <text:p>22.6712</text:p>
              </table:table-cell>
              <table:table-cell office:value-type="float" office:value="2.09417">
                <text:p>2.09417</text:p>
              </table:table-cell>
              <table:table-cell office:value-type="float" office:value="22.671237">
                <text:p>22.671237</text:p>
              </table:table-cell>
              <table:table-cell office:value-type="float" office:value="2.093594">
                <text:p>2.09359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2.6975">
                <text:p>22.6975</text:p>
              </table:table-cell>
              <table:table-cell office:value-type="float" office:value="2.123">
                <text:p>2.123</text:p>
              </table:table-cell>
              <table:table-cell office:value-type="float" office:value="22.697465">
                <text:p>22.697465</text:p>
              </table:table-cell>
              <table:table-cell office:value-type="float" office:value="2.122416">
                <text:p>2.1224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.7236">
                <text:p>22.7236</text:p>
              </table:table-cell>
              <table:table-cell office:value-type="float" office:value="2.15115">
                <text:p>2.15115</text:p>
              </table:table-cell>
              <table:table-cell office:value-type="float" office:value="22.723625">
                <text:p>22.723625</text:p>
              </table:table-cell>
              <table:table-cell office:value-type="float" office:value="2.150557">
                <text:p>2.1505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2.7497">
                <text:p>22.7497</text:p>
              </table:table-cell>
              <table:table-cell office:value-type="float" office:value="2.17862">
                <text:p>2.17862</text:p>
              </table:table-cell>
              <table:table-cell office:value-type="float" office:value="22.749716">
                <text:p>22.749716</text:p>
              </table:table-cell>
              <table:table-cell office:value-type="float" office:value="2.17802">
                <text:p>2.178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.7757">
                <text:p>22.7757</text:p>
              </table:table-cell>
              <table:table-cell office:value-type="float" office:value="2.20541">
                <text:p>2.20541</text:p>
              </table:table-cell>
              <table:table-cell office:value-type="float" office:value="22.775739">
                <text:p>22.775739</text:p>
              </table:table-cell>
              <table:table-cell office:value-type="float" office:value="2.204809">
                <text:p>2.2048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.8017">
                <text:p>22.8017</text:p>
              </table:table-cell>
              <table:table-cell office:value-type="float" office:value="2.23154">
                <text:p>2.23154</text:p>
              </table:table-cell>
              <table:table-cell office:value-type="float" office:value="22.801694">
                <text:p>22.801694</text:p>
              </table:table-cell>
              <table:table-cell office:value-type="float" office:value="2.230927">
                <text:p>2.2309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.8276">
                <text:p>22.8276</text:p>
              </table:table-cell>
              <table:table-cell office:value-type="float" office:value="2.25699">
                <text:p>2.25699</text:p>
              </table:table-cell>
              <table:table-cell office:value-type="float" office:value="22.827582">
                <text:p>22.827582</text:p>
              </table:table-cell>
              <table:table-cell office:value-type="float" office:value="2.256379">
                <text:p>2.2563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.8534">
                <text:p>22.8534</text:p>
              </table:table-cell>
              <table:table-cell office:value-type="float" office:value="2.28179">
                <text:p>2.28179</text:p>
              </table:table-cell>
              <table:table-cell office:value-type="float" office:value="22.853403">
                <text:p>22.853403</text:p>
              </table:table-cell>
              <table:table-cell office:value-type="float" office:value="2.281168">
                <text:p>2.2811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.8792">
                <text:p>22.8792</text:p>
              </table:table-cell>
              <table:table-cell office:value-type="float" office:value="2.30592">
                <text:p>2.30592</text:p>
              </table:table-cell>
              <table:table-cell office:value-type="float" office:value="22.879158">
                <text:p>22.879158</text:p>
              </table:table-cell>
              <table:table-cell office:value-type="float" office:value="2.305296">
                <text:p>2.3052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.9048">
                <text:p>22.9048</text:p>
              </table:table-cell>
              <table:table-cell office:value-type="float" office:value="2.3294">
                <text:p>2.3294</text:p>
              </table:table-cell>
              <table:table-cell office:value-type="float" office:value="22.904846">
                <text:p>22.904846</text:p>
              </table:table-cell>
              <table:table-cell office:value-type="float" office:value="2.328768">
                <text:p>2.3287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.9305">
                <text:p>22.9305</text:p>
              </table:table-cell>
              <table:table-cell office:value-type="float" office:value="2.35222">
                <text:p>2.35222</text:p>
              </table:table-cell>
              <table:table-cell office:value-type="float" office:value="22.930468">
                <text:p>22.930468</text:p>
              </table:table-cell>
              <table:table-cell office:value-type="float" office:value="2.351586">
                <text:p>2.3515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.956">
                <text:p>22.956</text:p>
              </table:table-cell>
              <table:table-cell office:value-type="float" office:value="2.37439">
                <text:p>2.37439</text:p>
              </table:table-cell>
              <table:table-cell office:value-type="float" office:value="22.956024">
                <text:p>22.956024</text:p>
              </table:table-cell>
              <table:table-cell office:value-type="float" office:value="2.373753">
                <text:p>2.3737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.9815">
                <text:p>22.9815</text:p>
              </table:table-cell>
              <table:table-cell office:value-type="float" office:value="2.39591">
                <text:p>2.39591</text:p>
              </table:table-cell>
              <table:table-cell office:value-type="float" office:value="22.981515">
                <text:p>22.981515</text:p>
              </table:table-cell>
              <table:table-cell office:value-type="float" office:value="2.395273">
                <text:p>2.3952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.0069">
                <text:p>23.0069</text:p>
              </table:table-cell>
              <table:table-cell office:value-type="float" office:value="2.41679">
                <text:p>2.41679</text:p>
              </table:table-cell>
              <table:table-cell office:value-type="float" office:value="23.006941">
                <text:p>23.006941</text:p>
              </table:table-cell>
              <table:table-cell office:value-type="float" office:value="2.416148">
                <text:p>2.4161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3.0323">
                <text:p>23.0323</text:p>
              </table:table-cell>
              <table:table-cell office:value-type="float" office:value="2.43703">
                <text:p>2.43703</text:p>
              </table:table-cell>
              <table:table-cell office:value-type="float" office:value="23.032303">
                <text:p>23.032303</text:p>
              </table:table-cell>
              <table:table-cell office:value-type="float" office:value="2.436381">
                <text:p>2.4363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3.0576">
                <text:p>23.0576</text:p>
              </table:table-cell>
              <table:table-cell office:value-type="float" office:value="2.45662">
                <text:p>2.45662</text:p>
              </table:table-cell>
              <table:table-cell office:value-type="float" office:value="23.0576">
                <text:p>23.0576</text:p>
              </table:table-cell>
              <table:table-cell office:value-type="float" office:value="2.455974">
                <text:p>2.4559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.0828">
                <text:p>23.0828</text:p>
              </table:table-cell>
              <table:table-cell office:value-type="float" office:value="2.47558">
                <text:p>2.47558</text:p>
              </table:table-cell>
              <table:table-cell office:value-type="float" office:value="23.082833">
                <text:p>23.082833</text:p>
              </table:table-cell>
              <table:table-cell office:value-type="float" office:value="2.47493">
                <text:p>2.4749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3.108">
                <text:p>23.108</text:p>
              </table:table-cell>
              <table:table-cell office:value-type="float" office:value="2.49391">
                <text:p>2.49391</text:p>
              </table:table-cell>
              <table:table-cell office:value-type="float" office:value="23.108002">
                <text:p>23.108002</text:p>
              </table:table-cell>
              <table:table-cell office:value-type="float" office:value="2.493252">
                <text:p>2.4932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.1331">
                <text:p>23.1331</text:p>
              </table:table-cell>
              <table:table-cell office:value-type="float" office:value="2.5116">
                <text:p>2.5116</text:p>
              </table:table-cell>
              <table:table-cell office:value-type="float" office:value="23.133108">
                <text:p>23.133108</text:p>
              </table:table-cell>
              <table:table-cell office:value-type="float" office:value="2.510942">
                <text:p>2.5109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3.1582">
                <text:p>23.1582</text:p>
              </table:table-cell>
              <table:table-cell office:value-type="float" office:value="2.52866">
                <text:p>2.52866</text:p>
              </table:table-cell>
              <table:table-cell office:value-type="float" office:value="23.158151">
                <text:p>23.158151</text:p>
              </table:table-cell>
              <table:table-cell office:value-type="float" office:value="2.528002">
                <text:p>2.5280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3.1831">
                <text:p>23.1831</text:p>
              </table:table-cell>
              <table:table-cell office:value-type="float" office:value="2.54509">
                <text:p>2.54509</text:p>
              </table:table-cell>
              <table:table-cell office:value-type="float" office:value="23.183132">
                <text:p>23.183132</text:p>
              </table:table-cell>
              <table:table-cell office:value-type="float" office:value="2.544434">
                <text:p>2.5444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.208">
                <text:p>23.208</text:p>
              </table:table-cell>
              <table:table-cell office:value-type="float" office:value="2.5609">
                <text:p>2.5609</text:p>
              </table:table-cell>
              <table:table-cell office:value-type="float" office:value="23.20805">
                <text:p>23.20805</text:p>
              </table:table-cell>
              <table:table-cell office:value-type="float" office:value="2.560241">
                <text:p>2.5602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.2329">
                <text:p>23.2329</text:p>
              </table:table-cell>
              <table:table-cell office:value-type="float" office:value="2.57609">
                <text:p>2.57609</text:p>
              </table:table-cell>
              <table:table-cell office:value-type="float" office:value="23.232906">
                <text:p>23.232906</text:p>
              </table:table-cell>
              <table:table-cell office:value-type="float" office:value="2.575424">
                <text:p>2.5754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.2577">
                <text:p>23.2577</text:p>
              </table:table-cell>
              <table:table-cell office:value-type="float" office:value="2.59065">
                <text:p>2.59065</text:p>
              </table:table-cell>
              <table:table-cell office:value-type="float" office:value="23.2577">
                <text:p>23.2577</text:p>
              </table:table-cell>
              <table:table-cell office:value-type="float" office:value="2.589986">
                <text:p>2.5899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.2824">
                <text:p>23.2824</text:p>
              </table:table-cell>
              <table:table-cell office:value-type="float" office:value="2.60459">
                <text:p>2.60459</text:p>
              </table:table-cell>
              <table:table-cell office:value-type="float" office:value="23.282432">
                <text:p>23.282432</text:p>
              </table:table-cell>
              <table:table-cell office:value-type="float" office:value="2.603927">
                <text:p>2.6039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.3071">
                <text:p>23.3071</text:p>
              </table:table-cell>
              <table:table-cell office:value-type="float" office:value="2.61792">
                <text:p>2.61792</text:p>
              </table:table-cell>
              <table:table-cell office:value-type="float" office:value="23.307104">
                <text:p>23.307104</text:p>
              </table:table-cell>
              <table:table-cell office:value-type="float" office:value="2.617251">
                <text:p>2.61725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.3317">
                <text:p>23.3317</text:p>
              </table:table-cell>
              <table:table-cell office:value-type="float" office:value="2.63063">
                <text:p>2.63063</text:p>
              </table:table-cell>
              <table:table-cell office:value-type="float" office:value="23.331714">
                <text:p>23.331714</text:p>
              </table:table-cell>
              <table:table-cell office:value-type="float" office:value="2.629959">
                <text:p>2.6299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3.3563">
                <text:p>23.3563</text:p>
              </table:table-cell>
              <table:table-cell office:value-type="float" office:value="2.64272">
                <text:p>2.64272</text:p>
              </table:table-cell>
              <table:table-cell office:value-type="float" office:value="23.356264">
                <text:p>23.356264</text:p>
              </table:table-cell>
              <table:table-cell office:value-type="float" office:value="2.642052">
                <text:p>2.6420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.3808">
                <text:p>23.3808</text:p>
              </table:table-cell>
              <table:table-cell office:value-type="float" office:value="2.6542">
                <text:p>2.6542</text:p>
              </table:table-cell>
              <table:table-cell office:value-type="float" office:value="23.380754">
                <text:p>23.380754</text:p>
              </table:table-cell>
              <table:table-cell office:value-type="float" office:value="2.653531">
                <text:p>2.6535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3.4052">
                <text:p>23.4052</text:p>
              </table:table-cell>
              <table:table-cell office:value-type="float" office:value="2.66507">
                <text:p>2.66507</text:p>
              </table:table-cell>
              <table:table-cell office:value-type="float" office:value="23.405184">
                <text:p>23.405184</text:p>
              </table:table-cell>
              <table:table-cell office:value-type="float" office:value="2.664399">
                <text:p>2.6643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.4296">
                <text:p>23.4296</text:p>
              </table:table-cell>
              <table:table-cell office:value-type="float" office:value="2.67532">
                <text:p>2.67532</text:p>
              </table:table-cell>
              <table:table-cell office:value-type="float" office:value="23.429554">
                <text:p>23.429554</text:p>
              </table:table-cell>
              <table:table-cell office:value-type="float" office:value="2.674657">
                <text:p>2.6746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.4539">
                <text:p>23.4539</text:p>
              </table:table-cell>
              <table:table-cell office:value-type="float" office:value="2.68497">
                <text:p>2.68497</text:p>
              </table:table-cell>
              <table:table-cell office:value-type="float" office:value="23.453864">
                <text:p>23.453864</text:p>
              </table:table-cell>
              <table:table-cell office:value-type="float" office:value="2.684305">
                <text:p>2.6843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.4781">
                <text:p>23.4781</text:p>
              </table:table-cell>
              <table:table-cell office:value-type="float" office:value="2.69401">
                <text:p>2.69401</text:p>
              </table:table-cell>
              <table:table-cell office:value-type="float" office:value="23.478116">
                <text:p>23.478116</text:p>
              </table:table-cell>
              <table:table-cell office:value-type="float" office:value="2.693346">
                <text:p>2.6933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.5023">
                <text:p>23.5023</text:p>
              </table:table-cell>
              <table:table-cell office:value-type="float" office:value="2.70244">
                <text:p>2.70244</text:p>
              </table:table-cell>
              <table:table-cell office:value-type="float" office:value="23.502309">
                <text:p>23.502309</text:p>
              </table:table-cell>
              <table:table-cell office:value-type="float" office:value="2.70178">
                <text:p>2.701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.5264">
                <text:p>23.5264</text:p>
              </table:table-cell>
              <table:table-cell office:value-type="float" office:value="2.71027">
                <text:p>2.71027</text:p>
              </table:table-cell>
              <table:table-cell office:value-type="float" office:value="23.526443">
                <text:p>23.526443</text:p>
              </table:table-cell>
              <table:table-cell office:value-type="float" office:value="2.709608">
                <text:p>2.7096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.5505">
                <text:p>23.5505</text:p>
              </table:table-cell>
              <table:table-cell office:value-type="float" office:value="2.71749">
                <text:p>2.71749</text:p>
              </table:table-cell>
              <table:table-cell office:value-type="float" office:value="23.550519">
                <text:p>23.550519</text:p>
              </table:table-cell>
              <table:table-cell office:value-type="float" office:value="2.716831">
                <text:p>2.71683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3.5745">
                <text:p>23.5745</text:p>
              </table:table-cell>
              <table:table-cell office:value-type="float" office:value="2.72411">
                <text:p>2.72411</text:p>
              </table:table-cell>
              <table:table-cell office:value-type="float" office:value="23.574537">
                <text:p>23.574537</text:p>
              </table:table-cell>
              <table:table-cell office:value-type="float" office:value="2.723451">
                <text:p>2.7234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3.5985">
                <text:p>23.5985</text:p>
              </table:table-cell>
              <table:table-cell office:value-type="float" office:value="2.73013">
                <text:p>2.73013</text:p>
              </table:table-cell>
              <table:table-cell office:value-type="float" office:value="23.598497">
                <text:p>23.598497</text:p>
              </table:table-cell>
              <table:table-cell office:value-type="float" office:value="2.729468">
                <text:p>2.7294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3.6224">
                <text:p>23.6224</text:p>
              </table:table-cell>
              <table:table-cell office:value-type="float" office:value="2.73554">
                <text:p>2.73554</text:p>
              </table:table-cell>
              <table:table-cell office:value-type="float" office:value="23.6224">
                <text:p>23.6224</text:p>
              </table:table-cell>
              <table:table-cell office:value-type="float" office:value="2.734883">
                <text:p>2.7348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3.6462">
                <text:p>23.6462</text:p>
              </table:table-cell>
              <table:table-cell office:value-type="float" office:value="2.74035">
                <text:p>2.74035</text:p>
              </table:table-cell>
              <table:table-cell office:value-type="float" office:value="23.646246">
                <text:p>23.646246</text:p>
              </table:table-cell>
              <table:table-cell office:value-type="float" office:value="2.739696">
                <text:p>2.7396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3.67">
                <text:p>23.67</text:p>
              </table:table-cell>
              <table:table-cell office:value-type="float" office:value="2.74456">
                <text:p>2.74456</text:p>
              </table:table-cell>
              <table:table-cell office:value-type="float" office:value="23.670035">
                <text:p>23.670035</text:p>
              </table:table-cell>
              <table:table-cell office:value-type="float" office:value="2.743908">
                <text:p>2.7439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3.6938">
                <text:p>23.6938</text:p>
              </table:table-cell>
              <table:table-cell office:value-type="float" office:value="2.74817">
                <text:p>2.74817</text:p>
              </table:table-cell>
              <table:table-cell office:value-type="float" office:value="23.693767">
                <text:p>23.693767</text:p>
              </table:table-cell>
              <table:table-cell office:value-type="float" office:value="2.74752">
                <text:p>2.747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3.7174">
                <text:p>23.7174</text:p>
              </table:table-cell>
              <table:table-cell office:value-type="float" office:value="2.75118">
                <text:p>2.75118</text:p>
              </table:table-cell>
              <table:table-cell office:value-type="float" office:value="23.717443">
                <text:p>23.717443</text:p>
              </table:table-cell>
              <table:table-cell office:value-type="float" office:value="2.750532">
                <text:p>2.7505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3.7411">
                <text:p>23.7411</text:p>
              </table:table-cell>
              <table:table-cell office:value-type="float" office:value="2.75359">
                <text:p>2.75359</text:p>
              </table:table-cell>
              <table:table-cell office:value-type="float" office:value="23.741063">
                <text:p>23.741063</text:p>
              </table:table-cell>
              <table:table-cell office:value-type="float" office:value="2.752945">
                <text:p>2.7529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3.7646">
                <text:p>23.7646</text:p>
              </table:table-cell>
              <table:table-cell office:value-type="float" office:value="2.7554">
                <text:p>2.7554</text:p>
              </table:table-cell>
              <table:table-cell office:value-type="float" office:value="23.764627">
                <text:p>23.764627</text:p>
              </table:table-cell>
              <table:table-cell office:value-type="float" office:value="2.754759">
                <text:p>2.75475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3.7881">
                <text:p>23.7881</text:p>
              </table:table-cell>
              <table:table-cell office:value-type="float" office:value="2.75661">
                <text:p>2.75661</text:p>
              </table:table-cell>
              <table:table-cell office:value-type="float" office:value="23.788136">
                <text:p>23.788136</text:p>
              </table:table-cell>
              <table:table-cell office:value-type="float" office:value="2.755973">
                <text:p>2.7559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3.8116">
                <text:p>23.8116</text:p>
              </table:table-cell>
              <table:table-cell office:value-type="float" office:value="2.75723">
                <text:p>2.75723</text:p>
              </table:table-cell>
              <table:table-cell office:value-type="float" office:value="23.811589">
                <text:p>23.811589</text:p>
              </table:table-cell>
              <table:table-cell office:value-type="float" office:value="2.756589">
                <text:p>2.7565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3.835">
                <text:p>23.835</text:p>
              </table:table-cell>
              <table:table-cell office:value-type="float" office:value="2.75724">
                <text:p>2.75724</text:p>
              </table:table-cell>
              <table:table-cell office:value-type="float" office:value="23.834988">
                <text:p>23.834988</text:p>
              </table:table-cell>
              <table:table-cell office:value-type="float" office:value="2.756607">
                <text:p>2.7566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3.8583">
                <text:p>23.8583</text:p>
              </table:table-cell>
              <table:table-cell office:value-type="float" office:value="2.75665">
                <text:p>2.75665</text:p>
              </table:table-cell>
              <table:table-cell office:value-type="float" office:value="23.858331">
                <text:p>23.858331</text:p>
              </table:table-cell>
              <table:table-cell office:value-type="float" office:value="2.756026">
                <text:p>2.7560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3.8816">
                <text:p>23.8816</text:p>
              </table:table-cell>
              <table:table-cell office:value-type="float" office:value="2.75547">
                <text:p>2.75547</text:p>
              </table:table-cell>
              <table:table-cell office:value-type="float" office:value="23.88162">
                <text:p>23.88162</text:p>
              </table:table-cell>
              <table:table-cell office:value-type="float" office:value="2.754846">
                <text:p>2.7548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3.9049">
                <text:p>23.9049</text:p>
              </table:table-cell>
              <table:table-cell office:value-type="float" office:value="2.75369">
                <text:p>2.75369</text:p>
              </table:table-cell>
              <table:table-cell office:value-type="float" office:value="23.904855">
                <text:p>23.904855</text:p>
              </table:table-cell>
              <table:table-cell office:value-type="float" office:value="2.753068">
                <text:p>2.7530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.928">
                <text:p>23.928</text:p>
              </table:table-cell>
              <table:table-cell office:value-type="float" office:value="2.75131">
                <text:p>2.75131</text:p>
              </table:table-cell>
              <table:table-cell office:value-type="float" office:value="23.928036">
                <text:p>23.928036</text:p>
              </table:table-cell>
              <table:table-cell office:value-type="float" office:value="2.750692">
                <text:p>2.7506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3.9512">
                <text:p>23.9512</text:p>
              </table:table-cell>
              <table:table-cell office:value-type="float" office:value="2.74833">
                <text:p>2.74833</text:p>
              </table:table-cell>
              <table:table-cell office:value-type="float" office:value="23.951163">
                <text:p>23.951163</text:p>
              </table:table-cell>
              <table:table-cell office:value-type="float" office:value="2.747717">
                <text:p>2.7477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3.9742">
                <text:p>23.9742</text:p>
              </table:table-cell>
              <table:table-cell office:value-type="float" office:value="2.74475">
                <text:p>2.74475</text:p>
              </table:table-cell>
              <table:table-cell office:value-type="float" office:value="23.974237">
                <text:p>23.974237</text:p>
              </table:table-cell>
              <table:table-cell office:value-type="float" office:value="2.744145">
                <text:p>2.7441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3.9973">
                <text:p>23.9973</text:p>
              </table:table-cell>
              <table:table-cell office:value-type="float" office:value="2.74058">
                <text:p>2.74058</text:p>
              </table:table-cell>
              <table:table-cell office:value-type="float" office:value="23.997257">
                <text:p>23.997257</text:p>
              </table:table-cell>
              <table:table-cell office:value-type="float" office:value="2.739976">
                <text:p>2.7399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4.0202">
                <text:p>24.0202</text:p>
              </table:table-cell>
              <table:table-cell office:value-type="float" office:value="2.73581">
                <text:p>2.73581</text:p>
              </table:table-cell>
              <table:table-cell office:value-type="float" office:value="24.020225">
                <text:p>24.020225</text:p>
              </table:table-cell>
              <table:table-cell office:value-type="float" office:value="2.73521">
                <text:p>2.735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4.0431">
                <text:p>24.0431</text:p>
              </table:table-cell>
              <table:table-cell office:value-type="float" office:value="2.73044">
                <text:p>2.73044</text:p>
              </table:table-cell>
              <table:table-cell office:value-type="float" office:value="24.04314">
                <text:p>24.04314</text:p>
              </table:table-cell>
              <table:table-cell office:value-type="float" office:value="2.729848">
                <text:p>2.7298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4.066">
                <text:p>24.066</text:p>
              </table:table-cell>
              <table:table-cell office:value-type="float" office:value="2.72447">
                <text:p>2.72447</text:p>
              </table:table-cell>
              <table:table-cell office:value-type="float" office:value="24.066002">
                <text:p>24.066002</text:p>
              </table:table-cell>
              <table:table-cell office:value-type="float" office:value="2.72389">
                <text:p>2.7238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4.0888">
                <text:p>24.0888</text:p>
              </table:table-cell>
              <table:table-cell office:value-type="float" office:value="2.71792">
                <text:p>2.71792</text:p>
              </table:table-cell>
              <table:table-cell office:value-type="float" office:value="24.088812">
                <text:p>24.088812</text:p>
              </table:table-cell>
              <table:table-cell office:value-type="float" office:value="2.717337">
                <text:p>2.7173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4.1116">
                <text:p>24.1116</text:p>
              </table:table-cell>
              <table:table-cell office:value-type="float" office:value="2.71076">
                <text:p>2.71076</text:p>
              </table:table-cell>
              <table:table-cell office:value-type="float" office:value="24.11157">
                <text:p>24.11157</text:p>
              </table:table-cell>
              <table:table-cell office:value-type="float" office:value="2.710189">
                <text:p>2.71018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.1343">
                <text:p>24.1343</text:p>
              </table:table-cell>
              <table:table-cell office:value-type="float" office:value="2.70302">
                <text:p>2.70302</text:p>
              </table:table-cell>
              <table:table-cell office:value-type="float" office:value="24.134276">
                <text:p>24.134276</text:p>
              </table:table-cell>
              <table:table-cell office:value-type="float" office:value="2.702449">
                <text:p>2.7024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4.1569">
                <text:p>24.1569</text:p>
              </table:table-cell>
              <table:table-cell office:value-type="float" office:value="2.69468">
                <text:p>2.69468</text:p>
              </table:table-cell>
              <table:table-cell office:value-type="float" office:value="24.15693">
                <text:p>24.15693</text:p>
              </table:table-cell>
              <table:table-cell office:value-type="float" office:value="2.694115">
                <text:p>2.6941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4.1795">
                <text:p>24.1795</text:p>
              </table:table-cell>
              <table:table-cell office:value-type="float" office:value="2.68574">
                <text:p>2.68574</text:p>
              </table:table-cell>
              <table:table-cell office:value-type="float" office:value="24.179533">
                <text:p>24.179533</text:p>
              </table:table-cell>
              <table:table-cell office:value-type="float" office:value="2.68519">
                <text:p>2.685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.2021">
                <text:p>24.2021</text:p>
              </table:table-cell>
              <table:table-cell office:value-type="float" office:value="2.67622">
                <text:p>2.67622</text:p>
              </table:table-cell>
              <table:table-cell office:value-type="float" office:value="24.202086">
                <text:p>24.202086</text:p>
              </table:table-cell>
              <table:table-cell office:value-type="float" office:value="2.675675">
                <text:p>2.6756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4.2246">
                <text:p>24.2246</text:p>
              </table:table-cell>
              <table:table-cell office:value-type="float" office:value="2.66611">
                <text:p>2.66611</text:p>
              </table:table-cell>
              <table:table-cell office:value-type="float" office:value="24.224587">
                <text:p>24.224587</text:p>
              </table:table-cell>
              <table:table-cell office:value-type="float" office:value="2.66557">
                <text:p>2.665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4.247">
                <text:p>24.247</text:p>
              </table:table-cell>
              <table:table-cell office:value-type="float" office:value="2.65541">
                <text:p>2.65541</text:p>
              </table:table-cell>
              <table:table-cell office:value-type="float" office:value="24.247037">
                <text:p>24.247037</text:p>
              </table:table-cell>
              <table:table-cell office:value-type="float" office:value="2.654877">
                <text:p>2.6548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4.2694">
                <text:p>24.2694</text:p>
              </table:table-cell>
              <table:table-cell office:value-type="float" office:value="2.64412">
                <text:p>2.64412</text:p>
              </table:table-cell>
              <table:table-cell office:value-type="float" office:value="24.269438">
                <text:p>24.269438</text:p>
              </table:table-cell>
              <table:table-cell office:value-type="float" office:value="2.643596">
                <text:p>2.6435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.2918">
                <text:p>24.2918</text:p>
              </table:table-cell>
              <table:table-cell office:value-type="float" office:value="2.63225">
                <text:p>2.63225</text:p>
              </table:table-cell>
              <table:table-cell office:value-type="float" office:value="24.291788">
                <text:p>24.291788</text:p>
              </table:table-cell>
              <table:table-cell office:value-type="float" office:value="2.63173">
                <text:p>2.6317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.3141">
                <text:p>24.3141</text:p>
              </table:table-cell>
              <table:table-cell office:value-type="float" office:value="2.61979">
                <text:p>2.61979</text:p>
              </table:table-cell>
              <table:table-cell office:value-type="float" office:value="24.314088">
                <text:p>24.314088</text:p>
              </table:table-cell>
              <table:table-cell office:value-type="float" office:value="2.619279">
                <text:p>2.61927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4.3363">
                <text:p>24.3363</text:p>
              </table:table-cell>
              <table:table-cell office:value-type="float" office:value="2.60675">
                <text:p>2.60675</text:p>
              </table:table-cell>
              <table:table-cell office:value-type="float" office:value="24.336338">
                <text:p>24.336338</text:p>
              </table:table-cell>
              <table:table-cell office:value-type="float" office:value="2.606246">
                <text:p>2.6062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4.3585">
                <text:p>24.3585</text:p>
              </table:table-cell>
              <table:table-cell office:value-type="float" office:value="2.59312">
                <text:p>2.59312</text:p>
              </table:table-cell>
              <table:table-cell office:value-type="float" office:value="24.358539">
                <text:p>24.358539</text:p>
              </table:table-cell>
              <table:table-cell office:value-type="float" office:value="2.59263">
                <text:p>2.592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4.3807">
                <text:p>24.3807</text:p>
              </table:table-cell>
              <table:table-cell office:value-type="float" office:value="2.57892">
                <text:p>2.57892</text:p>
              </table:table-cell>
              <table:table-cell office:value-type="float" office:value="24.380691">
                <text:p>24.380691</text:p>
              </table:table-cell>
              <table:table-cell office:value-type="float" office:value="2.578435">
                <text:p>2.5784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4.4028">
                <text:p>24.4028</text:p>
              </table:table-cell>
              <table:table-cell office:value-type="float" office:value="2.56414">
                <text:p>2.56414</text:p>
              </table:table-cell>
              <table:table-cell office:value-type="float" office:value="24.402793">
                <text:p>24.402793</text:p>
              </table:table-cell>
              <table:table-cell office:value-type="float" office:value="2.563661">
                <text:p>2.56366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4.4248">
                <text:p>24.4248</text:p>
              </table:table-cell>
              <table:table-cell office:value-type="float" office:value="2.54878">
                <text:p>2.54878</text:p>
              </table:table-cell>
              <table:table-cell office:value-type="float" office:value="24.424847">
                <text:p>24.424847</text:p>
              </table:table-cell>
              <table:table-cell office:value-type="float" office:value="2.548311">
                <text:p>2.54831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4.4469">
                <text:p>24.4469</text:p>
              </table:table-cell>
              <table:table-cell office:value-type="float" office:value="2.53284">
                <text:p>2.53284</text:p>
              </table:table-cell>
              <table:table-cell office:value-type="float" office:value="24.446852">
                <text:p>24.446852</text:p>
              </table:table-cell>
              <table:table-cell office:value-type="float" office:value="2.532385">
                <text:p>2.5323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4.4688">
                <text:p>24.4688</text:p>
              </table:table-cell>
              <table:table-cell office:value-type="float" office:value="2.51634">
                <text:p>2.51634</text:p>
              </table:table-cell>
              <table:table-cell office:value-type="float" office:value="24.468808">
                <text:p>24.468808</text:p>
              </table:table-cell>
              <table:table-cell office:value-type="float" office:value="2.515887">
                <text:p>2.5158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.4907">
                <text:p>24.4907</text:p>
              </table:table-cell>
              <table:table-cell office:value-type="float" office:value="2.49926">
                <text:p>2.49926</text:p>
              </table:table-cell>
              <table:table-cell office:value-type="float" office:value="24.490717">
                <text:p>24.490717</text:p>
              </table:table-cell>
              <table:table-cell office:value-type="float" office:value="2.498817">
                <text:p>2.4988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4.5126">
                <text:p>24.5126</text:p>
              </table:table-cell>
              <table:table-cell office:value-type="float" office:value="2.48161">
                <text:p>2.48161</text:p>
              </table:table-cell>
              <table:table-cell office:value-type="float" office:value="24.512577">
                <text:p>24.512577</text:p>
              </table:table-cell>
              <table:table-cell office:value-type="float" office:value="2.481178">
                <text:p>2.4811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.5344">
                <text:p>24.5344</text:p>
              </table:table-cell>
              <table:table-cell office:value-type="float" office:value="2.46339">
                <text:p>2.46339</text:p>
              </table:table-cell>
              <table:table-cell office:value-type="float" office:value="24.53439">
                <text:p>24.53439</text:p>
              </table:table-cell>
              <table:table-cell office:value-type="float" office:value="2.462971">
                <text:p>2.4629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4.5562">
                <text:p>24.5562</text:p>
              </table:table-cell>
              <table:table-cell office:value-type="float" office:value="2.44461">
                <text:p>2.44461</text:p>
              </table:table-cell>
              <table:table-cell office:value-type="float" office:value="24.556155">
                <text:p>24.556155</text:p>
              </table:table-cell>
              <table:table-cell office:value-type="float" office:value="2.444198">
                <text:p>2.4441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.5779">
                <text:p>24.5779</text:p>
              </table:table-cell>
              <table:table-cell office:value-type="float" office:value="2.42527">
                <text:p>2.42527</text:p>
              </table:table-cell>
              <table:table-cell office:value-type="float" office:value="24.577872">
                <text:p>24.577872</text:p>
              </table:table-cell>
              <table:table-cell office:value-type="float" office:value="2.424863">
                <text:p>2.4248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.5995">
                <text:p>24.5995</text:p>
              </table:table-cell>
              <table:table-cell office:value-type="float" office:value="2.40536">
                <text:p>2.40536</text:p>
              </table:table-cell>
              <table:table-cell office:value-type="float" office:value="24.599543">
                <text:p>24.599543</text:p>
              </table:table-cell>
              <table:table-cell office:value-type="float" office:value="2.404966">
                <text:p>2.4049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.6212">
                <text:p>24.6212</text:p>
              </table:table-cell>
              <table:table-cell office:value-type="float" office:value="2.38489">
                <text:p>2.38489</text:p>
              </table:table-cell>
              <table:table-cell office:value-type="float" office:value="24.621166">
                <text:p>24.621166</text:p>
              </table:table-cell>
              <table:table-cell office:value-type="float" office:value="2.384511">
                <text:p>2.3845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.6427">
                <text:p>24.6427</text:p>
              </table:table-cell>
              <table:table-cell office:value-type="float" office:value="2.36387">
                <text:p>2.36387</text:p>
              </table:table-cell>
              <table:table-cell office:value-type="float" office:value="24.642743">
                <text:p>24.642743</text:p>
              </table:table-cell>
              <table:table-cell office:value-type="float" office:value="2.363498">
                <text:p>2.3634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.6643">
                <text:p>24.6643</text:p>
              </table:table-cell>
              <table:table-cell office:value-type="float" office:value="2.34229">
                <text:p>2.34229</text:p>
              </table:table-cell>
              <table:table-cell office:value-type="float" office:value="24.664273">
                <text:p>24.664273</text:p>
              </table:table-cell>
              <table:table-cell office:value-type="float" office:value="2.341932">
                <text:p>2.3419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.6858">
                <text:p>24.6858</text:p>
              </table:table-cell>
              <table:table-cell office:value-type="float" office:value="2.32016">
                <text:p>2.32016</text:p>
              </table:table-cell>
              <table:table-cell office:value-type="float" office:value="24.685757">
                <text:p>24.685757</text:p>
              </table:table-cell>
              <table:table-cell office:value-type="float" office:value="2.319813">
                <text:p>2.3198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.7072">
                <text:p>24.7072</text:p>
              </table:table-cell>
              <table:table-cell office:value-type="float" office:value="2.29748">
                <text:p>2.29748</text:p>
              </table:table-cell>
              <table:table-cell office:value-type="float" office:value="24.707195">
                <text:p>24.707195</text:p>
              </table:table-cell>
              <table:table-cell office:value-type="float" office:value="2.297144">
                <text:p>2.2971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.7286">
                <text:p>24.7286</text:p>
              </table:table-cell>
              <table:table-cell office:value-type="float" office:value="2.27426">
                <text:p>2.27426</text:p>
              </table:table-cell>
              <table:table-cell office:value-type="float" office:value="24.728587">
                <text:p>24.728587</text:p>
              </table:table-cell>
              <table:table-cell office:value-type="float" office:value="2.273929">
                <text:p>2.27392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.7499">
                <text:p>24.7499</text:p>
              </table:table-cell>
              <table:table-cell office:value-type="float" office:value="2.25049">
                <text:p>2.25049</text:p>
              </table:table-cell>
              <table:table-cell office:value-type="float" office:value="24.749933">
                <text:p>24.749933</text:p>
              </table:table-cell>
              <table:table-cell office:value-type="float" office:value="2.250169">
                <text:p>2.25016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.7712">
                <text:p>24.7712</text:p>
              </table:table-cell>
              <table:table-cell office:value-type="float" office:value="2.22617">
                <text:p>2.22617</text:p>
              </table:table-cell>
              <table:table-cell office:value-type="float" office:value="24.771233">
                <text:p>24.771233</text:p>
              </table:table-cell>
              <table:table-cell office:value-type="float" office:value="2.225866">
                <text:p>2.2258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.7925">
                <text:p>24.7925</text:p>
              </table:table-cell>
              <table:table-cell office:value-type="float" office:value="2.20132">
                <text:p>2.20132</text:p>
              </table:table-cell>
              <table:table-cell office:value-type="float" office:value="24.792488">
                <text:p>24.792488</text:p>
              </table:table-cell>
              <table:table-cell office:value-type="float" office:value="2.201024">
                <text:p>2.2010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.8137">
                <text:p>24.8137</text:p>
              </table:table-cell>
              <table:table-cell office:value-type="float" office:value="2.17593">
                <text:p>2.17593</text:p>
              </table:table-cell>
              <table:table-cell office:value-type="float" office:value="24.813698">
                <text:p>24.813698</text:p>
              </table:table-cell>
              <table:table-cell office:value-type="float" office:value="2.175646">
                <text:p>2.1756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.8349">
                <text:p>24.8349</text:p>
              </table:table-cell>
              <table:table-cell office:value-type="float" office:value="2.15">
                <text:p>2.15</text:p>
              </table:table-cell>
              <table:table-cell office:value-type="float" office:value="24.834863">
                <text:p>24.834863</text:p>
              </table:table-cell>
              <table:table-cell office:value-type="float" office:value="2.149733">
                <text:p>2.1497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.856">
                <text:p>24.856</text:p>
              </table:table-cell>
              <table:table-cell office:value-type="float" office:value="2.12355">
                <text:p>2.12355</text:p>
              </table:table-cell>
              <table:table-cell office:value-type="float" office:value="24.855983">
                <text:p>24.855983</text:p>
              </table:table-cell>
              <table:table-cell office:value-type="float" office:value="2.123289">
                <text:p>2.12328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.8771">
                <text:p>24.8771</text:p>
              </table:table-cell>
              <table:table-cell office:value-type="float" office:value="2.09656">
                <text:p>2.09656</text:p>
              </table:table-cell>
              <table:table-cell office:value-type="float" office:value="24.877059">
                <text:p>24.877059</text:p>
              </table:table-cell>
              <table:table-cell office:value-type="float" office:value="2.096316">
                <text:p>2.0963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.8981">
                <text:p>24.8981</text:p>
              </table:table-cell>
              <table:table-cell office:value-type="float" office:value="2.06905">
                <text:p>2.06905</text:p>
              </table:table-cell>
              <table:table-cell office:value-type="float" office:value="24.89809">
                <text:p>24.89809</text:p>
              </table:table-cell>
              <table:table-cell office:value-type="float" office:value="2.068817">
                <text:p>2.0688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.9191">
                <text:p>24.9191</text:p>
              </table:table-cell>
              <table:table-cell office:value-type="float" office:value="2.04102">
                <text:p>2.04102</text:p>
              </table:table-cell>
              <table:table-cell office:value-type="float" office:value="24.919076">
                <text:p>24.919076</text:p>
              </table:table-cell>
              <table:table-cell office:value-type="float" office:value="2.040796">
                <text:p>2.0407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.94">
                <text:p>24.94</text:p>
              </table:table-cell>
              <table:table-cell office:value-type="float" office:value="2.01246">
                <text:p>2.01246</text:p>
              </table:table-cell>
              <table:table-cell office:value-type="float" office:value="24.940019">
                <text:p>24.940019</text:p>
              </table:table-cell>
              <table:table-cell office:value-type="float" office:value="2.012254">
                <text:p>2.01225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.9609">
                <text:p>24.9609</text:p>
              </table:table-cell>
              <table:table-cell office:value-type="float" office:value="1.98339">
                <text:p>1.98339</text:p>
              </table:table-cell>
              <table:table-cell office:value-type="float" office:value="24.960918">
                <text:p>24.960918</text:p>
              </table:table-cell>
              <table:table-cell office:value-type="float" office:value="1.983196">
                <text:p>1.9831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.9818">
                <text:p>24.9818</text:p>
              </table:table-cell>
              <table:table-cell office:value-type="float" office:value="1.95381">
                <text:p>1.95381</text:p>
              </table:table-cell>
              <table:table-cell office:value-type="float" office:value="24.981773">
                <text:p>24.981773</text:p>
              </table:table-cell>
              <table:table-cell office:value-type="float" office:value="1.953623">
                <text:p>1.9536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.0026">
                <text:p>25.0026</text:p>
              </table:table-cell>
              <table:table-cell office:value-type="float" office:value="1.92371">
                <text:p>1.92371</text:p>
              </table:table-cell>
              <table:table-cell office:value-type="float" office:value="25.002585">
                <text:p>25.002585</text:p>
              </table:table-cell>
              <table:table-cell office:value-type="float" office:value="1.923539">
                <text:p>1.92353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.0234">
                <text:p>25.0234</text:p>
              </table:table-cell>
              <table:table-cell office:value-type="float" office:value="1.89311">
                <text:p>1.89311</text:p>
              </table:table-cell>
              <table:table-cell office:value-type="float" office:value="25.023354">
                <text:p>25.023354</text:p>
              </table:table-cell>
              <table:table-cell office:value-type="float" office:value="1.892947">
                <text:p>1.8929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.0441">
                <text:p>25.0441</text:p>
              </table:table-cell>
              <table:table-cell office:value-type="float" office:value="1.862">
                <text:p>1.862</text:p>
              </table:table-cell>
              <table:table-cell office:value-type="float" office:value="25.044079">
                <text:p>25.044079</text:p>
              </table:table-cell>
              <table:table-cell office:value-type="float" office:value="1.86185">
                <text:p>1.8618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5.0648">
                <text:p>25.0648</text:p>
              </table:table-cell>
              <table:table-cell office:value-type="float" office:value="1.83038">
                <text:p>1.83038</text:p>
              </table:table-cell>
              <table:table-cell office:value-type="float" office:value="25.064761">
                <text:p>25.064761</text:p>
              </table:table-cell>
              <table:table-cell office:value-type="float" office:value="1.830251">
                <text:p>1.83025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.0854">
                <text:p>25.0854</text:p>
              </table:table-cell>
              <table:table-cell office:value-type="float" office:value="1.79827">
                <text:p>1.79827</text:p>
              </table:table-cell>
              <table:table-cell office:value-type="float" office:value="25.085401">
                <text:p>25.085401</text:p>
              </table:table-cell>
              <table:table-cell office:value-type="float" office:value="1.798154">
                <text:p>1.79815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.106">
                <text:p>25.106</text:p>
              </table:table-cell>
              <table:table-cell office:value-type="float" office:value="1.76567">
                <text:p>1.76567</text:p>
              </table:table-cell>
              <table:table-cell office:value-type="float" office:value="25.105998">
                <text:p>25.105998</text:p>
              </table:table-cell>
              <table:table-cell office:value-type="float" office:value="1.765561">
                <text:p>1.76556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.1266">
                <text:p>25.1266</text:p>
              </table:table-cell>
              <table:table-cell office:value-type="float" office:value="1.73257">
                <text:p>1.73257</text:p>
              </table:table-cell>
              <table:table-cell office:value-type="float" office:value="25.126552">
                <text:p>25.126552</text:p>
              </table:table-cell>
              <table:table-cell office:value-type="float" office:value="1.732476">
                <text:p>1.73247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.1471">
                <text:p>25.1471</text:p>
              </table:table-cell>
              <table:table-cell office:value-type="float" office:value="1.69898">
                <text:p>1.69898</text:p>
              </table:table-cell>
              <table:table-cell office:value-type="float" office:value="25.147065">
                <text:p>25.147065</text:p>
              </table:table-cell>
              <table:table-cell office:value-type="float" office:value="1.698901">
                <text:p>1.6989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5.1675">
                <text:p>25.1675</text:p>
              </table:table-cell>
              <table:table-cell office:value-type="float" office:value="1.66491">
                <text:p>1.66491</text:p>
              </table:table-cell>
              <table:table-cell office:value-type="float" office:value="25.167535">
                <text:p>25.167535</text:p>
              </table:table-cell>
              <table:table-cell office:value-type="float" office:value="1.664841">
                <text:p>1.6648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5.188">
                <text:p>25.188</text:p>
              </table:table-cell>
              <table:table-cell office:value-type="float" office:value="1.63035">
                <text:p>1.63035</text:p>
              </table:table-cell>
              <table:table-cell office:value-type="float" office:value="25.187963">
                <text:p>25.187963</text:p>
              </table:table-cell>
              <table:table-cell office:value-type="float" office:value="1.630298">
                <text:p>1.6302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.2083">
                <text:p>25.2083</text:p>
              </table:table-cell>
              <table:table-cell office:value-type="float" office:value="1.59531">
                <text:p>1.59531</text:p>
              </table:table-cell>
              <table:table-cell office:value-type="float" office:value="25.20835">
                <text:p>25.20835</text:p>
              </table:table-cell>
              <table:table-cell office:value-type="float" office:value="1.595276">
                <text:p>1.5952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.2287">
                <text:p>25.2287</text:p>
              </table:table-cell>
              <table:table-cell office:value-type="float" office:value="1.5598">
                <text:p>1.5598</text:p>
              </table:table-cell>
              <table:table-cell office:value-type="float" office:value="25.228695">
                <text:p>25.228695</text:p>
              </table:table-cell>
              <table:table-cell office:value-type="float" office:value="1.559778">
                <text:p>1.55977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.249">
                <text:p>25.249</text:p>
              </table:table-cell>
              <table:table-cell office:value-type="float" office:value="1.52382">
                <text:p>1.52382</text:p>
              </table:table-cell>
              <table:table-cell office:value-type="float" office:value="25.248999">
                <text:p>25.248999</text:p>
              </table:table-cell>
              <table:table-cell office:value-type="float" office:value="1.523808">
                <text:p>1.5238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.2693">
                <text:p>25.2693</text:p>
              </table:table-cell>
              <table:table-cell office:value-type="float" office:value="1.48736">
                <text:p>1.48736</text:p>
              </table:table-cell>
              <table:table-cell office:value-type="float" office:value="25.269261">
                <text:p>25.269261</text:p>
              </table:table-cell>
              <table:table-cell office:value-type="float" office:value="1.487369">
                <text:p>1.4873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5.2895">
                <text:p>25.2895</text:p>
              </table:table-cell>
              <table:table-cell office:value-type="float" office:value="1.45044">
                <text:p>1.45044</text:p>
              </table:table-cell>
              <table:table-cell office:value-type="float" office:value="25.289482">
                <text:p>25.289482</text:p>
              </table:table-cell>
              <table:table-cell office:value-type="float" office:value="1.450463">
                <text:p>1.4504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5.3097">
                <text:p>25.3097</text:p>
              </table:table-cell>
              <table:table-cell office:value-type="float" office:value="1.41306">
                <text:p>1.41306</text:p>
              </table:table-cell>
              <table:table-cell office:value-type="float" office:value="25.309663">
                <text:p>25.309663</text:p>
              </table:table-cell>
              <table:table-cell office:value-type="float" office:value="1.413096">
                <text:p>1.4130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.3298">
                <text:p>25.3298</text:p>
              </table:table-cell>
              <table:table-cell office:value-type="float" office:value="1.37522">
                <text:p>1.37522</text:p>
              </table:table-cell>
              <table:table-cell office:value-type="float" office:value="25.329803">
                <text:p>25.329803</text:p>
              </table:table-cell>
              <table:table-cell office:value-type="float" office:value="1.375269">
                <text:p>1.3752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5.3499">
                <text:p>25.3499</text:p>
              </table:table-cell>
              <table:table-cell office:value-type="float" office:value="1.33692">
                <text:p>1.33692</text:p>
              </table:table-cell>
              <table:table-cell office:value-type="float" office:value="25.349902">
                <text:p>25.349902</text:p>
              </table:table-cell>
              <table:table-cell office:value-type="float" office:value="1.336987">
                <text:p>1.3369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.37">
                <text:p>25.37</text:p>
              </table:table-cell>
              <table:table-cell office:value-type="float" office:value="1.29817">
                <text:p>1.29817</text:p>
              </table:table-cell>
              <table:table-cell office:value-type="float" office:value="25.369961">
                <text:p>25.369961</text:p>
              </table:table-cell>
              <table:table-cell office:value-type="float" office:value="1.298253">
                <text:p>1.2982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.39">
                <text:p>25.39</text:p>
              </table:table-cell>
              <table:table-cell office:value-type="float" office:value="1.25898">
                <text:p>1.25898</text:p>
              </table:table-cell>
              <table:table-cell office:value-type="float" office:value="25.389979">
                <text:p>25.389979</text:p>
              </table:table-cell>
              <table:table-cell office:value-type="float" office:value="1.25907">
                <text:p>1.259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5.41">
                <text:p>25.41</text:p>
              </table:table-cell>
              <table:table-cell office:value-type="float" office:value="1.21933">
                <text:p>1.21933</text:p>
              </table:table-cell>
              <table:table-cell office:value-type="float" office:value="25.409958">
                <text:p>25.409958</text:p>
              </table:table-cell>
              <table:table-cell office:value-type="float" office:value="1.219443">
                <text:p>1.2194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.4299">
                <text:p>25.4299</text:p>
              </table:table-cell>
              <table:table-cell office:value-type="float" office:value="1.17925">
                <text:p>1.17925</text:p>
              </table:table-cell>
              <table:table-cell office:value-type="float" office:value="25.429896">
                <text:p>25.429896</text:p>
              </table:table-cell>
              <table:table-cell office:value-type="float" office:value="1.179373">
                <text:p>1.1793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5.4498">
                <text:p>25.4498</text:p>
              </table:table-cell>
              <table:table-cell office:value-type="float" office:value="1.13873">
                <text:p>1.13873</text:p>
              </table:table-cell>
              <table:table-cell office:value-type="float" office:value="25.449795">
                <text:p>25.449795</text:p>
              </table:table-cell>
              <table:table-cell office:value-type="float" office:value="1.138866">
                <text:p>1.13886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.4697">
                <text:p>25.4697</text:p>
              </table:table-cell>
              <table:table-cell office:value-type="float" office:value="1.09777">
                <text:p>1.09777</text:p>
              </table:table-cell>
              <table:table-cell office:value-type="float" office:value="25.469654">
                <text:p>25.469654</text:p>
              </table:table-cell>
              <table:table-cell office:value-type="float" office:value="1.097925">
                <text:p>1.0979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5.4895">
                <text:p>25.4895</text:p>
              </table:table-cell>
              <table:table-cell office:value-type="float" office:value="1.05638">
                <text:p>1.05638</text:p>
              </table:table-cell>
              <table:table-cell office:value-type="float" office:value="25.489474">
                <text:p>25.489474</text:p>
              </table:table-cell>
              <table:table-cell office:value-type="float" office:value="1.056552">
                <text:p>1.0565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.5093">
                <text:p>25.5093</text:p>
              </table:table-cell>
              <table:table-cell office:value-type="float" office:value="1.01457">
                <text:p>1.01457</text:p>
              </table:table-cell>
              <table:table-cell office:value-type="float" office:value="25.509254">
                <text:p>25.509254</text:p>
              </table:table-cell>
              <table:table-cell office:value-type="float" office:value="1.014752">
                <text:p>1.01475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.529">
                <text:p>25.529</text:p>
              </table:table-cell>
              <table:table-cell office:value-type="float" office:value="0.972327">
                <text:p>0.972327</text:p>
              </table:table-cell>
              <table:table-cell office:value-type="float" office:value="25.528996">
                <text:p>25.528996</text:p>
              </table:table-cell>
              <table:table-cell office:value-type="float" office:value="0.972529">
                <text:p>0.97252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5.5487">
                <text:p>25.5487</text:p>
              </table:table-cell>
              <table:table-cell office:value-type="float" office:value="0.929667">
                <text:p>0.929667</text:p>
              </table:table-cell>
              <table:table-cell office:value-type="float" office:value="25.548698">
                <text:p>25.548698</text:p>
              </table:table-cell>
              <table:table-cell office:value-type="float" office:value="0.929885">
                <text:p>0.92988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.5684">
                <text:p>25.5684</text:p>
              </table:table-cell>
              <table:table-cell office:value-type="float" office:value="0.886591">
                <text:p>0.886591</text:p>
              </table:table-cell>
              <table:table-cell office:value-type="float" office:value="25.568362">
                <text:p>25.568362</text:p>
              </table:table-cell>
              <table:table-cell office:value-type="float" office:value="0.886824">
                <text:p>0.8868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.588">
                <text:p>25.588</text:p>
              </table:table-cell>
              <table:table-cell office:value-type="float" office:value="0.843102">
                <text:p>0.843102</text:p>
              </table:table-cell>
              <table:table-cell office:value-type="float" office:value="25.587987">
                <text:p>25.587987</text:p>
              </table:table-cell>
              <table:table-cell office:value-type="float" office:value="0.84335">
                <text:p>0.843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.6076">
                <text:p>25.6076</text:p>
              </table:table-cell>
              <table:table-cell office:value-type="float" office:value="0.799202">
                <text:p>0.799202</text:p>
              </table:table-cell>
              <table:table-cell office:value-type="float" office:value="25.607573">
                <text:p>25.607573</text:p>
              </table:table-cell>
              <table:table-cell office:value-type="float" office:value="0.799467">
                <text:p>0.7994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.6271">
                <text:p>25.6271</text:p>
              </table:table-cell>
              <table:table-cell office:value-type="float" office:value="0.754897">
                <text:p>0.754897</text:p>
              </table:table-cell>
              <table:table-cell office:value-type="float" office:value="25.627121">
                <text:p>25.627121</text:p>
              </table:table-cell>
              <table:table-cell office:value-type="float" office:value="0.755177">
                <text:p>0.75517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.6466">
                <text:p>25.6466</text:p>
              </table:table-cell>
              <table:table-cell office:value-type="float" office:value="0.71019">
                <text:p>0.71019</text:p>
              </table:table-cell>
              <table:table-cell office:value-type="float" office:value="25.646631">
                <text:p>25.646631</text:p>
              </table:table-cell>
              <table:table-cell office:value-type="float" office:value="0.710486">
                <text:p>0.7104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5.6661">
                <text:p>25.6661</text:p>
              </table:table-cell>
              <table:table-cell office:value-type="float" office:value="0.665083">
                <text:p>0.665083</text:p>
              </table:table-cell>
              <table:table-cell office:value-type="float" office:value="25.666103">
                <text:p>25.666103</text:p>
              </table:table-cell>
              <table:table-cell office:value-type="float" office:value="0.665395">
                <text:p>0.6653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.6855">
                <text:p>25.6855</text:p>
              </table:table-cell>
              <table:table-cell office:value-type="float" office:value="0.619581">
                <text:p>0.619581</text:p>
              </table:table-cell>
              <table:table-cell office:value-type="float" office:value="25.685537">
                <text:p>25.685537</text:p>
              </table:table-cell>
              <table:table-cell office:value-type="float" office:value="0.619909">
                <text:p>0.6199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.7049">
                <text:p>25.7049</text:p>
              </table:table-cell>
              <table:table-cell office:value-type="float" office:value="0.573688">
                <text:p>0.573688</text:p>
              </table:table-cell>
              <table:table-cell office:value-type="float" office:value="25.704933">
                <text:p>25.704933</text:p>
              </table:table-cell>
              <table:table-cell office:value-type="float" office:value="0.574032">
                <text:p>0.57403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.7243">
                <text:p>25.7243</text:p>
              </table:table-cell>
              <table:table-cell office:value-type="float" office:value="0.527406">
                <text:p>0.527406</text:p>
              </table:table-cell>
              <table:table-cell office:value-type="float" office:value="25.724291">
                <text:p>25.724291</text:p>
              </table:table-cell>
              <table:table-cell office:value-type="float" office:value="0.527766">
                <text:p>0.5277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5.7436">
                <text:p>25.7436</text:p>
              </table:table-cell>
              <table:table-cell office:value-type="float" office:value="0.48074">
                <text:p>0.48074</text:p>
              </table:table-cell>
              <table:table-cell office:value-type="float" office:value="25.743612">
                <text:p>25.743612</text:p>
              </table:table-cell>
              <table:table-cell office:value-type="float" office:value="0.481116">
                <text:p>0.4811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5.7629">
                <text:p>25.7629</text:p>
              </table:table-cell>
              <table:table-cell office:value-type="float" office:value="0.433693">
                <text:p>0.433693</text:p>
              </table:table-cell>
              <table:table-cell office:value-type="float" office:value="25.762896">
                <text:p>25.762896</text:p>
              </table:table-cell>
              <table:table-cell office:value-type="float" office:value="0.434085">
                <text:p>0.4340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5.7821">
                <text:p>25.7821</text:p>
              </table:table-cell>
              <table:table-cell office:value-type="float" office:value="0.386268">
                <text:p>0.386268</text:p>
              </table:table-cell>
              <table:table-cell office:value-type="float" office:value="25.782142">
                <text:p>25.782142</text:p>
              </table:table-cell>
              <table:table-cell office:value-type="float" office:value="0.386677">
                <text:p>0.3866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5.8014">
                <text:p>25.8014</text:p>
              </table:table-cell>
              <table:table-cell office:value-type="float" office:value="0.33847">
                <text:p>0.33847</text:p>
              </table:table-cell>
              <table:table-cell office:value-type="float" office:value="25.801352">
                <text:p>25.801352</text:p>
              </table:table-cell>
              <table:table-cell office:value-type="float" office:value="0.338895">
                <text:p>0.3388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.8205">
                <text:p>25.8205</text:p>
              </table:table-cell>
              <table:table-cell office:value-type="float" office:value="0.290301">
                <text:p>0.290301</text:p>
              </table:table-cell>
              <table:table-cell office:value-type="float" office:value="25.820524">
                <text:p>25.820524</text:p>
              </table:table-cell>
              <table:table-cell office:value-type="float" office:value="0.290743">
                <text:p>0.2907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5.8397">
                <text:p>25.8397</text:p>
              </table:table-cell>
              <table:table-cell office:value-type="float" office:value="0.241765">
                <text:p>0.241765</text:p>
              </table:table-cell>
              <table:table-cell office:value-type="float" office:value="25.83966">
                <text:p>25.83966</text:p>
              </table:table-cell>
              <table:table-cell office:value-type="float" office:value="0.242224">
                <text:p>0.24222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5.8588">
                <text:p>25.8588</text:p>
              </table:table-cell>
              <table:table-cell office:value-type="float" office:value="0.192867">
                <text:p>0.192867</text:p>
              </table:table-cell>
              <table:table-cell office:value-type="float" office:value="25.858759">
                <text:p>25.858759</text:p>
              </table:table-cell>
              <table:table-cell office:value-type="float" office:value="0.193341">
                <text:p>0.1933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5.8778">
                <text:p>25.8778</text:p>
              </table:table-cell>
              <table:table-cell office:value-type="float" office:value="0.143608">
                <text:p>0.143608</text:p>
              </table:table-cell>
              <table:table-cell office:value-type="float" office:value="25.877822">
                <text:p>25.877822</text:p>
              </table:table-cell>
              <table:table-cell office:value-type="float" office:value="0.1441">
                <text:p>0.144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5.8968">
                <text:p>25.8968</text:p>
              </table:table-cell>
              <table:table-cell office:value-type="float" office:value="0.0939939">
                <text:p>0.0939939</text:p>
              </table:table-cell>
              <table:table-cell office:value-type="float" office:value="25.896848">
                <text:p>25.896848</text:p>
              </table:table-cell>
              <table:table-cell office:value-type="float" office:value="0.094502">
                <text:p>0.0945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.9158">
                <text:p>25.9158</text:p>
              </table:table-cell>
              <table:table-cell office:value-type="float" office:value="0.0440269">
                <text:p>0.0440269</text:p>
              </table:table-cell>
              <table:table-cell office:value-type="float" office:value="25.915838">
                <text:p>25.915838</text:p>
              </table:table-cell>
              <table:table-cell office:value-type="float" office:value="0.044551">
                <text:p>0.0445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.9348">
                <text:p>25.9348</text:p>
              </table:table-cell>
              <table:table-cell office:value-type="float" office:value="0">
                <text:p>0</text:p>
              </table:table-cell>
              <table:table-cell office:value-type="float" office:value="25.934792">
                <text:p>25.934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.0861">
                <text:p>26.0861</text:p>
              </table:table-cell>
              <table:table-cell office:value-type="float" office:value="0">
                <text:p>0</text:p>
              </table:table-cell>
              <table:table-cell office:value-type="float" office:value="26.086137">
                <text:p>26.086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6.1051">
                <text:p>26.1051</text:p>
              </table:table-cell>
              <table:table-cell office:value-type="float" office:value="0.0506617">
                <text:p>0.0506617</text:p>
              </table:table-cell>
              <table:table-cell office:value-type="float" office:value="26.105056">
                <text:p>26.105056</text:p>
              </table:table-cell>
              <table:table-cell office:value-type="float" office:value="0.050645">
                <text:p>0.0506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6.1239">
                <text:p>26.1239</text:p>
              </table:table-cell>
              <table:table-cell office:value-type="float" office:value="0.100468">
                <text:p>0.100468</text:p>
              </table:table-cell>
              <table:table-cell office:value-type="float" office:value="26.123938">
                <text:p>26.123938</text:p>
              </table:table-cell>
              <table:table-cell office:value-type="float" office:value="0.100435">
                <text:p>0.10043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6.1428">
                <text:p>26.1428</text:p>
              </table:table-cell>
              <table:table-cell office:value-type="float" office:value="0.149427">
                <text:p>0.149427</text:p>
              </table:table-cell>
              <table:table-cell office:value-type="float" office:value="26.142785">
                <text:p>26.142785</text:p>
              </table:table-cell>
              <table:table-cell office:value-type="float" office:value="0.149378">
                <text:p>0.1493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.1616">
                <text:p>26.1616</text:p>
              </table:table-cell>
              <table:table-cell office:value-type="float" office:value="0.197548">
                <text:p>0.197548</text:p>
              </table:table-cell>
              <table:table-cell office:value-type="float" office:value="26.161596">
                <text:p>26.161596</text:p>
              </table:table-cell>
              <table:table-cell office:value-type="float" office:value="0.197484">
                <text:p>0.19748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.1804">
                <text:p>26.1804</text:p>
              </table:table-cell>
              <table:table-cell office:value-type="float" office:value="0.244839">
                <text:p>0.244839</text:p>
              </table:table-cell>
              <table:table-cell office:value-type="float" office:value="26.180372">
                <text:p>26.180372</text:p>
              </table:table-cell>
              <table:table-cell office:value-type="float" office:value="0.244759">
                <text:p>0.24475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.1991">
                <text:p>26.1991</text:p>
              </table:table-cell>
              <table:table-cell office:value-type="float" office:value="0.291307">
                <text:p>0.291307</text:p>
              </table:table-cell>
              <table:table-cell office:value-type="float" office:value="26.199112">
                <text:p>26.199112</text:p>
              </table:table-cell>
              <table:table-cell office:value-type="float" office:value="0.291213">
                <text:p>0.2912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6.2178">
                <text:p>26.2178</text:p>
              </table:table-cell>
              <table:table-cell office:value-type="float" office:value="0.336961">
                <text:p>0.336961</text:p>
              </table:table-cell>
              <table:table-cell office:value-type="float" office:value="26.217818">
                <text:p>26.217818</text:p>
              </table:table-cell>
              <table:table-cell office:value-type="float" office:value="0.336852">
                <text:p>0.3368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6.2365">
                <text:p>26.2365</text:p>
              </table:table-cell>
              <table:table-cell office:value-type="float" office:value="0.381807">
                <text:p>0.381807</text:p>
              </table:table-cell>
              <table:table-cell office:value-type="float" office:value="26.236488">
                <text:p>26.236488</text:p>
              </table:table-cell>
              <table:table-cell office:value-type="float" office:value="0.381684">
                <text:p>0.38168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6.2551">
                <text:p>26.2551</text:p>
              </table:table-cell>
              <table:table-cell office:value-type="float" office:value="0.425854">
                <text:p>0.425854</text:p>
              </table:table-cell>
              <table:table-cell office:value-type="float" office:value="26.255124">
                <text:p>26.255124</text:p>
              </table:table-cell>
              <table:table-cell office:value-type="float" office:value="0.425717">
                <text:p>0.4257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6.2737">
                <text:p>26.2737</text:p>
              </table:table-cell>
              <table:table-cell office:value-type="float" office:value="0.469108">
                <text:p>0.469108</text:p>
              </table:table-cell>
              <table:table-cell office:value-type="float" office:value="26.273724">
                <text:p>26.273724</text:p>
              </table:table-cell>
              <table:table-cell office:value-type="float" office:value="0.468957">
                <text:p>0.46895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6.2923">
                <text:p>26.2923</text:p>
              </table:table-cell>
              <table:table-cell office:value-type="float" office:value="0.511576">
                <text:p>0.511576</text:p>
              </table:table-cell>
              <table:table-cell office:value-type="float" office:value="26.292291">
                <text:p>26.292291</text:p>
              </table:table-cell>
              <table:table-cell office:value-type="float" office:value="0.511412">
                <text:p>0.5114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6.3108">
                <text:p>26.3108</text:p>
              </table:table-cell>
              <table:table-cell office:value-type="float" office:value="0.553265">
                <text:p>0.553265</text:p>
              </table:table-cell>
              <table:table-cell office:value-type="float" office:value="26.310822">
                <text:p>26.310822</text:p>
              </table:table-cell>
              <table:table-cell office:value-type="float" office:value="0.553087">
                <text:p>0.55308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6.3293">
                <text:p>26.3293</text:p>
              </table:table-cell>
              <table:table-cell office:value-type="float" office:value="0.594181">
                <text:p>0.594181</text:p>
              </table:table-cell>
              <table:table-cell office:value-type="float" office:value="26.32932">
                <text:p>26.32932</text:p>
              </table:table-cell>
              <table:table-cell office:value-type="float" office:value="0.593991">
                <text:p>0.59399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6.3478">
                <text:p>26.3478</text:p>
              </table:table-cell>
              <table:table-cell office:value-type="float" office:value="0.634331">
                <text:p>0.634331</text:p>
              </table:table-cell>
              <table:table-cell office:value-type="float" office:value="26.347783">
                <text:p>26.347783</text:p>
              </table:table-cell>
              <table:table-cell office:value-type="float" office:value="0.634129">
                <text:p>0.63412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6.3662">
                <text:p>26.3662</text:p>
              </table:table-cell>
              <table:table-cell office:value-type="float" office:value="0.673721">
                <text:p>0.673721</text:p>
              </table:table-cell>
              <table:table-cell office:value-type="float" office:value="26.366212">
                <text:p>26.366212</text:p>
              </table:table-cell>
              <table:table-cell office:value-type="float" office:value="0.673507">
                <text:p>0.67350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6.3846">
                <text:p>26.3846</text:p>
              </table:table-cell>
              <table:table-cell office:value-type="float" office:value="0.712357">
                <text:p>0.712357</text:p>
              </table:table-cell>
              <table:table-cell office:value-type="float" office:value="26.384607">
                <text:p>26.384607</text:p>
              </table:table-cell>
              <table:table-cell office:value-type="float" office:value="0.712132">
                <text:p>0.7121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6.403">
                <text:p>26.403</text:p>
              </table:table-cell>
              <table:table-cell office:value-type="float" office:value="0.750246">
                <text:p>0.750246</text:p>
              </table:table-cell>
              <table:table-cell office:value-type="float" office:value="26.402969">
                <text:p>26.402969</text:p>
              </table:table-cell>
              <table:table-cell office:value-type="float" office:value="0.750008">
                <text:p>0.75000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6.4213">
                <text:p>26.4213</text:p>
              </table:table-cell>
              <table:table-cell office:value-type="float" office:value="0.787391">
                <text:p>0.787391</text:p>
              </table:table-cell>
              <table:table-cell office:value-type="float" office:value="26.421296">
                <text:p>26.421296</text:p>
              </table:table-cell>
              <table:table-cell office:value-type="float" office:value="0.787143">
                <text:p>0.78714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6.4396">
                <text:p>26.4396</text:p>
              </table:table-cell>
              <table:table-cell office:value-type="float" office:value="0.823801">
                <text:p>0.823801</text:p>
              </table:table-cell>
              <table:table-cell office:value-type="float" office:value="26.43959">
                <text:p>26.43959</text:p>
              </table:table-cell>
              <table:table-cell office:value-type="float" office:value="0.823542">
                <text:p>0.82354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6.4579">
                <text:p>26.4579</text:p>
              </table:table-cell>
              <table:table-cell office:value-type="float" office:value="0.859478">
                <text:p>0.859478</text:p>
              </table:table-cell>
              <table:table-cell office:value-type="float" office:value="26.457851">
                <text:p>26.457851</text:p>
              </table:table-cell>
              <table:table-cell office:value-type="float" office:value="0.859209">
                <text:p>0.85920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6.4761">
                <text:p>26.4761</text:p>
              </table:table-cell>
              <table:table-cell office:value-type="float" office:value="0.89443">
                <text:p>0.89443</text:p>
              </table:table-cell>
              <table:table-cell office:value-type="float" office:value="26.476078">
                <text:p>26.476078</text:p>
              </table:table-cell>
              <table:table-cell office:value-type="float" office:value="0.89415">
                <text:p>0.894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6.4943">
                <text:p>26.4943</text:p>
              </table:table-cell>
              <table:table-cell office:value-type="float" office:value="0.928661">
                <text:p>0.928661</text:p>
              </table:table-cell>
              <table:table-cell office:value-type="float" office:value="26.494272">
                <text:p>26.494272</text:p>
              </table:table-cell>
              <table:table-cell office:value-type="float" office:value="0.928371">
                <text:p>0.92837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6.5124">
                <text:p>26.5124</text:p>
              </table:table-cell>
              <table:table-cell office:value-type="float" office:value="0.962176">
                <text:p>0.962176</text:p>
              </table:table-cell>
              <table:table-cell office:value-type="float" office:value="26.512433">
                <text:p>26.512433</text:p>
              </table:table-cell>
              <table:table-cell office:value-type="float" office:value="0.961877">
                <text:p>0.96187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6.5306">
                <text:p>26.5306</text:p>
              </table:table-cell>
              <table:table-cell office:value-type="float" office:value="0.99498">
                <text:p>0.99498</text:p>
              </table:table-cell>
              <table:table-cell office:value-type="float" office:value="26.530561">
                <text:p>26.530561</text:p>
              </table:table-cell>
              <table:table-cell office:value-type="float" office:value="0.994671">
                <text:p>0.99467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6.5487">
                <text:p>26.5487</text:p>
              </table:table-cell>
              <table:table-cell office:value-type="float" office:value="1.02708">
                <text:p>1.02708</text:p>
              </table:table-cell>
              <table:table-cell office:value-type="float" office:value="26.548656">
                <text:p>26.548656</text:p>
              </table:table-cell>
              <table:table-cell office:value-type="float" office:value="1.026759">
                <text:p>1.02675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6.5667">
                <text:p>26.5667</text:p>
              </table:table-cell>
              <table:table-cell office:value-type="float" office:value="1.05847">
                <text:p>1.05847</text:p>
              </table:table-cell>
              <table:table-cell office:value-type="float" office:value="26.566718">
                <text:p>26.566718</text:p>
              </table:table-cell>
              <table:table-cell office:value-type="float" office:value="1.058146">
                <text:p>1.05814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6.5847">
                <text:p>26.5847</text:p>
              </table:table-cell>
              <table:table-cell office:value-type="float" office:value="1.08917">
                <text:p>1.08917</text:p>
              </table:table-cell>
              <table:table-cell office:value-type="float" office:value="26.584748">
                <text:p>26.584748</text:p>
              </table:table-cell>
              <table:table-cell office:value-type="float" office:value="1.088836">
                <text:p>1.0888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6.6027">
                <text:p>26.6027</text:p>
              </table:table-cell>
              <table:table-cell office:value-type="float" office:value="1.11918">
                <text:p>1.11918</text:p>
              </table:table-cell>
              <table:table-cell office:value-type="float" office:value="26.602745">
                <text:p>26.602745</text:p>
              </table:table-cell>
              <table:table-cell office:value-type="float" office:value="1.118833">
                <text:p>1.1188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6.6207">
                <text:p>26.6207</text:p>
              </table:table-cell>
              <table:table-cell office:value-type="float" office:value="1.14849">
                <text:p>1.14849</text:p>
              </table:table-cell>
              <table:table-cell office:value-type="float" office:value="26.62071">
                <text:p>26.62071</text:p>
              </table:table-cell>
              <table:table-cell office:value-type="float" office:value="1.148141">
                <text:p>1.14814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6.6386">
                <text:p>26.6386</text:p>
              </table:table-cell>
              <table:table-cell office:value-type="float" office:value="1.17713">
                <text:p>1.17713</text:p>
              </table:table-cell>
              <table:table-cell office:value-type="float" office:value="26.638642">
                <text:p>26.638642</text:p>
              </table:table-cell>
              <table:table-cell office:value-type="float" office:value="1.176766">
                <text:p>1.17676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6.6565">
                <text:p>26.6565</text:p>
              </table:table-cell>
              <table:table-cell office:value-type="float" office:value="1.20508">
                <text:p>1.20508</text:p>
              </table:table-cell>
              <table:table-cell office:value-type="float" office:value="26.656543">
                <text:p>26.656543</text:p>
              </table:table-cell>
              <table:table-cell office:value-type="float" office:value="1.204709">
                <text:p>1.20470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.6744">
                <text:p>26.6744</text:p>
              </table:table-cell>
              <table:table-cell office:value-type="float" office:value="1.23235">
                <text:p>1.23235</text:p>
              </table:table-cell>
              <table:table-cell office:value-type="float" office:value="26.674411">
                <text:p>26.674411</text:p>
              </table:table-cell>
              <table:table-cell office:value-type="float" office:value="1.231976">
                <text:p>1.23197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.6922">
                <text:p>26.6922</text:p>
              </table:table-cell>
              <table:table-cell office:value-type="float" office:value="1.25895">
                <text:p>1.25895</text:p>
              </table:table-cell>
              <table:table-cell office:value-type="float" office:value="26.692247">
                <text:p>26.692247</text:p>
              </table:table-cell>
              <table:table-cell office:value-type="float" office:value="1.25857">
                <text:p>1.2585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.7101">
                <text:p>26.7101</text:p>
              </table:table-cell>
              <table:table-cell office:value-type="float" office:value="1.28488">
                <text:p>1.28488</text:p>
              </table:table-cell>
              <table:table-cell office:value-type="float" office:value="26.710052">
                <text:p>26.710052</text:p>
              </table:table-cell>
              <table:table-cell office:value-type="float" office:value="1.284495">
                <text:p>1.28449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.7278">
                <text:p>26.7278</text:p>
              </table:table-cell>
              <table:table-cell office:value-type="float" office:value="1.31015">
                <text:p>1.31015</text:p>
              </table:table-cell>
              <table:table-cell office:value-type="float" office:value="26.727825">
                <text:p>26.727825</text:p>
              </table:table-cell>
              <table:table-cell office:value-type="float" office:value="1.309754">
                <text:p>1.30975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.7456">
                <text:p>26.7456</text:p>
              </table:table-cell>
              <table:table-cell office:value-type="float" office:value="1.33475">
                <text:p>1.33475</text:p>
              </table:table-cell>
              <table:table-cell office:value-type="float" office:value="26.745566">
                <text:p>26.745566</text:p>
              </table:table-cell>
              <table:table-cell office:value-type="float" office:value="1.33435">
                <text:p>1.3343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.7633">
                <text:p>26.7633</text:p>
              </table:table-cell>
              <table:table-cell office:value-type="float" office:value="1.3587">
                <text:p>1.3587</text:p>
              </table:table-cell>
              <table:table-cell office:value-type="float" office:value="26.763276">
                <text:p>26.763276</text:p>
              </table:table-cell>
              <table:table-cell office:value-type="float" office:value="1.358288">
                <text:p>1.35828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.781">
                <text:p>26.781</text:p>
              </table:table-cell>
              <table:table-cell office:value-type="float" office:value="1.38198">
                <text:p>1.38198</text:p>
              </table:table-cell>
              <table:table-cell office:value-type="float" office:value="26.780954">
                <text:p>26.780954</text:p>
              </table:table-cell>
              <table:table-cell office:value-type="float" office:value="1.38157">
                <text:p>1.3815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.7986">
                <text:p>26.7986</text:p>
              </table:table-cell>
              <table:table-cell office:value-type="float" office:value="1.40462">
                <text:p>1.40462</text:p>
              </table:table-cell>
              <table:table-cell office:value-type="float" office:value="26.798601">
                <text:p>26.798601</text:p>
              </table:table-cell>
              <table:table-cell office:value-type="float" office:value="1.404199">
                <text:p>1.40419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.8162">
                <text:p>26.8162</text:p>
              </table:table-cell>
              <table:table-cell office:value-type="float" office:value="1.4266">
                <text:p>1.4266</text:p>
              </table:table-cell>
              <table:table-cell office:value-type="float" office:value="26.816217">
                <text:p>26.816217</text:p>
              </table:table-cell>
              <table:table-cell office:value-type="float" office:value="1.426178">
                <text:p>1.42617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.8338">
                <text:p>26.8338</text:p>
              </table:table-cell>
              <table:table-cell office:value-type="float" office:value="1.44794">
                <text:p>1.44794</text:p>
              </table:table-cell>
              <table:table-cell office:value-type="float" office:value="26.833802">
                <text:p>26.833802</text:p>
              </table:table-cell>
              <table:table-cell office:value-type="float" office:value="1.44751">
                <text:p>1.4475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.8514">
                <text:p>26.8514</text:p>
              </table:table-cell>
              <table:table-cell office:value-type="float" office:value="1.46863">
                <text:p>1.46863</text:p>
              </table:table-cell>
              <table:table-cell office:value-type="float" office:value="26.851357">
                <text:p>26.851357</text:p>
              </table:table-cell>
              <table:table-cell office:value-type="float" office:value="1.468199">
                <text:p>1.46819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.8689">
                <text:p>26.8689</text:p>
              </table:table-cell>
              <table:table-cell office:value-type="float" office:value="1.48869">
                <text:p>1.48869</text:p>
              </table:table-cell>
              <table:table-cell office:value-type="float" office:value="26.86888">
                <text:p>26.86888</text:p>
              </table:table-cell>
              <table:table-cell office:value-type="float" office:value="1.488246">
                <text:p>1.4882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.8864">
                <text:p>26.8864</text:p>
              </table:table-cell>
              <table:table-cell office:value-type="float" office:value="1.5081">
                <text:p>1.5081</text:p>
              </table:table-cell>
              <table:table-cell office:value-type="float" office:value="26.886372">
                <text:p>26.886372</text:p>
              </table:table-cell>
              <table:table-cell office:value-type="float" office:value="1.507654">
                <text:p>1.50765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.9038">
                <text:p>26.9038</text:p>
              </table:table-cell>
              <table:table-cell office:value-type="float" office:value="1.52688">
                <text:p>1.52688</text:p>
              </table:table-cell>
              <table:table-cell office:value-type="float" office:value="26.903834">
                <text:p>26.903834</text:p>
              </table:table-cell>
              <table:table-cell office:value-type="float" office:value="1.526426">
                <text:p>1.52642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.9213">
                <text:p>26.9213</text:p>
              </table:table-cell>
              <table:table-cell office:value-type="float" office:value="1.54502">
                <text:p>1.54502</text:p>
              </table:table-cell>
              <table:table-cell office:value-type="float" office:value="26.921266">
                <text:p>26.921266</text:p>
              </table:table-cell>
              <table:table-cell office:value-type="float" office:value="1.544564">
                <text:p>1.54456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.9387">
                <text:p>26.9387</text:p>
              </table:table-cell>
              <table:table-cell office:value-type="float" office:value="1.56253">
                <text:p>1.56253</text:p>
              </table:table-cell>
              <table:table-cell office:value-type="float" office:value="26.938667">
                <text:p>26.938667</text:p>
              </table:table-cell>
              <table:table-cell office:value-type="float" office:value="1.562071">
                <text:p>1.56207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.956">
                <text:p>26.956</text:p>
              </table:table-cell>
              <table:table-cell office:value-type="float" office:value="1.57941">
                <text:p>1.57941</text:p>
              </table:table-cell>
              <table:table-cell office:value-type="float" office:value="26.956038">
                <text:p>26.956038</text:p>
              </table:table-cell>
              <table:table-cell office:value-type="float" office:value="1.578948">
                <text:p>1.57894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.9734">
                <text:p>26.9734</text:p>
              </table:table-cell>
              <table:table-cell office:value-type="float" office:value="1.59566">
                <text:p>1.59566</text:p>
              </table:table-cell>
              <table:table-cell office:value-type="float" office:value="26.973378">
                <text:p>26.973378</text:p>
              </table:table-cell>
              <table:table-cell office:value-type="float" office:value="1.595199">
                <text:p>1.59519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.9907">
                <text:p>26.9907</text:p>
              </table:table-cell>
              <table:table-cell office:value-type="float" office:value="1.61129">
                <text:p>1.61129</text:p>
              </table:table-cell>
              <table:table-cell office:value-type="float" office:value="26.990689">
                <text:p>26.990689</text:p>
              </table:table-cell>
              <table:table-cell office:value-type="float" office:value="1.610824">
                <text:p>1.6108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7.008">
                <text:p>27.008</text:p>
              </table:table-cell>
              <table:table-cell office:value-type="float" office:value="1.6263">
                <text:p>1.6263</text:p>
              </table:table-cell>
              <table:table-cell office:value-type="float" office:value="27.00797">
                <text:p>27.00797</text:p>
              </table:table-cell>
              <table:table-cell office:value-type="float" office:value="1.625827">
                <text:p>1.6258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.0252">
                <text:p>27.0252</text:p>
              </table:table-cell>
              <table:table-cell office:value-type="float" office:value="1.64068">
                <text:p>1.64068</text:p>
              </table:table-cell>
              <table:table-cell office:value-type="float" office:value="27.02522">
                <text:p>27.02522</text:p>
              </table:table-cell>
              <table:table-cell office:value-type="float" office:value="1.640208">
                <text:p>1.6402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.0424">
                <text:p>27.0424</text:p>
              </table:table-cell>
              <table:table-cell office:value-type="float" office:value="1.65445">
                <text:p>1.65445</text:p>
              </table:table-cell>
              <table:table-cell office:value-type="float" office:value="27.042441">
                <text:p>27.042441</text:p>
              </table:table-cell>
              <table:table-cell office:value-type="float" office:value="1.653971">
                <text:p>1.65397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.0596">
                <text:p>27.0596</text:p>
              </table:table-cell>
              <table:table-cell office:value-type="float" office:value="1.66759">
                <text:p>1.66759</text:p>
              </table:table-cell>
              <table:table-cell office:value-type="float" office:value="27.059633">
                <text:p>27.059633</text:p>
              </table:table-cell>
              <table:table-cell office:value-type="float" office:value="1.667116">
                <text:p>1.6671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.0768">
                <text:p>27.0768</text:p>
              </table:table-cell>
              <table:table-cell office:value-type="float" office:value="1.68013">
                <text:p>1.68013</text:p>
              </table:table-cell>
              <table:table-cell office:value-type="float" office:value="27.076794">
                <text:p>27.076794</text:p>
              </table:table-cell>
              <table:table-cell office:value-type="float" office:value="1.679645">
                <text:p>1.67964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.0939">
                <text:p>27.0939</text:p>
              </table:table-cell>
              <table:table-cell office:value-type="float" office:value="1.69204">
                <text:p>1.69204</text:p>
              </table:table-cell>
              <table:table-cell office:value-type="float" office:value="27.093927">
                <text:p>27.093927</text:p>
              </table:table-cell>
              <table:table-cell office:value-type="float" office:value="1.691559">
                <text:p>1.69155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.111">
                <text:p>27.111</text:p>
              </table:table-cell>
              <table:table-cell office:value-type="float" office:value="1.70335">
                <text:p>1.70335</text:p>
              </table:table-cell>
              <table:table-cell office:value-type="float" office:value="27.11103">
                <text:p>27.11103</text:p>
              </table:table-cell>
              <table:table-cell office:value-type="float" office:value="1.702861">
                <text:p>1.70286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.1281">
                <text:p>27.1281</text:p>
              </table:table-cell>
              <table:table-cell office:value-type="float" office:value="1.71404">
                <text:p>1.71404</text:p>
              </table:table-cell>
              <table:table-cell office:value-type="float" office:value="27.128103">
                <text:p>27.128103</text:p>
              </table:table-cell>
              <table:table-cell office:value-type="float" office:value="1.713552">
                <text:p>1.71355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.1451">
                <text:p>27.1451</text:p>
              </table:table-cell>
              <table:table-cell office:value-type="float" office:value="1.72412">
                <text:p>1.72412</text:p>
              </table:table-cell>
              <table:table-cell office:value-type="float" office:value="27.145148">
                <text:p>27.145148</text:p>
              </table:table-cell>
              <table:table-cell office:value-type="float" office:value="1.723633">
                <text:p>1.72363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.1622">
                <text:p>27.1622</text:p>
              </table:table-cell>
              <table:table-cell office:value-type="float" office:value="1.73359">
                <text:p>1.73359</text:p>
              </table:table-cell>
              <table:table-cell office:value-type="float" office:value="27.162163">
                <text:p>27.162163</text:p>
              </table:table-cell>
              <table:table-cell office:value-type="float" office:value="1.733105">
                <text:p>1.73310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.1791">
                <text:p>27.1791</text:p>
              </table:table-cell>
              <table:table-cell office:value-type="float" office:value="1.74246">
                <text:p>1.74246</text:p>
              </table:table-cell>
              <table:table-cell office:value-type="float" office:value="27.17915">
                <text:p>27.17915</text:p>
              </table:table-cell>
              <table:table-cell office:value-type="float" office:value="1.741969">
                <text:p>1.74196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.1961">
                <text:p>27.1961</text:p>
              </table:table-cell>
              <table:table-cell office:value-type="float" office:value="1.75072">
                <text:p>1.75072</text:p>
              </table:table-cell>
              <table:table-cell office:value-type="float" office:value="27.196108">
                <text:p>27.196108</text:p>
              </table:table-cell>
              <table:table-cell office:value-type="float" office:value="1.750227">
                <text:p>1.75022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.213">
                <text:p>27.213</text:p>
              </table:table-cell>
              <table:table-cell office:value-type="float" office:value="1.75837">
                <text:p>1.75837</text:p>
              </table:table-cell>
              <table:table-cell office:value-type="float" office:value="27.213037">
                <text:p>27.213037</text:p>
              </table:table-cell>
              <table:table-cell office:value-type="float" office:value="1.75788">
                <text:p>1.7578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.2299">
                <text:p>27.2299</text:p>
              </table:table-cell>
              <table:table-cell office:value-type="float" office:value="1.76542">
                <text:p>1.76542</text:p>
              </table:table-cell>
              <table:table-cell office:value-type="float" office:value="27.229937">
                <text:p>27.229937</text:p>
              </table:table-cell>
              <table:table-cell office:value-type="float" office:value="1.764928">
                <text:p>1.76492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.2468">
                <text:p>27.2468</text:p>
              </table:table-cell>
              <table:table-cell office:value-type="float" office:value="1.77186">
                <text:p>1.77186</text:p>
              </table:table-cell>
              <table:table-cell office:value-type="float" office:value="27.246809">
                <text:p>27.246809</text:p>
              </table:table-cell>
              <table:table-cell office:value-type="float" office:value="1.771373">
                <text:p>1.77137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.2637">
                <text:p>27.2637</text:p>
              </table:table-cell>
              <table:table-cell office:value-type="float" office:value="1.77771">
                <text:p>1.77771</text:p>
              </table:table-cell>
              <table:table-cell office:value-type="float" office:value="27.263652">
                <text:p>27.263652</text:p>
              </table:table-cell>
              <table:table-cell office:value-type="float" office:value="1.777215">
                <text:p>1.77721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.2805">
                <text:p>27.2805</text:p>
              </table:table-cell>
              <table:table-cell office:value-type="float" office:value="1.78295">
                <text:p>1.78295</text:p>
              </table:table-cell>
              <table:table-cell office:value-type="float" office:value="27.280467">
                <text:p>27.280467</text:p>
              </table:table-cell>
              <table:table-cell office:value-type="float" office:value="1.782455">
                <text:p>1.7824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.2973">
                <text:p>27.2973</text:p>
              </table:table-cell>
              <table:table-cell office:value-type="float" office:value="1.78758">
                <text:p>1.78758</text:p>
              </table:table-cell>
              <table:table-cell office:value-type="float" office:value="27.297253">
                <text:p>27.297253</text:p>
              </table:table-cell>
              <table:table-cell office:value-type="float" office:value="1.787094">
                <text:p>1.78709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.314">
                <text:p>27.314</text:p>
              </table:table-cell>
              <table:table-cell office:value-type="float" office:value="1.79162">
                <text:p>1.79162</text:p>
              </table:table-cell>
              <table:table-cell office:value-type="float" office:value="27.314012">
                <text:p>27.314012</text:p>
              </table:table-cell>
              <table:table-cell office:value-type="float" office:value="1.791132">
                <text:p>1.7911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.3307">
                <text:p>27.3307</text:p>
              </table:table-cell>
              <table:table-cell office:value-type="float" office:value="1.79506">
                <text:p>1.79506</text:p>
              </table:table-cell>
              <table:table-cell office:value-type="float" office:value="27.330742">
                <text:p>27.330742</text:p>
              </table:table-cell>
              <table:table-cell office:value-type="float" office:value="1.79457">
                <text:p>1.7945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7.3474">
                <text:p>27.3474</text:p>
              </table:table-cell>
              <table:table-cell office:value-type="float" office:value="1.7979">
                <text:p>1.7979</text:p>
              </table:table-cell>
              <table:table-cell office:value-type="float" office:value="27.347444">
                <text:p>27.347444</text:p>
              </table:table-cell>
              <table:table-cell office:value-type="float" office:value="1.797408">
                <text:p>1.79740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7.3641">
                <text:p>27.3641</text:p>
              </table:table-cell>
              <table:table-cell office:value-type="float" office:value="1.80013">
                <text:p>1.80013</text:p>
              </table:table-cell>
              <table:table-cell office:value-type="float" office:value="27.364119">
                <text:p>27.364119</text:p>
              </table:table-cell>
              <table:table-cell office:value-type="float" office:value="1.799647">
                <text:p>1.79964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7.3808">
                <text:p>27.3808</text:p>
              </table:table-cell>
              <table:table-cell office:value-type="float" office:value="1.80177">
                <text:p>1.80177</text:p>
              </table:table-cell>
              <table:table-cell office:value-type="float" office:value="27.380766">
                <text:p>27.380766</text:p>
              </table:table-cell>
              <table:table-cell office:value-type="float" office:value="1.801287">
                <text:p>1.80128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7.3974">
                <text:p>27.3974</text:p>
              </table:table-cell>
              <table:table-cell office:value-type="float" office:value="1.80281">
                <text:p>1.80281</text:p>
              </table:table-cell>
              <table:table-cell office:value-type="float" office:value="27.397385">
                <text:p>27.397385</text:p>
              </table:table-cell>
              <table:table-cell office:value-type="float" office:value="1.802327">
                <text:p>1.80232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7.414">
                <text:p>27.414</text:p>
              </table:table-cell>
              <table:table-cell office:value-type="float" office:value="1.80325">
                <text:p>1.80325</text:p>
              </table:table-cell>
              <table:table-cell office:value-type="float" office:value="27.413976">
                <text:p>27.413976</text:p>
              </table:table-cell>
              <table:table-cell office:value-type="float" office:value="1.80277">
                <text:p>1.8027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7.4305">
                <text:p>27.4305</text:p>
              </table:table-cell>
              <table:table-cell office:value-type="float" office:value="1.80309">
                <text:p>1.80309</text:p>
              </table:table-cell>
              <table:table-cell office:value-type="float" office:value="27.43054">
                <text:p>27.43054</text:p>
              </table:table-cell>
              <table:table-cell office:value-type="float" office:value="1.802614">
                <text:p>1.80261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7.4471">
                <text:p>27.4471</text:p>
              </table:table-cell>
              <table:table-cell office:value-type="float" office:value="1.80234">
                <text:p>1.80234</text:p>
              </table:table-cell>
              <table:table-cell office:value-type="float" office:value="27.447076">
                <text:p>27.447076</text:p>
              </table:table-cell>
              <table:table-cell office:value-type="float" office:value="1.801859">
                <text:p>1.80185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7.4636">
                <text:p>27.4636</text:p>
              </table:table-cell>
              <table:table-cell office:value-type="float" office:value="1.80098">
                <text:p>1.80098</text:p>
              </table:table-cell>
              <table:table-cell office:value-type="float" office:value="27.463585">
                <text:p>27.463585</text:p>
              </table:table-cell>
              <table:table-cell office:value-type="float" office:value="1.800505">
                <text:p>1.80050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7.4801">
                <text:p>27.4801</text:p>
              </table:table-cell>
              <table:table-cell office:value-type="float" office:value="1.79903">
                <text:p>1.79903</text:p>
              </table:table-cell>
              <table:table-cell office:value-type="float" office:value="27.480067">
                <text:p>27.480067</text:p>
              </table:table-cell>
              <table:table-cell office:value-type="float" office:value="1.798554">
                <text:p>1.79855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7.4965">
                <text:p>27.4965</text:p>
              </table:table-cell>
              <table:table-cell office:value-type="float" office:value="1.79647">
                <text:p>1.79647</text:p>
              </table:table-cell>
              <table:table-cell office:value-type="float" office:value="27.496521">
                <text:p>27.496521</text:p>
              </table:table-cell>
              <table:table-cell office:value-type="float" office:value="1.796004">
                <text:p>1.79600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7.5129">
                <text:p>27.5129</text:p>
              </table:table-cell>
              <table:table-cell office:value-type="float" office:value="1.79332">
                <text:p>1.79332</text:p>
              </table:table-cell>
              <table:table-cell office:value-type="float" office:value="27.512949">
                <text:p>27.512949</text:p>
              </table:table-cell>
              <table:table-cell office:value-type="float" office:value="1.792856">
                <text:p>1.79285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7.5293">
                <text:p>27.5293</text:p>
              </table:table-cell>
              <table:table-cell office:value-type="float" office:value="1.78957">
                <text:p>1.78957</text:p>
              </table:table-cell>
              <table:table-cell office:value-type="float" office:value="27.529349">
                <text:p>27.529349</text:p>
              </table:table-cell>
              <table:table-cell office:value-type="float" office:value="1.789111">
                <text:p>1.78911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7.5457">
                <text:p>27.5457</text:p>
              </table:table-cell>
              <table:table-cell office:value-type="float" office:value="1.78523">
                <text:p>1.78523</text:p>
              </table:table-cell>
              <table:table-cell office:value-type="float" office:value="27.545723">
                <text:p>27.545723</text:p>
              </table:table-cell>
              <table:table-cell office:value-type="float" office:value="1.784769">
                <text:p>1.78476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7.5621">
                <text:p>27.5621</text:p>
              </table:table-cell>
              <table:table-cell office:value-type="float" office:value="1.78028">
                <text:p>1.78028</text:p>
              </table:table-cell>
              <table:table-cell office:value-type="float" office:value="27.56207">
                <text:p>27.56207</text:p>
              </table:table-cell>
              <table:table-cell office:value-type="float" office:value="1.779829">
                <text:p>1.77982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.5784">
                <text:p>27.5784</text:p>
              </table:table-cell>
              <table:table-cell office:value-type="float" office:value="1.77475">
                <text:p>1.77475</text:p>
              </table:table-cell>
              <table:table-cell office:value-type="float" office:value="27.57839">
                <text:p>27.57839</text:p>
              </table:table-cell>
              <table:table-cell office:value-type="float" office:value="1.774294">
                <text:p>1.7742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7.5947">
                <text:p>27.5947</text:p>
              </table:table-cell>
              <table:table-cell office:value-type="float" office:value="1.76861">
                <text:p>1.76861</text:p>
              </table:table-cell>
              <table:table-cell office:value-type="float" office:value="27.594684">
                <text:p>27.594684</text:p>
              </table:table-cell>
              <table:table-cell office:value-type="float" office:value="1.768164">
                <text:p>1.76816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7.611">
                <text:p>27.611</text:p>
              </table:table-cell>
              <table:table-cell office:value-type="float" office:value="1.76188">
                <text:p>1.76188</text:p>
              </table:table-cell>
              <table:table-cell office:value-type="float" office:value="27.61095">
                <text:p>27.61095</text:p>
              </table:table-cell>
              <table:table-cell office:value-type="float" office:value="1.761438">
                <text:p>1.7614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7.6272">
                <text:p>27.6272</text:p>
              </table:table-cell>
              <table:table-cell office:value-type="float" office:value="1.75456">
                <text:p>1.75456</text:p>
              </table:table-cell>
              <table:table-cell office:value-type="float" office:value="27.627191">
                <text:p>27.627191</text:p>
              </table:table-cell>
              <table:table-cell office:value-type="float" office:value="1.754119">
                <text:p>1.7541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7.6434">
                <text:p>27.6434</text:p>
              </table:table-cell>
              <table:table-cell office:value-type="float" office:value="1.74664">
                <text:p>1.74664</text:p>
              </table:table-cell>
              <table:table-cell office:value-type="float" office:value="27.643405">
                <text:p>27.643405</text:p>
              </table:table-cell>
              <table:table-cell office:value-type="float" office:value="1.746206">
                <text:p>1.74620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7.6596">
                <text:p>27.6596</text:p>
              </table:table-cell>
              <table:table-cell office:value-type="float" office:value="1.73813">
                <text:p>1.73813</text:p>
              </table:table-cell>
              <table:table-cell office:value-type="float" office:value="27.659593">
                <text:p>27.659593</text:p>
              </table:table-cell>
              <table:table-cell office:value-type="float" office:value="1.737701">
                <text:p>1.7377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7.6758">
                <text:p>27.6758</text:p>
              </table:table-cell>
              <table:table-cell office:value-type="float" office:value="1.72903">
                <text:p>1.72903</text:p>
              </table:table-cell>
              <table:table-cell office:value-type="float" office:value="27.675754">
                <text:p>27.675754</text:p>
              </table:table-cell>
              <table:table-cell office:value-type="float" office:value="1.728605">
                <text:p>1.7286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7.6919">
                <text:p>27.6919</text:p>
              </table:table-cell>
              <table:table-cell office:value-type="float" office:value="1.71934">
                <text:p>1.71934</text:p>
              </table:table-cell>
              <table:table-cell office:value-type="float" office:value="27.69189">
                <text:p>27.69189</text:p>
              </table:table-cell>
              <table:table-cell office:value-type="float" office:value="1.718918">
                <text:p>1.7189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7.708">
                <text:p>27.708</text:p>
              </table:table-cell>
              <table:table-cell office:value-type="float" office:value="1.70905">
                <text:p>1.70905</text:p>
              </table:table-cell>
              <table:table-cell office:value-type="float" office:value="27.707999">
                <text:p>27.707999</text:p>
              </table:table-cell>
              <table:table-cell office:value-type="float" office:value="1.708642">
                <text:p>1.70864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.7241">
                <text:p>27.7241</text:p>
              </table:table-cell>
              <table:table-cell office:value-type="float" office:value="1.69819">
                <text:p>1.69819</text:p>
              </table:table-cell>
              <table:table-cell office:value-type="float" office:value="27.724083">
                <text:p>27.724083</text:p>
              </table:table-cell>
              <table:table-cell office:value-type="float" office:value="1.697778">
                <text:p>1.69777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7.7401">
                <text:p>27.7401</text:p>
              </table:table-cell>
              <table:table-cell office:value-type="float" office:value="1.68673">
                <text:p>1.68673</text:p>
              </table:table-cell>
              <table:table-cell office:value-type="float" office:value="27.74014">
                <text:p>27.74014</text:p>
              </table:table-cell>
              <table:table-cell office:value-type="float" office:value="1.686328">
                <text:p>1.68632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7.7562">
                <text:p>27.7562</text:p>
              </table:table-cell>
              <table:table-cell office:value-type="float" office:value="1.67469">
                <text:p>1.67469</text:p>
              </table:table-cell>
              <table:table-cell office:value-type="float" office:value="27.756172">
                <text:p>27.756172</text:p>
              </table:table-cell>
              <table:table-cell office:value-type="float" office:value="1.674292">
                <text:p>1.6742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7.7722">
                <text:p>27.7722</text:p>
              </table:table-cell>
              <table:table-cell office:value-type="float" office:value="1.66206">
                <text:p>1.66206</text:p>
              </table:table-cell>
              <table:table-cell office:value-type="float" office:value="27.772178">
                <text:p>27.772178</text:p>
              </table:table-cell>
              <table:table-cell office:value-type="float" office:value="1.661672">
                <text:p>1.66167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7.7882">
                <text:p>27.7882</text:p>
              </table:table-cell>
              <table:table-cell office:value-type="float" office:value="1.64885">
                <text:p>1.64885</text:p>
              </table:table-cell>
              <table:table-cell office:value-type="float" office:value="27.788159">
                <text:p>27.788159</text:p>
              </table:table-cell>
              <table:table-cell office:value-type="float" office:value="1.648469">
                <text:p>1.64846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7.8041">
                <text:p>27.8041</text:p>
              </table:table-cell>
              <table:table-cell office:value-type="float" office:value="1.63506">
                <text:p>1.63506</text:p>
              </table:table-cell>
              <table:table-cell office:value-type="float" office:value="27.804114">
                <text:p>27.804114</text:p>
              </table:table-cell>
              <table:table-cell office:value-type="float" office:value="1.634686">
                <text:p>1.63468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7.82">
                <text:p>27.82</text:p>
              </table:table-cell>
              <table:table-cell office:value-type="float" office:value="1.62069">
                <text:p>1.62069</text:p>
              </table:table-cell>
              <table:table-cell office:value-type="float" office:value="27.820043">
                <text:p>27.820043</text:p>
              </table:table-cell>
              <table:table-cell office:value-type="float" office:value="1.620322">
                <text:p>1.62032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7.8359">
                <text:p>27.8359</text:p>
              </table:table-cell>
              <table:table-cell office:value-type="float" office:value="1.60574">
                <text:p>1.60574</text:p>
              </table:table-cell>
              <table:table-cell office:value-type="float" office:value="27.835948">
                <text:p>27.835948</text:p>
              </table:table-cell>
              <table:table-cell office:value-type="float" office:value="1.605381">
                <text:p>1.60538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7.8518">
                <text:p>27.8518</text:p>
              </table:table-cell>
              <table:table-cell office:value-type="float" office:value="1.59022">
                <text:p>1.59022</text:p>
              </table:table-cell>
              <table:table-cell office:value-type="float" office:value="27.851826">
                <text:p>27.851826</text:p>
              </table:table-cell>
              <table:table-cell office:value-type="float" office:value="1.589864">
                <text:p>1.58986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.8677">
                <text:p>27.8677</text:p>
              </table:table-cell>
              <table:table-cell office:value-type="float" office:value="1.57412">
                <text:p>1.57412</text:p>
              </table:table-cell>
              <table:table-cell office:value-type="float" office:value="27.86768">
                <text:p>27.86768</text:p>
              </table:table-cell>
              <table:table-cell office:value-type="float" office:value="1.573772">
                <text:p>1.57377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7.8835">
                <text:p>27.8835</text:p>
              </table:table-cell>
              <table:table-cell office:value-type="float" office:value="1.55745">
                <text:p>1.55745</text:p>
              </table:table-cell>
              <table:table-cell office:value-type="float" office:value="27.883509">
                <text:p>27.883509</text:p>
              </table:table-cell>
              <table:table-cell office:value-type="float" office:value="1.557107">
                <text:p>1.55710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7.8993">
                <text:p>27.8993</text:p>
              </table:table-cell>
              <table:table-cell office:value-type="float" office:value="1.5402">
                <text:p>1.5402</text:p>
              </table:table-cell>
              <table:table-cell office:value-type="float" office:value="27.899312">
                <text:p>27.899312</text:p>
              </table:table-cell>
              <table:table-cell office:value-type="float" office:value="1.539872">
                <text:p>1.53987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7.9151">
                <text:p>27.9151</text:p>
              </table:table-cell>
              <table:table-cell office:value-type="float" office:value="1.52239">
                <text:p>1.52239</text:p>
              </table:table-cell>
              <table:table-cell office:value-type="float" office:value="27.915091">
                <text:p>27.915091</text:p>
              </table:table-cell>
              <table:table-cell office:value-type="float" office:value="1.522068">
                <text:p>1.5220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7.9308">
                <text:p>27.9308</text:p>
              </table:table-cell>
              <table:table-cell office:value-type="float" office:value="1.50401">
                <text:p>1.50401</text:p>
              </table:table-cell>
              <table:table-cell office:value-type="float" office:value="27.930844">
                <text:p>27.930844</text:p>
              </table:table-cell>
              <table:table-cell office:value-type="float" office:value="1.503697">
                <text:p>1.5036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7.9466">
                <text:p>27.9466</text:p>
              </table:table-cell>
              <table:table-cell office:value-type="float" office:value="1.48507">
                <text:p>1.48507</text:p>
              </table:table-cell>
              <table:table-cell office:value-type="float" office:value="27.946573">
                <text:p>27.946573</text:p>
              </table:table-cell>
              <table:table-cell office:value-type="float" office:value="1.484761">
                <text:p>1.48476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7.9623">
                <text:p>27.9623</text:p>
              </table:table-cell>
              <table:table-cell office:value-type="float" office:value="1.46556">
                <text:p>1.46556</text:p>
              </table:table-cell>
              <table:table-cell office:value-type="float" office:value="27.962277">
                <text:p>27.962277</text:p>
              </table:table-cell>
              <table:table-cell office:value-type="float" office:value="1.465262">
                <text:p>1.46526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7.978">
                <text:p>27.978</text:p>
              </table:table-cell>
              <table:table-cell office:value-type="float" office:value="1.44549">
                <text:p>1.44549</text:p>
              </table:table-cell>
              <table:table-cell office:value-type="float" office:value="27.977956">
                <text:p>27.977956</text:p>
              </table:table-cell>
              <table:table-cell office:value-type="float" office:value="1.445203">
                <text:p>1.44520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7.9936">
                <text:p>27.9936</text:p>
              </table:table-cell>
              <table:table-cell office:value-type="float" office:value="1.42487">
                <text:p>1.42487</text:p>
              </table:table-cell>
              <table:table-cell office:value-type="float" office:value="27.993611">
                <text:p>27.993611</text:p>
              </table:table-cell>
              <table:table-cell office:value-type="float" office:value="1.424586">
                <text:p>1.4245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8.0092">
                <text:p>28.0092</text:p>
              </table:table-cell>
              <table:table-cell office:value-type="float" office:value="1.40368">
                <text:p>1.40368</text:p>
              </table:table-cell>
              <table:table-cell office:value-type="float" office:value="28.009241">
                <text:p>28.009241</text:p>
              </table:table-cell>
              <table:table-cell office:value-type="float" office:value="1.403412">
                <text:p>1.4034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8.0248">
                <text:p>28.0248</text:p>
              </table:table-cell>
              <table:table-cell office:value-type="float" office:value="1.38195">
                <text:p>1.38195</text:p>
              </table:table-cell>
              <table:table-cell office:value-type="float" office:value="28.024847">
                <text:p>28.024847</text:p>
              </table:table-cell>
              <table:table-cell office:value-type="float" office:value="1.381685">
                <text:p>1.38168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8.0404">
                <text:p>28.0404</text:p>
              </table:table-cell>
              <table:table-cell office:value-type="float" office:value="1.35966">
                <text:p>1.35966</text:p>
              </table:table-cell>
              <table:table-cell office:value-type="float" office:value="28.040429">
                <text:p>28.040429</text:p>
              </table:table-cell>
              <table:table-cell office:value-type="float" office:value="1.359407">
                <text:p>1.35940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8.056">
                <text:p>28.056</text:p>
              </table:table-cell>
              <table:table-cell office:value-type="float" office:value="1.33682">
                <text:p>1.33682</text:p>
              </table:table-cell>
              <table:table-cell office:value-type="float" office:value="28.055986">
                <text:p>28.055986</text:p>
              </table:table-cell>
              <table:table-cell office:value-type="float" office:value="1.336579">
                <text:p>1.33657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8.0715">
                <text:p>28.0715</text:p>
              </table:table-cell>
              <table:table-cell office:value-type="float" office:value="1.31344">
                <text:p>1.31344</text:p>
              </table:table-cell>
              <table:table-cell office:value-type="float" office:value="28.071519">
                <text:p>28.071519</text:p>
              </table:table-cell>
              <table:table-cell office:value-type="float" office:value="1.313206">
                <text:p>1.31320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8.087">
                <text:p>28.087</text:p>
              </table:table-cell>
              <table:table-cell office:value-type="float" office:value="1.28951">
                <text:p>1.28951</text:p>
              </table:table-cell>
              <table:table-cell office:value-type="float" office:value="28.087028">
                <text:p>28.087028</text:p>
              </table:table-cell>
              <table:table-cell office:value-type="float" office:value="1.289288">
                <text:p>1.28928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8.1025">
                <text:p>28.1025</text:p>
              </table:table-cell>
              <table:table-cell office:value-type="float" office:value="1.26504">
                <text:p>1.26504</text:p>
              </table:table-cell>
              <table:table-cell office:value-type="float" office:value="28.102513">
                <text:p>28.102513</text:p>
              </table:table-cell>
              <table:table-cell office:value-type="float" office:value="1.264829">
                <text:p>1.26482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8.118">
                <text:p>28.118</text:p>
              </table:table-cell>
              <table:table-cell office:value-type="float" office:value="1.24004">
                <text:p>1.24004</text:p>
              </table:table-cell>
              <table:table-cell office:value-type="float" office:value="28.117973">
                <text:p>28.117973</text:p>
              </table:table-cell>
              <table:table-cell office:value-type="float" office:value="1.239831">
                <text:p>1.23983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8.1334">
                <text:p>28.1334</text:p>
              </table:table-cell>
              <table:table-cell office:value-type="float" office:value="1.21449">
                <text:p>1.21449</text:p>
              </table:table-cell>
              <table:table-cell office:value-type="float" office:value="28.13341">
                <text:p>28.13341</text:p>
              </table:table-cell>
              <table:table-cell office:value-type="float" office:value="1.214297">
                <text:p>1.21429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8.1488">
                <text:p>28.1488</text:p>
              </table:table-cell>
              <table:table-cell office:value-type="float" office:value="1.18841">
                <text:p>1.18841</text:p>
              </table:table-cell>
              <table:table-cell office:value-type="float" office:value="28.148823">
                <text:p>28.148823</text:p>
              </table:table-cell>
              <table:table-cell office:value-type="float" office:value="1.18823">
                <text:p>1.1882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8.1642">
                <text:p>28.1642</text:p>
              </table:table-cell>
              <table:table-cell office:value-type="float" office:value="1.1618">
                <text:p>1.1618</text:p>
              </table:table-cell>
              <table:table-cell office:value-type="float" office:value="28.164213">
                <text:p>28.164213</text:p>
              </table:table-cell>
              <table:table-cell office:value-type="float" office:value="1.161632">
                <text:p>1.16163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8.1796">
                <text:p>28.1796</text:p>
              </table:table-cell>
              <table:table-cell office:value-type="float" office:value="1.13467">
                <text:p>1.13467</text:p>
              </table:table-cell>
              <table:table-cell office:value-type="float" office:value="28.179578">
                <text:p>28.179578</text:p>
              </table:table-cell>
              <table:table-cell office:value-type="float" office:value="1.134506">
                <text:p>1.13450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8.1949">
                <text:p>28.1949</text:p>
              </table:table-cell>
              <table:table-cell office:value-type="float" office:value="1.10701">
                <text:p>1.10701</text:p>
              </table:table-cell>
              <table:table-cell office:value-type="float" office:value="28.194921">
                <text:p>28.194921</text:p>
              </table:table-cell>
              <table:table-cell office:value-type="float" office:value="1.106856">
                <text:p>1.10685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8.2102">
                <text:p>28.2102</text:p>
              </table:table-cell>
              <table:table-cell office:value-type="float" office:value="1.07882">
                <text:p>1.07882</text:p>
              </table:table-cell>
              <table:table-cell office:value-type="float" office:value="28.210239">
                <text:p>28.210239</text:p>
              </table:table-cell>
              <table:table-cell office:value-type="float" office:value="1.078683">
                <text:p>1.07868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8.2255">
                <text:p>28.2255</text:p>
              </table:table-cell>
              <table:table-cell office:value-type="float" office:value="1.05012">
                <text:p>1.05012</text:p>
              </table:table-cell>
              <table:table-cell office:value-type="float" office:value="28.225534">
                <text:p>28.225534</text:p>
              </table:table-cell>
              <table:table-cell office:value-type="float" office:value="1.049991">
                <text:p>1.04999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8.2408">
                <text:p>28.2408</text:p>
              </table:table-cell>
              <table:table-cell office:value-type="float" office:value="1.0209">
                <text:p>1.0209</text:p>
              </table:table-cell>
              <table:table-cell office:value-type="float" office:value="28.240806">
                <text:p>28.240806</text:p>
              </table:table-cell>
              <table:table-cell office:value-type="float" office:value="1.020783">
                <text:p>1.02078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8.2561">
                <text:p>28.2561</text:p>
              </table:table-cell>
              <table:table-cell office:value-type="float" office:value="0.991168">
                <text:p>0.991168</text:p>
              </table:table-cell>
              <table:table-cell office:value-type="float" office:value="28.256054">
                <text:p>28.256054</text:p>
              </table:table-cell>
              <table:table-cell office:value-type="float" office:value="0.991062">
                <text:p>0.99106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8.2713">
                <text:p>28.2713</text:p>
              </table:table-cell>
              <table:table-cell office:value-type="float" office:value="0.960925">
                <text:p>0.960925</text:p>
              </table:table-cell>
              <table:table-cell office:value-type="float" office:value="28.271279">
                <text:p>28.271279</text:p>
              </table:table-cell>
              <table:table-cell office:value-type="float" office:value="0.96083">
                <text:p>0.9608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8.2865">
                <text:p>28.2865</text:p>
              </table:table-cell>
              <table:table-cell office:value-type="float" office:value="0.930174">
                <text:p>0.930174</text:p>
              </table:table-cell>
              <table:table-cell office:value-type="float" office:value="28.286481">
                <text:p>28.286481</text:p>
              </table:table-cell>
              <table:table-cell office:value-type="float" office:value="0.930091">
                <text:p>0.9300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8.3017">
                <text:p>28.3017</text:p>
              </table:table-cell>
              <table:table-cell office:value-type="float" office:value="0.89892">
                <text:p>0.89892</text:p>
              </table:table-cell>
              <table:table-cell office:value-type="float" office:value="28.30166">
                <text:p>28.30166</text:p>
              </table:table-cell>
              <table:table-cell office:value-type="float" office:value="0.898848">
                <text:p>0.89884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8.3168">
                <text:p>28.3168</text:p>
              </table:table-cell>
              <table:table-cell office:value-type="float" office:value="0.867164">
                <text:p>0.867164</text:p>
              </table:table-cell>
              <table:table-cell office:value-type="float" office:value="28.316816">
                <text:p>28.316816</text:p>
              </table:table-cell>
              <table:table-cell office:value-type="float" office:value="0.867105">
                <text:p>0.8671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8.3319">
                <text:p>28.3319</text:p>
              </table:table-cell>
              <table:table-cell office:value-type="float" office:value="0.83491">
                <text:p>0.83491</text:p>
              </table:table-cell>
              <table:table-cell office:value-type="float" office:value="28.331949">
                <text:p>28.331949</text:p>
              </table:table-cell>
              <table:table-cell office:value-type="float" office:value="0.834863">
                <text:p>0.83486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8.3471">
                <text:p>28.3471</text:p>
              </table:table-cell>
              <table:table-cell office:value-type="float" office:value="0.802162">
                <text:p>0.802162</text:p>
              </table:table-cell>
              <table:table-cell office:value-type="float" office:value="28.347058">
                <text:p>28.347058</text:p>
              </table:table-cell>
              <table:table-cell office:value-type="float" office:value="0.802127">
                <text:p>0.80212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8.3621">
                <text:p>28.3621</text:p>
              </table:table-cell>
              <table:table-cell office:value-type="float" office:value="0.768922">
                <text:p>0.768922</text:p>
              </table:table-cell>
              <table:table-cell office:value-type="float" office:value="28.362145">
                <text:p>28.362145</text:p>
              </table:table-cell>
              <table:table-cell office:value-type="float" office:value="0.7689">
                <text:p>0.768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8.3772">
                <text:p>28.3772</text:p>
              </table:table-cell>
              <table:table-cell office:value-type="float" office:value="0.735194">
                <text:p>0.735194</text:p>
              </table:table-cell>
              <table:table-cell office:value-type="float" office:value="28.37721">
                <text:p>28.37721</text:p>
              </table:table-cell>
              <table:table-cell office:value-type="float" office:value="0.735184">
                <text:p>0.73518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8.3923">
                <text:p>28.3923</text:p>
              </table:table-cell>
              <table:table-cell office:value-type="float" office:value="0.700981">
                <text:p>0.700981</text:p>
              </table:table-cell>
              <table:table-cell office:value-type="float" office:value="28.392251">
                <text:p>28.392251</text:p>
              </table:table-cell>
              <table:table-cell office:value-type="float" office:value="0.700983">
                <text:p>0.70098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8.4073">
                <text:p>28.4073</text:p>
              </table:table-cell>
              <table:table-cell office:value-type="float" office:value="0.666286">
                <text:p>0.666286</text:p>
              </table:table-cell>
              <table:table-cell office:value-type="float" office:value="28.40727">
                <text:p>28.40727</text:p>
              </table:table-cell>
              <table:table-cell office:value-type="float" office:value="0.666301">
                <text:p>0.66630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8.4223">
                <text:p>28.4223</text:p>
              </table:table-cell>
              <table:table-cell office:value-type="float" office:value="0.631113">
                <text:p>0.631113</text:p>
              </table:table-cell>
              <table:table-cell office:value-type="float" office:value="28.422267">
                <text:p>28.422267</text:p>
              </table:table-cell>
              <table:table-cell office:value-type="float" office:value="0.631141">
                <text:p>0.63114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8.4372">
                <text:p>28.4372</text:p>
              </table:table-cell>
              <table:table-cell office:value-type="float" office:value="0.595465">
                <text:p>0.595465</text:p>
              </table:table-cell>
              <table:table-cell office:value-type="float" office:value="28.437241">
                <text:p>28.437241</text:p>
              </table:table-cell>
              <table:table-cell office:value-type="float" office:value="0.595506">
                <text:p>0.59550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8.4522">
                <text:p>28.4522</text:p>
              </table:table-cell>
              <table:table-cell office:value-type="float" office:value="0.559345">
                <text:p>0.559345</text:p>
              </table:table-cell>
              <table:table-cell office:value-type="float" office:value="28.452192">
                <text:p>28.452192</text:p>
              </table:table-cell>
              <table:table-cell office:value-type="float" office:value="0.559399">
                <text:p>0.55939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8.4671">
                <text:p>28.4671</text:p>
              </table:table-cell>
              <table:table-cell office:value-type="float" office:value="0.522757">
                <text:p>0.522757</text:p>
              </table:table-cell>
              <table:table-cell office:value-type="float" office:value="28.467121">
                <text:p>28.467121</text:p>
              </table:table-cell>
              <table:table-cell office:value-type="float" office:value="0.522824">
                <text:p>0.52282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8.482">
                <text:p>28.482</text:p>
              </table:table-cell>
              <table:table-cell office:value-type="float" office:value="0.485703">
                <text:p>0.485703</text:p>
              </table:table-cell>
              <table:table-cell office:value-type="float" office:value="28.482028">
                <text:p>28.482028</text:p>
              </table:table-cell>
              <table:table-cell office:value-type="float" office:value="0.485784">
                <text:p>0.48578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8.4969">
                <text:p>28.4969</text:p>
              </table:table-cell>
              <table:table-cell office:value-type="float" office:value="0.448189">
                <text:p>0.448189</text:p>
              </table:table-cell>
              <table:table-cell office:value-type="float" office:value="28.496913">
                <text:p>28.496913</text:p>
              </table:table-cell>
              <table:table-cell office:value-type="float" office:value="0.448283">
                <text:p>0.44828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8.5118">
                <text:p>28.5118</text:p>
              </table:table-cell>
              <table:table-cell office:value-type="float" office:value="0.410216">
                <text:p>0.410216</text:p>
              </table:table-cell>
              <table:table-cell office:value-type="float" office:value="28.511775">
                <text:p>28.511775</text:p>
              </table:table-cell>
              <table:table-cell office:value-type="float" office:value="0.410324">
                <text:p>0.41032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.5266">
                <text:p>28.5266</text:p>
              </table:table-cell>
              <table:table-cell office:value-type="float" office:value="0.371789">
                <text:p>0.371789</text:p>
              </table:table-cell>
              <table:table-cell office:value-type="float" office:value="28.526616">
                <text:p>28.526616</text:p>
              </table:table-cell>
              <table:table-cell office:value-type="float" office:value="0.37191">
                <text:p>0.371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8.5414">
                <text:p>28.5414</text:p>
              </table:table-cell>
              <table:table-cell office:value-type="float" office:value="0.332911">
                <text:p>0.332911</text:p>
              </table:table-cell>
              <table:table-cell office:value-type="float" office:value="28.541434">
                <text:p>28.541434</text:p>
              </table:table-cell>
              <table:table-cell office:value-type="float" office:value="0.333046">
                <text:p>0.33304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8.5562">
                <text:p>28.5562</text:p>
              </table:table-cell>
              <table:table-cell office:value-type="float" office:value="0.293585">
                <text:p>0.293585</text:p>
              </table:table-cell>
              <table:table-cell office:value-type="float" office:value="28.556231">
                <text:p>28.556231</text:p>
              </table:table-cell>
              <table:table-cell office:value-type="float" office:value="0.293733">
                <text:p>0.29373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8.571">
                <text:p>28.571</text:p>
              </table:table-cell>
              <table:table-cell office:value-type="float" office:value="0.253815">
                <text:p>0.253815</text:p>
              </table:table-cell>
              <table:table-cell office:value-type="float" office:value="28.571005">
                <text:p>28.571005</text:p>
              </table:table-cell>
              <table:table-cell office:value-type="float" office:value="0.253977">
                <text:p>0.25397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8.5858">
                <text:p>28.5858</text:p>
              </table:table-cell>
              <table:table-cell office:value-type="float" office:value="0.213605">
                <text:p>0.213605</text:p>
              </table:table-cell>
              <table:table-cell office:value-type="float" office:value="28.585758">
                <text:p>28.585758</text:p>
              </table:table-cell>
              <table:table-cell office:value-type="float" office:value="0.213781">
                <text:p>0.21378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8.6005">
                <text:p>28.6005</text:p>
              </table:table-cell>
              <table:table-cell office:value-type="float" office:value="0.172957">
                <text:p>0.172957</text:p>
              </table:table-cell>
              <table:table-cell office:value-type="float" office:value="28.600489">
                <text:p>28.600489</text:p>
              </table:table-cell>
              <table:table-cell office:value-type="float" office:value="0.173147">
                <text:p>0.17314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8.6152">
                <text:p>28.6152</text:p>
              </table:table-cell>
              <table:table-cell office:value-type="float" office:value="0.131876">
                <text:p>0.131876</text:p>
              </table:table-cell>
              <table:table-cell office:value-type="float" office:value="28.615198">
                <text:p>28.615198</text:p>
              </table:table-cell>
              <table:table-cell office:value-type="float" office:value="0.13208">
                <text:p>0.1320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8.6299">
                <text:p>28.6299</text:p>
              </table:table-cell>
              <table:table-cell office:value-type="float" office:value="0.0903648">
                <text:p>0.0903648</text:p>
              </table:table-cell>
              <table:table-cell office:value-type="float" office:value="28.629886">
                <text:p>28.629886</text:p>
              </table:table-cell>
              <table:table-cell office:value-type="float" office:value="0.090584">
                <text:p>0.09058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8.6446">
                <text:p>28.6446</text:p>
              </table:table-cell>
              <table:table-cell office:value-type="float" office:value="0.0484273">
                <text:p>0.0484273</text:p>
              </table:table-cell>
              <table:table-cell office:value-type="float" office:value="28.644552">
                <text:p>28.644552</text:p>
              </table:table-cell>
              <table:table-cell office:value-type="float" office:value="0.04866">
                <text:p>0.0486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8.6592">
                <text:p>28.6592</text:p>
              </table:table-cell>
              <table:table-cell office:value-type="float" office:value="0.00606686">
                <text:p>0.00606686</text:p>
              </table:table-cell>
              <table:table-cell office:value-type="float" office:value="28.659196">
                <text:p>28.659196</text:p>
              </table:table-cell>
              <table:table-cell office:value-type="float" office:value="0.006314">
                <text:p>0.0063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8.6738">
                <text:p>28.6738</text:p>
              </table:table-cell>
              <table:table-cell office:value-type="float" office:value="0">
                <text:p>0</text:p>
              </table:table-cell>
              <table:table-cell office:value-type="float" office:value="28.673819">
                <text:p>28.673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8.7906">
                <text:p>28.7906</text:p>
              </table:table-cell>
              <table:table-cell office:value-type="float" office:value="0">
                <text:p>0</text:p>
              </table:table-cell>
              <table:table-cell office:value-type="float" office:value="28.790633">
                <text:p>28.790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8.8052">
                <text:p>28.8052</text:p>
              </table:table-cell>
              <table:table-cell office:value-type="float" office:value="0.0431955">
                <text:p>0.0431955</text:p>
              </table:table-cell>
              <table:table-cell office:value-type="float" office:value="28.805234">
                <text:p>28.805234</text:p>
              </table:table-cell>
              <table:table-cell office:value-type="float" office:value="0.043181">
                <text:p>0.04318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8.8198">
                <text:p>28.8198</text:p>
              </table:table-cell>
              <table:table-cell office:value-type="float" office:value="0.0856056">
                <text:p>0.0856056</text:p>
              </table:table-cell>
              <table:table-cell office:value-type="float" office:value="28.819815">
                <text:p>28.819815</text:p>
              </table:table-cell>
              <table:table-cell office:value-type="float" office:value="0.085577">
                <text:p>0.0855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8.8344">
                <text:p>28.8344</text:p>
              </table:table-cell>
              <table:table-cell office:value-type="float" office:value="0.127237">
                <text:p>0.127237</text:p>
              </table:table-cell>
              <table:table-cell office:value-type="float" office:value="28.834374">
                <text:p>28.834374</text:p>
              </table:table-cell>
              <table:table-cell office:value-type="float" office:value="0.127194">
                <text:p>0.1271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8.8489">
                <text:p>28.8489</text:p>
              </table:table-cell>
              <table:table-cell office:value-type="float" office:value="0.168097">
                <text:p>0.168097</text:p>
              </table:table-cell>
              <table:table-cell office:value-type="float" office:value="28.848912">
                <text:p>28.848912</text:p>
              </table:table-cell>
              <table:table-cell office:value-type="float" office:value="0.16804">
                <text:p>0.1680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8.8634">
                <text:p>28.8634</text:p>
              </table:table-cell>
              <table:table-cell office:value-type="float" office:value="0.20819">
                <text:p>0.20819</text:p>
              </table:table-cell>
              <table:table-cell office:value-type="float" office:value="28.863429">
                <text:p>28.863429</text:p>
              </table:table-cell>
              <table:table-cell office:value-type="float" office:value="0.208121">
                <text:p>0.20812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8.8779">
                <text:p>28.8779</text:p>
              </table:table-cell>
              <table:table-cell office:value-type="float" office:value="0.247525">
                <text:p>0.247525</text:p>
              </table:table-cell>
              <table:table-cell office:value-type="float" office:value="28.877924">
                <text:p>28.877924</text:p>
              </table:table-cell>
              <table:table-cell office:value-type="float" office:value="0.247442">
                <text:p>0.24744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8.8924">
                <text:p>28.8924</text:p>
              </table:table-cell>
              <table:table-cell office:value-type="float" office:value="0.286105">
                <text:p>0.286105</text:p>
              </table:table-cell>
              <table:table-cell office:value-type="float" office:value="28.892399">
                <text:p>28.892399</text:p>
              </table:table-cell>
              <table:table-cell office:value-type="float" office:value="0.28601">
                <text:p>0.2860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8.9069">
                <text:p>28.9069</text:p>
              </table:table-cell>
              <table:table-cell office:value-type="float" office:value="0.323939">
                <text:p>0.323939</text:p>
              </table:table-cell>
              <table:table-cell office:value-type="float" office:value="28.906853">
                <text:p>28.906853</text:p>
              </table:table-cell>
              <table:table-cell office:value-type="float" office:value="0.323831">
                <text:p>0.32383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8.9213">
                <text:p>28.9213</text:p>
              </table:table-cell>
              <table:table-cell office:value-type="float" office:value="0.36103">
                <text:p>0.36103</text:p>
              </table:table-cell>
              <table:table-cell office:value-type="float" office:value="28.921286">
                <text:p>28.921286</text:p>
              </table:table-cell>
              <table:table-cell office:value-type="float" office:value="0.36091">
                <text:p>0.3609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8.9357">
                <text:p>28.9357</text:p>
              </table:table-cell>
              <table:table-cell office:value-type="float" office:value="0.397385">
                <text:p>0.397385</text:p>
              </table:table-cell>
              <table:table-cell office:value-type="float" office:value="28.935698">
                <text:p>28.935698</text:p>
              </table:table-cell>
              <table:table-cell office:value-type="float" office:value="0.397253">
                <text:p>0.39725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8.9501">
                <text:p>28.9501</text:p>
              </table:table-cell>
              <table:table-cell office:value-type="float" office:value="0.433009">
                <text:p>0.433009</text:p>
              </table:table-cell>
              <table:table-cell office:value-type="float" office:value="28.950089">
                <text:p>28.950089</text:p>
              </table:table-cell>
              <table:table-cell office:value-type="float" office:value="0.432866">
                <text:p>0.43286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8.9645">
                <text:p>28.9645</text:p>
              </table:table-cell>
              <table:table-cell office:value-type="float" office:value="0.467907">
                <text:p>0.467907</text:p>
              </table:table-cell>
              <table:table-cell office:value-type="float" office:value="28.964459">
                <text:p>28.964459</text:p>
              </table:table-cell>
              <table:table-cell office:value-type="float" office:value="0.467753">
                <text:p>0.46775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8.9788">
                <text:p>28.9788</text:p>
              </table:table-cell>
              <table:table-cell office:value-type="float" office:value="0.502085">
                <text:p>0.502085</text:p>
              </table:table-cell>
              <table:table-cell office:value-type="float" office:value="28.978809">
                <text:p>28.978809</text:p>
              </table:table-cell>
              <table:table-cell office:value-type="float" office:value="0.50192">
                <text:p>0.5019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8.9931">
                <text:p>28.9931</text:p>
              </table:table-cell>
              <table:table-cell office:value-type="float" office:value="0.535547">
                <text:p>0.535547</text:p>
              </table:table-cell>
              <table:table-cell office:value-type="float" office:value="28.993139">
                <text:p>28.993139</text:p>
              </table:table-cell>
              <table:table-cell office:value-type="float" office:value="0.535372">
                <text:p>0.53537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9.0074">
                <text:p>29.0074</text:p>
              </table:table-cell>
              <table:table-cell office:value-type="float" office:value="0.568299">
                <text:p>0.568299</text:p>
              </table:table-cell>
              <table:table-cell office:value-type="float" office:value="29.007447">
                <text:p>29.007447</text:p>
              </table:table-cell>
              <table:table-cell office:value-type="float" office:value="0.568113">
                <text:p>0.5681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9.0217">
                <text:p>29.0217</text:p>
              </table:table-cell>
              <table:table-cell office:value-type="float" office:value="0.600344">
                <text:p>0.600344</text:p>
              </table:table-cell>
              <table:table-cell office:value-type="float" office:value="29.021736">
                <text:p>29.021736</text:p>
              </table:table-cell>
              <table:table-cell office:value-type="float" office:value="0.600148">
                <text:p>0.60014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9.036">
                <text:p>29.036</text:p>
              </table:table-cell>
              <table:table-cell office:value-type="float" office:value="0.631688">
                <text:p>0.631688</text:p>
              </table:table-cell>
              <table:table-cell office:value-type="float" office:value="29.036003">
                <text:p>29.036003</text:p>
              </table:table-cell>
              <table:table-cell office:value-type="float" office:value="0.631482">
                <text:p>0.63148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9.0503">
                <text:p>29.0503</text:p>
              </table:table-cell>
              <table:table-cell office:value-type="float" office:value="0.662335">
                <text:p>0.662335</text:p>
              </table:table-cell>
              <table:table-cell office:value-type="float" office:value="29.050251">
                <text:p>29.050251</text:p>
              </table:table-cell>
              <table:table-cell office:value-type="float" office:value="0.66212">
                <text:p>0.662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9.0645">
                <text:p>29.0645</text:p>
              </table:table-cell>
              <table:table-cell office:value-type="float" office:value="0.69229">
                <text:p>0.69229</text:p>
              </table:table-cell>
              <table:table-cell office:value-type="float" office:value="29.064478">
                <text:p>29.064478</text:p>
              </table:table-cell>
              <table:table-cell office:value-type="float" office:value="0.692065">
                <text:p>0.69206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9.0787">
                <text:p>29.0787</text:p>
              </table:table-cell>
              <table:table-cell office:value-type="float" office:value="0.721556">
                <text:p>0.721556</text:p>
              </table:table-cell>
              <table:table-cell office:value-type="float" office:value="29.078685">
                <text:p>29.078685</text:p>
              </table:table-cell>
              <table:table-cell office:value-type="float" office:value="0.721322">
                <text:p>0.72132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9.0929">
                <text:p>29.0929</text:p>
              </table:table-cell>
              <table:table-cell office:value-type="float" office:value="0.750137">
                <text:p>0.750137</text:p>
              </table:table-cell>
              <table:table-cell office:value-type="float" office:value="29.092872">
                <text:p>29.092872</text:p>
              </table:table-cell>
              <table:table-cell office:value-type="float" office:value="0.749895">
                <text:p>0.74989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9.107">
                <text:p>29.107</text:p>
              </table:table-cell>
              <table:table-cell office:value-type="float" office:value="0.778038">
                <text:p>0.778038</text:p>
              </table:table-cell>
              <table:table-cell office:value-type="float" office:value="29.107039">
                <text:p>29.107039</text:p>
              </table:table-cell>
              <table:table-cell office:value-type="float" office:value="0.777787">
                <text:p>0.77778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9.1212">
                <text:p>29.1212</text:p>
              </table:table-cell>
              <table:table-cell office:value-type="float" office:value="0.805263">
                <text:p>0.805263</text:p>
              </table:table-cell>
              <table:table-cell office:value-type="float" office:value="29.121185">
                <text:p>29.121185</text:p>
              </table:table-cell>
              <table:table-cell office:value-type="float" office:value="0.805003">
                <text:p>0.80500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9.1353">
                <text:p>29.1353</text:p>
              </table:table-cell>
              <table:table-cell office:value-type="float" office:value="0.831814">
                <text:p>0.831814</text:p>
              </table:table-cell>
              <table:table-cell office:value-type="float" office:value="29.135312">
                <text:p>29.135312</text:p>
              </table:table-cell>
              <table:table-cell office:value-type="float" office:value="0.831547">
                <text:p>0.83154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9.1494">
                <text:p>29.1494</text:p>
              </table:table-cell>
              <table:table-cell office:value-type="float" office:value="0.857697">
                <text:p>0.857697</text:p>
              </table:table-cell>
              <table:table-cell office:value-type="float" office:value="29.149418">
                <text:p>29.149418</text:p>
              </table:table-cell>
              <table:table-cell office:value-type="float" office:value="0.857421">
                <text:p>0.85742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9.1635">
                <text:p>29.1635</text:p>
              </table:table-cell>
              <table:table-cell office:value-type="float" office:value="0.882913">
                <text:p>0.882913</text:p>
              </table:table-cell>
              <table:table-cell office:value-type="float" office:value="29.163505">
                <text:p>29.163505</text:p>
              </table:table-cell>
              <table:table-cell office:value-type="float" office:value="0.88263">
                <text:p>0.8826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9.1776">
                <text:p>29.1776</text:p>
              </table:table-cell>
              <table:table-cell office:value-type="float" office:value="0.907467">
                <text:p>0.907467</text:p>
              </table:table-cell>
              <table:table-cell office:value-type="float" office:value="29.177572">
                <text:p>29.177572</text:p>
              </table:table-cell>
              <table:table-cell office:value-type="float" office:value="0.907177">
                <text:p>0.90717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9.1916">
                <text:p>29.1916</text:p>
              </table:table-cell>
              <table:table-cell office:value-type="float" office:value="0.931363">
                <text:p>0.931363</text:p>
              </table:table-cell>
              <table:table-cell office:value-type="float" office:value="29.191619">
                <text:p>29.191619</text:p>
              </table:table-cell>
              <table:table-cell office:value-type="float" office:value="0.931065">
                <text:p>0.9310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9.2056">
                <text:p>29.2056</text:p>
              </table:table-cell>
              <table:table-cell office:value-type="float" office:value="0.954602">
                <text:p>0.954602</text:p>
              </table:table-cell>
              <table:table-cell office:value-type="float" office:value="29.205646">
                <text:p>29.205646</text:p>
              </table:table-cell>
              <table:table-cell office:value-type="float" office:value="0.954298">
                <text:p>0.95429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9.2197">
                <text:p>29.2197</text:p>
              </table:table-cell>
              <table:table-cell office:value-type="float" office:value="0.977189">
                <text:p>0.977189</text:p>
              </table:table-cell>
              <table:table-cell office:value-type="float" office:value="29.219654">
                <text:p>29.219654</text:p>
              </table:table-cell>
              <table:table-cell office:value-type="float" office:value="0.976878">
                <text:p>0.9768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9.2336">
                <text:p>29.2336</text:p>
              </table:table-cell>
              <table:table-cell office:value-type="float" office:value="0.999125">
                <text:p>0.999125</text:p>
              </table:table-cell>
              <table:table-cell office:value-type="float" office:value="29.233642">
                <text:p>29.233642</text:p>
              </table:table-cell>
              <table:table-cell office:value-type="float" office:value="0.998808">
                <text:p>0.99880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9.2476">
                <text:p>29.2476</text:p>
              </table:table-cell>
              <table:table-cell office:value-type="float" office:value="1.02042">
                <text:p>1.02042</text:p>
              </table:table-cell>
              <table:table-cell office:value-type="float" office:value="29.247611">
                <text:p>29.247611</text:p>
              </table:table-cell>
              <table:table-cell office:value-type="float" office:value="1.020092">
                <text:p>1.02009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9.2616">
                <text:p>29.2616</text:p>
              </table:table-cell>
              <table:table-cell office:value-type="float" office:value="1.04106">
                <text:p>1.04106</text:p>
              </table:table-cell>
              <table:table-cell office:value-type="float" office:value="29.26156">
                <text:p>29.26156</text:p>
              </table:table-cell>
              <table:table-cell office:value-type="float" office:value="1.040732">
                <text:p>1.0407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9.2755">
                <text:p>29.2755</text:p>
              </table:table-cell>
              <table:table-cell office:value-type="float" office:value="1.06107">
                <text:p>1.06107</text:p>
              </table:table-cell>
              <table:table-cell office:value-type="float" office:value="29.275489">
                <text:p>29.275489</text:p>
              </table:table-cell>
              <table:table-cell office:value-type="float" office:value="1.060731">
                <text:p>1.06073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9.2894">
                <text:p>29.2894</text:p>
              </table:table-cell>
              <table:table-cell office:value-type="float" office:value="1.08043">
                <text:p>1.08043</text:p>
              </table:table-cell>
              <table:table-cell office:value-type="float" office:value="29.289399">
                <text:p>29.289399</text:p>
              </table:table-cell>
              <table:table-cell office:value-type="float" office:value="1.080091">
                <text:p>1.08009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9.3033">
                <text:p>29.3033</text:p>
              </table:table-cell>
              <table:table-cell office:value-type="float" office:value="1.09916">
                <text:p>1.09916</text:p>
              </table:table-cell>
              <table:table-cell office:value-type="float" office:value="29.30329">
                <text:p>29.30329</text:p>
              </table:table-cell>
              <table:table-cell office:value-type="float" office:value="1.098816">
                <text:p>1.09881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9.3172">
                <text:p>29.3172</text:p>
              </table:table-cell>
              <table:table-cell office:value-type="float" office:value="1.11726">
                <text:p>1.11726</text:p>
              </table:table-cell>
              <table:table-cell office:value-type="float" office:value="29.317162">
                <text:p>29.317162</text:p>
              </table:table-cell>
              <table:table-cell office:value-type="float" office:value="1.116906">
                <text:p>1.11690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9.331">
                <text:p>29.331</text:p>
              </table:table-cell>
              <table:table-cell office:value-type="float" office:value="1.13472">
                <text:p>1.13472</text:p>
              </table:table-cell>
              <table:table-cell office:value-type="float" office:value="29.331014">
                <text:p>29.331014</text:p>
              </table:table-cell>
              <table:table-cell office:value-type="float" office:value="1.134366">
                <text:p>1.13436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9.3448">
                <text:p>29.3448</text:p>
              </table:table-cell>
              <table:table-cell office:value-type="float" office:value="1.15156">
                <text:p>1.15156</text:p>
              </table:table-cell>
              <table:table-cell office:value-type="float" office:value="29.344847">
                <text:p>29.344847</text:p>
              </table:table-cell>
              <table:table-cell office:value-type="float" office:value="1.151196">
                <text:p>1.15119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9.3587">
                <text:p>29.3587</text:p>
              </table:table-cell>
              <table:table-cell office:value-type="float" office:value="1.16776">
                <text:p>1.16776</text:p>
              </table:table-cell>
              <table:table-cell office:value-type="float" office:value="29.358661">
                <text:p>29.358661</text:p>
              </table:table-cell>
              <table:table-cell office:value-type="float" office:value="1.167399">
                <text:p>1.16739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9.3725">
                <text:p>29.3725</text:p>
              </table:table-cell>
              <table:table-cell office:value-type="float" office:value="1.18335">
                <text:p>1.18335</text:p>
              </table:table-cell>
              <table:table-cell office:value-type="float" office:value="29.372456">
                <text:p>29.372456</text:p>
              </table:table-cell>
              <table:table-cell office:value-type="float" office:value="1.182978">
                <text:p>1.18297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9.3862">
                <text:p>29.3862</text:p>
              </table:table-cell>
              <table:table-cell office:value-type="float" office:value="1.19831">
                <text:p>1.19831</text:p>
              </table:table-cell>
              <table:table-cell office:value-type="float" office:value="29.386231">
                <text:p>29.386231</text:p>
              </table:table-cell>
              <table:table-cell office:value-type="float" office:value="1.197934">
                <text:p>1.19793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9.4">
                <text:p>29.4</text:p>
              </table:table-cell>
              <table:table-cell office:value-type="float" office:value="1.21264">
                <text:p>1.21264</text:p>
              </table:table-cell>
              <table:table-cell office:value-type="float" office:value="29.399988">
                <text:p>29.399988</text:p>
              </table:table-cell>
              <table:table-cell office:value-type="float" office:value="1.212269">
                <text:p>1.21226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9.4137">
                <text:p>29.4137</text:p>
              </table:table-cell>
              <table:table-cell office:value-type="float" office:value="1.22636">
                <text:p>1.22636</text:p>
              </table:table-cell>
              <table:table-cell office:value-type="float" office:value="29.413726">
                <text:p>29.413726</text:p>
              </table:table-cell>
              <table:table-cell office:value-type="float" office:value="1.225985">
                <text:p>1.22598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9.4274">
                <text:p>29.4274</text:p>
              </table:table-cell>
              <table:table-cell office:value-type="float" office:value="1.23946">
                <text:p>1.23946</text:p>
              </table:table-cell>
              <table:table-cell office:value-type="float" office:value="29.427445">
                <text:p>29.427445</text:p>
              </table:table-cell>
              <table:table-cell office:value-type="float" office:value="1.239083">
                <text:p>1.23908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9.4411">
                <text:p>29.4411</text:p>
              </table:table-cell>
              <table:table-cell office:value-type="float" office:value="1.25195">
                <text:p>1.25195</text:p>
              </table:table-cell>
              <table:table-cell office:value-type="float" office:value="29.441145">
                <text:p>29.441145</text:p>
              </table:table-cell>
              <table:table-cell office:value-type="float" office:value="1.251566">
                <text:p>1.25156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9.4548">
                <text:p>29.4548</text:p>
              </table:table-cell>
              <table:table-cell office:value-type="float" office:value="1.26382">
                <text:p>1.26382</text:p>
              </table:table-cell>
              <table:table-cell office:value-type="float" office:value="29.454827">
                <text:p>29.454827</text:p>
              </table:table-cell>
              <table:table-cell office:value-type="float" office:value="1.263434">
                <text:p>1.26343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9.4685">
                <text:p>29.4685</text:p>
              </table:table-cell>
              <table:table-cell office:value-type="float" office:value="1.27508">
                <text:p>1.27508</text:p>
              </table:table-cell>
              <table:table-cell office:value-type="float" office:value="29.46849">
                <text:p>29.46849</text:p>
              </table:table-cell>
              <table:table-cell office:value-type="float" office:value="1.27469">
                <text:p>1.2746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9.4821">
                <text:p>29.4821</text:p>
              </table:table-cell>
              <table:table-cell office:value-type="float" office:value="1.28573">
                <text:p>1.28573</text:p>
              </table:table-cell>
              <table:table-cell office:value-type="float" office:value="29.482134">
                <text:p>29.482134</text:p>
              </table:table-cell>
              <table:table-cell office:value-type="float" office:value="1.285335">
                <text:p>1.28533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9.4958">
                <text:p>29.4958</text:p>
              </table:table-cell>
              <table:table-cell office:value-type="float" office:value="1.29576">
                <text:p>1.29576</text:p>
              </table:table-cell>
              <table:table-cell office:value-type="float" office:value="29.495759">
                <text:p>29.495759</text:p>
              </table:table-cell>
              <table:table-cell office:value-type="float" office:value="1.29537">
                <text:p>1.2953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9.5094">
                <text:p>29.5094</text:p>
              </table:table-cell>
              <table:table-cell office:value-type="float" office:value="1.30519">
                <text:p>1.30519</text:p>
              </table:table-cell>
              <table:table-cell office:value-type="float" office:value="29.509366">
                <text:p>29.509366</text:p>
              </table:table-cell>
              <table:table-cell office:value-type="float" office:value="1.304796">
                <text:p>1.30479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9.523">
                <text:p>29.523</text:p>
              </table:table-cell>
              <table:table-cell office:value-type="float" office:value="1.31401">
                <text:p>1.31401</text:p>
              </table:table-cell>
              <table:table-cell office:value-type="float" office:value="29.522954">
                <text:p>29.522954</text:p>
              </table:table-cell>
              <table:table-cell office:value-type="float" office:value="1.313615">
                <text:p>1.3136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9.5365">
                <text:p>29.5365</text:p>
              </table:table-cell>
              <table:table-cell office:value-type="float" office:value="1.32223">
                <text:p>1.32223</text:p>
              </table:table-cell>
              <table:table-cell office:value-type="float" office:value="29.536524">
                <text:p>29.536524</text:p>
              </table:table-cell>
              <table:table-cell office:value-type="float" office:value="1.321827">
                <text:p>1.32182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9.5501">
                <text:p>29.5501</text:p>
              </table:table-cell>
              <table:table-cell office:value-type="float" office:value="1.32984">
                <text:p>1.32984</text:p>
              </table:table-cell>
              <table:table-cell office:value-type="float" office:value="29.550076">
                <text:p>29.550076</text:p>
              </table:table-cell>
              <table:table-cell office:value-type="float" office:value="1.329435">
                <text:p>1.32943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9.5636">
                <text:p>29.5636</text:p>
              </table:table-cell>
              <table:table-cell office:value-type="float" office:value="1.33684">
                <text:p>1.33684</text:p>
              </table:table-cell>
              <table:table-cell office:value-type="float" office:value="29.563609">
                <text:p>29.563609</text:p>
              </table:table-cell>
              <table:table-cell office:value-type="float" office:value="1.336437">
                <text:p>1.33643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9.5771">
                <text:p>29.5771</text:p>
              </table:table-cell>
              <table:table-cell office:value-type="float" office:value="1.34324">
                <text:p>1.34324</text:p>
              </table:table-cell>
              <table:table-cell office:value-type="float" office:value="29.577124">
                <text:p>29.577124</text:p>
              </table:table-cell>
              <table:table-cell office:value-type="float" office:value="1.342837">
                <text:p>1.34283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9.5906">
                <text:p>29.5906</text:p>
              </table:table-cell>
              <table:table-cell office:value-type="float" office:value="1.34904">
                <text:p>1.34904</text:p>
              </table:table-cell>
              <table:table-cell office:value-type="float" office:value="29.59062">
                <text:p>29.59062</text:p>
              </table:table-cell>
              <table:table-cell office:value-type="float" office:value="1.348634">
                <text:p>1.34863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9.6041">
                <text:p>29.6041</text:p>
              </table:table-cell>
              <table:table-cell office:value-type="float" office:value="1.35423">
                <text:p>1.35423</text:p>
              </table:table-cell>
              <table:table-cell office:value-type="float" office:value="29.604098">
                <text:p>29.604098</text:p>
              </table:table-cell>
              <table:table-cell office:value-type="float" office:value="1.353828">
                <text:p>1.35382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9.6176">
                <text:p>29.6176</text:p>
              </table:table-cell>
              <table:table-cell office:value-type="float" office:value="1.35883">
                <text:p>1.35883</text:p>
              </table:table-cell>
              <table:table-cell office:value-type="float" office:value="29.617559">
                <text:p>29.617559</text:p>
              </table:table-cell>
              <table:table-cell office:value-type="float" office:value="1.358422">
                <text:p>1.35842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9.631">
                <text:p>29.631</text:p>
              </table:table-cell>
              <table:table-cell office:value-type="float" office:value="1.36282">
                <text:p>1.36282</text:p>
              </table:table-cell>
              <table:table-cell office:value-type="float" office:value="29.631001">
                <text:p>29.631001</text:p>
              </table:table-cell>
              <table:table-cell office:value-type="float" office:value="1.362415">
                <text:p>1.3624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9.6444">
                <text:p>29.6444</text:p>
              </table:table-cell>
              <table:table-cell office:value-type="float" office:value="1.36621">
                <text:p>1.36621</text:p>
              </table:table-cell>
              <table:table-cell office:value-type="float" office:value="29.644425">
                <text:p>29.644425</text:p>
              </table:table-cell>
              <table:table-cell office:value-type="float" office:value="1.365808">
                <text:p>1.36580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9.6578">
                <text:p>29.6578</text:p>
              </table:table-cell>
              <table:table-cell office:value-type="float" office:value="1.36901">
                <text:p>1.36901</text:p>
              </table:table-cell>
              <table:table-cell office:value-type="float" office:value="29.65783">
                <text:p>29.65783</text:p>
              </table:table-cell>
              <table:table-cell office:value-type="float" office:value="1.368601">
                <text:p>1.36860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9.6712">
                <text:p>29.6712</text:p>
              </table:table-cell>
              <table:table-cell office:value-type="float" office:value="1.3712">
                <text:p>1.3712</text:p>
              </table:table-cell>
              <table:table-cell office:value-type="float" office:value="29.671218">
                <text:p>29.671218</text:p>
              </table:table-cell>
              <table:table-cell office:value-type="float" office:value="1.370795">
                <text:p>1.3707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9.6846">
                <text:p>29.6846</text:p>
              </table:table-cell>
              <table:table-cell office:value-type="float" office:value="1.37279">
                <text:p>1.37279</text:p>
              </table:table-cell>
              <table:table-cell office:value-type="float" office:value="29.684588">
                <text:p>29.684588</text:p>
              </table:table-cell>
              <table:table-cell office:value-type="float" office:value="1.372389">
                <text:p>1.37238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9.6979">
                <text:p>29.6979</text:p>
              </table:table-cell>
              <table:table-cell office:value-type="float" office:value="1.37379">
                <text:p>1.37379</text:p>
              </table:table-cell>
              <table:table-cell office:value-type="float" office:value="29.697941">
                <text:p>29.697941</text:p>
              </table:table-cell>
              <table:table-cell office:value-type="float" office:value="1.373385">
                <text:p>1.37338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9.7113">
                <text:p>29.7113</text:p>
              </table:table-cell>
              <table:table-cell office:value-type="float" office:value="1.37418">
                <text:p>1.37418</text:p>
              </table:table-cell>
              <table:table-cell office:value-type="float" office:value="29.711275">
                <text:p>29.711275</text:p>
              </table:table-cell>
              <table:table-cell office:value-type="float" office:value="1.373782">
                <text:p>1.37378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9.7246">
                <text:p>29.7246</text:p>
              </table:table-cell>
              <table:table-cell office:value-type="float" office:value="1.37398">
                <text:p>1.37398</text:p>
              </table:table-cell>
              <table:table-cell office:value-type="float" office:value="29.724592">
                <text:p>29.724592</text:p>
              </table:table-cell>
              <table:table-cell office:value-type="float" office:value="1.373581">
                <text:p>1.37358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9.7379">
                <text:p>29.7379</text:p>
              </table:table-cell>
              <table:table-cell office:value-type="float" office:value="1.37318">
                <text:p>1.37318</text:p>
              </table:table-cell>
              <table:table-cell office:value-type="float" office:value="29.73789">
                <text:p>29.73789</text:p>
              </table:table-cell>
              <table:table-cell office:value-type="float" office:value="1.372781">
                <text:p>1.37278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9.7512">
                <text:p>29.7512</text:p>
              </table:table-cell>
              <table:table-cell office:value-type="float" office:value="1.37178">
                <text:p>1.37178</text:p>
              </table:table-cell>
              <table:table-cell office:value-type="float" office:value="29.751172">
                <text:p>29.751172</text:p>
              </table:table-cell>
              <table:table-cell office:value-type="float" office:value="1.371383">
                <text:p>1.37138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9.7644">
                <text:p>29.7644</text:p>
              </table:table-cell>
              <table:table-cell office:value-type="float" office:value="1.36978">
                <text:p>1.36978</text:p>
              </table:table-cell>
              <table:table-cell office:value-type="float" office:value="29.764435">
                <text:p>29.764435</text:p>
              </table:table-cell>
              <table:table-cell office:value-type="float" office:value="1.369386">
                <text:p>1.36938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9.7777">
                <text:p>29.7777</text:p>
              </table:table-cell>
              <table:table-cell office:value-type="float" office:value="1.36718">
                <text:p>1.36718</text:p>
              </table:table-cell>
              <table:table-cell office:value-type="float" office:value="29.777681">
                <text:p>29.777681</text:p>
              </table:table-cell>
              <table:table-cell office:value-type="float" office:value="1.366792">
                <text:p>1.36679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9.7909">
                <text:p>29.7909</text:p>
              </table:table-cell>
              <table:table-cell office:value-type="float" office:value="1.36399">
                <text:p>1.36399</text:p>
              </table:table-cell>
              <table:table-cell office:value-type="float" office:value="29.790909">
                <text:p>29.790909</text:p>
              </table:table-cell>
              <table:table-cell office:value-type="float" office:value="1.363599">
                <text:p>1.36359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9.8041">
                <text:p>29.8041</text:p>
              </table:table-cell>
              <table:table-cell office:value-type="float" office:value="1.3602">
                <text:p>1.3602</text:p>
              </table:table-cell>
              <table:table-cell office:value-type="float" office:value="29.80412">
                <text:p>29.80412</text:p>
              </table:table-cell>
              <table:table-cell office:value-type="float" office:value="1.359809">
                <text:p>1.35980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9.8173">
                <text:p>29.8173</text:p>
              </table:table-cell>
              <table:table-cell office:value-type="float" office:value="1.35581">
                <text:p>1.35581</text:p>
              </table:table-cell>
              <table:table-cell office:value-type="float" office:value="29.817314">
                <text:p>29.817314</text:p>
              </table:table-cell>
              <table:table-cell office:value-type="float" office:value="1.355421">
                <text:p>1.3554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9.8305">
                <text:p>29.8305</text:p>
              </table:table-cell>
              <table:table-cell office:value-type="float" office:value="1.35082">
                <text:p>1.35082</text:p>
              </table:table-cell>
              <table:table-cell office:value-type="float" office:value="29.83049">
                <text:p>29.83049</text:p>
              </table:table-cell>
              <table:table-cell office:value-type="float" office:value="1.350437">
                <text:p>1.35043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9.8436">
                <text:p>29.8436</text:p>
              </table:table-cell>
              <table:table-cell office:value-type="float" office:value="1.34524">
                <text:p>1.34524</text:p>
              </table:table-cell>
              <table:table-cell office:value-type="float" office:value="29.843648">
                <text:p>29.843648</text:p>
              </table:table-cell>
              <table:table-cell office:value-type="float" office:value="1.344857">
                <text:p>1.34485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9.8568">
                <text:p>29.8568</text:p>
              </table:table-cell>
              <table:table-cell office:value-type="float" office:value="1.33906">
                <text:p>1.33906</text:p>
              </table:table-cell>
              <table:table-cell office:value-type="float" office:value="29.85679">
                <text:p>29.85679</text:p>
              </table:table-cell>
              <table:table-cell office:value-type="float" office:value="1.338682">
                <text:p>1.33868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9.8699">
                <text:p>29.8699</text:p>
              </table:table-cell>
              <table:table-cell office:value-type="float" office:value="1.33228">
                <text:p>1.33228</text:p>
              </table:table-cell>
              <table:table-cell office:value-type="float" office:value="29.869914">
                <text:p>29.869914</text:p>
              </table:table-cell>
              <table:table-cell office:value-type="float" office:value="1.331912">
                <text:p>1.33191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9.883">
                <text:p>29.883</text:p>
              </table:table-cell>
              <table:table-cell office:value-type="float" office:value="1.32492">
                <text:p>1.32492</text:p>
              </table:table-cell>
              <table:table-cell office:value-type="float" office:value="29.883021">
                <text:p>29.883021</text:p>
              </table:table-cell>
              <table:table-cell office:value-type="float" office:value="1.324548">
                <text:p>1.3245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9.8961">
                <text:p>29.8961</text:p>
              </table:table-cell>
              <table:table-cell office:value-type="float" office:value="1.31695">
                <text:p>1.31695</text:p>
              </table:table-cell>
              <table:table-cell office:value-type="float" office:value="29.89611">
                <text:p>29.89611</text:p>
              </table:table-cell>
              <table:table-cell office:value-type="float" office:value="1.31659">
                <text:p>1.3165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9.9092">
                <text:p>29.9092</text:p>
              </table:table-cell>
              <table:table-cell office:value-type="float" office:value="1.3084">
                <text:p>1.3084</text:p>
              </table:table-cell>
              <table:table-cell office:value-type="float" office:value="29.909183">
                <text:p>29.909183</text:p>
              </table:table-cell>
              <table:table-cell office:value-type="float" office:value="1.308041">
                <text:p>1.30804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9.9222">
                <text:p>29.9222</text:p>
              </table:table-cell>
              <table:table-cell office:value-type="float" office:value="1.29926">
                <text:p>1.29926</text:p>
              </table:table-cell>
              <table:table-cell office:value-type="float" office:value="29.922238">
                <text:p>29.922238</text:p>
              </table:table-cell>
              <table:table-cell office:value-type="float" office:value="1.2989">
                <text:p>1.298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9.9353">
                <text:p>29.9353</text:p>
              </table:table-cell>
              <table:table-cell office:value-type="float" office:value="1.28952">
                <text:p>1.28952</text:p>
              </table:table-cell>
              <table:table-cell office:value-type="float" office:value="29.935277">
                <text:p>29.935277</text:p>
              </table:table-cell>
              <table:table-cell office:value-type="float" office:value="1.289169">
                <text:p>1.28916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.9483">
                <text:p>29.9483</text:p>
              </table:table-cell>
              <table:table-cell office:value-type="float" office:value="1.2792">
                <text:p>1.2792</text:p>
              </table:table-cell>
              <table:table-cell office:value-type="float" office:value="29.948298">
                <text:p>29.948298</text:p>
              </table:table-cell>
              <table:table-cell office:value-type="float" office:value="1.278849">
                <text:p>1.27884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9.9613">
                <text:p>29.9613</text:p>
              </table:table-cell>
              <table:table-cell office:value-type="float" office:value="1.26828">
                <text:p>1.26828</text:p>
              </table:table-cell>
              <table:table-cell office:value-type="float" office:value="29.961302">
                <text:p>29.961302</text:p>
              </table:table-cell>
              <table:table-cell office:value-type="float" office:value="1.267941">
                <text:p>1.26794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9.9743">
                <text:p>29.9743</text:p>
              </table:table-cell>
              <table:table-cell office:value-type="float" office:value="1.25678">
                <text:p>1.25678</text:p>
              </table:table-cell>
              <table:table-cell office:value-type="float" office:value="29.97429">
                <text:p>29.97429</text:p>
              </table:table-cell>
              <table:table-cell office:value-type="float" office:value="1.256447">
                <text:p>1.25644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9.9873">
                <text:p>29.9873</text:p>
              </table:table-cell>
              <table:table-cell office:value-type="float" office:value="1.2447">
                <text:p>1.2447</text:p>
              </table:table-cell>
              <table:table-cell office:value-type="float" office:value="29.987261">
                <text:p>29.987261</text:p>
              </table:table-cell>
              <table:table-cell office:value-type="float" office:value="1.244367">
                <text:p>1.24436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0.0002">
                <text:p>30.0002</text:p>
              </table:table-cell>
              <table:table-cell office:value-type="float" office:value="1.23203">
                <text:p>1.23203</text:p>
              </table:table-cell>
              <table:table-cell office:value-type="float" office:value="30.000214">
                <text:p>30.000214</text:p>
              </table:table-cell>
              <table:table-cell office:value-type="float" office:value="1.231703">
                <text:p>1.23170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0.0132">
                <text:p>30.0132</text:p>
              </table:table-cell>
              <table:table-cell office:value-type="float" office:value="1.21878">
                <text:p>1.21878</text:p>
              </table:table-cell>
              <table:table-cell office:value-type="float" office:value="30.013151">
                <text:p>30.013151</text:p>
              </table:table-cell>
              <table:table-cell office:value-type="float" office:value="1.218456">
                <text:p>1.2184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0.0261">
                <text:p>30.0261</text:p>
              </table:table-cell>
              <table:table-cell office:value-type="float" office:value="1.20494">
                <text:p>1.20494</text:p>
              </table:table-cell>
              <table:table-cell office:value-type="float" office:value="30.026072">
                <text:p>30.026072</text:p>
              </table:table-cell>
              <table:table-cell office:value-type="float" office:value="1.204629">
                <text:p>1.20462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0.039">
                <text:p>30.039</text:p>
              </table:table-cell>
              <table:table-cell office:value-type="float" office:value="1.19053">
                <text:p>1.19053</text:p>
              </table:table-cell>
              <table:table-cell office:value-type="float" office:value="30.038975">
                <text:p>30.038975</text:p>
              </table:table-cell>
              <table:table-cell office:value-type="float" office:value="1.190222">
                <text:p>1.19022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0.0519">
                <text:p>30.0519</text:p>
              </table:table-cell>
              <table:table-cell office:value-type="float" office:value="1.17554">
                <text:p>1.17554</text:p>
              </table:table-cell>
              <table:table-cell office:value-type="float" office:value="30.051862">
                <text:p>30.051862</text:p>
              </table:table-cell>
              <table:table-cell office:value-type="float" office:value="1.175237">
                <text:p>1.17523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0.0647">
                <text:p>30.0647</text:p>
              </table:table-cell>
              <table:table-cell office:value-type="float" office:value="1.15997">
                <text:p>1.15997</text:p>
              </table:table-cell>
              <table:table-cell office:value-type="float" office:value="30.064733">
                <text:p>30.064733</text:p>
              </table:table-cell>
              <table:table-cell office:value-type="float" office:value="1.159677">
                <text:p>1.15967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0.0776">
                <text:p>30.0776</text:p>
              </table:table-cell>
              <table:table-cell office:value-type="float" office:value="1.14383">
                <text:p>1.14383</text:p>
              </table:table-cell>
              <table:table-cell office:value-type="float" office:value="30.077587">
                <text:p>30.077587</text:p>
              </table:table-cell>
              <table:table-cell office:value-type="float" office:value="1.143542">
                <text:p>1.14354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0.0904">
                <text:p>30.0904</text:p>
              </table:table-cell>
              <table:table-cell office:value-type="float" office:value="1.12712">
                <text:p>1.12712</text:p>
              </table:table-cell>
              <table:table-cell office:value-type="float" office:value="30.090424">
                <text:p>30.090424</text:p>
              </table:table-cell>
              <table:table-cell office:value-type="float" office:value="1.126834">
                <text:p>1.12683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0.1032">
                <text:p>30.1032</text:p>
              </table:table-cell>
              <table:table-cell office:value-type="float" office:value="1.10983">
                <text:p>1.10983</text:p>
              </table:table-cell>
              <table:table-cell office:value-type="float" office:value="30.103245">
                <text:p>30.103245</text:p>
              </table:table-cell>
              <table:table-cell office:value-type="float" office:value="1.109556">
                <text:p>1.10955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0.116">
                <text:p>30.116</text:p>
              </table:table-cell>
              <table:table-cell office:value-type="float" office:value="1.09198">
                <text:p>1.09198</text:p>
              </table:table-cell>
              <table:table-cell office:value-type="float" office:value="30.116049">
                <text:p>30.116049</text:p>
              </table:table-cell>
              <table:table-cell office:value-type="float" office:value="1.091709">
                <text:p>1.09170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0.1288">
                <text:p>30.1288</text:p>
              </table:table-cell>
              <table:table-cell office:value-type="float" office:value="1.07355">
                <text:p>1.07355</text:p>
              </table:table-cell>
              <table:table-cell office:value-type="float" office:value="30.128837">
                <text:p>30.128837</text:p>
              </table:table-cell>
              <table:table-cell office:value-type="float" office:value="1.073295">
                <text:p>1.07329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0.1416">
                <text:p>30.1416</text:p>
              </table:table-cell>
              <table:table-cell office:value-type="float" office:value="1.05457">
                <text:p>1.05457</text:p>
              </table:table-cell>
              <table:table-cell office:value-type="float" office:value="30.141609">
                <text:p>30.141609</text:p>
              </table:table-cell>
              <table:table-cell office:value-type="float" office:value="1.054317">
                <text:p>1.05431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0.1544">
                <text:p>30.1544</text:p>
              </table:table-cell>
              <table:table-cell office:value-type="float" office:value="1.03502">
                <text:p>1.03502</text:p>
              </table:table-cell>
              <table:table-cell office:value-type="float" office:value="30.154364">
                <text:p>30.154364</text:p>
              </table:table-cell>
              <table:table-cell office:value-type="float" office:value="1.034776">
                <text:p>1.03477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0.1671">
                <text:p>30.1671</text:p>
              </table:table-cell>
              <table:table-cell office:value-type="float" office:value="1.01491">
                <text:p>1.01491</text:p>
              </table:table-cell>
              <table:table-cell office:value-type="float" office:value="30.167103">
                <text:p>30.167103</text:p>
              </table:table-cell>
              <table:table-cell office:value-type="float" office:value="1.014675">
                <text:p>1.01467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0.1798">
                <text:p>30.1798</text:p>
              </table:table-cell>
              <table:table-cell office:value-type="float" office:value="0.994244">
                <text:p>0.994244</text:p>
              </table:table-cell>
              <table:table-cell office:value-type="float" office:value="30.179826">
                <text:p>30.179826</text:p>
              </table:table-cell>
              <table:table-cell office:value-type="float" office:value="0.994016">
                <text:p>0.9940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0.1925">
                <text:p>30.1925</text:p>
              </table:table-cell>
              <table:table-cell office:value-type="float" office:value="0.973021">
                <text:p>0.973021</text:p>
              </table:table-cell>
              <table:table-cell office:value-type="float" office:value="30.192532">
                <text:p>30.192532</text:p>
              </table:table-cell>
              <table:table-cell office:value-type="float" office:value="0.972801">
                <text:p>0.97280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0.2052">
                <text:p>30.2052</text:p>
              </table:table-cell>
              <table:table-cell office:value-type="float" office:value="0.951243">
                <text:p>0.951243</text:p>
              </table:table-cell>
              <table:table-cell office:value-type="float" office:value="30.205223">
                <text:p>30.205223</text:p>
              </table:table-cell>
              <table:table-cell office:value-type="float" office:value="0.951032">
                <text:p>0.95103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0.2179">
                <text:p>30.2179</text:p>
              </table:table-cell>
              <table:table-cell office:value-type="float" office:value="0.928915">
                <text:p>0.928915</text:p>
              </table:table-cell>
              <table:table-cell office:value-type="float" office:value="30.217897">
                <text:p>30.217897</text:p>
              </table:table-cell>
              <table:table-cell office:value-type="float" office:value="0.928712">
                <text:p>0.92871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0.2306">
                <text:p>30.2306</text:p>
              </table:table-cell>
              <table:table-cell office:value-type="float" office:value="0.906038">
                <text:p>0.906038</text:p>
              </table:table-cell>
              <table:table-cell office:value-type="float" office:value="30.230555">
                <text:p>30.230555</text:p>
              </table:table-cell>
              <table:table-cell office:value-type="float" office:value="0.905844">
                <text:p>0.90584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0.2432">
                <text:p>30.2432</text:p>
              </table:table-cell>
              <table:table-cell office:value-type="float" office:value="0.882614">
                <text:p>0.882614</text:p>
              </table:table-cell>
              <table:table-cell office:value-type="float" office:value="30.243198">
                <text:p>30.243198</text:p>
              </table:table-cell>
              <table:table-cell office:value-type="float" office:value="0.882429">
                <text:p>0.88242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0.2558">
                <text:p>30.2558</text:p>
              </table:table-cell>
              <table:table-cell office:value-type="float" office:value="0.858646">
                <text:p>0.858646</text:p>
              </table:table-cell>
              <table:table-cell office:value-type="float" office:value="30.255824">
                <text:p>30.255824</text:p>
              </table:table-cell>
              <table:table-cell office:value-type="float" office:value="0.85847">
                <text:p>0.858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0.2684">
                <text:p>30.2684</text:p>
              </table:table-cell>
              <table:table-cell office:value-type="float" office:value="0.834137">
                <text:p>0.834137</text:p>
              </table:table-cell>
              <table:table-cell office:value-type="float" office:value="30.268434">
                <text:p>30.268434</text:p>
              </table:table-cell>
              <table:table-cell office:value-type="float" office:value="0.833971">
                <text:p>0.83397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0.281">
                <text:p>30.281</text:p>
              </table:table-cell>
              <table:table-cell office:value-type="float" office:value="0.809089">
                <text:p>0.809089</text:p>
              </table:table-cell>
              <table:table-cell office:value-type="float" office:value="30.281029">
                <text:p>30.281029</text:p>
              </table:table-cell>
              <table:table-cell office:value-type="float" office:value="0.808932">
                <text:p>0.80893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0.2936">
                <text:p>30.2936</text:p>
              </table:table-cell>
              <table:table-cell office:value-type="float" office:value="0.783506">
                <text:p>0.783506</text:p>
              </table:table-cell>
              <table:table-cell office:value-type="float" office:value="30.293607">
                <text:p>30.293607</text:p>
              </table:table-cell>
              <table:table-cell office:value-type="float" office:value="0.783358">
                <text:p>0.78335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0.3062">
                <text:p>30.3062</text:p>
              </table:table-cell>
              <table:table-cell office:value-type="float" office:value="0.757389">
                <text:p>0.757389</text:p>
              </table:table-cell>
              <table:table-cell office:value-type="float" office:value="30.30617">
                <text:p>30.30617</text:p>
              </table:table-cell>
              <table:table-cell office:value-type="float" office:value="0.757251">
                <text:p>0.7572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0.3187">
                <text:p>30.3187</text:p>
              </table:table-cell>
              <table:table-cell office:value-type="float" office:value="0.730741">
                <text:p>0.730741</text:p>
              </table:table-cell>
              <table:table-cell office:value-type="float" office:value="30.318717">
                <text:p>30.318717</text:p>
              </table:table-cell>
              <table:table-cell office:value-type="float" office:value="0.730613">
                <text:p>0.73061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0.3312">
                <text:p>30.3312</text:p>
              </table:table-cell>
              <table:table-cell office:value-type="float" office:value="0.703566">
                <text:p>0.703566</text:p>
              </table:table-cell>
              <table:table-cell office:value-type="float" office:value="30.331248">
                <text:p>30.331248</text:p>
              </table:table-cell>
              <table:table-cell office:value-type="float" office:value="0.703448">
                <text:p>0.70344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0.3438">
                <text:p>30.3438</text:p>
              </table:table-cell>
              <table:table-cell office:value-type="float" office:value="0.675866">
                <text:p>0.675866</text:p>
              </table:table-cell>
              <table:table-cell office:value-type="float" office:value="30.343764">
                <text:p>30.343764</text:p>
              </table:table-cell>
              <table:table-cell office:value-type="float" office:value="0.675758">
                <text:p>0.67575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0.3563">
                <text:p>30.3563</text:p>
              </table:table-cell>
              <table:table-cell office:value-type="float" office:value="0.647644">
                <text:p>0.647644</text:p>
              </table:table-cell>
              <table:table-cell office:value-type="float" office:value="30.356264">
                <text:p>30.356264</text:p>
              </table:table-cell>
              <table:table-cell office:value-type="float" office:value="0.647546">
                <text:p>0.64754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0.3687">
                <text:p>30.3687</text:p>
              </table:table-cell>
              <table:table-cell office:value-type="float" office:value="0.618902">
                <text:p>0.618902</text:p>
              </table:table-cell>
              <table:table-cell office:value-type="float" office:value="30.368748">
                <text:p>30.368748</text:p>
              </table:table-cell>
              <table:table-cell office:value-type="float" office:value="0.618815">
                <text:p>0.6188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0.3812">
                <text:p>30.3812</text:p>
              </table:table-cell>
              <table:table-cell office:value-type="float" office:value="0.589645">
                <text:p>0.589645</text:p>
              </table:table-cell>
              <table:table-cell office:value-type="float" office:value="30.381217">
                <text:p>30.381217</text:p>
              </table:table-cell>
              <table:table-cell office:value-type="float" office:value="0.589568">
                <text:p>0.58956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0.3937">
                <text:p>30.3937</text:p>
              </table:table-cell>
              <table:table-cell office:value-type="float" office:value="0.559874">
                <text:p>0.559874</text:p>
              </table:table-cell>
              <table:table-cell office:value-type="float" office:value="30.39367">
                <text:p>30.39367</text:p>
              </table:table-cell>
              <table:table-cell office:value-type="float" office:value="0.559809">
                <text:p>0.55980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0.4061">
                <text:p>30.4061</text:p>
              </table:table-cell>
              <table:table-cell office:value-type="float" office:value="0.529593">
                <text:p>0.529593</text:p>
              </table:table-cell>
              <table:table-cell office:value-type="float" office:value="30.406108">
                <text:p>30.406108</text:p>
              </table:table-cell>
              <table:table-cell office:value-type="float" office:value="0.529539">
                <text:p>0.52953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0.4185">
                <text:p>30.4185</text:p>
              </table:table-cell>
              <table:table-cell office:value-type="float" office:value="0.498806">
                <text:p>0.498806</text:p>
              </table:table-cell>
              <table:table-cell office:value-type="float" office:value="30.41853">
                <text:p>30.41853</text:p>
              </table:table-cell>
              <table:table-cell office:value-type="float" office:value="0.498762">
                <text:p>0.49876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0.4309">
                <text:p>30.4309</text:p>
              </table:table-cell>
              <table:table-cell office:value-type="float" office:value="0.467514">
                <text:p>0.467514</text:p>
              </table:table-cell>
              <table:table-cell office:value-type="float" office:value="30.430936">
                <text:p>30.430936</text:p>
              </table:table-cell>
              <table:table-cell office:value-type="float" office:value="0.467481">
                <text:p>0.46748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0.4433">
                <text:p>30.4433</text:p>
              </table:table-cell>
              <table:table-cell office:value-type="float" office:value="0.435721">
                <text:p>0.435721</text:p>
              </table:table-cell>
              <table:table-cell office:value-type="float" office:value="30.443328">
                <text:p>30.443328</text:p>
              </table:table-cell>
              <table:table-cell office:value-type="float" office:value="0.4357">
                <text:p>0.435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0.4557">
                <text:p>30.4557</text:p>
              </table:table-cell>
              <table:table-cell office:value-type="float" office:value="0.403431">
                <text:p>0.403431</text:p>
              </table:table-cell>
              <table:table-cell office:value-type="float" office:value="30.455704">
                <text:p>30.455704</text:p>
              </table:table-cell>
              <table:table-cell office:value-type="float" office:value="0.403421">
                <text:p>0.40342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0.4681">
                <text:p>30.4681</text:p>
              </table:table-cell>
              <table:table-cell office:value-type="float" office:value="0.370646">
                <text:p>0.370646</text:p>
              </table:table-cell>
              <table:table-cell office:value-type="float" office:value="30.468064">
                <text:p>30.468064</text:p>
              </table:table-cell>
              <table:table-cell office:value-type="float" office:value="0.370648">
                <text:p>0.37064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0.4804">
                <text:p>30.4804</text:p>
              </table:table-cell>
              <table:table-cell office:value-type="float" office:value="0.33737">
                <text:p>0.33737</text:p>
              </table:table-cell>
              <table:table-cell office:value-type="float" office:value="30.48041">
                <text:p>30.48041</text:p>
              </table:table-cell>
              <table:table-cell office:value-type="float" office:value="0.337384">
                <text:p>0.33738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0.4927">
                <text:p>30.4927</text:p>
              </table:table-cell>
              <table:table-cell office:value-type="float" office:value="0.303606">
                <text:p>0.303606</text:p>
              </table:table-cell>
              <table:table-cell office:value-type="float" office:value="30.49274">
                <text:p>30.49274</text:p>
              </table:table-cell>
              <table:table-cell office:value-type="float" office:value="0.303632">
                <text:p>0.30363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0.5051">
                <text:p>30.5051</text:p>
              </table:table-cell>
              <table:table-cell office:value-type="float" office:value="0.269357">
                <text:p>0.269357</text:p>
              </table:table-cell>
              <table:table-cell office:value-type="float" office:value="30.505055">
                <text:p>30.505055</text:p>
              </table:table-cell>
              <table:table-cell office:value-type="float" office:value="0.269395">
                <text:p>0.26939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0.5174">
                <text:p>30.5174</text:p>
              </table:table-cell>
              <table:table-cell office:value-type="float" office:value="0.234627">
                <text:p>0.234627</text:p>
              </table:table-cell>
              <table:table-cell office:value-type="float" office:value="30.517354">
                <text:p>30.517354</text:p>
              </table:table-cell>
              <table:table-cell office:value-type="float" office:value="0.234676">
                <text:p>0.23467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0.5296">
                <text:p>30.5296</text:p>
              </table:table-cell>
              <table:table-cell office:value-type="float" office:value="0.199419">
                <text:p>0.199419</text:p>
              </table:table-cell>
              <table:table-cell office:value-type="float" office:value="30.529639">
                <text:p>30.529639</text:p>
              </table:table-cell>
              <table:table-cell office:value-type="float" office:value="0.19948">
                <text:p>0.1994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0.5419">
                <text:p>30.5419</text:p>
              </table:table-cell>
              <table:table-cell office:value-type="float" office:value="0.163735">
                <text:p>0.163735</text:p>
              </table:table-cell>
              <table:table-cell office:value-type="float" office:value="30.541909">
                <text:p>30.541909</text:p>
              </table:table-cell>
              <table:table-cell office:value-type="float" office:value="0.163809">
                <text:p>0.16380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0.5542">
                <text:p>30.5542</text:p>
              </table:table-cell>
              <table:table-cell office:value-type="float" office:value="0.127581">
                <text:p>0.127581</text:p>
              </table:table-cell>
              <table:table-cell office:value-type="float" office:value="30.554163">
                <text:p>30.554163</text:p>
              </table:table-cell>
              <table:table-cell office:value-type="float" office:value="0.127667">
                <text:p>0.12766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0.5664">
                <text:p>30.5664</text:p>
              </table:table-cell>
              <table:table-cell office:value-type="float" office:value="0.0909581">
                <text:p>0.0909581</text:p>
              </table:table-cell>
              <table:table-cell office:value-type="float" office:value="30.566403">
                <text:p>30.566403</text:p>
              </table:table-cell>
              <table:table-cell office:value-type="float" office:value="0.091057">
                <text:p>0.09105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0.5786">
                <text:p>30.5786</text:p>
              </table:table-cell>
              <table:table-cell office:value-type="float" office:value="0.0538708">
                <text:p>0.0538708</text:p>
              </table:table-cell>
              <table:table-cell office:value-type="float" office:value="30.578627">
                <text:p>30.578627</text:p>
              </table:table-cell>
              <table:table-cell office:value-type="float" office:value="0.053982">
                <text:p>0.05398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0.5908">
                <text:p>30.5908</text:p>
              </table:table-cell>
              <table:table-cell office:value-type="float" office:value="0.0163223">
                <text:p>0.0163223</text:p>
              </table:table-cell>
              <table:table-cell office:value-type="float" office:value="30.590837">
                <text:p>30.590837</text:p>
              </table:table-cell>
              <table:table-cell office:value-type="float" office:value="0.016447">
                <text:p>0.01644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0.603">
                <text:p>30.603</text:p>
              </table:table-cell>
              <table:table-cell office:value-type="float" office:value="0">
                <text:p>0</text:p>
              </table:table-cell>
              <table:table-cell office:value-type="float" office:value="30.603031">
                <text:p>30.603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0.7005">
                <text:p>30.7005</text:p>
              </table:table-cell>
              <table:table-cell office:value-type="float" office:value="0">
                <text:p>0</text:p>
              </table:table-cell>
              <table:table-cell office:value-type="float" office:value="30.700469">
                <text:p>30.700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0.7126">
                <text:p>30.7126</text:p>
              </table:table-cell>
              <table:table-cell office:value-type="float" office:value="0.0384606">
                <text:p>0.0384606</text:p>
              </table:table-cell>
              <table:table-cell office:value-type="float" office:value="30.712649">
                <text:p>30.712649</text:p>
              </table:table-cell>
              <table:table-cell office:value-type="float" office:value="0.038448">
                <text:p>0.03844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0.7248">
                <text:p>30.7248</text:p>
              </table:table-cell>
              <table:table-cell office:value-type="float" office:value="0.0761745">
                <text:p>0.0761745</text:p>
              </table:table-cell>
              <table:table-cell office:value-type="float" office:value="30.724814">
                <text:p>30.724814</text:p>
              </table:table-cell>
              <table:table-cell office:value-type="float" office:value="0.076149">
                <text:p>0.07614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0.737">
                <text:p>30.737</text:p>
              </table:table-cell>
              <table:table-cell office:value-type="float" office:value="0.113147">
                <text:p>0.113147</text:p>
              </table:table-cell>
              <table:table-cell office:value-type="float" office:value="30.736964">
                <text:p>30.736964</text:p>
              </table:table-cell>
              <table:table-cell office:value-type="float" office:value="0.113109">
                <text:p>0.11310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0.7491">
                <text:p>30.7491</text:p>
              </table:table-cell>
              <table:table-cell office:value-type="float" office:value="0.149385">
                <text:p>0.149385</text:p>
              </table:table-cell>
              <table:table-cell office:value-type="float" office:value="30.7491">
                <text:p>30.7491</text:p>
              </table:table-cell>
              <table:table-cell office:value-type="float" office:value="0.149335">
                <text:p>0.14933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0.7612">
                <text:p>30.7612</text:p>
              </table:table-cell>
              <table:table-cell office:value-type="float" office:value="0.184892">
                <text:p>0.184892</text:p>
              </table:table-cell>
              <table:table-cell office:value-type="float" office:value="30.76122">
                <text:p>30.76122</text:p>
              </table:table-cell>
              <table:table-cell office:value-type="float" office:value="0.18483">
                <text:p>0.1848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0.7733">
                <text:p>30.7733</text:p>
              </table:table-cell>
              <table:table-cell office:value-type="float" office:value="0.219675">
                <text:p>0.219675</text:p>
              </table:table-cell>
              <table:table-cell office:value-type="float" office:value="30.773326">
                <text:p>30.773326</text:p>
              </table:table-cell>
              <table:table-cell office:value-type="float" office:value="0.219601">
                <text:p>0.21960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0.7854">
                <text:p>30.7854</text:p>
              </table:table-cell>
              <table:table-cell office:value-type="float" office:value="0.253738">
                <text:p>0.253738</text:p>
              </table:table-cell>
              <table:table-cell office:value-type="float" office:value="30.785418">
                <text:p>30.785418</text:p>
              </table:table-cell>
              <table:table-cell office:value-type="float" office:value="0.253653">
                <text:p>0.25365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0.7975">
                <text:p>30.7975</text:p>
              </table:table-cell>
              <table:table-cell office:value-type="float" office:value="0.287086">
                <text:p>0.287086</text:p>
              </table:table-cell>
              <table:table-cell office:value-type="float" office:value="30.797494">
                <text:p>30.797494</text:p>
              </table:table-cell>
              <table:table-cell office:value-type="float" office:value="0.28699">
                <text:p>0.2869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0.8096">
                <text:p>30.8096</text:p>
              </table:table-cell>
              <table:table-cell office:value-type="float" office:value="0.319724">
                <text:p>0.319724</text:p>
              </table:table-cell>
              <table:table-cell office:value-type="float" office:value="30.809556">
                <text:p>30.809556</text:p>
              </table:table-cell>
              <table:table-cell office:value-type="float" office:value="0.319618">
                <text:p>0.31961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0.8216">
                <text:p>30.8216</text:p>
              </table:table-cell>
              <table:table-cell office:value-type="float" office:value="0.351657">
                <text:p>0.351657</text:p>
              </table:table-cell>
              <table:table-cell office:value-type="float" office:value="30.821604">
                <text:p>30.821604</text:p>
              </table:table-cell>
              <table:table-cell office:value-type="float" office:value="0.35154">
                <text:p>0.3515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0.8336">
                <text:p>30.8336</text:p>
              </table:table-cell>
              <table:table-cell office:value-type="float" office:value="0.382889">
                <text:p>0.382889</text:p>
              </table:table-cell>
              <table:table-cell office:value-type="float" office:value="30.833637">
                <text:p>30.833637</text:p>
              </table:table-cell>
              <table:table-cell office:value-type="float" office:value="0.382762">
                <text:p>0.38276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0.8457">
                <text:p>30.8457</text:p>
              </table:table-cell>
              <table:table-cell office:value-type="float" office:value="0.413424">
                <text:p>0.413424</text:p>
              </table:table-cell>
              <table:table-cell office:value-type="float" office:value="30.845655">
                <text:p>30.845655</text:p>
              </table:table-cell>
              <table:table-cell office:value-type="float" office:value="0.413288">
                <text:p>0.41328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0.8577">
                <text:p>30.8577</text:p>
              </table:table-cell>
              <table:table-cell office:value-type="float" office:value="0.443268">
                <text:p>0.443268</text:p>
              </table:table-cell>
              <table:table-cell office:value-type="float" office:value="30.85766">
                <text:p>30.85766</text:p>
              </table:table-cell>
              <table:table-cell office:value-type="float" office:value="0.443122">
                <text:p>0.44312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0.8696">
                <text:p>30.8696</text:p>
              </table:table-cell>
              <table:table-cell office:value-type="float" office:value="0.472424">
                <text:p>0.472424</text:p>
              </table:table-cell>
              <table:table-cell office:value-type="float" office:value="30.869649">
                <text:p>30.869649</text:p>
              </table:table-cell>
              <table:table-cell office:value-type="float" office:value="0.472269">
                <text:p>0.47226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0.8816">
                <text:p>30.8816</text:p>
              </table:table-cell>
              <table:table-cell office:value-type="float" office:value="0.500896">
                <text:p>0.500896</text:p>
              </table:table-cell>
              <table:table-cell office:value-type="float" office:value="30.881625">
                <text:p>30.881625</text:p>
              </table:table-cell>
              <table:table-cell office:value-type="float" office:value="0.500732">
                <text:p>0.50073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0.8936">
                <text:p>30.8936</text:p>
              </table:table-cell>
              <table:table-cell office:value-type="float" office:value="0.528689">
                <text:p>0.528689</text:p>
              </table:table-cell>
              <table:table-cell office:value-type="float" office:value="30.893586">
                <text:p>30.893586</text:p>
              </table:table-cell>
              <table:table-cell office:value-type="float" office:value="0.528515">
                <text:p>0.52851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0.9055">
                <text:p>30.9055</text:p>
              </table:table-cell>
              <table:table-cell office:value-type="float" office:value="0.555805">
                <text:p>0.555805</text:p>
              </table:table-cell>
              <table:table-cell office:value-type="float" office:value="30.905532">
                <text:p>30.905532</text:p>
              </table:table-cell>
              <table:table-cell office:value-type="float" office:value="0.555623">
                <text:p>0.55562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0.9175">
                <text:p>30.9175</text:p>
              </table:table-cell>
              <table:table-cell office:value-type="float" office:value="0.582249">
                <text:p>0.582249</text:p>
              </table:table-cell>
              <table:table-cell office:value-type="float" office:value="30.917465">
                <text:p>30.917465</text:p>
              </table:table-cell>
              <table:table-cell office:value-type="float" office:value="0.582059">
                <text:p>0.58205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0.9294">
                <text:p>30.9294</text:p>
              </table:table-cell>
              <table:table-cell office:value-type="float" office:value="0.608025">
                <text:p>0.608025</text:p>
              </table:table-cell>
              <table:table-cell office:value-type="float" office:value="30.929383">
                <text:p>30.929383</text:p>
              </table:table-cell>
              <table:table-cell office:value-type="float" office:value="0.607826">
                <text:p>0.60782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0.9413">
                <text:p>30.9413</text:p>
              </table:table-cell>
              <table:table-cell office:value-type="float" office:value="0.633135">
                <text:p>0.633135</text:p>
              </table:table-cell>
              <table:table-cell office:value-type="float" office:value="30.941287">
                <text:p>30.941287</text:p>
              </table:table-cell>
              <table:table-cell office:value-type="float" office:value="0.632929">
                <text:p>0.63292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0.9532">
                <text:p>30.9532</text:p>
              </table:table-cell>
              <table:table-cell office:value-type="float" office:value="0.657583">
                <text:p>0.657583</text:p>
              </table:table-cell>
              <table:table-cell office:value-type="float" office:value="30.953177">
                <text:p>30.953177</text:p>
              </table:table-cell>
              <table:table-cell office:value-type="float" office:value="0.65737">
                <text:p>0.6573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0.9651">
                <text:p>30.9651</text:p>
              </table:table-cell>
              <table:table-cell office:value-type="float" office:value="0.681373">
                <text:p>0.681373</text:p>
              </table:table-cell>
              <table:table-cell office:value-type="float" office:value="30.965052">
                <text:p>30.965052</text:p>
              </table:table-cell>
              <table:table-cell office:value-type="float" office:value="0.681152">
                <text:p>0.68115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0.9769">
                <text:p>30.9769</text:p>
              </table:table-cell>
              <table:table-cell office:value-type="float" office:value="0.704508">
                <text:p>0.704508</text:p>
              </table:table-cell>
              <table:table-cell office:value-type="float" office:value="30.976914">
                <text:p>30.976914</text:p>
              </table:table-cell>
              <table:table-cell office:value-type="float" office:value="0.70428">
                <text:p>0.7042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0.9888">
                <text:p>30.9888</text:p>
              </table:table-cell>
              <table:table-cell office:value-type="float" office:value="0.72699">
                <text:p>0.72699</text:p>
              </table:table-cell>
              <table:table-cell office:value-type="float" office:value="30.988761">
                <text:p>30.988761</text:p>
              </table:table-cell>
              <table:table-cell office:value-type="float" office:value="0.726755">
                <text:p>0.72675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1.0006">
                <text:p>31.0006</text:p>
              </table:table-cell>
              <table:table-cell office:value-type="float" office:value="0.748823">
                <text:p>0.748823</text:p>
              </table:table-cell>
              <table:table-cell office:value-type="float" office:value="31.000595">
                <text:p>31.000595</text:p>
              </table:table-cell>
              <table:table-cell office:value-type="float" office:value="0.748581">
                <text:p>0.74858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1.0124">
                <text:p>31.0124</text:p>
              </table:table-cell>
              <table:table-cell office:value-type="float" office:value="0.770009">
                <text:p>0.770009</text:p>
              </table:table-cell>
              <table:table-cell office:value-type="float" office:value="31.012414">
                <text:p>31.012414</text:p>
              </table:table-cell>
              <table:table-cell office:value-type="float" office:value="0.769761">
                <text:p>0.76976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1.0242">
                <text:p>31.0242</text:p>
              </table:table-cell>
              <table:table-cell office:value-type="float" office:value="0.790552">
                <text:p>0.790552</text:p>
              </table:table-cell>
              <table:table-cell office:value-type="float" office:value="31.02422">
                <text:p>31.02422</text:p>
              </table:table-cell>
              <table:table-cell office:value-type="float" office:value="0.790298">
                <text:p>0.79029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1.036">
                <text:p>31.036</text:p>
              </table:table-cell>
              <table:table-cell office:value-type="float" office:value="0.810454">
                <text:p>0.810454</text:p>
              </table:table-cell>
              <table:table-cell office:value-type="float" office:value="31.036011">
                <text:p>31.036011</text:p>
              </table:table-cell>
              <table:table-cell office:value-type="float" office:value="0.810194">
                <text:p>0.81019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1.0478">
                <text:p>31.0478</text:p>
              </table:table-cell>
              <table:table-cell office:value-type="float" office:value="0.829718">
                <text:p>0.829718</text:p>
              </table:table-cell>
              <table:table-cell office:value-type="float" office:value="31.047789">
                <text:p>31.047789</text:p>
              </table:table-cell>
              <table:table-cell office:value-type="float" office:value="0.829452">
                <text:p>0.8294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1.0596">
                <text:p>31.0596</text:p>
              </table:table-cell>
              <table:table-cell office:value-type="float" office:value="0.848345">
                <text:p>0.848345</text:p>
              </table:table-cell>
              <table:table-cell office:value-type="float" office:value="31.059552">
                <text:p>31.059552</text:p>
              </table:table-cell>
              <table:table-cell office:value-type="float" office:value="0.848074">
                <text:p>0.84807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1.0713">
                <text:p>31.0713</text:p>
              </table:table-cell>
              <table:table-cell office:value-type="float" office:value="0.86634">
                <text:p>0.86634</text:p>
              </table:table-cell>
              <table:table-cell office:value-type="float" office:value="31.071302">
                <text:p>31.071302</text:p>
              </table:table-cell>
              <table:table-cell office:value-type="float" office:value="0.866063">
                <text:p>0.86606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1.083">
                <text:p>31.083</text:p>
              </table:table-cell>
              <table:table-cell office:value-type="float" office:value="0.883703">
                <text:p>0.883703</text:p>
              </table:table-cell>
              <table:table-cell office:value-type="float" office:value="31.083038">
                <text:p>31.083038</text:p>
              </table:table-cell>
              <table:table-cell office:value-type="float" office:value="0.883421">
                <text:p>0.88342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1.0948">
                <text:p>31.0948</text:p>
              </table:table-cell>
              <table:table-cell office:value-type="float" office:value="0.900437">
                <text:p>0.900437</text:p>
              </table:table-cell>
              <table:table-cell office:value-type="float" office:value="31.094761">
                <text:p>31.094761</text:p>
              </table:table-cell>
              <table:table-cell office:value-type="float" office:value="0.900151">
                <text:p>0.90015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1.1065">
                <text:p>31.1065</text:p>
              </table:table-cell>
              <table:table-cell office:value-type="float" office:value="0.916545">
                <text:p>0.916545</text:p>
              </table:table-cell>
              <table:table-cell office:value-type="float" office:value="31.106469">
                <text:p>31.106469</text:p>
              </table:table-cell>
              <table:table-cell office:value-type="float" office:value="0.916254">
                <text:p>0.91625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1.1182">
                <text:p>31.1182</text:p>
              </table:table-cell>
              <table:table-cell office:value-type="float" office:value="0.932027">
                <text:p>0.932027</text:p>
              </table:table-cell>
              <table:table-cell office:value-type="float" office:value="31.118164">
                <text:p>31.118164</text:p>
              </table:table-cell>
              <table:table-cell office:value-type="float" office:value="0.931732">
                <text:p>0.93173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1.1298">
                <text:p>31.1298</text:p>
              </table:table-cell>
              <table:table-cell office:value-type="float" office:value="0.946887">
                <text:p>0.946887</text:p>
              </table:table-cell>
              <table:table-cell office:value-type="float" office:value="31.129846">
                <text:p>31.129846</text:p>
              </table:table-cell>
              <table:table-cell office:value-type="float" office:value="0.946588">
                <text:p>0.94658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1.1415">
                <text:p>31.1415</text:p>
              </table:table-cell>
              <table:table-cell office:value-type="float" office:value="0.961127">
                <text:p>0.961127</text:p>
              </table:table-cell>
              <table:table-cell office:value-type="float" office:value="31.141513">
                <text:p>31.141513</text:p>
              </table:table-cell>
              <table:table-cell office:value-type="float" office:value="0.960823">
                <text:p>0.96082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1.1532">
                <text:p>31.1532</text:p>
              </table:table-cell>
              <table:table-cell office:value-type="float" office:value="0.974747">
                <text:p>0.974747</text:p>
              </table:table-cell>
              <table:table-cell office:value-type="float" office:value="31.153167">
                <text:p>31.153167</text:p>
              </table:table-cell>
              <table:table-cell office:value-type="float" office:value="0.97444">
                <text:p>0.9744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1.1648">
                <text:p>31.1648</text:p>
              </table:table-cell>
              <table:table-cell office:value-type="float" office:value="0.98775">
                <text:p>0.98775</text:p>
              </table:table-cell>
              <table:table-cell office:value-type="float" office:value="31.164807">
                <text:p>31.164807</text:p>
              </table:table-cell>
              <table:table-cell office:value-type="float" office:value="0.987439">
                <text:p>0.98743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1.1764">
                <text:p>31.1764</text:p>
              </table:table-cell>
              <table:table-cell office:value-type="float" office:value="1.00014">
                <text:p>1.00014</text:p>
              </table:table-cell>
              <table:table-cell office:value-type="float" office:value="31.176434">
                <text:p>31.176434</text:p>
              </table:table-cell>
              <table:table-cell office:value-type="float" office:value="0.999823">
                <text:p>0.99982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1.188">
                <text:p>31.188</text:p>
              </table:table-cell>
              <table:table-cell office:value-type="float" office:value="1.01191">
                <text:p>1.01191</text:p>
              </table:table-cell>
              <table:table-cell office:value-type="float" office:value="31.188048">
                <text:p>31.188048</text:p>
              </table:table-cell>
              <table:table-cell office:value-type="float" office:value="1.011593">
                <text:p>1.01159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1.1996">
                <text:p>31.1996</text:p>
              </table:table-cell>
              <table:table-cell office:value-type="float" office:value="1.02307">
                <text:p>1.02307</text:p>
              </table:table-cell>
              <table:table-cell office:value-type="float" office:value="31.199647">
                <text:p>31.199647</text:p>
              </table:table-cell>
              <table:table-cell office:value-type="float" office:value="1.022751">
                <text:p>1.02275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1.2112">
                <text:p>31.2112</text:p>
              </table:table-cell>
              <table:table-cell office:value-type="float" office:value="1.03362">
                <text:p>1.03362</text:p>
              </table:table-cell>
              <table:table-cell office:value-type="float" office:value="31.211234">
                <text:p>31.211234</text:p>
              </table:table-cell>
              <table:table-cell office:value-type="float" office:value="1.033297">
                <text:p>1.03329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1.2228">
                <text:p>31.2228</text:p>
              </table:table-cell>
              <table:table-cell office:value-type="float" office:value="1.04356">
                <text:p>1.04356</text:p>
              </table:table-cell>
              <table:table-cell office:value-type="float" office:value="31.222807">
                <text:p>31.222807</text:p>
              </table:table-cell>
              <table:table-cell office:value-type="float" office:value="1.043234">
                <text:p>1.04323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1.2344">
                <text:p>31.2344</text:p>
              </table:table-cell>
              <table:table-cell office:value-type="float" office:value="1.05289">
                <text:p>1.05289</text:p>
              </table:table-cell>
              <table:table-cell office:value-type="float" office:value="31.234366">
                <text:p>31.234366</text:p>
              </table:table-cell>
              <table:table-cell office:value-type="float" office:value="1.052563">
                <text:p>1.05256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1.2459">
                <text:p>31.2459</text:p>
              </table:table-cell>
              <table:table-cell office:value-type="float" office:value="1.06161">
                <text:p>1.06161</text:p>
              </table:table-cell>
              <table:table-cell office:value-type="float" office:value="31.245912">
                <text:p>31.245912</text:p>
              </table:table-cell>
              <table:table-cell office:value-type="float" office:value="1.061284">
                <text:p>1.06128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1.2574">
                <text:p>31.2574</text:p>
              </table:table-cell>
              <table:table-cell office:value-type="float" office:value="1.06973">
                <text:p>1.06973</text:p>
              </table:table-cell>
              <table:table-cell office:value-type="float" office:value="31.257445">
                <text:p>31.257445</text:p>
              </table:table-cell>
              <table:table-cell office:value-type="float" office:value="1.069399">
                <text:p>1.06939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1.269">
                <text:p>31.269</text:p>
              </table:table-cell>
              <table:table-cell office:value-type="float" office:value="1.07724">
                <text:p>1.07724</text:p>
              </table:table-cell>
              <table:table-cell office:value-type="float" office:value="31.268965">
                <text:p>31.268965</text:p>
              </table:table-cell>
              <table:table-cell office:value-type="float" office:value="1.076909">
                <text:p>1.07690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1.2805">
                <text:p>31.2805</text:p>
              </table:table-cell>
              <table:table-cell office:value-type="float" office:value="1.08415">
                <text:p>1.08415</text:p>
              </table:table-cell>
              <table:table-cell office:value-type="float" office:value="31.280471">
                <text:p>31.280471</text:p>
              </table:table-cell>
              <table:table-cell office:value-type="float" office:value="1.083815">
                <text:p>1.0838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1.292">
                <text:p>31.292</text:p>
              </table:table-cell>
              <table:table-cell office:value-type="float" office:value="1.09045">
                <text:p>1.09045</text:p>
              </table:table-cell>
              <table:table-cell office:value-type="float" office:value="31.291964">
                <text:p>31.291964</text:p>
              </table:table-cell>
              <table:table-cell office:value-type="float" office:value="1.090117">
                <text:p>1.09011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1.3034">
                <text:p>31.3034</text:p>
              </table:table-cell>
              <table:table-cell office:value-type="float" office:value="1.09615">
                <text:p>1.09615</text:p>
              </table:table-cell>
              <table:table-cell office:value-type="float" office:value="31.303444">
                <text:p>31.303444</text:p>
              </table:table-cell>
              <table:table-cell office:value-type="float" office:value="1.095817">
                <text:p>1.09581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1.3149">
                <text:p>31.3149</text:p>
              </table:table-cell>
              <table:table-cell office:value-type="float" office:value="1.10125">
                <text:p>1.10125</text:p>
              </table:table-cell>
              <table:table-cell office:value-type="float" office:value="31.314911">
                <text:p>31.314911</text:p>
              </table:table-cell>
              <table:table-cell office:value-type="float" office:value="1.100916">
                <text:p>1.10091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1.3264">
                <text:p>31.3264</text:p>
              </table:table-cell>
              <table:table-cell office:value-type="float" office:value="1.10575">
                <text:p>1.10575</text:p>
              </table:table-cell>
              <table:table-cell office:value-type="float" office:value="31.326364">
                <text:p>31.326364</text:p>
              </table:table-cell>
              <table:table-cell office:value-type="float" office:value="1.105413">
                <text:p>1.10541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1.3378">
                <text:p>31.3378</text:p>
              </table:table-cell>
              <table:table-cell office:value-type="float" office:value="1.10965">
                <text:p>1.10965</text:p>
              </table:table-cell>
              <table:table-cell office:value-type="float" office:value="31.337804">
                <text:p>31.337804</text:p>
              </table:table-cell>
              <table:table-cell office:value-type="float" office:value="1.109309">
                <text:p>1.10930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1.3492">
                <text:p>31.3492</text:p>
              </table:table-cell>
              <table:table-cell office:value-type="float" office:value="1.11294">
                <text:p>1.11294</text:p>
              </table:table-cell>
              <table:table-cell office:value-type="float" office:value="31.349232">
                <text:p>31.349232</text:p>
              </table:table-cell>
              <table:table-cell office:value-type="float" office:value="1.112605">
                <text:p>1.11260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1.3606">
                <text:p>31.3606</text:p>
              </table:table-cell>
              <table:table-cell office:value-type="float" office:value="1.11564">
                <text:p>1.11564</text:p>
              </table:table-cell>
              <table:table-cell office:value-type="float" office:value="31.360646">
                <text:p>31.360646</text:p>
              </table:table-cell>
              <table:table-cell office:value-type="float" office:value="1.115302">
                <text:p>1.11530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1.372">
                <text:p>31.372</text:p>
              </table:table-cell>
              <table:table-cell office:value-type="float" office:value="1.11774">
                <text:p>1.11774</text:p>
              </table:table-cell>
              <table:table-cell office:value-type="float" office:value="31.372047">
                <text:p>31.372047</text:p>
              </table:table-cell>
              <table:table-cell office:value-type="float" office:value="1.1174">
                <text:p>1.117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1.3834">
                <text:p>31.3834</text:p>
              </table:table-cell>
              <table:table-cell office:value-type="float" office:value="1.11924">
                <text:p>1.11924</text:p>
              </table:table-cell>
              <table:table-cell office:value-type="float" office:value="31.383435">
                <text:p>31.383435</text:p>
              </table:table-cell>
              <table:table-cell office:value-type="float" office:value="1.118898">
                <text:p>1.11889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1.3948">
                <text:p>31.3948</text:p>
              </table:table-cell>
              <table:table-cell office:value-type="float" office:value="1.12013">
                <text:p>1.12013</text:p>
              </table:table-cell>
              <table:table-cell office:value-type="float" office:value="31.394811">
                <text:p>31.394811</text:p>
              </table:table-cell>
              <table:table-cell office:value-type="float" office:value="1.119798">
                <text:p>1.11979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1.4062">
                <text:p>31.4062</text:p>
              </table:table-cell>
              <table:table-cell office:value-type="float" office:value="1.12043">
                <text:p>1.12043</text:p>
              </table:table-cell>
              <table:table-cell office:value-type="float" office:value="31.406173">
                <text:p>31.406173</text:p>
              </table:table-cell>
              <table:table-cell office:value-type="float" office:value="1.120099">
                <text:p>1.12009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1.4175">
                <text:p>31.4175</text:p>
              </table:table-cell>
              <table:table-cell office:value-type="float" office:value="1.12014">
                <text:p>1.12014</text:p>
              </table:table-cell>
              <table:table-cell office:value-type="float" office:value="31.417522">
                <text:p>31.417522</text:p>
              </table:table-cell>
              <table:table-cell office:value-type="float" office:value="1.119801">
                <text:p>1.11980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1.4289">
                <text:p>31.4289</text:p>
              </table:table-cell>
              <table:table-cell office:value-type="float" office:value="1.11924">
                <text:p>1.11924</text:p>
              </table:table-cell>
              <table:table-cell office:value-type="float" office:value="31.428859">
                <text:p>31.428859</text:p>
              </table:table-cell>
              <table:table-cell office:value-type="float" office:value="1.118905">
                <text:p>1.11890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1.4402">
                <text:p>31.4402</text:p>
              </table:table-cell>
              <table:table-cell office:value-type="float" office:value="1.11774">
                <text:p>1.11774</text:p>
              </table:table-cell>
              <table:table-cell office:value-type="float" office:value="31.440183">
                <text:p>31.440183</text:p>
              </table:table-cell>
              <table:table-cell office:value-type="float" office:value="1.117411">
                <text:p>1.11741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1.4515">
                <text:p>31.4515</text:p>
              </table:table-cell>
              <table:table-cell office:value-type="float" office:value="1.11565">
                <text:p>1.11565</text:p>
              </table:table-cell>
              <table:table-cell office:value-type="float" office:value="31.451493">
                <text:p>31.451493</text:p>
              </table:table-cell>
              <table:table-cell office:value-type="float" office:value="1.115318">
                <text:p>1.11531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1.4628">
                <text:p>31.4628</text:p>
              </table:table-cell>
              <table:table-cell office:value-type="float" office:value="1.11295">
                <text:p>1.11295</text:p>
              </table:table-cell>
              <table:table-cell office:value-type="float" office:value="31.462791">
                <text:p>31.462791</text:p>
              </table:table-cell>
              <table:table-cell office:value-type="float" office:value="1.112627">
                <text:p>1.11262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1.4741">
                <text:p>31.4741</text:p>
              </table:table-cell>
              <table:table-cell office:value-type="float" office:value="1.10966">
                <text:p>1.10966</text:p>
              </table:table-cell>
              <table:table-cell office:value-type="float" office:value="31.474077">
                <text:p>31.474077</text:p>
              </table:table-cell>
              <table:table-cell office:value-type="float" office:value="1.109338">
                <text:p>1.10933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1.4853">
                <text:p>31.4853</text:p>
              </table:table-cell>
              <table:table-cell office:value-type="float" office:value="1.10578">
                <text:p>1.10578</text:p>
              </table:table-cell>
              <table:table-cell office:value-type="float" office:value="31.485349">
                <text:p>31.485349</text:p>
              </table:table-cell>
              <table:table-cell office:value-type="float" office:value="1.105452">
                <text:p>1.10545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1.4966">
                <text:p>31.4966</text:p>
              </table:table-cell>
              <table:table-cell office:value-type="float" office:value="1.10129">
                <text:p>1.10129</text:p>
              </table:table-cell>
              <table:table-cell office:value-type="float" office:value="31.496609">
                <text:p>31.496609</text:p>
              </table:table-cell>
              <table:table-cell office:value-type="float" office:value="1.100969">
                <text:p>1.10096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1.5079">
                <text:p>31.5079</text:p>
              </table:table-cell>
              <table:table-cell office:value-type="float" office:value="1.09621">
                <text:p>1.09621</text:p>
              </table:table-cell>
              <table:table-cell office:value-type="float" office:value="31.507856">
                <text:p>31.507856</text:p>
              </table:table-cell>
              <table:table-cell office:value-type="float" office:value="1.095889">
                <text:p>1.09588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1.5191">
                <text:p>31.5191</text:p>
              </table:table-cell>
              <table:table-cell office:value-type="float" office:value="1.09053">
                <text:p>1.09053</text:p>
              </table:table-cell>
              <table:table-cell office:value-type="float" office:value="31.519091">
                <text:p>31.519091</text:p>
              </table:table-cell>
              <table:table-cell office:value-type="float" office:value="1.090213">
                <text:p>1.09021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1.5303">
                <text:p>31.5303</text:p>
              </table:table-cell>
              <table:table-cell office:value-type="float" office:value="1.08425">
                <text:p>1.08425</text:p>
              </table:table-cell>
              <table:table-cell office:value-type="float" office:value="31.530313">
                <text:p>31.530313</text:p>
              </table:table-cell>
              <table:table-cell office:value-type="float" office:value="1.083942">
                <text:p>1.08394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1.5415">
                <text:p>31.5415</text:p>
              </table:table-cell>
              <table:table-cell office:value-type="float" office:value="1.07739">
                <text:p>1.07739</text:p>
              </table:table-cell>
              <table:table-cell office:value-type="float" office:value="31.541522">
                <text:p>31.541522</text:p>
              </table:table-cell>
              <table:table-cell office:value-type="float" office:value="1.077076">
                <text:p>1.07707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1.5527">
                <text:p>31.5527</text:p>
              </table:table-cell>
              <table:table-cell office:value-type="float" office:value="1.06992">
                <text:p>1.06992</text:p>
              </table:table-cell>
              <table:table-cell office:value-type="float" office:value="31.552719">
                <text:p>31.552719</text:p>
              </table:table-cell>
              <table:table-cell office:value-type="float" office:value="1.069617">
                <text:p>1.06961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1.5639">
                <text:p>31.5639</text:p>
              </table:table-cell>
              <table:table-cell office:value-type="float" office:value="1.06187">
                <text:p>1.06187</text:p>
              </table:table-cell>
              <table:table-cell office:value-type="float" office:value="31.563903">
                <text:p>31.563903</text:p>
              </table:table-cell>
              <table:table-cell office:value-type="float" office:value="1.061564">
                <text:p>1.06156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1.5751">
                <text:p>31.5751</text:p>
              </table:table-cell>
              <table:table-cell office:value-type="float" office:value="1.05322">
                <text:p>1.05322</text:p>
              </table:table-cell>
              <table:table-cell office:value-type="float" office:value="31.575075">
                <text:p>31.575075</text:p>
              </table:table-cell>
              <table:table-cell office:value-type="float" office:value="1.052919">
                <text:p>1.05291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1.5862">
                <text:p>31.5862</text:p>
              </table:table-cell>
              <table:table-cell office:value-type="float" office:value="1.04398">
                <text:p>1.04398</text:p>
              </table:table-cell>
              <table:table-cell office:value-type="float" office:value="31.586234">
                <text:p>31.586234</text:p>
              </table:table-cell>
              <table:table-cell office:value-type="float" office:value="1.043684">
                <text:p>1.04368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1.5974">
                <text:p>31.5974</text:p>
              </table:table-cell>
              <table:table-cell office:value-type="float" office:value="1.03415">
                <text:p>1.03415</text:p>
              </table:table-cell>
              <table:table-cell office:value-type="float" office:value="31.59738">
                <text:p>31.59738</text:p>
              </table:table-cell>
              <table:table-cell office:value-type="float" office:value="1.033858">
                <text:p>1.03385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1.6085">
                <text:p>31.6085</text:p>
              </table:table-cell>
              <table:table-cell office:value-type="float" office:value="1.02373">
                <text:p>1.02373</text:p>
              </table:table-cell>
              <table:table-cell office:value-type="float" office:value="31.608515">
                <text:p>31.608515</text:p>
              </table:table-cell>
              <table:table-cell office:value-type="float" office:value="1.023443">
                <text:p>1.02344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1.6196">
                <text:p>31.6196</text:p>
              </table:table-cell>
              <table:table-cell office:value-type="float" office:value="1.01272">
                <text:p>1.01272</text:p>
              </table:table-cell>
              <table:table-cell office:value-type="float" office:value="31.619637">
                <text:p>31.619637</text:p>
              </table:table-cell>
              <table:table-cell office:value-type="float" office:value="1.012441">
                <text:p>1.01244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1.6307">
                <text:p>31.6307</text:p>
              </table:table-cell>
              <table:table-cell office:value-type="float" office:value="1.00113">
                <text:p>1.00113</text:p>
              </table:table-cell>
              <table:table-cell office:value-type="float" office:value="31.630746">
                <text:p>31.630746</text:p>
              </table:table-cell>
              <table:table-cell office:value-type="float" office:value="1.000852">
                <text:p>1.00085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1.6418">
                <text:p>31.6418</text:p>
              </table:table-cell>
              <table:table-cell office:value-type="float" office:value="0.988949">
                <text:p>0.988949</text:p>
              </table:table-cell>
              <table:table-cell office:value-type="float" office:value="31.641843">
                <text:p>31.641843</text:p>
              </table:table-cell>
              <table:table-cell office:value-type="float" office:value="0.988678">
                <text:p>0.98867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1.6529">
                <text:p>31.6529</text:p>
              </table:table-cell>
              <table:table-cell office:value-type="float" office:value="0.976186">
                <text:p>0.976186</text:p>
              </table:table-cell>
              <table:table-cell office:value-type="float" office:value="31.652928">
                <text:p>31.652928</text:p>
              </table:table-cell>
              <table:table-cell office:value-type="float" office:value="0.975921">
                <text:p>0.97592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1.664">
                <text:p>31.664</text:p>
              </table:table-cell>
              <table:table-cell office:value-type="float" office:value="0.962841">
                <text:p>0.962841</text:p>
              </table:table-cell>
              <table:table-cell office:value-type="float" office:value="31.664001">
                <text:p>31.664001</text:p>
              </table:table-cell>
              <table:table-cell office:value-type="float" office:value="0.962581">
                <text:p>0.96258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1.6751">
                <text:p>31.6751</text:p>
              </table:table-cell>
              <table:table-cell office:value-type="float" office:value="0.948914">
                <text:p>0.948914</text:p>
              </table:table-cell>
              <table:table-cell office:value-type="float" office:value="31.675061">
                <text:p>31.675061</text:p>
              </table:table-cell>
              <table:table-cell office:value-type="float" office:value="0.94866">
                <text:p>0.9486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1.6861">
                <text:p>31.6861</text:p>
              </table:table-cell>
              <table:table-cell office:value-type="float" office:value="0.934409">
                <text:p>0.934409</text:p>
              </table:table-cell>
              <table:table-cell office:value-type="float" office:value="31.686109">
                <text:p>31.686109</text:p>
              </table:table-cell>
              <table:table-cell office:value-type="float" office:value="0.93416">
                <text:p>0.9341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1.6971">
                <text:p>31.6971</text:p>
              </table:table-cell>
              <table:table-cell office:value-type="float" office:value="0.919325">
                <text:p>0.919325</text:p>
              </table:table-cell>
              <table:table-cell office:value-type="float" office:value="31.697145">
                <text:p>31.697145</text:p>
              </table:table-cell>
              <table:table-cell office:value-type="float" office:value="0.919083">
                <text:p>0.91908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1.7082">
                <text:p>31.7082</text:p>
              </table:table-cell>
              <table:table-cell office:value-type="float" office:value="0.903666">
                <text:p>0.903666</text:p>
              </table:table-cell>
              <table:table-cell office:value-type="float" office:value="31.708169">
                <text:p>31.708169</text:p>
              </table:table-cell>
              <table:table-cell office:value-type="float" office:value="0.90343">
                <text:p>0.9034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1.7192">
                <text:p>31.7192</text:p>
              </table:table-cell>
              <table:table-cell office:value-type="float" office:value="0.887432">
                <text:p>0.887432</text:p>
              </table:table-cell>
              <table:table-cell office:value-type="float" office:value="31.719181">
                <text:p>31.719181</text:p>
              </table:table-cell>
              <table:table-cell office:value-type="float" office:value="0.887203">
                <text:p>0.88720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1.7302">
                <text:p>31.7302</text:p>
              </table:table-cell>
              <table:table-cell office:value-type="float" office:value="0.870626">
                <text:p>0.870626</text:p>
              </table:table-cell>
              <table:table-cell office:value-type="float" office:value="31.73018">
                <text:p>31.73018</text:p>
              </table:table-cell>
              <table:table-cell office:value-type="float" office:value="0.870403">
                <text:p>0.87040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1.7412">
                <text:p>31.7412</text:p>
              </table:table-cell>
              <table:table-cell office:value-type="float" office:value="0.85325">
                <text:p>0.85325</text:p>
              </table:table-cell>
              <table:table-cell office:value-type="float" office:value="31.741168">
                <text:p>31.741168</text:p>
              </table:table-cell>
              <table:table-cell office:value-type="float" office:value="0.853034">
                <text:p>0.85303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1.7521">
                <text:p>31.7521</text:p>
              </table:table-cell>
              <table:table-cell office:value-type="float" office:value="0.835305">
                <text:p>0.835305</text:p>
              </table:table-cell>
              <table:table-cell office:value-type="float" office:value="31.752143">
                <text:p>31.752143</text:p>
              </table:table-cell>
              <table:table-cell office:value-type="float" office:value="0.835095">
                <text:p>0.83509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1.7631">
                <text:p>31.7631</text:p>
              </table:table-cell>
              <table:table-cell office:value-type="float" office:value="0.816793">
                <text:p>0.816793</text:p>
              </table:table-cell>
              <table:table-cell office:value-type="float" office:value="31.763106">
                <text:p>31.763106</text:p>
              </table:table-cell>
              <table:table-cell office:value-type="float" office:value="0.816591">
                <text:p>0.81659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1.7741">
                <text:p>31.7741</text:p>
              </table:table-cell>
              <table:table-cell office:value-type="float" office:value="0.797717">
                <text:p>0.797717</text:p>
              </table:table-cell>
              <table:table-cell office:value-type="float" office:value="31.774057">
                <text:p>31.774057</text:p>
              </table:table-cell>
              <table:table-cell office:value-type="float" office:value="0.797522">
                <text:p>0.79752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1.785">
                <text:p>31.785</text:p>
              </table:table-cell>
              <table:table-cell office:value-type="float" office:value="0.778078">
                <text:p>0.778078</text:p>
              </table:table-cell>
              <table:table-cell office:value-type="float" office:value="31.784997">
                <text:p>31.784997</text:p>
              </table:table-cell>
              <table:table-cell office:value-type="float" office:value="0.777891">
                <text:p>0.77789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1.7959">
                <text:p>31.7959</text:p>
              </table:table-cell>
              <table:table-cell office:value-type="float" office:value="0.75788">
                <text:p>0.75788</text:p>
              </table:table-cell>
              <table:table-cell office:value-type="float" office:value="31.795924">
                <text:p>31.795924</text:p>
              </table:table-cell>
              <table:table-cell office:value-type="float" office:value="0.7577">
                <text:p>0.757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1.8068">
                <text:p>31.8068</text:p>
              </table:table-cell>
              <table:table-cell office:value-type="float" office:value="0.737123">
                <text:p>0.737123</text:p>
              </table:table-cell>
              <table:table-cell office:value-type="float" office:value="31.806839">
                <text:p>31.806839</text:p>
              </table:table-cell>
              <table:table-cell office:value-type="float" office:value="0.736951">
                <text:p>0.73695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1.8177">
                <text:p>31.8177</text:p>
              </table:table-cell>
              <table:table-cell office:value-type="float" office:value="0.715811">
                <text:p>0.715811</text:p>
              </table:table-cell>
              <table:table-cell office:value-type="float" office:value="31.817742">
                <text:p>31.817742</text:p>
              </table:table-cell>
              <table:table-cell office:value-type="float" office:value="0.715647">
                <text:p>0.71564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1.8286">
                <text:p>31.8286</text:p>
              </table:table-cell>
              <table:table-cell office:value-type="float" office:value="0.693945">
                <text:p>0.693945</text:p>
              </table:table-cell>
              <table:table-cell office:value-type="float" office:value="31.828634">
                <text:p>31.828634</text:p>
              </table:table-cell>
              <table:table-cell office:value-type="float" office:value="0.69379">
                <text:p>0.6937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1.8395">
                <text:p>31.8395</text:p>
              </table:table-cell>
              <table:table-cell office:value-type="float" office:value="0.671528">
                <text:p>0.671528</text:p>
              </table:table-cell>
              <table:table-cell office:value-type="float" office:value="31.839514">
                <text:p>31.839514</text:p>
              </table:table-cell>
              <table:table-cell office:value-type="float" office:value="0.671381">
                <text:p>0.67138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1.8504">
                <text:p>31.8504</text:p>
              </table:table-cell>
              <table:table-cell office:value-type="float" office:value="0.648563">
                <text:p>0.648563</text:p>
              </table:table-cell>
              <table:table-cell office:value-type="float" office:value="31.850381">
                <text:p>31.850381</text:p>
              </table:table-cell>
              <table:table-cell office:value-type="float" office:value="0.648425">
                <text:p>0.6484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1.8612">
                <text:p>31.8612</text:p>
              </table:table-cell>
              <table:table-cell office:value-type="float" office:value="0.625052">
                <text:p>0.625052</text:p>
              </table:table-cell>
              <table:table-cell office:value-type="float" office:value="31.861237">
                <text:p>31.861237</text:p>
              </table:table-cell>
              <table:table-cell office:value-type="float" office:value="0.624922">
                <text:p>0.62492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1.8721">
                <text:p>31.8721</text:p>
              </table:table-cell>
              <table:table-cell office:value-type="float" office:value="0.600998">
                <text:p>0.600998</text:p>
              </table:table-cell>
              <table:table-cell office:value-type="float" office:value="31.872082">
                <text:p>31.872082</text:p>
              </table:table-cell>
              <table:table-cell office:value-type="float" office:value="0.600877">
                <text:p>0.60087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1.8829">
                <text:p>31.8829</text:p>
              </table:table-cell>
              <table:table-cell office:value-type="float" office:value="0.576402">
                <text:p>0.576402</text:p>
              </table:table-cell>
              <table:table-cell office:value-type="float" office:value="31.882914">
                <text:p>31.882914</text:p>
              </table:table-cell>
              <table:table-cell office:value-type="float" office:value="0.57629">
                <text:p>0.5762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1.8937">
                <text:p>31.8937</text:p>
              </table:table-cell>
              <table:table-cell office:value-type="float" office:value="0.551268">
                <text:p>0.551268</text:p>
              </table:table-cell>
              <table:table-cell office:value-type="float" office:value="31.893735">
                <text:p>31.893735</text:p>
              </table:table-cell>
              <table:table-cell office:value-type="float" office:value="0.551166">
                <text:p>0.55116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1.9045">
                <text:p>31.9045</text:p>
              </table:table-cell>
              <table:table-cell office:value-type="float" office:value="0.525599">
                <text:p>0.525599</text:p>
              </table:table-cell>
              <table:table-cell office:value-type="float" office:value="31.904544">
                <text:p>31.904544</text:p>
              </table:table-cell>
              <table:table-cell office:value-type="float" office:value="0.525506">
                <text:p>0.52550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1.9153">
                <text:p>31.9153</text:p>
              </table:table-cell>
              <table:table-cell office:value-type="float" office:value="0.499397">
                <text:p>0.499397</text:p>
              </table:table-cell>
              <table:table-cell office:value-type="float" office:value="31.915341">
                <text:p>31.915341</text:p>
              </table:table-cell>
              <table:table-cell office:value-type="float" office:value="0.499313">
                <text:p>0.49931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1.9261">
                <text:p>31.9261</text:p>
              </table:table-cell>
              <table:table-cell office:value-type="float" office:value="0.472665">
                <text:p>0.472665</text:p>
              </table:table-cell>
              <table:table-cell office:value-type="float" office:value="31.926127">
                <text:p>31.926127</text:p>
              </table:table-cell>
              <table:table-cell office:value-type="float" office:value="0.47259">
                <text:p>0.4725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1.9369">
                <text:p>31.9369</text:p>
              </table:table-cell>
              <table:table-cell office:value-type="float" office:value="0.445405">
                <text:p>0.445405</text:p>
              </table:table-cell>
              <table:table-cell office:value-type="float" office:value="31.936901">
                <text:p>31.936901</text:p>
              </table:table-cell>
              <table:table-cell office:value-type="float" office:value="0.44534">
                <text:p>0.4453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1.9477">
                <text:p>31.9477</text:p>
              </table:table-cell>
              <table:table-cell office:value-type="float" office:value="0.417621">
                <text:p>0.417621</text:p>
              </table:table-cell>
              <table:table-cell office:value-type="float" office:value="31.947663">
                <text:p>31.947663</text:p>
              </table:table-cell>
              <table:table-cell office:value-type="float" office:value="0.417566">
                <text:p>0.41756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1.9584">
                <text:p>31.9584</text:p>
              </table:table-cell>
              <table:table-cell office:value-type="float" office:value="0.389315">
                <text:p>0.389315</text:p>
              </table:table-cell>
              <table:table-cell office:value-type="float" office:value="31.958414">
                <text:p>31.958414</text:p>
              </table:table-cell>
              <table:table-cell office:value-type="float" office:value="0.389271">
                <text:p>0.38927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1.9692">
                <text:p>31.9692</text:p>
              </table:table-cell>
              <table:table-cell office:value-type="float" office:value="0.360491">
                <text:p>0.360491</text:p>
              </table:table-cell>
              <table:table-cell office:value-type="float" office:value="31.969154">
                <text:p>31.969154</text:p>
              </table:table-cell>
              <table:table-cell office:value-type="float" office:value="0.360457">
                <text:p>0.36045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1.9799">
                <text:p>31.9799</text:p>
              </table:table-cell>
              <table:table-cell office:value-type="float" office:value="0.331151">
                <text:p>0.331151</text:p>
              </table:table-cell>
              <table:table-cell office:value-type="float" office:value="31.979881">
                <text:p>31.979881</text:p>
              </table:table-cell>
              <table:table-cell office:value-type="float" office:value="0.331127">
                <text:p>0.33112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1.9906">
                <text:p>31.9906</text:p>
              </table:table-cell>
              <table:table-cell office:value-type="float" office:value="0.301299">
                <text:p>0.301299</text:p>
              </table:table-cell>
              <table:table-cell office:value-type="float" office:value="31.990598">
                <text:p>31.990598</text:p>
              </table:table-cell>
              <table:table-cell office:value-type="float" office:value="0.301285">
                <text:p>0.30128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2.0013">
                <text:p>32.0013</text:p>
              </table:table-cell>
              <table:table-cell office:value-type="float" office:value="0.270937">
                <text:p>0.270937</text:p>
              </table:table-cell>
              <table:table-cell office:value-type="float" office:value="32.001302">
                <text:p>32.001302</text:p>
              </table:table-cell>
              <table:table-cell office:value-type="float" office:value="0.270934">
                <text:p>0.27093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2.012">
                <text:p>32.012</text:p>
              </table:table-cell>
              <table:table-cell office:value-type="float" office:value="0.240068">
                <text:p>0.240068</text:p>
              </table:table-cell>
              <table:table-cell office:value-type="float" office:value="32.011996">
                <text:p>32.011996</text:p>
              </table:table-cell>
              <table:table-cell office:value-type="float" office:value="0.240076">
                <text:p>0.24007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2.0227">
                <text:p>32.0227</text:p>
              </table:table-cell>
              <table:table-cell office:value-type="float" office:value="0.208696">
                <text:p>0.208696</text:p>
              </table:table-cell>
              <table:table-cell office:value-type="float" office:value="32.022678">
                <text:p>32.022678</text:p>
              </table:table-cell>
              <table:table-cell office:value-type="float" office:value="0.208715">
                <text:p>0.20871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2.0333">
                <text:p>32.0333</text:p>
              </table:table-cell>
              <table:table-cell office:value-type="float" office:value="0.176823">
                <text:p>0.176823</text:p>
              </table:table-cell>
              <table:table-cell office:value-type="float" office:value="32.033348">
                <text:p>32.033348</text:p>
              </table:table-cell>
              <table:table-cell office:value-type="float" office:value="0.176853">
                <text:p>0.17685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2.044">
                <text:p>32.044</text:p>
              </table:table-cell>
              <table:table-cell office:value-type="float" office:value="0.144453">
                <text:p>0.144453</text:p>
              </table:table-cell>
              <table:table-cell office:value-type="float" office:value="32.044007">
                <text:p>32.044007</text:p>
              </table:table-cell>
              <table:table-cell office:value-type="float" office:value="0.144494">
                <text:p>0.14449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2.0547">
                <text:p>32.0547</text:p>
              </table:table-cell>
              <table:table-cell office:value-type="float" office:value="0.11159">
                <text:p>0.11159</text:p>
              </table:table-cell>
              <table:table-cell office:value-type="float" office:value="32.054655">
                <text:p>32.054655</text:p>
              </table:table-cell>
              <table:table-cell office:value-type="float" office:value="0.111642">
                <text:p>0.11164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2.0653">
                <text:p>32.0653</text:p>
              </table:table-cell>
              <table:table-cell office:value-type="float" office:value="0.0782351">
                <text:p>0.0782351</text:p>
              </table:table-cell>
              <table:table-cell office:value-type="float" office:value="32.065291">
                <text:p>32.065291</text:p>
              </table:table-cell>
              <table:table-cell office:value-type="float" office:value="0.078299">
                <text:p>0.07829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2.0759">
                <text:p>32.0759</text:p>
              </table:table-cell>
              <table:table-cell office:value-type="float" office:value="0.0443931">
                <text:p>0.0443931</text:p>
              </table:table-cell>
              <table:table-cell office:value-type="float" office:value="32.075916">
                <text:p>32.075916</text:p>
              </table:table-cell>
              <table:table-cell office:value-type="float" office:value="0.044469">
                <text:p>0.04446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2.0865">
                <text:p>32.0865</text:p>
              </table:table-cell>
              <table:table-cell office:value-type="float" office:value="0.0100669">
                <text:p>0.0100669</text:p>
              </table:table-cell>
              <table:table-cell office:value-type="float" office:value="32.08653">
                <text:p>32.08653</text:p>
              </table:table-cell>
              <table:table-cell office:value-type="float" office:value="0.010154">
                <text:p>0.01015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2.0971">
                <text:p>32.0971</text:p>
              </table:table-cell>
              <table:table-cell office:value-type="float" office:value="0">
                <text:p>0</text:p>
              </table:table-cell>
              <table:table-cell office:value-type="float" office:value="32.097133">
                <text:p>32.097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2.1819">
                <text:p>32.1819</text:p>
              </table:table-cell>
              <table:table-cell office:value-type="float" office:value="0">
                <text:p>0</text:p>
              </table:table-cell>
              <table:table-cell office:value-type="float" office:value="32.181863">
                <text:p>32.18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2.1925">
                <text:p>32.1925</text:p>
              </table:table-cell>
              <table:table-cell office:value-type="float" office:value="0.0352847">
                <text:p>0.0352847</text:p>
              </table:table-cell>
              <table:table-cell office:value-type="float" office:value="32.192454">
                <text:p>32.192454</text:p>
              </table:table-cell>
              <table:table-cell office:value-type="float" office:value="0.035273">
                <text:p>0.03527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2.203">
                <text:p>32.203</text:p>
              </table:table-cell>
              <table:table-cell office:value-type="float" office:value="0.0698462">
                <text:p>0.0698462</text:p>
              </table:table-cell>
              <table:table-cell office:value-type="float" office:value="32.203034">
                <text:p>32.203034</text:p>
              </table:table-cell>
              <table:table-cell office:value-type="float" office:value="0.069823">
                <text:p>0.06982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2.2136">
                <text:p>32.2136</text:p>
              </table:table-cell>
              <table:table-cell office:value-type="float" office:value="0.103689">
                <text:p>0.103689</text:p>
              </table:table-cell>
              <table:table-cell office:value-type="float" office:value="32.213603">
                <text:p>32.213603</text:p>
              </table:table-cell>
              <table:table-cell office:value-type="float" office:value="0.103654">
                <text:p>0.10365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2.2242">
                <text:p>32.2242</text:p>
              </table:table-cell>
              <table:table-cell office:value-type="float" office:value="0.136819">
                <text:p>0.136819</text:p>
              </table:table-cell>
              <table:table-cell office:value-type="float" office:value="32.224161">
                <text:p>32.224161</text:p>
              </table:table-cell>
              <table:table-cell office:value-type="float" office:value="0.136773">
                <text:p>0.13677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2.2347">
                <text:p>32.2347</text:p>
              </table:table-cell>
              <table:table-cell office:value-type="float" office:value="0.169241">
                <text:p>0.169241</text:p>
              </table:table-cell>
              <table:table-cell office:value-type="float" office:value="32.234707">
                <text:p>32.234707</text:p>
              </table:table-cell>
              <table:table-cell office:value-type="float" office:value="0.169184">
                <text:p>0.16918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2.2452">
                <text:p>32.2452</text:p>
              </table:table-cell>
              <table:table-cell office:value-type="float" office:value="0.200958">
                <text:p>0.200958</text:p>
              </table:table-cell>
              <table:table-cell office:value-type="float" office:value="32.245243">
                <text:p>32.245243</text:p>
              </table:table-cell>
              <table:table-cell office:value-type="float" office:value="0.200891">
                <text:p>0.20089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2.2558">
                <text:p>32.2558</text:p>
              </table:table-cell>
              <table:table-cell office:value-type="float" office:value="0.231977">
                <text:p>0.231977</text:p>
              </table:table-cell>
              <table:table-cell office:value-type="float" office:value="32.255767">
                <text:p>32.255767</text:p>
              </table:table-cell>
              <table:table-cell office:value-type="float" office:value="0.231899">
                <text:p>0.23189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2.2663">
                <text:p>32.2663</text:p>
              </table:table-cell>
              <table:table-cell office:value-type="float" office:value="0.2623">
                <text:p>0.2623</text:p>
              </table:table-cell>
              <table:table-cell office:value-type="float" office:value="32.26628">
                <text:p>32.26628</text:p>
              </table:table-cell>
              <table:table-cell office:value-type="float" office:value="0.262212">
                <text:p>0.26221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2.2768">
                <text:p>32.2768</text:p>
              </table:table-cell>
              <table:table-cell office:value-type="float" office:value="0.291933">
                <text:p>0.291933</text:p>
              </table:table-cell>
              <table:table-cell office:value-type="float" office:value="32.276782">
                <text:p>32.276782</text:p>
              </table:table-cell>
              <table:table-cell office:value-type="float" office:value="0.291835">
                <text:p>0.29183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2.2873">
                <text:p>32.2873</text:p>
              </table:table-cell>
              <table:table-cell office:value-type="float" office:value="0.320879">
                <text:p>0.320879</text:p>
              </table:table-cell>
              <table:table-cell office:value-type="float" office:value="32.287274">
                <text:p>32.287274</text:p>
              </table:table-cell>
              <table:table-cell office:value-type="float" office:value="0.320771">
                <text:p>0.32077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2.2978">
                <text:p>32.2978</text:p>
              </table:table-cell>
              <table:table-cell office:value-type="float" office:value="0.349142">
                <text:p>0.349142</text:p>
              </table:table-cell>
              <table:table-cell office:value-type="float" office:value="32.297754">
                <text:p>32.297754</text:p>
              </table:table-cell>
              <table:table-cell office:value-type="float" office:value="0.349026">
                <text:p>0.34902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2.3082">
                <text:p>32.3082</text:p>
              </table:table-cell>
              <table:table-cell office:value-type="float" office:value="0.376727">
                <text:p>0.376727</text:p>
              </table:table-cell>
              <table:table-cell office:value-type="float" office:value="32.308223">
                <text:p>32.308223</text:p>
              </table:table-cell>
              <table:table-cell office:value-type="float" office:value="0.376601">
                <text:p>0.37660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2.3187">
                <text:p>32.3187</text:p>
              </table:table-cell>
              <table:table-cell office:value-type="float" office:value="0.403637">
                <text:p>0.403637</text:p>
              </table:table-cell>
              <table:table-cell office:value-type="float" office:value="32.318681">
                <text:p>32.318681</text:p>
              </table:table-cell>
              <table:table-cell office:value-type="float" office:value="0.403503">
                <text:p>0.40350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2.3291">
                <text:p>32.3291</text:p>
              </table:table-cell>
              <table:table-cell office:value-type="float" office:value="0.429876">
                <text:p>0.429876</text:p>
              </table:table-cell>
              <table:table-cell office:value-type="float" office:value="32.329128">
                <text:p>32.329128</text:p>
              </table:table-cell>
              <table:table-cell office:value-type="float" office:value="0.429733">
                <text:p>0.42973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2.3396">
                <text:p>32.3396</text:p>
              </table:table-cell>
              <table:table-cell office:value-type="float" office:value="0.455447">
                <text:p>0.455447</text:p>
              </table:table-cell>
              <table:table-cell office:value-type="float" office:value="32.339565">
                <text:p>32.339565</text:p>
              </table:table-cell>
              <table:table-cell office:value-type="float" office:value="0.455296">
                <text:p>0.45529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2.35">
                <text:p>32.35</text:p>
              </table:table-cell>
              <table:table-cell office:value-type="float" office:value="0.480354">
                <text:p>0.480354</text:p>
              </table:table-cell>
              <table:table-cell office:value-type="float" office:value="32.34999">
                <text:p>32.34999</text:p>
              </table:table-cell>
              <table:table-cell office:value-type="float" office:value="0.480195">
                <text:p>0.4801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2.3604">
                <text:p>32.3604</text:p>
              </table:table-cell>
              <table:table-cell office:value-type="float" office:value="0.5046">
                <text:p>0.5046</text:p>
              </table:table-cell>
              <table:table-cell office:value-type="float" office:value="32.360405">
                <text:p>32.360405</text:p>
              </table:table-cell>
              <table:table-cell office:value-type="float" office:value="0.504433">
                <text:p>0.50443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2.3708">
                <text:p>32.3708</text:p>
              </table:table-cell>
              <table:table-cell office:value-type="float" office:value="0.528189">
                <text:p>0.528189</text:p>
              </table:table-cell>
              <table:table-cell office:value-type="float" office:value="32.370809">
                <text:p>32.370809</text:p>
              </table:table-cell>
              <table:table-cell office:value-type="float" office:value="0.528015">
                <text:p>0.52801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2.3812">
                <text:p>32.3812</text:p>
              </table:table-cell>
              <table:table-cell office:value-type="float" office:value="0.551123">
                <text:p>0.551123</text:p>
              </table:table-cell>
              <table:table-cell office:value-type="float" office:value="32.381201">
                <text:p>32.381201</text:p>
              </table:table-cell>
              <table:table-cell office:value-type="float" office:value="0.550942">
                <text:p>0.55094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2.3916">
                <text:p>32.3916</text:p>
              </table:table-cell>
              <table:table-cell office:value-type="float" office:value="0.573406">
                <text:p>0.573406</text:p>
              </table:table-cell>
              <table:table-cell office:value-type="float" office:value="32.391584">
                <text:p>32.391584</text:p>
              </table:table-cell>
              <table:table-cell office:value-type="float" office:value="0.573218">
                <text:p>0.57321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2.402">
                <text:p>32.402</text:p>
              </table:table-cell>
              <table:table-cell office:value-type="float" office:value="0.595041">
                <text:p>0.595041</text:p>
              </table:table-cell>
              <table:table-cell office:value-type="float" office:value="32.401955">
                <text:p>32.401955</text:p>
              </table:table-cell>
              <table:table-cell office:value-type="float" office:value="0.594845">
                <text:p>0.59484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2.4123">
                <text:p>32.4123</text:p>
              </table:table-cell>
              <table:table-cell office:value-type="float" office:value="0.61603">
                <text:p>0.61603</text:p>
              </table:table-cell>
              <table:table-cell office:value-type="float" office:value="32.412316">
                <text:p>32.412316</text:p>
              </table:table-cell>
              <table:table-cell office:value-type="float" office:value="0.615828">
                <text:p>0.61582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2.4227">
                <text:p>32.4227</text:p>
              </table:table-cell>
              <table:table-cell office:value-type="float" office:value="0.636376">
                <text:p>0.636376</text:p>
              </table:table-cell>
              <table:table-cell office:value-type="float" office:value="32.422665">
                <text:p>32.422665</text:p>
              </table:table-cell>
              <table:table-cell office:value-type="float" office:value="0.636168">
                <text:p>0.63616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2.433">
                <text:p>32.433</text:p>
              </table:table-cell>
              <table:table-cell office:value-type="float" office:value="0.656082">
                <text:p>0.656082</text:p>
              </table:table-cell>
              <table:table-cell office:value-type="float" office:value="32.433005">
                <text:p>32.433005</text:p>
              </table:table-cell>
              <table:table-cell office:value-type="float" office:value="0.655868">
                <text:p>0.65586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2.4433">
                <text:p>32.4433</text:p>
              </table:table-cell>
              <table:table-cell office:value-type="float" office:value="0.67515">
                <text:p>0.67515</text:p>
              </table:table-cell>
              <table:table-cell office:value-type="float" office:value="32.443333">
                <text:p>32.443333</text:p>
              </table:table-cell>
              <table:table-cell office:value-type="float" office:value="0.67493">
                <text:p>0.6749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2.4537">
                <text:p>32.4537</text:p>
              </table:table-cell>
              <table:table-cell office:value-type="float" office:value="0.693584">
                <text:p>0.693584</text:p>
              </table:table-cell>
              <table:table-cell office:value-type="float" office:value="32.453651">
                <text:p>32.453651</text:p>
              </table:table-cell>
              <table:table-cell office:value-type="float" office:value="0.693358">
                <text:p>0.69335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2.464">
                <text:p>32.464</text:p>
              </table:table-cell>
              <table:table-cell office:value-type="float" office:value="0.711384">
                <text:p>0.711384</text:p>
              </table:table-cell>
              <table:table-cell office:value-type="float" office:value="32.463958">
                <text:p>32.463958</text:p>
              </table:table-cell>
              <table:table-cell office:value-type="float" office:value="0.711153">
                <text:p>0.71115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2.4743">
                <text:p>32.4743</text:p>
              </table:table-cell>
              <table:table-cell office:value-type="float" office:value="0.728554">
                <text:p>0.728554</text:p>
              </table:table-cell>
              <table:table-cell office:value-type="float" office:value="32.474254">
                <text:p>32.474254</text:p>
              </table:table-cell>
              <table:table-cell office:value-type="float" office:value="0.728318">
                <text:p>0.72831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2.4845">
                <text:p>32.4845</text:p>
              </table:table-cell>
              <table:table-cell office:value-type="float" office:value="0.745096">
                <text:p>0.745096</text:p>
              </table:table-cell>
              <table:table-cell office:value-type="float" office:value="32.48454">
                <text:p>32.48454</text:p>
              </table:table-cell>
              <table:table-cell office:value-type="float" office:value="0.744855">
                <text:p>0.7448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2.4948">
                <text:p>32.4948</text:p>
              </table:table-cell>
              <table:table-cell office:value-type="float" office:value="0.761012">
                <text:p>0.761012</text:p>
              </table:table-cell>
              <table:table-cell office:value-type="float" office:value="32.494816">
                <text:p>32.494816</text:p>
              </table:table-cell>
              <table:table-cell office:value-type="float" office:value="0.760766">
                <text:p>0.76076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2.5051">
                <text:p>32.5051</text:p>
              </table:table-cell>
              <table:table-cell office:value-type="float" office:value="0.776304">
                <text:p>0.776304</text:p>
              </table:table-cell>
              <table:table-cell office:value-type="float" office:value="32.50508">
                <text:p>32.50508</text:p>
              </table:table-cell>
              <table:table-cell office:value-type="float" office:value="0.776053">
                <text:p>0.77605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2.5153">
                <text:p>32.5153</text:p>
              </table:table-cell>
              <table:table-cell office:value-type="float" office:value="0.790973">
                <text:p>0.790973</text:p>
              </table:table-cell>
              <table:table-cell office:value-type="float" office:value="32.515335">
                <text:p>32.515335</text:p>
              </table:table-cell>
              <table:table-cell office:value-type="float" office:value="0.790719">
                <text:p>0.79071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2.5256">
                <text:p>32.5256</text:p>
              </table:table-cell>
              <table:table-cell office:value-type="float" office:value="0.805023">
                <text:p>0.805023</text:p>
              </table:table-cell>
              <table:table-cell office:value-type="float" office:value="32.525578">
                <text:p>32.525578</text:p>
              </table:table-cell>
              <table:table-cell office:value-type="float" office:value="0.804764">
                <text:p>0.80476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2.5358">
                <text:p>32.5358</text:p>
              </table:table-cell>
              <table:table-cell office:value-type="float" office:value="0.818454">
                <text:p>0.818454</text:p>
              </table:table-cell>
              <table:table-cell office:value-type="float" office:value="32.535812">
                <text:p>32.535812</text:p>
              </table:table-cell>
              <table:table-cell office:value-type="float" office:value="0.818191">
                <text:p>0.81819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2.546">
                <text:p>32.546</text:p>
              </table:table-cell>
              <table:table-cell office:value-type="float" office:value="0.831268">
                <text:p>0.831268</text:p>
              </table:table-cell>
              <table:table-cell office:value-type="float" office:value="32.546034">
                <text:p>32.546034</text:p>
              </table:table-cell>
              <table:table-cell office:value-type="float" office:value="0.831001">
                <text:p>0.83100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2.5562">
                <text:p>32.5562</text:p>
              </table:table-cell>
              <table:table-cell office:value-type="float" office:value="0.843466">
                <text:p>0.843466</text:p>
              </table:table-cell>
              <table:table-cell office:value-type="float" office:value="32.556247">
                <text:p>32.556247</text:p>
              </table:table-cell>
              <table:table-cell office:value-type="float" office:value="0.843197">
                <text:p>0.84319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2.5664">
                <text:p>32.5664</text:p>
              </table:table-cell>
              <table:table-cell office:value-type="float" office:value="0.855052">
                <text:p>0.855052</text:p>
              </table:table-cell>
              <table:table-cell office:value-type="float" office:value="32.566449">
                <text:p>32.566449</text:p>
              </table:table-cell>
              <table:table-cell office:value-type="float" office:value="0.854779">
                <text:p>0.85477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2.5766">
                <text:p>32.5766</text:p>
              </table:table-cell>
              <table:table-cell office:value-type="float" office:value="0.866025">
                <text:p>0.866025</text:p>
              </table:table-cell>
              <table:table-cell office:value-type="float" office:value="32.57664">
                <text:p>32.57664</text:p>
              </table:table-cell>
              <table:table-cell office:value-type="float" office:value="0.865749">
                <text:p>0.86574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2.5868">
                <text:p>32.5868</text:p>
              </table:table-cell>
              <table:table-cell office:value-type="float" office:value="0.876387">
                <text:p>0.876387</text:p>
              </table:table-cell>
              <table:table-cell office:value-type="float" office:value="32.586821">
                <text:p>32.586821</text:p>
              </table:table-cell>
              <table:table-cell office:value-type="float" office:value="0.876108">
                <text:p>0.87610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2.597">
                <text:p>32.597</text:p>
              </table:table-cell>
              <table:table-cell office:value-type="float" office:value="0.88614">
                <text:p>0.88614</text:p>
              </table:table-cell>
              <table:table-cell office:value-type="float" office:value="32.596992">
                <text:p>32.596992</text:p>
              </table:table-cell>
              <table:table-cell office:value-type="float" office:value="0.885858">
                <text:p>0.88585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2.6072">
                <text:p>32.6072</text:p>
              </table:table-cell>
              <table:table-cell office:value-type="float" office:value="0.895284">
                <text:p>0.895284</text:p>
              </table:table-cell>
              <table:table-cell office:value-type="float" office:value="32.607152">
                <text:p>32.607152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2.6173">
                <text:p>32.6173</text:p>
              </table:table-cell>
              <table:table-cell office:value-type="float" office:value="0.903821">
                <text:p>0.903821</text:p>
              </table:table-cell>
              <table:table-cell office:value-type="float" office:value="32.617302">
                <text:p>32.617302</text:p>
              </table:table-cell>
              <table:table-cell office:value-type="float" office:value="0.903536">
                <text:p>0.90353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2.6274">
                <text:p>32.6274</text:p>
              </table:table-cell>
              <table:table-cell office:value-type="float" office:value="0.911753">
                <text:p>0.911753</text:p>
              </table:table-cell>
              <table:table-cell office:value-type="float" office:value="32.627442">
                <text:p>32.627442</text:p>
              </table:table-cell>
              <table:table-cell office:value-type="float" office:value="0.911465">
                <text:p>0.91146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2.6376">
                <text:p>32.6376</text:p>
              </table:table-cell>
              <table:table-cell office:value-type="float" office:value="0.919079">
                <text:p>0.919079</text:p>
              </table:table-cell>
              <table:table-cell office:value-type="float" office:value="32.637572">
                <text:p>32.637572</text:p>
              </table:table-cell>
              <table:table-cell office:value-type="float" office:value="0.918789">
                <text:p>0.91878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2.6477">
                <text:p>32.6477</text:p>
              </table:table-cell>
              <table:table-cell office:value-type="float" office:value="0.925801">
                <text:p>0.925801</text:p>
              </table:table-cell>
              <table:table-cell office:value-type="float" office:value="32.647691">
                <text:p>32.647691</text:p>
              </table:table-cell>
              <table:table-cell office:value-type="float" office:value="0.92551">
                <text:p>0.9255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2.6578">
                <text:p>32.6578</text:p>
              </table:table-cell>
              <table:table-cell office:value-type="float" office:value="0.93192">
                <text:p>0.93192</text:p>
              </table:table-cell>
              <table:table-cell office:value-type="float" office:value="32.6578">
                <text:p>32.6578</text:p>
              </table:table-cell>
              <table:table-cell office:value-type="float" office:value="0.931628">
                <text:p>0.93162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2.6679">
                <text:p>32.6679</text:p>
              </table:table-cell>
              <table:table-cell office:value-type="float" office:value="0.937436">
                <text:p>0.937436</text:p>
              </table:table-cell>
              <table:table-cell office:value-type="float" office:value="32.667899">
                <text:p>32.667899</text:p>
              </table:table-cell>
              <table:table-cell office:value-type="float" office:value="0.937143">
                <text:p>0.93714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2.678">
                <text:p>32.678</text:p>
              </table:table-cell>
              <table:table-cell office:value-type="float" office:value="0.942351">
                <text:p>0.942351</text:p>
              </table:table-cell>
              <table:table-cell office:value-type="float" office:value="32.677987">
                <text:p>32.677987</text:p>
              </table:table-cell>
              <table:table-cell office:value-type="float" office:value="0.942056">
                <text:p>0.94205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2.6881">
                <text:p>32.6881</text:p>
              </table:table-cell>
              <table:table-cell office:value-type="float" office:value="0.946664">
                <text:p>0.946664</text:p>
              </table:table-cell>
              <table:table-cell office:value-type="float" office:value="32.688065">
                <text:p>32.688065</text:p>
              </table:table-cell>
              <table:table-cell office:value-type="float" office:value="0.946369">
                <text:p>0.94636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2.6981">
                <text:p>32.6981</text:p>
              </table:table-cell>
              <table:table-cell office:value-type="float" office:value="0.950377">
                <text:p>0.950377</text:p>
              </table:table-cell>
              <table:table-cell office:value-type="float" office:value="32.698134">
                <text:p>32.698134</text:p>
              </table:table-cell>
              <table:table-cell office:value-type="float" office:value="0.950081">
                <text:p>0.95008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2.7082">
                <text:p>32.7082</text:p>
              </table:table-cell>
              <table:table-cell office:value-type="float" office:value="0.95349">
                <text:p>0.95349</text:p>
              </table:table-cell>
              <table:table-cell office:value-type="float" office:value="32.708192">
                <text:p>32.708192</text:p>
              </table:table-cell>
              <table:table-cell office:value-type="float" office:value="0.953194">
                <text:p>0.95319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2.7182">
                <text:p>32.7182</text:p>
              </table:table-cell>
              <table:table-cell office:value-type="float" office:value="0.956003">
                <text:p>0.956003</text:p>
              </table:table-cell>
              <table:table-cell office:value-type="float" office:value="32.71824">
                <text:p>32.71824</text:p>
              </table:table-cell>
              <table:table-cell office:value-type="float" office:value="0.955706">
                <text:p>0.95570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2.7283">
                <text:p>32.7283</text:p>
              </table:table-cell>
              <table:table-cell office:value-type="float" office:value="0.957916">
                <text:p>0.957916</text:p>
              </table:table-cell>
              <table:table-cell office:value-type="float" office:value="32.728278">
                <text:p>32.728278</text:p>
              </table:table-cell>
              <table:table-cell office:value-type="float" office:value="0.95762">
                <text:p>0.9576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2.7383">
                <text:p>32.7383</text:p>
              </table:table-cell>
              <table:table-cell office:value-type="float" office:value="0.959231">
                <text:p>0.959231</text:p>
              </table:table-cell>
              <table:table-cell office:value-type="float" office:value="32.738305">
                <text:p>32.738305</text:p>
              </table:table-cell>
              <table:table-cell office:value-type="float" office:value="0.958935">
                <text:p>0.95893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2.7483">
                <text:p>32.7483</text:p>
              </table:table-cell>
              <table:table-cell office:value-type="float" office:value="0.959946">
                <text:p>0.959946</text:p>
              </table:table-cell>
              <table:table-cell office:value-type="float" office:value="32.748323">
                <text:p>32.748323</text:p>
              </table:table-cell>
              <table:table-cell office:value-type="float" office:value="0.959651">
                <text:p>0.95965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2.7583">
                <text:p>32.7583</text:p>
              </table:table-cell>
              <table:table-cell office:value-type="float" office:value="0.960063">
                <text:p>0.960063</text:p>
              </table:table-cell>
              <table:table-cell office:value-type="float" office:value="32.758331">
                <text:p>32.758331</text:p>
              </table:table-cell>
              <table:table-cell office:value-type="float" office:value="0.959768">
                <text:p>0.95976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2.7683">
                <text:p>32.7683</text:p>
              </table:table-cell>
              <table:table-cell office:value-type="float" office:value="0.959581">
                <text:p>0.959581</text:p>
              </table:table-cell>
              <table:table-cell office:value-type="float" office:value="32.768329">
                <text:p>32.768329</text:p>
              </table:table-cell>
              <table:table-cell office:value-type="float" office:value="0.959287">
                <text:p>0.95928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2.7783">
                <text:p>32.7783</text:p>
              </table:table-cell>
              <table:table-cell office:value-type="float" office:value="0.9585">
                <text:p>0.9585</text:p>
              </table:table-cell>
              <table:table-cell office:value-type="float" office:value="32.778316">
                <text:p>32.778316</text:p>
              </table:table-cell>
              <table:table-cell office:value-type="float" office:value="0.958207">
                <text:p>0.95820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2.7883">
                <text:p>32.7883</text:p>
              </table:table-cell>
              <table:table-cell office:value-type="float" office:value="0.956821">
                <text:p>0.956821</text:p>
              </table:table-cell>
              <table:table-cell office:value-type="float" office:value="32.788294">
                <text:p>32.788294</text:p>
              </table:table-cell>
              <table:table-cell office:value-type="float" office:value="0.956529">
                <text:p>0.95652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2.7983">
                <text:p>32.7983</text:p>
              </table:table-cell>
              <table:table-cell office:value-type="float" office:value="0.954543">
                <text:p>0.954543</text:p>
              </table:table-cell>
              <table:table-cell office:value-type="float" office:value="32.798262">
                <text:p>32.798262</text:p>
              </table:table-cell>
              <table:table-cell office:value-type="float" office:value="0.954253">
                <text:p>0.95425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2.8082">
                <text:p>32.8082</text:p>
              </table:table-cell>
              <table:table-cell office:value-type="float" office:value="0.951667">
                <text:p>0.951667</text:p>
              </table:table-cell>
              <table:table-cell office:value-type="float" office:value="32.80822">
                <text:p>32.80822</text:p>
              </table:table-cell>
              <table:table-cell office:value-type="float" office:value="0.951379">
                <text:p>0.95137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2.8182">
                <text:p>32.8182</text:p>
              </table:table-cell>
              <table:table-cell office:value-type="float" office:value="0.948193">
                <text:p>0.948193</text:p>
              </table:table-cell>
              <table:table-cell office:value-type="float" office:value="32.818167">
                <text:p>32.818167</text:p>
              </table:table-cell>
              <table:table-cell office:value-type="float" office:value="0.947906">
                <text:p>0.94790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2.8281">
                <text:p>32.8281</text:p>
              </table:table-cell>
              <table:table-cell office:value-type="float" office:value="0.944121">
                <text:p>0.944121</text:p>
              </table:table-cell>
              <table:table-cell office:value-type="float" office:value="32.828105">
                <text:p>32.828105</text:p>
              </table:table-cell>
              <table:table-cell office:value-type="float" office:value="0.943837">
                <text:p>0.94383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2.838">
                <text:p>32.838</text:p>
              </table:table-cell>
              <table:table-cell office:value-type="float" office:value="0.939452">
                <text:p>0.939452</text:p>
              </table:table-cell>
              <table:table-cell office:value-type="float" office:value="32.838034">
                <text:p>32.838034</text:p>
              </table:table-cell>
              <table:table-cell office:value-type="float" office:value="0.939171">
                <text:p>0.93917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2.848">
                <text:p>32.848</text:p>
              </table:table-cell>
              <table:table-cell office:value-type="float" office:value="0.934187">
                <text:p>0.934187</text:p>
              </table:table-cell>
              <table:table-cell office:value-type="float" office:value="32.847952">
                <text:p>32.847952</text:p>
              </table:table-cell>
              <table:table-cell office:value-type="float" office:value="0.933908">
                <text:p>0.93390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2.8579">
                <text:p>32.8579</text:p>
              </table:table-cell>
              <table:table-cell office:value-type="float" office:value="0.928326">
                <text:p>0.928326</text:p>
              </table:table-cell>
              <table:table-cell office:value-type="float" office:value="32.85786">
                <text:p>32.85786</text:p>
              </table:table-cell>
              <table:table-cell office:value-type="float" office:value="0.928049">
                <text:p>0.92804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2.8678">
                <text:p>32.8678</text:p>
              </table:table-cell>
              <table:table-cell office:value-type="float" office:value="0.921869">
                <text:p>0.921869</text:p>
              </table:table-cell>
              <table:table-cell office:value-type="float" office:value="32.867759">
                <text:p>32.867759</text:p>
              </table:table-cell>
              <table:table-cell office:value-type="float" office:value="0.921596">
                <text:p>0.92159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2.8776">
                <text:p>32.8776</text:p>
              </table:table-cell>
              <table:table-cell office:value-type="float" office:value="0.914818">
                <text:p>0.914818</text:p>
              </table:table-cell>
              <table:table-cell office:value-type="float" office:value="32.877648">
                <text:p>32.877648</text:p>
              </table:table-cell>
              <table:table-cell office:value-type="float" office:value="0.914548">
                <text:p>0.91454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2.8875">
                <text:p>32.8875</text:p>
              </table:table-cell>
              <table:table-cell office:value-type="float" office:value="0.907173">
                <text:p>0.907173</text:p>
              </table:table-cell>
              <table:table-cell office:value-type="float" office:value="32.887527">
                <text:p>32.887527</text:p>
              </table:table-cell>
              <table:table-cell office:value-type="float" office:value="0.906906">
                <text:p>0.90690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2.8974">
                <text:p>32.8974</text:p>
              </table:table-cell>
              <table:table-cell office:value-type="float" office:value="0.898935">
                <text:p>0.898935</text:p>
              </table:table-cell>
              <table:table-cell office:value-type="float" office:value="32.897396">
                <text:p>32.897396</text:p>
              </table:table-cell>
              <table:table-cell office:value-type="float" office:value="0.898672">
                <text:p>0.89867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2.9073">
                <text:p>32.9073</text:p>
              </table:table-cell>
              <table:table-cell office:value-type="float" office:value="0.890105">
                <text:p>0.890105</text:p>
              </table:table-cell>
              <table:table-cell office:value-type="float" office:value="32.907256">
                <text:p>32.907256</text:p>
              </table:table-cell>
              <table:table-cell office:value-type="float" office:value="0.889846">
                <text:p>0.88984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2.9171">
                <text:p>32.9171</text:p>
              </table:table-cell>
              <table:table-cell office:value-type="float" office:value="0.880684">
                <text:p>0.880684</text:p>
              </table:table-cell>
              <table:table-cell office:value-type="float" office:value="32.917105">
                <text:p>32.917105</text:p>
              </table:table-cell>
              <table:table-cell office:value-type="float" office:value="0.880429">
                <text:p>0.88042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2.9269">
                <text:p>32.9269</text:p>
              </table:table-cell>
              <table:table-cell office:value-type="float" office:value="0.870674">
                <text:p>0.870674</text:p>
              </table:table-cell>
              <table:table-cell office:value-type="float" office:value="32.926946">
                <text:p>32.926946</text:p>
              </table:table-cell>
              <table:table-cell office:value-type="float" office:value="0.870422">
                <text:p>0.87042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2.9368">
                <text:p>32.9368</text:p>
              </table:table-cell>
              <table:table-cell office:value-type="float" office:value="0.860074">
                <text:p>0.860074</text:p>
              </table:table-cell>
              <table:table-cell office:value-type="float" office:value="32.936776">
                <text:p>32.936776</text:p>
              </table:table-cell>
              <table:table-cell office:value-type="float" office:value="0.859827">
                <text:p>0.85982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2.9466">
                <text:p>32.9466</text:p>
              </table:table-cell>
              <table:table-cell office:value-type="float" office:value="0.848887">
                <text:p>0.848887</text:p>
              </table:table-cell>
              <table:table-cell office:value-type="float" office:value="32.946597">
                <text:p>32.946597</text:p>
              </table:table-cell>
              <table:table-cell office:value-type="float" office:value="0.848645">
                <text:p>0.84864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2.9564">
                <text:p>32.9564</text:p>
              </table:table-cell>
              <table:table-cell office:value-type="float" office:value="0.837114">
                <text:p>0.837114</text:p>
              </table:table-cell>
              <table:table-cell office:value-type="float" office:value="32.956408">
                <text:p>32.956408</text:p>
              </table:table-cell>
              <table:table-cell office:value-type="float" office:value="0.836876">
                <text:p>0.83687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2.9662">
                <text:p>32.9662</text:p>
              </table:table-cell>
              <table:table-cell office:value-type="float" office:value="0.824756">
                <text:p>0.824756</text:p>
              </table:table-cell>
              <table:table-cell office:value-type="float" office:value="32.966209">
                <text:p>32.966209</text:p>
              </table:table-cell>
              <table:table-cell office:value-type="float" office:value="0.824523">
                <text:p>0.82452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2.976">
                <text:p>32.976</text:p>
              </table:table-cell>
              <table:table-cell office:value-type="float" office:value="0.811815">
                <text:p>0.811815</text:p>
              </table:table-cell>
              <table:table-cell office:value-type="float" office:value="32.976001">
                <text:p>32.976001</text:p>
              </table:table-cell>
              <table:table-cell office:value-type="float" office:value="0.811587">
                <text:p>0.81158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2.9858">
                <text:p>32.9858</text:p>
              </table:table-cell>
              <table:table-cell office:value-type="float" office:value="0.798291">
                <text:p>0.798291</text:p>
              </table:table-cell>
              <table:table-cell office:value-type="float" office:value="32.985784">
                <text:p>32.985784</text:p>
              </table:table-cell>
              <table:table-cell office:value-type="float" office:value="0.798068">
                <text:p>0.79806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2.9956">
                <text:p>32.9956</text:p>
              </table:table-cell>
              <table:table-cell office:value-type="float" office:value="0.784187">
                <text:p>0.784187</text:p>
              </table:table-cell>
              <table:table-cell office:value-type="float" office:value="32.995556">
                <text:p>32.995556</text:p>
              </table:table-cell>
              <table:table-cell office:value-type="float" office:value="0.78397">
                <text:p>0.7839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3.0053">
                <text:p>33.0053</text:p>
              </table:table-cell>
              <table:table-cell office:value-type="float" office:value="0.769504">
                <text:p>0.769504</text:p>
              </table:table-cell>
              <table:table-cell office:value-type="float" office:value="33.00532">
                <text:p>33.00532</text:p>
              </table:table-cell>
              <table:table-cell office:value-type="float" office:value="0.769293">
                <text:p>0.76929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3.0151">
                <text:p>33.0151</text:p>
              </table:table-cell>
              <table:table-cell office:value-type="float" office:value="0.754244">
                <text:p>0.754244</text:p>
              </table:table-cell>
              <table:table-cell office:value-type="float" office:value="33.015073">
                <text:p>33.015073</text:p>
              </table:table-cell>
              <table:table-cell office:value-type="float" office:value="0.754038">
                <text:p>0.75403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3.0248">
                <text:p>33.0248</text:p>
              </table:table-cell>
              <table:table-cell office:value-type="float" office:value="0.738409">
                <text:p>0.738409</text:p>
              </table:table-cell>
              <table:table-cell office:value-type="float" office:value="33.024817">
                <text:p>33.024817</text:p>
              </table:table-cell>
              <table:table-cell office:value-type="float" office:value="0.738209">
                <text:p>0.73820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3.0346">
                <text:p>33.0346</text:p>
              </table:table-cell>
              <table:table-cell office:value-type="float" office:value="0.721999">
                <text:p>0.721999</text:p>
              </table:table-cell>
              <table:table-cell office:value-type="float" office:value="33.034552">
                <text:p>33.034552</text:p>
              </table:table-cell>
              <table:table-cell office:value-type="float" office:value="0.721806">
                <text:p>0.72180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3.0443">
                <text:p>33.0443</text:p>
              </table:table-cell>
              <table:table-cell office:value-type="float" office:value="0.705018">
                <text:p>0.705018</text:p>
              </table:table-cell>
              <table:table-cell office:value-type="float" office:value="33.044277">
                <text:p>33.044277</text:p>
              </table:table-cell>
              <table:table-cell office:value-type="float" office:value="0.704831">
                <text:p>0.70483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3.054">
                <text:p>33.054</text:p>
              </table:table-cell>
              <table:table-cell office:value-type="float" office:value="0.687467">
                <text:p>0.687467</text:p>
              </table:table-cell>
              <table:table-cell office:value-type="float" office:value="33.053993">
                <text:p>33.053993</text:p>
              </table:table-cell>
              <table:table-cell office:value-type="float" office:value="0.687287">
                <text:p>0.68728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3.0637">
                <text:p>33.0637</text:p>
              </table:table-cell>
              <table:table-cell office:value-type="float" office:value="0.669348">
                <text:p>0.669348</text:p>
              </table:table-cell>
              <table:table-cell office:value-type="float" office:value="33.063699">
                <text:p>33.063699</text:p>
              </table:table-cell>
              <table:table-cell office:value-type="float" office:value="0.669175">
                <text:p>0.66917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3.0734">
                <text:p>33.0734</text:p>
              </table:table-cell>
              <table:table-cell office:value-type="float" office:value="0.650664">
                <text:p>0.650664</text:p>
              </table:table-cell>
              <table:table-cell office:value-type="float" office:value="33.073396">
                <text:p>33.073396</text:p>
              </table:table-cell>
              <table:table-cell office:value-type="float" office:value="0.650497">
                <text:p>0.65049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3.0831">
                <text:p>33.0831</text:p>
              </table:table-cell>
              <table:table-cell office:value-type="float" office:value="0.631415">
                <text:p>0.631415</text:p>
              </table:table-cell>
              <table:table-cell office:value-type="float" office:value="33.083084">
                <text:p>33.083084</text:p>
              </table:table-cell>
              <table:table-cell office:value-type="float" office:value="0.631255">
                <text:p>0.63125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3.0928">
                <text:p>33.0928</text:p>
              </table:table-cell>
              <table:table-cell office:value-type="float" office:value="0.611605">
                <text:p>0.611605</text:p>
              </table:table-cell>
              <table:table-cell office:value-type="float" office:value="33.092762">
                <text:p>33.092762</text:p>
              </table:table-cell>
              <table:table-cell office:value-type="float" office:value="0.611452">
                <text:p>0.61145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3.1024">
                <text:p>33.1024</text:p>
              </table:table-cell>
              <table:table-cell office:value-type="float" office:value="0.591235">
                <text:p>0.591235</text:p>
              </table:table-cell>
              <table:table-cell office:value-type="float" office:value="33.10243">
                <text:p>33.10243</text:p>
              </table:table-cell>
              <table:table-cell office:value-type="float" office:value="0.59109">
                <text:p>0.5910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3.1121">
                <text:p>33.1121</text:p>
              </table:table-cell>
              <table:table-cell office:value-type="float" office:value="0.570307">
                <text:p>0.570307</text:p>
              </table:table-cell>
              <table:table-cell office:value-type="float" office:value="33.11209">
                <text:p>33.11209</text:p>
              </table:table-cell>
              <table:table-cell office:value-type="float" office:value="0.57017">
                <text:p>0.5701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3.1217">
                <text:p>33.1217</text:p>
              </table:table-cell>
              <table:table-cell office:value-type="float" office:value="0.548825">
                <text:p>0.548825</text:p>
              </table:table-cell>
              <table:table-cell office:value-type="float" office:value="33.12174">
                <text:p>33.12174</text:p>
              </table:table-cell>
              <table:table-cell office:value-type="float" office:value="0.548696">
                <text:p>0.54869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3.1314">
                <text:p>33.1314</text:p>
              </table:table-cell>
              <table:table-cell office:value-type="float" office:value="0.526791">
                <text:p>0.526791</text:p>
              </table:table-cell>
              <table:table-cell office:value-type="float" office:value="33.13138">
                <text:p>33.13138</text:p>
              </table:table-cell>
              <table:table-cell office:value-type="float" office:value="0.526669">
                <text:p>0.52666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3.141">
                <text:p>33.141</text:p>
              </table:table-cell>
              <table:table-cell office:value-type="float" office:value="0.504206">
                <text:p>0.504206</text:p>
              </table:table-cell>
              <table:table-cell office:value-type="float" office:value="33.141012">
                <text:p>33.141012</text:p>
              </table:table-cell>
              <table:table-cell office:value-type="float" office:value="0.504093">
                <text:p>0.50409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3.1506">
                <text:p>33.1506</text:p>
              </table:table-cell>
              <table:table-cell office:value-type="float" office:value="0.481073">
                <text:p>0.481073</text:p>
              </table:table-cell>
              <table:table-cell office:value-type="float" office:value="33.150634">
                <text:p>33.150634</text:p>
              </table:table-cell>
              <table:table-cell office:value-type="float" office:value="0.480968">
                <text:p>0.48096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3.1602">
                <text:p>33.1602</text:p>
              </table:table-cell>
              <table:table-cell office:value-type="float" office:value="0.457395">
                <text:p>0.457395</text:p>
              </table:table-cell>
              <table:table-cell office:value-type="float" office:value="33.160247">
                <text:p>33.160247</text:p>
              </table:table-cell>
              <table:table-cell office:value-type="float" office:value="0.457299">
                <text:p>0.45729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3.1699">
                <text:p>33.1699</text:p>
              </table:table-cell>
              <table:table-cell office:value-type="float" office:value="0.433174">
                <text:p>0.433174</text:p>
              </table:table-cell>
              <table:table-cell office:value-type="float" office:value="33.169851">
                <text:p>33.169851</text:p>
              </table:table-cell>
              <table:table-cell office:value-type="float" office:value="0.433087">
                <text:p>0.43308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3.1794">
                <text:p>33.1794</text:p>
              </table:table-cell>
              <table:table-cell office:value-type="float" office:value="0.408414">
                <text:p>0.408414</text:p>
              </table:table-cell>
              <table:table-cell office:value-type="float" office:value="33.179445">
                <text:p>33.179445</text:p>
              </table:table-cell>
              <table:table-cell office:value-type="float" office:value="0.408335">
                <text:p>0.40833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3.189">
                <text:p>33.189</text:p>
              </table:table-cell>
              <table:table-cell office:value-type="float" office:value="0.383116">
                <text:p>0.383116</text:p>
              </table:table-cell>
              <table:table-cell office:value-type="float" office:value="33.18903">
                <text:p>33.18903</text:p>
              </table:table-cell>
              <table:table-cell office:value-type="float" office:value="0.383046">
                <text:p>0.38304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3.1986">
                <text:p>33.1986</text:p>
              </table:table-cell>
              <table:table-cell office:value-type="float" office:value="0.357283">
                <text:p>0.357283</text:p>
              </table:table-cell>
              <table:table-cell office:value-type="float" office:value="33.198606">
                <text:p>33.198606</text:p>
              </table:table-cell>
              <table:table-cell office:value-type="float" office:value="0.357222">
                <text:p>0.35722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3.2082">
                <text:p>33.2082</text:p>
              </table:table-cell>
              <table:table-cell office:value-type="float" office:value="0.330918">
                <text:p>0.330918</text:p>
              </table:table-cell>
              <table:table-cell office:value-type="float" office:value="33.208173">
                <text:p>33.208173</text:p>
              </table:table-cell>
              <table:table-cell office:value-type="float" office:value="0.330867">
                <text:p>0.33086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3.2177">
                <text:p>33.2177</text:p>
              </table:table-cell>
              <table:table-cell office:value-type="float" office:value="0.304024">
                <text:p>0.304024</text:p>
              </table:table-cell>
              <table:table-cell office:value-type="float" office:value="33.217731">
                <text:p>33.217731</text:p>
              </table:table-cell>
              <table:table-cell office:value-type="float" office:value="0.303982">
                <text:p>0.30398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3.2273">
                <text:p>33.2273</text:p>
              </table:table-cell>
              <table:table-cell office:value-type="float" office:value="0.276603">
                <text:p>0.276603</text:p>
              </table:table-cell>
              <table:table-cell office:value-type="float" office:value="33.227279">
                <text:p>33.227279</text:p>
              </table:table-cell>
              <table:table-cell office:value-type="float" office:value="0.276571">
                <text:p>0.27657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3.2368">
                <text:p>33.2368</text:p>
              </table:table-cell>
              <table:table-cell office:value-type="float" office:value="0.248659">
                <text:p>0.248659</text:p>
              </table:table-cell>
              <table:table-cell office:value-type="float" office:value="33.236819">
                <text:p>33.236819</text:p>
              </table:table-cell>
              <table:table-cell office:value-type="float" office:value="0.248637">
                <text:p>0.24863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3.2463">
                <text:p>33.2463</text:p>
              </table:table-cell>
              <table:table-cell office:value-type="float" office:value="0.220194">
                <text:p>0.220194</text:p>
              </table:table-cell>
              <table:table-cell office:value-type="float" office:value="33.246349">
                <text:p>33.246349</text:p>
              </table:table-cell>
              <table:table-cell office:value-type="float" office:value="0.220182">
                <text:p>0.22018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3.2559">
                <text:p>33.2559</text:p>
              </table:table-cell>
              <table:table-cell office:value-type="float" office:value="0.191211">
                <text:p>0.191211</text:p>
              </table:table-cell>
              <table:table-cell office:value-type="float" office:value="33.25587">
                <text:p>33.25587</text:p>
              </table:table-cell>
              <table:table-cell office:value-type="float" office:value="0.191209">
                <text:p>0.19120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3.2654">
                <text:p>33.2654</text:p>
              </table:table-cell>
              <table:table-cell office:value-type="float" office:value="0.161714">
                <text:p>0.161714</text:p>
              </table:table-cell>
              <table:table-cell office:value-type="float" office:value="33.265383">
                <text:p>33.265383</text:p>
              </table:table-cell>
              <table:table-cell office:value-type="float" office:value="0.161722">
                <text:p>0.16172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3.2749">
                <text:p>33.2749</text:p>
              </table:table-cell>
              <table:table-cell office:value-type="float" office:value="0.131705">
                <text:p>0.131705</text:p>
              </table:table-cell>
              <table:table-cell office:value-type="float" office:value="33.274886">
                <text:p>33.274886</text:p>
              </table:table-cell>
              <table:table-cell office:value-type="float" office:value="0.131723">
                <text:p>0.13172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3.2844">
                <text:p>33.2844</text:p>
              </table:table-cell>
              <table:table-cell office:value-type="float" office:value="0.101187">
                <text:p>0.101187</text:p>
              </table:table-cell>
              <table:table-cell office:value-type="float" office:value="33.28438">
                <text:p>33.28438</text:p>
              </table:table-cell>
              <table:table-cell office:value-type="float" office:value="0.101216">
                <text:p>0.10121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3.2939">
                <text:p>33.2939</text:p>
              </table:table-cell>
              <table:table-cell office:value-type="float" office:value="0.0701639">
                <text:p>0.0701639</text:p>
              </table:table-cell>
              <table:table-cell office:value-type="float" office:value="33.293865">
                <text:p>33.293865</text:p>
              </table:table-cell>
              <table:table-cell office:value-type="float" office:value="0.070203">
                <text:p>0.07020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3.3033">
                <text:p>33.3033</text:p>
              </table:table-cell>
              <table:table-cell office:value-type="float" office:value="0.038638">
                <text:p>0.038638</text:p>
              </table:table-cell>
              <table:table-cell office:value-type="float" office:value="33.303341">
                <text:p>33.303341</text:p>
              </table:table-cell>
              <table:table-cell office:value-type="float" office:value="0.038688">
                <text:p>0.03868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3.3128">
                <text:p>33.3128</text:p>
              </table:table-cell>
              <table:table-cell office:value-type="float" office:value="0.00661272">
                <text:p>0.00661272</text:p>
              </table:table-cell>
              <table:table-cell office:value-type="float" office:value="33.312808">
                <text:p>33.312808</text:p>
              </table:table-cell>
              <table:table-cell office:value-type="float" office:value="0.006674">
                <text:p>0.00667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3.3223">
                <text:p>33.3223</text:p>
              </table:table-cell>
              <table:table-cell office:value-type="float" office:value="0">
                <text:p>0</text:p>
              </table:table-cell>
              <table:table-cell office:value-type="float" office:value="33.322266">
                <text:p>33.322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3.3979">
                <text:p>33.3979</text:p>
              </table:table-cell>
              <table:table-cell office:value-type="float" office:value="0">
                <text:p>0</text:p>
              </table:table-cell>
              <table:table-cell office:value-type="float" office:value="33.39786">
                <text:p>33.3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3.4073">
                <text:p>33.4073</text:p>
              </table:table-cell>
              <table:table-cell office:value-type="float" office:value="0.0330144">
                <text:p>0.0330144</text:p>
              </table:table-cell>
              <table:table-cell office:value-type="float" office:value="33.407309">
                <text:p>33.407309</text:p>
              </table:table-cell>
              <table:table-cell office:value-type="float" office:value="0.033003">
                <text:p>0.03300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3.4167">
                <text:p>33.4167</text:p>
              </table:table-cell>
              <table:table-cell office:value-type="float" office:value="0.0653211">
                <text:p>0.0653211</text:p>
              </table:table-cell>
              <table:table-cell office:value-type="float" office:value="33.41675">
                <text:p>33.41675</text:p>
              </table:table-cell>
              <table:table-cell office:value-type="float" office:value="0.065299">
                <text:p>0.06529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3.4262">
                <text:p>33.4262</text:p>
              </table:table-cell>
              <table:table-cell office:value-type="float" office:value="0.0969247">
                <text:p>0.0969247</text:p>
              </table:table-cell>
              <table:table-cell office:value-type="float" office:value="33.426181">
                <text:p>33.426181</text:p>
              </table:table-cell>
              <table:table-cell office:value-type="float" office:value="0.096892">
                <text:p>0.09689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3.4356">
                <text:p>33.4356</text:p>
              </table:table-cell>
              <table:table-cell office:value-type="float" office:value="0.12783">
                <text:p>0.12783</text:p>
              </table:table-cell>
              <table:table-cell office:value-type="float" office:value="33.435604">
                <text:p>33.435604</text:p>
              </table:table-cell>
              <table:table-cell office:value-type="float" office:value="0.127787">
                <text:p>0.12778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3.445">
                <text:p>33.445</text:p>
              </table:table-cell>
              <table:table-cell office:value-type="float" office:value="0.15804">
                <text:p>0.15804</text:p>
              </table:table-cell>
              <table:table-cell office:value-type="float" office:value="33.445017">
                <text:p>33.445017</text:p>
              </table:table-cell>
              <table:table-cell office:value-type="float" office:value="0.157987">
                <text:p>0.15798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3.4544">
                <text:p>33.4544</text:p>
              </table:table-cell>
              <table:table-cell office:value-type="float" office:value="0.187561">
                <text:p>0.187561</text:p>
              </table:table-cell>
              <table:table-cell office:value-type="float" office:value="33.454422">
                <text:p>33.454422</text:p>
              </table:table-cell>
              <table:table-cell office:value-type="float" office:value="0.187498">
                <text:p>0.18749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3.4638">
                <text:p>33.4638</text:p>
              </table:table-cell>
              <table:table-cell office:value-type="float" office:value="0.216396">
                <text:p>0.216396</text:p>
              </table:table-cell>
              <table:table-cell office:value-type="float" office:value="33.463818">
                <text:p>33.463818</text:p>
              </table:table-cell>
              <table:table-cell office:value-type="float" office:value="0.216323">
                <text:p>0.21632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3.4732">
                <text:p>33.4732</text:p>
              </table:table-cell>
              <table:table-cell office:value-type="float" office:value="0.244549">
                <text:p>0.244549</text:p>
              </table:table-cell>
              <table:table-cell office:value-type="float" office:value="33.473205">
                <text:p>33.473205</text:p>
              </table:table-cell>
              <table:table-cell office:value-type="float" office:value="0.244467">
                <text:p>0.24446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3.4826">
                <text:p>33.4826</text:p>
              </table:table-cell>
              <table:table-cell office:value-type="float" office:value="0.272023">
                <text:p>0.272023</text:p>
              </table:table-cell>
              <table:table-cell office:value-type="float" office:value="33.482583">
                <text:p>33.482583</text:p>
              </table:table-cell>
              <table:table-cell office:value-type="float" office:value="0.271932">
                <text:p>0.27193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3.492">
                <text:p>33.492</text:p>
              </table:table-cell>
              <table:table-cell office:value-type="float" office:value="0.298824">
                <text:p>0.298824</text:p>
              </table:table-cell>
              <table:table-cell office:value-type="float" office:value="33.491953">
                <text:p>33.491953</text:p>
              </table:table-cell>
              <table:table-cell office:value-type="float" office:value="0.298724">
                <text:p>0.29872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3.5013">
                <text:p>33.5013</text:p>
              </table:table-cell>
              <table:table-cell office:value-type="float" office:value="0.324954">
                <text:p>0.324954</text:p>
              </table:table-cell>
              <table:table-cell office:value-type="float" office:value="33.501313">
                <text:p>33.501313</text:p>
              </table:table-cell>
              <table:table-cell office:value-type="float" office:value="0.324846">
                <text:p>0.32484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3.5107">
                <text:p>33.5107</text:p>
              </table:table-cell>
              <table:table-cell office:value-type="float" office:value="0.350417">
                <text:p>0.350417</text:p>
              </table:table-cell>
              <table:table-cell office:value-type="float" office:value="33.510665">
                <text:p>33.510665</text:p>
              </table:table-cell>
              <table:table-cell office:value-type="float" office:value="0.3503">
                <text:p>0.350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3.52">
                <text:p>33.52</text:p>
              </table:table-cell>
              <table:table-cell office:value-type="float" office:value="0.375216">
                <text:p>0.375216</text:p>
              </table:table-cell>
              <table:table-cell office:value-type="float" office:value="33.520008">
                <text:p>33.520008</text:p>
              </table:table-cell>
              <table:table-cell office:value-type="float" office:value="0.375092">
                <text:p>0.37509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3.5293">
                <text:p>33.5293</text:p>
              </table:table-cell>
              <table:table-cell office:value-type="float" office:value="0.399355">
                <text:p>0.399355</text:p>
              </table:table-cell>
              <table:table-cell office:value-type="float" office:value="33.529343">
                <text:p>33.529343</text:p>
              </table:table-cell>
              <table:table-cell office:value-type="float" office:value="0.399223">
                <text:p>0.39922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3.5387">
                <text:p>33.5387</text:p>
              </table:table-cell>
              <table:table-cell office:value-type="float" office:value="0.422838">
                <text:p>0.422838</text:p>
              </table:table-cell>
              <table:table-cell office:value-type="float" office:value="33.538669">
                <text:p>33.538669</text:p>
              </table:table-cell>
              <table:table-cell office:value-type="float" office:value="0.422698">
                <text:p>0.42269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3.548">
                <text:p>33.548</text:p>
              </table:table-cell>
              <table:table-cell office:value-type="float" office:value="0.445666">
                <text:p>0.445666</text:p>
              </table:table-cell>
              <table:table-cell office:value-type="float" office:value="33.547986">
                <text:p>33.547986</text:p>
              </table:table-cell>
              <table:table-cell office:value-type="float" office:value="0.445518">
                <text:p>0.44551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3.5573">
                <text:p>33.5573</text:p>
              </table:table-cell>
              <table:table-cell office:value-type="float" office:value="0.467843">
                <text:p>0.467843</text:p>
              </table:table-cell>
              <table:table-cell office:value-type="float" office:value="33.557294">
                <text:p>33.557294</text:p>
              </table:table-cell>
              <table:table-cell office:value-type="float" office:value="0.467689">
                <text:p>0.46768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3.5666">
                <text:p>33.5666</text:p>
              </table:table-cell>
              <table:table-cell office:value-type="float" office:value="0.489372">
                <text:p>0.489372</text:p>
              </table:table-cell>
              <table:table-cell office:value-type="float" office:value="33.566594">
                <text:p>33.566594</text:p>
              </table:table-cell>
              <table:table-cell office:value-type="float" office:value="0.489211">
                <text:p>0.48921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3.5759">
                <text:p>33.5759</text:p>
              </table:table-cell>
              <table:table-cell office:value-type="float" office:value="0.510257">
                <text:p>0.510257</text:p>
              </table:table-cell>
              <table:table-cell office:value-type="float" office:value="33.575885">
                <text:p>33.575885</text:p>
              </table:table-cell>
              <table:table-cell office:value-type="float" office:value="0.510089">
                <text:p>0.51008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3.5852">
                <text:p>33.5852</text:p>
              </table:table-cell>
              <table:table-cell office:value-type="float" office:value="0.530499">
                <text:p>0.530499</text:p>
              </table:table-cell>
              <table:table-cell office:value-type="float" office:value="33.585167">
                <text:p>33.585167</text:p>
              </table:table-cell>
              <table:table-cell office:value-type="float" office:value="0.530324">
                <text:p>0.53032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3.5944">
                <text:p>33.5944</text:p>
              </table:table-cell>
              <table:table-cell office:value-type="float" office:value="0.550101">
                <text:p>0.550101</text:p>
              </table:table-cell>
              <table:table-cell office:value-type="float" office:value="33.594441">
                <text:p>33.594441</text:p>
              </table:table-cell>
              <table:table-cell office:value-type="float" office:value="0.54992">
                <text:p>0.5499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3.6037">
                <text:p>33.6037</text:p>
              </table:table-cell>
              <table:table-cell office:value-type="float" office:value="0.569066">
                <text:p>0.569066</text:p>
              </table:table-cell>
              <table:table-cell office:value-type="float" office:value="33.603706">
                <text:p>33.603706</text:p>
              </table:table-cell>
              <table:table-cell office:value-type="float" office:value="0.56888">
                <text:p>0.5688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3.613">
                <text:p>33.613</text:p>
              </table:table-cell>
              <table:table-cell office:value-type="float" office:value="0.587396">
                <text:p>0.587396</text:p>
              </table:table-cell>
              <table:table-cell office:value-type="float" office:value="33.612963">
                <text:p>33.612963</text:p>
              </table:table-cell>
              <table:table-cell office:value-type="float" office:value="0.587204">
                <text:p>0.58720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3.6222">
                <text:p>33.6222</text:p>
              </table:table-cell>
              <table:table-cell office:value-type="float" office:value="0.605094">
                <text:p>0.605094</text:p>
              </table:table-cell>
              <table:table-cell office:value-type="float" office:value="33.622211">
                <text:p>33.622211</text:p>
              </table:table-cell>
              <table:table-cell office:value-type="float" office:value="0.604897">
                <text:p>0.60489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3.6315">
                <text:p>33.6315</text:p>
              </table:table-cell>
              <table:table-cell office:value-type="float" office:value="0.622162">
                <text:p>0.622162</text:p>
              </table:table-cell>
              <table:table-cell office:value-type="float" office:value="33.63145">
                <text:p>33.63145</text:p>
              </table:table-cell>
              <table:table-cell office:value-type="float" office:value="0.621959">
                <text:p>0.62195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3.6407">
                <text:p>33.6407</text:p>
              </table:table-cell>
              <table:table-cell office:value-type="float" office:value="0.638602">
                <text:p>0.638602</text:p>
              </table:table-cell>
              <table:table-cell office:value-type="float" office:value="33.640681">
                <text:p>33.640681</text:p>
              </table:table-cell>
              <table:table-cell office:value-type="float" office:value="0.638394">
                <text:p>0.63839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3.6499">
                <text:p>33.6499</text:p>
              </table:table-cell>
              <table:table-cell office:value-type="float" office:value="0.654416">
                <text:p>0.654416</text:p>
              </table:table-cell>
              <table:table-cell office:value-type="float" office:value="33.649904">
                <text:p>33.649904</text:p>
              </table:table-cell>
              <table:table-cell office:value-type="float" office:value="0.654204">
                <text:p>0.65420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3.6591">
                <text:p>33.6591</text:p>
              </table:table-cell>
              <table:table-cell office:value-type="float" office:value="0.669607">
                <text:p>0.669607</text:p>
              </table:table-cell>
              <table:table-cell office:value-type="float" office:value="33.659118">
                <text:p>33.659118</text:p>
              </table:table-cell>
              <table:table-cell office:value-type="float" office:value="0.669389">
                <text:p>0.66938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3.6683">
                <text:p>33.6683</text:p>
              </table:table-cell>
              <table:table-cell office:value-type="float" office:value="0.684175">
                <text:p>0.684175</text:p>
              </table:table-cell>
              <table:table-cell office:value-type="float" office:value="33.668323">
                <text:p>33.668323</text:p>
              </table:table-cell>
              <table:table-cell office:value-type="float" office:value="0.683954">
                <text:p>0.68395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3.6775">
                <text:p>33.6775</text:p>
              </table:table-cell>
              <table:table-cell office:value-type="float" office:value="0.698124">
                <text:p>0.698124</text:p>
              </table:table-cell>
              <table:table-cell office:value-type="float" office:value="33.67752">
                <text:p>33.67752</text:p>
              </table:table-cell>
              <table:table-cell office:value-type="float" office:value="0.697898">
                <text:p>0.69789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3.6867">
                <text:p>33.6867</text:p>
              </table:table-cell>
              <table:table-cell office:value-type="float" office:value="0.711454">
                <text:p>0.711454</text:p>
              </table:table-cell>
              <table:table-cell office:value-type="float" office:value="33.686709">
                <text:p>33.686709</text:p>
              </table:table-cell>
              <table:table-cell office:value-type="float" office:value="0.711225">
                <text:p>0.71122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3.6959">
                <text:p>33.6959</text:p>
              </table:table-cell>
              <table:table-cell office:value-type="float" office:value="0.724168">
                <text:p>0.724168</text:p>
              </table:table-cell>
              <table:table-cell office:value-type="float" office:value="33.695889">
                <text:p>33.695889</text:p>
              </table:table-cell>
              <table:table-cell office:value-type="float" office:value="0.723935">
                <text:p>0.72393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3.7051">
                <text:p>33.7051</text:p>
              </table:table-cell>
              <table:table-cell office:value-type="float" office:value="0.736267">
                <text:p>0.736267</text:p>
              </table:table-cell>
              <table:table-cell office:value-type="float" office:value="33.70506">
                <text:p>33.70506</text:p>
              </table:table-cell>
              <table:table-cell office:value-type="float" office:value="0.73603">
                <text:p>0.7360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3.7142">
                <text:p>33.7142</text:p>
              </table:table-cell>
              <table:table-cell office:value-type="float" office:value="0.747753">
                <text:p>0.747753</text:p>
              </table:table-cell>
              <table:table-cell office:value-type="float" office:value="33.714224">
                <text:p>33.714224</text:p>
              </table:table-cell>
              <table:table-cell office:value-type="float" office:value="0.747512">
                <text:p>0.74751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3.7234">
                <text:p>33.7234</text:p>
              </table:table-cell>
              <table:table-cell office:value-type="float" office:value="0.758626">
                <text:p>0.758626</text:p>
              </table:table-cell>
              <table:table-cell office:value-type="float" office:value="33.723378">
                <text:p>33.723378</text:p>
              </table:table-cell>
              <table:table-cell office:value-type="float" office:value="0.758383">
                <text:p>0.75838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3.7325">
                <text:p>33.7325</text:p>
              </table:table-cell>
              <table:table-cell office:value-type="float" office:value="0.768889">
                <text:p>0.768889</text:p>
              </table:table-cell>
              <table:table-cell office:value-type="float" office:value="33.732525">
                <text:p>33.732525</text:p>
              </table:table-cell>
              <table:table-cell office:value-type="float" office:value="0.768643">
                <text:p>0.76864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3.7417">
                <text:p>33.7417</text:p>
              </table:table-cell>
              <table:table-cell office:value-type="float" office:value="0.778543">
                <text:p>0.778543</text:p>
              </table:table-cell>
              <table:table-cell office:value-type="float" office:value="33.741663">
                <text:p>33.741663</text:p>
              </table:table-cell>
              <table:table-cell office:value-type="float" office:value="0.778294">
                <text:p>0.77829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3.7508">
                <text:p>33.7508</text:p>
              </table:table-cell>
              <table:table-cell office:value-type="float" office:value="0.787589">
                <text:p>0.787589</text:p>
              </table:table-cell>
              <table:table-cell office:value-type="float" office:value="33.750793">
                <text:p>33.750793</text:p>
              </table:table-cell>
              <table:table-cell office:value-type="float" office:value="0.787338">
                <text:p>0.78733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3.7599">
                <text:p>33.7599</text:p>
              </table:table-cell>
              <table:table-cell office:value-type="float" office:value="0.796028">
                <text:p>0.796028</text:p>
              </table:table-cell>
              <table:table-cell office:value-type="float" office:value="33.759914">
                <text:p>33.759914</text:p>
              </table:table-cell>
              <table:table-cell office:value-type="float" office:value="0.795774">
                <text:p>0.79577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3.769">
                <text:p>33.769</text:p>
              </table:table-cell>
              <table:table-cell office:value-type="float" office:value="0.80386">
                <text:p>0.80386</text:p>
              </table:table-cell>
              <table:table-cell office:value-type="float" office:value="33.769027">
                <text:p>33.769027</text:p>
              </table:table-cell>
              <table:table-cell office:value-type="float" office:value="0.803605">
                <text:p>0.80360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3.7781">
                <text:p>33.7781</text:p>
              </table:table-cell>
              <table:table-cell office:value-type="float" office:value="0.811088">
                <text:p>0.811088</text:p>
              </table:table-cell>
              <table:table-cell office:value-type="float" office:value="33.778132">
                <text:p>33.778132</text:p>
              </table:table-cell>
              <table:table-cell office:value-type="float" office:value="0.810831">
                <text:p>0.81083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3.7872">
                <text:p>33.7872</text:p>
              </table:table-cell>
              <table:table-cell office:value-type="float" office:value="0.817712">
                <text:p>0.817712</text:p>
              </table:table-cell>
              <table:table-cell office:value-type="float" office:value="33.787228">
                <text:p>33.787228</text:p>
              </table:table-cell>
              <table:table-cell office:value-type="float" office:value="0.817453">
                <text:p>0.81745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3.7963">
                <text:p>33.7963</text:p>
              </table:table-cell>
              <table:table-cell office:value-type="float" office:value="0.823733">
                <text:p>0.823733</text:p>
              </table:table-cell>
              <table:table-cell office:value-type="float" office:value="33.796317">
                <text:p>33.796317</text:p>
              </table:table-cell>
              <table:table-cell office:value-type="float" office:value="0.823473">
                <text:p>0.82347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3.8054">
                <text:p>33.8054</text:p>
              </table:table-cell>
              <table:table-cell office:value-type="float" office:value="0.829152">
                <text:p>0.829152</text:p>
              </table:table-cell>
              <table:table-cell office:value-type="float" office:value="33.805397">
                <text:p>33.805397</text:p>
              </table:table-cell>
              <table:table-cell office:value-type="float" office:value="0.82889">
                <text:p>0.8288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3.8145">
                <text:p>33.8145</text:p>
              </table:table-cell>
              <table:table-cell office:value-type="float" office:value="0.833969">
                <text:p>0.833969</text:p>
              </table:table-cell>
              <table:table-cell office:value-type="float" office:value="33.814468">
                <text:p>33.814468</text:p>
              </table:table-cell>
              <table:table-cell office:value-type="float" office:value="0.833706">
                <text:p>0.83370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3.8235">
                <text:p>33.8235</text:p>
              </table:table-cell>
              <table:table-cell office:value-type="float" office:value="0.838184">
                <text:p>0.838184</text:p>
              </table:table-cell>
              <table:table-cell office:value-type="float" office:value="33.823532">
                <text:p>33.823532</text:p>
              </table:table-cell>
              <table:table-cell office:value-type="float" office:value="0.837921">
                <text:p>0.83792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3.8326">
                <text:p>33.8326</text:p>
              </table:table-cell>
              <table:table-cell office:value-type="float" office:value="0.841799">
                <text:p>0.841799</text:p>
              </table:table-cell>
              <table:table-cell office:value-type="float" office:value="33.832587">
                <text:p>33.832587</text:p>
              </table:table-cell>
              <table:table-cell office:value-type="float" office:value="0.841535">
                <text:p>0.84153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3.8416">
                <text:p>33.8416</text:p>
              </table:table-cell>
              <table:table-cell office:value-type="float" office:value="0.844815">
                <text:p>0.844815</text:p>
              </table:table-cell>
              <table:table-cell office:value-type="float" office:value="33.841634">
                <text:p>33.841634</text:p>
              </table:table-cell>
              <table:table-cell office:value-type="float" office:value="0.84455">
                <text:p>0.8445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3.8507">
                <text:p>33.8507</text:p>
              </table:table-cell>
              <table:table-cell office:value-type="float" office:value="0.84723">
                <text:p>0.84723</text:p>
              </table:table-cell>
              <table:table-cell office:value-type="float" office:value="33.850673">
                <text:p>33.850673</text:p>
              </table:table-cell>
              <table:table-cell office:value-type="float" office:value="0.846965">
                <text:p>0.84696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3.8597">
                <text:p>33.8597</text:p>
              </table:table-cell>
              <table:table-cell office:value-type="float" office:value="0.849046">
                <text:p>0.849046</text:p>
              </table:table-cell>
              <table:table-cell office:value-type="float" office:value="33.859704">
                <text:p>33.859704</text:p>
              </table:table-cell>
              <table:table-cell office:value-type="float" office:value="0.848782">
                <text:p>0.84878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3.8687">
                <text:p>33.8687</text:p>
              </table:table-cell>
              <table:table-cell office:value-type="float" office:value="0.850263">
                <text:p>0.850263</text:p>
              </table:table-cell>
              <table:table-cell office:value-type="float" office:value="33.868726">
                <text:p>33.868726</text:p>
              </table:table-cell>
              <table:table-cell office:value-type="float" office:value="0.849999">
                <text:p>0.84999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3.8777">
                <text:p>33.8777</text:p>
              </table:table-cell>
              <table:table-cell office:value-type="float" office:value="0.850881">
                <text:p>0.850881</text:p>
              </table:table-cell>
              <table:table-cell office:value-type="float" office:value="33.877741">
                <text:p>33.877741</text:p>
              </table:table-cell>
              <table:table-cell office:value-type="float" office:value="0.850617">
                <text:p>0.85061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3.8867">
                <text:p>33.8867</text:p>
              </table:table-cell>
              <table:table-cell office:value-type="float" office:value="0.850901">
                <text:p>0.850901</text:p>
              </table:table-cell>
              <table:table-cell office:value-type="float" office:value="33.886747">
                <text:p>33.886747</text:p>
              </table:table-cell>
              <table:table-cell office:value-type="float" office:value="0.850637">
                <text:p>0.85063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3.8957">
                <text:p>33.8957</text:p>
              </table:table-cell>
              <table:table-cell office:value-type="float" office:value="0.850321">
                <text:p>0.850321</text:p>
              </table:table-cell>
              <table:table-cell office:value-type="float" office:value="33.895745">
                <text:p>33.895745</text:p>
              </table:table-cell>
              <table:table-cell office:value-type="float" office:value="0.850059">
                <text:p>0.85005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3.9047">
                <text:p>33.9047</text:p>
              </table:table-cell>
              <table:table-cell office:value-type="float" office:value="0.849143">
                <text:p>0.849143</text:p>
              </table:table-cell>
              <table:table-cell office:value-type="float" office:value="33.904735">
                <text:p>33.904735</text:p>
              </table:table-cell>
              <table:table-cell office:value-type="float" office:value="0.848882">
                <text:p>0.84888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3.9137">
                <text:p>33.9137</text:p>
              </table:table-cell>
              <table:table-cell office:value-type="float" office:value="0.847366">
                <text:p>0.847366</text:p>
              </table:table-cell>
              <table:table-cell office:value-type="float" office:value="33.913717">
                <text:p>33.913717</text:p>
              </table:table-cell>
              <table:table-cell office:value-type="float" office:value="0.847106">
                <text:p>0.84710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3.9227">
                <text:p>33.9227</text:p>
              </table:table-cell>
              <table:table-cell office:value-type="float" office:value="0.844991">
                <text:p>0.844991</text:p>
              </table:table-cell>
              <table:table-cell office:value-type="float" office:value="33.922691">
                <text:p>33.922691</text:p>
              </table:table-cell>
              <table:table-cell office:value-type="float" office:value="0.844732">
                <text:p>0.84473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3.9317">
                <text:p>33.9317</text:p>
              </table:table-cell>
              <table:table-cell office:value-type="float" office:value="0.842018">
                <text:p>0.842018</text:p>
              </table:table-cell>
              <table:table-cell office:value-type="float" office:value="33.931657">
                <text:p>33.931657</text:p>
              </table:table-cell>
              <table:table-cell office:value-type="float" office:value="0.841761">
                <text:p>0.84176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3.9406">
                <text:p>33.9406</text:p>
              </table:table-cell>
              <table:table-cell office:value-type="float" office:value="0.838446">
                <text:p>0.838446</text:p>
              </table:table-cell>
              <table:table-cell office:value-type="float" office:value="33.940615">
                <text:p>33.940615</text:p>
              </table:table-cell>
              <table:table-cell office:value-type="float" office:value="0.838191">
                <text:p>0.83819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3.9496">
                <text:p>33.9496</text:p>
              </table:table-cell>
              <table:table-cell office:value-type="float" office:value="0.834278">
                <text:p>0.834278</text:p>
              </table:table-cell>
              <table:table-cell office:value-type="float" office:value="33.949565">
                <text:p>33.949565</text:p>
              </table:table-cell>
              <table:table-cell office:value-type="float" office:value="0.834025">
                <text:p>0.83402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3.9585">
                <text:p>33.9585</text:p>
              </table:table-cell>
              <table:table-cell office:value-type="float" office:value="0.829512">
                <text:p>0.829512</text:p>
              </table:table-cell>
              <table:table-cell office:value-type="float" office:value="33.958506">
                <text:p>33.958506</text:p>
              </table:table-cell>
              <table:table-cell office:value-type="float" office:value="0.829261">
                <text:p>0.82926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3.9674">
                <text:p>33.9674</text:p>
              </table:table-cell>
              <table:table-cell office:value-type="float" office:value="0.82415">
                <text:p>0.82415</text:p>
              </table:table-cell>
              <table:table-cell office:value-type="float" office:value="33.96744">
                <text:p>33.96744</text:p>
              </table:table-cell>
              <table:table-cell office:value-type="float" office:value="0.823901">
                <text:p>0.82390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3.9764">
                <text:p>33.9764</text:p>
              </table:table-cell>
              <table:table-cell office:value-type="float" office:value="0.818192">
                <text:p>0.818192</text:p>
              </table:table-cell>
              <table:table-cell office:value-type="float" office:value="33.976366">
                <text:p>33.976366</text:p>
              </table:table-cell>
              <table:table-cell office:value-type="float" office:value="0.817946">
                <text:p>0.81794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3.9853">
                <text:p>33.9853</text:p>
              </table:table-cell>
              <table:table-cell office:value-type="float" office:value="0.811638">
                <text:p>0.811638</text:p>
              </table:table-cell>
              <table:table-cell office:value-type="float" office:value="33.985284">
                <text:p>33.985284</text:p>
              </table:table-cell>
              <table:table-cell office:value-type="float" office:value="0.811396">
                <text:p>0.81139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3.9942">
                <text:p>33.9942</text:p>
              </table:table-cell>
              <table:table-cell office:value-type="float" office:value="0.804491">
                <text:p>0.804491</text:p>
              </table:table-cell>
              <table:table-cell office:value-type="float" office:value="33.994194">
                <text:p>33.994194</text:p>
              </table:table-cell>
              <table:table-cell office:value-type="float" office:value="0.804251">
                <text:p>0.80425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4.0031">
                <text:p>34.0031</text:p>
              </table:table-cell>
              <table:table-cell office:value-type="float" office:value="0.796749">
                <text:p>0.796749</text:p>
              </table:table-cell>
              <table:table-cell office:value-type="float" office:value="34.003096">
                <text:p>34.003096</text:p>
              </table:table-cell>
              <table:table-cell office:value-type="float" office:value="0.796513">
                <text:p>0.79651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4.012">
                <text:p>34.012</text:p>
              </table:table-cell>
              <table:table-cell office:value-type="float" office:value="0.788415">
                <text:p>0.788415</text:p>
              </table:table-cell>
              <table:table-cell office:value-type="float" office:value="34.01199">
                <text:p>34.01199</text:p>
              </table:table-cell>
              <table:table-cell office:value-type="float" office:value="0.788182">
                <text:p>0.78818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4.0209">
                <text:p>34.0209</text:p>
              </table:table-cell>
              <table:table-cell office:value-type="float" office:value="0.779489">
                <text:p>0.779489</text:p>
              </table:table-cell>
              <table:table-cell office:value-type="float" office:value="34.020876">
                <text:p>34.020876</text:p>
              </table:table-cell>
              <table:table-cell office:value-type="float" office:value="0.77926">
                <text:p>0.7792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4.0298">
                <text:p>34.0298</text:p>
              </table:table-cell>
              <table:table-cell office:value-type="float" office:value="0.769972">
                <text:p>0.769972</text:p>
              </table:table-cell>
              <table:table-cell office:value-type="float" office:value="34.029754">
                <text:p>34.029754</text:p>
              </table:table-cell>
              <table:table-cell office:value-type="float" office:value="0.769747">
                <text:p>0.76974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4.0386">
                <text:p>34.0386</text:p>
              </table:table-cell>
              <table:table-cell office:value-type="float" office:value="0.759866">
                <text:p>0.759866</text:p>
              </table:table-cell>
              <table:table-cell office:value-type="float" office:value="34.038625">
                <text:p>34.038625</text:p>
              </table:table-cell>
              <table:table-cell office:value-type="float" office:value="0.759644">
                <text:p>0.75964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4.0475">
                <text:p>34.0475</text:p>
              </table:table-cell>
              <table:table-cell office:value-type="float" office:value="0.749171">
                <text:p>0.749171</text:p>
              </table:table-cell>
              <table:table-cell office:value-type="float" office:value="34.047487">
                <text:p>34.047487</text:p>
              </table:table-cell>
              <table:table-cell office:value-type="float" office:value="0.748954">
                <text:p>0.74895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4.0563">
                <text:p>34.0563</text:p>
              </table:table-cell>
              <table:table-cell office:value-type="float" office:value="0.737888">
                <text:p>0.737888</text:p>
              </table:table-cell>
              <table:table-cell office:value-type="float" office:value="34.056342">
                <text:p>34.056342</text:p>
              </table:table-cell>
              <table:table-cell office:value-type="float" office:value="0.737676">
                <text:p>0.73767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4.0652">
                <text:p>34.0652</text:p>
              </table:table-cell>
              <table:table-cell office:value-type="float" office:value="0.72602">
                <text:p>0.72602</text:p>
              </table:table-cell>
              <table:table-cell office:value-type="float" office:value="34.065188">
                <text:p>34.065188</text:p>
              </table:table-cell>
              <table:table-cell office:value-type="float" office:value="0.725812">
                <text:p>0.72581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4.074">
                <text:p>34.074</text:p>
              </table:table-cell>
              <table:table-cell office:value-type="float" office:value="0.713567">
                <text:p>0.713567</text:p>
              </table:table-cell>
              <table:table-cell office:value-type="float" office:value="34.074027">
                <text:p>34.074027</text:p>
              </table:table-cell>
              <table:table-cell office:value-type="float" office:value="0.713364">
                <text:p>0.71336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4.0829">
                <text:p>34.0829</text:p>
              </table:table-cell>
              <table:table-cell office:value-type="float" office:value="0.700531">
                <text:p>0.700531</text:p>
              </table:table-cell>
              <table:table-cell office:value-type="float" office:value="34.082859">
                <text:p>34.082859</text:p>
              </table:table-cell>
              <table:table-cell office:value-type="float" office:value="0.700333">
                <text:p>0.70033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4.0917">
                <text:p>34.0917</text:p>
              </table:table-cell>
              <table:table-cell office:value-type="float" office:value="0.686913">
                <text:p>0.686913</text:p>
              </table:table-cell>
              <table:table-cell office:value-type="float" office:value="34.091682">
                <text:p>34.091682</text:p>
              </table:table-cell>
              <table:table-cell office:value-type="float" office:value="0.68672">
                <text:p>0.6867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4.1005">
                <text:p>34.1005</text:p>
              </table:table-cell>
              <table:table-cell office:value-type="float" office:value="0.672714">
                <text:p>0.672714</text:p>
              </table:table-cell>
              <table:table-cell office:value-type="float" office:value="34.100497">
                <text:p>34.100497</text:p>
              </table:table-cell>
              <table:table-cell office:value-type="float" office:value="0.672527">
                <text:p>0.67252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4.1093">
                <text:p>34.1093</text:p>
              </table:table-cell>
              <table:table-cell office:value-type="float" office:value="0.657937">
                <text:p>0.657937</text:p>
              </table:table-cell>
              <table:table-cell office:value-type="float" office:value="34.109305">
                <text:p>34.109305</text:p>
              </table:table-cell>
              <table:table-cell office:value-type="float" office:value="0.657756">
                <text:p>0.65775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4.1181">
                <text:p>34.1181</text:p>
              </table:table-cell>
              <table:table-cell office:value-type="float" office:value="0.642584">
                <text:p>0.642584</text:p>
              </table:table-cell>
              <table:table-cell office:value-type="float" office:value="34.118105">
                <text:p>34.118105</text:p>
              </table:table-cell>
              <table:table-cell office:value-type="float" office:value="0.642408">
                <text:p>0.64240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4.1269">
                <text:p>34.1269</text:p>
              </table:table-cell>
              <table:table-cell office:value-type="float" office:value="0.626655">
                <text:p>0.626655</text:p>
              </table:table-cell>
              <table:table-cell office:value-type="float" office:value="34.126898">
                <text:p>34.126898</text:p>
              </table:table-cell>
              <table:table-cell office:value-type="float" office:value="0.626485">
                <text:p>0.62648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4.1357">
                <text:p>34.1357</text:p>
              </table:table-cell>
              <table:table-cell office:value-type="float" office:value="0.610152">
                <text:p>0.610152</text:p>
              </table:table-cell>
              <table:table-cell office:value-type="float" office:value="34.135682">
                <text:p>34.135682</text:p>
              </table:table-cell>
              <table:table-cell office:value-type="float" office:value="0.609989">
                <text:p>0.60998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4.1445">
                <text:p>34.1445</text:p>
              </table:table-cell>
              <table:table-cell office:value-type="float" office:value="0.593079">
                <text:p>0.593079</text:p>
              </table:table-cell>
              <table:table-cell office:value-type="float" office:value="34.144459">
                <text:p>34.144459</text:p>
              </table:table-cell>
              <table:table-cell office:value-type="float" office:value="0.592921">
                <text:p>0.59292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4.1532">
                <text:p>34.1532</text:p>
              </table:table-cell>
              <table:table-cell office:value-type="float" office:value="0.575435">
                <text:p>0.575435</text:p>
              </table:table-cell>
              <table:table-cell office:value-type="float" office:value="34.153228">
                <text:p>34.153228</text:p>
              </table:table-cell>
              <table:table-cell office:value-type="float" office:value="0.575284">
                <text:p>0.57528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4.162">
                <text:p>34.162</text:p>
              </table:table-cell>
              <table:table-cell office:value-type="float" office:value="0.557224">
                <text:p>0.557224</text:p>
              </table:table-cell>
              <table:table-cell office:value-type="float" office:value="34.16199">
                <text:p>34.16199</text:p>
              </table:table-cell>
              <table:table-cell office:value-type="float" office:value="0.55708">
                <text:p>0.5570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4.1707">
                <text:p>34.1707</text:p>
              </table:table-cell>
              <table:table-cell office:value-type="float" office:value="0.538447">
                <text:p>0.538447</text:p>
              </table:table-cell>
              <table:table-cell office:value-type="float" office:value="34.170743">
                <text:p>34.170743</text:p>
              </table:table-cell>
              <table:table-cell office:value-type="float" office:value="0.53831">
                <text:p>0.5383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4.1795">
                <text:p>34.1795</text:p>
              </table:table-cell>
              <table:table-cell office:value-type="float" office:value="0.519107">
                <text:p>0.519107</text:p>
              </table:table-cell>
              <table:table-cell office:value-type="float" office:value="34.179489">
                <text:p>34.179489</text:p>
              </table:table-cell>
              <table:table-cell office:value-type="float" office:value="0.518977">
                <text:p>0.51897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4.1882">
                <text:p>34.1882</text:p>
              </table:table-cell>
              <table:table-cell office:value-type="float" office:value="0.499206">
                <text:p>0.499206</text:p>
              </table:table-cell>
              <table:table-cell office:value-type="float" office:value="34.188228">
                <text:p>34.188228</text:p>
              </table:table-cell>
              <table:table-cell office:value-type="float" office:value="0.499083">
                <text:p>0.49908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4.197">
                <text:p>34.197</text:p>
              </table:table-cell>
              <table:table-cell office:value-type="float" office:value="0.478745">
                <text:p>0.478745</text:p>
              </table:table-cell>
              <table:table-cell office:value-type="float" office:value="34.196959">
                <text:p>34.196959</text:p>
              </table:table-cell>
              <table:table-cell office:value-type="float" office:value="0.478629">
                <text:p>0.47862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4.2057">
                <text:p>34.2057</text:p>
              </table:table-cell>
              <table:table-cell office:value-type="float" office:value="0.457727">
                <text:p>0.457727</text:p>
              </table:table-cell>
              <table:table-cell office:value-type="float" office:value="34.205682">
                <text:p>34.205682</text:p>
              </table:table-cell>
              <table:table-cell office:value-type="float" office:value="0.457619">
                <text:p>0.45761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4.2144">
                <text:p>34.2144</text:p>
              </table:table-cell>
              <table:table-cell office:value-type="float" office:value="0.436155">
                <text:p>0.436155</text:p>
              </table:table-cell>
              <table:table-cell office:value-type="float" office:value="34.214398">
                <text:p>34.214398</text:p>
              </table:table-cell>
              <table:table-cell office:value-type="float" office:value="0.436055">
                <text:p>0.43605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4.2231">
                <text:p>34.2231</text:p>
              </table:table-cell>
              <table:table-cell office:value-type="float" office:value="0.414031">
                <text:p>0.414031</text:p>
              </table:table-cell>
              <table:table-cell office:value-type="float" office:value="34.223106">
                <text:p>34.223106</text:p>
              </table:table-cell>
              <table:table-cell office:value-type="float" office:value="0.413939">
                <text:p>0.41393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4.2318">
                <text:p>34.2318</text:p>
              </table:table-cell>
              <table:table-cell office:value-type="float" office:value="0.391357">
                <text:p>0.391357</text:p>
              </table:table-cell>
              <table:table-cell office:value-type="float" office:value="34.231806">
                <text:p>34.231806</text:p>
              </table:table-cell>
              <table:table-cell office:value-type="float" office:value="0.391273">
                <text:p>0.39127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4.2405">
                <text:p>34.2405</text:p>
              </table:table-cell>
              <table:table-cell office:value-type="float" office:value="0.368135">
                <text:p>0.368135</text:p>
              </table:table-cell>
              <table:table-cell office:value-type="float" office:value="34.240499">
                <text:p>34.240499</text:p>
              </table:table-cell>
              <table:table-cell office:value-type="float" office:value="0.368059">
                <text:p>0.36805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4.2492">
                <text:p>34.2492</text:p>
              </table:table-cell>
              <table:table-cell office:value-type="float" office:value="0.344369">
                <text:p>0.344369</text:p>
              </table:table-cell>
              <table:table-cell office:value-type="float" office:value="34.249184">
                <text:p>34.249184</text:p>
              </table:table-cell>
              <table:table-cell office:value-type="float" office:value="0.344301">
                <text:p>0.34430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4.2579">
                <text:p>34.2579</text:p>
              </table:table-cell>
              <table:table-cell office:value-type="float" office:value="0.32006">
                <text:p>0.32006</text:p>
              </table:table-cell>
              <table:table-cell office:value-type="float" office:value="34.257862">
                <text:p>34.257862</text:p>
              </table:table-cell>
              <table:table-cell office:value-type="float" office:value="0.320001">
                <text:p>0.32000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4.2665">
                <text:p>34.2665</text:p>
              </table:table-cell>
              <table:table-cell office:value-type="float" office:value="0.295212">
                <text:p>0.295212</text:p>
              </table:table-cell>
              <table:table-cell office:value-type="float" office:value="34.266532">
                <text:p>34.266532</text:p>
              </table:table-cell>
              <table:table-cell office:value-type="float" office:value="0.295162">
                <text:p>0.29516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4.2752">
                <text:p>34.2752</text:p>
              </table:table-cell>
              <table:table-cell office:value-type="float" office:value="0.269827">
                <text:p>0.269827</text:p>
              </table:table-cell>
              <table:table-cell office:value-type="float" office:value="34.275195">
                <text:p>34.275195</text:p>
              </table:table-cell>
              <table:table-cell office:value-type="float" office:value="0.269786">
                <text:p>0.26978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4.2838">
                <text:p>34.2838</text:p>
              </table:table-cell>
              <table:table-cell office:value-type="float" office:value="0.243907">
                <text:p>0.243907</text:p>
              </table:table-cell>
              <table:table-cell office:value-type="float" office:value="34.28385">
                <text:p>34.28385</text:p>
              </table:table-cell>
              <table:table-cell office:value-type="float" office:value="0.243875">
                <text:p>0.24387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4.2925">
                <text:p>34.2925</text:p>
              </table:table-cell>
              <table:table-cell office:value-type="float" office:value="0.217456">
                <text:p>0.217456</text:p>
              </table:table-cell>
              <table:table-cell office:value-type="float" office:value="34.292498">
                <text:p>34.292498</text:p>
              </table:table-cell>
              <table:table-cell office:value-type="float" office:value="0.217433">
                <text:p>0.21743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4.3011">
                <text:p>34.3011</text:p>
              </table:table-cell>
              <table:table-cell office:value-type="float" office:value="0.190476">
                <text:p>0.190476</text:p>
              </table:table-cell>
              <table:table-cell office:value-type="float" office:value="34.301138">
                <text:p>34.301138</text:p>
              </table:table-cell>
              <table:table-cell office:value-type="float" office:value="0.190463">
                <text:p>0.19046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4.3098">
                <text:p>34.3098</text:p>
              </table:table-cell>
              <table:table-cell office:value-type="float" office:value="0.16297">
                <text:p>0.16297</text:p>
              </table:table-cell>
              <table:table-cell office:value-type="float" office:value="34.309771">
                <text:p>34.309771</text:p>
              </table:table-cell>
              <table:table-cell office:value-type="float" office:value="0.162966">
                <text:p>0.16296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4.3184">
                <text:p>34.3184</text:p>
              </table:table-cell>
              <table:table-cell office:value-type="float" office:value="0.134941">
                <text:p>0.134941</text:p>
              </table:table-cell>
              <table:table-cell office:value-type="float" office:value="34.318396">
                <text:p>34.318396</text:p>
              </table:table-cell>
              <table:table-cell office:value-type="float" office:value="0.134947">
                <text:p>0.13494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4.327">
                <text:p>34.327</text:p>
              </table:table-cell>
              <table:table-cell office:value-type="float" office:value="0.106392">
                <text:p>0.106392</text:p>
              </table:table-cell>
              <table:table-cell office:value-type="float" office:value="34.327014">
                <text:p>34.327014</text:p>
              </table:table-cell>
              <table:table-cell office:value-type="float" office:value="0.106408">
                <text:p>0.10640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4.3356">
                <text:p>34.3356</text:p>
              </table:table-cell>
              <table:table-cell office:value-type="float" office:value="0.0773253">
                <text:p>0.0773253</text:p>
              </table:table-cell>
              <table:table-cell office:value-type="float" office:value="34.335624">
                <text:p>34.335624</text:p>
              </table:table-cell>
              <table:table-cell office:value-type="float" office:value="0.077351">
                <text:p>0.07735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4.3442">
                <text:p>34.3442</text:p>
              </table:table-cell>
              <table:table-cell office:value-type="float" office:value="0.0477446">
                <text:p>0.0477446</text:p>
              </table:table-cell>
              <table:table-cell office:value-type="float" office:value="34.344227">
                <text:p>34.344227</text:p>
              </table:table-cell>
              <table:table-cell office:value-type="float" office:value="0.047781">
                <text:p>0.04778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4.3528">
                <text:p>34.3528</text:p>
              </table:table-cell>
              <table:table-cell office:value-type="float" office:value="0.0176526">
                <text:p>0.0176526</text:p>
              </table:table-cell>
              <table:table-cell office:value-type="float" office:value="34.352823">
                <text:p>34.352823</text:p>
              </table:table-cell>
              <table:table-cell office:value-type="float" office:value="0.017699">
                <text:p>0.01769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4.3614">
                <text:p>34.3614</text:p>
              </table:table-cell>
              <table:table-cell office:value-type="float" office:value="0">
                <text:p>0</text:p>
              </table:table-cell>
              <table:table-cell office:value-type="float" office:value="34.361411">
                <text:p>34.361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4.4301">
                <text:p>34.4301</text:p>
              </table:table-cell>
              <table:table-cell office:value-type="float" office:value="0">
                <text:p>0</text:p>
              </table:table-cell>
              <table:table-cell office:value-type="float" office:value="34.430058">
                <text:p>34.430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4.4386">
                <text:p>34.4386</text:p>
              </table:table-cell>
              <table:table-cell office:value-type="float" office:value="0.0311053">
                <text:p>0.0311053</text:p>
              </table:table-cell>
              <table:table-cell office:value-type="float" office:value="34.438639">
                <text:p>34.438639</text:p>
              </table:table-cell>
              <table:table-cell office:value-type="float" office:value="0.031095">
                <text:p>0.03109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4.4472">
                <text:p>34.4472</text:p>
              </table:table-cell>
              <table:table-cell office:value-type="float" office:value="0.0615151">
                <text:p>0.0615151</text:p>
              </table:table-cell>
              <table:table-cell office:value-type="float" office:value="34.447212">
                <text:p>34.447212</text:p>
              </table:table-cell>
              <table:table-cell office:value-type="float" office:value="0.061494">
                <text:p>0.06149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4.4558">
                <text:p>34.4558</text:p>
              </table:table-cell>
              <table:table-cell office:value-type="float" office:value="0.0912337">
                <text:p>0.0912337</text:p>
              </table:table-cell>
              <table:table-cell office:value-type="float" office:value="34.455779">
                <text:p>34.455779</text:p>
              </table:table-cell>
              <table:table-cell office:value-type="float" office:value="0.091203">
                <text:p>0.09120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4.4643">
                <text:p>34.4643</text:p>
              </table:table-cell>
              <table:table-cell office:value-type="float" office:value="0.120265">
                <text:p>0.120265</text:p>
              </table:table-cell>
              <table:table-cell office:value-type="float" office:value="34.464337">
                <text:p>34.464337</text:p>
              </table:table-cell>
              <table:table-cell office:value-type="float" office:value="0.120224">
                <text:p>0.12022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4.4729">
                <text:p>34.4729</text:p>
              </table:table-cell>
              <table:table-cell office:value-type="float" office:value="0.148614">
                <text:p>0.148614</text:p>
              </table:table-cell>
              <table:table-cell office:value-type="float" office:value="34.472889">
                <text:p>34.472889</text:p>
              </table:table-cell>
              <table:table-cell office:value-type="float" office:value="0.148563">
                <text:p>0.14856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4.4814">
                <text:p>34.4814</text:p>
              </table:table-cell>
              <table:table-cell office:value-type="float" office:value="0.176283">
                <text:p>0.176283</text:p>
              </table:table-cell>
              <table:table-cell office:value-type="float" office:value="34.481433">
                <text:p>34.481433</text:p>
              </table:table-cell>
              <table:table-cell office:value-type="float" office:value="0.176223">
                <text:p>0.17622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4.49">
                <text:p>34.49</text:p>
              </table:table-cell>
              <table:table-cell office:value-type="float" office:value="0.203277">
                <text:p>0.203277</text:p>
              </table:table-cell>
              <table:table-cell office:value-type="float" office:value="34.48997">
                <text:p>34.48997</text:p>
              </table:table-cell>
              <table:table-cell office:value-type="float" office:value="0.203208">
                <text:p>0.20320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4.4985">
                <text:p>34.4985</text:p>
              </table:table-cell>
              <table:table-cell office:value-type="float" office:value="0.229599">
                <text:p>0.229599</text:p>
              </table:table-cell>
              <table:table-cell office:value-type="float" office:value="34.498499">
                <text:p>34.498499</text:p>
              </table:table-cell>
              <table:table-cell office:value-type="float" office:value="0.229522">
                <text:p>0.22952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4.507">
                <text:p>34.507</text:p>
              </table:table-cell>
              <table:table-cell office:value-type="float" office:value="0.255254">
                <text:p>0.255254</text:p>
              </table:table-cell>
              <table:table-cell office:value-type="float" office:value="34.507022">
                <text:p>34.507022</text:p>
              </table:table-cell>
              <table:table-cell office:value-type="float" office:value="0.255168">
                <text:p>0.25516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4.5155">
                <text:p>34.5155</text:p>
              </table:table-cell>
              <table:table-cell office:value-type="float" office:value="0.280244">
                <text:p>0.280244</text:p>
              </table:table-cell>
              <table:table-cell office:value-type="float" office:value="34.515537">
                <text:p>34.515537</text:p>
              </table:table-cell>
              <table:table-cell office:value-type="float" office:value="0.280149">
                <text:p>0.28014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4.524">
                <text:p>34.524</text:p>
              </table:table-cell>
              <table:table-cell office:value-type="float" office:value="0.304572">
                <text:p>0.304572</text:p>
              </table:table-cell>
              <table:table-cell office:value-type="float" office:value="34.524045">
                <text:p>34.524045</text:p>
              </table:table-cell>
              <table:table-cell office:value-type="float" office:value="0.30447">
                <text:p>0.3044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4.5325">
                <text:p>34.5325</text:p>
              </table:table-cell>
              <table:table-cell office:value-type="float" office:value="0.328243">
                <text:p>0.328243</text:p>
              </table:table-cell>
              <table:table-cell office:value-type="float" office:value="34.532545">
                <text:p>34.532545</text:p>
              </table:table-cell>
              <table:table-cell office:value-type="float" office:value="0.328133">
                <text:p>0.32813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4.541">
                <text:p>34.541</text:p>
              </table:table-cell>
              <table:table-cell office:value-type="float" office:value="0.351259">
                <text:p>0.351259</text:p>
              </table:table-cell>
              <table:table-cell office:value-type="float" office:value="34.541038">
                <text:p>34.541038</text:p>
              </table:table-cell>
              <table:table-cell office:value-type="float" office:value="0.351141">
                <text:p>0.35114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4.5495">
                <text:p>34.5495</text:p>
              </table:table-cell>
              <table:table-cell office:value-type="float" office:value="0.373623">
                <text:p>0.373623</text:p>
              </table:table-cell>
              <table:table-cell office:value-type="float" office:value="34.549525">
                <text:p>34.549525</text:p>
              </table:table-cell>
              <table:table-cell office:value-type="float" office:value="0.373498">
                <text:p>0.37349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4.558">
                <text:p>34.558</text:p>
              </table:table-cell>
              <table:table-cell office:value-type="float" office:value="0.395338">
                <text:p>0.395338</text:p>
              </table:table-cell>
              <table:table-cell office:value-type="float" office:value="34.558004">
                <text:p>34.558004</text:p>
              </table:table-cell>
              <table:table-cell office:value-type="float" office:value="0.395206">
                <text:p>0.39520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4.5665">
                <text:p>34.5665</text:p>
              </table:table-cell>
              <table:table-cell office:value-type="float" office:value="0.416408">
                <text:p>0.416408</text:p>
              </table:table-cell>
              <table:table-cell office:value-type="float" office:value="34.566475">
                <text:p>34.566475</text:p>
              </table:table-cell>
              <table:table-cell office:value-type="float" office:value="0.416269">
                <text:p>0.41626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4.5749">
                <text:p>34.5749</text:p>
              </table:table-cell>
              <table:table-cell office:value-type="float" office:value="0.436834">
                <text:p>0.436834</text:p>
              </table:table-cell>
              <table:table-cell office:value-type="float" office:value="34.57494">
                <text:p>34.57494</text:p>
              </table:table-cell>
              <table:table-cell office:value-type="float" office:value="0.436689">
                <text:p>0.43668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4.5834">
                <text:p>34.5834</text:p>
              </table:table-cell>
              <table:table-cell office:value-type="float" office:value="0.45662">
                <text:p>0.45662</text:p>
              </table:table-cell>
              <table:table-cell office:value-type="float" office:value="34.583397">
                <text:p>34.583397</text:p>
              </table:table-cell>
              <table:table-cell office:value-type="float" office:value="0.456468">
                <text:p>0.45646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4.5918">
                <text:p>34.5918</text:p>
              </table:table-cell>
              <table:table-cell office:value-type="float" office:value="0.475768">
                <text:p>0.475768</text:p>
              </table:table-cell>
              <table:table-cell office:value-type="float" office:value="34.591847">
                <text:p>34.591847</text:p>
              </table:table-cell>
              <table:table-cell office:value-type="float" office:value="0.47561">
                <text:p>0.4756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4.6003">
                <text:p>34.6003</text:p>
              </table:table-cell>
              <table:table-cell office:value-type="float" office:value="0.49428">
                <text:p>0.49428</text:p>
              </table:table-cell>
              <table:table-cell office:value-type="float" office:value="34.60029">
                <text:p>34.60029</text:p>
              </table:table-cell>
              <table:table-cell office:value-type="float" office:value="0.494117">
                <text:p>0.49411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4.6087">
                <text:p>34.6087</text:p>
              </table:table-cell>
              <table:table-cell office:value-type="float" office:value="0.51216">
                <text:p>0.51216</text:p>
              </table:table-cell>
              <table:table-cell office:value-type="float" office:value="34.608726">
                <text:p>34.608726</text:p>
              </table:table-cell>
              <table:table-cell office:value-type="float" office:value="0.51199">
                <text:p>0.5119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4.6172">
                <text:p>34.6172</text:p>
              </table:table-cell>
              <table:table-cell office:value-type="float" office:value="0.529408">
                <text:p>0.529408</text:p>
              </table:table-cell>
              <table:table-cell office:value-type="float" office:value="34.617155">
                <text:p>34.617155</text:p>
              </table:table-cell>
              <table:table-cell office:value-type="float" office:value="0.529234">
                <text:p>0.52923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4.6256">
                <text:p>34.6256</text:p>
              </table:table-cell>
              <table:table-cell office:value-type="float" office:value="0.546029">
                <text:p>0.546029</text:p>
              </table:table-cell>
              <table:table-cell office:value-type="float" office:value="34.625577">
                <text:p>34.625577</text:p>
              </table:table-cell>
              <table:table-cell office:value-type="float" office:value="0.545849">
                <text:p>0.54584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4.634">
                <text:p>34.634</text:p>
              </table:table-cell>
              <table:table-cell office:value-type="float" office:value="0.562022">
                <text:p>0.562022</text:p>
              </table:table-cell>
              <table:table-cell office:value-type="float" office:value="34.633992">
                <text:p>34.633992</text:p>
              </table:table-cell>
              <table:table-cell office:value-type="float" office:value="0.561838">
                <text:p>0.56183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4.6424">
                <text:p>34.6424</text:p>
              </table:table-cell>
              <table:table-cell office:value-type="float" office:value="0.577392">
                <text:p>0.577392</text:p>
              </table:table-cell>
              <table:table-cell office:value-type="float" office:value="34.642399">
                <text:p>34.642399</text:p>
              </table:table-cell>
              <table:table-cell office:value-type="float" office:value="0.577202">
                <text:p>0.57720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4.6508">
                <text:p>34.6508</text:p>
              </table:table-cell>
              <table:table-cell office:value-type="float" office:value="0.592139">
                <text:p>0.592139</text:p>
              </table:table-cell>
              <table:table-cell office:value-type="float" office:value="34.6508">
                <text:p>34.6508</text:p>
              </table:table-cell>
              <table:table-cell office:value-type="float" office:value="0.591945">
                <text:p>0.59194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4.6592">
                <text:p>34.6592</text:p>
              </table:table-cell>
              <table:table-cell office:value-type="float" office:value="0.606266">
                <text:p>0.606266</text:p>
              </table:table-cell>
              <table:table-cell office:value-type="float" office:value="34.659193">
                <text:p>34.659193</text:p>
              </table:table-cell>
              <table:table-cell office:value-type="float" office:value="0.606067">
                <text:p>0.60606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4.6676">
                <text:p>34.6676</text:p>
              </table:table-cell>
              <table:table-cell office:value-type="float" office:value="0.619774">
                <text:p>0.619774</text:p>
              </table:table-cell>
              <table:table-cell office:value-type="float" office:value="34.66758">
                <text:p>34.66758</text:p>
              </table:table-cell>
              <table:table-cell office:value-type="float" office:value="0.619571">
                <text:p>0.61957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4.676">
                <text:p>34.676</text:p>
              </table:table-cell>
              <table:table-cell office:value-type="float" office:value="0.632665">
                <text:p>0.632665</text:p>
              </table:table-cell>
              <table:table-cell office:value-type="float" office:value="34.675959">
                <text:p>34.675959</text:p>
              </table:table-cell>
              <table:table-cell office:value-type="float" office:value="0.632458">
                <text:p>0.63245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4.6843">
                <text:p>34.6843</text:p>
              </table:table-cell>
              <table:table-cell office:value-type="float" office:value="0.64494">
                <text:p>0.64494</text:p>
              </table:table-cell>
              <table:table-cell office:value-type="float" office:value="34.684331">
                <text:p>34.684331</text:p>
              </table:table-cell>
              <table:table-cell office:value-type="float" office:value="0.64473">
                <text:p>0.6447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4.6927">
                <text:p>34.6927</text:p>
              </table:table-cell>
              <table:table-cell office:value-type="float" office:value="0.656602">
                <text:p>0.656602</text:p>
              </table:table-cell>
              <table:table-cell office:value-type="float" office:value="34.692697">
                <text:p>34.692697</text:p>
              </table:table-cell>
              <table:table-cell office:value-type="float" office:value="0.656388">
                <text:p>0.65638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4.7011">
                <text:p>34.7011</text:p>
              </table:table-cell>
              <table:table-cell office:value-type="float" office:value="0.667651">
                <text:p>0.667651</text:p>
              </table:table-cell>
              <table:table-cell office:value-type="float" office:value="34.701055">
                <text:p>34.701055</text:p>
              </table:table-cell>
              <table:table-cell office:value-type="float" office:value="0.667434">
                <text:p>0.66743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4.7094">
                <text:p>34.7094</text:p>
              </table:table-cell>
              <table:table-cell office:value-type="float" office:value="0.67809">
                <text:p>0.67809</text:p>
              </table:table-cell>
              <table:table-cell office:value-type="float" office:value="34.709406">
                <text:p>34.709406</text:p>
              </table:table-cell>
              <table:table-cell office:value-type="float" office:value="0.67787">
                <text:p>0.6778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4.7178">
                <text:p>34.7178</text:p>
              </table:table-cell>
              <table:table-cell office:value-type="float" office:value="0.687919">
                <text:p>0.687919</text:p>
              </table:table-cell>
              <table:table-cell office:value-type="float" office:value="34.717751">
                <text:p>34.717751</text:p>
              </table:table-cell>
              <table:table-cell office:value-type="float" office:value="0.687696">
                <text:p>0.68769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4.7261">
                <text:p>34.7261</text:p>
              </table:table-cell>
              <table:table-cell office:value-type="float" office:value="0.697139">
                <text:p>0.697139</text:p>
              </table:table-cell>
              <table:table-cell office:value-type="float" office:value="34.726088">
                <text:p>34.726088</text:p>
              </table:table-cell>
              <table:table-cell office:value-type="float" office:value="0.696913">
                <text:p>0.69691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4.7344">
                <text:p>34.7344</text:p>
              </table:table-cell>
              <table:table-cell office:value-type="float" office:value="0.705752">
                <text:p>0.705752</text:p>
              </table:table-cell>
              <table:table-cell office:value-type="float" office:value="34.734419">
                <text:p>34.734419</text:p>
              </table:table-cell>
              <table:table-cell office:value-type="float" office:value="0.705524">
                <text:p>0.70552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4.7427">
                <text:p>34.7427</text:p>
              </table:table-cell>
              <table:table-cell office:value-type="float" office:value="0.713759">
                <text:p>0.713759</text:p>
              </table:table-cell>
              <table:table-cell office:value-type="float" office:value="34.742742">
                <text:p>34.742742</text:p>
              </table:table-cell>
              <table:table-cell office:value-type="float" office:value="0.713529">
                <text:p>0.71352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4.7511">
                <text:p>34.7511</text:p>
              </table:table-cell>
              <table:table-cell office:value-type="float" office:value="0.721161">
                <text:p>0.721161</text:p>
              </table:table-cell>
              <table:table-cell office:value-type="float" office:value="34.751059">
                <text:p>34.751059</text:p>
              </table:table-cell>
              <table:table-cell office:value-type="float" office:value="0.720929">
                <text:p>0.72092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4.7594">
                <text:p>34.7594</text:p>
              </table:table-cell>
              <table:table-cell office:value-type="float" office:value="0.727958">
                <text:p>0.727958</text:p>
              </table:table-cell>
              <table:table-cell office:value-type="float" office:value="34.759368">
                <text:p>34.759368</text:p>
              </table:table-cell>
              <table:table-cell office:value-type="float" office:value="0.727724">
                <text:p>0.72772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4.7677">
                <text:p>34.7677</text:p>
              </table:table-cell>
              <table:table-cell office:value-type="float" office:value="0.734152">
                <text:p>0.734152</text:p>
              </table:table-cell>
              <table:table-cell office:value-type="float" office:value="34.767671">
                <text:p>34.767671</text:p>
              </table:table-cell>
              <table:table-cell office:value-type="float" office:value="0.733917">
                <text:p>0.73391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4.776">
                <text:p>34.776</text:p>
              </table:table-cell>
              <table:table-cell office:value-type="float" office:value="0.739744">
                <text:p>0.739744</text:p>
              </table:table-cell>
              <table:table-cell office:value-type="float" office:value="34.775967">
                <text:p>34.775967</text:p>
              </table:table-cell>
              <table:table-cell office:value-type="float" office:value="0.739507">
                <text:p>0.73950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4.7843">
                <text:p>34.7843</text:p>
              </table:table-cell>
              <table:table-cell office:value-type="float" office:value="0.744734">
                <text:p>0.744734</text:p>
              </table:table-cell>
              <table:table-cell office:value-type="float" office:value="34.784256">
                <text:p>34.784256</text:p>
              </table:table-cell>
              <table:table-cell office:value-type="float" office:value="0.744495">
                <text:p>0.74449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4.7925">
                <text:p>34.7925</text:p>
              </table:table-cell>
              <table:table-cell office:value-type="float" office:value="0.749122">
                <text:p>0.749122</text:p>
              </table:table-cell>
              <table:table-cell office:value-type="float" office:value="34.792538">
                <text:p>34.792538</text:p>
              </table:table-cell>
              <table:table-cell office:value-type="float" office:value="0.748883">
                <text:p>0.74888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4.8008">
                <text:p>34.8008</text:p>
              </table:table-cell>
              <table:table-cell office:value-type="float" office:value="0.75291">
                <text:p>0.75291</text:p>
              </table:table-cell>
              <table:table-cell office:value-type="float" office:value="34.800813">
                <text:p>34.800813</text:p>
              </table:table-cell>
              <table:table-cell office:value-type="float" office:value="0.75267">
                <text:p>0.7526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4.8091">
                <text:p>34.8091</text:p>
              </table:table-cell>
              <table:table-cell office:value-type="float" office:value="0.756097">
                <text:p>0.756097</text:p>
              </table:table-cell>
              <table:table-cell office:value-type="float" office:value="34.809082">
                <text:p>34.809082</text:p>
              </table:table-cell>
              <table:table-cell office:value-type="float" office:value="0.755857">
                <text:p>0.75585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4.8173">
                <text:p>34.8173</text:p>
              </table:table-cell>
              <table:table-cell office:value-type="float" office:value="0.758685">
                <text:p>0.758685</text:p>
              </table:table-cell>
              <table:table-cell office:value-type="float" office:value="34.817343">
                <text:p>34.817343</text:p>
              </table:table-cell>
              <table:table-cell office:value-type="float" office:value="0.758444">
                <text:p>0.75844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4.8256">
                <text:p>34.8256</text:p>
              </table:table-cell>
              <table:table-cell office:value-type="float" office:value="0.760674">
                <text:p>0.760674</text:p>
              </table:table-cell>
              <table:table-cell office:value-type="float" office:value="34.825598">
                <text:p>34.825598</text:p>
              </table:table-cell>
              <table:table-cell office:value-type="float" office:value="0.760433">
                <text:p>0.76043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4.8338">
                <text:p>34.8338</text:p>
              </table:table-cell>
              <table:table-cell office:value-type="float" office:value="0.762063">
                <text:p>0.762063</text:p>
              </table:table-cell>
              <table:table-cell office:value-type="float" office:value="34.833846">
                <text:p>34.833846</text:p>
              </table:table-cell>
              <table:table-cell office:value-type="float" office:value="0.761822">
                <text:p>0.76182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4.8421">
                <text:p>34.8421</text:p>
              </table:table-cell>
              <table:table-cell office:value-type="float" office:value="0.762853">
                <text:p>0.762853</text:p>
              </table:table-cell>
              <table:table-cell office:value-type="float" office:value="34.842087">
                <text:p>34.842087</text:p>
              </table:table-cell>
              <table:table-cell office:value-type="float" office:value="0.762612">
                <text:p>0.76261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4.8503">
                <text:p>34.8503</text:p>
              </table:table-cell>
              <table:table-cell office:value-type="float" office:value="0.763044">
                <text:p>0.763044</text:p>
              </table:table-cell>
              <table:table-cell office:value-type="float" office:value="34.850322">
                <text:p>34.850322</text:p>
              </table:table-cell>
              <table:table-cell office:value-type="float" office:value="0.762804">
                <text:p>0.76280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4.8585">
                <text:p>34.8585</text:p>
              </table:table-cell>
              <table:table-cell office:value-type="float" office:value="0.762637">
                <text:p>0.762637</text:p>
              </table:table-cell>
              <table:table-cell office:value-type="float" office:value="34.858549">
                <text:p>34.858549</text:p>
              </table:table-cell>
              <table:table-cell office:value-type="float" office:value="0.762398">
                <text:p>0.76239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4.8668">
                <text:p>34.8668</text:p>
              </table:table-cell>
              <table:table-cell office:value-type="float" office:value="0.761631">
                <text:p>0.761631</text:p>
              </table:table-cell>
              <table:table-cell office:value-type="float" office:value="34.86677">
                <text:p>34.86677</text:p>
              </table:table-cell>
              <table:table-cell office:value-type="float" office:value="0.761392">
                <text:p>0.76139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4.875">
                <text:p>34.875</text:p>
              </table:table-cell>
              <table:table-cell office:value-type="float" office:value="0.760026">
                <text:p>0.760026</text:p>
              </table:table-cell>
              <table:table-cell office:value-type="float" office:value="34.874984">
                <text:p>34.874984</text:p>
              </table:table-cell>
              <table:table-cell office:value-type="float" office:value="0.759789">
                <text:p>0.75978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4.8832">
                <text:p>34.8832</text:p>
              </table:table-cell>
              <table:table-cell office:value-type="float" office:value="0.757823">
                <text:p>0.757823</text:p>
              </table:table-cell>
              <table:table-cell office:value-type="float" office:value="34.883191">
                <text:p>34.883191</text:p>
              </table:table-cell>
              <table:table-cell office:value-type="float" office:value="0.757587">
                <text:p>0.75758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4.8914">
                <text:p>34.8914</text:p>
              </table:table-cell>
              <table:table-cell office:value-type="float" office:value="0.755022">
                <text:p>0.755022</text:p>
              </table:table-cell>
              <table:table-cell office:value-type="float" office:value="34.891392">
                <text:p>34.891392</text:p>
              </table:table-cell>
              <table:table-cell office:value-type="float" office:value="0.754787">
                <text:p>0.75478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4.8996">
                <text:p>34.8996</text:p>
              </table:table-cell>
              <table:table-cell office:value-type="float" office:value="0.751622">
                <text:p>0.751622</text:p>
              </table:table-cell>
              <table:table-cell office:value-type="float" office:value="34.899586">
                <text:p>34.899586</text:p>
              </table:table-cell>
              <table:table-cell office:value-type="float" office:value="0.751389">
                <text:p>0.75138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4.9078">
                <text:p>34.9078</text:p>
              </table:table-cell>
              <table:table-cell office:value-type="float" office:value="0.747625">
                <text:p>0.747625</text:p>
              </table:table-cell>
              <table:table-cell office:value-type="float" office:value="34.907773">
                <text:p>34.907773</text:p>
              </table:table-cell>
              <table:table-cell office:value-type="float" office:value="0.747394">
                <text:p>0.74739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4.916">
                <text:p>34.916</text:p>
              </table:table-cell>
              <table:table-cell office:value-type="float" office:value="0.743031">
                <text:p>0.743031</text:p>
              </table:table-cell>
              <table:table-cell office:value-type="float" office:value="34.915953">
                <text:p>34.915953</text:p>
              </table:table-cell>
              <table:table-cell office:value-type="float" office:value="0.742802">
                <text:p>0.74280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4.9241">
                <text:p>34.9241</text:p>
              </table:table-cell>
              <table:table-cell office:value-type="float" office:value="0.73784">
                <text:p>0.73784</text:p>
              </table:table-cell>
              <table:table-cell office:value-type="float" office:value="34.924127">
                <text:p>34.924127</text:p>
              </table:table-cell>
              <table:table-cell office:value-type="float" office:value="0.737613">
                <text:p>0.73761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4.9323">
                <text:p>34.9323</text:p>
              </table:table-cell>
              <table:table-cell office:value-type="float" office:value="0.732053">
                <text:p>0.732053</text:p>
              </table:table-cell>
              <table:table-cell office:value-type="float" office:value="34.932294">
                <text:p>34.932294</text:p>
              </table:table-cell>
              <table:table-cell office:value-type="float" office:value="0.731829">
                <text:p>0.73182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4.9405">
                <text:p>34.9405</text:p>
              </table:table-cell>
              <table:table-cell office:value-type="float" office:value="0.725671">
                <text:p>0.725671</text:p>
              </table:table-cell>
              <table:table-cell office:value-type="float" office:value="34.940454">
                <text:p>34.940454</text:p>
              </table:table-cell>
              <table:table-cell office:value-type="float" office:value="0.725449">
                <text:p>0.72544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4.9486">
                <text:p>34.9486</text:p>
              </table:table-cell>
              <table:table-cell office:value-type="float" office:value="0.718694">
                <text:p>0.718694</text:p>
              </table:table-cell>
              <table:table-cell office:value-type="float" office:value="34.948608">
                <text:p>34.948608</text:p>
              </table:table-cell>
              <table:table-cell office:value-type="float" office:value="0.718475">
                <text:p>0.71847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4.9568">
                <text:p>34.9568</text:p>
              </table:table-cell>
              <table:table-cell office:value-type="float" office:value="0.711123">
                <text:p>0.711123</text:p>
              </table:table-cell>
              <table:table-cell office:value-type="float" office:value="34.956755">
                <text:p>34.956755</text:p>
              </table:table-cell>
              <table:table-cell office:value-type="float" office:value="0.710908">
                <text:p>0.71090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4.9649">
                <text:p>34.9649</text:p>
              </table:table-cell>
              <table:table-cell office:value-type="float" office:value="0.702959">
                <text:p>0.702959</text:p>
              </table:table-cell>
              <table:table-cell office:value-type="float" office:value="34.964896">
                <text:p>34.964896</text:p>
              </table:table-cell>
              <table:table-cell office:value-type="float" office:value="0.702747">
                <text:p>0.70274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4.973">
                <text:p>34.973</text:p>
              </table:table-cell>
              <table:table-cell office:value-type="float" office:value="0.694203">
                <text:p>0.694203</text:p>
              </table:table-cell>
              <table:table-cell office:value-type="float" office:value="34.973029">
                <text:p>34.973029</text:p>
              </table:table-cell>
              <table:table-cell office:value-type="float" office:value="0.693995">
                <text:p>0.69399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4.9812">
                <text:p>34.9812</text:p>
              </table:table-cell>
              <table:table-cell office:value-type="float" office:value="0.684856">
                <text:p>0.684856</text:p>
              </table:table-cell>
              <table:table-cell office:value-type="float" office:value="34.981156">
                <text:p>34.981156</text:p>
              </table:table-cell>
              <table:table-cell office:value-type="float" office:value="0.684651">
                <text:p>0.68465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4.9893">
                <text:p>34.9893</text:p>
              </table:table-cell>
              <table:table-cell office:value-type="float" office:value="0.674919">
                <text:p>0.674919</text:p>
              </table:table-cell>
              <table:table-cell office:value-type="float" office:value="34.989277">
                <text:p>34.989277</text:p>
              </table:table-cell>
              <table:table-cell office:value-type="float" office:value="0.674718">
                <text:p>0.67471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4.9974">
                <text:p>34.9974</text:p>
              </table:table-cell>
              <table:table-cell office:value-type="float" office:value="0.664393">
                <text:p>0.664393</text:p>
              </table:table-cell>
              <table:table-cell office:value-type="float" office:value="34.997391">
                <text:p>34.997391</text:p>
              </table:table-cell>
              <table:table-cell office:value-type="float" office:value="0.664196">
                <text:p>0.66419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5.0055">
                <text:p>35.0055</text:p>
              </table:table-cell>
              <table:table-cell office:value-type="float" office:value="0.65328">
                <text:p>0.65328</text:p>
              </table:table-cell>
              <table:table-cell office:value-type="float" office:value="35.005498">
                <text:p>35.005498</text:p>
              </table:table-cell>
              <table:table-cell office:value-type="float" office:value="0.653087">
                <text:p>0.65308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5.0136">
                <text:p>35.0136</text:p>
              </table:table-cell>
              <table:table-cell office:value-type="float" office:value="0.64158">
                <text:p>0.64158</text:p>
              </table:table-cell>
              <table:table-cell office:value-type="float" office:value="35.013599">
                <text:p>35.013599</text:p>
              </table:table-cell>
              <table:table-cell office:value-type="float" office:value="0.641391">
                <text:p>0.64139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5.0217">
                <text:p>35.0217</text:p>
              </table:table-cell>
              <table:table-cell office:value-type="float" office:value="0.629294">
                <text:p>0.629294</text:p>
              </table:table-cell>
              <table:table-cell office:value-type="float" office:value="35.021694">
                <text:p>35.021694</text:p>
              </table:table-cell>
              <table:table-cell office:value-type="float" office:value="0.629111">
                <text:p>0.62911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5.0298">
                <text:p>35.0298</text:p>
              </table:table-cell>
              <table:table-cell office:value-type="float" office:value="0.616426">
                <text:p>0.616426</text:p>
              </table:table-cell>
              <table:table-cell office:value-type="float" office:value="35.029781">
                <text:p>35.029781</text:p>
              </table:table-cell>
              <table:table-cell office:value-type="float" office:value="0.616247">
                <text:p>0.61624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5.0379">
                <text:p>35.0379</text:p>
              </table:table-cell>
              <table:table-cell office:value-type="float" office:value="0.602975">
                <text:p>0.602975</text:p>
              </table:table-cell>
              <table:table-cell office:value-type="float" office:value="35.037862">
                <text:p>35.037862</text:p>
              </table:table-cell>
              <table:table-cell office:value-type="float" office:value="0.602801">
                <text:p>0.60280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5.0459">
                <text:p>35.0459</text:p>
              </table:table-cell>
              <table:table-cell office:value-type="float" office:value="0.588943">
                <text:p>0.588943</text:p>
              </table:table-cell>
              <table:table-cell office:value-type="float" office:value="35.045937">
                <text:p>35.045937</text:p>
              </table:table-cell>
              <table:table-cell office:value-type="float" office:value="0.588775">
                <text:p>0.58877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5.054">
                <text:p>35.054</text:p>
              </table:table-cell>
              <table:table-cell office:value-type="float" office:value="0.574332">
                <text:p>0.574332</text:p>
              </table:table-cell>
              <table:table-cell office:value-type="float" office:value="35.054005">
                <text:p>35.054005</text:p>
              </table:table-cell>
              <table:table-cell office:value-type="float" office:value="0.574169">
                <text:p>0.57416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5.0621">
                <text:p>35.0621</text:p>
              </table:table-cell>
              <table:table-cell office:value-type="float" office:value="0.559144">
                <text:p>0.559144</text:p>
              </table:table-cell>
              <table:table-cell office:value-type="float" office:value="35.062067">
                <text:p>35.062067</text:p>
              </table:table-cell>
              <table:table-cell office:value-type="float" office:value="0.558987">
                <text:p>0.55898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5.0701">
                <text:p>35.0701</text:p>
              </table:table-cell>
              <table:table-cell office:value-type="float" office:value="0.54338">
                <text:p>0.54338</text:p>
              </table:table-cell>
              <table:table-cell office:value-type="float" office:value="35.070122">
                <text:p>35.070122</text:p>
              </table:table-cell>
              <table:table-cell office:value-type="float" office:value="0.543229">
                <text:p>0.54322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5.0782">
                <text:p>35.0782</text:p>
              </table:table-cell>
              <table:table-cell office:value-type="float" office:value="0.527043">
                <text:p>0.527043</text:p>
              </table:table-cell>
              <table:table-cell office:value-type="float" office:value="35.078171">
                <text:p>35.078171</text:p>
              </table:table-cell>
              <table:table-cell office:value-type="float" office:value="0.526897">
                <text:p>0.52689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5.0862">
                <text:p>35.0862</text:p>
              </table:table-cell>
              <table:table-cell office:value-type="float" office:value="0.510133">
                <text:p>0.510133</text:p>
              </table:table-cell>
              <table:table-cell office:value-type="float" office:value="35.086213">
                <text:p>35.086213</text:p>
              </table:table-cell>
              <table:table-cell office:value-type="float" office:value="0.509994">
                <text:p>0.50999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5.0942">
                <text:p>35.0942</text:p>
              </table:table-cell>
              <table:table-cell office:value-type="float" office:value="0.492653">
                <text:p>0.492653</text:p>
              </table:table-cell>
              <table:table-cell office:value-type="float" office:value="35.094248">
                <text:p>35.094248</text:p>
              </table:table-cell>
              <table:table-cell office:value-type="float" office:value="0.49252">
                <text:p>0.4925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5.1023">
                <text:p>35.1023</text:p>
              </table:table-cell>
              <table:table-cell office:value-type="float" office:value="0.474605">
                <text:p>0.474605</text:p>
              </table:table-cell>
              <table:table-cell office:value-type="float" office:value="35.102278">
                <text:p>35.102278</text:p>
              </table:table-cell>
              <table:table-cell office:value-type="float" office:value="0.474478">
                <text:p>0.47447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5.1103">
                <text:p>35.1103</text:p>
              </table:table-cell>
              <table:table-cell office:value-type="float" office:value="0.455991">
                <text:p>0.455991</text:p>
              </table:table-cell>
              <table:table-cell office:value-type="float" office:value="35.1103">
                <text:p>35.1103</text:p>
              </table:table-cell>
              <table:table-cell office:value-type="float" office:value="0.455871">
                <text:p>0.45587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5.1183">
                <text:p>35.1183</text:p>
              </table:table-cell>
              <table:table-cell office:value-type="float" office:value="0.436812">
                <text:p>0.436812</text:p>
              </table:table-cell>
              <table:table-cell office:value-type="float" office:value="35.118317">
                <text:p>35.118317</text:p>
              </table:table-cell>
              <table:table-cell office:value-type="float" office:value="0.436699">
                <text:p>0.43669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5.1263">
                <text:p>35.1263</text:p>
              </table:table-cell>
              <table:table-cell office:value-type="float" office:value="0.417072">
                <text:p>0.417072</text:p>
              </table:table-cell>
              <table:table-cell office:value-type="float" office:value="35.126327">
                <text:p>35.126327</text:p>
              </table:table-cell>
              <table:table-cell office:value-type="float" office:value="0.416966">
                <text:p>0.41696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5.1343">
                <text:p>35.1343</text:p>
              </table:table-cell>
              <table:table-cell office:value-type="float" office:value="0.396772">
                <text:p>0.396772</text:p>
              </table:table-cell>
              <table:table-cell office:value-type="float" office:value="35.13433">
                <text:p>35.13433</text:p>
              </table:table-cell>
              <table:table-cell office:value-type="float" office:value="0.396673">
                <text:p>0.39667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5.1423">
                <text:p>35.1423</text:p>
              </table:table-cell>
              <table:table-cell office:value-type="float" office:value="0.375914">
                <text:p>0.375914</text:p>
              </table:table-cell>
              <table:table-cell office:value-type="float" office:value="35.142327">
                <text:p>35.142327</text:p>
              </table:table-cell>
              <table:table-cell office:value-type="float" office:value="0.375823">
                <text:p>0.37582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5.1503">
                <text:p>35.1503</text:p>
              </table:table-cell>
              <table:table-cell office:value-type="float" office:value="0.354501">
                <text:p>0.354501</text:p>
              </table:table-cell>
              <table:table-cell office:value-type="float" office:value="35.150318">
                <text:p>35.150318</text:p>
              </table:table-cell>
              <table:table-cell office:value-type="float" office:value="0.354418">
                <text:p>0.35441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5.1583">
                <text:p>35.1583</text:p>
              </table:table-cell>
              <table:table-cell office:value-type="float" office:value="0.332535">
                <text:p>0.332535</text:p>
              </table:table-cell>
              <table:table-cell office:value-type="float" office:value="35.158302">
                <text:p>35.158302</text:p>
              </table:table-cell>
              <table:table-cell office:value-type="float" office:value="0.33246">
                <text:p>0.3324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5.1663">
                <text:p>35.1663</text:p>
              </table:table-cell>
              <table:table-cell office:value-type="float" office:value="0.310019">
                <text:p>0.310019</text:p>
              </table:table-cell>
              <table:table-cell office:value-type="float" office:value="35.16628">
                <text:p>35.16628</text:p>
              </table:table-cell>
              <table:table-cell office:value-type="float" office:value="0.309951">
                <text:p>0.30995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5.1743">
                <text:p>35.1743</text:p>
              </table:table-cell>
              <table:table-cell office:value-type="float" office:value="0.286954">
                <text:p>0.286954</text:p>
              </table:table-cell>
              <table:table-cell office:value-type="float" office:value="35.174252">
                <text:p>35.174252</text:p>
              </table:table-cell>
              <table:table-cell office:value-type="float" office:value="0.286895">
                <text:p>0.28689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5.1822">
                <text:p>35.1822</text:p>
              </table:table-cell>
              <table:table-cell office:value-type="float" office:value="0.263344">
                <text:p>0.263344</text:p>
              </table:table-cell>
              <table:table-cell office:value-type="float" office:value="35.182217">
                <text:p>35.182217</text:p>
              </table:table-cell>
              <table:table-cell office:value-type="float" office:value="0.263293">
                <text:p>0.26329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5.1902">
                <text:p>35.1902</text:p>
              </table:table-cell>
              <table:table-cell office:value-type="float" office:value="0.239191">
                <text:p>0.239191</text:p>
              </table:table-cell>
              <table:table-cell office:value-type="float" office:value="35.190176">
                <text:p>35.190176</text:p>
              </table:table-cell>
              <table:table-cell office:value-type="float" office:value="0.239149">
                <text:p>0.23914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5.1981">
                <text:p>35.1981</text:p>
              </table:table-cell>
              <table:table-cell office:value-type="float" office:value="0.214498">
                <text:p>0.214498</text:p>
              </table:table-cell>
              <table:table-cell office:value-type="float" office:value="35.198128">
                <text:p>35.198128</text:p>
              </table:table-cell>
              <table:table-cell office:value-type="float" office:value="0.214464">
                <text:p>0.21446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5.2061">
                <text:p>35.2061</text:p>
              </table:table-cell>
              <table:table-cell office:value-type="float" office:value="0.189267">
                <text:p>0.189267</text:p>
              </table:table-cell>
              <table:table-cell office:value-type="float" office:value="35.206075">
                <text:p>35.206075</text:p>
              </table:table-cell>
              <table:table-cell office:value-type="float" office:value="0.189241">
                <text:p>0.18924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5.214">
                <text:p>35.214</text:p>
              </table:table-cell>
              <table:table-cell office:value-type="float" office:value="0.1635">
                <text:p>0.1635</text:p>
              </table:table-cell>
              <table:table-cell office:value-type="float" office:value="35.214014">
                <text:p>35.214014</text:p>
              </table:table-cell>
              <table:table-cell office:value-type="float" office:value="0.163484">
                <text:p>0.16348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5.2219">
                <text:p>35.2219</text:p>
              </table:table-cell>
              <table:table-cell office:value-type="float" office:value="0.137202">
                <text:p>0.137202</text:p>
              </table:table-cell>
              <table:table-cell office:value-type="float" office:value="35.221948">
                <text:p>35.221948</text:p>
              </table:table-cell>
              <table:table-cell office:value-type="float" office:value="0.137195">
                <text:p>0.13719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5.2299">
                <text:p>35.2299</text:p>
              </table:table-cell>
              <table:table-cell office:value-type="float" office:value="0.110374">
                <text:p>0.110374</text:p>
              </table:table-cell>
              <table:table-cell office:value-type="float" office:value="35.229875">
                <text:p>35.229875</text:p>
              </table:table-cell>
              <table:table-cell office:value-type="float" office:value="0.110376">
                <text:p>0.11037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5.2378">
                <text:p>35.2378</text:p>
              </table:table-cell>
              <table:table-cell office:value-type="float" office:value="0.0830185">
                <text:p>0.0830185</text:p>
              </table:table-cell>
              <table:table-cell office:value-type="float" office:value="35.237796">
                <text:p>35.237796</text:p>
              </table:table-cell>
              <table:table-cell office:value-type="float" office:value="0.08303">
                <text:p>0.0830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5.2457">
                <text:p>35.2457</text:p>
              </table:table-cell>
              <table:table-cell office:value-type="float" office:value="0.0551396">
                <text:p>0.0551396</text:p>
              </table:table-cell>
              <table:table-cell office:value-type="float" office:value="35.245711">
                <text:p>35.245711</text:p>
              </table:table-cell>
              <table:table-cell office:value-type="float" office:value="0.055161">
                <text:p>0.05516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5.2536">
                <text:p>35.2536</text:p>
              </table:table-cell>
              <table:table-cell office:value-type="float" office:value="0.0267396">
                <text:p>0.0267396</text:p>
              </table:table-cell>
              <table:table-cell office:value-type="float" office:value="35.25362">
                <text:p>35.25362</text:p>
              </table:table-cell>
              <table:table-cell office:value-type="float" office:value="0.02677">
                <text:p>0.0267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5.2615">
                <text:p>35.2615</text:p>
              </table:table-cell>
              <table:table-cell office:value-type="float" office:value="0">
                <text:p>0</text:p>
              </table:table-cell>
              <table:table-cell office:value-type="float" office:value="35.261522">
                <text:p>35.26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5.3247">
                <text:p>35.3247</text:p>
              </table:table-cell>
              <table:table-cell office:value-type="float" office:value="0">
                <text:p>0</text:p>
              </table:table-cell>
              <table:table-cell office:value-type="float" office:value="35.32469">
                <text:p>35.32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5.3326">
                <text:p>35.3326</text:p>
              </table:table-cell>
              <table:table-cell office:value-type="float" office:value="0.0294332">
                <text:p>0.0294332</text:p>
              </table:table-cell>
              <table:table-cell office:value-type="float" office:value="35.332586">
                <text:p>35.332586</text:p>
              </table:table-cell>
              <table:table-cell office:value-type="float" office:value="0.029423">
                <text:p>0.02942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5.3405">
                <text:p>35.3405</text:p>
              </table:table-cell>
              <table:table-cell office:value-type="float" office:value="0.058181">
                <text:p>0.058181</text:p>
              </table:table-cell>
              <table:table-cell office:value-type="float" office:value="35.340475">
                <text:p>35.340475</text:p>
              </table:table-cell>
              <table:table-cell office:value-type="float" office:value="0.058161">
                <text:p>0.05816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5.3484">
                <text:p>35.3484</text:p>
              </table:table-cell>
              <table:table-cell office:value-type="float" office:value="0.0862475">
                <text:p>0.0862475</text:p>
              </table:table-cell>
              <table:table-cell office:value-type="float" office:value="35.348359">
                <text:p>35.348359</text:p>
              </table:table-cell>
              <table:table-cell office:value-type="float" office:value="0.086218">
                <text:p>0.08621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5.3562">
                <text:p>35.3562</text:p>
              </table:table-cell>
              <table:table-cell office:value-type="float" office:value="0.113636">
                <text:p>0.113636</text:p>
              </table:table-cell>
              <table:table-cell office:value-type="float" office:value="35.356236">
                <text:p>35.356236</text:p>
              </table:table-cell>
              <table:table-cell office:value-type="float" office:value="0.113598">
                <text:p>0.11359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5.3641">
                <text:p>35.3641</text:p>
              </table:table-cell>
              <table:table-cell office:value-type="float" office:value="0.140351">
                <text:p>0.140351</text:p>
              </table:table-cell>
              <table:table-cell office:value-type="float" office:value="35.364107">
                <text:p>35.364107</text:p>
              </table:table-cell>
              <table:table-cell office:value-type="float" office:value="0.140304">
                <text:p>0.14030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5.372">
                <text:p>35.372</text:p>
              </table:table-cell>
              <table:table-cell office:value-type="float" office:value="0.166396">
                <text:p>0.166396</text:p>
              </table:table-cell>
              <table:table-cell office:value-type="float" office:value="35.371972">
                <text:p>35.371972</text:p>
              </table:table-cell>
              <table:table-cell office:value-type="float" office:value="0.16634">
                <text:p>0.1663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5.3798">
                <text:p>35.3798</text:p>
              </table:table-cell>
              <table:table-cell office:value-type="float" office:value="0.191775">
                <text:p>0.191775</text:p>
              </table:table-cell>
              <table:table-cell office:value-type="float" office:value="35.379831">
                <text:p>35.379831</text:p>
              </table:table-cell>
              <table:table-cell office:value-type="float" office:value="0.19171">
                <text:p>0.1917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5.3877">
                <text:p>35.3877</text:p>
              </table:table-cell>
              <table:table-cell office:value-type="float" office:value="0.21649">
                <text:p>0.21649</text:p>
              </table:table-cell>
              <table:table-cell office:value-type="float" office:value="35.387683">
                <text:p>35.387683</text:p>
              </table:table-cell>
              <table:table-cell office:value-type="float" office:value="0.216417">
                <text:p>0.21641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5.3955">
                <text:p>35.3955</text:p>
              </table:table-cell>
              <table:table-cell office:value-type="float" office:value="0.240546">
                <text:p>0.240546</text:p>
              </table:table-cell>
              <table:table-cell office:value-type="float" office:value="35.39553">
                <text:p>35.39553</text:p>
              </table:table-cell>
              <table:table-cell office:value-type="float" office:value="0.240465">
                <text:p>0.24046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5.4034">
                <text:p>35.4034</text:p>
              </table:table-cell>
              <table:table-cell office:value-type="float" office:value="0.263944">
                <text:p>0.263944</text:p>
              </table:table-cell>
              <table:table-cell office:value-type="float" office:value="35.40337">
                <text:p>35.40337</text:p>
              </table:table-cell>
              <table:table-cell office:value-type="float" office:value="0.263856">
                <text:p>0.26385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5.4112">
                <text:p>35.4112</text:p>
              </table:table-cell>
              <table:table-cell office:value-type="float" office:value="0.28669">
                <text:p>0.28669</text:p>
              </table:table-cell>
              <table:table-cell office:value-type="float" office:value="35.411204">
                <text:p>35.411204</text:p>
              </table:table-cell>
              <table:table-cell office:value-type="float" office:value="0.286593">
                <text:p>0.28659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5.419">
                <text:p>35.419</text:p>
              </table:table-cell>
              <table:table-cell office:value-type="float" office:value="0.308784">
                <text:p>0.308784</text:p>
              </table:table-cell>
              <table:table-cell office:value-type="float" office:value="35.419032">
                <text:p>35.419032</text:p>
              </table:table-cell>
              <table:table-cell office:value-type="float" office:value="0.308681">
                <text:p>0.30868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5.4269">
                <text:p>35.4269</text:p>
              </table:table-cell>
              <table:table-cell office:value-type="float" office:value="0.330232">
                <text:p>0.330232</text:p>
              </table:table-cell>
              <table:table-cell office:value-type="float" office:value="35.426854">
                <text:p>35.426854</text:p>
              </table:table-cell>
              <table:table-cell office:value-type="float" office:value="0.330121">
                <text:p>0.33012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5.4347">
                <text:p>35.4347</text:p>
              </table:table-cell>
              <table:table-cell office:value-type="float" office:value="0.351034">
                <text:p>0.351034</text:p>
              </table:table-cell>
              <table:table-cell office:value-type="float" office:value="35.43467">
                <text:p>35.43467</text:p>
              </table:table-cell>
              <table:table-cell office:value-type="float" office:value="0.350917">
                <text:p>0.35091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5.4425">
                <text:p>35.4425</text:p>
              </table:table-cell>
              <table:table-cell office:value-type="float" office:value="0.371195">
                <text:p>0.371195</text:p>
              </table:table-cell>
              <table:table-cell office:value-type="float" office:value="35.442479">
                <text:p>35.442479</text:p>
              </table:table-cell>
              <table:table-cell office:value-type="float" office:value="0.371071">
                <text:p>0.37107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5.4503">
                <text:p>35.4503</text:p>
              </table:table-cell>
              <table:table-cell office:value-type="float" office:value="0.390716">
                <text:p>0.390716</text:p>
              </table:table-cell>
              <table:table-cell office:value-type="float" office:value="35.450283">
                <text:p>35.450283</text:p>
              </table:table-cell>
              <table:table-cell office:value-type="float" office:value="0.390586">
                <text:p>0.39058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5.4581">
                <text:p>35.4581</text:p>
              </table:table-cell>
              <table:table-cell office:value-type="float" office:value="0.4096">
                <text:p>0.4096</text:p>
              </table:table-cell>
              <table:table-cell office:value-type="float" office:value="35.45808">
                <text:p>35.45808</text:p>
              </table:table-cell>
              <table:table-cell office:value-type="float" office:value="0.409464">
                <text:p>0.40946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5.4659">
                <text:p>35.4659</text:p>
              </table:table-cell>
              <table:table-cell office:value-type="float" office:value="0.42785">
                <text:p>0.42785</text:p>
              </table:table-cell>
              <table:table-cell office:value-type="float" office:value="35.465871">
                <text:p>35.465871</text:p>
              </table:table-cell>
              <table:table-cell office:value-type="float" office:value="0.427707">
                <text:p>0.42770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5.4737">
                <text:p>35.4737</text:p>
              </table:table-cell>
              <table:table-cell office:value-type="float" office:value="0.445467">
                <text:p>0.445467</text:p>
              </table:table-cell>
              <table:table-cell office:value-type="float" office:value="35.473657">
                <text:p>35.473657</text:p>
              </table:table-cell>
              <table:table-cell office:value-type="float" office:value="0.44532">
                <text:p>0.4453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5.4814">
                <text:p>35.4814</text:p>
              </table:table-cell>
              <table:table-cell office:value-type="float" office:value="0.462455">
                <text:p>0.462455</text:p>
              </table:table-cell>
              <table:table-cell office:value-type="float" office:value="35.481436">
                <text:p>35.481436</text:p>
              </table:table-cell>
              <table:table-cell office:value-type="float" office:value="0.462302">
                <text:p>0.46230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5.4892">
                <text:p>35.4892</text:p>
              </table:table-cell>
              <table:table-cell office:value-type="float" office:value="0.478816">
                <text:p>0.478816</text:p>
              </table:table-cell>
              <table:table-cell office:value-type="float" office:value="35.489209">
                <text:p>35.489209</text:p>
              </table:table-cell>
              <table:table-cell office:value-type="float" office:value="0.478657">
                <text:p>0.47865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5.497">
                <text:p>35.497</text:p>
              </table:table-cell>
              <table:table-cell office:value-type="float" office:value="0.49455">
                <text:p>0.49455</text:p>
              </table:table-cell>
              <table:table-cell office:value-type="float" office:value="35.496976">
                <text:p>35.496976</text:p>
              </table:table-cell>
              <table:table-cell office:value-type="float" office:value="0.494387">
                <text:p>0.49438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5.5047">
                <text:p>35.5047</text:p>
              </table:table-cell>
              <table:table-cell office:value-type="float" office:value="0.509662">
                <text:p>0.509662</text:p>
              </table:table-cell>
              <table:table-cell office:value-type="float" office:value="35.504737">
                <text:p>35.504737</text:p>
              </table:table-cell>
              <table:table-cell office:value-type="float" office:value="0.509493">
                <text:p>0.50949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5.5125">
                <text:p>35.5125</text:p>
              </table:table-cell>
              <table:table-cell office:value-type="float" office:value="0.524151">
                <text:p>0.524151</text:p>
              </table:table-cell>
              <table:table-cell office:value-type="float" office:value="35.512492">
                <text:p>35.512492</text:p>
              </table:table-cell>
              <table:table-cell office:value-type="float" office:value="0.523979">
                <text:p>0.52397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5.5202">
                <text:p>35.5202</text:p>
              </table:table-cell>
              <table:table-cell office:value-type="float" office:value="0.538021">
                <text:p>0.538021</text:p>
              </table:table-cell>
              <table:table-cell office:value-type="float" office:value="35.520241">
                <text:p>35.520241</text:p>
              </table:table-cell>
              <table:table-cell office:value-type="float" office:value="0.537844">
                <text:p>0.53784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5.528">
                <text:p>35.528</text:p>
              </table:table-cell>
              <table:table-cell office:value-type="float" office:value="0.551273">
                <text:p>0.551273</text:p>
              </table:table-cell>
              <table:table-cell office:value-type="float" office:value="35.527984">
                <text:p>35.527984</text:p>
              </table:table-cell>
              <table:table-cell office:value-type="float" office:value="0.551092">
                <text:p>0.55109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5.5357">
                <text:p>35.5357</text:p>
              </table:table-cell>
              <table:table-cell office:value-type="float" office:value="0.563909">
                <text:p>0.563909</text:p>
              </table:table-cell>
              <table:table-cell office:value-type="float" office:value="35.535721">
                <text:p>35.535721</text:p>
              </table:table-cell>
              <table:table-cell office:value-type="float" office:value="0.563724">
                <text:p>0.56372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5.5435">
                <text:p>35.5435</text:p>
              </table:table-cell>
              <table:table-cell office:value-type="float" office:value="0.57593">
                <text:p>0.57593</text:p>
              </table:table-cell>
              <table:table-cell office:value-type="float" office:value="35.543452">
                <text:p>35.543452</text:p>
              </table:table-cell>
              <table:table-cell office:value-type="float" office:value="0.575741">
                <text:p>0.57574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5.5512">
                <text:p>35.5512</text:p>
              </table:table-cell>
              <table:table-cell office:value-type="float" office:value="0.587337">
                <text:p>0.587337</text:p>
              </table:table-cell>
              <table:table-cell office:value-type="float" office:value="35.551177">
                <text:p>35.551177</text:p>
              </table:table-cell>
              <table:table-cell office:value-type="float" office:value="0.587145">
                <text:p>0.58714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5.5589">
                <text:p>35.5589</text:p>
              </table:table-cell>
              <table:table-cell office:value-type="float" office:value="0.598133">
                <text:p>0.598133</text:p>
              </table:table-cell>
              <table:table-cell office:value-type="float" office:value="35.558896">
                <text:p>35.558896</text:p>
              </table:table-cell>
              <table:table-cell office:value-type="float" office:value="0.597938">
                <text:p>0.59793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5.5666">
                <text:p>35.5666</text:p>
              </table:table-cell>
              <table:table-cell office:value-type="float" office:value="0.608319">
                <text:p>0.608319</text:p>
              </table:table-cell>
              <table:table-cell office:value-type="float" office:value="35.566609">
                <text:p>35.566609</text:p>
              </table:table-cell>
              <table:table-cell office:value-type="float" office:value="0.60812">
                <text:p>0.6081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5.5743">
                <text:p>35.5743</text:p>
              </table:table-cell>
              <table:table-cell office:value-type="float" office:value="0.617895">
                <text:p>0.617895</text:p>
              </table:table-cell>
              <table:table-cell office:value-type="float" office:value="35.574317">
                <text:p>35.574317</text:p>
              </table:table-cell>
              <table:table-cell office:value-type="float" office:value="0.617694">
                <text:p>0.61769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5.582">
                <text:p>35.582</text:p>
              </table:table-cell>
              <table:table-cell office:value-type="float" office:value="0.626864">
                <text:p>0.626864</text:p>
              </table:table-cell>
              <table:table-cell office:value-type="float" office:value="35.582018">
                <text:p>35.582018</text:p>
              </table:table-cell>
              <table:table-cell office:value-type="float" office:value="0.62666">
                <text:p>0.6266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5.5897">
                <text:p>35.5897</text:p>
              </table:table-cell>
              <table:table-cell office:value-type="float" office:value="0.635225">
                <text:p>0.635225</text:p>
              </table:table-cell>
              <table:table-cell office:value-type="float" office:value="35.589713">
                <text:p>35.589713</text:p>
              </table:table-cell>
              <table:table-cell office:value-type="float" office:value="0.635019">
                <text:p>0.63501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5.5974">
                <text:p>35.5974</text:p>
              </table:table-cell>
              <table:table-cell office:value-type="float" office:value="0.642981">
                <text:p>0.642981</text:p>
              </table:table-cell>
              <table:table-cell office:value-type="float" office:value="35.597403">
                <text:p>35.597403</text:p>
              </table:table-cell>
              <table:table-cell office:value-type="float" office:value="0.642773">
                <text:p>0.64277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5.6051">
                <text:p>35.6051</text:p>
              </table:table-cell>
              <table:table-cell office:value-type="float" office:value="0.650132">
                <text:p>0.650132</text:p>
              </table:table-cell>
              <table:table-cell office:value-type="float" office:value="35.605086">
                <text:p>35.605086</text:p>
              </table:table-cell>
              <table:table-cell office:value-type="float" office:value="0.649922">
                <text:p>0.64992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5.6128">
                <text:p>35.6128</text:p>
              </table:table-cell>
              <table:table-cell office:value-type="float" office:value="0.65668">
                <text:p>0.65668</text:p>
              </table:table-cell>
              <table:table-cell office:value-type="float" office:value="35.612764">
                <text:p>35.612764</text:p>
              </table:table-cell>
              <table:table-cell office:value-type="float" office:value="0.656467">
                <text:p>0.65646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5.6204">
                <text:p>35.6204</text:p>
              </table:table-cell>
              <table:table-cell office:value-type="float" office:value="0.662624">
                <text:p>0.662624</text:p>
              </table:table-cell>
              <table:table-cell office:value-type="float" office:value="35.620435">
                <text:p>35.620435</text:p>
              </table:table-cell>
              <table:table-cell office:value-type="float" office:value="0.66241">
                <text:p>0.6624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5.6281">
                <text:p>35.6281</text:p>
              </table:table-cell>
              <table:table-cell office:value-type="float" office:value="0.667966">
                <text:p>0.667966</text:p>
              </table:table-cell>
              <table:table-cell office:value-type="float" office:value="35.628101">
                <text:p>35.628101</text:p>
              </table:table-cell>
              <table:table-cell office:value-type="float" office:value="0.667751">
                <text:p>0.66775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5.6358">
                <text:p>35.6358</text:p>
              </table:table-cell>
              <table:table-cell office:value-type="float" office:value="0.672706">
                <text:p>0.672706</text:p>
              </table:table-cell>
              <table:table-cell office:value-type="float" office:value="35.635761">
                <text:p>35.635761</text:p>
              </table:table-cell>
              <table:table-cell office:value-type="float" office:value="0.67249">
                <text:p>0.6724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5.6434">
                <text:p>35.6434</text:p>
              </table:table-cell>
              <table:table-cell office:value-type="float" office:value="0.676845">
                <text:p>0.676845</text:p>
              </table:table-cell>
              <table:table-cell office:value-type="float" office:value="35.643415">
                <text:p>35.643415</text:p>
              </table:table-cell>
              <table:table-cell office:value-type="float" office:value="0.676628">
                <text:p>0.67662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5.6511">
                <text:p>35.6511</text:p>
              </table:table-cell>
              <table:table-cell office:value-type="float" office:value="0.680384">
                <text:p>0.680384</text:p>
              </table:table-cell>
              <table:table-cell office:value-type="float" office:value="35.651063">
                <text:p>35.651063</text:p>
              </table:table-cell>
              <table:table-cell office:value-type="float" office:value="0.680166">
                <text:p>0.68016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5.6587">
                <text:p>35.6587</text:p>
              </table:table-cell>
              <table:table-cell office:value-type="float" office:value="0.683323">
                <text:p>0.683323</text:p>
              </table:table-cell>
              <table:table-cell office:value-type="float" office:value="35.658706">
                <text:p>35.658706</text:p>
              </table:table-cell>
              <table:table-cell office:value-type="float" office:value="0.683104">
                <text:p>0.68310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5.6663">
                <text:p>35.6663</text:p>
              </table:table-cell>
              <table:table-cell office:value-type="float" office:value="0.685662">
                <text:p>0.685662</text:p>
              </table:table-cell>
              <table:table-cell office:value-type="float" office:value="35.666342">
                <text:p>35.666342</text:p>
              </table:table-cell>
              <table:table-cell office:value-type="float" office:value="0.685443">
                <text:p>0.68544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5.674">
                <text:p>35.674</text:p>
              </table:table-cell>
              <table:table-cell office:value-type="float" office:value="0.687402">
                <text:p>0.687402</text:p>
              </table:table-cell>
              <table:table-cell office:value-type="float" office:value="35.673973">
                <text:p>35.673973</text:p>
              </table:table-cell>
              <table:table-cell office:value-type="float" office:value="0.687183">
                <text:p>0.68718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5.6816">
                <text:p>35.6816</text:p>
              </table:table-cell>
              <table:table-cell office:value-type="float" office:value="0.688543">
                <text:p>0.688543</text:p>
              </table:table-cell>
              <table:table-cell office:value-type="float" office:value="35.681598">
                <text:p>35.681598</text:p>
              </table:table-cell>
              <table:table-cell office:value-type="float" office:value="0.688324">
                <text:p>0.68832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5.6892">
                <text:p>35.6892</text:p>
              </table:table-cell>
              <table:table-cell office:value-type="float" office:value="0.689085">
                <text:p>0.689085</text:p>
              </table:table-cell>
              <table:table-cell office:value-type="float" office:value="35.689217">
                <text:p>35.689217</text:p>
              </table:table-cell>
              <table:table-cell office:value-type="float" office:value="0.688866">
                <text:p>0.68886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5.6968">
                <text:p>35.6968</text:p>
              </table:table-cell>
              <table:table-cell office:value-type="float" office:value="0.689028">
                <text:p>0.689028</text:p>
              </table:table-cell>
              <table:table-cell office:value-type="float" office:value="35.69683">
                <text:p>35.69683</text:p>
              </table:table-cell>
              <table:table-cell office:value-type="float" office:value="0.68881">
                <text:p>0.6888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5.7044">
                <text:p>35.7044</text:p>
              </table:table-cell>
              <table:table-cell office:value-type="float" office:value="0.688373">
                <text:p>0.688373</text:p>
              </table:table-cell>
              <table:table-cell office:value-type="float" office:value="35.704437">
                <text:p>35.704437</text:p>
              </table:table-cell>
              <table:table-cell office:value-type="float" office:value="0.688155">
                <text:p>0.68815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5.712">
                <text:p>35.712</text:p>
              </table:table-cell>
              <table:table-cell office:value-type="float" office:value="0.687119">
                <text:p>0.687119</text:p>
              </table:table-cell>
              <table:table-cell office:value-type="float" office:value="35.712039">
                <text:p>35.712039</text:p>
              </table:table-cell>
              <table:table-cell office:value-type="float" office:value="0.686902">
                <text:p>0.68690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5.7196">
                <text:p>35.7196</text:p>
              </table:table-cell>
              <table:table-cell office:value-type="float" office:value="0.685266">
                <text:p>0.685266</text:p>
              </table:table-cell>
              <table:table-cell office:value-type="float" office:value="35.719635">
                <text:p>35.719635</text:p>
              </table:table-cell>
              <table:table-cell office:value-type="float" office:value="0.68505">
                <text:p>0.6850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5.7272">
                <text:p>35.7272</text:p>
              </table:table-cell>
              <table:table-cell office:value-type="float" office:value="0.682814">
                <text:p>0.682814</text:p>
              </table:table-cell>
              <table:table-cell office:value-type="float" office:value="35.727225">
                <text:p>35.727225</text:p>
              </table:table-cell>
              <table:table-cell office:value-type="float" office:value="0.6826">
                <text:p>0.682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5.7348">
                <text:p>35.7348</text:p>
              </table:table-cell>
              <table:table-cell office:value-type="float" office:value="0.679765">
                <text:p>0.679765</text:p>
              </table:table-cell>
              <table:table-cell office:value-type="float" office:value="35.734809">
                <text:p>35.734809</text:p>
              </table:table-cell>
              <table:table-cell office:value-type="float" office:value="0.679552">
                <text:p>0.67955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5.7424">
                <text:p>35.7424</text:p>
              </table:table-cell>
              <table:table-cell office:value-type="float" office:value="0.676118">
                <text:p>0.676118</text:p>
              </table:table-cell>
              <table:table-cell office:value-type="float" office:value="35.742388">
                <text:p>35.742388</text:p>
              </table:table-cell>
              <table:table-cell office:value-type="float" office:value="0.675907">
                <text:p>0.67590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5.75">
                <text:p>35.75</text:p>
              </table:table-cell>
              <table:table-cell office:value-type="float" office:value="0.671873">
                <text:p>0.671873</text:p>
              </table:table-cell>
              <table:table-cell office:value-type="float" office:value="35.749961">
                <text:p>35.749961</text:p>
              </table:table-cell>
              <table:table-cell office:value-type="float" office:value="0.671664">
                <text:p>0.67166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5.7575">
                <text:p>35.7575</text:p>
              </table:table-cell>
              <table:table-cell office:value-type="float" office:value="0.667031">
                <text:p>0.667031</text:p>
              </table:table-cell>
              <table:table-cell office:value-type="float" office:value="35.757528">
                <text:p>35.757528</text:p>
              </table:table-cell>
              <table:table-cell office:value-type="float" office:value="0.666825">
                <text:p>0.66682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5.7651">
                <text:p>35.7651</text:p>
              </table:table-cell>
              <table:table-cell office:value-type="float" office:value="0.661593">
                <text:p>0.661593</text:p>
              </table:table-cell>
              <table:table-cell office:value-type="float" office:value="35.765089">
                <text:p>35.765089</text:p>
              </table:table-cell>
              <table:table-cell office:value-type="float" office:value="0.661389">
                <text:p>0.66138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5.7726">
                <text:p>35.7726</text:p>
              </table:table-cell>
              <table:table-cell office:value-type="float" office:value="0.65556">
                <text:p>0.65556</text:p>
              </table:table-cell>
              <table:table-cell office:value-type="float" office:value="35.772645">
                <text:p>35.772645</text:p>
              </table:table-cell>
              <table:table-cell office:value-type="float" office:value="0.655358">
                <text:p>0.65535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5.7802">
                <text:p>35.7802</text:p>
              </table:table-cell>
              <table:table-cell office:value-type="float" office:value="0.648931">
                <text:p>0.648931</text:p>
              </table:table-cell>
              <table:table-cell office:value-type="float" office:value="35.780195">
                <text:p>35.780195</text:p>
              </table:table-cell>
              <table:table-cell office:value-type="float" office:value="0.648732">
                <text:p>0.64873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5.7877">
                <text:p>35.7877</text:p>
              </table:table-cell>
              <table:table-cell office:value-type="float" office:value="0.641707">
                <text:p>0.641707</text:p>
              </table:table-cell>
              <table:table-cell office:value-type="float" office:value="35.787739">
                <text:p>35.787739</text:p>
              </table:table-cell>
              <table:table-cell office:value-type="float" office:value="0.641511">
                <text:p>0.64151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5.7953">
                <text:p>35.7953</text:p>
              </table:table-cell>
              <table:table-cell office:value-type="float" office:value="0.633891">
                <text:p>0.633891</text:p>
              </table:table-cell>
              <table:table-cell office:value-type="float" office:value="35.795277">
                <text:p>35.795277</text:p>
              </table:table-cell>
              <table:table-cell office:value-type="float" office:value="0.633698">
                <text:p>0.63369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5.8028">
                <text:p>35.8028</text:p>
              </table:table-cell>
              <table:table-cell office:value-type="float" office:value="0.625481">
                <text:p>0.625481</text:p>
              </table:table-cell>
              <table:table-cell office:value-type="float" office:value="35.80281">
                <text:p>35.80281</text:p>
              </table:table-cell>
              <table:table-cell office:value-type="float" office:value="0.625292">
                <text:p>0.62529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5.8103">
                <text:p>35.8103</text:p>
              </table:table-cell>
              <table:table-cell office:value-type="float" office:value="0.61648">
                <text:p>0.61648</text:p>
              </table:table-cell>
              <table:table-cell office:value-type="float" office:value="35.810338">
                <text:p>35.810338</text:p>
              </table:table-cell>
              <table:table-cell office:value-type="float" office:value="0.616294">
                <text:p>0.61629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5.8179">
                <text:p>35.8179</text:p>
              </table:table-cell>
              <table:table-cell office:value-type="float" office:value="0.606888">
                <text:p>0.606888</text:p>
              </table:table-cell>
              <table:table-cell office:value-type="float" office:value="35.817859">
                <text:p>35.817859</text:p>
              </table:table-cell>
              <table:table-cell office:value-type="float" office:value="0.606706">
                <text:p>0.60670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5.8254">
                <text:p>35.8254</text:p>
              </table:table-cell>
              <table:table-cell office:value-type="float" office:value="0.596707">
                <text:p>0.596707</text:p>
              </table:table-cell>
              <table:table-cell office:value-type="float" office:value="35.825375">
                <text:p>35.825375</text:p>
              </table:table-cell>
              <table:table-cell office:value-type="float" office:value="0.596528">
                <text:p>0.59652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5.8329">
                <text:p>35.8329</text:p>
              </table:table-cell>
              <table:table-cell office:value-type="float" office:value="0.585937">
                <text:p>0.585937</text:p>
              </table:table-cell>
              <table:table-cell office:value-type="float" office:value="35.832885">
                <text:p>35.832885</text:p>
              </table:table-cell>
              <table:table-cell office:value-type="float" office:value="0.585763">
                <text:p>0.58576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5.8404">
                <text:p>35.8404</text:p>
              </table:table-cell>
              <table:table-cell office:value-type="float" office:value="0.57458">
                <text:p>0.57458</text:p>
              </table:table-cell>
              <table:table-cell office:value-type="float" office:value="35.84039">
                <text:p>35.84039</text:p>
              </table:table-cell>
              <table:table-cell office:value-type="float" office:value="0.57441">
                <text:p>0.5744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5.8479">
                <text:p>35.8479</text:p>
              </table:table-cell>
              <table:table-cell office:value-type="float" office:value="0.562637">
                <text:p>0.562637</text:p>
              </table:table-cell>
              <table:table-cell office:value-type="float" office:value="35.847889">
                <text:p>35.847889</text:p>
              </table:table-cell>
              <table:table-cell office:value-type="float" office:value="0.562472">
                <text:p>0.56247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5.8554">
                <text:p>35.8554</text:p>
              </table:table-cell>
              <table:table-cell office:value-type="float" office:value="0.55011">
                <text:p>0.55011</text:p>
              </table:table-cell>
              <table:table-cell office:value-type="float" office:value="35.855382">
                <text:p>35.855382</text:p>
              </table:table-cell>
              <table:table-cell office:value-type="float" office:value="0.54995">
                <text:p>0.5499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5.8629">
                <text:p>35.8629</text:p>
              </table:table-cell>
              <table:table-cell office:value-type="float" office:value="0.537">
                <text:p>0.537</text:p>
              </table:table-cell>
              <table:table-cell office:value-type="float" office:value="35.86287">
                <text:p>35.86287</text:p>
              </table:table-cell>
              <table:table-cell office:value-type="float" office:value="0.536844">
                <text:p>0.53684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5.8704">
                <text:p>35.8704</text:p>
              </table:table-cell>
              <table:table-cell office:value-type="float" office:value="0.523308">
                <text:p>0.523308</text:p>
              </table:table-cell>
              <table:table-cell office:value-type="float" office:value="35.870352">
                <text:p>35.870352</text:p>
              </table:table-cell>
              <table:table-cell office:value-type="float" office:value="0.523157">
                <text:p>0.52315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5.8778">
                <text:p>35.8778</text:p>
              </table:table-cell>
              <table:table-cell office:value-type="float" office:value="0.509036">
                <text:p>0.509036</text:p>
              </table:table-cell>
              <table:table-cell office:value-type="float" office:value="35.877828">
                <text:p>35.877828</text:p>
              </table:table-cell>
              <table:table-cell office:value-type="float" office:value="0.508891">
                <text:p>0.50889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5.8853">
                <text:p>35.8853</text:p>
              </table:table-cell>
              <table:table-cell office:value-type="float" office:value="0.494185">
                <text:p>0.494185</text:p>
              </table:table-cell>
              <table:table-cell office:value-type="float" office:value="35.885299">
                <text:p>35.885299</text:p>
              </table:table-cell>
              <table:table-cell office:value-type="float" office:value="0.494046">
                <text:p>0.49404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5.8928">
                <text:p>35.8928</text:p>
              </table:table-cell>
              <table:table-cell office:value-type="float" office:value="0.478758">
                <text:p>0.478758</text:p>
              </table:table-cell>
              <table:table-cell office:value-type="float" office:value="35.892765">
                <text:p>35.892765</text:p>
              </table:table-cell>
              <table:table-cell office:value-type="float" office:value="0.478625">
                <text:p>0.47862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5.9002">
                <text:p>35.9002</text:p>
              </table:table-cell>
              <table:table-cell office:value-type="float" office:value="0.462757">
                <text:p>0.462757</text:p>
              </table:table-cell>
              <table:table-cell office:value-type="float" office:value="35.900224">
                <text:p>35.900224</text:p>
              </table:table-cell>
              <table:table-cell office:value-type="float" office:value="0.462629">
                <text:p>0.46262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5.9077">
                <text:p>35.9077</text:p>
              </table:table-cell>
              <table:table-cell office:value-type="float" office:value="0.446181">
                <text:p>0.446181</text:p>
              </table:table-cell>
              <table:table-cell office:value-type="float" office:value="35.907679">
                <text:p>35.907679</text:p>
              </table:table-cell>
              <table:table-cell office:value-type="float" office:value="0.44606">
                <text:p>0.4460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5.9151">
                <text:p>35.9151</text:p>
              </table:table-cell>
              <table:table-cell office:value-type="float" office:value="0.429035">
                <text:p>0.429035</text:p>
              </table:table-cell>
              <table:table-cell office:value-type="float" office:value="35.915127">
                <text:p>35.915127</text:p>
              </table:table-cell>
              <table:table-cell office:value-type="float" office:value="0.428919">
                <text:p>0.42891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5.9226">
                <text:p>35.9226</text:p>
              </table:table-cell>
              <table:table-cell office:value-type="float" office:value="0.411319">
                <text:p>0.411319</text:p>
              </table:table-cell>
              <table:table-cell office:value-type="float" office:value="35.92257">
                <text:p>35.92257</text:p>
              </table:table-cell>
              <table:table-cell office:value-type="float" office:value="0.41121">
                <text:p>0.4112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5.93">
                <text:p>35.93</text:p>
              </table:table-cell>
              <table:table-cell office:value-type="float" office:value="0.393036">
                <text:p>0.393036</text:p>
              </table:table-cell>
              <table:table-cell office:value-type="float" office:value="35.930008">
                <text:p>35.930008</text:p>
              </table:table-cell>
              <table:table-cell office:value-type="float" office:value="0.392934">
                <text:p>0.39293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5.9374">
                <text:p>35.9374</text:p>
              </table:table-cell>
              <table:table-cell office:value-type="float" office:value="0.374188">
                <text:p>0.374188</text:p>
              </table:table-cell>
              <table:table-cell office:value-type="float" office:value="35.93744">
                <text:p>35.93744</text:p>
              </table:table-cell>
              <table:table-cell office:value-type="float" office:value="0.374092">
                <text:p>0.37409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5.9449">
                <text:p>35.9449</text:p>
              </table:table-cell>
              <table:table-cell office:value-type="float" office:value="0.354776">
                <text:p>0.354776</text:p>
              </table:table-cell>
              <table:table-cell office:value-type="float" office:value="35.944866">
                <text:p>35.944866</text:p>
              </table:table-cell>
              <table:table-cell office:value-type="float" office:value="0.354687">
                <text:p>0.35468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5.9523">
                <text:p>35.9523</text:p>
              </table:table-cell>
              <table:table-cell office:value-type="float" office:value="0.334803">
                <text:p>0.334803</text:p>
              </table:table-cell>
              <table:table-cell office:value-type="float" office:value="35.952287">
                <text:p>35.952287</text:p>
              </table:table-cell>
              <table:table-cell office:value-type="float" office:value="0.334722">
                <text:p>0.33472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5.9597">
                <text:p>35.9597</text:p>
              </table:table-cell>
              <table:table-cell office:value-type="float" office:value="0.314272">
                <text:p>0.314272</text:p>
              </table:table-cell>
              <table:table-cell office:value-type="float" office:value="35.959703">
                <text:p>35.959703</text:p>
              </table:table-cell>
              <table:table-cell office:value-type="float" office:value="0.314197">
                <text:p>0.31419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5.9671">
                <text:p>35.9671</text:p>
              </table:table-cell>
              <table:table-cell office:value-type="float" office:value="0.293184">
                <text:p>0.293184</text:p>
              </table:table-cell>
              <table:table-cell office:value-type="float" office:value="35.967113">
                <text:p>35.967113</text:p>
              </table:table-cell>
              <table:table-cell office:value-type="float" office:value="0.293117">
                <text:p>0.29311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5.9745">
                <text:p>35.9745</text:p>
              </table:table-cell>
              <table:table-cell office:value-type="float" office:value="0.271541">
                <text:p>0.271541</text:p>
              </table:table-cell>
              <table:table-cell office:value-type="float" office:value="35.974517">
                <text:p>35.974517</text:p>
              </table:table-cell>
              <table:table-cell office:value-type="float" office:value="0.271482">
                <text:p>0.27148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5.9819">
                <text:p>35.9819</text:p>
              </table:table-cell>
              <table:table-cell office:value-type="float" office:value="0.249347">
                <text:p>0.249347</text:p>
              </table:table-cell>
              <table:table-cell office:value-type="float" office:value="35.981916">
                <text:p>35.981916</text:p>
              </table:table-cell>
              <table:table-cell office:value-type="float" office:value="0.249295">
                <text:p>0.24929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5.9893">
                <text:p>35.9893</text:p>
              </table:table-cell>
              <table:table-cell office:value-type="float" office:value="0.226603">
                <text:p>0.226603</text:p>
              </table:table-cell>
              <table:table-cell office:value-type="float" office:value="35.98931">
                <text:p>35.98931</text:p>
              </table:table-cell>
              <table:table-cell office:value-type="float" office:value="0.22656">
                <text:p>0.2265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5.9967">
                <text:p>35.9967</text:p>
              </table:table-cell>
              <table:table-cell office:value-type="float" office:value="0.203312">
                <text:p>0.203312</text:p>
              </table:table-cell>
              <table:table-cell office:value-type="float" office:value="35.996698">
                <text:p>35.996698</text:p>
              </table:table-cell>
              <table:table-cell office:value-type="float" office:value="0.203277">
                <text:p>0.20327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6.0041">
                <text:p>36.0041</text:p>
              </table:table-cell>
              <table:table-cell office:value-type="float" office:value="0.179476">
                <text:p>0.179476</text:p>
              </table:table-cell>
              <table:table-cell office:value-type="float" office:value="36.004081">
                <text:p>36.004081</text:p>
              </table:table-cell>
              <table:table-cell office:value-type="float" office:value="0.17945">
                <text:p>0.1794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6.0115">
                <text:p>36.0115</text:p>
              </table:table-cell>
              <table:table-cell office:value-type="float" office:value="0.155099">
                <text:p>0.155099</text:p>
              </table:table-cell>
              <table:table-cell office:value-type="float" office:value="36.011458">
                <text:p>36.011458</text:p>
              </table:table-cell>
              <table:table-cell office:value-type="float" office:value="0.155081">
                <text:p>0.15508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6.0188">
                <text:p>36.0188</text:p>
              </table:table-cell>
              <table:table-cell office:value-type="float" office:value="0.130182">
                <text:p>0.130182</text:p>
              </table:table-cell>
              <table:table-cell office:value-type="float" office:value="36.018829">
                <text:p>36.018829</text:p>
              </table:table-cell>
              <table:table-cell office:value-type="float" office:value="0.130173">
                <text:p>0.13017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6.0262">
                <text:p>36.0262</text:p>
              </table:table-cell>
              <table:table-cell office:value-type="float" office:value="0.104729">
                <text:p>0.104729</text:p>
              </table:table-cell>
              <table:table-cell office:value-type="float" office:value="36.026196">
                <text:p>36.026196</text:p>
              </table:table-cell>
              <table:table-cell office:value-type="float" office:value="0.104728">
                <text:p>0.10472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6.0336">
                <text:p>36.0336</text:p>
              </table:table-cell>
              <table:table-cell office:value-type="float" office:value="0.0787416">
                <text:p>0.0787416</text:p>
              </table:table-cell>
              <table:table-cell office:value-type="float" office:value="36.033557">
                <text:p>36.033557</text:p>
              </table:table-cell>
              <table:table-cell office:value-type="float" office:value="0.07875">
                <text:p>0.0787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6.0409">
                <text:p>36.0409</text:p>
              </table:table-cell>
              <table:table-cell office:value-type="float" office:value="0.0522231">
                <text:p>0.0522231</text:p>
              </table:table-cell>
              <table:table-cell office:value-type="float" office:value="36.040912">
                <text:p>36.040912</text:p>
              </table:table-cell>
              <table:table-cell office:value-type="float" office:value="0.052241">
                <text:p>0.05224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6.0483">
                <text:p>36.0483</text:p>
              </table:table-cell>
              <table:table-cell office:value-type="float" office:value="0.0251761">
                <text:p>0.0251761</text:p>
              </table:table-cell>
              <table:table-cell office:value-type="float" office:value="36.048262">
                <text:p>36.048262</text:p>
              </table:table-cell>
              <table:table-cell office:value-type="float" office:value="0.025203">
                <text:p>0.02520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6.0556">
                <text:p>36.0556</text:p>
              </table:table-cell>
              <table:table-cell office:value-type="float" office:value="0">
                <text:p>0</text:p>
              </table:table-cell>
              <table:table-cell office:value-type="float" office:value="36.055607">
                <text:p>36.055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6.1143">
                <text:p>36.1143</text:p>
              </table:table-cell>
              <table:table-cell office:value-type="float" office:value="0">
                <text:p>0</text:p>
              </table:table-cell>
              <table:table-cell office:value-type="float" office:value="36.114321">
                <text:p>36.114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6.1217">
                <text:p>36.1217</text:p>
              </table:table-cell>
              <table:table-cell office:value-type="float" office:value="0.0280953">
                <text:p>0.0280953</text:p>
              </table:table-cell>
              <table:table-cell office:value-type="float" office:value="36.12166">
                <text:p>36.12166</text:p>
              </table:table-cell>
              <table:table-cell office:value-type="float" office:value="0.028086">
                <text:p>0.02808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6.129">
                <text:p>36.129</text:p>
              </table:table-cell>
              <table:table-cell office:value-type="float" office:value="0.055513">
                <text:p>0.055513</text:p>
              </table:table-cell>
              <table:table-cell office:value-type="float" office:value="36.128994">
                <text:p>36.128994</text:p>
              </table:table-cell>
              <table:table-cell office:value-type="float" office:value="0.055494">
                <text:p>0.05549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6.1363">
                <text:p>36.1363</text:p>
              </table:table-cell>
              <table:table-cell office:value-type="float" office:value="0.0822567">
                <text:p>0.0822567</text:p>
              </table:table-cell>
              <table:table-cell office:value-type="float" office:value="36.136322">
                <text:p>36.136322</text:p>
              </table:table-cell>
              <table:table-cell office:value-type="float" office:value="0.082229">
                <text:p>0.08222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6.1436">
                <text:p>36.1436</text:p>
              </table:table-cell>
              <table:table-cell office:value-type="float" office:value="0.10833">
                <text:p>0.10833</text:p>
              </table:table-cell>
              <table:table-cell office:value-type="float" office:value="36.143645">
                <text:p>36.143645</text:p>
              </table:table-cell>
              <table:table-cell office:value-type="float" office:value="0.108293">
                <text:p>0.10829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6.151">
                <text:p>36.151</text:p>
              </table:table-cell>
              <table:table-cell office:value-type="float" office:value="0.133737">
                <text:p>0.133737</text:p>
              </table:table-cell>
              <table:table-cell office:value-type="float" office:value="36.150963">
                <text:p>36.150963</text:p>
              </table:table-cell>
              <table:table-cell office:value-type="float" office:value="0.133691">
                <text:p>0.13369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6.1583">
                <text:p>36.1583</text:p>
              </table:table-cell>
              <table:table-cell office:value-type="float" office:value="0.15848">
                <text:p>0.15848</text:p>
              </table:table-cell>
              <table:table-cell office:value-type="float" office:value="36.158275">
                <text:p>36.158275</text:p>
              </table:table-cell>
              <table:table-cell office:value-type="float" office:value="0.158426">
                <text:p>0.15842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6.1656">
                <text:p>36.1656</text:p>
              </table:table-cell>
              <table:table-cell office:value-type="float" office:value="0.182564">
                <text:p>0.182564</text:p>
              </table:table-cell>
              <table:table-cell office:value-type="float" office:value="36.165582">
                <text:p>36.165582</text:p>
              </table:table-cell>
              <table:table-cell office:value-type="float" office:value="0.182502">
                <text:p>0.18250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6.1729">
                <text:p>36.1729</text:p>
              </table:table-cell>
              <table:table-cell office:value-type="float" office:value="0.20599">
                <text:p>0.20599</text:p>
              </table:table-cell>
              <table:table-cell office:value-type="float" office:value="36.172884">
                <text:p>36.172884</text:p>
              </table:table-cell>
              <table:table-cell office:value-type="float" office:value="0.20592">
                <text:p>0.2059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6.1802">
                <text:p>36.1802</text:p>
              </table:table-cell>
              <table:table-cell office:value-type="float" office:value="0.228763">
                <text:p>0.228763</text:p>
              </table:table-cell>
              <table:table-cell office:value-type="float" office:value="36.18018">
                <text:p>36.18018</text:p>
              </table:table-cell>
              <table:table-cell office:value-type="float" office:value="0.228686">
                <text:p>0.22868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6.1875">
                <text:p>36.1875</text:p>
              </table:table-cell>
              <table:table-cell office:value-type="float" office:value="0.250886">
                <text:p>0.250886</text:p>
              </table:table-cell>
              <table:table-cell office:value-type="float" office:value="36.187471">
                <text:p>36.187471</text:p>
              </table:table-cell>
              <table:table-cell office:value-type="float" office:value="0.250801">
                <text:p>0.25080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6.1948">
                <text:p>36.1948</text:p>
              </table:table-cell>
              <table:table-cell office:value-type="float" office:value="0.27236">
                <text:p>0.27236</text:p>
              </table:table-cell>
              <table:table-cell office:value-type="float" office:value="36.194757">
                <text:p>36.194757</text:p>
              </table:table-cell>
              <table:table-cell office:value-type="float" office:value="0.272268">
                <text:p>0.27226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6.202">
                <text:p>36.202</text:p>
              </table:table-cell>
              <table:table-cell office:value-type="float" office:value="0.29319">
                <text:p>0.29319</text:p>
              </table:table-cell>
              <table:table-cell office:value-type="float" office:value="36.202038">
                <text:p>36.202038</text:p>
              </table:table-cell>
              <table:table-cell office:value-type="float" office:value="0.293091">
                <text:p>0.29309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6.2093">
                <text:p>36.2093</text:p>
              </table:table-cell>
              <table:table-cell office:value-type="float" office:value="0.313378">
                <text:p>0.313378</text:p>
              </table:table-cell>
              <table:table-cell office:value-type="float" office:value="36.209313">
                <text:p>36.209313</text:p>
              </table:table-cell>
              <table:table-cell office:value-type="float" office:value="0.313272">
                <text:p>0.31327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6.2166">
                <text:p>36.2166</text:p>
              </table:table-cell>
              <table:table-cell office:value-type="float" office:value="0.332926">
                <text:p>0.332926</text:p>
              </table:table-cell>
              <table:table-cell office:value-type="float" office:value="36.216582">
                <text:p>36.216582</text:p>
              </table:table-cell>
              <table:table-cell office:value-type="float" office:value="0.332814">
                <text:p>0.33281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6.2238">
                <text:p>36.2238</text:p>
              </table:table-cell>
              <table:table-cell office:value-type="float" office:value="0.351837">
                <text:p>0.351837</text:p>
              </table:table-cell>
              <table:table-cell office:value-type="float" office:value="36.223847">
                <text:p>36.223847</text:p>
              </table:table-cell>
              <table:table-cell office:value-type="float" office:value="0.351719">
                <text:p>0.35171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6.2311">
                <text:p>36.2311</text:p>
              </table:table-cell>
              <table:table-cell office:value-type="float" office:value="0.370114">
                <text:p>0.370114</text:p>
              </table:table-cell>
              <table:table-cell office:value-type="float" office:value="36.231106">
                <text:p>36.231106</text:p>
              </table:table-cell>
              <table:table-cell office:value-type="float" office:value="0.36999">
                <text:p>0.3699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6.2384">
                <text:p>36.2384</text:p>
              </table:table-cell>
              <table:table-cell office:value-type="float" office:value="0.387759">
                <text:p>0.387759</text:p>
              </table:table-cell>
              <table:table-cell office:value-type="float" office:value="36.23836">
                <text:p>36.23836</text:p>
              </table:table-cell>
              <table:table-cell office:value-type="float" office:value="0.387628">
                <text:p>0.38762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6.2456">
                <text:p>36.2456</text:p>
              </table:table-cell>
              <table:table-cell office:value-type="float" office:value="0.404773">
                <text:p>0.404773</text:p>
              </table:table-cell>
              <table:table-cell office:value-type="float" office:value="36.245609">
                <text:p>36.245609</text:p>
              </table:table-cell>
              <table:table-cell office:value-type="float" office:value="0.404638">
                <text:p>0.40463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6.2529">
                <text:p>36.2529</text:p>
              </table:table-cell>
              <table:table-cell office:value-type="float" office:value="0.42116">
                <text:p>0.42116</text:p>
              </table:table-cell>
              <table:table-cell office:value-type="float" office:value="36.252852">
                <text:p>36.252852</text:p>
              </table:table-cell>
              <table:table-cell office:value-type="float" office:value="0.421019">
                <text:p>0.42101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6.2601">
                <text:p>36.2601</text:p>
              </table:table-cell>
              <table:table-cell office:value-type="float" office:value="0.436921">
                <text:p>0.436921</text:p>
              </table:table-cell>
              <table:table-cell office:value-type="float" office:value="36.260091">
                <text:p>36.260091</text:p>
              </table:table-cell>
              <table:table-cell office:value-type="float" office:value="0.436775">
                <text:p>0.43677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6.2673">
                <text:p>36.2673</text:p>
              </table:table-cell>
              <table:table-cell office:value-type="float" office:value="0.452059">
                <text:p>0.452059</text:p>
              </table:table-cell>
              <table:table-cell office:value-type="float" office:value="36.267324">
                <text:p>36.267324</text:p>
              </table:table-cell>
              <table:table-cell office:value-type="float" office:value="0.451908">
                <text:p>0.45190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6.2746">
                <text:p>36.2746</text:p>
              </table:table-cell>
              <table:table-cell office:value-type="float" office:value="0.466575">
                <text:p>0.466575</text:p>
              </table:table-cell>
              <table:table-cell office:value-type="float" office:value="36.274551">
                <text:p>36.274551</text:p>
              </table:table-cell>
              <table:table-cell office:value-type="float" office:value="0.46642">
                <text:p>0.4664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6.2818">
                <text:p>36.2818</text:p>
              </table:table-cell>
              <table:table-cell office:value-type="float" office:value="0.480471">
                <text:p>0.480471</text:p>
              </table:table-cell>
              <table:table-cell office:value-type="float" office:value="36.281774">
                <text:p>36.281774</text:p>
              </table:table-cell>
              <table:table-cell office:value-type="float" office:value="0.480312">
                <text:p>0.48031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6.289">
                <text:p>36.289</text:p>
              </table:table-cell>
              <table:table-cell office:value-type="float" office:value="0.49375">
                <text:p>0.49375</text:p>
              </table:table-cell>
              <table:table-cell office:value-type="float" office:value="36.288991">
                <text:p>36.288991</text:p>
              </table:table-cell>
              <table:table-cell office:value-type="float" office:value="0.493586">
                <text:p>0.49358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6.2962">
                <text:p>36.2962</text:p>
              </table:table-cell>
              <table:table-cell office:value-type="float" office:value="0.506411">
                <text:p>0.506411</text:p>
              </table:table-cell>
              <table:table-cell office:value-type="float" office:value="36.296203">
                <text:p>36.296203</text:p>
              </table:table-cell>
              <table:table-cell office:value-type="float" office:value="0.506243">
                <text:p>0.50624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6.3034">
                <text:p>36.3034</text:p>
              </table:table-cell>
              <table:table-cell office:value-type="float" office:value="0.518458">
                <text:p>0.518458</text:p>
              </table:table-cell>
              <table:table-cell office:value-type="float" office:value="36.30341">
                <text:p>36.30341</text:p>
              </table:table-cell>
              <table:table-cell office:value-type="float" office:value="0.518287">
                <text:p>0.51828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6.3106">
                <text:p>36.3106</text:p>
              </table:table-cell>
              <table:table-cell office:value-type="float" office:value="0.529892">
                <text:p>0.529892</text:p>
              </table:table-cell>
              <table:table-cell office:value-type="float" office:value="36.310612">
                <text:p>36.310612</text:p>
              </table:table-cell>
              <table:table-cell office:value-type="float" office:value="0.529717">
                <text:p>0.52971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6.3178">
                <text:p>36.3178</text:p>
              </table:table-cell>
              <table:table-cell office:value-type="float" office:value="0.540714">
                <text:p>0.540714</text:p>
              </table:table-cell>
              <table:table-cell office:value-type="float" office:value="36.317808">
                <text:p>36.317808</text:p>
              </table:table-cell>
              <table:table-cell office:value-type="float" office:value="0.540535">
                <text:p>0.54053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6.325">
                <text:p>36.325</text:p>
              </table:table-cell>
              <table:table-cell office:value-type="float" office:value="0.550926">
                <text:p>0.550926</text:p>
              </table:table-cell>
              <table:table-cell office:value-type="float" office:value="36.325">
                <text:p>36.325</text:p>
              </table:table-cell>
              <table:table-cell office:value-type="float" office:value="0.550744">
                <text:p>0.55074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6.3322">
                <text:p>36.3322</text:p>
              </table:table-cell>
              <table:table-cell office:value-type="float" office:value="0.560528">
                <text:p>0.560528</text:p>
              </table:table-cell>
              <table:table-cell office:value-type="float" office:value="36.332186">
                <text:p>36.332186</text:p>
              </table:table-cell>
              <table:table-cell office:value-type="float" office:value="0.560343">
                <text:p>0.56034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6.3394">
                <text:p>36.3394</text:p>
              </table:table-cell>
              <table:table-cell office:value-type="float" office:value="0.569522">
                <text:p>0.569522</text:p>
              </table:table-cell>
              <table:table-cell office:value-type="float" office:value="36.339367">
                <text:p>36.339367</text:p>
              </table:table-cell>
              <table:table-cell office:value-type="float" office:value="0.569334">
                <text:p>0.56933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6.3465">
                <text:p>36.3465</text:p>
              </table:table-cell>
              <table:table-cell office:value-type="float" office:value="0.57791">
                <text:p>0.57791</text:p>
              </table:table-cell>
              <table:table-cell office:value-type="float" office:value="36.346543">
                <text:p>36.346543</text:p>
              </table:table-cell>
              <table:table-cell office:value-type="float" office:value="0.577719">
                <text:p>0.57771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6.3537">
                <text:p>36.3537</text:p>
              </table:table-cell>
              <table:table-cell office:value-type="float" office:value="0.585691">
                <text:p>0.585691</text:p>
              </table:table-cell>
              <table:table-cell office:value-type="float" office:value="36.353714">
                <text:p>36.353714</text:p>
              </table:table-cell>
              <table:table-cell office:value-type="float" office:value="0.585499">
                <text:p>0.58549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6.3609">
                <text:p>36.3609</text:p>
              </table:table-cell>
              <table:table-cell office:value-type="float" office:value="0.592868">
                <text:p>0.592868</text:p>
              </table:table-cell>
              <table:table-cell office:value-type="float" office:value="36.360879">
                <text:p>36.360879</text:p>
              </table:table-cell>
              <table:table-cell office:value-type="float" office:value="0.592673">
                <text:p>0.59267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6.368">
                <text:p>36.368</text:p>
              </table:table-cell>
              <table:table-cell office:value-type="float" office:value="0.599441">
                <text:p>0.599441</text:p>
              </table:table-cell>
              <table:table-cell office:value-type="float" office:value="36.36804">
                <text:p>36.36804</text:p>
              </table:table-cell>
              <table:table-cell office:value-type="float" office:value="0.599244">
                <text:p>0.59924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6.3752">
                <text:p>36.3752</text:p>
              </table:table-cell>
              <table:table-cell office:value-type="float" office:value="0.605411">
                <text:p>0.605411</text:p>
              </table:table-cell>
              <table:table-cell office:value-type="float" office:value="36.375195">
                <text:p>36.375195</text:p>
              </table:table-cell>
              <table:table-cell office:value-type="float" office:value="0.605213">
                <text:p>0.60521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6.3823">
                <text:p>36.3823</text:p>
              </table:table-cell>
              <table:table-cell office:value-type="float" office:value="0.610778">
                <text:p>0.610778</text:p>
              </table:table-cell>
              <table:table-cell office:value-type="float" office:value="36.382345">
                <text:p>36.382345</text:p>
              </table:table-cell>
              <table:table-cell office:value-type="float" office:value="0.610579">
                <text:p>0.61057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6.3895">
                <text:p>36.3895</text:p>
              </table:table-cell>
              <table:table-cell office:value-type="float" office:value="0.615544">
                <text:p>0.615544</text:p>
              </table:table-cell>
              <table:table-cell office:value-type="float" office:value="36.38949">
                <text:p>36.38949</text:p>
              </table:table-cell>
              <table:table-cell office:value-type="float" office:value="0.615343">
                <text:p>0.61534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6.3966">
                <text:p>36.3966</text:p>
              </table:table-cell>
              <table:table-cell office:value-type="float" office:value="0.619709">
                <text:p>0.619709</text:p>
              </table:table-cell>
              <table:table-cell office:value-type="float" office:value="36.39663">
                <text:p>36.39663</text:p>
              </table:table-cell>
              <table:table-cell office:value-type="float" office:value="0.619507">
                <text:p>0.61950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6.4038">
                <text:p>36.4038</text:p>
              </table:table-cell>
              <table:table-cell office:value-type="float" office:value="0.623274">
                <text:p>0.623274</text:p>
              </table:table-cell>
              <table:table-cell office:value-type="float" office:value="36.403765">
                <text:p>36.403765</text:p>
              </table:table-cell>
              <table:table-cell office:value-type="float" office:value="0.623071">
                <text:p>0.62307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6.4109">
                <text:p>36.4109</text:p>
              </table:table-cell>
              <table:table-cell office:value-type="float" office:value="0.626238">
                <text:p>0.626238</text:p>
              </table:table-cell>
              <table:table-cell office:value-type="float" office:value="36.410895">
                <text:p>36.410895</text:p>
              </table:table-cell>
              <table:table-cell office:value-type="float" office:value="0.626034">
                <text:p>0.62603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6.418">
                <text:p>36.418</text:p>
              </table:table-cell>
              <table:table-cell office:value-type="float" office:value="0.628603">
                <text:p>0.628603</text:p>
              </table:table-cell>
              <table:table-cell office:value-type="float" office:value="36.418019">
                <text:p>36.418019</text:p>
              </table:table-cell>
              <table:table-cell office:value-type="float" office:value="0.628399">
                <text:p>0.62839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6.4251">
                <text:p>36.4251</text:p>
              </table:table-cell>
              <table:table-cell office:value-type="float" office:value="0.630368">
                <text:p>0.630368</text:p>
              </table:table-cell>
              <table:table-cell office:value-type="float" office:value="36.425139">
                <text:p>36.425139</text:p>
              </table:table-cell>
              <table:table-cell office:value-type="float" office:value="0.630164">
                <text:p>0.63016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6.4323">
                <text:p>36.4323</text:p>
              </table:table-cell>
              <table:table-cell office:value-type="float" office:value="0.631534">
                <text:p>0.631534</text:p>
              </table:table-cell>
              <table:table-cell office:value-type="float" office:value="36.432254">
                <text:p>36.432254</text:p>
              </table:table-cell>
              <table:table-cell office:value-type="float" office:value="0.63133">
                <text:p>0.6313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6.4394">
                <text:p>36.4394</text:p>
              </table:table-cell>
              <table:table-cell office:value-type="float" office:value="0.632102">
                <text:p>0.632102</text:p>
              </table:table-cell>
              <table:table-cell office:value-type="float" office:value="36.439363">
                <text:p>36.439363</text:p>
              </table:table-cell>
              <table:table-cell office:value-type="float" office:value="0.631898">
                <text:p>0.63189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6.4465">
                <text:p>36.4465</text:p>
              </table:table-cell>
              <table:table-cell office:value-type="float" office:value="0.632071">
                <text:p>0.632071</text:p>
              </table:table-cell>
              <table:table-cell office:value-type="float" office:value="36.446467">
                <text:p>36.446467</text:p>
              </table:table-cell>
              <table:table-cell office:value-type="float" office:value="0.631867">
                <text:p>0.63186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6.4536">
                <text:p>36.4536</text:p>
              </table:table-cell>
              <table:table-cell office:value-type="float" office:value="0.63144">
                <text:p>0.63144</text:p>
              </table:table-cell>
              <table:table-cell office:value-type="float" office:value="36.453567">
                <text:p>36.453567</text:p>
              </table:table-cell>
              <table:table-cell office:value-type="float" office:value="0.631237">
                <text:p>0.63123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6.4607">
                <text:p>36.4607</text:p>
              </table:table-cell>
              <table:table-cell office:value-type="float" office:value="0.630212">
                <text:p>0.630212</text:p>
              </table:table-cell>
              <table:table-cell office:value-type="float" office:value="36.460661">
                <text:p>36.460661</text:p>
              </table:table-cell>
              <table:table-cell office:value-type="float" office:value="0.630009">
                <text:p>0.63000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6.4678">
                <text:p>36.4678</text:p>
              </table:table-cell>
              <table:table-cell office:value-type="float" office:value="0.628384">
                <text:p>0.628384</text:p>
              </table:table-cell>
              <table:table-cell office:value-type="float" office:value="36.46775">
                <text:p>36.46775</text:p>
              </table:table-cell>
              <table:table-cell office:value-type="float" office:value="0.628183">
                <text:p>0.62818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6.4748">
                <text:p>36.4748</text:p>
              </table:table-cell>
              <table:table-cell office:value-type="float" office:value="0.625958">
                <text:p>0.625958</text:p>
              </table:table-cell>
              <table:table-cell office:value-type="float" office:value="36.474835">
                <text:p>36.474835</text:p>
              </table:table-cell>
              <table:table-cell office:value-type="float" office:value="0.625758">
                <text:p>0.62575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6.4819">
                <text:p>36.4819</text:p>
              </table:table-cell>
              <table:table-cell office:value-type="float" office:value="0.622934">
                <text:p>0.622934</text:p>
              </table:table-cell>
              <table:table-cell office:value-type="float" office:value="36.481914">
                <text:p>36.481914</text:p>
              </table:table-cell>
              <table:table-cell office:value-type="float" office:value="0.622736">
                <text:p>0.62273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6.489">
                <text:p>36.489</text:p>
              </table:table-cell>
              <table:table-cell office:value-type="float" office:value="0.619313">
                <text:p>0.619313</text:p>
              </table:table-cell>
              <table:table-cell office:value-type="float" office:value="36.488988">
                <text:p>36.488988</text:p>
              </table:table-cell>
              <table:table-cell office:value-type="float" office:value="0.619116">
                <text:p>0.61911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6.4961">
                <text:p>36.4961</text:p>
              </table:table-cell>
              <table:table-cell office:value-type="float" office:value="0.615093">
                <text:p>0.615093</text:p>
              </table:table-cell>
              <table:table-cell office:value-type="float" office:value="36.496057">
                <text:p>36.496057</text:p>
              </table:table-cell>
              <table:table-cell office:value-type="float" office:value="0.614898">
                <text:p>0.61489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6.5031">
                <text:p>36.5031</text:p>
              </table:table-cell>
              <table:table-cell office:value-type="float" office:value="0.610277">
                <text:p>0.610277</text:p>
              </table:table-cell>
              <table:table-cell office:value-type="float" office:value="36.503122">
                <text:p>36.503122</text:p>
              </table:table-cell>
              <table:table-cell office:value-type="float" office:value="0.610084">
                <text:p>0.61008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6.5102">
                <text:p>36.5102</text:p>
              </table:table-cell>
              <table:table-cell office:value-type="float" office:value="0.604864">
                <text:p>0.604864</text:p>
              </table:table-cell>
              <table:table-cell office:value-type="float" office:value="36.510181">
                <text:p>36.510181</text:p>
              </table:table-cell>
              <table:table-cell office:value-type="float" office:value="0.604674">
                <text:p>0.60467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6.5172">
                <text:p>36.5172</text:p>
              </table:table-cell>
              <table:table-cell office:value-type="float" office:value="0.598856">
                <text:p>0.598856</text:p>
              </table:table-cell>
              <table:table-cell office:value-type="float" office:value="36.517235">
                <text:p>36.517235</text:p>
              </table:table-cell>
              <table:table-cell office:value-type="float" office:value="0.598668">
                <text:p>0.59866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6.5243">
                <text:p>36.5243</text:p>
              </table:table-cell>
              <table:table-cell office:value-type="float" office:value="0.592252">
                <text:p>0.592252</text:p>
              </table:table-cell>
              <table:table-cell office:value-type="float" office:value="36.524285">
                <text:p>36.524285</text:p>
              </table:table-cell>
              <table:table-cell office:value-type="float" office:value="0.592067">
                <text:p>0.59206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6.5313">
                <text:p>36.5313</text:p>
              </table:table-cell>
              <table:table-cell office:value-type="float" office:value="0.585054">
                <text:p>0.585054</text:p>
              </table:table-cell>
              <table:table-cell office:value-type="float" office:value="36.531329">
                <text:p>36.531329</text:p>
              </table:table-cell>
              <table:table-cell office:value-type="float" office:value="0.584872">
                <text:p>0.58487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6.5384">
                <text:p>36.5384</text:p>
              </table:table-cell>
              <table:table-cell office:value-type="float" office:value="0.577263">
                <text:p>0.577263</text:p>
              </table:table-cell>
              <table:table-cell office:value-type="float" office:value="36.538368">
                <text:p>36.538368</text:p>
              </table:table-cell>
              <table:table-cell office:value-type="float" office:value="0.577083">
                <text:p>0.57708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6.5454">
                <text:p>36.5454</text:p>
              </table:table-cell>
              <table:table-cell office:value-type="float" office:value="0.568878">
                <text:p>0.568878</text:p>
              </table:table-cell>
              <table:table-cell office:value-type="float" office:value="36.545403">
                <text:p>36.545403</text:p>
              </table:table-cell>
              <table:table-cell office:value-type="float" office:value="0.568702">
                <text:p>0.56870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6.5524">
                <text:p>36.5524</text:p>
              </table:table-cell>
              <table:table-cell office:value-type="float" office:value="0.559902">
                <text:p>0.559902</text:p>
              </table:table-cell>
              <table:table-cell office:value-type="float" office:value="36.552432">
                <text:p>36.552432</text:p>
              </table:table-cell>
              <table:table-cell office:value-type="float" office:value="0.559729">
                <text:p>0.55972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6.5595">
                <text:p>36.5595</text:p>
              </table:table-cell>
              <table:table-cell office:value-type="float" office:value="0.550336">
                <text:p>0.550336</text:p>
              </table:table-cell>
              <table:table-cell office:value-type="float" office:value="36.559457">
                <text:p>36.559457</text:p>
              </table:table-cell>
              <table:table-cell office:value-type="float" office:value="0.550166">
                <text:p>0.55016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6.5665">
                <text:p>36.5665</text:p>
              </table:table-cell>
              <table:table-cell office:value-type="float" office:value="0.540179">
                <text:p>0.540179</text:p>
              </table:table-cell>
              <table:table-cell office:value-type="float" office:value="36.566476">
                <text:p>36.566476</text:p>
              </table:table-cell>
              <table:table-cell office:value-type="float" office:value="0.540014">
                <text:p>0.54001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6.5735">
                <text:p>36.5735</text:p>
              </table:table-cell>
              <table:table-cell office:value-type="float" office:value="0.529434">
                <text:p>0.529434</text:p>
              </table:table-cell>
              <table:table-cell office:value-type="float" office:value="36.573491">
                <text:p>36.573491</text:p>
              </table:table-cell>
              <table:table-cell office:value-type="float" office:value="0.529273">
                <text:p>0.52927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6.5805">
                <text:p>36.5805</text:p>
              </table:table-cell>
              <table:table-cell office:value-type="float" office:value="0.518102">
                <text:p>0.518102</text:p>
              </table:table-cell>
              <table:table-cell office:value-type="float" office:value="36.580501">
                <text:p>36.580501</text:p>
              </table:table-cell>
              <table:table-cell office:value-type="float" office:value="0.517945">
                <text:p>0.51794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6.5875">
                <text:p>36.5875</text:p>
              </table:table-cell>
              <table:table-cell office:value-type="float" office:value="0.506185">
                <text:p>0.506185</text:p>
              </table:table-cell>
              <table:table-cell office:value-type="float" office:value="36.587505">
                <text:p>36.587505</text:p>
              </table:table-cell>
              <table:table-cell office:value-type="float" office:value="0.506032">
                <text:p>0.50603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6.5945">
                <text:p>36.5945</text:p>
              </table:table-cell>
              <table:table-cell office:value-type="float" office:value="0.493682">
                <text:p>0.493682</text:p>
              </table:table-cell>
              <table:table-cell office:value-type="float" office:value="36.594505">
                <text:p>36.594505</text:p>
              </table:table-cell>
              <table:table-cell office:value-type="float" office:value="0.493534">
                <text:p>0.49353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6.6015">
                <text:p>36.6015</text:p>
              </table:table-cell>
              <table:table-cell office:value-type="float" office:value="0.480597">
                <text:p>0.480597</text:p>
              </table:table-cell>
              <table:table-cell office:value-type="float" office:value="36.6015">
                <text:p>36.6015</text:p>
              </table:table-cell>
              <table:table-cell office:value-type="float" office:value="0.480453">
                <text:p>0.48045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6.6085">
                <text:p>36.6085</text:p>
              </table:table-cell>
              <table:table-cell office:value-type="float" office:value="0.466929">
                <text:p>0.466929</text:p>
              </table:table-cell>
              <table:table-cell office:value-type="float" office:value="36.608491">
                <text:p>36.608491</text:p>
              </table:table-cell>
              <table:table-cell office:value-type="float" office:value="0.466791">
                <text:p>0.46679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6.6155">
                <text:p>36.6155</text:p>
              </table:table-cell>
              <table:table-cell office:value-type="float" office:value="0.452682">
                <text:p>0.452682</text:p>
              </table:table-cell>
              <table:table-cell office:value-type="float" office:value="36.615476">
                <text:p>36.615476</text:p>
              </table:table-cell>
              <table:table-cell office:value-type="float" office:value="0.452549">
                <text:p>0.45254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6.6225">
                <text:p>36.6225</text:p>
              </table:table-cell>
              <table:table-cell office:value-type="float" office:value="0.437856">
                <text:p>0.437856</text:p>
              </table:table-cell>
              <table:table-cell office:value-type="float" office:value="36.622456">
                <text:p>36.622456</text:p>
              </table:table-cell>
              <table:table-cell office:value-type="float" office:value="0.437729">
                <text:p>0.43772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6.6294">
                <text:p>36.6294</text:p>
              </table:table-cell>
              <table:table-cell office:value-type="float" office:value="0.422454">
                <text:p>0.422454</text:p>
              </table:table-cell>
              <table:table-cell office:value-type="float" office:value="36.629432">
                <text:p>36.629432</text:p>
              </table:table-cell>
              <table:table-cell office:value-type="float" office:value="0.422332">
                <text:p>0.42233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6.6364">
                <text:p>36.6364</text:p>
              </table:table-cell>
              <table:table-cell office:value-type="float" office:value="0.406476">
                <text:p>0.406476</text:p>
              </table:table-cell>
              <table:table-cell office:value-type="float" office:value="36.636402">
                <text:p>36.636402</text:p>
              </table:table-cell>
              <table:table-cell office:value-type="float" office:value="0.40636">
                <text:p>0.4063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6.6434">
                <text:p>36.6434</text:p>
              </table:table-cell>
              <table:table-cell office:value-type="float" office:value="0.389926">
                <text:p>0.389926</text:p>
              </table:table-cell>
              <table:table-cell office:value-type="float" office:value="36.643368">
                <text:p>36.643368</text:p>
              </table:table-cell>
              <table:table-cell office:value-type="float" office:value="0.389815">
                <text:p>0.38981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6.6503">
                <text:p>36.6503</text:p>
              </table:table-cell>
              <table:table-cell office:value-type="float" office:value="0.372803">
                <text:p>0.372803</text:p>
              </table:table-cell>
              <table:table-cell office:value-type="float" office:value="36.650329">
                <text:p>36.650329</text:p>
              </table:table-cell>
              <table:table-cell office:value-type="float" office:value="0.372699">
                <text:p>0.37269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6.6573">
                <text:p>36.6573</text:p>
              </table:table-cell>
              <table:table-cell office:value-type="float" office:value="0.355112">
                <text:p>0.355112</text:p>
              </table:table-cell>
              <table:table-cell office:value-type="float" office:value="36.657285">
                <text:p>36.657285</text:p>
              </table:table-cell>
              <table:table-cell office:value-type="float" office:value="0.355014">
                <text:p>0.35501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6.6642">
                <text:p>36.6642</text:p>
              </table:table-cell>
              <table:table-cell office:value-type="float" office:value="0.336853">
                <text:p>0.336853</text:p>
              </table:table-cell>
              <table:table-cell office:value-type="float" office:value="36.664236">
                <text:p>36.664236</text:p>
              </table:table-cell>
              <table:table-cell office:value-type="float" office:value="0.336762">
                <text:p>0.33676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6.6712">
                <text:p>36.6712</text:p>
              </table:table-cell>
              <table:table-cell office:value-type="float" office:value="0.318028">
                <text:p>0.318028</text:p>
              </table:table-cell>
              <table:table-cell office:value-type="float" office:value="36.671183">
                <text:p>36.671183</text:p>
              </table:table-cell>
              <table:table-cell office:value-type="float" office:value="0.317944">
                <text:p>0.31794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6.6781">
                <text:p>36.6781</text:p>
              </table:table-cell>
              <table:table-cell office:value-type="float" office:value="0.298641">
                <text:p>0.298641</text:p>
              </table:table-cell>
              <table:table-cell office:value-type="float" office:value="36.678124">
                <text:p>36.678124</text:p>
              </table:table-cell>
              <table:table-cell office:value-type="float" office:value="0.298563">
                <text:p>0.29856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6.6851">
                <text:p>36.6851</text:p>
              </table:table-cell>
              <table:table-cell office:value-type="float" office:value="0.278692">
                <text:p>0.278692</text:p>
              </table:table-cell>
              <table:table-cell office:value-type="float" office:value="36.685061">
                <text:p>36.685061</text:p>
              </table:table-cell>
              <table:table-cell office:value-type="float" office:value="0.278621">
                <text:p>0.27862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6.692">
                <text:p>36.692</text:p>
              </table:table-cell>
              <table:table-cell office:value-type="float" office:value="0.258184">
                <text:p>0.258184</text:p>
              </table:table-cell>
              <table:table-cell office:value-type="float" office:value="36.691993">
                <text:p>36.691993</text:p>
              </table:table-cell>
              <table:table-cell office:value-type="float" office:value="0.258121">
                <text:p>0.25812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6.6989">
                <text:p>36.6989</text:p>
              </table:table-cell>
              <table:table-cell office:value-type="float" office:value="0.237119">
                <text:p>0.237119</text:p>
              </table:table-cell>
              <table:table-cell office:value-type="float" office:value="36.69892">
                <text:p>36.69892</text:p>
              </table:table-cell>
              <table:table-cell office:value-type="float" office:value="0.237063">
                <text:p>0.23706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6.7058">
                <text:p>36.7058</text:p>
              </table:table-cell>
              <table:table-cell office:value-type="float" office:value="0.2155">
                <text:p>0.2155</text:p>
              </table:table-cell>
              <table:table-cell office:value-type="float" office:value="36.705842">
                <text:p>36.705842</text:p>
              </table:table-cell>
              <table:table-cell office:value-type="float" office:value="0.215452">
                <text:p>0.21545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6.7128">
                <text:p>36.7128</text:p>
              </table:table-cell>
              <table:table-cell office:value-type="float" office:value="0.193329">
                <text:p>0.193329</text:p>
              </table:table-cell>
              <table:table-cell office:value-type="float" office:value="36.71276">
                <text:p>36.71276</text:p>
              </table:table-cell>
              <table:table-cell office:value-type="float" office:value="0.193289">
                <text:p>0.19328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6.7197">
                <text:p>36.7197</text:p>
              </table:table-cell>
              <table:table-cell office:value-type="float" office:value="0.170609">
                <text:p>0.170609</text:p>
              </table:table-cell>
              <table:table-cell office:value-type="float" office:value="36.719673">
                <text:p>36.719673</text:p>
              </table:table-cell>
              <table:table-cell office:value-type="float" office:value="0.170576">
                <text:p>0.17057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6.7266">
                <text:p>36.7266</text:p>
              </table:table-cell>
              <table:table-cell office:value-type="float" office:value="0.147341">
                <text:p>0.147341</text:p>
              </table:table-cell>
              <table:table-cell office:value-type="float" office:value="36.726581">
                <text:p>36.726581</text:p>
              </table:table-cell>
              <table:table-cell office:value-type="float" office:value="0.147317">
                <text:p>0.14731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6.7335">
                <text:p>36.7335</text:p>
              </table:table-cell>
              <table:table-cell office:value-type="float" office:value="0.123529">
                <text:p>0.123529</text:p>
              </table:table-cell>
              <table:table-cell office:value-type="float" office:value="36.733484">
                <text:p>36.733484</text:p>
              </table:table-cell>
              <table:table-cell office:value-type="float" office:value="0.123512">
                <text:p>0.12351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6.7404">
                <text:p>36.7404</text:p>
              </table:table-cell>
              <table:table-cell office:value-type="float" office:value="0.0991743">
                <text:p>0.0991743</text:p>
              </table:table-cell>
              <table:table-cell office:value-type="float" office:value="36.740382">
                <text:p>36.740382</text:p>
              </table:table-cell>
              <table:table-cell office:value-type="float" office:value="0.099167">
                <text:p>0.09916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6.7473">
                <text:p>36.7473</text:p>
              </table:table-cell>
              <table:table-cell office:value-type="float" office:value="0.0742805">
                <text:p>0.0742805</text:p>
              </table:table-cell>
              <table:table-cell office:value-type="float" office:value="36.747276">
                <text:p>36.747276</text:p>
              </table:table-cell>
              <table:table-cell office:value-type="float" office:value="0.074281">
                <text:p>0.07428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6.7542">
                <text:p>36.7542</text:p>
              </table:table-cell>
              <table:table-cell office:value-type="float" office:value="0.0488499">
                <text:p>0.0488499</text:p>
              </table:table-cell>
              <table:table-cell office:value-type="float" office:value="36.754165">
                <text:p>36.754165</text:p>
              </table:table-cell>
              <table:table-cell office:value-type="float" office:value="0.048859">
                <text:p>0.04885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6.761">
                <text:p>36.761</text:p>
              </table:table-cell>
              <table:table-cell office:value-type="float" office:value="0.0228852">
                <text:p>0.0228852</text:p>
              </table:table-cell>
              <table:table-cell office:value-type="float" office:value="36.761049">
                <text:p>36.761049</text:p>
              </table:table-cell>
              <table:table-cell office:value-type="float" office:value="0.022904">
                <text:p>0.02290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6.7679">
                <text:p>36.7679</text:p>
              </table:table-cell>
              <table:table-cell office:value-type="float" office:value="0">
                <text:p>0</text:p>
              </table:table-cell>
              <table:table-cell office:value-type="float" office:value="36.767929">
                <text:p>36.767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6.8229">
                <text:p>36.8229</text:p>
              </table:table-cell>
              <table:table-cell office:value-type="float" office:value="0">
                <text:p>0</text:p>
              </table:table-cell>
              <table:table-cell office:value-type="float" office:value="36.822926">
                <text:p>36.822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6.8298">
                <text:p>36.8298</text:p>
              </table:table-cell>
              <table:table-cell office:value-type="float" office:value="0.0270246">
                <text:p>0.0270246</text:p>
              </table:table-cell>
              <table:table-cell office:value-type="float" office:value="36.829801">
                <text:p>36.829801</text:p>
              </table:table-cell>
              <table:table-cell office:value-type="float" office:value="0.027015">
                <text:p>0.02701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6.8367">
                <text:p>36.8367</text:p>
              </table:table-cell>
              <table:table-cell office:value-type="float" office:value="0.0533774">
                <text:p>0.0533774</text:p>
              </table:table-cell>
              <table:table-cell office:value-type="float" office:value="36.836671">
                <text:p>36.836671</text:p>
              </table:table-cell>
              <table:table-cell office:value-type="float" office:value="0.053359">
                <text:p>0.05335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6.8435">
                <text:p>36.8435</text:p>
              </table:table-cell>
              <table:table-cell office:value-type="float" office:value="0.079062">
                <text:p>0.079062</text:p>
              </table:table-cell>
              <table:table-cell office:value-type="float" office:value="36.843536">
                <text:p>36.843536</text:p>
              </table:table-cell>
              <table:table-cell office:value-type="float" office:value="0.079035">
                <text:p>0.07903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6.8504">
                <text:p>36.8504</text:p>
              </table:table-cell>
              <table:table-cell office:value-type="float" office:value="0.104082">
                <text:p>0.104082</text:p>
              </table:table-cell>
              <table:table-cell office:value-type="float" office:value="36.850397">
                <text:p>36.850397</text:p>
              </table:table-cell>
              <table:table-cell office:value-type="float" office:value="0.104046">
                <text:p>0.10404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6.8573">
                <text:p>36.8573</text:p>
              </table:table-cell>
              <table:table-cell office:value-type="float" office:value="0.12844">
                <text:p>0.12844</text:p>
              </table:table-cell>
              <table:table-cell office:value-type="float" office:value="36.857253">
                <text:p>36.857253</text:p>
              </table:table-cell>
              <table:table-cell office:value-type="float" office:value="0.128397">
                <text:p>0.12839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6.8641">
                <text:p>36.8641</text:p>
              </table:table-cell>
              <table:table-cell office:value-type="float" office:value="0.152141">
                <text:p>0.152141</text:p>
              </table:table-cell>
              <table:table-cell office:value-type="float" office:value="36.864104">
                <text:p>36.864104</text:p>
              </table:table-cell>
              <table:table-cell office:value-type="float" office:value="0.152089">
                <text:p>0.15208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6.871">
                <text:p>36.871</text:p>
              </table:table-cell>
              <table:table-cell office:value-type="float" office:value="0.175186">
                <text:p>0.175186</text:p>
              </table:table-cell>
              <table:table-cell office:value-type="float" office:value="36.87095">
                <text:p>36.87095</text:p>
              </table:table-cell>
              <table:table-cell office:value-type="float" office:value="0.175127">
                <text:p>0.17512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6.8778">
                <text:p>36.8778</text:p>
              </table:table-cell>
              <table:table-cell office:value-type="float" office:value="0.19758">
                <text:p>0.19758</text:p>
              </table:table-cell>
              <table:table-cell office:value-type="float" office:value="36.877792">
                <text:p>36.877792</text:p>
              </table:table-cell>
              <table:table-cell office:value-type="float" office:value="0.197513">
                <text:p>0.19751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6.8846">
                <text:p>36.8846</text:p>
              </table:table-cell>
              <table:table-cell office:value-type="float" office:value="0.219325">
                <text:p>0.219325</text:p>
              </table:table-cell>
              <table:table-cell office:value-type="float" office:value="36.884629">
                <text:p>36.884629</text:p>
              </table:table-cell>
              <table:table-cell office:value-type="float" office:value="0.219251">
                <text:p>0.21925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6.8915">
                <text:p>36.8915</text:p>
              </table:table-cell>
              <table:table-cell office:value-type="float" office:value="0.240423">
                <text:p>0.240423</text:p>
              </table:table-cell>
              <table:table-cell office:value-type="float" office:value="36.891461">
                <text:p>36.891461</text:p>
              </table:table-cell>
              <table:table-cell office:value-type="float" office:value="0.240342">
                <text:p>0.24034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6.8983">
                <text:p>36.8983</text:p>
              </table:table-cell>
              <table:table-cell office:value-type="float" office:value="0.260879">
                <text:p>0.260879</text:p>
              </table:table-cell>
              <table:table-cell office:value-type="float" office:value="36.898289">
                <text:p>36.898289</text:p>
              </table:table-cell>
              <table:table-cell office:value-type="float" office:value="0.260791">
                <text:p>0.26079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6.9051">
                <text:p>36.9051</text:p>
              </table:table-cell>
              <table:table-cell office:value-type="float" office:value="0.280694">
                <text:p>0.280694</text:p>
              </table:table-cell>
              <table:table-cell office:value-type="float" office:value="36.905112">
                <text:p>36.905112</text:p>
              </table:table-cell>
              <table:table-cell office:value-type="float" office:value="0.280599">
                <text:p>0.28059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6.9119">
                <text:p>36.9119</text:p>
              </table:table-cell>
              <table:table-cell office:value-type="float" office:value="0.29987">
                <text:p>0.29987</text:p>
              </table:table-cell>
              <table:table-cell office:value-type="float" office:value="36.911931">
                <text:p>36.911931</text:p>
              </table:table-cell>
              <table:table-cell office:value-type="float" office:value="0.29977">
                <text:p>0.2997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6.9187">
                <text:p>36.9187</text:p>
              </table:table-cell>
              <table:table-cell office:value-type="float" office:value="0.318412">
                <text:p>0.318412</text:p>
              </table:table-cell>
              <table:table-cell office:value-type="float" office:value="36.918744">
                <text:p>36.918744</text:p>
              </table:table-cell>
              <table:table-cell office:value-type="float" office:value="0.318305">
                <text:p>0.31830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6.9256">
                <text:p>36.9256</text:p>
              </table:table-cell>
              <table:table-cell office:value-type="float" office:value="0.33632">
                <text:p>0.33632</text:p>
              </table:table-cell>
              <table:table-cell office:value-type="float" office:value="36.925554">
                <text:p>36.925554</text:p>
              </table:table-cell>
              <table:table-cell office:value-type="float" office:value="0.336207">
                <text:p>0.33620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6.9324">
                <text:p>36.9324</text:p>
              </table:table-cell>
              <table:table-cell office:value-type="float" office:value="0.353597">
                <text:p>0.353597</text:p>
              </table:table-cell>
              <table:table-cell office:value-type="float" office:value="36.932358">
                <text:p>36.932358</text:p>
              </table:table-cell>
              <table:table-cell office:value-type="float" office:value="0.353479">
                <text:p>0.35347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6.9392">
                <text:p>36.9392</text:p>
              </table:table-cell>
              <table:table-cell office:value-type="float" office:value="0.370246">
                <text:p>0.370246</text:p>
              </table:table-cell>
              <table:table-cell office:value-type="float" office:value="36.939158">
                <text:p>36.939158</text:p>
              </table:table-cell>
              <table:table-cell office:value-type="float" office:value="0.370122">
                <text:p>0.37012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6.946">
                <text:p>36.946</text:p>
              </table:table-cell>
              <table:table-cell office:value-type="float" office:value="0.386268">
                <text:p>0.386268</text:p>
              </table:table-cell>
              <table:table-cell office:value-type="float" office:value="36.945953">
                <text:p>36.945953</text:p>
              </table:table-cell>
              <table:table-cell office:value-type="float" office:value="0.386139">
                <text:p>0.38613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6.9527">
                <text:p>36.9527</text:p>
              </table:table-cell>
              <table:table-cell office:value-type="float" office:value="0.401666">
                <text:p>0.401666</text:p>
              </table:table-cell>
              <table:table-cell office:value-type="float" office:value="36.952744">
                <text:p>36.952744</text:p>
              </table:table-cell>
              <table:table-cell office:value-type="float" office:value="0.401532">
                <text:p>0.40153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6.9595">
                <text:p>36.9595</text:p>
              </table:table-cell>
              <table:table-cell office:value-type="float" office:value="0.416441">
                <text:p>0.416441</text:p>
              </table:table-cell>
              <table:table-cell office:value-type="float" office:value="36.95953">
                <text:p>36.95953</text:p>
              </table:table-cell>
              <table:table-cell office:value-type="float" office:value="0.416302">
                <text:p>0.41630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6.9663">
                <text:p>36.9663</text:p>
              </table:table-cell>
              <table:table-cell office:value-type="float" office:value="0.430596">
                <text:p>0.430596</text:p>
              </table:table-cell>
              <table:table-cell office:value-type="float" office:value="36.966311">
                <text:p>36.966311</text:p>
              </table:table-cell>
              <table:table-cell office:value-type="float" office:value="0.430453">
                <text:p>0.43045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6.9731">
                <text:p>36.9731</text:p>
              </table:table-cell>
              <table:table-cell office:value-type="float" office:value="0.444132">
                <text:p>0.444132</text:p>
              </table:table-cell>
              <table:table-cell office:value-type="float" office:value="36.973088">
                <text:p>36.973088</text:p>
              </table:table-cell>
              <table:table-cell office:value-type="float" office:value="0.443984">
                <text:p>0.44398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6.9799">
                <text:p>36.9799</text:p>
              </table:table-cell>
              <table:table-cell office:value-type="float" office:value="0.457051">
                <text:p>0.457051</text:p>
              </table:table-cell>
              <table:table-cell office:value-type="float" office:value="36.97986">
                <text:p>36.97986</text:p>
              </table:table-cell>
              <table:table-cell office:value-type="float" office:value="0.456899">
                <text:p>0.45689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6.9866">
                <text:p>36.9866</text:p>
              </table:table-cell>
              <table:table-cell office:value-type="float" office:value="0.469354">
                <text:p>0.469354</text:p>
              </table:table-cell>
              <table:table-cell office:value-type="float" office:value="36.986628">
                <text:p>36.986628</text:p>
              </table:table-cell>
              <table:table-cell office:value-type="float" office:value="0.469199">
                <text:p>0.46919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6.9934">
                <text:p>36.9934</text:p>
              </table:table-cell>
              <table:table-cell office:value-type="float" office:value="0.481044">
                <text:p>0.481044</text:p>
              </table:table-cell>
              <table:table-cell office:value-type="float" office:value="36.993391">
                <text:p>36.993391</text:p>
              </table:table-cell>
              <table:table-cell office:value-type="float" office:value="0.480885">
                <text:p>0.48088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7.0001">
                <text:p>37.0001</text:p>
              </table:table-cell>
              <table:table-cell office:value-type="float" office:value="0.492121">
                <text:p>0.492121</text:p>
              </table:table-cell>
              <table:table-cell office:value-type="float" office:value="37.000149">
                <text:p>37.000149</text:p>
              </table:table-cell>
              <table:table-cell office:value-type="float" office:value="0.491958">
                <text:p>0.49195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7.0069">
                <text:p>37.0069</text:p>
              </table:table-cell>
              <table:table-cell office:value-type="float" office:value="0.502587">
                <text:p>0.502587</text:p>
              </table:table-cell>
              <table:table-cell office:value-type="float" office:value="37.006903">
                <text:p>37.006903</text:p>
              </table:table-cell>
              <table:table-cell office:value-type="float" office:value="0.502421">
                <text:p>0.50242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7.0137">
                <text:p>37.0137</text:p>
              </table:table-cell>
              <table:table-cell office:value-type="float" office:value="0.512443">
                <text:p>0.512443</text:p>
              </table:table-cell>
              <table:table-cell office:value-type="float" office:value="37.013653">
                <text:p>37.013653</text:p>
              </table:table-cell>
              <table:table-cell office:value-type="float" office:value="0.512275">
                <text:p>0.51227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7.0204">
                <text:p>37.0204</text:p>
              </table:table-cell>
              <table:table-cell office:value-type="float" office:value="0.521691">
                <text:p>0.521691</text:p>
              </table:table-cell>
              <table:table-cell office:value-type="float" office:value="37.020398">
                <text:p>37.020398</text:p>
              </table:table-cell>
              <table:table-cell office:value-type="float" office:value="0.52152">
                <text:p>0.5215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7.0271">
                <text:p>37.0271</text:p>
              </table:table-cell>
              <table:table-cell office:value-type="float" office:value="0.530332">
                <text:p>0.530332</text:p>
              </table:table-cell>
              <table:table-cell office:value-type="float" office:value="37.027138">
                <text:p>37.027138</text:p>
              </table:table-cell>
              <table:table-cell office:value-type="float" office:value="0.530158">
                <text:p>0.53015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7.0339">
                <text:p>37.0339</text:p>
              </table:table-cell>
              <table:table-cell office:value-type="float" office:value="0.538366">
                <text:p>0.538366</text:p>
              </table:table-cell>
              <table:table-cell office:value-type="float" office:value="37.033873">
                <text:p>37.033873</text:p>
              </table:table-cell>
              <table:table-cell office:value-type="float" office:value="0.53819">
                <text:p>0.5381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7.0406">
                <text:p>37.0406</text:p>
              </table:table-cell>
              <table:table-cell office:value-type="float" office:value="0.545796">
                <text:p>0.545796</text:p>
              </table:table-cell>
              <table:table-cell office:value-type="float" office:value="37.040605">
                <text:p>37.040605</text:p>
              </table:table-cell>
              <table:table-cell office:value-type="float" office:value="0.545617">
                <text:p>0.54561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7.0473">
                <text:p>37.0473</text:p>
              </table:table-cell>
              <table:table-cell office:value-type="float" office:value="0.552621">
                <text:p>0.552621</text:p>
              </table:table-cell>
              <table:table-cell office:value-type="float" office:value="37.047331">
                <text:p>37.047331</text:p>
              </table:table-cell>
              <table:table-cell office:value-type="float" office:value="0.55244">
                <text:p>0.5524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7.0541">
                <text:p>37.0541</text:p>
              </table:table-cell>
              <table:table-cell office:value-type="float" office:value="0.558842">
                <text:p>0.558842</text:p>
              </table:table-cell>
              <table:table-cell office:value-type="float" office:value="37.054053">
                <text:p>37.054053</text:p>
              </table:table-cell>
              <table:table-cell office:value-type="float" office:value="0.558659">
                <text:p>0.55865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7.0608">
                <text:p>37.0608</text:p>
              </table:table-cell>
              <table:table-cell office:value-type="float" office:value="0.564461">
                <text:p>0.564461</text:p>
              </table:table-cell>
              <table:table-cell office:value-type="float" office:value="37.060771">
                <text:p>37.060771</text:p>
              </table:table-cell>
              <table:table-cell office:value-type="float" office:value="0.564277">
                <text:p>0.56427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7.0675">
                <text:p>37.0675</text:p>
              </table:table-cell>
              <table:table-cell office:value-type="float" office:value="0.569478">
                <text:p>0.569478</text:p>
              </table:table-cell>
              <table:table-cell office:value-type="float" office:value="37.067484">
                <text:p>37.067484</text:p>
              </table:table-cell>
              <table:table-cell office:value-type="float" office:value="0.569292">
                <text:p>0.56929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7.0742">
                <text:p>37.0742</text:p>
              </table:table-cell>
              <table:table-cell office:value-type="float" office:value="0.573894">
                <text:p>0.573894</text:p>
              </table:table-cell>
              <table:table-cell office:value-type="float" office:value="37.074193">
                <text:p>37.074193</text:p>
              </table:table-cell>
              <table:table-cell office:value-type="float" office:value="0.573707">
                <text:p>0.57370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7.0809">
                <text:p>37.0809</text:p>
              </table:table-cell>
              <table:table-cell office:value-type="float" office:value="0.577709">
                <text:p>0.577709</text:p>
              </table:table-cell>
              <table:table-cell office:value-type="float" office:value="37.080897">
                <text:p>37.080897</text:p>
              </table:table-cell>
              <table:table-cell office:value-type="float" office:value="0.577521">
                <text:p>0.57752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7.0876">
                <text:p>37.0876</text:p>
              </table:table-cell>
              <table:table-cell office:value-type="float" office:value="0.580923">
                <text:p>0.580923</text:p>
              </table:table-cell>
              <table:table-cell office:value-type="float" office:value="37.087596">
                <text:p>37.087596</text:p>
              </table:table-cell>
              <table:table-cell office:value-type="float" office:value="0.580735">
                <text:p>0.58073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7.0943">
                <text:p>37.0943</text:p>
              </table:table-cell>
              <table:table-cell office:value-type="float" office:value="0.583538">
                <text:p>0.583538</text:p>
              </table:table-cell>
              <table:table-cell office:value-type="float" office:value="37.094291">
                <text:p>37.094291</text:p>
              </table:table-cell>
              <table:table-cell office:value-type="float" office:value="0.583349">
                <text:p>0.58334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7.101">
                <text:p>37.101</text:p>
              </table:table-cell>
              <table:table-cell office:value-type="float" office:value="0.585554">
                <text:p>0.585554</text:p>
              </table:table-cell>
              <table:table-cell office:value-type="float" office:value="37.100982">
                <text:p>37.100982</text:p>
              </table:table-cell>
              <table:table-cell office:value-type="float" office:value="0.585364">
                <text:p>0.58536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7.1077">
                <text:p>37.1077</text:p>
              </table:table-cell>
              <table:table-cell office:value-type="float" office:value="0.58697">
                <text:p>0.58697</text:p>
              </table:table-cell>
              <table:table-cell office:value-type="float" office:value="37.107668">
                <text:p>37.107668</text:p>
              </table:table-cell>
              <table:table-cell office:value-type="float" office:value="0.586781">
                <text:p>0.58678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7.1143">
                <text:p>37.1143</text:p>
              </table:table-cell>
              <table:table-cell office:value-type="float" office:value="0.587788">
                <text:p>0.587788</text:p>
              </table:table-cell>
              <table:table-cell office:value-type="float" office:value="37.11435">
                <text:p>37.11435</text:p>
              </table:table-cell>
              <table:table-cell office:value-type="float" office:value="0.587598">
                <text:p>0.58759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7.121">
                <text:p>37.121</text:p>
              </table:table-cell>
              <table:table-cell office:value-type="float" office:value="0.588006">
                <text:p>0.588006</text:p>
              </table:table-cell>
              <table:table-cell office:value-type="float" office:value="37.121027">
                <text:p>37.121027</text:p>
              </table:table-cell>
              <table:table-cell office:value-type="float" office:value="0.587817">
                <text:p>0.58781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7.1277">
                <text:p>37.1277</text:p>
              </table:table-cell>
              <table:table-cell office:value-type="float" office:value="0.587626">
                <text:p>0.587626</text:p>
              </table:table-cell>
              <table:table-cell office:value-type="float" office:value="37.1277">
                <text:p>37.1277</text:p>
              </table:table-cell>
              <table:table-cell office:value-type="float" office:value="0.587437">
                <text:p>0.58743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7.1344">
                <text:p>37.1344</text:p>
              </table:table-cell>
              <table:table-cell office:value-type="float" office:value="0.586647">
                <text:p>0.586647</text:p>
              </table:table-cell>
              <table:table-cell office:value-type="float" office:value="37.134368">
                <text:p>37.134368</text:p>
              </table:table-cell>
              <table:table-cell office:value-type="float" office:value="0.586459">
                <text:p>0.58645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7.141">
                <text:p>37.141</text:p>
              </table:table-cell>
              <table:table-cell office:value-type="float" office:value="0.58507">
                <text:p>0.58507</text:p>
              </table:table-cell>
              <table:table-cell office:value-type="float" office:value="37.141032">
                <text:p>37.141032</text:p>
              </table:table-cell>
              <table:table-cell office:value-type="float" office:value="0.584883">
                <text:p>0.58488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7.1477">
                <text:p>37.1477</text:p>
              </table:table-cell>
              <table:table-cell office:value-type="float" office:value="0.582894">
                <text:p>0.582894</text:p>
              </table:table-cell>
              <table:table-cell office:value-type="float" office:value="37.147691">
                <text:p>37.147691</text:p>
              </table:table-cell>
              <table:table-cell office:value-type="float" office:value="0.582708">
                <text:p>0.58270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7.1543">
                <text:p>37.1543</text:p>
              </table:table-cell>
              <table:table-cell office:value-type="float" office:value="0.580119">
                <text:p>0.580119</text:p>
              </table:table-cell>
              <table:table-cell office:value-type="float" office:value="37.154346">
                <text:p>37.154346</text:p>
              </table:table-cell>
              <table:table-cell office:value-type="float" office:value="0.579935">
                <text:p>0.57993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7.161">
                <text:p>37.161</text:p>
              </table:table-cell>
              <table:table-cell office:value-type="float" office:value="0.576747">
                <text:p>0.576747</text:p>
              </table:table-cell>
              <table:table-cell office:value-type="float" office:value="37.160997">
                <text:p>37.160997</text:p>
              </table:table-cell>
              <table:table-cell office:value-type="float" office:value="0.576564">
                <text:p>0.57656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7.1676">
                <text:p>37.1676</text:p>
              </table:table-cell>
              <table:table-cell office:value-type="float" office:value="0.572777">
                <text:p>0.572777</text:p>
              </table:table-cell>
              <table:table-cell office:value-type="float" office:value="37.167643">
                <text:p>37.167643</text:p>
              </table:table-cell>
              <table:table-cell office:value-type="float" office:value="0.572596">
                <text:p>0.57259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7.1743">
                <text:p>37.1743</text:p>
              </table:table-cell>
              <table:table-cell office:value-type="float" office:value="0.56821">
                <text:p>0.56821</text:p>
              </table:table-cell>
              <table:table-cell office:value-type="float" office:value="37.174284">
                <text:p>37.174284</text:p>
              </table:table-cell>
              <table:table-cell office:value-type="float" office:value="0.56803">
                <text:p>0.5680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7.1809">
                <text:p>37.1809</text:p>
              </table:table-cell>
              <table:table-cell office:value-type="float" office:value="0.563046">
                <text:p>0.563046</text:p>
              </table:table-cell>
              <table:table-cell office:value-type="float" office:value="37.180922">
                <text:p>37.180922</text:p>
              </table:table-cell>
              <table:table-cell office:value-type="float" office:value="0.562869">
                <text:p>0.56286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7.1876">
                <text:p>37.1876</text:p>
              </table:table-cell>
              <table:table-cell office:value-type="float" office:value="0.557286">
                <text:p>0.557286</text:p>
              </table:table-cell>
              <table:table-cell office:value-type="float" office:value="37.187555">
                <text:p>37.187555</text:p>
              </table:table-cell>
              <table:table-cell office:value-type="float" office:value="0.557111">
                <text:p>0.55711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7.1942">
                <text:p>37.1942</text:p>
              </table:table-cell>
              <table:table-cell office:value-type="float" office:value="0.550931">
                <text:p>0.550931</text:p>
              </table:table-cell>
              <table:table-cell office:value-type="float" office:value="37.194183">
                <text:p>37.194183</text:p>
              </table:table-cell>
              <table:table-cell office:value-type="float" office:value="0.550758">
                <text:p>0.55075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7.2008">
                <text:p>37.2008</text:p>
              </table:table-cell>
              <table:table-cell office:value-type="float" office:value="0.543981">
                <text:p>0.543981</text:p>
              </table:table-cell>
              <table:table-cell office:value-type="float" office:value="37.200807">
                <text:p>37.200807</text:p>
              </table:table-cell>
              <table:table-cell office:value-type="float" office:value="0.543811">
                <text:p>0.54381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7.2074">
                <text:p>37.2074</text:p>
              </table:table-cell>
              <table:table-cell office:value-type="float" office:value="0.536437">
                <text:p>0.536437</text:p>
              </table:table-cell>
              <table:table-cell office:value-type="float" office:value="37.207427">
                <text:p>37.207427</text:p>
              </table:table-cell>
              <table:table-cell office:value-type="float" office:value="0.53627">
                <text:p>0.5362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7.214">
                <text:p>37.214</text:p>
              </table:table-cell>
              <table:table-cell office:value-type="float" office:value="0.5283">
                <text:p>0.5283</text:p>
              </table:table-cell>
              <table:table-cell office:value-type="float" office:value="37.214042">
                <text:p>37.214042</text:p>
              </table:table-cell>
              <table:table-cell office:value-type="float" office:value="0.528136">
                <text:p>0.52813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7.2207">
                <text:p>37.2207</text:p>
              </table:table-cell>
              <table:table-cell office:value-type="float" office:value="0.519571">
                <text:p>0.519571</text:p>
              </table:table-cell>
              <table:table-cell office:value-type="float" office:value="37.220653">
                <text:p>37.220653</text:p>
              </table:table-cell>
              <table:table-cell office:value-type="float" office:value="0.51941">
                <text:p>0.5194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7.2273">
                <text:p>37.2273</text:p>
              </table:table-cell>
              <table:table-cell office:value-type="float" office:value="0.510251">
                <text:p>0.510251</text:p>
              </table:table-cell>
              <table:table-cell office:value-type="float" office:value="37.22726">
                <text:p>37.22726</text:p>
              </table:table-cell>
              <table:table-cell office:value-type="float" office:value="0.510094">
                <text:p>0.51009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7.2339">
                <text:p>37.2339</text:p>
              </table:table-cell>
              <table:table-cell office:value-type="float" office:value="0.50034">
                <text:p>0.50034</text:p>
              </table:table-cell>
              <table:table-cell office:value-type="float" office:value="37.233862">
                <text:p>37.233862</text:p>
              </table:table-cell>
              <table:table-cell office:value-type="float" office:value="0.500187">
                <text:p>0.50018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7.2405">
                <text:p>37.2405</text:p>
              </table:table-cell>
              <table:table-cell office:value-type="float" office:value="0.489841">
                <text:p>0.489841</text:p>
              </table:table-cell>
              <table:table-cell office:value-type="float" office:value="37.24046">
                <text:p>37.24046</text:p>
              </table:table-cell>
              <table:table-cell office:value-type="float" office:value="0.489692">
                <text:p>0.48969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7.2471">
                <text:p>37.2471</text:p>
              </table:table-cell>
              <table:table-cell office:value-type="float" office:value="0.478754">
                <text:p>0.478754</text:p>
              </table:table-cell>
              <table:table-cell office:value-type="float" office:value="37.247053">
                <text:p>37.247053</text:p>
              </table:table-cell>
              <table:table-cell office:value-type="float" office:value="0.478609">
                <text:p>0.47860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7.2536">
                <text:p>37.2536</text:p>
              </table:table-cell>
              <table:table-cell office:value-type="float" office:value="0.467081">
                <text:p>0.467081</text:p>
              </table:table-cell>
              <table:table-cell office:value-type="float" office:value="37.253642">
                <text:p>37.253642</text:p>
              </table:table-cell>
              <table:table-cell office:value-type="float" office:value="0.466939">
                <text:p>0.46693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7.2602">
                <text:p>37.2602</text:p>
              </table:table-cell>
              <table:table-cell office:value-type="float" office:value="0.454822">
                <text:p>0.454822</text:p>
              </table:table-cell>
              <table:table-cell office:value-type="float" office:value="37.260227">
                <text:p>37.260227</text:p>
              </table:table-cell>
              <table:table-cell office:value-type="float" office:value="0.454685">
                <text:p>0.45468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7.2668">
                <text:p>37.2668</text:p>
              </table:table-cell>
              <table:table-cell office:value-type="float" office:value="0.44198">
                <text:p>0.44198</text:p>
              </table:table-cell>
              <table:table-cell office:value-type="float" office:value="37.266808">
                <text:p>37.266808</text:p>
              </table:table-cell>
              <table:table-cell office:value-type="float" office:value="0.441848">
                <text:p>0.44184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7.2734">
                <text:p>37.2734</text:p>
              </table:table-cell>
              <table:table-cell office:value-type="float" office:value="0.428555">
                <text:p>0.428555</text:p>
              </table:table-cell>
              <table:table-cell office:value-type="float" office:value="37.273384">
                <text:p>37.273384</text:p>
              </table:table-cell>
              <table:table-cell office:value-type="float" office:value="0.428428">
                <text:p>0.42842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7.28">
                <text:p>37.28</text:p>
              </table:table-cell>
              <table:table-cell office:value-type="float" office:value="0.41455">
                <text:p>0.41455</text:p>
              </table:table-cell>
              <table:table-cell office:value-type="float" office:value="37.279956">
                <text:p>37.279956</text:p>
              </table:table-cell>
              <table:table-cell office:value-type="float" office:value="0.414428">
                <text:p>0.41442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7.2865">
                <text:p>37.2865</text:p>
              </table:table-cell>
              <table:table-cell office:value-type="float" office:value="0.399965">
                <text:p>0.399965</text:p>
              </table:table-cell>
              <table:table-cell office:value-type="float" office:value="37.286523">
                <text:p>37.286523</text:p>
              </table:table-cell>
              <table:table-cell office:value-type="float" office:value="0.399849">
                <text:p>0.39984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7.2931">
                <text:p>37.2931</text:p>
              </table:table-cell>
              <table:table-cell office:value-type="float" office:value="0.384803">
                <text:p>0.384803</text:p>
              </table:table-cell>
              <table:table-cell office:value-type="float" office:value="37.293086">
                <text:p>37.293086</text:p>
              </table:table-cell>
              <table:table-cell office:value-type="float" office:value="0.384692">
                <text:p>0.38469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7.2996">
                <text:p>37.2996</text:p>
              </table:table-cell>
              <table:table-cell office:value-type="float" office:value="0.369066">
                <text:p>0.369066</text:p>
              </table:table-cell>
              <table:table-cell office:value-type="float" office:value="37.299645">
                <text:p>37.299645</text:p>
              </table:table-cell>
              <table:table-cell office:value-type="float" office:value="0.36896">
                <text:p>0.3689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7.3062">
                <text:p>37.3062</text:p>
              </table:table-cell>
              <table:table-cell office:value-type="float" office:value="0.352754">
                <text:p>0.352754</text:p>
              </table:table-cell>
              <table:table-cell office:value-type="float" office:value="37.3062">
                <text:p>37.3062</text:p>
              </table:table-cell>
              <table:table-cell office:value-type="float" office:value="0.352654">
                <text:p>0.35265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7.3127">
                <text:p>37.3127</text:p>
              </table:table-cell>
              <table:table-cell office:value-type="float" office:value="0.33587">
                <text:p>0.33587</text:p>
              </table:table-cell>
              <table:table-cell office:value-type="float" office:value="37.31275">
                <text:p>37.31275</text:p>
              </table:table-cell>
              <table:table-cell office:value-type="float" office:value="0.335776">
                <text:p>0.33577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7.3193">
                <text:p>37.3193</text:p>
              </table:table-cell>
              <table:table-cell office:value-type="float" office:value="0.318416">
                <text:p>0.318416</text:p>
              </table:table-cell>
              <table:table-cell office:value-type="float" office:value="37.319296">
                <text:p>37.319296</text:p>
              </table:table-cell>
              <table:table-cell office:value-type="float" office:value="0.318328">
                <text:p>0.31832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7.3258">
                <text:p>37.3258</text:p>
              </table:table-cell>
              <table:table-cell office:value-type="float" office:value="0.300394">
                <text:p>0.300394</text:p>
              </table:table-cell>
              <table:table-cell office:value-type="float" office:value="37.325838">
                <text:p>37.325838</text:p>
              </table:table-cell>
              <table:table-cell office:value-type="float" office:value="0.300312">
                <text:p>0.30031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7.3324">
                <text:p>37.3324</text:p>
              </table:table-cell>
              <table:table-cell office:value-type="float" office:value="0.281805">
                <text:p>0.281805</text:p>
              </table:table-cell>
              <table:table-cell office:value-type="float" office:value="37.332375">
                <text:p>37.332375</text:p>
              </table:table-cell>
              <table:table-cell office:value-type="float" office:value="0.28173">
                <text:p>0.2817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7.3389">
                <text:p>37.3389</text:p>
              </table:table-cell>
              <table:table-cell office:value-type="float" office:value="0.262652">
                <text:p>0.262652</text:p>
              </table:table-cell>
              <table:table-cell office:value-type="float" office:value="37.338908">
                <text:p>37.338908</text:p>
              </table:table-cell>
              <table:table-cell office:value-type="float" office:value="0.262584">
                <text:p>0.26258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7.3454">
                <text:p>37.3454</text:p>
              </table:table-cell>
              <table:table-cell office:value-type="float" office:value="0.242937">
                <text:p>0.242937</text:p>
              </table:table-cell>
              <table:table-cell office:value-type="float" office:value="37.345437">
                <text:p>37.345437</text:p>
              </table:table-cell>
              <table:table-cell office:value-type="float" office:value="0.242876">
                <text:p>0.24287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7.352">
                <text:p>37.352</text:p>
              </table:table-cell>
              <table:table-cell office:value-type="float" office:value="0.222662">
                <text:p>0.222662</text:p>
              </table:table-cell>
              <table:table-cell office:value-type="float" office:value="37.351962">
                <text:p>37.351962</text:p>
              </table:table-cell>
              <table:table-cell office:value-type="float" office:value="0.222608">
                <text:p>0.22260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7.3585">
                <text:p>37.3585</text:p>
              </table:table-cell>
              <table:table-cell office:value-type="float" office:value="0.20183">
                <text:p>0.20183</text:p>
              </table:table-cell>
              <table:table-cell office:value-type="float" office:value="37.358482">
                <text:p>37.358482</text:p>
              </table:table-cell>
              <table:table-cell office:value-type="float" office:value="0.201783">
                <text:p>0.20178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7.365">
                <text:p>37.365</text:p>
              </table:table-cell>
              <table:table-cell office:value-type="float" office:value="0.180442">
                <text:p>0.180442</text:p>
              </table:table-cell>
              <table:table-cell office:value-type="float" office:value="37.364998">
                <text:p>37.364998</text:p>
              </table:table-cell>
              <table:table-cell office:value-type="float" office:value="0.180403">
                <text:p>0.18040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7.3715">
                <text:p>37.3715</text:p>
              </table:table-cell>
              <table:table-cell office:value-type="float" office:value="0.158501">
                <text:p>0.158501</text:p>
              </table:table-cell>
              <table:table-cell office:value-type="float" office:value="37.37151">
                <text:p>37.37151</text:p>
              </table:table-cell>
              <table:table-cell office:value-type="float" office:value="0.15847">
                <text:p>0.1584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7.378">
                <text:p>37.378</text:p>
              </table:table-cell>
              <table:table-cell office:value-type="float" office:value="0.13601">
                <text:p>0.13601</text:p>
              </table:table-cell>
              <table:table-cell office:value-type="float" office:value="37.378018">
                <text:p>37.378018</text:p>
              </table:table-cell>
              <table:table-cell office:value-type="float" office:value="0.135986">
                <text:p>0.13598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7.3845">
                <text:p>37.3845</text:p>
              </table:table-cell>
              <table:table-cell office:value-type="float" office:value="0.11297">
                <text:p>0.11297</text:p>
              </table:table-cell>
              <table:table-cell office:value-type="float" office:value="37.384521">
                <text:p>37.384521</text:p>
              </table:table-cell>
              <table:table-cell office:value-type="float" office:value="0.112954">
                <text:p>0.11295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7.391">
                <text:p>37.391</text:p>
              </table:table-cell>
              <table:table-cell office:value-type="float" office:value="0.0893849">
                <text:p>0.0893849</text:p>
              </table:table-cell>
              <table:table-cell office:value-type="float" office:value="37.39102">
                <text:p>37.39102</text:p>
              </table:table-cell>
              <table:table-cell office:value-type="float" office:value="0.089377">
                <text:p>0.089377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7.3975">
                <text:p>37.3975</text:p>
              </table:table-cell>
              <table:table-cell office:value-type="float" office:value="0.0652565">
                <text:p>0.0652565</text:p>
              </table:table-cell>
              <table:table-cell office:value-type="float" office:value="37.397515">
                <text:p>37.397515</text:p>
              </table:table-cell>
              <table:table-cell office:value-type="float" office:value="0.065257">
                <text:p>0.06525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7.404">
                <text:p>37.404</text:p>
              </table:table-cell>
              <table:table-cell office:value-type="float" office:value="0.0405875">
                <text:p>0.0405875</text:p>
              </table:table-cell>
              <table:table-cell office:value-type="float" office:value="37.404006">
                <text:p>37.404006</text:p>
              </table:table-cell>
              <table:table-cell office:value-type="float" office:value="0.040597">
                <text:p>0.040597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7.4105">
                <text:p>37.4105</text:p>
              </table:table-cell>
              <table:table-cell office:value-type="float" office:value="0.0153807">
                <text:p>0.0153807</text:p>
              </table:table-cell>
              <table:table-cell office:value-type="float" office:value="37.410492">
                <text:p>37.410492</text:p>
              </table:table-cell>
              <table:table-cell office:value-type="float" office:value="0.015398">
                <text:p>0.01539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7.417">
                <text:p>37.417</text:p>
              </table:table-cell>
              <table:table-cell office:value-type="float" office:value="0">
                <text:p>0</text:p>
              </table:table-cell>
              <table:table-cell office:value-type="float" office:value="37.416975">
                <text:p>37.416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7.4688">
                <text:p>37.4688</text:p>
              </table:table-cell>
              <table:table-cell office:value-type="float" office:value="0">
                <text:p>0</text:p>
              </table:table-cell>
              <table:table-cell office:value-type="float" office:value="37.468799">
                <text:p>37.468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7.4753">
                <text:p>37.4753</text:p>
              </table:table-cell>
              <table:table-cell office:value-type="float" office:value="0.0262746">
                <text:p>0.0262746</text:p>
              </table:table-cell>
              <table:table-cell office:value-type="float" office:value="37.475277">
                <text:p>37.475277</text:p>
              </table:table-cell>
              <table:table-cell office:value-type="float" office:value="0.026266">
                <text:p>0.02626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7.4818">
                <text:p>37.4818</text:p>
              </table:table-cell>
              <table:table-cell office:value-type="float" office:value="0.0518813">
                <text:p>0.0518813</text:p>
              </table:table-cell>
              <table:table-cell office:value-type="float" office:value="37.481751">
                <text:p>37.481751</text:p>
              </table:table-cell>
              <table:table-cell office:value-type="float" office:value="0.051864">
                <text:p>0.05186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7.4882">
                <text:p>37.4882</text:p>
              </table:table-cell>
              <table:table-cell office:value-type="float" office:value="0.0768238">
                <text:p>0.0768238</text:p>
              </table:table-cell>
              <table:table-cell office:value-type="float" office:value="37.488221">
                <text:p>37.488221</text:p>
              </table:table-cell>
              <table:table-cell office:value-type="float" office:value="0.076798">
                <text:p>0.07679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7.4947">
                <text:p>37.4947</text:p>
              </table:table-cell>
              <table:table-cell office:value-type="float" office:value="0.101105">
                <text:p>0.101105</text:p>
              </table:table-cell>
              <table:table-cell office:value-type="float" office:value="37.494686">
                <text:p>37.494686</text:p>
              </table:table-cell>
              <table:table-cell office:value-type="float" office:value="0.101071">
                <text:p>0.10107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7.5011">
                <text:p>37.5011</text:p>
              </table:table-cell>
              <table:table-cell office:value-type="float" office:value="0.124729">
                <text:p>0.124729</text:p>
              </table:table-cell>
              <table:table-cell office:value-type="float" office:value="37.501148">
                <text:p>37.501148</text:p>
              </table:table-cell>
              <table:table-cell office:value-type="float" office:value="0.124687">
                <text:p>0.12468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37.5076">
                <text:p>37.5076</text:p>
              </table:table-cell>
              <table:table-cell office:value-type="float" office:value="0.147698">
                <text:p>0.147698</text:p>
              </table:table-cell>
              <table:table-cell office:value-type="float" office:value="37.507605">
                <text:p>37.507605</text:p>
              </table:table-cell>
              <table:table-cell office:value-type="float" office:value="0.147648">
                <text:p>0.14764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7.5141">
                <text:p>37.5141</text:p>
              </table:table-cell>
              <table:table-cell office:value-type="float" office:value="0.170016">
                <text:p>0.170016</text:p>
              </table:table-cell>
              <table:table-cell office:value-type="float" office:value="37.514058">
                <text:p>37.514058</text:p>
              </table:table-cell>
              <table:table-cell office:value-type="float" office:value="0.169959">
                <text:p>0.16995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7.5205">
                <text:p>37.5205</text:p>
              </table:table-cell>
              <table:table-cell office:value-type="float" office:value="0.191685">
                <text:p>0.191685</text:p>
              </table:table-cell>
              <table:table-cell office:value-type="float" office:value="37.520507">
                <text:p>37.520507</text:p>
              </table:table-cell>
              <table:table-cell office:value-type="float" office:value="0.19162">
                <text:p>0.1916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7.527">
                <text:p>37.527</text:p>
              </table:table-cell>
              <table:table-cell office:value-type="float" office:value="0.212708">
                <text:p>0.212708</text:p>
              </table:table-cell>
              <table:table-cell office:value-type="float" office:value="37.526951">
                <text:p>37.526951</text:p>
              </table:table-cell>
              <table:table-cell office:value-type="float" office:value="0.212637">
                <text:p>0.212637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7.5334">
                <text:p>37.5334</text:p>
              </table:table-cell>
              <table:table-cell office:value-type="float" office:value="0.233089">
                <text:p>0.233089</text:p>
              </table:table-cell>
              <table:table-cell office:value-type="float" office:value="37.533392">
                <text:p>37.533392</text:p>
              </table:table-cell>
              <table:table-cell office:value-type="float" office:value="0.233011">
                <text:p>0.23301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7.5398">
                <text:p>37.5398</text:p>
              </table:table-cell>
              <table:table-cell office:value-type="float" office:value="0.252829">
                <text:p>0.252829</text:p>
              </table:table-cell>
              <table:table-cell office:value-type="float" office:value="37.539828">
                <text:p>37.539828</text:p>
              </table:table-cell>
              <table:table-cell office:value-type="float" office:value="0.252744">
                <text:p>0.25274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7.5463">
                <text:p>37.5463</text:p>
              </table:table-cell>
              <table:table-cell office:value-type="float" office:value="0.271932">
                <text:p>0.271932</text:p>
              </table:table-cell>
              <table:table-cell office:value-type="float" office:value="37.546261">
                <text:p>37.546261</text:p>
              </table:table-cell>
              <table:table-cell office:value-type="float" office:value="0.27184">
                <text:p>0.2718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37.5527">
                <text:p>37.5527</text:p>
              </table:table-cell>
              <table:table-cell office:value-type="float" office:value="0.290399">
                <text:p>0.290399</text:p>
              </table:table-cell>
              <table:table-cell office:value-type="float" office:value="37.552689">
                <text:p>37.552689</text:p>
              </table:table-cell>
              <table:table-cell office:value-type="float" office:value="0.290301">
                <text:p>0.29030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7.5591">
                <text:p>37.5591</text:p>
              </table:table-cell>
              <table:table-cell office:value-type="float" office:value="0.308233">
                <text:p>0.308233</text:p>
              </table:table-cell>
              <table:table-cell office:value-type="float" office:value="37.559113">
                <text:p>37.559113</text:p>
              </table:table-cell>
              <table:table-cell office:value-type="float" office:value="0.30813">
                <text:p>0.3081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37.5655">
                <text:p>37.5655</text:p>
              </table:table-cell>
              <table:table-cell office:value-type="float" office:value="0.325437">
                <text:p>0.325437</text:p>
              </table:table-cell>
              <table:table-cell office:value-type="float" office:value="37.565532">
                <text:p>37.565532</text:p>
              </table:table-cell>
              <table:table-cell office:value-type="float" office:value="0.325328">
                <text:p>0.32532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7.5719">
                <text:p>37.5719</text:p>
              </table:table-cell>
              <table:table-cell office:value-type="float" office:value="0.342012">
                <text:p>0.342012</text:p>
              </table:table-cell>
              <table:table-cell office:value-type="float" office:value="37.571948">
                <text:p>37.571948</text:p>
              </table:table-cell>
              <table:table-cell office:value-type="float" office:value="0.341898">
                <text:p>0.341898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7.5784">
                <text:p>37.5784</text:p>
              </table:table-cell>
              <table:table-cell office:value-type="float" office:value="0.357962">
                <text:p>0.357962</text:p>
              </table:table-cell>
              <table:table-cell office:value-type="float" office:value="37.57836">
                <text:p>37.57836</text:p>
              </table:table-cell>
              <table:table-cell office:value-type="float" office:value="0.357842">
                <text:p>0.35784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7.5848">
                <text:p>37.5848</text:p>
              </table:table-cell>
              <table:table-cell office:value-type="float" office:value="0.373287">
                <text:p>0.373287</text:p>
              </table:table-cell>
              <table:table-cell office:value-type="float" office:value="37.584767">
                <text:p>37.584767</text:p>
              </table:table-cell>
              <table:table-cell office:value-type="float" office:value="0.373162">
                <text:p>0.37316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7.5912">
                <text:p>37.5912</text:p>
              </table:table-cell>
              <table:table-cell office:value-type="float" office:value="0.387989">
                <text:p>0.387989</text:p>
              </table:table-cell>
              <table:table-cell office:value-type="float" office:value="37.591171">
                <text:p>37.591171</text:p>
              </table:table-cell>
              <table:table-cell office:value-type="float" office:value="0.38786">
                <text:p>0.3878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7.5976">
                <text:p>37.5976</text:p>
              </table:table-cell>
              <table:table-cell office:value-type="float" office:value="0.402072">
                <text:p>0.402072</text:p>
              </table:table-cell>
              <table:table-cell office:value-type="float" office:value="37.59757">
                <text:p>37.59757</text:p>
              </table:table-cell>
              <table:table-cell office:value-type="float" office:value="0.401938">
                <text:p>0.40193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7.604">
                <text:p>37.604</text:p>
              </table:table-cell>
              <table:table-cell office:value-type="float" office:value="0.415535">
                <text:p>0.415535</text:p>
              </table:table-cell>
              <table:table-cell office:value-type="float" office:value="37.603965">
                <text:p>37.603965</text:p>
              </table:table-cell>
              <table:table-cell office:value-type="float" office:value="0.415398">
                <text:p>0.41539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7.6104">
                <text:p>37.6104</text:p>
              </table:table-cell>
              <table:table-cell office:value-type="float" office:value="0.428382">
                <text:p>0.428382</text:p>
              </table:table-cell>
              <table:table-cell office:value-type="float" office:value="37.610356">
                <text:p>37.610356</text:p>
              </table:table-cell>
              <table:table-cell office:value-type="float" office:value="0.428241">
                <text:p>0.42824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7.6167">
                <text:p>37.6167</text:p>
              </table:table-cell>
              <table:table-cell office:value-type="float" office:value="0.440614">
                <text:p>0.440614</text:p>
              </table:table-cell>
              <table:table-cell office:value-type="float" office:value="37.616743">
                <text:p>37.616743</text:p>
              </table:table-cell>
              <table:table-cell office:value-type="float" office:value="0.440468">
                <text:p>0.44046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7.6231">
                <text:p>37.6231</text:p>
              </table:table-cell>
              <table:table-cell office:value-type="float" office:value="0.452232">
                <text:p>0.452232</text:p>
              </table:table-cell>
              <table:table-cell office:value-type="float" office:value="37.623126">
                <text:p>37.623126</text:p>
              </table:table-cell>
              <table:table-cell office:value-type="float" office:value="0.452083">
                <text:p>0.45208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7.6295">
                <text:p>37.6295</text:p>
              </table:table-cell>
              <table:table-cell office:value-type="float" office:value="0.463238">
                <text:p>0.463238</text:p>
              </table:table-cell>
              <table:table-cell office:value-type="float" office:value="37.629505">
                <text:p>37.629505</text:p>
              </table:table-cell>
              <table:table-cell office:value-type="float" office:value="0.463085">
                <text:p>0.46308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37.6359">
                <text:p>37.6359</text:p>
              </table:table-cell>
              <table:table-cell office:value-type="float" office:value="0.473633">
                <text:p>0.473633</text:p>
              </table:table-cell>
              <table:table-cell office:value-type="float" office:value="37.63588">
                <text:p>37.63588</text:p>
              </table:table-cell>
              <table:table-cell office:value-type="float" office:value="0.473477">
                <text:p>0.47347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37.6423">
                <text:p>37.6423</text:p>
              </table:table-cell>
              <table:table-cell office:value-type="float" office:value="0.483418">
                <text:p>0.483418</text:p>
              </table:table-cell>
              <table:table-cell office:value-type="float" office:value="37.64225">
                <text:p>37.64225</text:p>
              </table:table-cell>
              <table:table-cell office:value-type="float" office:value="0.483259">
                <text:p>0.48325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7.6486">
                <text:p>37.6486</text:p>
              </table:table-cell>
              <table:table-cell office:value-type="float" office:value="0.492595">
                <text:p>0.492595</text:p>
              </table:table-cell>
              <table:table-cell office:value-type="float" office:value="37.648617">
                <text:p>37.648617</text:p>
              </table:table-cell>
              <table:table-cell office:value-type="float" office:value="0.492433">
                <text:p>0.49243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37.655">
                <text:p>37.655</text:p>
              </table:table-cell>
              <table:table-cell office:value-type="float" office:value="0.501165">
                <text:p>0.501165</text:p>
              </table:table-cell>
              <table:table-cell office:value-type="float" office:value="37.65498">
                <text:p>37.65498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7.6613">
                <text:p>37.6613</text:p>
              </table:table-cell>
              <table:table-cell office:value-type="float" office:value="0.509128">
                <text:p>0.509128</text:p>
              </table:table-cell>
              <table:table-cell office:value-type="float" office:value="37.661338">
                <text:p>37.661338</text:p>
              </table:table-cell>
              <table:table-cell office:value-type="float" office:value="0.508961">
                <text:p>0.50896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7.6677">
                <text:p>37.6677</text:p>
              </table:table-cell>
              <table:table-cell office:value-type="float" office:value="0.516487">
                <text:p>0.516487</text:p>
              </table:table-cell>
              <table:table-cell office:value-type="float" office:value="37.667693">
                <text:p>37.667693</text:p>
              </table:table-cell>
              <table:table-cell office:value-type="float" office:value="0.516318">
                <text:p>0.51631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37.674">
                <text:p>37.674</text:p>
              </table:table-cell>
              <table:table-cell office:value-type="float" office:value="0.523241">
                <text:p>0.523241</text:p>
              </table:table-cell>
              <table:table-cell office:value-type="float" office:value="37.674043">
                <text:p>37.674043</text:p>
              </table:table-cell>
              <table:table-cell office:value-type="float" office:value="0.52307">
                <text:p>0.5230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7.6804">
                <text:p>37.6804</text:p>
              </table:table-cell>
              <table:table-cell office:value-type="float" office:value="0.529392">
                <text:p>0.529392</text:p>
              </table:table-cell>
              <table:table-cell office:value-type="float" office:value="37.68039">
                <text:p>37.68039</text:p>
              </table:table-cell>
              <table:table-cell office:value-type="float" office:value="0.529219">
                <text:p>0.529219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7.6867">
                <text:p>37.6867</text:p>
              </table:table-cell>
              <table:table-cell office:value-type="float" office:value="0.534941">
                <text:p>0.534941</text:p>
              </table:table-cell>
              <table:table-cell office:value-type="float" office:value="37.686732">
                <text:p>37.686732</text:p>
              </table:table-cell>
              <table:table-cell office:value-type="float" office:value="0.534766">
                <text:p>0.53476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7.6931">
                <text:p>37.6931</text:p>
              </table:table-cell>
              <table:table-cell office:value-type="float" office:value="0.539888">
                <text:p>0.539888</text:p>
              </table:table-cell>
              <table:table-cell office:value-type="float" office:value="37.69307">
                <text:p>37.69307</text:p>
              </table:table-cell>
              <table:table-cell office:value-type="float" office:value="0.539712">
                <text:p>0.53971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7.6994">
                <text:p>37.6994</text:p>
              </table:table-cell>
              <table:table-cell office:value-type="float" office:value="0.544233">
                <text:p>0.544233</text:p>
              </table:table-cell>
              <table:table-cell office:value-type="float" office:value="37.699405">
                <text:p>37.699405</text:p>
              </table:table-cell>
              <table:table-cell office:value-type="float" office:value="0.544056">
                <text:p>0.54405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7.7057">
                <text:p>37.7057</text:p>
              </table:table-cell>
              <table:table-cell office:value-type="float" office:value="0.547978">
                <text:p>0.547978</text:p>
              </table:table-cell>
              <table:table-cell office:value-type="float" office:value="37.705735">
                <text:p>37.705735</text:p>
              </table:table-cell>
              <table:table-cell office:value-type="float" office:value="0.5478">
                <text:p>0.547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7.7121">
                <text:p>37.7121</text:p>
              </table:table-cell>
              <table:table-cell office:value-type="float" office:value="0.551123">
                <text:p>0.551123</text:p>
              </table:table-cell>
              <table:table-cell office:value-type="float" office:value="37.712062">
                <text:p>37.712062</text:p>
              </table:table-cell>
              <table:table-cell office:value-type="float" office:value="0.550944">
                <text:p>0.55094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7.7184">
                <text:p>37.7184</text:p>
              </table:table-cell>
              <table:table-cell office:value-type="float" office:value="0.553668">
                <text:p>0.553668</text:p>
              </table:table-cell>
              <table:table-cell office:value-type="float" office:value="37.718384">
                <text:p>37.718384</text:p>
              </table:table-cell>
              <table:table-cell office:value-type="float" office:value="0.553489">
                <text:p>0.55348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7.7247">
                <text:p>37.7247</text:p>
              </table:table-cell>
              <table:table-cell office:value-type="float" office:value="0.555613">
                <text:p>0.555613</text:p>
              </table:table-cell>
              <table:table-cell office:value-type="float" office:value="37.724702">
                <text:p>37.724702</text:p>
              </table:table-cell>
              <table:table-cell office:value-type="float" office:value="0.555434">
                <text:p>0.55543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7.731">
                <text:p>37.731</text:p>
              </table:table-cell>
              <table:table-cell office:value-type="float" office:value="0.55696">
                <text:p>0.55696</text:p>
              </table:table-cell>
              <table:table-cell office:value-type="float" office:value="37.731017">
                <text:p>37.731017</text:p>
              </table:table-cell>
              <table:table-cell office:value-type="float" office:value="0.55678">
                <text:p>0.5567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7.7373">
                <text:p>37.7373</text:p>
              </table:table-cell>
              <table:table-cell office:value-type="float" office:value="0.557707">
                <text:p>0.557707</text:p>
              </table:table-cell>
              <table:table-cell office:value-type="float" office:value="37.737327">
                <text:p>37.737327</text:p>
              </table:table-cell>
              <table:table-cell office:value-type="float" office:value="0.557528">
                <text:p>0.55752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7.7436">
                <text:p>37.7436</text:p>
              </table:table-cell>
              <table:table-cell office:value-type="float" office:value="0.557856">
                <text:p>0.557856</text:p>
              </table:table-cell>
              <table:table-cell office:value-type="float" office:value="37.743633">
                <text:p>37.743633</text:p>
              </table:table-cell>
              <table:table-cell office:value-type="float" office:value="0.557677">
                <text:p>0.55767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7.7499">
                <text:p>37.7499</text:p>
              </table:table-cell>
              <table:table-cell office:value-type="float" office:value="0.557406">
                <text:p>0.557406</text:p>
              </table:table-cell>
              <table:table-cell office:value-type="float" office:value="37.749936">
                <text:p>37.749936</text:p>
              </table:table-cell>
              <table:table-cell office:value-type="float" office:value="0.557227">
                <text:p>0.55722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37.7562">
                <text:p>37.7562</text:p>
              </table:table-cell>
              <table:table-cell office:value-type="float" office:value="0.556357">
                <text:p>0.556357</text:p>
              </table:table-cell>
              <table:table-cell office:value-type="float" office:value="37.756234">
                <text:p>37.756234</text:p>
              </table:table-cell>
              <table:table-cell office:value-type="float" office:value="0.556179">
                <text:p>0.556179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37.7625">
                <text:p>37.7625</text:p>
              </table:table-cell>
              <table:table-cell office:value-type="float" office:value="0.554709">
                <text:p>0.554709</text:p>
              </table:table-cell>
              <table:table-cell office:value-type="float" office:value="37.762529">
                <text:p>37.762529</text:p>
              </table:table-cell>
              <table:table-cell office:value-type="float" office:value="0.554532">
                <text:p>0.55453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37.7688">
                <text:p>37.7688</text:p>
              </table:table-cell>
              <table:table-cell office:value-type="float" office:value="0.552463">
                <text:p>0.552463</text:p>
              </table:table-cell>
              <table:table-cell office:value-type="float" office:value="37.768819">
                <text:p>37.768819</text:p>
              </table:table-cell>
              <table:table-cell office:value-type="float" office:value="0.552288">
                <text:p>0.55228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7.7751">
                <text:p>37.7751</text:p>
              </table:table-cell>
              <table:table-cell office:value-type="float" office:value="0.549619">
                <text:p>0.549619</text:p>
              </table:table-cell>
              <table:table-cell office:value-type="float" office:value="37.775106">
                <text:p>37.775106</text:p>
              </table:table-cell>
              <table:table-cell office:value-type="float" office:value="0.549445">
                <text:p>0.54944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7.7814">
                <text:p>37.7814</text:p>
              </table:table-cell>
              <table:table-cell office:value-type="float" office:value="0.546177">
                <text:p>0.546177</text:p>
              </table:table-cell>
              <table:table-cell office:value-type="float" office:value="37.781388">
                <text:p>37.781388</text:p>
              </table:table-cell>
              <table:table-cell office:value-type="float" office:value="0.546004">
                <text:p>0.54600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7.7877">
                <text:p>37.7877</text:p>
              </table:table-cell>
              <table:table-cell office:value-type="float" office:value="0.542137">
                <text:p>0.542137</text:p>
              </table:table-cell>
              <table:table-cell office:value-type="float" office:value="37.787667">
                <text:p>37.787667</text:p>
              </table:table-cell>
              <table:table-cell office:value-type="float" office:value="0.541966">
                <text:p>0.54196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7.7939">
                <text:p>37.7939</text:p>
              </table:table-cell>
              <table:table-cell office:value-type="float" office:value="0.537501">
                <text:p>0.537501</text:p>
              </table:table-cell>
              <table:table-cell office:value-type="float" office:value="37.793942">
                <text:p>37.793942</text:p>
              </table:table-cell>
              <table:table-cell office:value-type="float" office:value="0.537331">
                <text:p>0.53733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7.8002">
                <text:p>37.8002</text:p>
              </table:table-cell>
              <table:table-cell office:value-type="float" office:value="0.532267">
                <text:p>0.532267</text:p>
              </table:table-cell>
              <table:table-cell office:value-type="float" office:value="37.800213">
                <text:p>37.800213</text:p>
              </table:table-cell>
              <table:table-cell office:value-type="float" office:value="0.5321">
                <text:p>0.532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7.8065">
                <text:p>37.8065</text:p>
              </table:table-cell>
              <table:table-cell office:value-type="float" office:value="0.526438">
                <text:p>0.526438</text:p>
              </table:table-cell>
              <table:table-cell office:value-type="float" office:value="37.806479">
                <text:p>37.806479</text:p>
              </table:table-cell>
              <table:table-cell office:value-type="float" office:value="0.526273">
                <text:p>0.52627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37.8127">
                <text:p>37.8127</text:p>
              </table:table-cell>
              <table:table-cell office:value-type="float" office:value="0.520013">
                <text:p>0.520013</text:p>
              </table:table-cell>
              <table:table-cell office:value-type="float" office:value="37.812742">
                <text:p>37.812742</text:p>
              </table:table-cell>
              <table:table-cell office:value-type="float" office:value="0.519851">
                <text:p>0.51985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37.819">
                <text:p>37.819</text:p>
              </table:table-cell>
              <table:table-cell office:value-type="float" office:value="0.512994">
                <text:p>0.512994</text:p>
              </table:table-cell>
              <table:table-cell office:value-type="float" office:value="37.819001">
                <text:p>37.819001</text:p>
              </table:table-cell>
              <table:table-cell office:value-type="float" office:value="0.512834">
                <text:p>0.51283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7.8253">
                <text:p>37.8253</text:p>
              </table:table-cell>
              <table:table-cell office:value-type="float" office:value="0.50538">
                <text:p>0.50538</text:p>
              </table:table-cell>
              <table:table-cell office:value-type="float" office:value="37.825256">
                <text:p>37.825256</text:p>
              </table:table-cell>
              <table:table-cell office:value-type="float" office:value="0.505224">
                <text:p>0.50522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37.8315">
                <text:p>37.8315</text:p>
              </table:table-cell>
              <table:table-cell office:value-type="float" office:value="0.497174">
                <text:p>0.497174</text:p>
              </table:table-cell>
              <table:table-cell office:value-type="float" office:value="37.831508">
                <text:p>37.831508</text:p>
              </table:table-cell>
              <table:table-cell office:value-type="float" office:value="0.49702">
                <text:p>0.4970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37.8378">
                <text:p>37.8378</text:p>
              </table:table-cell>
              <table:table-cell office:value-type="float" office:value="0.488376">
                <text:p>0.488376</text:p>
              </table:table-cell>
              <table:table-cell office:value-type="float" office:value="37.837755">
                <text:p>37.837755</text:p>
              </table:table-cell>
              <table:table-cell office:value-type="float" office:value="0.488226">
                <text:p>0.48822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37.844">
                <text:p>37.844</text:p>
              </table:table-cell>
              <table:table-cell office:value-type="float" office:value="0.478987">
                <text:p>0.478987</text:p>
              </table:table-cell>
              <table:table-cell office:value-type="float" office:value="37.843998">
                <text:p>37.843998</text:p>
              </table:table-cell>
              <table:table-cell office:value-type="float" office:value="0.47884">
                <text:p>0.4788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37.8502">
                <text:p>37.8502</text:p>
              </table:table-cell>
              <table:table-cell office:value-type="float" office:value="0.469007">
                <text:p>0.469007</text:p>
              </table:table-cell>
              <table:table-cell office:value-type="float" office:value="37.850238">
                <text:p>37.850238</text:p>
              </table:table-cell>
              <table:table-cell office:value-type="float" office:value="0.468864">
                <text:p>0.46886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37.8565">
                <text:p>37.8565</text:p>
              </table:table-cell>
              <table:table-cell office:value-type="float" office:value="0.458439">
                <text:p>0.458439</text:p>
              </table:table-cell>
              <table:table-cell office:value-type="float" office:value="37.856473">
                <text:p>37.856473</text:p>
              </table:table-cell>
              <table:table-cell office:value-type="float" office:value="0.4583">
                <text:p>0.458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37.8627">
                <text:p>37.8627</text:p>
              </table:table-cell>
              <table:table-cell office:value-type="float" office:value="0.447284">
                <text:p>0.447284</text:p>
              </table:table-cell>
              <table:table-cell office:value-type="float" office:value="37.862705">
                <text:p>37.862705</text:p>
              </table:table-cell>
              <table:table-cell office:value-type="float" office:value="0.447149">
                <text:p>0.44714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37.8689">
                <text:p>37.8689</text:p>
              </table:table-cell>
              <table:table-cell office:value-type="float" office:value="0.435542">
                <text:p>0.435542</text:p>
              </table:table-cell>
              <table:table-cell office:value-type="float" office:value="37.868933">
                <text:p>37.868933</text:p>
              </table:table-cell>
              <table:table-cell office:value-type="float" office:value="0.435411">
                <text:p>0.43541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37.8752">
                <text:p>37.8752</text:p>
              </table:table-cell>
              <table:table-cell office:value-type="float" office:value="0.423215">
                <text:p>0.423215</text:p>
              </table:table-cell>
              <table:table-cell office:value-type="float" office:value="37.875157">
                <text:p>37.875157</text:p>
              </table:table-cell>
              <table:table-cell office:value-type="float" office:value="0.423089">
                <text:p>0.42308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37.8814">
                <text:p>37.8814</text:p>
              </table:table-cell>
              <table:table-cell office:value-type="float" office:value="0.410305">
                <text:p>0.410305</text:p>
              </table:table-cell>
              <table:table-cell office:value-type="float" office:value="37.881377">
                <text:p>37.881377</text:p>
              </table:table-cell>
              <table:table-cell office:value-type="float" office:value="0.410183">
                <text:p>0.41018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7.8876">
                <text:p>37.8876</text:p>
              </table:table-cell>
              <table:table-cell office:value-type="float" office:value="0.396812">
                <text:p>0.396812</text:p>
              </table:table-cell>
              <table:table-cell office:value-type="float" office:value="37.887593">
                <text:p>37.887593</text:p>
              </table:table-cell>
              <table:table-cell office:value-type="float" office:value="0.396696">
                <text:p>0.39669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7.8938">
                <text:p>37.8938</text:p>
              </table:table-cell>
              <table:table-cell office:value-type="float" office:value="0.382739">
                <text:p>0.382739</text:p>
              </table:table-cell>
              <table:table-cell office:value-type="float" office:value="37.893805">
                <text:p>37.893805</text:p>
              </table:table-cell>
              <table:table-cell office:value-type="float" office:value="0.382628">
                <text:p>0.38262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7.9">
                <text:p>37.9</text:p>
              </table:table-cell>
              <table:table-cell office:value-type="float" office:value="0.368087">
                <text:p>0.368087</text:p>
              </table:table-cell>
              <table:table-cell office:value-type="float" office:value="37.900014">
                <text:p>37.900014</text:p>
              </table:table-cell>
              <table:table-cell office:value-type="float" office:value="0.367981">
                <text:p>0.36798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7.9062">
                <text:p>37.9062</text:p>
              </table:table-cell>
              <table:table-cell office:value-type="float" office:value="0.352858">
                <text:p>0.352858</text:p>
              </table:table-cell>
              <table:table-cell office:value-type="float" office:value="37.906218">
                <text:p>37.906218</text:p>
              </table:table-cell>
              <table:table-cell office:value-type="float" office:value="0.352757">
                <text:p>0.35275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37.9124">
                <text:p>37.9124</text:p>
              </table:table-cell>
              <table:table-cell office:value-type="float" office:value="0.337053">
                <text:p>0.337053</text:p>
              </table:table-cell>
              <table:table-cell office:value-type="float" office:value="37.912419">
                <text:p>37.912419</text:p>
              </table:table-cell>
              <table:table-cell office:value-type="float" office:value="0.336958">
                <text:p>0.33695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37.9186">
                <text:p>37.9186</text:p>
              </table:table-cell>
              <table:table-cell office:value-type="float" office:value="0.320674">
                <text:p>0.320674</text:p>
              </table:table-cell>
              <table:table-cell office:value-type="float" office:value="37.918616">
                <text:p>37.918616</text:p>
              </table:table-cell>
              <table:table-cell office:value-type="float" office:value="0.320585">
                <text:p>0.32058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7.9248">
                <text:p>37.9248</text:p>
              </table:table-cell>
              <table:table-cell office:value-type="float" office:value="0.303724">
                <text:p>0.303724</text:p>
              </table:table-cell>
              <table:table-cell office:value-type="float" office:value="37.924809">
                <text:p>37.924809</text:p>
              </table:table-cell>
              <table:table-cell office:value-type="float" office:value="0.303641">
                <text:p>0.30364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7.931">
                <text:p>37.931</text:p>
              </table:table-cell>
              <table:table-cell office:value-type="float" office:value="0.286203">
                <text:p>0.286203</text:p>
              </table:table-cell>
              <table:table-cell office:value-type="float" office:value="37.930998">
                <text:p>37.930998</text:p>
              </table:table-cell>
              <table:table-cell office:value-type="float" office:value="0.286126">
                <text:p>0.28612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7.9372">
                <text:p>37.9372</text:p>
              </table:table-cell>
              <table:table-cell office:value-type="float" office:value="0.268115">
                <text:p>0.268115</text:p>
              </table:table-cell>
              <table:table-cell office:value-type="float" office:value="37.937183">
                <text:p>37.937183</text:p>
              </table:table-cell>
              <table:table-cell office:value-type="float" office:value="0.268044">
                <text:p>0.26804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37.9434">
                <text:p>37.9434</text:p>
              </table:table-cell>
              <table:table-cell office:value-type="float" office:value="0.24946">
                <text:p>0.24946</text:p>
              </table:table-cell>
              <table:table-cell office:value-type="float" office:value="37.943365">
                <text:p>37.943365</text:p>
              </table:table-cell>
              <table:table-cell office:value-type="float" office:value="0.249396">
                <text:p>0.24939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37.9495">
                <text:p>37.9495</text:p>
              </table:table-cell>
              <table:table-cell office:value-type="float" office:value="0.230241">
                <text:p>0.230241</text:p>
              </table:table-cell>
              <table:table-cell office:value-type="float" office:value="37.949543">
                <text:p>37.949543</text:p>
              </table:table-cell>
              <table:table-cell office:value-type="float" office:value="0.230184">
                <text:p>0.23018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37.9557">
                <text:p>37.9557</text:p>
              </table:table-cell>
              <table:table-cell office:value-type="float" office:value="0.210461">
                <text:p>0.210461</text:p>
              </table:table-cell>
              <table:table-cell office:value-type="float" office:value="37.955717">
                <text:p>37.955717</text:p>
              </table:table-cell>
              <table:table-cell office:value-type="float" office:value="0.210411">
                <text:p>0.21041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37.9619">
                <text:p>37.9619</text:p>
              </table:table-cell>
              <table:table-cell office:value-type="float" office:value="0.190121">
                <text:p>0.190121</text:p>
              </table:table-cell>
              <table:table-cell office:value-type="float" office:value="37.961887">
                <text:p>37.961887</text:p>
              </table:table-cell>
              <table:table-cell office:value-type="float" office:value="0.190078">
                <text:p>0.190078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7.9681">
                <text:p>37.9681</text:p>
              </table:table-cell>
              <table:table-cell office:value-type="float" office:value="0.169223">
                <text:p>0.169223</text:p>
              </table:table-cell>
              <table:table-cell office:value-type="float" office:value="37.968053">
                <text:p>37.968053</text:p>
              </table:table-cell>
              <table:table-cell office:value-type="float" office:value="0.169187">
                <text:p>0.16918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7.9742">
                <text:p>37.9742</text:p>
              </table:table-cell>
              <table:table-cell office:value-type="float" office:value="0.147771">
                <text:p>0.147771</text:p>
              </table:table-cell>
              <table:table-cell office:value-type="float" office:value="37.974216">
                <text:p>37.974216</text:p>
              </table:table-cell>
              <table:table-cell office:value-type="float" office:value="0.147742">
                <text:p>0.14774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7.9804">
                <text:p>37.9804</text:p>
              </table:table-cell>
              <table:table-cell office:value-type="float" office:value="0.125766">
                <text:p>0.125766</text:p>
              </table:table-cell>
              <table:table-cell office:value-type="float" office:value="37.980374">
                <text:p>37.980374</text:p>
              </table:table-cell>
              <table:table-cell office:value-type="float" office:value="0.125745">
                <text:p>0.12574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7.9865">
                <text:p>37.9865</text:p>
              </table:table-cell>
              <table:table-cell office:value-type="float" office:value="0.10321">
                <text:p>0.10321</text:p>
              </table:table-cell>
              <table:table-cell office:value-type="float" office:value="37.986529">
                <text:p>37.986529</text:p>
              </table:table-cell>
              <table:table-cell office:value-type="float" office:value="0.103197">
                <text:p>0.103197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7.9927">
                <text:p>37.9927</text:p>
              </table:table-cell>
              <table:table-cell office:value-type="float" office:value="0.0801065">
                <text:p>0.0801065</text:p>
              </table:table-cell>
              <table:table-cell office:value-type="float" office:value="37.99268">
                <text:p>37.99268</text:p>
              </table:table-cell>
              <table:table-cell office:value-type="float" office:value="0.080101">
                <text:p>0.08010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37.9988">
                <text:p>37.9988</text:p>
              </table:table-cell>
              <table:table-cell office:value-type="float" office:value="0.0564576">
                <text:p>0.0564576</text:p>
              </table:table-cell>
              <table:table-cell office:value-type="float" office:value="37.998828">
                <text:p>37.998828</text:p>
              </table:table-cell>
              <table:table-cell office:value-type="float" office:value="0.056461">
                <text:p>0.05646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8.005">
                <text:p>38.005</text:p>
              </table:table-cell>
              <table:table-cell office:value-type="float" office:value="0.0322659">
                <text:p>0.0322659</text:p>
              </table:table-cell>
              <table:table-cell office:value-type="float" office:value="38.004971">
                <text:p>38.004971</text:p>
              </table:table-cell>
              <table:table-cell office:value-type="float" office:value="0.032277">
                <text:p>0.03227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8.0111">
                <text:p>38.0111</text:p>
              </table:table-cell>
              <table:table-cell office:value-type="float" office:value="0.00753398">
                <text:p>0.00753398</text:p>
              </table:table-cell>
              <table:table-cell office:value-type="float" office:value="38.011111">
                <text:p>38.011111</text:p>
              </table:table-cell>
              <table:table-cell office:value-type="float" office:value="0.007554">
                <text:p>0.00755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8.0172">
                <text:p>38.0172</text:p>
              </table:table-cell>
              <table:table-cell office:value-type="float" office:value="0">
                <text:p>0</text:p>
              </table:table-cell>
              <table:table-cell office:value-type="float" office:value="38.017247">
                <text:p>38.017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8.0663">
                <text:p>38.0663</text:p>
              </table:table-cell>
              <table:table-cell office:value-type="float" office:value="0">
                <text:p>0</text:p>
              </table:table-cell>
              <table:table-cell office:value-type="float" office:value="38.066305">
                <text:p>38.066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8.0724">
                <text:p>38.0724</text:p>
              </table:table-cell>
              <table:table-cell office:value-type="float" office:value="0.0258044">
                <text:p>0.0258044</text:p>
              </table:table-cell>
              <table:table-cell office:value-type="float" office:value="38.072437">
                <text:p>38.072437</text:p>
              </table:table-cell>
              <table:table-cell office:value-type="float" office:value="0.025796">
                <text:p>0.02579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8.0786">
                <text:p>38.0786</text:p>
              </table:table-cell>
              <table:table-cell office:value-type="float" office:value="0.0509435">
                <text:p>0.0509435</text:p>
              </table:table-cell>
              <table:table-cell office:value-type="float" office:value="38.078566">
                <text:p>38.078566</text:p>
              </table:table-cell>
              <table:table-cell office:value-type="float" office:value="0.050926">
                <text:p>0.05092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38.0847">
                <text:p>38.0847</text:p>
              </table:table-cell>
              <table:table-cell office:value-type="float" office:value="0.0754206">
                <text:p>0.0754206</text:p>
              </table:table-cell>
              <table:table-cell office:value-type="float" office:value="38.084691">
                <text:p>38.084691</text:p>
              </table:table-cell>
              <table:table-cell office:value-type="float" office:value="0.075395">
                <text:p>0.07539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38.0908">
                <text:p>38.0908</text:p>
              </table:table-cell>
              <table:table-cell office:value-type="float" office:value="0.099239">
                <text:p>0.099239</text:p>
              </table:table-cell>
              <table:table-cell office:value-type="float" office:value="38.090812">
                <text:p>38.090812</text:p>
              </table:table-cell>
              <table:table-cell office:value-type="float" office:value="0.099205">
                <text:p>0.09920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38.0969">
                <text:p>38.0969</text:p>
              </table:table-cell>
              <table:table-cell office:value-type="float" office:value="0.122402">
                <text:p>0.122402</text:p>
              </table:table-cell>
              <table:table-cell office:value-type="float" office:value="38.096929">
                <text:p>38.096929</text:p>
              </table:table-cell>
              <table:table-cell office:value-type="float" office:value="0.12236">
                <text:p>0.1223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38.103">
                <text:p>38.103</text:p>
              </table:table-cell>
              <table:table-cell office:value-type="float" office:value="0.144913">
                <text:p>0.144913</text:p>
              </table:table-cell>
              <table:table-cell office:value-type="float" office:value="38.103042">
                <text:p>38.103042</text:p>
              </table:table-cell>
              <table:table-cell office:value-type="float" office:value="0.144863">
                <text:p>0.14486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38.1092">
                <text:p>38.1092</text:p>
              </table:table-cell>
              <table:table-cell office:value-type="float" office:value="0.166774">
                <text:p>0.166774</text:p>
              </table:table-cell>
              <table:table-cell office:value-type="float" office:value="38.109152">
                <text:p>38.109152</text:p>
              </table:table-cell>
              <table:table-cell office:value-type="float" office:value="0.166717">
                <text:p>0.166717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38.1153">
                <text:p>38.1153</text:p>
              </table:table-cell>
              <table:table-cell office:value-type="float" office:value="0.187988">
                <text:p>0.187988</text:p>
              </table:table-cell>
              <table:table-cell office:value-type="float" office:value="38.115258">
                <text:p>38.115258</text:p>
              </table:table-cell>
              <table:table-cell office:value-type="float" office:value="0.187925">
                <text:p>0.18792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38.1214">
                <text:p>38.1214</text:p>
              </table:table-cell>
              <table:table-cell office:value-type="float" office:value="0.208559">
                <text:p>0.208559</text:p>
              </table:table-cell>
              <table:table-cell office:value-type="float" office:value="38.121361">
                <text:p>38.121361</text:p>
              </table:table-cell>
              <table:table-cell office:value-type="float" office:value="0.208489">
                <text:p>0.20848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38.1275">
                <text:p>38.1275</text:p>
              </table:table-cell>
              <table:table-cell office:value-type="float" office:value="0.228489">
                <text:p>0.228489</text:p>
              </table:table-cell>
              <table:table-cell office:value-type="float" office:value="38.127459">
                <text:p>38.127459</text:p>
              </table:table-cell>
              <table:table-cell office:value-type="float" office:value="0.228412">
                <text:p>0.22841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38.1336">
                <text:p>38.1336</text:p>
              </table:table-cell>
              <table:table-cell office:value-type="float" office:value="0.24778">
                <text:p>0.24778</text:p>
              </table:table-cell>
              <table:table-cell office:value-type="float" office:value="38.133554">
                <text:p>38.133554</text:p>
              </table:table-cell>
              <table:table-cell office:value-type="float" office:value="0.247697">
                <text:p>0.247697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38.1396">
                <text:p>38.1396</text:p>
              </table:table-cell>
              <table:table-cell office:value-type="float" office:value="0.266435">
                <text:p>0.266435</text:p>
              </table:table-cell>
              <table:table-cell office:value-type="float" office:value="38.139645">
                <text:p>38.139645</text:p>
              </table:table-cell>
              <table:table-cell office:value-type="float" office:value="0.266346">
                <text:p>0.26634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38.1457">
                <text:p>38.1457</text:p>
              </table:table-cell>
              <table:table-cell office:value-type="float" office:value="0.284457">
                <text:p>0.284457</text:p>
              </table:table-cell>
              <table:table-cell office:value-type="float" office:value="38.145733">
                <text:p>38.145733</text:p>
              </table:table-cell>
              <table:table-cell office:value-type="float" office:value="0.284362">
                <text:p>0.28436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38.1518">
                <text:p>38.1518</text:p>
              </table:table-cell>
              <table:table-cell office:value-type="float" office:value="0.301848">
                <text:p>0.301848</text:p>
              </table:table-cell>
              <table:table-cell office:value-type="float" office:value="38.151816">
                <text:p>38.151816</text:p>
              </table:table-cell>
              <table:table-cell office:value-type="float" office:value="0.301746">
                <text:p>0.30174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38.1579">
                <text:p>38.1579</text:p>
              </table:table-cell>
              <table:table-cell office:value-type="float" office:value="0.318609">
                <text:p>0.318609</text:p>
              </table:table-cell>
              <table:table-cell office:value-type="float" office:value="38.157896">
                <text:p>38.157896</text:p>
              </table:table-cell>
              <table:table-cell office:value-type="float" office:value="0.318502">
                <text:p>0.31850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38.164">
                <text:p>38.164</text:p>
              </table:table-cell>
              <table:table-cell office:value-type="float" office:value="0.334744">
                <text:p>0.334744</text:p>
              </table:table-cell>
              <table:table-cell office:value-type="float" office:value="38.163973">
                <text:p>38.163973</text:p>
              </table:table-cell>
              <table:table-cell office:value-type="float" office:value="0.334632">
                <text:p>0.334632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38.17">
                <text:p>38.17</text:p>
              </table:table-cell>
              <table:table-cell office:value-type="float" office:value="0.350254">
                <text:p>0.350254</text:p>
              </table:table-cell>
              <table:table-cell office:value-type="float" office:value="38.170045">
                <text:p>38.170045</text:p>
              </table:table-cell>
              <table:table-cell office:value-type="float" office:value="0.350137">
                <text:p>0.35013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38.1761">
                <text:p>38.1761</text:p>
              </table:table-cell>
              <table:table-cell office:value-type="float" office:value="0.365141">
                <text:p>0.365141</text:p>
              </table:table-cell>
              <table:table-cell office:value-type="float" office:value="38.176114">
                <text:p>38.176114</text:p>
              </table:table-cell>
              <table:table-cell office:value-type="float" office:value="0.365019">
                <text:p>0.36501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38.1822">
                <text:p>38.1822</text:p>
              </table:table-cell>
              <table:table-cell office:value-type="float" office:value="0.379407">
                <text:p>0.379407</text:p>
              </table:table-cell>
              <table:table-cell office:value-type="float" office:value="38.18218">
                <text:p>38.18218</text:p>
              </table:table-cell>
              <table:table-cell office:value-type="float" office:value="0.379281">
                <text:p>0.37928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38.1882">
                <text:p>38.1882</text:p>
              </table:table-cell>
              <table:table-cell office:value-type="float" office:value="0.393054">
                <text:p>0.393054</text:p>
              </table:table-cell>
              <table:table-cell office:value-type="float" office:value="38.188241">
                <text:p>38.188241</text:p>
              </table:table-cell>
              <table:table-cell office:value-type="float" office:value="0.392923">
                <text:p>0.39292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38.1943">
                <text:p>38.1943</text:p>
              </table:table-cell>
              <table:table-cell office:value-type="float" office:value="0.406084">
                <text:p>0.406084</text:p>
              </table:table-cell>
              <table:table-cell office:value-type="float" office:value="38.194299">
                <text:p>38.194299</text:p>
              </table:table-cell>
              <table:table-cell office:value-type="float" office:value="0.405949">
                <text:p>0.40594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38.2004">
                <text:p>38.2004</text:p>
              </table:table-cell>
              <table:table-cell office:value-type="float" office:value="0.418498">
                <text:p>0.418498</text:p>
              </table:table-cell>
              <table:table-cell office:value-type="float" office:value="38.200353">
                <text:p>38.200353</text:p>
              </table:table-cell>
              <table:table-cell office:value-type="float" office:value="0.418359">
                <text:p>0.41835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38.2064">
                <text:p>38.2064</text:p>
              </table:table-cell>
              <table:table-cell office:value-type="float" office:value="0.430297">
                <text:p>0.430297</text:p>
              </table:table-cell>
              <table:table-cell office:value-type="float" office:value="38.206404">
                <text:p>38.206404</text:p>
              </table:table-cell>
              <table:table-cell office:value-type="float" office:value="0.430155">
                <text:p>0.43015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38.2125">
                <text:p>38.2125</text:p>
              </table:table-cell>
              <table:table-cell office:value-type="float" office:value="0.441484">
                <text:p>0.441484</text:p>
              </table:table-cell>
              <table:table-cell office:value-type="float" office:value="38.212451">
                <text:p>38.212451</text:p>
              </table:table-cell>
              <table:table-cell office:value-type="float" office:value="0.441338">
                <text:p>0.44133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38.2185">
                <text:p>38.2185</text:p>
              </table:table-cell>
              <table:table-cell office:value-type="float" office:value="0.45206">
                <text:p>0.45206</text:p>
              </table:table-cell>
              <table:table-cell office:value-type="float" office:value="38.218494">
                <text:p>38.218494</text:p>
              </table:table-cell>
              <table:table-cell office:value-type="float" office:value="0.451911">
                <text:p>0.45191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38.2245">
                <text:p>38.2245</text:p>
              </table:table-cell>
              <table:table-cell office:value-type="float" office:value="0.462026">
                <text:p>0.462026</text:p>
              </table:table-cell>
              <table:table-cell office:value-type="float" office:value="38.224534">
                <text:p>38.224534</text:p>
              </table:table-cell>
              <table:table-cell office:value-type="float" office:value="0.461873">
                <text:p>0.46187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38.2306">
                <text:p>38.2306</text:p>
              </table:table-cell>
              <table:table-cell office:value-type="float" office:value="0.471383">
                <text:p>0.471383</text:p>
              </table:table-cell>
              <table:table-cell office:value-type="float" office:value="38.23057">
                <text:p>38.23057</text:p>
              </table:table-cell>
              <table:table-cell office:value-type="float" office:value="0.471228">
                <text:p>0.47122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38.2366">
                <text:p>38.2366</text:p>
              </table:table-cell>
              <table:table-cell office:value-type="float" office:value="0.480133">
                <text:p>0.480133</text:p>
              </table:table-cell>
              <table:table-cell office:value-type="float" office:value="38.236602">
                <text:p>38.236602</text:p>
              </table:table-cell>
              <table:table-cell office:value-type="float" office:value="0.479975">
                <text:p>0.47997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38.2426">
                <text:p>38.2426</text:p>
              </table:table-cell>
              <table:table-cell office:value-type="float" office:value="0.488276">
                <text:p>0.488276</text:p>
              </table:table-cell>
              <table:table-cell office:value-type="float" office:value="38.242631">
                <text:p>38.242631</text:p>
              </table:table-cell>
              <table:table-cell office:value-type="float" office:value="0.488116">
                <text:p>0.48811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38.2487">
                <text:p>38.2487</text:p>
              </table:table-cell>
              <table:table-cell office:value-type="float" office:value="0.495814">
                <text:p>0.495814</text:p>
              </table:table-cell>
              <table:table-cell office:value-type="float" office:value="38.248656">
                <text:p>38.248656</text:p>
              </table:table-cell>
              <table:table-cell office:value-type="float" office:value="0.495651">
                <text:p>0.49565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38.2547">
                <text:p>38.2547</text:p>
              </table:table-cell>
              <table:table-cell office:value-type="float" office:value="0.502748">
                <text:p>0.502748</text:p>
              </table:table-cell>
              <table:table-cell office:value-type="float" office:value="38.254677">
                <text:p>38.254677</text:p>
              </table:table-cell>
              <table:table-cell office:value-type="float" office:value="0.502583">
                <text:p>0.50258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38.2607">
                <text:p>38.2607</text:p>
              </table:table-cell>
              <table:table-cell office:value-type="float" office:value="0.509077">
                <text:p>0.509077</text:p>
              </table:table-cell>
              <table:table-cell office:value-type="float" office:value="38.260695">
                <text:p>38.260695</text:p>
              </table:table-cell>
              <table:table-cell office:value-type="float" office:value="0.508911">
                <text:p>0.50891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38.2667">
                <text:p>38.2667</text:p>
              </table:table-cell>
              <table:table-cell office:value-type="float" office:value="0.514805">
                <text:p>0.514805</text:p>
              </table:table-cell>
              <table:table-cell office:value-type="float" office:value="38.266709">
                <text:p>38.266709</text:p>
              </table:table-cell>
              <table:table-cell office:value-type="float" office:value="0.514636">
                <text:p>0.514636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38.2727">
                <text:p>38.2727</text:p>
              </table:table-cell>
              <table:table-cell office:value-type="float" office:value="0.51993">
                <text:p>0.51993</text:p>
              </table:table-cell>
              <table:table-cell office:value-type="float" office:value="38.27272">
                <text:p>38.27272</text:p>
              </table:table-cell>
              <table:table-cell office:value-type="float" office:value="0.51976">
                <text:p>0.5197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8.2787">
                <text:p>38.2787</text:p>
              </table:table-cell>
              <table:table-cell office:value-type="float" office:value="0.524453">
                <text:p>0.524453</text:p>
              </table:table-cell>
              <table:table-cell office:value-type="float" office:value="38.278727">
                <text:p>38.278727</text:p>
              </table:table-cell>
              <table:table-cell office:value-type="float" office:value="0.524282">
                <text:p>0.52428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8.2847">
                <text:p>38.2847</text:p>
              </table:table-cell>
              <table:table-cell office:value-type="float" office:value="0.528376">
                <text:p>0.528376</text:p>
              </table:table-cell>
              <table:table-cell office:value-type="float" office:value="38.28473">
                <text:p>38.28473</text:p>
              </table:table-cell>
              <table:table-cell office:value-type="float" office:value="0.528204">
                <text:p>0.52820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8.2907">
                <text:p>38.2907</text:p>
              </table:table-cell>
              <table:table-cell office:value-type="float" office:value="0.531699">
                <text:p>0.531699</text:p>
              </table:table-cell>
              <table:table-cell office:value-type="float" office:value="38.29073">
                <text:p>38.29073</text:p>
              </table:table-cell>
              <table:table-cell office:value-type="float" office:value="0.531526">
                <text:p>0.53152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8.2967">
                <text:p>38.2967</text:p>
              </table:table-cell>
              <table:table-cell office:value-type="float" office:value="0.534422">
                <text:p>0.534422</text:p>
              </table:table-cell>
              <table:table-cell office:value-type="float" office:value="38.296726">
                <text:p>38.296726</text:p>
              </table:table-cell>
              <table:table-cell office:value-type="float" office:value="0.534248">
                <text:p>0.53424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38.3027">
                <text:p>38.3027</text:p>
              </table:table-cell>
              <table:table-cell office:value-type="float" office:value="0.536545">
                <text:p>0.536545</text:p>
              </table:table-cell>
              <table:table-cell office:value-type="float" office:value="38.302718">
                <text:p>38.302718</text:p>
              </table:table-cell>
              <table:table-cell office:value-type="float" office:value="0.536371">
                <text:p>0.53637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8.3087">
                <text:p>38.3087</text:p>
              </table:table-cell>
              <table:table-cell office:value-type="float" office:value="0.538069">
                <text:p>0.538069</text:p>
              </table:table-cell>
              <table:table-cell office:value-type="float" office:value="38.308707">
                <text:p>38.308707</text:p>
              </table:table-cell>
              <table:table-cell office:value-type="float" office:value="0.537895">
                <text:p>0.53789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8.3147">
                <text:p>38.3147</text:p>
              </table:table-cell>
              <table:table-cell office:value-type="float" office:value="0.538994">
                <text:p>0.538994</text:p>
              </table:table-cell>
              <table:table-cell office:value-type="float" office:value="38.314693">
                <text:p>38.314693</text:p>
              </table:table-cell>
              <table:table-cell office:value-type="float" office:value="0.53882">
                <text:p>0.5388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38.3207">
                <text:p>38.3207</text:p>
              </table:table-cell>
              <table:table-cell office:value-type="float" office:value="0.53932">
                <text:p>0.53932</text:p>
              </table:table-cell>
              <table:table-cell office:value-type="float" office:value="38.320674">
                <text:p>38.320674</text:p>
              </table:table-cell>
              <table:table-cell office:value-type="float" office:value="0.539146">
                <text:p>0.53914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38.3267">
                <text:p>38.3267</text:p>
              </table:table-cell>
              <table:table-cell office:value-type="float" office:value="0.539048">
                <text:p>0.539048</text:p>
              </table:table-cell>
              <table:table-cell office:value-type="float" office:value="38.326653">
                <text:p>38.326653</text:p>
              </table:table-cell>
              <table:table-cell office:value-type="float" office:value="0.538874">
                <text:p>0.53887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38.3326">
                <text:p>38.3326</text:p>
              </table:table-cell>
              <table:table-cell office:value-type="float" office:value="0.538176">
                <text:p>0.538176</text:p>
              </table:table-cell>
              <table:table-cell office:value-type="float" office:value="38.332627">
                <text:p>38.332627</text:p>
              </table:table-cell>
              <table:table-cell office:value-type="float" office:value="0.538003">
                <text:p>0.53800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38.3386">
                <text:p>38.3386</text:p>
              </table:table-cell>
              <table:table-cell office:value-type="float" office:value="0.536706">
                <text:p>0.536706</text:p>
              </table:table-cell>
              <table:table-cell office:value-type="float" office:value="38.338598">
                <text:p>38.338598</text:p>
              </table:table-cell>
              <table:table-cell office:value-type="float" office:value="0.536534">
                <text:p>0.53653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38.3446">
                <text:p>38.3446</text:p>
              </table:table-cell>
              <table:table-cell office:value-type="float" office:value="0.534638">
                <text:p>0.534638</text:p>
              </table:table-cell>
              <table:table-cell office:value-type="float" office:value="38.344566">
                <text:p>38.344566</text:p>
              </table:table-cell>
              <table:table-cell office:value-type="float" office:value="0.534467">
                <text:p>0.53446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38.3505">
                <text:p>38.3505</text:p>
              </table:table-cell>
              <table:table-cell office:value-type="float" office:value="0.531971">
                <text:p>0.531971</text:p>
              </table:table-cell>
              <table:table-cell office:value-type="float" office:value="38.35053">
                <text:p>38.35053</text:p>
              </table:table-cell>
              <table:table-cell office:value-type="float" office:value="0.531801">
                <text:p>0.53180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38.3565">
                <text:p>38.3565</text:p>
              </table:table-cell>
              <table:table-cell office:value-type="float" office:value="0.528706">
                <text:p>0.528706</text:p>
              </table:table-cell>
              <table:table-cell office:value-type="float" office:value="38.35649">
                <text:p>38.35649</text:p>
              </table:table-cell>
              <table:table-cell office:value-type="float" office:value="0.528538">
                <text:p>0.52853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38.3624">
                <text:p>38.3624</text:p>
              </table:table-cell>
              <table:table-cell office:value-type="float" office:value="0.524844">
                <text:p>0.524844</text:p>
              </table:table-cell>
              <table:table-cell office:value-type="float" office:value="38.362447">
                <text:p>38.362447</text:p>
              </table:table-cell>
              <table:table-cell office:value-type="float" office:value="0.524677">
                <text:p>0.52467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38.3684">
                <text:p>38.3684</text:p>
              </table:table-cell>
              <table:table-cell office:value-type="float" office:value="0.520384">
                <text:p>0.520384</text:p>
              </table:table-cell>
              <table:table-cell office:value-type="float" office:value="38.3684">
                <text:p>38.3684</text:p>
              </table:table-cell>
              <table:table-cell office:value-type="float" office:value="0.520219">
                <text:p>0.52021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38.3743">
                <text:p>38.3743</text:p>
              </table:table-cell>
              <table:table-cell office:value-type="float" office:value="0.515327">
                <text:p>0.515327</text:p>
              </table:table-cell>
              <table:table-cell office:value-type="float" office:value="38.37435">
                <text:p>38.37435</text:p>
              </table:table-cell>
              <table:table-cell office:value-type="float" office:value="0.515164">
                <text:p>0.51516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38.3803">
                <text:p>38.3803</text:p>
              </table:table-cell>
              <table:table-cell office:value-type="float" office:value="0.509674">
                <text:p>0.509674</text:p>
              </table:table-cell>
              <table:table-cell office:value-type="float" office:value="38.380296">
                <text:p>38.380296</text:p>
              </table:table-cell>
              <table:table-cell office:value-type="float" office:value="0.509514">
                <text:p>0.50951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38.3862">
                <text:p>38.3862</text:p>
              </table:table-cell>
              <table:table-cell office:value-type="float" office:value="0.503426">
                <text:p>0.503426</text:p>
              </table:table-cell>
              <table:table-cell office:value-type="float" office:value="38.386239">
                <text:p>38.386239</text:p>
              </table:table-cell>
              <table:table-cell office:value-type="float" office:value="0.503268">
                <text:p>0.50326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38.3922">
                <text:p>38.3922</text:p>
              </table:table-cell>
              <table:table-cell office:value-type="float" office:value="0.496583">
                <text:p>0.496583</text:p>
              </table:table-cell>
              <table:table-cell office:value-type="float" office:value="38.392178">
                <text:p>38.392178</text:p>
              </table:table-cell>
              <table:table-cell office:value-type="float" office:value="0.496427">
                <text:p>0.49642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38.3981">
                <text:p>38.3981</text:p>
              </table:table-cell>
              <table:table-cell office:value-type="float" office:value="0.489146">
                <text:p>0.489146</text:p>
              </table:table-cell>
              <table:table-cell office:value-type="float" office:value="38.398113">
                <text:p>38.398113</text:p>
              </table:table-cell>
              <table:table-cell office:value-type="float" office:value="0.488993">
                <text:p>0.48899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38.404">
                <text:p>38.404</text:p>
              </table:table-cell>
              <table:table-cell office:value-type="float" office:value="0.481115">
                <text:p>0.481115</text:p>
              </table:table-cell>
              <table:table-cell office:value-type="float" office:value="38.404045">
                <text:p>38.404045</text:p>
              </table:table-cell>
              <table:table-cell office:value-type="float" office:value="0.480966">
                <text:p>0.48096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8.41">
                <text:p>38.41</text:p>
              </table:table-cell>
              <table:table-cell office:value-type="float" office:value="0.472492">
                <text:p>0.472492</text:p>
              </table:table-cell>
              <table:table-cell office:value-type="float" office:value="38.409974">
                <text:p>38.409974</text:p>
              </table:table-cell>
              <table:table-cell office:value-type="float" office:value="0.472346">
                <text:p>0.47234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38.4159">
                <text:p>38.4159</text:p>
              </table:table-cell>
              <table:table-cell office:value-type="float" office:value="0.463278">
                <text:p>0.463278</text:p>
              </table:table-cell>
              <table:table-cell office:value-type="float" office:value="38.415899">
                <text:p>38.415899</text:p>
              </table:table-cell>
              <table:table-cell office:value-type="float" office:value="0.463135">
                <text:p>0.46313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38.4218">
                <text:p>38.4218</text:p>
              </table:table-cell>
              <table:table-cell office:value-type="float" office:value="0.453474">
                <text:p>0.453474</text:p>
              </table:table-cell>
              <table:table-cell office:value-type="float" office:value="38.421821">
                <text:p>38.421821</text:p>
              </table:table-cell>
              <table:table-cell office:value-type="float" office:value="0.453335">
                <text:p>0.45333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38.4277">
                <text:p>38.4277</text:p>
              </table:table-cell>
              <table:table-cell office:value-type="float" office:value="0.44308">
                <text:p>0.44308</text:p>
              </table:table-cell>
              <table:table-cell office:value-type="float" office:value="38.427739">
                <text:p>38.427739</text:p>
              </table:table-cell>
              <table:table-cell office:value-type="float" office:value="0.442945">
                <text:p>0.44294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38.4337">
                <text:p>38.4337</text:p>
              </table:table-cell>
              <table:table-cell office:value-type="float" office:value="0.432099">
                <text:p>0.432099</text:p>
              </table:table-cell>
              <table:table-cell office:value-type="float" office:value="38.433653">
                <text:p>38.433653</text:p>
              </table:table-cell>
              <table:table-cell office:value-type="float" office:value="0.431968">
                <text:p>0.43196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8.4396">
                <text:p>38.4396</text:p>
              </table:table-cell>
              <table:table-cell office:value-type="float" office:value="0.420531">
                <text:p>0.420531</text:p>
              </table:table-cell>
              <table:table-cell office:value-type="float" office:value="38.439564">
                <text:p>38.439564</text:p>
              </table:table-cell>
              <table:table-cell office:value-type="float" office:value="0.420404">
                <text:p>0.42040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8.4455">
                <text:p>38.4455</text:p>
              </table:table-cell>
              <table:table-cell office:value-type="float" office:value="0.408377">
                <text:p>0.408377</text:p>
              </table:table-cell>
              <table:table-cell office:value-type="float" office:value="38.445472">
                <text:p>38.445472</text:p>
              </table:table-cell>
              <table:table-cell office:value-type="float" office:value="0.408255">
                <text:p>0.40825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38.4514">
                <text:p>38.4514</text:p>
              </table:table-cell>
              <table:table-cell office:value-type="float" office:value="0.39564">
                <text:p>0.39564</text:p>
              </table:table-cell>
              <table:table-cell office:value-type="float" office:value="38.451376">
                <text:p>38.451376</text:p>
              </table:table-cell>
              <table:table-cell office:value-type="float" office:value="0.395522">
                <text:p>0.39552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8.4573">
                <text:p>38.4573</text:p>
              </table:table-cell>
              <table:table-cell office:value-type="float" office:value="0.382319">
                <text:p>0.382319</text:p>
              </table:table-cell>
              <table:table-cell office:value-type="float" office:value="38.457276">
                <text:p>38.457276</text:p>
              </table:table-cell>
              <table:table-cell office:value-type="float" office:value="0.382206">
                <text:p>0.38220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8.4632">
                <text:p>38.4632</text:p>
              </table:table-cell>
              <table:table-cell office:value-type="float" office:value="0.368418">
                <text:p>0.368418</text:p>
              </table:table-cell>
              <table:table-cell office:value-type="float" office:value="38.463173">
                <text:p>38.463173</text:p>
              </table:table-cell>
              <table:table-cell office:value-type="float" office:value="0.36831">
                <text:p>0.3683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8.4691">
                <text:p>38.4691</text:p>
              </table:table-cell>
              <table:table-cell office:value-type="float" office:value="0.353938">
                <text:p>0.353938</text:p>
              </table:table-cell>
              <table:table-cell office:value-type="float" office:value="38.469067">
                <text:p>38.469067</text:p>
              </table:table-cell>
              <table:table-cell office:value-type="float" office:value="0.353835">
                <text:p>0.35383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38.475">
                <text:p>38.475</text:p>
              </table:table-cell>
              <table:table-cell office:value-type="float" office:value="0.33888">
                <text:p>0.33888</text:p>
              </table:table-cell>
              <table:table-cell office:value-type="float" office:value="38.474957">
                <text:p>38.474957</text:p>
              </table:table-cell>
              <table:table-cell office:value-type="float" office:value="0.338782">
                <text:p>0.33878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38.4808">
                <text:p>38.4808</text:p>
              </table:table-cell>
              <table:table-cell office:value-type="float" office:value="0.323245">
                <text:p>0.323245</text:p>
              </table:table-cell>
              <table:table-cell office:value-type="float" office:value="38.480844">
                <text:p>38.480844</text:p>
              </table:table-cell>
              <table:table-cell office:value-type="float" office:value="0.323153">
                <text:p>0.32315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38.4867">
                <text:p>38.4867</text:p>
              </table:table-cell>
              <table:table-cell office:value-type="float" office:value="0.307037">
                <text:p>0.307037</text:p>
              </table:table-cell>
              <table:table-cell office:value-type="float" office:value="38.486727">
                <text:p>38.486727</text:p>
              </table:table-cell>
              <table:table-cell office:value-type="float" office:value="0.30695">
                <text:p>0.3069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38.4926">
                <text:p>38.4926</text:p>
              </table:table-cell>
              <table:table-cell office:value-type="float" office:value="0.290255">
                <text:p>0.290255</text:p>
              </table:table-cell>
              <table:table-cell office:value-type="float" office:value="38.492606">
                <text:p>38.492606</text:p>
              </table:table-cell>
              <table:table-cell office:value-type="float" office:value="0.290175">
                <text:p>0.29017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38.4985">
                <text:p>38.4985</text:p>
              </table:table-cell>
              <table:table-cell office:value-type="float" office:value="0.272904">
                <text:p>0.272904</text:p>
              </table:table-cell>
              <table:table-cell office:value-type="float" office:value="38.498483">
                <text:p>38.498483</text:p>
              </table:table-cell>
              <table:table-cell office:value-type="float" office:value="0.27283">
                <text:p>0.2728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38.5044">
                <text:p>38.5044</text:p>
              </table:table-cell>
              <table:table-cell office:value-type="float" office:value="0.254983">
                <text:p>0.254983</text:p>
              </table:table-cell>
              <table:table-cell office:value-type="float" office:value="38.504356">
                <text:p>38.504356</text:p>
              </table:table-cell>
              <table:table-cell office:value-type="float" office:value="0.254916">
                <text:p>0.25491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38.5102">
                <text:p>38.5102</text:p>
              </table:table-cell>
              <table:table-cell office:value-type="float" office:value="0.236496">
                <text:p>0.236496</text:p>
              </table:table-cell>
              <table:table-cell office:value-type="float" office:value="38.510225">
                <text:p>38.510225</text:p>
              </table:table-cell>
              <table:table-cell office:value-type="float" office:value="0.236435">
                <text:p>0.23643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38.5161">
                <text:p>38.5161</text:p>
              </table:table-cell>
              <table:table-cell office:value-type="float" office:value="0.217444">
                <text:p>0.217444</text:p>
              </table:table-cell>
              <table:table-cell office:value-type="float" office:value="38.516091">
                <text:p>38.516091</text:p>
              </table:table-cell>
              <table:table-cell office:value-type="float" office:value="0.21739">
                <text:p>0.2173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38.522">
                <text:p>38.522</text:p>
              </table:table-cell>
              <table:table-cell office:value-type="float" office:value="0.19783">
                <text:p>0.19783</text:p>
              </table:table-cell>
              <table:table-cell office:value-type="float" office:value="38.521953">
                <text:p>38.521953</text:p>
              </table:table-cell>
              <table:table-cell office:value-type="float" office:value="0.197783">
                <text:p>0.19778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38.5278">
                <text:p>38.5278</text:p>
              </table:table-cell>
              <table:table-cell office:value-type="float" office:value="0.177656">
                <text:p>0.177656</text:p>
              </table:table-cell>
              <table:table-cell office:value-type="float" office:value="38.527812">
                <text:p>38.527812</text:p>
              </table:table-cell>
              <table:table-cell office:value-type="float" office:value="0.177616">
                <text:p>0.17761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38.5337">
                <text:p>38.5337</text:p>
              </table:table-cell>
              <table:table-cell office:value-type="float" office:value="0.156924">
                <text:p>0.156924</text:p>
              </table:table-cell>
              <table:table-cell office:value-type="float" office:value="38.533668">
                <text:p>38.533668</text:p>
              </table:table-cell>
              <table:table-cell office:value-type="float" office:value="0.15689">
                <text:p>0.1568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38.5395">
                <text:p>38.5395</text:p>
              </table:table-cell>
              <table:table-cell office:value-type="float" office:value="0.135635">
                <text:p>0.135635</text:p>
              </table:table-cell>
              <table:table-cell office:value-type="float" office:value="38.53952">
                <text:p>38.53952</text:p>
              </table:table-cell>
              <table:table-cell office:value-type="float" office:value="0.13561">
                <text:p>0.1356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38.5454">
                <text:p>38.5454</text:p>
              </table:table-cell>
              <table:table-cell office:value-type="float" office:value="0.113794">
                <text:p>0.113794</text:p>
              </table:table-cell>
              <table:table-cell office:value-type="float" office:value="38.545369">
                <text:p>38.545369</text:p>
              </table:table-cell>
              <table:table-cell office:value-type="float" office:value="0.113775">
                <text:p>0.11377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8.5512">
                <text:p>38.5512</text:p>
              </table:table-cell>
              <table:table-cell office:value-type="float" office:value="0.0914011">
                <text:p>0.0914011</text:p>
              </table:table-cell>
              <table:table-cell office:value-type="float" office:value="38.551214">
                <text:p>38.551214</text:p>
              </table:table-cell>
              <table:table-cell office:value-type="float" office:value="0.091391">
                <text:p>0.09139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38.5571">
                <text:p>38.5571</text:p>
              </table:table-cell>
              <table:table-cell office:value-type="float" office:value="0.0684598">
                <text:p>0.0684598</text:p>
              </table:table-cell>
              <table:table-cell office:value-type="float" office:value="38.557056">
                <text:p>38.557056</text:p>
              </table:table-cell>
              <table:table-cell office:value-type="float" office:value="0.068457">
                <text:p>0.068457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38.5629">
                <text:p>38.5629</text:p>
              </table:table-cell>
              <table:table-cell office:value-type="float" office:value="0.0449724">
                <text:p>0.0449724</text:p>
              </table:table-cell>
              <table:table-cell office:value-type="float" office:value="38.562895">
                <text:p>38.562895</text:p>
              </table:table-cell>
              <table:table-cell office:value-type="float" office:value="0.044978">
                <text:p>0.044978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38.5687">
                <text:p>38.5687</text:p>
              </table:table-cell>
              <table:table-cell office:value-type="float" office:value="0.0209414">
                <text:p>0.0209414</text:p>
              </table:table-cell>
              <table:table-cell office:value-type="float" office:value="38.56873">
                <text:p>38.56873</text:p>
              </table:table-cell>
              <table:table-cell office:value-type="float" office:value="0.020955">
                <text:p>0.02095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8.5746">
                <text:p>38.5746</text:p>
              </table:table-cell>
              <table:table-cell office:value-type="float" office:value="0">
                <text:p>0</text:p>
              </table:table-cell>
              <table:table-cell office:value-type="float" office:value="38.574561">
                <text:p>38.574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38.6212">
                <text:p>38.6212</text:p>
              </table:table-cell>
              <table:table-cell office:value-type="float" office:value="0">
                <text:p>0</text:p>
              </table:table-cell>
              <table:table-cell office:value-type="float" office:value="38.621188">
                <text:p>38.62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38.627">
                <text:p>38.627</text:p>
              </table:table-cell>
              <table:table-cell office:value-type="float" office:value="0.0251104">
                <text:p>0.0251104</text:p>
              </table:table-cell>
              <table:table-cell office:value-type="float" office:value="38.627016">
                <text:p>38.627016</text:p>
              </table:table-cell>
              <table:table-cell office:value-type="float" office:value="0.025102">
                <text:p>0.02510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38.6328">
                <text:p>38.6328</text:p>
              </table:table-cell>
              <table:table-cell office:value-type="float" office:value="0.049559">
                <text:p>0.049559</text:p>
              </table:table-cell>
              <table:table-cell office:value-type="float" office:value="38.632841">
                <text:p>38.632841</text:p>
              </table:table-cell>
              <table:table-cell office:value-type="float" office:value="0.049542">
                <text:p>0.04954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38.6387">
                <text:p>38.6387</text:p>
              </table:table-cell>
              <table:table-cell office:value-type="float" office:value="0.073349">
                <text:p>0.073349</text:p>
              </table:table-cell>
              <table:table-cell office:value-type="float" office:value="38.638662">
                <text:p>38.638662</text:p>
              </table:table-cell>
              <table:table-cell office:value-type="float" office:value="0.073324">
                <text:p>0.07332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38.6445">
                <text:p>38.6445</text:p>
              </table:table-cell>
              <table:table-cell office:value-type="float" office:value="0.0964837">
                <text:p>0.0964837</text:p>
              </table:table-cell>
              <table:table-cell office:value-type="float" office:value="38.64448">
                <text:p>38.64448</text:p>
              </table:table-cell>
              <table:table-cell office:value-type="float" office:value="0.096451">
                <text:p>0.09645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38.6503">
                <text:p>38.6503</text:p>
              </table:table-cell>
              <table:table-cell office:value-type="float" office:value="0.118966">
                <text:p>0.118966</text:p>
              </table:table-cell>
              <table:table-cell office:value-type="float" office:value="38.650295">
                <text:p>38.650295</text:p>
              </table:table-cell>
              <table:table-cell office:value-type="float" office:value="0.118926">
                <text:p>0.11892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38.6561">
                <text:p>38.6561</text:p>
              </table:table-cell>
              <table:table-cell office:value-type="float" office:value="0.140799">
                <text:p>0.140799</text:p>
              </table:table-cell>
              <table:table-cell office:value-type="float" office:value="38.656106">
                <text:p>38.656106</text:p>
              </table:table-cell>
              <table:table-cell office:value-type="float" office:value="0.140751">
                <text:p>0.14075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38.6619">
                <text:p>38.6619</text:p>
              </table:table-cell>
              <table:table-cell office:value-type="float" office:value="0.161986">
                <text:p>0.161986</text:p>
              </table:table-cell>
              <table:table-cell office:value-type="float" office:value="38.661914">
                <text:p>38.661914</text:p>
              </table:table-cell>
              <table:table-cell office:value-type="float" office:value="0.161931">
                <text:p>0.16193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38.6677">
                <text:p>38.6677</text:p>
              </table:table-cell>
              <table:table-cell office:value-type="float" office:value="0.182529">
                <text:p>0.182529</text:p>
              </table:table-cell>
              <table:table-cell office:value-type="float" office:value="38.667719">
                <text:p>38.667719</text:p>
              </table:table-cell>
              <table:table-cell office:value-type="float" office:value="0.182467">
                <text:p>0.18246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38.6735">
                <text:p>38.6735</text:p>
              </table:table-cell>
              <table:table-cell office:value-type="float" office:value="0.202431">
                <text:p>0.202431</text:p>
              </table:table-cell>
              <table:table-cell office:value-type="float" office:value="38.67352">
                <text:p>38.67352</text:p>
              </table:table-cell>
              <table:table-cell office:value-type="float" office:value="0.202363">
                <text:p>0.20236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38.6793">
                <text:p>38.6793</text:p>
              </table:table-cell>
              <table:table-cell office:value-type="float" office:value="0.221695">
                <text:p>0.221695</text:p>
              </table:table-cell>
              <table:table-cell office:value-type="float" office:value="38.679318">
                <text:p>38.679318</text:p>
              </table:table-cell>
              <table:table-cell office:value-type="float" office:value="0.22162">
                <text:p>0.2216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38.6851">
                <text:p>38.6851</text:p>
              </table:table-cell>
              <table:table-cell office:value-type="float" office:value="0.240323">
                <text:p>0.240323</text:p>
              </table:table-cell>
              <table:table-cell office:value-type="float" office:value="38.685113">
                <text:p>38.685113</text:p>
              </table:table-cell>
              <table:table-cell office:value-type="float" office:value="0.240242">
                <text:p>0.24024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38.6909">
                <text:p>38.6909</text:p>
              </table:table-cell>
              <table:table-cell office:value-type="float" office:value="0.258317">
                <text:p>0.258317</text:p>
              </table:table-cell>
              <table:table-cell office:value-type="float" office:value="38.690904">
                <text:p>38.690904</text:p>
              </table:table-cell>
              <table:table-cell office:value-type="float" office:value="0.25823">
                <text:p>0.2582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38.6967">
                <text:p>38.6967</text:p>
              </table:table-cell>
              <table:table-cell office:value-type="float" office:value="0.27568">
                <text:p>0.27568</text:p>
              </table:table-cell>
              <table:table-cell office:value-type="float" office:value="38.696691">
                <text:p>38.696691</text:p>
              </table:table-cell>
              <table:table-cell office:value-type="float" office:value="0.275588">
                <text:p>0.275588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38.7025">
                <text:p>38.7025</text:p>
              </table:table-cell>
              <table:table-cell office:value-type="float" office:value="0.292415">
                <text:p>0.292415</text:p>
              </table:table-cell>
              <table:table-cell office:value-type="float" office:value="38.702476">
                <text:p>38.702476</text:p>
              </table:table-cell>
              <table:table-cell office:value-type="float" office:value="0.292317">
                <text:p>0.29231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38.7083">
                <text:p>38.7083</text:p>
              </table:table-cell>
              <table:table-cell office:value-type="float" office:value="0.308522">
                <text:p>0.308522</text:p>
              </table:table-cell>
              <table:table-cell office:value-type="float" office:value="38.708257">
                <text:p>38.708257</text:p>
              </table:table-cell>
              <table:table-cell office:value-type="float" office:value="0.308419">
                <text:p>0.308419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38.714">
                <text:p>38.714</text:p>
              </table:table-cell>
              <table:table-cell office:value-type="float" office:value="0.324005">
                <text:p>0.324005</text:p>
              </table:table-cell>
              <table:table-cell office:value-type="float" office:value="38.714035">
                <text:p>38.714035</text:p>
              </table:table-cell>
              <table:table-cell office:value-type="float" office:value="0.323897">
                <text:p>0.323897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38.7198">
                <text:p>38.7198</text:p>
              </table:table-cell>
              <table:table-cell office:value-type="float" office:value="0.338866">
                <text:p>0.338866</text:p>
              </table:table-cell>
              <table:table-cell office:value-type="float" office:value="38.719809">
                <text:p>38.719809</text:p>
              </table:table-cell>
              <table:table-cell office:value-type="float" office:value="0.338752">
                <text:p>0.33875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38.7256">
                <text:p>38.7256</text:p>
              </table:table-cell>
              <table:table-cell office:value-type="float" office:value="0.353105">
                <text:p>0.353105</text:p>
              </table:table-cell>
              <table:table-cell office:value-type="float" office:value="38.72558">
                <text:p>38.72558</text:p>
              </table:table-cell>
              <table:table-cell office:value-type="float" office:value="0.352987">
                <text:p>0.35298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38.7313">
                <text:p>38.7313</text:p>
              </table:table-cell>
              <table:table-cell office:value-type="float" office:value="0.366725">
                <text:p>0.366725</text:p>
              </table:table-cell>
              <table:table-cell office:value-type="float" office:value="38.731348">
                <text:p>38.731348</text:p>
              </table:table-cell>
              <table:table-cell office:value-type="float" office:value="0.366603">
                <text:p>0.36660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38.7371">
                <text:p>38.7371</text:p>
              </table:table-cell>
              <table:table-cell office:value-type="float" office:value="0.379728">
                <text:p>0.379728</text:p>
              </table:table-cell>
              <table:table-cell office:value-type="float" office:value="38.737112">
                <text:p>38.737112</text:p>
              </table:table-cell>
              <table:table-cell office:value-type="float" office:value="0.379601">
                <text:p>0.379601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38.7429">
                <text:p>38.7429</text:p>
              </table:table-cell>
              <table:table-cell office:value-type="float" office:value="0.392116">
                <text:p>0.392116</text:p>
              </table:table-cell>
              <table:table-cell office:value-type="float" office:value="38.742873">
                <text:p>38.742873</text:p>
              </table:table-cell>
              <table:table-cell office:value-type="float" office:value="0.391985">
                <text:p>0.39198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38.7486">
                <text:p>38.7486</text:p>
              </table:table-cell>
              <table:table-cell office:value-type="float" office:value="0.403889">
                <text:p>0.403889</text:p>
              </table:table-cell>
              <table:table-cell office:value-type="float" office:value="38.748631">
                <text:p>38.748631</text:p>
              </table:table-cell>
              <table:table-cell office:value-type="float" office:value="0.403754">
                <text:p>0.40375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38.7544">
                <text:p>38.7544</text:p>
              </table:table-cell>
              <table:table-cell office:value-type="float" office:value="0.41505">
                <text:p>0.41505</text:p>
              </table:table-cell>
              <table:table-cell office:value-type="float" office:value="38.754386">
                <text:p>38.754386</text:p>
              </table:table-cell>
              <table:table-cell office:value-type="float" office:value="0.414911">
                <text:p>0.414911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38.7601">
                <text:p>38.7601</text:p>
              </table:table-cell>
              <table:table-cell office:value-type="float" office:value="0.425599">
                <text:p>0.425599</text:p>
              </table:table-cell>
              <table:table-cell office:value-type="float" office:value="38.760137">
                <text:p>38.760137</text:p>
              </table:table-cell>
              <table:table-cell office:value-type="float" office:value="0.425458">
                <text:p>0.42545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38.7659">
                <text:p>38.7659</text:p>
              </table:table-cell>
              <table:table-cell office:value-type="float" office:value="0.435539">
                <text:p>0.435539</text:p>
              </table:table-cell>
              <table:table-cell office:value-type="float" office:value="38.765885">
                <text:p>38.765885</text:p>
              </table:table-cell>
              <table:table-cell office:value-type="float" office:value="0.435394">
                <text:p>0.435394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38.7716">
                <text:p>38.7716</text:p>
              </table:table-cell>
              <table:table-cell office:value-type="float" office:value="0.444869">
                <text:p>0.444869</text:p>
              </table:table-cell>
              <table:table-cell office:value-type="float" office:value="38.771629">
                <text:p>38.771629</text:p>
              </table:table-cell>
              <table:table-cell office:value-type="float" office:value="0.444722">
                <text:p>0.44472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38.7774">
                <text:p>38.7774</text:p>
              </table:table-cell>
              <table:table-cell office:value-type="float" office:value="0.453593">
                <text:p>0.453593</text:p>
              </table:table-cell>
              <table:table-cell office:value-type="float" office:value="38.77737">
                <text:p>38.77737</text:p>
              </table:table-cell>
              <table:table-cell office:value-type="float" office:value="0.453443">
                <text:p>0.45344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38.7831">
                <text:p>38.7831</text:p>
              </table:table-cell>
              <table:table-cell office:value-type="float" office:value="0.46171">
                <text:p>0.46171</text:p>
              </table:table-cell>
              <table:table-cell office:value-type="float" office:value="38.783108">
                <text:p>38.783108</text:p>
              </table:table-cell>
              <table:table-cell office:value-type="float" office:value="0.461557">
                <text:p>0.461557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38.7888">
                <text:p>38.7888</text:p>
              </table:table-cell>
              <table:table-cell office:value-type="float" office:value="0.469222">
                <text:p>0.469222</text:p>
              </table:table-cell>
              <table:table-cell office:value-type="float" office:value="38.788843">
                <text:p>38.788843</text:p>
              </table:table-cell>
              <table:table-cell office:value-type="float" office:value="0.469067">
                <text:p>0.469067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38.7946">
                <text:p>38.7946</text:p>
              </table:table-cell>
              <table:table-cell office:value-type="float" office:value="0.476129">
                <text:p>0.476129</text:p>
              </table:table-cell>
              <table:table-cell office:value-type="float" office:value="38.794574">
                <text:p>38.794574</text:p>
              </table:table-cell>
              <table:table-cell office:value-type="float" office:value="0.475972">
                <text:p>0.47597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38.8003">
                <text:p>38.8003</text:p>
              </table:table-cell>
              <table:table-cell office:value-type="float" office:value="0.482433">
                <text:p>0.482433</text:p>
              </table:table-cell>
              <table:table-cell office:value-type="float" office:value="38.800302">
                <text:p>38.800302</text:p>
              </table:table-cell>
              <table:table-cell office:value-type="float" office:value="0.482274">
                <text:p>0.482274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38.806">
                <text:p>38.806</text:p>
              </table:table-cell>
              <table:table-cell office:value-type="float" office:value="0.488134">
                <text:p>0.488134</text:p>
              </table:table-cell>
              <table:table-cell office:value-type="float" office:value="38.806027">
                <text:p>38.806027</text:p>
              </table:table-cell>
              <table:table-cell office:value-type="float" office:value="0.487973">
                <text:p>0.48797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38.8117">
                <text:p>38.8117</text:p>
              </table:table-cell>
              <table:table-cell office:value-type="float" office:value="0.493233">
                <text:p>0.493233</text:p>
              </table:table-cell>
              <table:table-cell office:value-type="float" office:value="38.811749">
                <text:p>38.811749</text:p>
              </table:table-cell>
              <table:table-cell office:value-type="float" office:value="0.493071">
                <text:p>0.49307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38.8175">
                <text:p>38.8175</text:p>
              </table:table-cell>
              <table:table-cell office:value-type="float" office:value="0.497731">
                <text:p>0.497731</text:p>
              </table:table-cell>
              <table:table-cell office:value-type="float" office:value="38.817467">
                <text:p>38.817467</text:p>
              </table:table-cell>
              <table:table-cell office:value-type="float" office:value="0.497567">
                <text:p>0.49756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38.8232">
                <text:p>38.8232</text:p>
              </table:table-cell>
              <table:table-cell office:value-type="float" office:value="0.501628">
                <text:p>0.501628</text:p>
              </table:table-cell>
              <table:table-cell office:value-type="float" office:value="38.823182">
                <text:p>38.823182</text:p>
              </table:table-cell>
              <table:table-cell office:value-type="float" office:value="0.501463">
                <text:p>0.50146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38.8289">
                <text:p>38.8289</text:p>
              </table:table-cell>
              <table:table-cell office:value-type="float" office:value="0.504924">
                <text:p>0.504924</text:p>
              </table:table-cell>
              <table:table-cell office:value-type="float" office:value="38.828894">
                <text:p>38.828894</text:p>
              </table:table-cell>
              <table:table-cell office:value-type="float" office:value="0.504759">
                <text:p>0.50475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38.8346">
                <text:p>38.8346</text:p>
              </table:table-cell>
              <table:table-cell office:value-type="float" office:value="0.507621">
                <text:p>0.507621</text:p>
              </table:table-cell>
              <table:table-cell office:value-type="float" office:value="38.834602">
                <text:p>38.834602</text:p>
              </table:table-cell>
              <table:table-cell office:value-type="float" office:value="0.507455">
                <text:p>0.50745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38.8403">
                <text:p>38.8403</text:p>
              </table:table-cell>
              <table:table-cell office:value-type="float" office:value="0.509719">
                <text:p>0.509719</text:p>
              </table:table-cell>
              <table:table-cell office:value-type="float" office:value="38.840307">
                <text:p>38.840307</text:p>
              </table:table-cell>
              <table:table-cell office:value-type="float" office:value="0.509552">
                <text:p>0.50955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38.846">
                <text:p>38.846</text:p>
              </table:table-cell>
              <table:table-cell office:value-type="float" office:value="0.511217">
                <text:p>0.511217</text:p>
              </table:table-cell>
              <table:table-cell office:value-type="float" office:value="38.846009">
                <text:p>38.846009</text:p>
              </table:table-cell>
              <table:table-cell office:value-type="float" office:value="0.51105">
                <text:p>0.5110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38.8517">
                <text:p>38.8517</text:p>
              </table:table-cell>
              <table:table-cell office:value-type="float" office:value="0.512116">
                <text:p>0.512116</text:p>
              </table:table-cell>
              <table:table-cell office:value-type="float" office:value="38.851708">
                <text:p>38.851708</text:p>
              </table:table-cell>
              <table:table-cell office:value-type="float" office:value="0.511949">
                <text:p>0.51194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38.8574">
                <text:p>38.8574</text:p>
              </table:table-cell>
              <table:table-cell office:value-type="float" office:value="0.512416">
                <text:p>0.512416</text:p>
              </table:table-cell>
              <table:table-cell office:value-type="float" office:value="38.857403">
                <text:p>38.857403</text:p>
              </table:table-cell>
              <table:table-cell office:value-type="float" office:value="0.51225">
                <text:p>0.5122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38.8631">
                <text:p>38.8631</text:p>
              </table:table-cell>
              <table:table-cell office:value-type="float" office:value="0.512118">
                <text:p>0.512118</text:p>
              </table:table-cell>
              <table:table-cell office:value-type="float" office:value="38.863095">
                <text:p>38.863095</text:p>
              </table:table-cell>
              <table:table-cell office:value-type="float" office:value="0.511952">
                <text:p>0.51195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38.8688">
                <text:p>38.8688</text:p>
              </table:table-cell>
              <table:table-cell office:value-type="float" office:value="0.511221">
                <text:p>0.511221</text:p>
              </table:table-cell>
              <table:table-cell office:value-type="float" office:value="38.868784">
                <text:p>38.868784</text:p>
              </table:table-cell>
              <table:table-cell office:value-type="float" office:value="0.511055">
                <text:p>0.51105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8.8745">
                <text:p>38.8745</text:p>
              </table:table-cell>
              <table:table-cell office:value-type="float" office:value="0.509725">
                <text:p>0.509725</text:p>
              </table:table-cell>
              <table:table-cell office:value-type="float" office:value="38.87447">
                <text:p>38.87447</text:p>
              </table:table-cell>
              <table:table-cell office:value-type="float" office:value="0.50956">
                <text:p>0.50956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38.8802">
                <text:p>38.8802</text:p>
              </table:table-cell>
              <table:table-cell office:value-type="float" office:value="0.507631">
                <text:p>0.507631</text:p>
              </table:table-cell>
              <table:table-cell office:value-type="float" office:value="38.880153">
                <text:p>38.880153</text:p>
              </table:table-cell>
              <table:table-cell office:value-type="float" office:value="0.507467">
                <text:p>0.50746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8.8858">
                <text:p>38.8858</text:p>
              </table:table-cell>
              <table:table-cell office:value-type="float" office:value="0.504938">
                <text:p>0.504938</text:p>
              </table:table-cell>
              <table:table-cell office:value-type="float" office:value="38.885832">
                <text:p>38.885832</text:p>
              </table:table-cell>
              <table:table-cell office:value-type="float" office:value="0.504775">
                <text:p>0.50477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38.8915">
                <text:p>38.8915</text:p>
              </table:table-cell>
              <table:table-cell office:value-type="float" office:value="0.501647">
                <text:p>0.501647</text:p>
              </table:table-cell>
              <table:table-cell office:value-type="float" office:value="38.891508">
                <text:p>38.891508</text:p>
              </table:table-cell>
              <table:table-cell office:value-type="float" office:value="0.501486">
                <text:p>0.50148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38.8972">
                <text:p>38.8972</text:p>
              </table:table-cell>
              <table:table-cell office:value-type="float" office:value="0.497759">
                <text:p>0.497759</text:p>
              </table:table-cell>
              <table:table-cell office:value-type="float" office:value="38.897181">
                <text:p>38.897181</text:p>
              </table:table-cell>
              <table:table-cell office:value-type="float" office:value="0.497599">
                <text:p>0.49759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38.9029">
                <text:p>38.9029</text:p>
              </table:table-cell>
              <table:table-cell office:value-type="float" office:value="0.493273">
                <text:p>0.493273</text:p>
              </table:table-cell>
              <table:table-cell office:value-type="float" office:value="38.90285">
                <text:p>38.90285</text:p>
              </table:table-cell>
              <table:table-cell office:value-type="float" office:value="0.493115">
                <text:p>0.49311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38.9085">
                <text:p>38.9085</text:p>
              </table:table-cell>
              <table:table-cell office:value-type="float" office:value="0.488191">
                <text:p>0.488191</text:p>
              </table:table-cell>
              <table:table-cell office:value-type="float" office:value="38.908517">
                <text:p>38.908517</text:p>
              </table:table-cell>
              <table:table-cell office:value-type="float" office:value="0.488035">
                <text:p>0.48803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8.9142">
                <text:p>38.9142</text:p>
              </table:table-cell>
              <table:table-cell office:value-type="float" office:value="0.482512">
                <text:p>0.482512</text:p>
              </table:table-cell>
              <table:table-cell office:value-type="float" office:value="38.91418">
                <text:p>38.91418</text:p>
              </table:table-cell>
              <table:table-cell office:value-type="float" office:value="0.482359">
                <text:p>0.48235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8.9198">
                <text:p>38.9198</text:p>
              </table:table-cell>
              <table:table-cell office:value-type="float" office:value="0.476238">
                <text:p>0.476238</text:p>
              </table:table-cell>
              <table:table-cell office:value-type="float" office:value="38.91984">
                <text:p>38.91984</text:p>
              </table:table-cell>
              <table:table-cell office:value-type="float" office:value="0.476087">
                <text:p>0.476087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38.9255">
                <text:p>38.9255</text:p>
              </table:table-cell>
              <table:table-cell office:value-type="float" office:value="0.469369">
                <text:p>0.469369</text:p>
              </table:table-cell>
              <table:table-cell office:value-type="float" office:value="38.925496">
                <text:p>38.925496</text:p>
              </table:table-cell>
              <table:table-cell office:value-type="float" office:value="0.469221">
                <text:p>0.46922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38.9311">
                <text:p>38.9311</text:p>
              </table:table-cell>
              <table:table-cell office:value-type="float" office:value="0.461906">
                <text:p>0.461906</text:p>
              </table:table-cell>
              <table:table-cell office:value-type="float" office:value="38.93115">
                <text:p>38.93115</text:p>
              </table:table-cell>
              <table:table-cell office:value-type="float" office:value="0.461761">
                <text:p>0.461761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38.9368">
                <text:p>38.9368</text:p>
              </table:table-cell>
              <table:table-cell office:value-type="float" office:value="0.45385">
                <text:p>0.45385</text:p>
              </table:table-cell>
              <table:table-cell office:value-type="float" office:value="38.9368">
                <text:p>38.9368</text:p>
              </table:table-cell>
              <table:table-cell office:value-type="float" office:value="0.453708">
                <text:p>0.45370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38.9424">
                <text:p>38.9424</text:p>
              </table:table-cell>
              <table:table-cell office:value-type="float" office:value="0.445202">
                <text:p>0.445202</text:p>
              </table:table-cell>
              <table:table-cell office:value-type="float" office:value="38.942447">
                <text:p>38.942447</text:p>
              </table:table-cell>
              <table:table-cell office:value-type="float" office:value="0.445063">
                <text:p>0.44506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38.9481">
                <text:p>38.9481</text:p>
              </table:table-cell>
              <table:table-cell office:value-type="float" office:value="0.435962">
                <text:p>0.435962</text:p>
              </table:table-cell>
              <table:table-cell office:value-type="float" office:value="38.948091">
                <text:p>38.948091</text:p>
              </table:table-cell>
              <table:table-cell office:value-type="float" office:value="0.435826">
                <text:p>0.43582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38.9537">
                <text:p>38.9537</text:p>
              </table:table-cell>
              <table:table-cell office:value-type="float" office:value="0.426132">
                <text:p>0.426132</text:p>
              </table:table-cell>
              <table:table-cell office:value-type="float" office:value="38.953732">
                <text:p>38.953732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38.9594">
                <text:p>38.9594</text:p>
              </table:table-cell>
              <table:table-cell office:value-type="float" office:value="0.415713">
                <text:p>0.415713</text:p>
              </table:table-cell>
              <table:table-cell office:value-type="float" office:value="38.95937">
                <text:p>38.95937</text:p>
              </table:table-cell>
              <table:table-cell office:value-type="float" office:value="0.415585">
                <text:p>0.41558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38.965">
                <text:p>38.965</text:p>
              </table:table-cell>
              <table:table-cell office:value-type="float" office:value="0.404706">
                <text:p>0.404706</text:p>
              </table:table-cell>
              <table:table-cell office:value-type="float" office:value="38.965004">
                <text:p>38.965004</text:p>
              </table:table-cell>
              <table:table-cell office:value-type="float" office:value="0.404582">
                <text:p>0.40458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38.9706">
                <text:p>38.9706</text:p>
              </table:table-cell>
              <table:table-cell office:value-type="float" office:value="0.393113">
                <text:p>0.393113</text:p>
              </table:table-cell>
              <table:table-cell office:value-type="float" office:value="38.970635">
                <text:p>38.970635</text:p>
              </table:table-cell>
              <table:table-cell office:value-type="float" office:value="0.392993">
                <text:p>0.39299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38.9763">
                <text:p>38.9763</text:p>
              </table:table-cell>
              <table:table-cell office:value-type="float" office:value="0.380934">
                <text:p>0.380934</text:p>
              </table:table-cell>
              <table:table-cell office:value-type="float" office:value="38.976264">
                <text:p>38.976264</text:p>
              </table:table-cell>
              <table:table-cell office:value-type="float" office:value="0.380818">
                <text:p>0.38081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38.9819">
                <text:p>38.9819</text:p>
              </table:table-cell>
              <table:table-cell office:value-type="float" office:value="0.368171">
                <text:p>0.368171</text:p>
              </table:table-cell>
              <table:table-cell office:value-type="float" office:value="38.981888">
                <text:p>38.981888</text:p>
              </table:table-cell>
              <table:table-cell office:value-type="float" office:value="0.36806">
                <text:p>0.3680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38.9875">
                <text:p>38.9875</text:p>
              </table:table-cell>
              <table:table-cell office:value-type="float" office:value="0.354826">
                <text:p>0.354826</text:p>
              </table:table-cell>
              <table:table-cell office:value-type="float" office:value="38.98751">
                <text:p>38.98751</text:p>
              </table:table-cell>
              <table:table-cell office:value-type="float" office:value="0.35472">
                <text:p>0.3547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38.9931">
                <text:p>38.9931</text:p>
              </table:table-cell>
              <table:table-cell office:value-type="float" office:value="0.3409">
                <text:p>0.3409</text:p>
              </table:table-cell>
              <table:table-cell office:value-type="float" office:value="38.993129">
                <text:p>38.993129</text:p>
              </table:table-cell>
              <table:table-cell office:value-type="float" office:value="0.340799">
                <text:p>0.340799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8.9987">
                <text:p>38.9987</text:p>
              </table:table-cell>
              <table:table-cell office:value-type="float" office:value="0.326395">
                <text:p>0.326395</text:p>
              </table:table-cell>
              <table:table-cell office:value-type="float" office:value="38.998744">
                <text:p>38.998744</text:p>
              </table:table-cell>
              <table:table-cell office:value-type="float" office:value="0.326298">
                <text:p>0.32629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9.0044">
                <text:p>39.0044</text:p>
              </table:table-cell>
              <table:table-cell office:value-type="float" office:value="0.311311">
                <text:p>0.311311</text:p>
              </table:table-cell>
              <table:table-cell office:value-type="float" office:value="39.004357">
                <text:p>39.004357</text:p>
              </table:table-cell>
              <table:table-cell office:value-type="float" office:value="0.311221">
                <text:p>0.31122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39.01">
                <text:p>39.01</text:p>
              </table:table-cell>
              <table:table-cell office:value-type="float" office:value="0.295652">
                <text:p>0.295652</text:p>
              </table:table-cell>
              <table:table-cell office:value-type="float" office:value="39.009966">
                <text:p>39.009966</text:p>
              </table:table-cell>
              <table:table-cell office:value-type="float" office:value="0.295567">
                <text:p>0.29556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39.0156">
                <text:p>39.0156</text:p>
              </table:table-cell>
              <table:table-cell office:value-type="float" office:value="0.279419">
                <text:p>0.279419</text:p>
              </table:table-cell>
              <table:table-cell office:value-type="float" office:value="39.015572">
                <text:p>39.015572</text:p>
              </table:table-cell>
              <table:table-cell office:value-type="float" office:value="0.279339">
                <text:p>0.279339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39.0212">
                <text:p>39.0212</text:p>
              </table:table-cell>
              <table:table-cell office:value-type="float" office:value="0.262613">
                <text:p>0.262613</text:p>
              </table:table-cell>
              <table:table-cell office:value-type="float" office:value="39.021174">
                <text:p>39.021174</text:p>
              </table:table-cell>
              <table:table-cell office:value-type="float" office:value="0.262539">
                <text:p>0.26253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39.0268">
                <text:p>39.0268</text:p>
              </table:table-cell>
              <table:table-cell office:value-type="float" office:value="0.245236">
                <text:p>0.245236</text:p>
              </table:table-cell>
              <table:table-cell office:value-type="float" office:value="39.026774">
                <text:p>39.026774</text:p>
              </table:table-cell>
              <table:table-cell office:value-type="float" office:value="0.245169">
                <text:p>0.245169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39.0324">
                <text:p>39.0324</text:p>
              </table:table-cell>
              <table:table-cell office:value-type="float" office:value="0.227291">
                <text:p>0.227291</text:p>
              </table:table-cell>
              <table:table-cell office:value-type="float" office:value="39.032371">
                <text:p>39.032371</text:p>
              </table:table-cell>
              <table:table-cell office:value-type="float" office:value="0.22723">
                <text:p>0.2272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39.038">
                <text:p>39.038</text:p>
              </table:table-cell>
              <table:table-cell office:value-type="float" office:value="0.20878">
                <text:p>0.20878</text:p>
              </table:table-cell>
              <table:table-cell office:value-type="float" office:value="39.037964">
                <text:p>39.037964</text:p>
              </table:table-cell>
              <table:table-cell office:value-type="float" office:value="0.208725">
                <text:p>0.20872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39.0436">
                <text:p>39.0436</text:p>
              </table:table-cell>
              <table:table-cell office:value-type="float" office:value="0.189704">
                <text:p>0.189704</text:p>
              </table:table-cell>
              <table:table-cell office:value-type="float" office:value="39.043554">
                <text:p>39.043554</text:p>
              </table:table-cell>
              <table:table-cell office:value-type="float" office:value="0.189656">
                <text:p>0.18965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39.0491">
                <text:p>39.0491</text:p>
              </table:table-cell>
              <table:table-cell office:value-type="float" office:value="0.170066">
                <text:p>0.170066</text:p>
              </table:table-cell>
              <table:table-cell office:value-type="float" office:value="39.049142">
                <text:p>39.049142</text:p>
              </table:table-cell>
              <table:table-cell office:value-type="float" office:value="0.170024">
                <text:p>0.17002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39.0547">
                <text:p>39.0547</text:p>
              </table:table-cell>
              <table:table-cell office:value-type="float" office:value="0.149867">
                <text:p>0.149867</text:p>
              </table:table-cell>
              <table:table-cell office:value-type="float" office:value="39.054726">
                <text:p>39.054726</text:p>
              </table:table-cell>
              <table:table-cell office:value-type="float" office:value="0.149833">
                <text:p>0.14983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39.0603">
                <text:p>39.0603</text:p>
              </table:table-cell>
              <table:table-cell office:value-type="float" office:value="0.129111">
                <text:p>0.129111</text:p>
              </table:table-cell>
              <table:table-cell office:value-type="float" office:value="39.060307">
                <text:p>39.060307</text:p>
              </table:table-cell>
              <table:table-cell office:value-type="float" office:value="0.129084">
                <text:p>0.129084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39.0659">
                <text:p>39.0659</text:p>
              </table:table-cell>
              <table:table-cell office:value-type="float" office:value="0.107798">
                <text:p>0.107798</text:p>
              </table:table-cell>
              <table:table-cell office:value-type="float" office:value="39.065884">
                <text:p>39.065884</text:p>
              </table:table-cell>
              <table:table-cell office:value-type="float" office:value="0.107779">
                <text:p>0.107779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39.0715">
                <text:p>39.0715</text:p>
              </table:table-cell>
              <table:table-cell office:value-type="float" office:value="0.0859329">
                <text:p>0.0859329</text:p>
              </table:table-cell>
              <table:table-cell office:value-type="float" office:value="39.071459">
                <text:p>39.071459</text:p>
              </table:table-cell>
              <table:table-cell office:value-type="float" office:value="0.085921">
                <text:p>0.08592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39.077">
                <text:p>39.077</text:p>
              </table:table-cell>
              <table:table-cell office:value-type="float" office:value="0.0635165">
                <text:p>0.0635165</text:p>
              </table:table-cell>
              <table:table-cell office:value-type="float" office:value="39.077031">
                <text:p>39.077031</text:p>
              </table:table-cell>
              <table:table-cell office:value-type="float" office:value="0.063512">
                <text:p>0.06351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39.0826">
                <text:p>39.0826</text:p>
              </table:table-cell>
              <table:table-cell office:value-type="float" office:value="0.0405515">
                <text:p>0.0405515</text:p>
              </table:table-cell>
              <table:table-cell office:value-type="float" office:value="39.082599">
                <text:p>39.082599</text:p>
              </table:table-cell>
              <table:table-cell office:value-type="float" office:value="0.040555">
                <text:p>0.04055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39.0882">
                <text:p>39.0882</text:p>
              </table:table-cell>
              <table:table-cell office:value-type="float" office:value="0.0170406">
                <text:p>0.0170406</text:p>
              </table:table-cell>
              <table:table-cell office:value-type="float" office:value="39.088165">
                <text:p>39.088165</text:p>
              </table:table-cell>
              <table:table-cell office:value-type="float" office:value="0.017052">
                <text:p>0.01705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39.0937">
                <text:p>39.0937</text:p>
              </table:table-cell>
              <table:table-cell office:value-type="float" office:value="0">
                <text:p>0</text:p>
              </table:table-cell>
              <table:table-cell office:value-type="float" office:value="39.093727">
                <text:p>39.093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39.1382">
                <text:p>39.1382</text:p>
              </table:table-cell>
              <table:table-cell office:value-type="float" office:value="0">
                <text:p>0</text:p>
              </table:table-cell>
              <table:table-cell office:value-type="float" office:value="39.138201">
                <text:p>39.138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39.1438">
                <text:p>39.1438</text:p>
              </table:table-cell>
              <table:table-cell office:value-type="float" office:value="0.0245953">
                <text:p>0.0245953</text:p>
              </table:table-cell>
              <table:table-cell office:value-type="float" office:value="39.14376">
                <text:p>39.14376</text:p>
              </table:table-cell>
              <table:table-cell office:value-type="float" office:value="0.024587">
                <text:p>0.024587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39.1493">
                <text:p>39.1493</text:p>
              </table:table-cell>
              <table:table-cell office:value-type="float" office:value="0.0485314">
                <text:p>0.0485314</text:p>
              </table:table-cell>
              <table:table-cell office:value-type="float" office:value="39.149316">
                <text:p>39.149316</text:p>
              </table:table-cell>
              <table:table-cell office:value-type="float" office:value="0.048515">
                <text:p>0.04851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39.1549">
                <text:p>39.1549</text:p>
              </table:table-cell>
              <table:table-cell office:value-type="float" office:value="0.0718115">
                <text:p>0.0718115</text:p>
              </table:table-cell>
              <table:table-cell office:value-type="float" office:value="39.154869">
                <text:p>39.154869</text:p>
              </table:table-cell>
              <table:table-cell office:value-type="float" office:value="0.071787">
                <text:p>0.07178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39.1604">
                <text:p>39.1604</text:p>
              </table:table-cell>
              <table:table-cell office:value-type="float" office:value="0.0944385">
                <text:p>0.0944385</text:p>
              </table:table-cell>
              <table:table-cell office:value-type="float" office:value="39.160419">
                <text:p>39.160419</text:p>
              </table:table-cell>
              <table:table-cell office:value-type="float" office:value="0.094406">
                <text:p>0.09440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39.166">
                <text:p>39.166</text:p>
              </table:table-cell>
              <table:table-cell office:value-type="float" office:value="0.116416">
                <text:p>0.116416</text:p>
              </table:table-cell>
              <table:table-cell office:value-type="float" office:value="39.165966">
                <text:p>39.165966</text:p>
              </table:table-cell>
              <table:table-cell office:value-type="float" office:value="0.116376">
                <text:p>0.11637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39.1715">
                <text:p>39.1715</text:p>
              </table:table-cell>
              <table:table-cell office:value-type="float" office:value="0.137746">
                <text:p>0.137746</text:p>
              </table:table-cell>
              <table:table-cell office:value-type="float" office:value="39.171509">
                <text:p>39.171509</text:p>
              </table:table-cell>
              <table:table-cell office:value-type="float" office:value="0.137699">
                <text:p>0.137699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9.1771">
                <text:p>39.1771</text:p>
              </table:table-cell>
              <table:table-cell office:value-type="float" office:value="0.158432">
                <text:p>0.158432</text:p>
              </table:table-cell>
              <table:table-cell office:value-type="float" office:value="39.17705">
                <text:p>39.17705</text:p>
              </table:table-cell>
              <table:table-cell office:value-type="float" office:value="0.158378">
                <text:p>0.15837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9.1826">
                <text:p>39.1826</text:p>
              </table:table-cell>
              <table:table-cell office:value-type="float" office:value="0.178476">
                <text:p>0.178476</text:p>
              </table:table-cell>
              <table:table-cell office:value-type="float" office:value="39.182588">
                <text:p>39.182588</text:p>
              </table:table-cell>
              <table:table-cell office:value-type="float" office:value="0.178416">
                <text:p>0.17841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39.1881">
                <text:p>39.1881</text:p>
              </table:table-cell>
              <table:table-cell office:value-type="float" office:value="0.197881">
                <text:p>0.197881</text:p>
              </table:table-cell>
              <table:table-cell office:value-type="float" office:value="39.188122">
                <text:p>39.188122</text:p>
              </table:table-cell>
              <table:table-cell office:value-type="float" office:value="0.197814">
                <text:p>0.197814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39.1937">
                <text:p>39.1937</text:p>
              </table:table-cell>
              <table:table-cell office:value-type="float" office:value="0.21665">
                <text:p>0.21665</text:p>
              </table:table-cell>
              <table:table-cell office:value-type="float" office:value="39.193654">
                <text:p>39.193654</text:p>
              </table:table-cell>
              <table:table-cell office:value-type="float" office:value="0.216577">
                <text:p>0.216577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39.1992">
                <text:p>39.1992</text:p>
              </table:table-cell>
              <table:table-cell office:value-type="float" office:value="0.234785">
                <text:p>0.234785</text:p>
              </table:table-cell>
              <table:table-cell office:value-type="float" office:value="39.199182">
                <text:p>39.199182</text:p>
              </table:table-cell>
              <table:table-cell office:value-type="float" office:value="0.234706">
                <text:p>0.23470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39.2047">
                <text:p>39.2047</text:p>
              </table:table-cell>
              <table:table-cell office:value-type="float" office:value="0.252288">
                <text:p>0.252288</text:p>
              </table:table-cell>
              <table:table-cell office:value-type="float" office:value="39.204708">
                <text:p>39.204708</text:p>
              </table:table-cell>
              <table:table-cell office:value-type="float" office:value="0.252204">
                <text:p>0.25220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9.2102">
                <text:p>39.2102</text:p>
              </table:table-cell>
              <table:table-cell office:value-type="float" office:value="0.269162">
                <text:p>0.269162</text:p>
              </table:table-cell>
              <table:table-cell office:value-type="float" office:value="39.21023">
                <text:p>39.21023</text:p>
              </table:table-cell>
              <table:table-cell office:value-type="float" office:value="0.269072">
                <text:p>0.26907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9.2157">
                <text:p>39.2157</text:p>
              </table:table-cell>
              <table:table-cell office:value-type="float" office:value="0.285409">
                <text:p>0.285409</text:p>
              </table:table-cell>
              <table:table-cell office:value-type="float" office:value="39.215749">
                <text:p>39.215749</text:p>
              </table:table-cell>
              <table:table-cell office:value-type="float" office:value="0.285313">
                <text:p>0.28531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39.2213">
                <text:p>39.2213</text:p>
              </table:table-cell>
              <table:table-cell office:value-type="float" office:value="0.301031">
                <text:p>0.301031</text:p>
              </table:table-cell>
              <table:table-cell office:value-type="float" office:value="39.221266">
                <text:p>39.221266</text:p>
              </table:table-cell>
              <table:table-cell office:value-type="float" office:value="0.30093">
                <text:p>0.3009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39.2268">
                <text:p>39.2268</text:p>
              </table:table-cell>
              <table:table-cell office:value-type="float" office:value="0.316029">
                <text:p>0.316029</text:p>
              </table:table-cell>
              <table:table-cell office:value-type="float" office:value="39.226779">
                <text:p>39.226779</text:p>
              </table:table-cell>
              <table:table-cell office:value-type="float" office:value="0.315923">
                <text:p>0.31592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39.2323">
                <text:p>39.2323</text:p>
              </table:table-cell>
              <table:table-cell office:value-type="float" office:value="0.330406">
                <text:p>0.330406</text:p>
              </table:table-cell>
              <table:table-cell office:value-type="float" office:value="39.232289">
                <text:p>39.232289</text:p>
              </table:table-cell>
              <table:table-cell office:value-type="float" office:value="0.330296">
                <text:p>0.33029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39.2378">
                <text:p>39.2378</text:p>
              </table:table-cell>
              <table:table-cell office:value-type="float" office:value="0.344164">
                <text:p>0.344164</text:p>
              </table:table-cell>
              <table:table-cell office:value-type="float" office:value="39.237796">
                <text:p>39.237796</text:p>
              </table:table-cell>
              <table:table-cell office:value-type="float" office:value="0.344049">
                <text:p>0.34404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39.2433">
                <text:p>39.2433</text:p>
              </table:table-cell>
              <table:table-cell office:value-type="float" office:value="0.357304">
                <text:p>0.357304</text:p>
              </table:table-cell>
              <table:table-cell office:value-type="float" office:value="39.2433">
                <text:p>39.2433</text:p>
              </table:table-cell>
              <table:table-cell office:value-type="float" office:value="0.357185">
                <text:p>0.35718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39.2488">
                <text:p>39.2488</text:p>
              </table:table-cell>
              <table:table-cell office:value-type="float" office:value="0.369828">
                <text:p>0.369828</text:p>
              </table:table-cell>
              <table:table-cell office:value-type="float" office:value="39.248801">
                <text:p>39.248801</text:p>
              </table:table-cell>
              <table:table-cell office:value-type="float" office:value="0.369705">
                <text:p>0.36970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39.2543">
                <text:p>39.2543</text:p>
              </table:table-cell>
              <table:table-cell office:value-type="float" office:value="0.381737">
                <text:p>0.381737</text:p>
              </table:table-cell>
              <table:table-cell office:value-type="float" office:value="39.254299">
                <text:p>39.254299</text:p>
              </table:table-cell>
              <table:table-cell office:value-type="float" office:value="0.38161">
                <text:p>0.3816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9.2598">
                <text:p>39.2598</text:p>
              </table:table-cell>
              <table:table-cell office:value-type="float" office:value="0.393034">
                <text:p>0.393034</text:p>
              </table:table-cell>
              <table:table-cell office:value-type="float" office:value="39.259794">
                <text:p>39.259794</text:p>
              </table:table-cell>
              <table:table-cell office:value-type="float" office:value="0.392903">
                <text:p>0.39290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9.2653">
                <text:p>39.2653</text:p>
              </table:table-cell>
              <table:table-cell office:value-type="float" office:value="0.403719">
                <text:p>0.403719</text:p>
              </table:table-cell>
              <table:table-cell office:value-type="float" office:value="39.265286">
                <text:p>39.265286</text:p>
              </table:table-cell>
              <table:table-cell office:value-type="float" office:value="0.403585">
                <text:p>0.40358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39.2708">
                <text:p>39.2708</text:p>
              </table:table-cell>
              <table:table-cell office:value-type="float" office:value="0.413794">
                <text:p>0.413794</text:p>
              </table:table-cell>
              <table:table-cell office:value-type="float" office:value="39.270775">
                <text:p>39.270775</text:p>
              </table:table-cell>
              <table:table-cell office:value-type="float" office:value="0.413657">
                <text:p>0.41365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39.2763">
                <text:p>39.2763</text:p>
              </table:table-cell>
              <table:table-cell office:value-type="float" office:value="0.42326">
                <text:p>0.42326</text:p>
              </table:table-cell>
              <table:table-cell office:value-type="float" office:value="39.276261">
                <text:p>39.276261</text:p>
              </table:table-cell>
              <table:table-cell office:value-type="float" office:value="0.42312">
                <text:p>0.4231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39.2817">
                <text:p>39.2817</text:p>
              </table:table-cell>
              <table:table-cell office:value-type="float" office:value="0.432118">
                <text:p>0.432118</text:p>
              </table:table-cell>
              <table:table-cell office:value-type="float" office:value="39.281744">
                <text:p>39.281744</text:p>
              </table:table-cell>
              <table:table-cell office:value-type="float" office:value="0.431976">
                <text:p>0.43197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39.2872">
                <text:p>39.2872</text:p>
              </table:table-cell>
              <table:table-cell office:value-type="float" office:value="0.44037">
                <text:p>0.44037</text:p>
              </table:table-cell>
              <table:table-cell office:value-type="float" office:value="39.287224">
                <text:p>39.287224</text:p>
              </table:table-cell>
              <table:table-cell office:value-type="float" office:value="0.440225">
                <text:p>0.44022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39.2927">
                <text:p>39.2927</text:p>
              </table:table-cell>
              <table:table-cell office:value-type="float" office:value="0.448016">
                <text:p>0.448016</text:p>
              </table:table-cell>
              <table:table-cell office:value-type="float" office:value="39.292701">
                <text:p>39.292701</text:p>
              </table:table-cell>
              <table:table-cell office:value-type="float" office:value="0.447868">
                <text:p>0.44786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39.2982">
                <text:p>39.2982</text:p>
              </table:table-cell>
              <table:table-cell office:value-type="float" office:value="0.455058">
                <text:p>0.455058</text:p>
              </table:table-cell>
              <table:table-cell office:value-type="float" office:value="39.298175">
                <text:p>39.298175</text:p>
              </table:table-cell>
              <table:table-cell office:value-type="float" office:value="0.454908">
                <text:p>0.45490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39.3036">
                <text:p>39.3036</text:p>
              </table:table-cell>
              <table:table-cell office:value-type="float" office:value="0.461496">
                <text:p>0.461496</text:p>
              </table:table-cell>
              <table:table-cell office:value-type="float" office:value="39.303646">
                <text:p>39.303646</text:p>
              </table:table-cell>
              <table:table-cell office:value-type="float" office:value="0.461344">
                <text:p>0.46134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39.3091">
                <text:p>39.3091</text:p>
              </table:table-cell>
              <table:table-cell office:value-type="float" office:value="0.467331">
                <text:p>0.467331</text:p>
              </table:table-cell>
              <table:table-cell office:value-type="float" office:value="39.309114">
                <text:p>39.309114</text:p>
              </table:table-cell>
              <table:table-cell office:value-type="float" office:value="0.467177">
                <text:p>0.467177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39.3146">
                <text:p>39.3146</text:p>
              </table:table-cell>
              <table:table-cell office:value-type="float" office:value="0.472563">
                <text:p>0.472563</text:p>
              </table:table-cell>
              <table:table-cell office:value-type="float" office:value="39.314579">
                <text:p>39.314579</text:p>
              </table:table-cell>
              <table:table-cell office:value-type="float" office:value="0.472408">
                <text:p>0.47240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9.32">
                <text:p>39.32</text:p>
              </table:table-cell>
              <table:table-cell office:value-type="float" office:value="0.477195">
                <text:p>0.477195</text:p>
              </table:table-cell>
              <table:table-cell office:value-type="float" office:value="39.320041">
                <text:p>39.320041</text:p>
              </table:table-cell>
              <table:table-cell office:value-type="float" office:value="0.477038">
                <text:p>0.47703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39.3255">
                <text:p>39.3255</text:p>
              </table:table-cell>
              <table:table-cell office:value-type="float" office:value="0.481225">
                <text:p>0.481225</text:p>
              </table:table-cell>
              <table:table-cell office:value-type="float" office:value="39.3255">
                <text:p>39.3255</text:p>
              </table:table-cell>
              <table:table-cell office:value-type="float" office:value="0.481068">
                <text:p>0.481068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39.331">
                <text:p>39.331</text:p>
              </table:table-cell>
              <table:table-cell office:value-type="float" office:value="0.484655">
                <text:p>0.484655</text:p>
              </table:table-cell>
              <table:table-cell office:value-type="float" office:value="39.330956">
                <text:p>39.330956</text:p>
              </table:table-cell>
              <table:table-cell office:value-type="float" office:value="0.484497">
                <text:p>0.484497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39.3364">
                <text:p>39.3364</text:p>
              </table:table-cell>
              <table:table-cell office:value-type="float" office:value="0.487485">
                <text:p>0.487485</text:p>
              </table:table-cell>
              <table:table-cell office:value-type="float" office:value="39.336409">
                <text:p>39.336409</text:p>
              </table:table-cell>
              <table:table-cell office:value-type="float" office:value="0.487326">
                <text:p>0.48732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39.3419">
                <text:p>39.3419</text:p>
              </table:table-cell>
              <table:table-cell office:value-type="float" office:value="0.489716">
                <text:p>0.489716</text:p>
              </table:table-cell>
              <table:table-cell office:value-type="float" office:value="39.341859">
                <text:p>39.341859</text:p>
              </table:table-cell>
              <table:table-cell office:value-type="float" office:value="0.489556">
                <text:p>0.48955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39.3473">
                <text:p>39.3473</text:p>
              </table:table-cell>
              <table:table-cell office:value-type="float" office:value="0.491347">
                <text:p>0.491347</text:p>
              </table:table-cell>
              <table:table-cell office:value-type="float" office:value="39.347306">
                <text:p>39.347306</text:p>
              </table:table-cell>
              <table:table-cell office:value-type="float" office:value="0.491187">
                <text:p>0.491187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9.3528">
                <text:p>39.3528</text:p>
              </table:table-cell>
              <table:table-cell office:value-type="float" office:value="0.492379">
                <text:p>0.492379</text:p>
              </table:table-cell>
              <table:table-cell office:value-type="float" office:value="39.35275">
                <text:p>39.35275</text:p>
              </table:table-cell>
              <table:table-cell office:value-type="float" office:value="0.492219">
                <text:p>0.492219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39.3582">
                <text:p>39.3582</text:p>
              </table:table-cell>
              <table:table-cell office:value-type="float" office:value="0.492813">
                <text:p>0.492813</text:p>
              </table:table-cell>
              <table:table-cell office:value-type="float" office:value="39.358192">
                <text:p>39.358192</text:p>
              </table:table-cell>
              <table:table-cell office:value-type="float" office:value="0.492653">
                <text:p>0.49265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39.3636">
                <text:p>39.3636</text:p>
              </table:table-cell>
              <table:table-cell office:value-type="float" office:value="0.492647">
                <text:p>0.492647</text:p>
              </table:table-cell>
              <table:table-cell office:value-type="float" office:value="39.36363">
                <text:p>39.36363</text:p>
              </table:table-cell>
              <table:table-cell office:value-type="float" office:value="0.492488">
                <text:p>0.49248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39.3691">
                <text:p>39.3691</text:p>
              </table:table-cell>
              <table:table-cell office:value-type="float" office:value="0.491883">
                <text:p>0.491883</text:p>
              </table:table-cell>
              <table:table-cell office:value-type="float" office:value="39.369065">
                <text:p>39.369065</text:p>
              </table:table-cell>
              <table:table-cell office:value-type="float" office:value="0.491724">
                <text:p>0.491724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39.3745">
                <text:p>39.3745</text:p>
              </table:table-cell>
              <table:table-cell office:value-type="float" office:value="0.49052">
                <text:p>0.49052</text:p>
              </table:table-cell>
              <table:table-cell office:value-type="float" office:value="39.374497">
                <text:p>39.374497</text:p>
              </table:table-cell>
              <table:table-cell office:value-type="float" office:value="0.490362">
                <text:p>0.490362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9.3799">
                <text:p>39.3799</text:p>
              </table:table-cell>
              <table:table-cell office:value-type="float" office:value="0.488559">
                <text:p>0.488559</text:p>
              </table:table-cell>
              <table:table-cell office:value-type="float" office:value="39.379927">
                <text:p>39.379927</text:p>
              </table:table-cell>
              <table:table-cell office:value-type="float" office:value="0.488402">
                <text:p>0.48840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39.3854">
                <text:p>39.3854</text:p>
              </table:table-cell>
              <table:table-cell office:value-type="float" office:value="0.485999">
                <text:p>0.485999</text:p>
              </table:table-cell>
              <table:table-cell office:value-type="float" office:value="39.385353">
                <text:p>39.385353</text:p>
              </table:table-cell>
              <table:table-cell office:value-type="float" office:value="0.485843">
                <text:p>0.485843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39.3908">
                <text:p>39.3908</text:p>
              </table:table-cell>
              <table:table-cell office:value-type="float" office:value="0.482841">
                <text:p>0.482841</text:p>
              </table:table-cell>
              <table:table-cell office:value-type="float" office:value="39.390777">
                <text:p>39.390777</text:p>
              </table:table-cell>
              <table:table-cell office:value-type="float" office:value="0.482687">
                <text:p>0.48268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39.3962">
                <text:p>39.3962</text:p>
              </table:table-cell>
              <table:table-cell office:value-type="float" office:value="0.479086">
                <text:p>0.479086</text:p>
              </table:table-cell>
              <table:table-cell office:value-type="float" office:value="39.396197">
                <text:p>39.396197</text:p>
              </table:table-cell>
              <table:table-cell office:value-type="float" office:value="0.478933">
                <text:p>0.47893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39.4016">
                <text:p>39.4016</text:p>
              </table:table-cell>
              <table:table-cell office:value-type="float" office:value="0.474733">
                <text:p>0.474733</text:p>
              </table:table-cell>
              <table:table-cell office:value-type="float" office:value="39.401615">
                <text:p>39.401615</text:p>
              </table:table-cell>
              <table:table-cell office:value-type="float" office:value="0.474581">
                <text:p>0.47458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39.407">
                <text:p>39.407</text:p>
              </table:table-cell>
              <table:table-cell office:value-type="float" office:value="0.469783">
                <text:p>0.469783</text:p>
              </table:table-cell>
              <table:table-cell office:value-type="float" office:value="39.407029">
                <text:p>39.407029</text:p>
              </table:table-cell>
              <table:table-cell office:value-type="float" office:value="0.469634">
                <text:p>0.469634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39.4124">
                <text:p>39.4124</text:p>
              </table:table-cell>
              <table:table-cell office:value-type="float" office:value="0.464237">
                <text:p>0.464237</text:p>
              </table:table-cell>
              <table:table-cell office:value-type="float" office:value="39.412441">
                <text:p>39.412441</text:p>
              </table:table-cell>
              <table:table-cell office:value-type="float" office:value="0.46409">
                <text:p>0.46409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39.4178">
                <text:p>39.4178</text:p>
              </table:table-cell>
              <table:table-cell office:value-type="float" office:value="0.458095">
                <text:p>0.458095</text:p>
              </table:table-cell>
              <table:table-cell office:value-type="float" office:value="39.41785">
                <text:p>39.41785</text:p>
              </table:table-cell>
              <table:table-cell office:value-type="float" office:value="0.45795">
                <text:p>0.4579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39.4233">
                <text:p>39.4233</text:p>
              </table:table-cell>
              <table:table-cell office:value-type="float" office:value="0.451358">
                <text:p>0.451358</text:p>
              </table:table-cell>
              <table:table-cell office:value-type="float" office:value="39.423256">
                <text:p>39.423256</text:p>
              </table:table-cell>
              <table:table-cell office:value-type="float" office:value="0.451216">
                <text:p>0.45121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39.4287">
                <text:p>39.4287</text:p>
              </table:table-cell>
              <table:table-cell office:value-type="float" office:value="0.444027">
                <text:p>0.444027</text:p>
              </table:table-cell>
              <table:table-cell office:value-type="float" office:value="39.428659">
                <text:p>39.428659</text:p>
              </table:table-cell>
              <table:table-cell office:value-type="float" office:value="0.443888">
                <text:p>0.443888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39.4341">
                <text:p>39.4341</text:p>
              </table:table-cell>
              <table:table-cell office:value-type="float" office:value="0.436103">
                <text:p>0.436103</text:p>
              </table:table-cell>
              <table:table-cell office:value-type="float" office:value="39.434059">
                <text:p>39.434059</text:p>
              </table:table-cell>
              <table:table-cell office:value-type="float" office:value="0.435966">
                <text:p>0.43596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39.4395">
                <text:p>39.4395</text:p>
              </table:table-cell>
              <table:table-cell office:value-type="float" office:value="0.427586">
                <text:p>0.427586</text:p>
              </table:table-cell>
              <table:table-cell office:value-type="float" office:value="39.439456">
                <text:p>39.439456</text:p>
              </table:table-cell>
              <table:table-cell office:value-type="float" office:value="0.427453">
                <text:p>0.427453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39.4448">
                <text:p>39.4448</text:p>
              </table:table-cell>
              <table:table-cell office:value-type="float" office:value="0.418477">
                <text:p>0.418477</text:p>
              </table:table-cell>
              <table:table-cell office:value-type="float" office:value="39.44485">
                <text:p>39.44485</text:p>
              </table:table-cell>
              <table:table-cell office:value-type="float" office:value="0.418348">
                <text:p>0.41834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39.4502">
                <text:p>39.4502</text:p>
              </table:table-cell>
              <table:table-cell office:value-type="float" office:value="0.408778">
                <text:p>0.408778</text:p>
              </table:table-cell>
              <table:table-cell office:value-type="float" office:value="39.450241">
                <text:p>39.450241</text:p>
              </table:table-cell>
              <table:table-cell office:value-type="float" office:value="0.408653">
                <text:p>0.408653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9.4556">
                <text:p>39.4556</text:p>
              </table:table-cell>
              <table:table-cell office:value-type="float" office:value="0.39849">
                <text:p>0.39849</text:p>
              </table:table-cell>
              <table:table-cell office:value-type="float" office:value="39.455629">
                <text:p>39.455629</text:p>
              </table:table-cell>
              <table:table-cell office:value-type="float" office:value="0.398368">
                <text:p>0.39836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9.461">
                <text:p>39.461</text:p>
              </table:table-cell>
              <table:table-cell office:value-type="float" office:value="0.387614">
                <text:p>0.387614</text:p>
              </table:table-cell>
              <table:table-cell office:value-type="float" office:value="39.461015">
                <text:p>39.461015</text:p>
              </table:table-cell>
              <table:table-cell office:value-type="float" office:value="0.387496">
                <text:p>0.38749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9.4664">
                <text:p>39.4664</text:p>
              </table:table-cell>
              <table:table-cell office:value-type="float" office:value="0.376151">
                <text:p>0.376151</text:p>
              </table:table-cell>
              <table:table-cell office:value-type="float" office:value="39.466398">
                <text:p>39.466398</text:p>
              </table:table-cell>
              <table:table-cell office:value-type="float" office:value="0.376037">
                <text:p>0.37603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9.4718">
                <text:p>39.4718</text:p>
              </table:table-cell>
              <table:table-cell office:value-type="float" office:value="0.364102">
                <text:p>0.364102</text:p>
              </table:table-cell>
              <table:table-cell office:value-type="float" office:value="39.471777">
                <text:p>39.471777</text:p>
              </table:table-cell>
              <table:table-cell office:value-type="float" office:value="0.363992">
                <text:p>0.363992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9.4772">
                <text:p>39.4772</text:p>
              </table:table-cell>
              <table:table-cell office:value-type="float" office:value="0.351469">
                <text:p>0.351469</text:p>
              </table:table-cell>
              <table:table-cell office:value-type="float" office:value="39.477154">
                <text:p>39.477154</text:p>
              </table:table-cell>
              <table:table-cell office:value-type="float" office:value="0.351364">
                <text:p>0.351364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9.4825">
                <text:p>39.4825</text:p>
              </table:table-cell>
              <table:table-cell office:value-type="float" office:value="0.338253">
                <text:p>0.338253</text:p>
              </table:table-cell>
              <table:table-cell office:value-type="float" office:value="39.482528">
                <text:p>39.482528</text:p>
              </table:table-cell>
              <table:table-cell office:value-type="float" office:value="0.338153">
                <text:p>0.33815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9.4879">
                <text:p>39.4879</text:p>
              </table:table-cell>
              <table:table-cell office:value-type="float" office:value="0.324456">
                <text:p>0.324456</text:p>
              </table:table-cell>
              <table:table-cell office:value-type="float" office:value="39.487899">
                <text:p>39.487899</text:p>
              </table:table-cell>
              <table:table-cell office:value-type="float" office:value="0.32436">
                <text:p>0.3243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9.4933">
                <text:p>39.4933</text:p>
              </table:table-cell>
              <table:table-cell office:value-type="float" office:value="0.310079">
                <text:p>0.310079</text:p>
              </table:table-cell>
              <table:table-cell office:value-type="float" office:value="39.493267">
                <text:p>39.493267</text:p>
              </table:table-cell>
              <table:table-cell office:value-type="float" office:value="0.309989">
                <text:p>0.30998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9.4986">
                <text:p>39.4986</text:p>
              </table:table-cell>
              <table:table-cell office:value-type="float" office:value="0.295124">
                <text:p>0.295124</text:p>
              </table:table-cell>
              <table:table-cell office:value-type="float" office:value="39.498632">
                <text:p>39.498632</text:p>
              </table:table-cell>
              <table:table-cell office:value-type="float" office:value="0.295039">
                <text:p>0.295039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39.504">
                <text:p>39.504</text:p>
              </table:table-cell>
              <table:table-cell office:value-type="float" office:value="0.279592">
                <text:p>0.279592</text:p>
              </table:table-cell>
              <table:table-cell office:value-type="float" office:value="39.503995">
                <text:p>39.503995</text:p>
              </table:table-cell>
              <table:table-cell office:value-type="float" office:value="0.279513">
                <text:p>0.279513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39.5094">
                <text:p>39.5094</text:p>
              </table:table-cell>
              <table:table-cell office:value-type="float" office:value="0.263486">
                <text:p>0.263486</text:p>
              </table:table-cell>
              <table:table-cell office:value-type="float" office:value="39.509354">
                <text:p>39.509354</text:p>
              </table:table-cell>
              <table:table-cell office:value-type="float" office:value="0.263413">
                <text:p>0.263413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39.5147">
                <text:p>39.5147</text:p>
              </table:table-cell>
              <table:table-cell office:value-type="float" office:value="0.246807">
                <text:p>0.246807</text:p>
              </table:table-cell>
              <table:table-cell office:value-type="float" office:value="39.514711">
                <text:p>39.514711</text:p>
              </table:table-cell>
              <table:table-cell office:value-type="float" office:value="0.24674">
                <text:p>0.24674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9.5201">
                <text:p>39.5201</text:p>
              </table:table-cell>
              <table:table-cell office:value-type="float" office:value="0.229557">
                <text:p>0.229557</text:p>
              </table:table-cell>
              <table:table-cell office:value-type="float" office:value="39.520064">
                <text:p>39.520064</text:p>
              </table:table-cell>
              <table:table-cell office:value-type="float" office:value="0.229496">
                <text:p>0.22949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39.5254">
                <text:p>39.5254</text:p>
              </table:table-cell>
              <table:table-cell office:value-type="float" office:value="0.211739">
                <text:p>0.211739</text:p>
              </table:table-cell>
              <table:table-cell office:value-type="float" office:value="39.525415">
                <text:p>39.525415</text:p>
              </table:table-cell>
              <table:table-cell office:value-type="float" office:value="0.211683">
                <text:p>0.21168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39.5308">
                <text:p>39.5308</text:p>
              </table:table-cell>
              <table:table-cell office:value-type="float" office:value="0.193353">
                <text:p>0.193353</text:p>
              </table:table-cell>
              <table:table-cell office:value-type="float" office:value="39.530763">
                <text:p>39.530763</text:p>
              </table:table-cell>
              <table:table-cell office:value-type="float" office:value="0.193304">
                <text:p>0.19330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39.5361">
                <text:p>39.5361</text:p>
              </table:table-cell>
              <table:table-cell office:value-type="float" office:value="0.174402">
                <text:p>0.174402</text:p>
              </table:table-cell>
              <table:table-cell office:value-type="float" office:value="39.536108">
                <text:p>39.536108</text:p>
              </table:table-cell>
              <table:table-cell office:value-type="float" office:value="0.17436">
                <text:p>0.1743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39.5415">
                <text:p>39.5415</text:p>
              </table:table-cell>
              <table:table-cell office:value-type="float" office:value="0.154889">
                <text:p>0.154889</text:p>
              </table:table-cell>
              <table:table-cell office:value-type="float" office:value="39.541451">
                <text:p>39.541451</text:p>
              </table:table-cell>
              <table:table-cell office:value-type="float" office:value="0.154853">
                <text:p>0.15485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39.5468">
                <text:p>39.5468</text:p>
              </table:table-cell>
              <table:table-cell office:value-type="float" office:value="0.134814">
                <text:p>0.134814</text:p>
              </table:table-cell>
              <table:table-cell office:value-type="float" office:value="39.54679">
                <text:p>39.54679</text:p>
              </table:table-cell>
              <table:table-cell office:value-type="float" office:value="0.134786">
                <text:p>0.13478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39.5521">
                <text:p>39.5521</text:p>
              </table:table-cell>
              <table:table-cell office:value-type="float" office:value="0.114182">
                <text:p>0.114182</text:p>
              </table:table-cell>
              <table:table-cell office:value-type="float" office:value="39.552127">
                <text:p>39.552127</text:p>
              </table:table-cell>
              <table:table-cell office:value-type="float" office:value="0.11416">
                <text:p>0.1141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39.5575">
                <text:p>39.5575</text:p>
              </table:table-cell>
              <table:table-cell office:value-type="float" office:value="0.0929926">
                <text:p>0.0929926</text:p>
              </table:table-cell>
              <table:table-cell office:value-type="float" office:value="39.55746">
                <text:p>39.55746</text:p>
              </table:table-cell>
              <table:table-cell office:value-type="float" office:value="0.092979">
                <text:p>0.092979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39.5628">
                <text:p>39.5628</text:p>
              </table:table-cell>
              <table:table-cell office:value-type="float" office:value="0.0712499">
                <text:p>0.0712499</text:p>
              </table:table-cell>
              <table:table-cell office:value-type="float" office:value="39.562791">
                <text:p>39.562791</text:p>
              </table:table-cell>
              <table:table-cell office:value-type="float" office:value="0.071244">
                <text:p>0.071244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39.5681">
                <text:p>39.5681</text:p>
              </table:table-cell>
              <table:table-cell office:value-type="float" office:value="0.0489556">
                <text:p>0.0489556</text:p>
              </table:table-cell>
              <table:table-cell office:value-type="float" office:value="39.568119">
                <text:p>39.568119</text:p>
              </table:table-cell>
              <table:table-cell office:value-type="float" office:value="0.048957">
                <text:p>0.04895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39.5734">
                <text:p>39.5734</text:p>
              </table:table-cell>
              <table:table-cell office:value-type="float" office:value="0.0261123">
                <text:p>0.0261123</text:p>
              </table:table-cell>
              <table:table-cell office:value-type="float" office:value="39.573445">
                <text:p>39.573445</text:p>
              </table:table-cell>
              <table:table-cell office:value-type="float" office:value="0.026122">
                <text:p>0.02612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39.5788">
                <text:p>39.5788</text:p>
              </table:table-cell>
              <table:table-cell office:value-type="float" office:value="0.00272247">
                <text:p>0.00272247</text:p>
              </table:table-cell>
              <table:table-cell office:value-type="float" office:value="39.578767">
                <text:p>39.578767</text:p>
              </table:table-cell>
              <table:table-cell office:value-type="float" office:value="0.00274">
                <text:p>0.00274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39.5841">
                <text:p>39.5841</text:p>
              </table:table-cell>
              <table:table-cell office:value-type="float" office:value="0">
                <text:p>0</text:p>
              </table:table-cell>
              <table:table-cell office:value-type="float" office:value="39.584086">
                <text:p>39.584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39.6266">
                <text:p>39.6266</text:p>
              </table:table-cell>
              <table:table-cell office:value-type="float" office:value="0">
                <text:p>0</text:p>
              </table:table-cell>
              <table:table-cell office:value-type="float" office:value="39.62662">
                <text:p>39.62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39.6319">
                <text:p>39.6319</text:p>
              </table:table-cell>
              <table:table-cell office:value-type="float" office:value="0.0244754">
                <text:p>0.0244754</text:p>
              </table:table-cell>
              <table:table-cell office:value-type="float" office:value="39.631937">
                <text:p>39.631937</text:p>
              </table:table-cell>
              <table:table-cell office:value-type="float" office:value="0.024467">
                <text:p>0.02446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39.6373">
                <text:p>39.6373</text:p>
              </table:table-cell>
              <table:table-cell office:value-type="float" office:value="0.0482921">
                <text:p>0.0482921</text:p>
              </table:table-cell>
              <table:table-cell office:value-type="float" office:value="39.637251">
                <text:p>39.637251</text:p>
              </table:table-cell>
              <table:table-cell office:value-type="float" office:value="0.048276">
                <text:p>0.04827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39.6426">
                <text:p>39.6426</text:p>
              </table:table-cell>
              <table:table-cell office:value-type="float" office:value="0.0714534">
                <text:p>0.0714534</text:p>
              </table:table-cell>
              <table:table-cell office:value-type="float" office:value="39.642562">
                <text:p>39.642562</text:p>
              </table:table-cell>
              <table:table-cell office:value-type="float" office:value="0.071429">
                <text:p>0.071429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39.6479">
                <text:p>39.6479</text:p>
              </table:table-cell>
              <table:table-cell office:value-type="float" office:value="0.0939622">
                <text:p>0.0939622</text:p>
              </table:table-cell>
              <table:table-cell office:value-type="float" office:value="39.64787">
                <text:p>39.64787</text:p>
              </table:table-cell>
              <table:table-cell office:value-type="float" office:value="0.09393">
                <text:p>0.09393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39.6532">
                <text:p>39.6532</text:p>
              </table:table-cell>
              <table:table-cell office:value-type="float" office:value="0.115822">
                <text:p>0.115822</text:p>
              </table:table-cell>
              <table:table-cell office:value-type="float" office:value="39.653175">
                <text:p>39.653175</text:p>
              </table:table-cell>
              <table:table-cell office:value-type="float" office:value="0.115782">
                <text:p>0.11578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39.6585">
                <text:p>39.6585</text:p>
              </table:table-cell>
              <table:table-cell office:value-type="float" office:value="0.137035">
                <text:p>0.137035</text:p>
              </table:table-cell>
              <table:table-cell office:value-type="float" office:value="39.658478">
                <text:p>39.658478</text:p>
              </table:table-cell>
              <table:table-cell office:value-type="float" office:value="0.136988">
                <text:p>0.136988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39.6638">
                <text:p>39.6638</text:p>
              </table:table-cell>
              <table:table-cell office:value-type="float" office:value="0.157604">
                <text:p>0.157604</text:p>
              </table:table-cell>
              <table:table-cell office:value-type="float" office:value="39.663778">
                <text:p>39.663778</text:p>
              </table:table-cell>
              <table:table-cell office:value-type="float" office:value="0.15755">
                <text:p>0.1575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39.6691">
                <text:p>39.6691</text:p>
              </table:table-cell>
              <table:table-cell office:value-type="float" office:value="0.177532">
                <text:p>0.177532</text:p>
              </table:table-cell>
              <table:table-cell office:value-type="float" office:value="39.669075">
                <text:p>39.669075</text:p>
              </table:table-cell>
              <table:table-cell office:value-type="float" office:value="0.177472">
                <text:p>0.177472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9.6744">
                <text:p>39.6744</text:p>
              </table:table-cell>
              <table:table-cell office:value-type="float" office:value="0.196821">
                <text:p>0.196821</text:p>
              </table:table-cell>
              <table:table-cell office:value-type="float" office:value="39.674369">
                <text:p>39.674369</text:p>
              </table:table-cell>
              <table:table-cell office:value-type="float" office:value="0.196755">
                <text:p>0.19675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39.6797">
                <text:p>39.6797</text:p>
              </table:table-cell>
              <table:table-cell office:value-type="float" office:value="0.215475">
                <text:p>0.215475</text:p>
              </table:table-cell>
              <table:table-cell office:value-type="float" office:value="39.67966">
                <text:p>39.67966</text:p>
              </table:table-cell>
              <table:table-cell office:value-type="float" office:value="0.215402">
                <text:p>0.21540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39.6849">
                <text:p>39.6849</text:p>
              </table:table-cell>
              <table:table-cell office:value-type="float" office:value="0.233495">
                <text:p>0.233495</text:p>
              </table:table-cell>
              <table:table-cell office:value-type="float" office:value="39.684949">
                <text:p>39.684949</text:p>
              </table:table-cell>
              <table:table-cell office:value-type="float" office:value="0.233416">
                <text:p>0.23341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39.6902">
                <text:p>39.6902</text:p>
              </table:table-cell>
              <table:table-cell office:value-type="float" office:value="0.250884">
                <text:p>0.250884</text:p>
              </table:table-cell>
              <table:table-cell office:value-type="float" office:value="39.690235">
                <text:p>39.690235</text:p>
              </table:table-cell>
              <table:table-cell office:value-type="float" office:value="0.250799">
                <text:p>0.25079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39.6955">
                <text:p>39.6955</text:p>
              </table:table-cell>
              <table:table-cell office:value-type="float" office:value="0.267644">
                <text:p>0.267644</text:p>
              </table:table-cell>
              <table:table-cell office:value-type="float" office:value="39.695518">
                <text:p>39.695518</text:p>
              </table:table-cell>
              <table:table-cell office:value-type="float" office:value="0.267554">
                <text:p>0.26755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39.7008">
                <text:p>39.7008</text:p>
              </table:table-cell>
              <table:table-cell office:value-type="float" office:value="0.283777">
                <text:p>0.283777</text:p>
              </table:table-cell>
              <table:table-cell office:value-type="float" office:value="39.700798">
                <text:p>39.700798</text:p>
              </table:table-cell>
              <table:table-cell office:value-type="float" office:value="0.283681">
                <text:p>0.283681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39.7061">
                <text:p>39.7061</text:p>
              </table:table-cell>
              <table:table-cell office:value-type="float" office:value="0.299285">
                <text:p>0.299285</text:p>
              </table:table-cell>
              <table:table-cell office:value-type="float" office:value="39.706075">
                <text:p>39.706075</text:p>
              </table:table-cell>
              <table:table-cell office:value-type="float" office:value="0.299184">
                <text:p>0.29918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39.7113">
                <text:p>39.7113</text:p>
              </table:table-cell>
              <table:table-cell office:value-type="float" office:value="0.314171">
                <text:p>0.314171</text:p>
              </table:table-cell>
              <table:table-cell office:value-type="float" office:value="39.71135">
                <text:p>39.71135</text:p>
              </table:table-cell>
              <table:table-cell office:value-type="float" office:value="0.314065">
                <text:p>0.31406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9.7166">
                <text:p>39.7166</text:p>
              </table:table-cell>
              <table:table-cell office:value-type="float" office:value="0.328435">
                <text:p>0.328435</text:p>
              </table:table-cell>
              <table:table-cell office:value-type="float" office:value="39.716622">
                <text:p>39.716622</text:p>
              </table:table-cell>
              <table:table-cell office:value-type="float" office:value="0.328325">
                <text:p>0.32832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9.7219">
                <text:p>39.7219</text:p>
              </table:table-cell>
              <table:table-cell office:value-type="float" office:value="0.34208">
                <text:p>0.34208</text:p>
              </table:table-cell>
              <table:table-cell office:value-type="float" office:value="39.721891">
                <text:p>39.721891</text:p>
              </table:table-cell>
              <table:table-cell office:value-type="float" office:value="0.341966">
                <text:p>0.341966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39.7272">
                <text:p>39.7272</text:p>
              </table:table-cell>
              <table:table-cell office:value-type="float" office:value="0.355109">
                <text:p>0.355109</text:p>
              </table:table-cell>
              <table:table-cell office:value-type="float" office:value="39.727157">
                <text:p>39.727157</text:p>
              </table:table-cell>
              <table:table-cell office:value-type="float" office:value="0.35499">
                <text:p>0.3549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39.7324">
                <text:p>39.7324</text:p>
              </table:table-cell>
              <table:table-cell office:value-type="float" office:value="0.367521">
                <text:p>0.367521</text:p>
              </table:table-cell>
              <table:table-cell office:value-type="float" office:value="39.732421">
                <text:p>39.732421</text:p>
              </table:table-cell>
              <table:table-cell office:value-type="float" office:value="0.367398">
                <text:p>0.36739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39.7377">
                <text:p>39.7377</text:p>
              </table:table-cell>
              <table:table-cell office:value-type="float" office:value="0.379319">
                <text:p>0.379319</text:p>
              </table:table-cell>
              <table:table-cell office:value-type="float" office:value="39.737681">
                <text:p>39.737681</text:p>
              </table:table-cell>
              <table:table-cell office:value-type="float" office:value="0.379192">
                <text:p>0.37919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39.7429">
                <text:p>39.7429</text:p>
              </table:table-cell>
              <table:table-cell office:value-type="float" office:value="0.390505">
                <text:p>0.390505</text:p>
              </table:table-cell>
              <table:table-cell office:value-type="float" office:value="39.742939">
                <text:p>39.742939</text:p>
              </table:table-cell>
              <table:table-cell office:value-type="float" office:value="0.390374">
                <text:p>0.39037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39.7482">
                <text:p>39.7482</text:p>
              </table:table-cell>
              <table:table-cell office:value-type="float" office:value="0.401079">
                <text:p>0.401079</text:p>
              </table:table-cell>
              <table:table-cell office:value-type="float" office:value="39.748194">
                <text:p>39.748194</text:p>
              </table:table-cell>
              <table:table-cell office:value-type="float" office:value="0.400945">
                <text:p>0.40094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39.7534">
                <text:p>39.7534</text:p>
              </table:table-cell>
              <table:table-cell office:value-type="float" office:value="0.411043">
                <text:p>0.411043</text:p>
              </table:table-cell>
              <table:table-cell office:value-type="float" office:value="39.753447">
                <text:p>39.753447</text:p>
              </table:table-cell>
              <table:table-cell office:value-type="float" office:value="0.410906">
                <text:p>0.410906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39.7587">
                <text:p>39.7587</text:p>
              </table:table-cell>
              <table:table-cell office:value-type="float" office:value="0.420399">
                <text:p>0.420399</text:p>
              </table:table-cell>
              <table:table-cell office:value-type="float" office:value="39.758697">
                <text:p>39.758697</text:p>
              </table:table-cell>
              <table:table-cell office:value-type="float" office:value="0.420259">
                <text:p>0.42025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39.7639">
                <text:p>39.7639</text:p>
              </table:table-cell>
              <table:table-cell office:value-type="float" office:value="0.429147">
                <text:p>0.429147</text:p>
              </table:table-cell>
              <table:table-cell office:value-type="float" office:value="39.763944">
                <text:p>39.763944</text:p>
              </table:table-cell>
              <table:table-cell office:value-type="float" office:value="0.429004">
                <text:p>0.42900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39.7692">
                <text:p>39.7692</text:p>
              </table:table-cell>
              <table:table-cell office:value-type="float" office:value="0.437288">
                <text:p>0.437288</text:p>
              </table:table-cell>
              <table:table-cell office:value-type="float" office:value="39.769188">
                <text:p>39.769188</text:p>
              </table:table-cell>
              <table:table-cell office:value-type="float" office:value="0.437143">
                <text:p>0.43714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39.7744">
                <text:p>39.7744</text:p>
              </table:table-cell>
              <table:table-cell office:value-type="float" office:value="0.444825">
                <text:p>0.444825</text:p>
              </table:table-cell>
              <table:table-cell office:value-type="float" office:value="39.774429">
                <text:p>39.774429</text:p>
              </table:table-cell>
              <table:table-cell office:value-type="float" office:value="0.444677">
                <text:p>0.44467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39.7797">
                <text:p>39.7797</text:p>
              </table:table-cell>
              <table:table-cell office:value-type="float" office:value="0.451757">
                <text:p>0.451757</text:p>
              </table:table-cell>
              <table:table-cell office:value-type="float" office:value="39.779668">
                <text:p>39.779668</text:p>
              </table:table-cell>
              <table:table-cell office:value-type="float" office:value="0.451607">
                <text:p>0.451607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9.7849">
                <text:p>39.7849</text:p>
              </table:table-cell>
              <table:table-cell office:value-type="float" office:value="0.458085">
                <text:p>0.458085</text:p>
              </table:table-cell>
              <table:table-cell office:value-type="float" office:value="39.784904">
                <text:p>39.784904</text:p>
              </table:table-cell>
              <table:table-cell office:value-type="float" office:value="0.457933">
                <text:p>0.457933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39.7901">
                <text:p>39.7901</text:p>
              </table:table-cell>
              <table:table-cell office:value-type="float" office:value="0.46381">
                <text:p>0.46381</text:p>
              </table:table-cell>
              <table:table-cell office:value-type="float" office:value="39.790137">
                <text:p>39.790137</text:p>
              </table:table-cell>
              <table:table-cell office:value-type="float" office:value="0.463657">
                <text:p>0.46365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9.7954">
                <text:p>39.7954</text:p>
              </table:table-cell>
              <table:table-cell office:value-type="float" office:value="0.468934">
                <text:p>0.468934</text:p>
              </table:table-cell>
              <table:table-cell office:value-type="float" office:value="39.795367">
                <text:p>39.795367</text:p>
              </table:table-cell>
              <table:table-cell office:value-type="float" office:value="0.468779">
                <text:p>0.468779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9.8006">
                <text:p>39.8006</text:p>
              </table:table-cell>
              <table:table-cell office:value-type="float" office:value="0.473456">
                <text:p>0.473456</text:p>
              </table:table-cell>
              <table:table-cell office:value-type="float" office:value="39.800595">
                <text:p>39.800595</text:p>
              </table:table-cell>
              <table:table-cell office:value-type="float" office:value="0.4733">
                <text:p>0.4733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39.8058">
                <text:p>39.8058</text:p>
              </table:table-cell>
              <table:table-cell office:value-type="float" office:value="0.477377">
                <text:p>0.477377</text:p>
              </table:table-cell>
              <table:table-cell office:value-type="float" office:value="39.80582">
                <text:p>39.80582</text:p>
              </table:table-cell>
              <table:table-cell office:value-type="float" office:value="0.47722">
                <text:p>0.4772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39.811">
                <text:p>39.811</text:p>
              </table:table-cell>
              <table:table-cell office:value-type="float" office:value="0.480698">
                <text:p>0.480698</text:p>
              </table:table-cell>
              <table:table-cell office:value-type="float" office:value="39.811042">
                <text:p>39.811042</text:p>
              </table:table-cell>
              <table:table-cell office:value-type="float" office:value="0.480541">
                <text:p>0.480541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39.8163">
                <text:p>39.8163</text:p>
              </table:table-cell>
              <table:table-cell office:value-type="float" office:value="0.48342">
                <text:p>0.48342</text:p>
              </table:table-cell>
              <table:table-cell office:value-type="float" office:value="39.816262">
                <text:p>39.816262</text:p>
              </table:table-cell>
              <table:table-cell office:value-type="float" office:value="0.483261">
                <text:p>0.483261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39.8215">
                <text:p>39.8215</text:p>
              </table:table-cell>
              <table:table-cell office:value-type="float" office:value="0.485541">
                <text:p>0.485541</text:p>
              </table:table-cell>
              <table:table-cell office:value-type="float" office:value="39.821479">
                <text:p>39.821479</text:p>
              </table:table-cell>
              <table:table-cell office:value-type="float" office:value="0.485382">
                <text:p>0.48538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39.8267">
                <text:p>39.8267</text:p>
              </table:table-cell>
              <table:table-cell office:value-type="float" office:value="0.487064">
                <text:p>0.487064</text:p>
              </table:table-cell>
              <table:table-cell office:value-type="float" office:value="39.826693">
                <text:p>39.826693</text:p>
              </table:table-cell>
              <table:table-cell office:value-type="float" office:value="0.486904">
                <text:p>0.48690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39.8319">
                <text:p>39.8319</text:p>
              </table:table-cell>
              <table:table-cell office:value-type="float" office:value="0.487987">
                <text:p>0.487987</text:p>
              </table:table-cell>
              <table:table-cell office:value-type="float" office:value="39.831904">
                <text:p>39.831904</text:p>
              </table:table-cell>
              <table:table-cell office:value-type="float" office:value="0.487828">
                <text:p>0.48782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39.8371">
                <text:p>39.8371</text:p>
              </table:table-cell>
              <table:table-cell office:value-type="float" office:value="0.488312">
                <text:p>0.488312</text:p>
              </table:table-cell>
              <table:table-cell office:value-type="float" office:value="39.837113">
                <text:p>39.837113</text:p>
              </table:table-cell>
              <table:table-cell office:value-type="float" office:value="0.488153">
                <text:p>0.488153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39.8423">
                <text:p>39.8423</text:p>
              </table:table-cell>
              <table:table-cell office:value-type="float" office:value="0.488038">
                <text:p>0.488038</text:p>
              </table:table-cell>
              <table:table-cell office:value-type="float" office:value="39.842319">
                <text:p>39.842319</text:p>
              </table:table-cell>
              <table:table-cell office:value-type="float" office:value="0.487879">
                <text:p>0.48787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39.8475">
                <text:p>39.8475</text:p>
              </table:table-cell>
              <table:table-cell office:value-type="float" office:value="0.487165">
                <text:p>0.487165</text:p>
              </table:table-cell>
              <table:table-cell office:value-type="float" office:value="39.847522">
                <text:p>39.847522</text:p>
              </table:table-cell>
              <table:table-cell office:value-type="float" office:value="0.487007">
                <text:p>0.48700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39.8527">
                <text:p>39.8527</text:p>
              </table:table-cell>
              <table:table-cell office:value-type="float" office:value="0.485693">
                <text:p>0.485693</text:p>
              </table:table-cell>
              <table:table-cell office:value-type="float" office:value="39.852722">
                <text:p>39.852722</text:p>
              </table:table-cell>
              <table:table-cell office:value-type="float" office:value="0.485536">
                <text:p>0.48553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39.8579">
                <text:p>39.8579</text:p>
              </table:table-cell>
              <table:table-cell office:value-type="float" office:value="0.483623">
                <text:p>0.483623</text:p>
              </table:table-cell>
              <table:table-cell office:value-type="float" office:value="39.85792">
                <text:p>39.85792</text:p>
              </table:table-cell>
              <table:table-cell office:value-type="float" office:value="0.483467">
                <text:p>0.48346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39.8631">
                <text:p>39.8631</text:p>
              </table:table-cell>
              <table:table-cell office:value-type="float" office:value="0.480955">
                <text:p>0.480955</text:p>
              </table:table-cell>
              <table:table-cell office:value-type="float" office:value="39.863115">
                <text:p>39.863115</text:p>
              </table:table-cell>
              <table:table-cell office:value-type="float" office:value="0.4808">
                <text:p>0.480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39.8683">
                <text:p>39.8683</text:p>
              </table:table-cell>
              <table:table-cell office:value-type="float" office:value="0.477689">
                <text:p>0.477689</text:p>
              </table:table-cell>
              <table:table-cell office:value-type="float" office:value="39.868308">
                <text:p>39.868308</text:p>
              </table:table-cell>
              <table:table-cell office:value-type="float" office:value="0.477535">
                <text:p>0.47753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39.8735">
                <text:p>39.8735</text:p>
              </table:table-cell>
              <table:table-cell office:value-type="float" office:value="0.473824">
                <text:p>0.473824</text:p>
              </table:table-cell>
              <table:table-cell office:value-type="float" office:value="39.873498">
                <text:p>39.873498</text:p>
              </table:table-cell>
              <table:table-cell office:value-type="float" office:value="0.473672">
                <text:p>0.473672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39.8787">
                <text:p>39.8787</text:p>
              </table:table-cell>
              <table:table-cell office:value-type="float" office:value="0.469363">
                <text:p>0.469363</text:p>
              </table:table-cell>
              <table:table-cell office:value-type="float" office:value="39.878685">
                <text:p>39.878685</text:p>
              </table:table-cell>
              <table:table-cell office:value-type="float" office:value="0.469212">
                <text:p>0.469212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39.8839">
                <text:p>39.8839</text:p>
              </table:table-cell>
              <table:table-cell office:value-type="float" office:value="0.464305">
                <text:p>0.464305</text:p>
              </table:table-cell>
              <table:table-cell office:value-type="float" office:value="39.883869">
                <text:p>39.883869</text:p>
              </table:table-cell>
              <table:table-cell office:value-type="float" office:value="0.464156">
                <text:p>0.464156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39.8891">
                <text:p>39.8891</text:p>
              </table:table-cell>
              <table:table-cell office:value-type="float" office:value="0.458651">
                <text:p>0.458651</text:p>
              </table:table-cell>
              <table:table-cell office:value-type="float" office:value="39.889051">
                <text:p>39.889051</text:p>
              </table:table-cell>
              <table:table-cell office:value-type="float" office:value="0.458504">
                <text:p>0.458504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39.8942">
                <text:p>39.8942</text:p>
              </table:table-cell>
              <table:table-cell office:value-type="float" office:value="0.452401">
                <text:p>0.452401</text:p>
              </table:table-cell>
              <table:table-cell office:value-type="float" office:value="39.89423">
                <text:p>39.89423</text:p>
              </table:table-cell>
              <table:table-cell office:value-type="float" office:value="0.452257">
                <text:p>0.45225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39.8994">
                <text:p>39.8994</text:p>
              </table:table-cell>
              <table:table-cell office:value-type="float" office:value="0.445556">
                <text:p>0.445556</text:p>
              </table:table-cell>
              <table:table-cell office:value-type="float" office:value="39.899406">
                <text:p>39.899406</text:p>
              </table:table-cell>
              <table:table-cell office:value-type="float" office:value="0.445414">
                <text:p>0.44541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39.9046">
                <text:p>39.9046</text:p>
              </table:table-cell>
              <table:table-cell office:value-type="float" office:value="0.438117">
                <text:p>0.438117</text:p>
              </table:table-cell>
              <table:table-cell office:value-type="float" office:value="39.904579">
                <text:p>39.904579</text:p>
              </table:table-cell>
              <table:table-cell office:value-type="float" office:value="0.437978">
                <text:p>0.437978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39.9098">
                <text:p>39.9098</text:p>
              </table:table-cell>
              <table:table-cell office:value-type="float" office:value="0.430085">
                <text:p>0.430085</text:p>
              </table:table-cell>
              <table:table-cell office:value-type="float" office:value="39.90975">
                <text:p>39.90975</text:p>
              </table:table-cell>
              <table:table-cell office:value-type="float" office:value="0.429949">
                <text:p>0.429949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9.9149">
                <text:p>39.9149</text:p>
              </table:table-cell>
              <table:table-cell office:value-type="float" office:value="0.421461">
                <text:p>0.421461</text:p>
              </table:table-cell>
              <table:table-cell office:value-type="float" office:value="39.914919">
                <text:p>39.914919</text:p>
              </table:table-cell>
              <table:table-cell office:value-type="float" office:value="0.421328">
                <text:p>0.42132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9.9201">
                <text:p>39.9201</text:p>
              </table:table-cell>
              <table:table-cell office:value-type="float" office:value="0.412245">
                <text:p>0.412245</text:p>
              </table:table-cell>
              <table:table-cell office:value-type="float" office:value="39.920084">
                <text:p>39.920084</text:p>
              </table:table-cell>
              <table:table-cell office:value-type="float" office:value="0.412116">
                <text:p>0.41211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9.9252">
                <text:p>39.9252</text:p>
              </table:table-cell>
              <table:table-cell office:value-type="float" office:value="0.402439">
                <text:p>0.402439</text:p>
              </table:table-cell>
              <table:table-cell office:value-type="float" office:value="39.925247">
                <text:p>39.925247</text:p>
              </table:table-cell>
              <table:table-cell office:value-type="float" office:value="0.402314">
                <text:p>0.402314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9.9304">
                <text:p>39.9304</text:p>
              </table:table-cell>
              <table:table-cell office:value-type="float" office:value="0.392044">
                <text:p>0.392044</text:p>
              </table:table-cell>
              <table:table-cell office:value-type="float" office:value="39.930407">
                <text:p>39.930407</text:p>
              </table:table-cell>
              <table:table-cell office:value-type="float" office:value="0.391922">
                <text:p>0.39192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9.9356">
                <text:p>39.9356</text:p>
              </table:table-cell>
              <table:table-cell office:value-type="float" office:value="0.381061">
                <text:p>0.381061</text:p>
              </table:table-cell>
              <table:table-cell office:value-type="float" office:value="39.935565">
                <text:p>39.935565</text:p>
              </table:table-cell>
              <table:table-cell office:value-type="float" office:value="0.380943">
                <text:p>0.38094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39.9407">
                <text:p>39.9407</text:p>
              </table:table-cell>
              <table:table-cell office:value-type="float" office:value="0.369491">
                <text:p>0.369491</text:p>
              </table:table-cell>
              <table:table-cell office:value-type="float" office:value="39.94072">
                <text:p>39.94072</text:p>
              </table:table-cell>
              <table:table-cell office:value-type="float" office:value="0.369378">
                <text:p>0.369378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39.9459">
                <text:p>39.9459</text:p>
              </table:table-cell>
              <table:table-cell office:value-type="float" office:value="0.357336">
                <text:p>0.357336</text:p>
              </table:table-cell>
              <table:table-cell office:value-type="float" office:value="39.945872">
                <text:p>39.945872</text:p>
              </table:table-cell>
              <table:table-cell office:value-type="float" office:value="0.357227">
                <text:p>0.35722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39.951">
                <text:p>39.951</text:p>
              </table:table-cell>
              <table:table-cell office:value-type="float" office:value="0.344597">
                <text:p>0.344597</text:p>
              </table:table-cell>
              <table:table-cell office:value-type="float" office:value="39.951022">
                <text:p>39.951022</text:p>
              </table:table-cell>
              <table:table-cell office:value-type="float" office:value="0.344493">
                <text:p>0.344493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9.9562">
                <text:p>39.9562</text:p>
              </table:table-cell>
              <table:table-cell office:value-type="float" office:value="0.331275">
                <text:p>0.331275</text:p>
              </table:table-cell>
              <table:table-cell office:value-type="float" office:value="39.956169">
                <text:p>39.956169</text:p>
              </table:table-cell>
              <table:table-cell office:value-type="float" office:value="0.331176">
                <text:p>0.33117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9.9613">
                <text:p>39.9613</text:p>
              </table:table-cell>
              <table:table-cell office:value-type="float" office:value="0.317373">
                <text:p>0.317373</text:p>
              </table:table-cell>
              <table:table-cell office:value-type="float" office:value="39.961313">
                <text:p>39.961313</text:p>
              </table:table-cell>
              <table:table-cell office:value-type="float" office:value="0.317278">
                <text:p>0.317278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39.9665">
                <text:p>39.9665</text:p>
              </table:table-cell>
              <table:table-cell office:value-type="float" office:value="0.302891">
                <text:p>0.302891</text:p>
              </table:table-cell>
              <table:table-cell office:value-type="float" office:value="39.966455">
                <text:p>39.966455</text:p>
              </table:table-cell>
              <table:table-cell office:value-type="float" office:value="0.302801">
                <text:p>0.30280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9.9716">
                <text:p>39.9716</text:p>
              </table:table-cell>
              <table:table-cell office:value-type="float" office:value="0.287831">
                <text:p>0.287831</text:p>
              </table:table-cell>
              <table:table-cell office:value-type="float" office:value="39.971594">
                <text:p>39.971594</text:p>
              </table:table-cell>
              <table:table-cell office:value-type="float" office:value="0.287747">
                <text:p>0.28774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9.9767">
                <text:p>39.9767</text:p>
              </table:table-cell>
              <table:table-cell office:value-type="float" office:value="0.272195">
                <text:p>0.272195</text:p>
              </table:table-cell>
              <table:table-cell office:value-type="float" office:value="39.97673">
                <text:p>39.97673</text:p>
              </table:table-cell>
              <table:table-cell office:value-type="float" office:value="0.272116">
                <text:p>0.27211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39.9819">
                <text:p>39.9819</text:p>
              </table:table-cell>
              <table:table-cell office:value-type="float" office:value="0.255985">
                <text:p>0.255985</text:p>
              </table:table-cell>
              <table:table-cell office:value-type="float" office:value="39.981864">
                <text:p>39.981864</text:p>
              </table:table-cell>
              <table:table-cell office:value-type="float" office:value="0.255912">
                <text:p>0.25591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39.987">
                <text:p>39.987</text:p>
              </table:table-cell>
              <table:table-cell office:value-type="float" office:value="0.239202">
                <text:p>0.239202</text:p>
              </table:table-cell>
              <table:table-cell office:value-type="float" office:value="39.986995">
                <text:p>39.986995</text:p>
              </table:table-cell>
              <table:table-cell office:value-type="float" office:value="0.239135">
                <text:p>0.23913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39.9921">
                <text:p>39.9921</text:p>
              </table:table-cell>
              <table:table-cell office:value-type="float" office:value="0.221849">
                <text:p>0.221849</text:p>
              </table:table-cell>
              <table:table-cell office:value-type="float" office:value="39.992123">
                <text:p>39.992123</text:p>
              </table:table-cell>
              <table:table-cell office:value-type="float" office:value="0.221788">
                <text:p>0.221788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39.9972">
                <text:p>39.9972</text:p>
              </table:table-cell>
              <table:table-cell office:value-type="float" office:value="0.203927">
                <text:p>0.203927</text:p>
              </table:table-cell>
              <table:table-cell office:value-type="float" office:value="39.997249">
                <text:p>39.997249</text:p>
              </table:table-cell>
              <table:table-cell office:value-type="float" office:value="0.203872">
                <text:p>0.203872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40.0024">
                <text:p>40.0024</text:p>
              </table:table-cell>
              <table:table-cell office:value-type="float" office:value="0.185439">
                <text:p>0.185439</text:p>
              </table:table-cell>
              <table:table-cell office:value-type="float" office:value="40.002372">
                <text:p>40.002372</text:p>
              </table:table-cell>
              <table:table-cell office:value-type="float" office:value="0.18539">
                <text:p>0.18539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40.0075">
                <text:p>40.0075</text:p>
              </table:table-cell>
              <table:table-cell office:value-type="float" office:value="0.166386">
                <text:p>0.166386</text:p>
              </table:table-cell>
              <table:table-cell office:value-type="float" office:value="40.007493">
                <text:p>40.007493</text:p>
              </table:table-cell>
              <table:table-cell office:value-type="float" office:value="0.166344">
                <text:p>0.166344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0.0126">
                <text:p>40.0126</text:p>
              </table:table-cell>
              <table:table-cell office:value-type="float" office:value="0.14677">
                <text:p>0.14677</text:p>
              </table:table-cell>
              <table:table-cell office:value-type="float" office:value="40.012611">
                <text:p>40.012611</text:p>
              </table:table-cell>
              <table:table-cell office:value-type="float" office:value="0.146735">
                <text:p>0.14673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0.0177">
                <text:p>40.0177</text:p>
              </table:table-cell>
              <table:table-cell office:value-type="float" office:value="0.126594">
                <text:p>0.126594</text:p>
              </table:table-cell>
              <table:table-cell office:value-type="float" office:value="40.017726">
                <text:p>40.017726</text:p>
              </table:table-cell>
              <table:table-cell office:value-type="float" office:value="0.126566">
                <text:p>0.12656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0.0228">
                <text:p>40.0228</text:p>
              </table:table-cell>
              <table:table-cell office:value-type="float" office:value="0.10586">
                <text:p>0.10586</text:p>
              </table:table-cell>
              <table:table-cell office:value-type="float" office:value="40.022839">
                <text:p>40.022839</text:p>
              </table:table-cell>
              <table:table-cell office:value-type="float" office:value="0.10584">
                <text:p>0.10584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0.0279">
                <text:p>40.0279</text:p>
              </table:table-cell>
              <table:table-cell office:value-type="float" office:value="0.0845706">
                <text:p>0.0845706</text:p>
              </table:table-cell>
              <table:table-cell office:value-type="float" office:value="40.027949">
                <text:p>40.027949</text:p>
              </table:table-cell>
              <table:table-cell office:value-type="float" office:value="0.084557">
                <text:p>0.08455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40.0331">
                <text:p>40.0331</text:p>
              </table:table-cell>
              <table:table-cell office:value-type="float" office:value="0.0627275">
                <text:p>0.0627275</text:p>
              </table:table-cell>
              <table:table-cell office:value-type="float" office:value="40.033057">
                <text:p>40.033057</text:p>
              </table:table-cell>
              <table:table-cell office:value-type="float" office:value="0.062722">
                <text:p>0.06272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40.0382">
                <text:p>40.0382</text:p>
              </table:table-cell>
              <table:table-cell office:value-type="float" office:value="0.0403334">
                <text:p>0.0403334</text:p>
              </table:table-cell>
              <table:table-cell office:value-type="float" office:value="40.038161">
                <text:p>40.038161</text:p>
              </table:table-cell>
              <table:table-cell office:value-type="float" office:value="0.040335">
                <text:p>0.04033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40.0433">
                <text:p>40.0433</text:p>
              </table:table-cell>
              <table:table-cell office:value-type="float" office:value="0.0173907">
                <text:p>0.0173907</text:p>
              </table:table-cell>
              <table:table-cell office:value-type="float" office:value="40.043264">
                <text:p>40.043264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40.0484">
                <text:p>40.0484</text:p>
              </table:table-cell>
              <table:table-cell office:value-type="float" office:value="0">
                <text:p>0</text:p>
              </table:table-cell>
              <table:table-cell office:value-type="float" office:value="40.048363">
                <text:p>40.048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40.0891">
                <text:p>40.0891</text:p>
              </table:table-cell>
              <table:table-cell office:value-type="float" office:value="0">
                <text:p>0</text:p>
              </table:table-cell>
              <table:table-cell office:value-type="float" office:value="40.08914">
                <text:p>40.08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40.0942">
                <text:p>40.0942</text:p>
              </table:table-cell>
              <table:table-cell office:value-type="float" office:value="0.0240324">
                <text:p>0.0240324</text:p>
              </table:table-cell>
              <table:table-cell office:value-type="float" office:value="40.094237">
                <text:p>40.094237</text:p>
              </table:table-cell>
              <table:table-cell office:value-type="float" office:value="0.024024">
                <text:p>0.02402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0.0993">
                <text:p>40.0993</text:p>
              </table:table-cell>
              <table:table-cell office:value-type="float" office:value="0.0474083">
                <text:p>0.0474083</text:p>
              </table:table-cell>
              <table:table-cell office:value-type="float" office:value="40.099332">
                <text:p>40.099332</text:p>
              </table:table-cell>
              <table:table-cell office:value-type="float" office:value="0.047392">
                <text:p>0.047392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0.1044">
                <text:p>40.1044</text:p>
              </table:table-cell>
              <table:table-cell office:value-type="float" office:value="0.0701309">
                <text:p>0.0701309</text:p>
              </table:table-cell>
              <table:table-cell office:value-type="float" office:value="40.104424">
                <text:p>40.104424</text:p>
              </table:table-cell>
              <table:table-cell office:value-type="float" office:value="0.070107">
                <text:p>0.070107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0.1095">
                <text:p>40.1095</text:p>
              </table:table-cell>
              <table:table-cell office:value-type="float" office:value="0.092203">
                <text:p>0.092203</text:p>
              </table:table-cell>
              <table:table-cell office:value-type="float" office:value="40.109513">
                <text:p>40.109513</text:p>
              </table:table-cell>
              <table:table-cell office:value-type="float" office:value="0.092172">
                <text:p>0.09217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40.1146">
                <text:p>40.1146</text:p>
              </table:table-cell>
              <table:table-cell office:value-type="float" office:value="0.113628">
                <text:p>0.113628</text:p>
              </table:table-cell>
              <table:table-cell office:value-type="float" office:value="40.1146">
                <text:p>40.1146</text:p>
              </table:table-cell>
              <table:table-cell office:value-type="float" office:value="0.113589">
                <text:p>0.11358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40.1197">
                <text:p>40.1197</text:p>
              </table:table-cell>
              <table:table-cell office:value-type="float" office:value="0.134408">
                <text:p>0.134408</text:p>
              </table:table-cell>
              <table:table-cell office:value-type="float" office:value="40.119684">
                <text:p>40.119684</text:p>
              </table:table-cell>
              <table:table-cell office:value-type="float" office:value="0.134362">
                <text:p>0.134362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40.1248">
                <text:p>40.1248</text:p>
              </table:table-cell>
              <table:table-cell office:value-type="float" office:value="0.154546">
                <text:p>0.154546</text:p>
              </table:table-cell>
              <table:table-cell office:value-type="float" office:value="40.124765">
                <text:p>40.124765</text:p>
              </table:table-cell>
              <table:table-cell office:value-type="float" office:value="0.154493">
                <text:p>0.15449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0.1298">
                <text:p>40.1298</text:p>
              </table:table-cell>
              <table:table-cell office:value-type="float" office:value="0.174044">
                <text:p>0.174044</text:p>
              </table:table-cell>
              <table:table-cell office:value-type="float" office:value="40.129844">
                <text:p>40.129844</text:p>
              </table:table-cell>
              <table:table-cell office:value-type="float" office:value="0.173986">
                <text:p>0.17398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40.1349">
                <text:p>40.1349</text:p>
              </table:table-cell>
              <table:table-cell office:value-type="float" office:value="0.192906">
                <text:p>0.192906</text:p>
              </table:table-cell>
              <table:table-cell office:value-type="float" office:value="40.134921">
                <text:p>40.134921</text:p>
              </table:table-cell>
              <table:table-cell office:value-type="float" office:value="0.192841">
                <text:p>0.192841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40.14">
                <text:p>40.14</text:p>
              </table:table-cell>
              <table:table-cell office:value-type="float" office:value="0.211134">
                <text:p>0.211134</text:p>
              </table:table-cell>
              <table:table-cell office:value-type="float" office:value="40.139994">
                <text:p>40.139994</text:p>
              </table:table-cell>
              <table:table-cell office:value-type="float" office:value="0.211063">
                <text:p>0.21106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0.1451">
                <text:p>40.1451</text:p>
              </table:table-cell>
              <table:table-cell office:value-type="float" office:value="0.22873">
                <text:p>0.22873</text:p>
              </table:table-cell>
              <table:table-cell office:value-type="float" office:value="40.145066">
                <text:p>40.145066</text:p>
              </table:table-cell>
              <table:table-cell office:value-type="float" office:value="0.228653">
                <text:p>0.22865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40.1501">
                <text:p>40.1501</text:p>
              </table:table-cell>
              <table:table-cell office:value-type="float" office:value="0.245696">
                <text:p>0.245696</text:p>
              </table:table-cell>
              <table:table-cell office:value-type="float" office:value="40.150134">
                <text:p>40.150134</text:p>
              </table:table-cell>
              <table:table-cell office:value-type="float" office:value="0.245613">
                <text:p>0.24561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40.1552">
                <text:p>40.1552</text:p>
              </table:table-cell>
              <table:table-cell office:value-type="float" office:value="0.262034">
                <text:p>0.262034</text:p>
              </table:table-cell>
              <table:table-cell office:value-type="float" office:value="40.1552">
                <text:p>40.1552</text:p>
              </table:table-cell>
              <table:table-cell office:value-type="float" office:value="0.261946">
                <text:p>0.261946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40.1603">
                <text:p>40.1603</text:p>
              </table:table-cell>
              <table:table-cell office:value-type="float" office:value="0.277747">
                <text:p>0.277747</text:p>
              </table:table-cell>
              <table:table-cell office:value-type="float" office:value="40.160264">
                <text:p>40.160264</text:p>
              </table:table-cell>
              <table:table-cell office:value-type="float" office:value="0.277654">
                <text:p>0.277654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40.1653">
                <text:p>40.1653</text:p>
              </table:table-cell>
              <table:table-cell office:value-type="float" office:value="0.292837">
                <text:p>0.292837</text:p>
              </table:table-cell>
              <table:table-cell office:value-type="float" office:value="40.165325">
                <text:p>40.165325</text:p>
              </table:table-cell>
              <table:table-cell office:value-type="float" office:value="0.292738">
                <text:p>0.292738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0.1704">
                <text:p>40.1704</text:p>
              </table:table-cell>
              <table:table-cell office:value-type="float" office:value="0.307305">
                <text:p>0.307305</text:p>
              </table:table-cell>
              <table:table-cell office:value-type="float" office:value="40.170383">
                <text:p>40.170383</text:p>
              </table:table-cell>
              <table:table-cell office:value-type="float" office:value="0.307202">
                <text:p>0.30720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40.1754">
                <text:p>40.1754</text:p>
              </table:table-cell>
              <table:table-cell office:value-type="float" office:value="0.321153">
                <text:p>0.321153</text:p>
              </table:table-cell>
              <table:table-cell office:value-type="float" office:value="40.175439">
                <text:p>40.175439</text:p>
              </table:table-cell>
              <table:table-cell office:value-type="float" office:value="0.321045">
                <text:p>0.32104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0.1805">
                <text:p>40.1805</text:p>
              </table:table-cell>
              <table:table-cell office:value-type="float" office:value="0.334383">
                <text:p>0.334383</text:p>
              </table:table-cell>
              <table:table-cell office:value-type="float" office:value="40.180492">
                <text:p>40.180492</text:p>
              </table:table-cell>
              <table:table-cell office:value-type="float" office:value="0.334272">
                <text:p>0.33427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40.1855">
                <text:p>40.1855</text:p>
              </table:table-cell>
              <table:table-cell office:value-type="float" office:value="0.346997">
                <text:p>0.346997</text:p>
              </table:table-cell>
              <table:table-cell office:value-type="float" office:value="40.185543">
                <text:p>40.185543</text:p>
              </table:table-cell>
              <table:table-cell office:value-type="float" office:value="0.346882">
                <text:p>0.34688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0.1906">
                <text:p>40.1906</text:p>
              </table:table-cell>
              <table:table-cell office:value-type="float" office:value="0.358997">
                <text:p>0.358997</text:p>
              </table:table-cell>
              <table:table-cell office:value-type="float" office:value="40.190591">
                <text:p>40.190591</text:p>
              </table:table-cell>
              <table:table-cell office:value-type="float" office:value="0.358877">
                <text:p>0.358877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40.1956">
                <text:p>40.1956</text:p>
              </table:table-cell>
              <table:table-cell office:value-type="float" office:value="0.370383">
                <text:p>0.370383</text:p>
              </table:table-cell>
              <table:table-cell office:value-type="float" office:value="40.195637">
                <text:p>40.195637</text:p>
              </table:table-cell>
              <table:table-cell office:value-type="float" office:value="0.37026">
                <text:p>0.3702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40.2007">
                <text:p>40.2007</text:p>
              </table:table-cell>
              <table:table-cell office:value-type="float" office:value="0.381158">
                <text:p>0.381158</text:p>
              </table:table-cell>
              <table:table-cell office:value-type="float" office:value="40.20068">
                <text:p>40.20068</text:p>
              </table:table-cell>
              <table:table-cell office:value-type="float" office:value="0.381031">
                <text:p>0.381031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40.2057">
                <text:p>40.2057</text:p>
              </table:table-cell>
              <table:table-cell office:value-type="float" office:value="0.391322">
                <text:p>0.391322</text:p>
              </table:table-cell>
              <table:table-cell office:value-type="float" office:value="40.20572">
                <text:p>40.20572</text:p>
              </table:table-cell>
              <table:table-cell office:value-type="float" office:value="0.391192">
                <text:p>0.39119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40.2108">
                <text:p>40.2108</text:p>
              </table:table-cell>
              <table:table-cell office:value-type="float" office:value="0.400877">
                <text:p>0.400877</text:p>
              </table:table-cell>
              <table:table-cell office:value-type="float" office:value="40.210758">
                <text:p>40.210758</text:p>
              </table:table-cell>
              <table:table-cell office:value-type="float" office:value="0.400744">
                <text:p>0.40074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40.2158">
                <text:p>40.2158</text:p>
              </table:table-cell>
              <table:table-cell office:value-type="float" office:value="0.409824">
                <text:p>0.409824</text:p>
              </table:table-cell>
              <table:table-cell office:value-type="float" office:value="40.215794">
                <text:p>40.215794</text:p>
              </table:table-cell>
              <table:table-cell office:value-type="float" office:value="0.409689">
                <text:p>0.409689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0.2208">
                <text:p>40.2208</text:p>
              </table:table-cell>
              <table:table-cell office:value-type="float" office:value="0.418165">
                <text:p>0.418165</text:p>
              </table:table-cell>
              <table:table-cell office:value-type="float" office:value="40.220827">
                <text:p>40.220827</text:p>
              </table:table-cell>
              <table:table-cell office:value-type="float" office:value="0.418026">
                <text:p>0.41802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40.2259">
                <text:p>40.2259</text:p>
              </table:table-cell>
              <table:table-cell office:value-type="float" office:value="0.4259">
                <text:p>0.4259</text:p>
              </table:table-cell>
              <table:table-cell office:value-type="float" office:value="40.225857">
                <text:p>40.225857</text:p>
              </table:table-cell>
              <table:table-cell office:value-type="float" office:value="0.425759">
                <text:p>0.425759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40.2309">
                <text:p>40.2309</text:p>
              </table:table-cell>
              <table:table-cell office:value-type="float" office:value="0.43303">
                <text:p>0.43303</text:p>
              </table:table-cell>
              <table:table-cell office:value-type="float" office:value="40.230885">
                <text:p>40.230885</text:p>
              </table:table-cell>
              <table:table-cell office:value-type="float" office:value="0.432887">
                <text:p>0.432887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0.2359">
                <text:p>40.2359</text:p>
              </table:table-cell>
              <table:table-cell office:value-type="float" office:value="0.439556">
                <text:p>0.439556</text:p>
              </table:table-cell>
              <table:table-cell office:value-type="float" office:value="40.23591">
                <text:p>40.23591</text:p>
              </table:table-cell>
              <table:table-cell office:value-type="float" office:value="0.439411">
                <text:p>0.439411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0.2409">
                <text:p>40.2409</text:p>
              </table:table-cell>
              <table:table-cell office:value-type="float" office:value="0.445479">
                <text:p>0.445479</text:p>
              </table:table-cell>
              <table:table-cell office:value-type="float" office:value="40.240933">
                <text:p>40.240933</text:p>
              </table:table-cell>
              <table:table-cell office:value-type="float" office:value="0.445332">
                <text:p>0.445332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0.246">
                <text:p>40.246</text:p>
              </table:table-cell>
              <table:table-cell office:value-type="float" office:value="0.4508">
                <text:p>0.4508</text:p>
              </table:table-cell>
              <table:table-cell office:value-type="float" office:value="40.245954">
                <text:p>40.245954</text:p>
              </table:table-cell>
              <table:table-cell office:value-type="float" office:value="0.450652">
                <text:p>0.45065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0.251">
                <text:p>40.251</text:p>
              </table:table-cell>
              <table:table-cell office:value-type="float" office:value="0.455519">
                <text:p>0.455519</text:p>
              </table:table-cell>
              <table:table-cell office:value-type="float" office:value="40.250971">
                <text:p>40.250971</text:p>
              </table:table-cell>
              <table:table-cell office:value-type="float" office:value="0.45537">
                <text:p>0.4553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0.256">
                <text:p>40.256</text:p>
              </table:table-cell>
              <table:table-cell office:value-type="float" office:value="0.459638">
                <text:p>0.459638</text:p>
              </table:table-cell>
              <table:table-cell office:value-type="float" office:value="40.255987">
                <text:p>40.255987</text:p>
              </table:table-cell>
              <table:table-cell office:value-type="float" office:value="0.459487">
                <text:p>0.45948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0.261">
                <text:p>40.261</text:p>
              </table:table-cell>
              <table:table-cell office:value-type="float" office:value="0.463156">
                <text:p>0.463156</text:p>
              </table:table-cell>
              <table:table-cell office:value-type="float" office:value="40.260999">
                <text:p>40.260999</text:p>
              </table:table-cell>
              <table:table-cell office:value-type="float" office:value="0.463004">
                <text:p>0.46300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0.266">
                <text:p>40.266</text:p>
              </table:table-cell>
              <table:table-cell office:value-type="float" office:value="0.466073">
                <text:p>0.466073</text:p>
              </table:table-cell>
              <table:table-cell office:value-type="float" office:value="40.266009">
                <text:p>40.266009</text:p>
              </table:table-cell>
              <table:table-cell office:value-type="float" office:value="0.465921">
                <text:p>0.465921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0.271">
                <text:p>40.271</text:p>
              </table:table-cell>
              <table:table-cell office:value-type="float" office:value="0.468392">
                <text:p>0.468392</text:p>
              </table:table-cell>
              <table:table-cell office:value-type="float" office:value="40.271017">
                <text:p>40.271017</text:p>
              </table:table-cell>
              <table:table-cell office:value-type="float" office:value="0.468239">
                <text:p>0.46823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0.276">
                <text:p>40.276</text:p>
              </table:table-cell>
              <table:table-cell office:value-type="float" office:value="0.470111">
                <text:p>0.470111</text:p>
              </table:table-cell>
              <table:table-cell office:value-type="float" office:value="40.276022">
                <text:p>40.276022</text:p>
              </table:table-cell>
              <table:table-cell office:value-type="float" office:value="0.469957">
                <text:p>0.469957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40.281">
                <text:p>40.281</text:p>
              </table:table-cell>
              <table:table-cell office:value-type="float" office:value="0.471231">
                <text:p>0.471231</text:p>
              </table:table-cell>
              <table:table-cell office:value-type="float" office:value="40.281025">
                <text:p>40.281025</text:p>
              </table:table-cell>
              <table:table-cell office:value-type="float" office:value="0.471077">
                <text:p>0.47107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40.286">
                <text:p>40.286</text:p>
              </table:table-cell>
              <table:table-cell office:value-type="float" office:value="0.471752">
                <text:p>0.471752</text:p>
              </table:table-cell>
              <table:table-cell office:value-type="float" office:value="40.286025">
                <text:p>40.286025</text:p>
              </table:table-cell>
              <table:table-cell office:value-type="float" office:value="0.471598">
                <text:p>0.47159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40.291">
                <text:p>40.291</text:p>
              </table:table-cell>
              <table:table-cell office:value-type="float" office:value="0.471674">
                <text:p>0.471674</text:p>
              </table:table-cell>
              <table:table-cell office:value-type="float" office:value="40.291023">
                <text:p>40.291023</text:p>
              </table:table-cell>
              <table:table-cell office:value-type="float" office:value="0.471521">
                <text:p>0.471521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40.296">
                <text:p>40.296</text:p>
              </table:table-cell>
              <table:table-cell office:value-type="float" office:value="0.470998">
                <text:p>0.470998</text:p>
              </table:table-cell>
              <table:table-cell office:value-type="float" office:value="40.296018">
                <text:p>40.296018</text:p>
              </table:table-cell>
              <table:table-cell office:value-type="float" office:value="0.470845">
                <text:p>0.47084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40.301">
                <text:p>40.301</text:p>
              </table:table-cell>
              <table:table-cell office:value-type="float" office:value="0.469722">
                <text:p>0.469722</text:p>
              </table:table-cell>
              <table:table-cell office:value-type="float" office:value="40.301011">
                <text:p>40.301011</text:p>
              </table:table-cell>
              <table:table-cell office:value-type="float" office:value="0.469571">
                <text:p>0.469571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40.306">
                <text:p>40.306</text:p>
              </table:table-cell>
              <table:table-cell office:value-type="float" office:value="0.467849">
                <text:p>0.467849</text:p>
              </table:table-cell>
              <table:table-cell office:value-type="float" office:value="40.306001">
                <text:p>40.306001</text:p>
              </table:table-cell>
              <table:table-cell office:value-type="float" office:value="0.467698">
                <text:p>0.467698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0.311">
                <text:p>40.311</text:p>
              </table:table-cell>
              <table:table-cell office:value-type="float" office:value="0.465377">
                <text:p>0.465377</text:p>
              </table:table-cell>
              <table:table-cell office:value-type="float" office:value="40.310989">
                <text:p>40.310989</text:p>
              </table:table-cell>
              <table:table-cell office:value-type="float" office:value="0.465227">
                <text:p>0.46522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40.316">
                <text:p>40.316</text:p>
              </table:table-cell>
              <table:table-cell office:value-type="float" office:value="0.462306">
                <text:p>0.462306</text:p>
              </table:table-cell>
              <table:table-cell office:value-type="float" office:value="40.315974">
                <text:p>40.315974</text:p>
              </table:table-cell>
              <table:table-cell office:value-type="float" office:value="0.462158">
                <text:p>0.462158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40.321">
                <text:p>40.321</text:p>
              </table:table-cell>
              <table:table-cell office:value-type="float" office:value="0.458638">
                <text:p>0.458638</text:p>
              </table:table-cell>
              <table:table-cell office:value-type="float" office:value="40.320957">
                <text:p>40.320957</text:p>
              </table:table-cell>
              <table:table-cell office:value-type="float" office:value="0.458491">
                <text:p>0.458491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40.3259">
                <text:p>40.3259</text:p>
              </table:table-cell>
              <table:table-cell office:value-type="float" office:value="0.454373">
                <text:p>0.454373</text:p>
              </table:table-cell>
              <table:table-cell office:value-type="float" office:value="40.325937">
                <text:p>40.325937</text:p>
              </table:table-cell>
              <table:table-cell office:value-type="float" office:value="0.454228">
                <text:p>0.454228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0.3309">
                <text:p>40.3309</text:p>
              </table:table-cell>
              <table:table-cell office:value-type="float" office:value="0.44951">
                <text:p>0.44951</text:p>
              </table:table-cell>
              <table:table-cell office:value-type="float" office:value="40.330915">
                <text:p>40.330915</text:p>
              </table:table-cell>
              <table:table-cell office:value-type="float" office:value="0.449367">
                <text:p>0.44936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0.3359">
                <text:p>40.3359</text:p>
              </table:table-cell>
              <table:table-cell office:value-type="float" office:value="0.444051">
                <text:p>0.444051</text:p>
              </table:table-cell>
              <table:table-cell office:value-type="float" office:value="40.33589">
                <text:p>40.33589</text:p>
              </table:table-cell>
              <table:table-cell office:value-type="float" office:value="0.44391">
                <text:p>0.44391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40.3409">
                <text:p>40.3409</text:p>
              </table:table-cell>
              <table:table-cell office:value-type="float" office:value="0.437997">
                <text:p>0.437997</text:p>
              </table:table-cell>
              <table:table-cell office:value-type="float" office:value="40.340863">
                <text:p>40.340863</text:p>
              </table:table-cell>
              <table:table-cell office:value-type="float" office:value="0.437858">
                <text:p>0.437858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40.3458">
                <text:p>40.3458</text:p>
              </table:table-cell>
              <table:table-cell office:value-type="float" office:value="0.431347">
                <text:p>0.431347</text:p>
              </table:table-cell>
              <table:table-cell office:value-type="float" office:value="40.345833">
                <text:p>40.345833</text:p>
              </table:table-cell>
              <table:table-cell office:value-type="float" office:value="0.431211">
                <text:p>0.43121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40.3508">
                <text:p>40.3508</text:p>
              </table:table-cell>
              <table:table-cell office:value-type="float" office:value="0.424103">
                <text:p>0.424103</text:p>
              </table:table-cell>
              <table:table-cell office:value-type="float" office:value="40.350801">
                <text:p>40.350801</text:p>
              </table:table-cell>
              <table:table-cell office:value-type="float" office:value="0.42397">
                <text:p>0.4239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40.3558">
                <text:p>40.3558</text:p>
              </table:table-cell>
              <table:table-cell office:value-type="float" office:value="0.416265">
                <text:p>0.416265</text:p>
              </table:table-cell>
              <table:table-cell office:value-type="float" office:value="40.355767">
                <text:p>40.355767</text:p>
              </table:table-cell>
              <table:table-cell office:value-type="float" office:value="0.416135">
                <text:p>0.41613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40.3607">
                <text:p>40.3607</text:p>
              </table:table-cell>
              <table:table-cell office:value-type="float" office:value="0.407835">
                <text:p>0.407835</text:p>
              </table:table-cell>
              <table:table-cell office:value-type="float" office:value="40.360729">
                <text:p>40.360729</text:p>
              </table:table-cell>
              <table:table-cell office:value-type="float" office:value="0.407708">
                <text:p>0.407708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40.3657">
                <text:p>40.3657</text:p>
              </table:table-cell>
              <table:table-cell office:value-type="float" office:value="0.398813">
                <text:p>0.398813</text:p>
              </table:table-cell>
              <table:table-cell office:value-type="float" office:value="40.36569">
                <text:p>40.36569</text:p>
              </table:table-cell>
              <table:table-cell office:value-type="float" office:value="0.39869">
                <text:p>0.3986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40.3706">
                <text:p>40.3706</text:p>
              </table:table-cell>
              <table:table-cell office:value-type="float" office:value="0.389201">
                <text:p>0.389201</text:p>
              </table:table-cell>
              <table:table-cell office:value-type="float" office:value="40.370648">
                <text:p>40.370648</text:p>
              </table:table-cell>
              <table:table-cell office:value-type="float" office:value="0.389081">
                <text:p>0.38908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40.3756">
                <text:p>40.3756</text:p>
              </table:table-cell>
              <table:table-cell office:value-type="float" office:value="0.378999">
                <text:p>0.378999</text:p>
              </table:table-cell>
              <table:table-cell office:value-type="float" office:value="40.375604">
                <text:p>40.375604</text:p>
              </table:table-cell>
              <table:table-cell office:value-type="float" office:value="0.378883">
                <text:p>0.37888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40.3806">
                <text:p>40.3806</text:p>
              </table:table-cell>
              <table:table-cell office:value-type="float" office:value="0.368209">
                <text:p>0.368209</text:p>
              </table:table-cell>
              <table:table-cell office:value-type="float" office:value="40.380557">
                <text:p>40.380557</text:p>
              </table:table-cell>
              <table:table-cell office:value-type="float" office:value="0.368096">
                <text:p>0.36809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0.3855">
                <text:p>40.3855</text:p>
              </table:table-cell>
              <table:table-cell office:value-type="float" office:value="0.356831">
                <text:p>0.356831</text:p>
              </table:table-cell>
              <table:table-cell office:value-type="float" office:value="40.385507">
                <text:p>40.385507</text:p>
              </table:table-cell>
              <table:table-cell office:value-type="float" office:value="0.356723">
                <text:p>0.35672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0.3905">
                <text:p>40.3905</text:p>
              </table:table-cell>
              <table:table-cell office:value-type="float" office:value="0.344868">
                <text:p>0.344868</text:p>
              </table:table-cell>
              <table:table-cell office:value-type="float" office:value="40.390455">
                <text:p>40.390455</text:p>
              </table:table-cell>
              <table:table-cell office:value-type="float" office:value="0.344764">
                <text:p>0.344764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0.3954">
                <text:p>40.3954</text:p>
              </table:table-cell>
              <table:table-cell office:value-type="float" office:value="0.33232">
                <text:p>0.33232</text:p>
              </table:table-cell>
              <table:table-cell office:value-type="float" office:value="40.395401">
                <text:p>40.395401</text:p>
              </table:table-cell>
              <table:table-cell office:value-type="float" office:value="0.332221">
                <text:p>0.33222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0.4003">
                <text:p>40.4003</text:p>
              </table:table-cell>
              <table:table-cell office:value-type="float" office:value="0.31919">
                <text:p>0.31919</text:p>
              </table:table-cell>
              <table:table-cell office:value-type="float" office:value="40.400345">
                <text:p>40.400345</text:p>
              </table:table-cell>
              <table:table-cell office:value-type="float" office:value="0.319095">
                <text:p>0.31909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0.4053">
                <text:p>40.4053</text:p>
              </table:table-cell>
              <table:table-cell office:value-type="float" office:value="0.305477">
                <text:p>0.305477</text:p>
              </table:table-cell>
              <table:table-cell office:value-type="float" office:value="40.405285">
                <text:p>40.405285</text:p>
              </table:table-cell>
              <table:table-cell office:value-type="float" office:value="0.305388">
                <text:p>0.30538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40.4102">
                <text:p>40.4102</text:p>
              </table:table-cell>
              <table:table-cell office:value-type="float" office:value="0.291185">
                <text:p>0.291185</text:p>
              </table:table-cell>
              <table:table-cell office:value-type="float" office:value="40.410224">
                <text:p>40.410224</text:p>
              </table:table-cell>
              <table:table-cell office:value-type="float" office:value="0.291101">
                <text:p>0.29110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40.4152">
                <text:p>40.4152</text:p>
              </table:table-cell>
              <table:table-cell office:value-type="float" office:value="0.276315">
                <text:p>0.276315</text:p>
              </table:table-cell>
              <table:table-cell office:value-type="float" office:value="40.41516">
                <text:p>40.41516</text:p>
              </table:table-cell>
              <table:table-cell office:value-type="float" office:value="0.276236">
                <text:p>0.27623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40.4201">
                <text:p>40.4201</text:p>
              </table:table-cell>
              <table:table-cell office:value-type="float" office:value="0.260868">
                <text:p>0.260868</text:p>
              </table:table-cell>
              <table:table-cell office:value-type="float" office:value="40.420093">
                <text:p>40.420093</text:p>
              </table:table-cell>
              <table:table-cell office:value-type="float" office:value="0.260794">
                <text:p>0.260794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40.425">
                <text:p>40.425</text:p>
              </table:table-cell>
              <table:table-cell office:value-type="float" office:value="0.244846">
                <text:p>0.244846</text:p>
              </table:table-cell>
              <table:table-cell office:value-type="float" office:value="40.425025">
                <text:p>40.425025</text:p>
              </table:table-cell>
              <table:table-cell office:value-type="float" office:value="0.244778">
                <text:p>0.24477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40.43">
                <text:p>40.43</text:p>
              </table:table-cell>
              <table:table-cell office:value-type="float" office:value="0.228251">
                <text:p>0.228251</text:p>
              </table:table-cell>
              <table:table-cell office:value-type="float" office:value="40.429953">
                <text:p>40.429953</text:p>
              </table:table-cell>
              <table:table-cell office:value-type="float" office:value="0.228189">
                <text:p>0.228189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40.4349">
                <text:p>40.4349</text:p>
              </table:table-cell>
              <table:table-cell office:value-type="float" office:value="0.211084">
                <text:p>0.211084</text:p>
              </table:table-cell>
              <table:table-cell office:value-type="float" office:value="40.434879">
                <text:p>40.434879</text:p>
              </table:table-cell>
              <table:table-cell office:value-type="float" office:value="0.211028">
                <text:p>0.211028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40.4398">
                <text:p>40.4398</text:p>
              </table:table-cell>
              <table:table-cell office:value-type="float" office:value="0.193349">
                <text:p>0.193349</text:p>
              </table:table-cell>
              <table:table-cell office:value-type="float" office:value="40.439803">
                <text:p>40.439803</text:p>
              </table:table-cell>
              <table:table-cell office:value-type="float" office:value="0.193299">
                <text:p>0.19329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0.4447">
                <text:p>40.4447</text:p>
              </table:table-cell>
              <table:table-cell office:value-type="float" office:value="0.175046">
                <text:p>0.175046</text:p>
              </table:table-cell>
              <table:table-cell office:value-type="float" office:value="40.444725">
                <text:p>40.444725</text:p>
              </table:table-cell>
              <table:table-cell office:value-type="float" office:value="0.175003">
                <text:p>0.17500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40.4496">
                <text:p>40.4496</text:p>
              </table:table-cell>
              <table:table-cell office:value-type="float" office:value="0.156178">
                <text:p>0.156178</text:p>
              </table:table-cell>
              <table:table-cell office:value-type="float" office:value="40.449644">
                <text:p>40.449644</text:p>
              </table:table-cell>
              <table:table-cell office:value-type="float" office:value="0.156141">
                <text:p>0.156141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40.4546">
                <text:p>40.4546</text:p>
              </table:table-cell>
              <table:table-cell office:value-type="float" office:value="0.136746">
                <text:p>0.136746</text:p>
              </table:table-cell>
              <table:table-cell office:value-type="float" office:value="40.45456">
                <text:p>40.45456</text:p>
              </table:table-cell>
              <table:table-cell office:value-type="float" office:value="0.136717">
                <text:p>0.136717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40.4595">
                <text:p>40.4595</text:p>
              </table:table-cell>
              <table:table-cell office:value-type="float" office:value="0.116754">
                <text:p>0.116754</text:p>
              </table:table-cell>
              <table:table-cell office:value-type="float" office:value="40.459474">
                <text:p>40.459474</text:p>
              </table:table-cell>
              <table:table-cell office:value-type="float" office:value="0.116731">
                <text:p>0.11673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40.4644">
                <text:p>40.4644</text:p>
              </table:table-cell>
              <table:table-cell office:value-type="float" office:value="0.0962031">
                <text:p>0.0962031</text:p>
              </table:table-cell>
              <table:table-cell office:value-type="float" office:value="40.464386">
                <text:p>40.464386</text:p>
              </table:table-cell>
              <table:table-cell office:value-type="float" office:value="0.096187">
                <text:p>0.096187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40.4693">
                <text:p>40.4693</text:p>
              </table:table-cell>
              <table:table-cell office:value-type="float" office:value="0.0750955">
                <text:p>0.0750955</text:p>
              </table:table-cell>
              <table:table-cell office:value-type="float" office:value="40.469295">
                <text:p>40.469295</text:p>
              </table:table-cell>
              <table:table-cell office:value-type="float" office:value="0.075087">
                <text:p>0.07508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40.4742">
                <text:p>40.4742</text:p>
              </table:table-cell>
              <table:table-cell office:value-type="float" office:value="0.0534337">
                <text:p>0.0534337</text:p>
              </table:table-cell>
              <table:table-cell office:value-type="float" office:value="40.474202">
                <text:p>40.474202</text:p>
              </table:table-cell>
              <table:table-cell office:value-type="float" office:value="0.053433">
                <text:p>0.05343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40.4791">
                <text:p>40.4791</text:p>
              </table:table-cell>
              <table:table-cell office:value-type="float" office:value="0.0312201">
                <text:p>0.0312201</text:p>
              </table:table-cell>
              <table:table-cell office:value-type="float" office:value="40.479107">
                <text:p>40.479107</text:p>
              </table:table-cell>
              <table:table-cell office:value-type="float" office:value="0.031227">
                <text:p>0.03122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0.484">
                <text:p>40.484</text:p>
              </table:table-cell>
              <table:table-cell office:value-type="float" office:value="0.00845702">
                <text:p>0.00845702</text:p>
              </table:table-cell>
              <table:table-cell office:value-type="float" office:value="40.484009">
                <text:p>40.484009</text:p>
              </table:table-cell>
              <table:table-cell office:value-type="float" office:value="0.008472">
                <text:p>0.00847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40.4889">
                <text:p>40.4889</text:p>
              </table:table-cell>
              <table:table-cell office:value-type="float" office:value="0">
                <text:p>0</text:p>
              </table:table-cell>
              <table:table-cell office:value-type="float" office:value="40.488909">
                <text:p>40.488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40.5281">
                <text:p>40.5281</text:p>
              </table:table-cell>
              <table:table-cell office:value-type="float" office:value="0">
                <text:p>0</text:p>
              </table:table-cell>
              <table:table-cell office:value-type="float" office:value="40.528087">
                <text:p>40.528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40.533">
                <text:p>40.533</text:p>
              </table:table-cell>
              <table:table-cell office:value-type="float" office:value="0.0238544">
                <text:p>0.0238544</text:p>
              </table:table-cell>
              <table:table-cell office:value-type="float" office:value="40.532984">
                <text:p>40.532984</text:p>
              </table:table-cell>
              <table:table-cell office:value-type="float" office:value="0.023846">
                <text:p>0.02384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40.5379">
                <text:p>40.5379</text:p>
              </table:table-cell>
              <table:table-cell office:value-type="float" office:value="0.0470531">
                <text:p>0.0470531</text:p>
              </table:table-cell>
              <table:table-cell office:value-type="float" office:value="40.537879">
                <text:p>40.537879</text:p>
              </table:table-cell>
              <table:table-cell office:value-type="float" office:value="0.047037">
                <text:p>0.047037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40.5428">
                <text:p>40.5428</text:p>
              </table:table-cell>
              <table:table-cell office:value-type="float" office:value="0.0695993">
                <text:p>0.0695993</text:p>
              </table:table-cell>
              <table:table-cell office:value-type="float" office:value="40.542772">
                <text:p>40.542772</text:p>
              </table:table-cell>
              <table:table-cell office:value-type="float" office:value="0.069576">
                <text:p>0.069576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40.5477">
                <text:p>40.5477</text:p>
              </table:table-cell>
              <table:table-cell office:value-type="float" office:value="0.0914959">
                <text:p>0.0914959</text:p>
              </table:table-cell>
              <table:table-cell office:value-type="float" office:value="40.547662">
                <text:p>40.547662</text:p>
              </table:table-cell>
              <table:table-cell office:value-type="float" office:value="0.091465">
                <text:p>0.09146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40.5525">
                <text:p>40.5525</text:p>
              </table:table-cell>
              <table:table-cell office:value-type="float" office:value="0.112746">
                <text:p>0.112746</text:p>
              </table:table-cell>
              <table:table-cell office:value-type="float" office:value="40.552549">
                <text:p>40.552549</text:p>
              </table:table-cell>
              <table:table-cell office:value-type="float" office:value="0.112707">
                <text:p>0.11270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40.5574">
                <text:p>40.5574</text:p>
              </table:table-cell>
              <table:table-cell office:value-type="float" office:value="0.133352">
                <text:p>0.133352</text:p>
              </table:table-cell>
              <table:table-cell office:value-type="float" office:value="40.557435">
                <text:p>40.557435</text:p>
              </table:table-cell>
              <table:table-cell office:value-type="float" office:value="0.133306">
                <text:p>0.133306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0.5623">
                <text:p>40.5623</text:p>
              </table:table-cell>
              <table:table-cell office:value-type="float" office:value="0.153317">
                <text:p>0.153317</text:p>
              </table:table-cell>
              <table:table-cell office:value-type="float" office:value="40.562318">
                <text:p>40.562318</text:p>
              </table:table-cell>
              <table:table-cell office:value-type="float" office:value="0.153264">
                <text:p>0.153264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40.5672">
                <text:p>40.5672</text:p>
              </table:table-cell>
              <table:table-cell office:value-type="float" office:value="0.172643">
                <text:p>0.172643</text:p>
              </table:table-cell>
              <table:table-cell office:value-type="float" office:value="40.567198">
                <text:p>40.567198</text:p>
              </table:table-cell>
              <table:table-cell office:value-type="float" office:value="0.172584">
                <text:p>0.172584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40.5721">
                <text:p>40.5721</text:p>
              </table:table-cell>
              <table:table-cell office:value-type="float" office:value="0.191333">
                <text:p>0.191333</text:p>
              </table:table-cell>
              <table:table-cell office:value-type="float" office:value="40.572076">
                <text:p>40.572076</text:p>
              </table:table-cell>
              <table:table-cell office:value-type="float" office:value="0.191268">
                <text:p>0.191268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40.577">
                <text:p>40.577</text:p>
              </table:table-cell>
              <table:table-cell office:value-type="float" office:value="0.209389">
                <text:p>0.209389</text:p>
              </table:table-cell>
              <table:table-cell office:value-type="float" office:value="40.576952">
                <text:p>40.576952</text:p>
              </table:table-cell>
              <table:table-cell office:value-type="float" office:value="0.209318">
                <text:p>0.209318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40.5818">
                <text:p>40.5818</text:p>
              </table:table-cell>
              <table:table-cell office:value-type="float" office:value="0.226814">
                <text:p>0.226814</text:p>
              </table:table-cell>
              <table:table-cell office:value-type="float" office:value="40.581826">
                <text:p>40.581826</text:p>
              </table:table-cell>
              <table:table-cell office:value-type="float" office:value="0.226737">
                <text:p>0.226737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40.5867">
                <text:p>40.5867</text:p>
              </table:table-cell>
              <table:table-cell office:value-type="float" office:value="0.24361">
                <text:p>0.24361</text:p>
              </table:table-cell>
              <table:table-cell office:value-type="float" office:value="40.586697">
                <text:p>40.586697</text:p>
              </table:table-cell>
              <table:table-cell office:value-type="float" office:value="0.243527">
                <text:p>0.243527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40.5916">
                <text:p>40.5916</text:p>
              </table:table-cell>
              <table:table-cell office:value-type="float" office:value="0.259779">
                <text:p>0.259779</text:p>
              </table:table-cell>
              <table:table-cell office:value-type="float" office:value="40.591565">
                <text:p>40.591565</text:p>
              </table:table-cell>
              <table:table-cell office:value-type="float" office:value="0.259691">
                <text:p>0.259691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40.5964">
                <text:p>40.5964</text:p>
              </table:table-cell>
              <table:table-cell office:value-type="float" office:value="0.275323">
                <text:p>0.275323</text:p>
              </table:table-cell>
              <table:table-cell office:value-type="float" office:value="40.596432">
                <text:p>40.596432</text:p>
              </table:table-cell>
              <table:table-cell office:value-type="float" office:value="0.27523">
                <text:p>0.27523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40.6013">
                <text:p>40.6013</text:p>
              </table:table-cell>
              <table:table-cell office:value-type="float" office:value="0.290244">
                <text:p>0.290244</text:p>
              </table:table-cell>
              <table:table-cell office:value-type="float" office:value="40.601296">
                <text:p>40.601296</text:p>
              </table:table-cell>
              <table:table-cell office:value-type="float" office:value="0.290146">
                <text:p>0.290146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40.6062">
                <text:p>40.6062</text:p>
              </table:table-cell>
              <table:table-cell office:value-type="float" office:value="0.304544">
                <text:p>0.304544</text:p>
              </table:table-cell>
              <table:table-cell office:value-type="float" office:value="40.606157">
                <text:p>40.606157</text:p>
              </table:table-cell>
              <table:table-cell office:value-type="float" office:value="0.304441">
                <text:p>0.304441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40.611">
                <text:p>40.611</text:p>
              </table:table-cell>
              <table:table-cell office:value-type="float" office:value="0.318225">
                <text:p>0.318225</text:p>
              </table:table-cell>
              <table:table-cell office:value-type="float" office:value="40.611016">
                <text:p>40.611016</text:p>
              </table:table-cell>
              <table:table-cell office:value-type="float" office:value="0.318118">
                <text:p>0.318118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40.6159">
                <text:p>40.6159</text:p>
              </table:table-cell>
              <table:table-cell office:value-type="float" office:value="0.331288">
                <text:p>0.331288</text:p>
              </table:table-cell>
              <table:table-cell office:value-type="float" office:value="40.615873">
                <text:p>40.615873</text:p>
              </table:table-cell>
              <table:table-cell office:value-type="float" office:value="0.331177">
                <text:p>0.33117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40.6207">
                <text:p>40.6207</text:p>
              </table:table-cell>
              <table:table-cell office:value-type="float" office:value="0.343736">
                <text:p>0.343736</text:p>
              </table:table-cell>
              <table:table-cell office:value-type="float" office:value="40.620728">
                <text:p>40.620728</text:p>
              </table:table-cell>
              <table:table-cell office:value-type="float" office:value="0.34362">
                <text:p>0.34362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40.6256">
                <text:p>40.6256</text:p>
              </table:table-cell>
              <table:table-cell office:value-type="float" office:value="0.355569">
                <text:p>0.355569</text:p>
              </table:table-cell>
              <table:table-cell office:value-type="float" office:value="40.62558">
                <text:p>40.62558</text:p>
              </table:table-cell>
              <table:table-cell office:value-type="float" office:value="0.35545">
                <text:p>0.3554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40.6304">
                <text:p>40.6304</text:p>
              </table:table-cell>
              <table:table-cell office:value-type="float" office:value="0.36679">
                <text:p>0.36679</text:p>
              </table:table-cell>
              <table:table-cell office:value-type="float" office:value="40.63043">
                <text:p>40.63043</text:p>
              </table:table-cell>
              <table:table-cell office:value-type="float" office:value="0.366667">
                <text:p>0.366667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40.6353">
                <text:p>40.6353</text:p>
              </table:table-cell>
              <table:table-cell office:value-type="float" office:value="0.377399">
                <text:p>0.377399</text:p>
              </table:table-cell>
              <table:table-cell office:value-type="float" office:value="40.635277">
                <text:p>40.635277</text:p>
              </table:table-cell>
              <table:table-cell office:value-type="float" office:value="0.377273">
                <text:p>0.377273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40.6401">
                <text:p>40.6401</text:p>
              </table:table-cell>
              <table:table-cell office:value-type="float" office:value="0.387398">
                <text:p>0.387398</text:p>
              </table:table-cell>
              <table:table-cell office:value-type="float" office:value="40.640122">
                <text:p>40.640122</text:p>
              </table:table-cell>
              <table:table-cell office:value-type="float" office:value="0.387269">
                <text:p>0.387269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40.645">
                <text:p>40.645</text:p>
              </table:table-cell>
              <table:table-cell office:value-type="float" office:value="0.396789">
                <text:p>0.396789</text:p>
              </table:table-cell>
              <table:table-cell office:value-type="float" office:value="40.644965">
                <text:p>40.644965</text:p>
              </table:table-cell>
              <table:table-cell office:value-type="float" office:value="0.396656">
                <text:p>0.39665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40.6498">
                <text:p>40.6498</text:p>
              </table:table-cell>
              <table:table-cell office:value-type="float" office:value="0.405572">
                <text:p>0.405572</text:p>
              </table:table-cell>
              <table:table-cell office:value-type="float" office:value="40.649805">
                <text:p>40.649805</text:p>
              </table:table-cell>
              <table:table-cell office:value-type="float" office:value="0.405436">
                <text:p>0.405436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40.6546">
                <text:p>40.6546</text:p>
              </table:table-cell>
              <table:table-cell office:value-type="float" office:value="0.413748">
                <text:p>0.413748</text:p>
              </table:table-cell>
              <table:table-cell office:value-type="float" office:value="40.654643">
                <text:p>40.654643</text:p>
              </table:table-cell>
              <table:table-cell office:value-type="float" office:value="0.41361">
                <text:p>0.4136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40.6595">
                <text:p>40.6595</text:p>
              </table:table-cell>
              <table:table-cell office:value-type="float" office:value="0.421319">
                <text:p>0.421319</text:p>
              </table:table-cell>
              <table:table-cell office:value-type="float" office:value="40.659479">
                <text:p>40.659479</text:p>
              </table:table-cell>
              <table:table-cell office:value-type="float" office:value="0.421179">
                <text:p>0.42117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40.6643">
                <text:p>40.6643</text:p>
              </table:table-cell>
              <table:table-cell office:value-type="float" office:value="0.428285">
                <text:p>0.428285</text:p>
              </table:table-cell>
              <table:table-cell office:value-type="float" office:value="40.664312">
                <text:p>40.664312</text:p>
              </table:table-cell>
              <table:table-cell office:value-type="float" office:value="0.428143">
                <text:p>0.428143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40.6691">
                <text:p>40.6691</text:p>
              </table:table-cell>
              <table:table-cell office:value-type="float" office:value="0.434648">
                <text:p>0.434648</text:p>
              </table:table-cell>
              <table:table-cell office:value-type="float" office:value="40.669143">
                <text:p>40.669143</text:p>
              </table:table-cell>
              <table:table-cell office:value-type="float" office:value="0.434504">
                <text:p>0.43450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40.674">
                <text:p>40.674</text:p>
              </table:table-cell>
              <table:table-cell office:value-type="float" office:value="0.440408">
                <text:p>0.440408</text:p>
              </table:table-cell>
              <table:table-cell office:value-type="float" office:value="40.673972">
                <text:p>40.673972</text:p>
              </table:table-cell>
              <table:table-cell office:value-type="float" office:value="0.440262">
                <text:p>0.440262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40.6788">
                <text:p>40.6788</text:p>
              </table:table-cell>
              <table:table-cell office:value-type="float" office:value="0.445566">
                <text:p>0.445566</text:p>
              </table:table-cell>
              <table:table-cell office:value-type="float" office:value="40.678798">
                <text:p>40.678798</text:p>
              </table:table-cell>
              <table:table-cell office:value-type="float" office:value="0.445419">
                <text:p>0.44541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40.6836">
                <text:p>40.6836</text:p>
              </table:table-cell>
              <table:table-cell office:value-type="float" office:value="0.450123">
                <text:p>0.450123</text:p>
              </table:table-cell>
              <table:table-cell office:value-type="float" office:value="40.683622">
                <text:p>40.683622</text:p>
              </table:table-cell>
              <table:table-cell office:value-type="float" office:value="0.449974">
                <text:p>0.449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